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76.65pt"/>
    </style:style>
    <style:style style:name="co7" style:family="table-column">
      <style:table-column-properties fo:break-before="auto" style:column-width="80.5pt"/>
    </style:style>
    <style:style style:name="co8" style:family="table-column">
      <style:table-column-properties fo:break-before="auto" style:column-width="87.45pt"/>
    </style:style>
    <style:style style:name="co9" style:family="table-column">
      <style:table-column-properties fo:break-before="auto" style:column-width="92.86pt"/>
    </style:style>
    <style:style style:name="co10" style:family="table-column">
      <style:table-column-properties fo:break-before="auto" style:column-width="48.84pt"/>
    </style:style>
    <style:style style:name="co11" style:family="table-column">
      <style:table-column-properties fo:break-before="auto" style:column-width="91.3pt"/>
    </style:style>
    <style:style style:name="co12" style:family="table-column">
      <style:table-column-properties fo:break-before="auto" style:column-width="98.25pt"/>
    </style:style>
    <style:style style:name="co13" style:family="table-column">
      <style:table-column-properties fo:break-before="auto" style:column-width="97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ts" table:style-name="ta1">
        <table:shapes>
          <draw:frame draw:z-index="0" draw:style-name="gr1" draw:text-style-name="P1" svg:width="453.46pt" svg:height="255.23pt" svg:x="3.12pt" svg:y="3.77pt">
            <draw:object draw:notify-on-update-of-ranges="aucs.A1003:aucs.A1003 aucs.B1003:aucs.I1003 aucs.A1004:aucs.A1004 aucs.B1004:aucs.I1004 aucs.A1005:aucs.A1005 aucs.B1005:aucs.I100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17pt" svg:height="255.23pt" svg:x="459.75pt" svg:y="3.03pt">
            <draw:object draw:notify-on-update-of-ranges="aucs.A1:aucs.A1 variances.B1002:variances.H1002 aucs.A1:aucs.A1 variances.B1003:variances.H1003 aucs.A1:aucs.A1 variances.B1004:variances.H100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aucs" table:style-name="ta1">
        <table:shapes>
          <draw:frame draw:z-index="0" draw:style-name="gr1" draw:text-style-name="P1" svg:width="453.46pt" svg:height="255.26pt" svg:x="596.58pt" svg:y="8.28pt">
            <draw:object draw:notify-on-update-of-ranges="aucs.A1003:aucs.A1003 aucs.B1003:aucs.I1003 aucs.A1004:aucs.A1004 aucs.B1004:aucs.I1004 aucs.A1005:aucs.A1005 aucs.B1005:aucs.I100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798828125" calcext:value-type="float">
            <text:p>0.87988281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744140625" calcext:value-type="float">
            <text:p>0.87744140625</text:p>
          </table:table-cell>
          <table:table-cell office:value-type="float" office:value="0.8756103515625" calcext:value-type="float">
            <text:p>0.8756103515625</text:p>
          </table:table-cell>
          <table:table-cell office:value-type="float" office:value="0.87396240234375" calcext:value-type="float">
            <text:p>0.8739624023437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91796875" calcext:value-type="float">
            <text:p>0.9179687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5498046875" calcext:value-type="float">
            <text:p>0.885498046875</text:p>
          </table:table-cell>
          <table:table-cell office:value-type="float" office:value="0.88494873046875" calcext:value-type="float">
            <text:p>0.8849487304687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8994140625" calcext:value-type="float">
            <text:p>0.8994140625</text:p>
          </table:table-cell>
          <table:table-cell office:value-type="float" office:value="0.89794921875" calcext:value-type="float">
            <text:p>0.89794921875</text:p>
          </table:table-cell>
          <table:table-cell office:value-type="float" office:value="0.89208984375" calcext:value-type="float">
            <text:p>0.89208984375</text:p>
          </table:table-cell>
          <table:table-cell office:value-type="float" office:value="0.892822265625" calcext:value-type="float">
            <text:p>0.892822265625</text:p>
          </table:table-cell>
          <table:table-cell office:value-type="float" office:value="0.8917236328125" calcext:value-type="float">
            <text:p>0.891723632812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935546875" calcext:value-type="float">
            <text:p>0.8935546875</text:p>
          </table:table-cell>
          <table:table-cell office:value-type="float" office:value="0.88623046875" calcext:value-type="float">
            <text:p>0.88623046875</text:p>
          </table:table-cell>
          <table:table-cell office:value-type="float" office:value="0.88720703125" calcext:value-type="float">
            <text:p>0.88720703125</text:p>
          </table:table-cell>
          <table:table-cell office:value-type="float" office:value="0.889404296875" calcext:value-type="float">
            <text:p>0.889404296875</text:p>
          </table:table-cell>
          <table:table-cell office:value-type="float" office:value="0.89300537109375" calcext:value-type="float">
            <text:p>0.89300537109375</text:p>
          </table:table-cell>
          <table:table-cell/>
        </table:table-row>
        <table:table-row table:style-name="ro1">
          <table:table-cell office:value-type="float" office:value="0.9453125" calcext:value-type="float">
            <text:p>0.9453125</text:p>
          </table:table-cell>
          <table:table-cell office:value-type="float" office:value="0.92578125" calcext:value-type="float">
            <text:p>0.92578125</text:p>
          </table:table-cell>
          <table:table-cell office:value-type="float" office:value="0.935546875" calcext:value-type="float">
            <text:p>0.935546875</text:p>
          </table:table-cell>
          <table:table-cell office:value-type="float" office:value="0.9287109375" calcext:value-type="float">
            <text:p>0.9287109375</text:p>
          </table:table-cell>
          <table:table-cell office:value-type="float" office:value="0.923828125" calcext:value-type="float">
            <text:p>0.923828125</text:p>
          </table:table-cell>
          <table:table-cell office:value-type="float" office:value="0.92138671875" calcext:value-type="float">
            <text:p>0.92138671875</text:p>
          </table:table-cell>
          <table:table-cell office:value-type="float" office:value="0.9266357421875" calcext:value-type="float">
            <text:p>0.9266357421875</text:p>
          </table:table-cell>
          <table:table-cell office:value-type="float" office:value="0.92730712890625" calcext:value-type="float">
            <text:p>0.92730712890625</text:p>
          </table:table-cell>
          <table:table-cell/>
        </table:table-row>
        <table:table-row table:style-name="ro1">
          <table:table-cell table:number-columns-repeated="2" office:value-type="float" office:value="0.9140625" calcext:value-type="float">
            <text:p>0.914062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072265625" calcext:value-type="float">
            <text:p>0.9072265625</text:p>
          </table:table-cell>
          <table:table-cell office:value-type="float" office:value="0.9091796875" calcext:value-type="float">
            <text:p>0.9091796875</text:p>
          </table:table-cell>
          <table:table-cell office:value-type="float" office:value="0.912353515625" calcext:value-type="float">
            <text:p>0.912353515625</text:p>
          </table:table-cell>
          <table:table-cell office:value-type="float" office:value="0.91253662109375" calcext:value-type="float">
            <text:p>0.91253662109375</text:p>
          </table:table-cell>
          <table:table-cell/>
        </table:table-row>
        <table:table-row table:style-name="ro1">
          <table:table-cell office:value-type="float" office:value="0.828125" calcext:value-type="float">
            <text:p>0.828125</text:p>
          </table:table-cell>
          <table:table-cell office:value-type="float" office:value="0.81640625" calcext:value-type="float">
            <text:p>0.81640625</text:p>
          </table:table-cell>
          <table:table-cell office:value-type="float" office:value="0.8359375" calcext:value-type="float">
            <text:p>0.8359375</text:p>
          </table:table-cell>
          <table:table-cell office:value-type="float" office:value="0.8388671875" calcext:value-type="float">
            <text:p>0.8388671875</text:p>
          </table:table-cell>
          <table:table-cell office:value-type="float" office:value="0.8359375" calcext:value-type="float">
            <text:p>0.8359375</text:p>
          </table:table-cell>
          <table:table-cell office:value-type="float" office:value="0.839111328125" calcext:value-type="float">
            <text:p>0.839111328125</text:p>
          </table:table-cell>
          <table:table-cell office:value-type="float" office:value="0.841796875" calcext:value-type="float">
            <text:p>0.841796875</text:p>
          </table:table-cell>
          <table:table-cell office:value-type="float" office:value="0.84375" calcext:value-type="float">
            <text:p>0.8437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92578125" calcext:value-type="float">
            <text:p>0.892578125</text:p>
          </table:table-cell>
          <table:table-cell table:number-columns-repeated="2" office:value-type="float" office:value="0.900390625" calcext:value-type="float">
            <text:p>0.900390625</text:p>
          </table:table-cell>
          <table:table-cell office:value-type="float" office:value="0.8974609375" calcext:value-type="float">
            <text:p>0.8974609375</text:p>
          </table:table-cell>
          <table:table-cell office:value-type="float" office:value="0.8966064453125" calcext:value-type="float">
            <text:p>0.8966064453125</text:p>
          </table:table-cell>
          <table:table-cell office:value-type="float" office:value="0.89703369140625" calcext:value-type="float">
            <text:p>0.8970336914062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71826171875" calcext:value-type="float">
            <text:p>0.871826171875</text:p>
          </table:table-cell>
          <table:table-cell office:value-type="float" office:value="0.869384765625" calcext:value-type="float">
            <text:p>0.869384765625</text:p>
          </table:table-cell>
          <table:table-cell office:value-type="float" office:value="0.869140625" calcext:value-type="float">
            <text:p>0.86914062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8818359375" calcext:value-type="float">
            <text:p>0.88818359375</text:p>
          </table:table-cell>
          <table:table-cell office:value-type="float" office:value="0.889892578125" calcext:value-type="float">
            <text:p>0.889892578125</text:p>
          </table:table-cell>
          <table:table-cell office:value-type="float" office:value="0.8948974609375" calcext:value-type="float">
            <text:p>0.8948974609375</text:p>
          </table:table-cell>
          <table:table-cell office:value-type="float" office:value="0.8934326171875" calcext:value-type="float">
            <text:p>0.893432617187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5546875" calcext:value-type="float">
            <text:p>0.85546875</text:p>
          </table:table-cell>
          <table:table-cell table:number-columns-repeated="2" office:value-type="float" office:value="0.869140625" calcext:value-type="float">
            <text:p>0.869140625</text:p>
          </table:table-cell>
          <table:table-cell office:value-type="float" office:value="0.86083984375" calcext:value-type="float">
            <text:p>0.860839843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67919921875" calcext:value-type="float">
            <text:p>0.867919921875</text:p>
          </table:table-cell>
          <table:table-cell office:value-type="float" office:value="0.86712646484375" calcext:value-type="float">
            <text:p>0.867126464843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955078125" calcext:value-type="float">
            <text:p>0.8955078125</text:p>
          </table:table-cell>
          <table:table-cell office:value-type="float" office:value="0.89013671875" calcext:value-type="float">
            <text:p>0.89013671875</text:p>
          </table:table-cell>
          <table:table-cell office:value-type="float" office:value="0.885498046875" calcext:value-type="float">
            <text:p>0.885498046875</text:p>
          </table:table-cell>
          <table:table-cell office:value-type="float" office:value="0.8892822265625" calcext:value-type="float">
            <text:p>0.8892822265625</text:p>
          </table:table-cell>
          <table:table-cell office:value-type="float" office:value="0.89093017578125" calcext:value-type="float">
            <text:p>0.8909301757812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893798828125" calcext:value-type="float">
            <text:p>0.893798828125</text:p>
          </table:table-cell>
          <table:table-cell office:value-type="float" office:value="0.8944091796875" calcext:value-type="float">
            <text:p>0.8944091796875</text:p>
          </table:table-cell>
          <table:table-cell office:value-type="float" office:value="0.89483642578125" calcext:value-type="float">
            <text:p>0.894836425781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427734375" calcext:value-type="float">
            <text:p>0.8842773437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73291015625" calcext:value-type="float">
            <text:p>0.8873291015625</text:p>
          </table:table-cell>
          <table:table-cell office:value-type="float" office:value="0.8875732421875" calcext:value-type="float">
            <text:p>0.8875732421875</text:p>
          </table:table-cell>
          <table:table-cell/>
        </table:table-row>
        <table:table-row table:style-name="ro1">
          <table:table-cell office:value-type="float" office:value="0.9296875" calcext:value-type="float">
            <text:p>0.929687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9046630859375" calcext:value-type="float">
            <text:p>0.9046630859375</text:p>
          </table:table-cell>
          <table:table-cell office:value-type="float" office:value="0.90618896484375" calcext:value-type="float">
            <text:p>0.9061889648437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0859375" calcext:value-type="float">
            <text:p>0.880859375</text:p>
          </table:table-cell>
          <table:table-cell table:number-columns-repeated="2" office:value-type="float" office:value="0.8837890625" calcext:value-type="float">
            <text:p>0.8837890625</text:p>
          </table:table-cell>
          <table:table-cell office:value-type="float" office:value="0.876220703125" calcext:value-type="float">
            <text:p>0.876220703125</text:p>
          </table:table-cell>
          <table:table-cell office:value-type="float" office:value="0.87744140625" calcext:value-type="float">
            <text:p>0.87744140625</text:p>
          </table:table-cell>
          <table:table-cell office:value-type="float" office:value="0.87493896484375" calcext:value-type="float">
            <text:p>0.87493896484375</text:p>
          </table:table-cell>
          <table:table-cell/>
        </table:table-row>
        <table:table-row table:style-name="ro1">
          <table:table-cell office:value-type="float" office:value="0.84375" calcext:value-type="float">
            <text:p>0.843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720703125" calcext:value-type="float">
            <text:p>0.88720703125</text:p>
          </table:table-cell>
          <table:table-cell office:value-type="float" office:value="0.88916015625" calcext:value-type="float">
            <text:p>0.88916015625</text:p>
          </table:table-cell>
          <table:table-cell office:value-type="float" office:value="0.8868408203125" calcext:value-type="float">
            <text:p>0.8868408203125</text:p>
          </table:table-cell>
          <table:table-cell office:value-type="float" office:value="0.88616943359375" calcext:value-type="float">
            <text:p>0.88616943359375</text:p>
          </table:table-cell>
          <table:table-cell/>
        </table:table-row>
        <table:table-row table:style-name="ro1">
          <table:table-cell office:value-type="float" office:value="0.9453125" calcext:value-type="float">
            <text:p>0.9453125</text:p>
          </table:table-cell>
          <table:table-cell office:value-type="float" office:value="0.94140625" calcext:value-type="float">
            <text:p>0.94140625</text:p>
          </table:table-cell>
          <table:table-cell office:value-type="float" office:value="0.935546875" calcext:value-type="float">
            <text:p>0.935546875</text:p>
          </table:table-cell>
          <table:table-cell table:number-columns-repeated="2" office:value-type="float" office:value="0.927734375" calcext:value-type="float">
            <text:p>0.927734375</text:p>
          </table:table-cell>
          <table:table-cell office:value-type="float" office:value="0.9267578125" calcext:value-type="float">
            <text:p>0.9267578125</text:p>
          </table:table-cell>
          <table:table-cell office:value-type="float" office:value="0.9268798828125" calcext:value-type="float">
            <text:p>0.9268798828125</text:p>
          </table:table-cell>
          <table:table-cell office:value-type="float" office:value="0.927490234375" calcext:value-type="float">
            <text:p>0.9274902343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871826171875" calcext:value-type="float">
            <text:p>0.871826171875</text:p>
          </table:table-cell>
          <table:table-cell office:value-type="float" office:value="0.8704833984375" calcext:value-type="float">
            <text:p>0.8704833984375</text:p>
          </table:table-cell>
          <table:table-cell office:value-type="float" office:value="0.87164306640625" calcext:value-type="float">
            <text:p>0.8716430664062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87744140625" calcext:value-type="float">
            <text:p>0.87744140625</text:p>
          </table:table-cell>
          <table:table-cell office:value-type="float" office:value="0.876708984375" calcext:value-type="float">
            <text:p>0.876708984375</text:p>
          </table:table-cell>
          <table:table-cell office:value-type="float" office:value="0.8765869140625" calcext:value-type="float">
            <text:p>0.8765869140625</text:p>
          </table:table-cell>
          <table:table-cell office:value-type="float" office:value="0.8785400390625" calcext:value-type="float">
            <text:p>0.878540039062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9697265625" calcext:value-type="float">
            <text:p>0.89697265625</text:p>
          </table:table-cell>
          <table:table-cell office:value-type="float" office:value="0.89208984375" calcext:value-type="float">
            <text:p>0.89208984375</text:p>
          </table:table-cell>
          <table:table-cell office:value-type="float" office:value="0.8902587890625" calcext:value-type="float">
            <text:p>0.8902587890625</text:p>
          </table:table-cell>
          <table:table-cell office:value-type="float" office:value="0.8841552734375" calcext:value-type="float">
            <text:p>0.884155273437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53515625" calcext:value-type="float">
            <text:p>0.853515625</text:p>
          </table:table-cell>
          <table:table-cell office:value-type="float" office:value="0.8583984375" calcext:value-type="float">
            <text:p>0.8583984375</text:p>
          </table:table-cell>
          <table:table-cell office:value-type="float" office:value="0.8623046875" calcext:value-type="float">
            <text:p>0.8623046875</text:p>
          </table:table-cell>
          <table:table-cell office:value-type="float" office:value="0.862548828125" calcext:value-type="float">
            <text:p>0.862548828125</text:p>
          </table:table-cell>
          <table:table-cell office:value-type="float" office:value="0.864013671875" calcext:value-type="float">
            <text:p>0.864013671875</text:p>
          </table:table-cell>
          <table:table-cell office:value-type="float" office:value="0.86407470703125" calcext:value-type="float">
            <text:p>0.86407470703125</text:p>
          </table:table-cell>
          <table:table-cell/>
        </table:table-row>
        <table:table-row table:style-name="ro1">
          <table:table-cell office:value-type="float" office:value="0.8359375" calcext:value-type="float">
            <text:p>0.8359375</text:p>
          </table:table-cell>
          <table:table-cell office:value-type="float" office:value="0.83984375" calcext:value-type="float">
            <text:p>0.83984375</text:p>
          </table:table-cell>
          <table:table-cell office:value-type="float" office:value="0.857421875" calcext:value-type="float">
            <text:p>0.857421875</text:p>
          </table:table-cell>
          <table:table-cell office:value-type="float" office:value="0.8681640625" calcext:value-type="float">
            <text:p>0.8681640625</text:p>
          </table:table-cell>
          <table:table-cell office:value-type="float" office:value="0.87060546875" calcext:value-type="float">
            <text:p>0.87060546875</text:p>
          </table:table-cell>
          <table:table-cell office:value-type="float" office:value="0.871826171875" calcext:value-type="float">
            <text:p>0.871826171875</text:p>
          </table:table-cell>
          <table:table-cell office:value-type="float" office:value="0.8704833984375" calcext:value-type="float">
            <text:p>0.8704833984375</text:p>
          </table:table-cell>
          <table:table-cell office:value-type="float" office:value="0.87255859375" calcext:value-type="float">
            <text:p>0.8725585937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9052734375" calcext:value-type="float">
            <text:p>0.9052734375</text:p>
          </table:table-cell>
          <table:table-cell office:value-type="float" office:value="0.90576171875" calcext:value-type="float">
            <text:p>0.9057617187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913330078125" calcext:value-type="float">
            <text:p>0.913330078125</text:p>
          </table:table-cell>
          <table:table-cell office:value-type="float" office:value="0.91156005859375" calcext:value-type="float">
            <text:p>0.91156005859375</text:p>
          </table:table-cell>
          <table:table-cell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8818359375" calcext:value-type="float">
            <text:p>0.88183593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80126953125" calcext:value-type="float">
            <text:p>0.880126953125</text:p>
          </table:table-cell>
          <table:table-cell office:value-type="float" office:value="0.881591796875" calcext:value-type="float">
            <text:p>0.881591796875</text:p>
          </table:table-cell>
          <table:table-cell office:value-type="float" office:value="0.8790283203125" calcext:value-type="float">
            <text:p>0.8790283203125</text:p>
          </table:table-cell>
          <table:table-cell/>
        </table:table-row>
        <table:table-row table:style-name="ro1">
          <table:table-cell table:number-columns-repeated="2" office:value-type="float" office:value="0.859375" calcext:value-type="float">
            <text:p>0.85937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603515625" calcext:value-type="float">
            <text:p>0.8603515625</text:p>
          </table:table-cell>
          <table:table-cell office:value-type="float" office:value="0.85986328125" calcext:value-type="float">
            <text:p>0.85986328125</text:p>
          </table:table-cell>
          <table:table-cell office:value-type="float" office:value="0.85693359375" calcext:value-type="float">
            <text:p>0.85693359375</text:p>
          </table:table-cell>
          <table:table-cell office:value-type="float" office:value="0.857421875" calcext:value-type="float">
            <text:p>0.857421875</text:p>
          </table:table-cell>
          <table:table-cell office:value-type="float" office:value="0.85797119140625" calcext:value-type="float">
            <text:p>0.85797119140625</text:p>
          </table:table-cell>
          <table:table-cell/>
        </table:table-row>
        <table:table-row table:style-name="ro1">
          <table:table-cell office:value-type="float" office:value="0.8359375" calcext:value-type="float">
            <text:p>0.8359375</text:p>
          </table:table-cell>
          <table:table-cell office:value-type="float" office:value="0.84765625" calcext:value-type="float">
            <text:p>0.8476562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408203125" calcext:value-type="float">
            <text:p>0.8408203125</text:p>
          </table:table-cell>
          <table:table-cell office:value-type="float" office:value="0.841796875" calcext:value-type="float">
            <text:p>0.841796875</text:p>
          </table:table-cell>
          <table:table-cell office:value-type="float" office:value="0.8427734375" calcext:value-type="float">
            <text:p>0.8427734375</text:p>
          </table:table-cell>
          <table:table-cell table:number-columns-repeated="2" office:value-type="float" office:value="0.8388671875" calcext:value-type="float">
            <text:p>0.8388671875</text:p>
          </table:table-cell>
          <table:table-cell/>
        </table:table-row>
        <table:table-row table:style-name="ro1">
          <table:table-cell table:number-columns-repeated="2" office:value-type="float" office:value="0.875" calcext:value-type="float">
            <text:p>0.87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876953125" calcext:value-type="float">
            <text:p>0.8876953125</text:p>
          </table:table-cell>
          <table:table-cell table:number-columns-repeated="2" office:value-type="float" office:value="0.8857421875" calcext:value-type="float">
            <text:p>0.8857421875</text:p>
          </table:table-cell>
          <table:table-cell office:value-type="float" office:value="0.8868408203125" calcext:value-type="float">
            <text:p>0.8868408203125</text:p>
          </table:table-cell>
          <table:table-cell office:value-type="float" office:value="0.88677978515625" calcext:value-type="float">
            <text:p>0.8867797851562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91796875" calcext:value-type="float">
            <text:p>0.917968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837890625" calcext:value-type="float">
            <text:p>0.8837890625</text:p>
          </table:table-cell>
          <table:table-cell office:value-type="float" office:value="0.88330078125" calcext:value-type="float">
            <text:p>0.88330078125</text:p>
          </table:table-cell>
          <table:table-cell office:value-type="float" office:value="0.8876953125" calcext:value-type="float">
            <text:p>0.8876953125</text:p>
          </table:table-cell>
          <table:table-cell office:value-type="float" office:value="0.8875732421875" calcext:value-type="float">
            <text:p>0.8875732421875</text:p>
          </table:table-cell>
          <table:table-cell office:value-type="float" office:value="0.88726806640625" calcext:value-type="float">
            <text:p>0.887268066406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974609375" calcext:value-type="float">
            <text:p>0.8974609375</text:p>
          </table:table-cell>
          <table:table-cell office:value-type="float" office:value="0.9013671875" calcext:value-type="float">
            <text:p>0.9013671875</text:p>
          </table:table-cell>
          <table:table-cell office:value-type="float" office:value="0.899658203125" calcext:value-type="float">
            <text:p>0.899658203125</text:p>
          </table:table-cell>
          <table:table-cell office:value-type="float" office:value="0.8985595703125" calcext:value-type="float">
            <text:p>0.8985595703125</text:p>
          </table:table-cell>
          <table:table-cell office:value-type="float" office:value="0.898193359375" calcext:value-type="float">
            <text:p>0.898193359375</text:p>
          </table:table-cell>
          <table:table-cell/>
        </table:table-row>
        <table:table-row table:style-name="ro1">
          <table:table-cell office:value-type="float" office:value="0.953125" calcext:value-type="float">
            <text:p>0.953125</text:p>
          </table:table-cell>
          <table:table-cell office:value-type="float" office:value="0.94140625" calcext:value-type="float">
            <text:p>0.94140625</text:p>
          </table:table-cell>
          <table:table-cell office:value-type="float" office:value="0.923828125" calcext:value-type="float">
            <text:p>0.92382812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2578125" calcext:value-type="float">
            <text:p>0.92578125</text:p>
          </table:table-cell>
          <table:table-cell office:value-type="float" office:value="0.92626953125" calcext:value-type="float">
            <text:p>0.92626953125</text:p>
          </table:table-cell>
          <table:table-cell office:value-type="float" office:value="0.923583984375" calcext:value-type="float">
            <text:p>0.923583984375</text:p>
          </table:table-cell>
          <table:table-cell office:value-type="float" office:value="0.924560546875" calcext:value-type="float">
            <text:p>0.9245605468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76953125" calcext:value-type="float">
            <text:p>0.876953125</text:p>
          </table:table-cell>
          <table:table-cell table:number-columns-repeated="2" office:value-type="float" office:value="0.8759765625" calcext:value-type="float">
            <text:p>0.8759765625</text:p>
          </table:table-cell>
          <table:table-cell office:value-type="float" office:value="0.877197265625" calcext:value-type="float">
            <text:p>0.877197265625</text:p>
          </table:table-cell>
          <table:table-cell office:value-type="float" office:value="0.8787841796875" calcext:value-type="float">
            <text:p>0.8787841796875</text:p>
          </table:table-cell>
          <table:table-cell office:value-type="float" office:value="0.87799072265625" calcext:value-type="float">
            <text:p>0.8779907226562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76953125" calcext:value-type="float">
            <text:p>0.8876953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5009765625" calcext:value-type="float">
            <text:p>0.885009765625</text:p>
          </table:table-cell>
          <table:table-cell office:value-type="float" office:value="0.884521484375" calcext:value-type="float">
            <text:p>0.884521484375</text:p>
          </table:table-cell>
          <table:table-cell office:value-type="float" office:value="0.885498046875" calcext:value-type="float">
            <text:p>0.88549804687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6708984375" calcext:value-type="float">
            <text:p>0.876708984375</text:p>
          </table:table-cell>
          <table:table-cell office:value-type="float" office:value="0.8768310546875" calcext:value-type="float">
            <text:p>0.8768310546875</text:p>
          </table:table-cell>
          <table:table-cell office:value-type="float" office:value="0.87579345703125" calcext:value-type="float">
            <text:p>0.8757934570312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table:number-columns-repeated="3" office:value-type="float" office:value="0.89453125" calcext:value-type="float">
            <text:p>0.89453125</text:p>
          </table:table-cell>
          <table:table-cell table:number-columns-repeated="2" office:value-type="float" office:value="0.88818359375" calcext:value-type="float">
            <text:p>0.88818359375</text:p>
          </table:table-cell>
          <table:table-cell office:value-type="float" office:value="0.8875732421875" calcext:value-type="float">
            <text:p>0.8875732421875</text:p>
          </table:table-cell>
          <table:table-cell office:value-type="float" office:value="0.8870849609375" calcext:value-type="float">
            <text:p>0.8870849609375</text:p>
          </table:table-cell>
          <table:table-cell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779296875" calcext:value-type="float">
            <text:p>0.8779296875</text:p>
          </table:table-cell>
          <table:table-cell office:value-type="float" office:value="0.8798828125" calcext:value-type="float">
            <text:p>0.87988281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31689453125" calcext:value-type="float">
            <text:p>0.8731689453125</text:p>
          </table:table-cell>
          <table:table-cell office:value-type="float" office:value="0.87298583984375" calcext:value-type="float">
            <text:p>0.8729858398437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994140625" calcext:value-type="float">
            <text:p>0.89941406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97705078125" calcext:value-type="float">
            <text:p>0.897705078125</text:p>
          </table:table-cell>
          <table:table-cell office:value-type="float" office:value="0.89794921875" calcext:value-type="float">
            <text:p>0.8979492187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9052734375" calcext:value-type="float">
            <text:p>0.9052734375</text:p>
          </table:table-cell>
          <table:table-cell office:value-type="float" office:value="0.91259765625" calcext:value-type="float">
            <text:p>0.91259765625</text:p>
          </table:table-cell>
          <table:table-cell office:value-type="float" office:value="0.914794921875" calcext:value-type="float">
            <text:p>0.914794921875</text:p>
          </table:table-cell>
          <table:table-cell office:value-type="float" office:value="0.9080810546875" calcext:value-type="float">
            <text:p>0.9080810546875</text:p>
          </table:table-cell>
          <table:table-cell office:value-type="float" office:value="0.906982421875" calcext:value-type="float">
            <text:p>0.906982421875</text:p>
          </table:table-cell>
          <table:table-cell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57421875" calcext:value-type="float">
            <text:p>0.8857421875</text:p>
          </table:table-cell>
          <table:table-cell office:value-type="float" office:value="0.88720703125" calcext:value-type="float">
            <text:p>0.88720703125</text:p>
          </table:table-cell>
          <table:table-cell office:value-type="float" office:value="0.8851318359375" calcext:value-type="float">
            <text:p>0.8851318359375</text:p>
          </table:table-cell>
          <table:table-cell office:value-type="float" office:value="0.88690185546875" calcext:value-type="float">
            <text:p>0.886901855468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98828125" calcext:value-type="float">
            <text:p>0.8798828125</text:p>
          </table:table-cell>
          <table:table-cell office:value-type="float" office:value="0.88134765625" calcext:value-type="float">
            <text:p>0.8813476562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765869140625" calcext:value-type="float">
            <text:p>0.8765869140625</text:p>
          </table:table-cell>
          <table:table-cell office:value-type="float" office:value="0.87542724609375" calcext:value-type="float">
            <text:p>0.8754272460937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9208984375" calcext:value-type="float">
            <text:p>0.89208984375</text:p>
          </table:table-cell>
          <table:table-cell office:value-type="float" office:value="0.893798828125" calcext:value-type="float">
            <text:p>0.893798828125</text:p>
          </table:table-cell>
          <table:table-cell office:value-type="float" office:value="0.8917236328125" calcext:value-type="float">
            <text:p>0.8917236328125</text:p>
          </table:table-cell>
          <table:table-cell office:value-type="float" office:value="0.8936767578125" calcext:value-type="float">
            <text:p>0.8936767578125</text:p>
          </table:table-cell>
          <table:table-cell/>
        </table:table-row>
        <table:table-row table:style-name="ro1">
          <table:table-cell table:number-columns-repeated="2" office:value-type="float" office:value="0.8828125" calcext:value-type="float">
            <text:p>0.88281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18359375" calcext:value-type="float">
            <text:p>0.8818359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7685546875" calcext:value-type="float">
            <text:p>0.877685546875</text:p>
          </table:table-cell>
          <table:table-cell office:value-type="float" office:value="0.8773193359375" calcext:value-type="float">
            <text:p>0.8773193359375</text:p>
          </table:table-cell>
          <table:table-cell office:value-type="float" office:value="0.877197265625" calcext:value-type="float">
            <text:p>0.877197265625</text:p>
          </table:table-cell>
          <table:table-cell/>
        </table:table-row>
        <table:table-row table:style-name="ro1">
          <table:table-cell table:number-columns-repeated="3" office:value-type="float" office:value="0.890625" calcext:value-type="float">
            <text:p>0.890625</text:p>
          </table:table-cell>
          <table:table-cell office:value-type="float" office:value="0.8896484375" calcext:value-type="float">
            <text:p>0.8896484375</text:p>
          </table:table-cell>
          <table:table-cell office:value-type="float" office:value="0.8955078125" calcext:value-type="float">
            <text:p>0.89550781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958740234375" calcext:value-type="float">
            <text:p>0.8958740234375</text:p>
          </table:table-cell>
          <table:table-cell office:value-type="float" office:value="0.8973388671875" calcext:value-type="float">
            <text:p>0.8973388671875</text:p>
          </table:table-cell>
          <table:table-cell/>
        </table:table-row>
        <table:table-row table:style-name="ro1">
          <table:table-cell office:value-type="float" office:value="0.8046875" calcext:value-type="float">
            <text:p>0.8046875</text:p>
          </table:table-cell>
          <table:table-cell office:value-type="float" office:value="0.82421875" calcext:value-type="float">
            <text:p>0.82421875</text:p>
          </table:table-cell>
          <table:table-cell office:value-type="float" office:value="0.826171875" calcext:value-type="float">
            <text:p>0.826171875</text:p>
          </table:table-cell>
          <table:table-cell office:value-type="float" office:value="0.8310546875" calcext:value-type="float">
            <text:p>0.8310546875</text:p>
          </table:table-cell>
          <table:table-cell office:value-type="float" office:value="0.82421875" calcext:value-type="float">
            <text:p>0.82421875</text:p>
          </table:table-cell>
          <table:table-cell office:value-type="float" office:value="0.8203125" calcext:value-type="float">
            <text:p>0.8203125</text:p>
          </table:table-cell>
          <table:table-cell office:value-type="float" office:value="0.8204345703125" calcext:value-type="float">
            <text:p>0.8204345703125</text:p>
          </table:table-cell>
          <table:table-cell office:value-type="float" office:value="0.81976318359375" calcext:value-type="float">
            <text:p>0.8197631835937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916015625" calcext:value-type="float">
            <text:p>0.88916015625</text:p>
          </table:table-cell>
          <table:table-cell office:value-type="float" office:value="0.888427734375" calcext:value-type="float">
            <text:p>0.888427734375</text:p>
          </table:table-cell>
          <table:table-cell office:value-type="float" office:value="0.891357421875" calcext:value-type="float">
            <text:p>0.891357421875</text:p>
          </table:table-cell>
          <table:table-cell office:value-type="float" office:value="0.89263916015625" calcext:value-type="float">
            <text:p>0.8926391601562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994140625" calcext:value-type="float">
            <text:p>0.8994140625</text:p>
          </table:table-cell>
          <table:table-cell office:value-type="float" office:value="0.89013671875" calcext:value-type="float">
            <text:p>0.89013671875</text:p>
          </table:table-cell>
          <table:table-cell office:value-type="float" office:value="0.888916015625" calcext:value-type="float">
            <text:p>0.88891601562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8873291015625" calcext:value-type="float">
            <text:p>0.8887329101562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935546875" calcext:value-type="float">
            <text:p>0.8935546875</text:p>
          </table:table-cell>
          <table:table-cell office:value-type="float" office:value="0.888671875" calcext:value-type="float">
            <text:p>0.888671875</text:p>
          </table:table-cell>
          <table:table-cell table:number-columns-repeated="3" office:value-type="float" office:value="0.8896484375" calcext:value-type="float">
            <text:p>0.8896484375</text:p>
          </table:table-cell>
          <table:table-cell/>
        </table:table-row>
        <table:table-row table:style-name="ro1">
          <table:table-cell office:value-type="float" office:value="0.8359375" calcext:value-type="float">
            <text:p>0.8359375</text:p>
          </table:table-cell>
          <table:table-cell office:value-type="float" office:value="0.83984375" calcext:value-type="float">
            <text:p>0.83984375</text:p>
          </table:table-cell>
          <table:table-cell office:value-type="float" office:value="0.84765625" calcext:value-type="float">
            <text:p>0.84765625</text:p>
          </table:table-cell>
          <table:table-cell office:value-type="float" office:value="0.857421875" calcext:value-type="float">
            <text:p>0.85742187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8665771484375" calcext:value-type="float">
            <text:p>0.8665771484375</text:p>
          </table:table-cell>
          <table:table-cell office:value-type="float" office:value="0.867431640625" calcext:value-type="float">
            <text:p>0.86743164062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7060546875" calcext:value-type="float">
            <text:p>0.87060546875</text:p>
          </table:table-cell>
          <table:table-cell office:value-type="float" office:value="0.8681640625" calcext:value-type="float">
            <text:p>0.8681640625</text:p>
          </table:table-cell>
          <table:table-cell office:value-type="float" office:value="0.8670654296875" calcext:value-type="float">
            <text:p>0.8670654296875</text:p>
          </table:table-cell>
          <table:table-cell office:value-type="float" office:value="0.867919921875" calcext:value-type="float">
            <text:p>0.8679199218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18359375" calcext:value-type="float">
            <text:p>0.8818359375</text:p>
          </table:table-cell>
          <table:table-cell office:value-type="float" office:value="0.88427734375" calcext:value-type="float">
            <text:p>0.88427734375</text:p>
          </table:table-cell>
          <table:table-cell office:value-type="float" office:value="0.8818359375" calcext:value-type="float">
            <text:p>0.8818359375</text:p>
          </table:table-cell>
          <table:table-cell office:value-type="float" office:value="0.881591796875" calcext:value-type="float">
            <text:p>0.881591796875</text:p>
          </table:table-cell>
          <table:table-cell office:value-type="float" office:value="0.88006591796875" calcext:value-type="float">
            <text:p>0.8800659179687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8623046875" calcext:value-type="float">
            <text:p>0.8623046875</text:p>
          </table:table-cell>
          <table:table-cell office:value-type="float" office:value="0.85009765625" calcext:value-type="float">
            <text:p>0.85009765625</text:p>
          </table:table-cell>
          <table:table-cell office:value-type="float" office:value="0.8505859375" calcext:value-type="float">
            <text:p>0.8505859375</text:p>
          </table:table-cell>
          <table:table-cell office:value-type="float" office:value="0.8544921875" calcext:value-type="float">
            <text:p>0.8544921875</text:p>
          </table:table-cell>
          <table:table-cell office:value-type="float" office:value="0.85516357421875" calcext:value-type="float">
            <text:p>0.85516357421875</text:p>
          </table:table-cell>
          <table:table-cell/>
        </table:table-row>
        <table:table-row table:style-name="ro1">
          <table:table-cell office:value-type="float" office:value="0.9296875" calcext:value-type="float">
            <text:p>0.9296875</text:p>
          </table:table-cell>
          <table:table-cell office:value-type="float" office:value="0.91796875" calcext:value-type="float">
            <text:p>0.917968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876953125" calcext:value-type="float">
            <text:p>0.88769531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916015625" calcext:value-type="float">
            <text:p>0.88916015625</text:p>
          </table:table-cell>
          <table:table-cell office:value-type="float" office:value="0.890869140625" calcext:value-type="float">
            <text:p>0.890869140625</text:p>
          </table:table-cell>
          <table:table-cell office:value-type="float" office:value="0.8917236328125" calcext:value-type="float">
            <text:p>0.8917236328125</text:p>
          </table:table-cell>
          <table:table-cell/>
        </table:table-row>
        <table:table-row table:style-name="ro1">
          <table:table-cell table:number-columns-repeated="2" office:value-type="float" office:value="0.8828125" calcext:value-type="float">
            <text:p>0.8828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759765625" calcext:value-type="float">
            <text:p>0.875976562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603515625" calcext:value-type="float">
            <text:p>0.8603515625</text:p>
          </table:table-cell>
          <table:table-cell office:value-type="float" office:value="0.8607177734375" calcext:value-type="float">
            <text:p>0.8607177734375</text:p>
          </table:table-cell>
          <table:table-cell office:value-type="float" office:value="0.85894775390625" calcext:value-type="float">
            <text:p>0.8589477539062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table:number-columns-repeated="2" office:value-type="float" office:value="0.88671875" calcext:value-type="float">
            <text:p>0.8867187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876953125" calcext:value-type="float">
            <text:p>0.8876953125</text:p>
          </table:table-cell>
          <table:table-cell office:value-type="float" office:value="0.888427734375" calcext:value-type="float">
            <text:p>0.888427734375</text:p>
          </table:table-cell>
          <table:table-cell table:number-columns-repeated="2" office:value-type="float" office:value="0.8876953125" calcext:value-type="float">
            <text:p>0.8876953125</text:p>
          </table:table-cell>
          <table:table-cell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701171875" calcext:value-type="float">
            <text:p>0.8701171875</text:p>
          </table:table-cell>
          <table:table-cell office:value-type="float" office:value="0.87060546875" calcext:value-type="float">
            <text:p>0.87060546875</text:p>
          </table:table-cell>
          <table:table-cell office:value-type="float" office:value="0.868896484375" calcext:value-type="float">
            <text:p>0.868896484375</text:p>
          </table:table-cell>
          <table:table-cell office:value-type="float" office:value="0.8690185546875" calcext:value-type="float">
            <text:p>0.86901855468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90380859375" calcext:value-type="float">
            <text:p>0.9038085937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066162109375" calcext:value-type="float">
            <text:p>0.9066162109375</text:p>
          </table:table-cell>
          <table:table-cell office:value-type="float" office:value="0.90301513671875" calcext:value-type="float">
            <text:p>0.9030151367187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90283203125" calcext:value-type="float">
            <text:p>0.90283203125</text:p>
          </table:table-cell>
          <table:table-cell office:value-type="float" office:value="0.902587890625" calcext:value-type="float">
            <text:p>0.90258789062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8958740234375" calcext:value-type="float">
            <text:p>0.895874023437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759765625" calcext:value-type="float">
            <text:p>0.875976562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83056640625" calcext:value-type="float">
            <text:p>0.883056640625</text:p>
          </table:table-cell>
          <table:table-cell office:value-type="float" office:value="0.8831787109375" calcext:value-type="float">
            <text:p>0.8831787109375</text:p>
          </table:table-cell>
          <table:table-cell office:value-type="float" office:value="0.88165283203125" calcext:value-type="float">
            <text:p>0.88165283203125</text:p>
          </table:table-cell>
          <table:table-cell/>
        </table:table-row>
        <table:table-row table:style-name="ro1">
          <table:table-cell table:number-columns-repeated="2" office:value-type="float" office:value="0.890625" calcext:value-type="float">
            <text:p>0.890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896484375" calcext:value-type="float">
            <text:p>0.88964843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9892578125" calcext:value-type="float">
            <text:p>0.8898925781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8970947265625" calcext:value-type="float">
            <text:p>0.889709472656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8232421875" calcext:value-type="float">
            <text:p>0.88232421875</text:p>
          </table:table-cell>
          <table:table-cell office:value-type="float" office:value="0.885498046875" calcext:value-type="float">
            <text:p>0.8854980468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68408203125" calcext:value-type="float">
            <text:p>0.886840820312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90185546875" calcext:value-type="float">
            <text:p>0.90185546875</text:p>
          </table:table-cell>
          <table:table-cell office:value-type="float" office:value="0.9013671875" calcext:value-type="float">
            <text:p>0.9013671875</text:p>
          </table:table-cell>
          <table:table-cell office:value-type="float" office:value="0.901123046875" calcext:value-type="float">
            <text:p>0.901123046875</text:p>
          </table:table-cell>
          <table:table-cell office:value-type="float" office:value="0.902099609375" calcext:value-type="float">
            <text:p>0.90209960937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90087890625" calcext:value-type="float">
            <text:p>0.90087890625</text:p>
          </table:table-cell>
          <table:table-cell office:value-type="float" office:value="0.90283203125" calcext:value-type="float">
            <text:p>0.90283203125</text:p>
          </table:table-cell>
          <table:table-cell office:value-type="float" office:value="0.9033203125" calcext:value-type="float">
            <text:p>0.9033203125</text:p>
          </table:table-cell>
          <table:table-cell office:value-type="float" office:value="0.90374755859375" calcext:value-type="float">
            <text:p>0.903747558593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916015625" calcext:value-type="float">
            <text:p>0.89160156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9013671875" calcext:value-type="float">
            <text:p>0.89013671875</text:p>
          </table:table-cell>
          <table:table-cell office:value-type="float" office:value="0.8897705078125" calcext:value-type="float">
            <text:p>0.8897705078125</text:p>
          </table:table-cell>
          <table:table-cell office:value-type="float" office:value="0.88995361328125" calcext:value-type="float">
            <text:p>0.8899536132812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896484375" calcext:value-type="float">
            <text:p>0.8896484375</text:p>
          </table:table-cell>
          <table:table-cell office:value-type="float" office:value="0.89111328125" calcext:value-type="float">
            <text:p>0.89111328125</text:p>
          </table:table-cell>
          <table:table-cell office:value-type="float" office:value="0.8896484375" calcext:value-type="float">
            <text:p>0.8896484375</text:p>
          </table:table-cell>
          <table:table-cell office:value-type="float" office:value="0.887451171875" calcext:value-type="float">
            <text:p>0.887451171875</text:p>
          </table:table-cell>
          <table:table-cell office:value-type="float" office:value="0.88653564453125" calcext:value-type="float">
            <text:p>0.88653564453125</text:p>
          </table:table-cell>
          <table:table-cell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office:value-type="float" office:value="0.85546875" calcext:value-type="float">
            <text:p>0.85546875</text:p>
          </table:table-cell>
          <table:table-cell table:number-columns-repeated="2" office:value-type="float" office:value="0.873046875" calcext:value-type="float">
            <text:p>0.873046875</text:p>
          </table:table-cell>
          <table:table-cell office:value-type="float" office:value="0.86669921875" calcext:value-type="float">
            <text:p>0.86669921875</text:p>
          </table:table-cell>
          <table:table-cell office:value-type="float" office:value="0.860595703125" calcext:value-type="float">
            <text:p>0.860595703125</text:p>
          </table:table-cell>
          <table:table-cell office:value-type="float" office:value="0.859130859375" calcext:value-type="float">
            <text:p>0.859130859375</text:p>
          </table:table-cell>
          <table:table-cell office:value-type="float" office:value="0.8564453125" calcext:value-type="float">
            <text:p>0.8564453125</text:p>
          </table:table-cell>
          <table:table-cell/>
        </table:table-row>
        <table:table-row table:style-name="ro1">
          <table:table-cell table:number-columns-repeated="2" office:value-type="float" office:value="0.8671875" calcext:value-type="float">
            <text:p>0.8671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9111328125" calcext:value-type="float">
            <text:p>0.89111328125</text:p>
          </table:table-cell>
          <table:table-cell office:value-type="float" office:value="0.898193359375" calcext:value-type="float">
            <text:p>0.898193359375</text:p>
          </table:table-cell>
          <table:table-cell office:value-type="float" office:value="0.8968505859375" calcext:value-type="float">
            <text:p>0.8968505859375</text:p>
          </table:table-cell>
          <table:table-cell office:value-type="float" office:value="0.89678955078125" calcext:value-type="float">
            <text:p>0.8967895507812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87744140625" calcext:value-type="float">
            <text:p>0.87744140625</text:p>
          </table:table-cell>
          <table:table-cell table:number-columns-repeated="2" office:value-type="float" office:value="0.879638671875" calcext:value-type="float">
            <text:p>0.879638671875</text:p>
          </table:table-cell>
          <table:table-cell office:value-type="float" office:value="0.87811279296875" calcext:value-type="float">
            <text:p>0.8781127929687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740234375" calcext:value-type="float">
            <text:p>0.874023437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8798828125" calcext:value-type="float">
            <text:p>0.8798828125</text:p>
          </table:table-cell>
          <table:table-cell office:value-type="float" office:value="0.879150390625" calcext:value-type="float">
            <text:p>0.879150390625</text:p>
          </table:table-cell>
          <table:table-cell office:value-type="float" office:value="0.87994384765625" calcext:value-type="float">
            <text:p>0.879943847656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9111328125" calcext:value-type="float">
            <text:p>0.9111328125</text:p>
          </table:table-cell>
          <table:table-cell office:value-type="float" office:value="0.91259765625" calcext:value-type="float">
            <text:p>0.91259765625</text:p>
          </table:table-cell>
          <table:table-cell office:value-type="float" office:value="0.907958984375" calcext:value-type="float">
            <text:p>0.907958984375</text:p>
          </table:table-cell>
          <table:table-cell office:value-type="float" office:value="0.907470703125" calcext:value-type="float">
            <text:p>0.907470703125</text:p>
          </table:table-cell>
          <table:table-cell office:value-type="float" office:value="0.905517578125" calcext:value-type="float">
            <text:p>0.90551757812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53515625" calcext:value-type="float">
            <text:p>0.85351562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4814453125" calcext:value-type="float">
            <text:p>0.84814453125</text:p>
          </table:table-cell>
          <table:table-cell office:value-type="float" office:value="0.8486328125" calcext:value-type="float">
            <text:p>0.8486328125</text:p>
          </table:table-cell>
          <table:table-cell office:value-type="float" office:value="0.845947265625" calcext:value-type="float">
            <text:p>0.845947265625</text:p>
          </table:table-cell>
          <table:table-cell office:value-type="float" office:value="0.84674072265625" calcext:value-type="float">
            <text:p>0.8467407226562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564453125" calcext:value-type="float">
            <text:p>0.8564453125</text:p>
          </table:table-cell>
          <table:table-cell office:value-type="float" office:value="0.8505859375" calcext:value-type="float">
            <text:p>0.8505859375</text:p>
          </table:table-cell>
          <table:table-cell office:value-type="float" office:value="0.850830078125" calcext:value-type="float">
            <text:p>0.850830078125</text:p>
          </table:table-cell>
          <table:table-cell office:value-type="float" office:value="0.8514404296875" calcext:value-type="float">
            <text:p>0.8514404296875</text:p>
          </table:table-cell>
          <table:table-cell office:value-type="float" office:value="0.8499755859375" calcext:value-type="float">
            <text:p>0.84997558593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9013671875" calcext:value-type="float">
            <text:p>0.9013671875</text:p>
          </table:table-cell>
          <table:table-cell office:value-type="float" office:value="0.901123046875" calcext:value-type="float">
            <text:p>0.901123046875</text:p>
          </table:table-cell>
          <table:table-cell office:value-type="float" office:value="0.9013671875" calcext:value-type="float">
            <text:p>0.9013671875</text:p>
          </table:table-cell>
          <table:table-cell office:value-type="float" office:value="0.9002685546875" calcext:value-type="float">
            <text:p>0.9002685546875</text:p>
          </table:table-cell>
          <table:table-cell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82421875" calcext:value-type="float">
            <text:p>0.82421875</text:p>
          </table:table-cell>
          <table:table-cell office:value-type="float" office:value="0.833984375" calcext:value-type="float">
            <text:p>0.833984375</text:p>
          </table:table-cell>
          <table:table-cell office:value-type="float" office:value="0.8466796875" calcext:value-type="float">
            <text:p>0.8466796875</text:p>
          </table:table-cell>
          <table:table-cell office:value-type="float" office:value="0.84326171875" calcext:value-type="float">
            <text:p>0.84326171875</text:p>
          </table:table-cell>
          <table:table-cell office:value-type="float" office:value="0.848388671875" calcext:value-type="float">
            <text:p>0.848388671875</text:p>
          </table:table-cell>
          <table:table-cell office:value-type="float" office:value="0.8465576171875" calcext:value-type="float">
            <text:p>0.8465576171875</text:p>
          </table:table-cell>
          <table:table-cell office:value-type="float" office:value="0.845947265625" calcext:value-type="float">
            <text:p>0.84594726562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9013671875" calcext:value-type="float">
            <text:p>0.901367187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906005859375" calcext:value-type="float">
            <text:p>0.906005859375</text:p>
          </table:table-cell>
          <table:table-cell office:value-type="float" office:value="0.9039306640625" calcext:value-type="float">
            <text:p>0.9039306640625</text:p>
          </table:table-cell>
          <table:table-cell office:value-type="float" office:value="0.90374755859375" calcext:value-type="float">
            <text:p>0.9037475585937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08203125" calcext:value-type="float">
            <text:p>0.908203125</text:p>
          </table:table-cell>
          <table:table-cell table:number-columns-repeated="2" office:value-type="float" office:value="0.9091796875" calcext:value-type="float">
            <text:p>0.9091796875</text:p>
          </table:table-cell>
          <table:table-cell office:value-type="float" office:value="0.909423828125" calcext:value-type="float">
            <text:p>0.909423828125</text:p>
          </table:table-cell>
          <table:table-cell office:value-type="float" office:value="0.9061279296875" calcext:value-type="float">
            <text:p>0.9061279296875</text:p>
          </table:table-cell>
          <table:table-cell office:value-type="float" office:value="0.9072265625" calcext:value-type="float">
            <text:p>0.907226562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3046875" calcext:value-type="float">
            <text:p>0.873046875</text:p>
          </table:table-cell>
          <table:table-cell table:number-columns-repeated="2" office:value-type="float" office:value="0.876953125" calcext:value-type="float">
            <text:p>0.876953125</text:p>
          </table:table-cell>
          <table:table-cell office:value-type="float" office:value="0.87548828125" calcext:value-type="float">
            <text:p>0.87548828125</text:p>
          </table:table-cell>
          <table:table-cell office:value-type="float" office:value="0.8719482421875" calcext:value-type="float">
            <text:p>0.8719482421875</text:p>
          </table:table-cell>
          <table:table-cell office:value-type="float" office:value="0.87158203125" calcext:value-type="float">
            <text:p>0.871582031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916015625" calcext:value-type="float">
            <text:p>0.8891601562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875732421875" calcext:value-type="float">
            <text:p>0.8875732421875</text:p>
          </table:table-cell>
          <table:table-cell/>
        </table:table-row>
        <table:table-row table:style-name="ro1">
          <table:table-cell office:value-type="float" office:value="0.9453125" calcext:value-type="float">
            <text:p>0.9453125</text:p>
          </table:table-cell>
          <table:table-cell table:number-columns-repeated="2" office:value-type="float" office:value="0.921875" calcext:value-type="float">
            <text:p>0.921875</text:p>
          </table:table-cell>
          <table:table-cell office:value-type="float" office:value="0.92578125" calcext:value-type="float">
            <text:p>0.92578125</text:p>
          </table:table-cell>
          <table:table-cell office:value-type="float" office:value="0.9248046875" calcext:value-type="float">
            <text:p>0.9248046875</text:p>
          </table:table-cell>
          <table:table-cell office:value-type="float" office:value="0.92431640625" calcext:value-type="float">
            <text:p>0.92431640625</text:p>
          </table:table-cell>
          <table:table-cell office:value-type="float" office:value="0.925048828125" calcext:value-type="float">
            <text:p>0.925048828125</text:p>
          </table:table-cell>
          <table:table-cell office:value-type="float" office:value="0.9256591796875" calcext:value-type="float">
            <text:p>0.925659179687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033203125" calcext:value-type="float">
            <text:p>0.90332031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283203125" calcext:value-type="float">
            <text:p>0.90283203125</text:p>
          </table:table-cell>
          <table:table-cell office:value-type="float" office:value="0.9002685546875" calcext:value-type="float">
            <text:p>0.9002685546875</text:p>
          </table:table-cell>
          <table:table-cell office:value-type="float" office:value="0.90020751953125" calcext:value-type="float">
            <text:p>0.9002075195312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98828125" calcext:value-type="float">
            <text:p>0.879882812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2080078125" calcext:value-type="float">
            <text:p>0.882080078125</text:p>
          </table:table-cell>
          <table:table-cell office:value-type="float" office:value="0.87939453125" calcext:value-type="float">
            <text:p>0.87939453125</text:p>
          </table:table-cell>
          <table:table-cell office:value-type="float" office:value="0.87628173828125" calcext:value-type="float">
            <text:p>0.87628173828125</text:p>
          </table:table-cell>
          <table:table-cell/>
        </table:table-row>
        <table:table-row table:style-name="ro1">
          <table:table-cell office:value-type="float" office:value="0.84375" calcext:value-type="float">
            <text:p>0.84375</text:p>
          </table:table-cell>
          <table:table-cell office:value-type="float" office:value="0.83203125" calcext:value-type="float">
            <text:p>0.83203125</text:p>
          </table:table-cell>
          <table:table-cell table:number-columns-repeated="2" office:value-type="float" office:value="0.84375" calcext:value-type="float">
            <text:p>0.84375</text:p>
          </table:table-cell>
          <table:table-cell office:value-type="float" office:value="0.84521484375" calcext:value-type="float">
            <text:p>0.84521484375</text:p>
          </table:table-cell>
          <table:table-cell office:value-type="float" office:value="0.8486328125" calcext:value-type="float">
            <text:p>0.8486328125</text:p>
          </table:table-cell>
          <table:table-cell office:value-type="float" office:value="0.8475341796875" calcext:value-type="float">
            <text:p>0.8475341796875</text:p>
          </table:table-cell>
          <table:table-cell office:value-type="float" office:value="0.84808349609375" calcext:value-type="float">
            <text:p>0.8480834960937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table:number-columns-repeated="2" office:value-type="float" office:value="0.86328125" calcext:value-type="float">
            <text:p>0.8632812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701171875" calcext:value-type="float">
            <text:p>0.8701171875</text:p>
          </table:table-cell>
          <table:table-cell office:value-type="float" office:value="0.871826171875" calcext:value-type="float">
            <text:p>0.871826171875</text:p>
          </table:table-cell>
          <table:table-cell office:value-type="float" office:value="0.8787841796875" calcext:value-type="float">
            <text:p>0.8787841796875</text:p>
          </table:table-cell>
          <table:table-cell office:value-type="float" office:value="0.88275146484375" calcext:value-type="float">
            <text:p>0.88275146484375</text:p>
          </table:table-cell>
          <table:table-cell/>
        </table:table-row>
        <table:table-row table:style-name="ro1">
          <table:table-cell table:number-columns-repeated="2" office:value-type="float" office:value="0.890625" calcext:value-type="float">
            <text:p>0.890625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9130859375" calcext:value-type="float">
            <text:p>0.91308593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08935546875" calcext:value-type="float">
            <text:p>0.908935546875</text:p>
          </table:table-cell>
          <table:table-cell office:value-type="float" office:value="0.9090576171875" calcext:value-type="float">
            <text:p>0.9090576171875</text:p>
          </table:table-cell>
          <table:table-cell office:value-type="float" office:value="0.9088134765625" calcext:value-type="float">
            <text:p>0.908813476562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table:number-columns-repeated="2" office:value-type="float" office:value="0.91796875" calcext:value-type="float">
            <text:p>0.917968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911376953125" calcext:value-type="float">
            <text:p>0.911376953125</text:p>
          </table:table-cell>
          <table:table-cell table:number-columns-repeated="2" office:value-type="float" office:value="0.9091796875" calcext:value-type="float">
            <text:p>0.90917968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6865234375" calcext:value-type="float">
            <text:p>0.86865234375</text:p>
          </table:table-cell>
          <table:table-cell office:value-type="float" office:value="0.870361328125" calcext:value-type="float">
            <text:p>0.870361328125</text:p>
          </table:table-cell>
          <table:table-cell office:value-type="float" office:value="0.8719482421875" calcext:value-type="float">
            <text:p>0.8719482421875</text:p>
          </table:table-cell>
          <table:table-cell office:value-type="float" office:value="0.872314453125" calcext:value-type="float">
            <text:p>0.872314453125</text:p>
          </table:table-cell>
          <table:table-cell/>
        </table:table-row>
        <table:table-row table:style-name="ro1">
          <table:table-cell office:value-type="float" office:value="0.828125" calcext:value-type="float">
            <text:p>0.8281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861328125" calcext:value-type="float">
            <text:p>0.861328125</text:p>
          </table:table-cell>
          <table:table-cell office:value-type="float" office:value="0.86083984375" calcext:value-type="float">
            <text:p>0.86083984375</text:p>
          </table:table-cell>
          <table:table-cell office:value-type="float" office:value="0.861083984375" calcext:value-type="float">
            <text:p>0.861083984375</text:p>
          </table:table-cell>
          <table:table-cell office:value-type="float" office:value="0.862060546875" calcext:value-type="float">
            <text:p>0.862060546875</text:p>
          </table:table-cell>
          <table:table-cell office:value-type="float" office:value="0.865234375" calcext:value-type="float">
            <text:p>0.86523437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33203125" calcext:value-type="float">
            <text:p>0.90332031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96240234375" calcext:value-type="float">
            <text:p>0.896240234375</text:p>
          </table:table-cell>
          <table:table-cell office:value-type="float" office:value="0.89581298828125" calcext:value-type="float">
            <text:p>0.8958129882812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91796875" calcext:value-type="float">
            <text:p>0.91796875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9052734375" calcext:value-type="float">
            <text:p>0.9052734375</text:p>
          </table:table-cell>
          <table:table-cell office:value-type="float" office:value="0.8974609375" calcext:value-type="float">
            <text:p>0.8974609375</text:p>
          </table:table-cell>
          <table:table-cell office:value-type="float" office:value="0.896240234375" calcext:value-type="float">
            <text:p>0.89624023437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90081787109375" calcext:value-type="float">
            <text:p>0.9008178710937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table:number-columns-repeated="3" office:value-type="float" office:value="0.875" calcext:value-type="float">
            <text:p>0.875</text:p>
          </table:table-cell>
          <table:table-cell office:value-type="float" office:value="0.8818359375" calcext:value-type="float">
            <text:p>0.8818359375</text:p>
          </table:table-cell>
          <table:table-cell office:value-type="float" office:value="0.88037109375" calcext:value-type="float">
            <text:p>0.88037109375</text:p>
          </table:table-cell>
          <table:table-cell office:value-type="float" office:value="0.87841796875" calcext:value-type="float">
            <text:p>0.87841796875</text:p>
          </table:table-cell>
          <table:table-cell office:value-type="float" office:value="0.8822021484375" calcext:value-type="float">
            <text:p>0.882202148437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76953125" calcext:value-type="float">
            <text:p>0.8876953125</text:p>
          </table:table-cell>
          <table:table-cell office:value-type="float" office:value="0.88427734375" calcext:value-type="float">
            <text:p>0.88427734375</text:p>
          </table:table-cell>
          <table:table-cell office:value-type="float" office:value="0.882080078125" calcext:value-type="float">
            <text:p>0.882080078125</text:p>
          </table:table-cell>
          <table:table-cell office:value-type="float" office:value="0.8848876953125" calcext:value-type="float">
            <text:p>0.8848876953125</text:p>
          </table:table-cell>
          <table:table-cell office:value-type="float" office:value="0.886474609375" calcext:value-type="float">
            <text:p>0.886474609375</text:p>
          </table:table-cell>
          <table:table-cell/>
        </table:table-row>
        <table:table-row table:style-name="ro1">
          <table:table-cell office:value-type="float" office:value="0.84375" calcext:value-type="float">
            <text:p>0.84375</text:p>
          </table:table-cell>
          <table:table-cell office:value-type="float" office:value="0.8359375" calcext:value-type="float">
            <text:p>0.8359375</text:p>
          </table:table-cell>
          <table:table-cell office:value-type="float" office:value="0.84765625" calcext:value-type="float">
            <text:p>0.84765625</text:p>
          </table:table-cell>
          <table:table-cell office:value-type="float" office:value="0.8505859375" calcext:value-type="float">
            <text:p>0.8505859375</text:p>
          </table:table-cell>
          <table:table-cell office:value-type="float" office:value="0.85009765625" calcext:value-type="float">
            <text:p>0.85009765625</text:p>
          </table:table-cell>
          <table:table-cell office:value-type="float" office:value="0.847412109375" calcext:value-type="float">
            <text:p>0.847412109375</text:p>
          </table:table-cell>
          <table:table-cell office:value-type="float" office:value="0.848876953125" calcext:value-type="float">
            <text:p>0.848876953125</text:p>
          </table:table-cell>
          <table:table-cell office:value-type="float" office:value="0.8499755859375" calcext:value-type="float">
            <text:p>0.84997558593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8798828125" calcext:value-type="float">
            <text:p>0.8798828125</text:p>
          </table:table-cell>
          <table:table-cell office:value-type="float" office:value="0.87158203125" calcext:value-type="float">
            <text:p>0.87158203125</text:p>
          </table:table-cell>
          <table:table-cell office:value-type="float" office:value="0.865478515625" calcext:value-type="float">
            <text:p>0.865478515625</text:p>
          </table:table-cell>
          <table:table-cell office:value-type="float" office:value="0.8638916015625" calcext:value-type="float">
            <text:p>0.8638916015625</text:p>
          </table:table-cell>
          <table:table-cell office:value-type="float" office:value="0.8631591796875" calcext:value-type="float">
            <text:p>0.863159179687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8984375" calcext:value-type="float">
            <text:p>0.8984375</text:p>
          </table:table-cell>
          <table:table-cell table:number-columns-repeated="2" office:value-type="float" office:value="0.89990234375" calcext:value-type="float">
            <text:p>0.89990234375</text:p>
          </table:table-cell>
          <table:table-cell office:value-type="float" office:value="0.8968505859375" calcext:value-type="float">
            <text:p>0.8968505859375</text:p>
          </table:table-cell>
          <table:table-cell office:value-type="float" office:value="0.89599609375" calcext:value-type="float">
            <text:p>0.89599609375</text:p>
          </table:table-cell>
          <table:table-cell/>
        </table:table-row>
        <table:table-row table:style-name="ro1">
          <table:table-cell table:number-columns-repeated="2" office:value-type="float" office:value="0.9296875" calcext:value-type="float">
            <text:p>0.9296875</text:p>
          </table:table-cell>
          <table:table-cell office:value-type="float" office:value="0.935546875" calcext:value-type="float">
            <text:p>0.935546875</text:p>
          </table:table-cell>
          <table:table-cell office:value-type="float" office:value="0.9267578125" calcext:value-type="float">
            <text:p>0.9267578125</text:p>
          </table:table-cell>
          <table:table-cell office:value-type="float" office:value="0.92626953125" calcext:value-type="float">
            <text:p>0.92626953125</text:p>
          </table:table-cell>
          <table:table-cell office:value-type="float" office:value="0.924072265625" calcext:value-type="float">
            <text:p>0.924072265625</text:p>
          </table:table-cell>
          <table:table-cell office:value-type="float" office:value="0.9232177734375" calcext:value-type="float">
            <text:p>0.9232177734375</text:p>
          </table:table-cell>
          <table:table-cell office:value-type="float" office:value="0.92181396484375" calcext:value-type="float">
            <text:p>0.9218139648437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75732421875" calcext:value-type="float">
            <text:p>0.875732421875</text:p>
          </table:table-cell>
          <table:table-cell office:value-type="float" office:value="0.874755859375" calcext:value-type="float">
            <text:p>0.874755859375</text:p>
          </table:table-cell>
          <table:table-cell office:value-type="float" office:value="0.8743896484375" calcext:value-type="float">
            <text:p>0.874389648437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853515625" calcext:value-type="float">
            <text:p>0.853515625</text:p>
          </table:table-cell>
          <table:table-cell office:value-type="float" office:value="0.8525390625" calcext:value-type="float">
            <text:p>0.8525390625</text:p>
          </table:table-cell>
          <table:table-cell office:value-type="float" office:value="0.861328125" calcext:value-type="float">
            <text:p>0.861328125</text:p>
          </table:table-cell>
          <table:table-cell office:value-type="float" office:value="0.8623046875" calcext:value-type="float">
            <text:p>0.8623046875</text:p>
          </table:table-cell>
          <table:table-cell office:value-type="float" office:value="0.860595703125" calcext:value-type="float">
            <text:p>0.860595703125</text:p>
          </table:table-cell>
          <table:table-cell office:value-type="float" office:value="0.861083984375" calcext:value-type="float">
            <text:p>0.8610839843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number-columns-repeated="2" office:value-type="float" office:value="0.86328125" calcext:value-type="float">
            <text:p>0.863281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744140625" calcext:value-type="float">
            <text:p>0.87744140625</text:p>
          </table:table-cell>
          <table:table-cell office:value-type="float" office:value="0.877685546875" calcext:value-type="float">
            <text:p>0.877685546875</text:p>
          </table:table-cell>
          <table:table-cell office:value-type="float" office:value="0.880615234375" calcext:value-type="float">
            <text:p>0.880615234375</text:p>
          </table:table-cell>
          <table:table-cell office:value-type="float" office:value="0.8797607421875" calcext:value-type="float">
            <text:p>0.87976074218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798828125" calcext:value-type="float">
            <text:p>0.8798828125</text:p>
          </table:table-cell>
          <table:table-cell office:value-type="float" office:value="0.88134765625" calcext:value-type="float">
            <text:p>0.88134765625</text:p>
          </table:table-cell>
          <table:table-cell office:value-type="float" office:value="0.880615234375" calcext:value-type="float">
            <text:p>0.880615234375</text:p>
          </table:table-cell>
          <table:table-cell office:value-type="float" office:value="0.8807373046875" calcext:value-type="float">
            <text:p>0.8807373046875</text:p>
          </table:table-cell>
          <table:table-cell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office:value-type="float" office:value="0.83203125" calcext:value-type="float">
            <text:p>0.83203125</text:p>
          </table:table-cell>
          <table:table-cell office:value-type="float" office:value="0.826171875" calcext:value-type="float">
            <text:p>0.826171875</text:p>
          </table:table-cell>
          <table:table-cell office:value-type="float" office:value="0.8505859375" calcext:value-type="float">
            <text:p>0.8505859375</text:p>
          </table:table-cell>
          <table:table-cell office:value-type="float" office:value="0.84619140625" calcext:value-type="float">
            <text:p>0.84619140625</text:p>
          </table:table-cell>
          <table:table-cell office:value-type="float" office:value="0.84912109375" calcext:value-type="float">
            <text:p>0.84912109375</text:p>
          </table:table-cell>
          <table:table-cell office:value-type="float" office:value="0.846435546875" calcext:value-type="float">
            <text:p>0.846435546875</text:p>
          </table:table-cell>
          <table:table-cell office:value-type="float" office:value="0.84564208984375" calcext:value-type="float">
            <text:p>0.8456420898437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8896484375" calcext:value-type="float">
            <text:p>0.8896484375</text:p>
          </table:table-cell>
          <table:table-cell office:value-type="float" office:value="0.89208984375" calcext:value-type="float">
            <text:p>0.89208984375</text:p>
          </table:table-cell>
          <table:table-cell office:value-type="float" office:value="0.891845703125" calcext:value-type="float">
            <text:p>0.891845703125</text:p>
          </table:table-cell>
          <table:table-cell office:value-type="float" office:value="0.893798828125" calcext:value-type="float">
            <text:p>0.893798828125</text:p>
          </table:table-cell>
          <table:table-cell office:value-type="float" office:value="0.89263916015625" calcext:value-type="float">
            <text:p>0.89263916015625</text:p>
          </table:table-cell>
          <table:table-cell/>
        </table:table-row>
        <table:table-row table:style-name="ro1">
          <table:table-cell table:number-columns-repeated="3" office:value-type="float" office:value="0.8671875" calcext:value-type="float">
            <text:p>0.8671875</text:p>
          </table:table-cell>
          <table:table-cell office:value-type="float" office:value="0.8720703125" calcext:value-type="float">
            <text:p>0.8720703125</text:p>
          </table:table-cell>
          <table:table-cell office:value-type="float" office:value="0.86474609375" calcext:value-type="float">
            <text:p>0.86474609375</text:p>
          </table:table-cell>
          <table:table-cell office:value-type="float" office:value="0.8642578125" calcext:value-type="float">
            <text:p>0.8642578125</text:p>
          </table:table-cell>
          <table:table-cell office:value-type="float" office:value="0.8680419921875" calcext:value-type="float">
            <text:p>0.8680419921875</text:p>
          </table:table-cell>
          <table:table-cell office:value-type="float" office:value="0.86865234375" calcext:value-type="float">
            <text:p>0.868652343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79296875" calcext:value-type="float">
            <text:p>0.877929687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330078125" calcext:value-type="float">
            <text:p>0.88330078125</text:p>
          </table:table-cell>
          <table:table-cell office:value-type="float" office:value="0.884033203125" calcext:value-type="float">
            <text:p>0.884033203125</text:p>
          </table:table-cell>
          <table:table-cell office:value-type="float" office:value="0.882568359375" calcext:value-type="float">
            <text:p>0.882568359375</text:p>
          </table:table-cell>
          <table:table-cell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111328125" calcext:value-type="float">
            <text:p>0.911132812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0673828125" calcext:value-type="float">
            <text:p>0.90673828125</text:p>
          </table:table-cell>
          <table:table-cell office:value-type="float" office:value="0.9066162109375" calcext:value-type="float">
            <text:p>0.9066162109375</text:p>
          </table:table-cell>
          <table:table-cell office:value-type="float" office:value="0.90399169921875" calcext:value-type="float">
            <text:p>0.9039916992187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18359375" calcext:value-type="float">
            <text:p>0.8818359375</text:p>
          </table:table-cell>
          <table:table-cell office:value-type="float" office:value="0.8798828125" calcext:value-type="float">
            <text:p>0.8798828125</text:p>
          </table:table-cell>
          <table:table-cell office:value-type="float" office:value="0.875732421875" calcext:value-type="float">
            <text:p>0.875732421875</text:p>
          </table:table-cell>
          <table:table-cell office:value-type="float" office:value="0.8779296875" calcext:value-type="float">
            <text:p>0.8779296875</text:p>
          </table:table-cell>
          <table:table-cell office:value-type="float" office:value="0.87786865234375" calcext:value-type="float">
            <text:p>0.8778686523437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8330078125" calcext:value-type="float">
            <text:p>0.88330078125</text:p>
          </table:table-cell>
          <table:table-cell office:value-type="float" office:value="0.87353515625" calcext:value-type="float">
            <text:p>0.87353515625</text:p>
          </table:table-cell>
          <table:table-cell office:value-type="float" office:value="0.872802734375" calcext:value-type="float">
            <text:p>0.872802734375</text:p>
          </table:table-cell>
          <table:table-cell office:value-type="float" office:value="0.87286376953125" calcext:value-type="float">
            <text:p>0.8728637695312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681640625" calcext:value-type="float">
            <text:p>0.8681640625</text:p>
          </table:table-cell>
          <table:table-cell office:value-type="float" office:value="0.86767578125" calcext:value-type="float">
            <text:p>0.86767578125</text:p>
          </table:table-cell>
          <table:table-cell office:value-type="float" office:value="0.864501953125" calcext:value-type="float">
            <text:p>0.864501953125</text:p>
          </table:table-cell>
          <table:table-cell office:value-type="float" office:value="0.86474609375" calcext:value-type="float">
            <text:p>0.86474609375</text:p>
          </table:table-cell>
          <table:table-cell office:value-type="float" office:value="0.86639404296875" calcext:value-type="float">
            <text:p>0.86639404296875</text:p>
          </table:table-cell>
          <table:table-cell/>
        </table:table-row>
        <table:table-row table:style-name="ro1">
          <table:table-cell office:value-type="float" office:value="0.9296875" calcext:value-type="float">
            <text:p>0.9296875</text:p>
          </table:table-cell>
          <table:table-cell office:value-type="float" office:value="0.92578125" calcext:value-type="float">
            <text:p>0.92578125</text:p>
          </table:table-cell>
          <table:table-cell office:value-type="float" office:value="0.91796875" calcext:value-type="float">
            <text:p>0.91796875</text:p>
          </table:table-cell>
          <table:table-cell office:value-type="float" office:value="0.916015625" calcext:value-type="float">
            <text:p>0.91601562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10888671875" calcext:value-type="float">
            <text:p>0.91088867187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90972900390625" calcext:value-type="float">
            <text:p>0.90972900390625</text:p>
          </table:table-cell>
          <table:table-cell/>
        </table:table-row>
        <table:table-row table:style-name="ro1">
          <table:table-cell table:number-columns-repeated="2" office:value-type="float" office:value="0.875" calcext:value-type="float">
            <text:p>0.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57421875" calcext:value-type="float">
            <text:p>0.8857421875</text:p>
          </table:table-cell>
          <table:table-cell office:value-type="float" office:value="0.88037109375" calcext:value-type="float">
            <text:p>0.88037109375</text:p>
          </table:table-cell>
          <table:table-cell office:value-type="float" office:value="0.880615234375" calcext:value-type="float">
            <text:p>0.880615234375</text:p>
          </table:table-cell>
          <table:table-cell office:value-type="float" office:value="0.88165283203125" calcext:value-type="float">
            <text:p>0.8816528320312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table:number-columns-repeated="2" office:value-type="float" office:value="0.87890625" calcext:value-type="float">
            <text:p>0.8789062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6572265625" calcext:value-type="float">
            <text:p>0.86572265625</text:p>
          </table:table-cell>
          <table:table-cell office:value-type="float" office:value="0.867919921875" calcext:value-type="float">
            <text:p>0.867919921875</text:p>
          </table:table-cell>
          <table:table-cell office:value-type="float" office:value="0.8653564453125" calcext:value-type="float">
            <text:p>0.8653564453125</text:p>
          </table:table-cell>
          <table:table-cell office:value-type="float" office:value="0.86322021484375" calcext:value-type="float">
            <text:p>0.8632202148437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90576171875" calcext:value-type="float">
            <text:p>0.90576171875</text:p>
          </table:table-cell>
          <table:table-cell office:value-type="float" office:value="0.90673828125" calcext:value-type="float">
            <text:p>0.90673828125</text:p>
          </table:table-cell>
          <table:table-cell office:value-type="float" office:value="0.901611328125" calcext:value-type="float">
            <text:p>0.901611328125</text:p>
          </table:table-cell>
          <table:table-cell office:value-type="float" office:value="0.90106201171875" calcext:value-type="float">
            <text:p>0.9010620117187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96484375" calcext:value-type="float">
            <text:p>0.8896484375</text:p>
          </table:table-cell>
          <table:table-cell office:value-type="float" office:value="0.89013671875" calcext:value-type="float">
            <text:p>0.89013671875</text:p>
          </table:table-cell>
          <table:table-cell office:value-type="float" office:value="0.890869140625" calcext:value-type="float">
            <text:p>0.890869140625</text:p>
          </table:table-cell>
          <table:table-cell office:value-type="float" office:value="0.889404296875" calcext:value-type="float">
            <text:p>0.889404296875</text:p>
          </table:table-cell>
          <table:table-cell office:value-type="float" office:value="0.8895263671875" calcext:value-type="float">
            <text:p>0.889526367187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7744140625" calcext:value-type="float">
            <text:p>0.87744140625</text:p>
          </table:table-cell>
          <table:table-cell office:value-type="float" office:value="0.875244140625" calcext:value-type="float">
            <text:p>0.875244140625</text:p>
          </table:table-cell>
          <table:table-cell office:value-type="float" office:value="0.873291015625" calcext:value-type="float">
            <text:p>0.873291015625</text:p>
          </table:table-cell>
          <table:table-cell office:value-type="float" office:value="0.87030029296875" calcext:value-type="float">
            <text:p>0.8703002929687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9599609375" calcext:value-type="float">
            <text:p>0.89599609375</text:p>
          </table:table-cell>
          <table:table-cell office:value-type="float" office:value="0.89013671875" calcext:value-type="float">
            <text:p>0.890136718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9227294921875" calcext:value-type="float">
            <text:p>0.89227294921875</text:p>
          </table:table-cell>
          <table:table-cell/>
        </table:table-row>
        <table:table-row table:style-name="ro1">
          <table:table-cell office:value-type="float" office:value="0.9296875" calcext:value-type="float">
            <text:p>0.9296875</text:p>
          </table:table-cell>
          <table:table-cell table:number-columns-repeated="2" office:value-type="float" office:value="0.92578125" calcext:value-type="float">
            <text:p>0.92578125</text:p>
          </table:table-cell>
          <table:table-cell office:value-type="float" office:value="0.923828125" calcext:value-type="float">
            <text:p>0.923828125</text:p>
          </table:table-cell>
          <table:table-cell office:value-type="float" office:value="0.92626953125" calcext:value-type="float">
            <text:p>0.92626953125</text:p>
          </table:table-cell>
          <table:table-cell office:value-type="float" office:value="0.918701171875" calcext:value-type="float">
            <text:p>0.918701171875</text:p>
          </table:table-cell>
          <table:table-cell office:value-type="float" office:value="0.9161376953125" calcext:value-type="float">
            <text:p>0.9161376953125</text:p>
          </table:table-cell>
          <table:table-cell office:value-type="float" office:value="0.9150390625" calcext:value-type="float">
            <text:p>0.915039062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89892578125" calcext:value-type="float">
            <text:p>0.89892578125</text:p>
          </table:table-cell>
          <table:table-cell office:value-type="float" office:value="0.89794921875" calcext:value-type="float">
            <text:p>0.89794921875</text:p>
          </table:table-cell>
          <table:table-cell office:value-type="float" office:value="0.8961181640625" calcext:value-type="float">
            <text:p>0.8961181640625</text:p>
          </table:table-cell>
          <table:table-cell office:value-type="float" office:value="0.89422607421875" calcext:value-type="float">
            <text:p>0.89422607421875</text:p>
          </table:table-cell>
          <table:table-cell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8603515625" calcext:value-type="float">
            <text:p>0.8603515625</text:p>
          </table:table-cell>
          <table:table-cell office:value-type="float" office:value="0.86376953125" calcext:value-type="float">
            <text:p>0.86376953125</text:p>
          </table:table-cell>
          <table:table-cell office:value-type="float" office:value="0.86767578125" calcext:value-type="float">
            <text:p>0.86767578125</text:p>
          </table:table-cell>
          <table:table-cell office:value-type="float" office:value="0.8681640625" calcext:value-type="float">
            <text:p>0.8681640625</text:p>
          </table:table-cell>
          <table:table-cell office:value-type="float" office:value="0.87066650390625" calcext:value-type="float">
            <text:p>0.8706665039062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150390625" calcext:value-type="float">
            <text:p>0.9150390625</text:p>
          </table:table-cell>
          <table:table-cell office:value-type="float" office:value="0.90771484375" calcext:value-type="float">
            <text:p>0.90771484375</text:p>
          </table:table-cell>
          <table:table-cell office:value-type="float" office:value="0.904052734375" calcext:value-type="float">
            <text:p>0.904052734375</text:p>
          </table:table-cell>
          <table:table-cell office:value-type="float" office:value="0.9019775390625" calcext:value-type="float">
            <text:p>0.9019775390625</text:p>
          </table:table-cell>
          <table:table-cell office:value-type="float" office:value="0.90472412109375" calcext:value-type="float">
            <text:p>0.904724121093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876953125" calcext:value-type="float">
            <text:p>0.8876953125</text:p>
          </table:table-cell>
          <table:table-cell office:value-type="float" office:value="0.88916015625" calcext:value-type="float">
            <text:p>0.88916015625</text:p>
          </table:table-cell>
          <table:table-cell office:value-type="float" office:value="0.892333984375" calcext:value-type="float">
            <text:p>0.892333984375</text:p>
          </table:table-cell>
          <table:table-cell office:value-type="float" office:value="0.8919677734375" calcext:value-type="float">
            <text:p>0.8919677734375</text:p>
          </table:table-cell>
          <table:table-cell office:value-type="float" office:value="0.8916015625" calcext:value-type="float">
            <text:p>0.891601562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90869140625" calcext:value-type="float">
            <text:p>0.90869140625</text:p>
          </table:table-cell>
          <table:table-cell office:value-type="float" office:value="0.9093017578125" calcext:value-type="float">
            <text:p>0.9093017578125</text:p>
          </table:table-cell>
          <table:table-cell office:value-type="float" office:value="0.90966796875" calcext:value-type="float">
            <text:p>0.9096679687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table:number-columns-repeated="2" office:value-type="float" office:value="0.91796875" calcext:value-type="float">
            <text:p>0.9179687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0869140625" calcext:value-type="float">
            <text:p>0.90869140625</text:p>
          </table:table-cell>
          <table:table-cell office:value-type="float" office:value="0.91064453125" calcext:value-type="float">
            <text:p>0.91064453125</text:p>
          </table:table-cell>
          <table:table-cell office:value-type="float" office:value="0.9091796875" calcext:value-type="float">
            <text:p>0.9091796875</text:p>
          </table:table-cell>
          <table:table-cell office:value-type="float" office:value="0.90863037109375" calcext:value-type="float">
            <text:p>0.90863037109375</text:p>
          </table:table-cell>
          <table:table-cell/>
        </table:table-row>
        <table:table-row table:style-name="ro1">
          <table:table-cell office:value-type="float" office:value="0.8359375" calcext:value-type="float">
            <text:p>0.835937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8603515625" calcext:value-type="float">
            <text:p>0.860351562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65966796875" calcext:value-type="float">
            <text:p>0.865966796875</text:p>
          </table:table-cell>
          <table:table-cell office:value-type="float" office:value="0.8695068359375" calcext:value-type="float">
            <text:p>0.8695068359375</text:p>
          </table:table-cell>
          <table:table-cell office:value-type="float" office:value="0.8709716796875" calcext:value-type="float">
            <text:p>0.8709716796875</text:p>
          </table:table-cell>
          <table:table-cell/>
        </table:table-row>
        <table:table-row table:style-name="ro1">
          <table:table-cell table:number-columns-repeated="2" office:value-type="float" office:value="0.875" calcext:value-type="float">
            <text:p>0.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837890625" calcext:value-type="float">
            <text:p>0.8837890625</text:p>
          </table:table-cell>
          <table:table-cell office:value-type="float" office:value="0.88134765625" calcext:value-type="float">
            <text:p>0.88134765625</text:p>
          </table:table-cell>
          <table:table-cell table:number-columns-repeated="2" office:value-type="float" office:value="0.8834228515625" calcext:value-type="float">
            <text:p>0.883422851562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37890625" calcext:value-type="float">
            <text:p>0.8837890625</text:p>
          </table:table-cell>
          <table:table-cell office:value-type="float" office:value="0.87451171875" calcext:value-type="float">
            <text:p>0.87451171875</text:p>
          </table:table-cell>
          <table:table-cell office:value-type="float" office:value="0.870849609375" calcext:value-type="float">
            <text:p>0.870849609375</text:p>
          </table:table-cell>
          <table:table-cell office:value-type="float" office:value="0.8707275390625" calcext:value-type="float">
            <text:p>0.8707275390625</text:p>
          </table:table-cell>
          <table:table-cell office:value-type="float" office:value="0.8751220703125" calcext:value-type="float">
            <text:p>0.875122070312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837890625" calcext:value-type="float">
            <text:p>0.88378906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4521484375" calcext:value-type="float">
            <text:p>0.884521484375</text:p>
          </table:table-cell>
          <table:table-cell office:value-type="float" office:value="0.88604736328125" calcext:value-type="float">
            <text:p>0.88604736328125</text:p>
          </table:table-cell>
          <table:table-cell/>
        </table:table-row>
        <table:table-row table:style-name="ro1">
          <table:table-cell office:value-type="float" office:value="0.8359375" calcext:value-type="float">
            <text:p>0.835937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53515625" calcext:value-type="float">
            <text:p>0.853515625</text:p>
          </table:table-cell>
          <table:table-cell office:value-type="float" office:value="0.8525390625" calcext:value-type="float">
            <text:p>0.8525390625</text:p>
          </table:table-cell>
          <table:table-cell office:value-type="float" office:value="0.85400390625" calcext:value-type="float">
            <text:p>0.85400390625</text:p>
          </table:table-cell>
          <table:table-cell office:value-type="float" office:value="0.853759765625" calcext:value-type="float">
            <text:p>0.853759765625</text:p>
          </table:table-cell>
          <table:table-cell office:value-type="float" office:value="0.85205078125" calcext:value-type="float">
            <text:p>0.85205078125</text:p>
          </table:table-cell>
          <table:table-cell office:value-type="float" office:value="0.85101318359375" calcext:value-type="float">
            <text:p>0.85101318359375</text:p>
          </table:table-cell>
          <table:table-cell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9296875" calcext:value-type="float">
            <text:p>0.9296875</text:p>
          </table:table-cell>
          <table:table-cell office:value-type="float" office:value="0.916015625" calcext:value-type="float">
            <text:p>0.916015625</text:p>
          </table:table-cell>
          <table:table-cell office:value-type="float" office:value="0.9169921875" calcext:value-type="float">
            <text:p>0.9169921875</text:p>
          </table:table-cell>
          <table:table-cell office:value-type="float" office:value="0.9072265625" calcext:value-type="float">
            <text:p>0.9072265625</text:p>
          </table:table-cell>
          <table:table-cell office:value-type="float" office:value="0.903564453125" calcext:value-type="float">
            <text:p>0.903564453125</text:p>
          </table:table-cell>
          <table:table-cell office:value-type="float" office:value="0.9024658203125" calcext:value-type="float">
            <text:p>0.9024658203125</text:p>
          </table:table-cell>
          <table:table-cell office:value-type="float" office:value="0.90228271484375" calcext:value-type="float">
            <text:p>0.9022827148437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8759765625" calcext:value-type="float">
            <text:p>0.8759765625</text:p>
          </table:table-cell>
          <table:table-cell office:value-type="float" office:value="0.8720703125" calcext:value-type="float">
            <text:p>0.8720703125</text:p>
          </table:table-cell>
          <table:table-cell office:value-type="float" office:value="0.867919921875" calcext:value-type="float">
            <text:p>0.867919921875</text:p>
          </table:table-cell>
          <table:table-cell office:value-type="float" office:value="0.8682861328125" calcext:value-type="float">
            <text:p>0.8682861328125</text:p>
          </table:table-cell>
          <table:table-cell office:value-type="float" office:value="0.86981201171875" calcext:value-type="float">
            <text:p>0.86981201171875</text:p>
          </table:table-cell>
          <table:table-cell/>
        </table:table-row>
        <table:table-row table:style-name="ro1">
          <table:table-cell table:number-columns-repeated="2" office:value-type="float" office:value="0.859375" calcext:value-type="float">
            <text:p>0.859375</text:p>
          </table:table-cell>
          <table:table-cell office:value-type="float" office:value="0.861328125" calcext:value-type="float">
            <text:p>0.861328125</text:p>
          </table:table-cell>
          <table:table-cell office:value-type="float" office:value="0.8603515625" calcext:value-type="float">
            <text:p>0.8603515625</text:p>
          </table:table-cell>
          <table:table-cell office:value-type="float" office:value="0.8564453125" calcext:value-type="float">
            <text:p>0.8564453125</text:p>
          </table:table-cell>
          <table:table-cell office:value-type="float" office:value="0.86376953125" calcext:value-type="float">
            <text:p>0.86376953125</text:p>
          </table:table-cell>
          <table:table-cell office:value-type="float" office:value="0.8663330078125" calcext:value-type="float">
            <text:p>0.8663330078125</text:p>
          </table:table-cell>
          <table:table-cell office:value-type="float" office:value="0.8634033203125" calcext:value-type="float">
            <text:p>0.8634033203125</text:p>
          </table:table-cell>
          <table:table-cell/>
        </table:table-row>
        <table:table-row table:style-name="ro1">
          <table:table-cell office:value-type="float" office:value="0.9296875" calcext:value-type="float">
            <text:p>0.9296875</text:p>
          </table:table-cell>
          <table:table-cell office:value-type="float" office:value="0.91796875" calcext:value-type="float">
            <text:p>0.91796875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9013671875" calcext:value-type="float">
            <text:p>0.9013671875</text:p>
          </table:table-cell>
          <table:table-cell office:value-type="float" office:value="0.89990234375" calcext:value-type="float">
            <text:p>0.89990234375</text:p>
          </table:table-cell>
          <table:table-cell office:value-type="float" office:value="0.89892578125" calcext:value-type="float">
            <text:p>0.89892578125</text:p>
          </table:table-cell>
          <table:table-cell office:value-type="float" office:value="0.895751953125" calcext:value-type="float">
            <text:p>0.895751953125</text:p>
          </table:table-cell>
          <table:table-cell office:value-type="float" office:value="0.89666748046875" calcext:value-type="float">
            <text:p>0.8966674804687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91796875" calcext:value-type="float">
            <text:p>0.9179687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0380859375" calcext:value-type="float">
            <text:p>0.90380859375</text:p>
          </table:table-cell>
          <table:table-cell office:value-type="float" office:value="0.905029296875" calcext:value-type="float">
            <text:p>0.905029296875</text:p>
          </table:table-cell>
          <table:table-cell office:value-type="float" office:value="0.9071044921875" calcext:value-type="float">
            <text:p>0.9071044921875</text:p>
          </table:table-cell>
          <table:table-cell office:value-type="float" office:value="0.9072265625" calcext:value-type="float">
            <text:p>0.907226562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9404296875" calcext:value-type="float">
            <text:p>0.89404296875</text:p>
          </table:table-cell>
          <table:table-cell office:value-type="float" office:value="0.894287109375" calcext:value-type="float">
            <text:p>0.894287109375</text:p>
          </table:table-cell>
          <table:table-cell office:value-type="float" office:value="0.8939208984375" calcext:value-type="float">
            <text:p>0.8939208984375</text:p>
          </table:table-cell>
          <table:table-cell office:value-type="float" office:value="0.8919677734375" calcext:value-type="float">
            <text:p>0.891967773437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720703125" calcext:value-type="float">
            <text:p>0.88720703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5986328125" calcext:value-type="float">
            <text:p>0.885986328125</text:p>
          </table:table-cell>
          <table:table-cell office:value-type="float" office:value="0.88568115234375" calcext:value-type="float">
            <text:p>0.885681152343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701171875" calcext:value-type="float">
            <text:p>0.8701171875</text:p>
          </table:table-cell>
          <table:table-cell office:value-type="float" office:value="0.87060546875" calcext:value-type="float">
            <text:p>0.870605468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63525390625" calcext:value-type="float">
            <text:p>0.863525390625</text:p>
          </table:table-cell>
          <table:table-cell office:value-type="float" office:value="0.86163330078125" calcext:value-type="float">
            <text:p>0.8616333007812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number-columns-repeated="2" office:value-type="float" office:value="0.8515625" calcext:value-type="float">
            <text:p>0.8515625</text:p>
          </table:table-cell>
          <table:table-cell office:value-type="float" office:value="0.8388671875" calcext:value-type="float">
            <text:p>0.8388671875</text:p>
          </table:table-cell>
          <table:table-cell office:value-type="float" office:value="0.83984375" calcext:value-type="float">
            <text:p>0.83984375</text:p>
          </table:table-cell>
          <table:table-cell office:value-type="float" office:value="0.843994140625" calcext:value-type="float">
            <text:p>0.843994140625</text:p>
          </table:table-cell>
          <table:table-cell office:value-type="float" office:value="0.846923828125" calcext:value-type="float">
            <text:p>0.846923828125</text:p>
          </table:table-cell>
          <table:table-cell office:value-type="float" office:value="0.84649658203125" calcext:value-type="float">
            <text:p>0.8464965820312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9013671875" calcext:value-type="float">
            <text:p>0.9013671875</text:p>
          </table:table-cell>
          <table:table-cell office:value-type="float" office:value="0.89697265625" calcext:value-type="float">
            <text:p>0.89697265625</text:p>
          </table:table-cell>
          <table:table-cell office:value-type="float" office:value="0.896728515625" calcext:value-type="float">
            <text:p>0.896728515625</text:p>
          </table:table-cell>
          <table:table-cell office:value-type="float" office:value="0.899169921875" calcext:value-type="float">
            <text:p>0.899169921875</text:p>
          </table:table-cell>
          <table:table-cell office:value-type="float" office:value="0.9007568359375" calcext:value-type="float">
            <text:p>0.900756835937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037109375" calcext:value-type="float">
            <text:p>0.88037109375</text:p>
          </table:table-cell>
          <table:table-cell office:value-type="float" office:value="0.8759765625" calcext:value-type="float">
            <text:p>0.8759765625</text:p>
          </table:table-cell>
          <table:table-cell office:value-type="float" office:value="0.8753662109375" calcext:value-type="float">
            <text:p>0.8753662109375</text:p>
          </table:table-cell>
          <table:table-cell office:value-type="float" office:value="0.87567138671875" calcext:value-type="float">
            <text:p>0.8756713867187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916015625" calcext:value-type="float">
            <text:p>0.8916015625</text:p>
          </table:table-cell>
          <table:table-cell office:value-type="float" office:value="0.8955078125" calcext:value-type="float">
            <text:p>0.8955078125</text:p>
          </table:table-cell>
          <table:table-cell office:value-type="float" office:value="0.89306640625" calcext:value-type="float">
            <text:p>0.89306640625</text:p>
          </table:table-cell>
          <table:table-cell office:value-type="float" office:value="0.89422607421875" calcext:value-type="float">
            <text:p>0.89422607421875</text:p>
          </table:table-cell>
          <table:table-cell/>
        </table:table-row>
        <table:table-row table:style-name="ro1">
          <table:table-cell office:value-type="float" office:value="0.9296875" calcext:value-type="float">
            <text:p>0.929687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072265625" calcext:value-type="float">
            <text:p>0.9072265625</text:p>
          </table:table-cell>
          <table:table-cell office:value-type="float" office:value="0.904296875" calcext:value-type="float">
            <text:p>0.904296875</text:p>
          </table:table-cell>
          <table:table-cell table:number-columns-repeated="2" office:value-type="float" office:value="0.899658203125" calcext:value-type="float">
            <text:p>0.899658203125</text:p>
          </table:table-cell>
          <table:table-cell office:value-type="float" office:value="0.8985595703125" calcext:value-type="float">
            <text:p>0.898559570312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6669921875" calcext:value-type="float">
            <text:p>0.86669921875</text:p>
          </table:table-cell>
          <table:table-cell table:number-columns-repeated="2" office:value-type="float" office:value="0.8648681640625" calcext:value-type="float">
            <text:p>0.8648681640625</text:p>
          </table:table-cell>
          <table:table-cell/>
        </table:table-row>
        <table:table-row table:style-name="ro1">
          <table:table-cell office:value-type="float" office:value="0.9453125" calcext:value-type="float">
            <text:p>0.9453125</text:p>
          </table:table-cell>
          <table:table-cell table:number-columns-repeated="2" office:value-type="float" office:value="0.91015625" calcext:value-type="float">
            <text:p>0.91015625</text:p>
          </table:table-cell>
          <table:table-cell office:value-type="float" office:value="0.9130859375" calcext:value-type="float">
            <text:p>0.9130859375</text:p>
          </table:table-cell>
          <table:table-cell office:value-type="float" office:value="0.9072265625" calcext:value-type="float">
            <text:p>0.9072265625</text:p>
          </table:table-cell>
          <table:table-cell office:value-type="float" office:value="0.904052734375" calcext:value-type="float">
            <text:p>0.904052734375</text:p>
          </table:table-cell>
          <table:table-cell office:value-type="float" office:value="0.9012451171875" calcext:value-type="float">
            <text:p>0.9012451171875</text:p>
          </table:table-cell>
          <table:table-cell office:value-type="float" office:value="0.89935302734375" calcext:value-type="float">
            <text:p>0.8993530273437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9072265625" calcext:value-type="float">
            <text:p>0.907226562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900146484375" calcext:value-type="float">
            <text:p>0.90014648437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130615234375" calcext:value-type="float">
            <text:p>0.9013061523437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13671875" calcext:value-type="float">
            <text:p>0.901367187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2099609375" calcext:value-type="float">
            <text:p>0.902099609375</text:p>
          </table:table-cell>
          <table:table-cell office:value-type="float" office:value="0.9013671875" calcext:value-type="float">
            <text:p>0.9013671875</text:p>
          </table:table-cell>
          <table:table-cell office:value-type="float" office:value="0.8984375" calcext:value-type="float">
            <text:p>0.89843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89990234375" calcext:value-type="float">
            <text:p>0.89990234375</text:p>
          </table:table-cell>
          <table:table-cell office:value-type="float" office:value="0.89794921875" calcext:value-type="float">
            <text:p>0.89794921875</text:p>
          </table:table-cell>
          <table:table-cell office:value-type="float" office:value="0.894775390625" calcext:value-type="float">
            <text:p>0.894775390625</text:p>
          </table:table-cell>
          <table:table-cell office:value-type="float" office:value="0.8939208984375" calcext:value-type="float">
            <text:p>0.8939208984375</text:p>
          </table:table-cell>
          <table:table-cell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office:value-type="float" office:value="0.86328125" calcext:value-type="float">
            <text:p>0.86328125</text:p>
          </table:table-cell>
          <table:table-cell table:number-columns-repeated="2" office:value-type="float" office:value="0.857421875" calcext:value-type="float">
            <text:p>0.857421875</text:p>
          </table:table-cell>
          <table:table-cell office:value-type="float" office:value="0.85498046875" calcext:value-type="float">
            <text:p>0.85498046875</text:p>
          </table:table-cell>
          <table:table-cell office:value-type="float" office:value="0.850341796875" calcext:value-type="float">
            <text:p>0.850341796875</text:p>
          </table:table-cell>
          <table:table-cell office:value-type="float" office:value="0.8514404296875" calcext:value-type="float">
            <text:p>0.8514404296875</text:p>
          </table:table-cell>
          <table:table-cell office:value-type="float" office:value="0.850830078125" calcext:value-type="float">
            <text:p>0.85083007812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857421875" calcext:value-type="float">
            <text:p>0.8857421875</text:p>
          </table:table-cell>
          <table:table-cell office:value-type="float" office:value="0.884033203125" calcext:value-type="float">
            <text:p>0.884033203125</text:p>
          </table:table-cell>
          <table:table-cell office:value-type="float" office:value="0.885986328125" calcext:value-type="float">
            <text:p>0.885986328125</text:p>
          </table:table-cell>
          <table:table-cell office:value-type="float" office:value="0.88714599609375" calcext:value-type="float">
            <text:p>0.887145996093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548828125" calcext:value-type="float">
            <text:p>0.87548828125</text:p>
          </table:table-cell>
          <table:table-cell office:value-type="float" office:value="0.87158203125" calcext:value-type="float">
            <text:p>0.87158203125</text:p>
          </table:table-cell>
          <table:table-cell office:value-type="float" office:value="0.8734130859375" calcext:value-type="float">
            <text:p>0.8734130859375</text:p>
          </table:table-cell>
          <table:table-cell office:value-type="float" office:value="0.87237548828125" calcext:value-type="float">
            <text:p>0.8723754882812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8994140625" calcext:value-type="float">
            <text:p>0.8994140625</text:p>
          </table:table-cell>
          <table:table-cell office:value-type="float" office:value="0.8896484375" calcext:value-type="float">
            <text:p>0.8896484375</text:p>
          </table:table-cell>
          <table:table-cell office:value-type="float" office:value="0.883544921875" calcext:value-type="float">
            <text:p>0.883544921875</text:p>
          </table:table-cell>
          <table:table-cell office:value-type="float" office:value="0.8836669921875" calcext:value-type="float">
            <text:p>0.8836669921875</text:p>
          </table:table-cell>
          <table:table-cell office:value-type="float" office:value="0.882568359375" calcext:value-type="float">
            <text:p>0.88256835937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92578125" calcext:value-type="float">
            <text:p>0.9257812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228515625" calcext:value-type="float">
            <text:p>0.9228515625</text:p>
          </table:table-cell>
          <table:table-cell office:value-type="float" office:value="0.92529296875" calcext:value-type="float">
            <text:p>0.92529296875</text:p>
          </table:table-cell>
          <table:table-cell office:value-type="float" office:value="0.923828125" calcext:value-type="float">
            <text:p>0.923828125</text:p>
          </table:table-cell>
          <table:table-cell office:value-type="float" office:value="0.923095703125" calcext:value-type="float">
            <text:p>0.923095703125</text:p>
          </table:table-cell>
          <table:table-cell office:value-type="float" office:value="0.9224853515625" calcext:value-type="float">
            <text:p>0.922485351562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table:number-columns-repeated="2" office:value-type="float" office:value="0.92578125" calcext:value-type="float">
            <text:p>0.92578125</text:p>
          </table:table-cell>
          <table:table-cell office:value-type="float" office:value="0.916015625" calcext:value-type="float">
            <text:p>0.916015625</text:p>
          </table:table-cell>
          <table:table-cell office:value-type="float" office:value="0.92041015625" calcext:value-type="float">
            <text:p>0.92041015625</text:p>
          </table:table-cell>
          <table:table-cell office:value-type="float" office:value="0.919677734375" calcext:value-type="float">
            <text:p>0.919677734375</text:p>
          </table:table-cell>
          <table:table-cell office:value-type="float" office:value="0.9207763671875" calcext:value-type="float">
            <text:p>0.9207763671875</text:p>
          </table:table-cell>
          <table:table-cell office:value-type="float" office:value="0.919921875" calcext:value-type="float">
            <text:p>0.9199218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table:number-columns-repeated="3" office:value-type="float" office:value="0.88671875" calcext:value-type="float">
            <text:p>0.88671875</text:p>
          </table:table-cell>
          <table:table-cell office:value-type="float" office:value="0.89794921875" calcext:value-type="float">
            <text:p>0.89794921875</text:p>
          </table:table-cell>
          <table:table-cell office:value-type="float" office:value="0.89306640625" calcext:value-type="float">
            <text:p>0.89306640625</text:p>
          </table:table-cell>
          <table:table-cell office:value-type="float" office:value="0.8934326171875" calcext:value-type="float">
            <text:p>0.8934326171875</text:p>
          </table:table-cell>
          <table:table-cell office:value-type="float" office:value="0.89263916015625" calcext:value-type="float">
            <text:p>0.8926391601562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896484375" calcext:value-type="float">
            <text:p>0.8896484375</text:p>
          </table:table-cell>
          <table:table-cell office:value-type="float" office:value="0.8909912109375" calcext:value-type="float">
            <text:p>0.8909912109375</text:p>
          </table:table-cell>
          <table:table-cell office:value-type="float" office:value="0.8907470703125" calcext:value-type="float">
            <text:p>0.890747070312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61328125" calcext:value-type="float">
            <text:p>0.861328125</text:p>
          </table:table-cell>
          <table:table-cell office:value-type="float" office:value="0.8623046875" calcext:value-type="float">
            <text:p>0.862304687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602294921875" calcext:value-type="float">
            <text:p>0.8602294921875</text:p>
          </table:table-cell>
          <table:table-cell office:value-type="float" office:value="0.85906982421875" calcext:value-type="float">
            <text:p>0.859069824218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18359375" calcext:value-type="float">
            <text:p>0.8818359375</text:p>
          </table:table-cell>
          <table:table-cell office:value-type="float" office:value="0.8876953125" calcext:value-type="float">
            <text:p>0.8876953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8427734375" calcext:value-type="float">
            <text:p>0.888427734375</text:p>
          </table:table-cell>
          <table:table-cell office:value-type="float" office:value="0.88970947265625" calcext:value-type="float">
            <text:p>0.889709472656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37890625" calcext:value-type="float">
            <text:p>0.8837890625</text:p>
          </table:table-cell>
          <table:table-cell office:value-type="float" office:value="0.88037109375" calcext:value-type="float">
            <text:p>0.88037109375</text:p>
          </table:table-cell>
          <table:table-cell office:value-type="float" office:value="0.882080078125" calcext:value-type="float">
            <text:p>0.882080078125</text:p>
          </table:table-cell>
          <table:table-cell table:number-columns-repeated="2" office:value-type="float" office:value="0.8836669921875" calcext:value-type="float">
            <text:p>0.8836669921875</text:p>
          </table:table-cell>
          <table:table-cell/>
        </table:table-row>
        <table:table-row table:style-name="ro1">
          <table:table-cell office:value-type="float" office:value="0.84375" calcext:value-type="float">
            <text:p>0.843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87255859375" calcext:value-type="float">
            <text:p>0.87255859375</text:p>
          </table:table-cell>
          <table:table-cell office:value-type="float" office:value="0.867431640625" calcext:value-type="float">
            <text:p>0.86743164062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687744140625" calcext:value-type="float">
            <text:p>0.868774414062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9033203125" calcext:value-type="float">
            <text:p>0.9033203125</text:p>
          </table:table-cell>
          <table:table-cell office:value-type="float" office:value="0.89208984375" calcext:value-type="float">
            <text:p>0.89208984375</text:p>
          </table:table-cell>
          <table:table-cell office:value-type="float" office:value="0.892822265625" calcext:value-type="float">
            <text:p>0.892822265625</text:p>
          </table:table-cell>
          <table:table-cell office:value-type="float" office:value="0.897216796875" calcext:value-type="float">
            <text:p>0.897216796875</text:p>
          </table:table-cell>
          <table:table-cell office:value-type="float" office:value="0.89178466796875" calcext:value-type="float">
            <text:p>0.8917846679687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759765625" calcext:value-type="float">
            <text:p>0.8759765625</text:p>
          </table:table-cell>
          <table:table-cell office:value-type="float" office:value="0.87158203125" calcext:value-type="float">
            <text:p>0.87158203125</text:p>
          </table:table-cell>
          <table:table-cell office:value-type="float" office:value="0.87939453125" calcext:value-type="float">
            <text:p>0.87939453125</text:p>
          </table:table-cell>
          <table:table-cell office:value-type="float" office:value="0.8790283203125" calcext:value-type="float">
            <text:p>0.8790283203125</text:p>
          </table:table-cell>
          <table:table-cell office:value-type="float" office:value="0.8782958984375" calcext:value-type="float">
            <text:p>0.8782958984375</text:p>
          </table:table-cell>
          <table:table-cell/>
        </table:table-row>
        <table:table-row table:style-name="ro1">
          <table:table-cell office:value-type="float" office:value="0.828125" calcext:value-type="float">
            <text:p>0.828125</text:p>
          </table:table-cell>
          <table:table-cell table:number-columns-repeated="2" office:value-type="float" office:value="0.859375" calcext:value-type="float">
            <text:p>0.859375</text:p>
          </table:table-cell>
          <table:table-cell office:value-type="float" office:value="0.8544921875" calcext:value-type="float">
            <text:p>0.8544921875</text:p>
          </table:table-cell>
          <table:table-cell office:value-type="float" office:value="0.85986328125" calcext:value-type="float">
            <text:p>0.85986328125</text:p>
          </table:table-cell>
          <table:table-cell office:value-type="float" office:value="0.861328125" calcext:value-type="float">
            <text:p>0.861328125</text:p>
          </table:table-cell>
          <table:table-cell office:value-type="float" office:value="0.861083984375" calcext:value-type="float">
            <text:p>0.861083984375</text:p>
          </table:table-cell>
          <table:table-cell office:value-type="float" office:value="0.8594970703125" calcext:value-type="float">
            <text:p>0.859497070312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19921875" calcext:value-type="float">
            <text:p>0.91992187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2333984375" calcext:value-type="float">
            <text:p>0.92333984375</text:p>
          </table:table-cell>
          <table:table-cell office:value-type="float" office:value="0.920166015625" calcext:value-type="float">
            <text:p>0.920166015625</text:p>
          </table:table-cell>
          <table:table-cell office:value-type="float" office:value="0.9219970703125" calcext:value-type="float">
            <text:p>0.9219970703125</text:p>
          </table:table-cell>
          <table:table-cell office:value-type="float" office:value="0.92120361328125" calcext:value-type="float">
            <text:p>0.9212036132812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49609375" calcext:value-type="float">
            <text:p>0.849609375</text:p>
          </table:table-cell>
          <table:table-cell office:value-type="float" office:value="0.8486328125" calcext:value-type="float">
            <text:p>0.8486328125</text:p>
          </table:table-cell>
          <table:table-cell office:value-type="float" office:value="0.861328125" calcext:value-type="float">
            <text:p>0.861328125</text:p>
          </table:table-cell>
          <table:table-cell office:value-type="float" office:value="0.86669921875" calcext:value-type="float">
            <text:p>0.86669921875</text:p>
          </table:table-cell>
          <table:table-cell office:value-type="float" office:value="0.865966796875" calcext:value-type="float">
            <text:p>0.865966796875</text:p>
          </table:table-cell>
          <table:table-cell office:value-type="float" office:value="0.86590576171875" calcext:value-type="float">
            <text:p>0.86590576171875</text:p>
          </table:table-cell>
          <table:table-cell/>
        </table:table-row>
        <table:table-row table:style-name="ro1">
          <table:table-cell table:number-columns-repeated="2" office:value-type="float" office:value="0.875" calcext:value-type="float">
            <text:p>0.87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8544921875" calcext:value-type="float">
            <text:p>0.8544921875</text:p>
          </table:table-cell>
          <table:table-cell office:value-type="float" office:value="0.85791015625" calcext:value-type="float">
            <text:p>0.85791015625</text:p>
          </table:table-cell>
          <table:table-cell office:value-type="float" office:value="0.85986328125" calcext:value-type="float">
            <text:p>0.85986328125</text:p>
          </table:table-cell>
          <table:table-cell office:value-type="float" office:value="0.8612060546875" calcext:value-type="float">
            <text:p>0.8612060546875</text:p>
          </table:table-cell>
          <table:table-cell office:value-type="float" office:value="0.862060546875" calcext:value-type="float">
            <text:p>0.862060546875</text:p>
          </table:table-cell>
          <table:table-cell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57421875" calcext:value-type="float">
            <text:p>0.8574218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6181640625" calcext:value-type="float">
            <text:p>0.8618164062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660888671875" calcext:value-type="float">
            <text:p>0.8660888671875</text:p>
          </table:table-cell>
          <table:table-cell office:value-type="float" office:value="0.866943359375" calcext:value-type="float">
            <text:p>0.86694335937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994140625" calcext:value-type="float">
            <text:p>0.8994140625</text:p>
          </table:table-cell>
          <table:table-cell office:value-type="float" office:value="0.89794921875" calcext:value-type="float">
            <text:p>0.89794921875</text:p>
          </table:table-cell>
          <table:table-cell office:value-type="float" office:value="0.89501953125" calcext:value-type="float">
            <text:p>0.89501953125</text:p>
          </table:table-cell>
          <table:table-cell office:value-type="float" office:value="0.893798828125" calcext:value-type="float">
            <text:p>0.893798828125</text:p>
          </table:table-cell>
          <table:table-cell office:value-type="float" office:value="0.8907470703125" calcext:value-type="float">
            <text:p>0.890747070312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8994140625" calcext:value-type="float">
            <text:p>0.8994140625</text:p>
          </table:table-cell>
          <table:table-cell office:value-type="float" office:value="0.9013671875" calcext:value-type="float">
            <text:p>0.9013671875</text:p>
          </table:table-cell>
          <table:table-cell office:value-type="float" office:value="0.898681640625" calcext:value-type="float">
            <text:p>0.898681640625</text:p>
          </table:table-cell>
          <table:table-cell office:value-type="float" office:value="0.90087890625" calcext:value-type="float">
            <text:p>0.90087890625</text:p>
          </table:table-cell>
          <table:table-cell office:value-type="float" office:value="0.90118408203125" calcext:value-type="float">
            <text:p>0.9011840820312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974609375" calcext:value-type="float">
            <text:p>0.8974609375</text:p>
          </table:table-cell>
          <table:table-cell office:value-type="float" office:value="0.90380859375" calcext:value-type="float">
            <text:p>0.90380859375</text:p>
          </table:table-cell>
          <table:table-cell office:value-type="float" office:value="0.901123046875" calcext:value-type="float">
            <text:p>0.901123046875</text:p>
          </table:table-cell>
          <table:table-cell office:value-type="float" office:value="0.8970947265625" calcext:value-type="float">
            <text:p>0.8970947265625</text:p>
          </table:table-cell>
          <table:table-cell office:value-type="float" office:value="0.89593505859375" calcext:value-type="float">
            <text:p>0.8959350585937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9111328125" calcext:value-type="float">
            <text:p>0.9111328125</text:p>
          </table:table-cell>
          <table:table-cell office:value-type="float" office:value="0.9072265625" calcext:value-type="float">
            <text:p>0.9072265625</text:p>
          </table:table-cell>
          <table:table-cell office:value-type="float" office:value="0.9052734375" calcext:value-type="float">
            <text:p>0.905273437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903564453125" calcext:value-type="float">
            <text:p>0.90356445312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table:number-columns-repeated="2" office:value-type="float" office:value="0.9140625" calcext:value-type="float">
            <text:p>0.9140625</text:p>
          </table:table-cell>
          <table:table-cell office:value-type="float" office:value="0.9033203125" calcext:value-type="float">
            <text:p>0.9033203125</text:p>
          </table:table-cell>
          <table:table-cell office:value-type="float" office:value="0.8994140625" calcext:value-type="float">
            <text:p>0.8994140625</text:p>
          </table:table-cell>
          <table:table-cell office:value-type="float" office:value="0.89599609375" calcext:value-type="float">
            <text:p>0.89599609375</text:p>
          </table:table-cell>
          <table:table-cell office:value-type="float" office:value="0.8980712890625" calcext:value-type="float">
            <text:p>0.8980712890625</text:p>
          </table:table-cell>
          <table:table-cell office:value-type="float" office:value="0.89849853515625" calcext:value-type="float">
            <text:p>0.898498535156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table:number-columns-repeated="2" office:value-type="float" office:value="0.88671875" calcext:value-type="float">
            <text:p>0.88671875</text:p>
          </table:table-cell>
          <table:table-cell office:value-type="float" office:value="0.8876953125" calcext:value-type="float">
            <text:p>0.8876953125</text:p>
          </table:table-cell>
          <table:table-cell office:value-type="float" office:value="0.89599609375" calcext:value-type="float">
            <text:p>0.89599609375</text:p>
          </table:table-cell>
          <table:table-cell office:value-type="float" office:value="0.8974609375" calcext:value-type="float">
            <text:p>0.8974609375</text:p>
          </table:table-cell>
          <table:table-cell office:value-type="float" office:value="0.8973388671875" calcext:value-type="float">
            <text:p>0.8973388671875</text:p>
          </table:table-cell>
          <table:table-cell office:value-type="float" office:value="0.89813232421875" calcext:value-type="float">
            <text:p>0.89813232421875</text:p>
          </table:table-cell>
          <table:table-cell/>
        </table:table-row>
        <table:table-row table:style-name="ro1">
          <table:table-cell table:number-columns-repeated="2" office:value-type="float" office:value="0.8515625" calcext:value-type="float">
            <text:p>0.851562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642578125" calcext:value-type="float">
            <text:p>0.8642578125</text:p>
          </table:table-cell>
          <table:table-cell office:value-type="float" office:value="0.86767578125" calcext:value-type="float">
            <text:p>0.86767578125</text:p>
          </table:table-cell>
          <table:table-cell office:value-type="float" office:value="0.8623046875" calcext:value-type="float">
            <text:p>0.8623046875</text:p>
          </table:table-cell>
          <table:table-cell office:value-type="float" office:value="0.8662109375" calcext:value-type="float">
            <text:p>0.8662109375</text:p>
          </table:table-cell>
          <table:table-cell office:value-type="float" office:value="0.867431640625" calcext:value-type="float">
            <text:p>0.86743164062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91015625" calcext:value-type="float">
            <text:p>0.91015625</text:p>
          </table:table-cell>
          <table:table-cell table:number-columns-repeated="2" office:value-type="float" office:value="0.904296875" calcext:value-type="float">
            <text:p>0.90429687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9794921875" calcext:value-type="float">
            <text:p>0.89794921875</text:p>
          </table:table-cell>
          <table:table-cell office:value-type="float" office:value="0.9007568359375" calcext:value-type="float">
            <text:p>0.9007568359375</text:p>
          </table:table-cell>
          <table:table-cell office:value-type="float" office:value="0.89886474609375" calcext:value-type="float">
            <text:p>0.89886474609375</text:p>
          </table:table-cell>
          <table:table-cell/>
        </table:table-row>
        <table:table-row table:style-name="ro1">
          <table:table-cell office:value-type="float" office:value="0.84375" calcext:value-type="float">
            <text:p>0.84375</text:p>
          </table:table-cell>
          <table:table-cell office:value-type="float" office:value="0.86328125" calcext:value-type="float">
            <text:p>0.86328125</text:p>
          </table:table-cell>
          <table:table-cell table:number-columns-repeated="2" office:value-type="float" office:value="0.8828125" calcext:value-type="float">
            <text:p>0.8828125</text:p>
          </table:table-cell>
          <table:table-cell office:value-type="float" office:value="0.87646484375" calcext:value-type="float">
            <text:p>0.87646484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73193359375" calcext:value-type="float">
            <text:p>0.8773193359375</text:p>
          </table:table-cell>
          <table:table-cell office:value-type="float" office:value="0.87799072265625" calcext:value-type="float">
            <text:p>0.8779907226562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916015625" calcext:value-type="float">
            <text:p>0.88916015625</text:p>
          </table:table-cell>
          <table:table-cell office:value-type="float" office:value="0.8892822265625" calcext:value-type="float">
            <text:p>0.8892822265625</text:p>
          </table:table-cell>
          <table:table-cell office:value-type="float" office:value="0.88916015625" calcext:value-type="float">
            <text:p>0.8891601562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955078125" calcext:value-type="float">
            <text:p>0.8955078125</text:p>
          </table:table-cell>
          <table:table-cell office:value-type="float" office:value="0.89794921875" calcext:value-type="float">
            <text:p>0.897949218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944091796875" calcext:value-type="float">
            <text:p>0.8944091796875</text:p>
          </table:table-cell>
          <table:table-cell office:value-type="float" office:value="0.89422607421875" calcext:value-type="float">
            <text:p>0.894226074218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8994140625" calcext:value-type="float">
            <text:p>0.8994140625</text:p>
          </table:table-cell>
          <table:table-cell office:value-type="float" office:value="0.9013671875" calcext:value-type="float">
            <text:p>0.901367187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380859375" calcext:value-type="float">
            <text:p>0.90380859375</text:p>
          </table:table-cell>
          <table:table-cell office:value-type="float" office:value="0.90838623046875" calcext:value-type="float">
            <text:p>0.9083862304687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9599609375" calcext:value-type="float">
            <text:p>0.895996093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931884765625" calcext:value-type="float">
            <text:p>0.8931884765625</text:p>
          </table:table-cell>
          <table:table-cell office:value-type="float" office:value="0.89306640625" calcext:value-type="float">
            <text:p>0.8930664062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853515625" calcext:value-type="float">
            <text:p>0.853515625</text:p>
          </table:table-cell>
          <table:table-cell office:value-type="float" office:value="0.8505859375" calcext:value-type="float">
            <text:p>0.8505859375</text:p>
          </table:table-cell>
          <table:table-cell office:value-type="float" office:value="0.849609375" calcext:value-type="float">
            <text:p>0.849609375</text:p>
          </table:table-cell>
          <table:table-cell office:value-type="float" office:value="0.84765625" calcext:value-type="float">
            <text:p>0.84765625</text:p>
          </table:table-cell>
          <table:table-cell office:value-type="float" office:value="0.8502197265625" calcext:value-type="float">
            <text:p>0.8502197265625</text:p>
          </table:table-cell>
          <table:table-cell office:value-type="float" office:value="0.8553466796875" calcext:value-type="float">
            <text:p>0.855346679687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150390625" calcext:value-type="float">
            <text:p>0.9150390625</text:p>
          </table:table-cell>
          <table:table-cell office:value-type="float" office:value="0.91552734375" calcext:value-type="float">
            <text:p>0.91552734375</text:p>
          </table:table-cell>
          <table:table-cell office:value-type="float" office:value="0.91259765625" calcext:value-type="float">
            <text:p>0.91259765625</text:p>
          </table:table-cell>
          <table:table-cell office:value-type="float" office:value="0.916259765625" calcext:value-type="float">
            <text:p>0.91625976562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57421875" calcext:value-type="float">
            <text:p>0.857421875</text:p>
          </table:table-cell>
          <table:table-cell office:value-type="float" office:value="0.86865234375" calcext:value-type="float">
            <text:p>0.86865234375</text:p>
          </table:table-cell>
          <table:table-cell office:value-type="float" office:value="0.864990234375" calcext:value-type="float">
            <text:p>0.864990234375</text:p>
          </table:table-cell>
          <table:table-cell office:value-type="float" office:value="0.8651123046875" calcext:value-type="float">
            <text:p>0.8651123046875</text:p>
          </table:table-cell>
          <table:table-cell office:value-type="float" office:value="0.86328125" calcext:value-type="float">
            <text:p>0.8632812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8994140625" calcext:value-type="float">
            <text:p>0.8994140625</text:p>
          </table:table-cell>
          <table:table-cell office:value-type="float" office:value="0.8935546875" calcext:value-type="float">
            <text:p>0.8935546875</text:p>
          </table:table-cell>
          <table:table-cell office:value-type="float" office:value="0.885986328125" calcext:value-type="float">
            <text:p>0.885986328125</text:p>
          </table:table-cell>
          <table:table-cell office:value-type="float" office:value="0.8875732421875" calcext:value-type="float">
            <text:p>0.8875732421875</text:p>
          </table:table-cell>
          <table:table-cell office:value-type="float" office:value="0.88812255859375" calcext:value-type="float">
            <text:p>0.88812255859375</text:p>
          </table:table-cell>
          <table:table-cell/>
        </table:table-row>
        <table:table-row table:style-name="ro1">
          <table:table-cell office:value-type="float" office:value="0.84375" calcext:value-type="float">
            <text:p>0.84375</text:p>
          </table:table-cell>
          <table:table-cell office:value-type="float" office:value="0.83203125" calcext:value-type="float">
            <text:p>0.83203125</text:p>
          </table:table-cell>
          <table:table-cell table:number-columns-repeated="2" office:value-type="float" office:value="0.837890625" calcext:value-type="float">
            <text:p>0.837890625</text:p>
          </table:table-cell>
          <table:table-cell office:value-type="float" office:value="0.83984375" calcext:value-type="float">
            <text:p>0.83984375</text:p>
          </table:table-cell>
          <table:table-cell office:value-type="float" office:value="0.839599609375" calcext:value-type="float">
            <text:p>0.839599609375</text:p>
          </table:table-cell>
          <table:table-cell office:value-type="float" office:value="0.8399658203125" calcext:value-type="float">
            <text:p>0.8399658203125</text:p>
          </table:table-cell>
          <table:table-cell office:value-type="float" office:value="0.83990478515625" calcext:value-type="float">
            <text:p>0.8399047851562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0234375" calcext:value-type="float">
            <text:p>0.90234375</text:p>
          </table:table-cell>
          <table:table-cell table:number-columns-repeated="2" office:value-type="float" office:value="0.88671875" calcext:value-type="float">
            <text:p>0.88671875</text:p>
          </table:table-cell>
          <table:table-cell office:value-type="float" office:value="0.884521484375" calcext:value-type="float">
            <text:p>0.884521484375</text:p>
          </table:table-cell>
          <table:table-cell office:value-type="float" office:value="0.886474609375" calcext:value-type="float">
            <text:p>0.886474609375</text:p>
          </table:table-cell>
          <table:table-cell office:value-type="float" office:value="0.8902587890625" calcext:value-type="float">
            <text:p>0.8902587890625</text:p>
          </table:table-cell>
          <table:table-cell/>
        </table:table-row>
        <table:table-row table:style-name="ro1">
          <table:table-cell office:value-type="float" office:value="0.8203125" calcext:value-type="float">
            <text:p>0.8203125</text:p>
          </table:table-cell>
          <table:table-cell office:value-type="float" office:value="0.83984375" calcext:value-type="float">
            <text:p>0.83984375</text:p>
          </table:table-cell>
          <table:table-cell office:value-type="float" office:value="0.84375" calcext:value-type="float">
            <text:p>0.84375</text:p>
          </table:table-cell>
          <table:table-cell table:number-columns-repeated="2" office:value-type="float" office:value="0.8525390625" calcext:value-type="float">
            <text:p>0.8525390625</text:p>
          </table:table-cell>
          <table:table-cell office:value-type="float" office:value="0.847900390625" calcext:value-type="float">
            <text:p>0.847900390625</text:p>
          </table:table-cell>
          <table:table-cell office:value-type="float" office:value="0.847412109375" calcext:value-type="float">
            <text:p>0.847412109375</text:p>
          </table:table-cell>
          <table:table-cell office:value-type="float" office:value="0.84857177734375" calcext:value-type="float">
            <text:p>0.8485717773437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89697265625" calcext:value-type="float">
            <text:p>0.89697265625</text:p>
          </table:table-cell>
          <table:table-cell office:value-type="float" office:value="0.89794921875" calcext:value-type="float">
            <text:p>0.89794921875</text:p>
          </table:table-cell>
          <table:table-cell office:value-type="float" office:value="0.897216796875" calcext:value-type="float">
            <text:p>0.897216796875</text:p>
          </table:table-cell>
          <table:table-cell office:value-type="float" office:value="0.896728515625" calcext:value-type="float">
            <text:p>0.896728515625</text:p>
          </table:table-cell>
          <table:table-cell/>
        </table:table-row>
        <table:table-row table:style-name="ro1">
          <table:table-cell office:value-type="float" office:value="0.9296875" calcext:value-type="float">
            <text:p>0.9296875</text:p>
          </table:table-cell>
          <table:table-cell office:value-type="float" office:value="0.92578125" calcext:value-type="float">
            <text:p>0.9257812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091796875" calcext:value-type="float">
            <text:p>0.909179687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908447265625" calcext:value-type="float">
            <text:p>0.90844726562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10888671875" calcext:value-type="float">
            <text:p>0.910888671875</text:p>
          </table:table-cell>
          <table:table-cell/>
        </table:table-row>
        <table:table-row table:style-name="ro1">
          <table:table-cell table:number-columns-repeated="2" office:value-type="float" office:value="0.875" calcext:value-type="float">
            <text:p>0.8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37890625" calcext:value-type="float">
            <text:p>0.8837890625</text:p>
          </table:table-cell>
          <table:table-cell table:number-columns-repeated="2" office:value-type="float" office:value="0.88134765625" calcext:value-type="float">
            <text:p>0.88134765625</text:p>
          </table:table-cell>
          <table:table-cell office:value-type="float" office:value="0.882568359375" calcext:value-type="float">
            <text:p>0.882568359375</text:p>
          </table:table-cell>
          <table:table-cell office:value-type="float" office:value="0.87982177734375" calcext:value-type="float">
            <text:p>0.879821777343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798828125" calcext:value-type="float">
            <text:p>0.8798828125</text:p>
          </table:table-cell>
          <table:table-cell office:value-type="float" office:value="0.87744140625" calcext:value-type="float">
            <text:p>0.87744140625</text:p>
          </table:table-cell>
          <table:table-cell office:value-type="float" office:value="0.878173828125" calcext:value-type="float">
            <text:p>0.878173828125</text:p>
          </table:table-cell>
          <table:table-cell office:value-type="float" office:value="0.873779296875" calcext:value-type="float">
            <text:p>0.873779296875</text:p>
          </table:table-cell>
          <table:table-cell office:value-type="float" office:value="0.87481689453125" calcext:value-type="float">
            <text:p>0.8748168945312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57421875" calcext:value-type="float">
            <text:p>0.8857421875</text:p>
          </table:table-cell>
          <table:table-cell table:number-columns-repeated="2" office:value-type="float" office:value="0.88525390625" calcext:value-type="float">
            <text:p>0.88525390625</text:p>
          </table:table-cell>
          <table:table-cell office:value-type="float" office:value="0.8856201171875" calcext:value-type="float">
            <text:p>0.8856201171875</text:p>
          </table:table-cell>
          <table:table-cell office:value-type="float" office:value="0.8861083984375" calcext:value-type="float">
            <text:p>0.8861083984375</text:p>
          </table:table-cell>
          <table:table-cell/>
        </table:table-row>
        <table:table-row table:style-name="ro1">
          <table:table-cell office:value-type="float" office:value="0.828125" calcext:value-type="float">
            <text:p>0.828125</text:p>
          </table:table-cell>
          <table:table-cell office:value-type="float" office:value="0.8359375" calcext:value-type="float">
            <text:p>0.835937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8544921875" calcext:value-type="float">
            <text:p>0.8544921875</text:p>
          </table:table-cell>
          <table:table-cell office:value-type="float" office:value="0.85888671875" calcext:value-type="float">
            <text:p>0.85888671875</text:p>
          </table:table-cell>
          <table:table-cell office:value-type="float" office:value="0.8564453125" calcext:value-type="float">
            <text:p>0.8564453125</text:p>
          </table:table-cell>
          <table:table-cell office:value-type="float" office:value="0.85888671875" calcext:value-type="float">
            <text:p>0.85888671875</text:p>
          </table:table-cell>
          <table:table-cell office:value-type="float" office:value="0.85986328125" calcext:value-type="float">
            <text:p>0.859863281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935546875" calcext:value-type="float">
            <text:p>0.8935546875</text:p>
          </table:table-cell>
          <table:table-cell office:value-type="float" office:value="0.89306640625" calcext:value-type="float">
            <text:p>0.89306640625</text:p>
          </table:table-cell>
          <table:table-cell office:value-type="float" office:value="0.88818359375" calcext:value-type="float">
            <text:p>0.88818359375</text:p>
          </table:table-cell>
          <table:table-cell office:value-type="float" office:value="0.8875732421875" calcext:value-type="float">
            <text:p>0.8875732421875</text:p>
          </table:table-cell>
          <table:table-cell office:value-type="float" office:value="0.888671875" calcext:value-type="float">
            <text:p>0.88867187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9453125" calcext:value-type="float">
            <text:p>0.89453125</text:p>
          </table:table-cell>
          <table:table-cell table:number-columns-repeated="2" office:value-type="float" office:value="0.8935546875" calcext:value-type="float">
            <text:p>0.8935546875</text:p>
          </table:table-cell>
          <table:table-cell office:value-type="float" office:value="0.89794921875" calcext:value-type="float">
            <text:p>0.89794921875</text:p>
          </table:table-cell>
          <table:table-cell office:value-type="float" office:value="0.900634765625" calcext:value-type="float">
            <text:p>0.900634765625</text:p>
          </table:table-cell>
          <table:table-cell office:value-type="float" office:value="0.9005126953125" calcext:value-type="float">
            <text:p>0.900512695312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4765625" calcext:value-type="float">
            <text:p>0.884765625</text:p>
          </table:table-cell>
          <table:table-cell table:number-columns-repeated="2" office:value-type="float" office:value="0.8759765625" calcext:value-type="float">
            <text:p>0.8759765625</text:p>
          </table:table-cell>
          <table:table-cell office:value-type="float" office:value="0.87255859375" calcext:value-type="float">
            <text:p>0.87255859375</text:p>
          </table:table-cell>
          <table:table-cell office:value-type="float" office:value="0.8743896484375" calcext:value-type="float">
            <text:p>0.8743896484375</text:p>
          </table:table-cell>
          <table:table-cell office:value-type="float" office:value="0.8729248046875" calcext:value-type="float">
            <text:p>0.872924804687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9404296875" calcext:value-type="float">
            <text:p>0.89404296875</text:p>
          </table:table-cell>
          <table:table-cell office:value-type="float" office:value="0.889892578125" calcext:value-type="float">
            <text:p>0.889892578125</text:p>
          </table:table-cell>
          <table:table-cell office:value-type="float" office:value="0.89013671875" calcext:value-type="float">
            <text:p>0.89013671875</text:p>
          </table:table-cell>
          <table:table-cell office:value-type="float" office:value="0.88946533203125" calcext:value-type="float">
            <text:p>0.8894653320312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90234375" calcext:value-type="float">
            <text:p>0.90234375</text:p>
          </table:table-cell>
          <table:table-cell table:number-columns-repeated="2" office:value-type="float" office:value="0.896484375" calcext:value-type="float">
            <text:p>0.8964843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93798828125" calcext:value-type="float">
            <text:p>0.893798828125</text:p>
          </table:table-cell>
          <table:table-cell office:value-type="float" office:value="0.8936767578125" calcext:value-type="float">
            <text:p>0.8936767578125</text:p>
          </table:table-cell>
          <table:table-cell office:value-type="float" office:value="0.89459228515625" calcext:value-type="float">
            <text:p>0.8945922851562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798828125" calcext:value-type="float">
            <text:p>0.87988281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330078125" calcext:value-type="float">
            <text:p>0.88330078125</text:p>
          </table:table-cell>
          <table:table-cell office:value-type="float" office:value="0.8837890625" calcext:value-type="float">
            <text:p>0.8837890625</text:p>
          </table:table-cell>
          <table:table-cell office:value-type="float" office:value="0.8831787109375" calcext:value-type="float">
            <text:p>0.883178710937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90380859375" calcext:value-type="float">
            <text:p>0.90380859375</text:p>
          </table:table-cell>
          <table:table-cell office:value-type="float" office:value="0.906982421875" calcext:value-type="float">
            <text:p>0.90698242187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05029296875" calcext:value-type="float">
            <text:p>0.90502929687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91796875" calcext:value-type="float">
            <text:p>0.91796875</text:p>
          </table:table-cell>
          <table:table-cell office:value-type="float" office:value="0.919921875" calcext:value-type="float">
            <text:p>0.919921875</text:p>
          </table:table-cell>
          <table:table-cell office:value-type="float" office:value="0.9189453125" calcext:value-type="float">
            <text:p>0.9189453125</text:p>
          </table:table-cell>
          <table:table-cell office:value-type="float" office:value="0.9169921875" calcext:value-type="float">
            <text:p>0.9169921875</text:p>
          </table:table-cell>
          <table:table-cell office:value-type="float" office:value="0.921142578125" calcext:value-type="float">
            <text:p>0.921142578125</text:p>
          </table:table-cell>
          <table:table-cell office:value-type="float" office:value="0.921630859375" calcext:value-type="float">
            <text:p>0.921630859375</text:p>
          </table:table-cell>
          <table:table-cell office:value-type="float" office:value="0.9227294921875" calcext:value-type="float">
            <text:p>0.9227294921875</text:p>
          </table:table-cell>
          <table:table-cell/>
        </table:table-row>
        <table:table-row table:style-name="ro1">
          <table:table-cell office:value-type="float" office:value="0.953125" calcext:value-type="float">
            <text:p>0.953125</text:p>
          </table:table-cell>
          <table:table-cell office:value-type="float" office:value="0.9453125" calcext:value-type="float">
            <text:p>0.9453125</text:p>
          </table:table-cell>
          <table:table-cell office:value-type="float" office:value="0.939453125" calcext:value-type="float">
            <text:p>0.939453125</text:p>
          </table:table-cell>
          <table:table-cell office:value-type="float" office:value="0.935546875" calcext:value-type="float">
            <text:p>0.935546875</text:p>
          </table:table-cell>
          <table:table-cell office:value-type="float" office:value="0.93359375" calcext:value-type="float">
            <text:p>0.93359375</text:p>
          </table:table-cell>
          <table:table-cell office:value-type="float" office:value="0.936279296875" calcext:value-type="float">
            <text:p>0.936279296875</text:p>
          </table:table-cell>
          <table:table-cell office:value-type="float" office:value="0.9345703125" calcext:value-type="float">
            <text:p>0.9345703125</text:p>
          </table:table-cell>
          <table:table-cell office:value-type="float" office:value="0.93817138671875" calcext:value-type="float">
            <text:p>0.9381713867187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919921875" calcext:value-type="float">
            <text:p>0.919921875</text:p>
          </table:table-cell>
          <table:table-cell office:value-type="float" office:value="0.92333984375" calcext:value-type="float">
            <text:p>0.92333984375</text:p>
          </table:table-cell>
          <table:table-cell table:number-columns-repeated="2" office:value-type="float" office:value="0.9228515625" calcext:value-type="float">
            <text:p>0.922851562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9052734375" calcext:value-type="float">
            <text:p>0.905273437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9052734375" calcext:value-type="float">
            <text:p>0.9052734375</text:p>
          </table:table-cell>
          <table:table-cell office:value-type="float" office:value="0.9066162109375" calcext:value-type="float">
            <text:p>0.9066162109375</text:p>
          </table:table-cell>
          <table:table-cell office:value-type="float" office:value="0.90753173828125" calcext:value-type="float">
            <text:p>0.9075317382812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525390625" calcext:value-type="float">
            <text:p>0.88525390625</text:p>
          </table:table-cell>
          <table:table-cell office:value-type="float" office:value="0.891357421875" calcext:value-type="float">
            <text:p>0.891357421875</text:p>
          </table:table-cell>
          <table:table-cell office:value-type="float" office:value="0.8895263671875" calcext:value-type="float">
            <text:p>0.8895263671875</text:p>
          </table:table-cell>
          <table:table-cell office:value-type="float" office:value="0.8890380859375" calcext:value-type="float">
            <text:p>0.889038085937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9013671875" calcext:value-type="float">
            <text:p>0.90136718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8935546875" calcext:value-type="float">
            <text:p>0.8935546875</text:p>
          </table:table-cell>
          <table:table-cell office:value-type="float" office:value="0.8948974609375" calcext:value-type="float">
            <text:p>0.8948974609375</text:p>
          </table:table-cell>
          <table:table-cell office:value-type="float" office:value="0.89520263671875" calcext:value-type="float">
            <text:p>0.8952026367187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916015625" calcext:value-type="float">
            <text:p>0.8916015625</text:p>
          </table:table-cell>
          <table:table-cell office:value-type="float" office:value="0.88818359375" calcext:value-type="float">
            <text:p>0.88818359375</text:p>
          </table:table-cell>
          <table:table-cell office:value-type="float" office:value="0.88720703125" calcext:value-type="float">
            <text:p>0.88720703125</text:p>
          </table:table-cell>
          <table:table-cell office:value-type="float" office:value="0.88623046875" calcext:value-type="float">
            <text:p>0.88623046875</text:p>
          </table:table-cell>
          <table:table-cell office:value-type="float" office:value="0.88525390625" calcext:value-type="float">
            <text:p>0.88525390625</text:p>
          </table:table-cell>
          <table:table-cell/>
        </table:table-row>
        <table:table-row table:style-name="ro1">
          <table:table-cell table:number-columns-repeated="2" office:value-type="float" office:value="0.859375" calcext:value-type="float">
            <text:p>0.85937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8759765625" calcext:value-type="float">
            <text:p>0.8759765625</text:p>
          </table:table-cell>
          <table:table-cell office:value-type="float" office:value="0.876220703125" calcext:value-type="float">
            <text:p>0.876220703125</text:p>
          </table:table-cell>
          <table:table-cell office:value-type="float" office:value="0.8759765625" calcext:value-type="float">
            <text:p>0.8759765625</text:p>
          </table:table-cell>
          <table:table-cell office:value-type="float" office:value="0.88031005859375" calcext:value-type="float">
            <text:p>0.880310058593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53515625" calcext:value-type="float">
            <text:p>0.853515625</text:p>
          </table:table-cell>
          <table:table-cell office:value-type="float" office:value="0.8447265625" calcext:value-type="float">
            <text:p>0.8447265625</text:p>
          </table:table-cell>
          <table:table-cell office:value-type="float" office:value="0.8525390625" calcext:value-type="float">
            <text:p>0.8525390625</text:p>
          </table:table-cell>
          <table:table-cell office:value-type="float" office:value="0.847900390625" calcext:value-type="float">
            <text:p>0.847900390625</text:p>
          </table:table-cell>
          <table:table-cell office:value-type="float" office:value="0.846923828125" calcext:value-type="float">
            <text:p>0.846923828125</text:p>
          </table:table-cell>
          <table:table-cell office:value-type="float" office:value="0.84930419921875" calcext:value-type="float">
            <text:p>0.8493041992187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table:number-columns-repeated="2" office:value-type="float" office:value="0.91015625" calcext:value-type="float">
            <text:p>0.91015625</text:p>
          </table:table-cell>
          <table:table-cell office:value-type="float" office:value="0.9228515625" calcext:value-type="float">
            <text:p>0.9228515625</text:p>
          </table:table-cell>
          <table:table-cell office:value-type="float" office:value="0.91796875" calcext:value-type="float">
            <text:p>0.91796875</text:p>
          </table:table-cell>
          <table:table-cell office:value-type="float" office:value="0.913818359375" calcext:value-type="float">
            <text:p>0.913818359375</text:p>
          </table:table-cell>
          <table:table-cell office:value-type="float" office:value="0.914306640625" calcext:value-type="float">
            <text:p>0.914306640625</text:p>
          </table:table-cell>
          <table:table-cell office:value-type="float" office:value="0.91534423828125" calcext:value-type="float">
            <text:p>0.9153442382812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6474609375" calcext:value-type="float">
            <text:p>0.86474609375</text:p>
          </table:table-cell>
          <table:table-cell office:value-type="float" office:value="0.8623046875" calcext:value-type="float">
            <text:p>0.8623046875</text:p>
          </table:table-cell>
          <table:table-cell office:value-type="float" office:value="0.8690185546875" calcext:value-type="float">
            <text:p>0.8690185546875</text:p>
          </table:table-cell>
          <table:table-cell office:value-type="float" office:value="0.86688232421875" calcext:value-type="float">
            <text:p>0.8668823242187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16015625" calcext:value-type="float">
            <text:p>0.91601562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033203125" calcext:value-type="float">
            <text:p>0.9033203125</text:p>
          </table:table-cell>
          <table:table-cell office:value-type="float" office:value="0.9051513671875" calcext:value-type="float">
            <text:p>0.9051513671875</text:p>
          </table:table-cell>
          <table:table-cell office:value-type="float" office:value="0.90484619140625" calcext:value-type="float">
            <text:p>0.90484619140625</text:p>
          </table:table-cell>
          <table:table-cell/>
        </table:table-row>
        <table:table-row table:style-name="ro1">
          <table:table-cell table:number-columns-repeated="2" office:value-type="float" office:value="0.875" calcext:value-type="float">
            <text:p>0.8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8818359375" calcext:value-type="float">
            <text:p>0.88818359375</text:p>
          </table:table-cell>
          <table:table-cell office:value-type="float" office:value="0.894775390625" calcext:value-type="float">
            <text:p>0.894775390625</text:p>
          </table:table-cell>
          <table:table-cell office:value-type="float" office:value="0.8995361328125" calcext:value-type="float">
            <text:p>0.8995361328125</text:p>
          </table:table-cell>
          <table:table-cell office:value-type="float" office:value="0.8948974609375" calcext:value-type="float">
            <text:p>0.894897460937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9697265625" calcext:value-type="float">
            <text:p>0.89697265625</text:p>
          </table:table-cell>
          <table:table-cell office:value-type="float" office:value="0.8916015625" calcext:value-type="float">
            <text:p>0.8916015625</text:p>
          </table:table-cell>
          <table:table-cell office:value-type="float" office:value="0.8919677734375" calcext:value-type="float">
            <text:p>0.8919677734375</text:p>
          </table:table-cell>
          <table:table-cell office:value-type="float" office:value="0.89208984375" calcext:value-type="float">
            <text:p>0.89208984375</text:p>
          </table:table-cell>
          <table:table-cell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818359375" calcext:value-type="float">
            <text:p>0.88818359375</text:p>
          </table:table-cell>
          <table:table-cell office:value-type="float" office:value="0.887939453125" calcext:value-type="float">
            <text:p>0.887939453125</text:p>
          </table:table-cell>
          <table:table-cell office:value-type="float" office:value="0.8878173828125" calcext:value-type="float">
            <text:p>0.8878173828125</text:p>
          </table:table-cell>
          <table:table-cell office:value-type="float" office:value="0.88665771484375" calcext:value-type="float">
            <text:p>0.8866577148437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701171875" calcext:value-type="float">
            <text:p>0.8701171875</text:p>
          </table:table-cell>
          <table:table-cell office:value-type="float" office:value="0.86767578125" calcext:value-type="float">
            <text:p>0.86767578125</text:p>
          </table:table-cell>
          <table:table-cell office:value-type="float" office:value="0.871826171875" calcext:value-type="float">
            <text:p>0.871826171875</text:p>
          </table:table-cell>
          <table:table-cell office:value-type="float" office:value="0.87646484375" calcext:value-type="float">
            <text:p>0.87646484375</text:p>
          </table:table-cell>
          <table:table-cell office:value-type="float" office:value="0.87762451171875" calcext:value-type="float">
            <text:p>0.87762451171875</text:p>
          </table:table-cell>
          <table:table-cell/>
        </table:table-row>
        <table:table-row table:style-name="ro1">
          <table:table-cell office:value-type="float" office:value="0.828125" calcext:value-type="float">
            <text:p>0.82812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65234375" calcext:value-type="float">
            <text:p>0.865234375</text:p>
          </table:table-cell>
          <table:table-cell table:number-columns-repeated="2" office:value-type="float" office:value="0.8603515625" calcext:value-type="float">
            <text:p>0.8603515625</text:p>
          </table:table-cell>
          <table:table-cell office:value-type="float" office:value="0.861083984375" calcext:value-type="float">
            <text:p>0.861083984375</text:p>
          </table:table-cell>
          <table:table-cell office:value-type="float" office:value="0.8612060546875" calcext:value-type="float">
            <text:p>0.8612060546875</text:p>
          </table:table-cell>
          <table:table-cell office:value-type="float" office:value="0.86151123046875" calcext:value-type="float">
            <text:p>0.8615112304687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111328125" calcext:value-type="float">
            <text:p>0.911132812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906494140625" calcext:value-type="float">
            <text:p>0.906494140625</text:p>
          </table:table-cell>
          <table:table-cell office:value-type="float" office:value="0.909423828125" calcext:value-type="float">
            <text:p>0.909423828125</text:p>
          </table:table-cell>
          <table:table-cell office:value-type="float" office:value="0.90948486328125" calcext:value-type="float">
            <text:p>0.90948486328125</text:p>
          </table:table-cell>
          <table:table-cell/>
        </table:table-row>
        <table:table-row table:style-name="ro1">
          <table:table-cell table:number-columns-repeated="2" office:value-type="float" office:value="0.8984375" calcext:value-type="float">
            <text:p>0.89843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759765625" calcext:value-type="float">
            <text:p>0.8759765625</text:p>
          </table:table-cell>
          <table:table-cell office:value-type="float" office:value="0.879150390625" calcext:value-type="float">
            <text:p>0.87915039062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7823486328125" calcext:value-type="float">
            <text:p>0.87823486328125</text:p>
          </table:table-cell>
          <table:table-cell/>
        </table:table-row>
        <table:table-row table:style-name="ro1">
          <table:table-cell office:value-type="float" office:value="0.953125" calcext:value-type="float">
            <text:p>0.953125</text:p>
          </table:table-cell>
          <table:table-cell office:value-type="float" office:value="0.9296875" calcext:value-type="float">
            <text:p>0.929687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189453125" calcext:value-type="float">
            <text:p>0.918945312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07470703125" calcext:value-type="float">
            <text:p>0.907470703125</text:p>
          </table:table-cell>
          <table:table-cell office:value-type="float" office:value="0.908935546875" calcext:value-type="float">
            <text:p>0.908935546875</text:p>
          </table:table-cell>
          <table:table-cell office:value-type="float" office:value="0.909423828125" calcext:value-type="float">
            <text:p>0.90942382812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91796875" calcext:value-type="float">
            <text:p>0.9179687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9013671875" calcext:value-type="float">
            <text:p>0.9013671875</text:p>
          </table:table-cell>
          <table:table-cell office:value-type="float" office:value="0.90185546875" calcext:value-type="float">
            <text:p>0.90185546875</text:p>
          </table:table-cell>
          <table:table-cell office:value-type="float" office:value="0.901611328125" calcext:value-type="float">
            <text:p>0.901611328125</text:p>
          </table:table-cell>
          <table:table-cell office:value-type="float" office:value="0.9017333984375" calcext:value-type="float">
            <text:p>0.9017333984375</text:p>
          </table:table-cell>
          <table:table-cell office:value-type="float" office:value="0.902099609375" calcext:value-type="float">
            <text:p>0.902099609375</text:p>
          </table:table-cell>
          <table:table-cell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8359375" calcext:value-type="float">
            <text:p>0.8359375</text:p>
          </table:table-cell>
          <table:table-cell office:value-type="float" office:value="0.8203125" calcext:value-type="float">
            <text:p>0.8203125</text:p>
          </table:table-cell>
          <table:table-cell office:value-type="float" office:value="0.8212890625" calcext:value-type="float">
            <text:p>0.8212890625</text:p>
          </table:table-cell>
          <table:table-cell office:value-type="float" office:value="0.82470703125" calcext:value-type="float">
            <text:p>0.82470703125</text:p>
          </table:table-cell>
          <table:table-cell office:value-type="float" office:value="0.823486328125" calcext:value-type="float">
            <text:p>0.823486328125</text:p>
          </table:table-cell>
          <table:table-cell office:value-type="float" office:value="0.8223876953125" calcext:value-type="float">
            <text:p>0.8223876953125</text:p>
          </table:table-cell>
          <table:table-cell office:value-type="float" office:value="0.82135009765625" calcext:value-type="float">
            <text:p>0.8213500976562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87158203125" calcext:value-type="float">
            <text:p>0.87158203125</text:p>
          </table:table-cell>
          <table:table-cell office:value-type="float" office:value="0.87451171875" calcext:value-type="float">
            <text:p>0.87451171875</text:p>
          </table:table-cell>
          <table:table-cell office:value-type="float" office:value="0.881103515625" calcext:value-type="float">
            <text:p>0.881103515625</text:p>
          </table:table-cell>
          <table:table-cell office:value-type="float" office:value="0.878662109375" calcext:value-type="float">
            <text:p>0.87866210937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78173828125" calcext:value-type="float">
            <text:p>0.878173828125</text:p>
          </table:table-cell>
          <table:table-cell office:value-type="float" office:value="0.8824462890625" calcext:value-type="float">
            <text:p>0.8824462890625</text:p>
          </table:table-cell>
          <table:table-cell office:value-type="float" office:value="0.8809814453125" calcext:value-type="float">
            <text:p>0.88098144531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525390625" calcext:value-type="float">
            <text:p>0.88525390625</text:p>
          </table:table-cell>
          <table:table-cell office:value-type="float" office:value="0.883056640625" calcext:value-type="float">
            <text:p>0.883056640625</text:p>
          </table:table-cell>
          <table:table-cell office:value-type="float" office:value="0.8819580078125" calcext:value-type="float">
            <text:p>0.8819580078125</text:p>
          </table:table-cell>
          <table:table-cell office:value-type="float" office:value="0.88177490234375" calcext:value-type="float">
            <text:p>0.881774902343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779296875" calcext:value-type="float">
            <text:p>0.8779296875</text:p>
          </table:table-cell>
          <table:table-cell office:value-type="float" office:value="0.8798828125" calcext:value-type="float">
            <text:p>0.8798828125</text:p>
          </table:table-cell>
          <table:table-cell office:value-type="float" office:value="0.877197265625" calcext:value-type="float">
            <text:p>0.877197265625</text:p>
          </table:table-cell>
          <table:table-cell office:value-type="float" office:value="0.8773193359375" calcext:value-type="float">
            <text:p>0.8773193359375</text:p>
          </table:table-cell>
          <table:table-cell office:value-type="float" office:value="0.876708984375" calcext:value-type="float">
            <text:p>0.87670898437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57421875" calcext:value-type="float">
            <text:p>0.8857421875</text:p>
          </table:table-cell>
          <table:table-cell office:value-type="float" office:value="0.8853759765625" calcext:value-type="float">
            <text:p>0.8853759765625</text:p>
          </table:table-cell>
          <table:table-cell office:value-type="float" office:value="0.88433837890625" calcext:value-type="float">
            <text:p>0.8843383789062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90625" calcext:value-type="float">
            <text:p>0.890625</text:p>
          </table:table-cell>
          <table:table-cell table:number-columns-repeated="2" office:value-type="float" office:value="0.8974609375" calcext:value-type="float">
            <text:p>0.8974609375</text:p>
          </table:table-cell>
          <table:table-cell office:value-type="float" office:value="0.896240234375" calcext:value-type="float">
            <text:p>0.896240234375</text:p>
          </table:table-cell>
          <table:table-cell office:value-type="float" office:value="0.8948974609375" calcext:value-type="float">
            <text:p>0.894897460937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40234375" calcext:value-type="float">
            <text:p>0.8740234375</text:p>
          </table:table-cell>
          <table:table-cell office:value-type="float" office:value="0.86181640625" calcext:value-type="float">
            <text:p>0.86181640625</text:p>
          </table:table-cell>
          <table:table-cell office:value-type="float" office:value="0.86767578125" calcext:value-type="float">
            <text:p>0.86767578125</text:p>
          </table:table-cell>
          <table:table-cell office:value-type="float" office:value="0.8681640625" calcext:value-type="float">
            <text:p>0.8681640625</text:p>
          </table:table-cell>
          <table:table-cell office:value-type="float" office:value="0.8673095703125" calcext:value-type="float">
            <text:p>0.8673095703125</text:p>
          </table:table-cell>
          <table:table-cell/>
        </table:table-row>
        <table:table-row table:style-name="ro1">
          <table:table-cell office:value-type="float" office:value="0.9296875" calcext:value-type="float">
            <text:p>0.9296875</text:p>
          </table:table-cell>
          <table:table-cell table:number-columns-repeated="2" office:value-type="float" office:value="0.921875" calcext:value-type="float">
            <text:p>0.921875</text:p>
          </table:table-cell>
          <table:table-cell office:value-type="float" office:value="0.9287109375" calcext:value-type="float">
            <text:p>0.928710937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19677734375" calcext:value-type="float">
            <text:p>0.919677734375</text:p>
          </table:table-cell>
          <table:table-cell office:value-type="float" office:value="0.91845703125" calcext:value-type="float">
            <text:p>0.91845703125</text:p>
          </table:table-cell>
          <table:table-cell office:value-type="float" office:value="0.91876220703125" calcext:value-type="float">
            <text:p>0.9187622070312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8896484375" calcext:value-type="float">
            <text:p>0.8896484375</text:p>
          </table:table-cell>
          <table:table-cell office:value-type="float" office:value="0.89306640625" calcext:value-type="float">
            <text:p>0.89306640625</text:p>
          </table:table-cell>
          <table:table-cell office:value-type="float" office:value="0.9012451171875" calcext:value-type="float">
            <text:p>0.9012451171875</text:p>
          </table:table-cell>
          <table:table-cell office:value-type="float" office:value="0.900634765625" calcext:value-type="float">
            <text:p>0.90063476562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896484375" calcext:value-type="float">
            <text:p>0.88964843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623046875" calcext:value-type="float">
            <text:p>0.88623046875</text:p>
          </table:table-cell>
          <table:table-cell office:value-type="float" office:value="0.881591796875" calcext:value-type="float">
            <text:p>0.881591796875</text:p>
          </table:table-cell>
          <table:table-cell office:value-type="float" office:value="0.88165283203125" calcext:value-type="float">
            <text:p>0.8816528320312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287109375" calcext:value-type="float">
            <text:p>0.9287109375</text:p>
          </table:table-cell>
          <table:table-cell office:value-type="float" office:value="0.92919921875" calcext:value-type="float">
            <text:p>0.92919921875</text:p>
          </table:table-cell>
          <table:table-cell office:value-type="float" office:value="0.927978515625" calcext:value-type="float">
            <text:p>0.927978515625</text:p>
          </table:table-cell>
          <table:table-cell office:value-type="float" office:value="0.9266357421875" calcext:value-type="float">
            <text:p>0.9266357421875</text:p>
          </table:table-cell>
          <table:table-cell office:value-type="float" office:value="0.9271240234375" calcext:value-type="float">
            <text:p>0.9271240234375</text:p>
          </table:table-cell>
          <table:table-cell/>
        </table:table-row>
        <table:table-row table:style-name="ro1">
          <table:table-cell table:number-columns-repeated="2" office:value-type="float" office:value="0.90625" calcext:value-type="float">
            <text:p>0.90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857421875" calcext:value-type="float">
            <text:p>0.8857421875</text:p>
          </table:table-cell>
          <table:table-cell office:value-type="float" office:value="0.890380859375" calcext:value-type="float">
            <text:p>0.890380859375</text:p>
          </table:table-cell>
          <table:table-cell office:value-type="float" office:value="0.892822265625" calcext:value-type="float">
            <text:p>0.892822265625</text:p>
          </table:table-cell>
          <table:table-cell office:value-type="float" office:value="0.8912353515625" calcext:value-type="float">
            <text:p>0.891235351562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number-columns-repeated="2" office:value-type="float" office:value="0.87109375" calcext:value-type="float">
            <text:p>0.8710937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6376953125" calcext:value-type="float">
            <text:p>0.86376953125</text:p>
          </table:table-cell>
          <table:table-cell office:value-type="float" office:value="0.86572265625" calcext:value-type="float">
            <text:p>0.86572265625</text:p>
          </table:table-cell>
          <table:table-cell office:value-type="float" office:value="0.8662109375" calcext:value-type="float">
            <text:p>0.8662109375</text:p>
          </table:table-cell>
          <table:table-cell office:value-type="float" office:value="0.8660888671875" calcext:value-type="float">
            <text:p>0.866088867187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130859375" calcext:value-type="float">
            <text:p>0.9130859375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904052734375" calcext:value-type="float">
            <text:p>0.904052734375</text:p>
          </table:table-cell>
          <table:table-cell office:value-type="float" office:value="0.90478515625" calcext:value-type="float">
            <text:p>0.90478515625</text:p>
          </table:table-cell>
          <table:table-cell office:value-type="float" office:value="0.90740966796875" calcext:value-type="float">
            <text:p>0.907409667968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111328125" calcext:value-type="float">
            <text:p>0.91113281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033203125" calcext:value-type="float">
            <text:p>0.9033203125</text:p>
          </table:table-cell>
          <table:table-cell office:value-type="float" office:value="0.9022216796875" calcext:value-type="float">
            <text:p>0.9022216796875</text:p>
          </table:table-cell>
          <table:table-cell/>
        </table:table-row>
        <table:table-row table:style-name="ro1">
          <table:table-cell table:number-columns-repeated="2" office:value-type="float" office:value="0.890625" calcext:value-type="float">
            <text:p>0.890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857421875" calcext:value-type="float">
            <text:p>0.8857421875</text:p>
          </table:table-cell>
          <table:table-cell office:value-type="float" office:value="0.88134765625" calcext:value-type="float">
            <text:p>0.88134765625</text:p>
          </table:table-cell>
          <table:table-cell office:value-type="float" office:value="0.88232421875" calcext:value-type="float">
            <text:p>0.88232421875</text:p>
          </table:table-cell>
          <table:table-cell office:value-type="float" office:value="0.8802490234375" calcext:value-type="float">
            <text:p>0.8802490234375</text:p>
          </table:table-cell>
          <table:table-cell office:value-type="float" office:value="0.880615234375" calcext:value-type="float">
            <text:p>0.88061523437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8974609375" calcext:value-type="float">
            <text:p>0.897460937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6982421875" calcext:value-type="float">
            <text:p>0.906982421875</text:p>
          </table:table-cell>
          <table:table-cell office:value-type="float" office:value="0.9080810546875" calcext:value-type="float">
            <text:p>0.9080810546875</text:p>
          </table:table-cell>
          <table:table-cell office:value-type="float" office:value="0.90850830078125" calcext:value-type="float">
            <text:p>0.9085083007812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20703125" calcext:value-type="float">
            <text:p>0.8720703125</text:p>
          </table:table-cell>
          <table:table-cell office:value-type="float" office:value="0.8759765625" calcext:value-type="float">
            <text:p>0.8759765625</text:p>
          </table:table-cell>
          <table:table-cell office:value-type="float" office:value="0.87255859375" calcext:value-type="float">
            <text:p>0.87255859375</text:p>
          </table:table-cell>
          <table:table-cell office:value-type="float" office:value="0.8721923828125" calcext:value-type="float">
            <text:p>0.8721923828125</text:p>
          </table:table-cell>
          <table:table-cell office:value-type="float" office:value="0.87127685546875" calcext:value-type="float">
            <text:p>0.87127685546875</text:p>
          </table:table-cell>
          <table:table-cell/>
        </table:table-row>
        <table:table-row table:style-name="ro1">
          <table:table-cell office:value-type="float" office:value="0.8203125" calcext:value-type="float">
            <text:p>0.820312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740234375" calcext:value-type="float">
            <text:p>0.8740234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2802734375" calcext:value-type="float">
            <text:p>0.872802734375</text:p>
          </table:table-cell>
          <table:table-cell office:value-type="float" office:value="0.8731689453125" calcext:value-type="float">
            <text:p>0.8731689453125</text:p>
          </table:table-cell>
          <table:table-cell office:value-type="float" office:value="0.87060546875" calcext:value-type="float">
            <text:p>0.8706054687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table:number-columns-repeated="2" office:value-type="float" office:value="0.890625" calcext:value-type="float">
            <text:p>0.89062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9111328125" calcext:value-type="float">
            <text:p>0.89111328125</text:p>
          </table:table-cell>
          <table:table-cell office:value-type="float" office:value="0.89404296875" calcext:value-type="float">
            <text:p>0.89404296875</text:p>
          </table:table-cell>
          <table:table-cell office:value-type="float" office:value="0.8953857421875" calcext:value-type="float">
            <text:p>0.8953857421875</text:p>
          </table:table-cell>
          <table:table-cell office:value-type="float" office:value="0.894775390625" calcext:value-type="float">
            <text:p>0.89477539062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544921875" calcext:value-type="float">
            <text:p>0.8544921875</text:p>
          </table:table-cell>
          <table:table-cell office:value-type="float" office:value="0.853515625" calcext:value-type="float">
            <text:p>0.853515625</text:p>
          </table:table-cell>
          <table:table-cell office:value-type="float" office:value="0.8568115234375" calcext:value-type="float">
            <text:p>0.8568115234375</text:p>
          </table:table-cell>
          <table:table-cell office:value-type="float" office:value="0.8572998046875" calcext:value-type="float">
            <text:p>0.8572998046875</text:p>
          </table:table-cell>
          <table:table-cell/>
        </table:table-row>
        <table:table-row table:style-name="ro1">
          <table:table-cell table:number-columns-repeated="2" office:value-type="float" office:value="0.8984375" calcext:value-type="float">
            <text:p>0.898437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1591796875" calcext:value-type="float">
            <text:p>0.881591796875</text:p>
          </table:table-cell>
          <table:table-cell office:value-type="float" office:value="0.8802490234375" calcext:value-type="float">
            <text:p>0.8802490234375</text:p>
          </table:table-cell>
          <table:table-cell office:value-type="float" office:value="0.88189697265625" calcext:value-type="float">
            <text:p>0.8818969726562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number-columns-repeated="2" office:value-type="float" office:value="0.8828125" calcext:value-type="float">
            <text:p>0.8828125</text:p>
          </table:table-cell>
          <table:table-cell office:value-type="float" office:value="0.8876953125" calcext:value-type="float">
            <text:p>0.887695312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9013671875" calcext:value-type="float">
            <text:p>0.9013671875</text:p>
          </table:table-cell>
          <table:table-cell table:number-columns-repeated="2" office:value-type="float" office:value="0.901611328125" calcext:value-type="float">
            <text:p>0.901611328125</text:p>
          </table:table-cell>
          <table:table-cell/>
        </table:table-row>
        <table:table-row table:style-name="ro1">
          <table:table-cell table:number-columns-repeated="2" office:value-type="float" office:value="0.890625" calcext:value-type="float">
            <text:p>0.89062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330078125" calcext:value-type="float">
            <text:p>0.88330078125</text:p>
          </table:table-cell>
          <table:table-cell office:value-type="float" office:value="0.886962890625" calcext:value-type="float">
            <text:p>0.886962890625</text:p>
          </table:table-cell>
          <table:table-cell office:value-type="float" office:value="0.8837890625" calcext:value-type="float">
            <text:p>0.8837890625</text:p>
          </table:table-cell>
          <table:table-cell office:value-type="float" office:value="0.8858642578125" calcext:value-type="float">
            <text:p>0.885864257812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857421875" calcext:value-type="float">
            <text:p>0.8857421875</text:p>
          </table:table-cell>
          <table:table-cell office:value-type="float" office:value="0.88427734375" calcext:value-type="float">
            <text:p>0.88427734375</text:p>
          </table:table-cell>
          <table:table-cell office:value-type="float" office:value="0.8818359375" calcext:value-type="float">
            <text:p>0.8818359375</text:p>
          </table:table-cell>
          <table:table-cell office:value-type="float" office:value="0.884521484375" calcext:value-type="float">
            <text:p>0.884521484375</text:p>
          </table:table-cell>
          <table:table-cell office:value-type="float" office:value="0.88189697265625" calcext:value-type="float">
            <text:p>0.8818969726562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table:number-columns-repeated="2" office:value-type="float" office:value="0.88671875" calcext:value-type="float">
            <text:p>0.88671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37890625" calcext:value-type="float">
            <text:p>0.88378906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95263671875" calcext:value-type="float">
            <text:p>0.895263671875</text:p>
          </table:table-cell>
          <table:table-cell office:value-type="float" office:value="0.892822265625" calcext:value-type="float">
            <text:p>0.89282226562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9013671875" calcext:value-type="float">
            <text:p>0.9013671875</text:p>
          </table:table-cell>
          <table:table-cell office:value-type="float" office:value="0.89599609375" calcext:value-type="float">
            <text:p>0.89599609375</text:p>
          </table:table-cell>
          <table:table-cell office:value-type="float" office:value="0.893798828125" calcext:value-type="float">
            <text:p>0.893798828125</text:p>
          </table:table-cell>
          <table:table-cell office:value-type="float" office:value="0.8927001953125" calcext:value-type="float">
            <text:p>0.8927001953125</text:p>
          </table:table-cell>
          <table:table-cell office:value-type="float" office:value="0.89312744140625" calcext:value-type="float">
            <text:p>0.89312744140625</text:p>
          </table:table-cell>
          <table:table-cell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91796875" calcext:value-type="float">
            <text:p>0.9179687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9091796875" calcext:value-type="float">
            <text:p>0.9091796875</text:p>
          </table:table-cell>
          <table:table-cell office:value-type="float" office:value="0.913330078125" calcext:value-type="float">
            <text:p>0.913330078125</text:p>
          </table:table-cell>
          <table:table-cell office:value-type="float" office:value="0.9189453125" calcext:value-type="float">
            <text:p>0.9189453125</text:p>
          </table:table-cell>
          <table:table-cell office:value-type="float" office:value="0.91790771484375" calcext:value-type="float">
            <text:p>0.9179077148437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8916015625" calcext:value-type="float">
            <text:p>0.88916015625</text:p>
          </table:table-cell>
          <table:table-cell office:value-type="float" office:value="0.891845703125" calcext:value-type="float">
            <text:p>0.891845703125</text:p>
          </table:table-cell>
          <table:table-cell office:value-type="float" office:value="0.8890380859375" calcext:value-type="float">
            <text:p>0.8890380859375</text:p>
          </table:table-cell>
          <table:table-cell office:value-type="float" office:value="0.89013671875" calcext:value-type="float">
            <text:p>0.8901367187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table:number-columns-repeated="2" office:value-type="float" office:value="0.92578125" calcext:value-type="float">
            <text:p>0.92578125</text:p>
          </table:table-cell>
          <table:table-cell office:value-type="float" office:value="0.9208984375" calcext:value-type="float">
            <text:p>0.9208984375</text:p>
          </table:table-cell>
          <table:table-cell office:value-type="float" office:value="0.92724609375" calcext:value-type="float">
            <text:p>0.92724609375</text:p>
          </table:table-cell>
          <table:table-cell office:value-type="float" office:value="0.92822265625" calcext:value-type="float">
            <text:p>0.92822265625</text:p>
          </table:table-cell>
          <table:table-cell office:value-type="float" office:value="0.92578125" calcext:value-type="float">
            <text:p>0.92578125</text:p>
          </table:table-cell>
          <table:table-cell office:value-type="float" office:value="0.92413330078125" calcext:value-type="float">
            <text:p>0.92413330078125</text:p>
          </table:table-cell>
          <table:table-cell/>
        </table:table-row>
        <table:table-row table:style-name="ro1">
          <table:table-cell office:value-type="float" office:value="0.9296875" calcext:value-type="float">
            <text:p>0.9296875</text:p>
          </table:table-cell>
          <table:table-cell office:value-type="float" office:value="0.93359375" calcext:value-type="float">
            <text:p>0.93359375</text:p>
          </table:table-cell>
          <table:table-cell office:value-type="float" office:value="0.923828125" calcext:value-type="float">
            <text:p>0.92382812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90869140625" calcext:value-type="float">
            <text:p>0.9086914062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90673828125" calcext:value-type="float">
            <text:p>0.90673828125</text:p>
          </table:table-cell>
          <table:table-cell office:value-type="float" office:value="0.9068603515625" calcext:value-type="float">
            <text:p>0.906860351562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994140625" calcext:value-type="float">
            <text:p>0.89941406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900146484375" calcext:value-type="float">
            <text:p>0.900146484375</text:p>
          </table:table-cell>
          <table:table-cell office:value-type="float" office:value="0.8995361328125" calcext:value-type="float">
            <text:p>0.8995361328125</text:p>
          </table:table-cell>
          <table:table-cell/>
        </table:table-row>
        <table:table-row table:style-name="ro1">
          <table:table-cell office:value-type="float" office:value="0.828125" calcext:value-type="float">
            <text:p>0.8281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662109375" calcext:value-type="float">
            <text:p>0.8662109375</text:p>
          </table:table-cell>
          <table:table-cell office:value-type="float" office:value="0.86572265625" calcext:value-type="float">
            <text:p>0.86572265625</text:p>
          </table:table-cell>
          <table:table-cell office:value-type="float" office:value="0.8662109375" calcext:value-type="float">
            <text:p>0.8662109375</text:p>
          </table:table-cell>
          <table:table-cell office:value-type="float" office:value="0.86474609375" calcext:value-type="float">
            <text:p>0.86474609375</text:p>
          </table:table-cell>
          <table:table-cell office:value-type="float" office:value="0.85980224609375" calcext:value-type="float">
            <text:p>0.8598022460937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134765625" calcext:value-type="float">
            <text:p>0.88134765625</text:p>
          </table:table-cell>
          <table:table-cell office:value-type="float" office:value="0.878173828125" calcext:value-type="float">
            <text:p>0.878173828125</text:p>
          </table:table-cell>
          <table:table-cell office:value-type="float" office:value="0.879638671875" calcext:value-type="float">
            <text:p>0.879638671875</text:p>
          </table:table-cell>
          <table:table-cell office:value-type="float" office:value="0.87664794921875" calcext:value-type="float">
            <text:p>0.8766479492187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94140625" calcext:value-type="float">
            <text:p>0.94140625</text:p>
          </table:table-cell>
          <table:table-cell office:value-type="float" office:value="0.923828125" calcext:value-type="float">
            <text:p>0.923828125</text:p>
          </table:table-cell>
          <table:table-cell office:value-type="float" office:value="0.919921875" calcext:value-type="float">
            <text:p>0.919921875</text:p>
          </table:table-cell>
          <table:table-cell office:value-type="float" office:value="0.9150390625" calcext:value-type="float">
            <text:p>0.9150390625</text:p>
          </table:table-cell>
          <table:table-cell office:value-type="float" office:value="0.9130859375" calcext:value-type="float">
            <text:p>0.9130859375</text:p>
          </table:table-cell>
          <table:table-cell office:value-type="float" office:value="0.9141845703125" calcext:value-type="float">
            <text:p>0.9141845703125</text:p>
          </table:table-cell>
          <table:table-cell office:value-type="float" office:value="0.91357421875" calcext:value-type="float">
            <text:p>0.913574218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0869140625" calcext:value-type="float">
            <text:p>0.90869140625</text:p>
          </table:table-cell>
          <table:table-cell office:value-type="float" office:value="0.906494140625" calcext:value-type="float">
            <text:p>0.906494140625</text:p>
          </table:table-cell>
          <table:table-cell office:value-type="float" office:value="0.9083251953125" calcext:value-type="float">
            <text:p>0.9083251953125</text:p>
          </table:table-cell>
          <table:table-cell office:value-type="float" office:value="0.906982421875" calcext:value-type="float">
            <text:p>0.90698242187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7841796875" calcext:value-type="float">
            <text:p>0.87841796875</text:p>
          </table:table-cell>
          <table:table-cell office:value-type="float" office:value="0.876220703125" calcext:value-type="float">
            <text:p>0.876220703125</text:p>
          </table:table-cell>
          <table:table-cell office:value-type="float" office:value="0.8790283203125" calcext:value-type="float">
            <text:p>0.8790283203125</text:p>
          </table:table-cell>
          <table:table-cell office:value-type="float" office:value="0.87786865234375" calcext:value-type="float">
            <text:p>0.87786865234375</text:p>
          </table:table-cell>
          <table:table-cell/>
        </table:table-row>
        <table:table-row table:style-name="ro1">
          <table:table-cell office:value-type="float" office:value="0.828125" calcext:value-type="float">
            <text:p>0.828125</text:p>
          </table:table-cell>
          <table:table-cell office:value-type="float" office:value="0.82421875" calcext:value-type="float">
            <text:p>0.82421875</text:p>
          </table:table-cell>
          <table:table-cell office:value-type="float" office:value="0.83984375" calcext:value-type="float">
            <text:p>0.83984375</text:p>
          </table:table-cell>
          <table:table-cell office:value-type="float" office:value="0.84765625" calcext:value-type="float">
            <text:p>0.84765625</text:p>
          </table:table-cell>
          <table:table-cell office:value-type="float" office:value="0.849609375" calcext:value-type="float">
            <text:p>0.849609375</text:p>
          </table:table-cell>
          <table:table-cell office:value-type="float" office:value="0.853515625" calcext:value-type="float">
            <text:p>0.853515625</text:p>
          </table:table-cell>
          <table:table-cell office:value-type="float" office:value="0.8541259765625" calcext:value-type="float">
            <text:p>0.8541259765625</text:p>
          </table:table-cell>
          <table:table-cell office:value-type="float" office:value="0.8507080078125" calcext:value-type="float">
            <text:p>0.8507080078125</text:p>
          </table:table-cell>
          <table:table-cell/>
        </table:table-row>
        <table:table-row table:style-name="ro1">
          <table:table-cell table:number-columns-repeated="2" office:value-type="float" office:value="0.8828125" calcext:value-type="float">
            <text:p>0.882812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8798828125" calcext:value-type="float">
            <text:p>0.8798828125</text:p>
          </table:table-cell>
          <table:table-cell office:value-type="float" office:value="0.87646484375" calcext:value-type="float">
            <text:p>0.87646484375</text:p>
          </table:table-cell>
          <table:table-cell office:value-type="float" office:value="0.874267578125" calcext:value-type="float">
            <text:p>0.874267578125</text:p>
          </table:table-cell>
          <table:table-cell office:value-type="float" office:value="0.8765869140625" calcext:value-type="float">
            <text:p>0.8765869140625</text:p>
          </table:table-cell>
          <table:table-cell office:value-type="float" office:value="0.87725830078125" calcext:value-type="float">
            <text:p>0.877258300781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9453125" calcext:value-type="float">
            <text:p>0.89453125</text:p>
          </table:table-cell>
          <table:table-cell table:number-columns-repeated="2" office:value-type="float" office:value="0.900390625" calcext:value-type="float">
            <text:p>0.900390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478515625" calcext:value-type="float">
            <text:p>0.90478515625</text:p>
          </table:table-cell>
          <table:table-cell office:value-type="float" office:value="0.9058837890625" calcext:value-type="float">
            <text:p>0.9058837890625</text:p>
          </table:table-cell>
          <table:table-cell office:value-type="float" office:value="0.90618896484375" calcext:value-type="float">
            <text:p>0.9061889648437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37890625" calcext:value-type="float">
            <text:p>0.8837890625</text:p>
          </table:table-cell>
          <table:table-cell office:value-type="float" office:value="0.8876953125" calcext:value-type="float">
            <text:p>0.8876953125</text:p>
          </table:table-cell>
          <table:table-cell office:value-type="float" office:value="0.8896484375" calcext:value-type="float">
            <text:p>0.8896484375</text:p>
          </table:table-cell>
          <table:table-cell office:value-type="float" office:value="0.890869140625" calcext:value-type="float">
            <text:p>0.890869140625</text:p>
          </table:table-cell>
          <table:table-cell office:value-type="float" office:value="0.88909912109375" calcext:value-type="float">
            <text:p>0.889099121093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955078125" calcext:value-type="float">
            <text:p>0.8955078125</text:p>
          </table:table-cell>
          <table:table-cell office:value-type="float" office:value="0.888916015625" calcext:value-type="float">
            <text:p>0.888916015625</text:p>
          </table:table-cell>
          <table:table-cell office:value-type="float" office:value="0.8892822265625" calcext:value-type="float">
            <text:p>0.8892822265625</text:p>
          </table:table-cell>
          <table:table-cell office:value-type="float" office:value="0.8868408203125" calcext:value-type="float">
            <text:p>0.8868408203125</text:p>
          </table:table-cell>
          <table:table-cell/>
        </table:table-row>
        <table:table-row table:style-name="ro1">
          <table:table-cell office:value-type="float" office:value="0.8359375" calcext:value-type="float">
            <text:p>0.8359375</text:p>
          </table:table-cell>
          <table:table-cell office:value-type="float" office:value="0.84765625" calcext:value-type="float">
            <text:p>0.84765625</text:p>
          </table:table-cell>
          <table:table-cell office:value-type="float" office:value="0.85546875" calcext:value-type="float">
            <text:p>0.85546875</text:p>
          </table:table-cell>
          <table:table-cell table:number-columns-repeated="2" office:value-type="float" office:value="0.857421875" calcext:value-type="float">
            <text:p>0.857421875</text:p>
          </table:table-cell>
          <table:table-cell office:value-type="float" office:value="0.856201171875" calcext:value-type="float">
            <text:p>0.856201171875</text:p>
          </table:table-cell>
          <table:table-cell office:value-type="float" office:value="0.855224609375" calcext:value-type="float">
            <text:p>0.855224609375</text:p>
          </table:table-cell>
          <table:table-cell office:value-type="float" office:value="0.8536376953125" calcext:value-type="float">
            <text:p>0.85363769531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857421875" calcext:value-type="float">
            <text:p>0.8857421875</text:p>
          </table:table-cell>
          <table:table-cell office:value-type="float" office:value="0.8798828125" calcext:value-type="float">
            <text:p>0.879882812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841552734375" calcext:value-type="float">
            <text:p>0.8841552734375</text:p>
          </table:table-cell>
          <table:table-cell office:value-type="float" office:value="0.8851318359375" calcext:value-type="float">
            <text:p>0.8851318359375</text:p>
          </table:table-cell>
          <table:table-cell/>
        </table:table-row>
        <table:table-row table:style-name="ro1">
          <table:table-cell table:number-columns-repeated="2" office:value-type="float" office:value="0.8828125" calcext:value-type="float">
            <text:p>0.882812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150390625" calcext:value-type="float">
            <text:p>0.9150390625</text:p>
          </table:table-cell>
          <table:table-cell office:value-type="float" office:value="0.9189453125" calcext:value-type="float">
            <text:p>0.9189453125</text:p>
          </table:table-cell>
          <table:table-cell office:value-type="float" office:value="0.922607421875" calcext:value-type="float">
            <text:p>0.922607421875</text:p>
          </table:table-cell>
          <table:table-cell office:value-type="float" office:value="0.9219970703125" calcext:value-type="float">
            <text:p>0.9219970703125</text:p>
          </table:table-cell>
          <table:table-cell office:value-type="float" office:value="0.91845703125" calcext:value-type="float">
            <text:p>0.9184570312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40234375" calcext:value-type="float">
            <text:p>0.8740234375</text:p>
          </table:table-cell>
          <table:table-cell office:value-type="float" office:value="0.8779296875" calcext:value-type="float">
            <text:p>0.8779296875</text:p>
          </table:table-cell>
          <table:table-cell office:value-type="float" office:value="0.885009765625" calcext:value-type="float">
            <text:p>0.885009765625</text:p>
          </table:table-cell>
          <table:table-cell office:value-type="float" office:value="0.88372802734375" calcext:value-type="float">
            <text:p>0.8837280273437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8955078125" calcext:value-type="float">
            <text:p>0.8955078125</text:p>
          </table:table-cell>
          <table:table-cell office:value-type="float" office:value="0.89794921875" calcext:value-type="float">
            <text:p>0.89794921875</text:p>
          </table:table-cell>
          <table:table-cell office:value-type="float" office:value="0.898681640625" calcext:value-type="float">
            <text:p>0.898681640625</text:p>
          </table:table-cell>
          <table:table-cell office:value-type="float" office:value="0.896240234375" calcext:value-type="float">
            <text:p>0.896240234375</text:p>
          </table:table-cell>
          <table:table-cell office:value-type="float" office:value="0.8963623046875" calcext:value-type="float">
            <text:p>0.896362304687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9794921875" calcext:value-type="float">
            <text:p>0.89794921875</text:p>
          </table:table-cell>
          <table:table-cell office:value-type="float" office:value="0.897705078125" calcext:value-type="float">
            <text:p>0.897705078125</text:p>
          </table:table-cell>
          <table:table-cell office:value-type="float" office:value="0.8974609375" calcext:value-type="float">
            <text:p>0.8974609375</text:p>
          </table:table-cell>
          <table:table-cell office:value-type="float" office:value="0.89825439453125" calcext:value-type="float">
            <text:p>0.89825439453125</text:p>
          </table:table-cell>
          <table:table-cell/>
        </table:table-row>
        <table:table-row table:style-name="ro1">
          <table:table-cell table:number-columns-repeated="2" office:value-type="float" office:value="0.90625" calcext:value-type="float">
            <text:p>0.90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4296875" calcext:value-type="float">
            <text:p>0.904296875</text:p>
          </table:table-cell>
          <table:table-cell table:number-columns-repeated="2" office:value-type="float" office:value="0.9052734375" calcext:value-type="float">
            <text:p>0.9052734375</text:p>
          </table:table-cell>
          <table:table-cell office:value-type="float" office:value="0.9039306640625" calcext:value-type="float">
            <text:p>0.9039306640625</text:p>
          </table:table-cell>
          <table:table-cell office:value-type="float" office:value="0.90313720703125" calcext:value-type="float">
            <text:p>0.9031372070312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9990234375" calcext:value-type="float">
            <text:p>0.8999023437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90277099609375" calcext:value-type="float">
            <text:p>0.9027709960937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169921875" calcext:value-type="float">
            <text:p>0.9169921875</text:p>
          </table:table-cell>
          <table:table-cell office:value-type="float" office:value="0.90869140625" calcext:value-type="float">
            <text:p>0.90869140625</text:p>
          </table:table-cell>
          <table:table-cell office:value-type="float" office:value="0.908447265625" calcext:value-type="float">
            <text:p>0.908447265625</text:p>
          </table:table-cell>
          <table:table-cell office:value-type="float" office:value="0.9122314453125" calcext:value-type="float">
            <text:p>0.9122314453125</text:p>
          </table:table-cell>
          <table:table-cell office:value-type="float" office:value="0.9102783203125" calcext:value-type="float">
            <text:p>0.910278320312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330078125" calcext:value-type="float">
            <text:p>0.88330078125</text:p>
          </table:table-cell>
          <table:table-cell office:value-type="float" office:value="0.882568359375" calcext:value-type="float">
            <text:p>0.882568359375</text:p>
          </table:table-cell>
          <table:table-cell office:value-type="float" office:value="0.879638671875" calcext:value-type="float">
            <text:p>0.879638671875</text:p>
          </table:table-cell>
          <table:table-cell office:value-type="float" office:value="0.8809814453125" calcext:value-type="float">
            <text:p>0.880981445312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9013671875" calcext:value-type="float">
            <text:p>0.9013671875</text:p>
          </table:table-cell>
          <table:table-cell office:value-type="float" office:value="0.8955078125" calcext:value-type="float">
            <text:p>0.8955078125</text:p>
          </table:table-cell>
          <table:table-cell office:value-type="float" office:value="0.891357421875" calcext:value-type="float">
            <text:p>0.891357421875</text:p>
          </table:table-cell>
          <table:table-cell office:value-type="float" office:value="0.8909912109375" calcext:value-type="float">
            <text:p>0.8909912109375</text:p>
          </table:table-cell>
          <table:table-cell office:value-type="float" office:value="0.89215087890625" calcext:value-type="float">
            <text:p>0.8921508789062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9052734375" calcext:value-type="float">
            <text:p>0.905273437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9091796875" calcext:value-type="float">
            <text:p>0.9091796875</text:p>
          </table:table-cell>
          <table:table-cell office:value-type="float" office:value="0.909423828125" calcext:value-type="float">
            <text:p>0.909423828125</text:p>
          </table:table-cell>
          <table:table-cell office:value-type="float" office:value="0.90692138671875" calcext:value-type="float">
            <text:p>0.906921386718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994140625" calcext:value-type="float">
            <text:p>0.8994140625</text:p>
          </table:table-cell>
          <table:table-cell office:value-type="float" office:value="0.89697265625" calcext:value-type="float">
            <text:p>0.89697265625</text:p>
          </table:table-cell>
          <table:table-cell office:value-type="float" office:value="0.9002685546875" calcext:value-type="float">
            <text:p>0.9002685546875</text:p>
          </table:table-cell>
          <table:table-cell office:value-type="float" office:value="0.89849853515625" calcext:value-type="float">
            <text:p>0.89849853515625</text:p>
          </table:table-cell>
          <table:table-cell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16015625" calcext:value-type="float">
            <text:p>0.916015625</text:p>
          </table:table-cell>
          <table:table-cell office:value-type="float" office:value="0.9130859375" calcext:value-type="float">
            <text:p>0.9130859375</text:p>
          </table:table-cell>
          <table:table-cell office:value-type="float" office:value="0.91552734375" calcext:value-type="float">
            <text:p>0.91552734375</text:p>
          </table:table-cell>
          <table:table-cell office:value-type="float" office:value="0.92041015625" calcext:value-type="float">
            <text:p>0.92041015625</text:p>
          </table:table-cell>
          <table:table-cell office:value-type="float" office:value="0.9212646484375" calcext:value-type="float">
            <text:p>0.9212646484375</text:p>
          </table:table-cell>
          <table:table-cell office:value-type="float" office:value="0.921142578125" calcext:value-type="float">
            <text:p>0.92114257812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974609375" calcext:value-type="float">
            <text:p>0.8974609375</text:p>
          </table:table-cell>
          <table:table-cell office:value-type="float" office:value="0.8955078125" calcext:value-type="float">
            <text:p>0.8955078125</text:p>
          </table:table-cell>
          <table:table-cell table:number-columns-repeated="2" office:value-type="float" office:value="0.897216796875" calcext:value-type="float">
            <text:p>0.897216796875</text:p>
          </table:table-cell>
          <table:table-cell office:value-type="float" office:value="0.8970947265625" calcext:value-type="float">
            <text:p>0.897094726562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916015625" calcext:value-type="float">
            <text:p>0.8916015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961181640625" calcext:value-type="float">
            <text:p>0.8961181640625</text:p>
          </table:table-cell>
          <table:table-cell office:value-type="float" office:value="0.89508056640625" calcext:value-type="float">
            <text:p>0.8950805664062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91796875" calcext:value-type="float">
            <text:p>0.91796875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908203125" calcext:value-type="float">
            <text:p>0.908203125</text:p>
          </table:table-cell>
          <table:table-cell table:number-columns-repeated="2" office:value-type="float" office:value="0.9072265625" calcext:value-type="float">
            <text:p>0.9072265625</text:p>
          </table:table-cell>
          <table:table-cell office:value-type="float" office:value="0.9053955078125" calcext:value-type="float">
            <text:p>0.9053955078125</text:p>
          </table:table-cell>
          <table:table-cell office:value-type="float" office:value="0.90570068359375" calcext:value-type="float">
            <text:p>0.90570068359375</text:p>
          </table:table-cell>
          <table:table-cell/>
        </table:table-row>
        <table:table-row table:style-name="ro1">
          <table:table-cell table:number-columns-repeated="2" office:value-type="float" office:value="0.859375" calcext:value-type="float">
            <text:p>0.859375</text:p>
          </table:table-cell>
          <table:table-cell office:value-type="float" office:value="0.861328125" calcext:value-type="float">
            <text:p>0.861328125</text:p>
          </table:table-cell>
          <table:table-cell office:value-type="float" office:value="0.8564453125" calcext:value-type="float">
            <text:p>0.8564453125</text:p>
          </table:table-cell>
          <table:table-cell office:value-type="float" office:value="0.86669921875" calcext:value-type="float">
            <text:p>0.86669921875</text:p>
          </table:table-cell>
          <table:table-cell office:value-type="float" office:value="0.86376953125" calcext:value-type="float">
            <text:p>0.8637695312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6480712890625" calcext:value-type="float">
            <text:p>0.8648071289062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681640625" calcext:value-type="float">
            <text:p>0.8681640625</text:p>
          </table:table-cell>
          <table:table-cell office:value-type="float" office:value="0.87158203125" calcext:value-type="float">
            <text:p>0.87158203125</text:p>
          </table:table-cell>
          <table:table-cell office:value-type="float" office:value="0.87353515625" calcext:value-type="float">
            <text:p>0.87353515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481689453125" calcext:value-type="float">
            <text:p>0.8748168945312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57421875" calcext:value-type="float">
            <text:p>0.857421875</text:p>
          </table:table-cell>
          <table:table-cell office:value-type="float" office:value="0.85009765625" calcext:value-type="float">
            <text:p>0.85009765625</text:p>
          </table:table-cell>
          <table:table-cell office:value-type="float" office:value="0.851318359375" calcext:value-type="float">
            <text:p>0.851318359375</text:p>
          </table:table-cell>
          <table:table-cell office:value-type="float" office:value="0.8475341796875" calcext:value-type="float">
            <text:p>0.8475341796875</text:p>
          </table:table-cell>
          <table:table-cell office:value-type="float" office:value="0.84564208984375" calcext:value-type="float">
            <text:p>0.845642089843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798828125" calcext:value-type="float">
            <text:p>0.8798828125</text:p>
          </table:table-cell>
          <table:table-cell office:value-type="float" office:value="0.88134765625" calcext:value-type="float">
            <text:p>0.88134765625</text:p>
          </table:table-cell>
          <table:table-cell office:value-type="float" office:value="0.880615234375" calcext:value-type="float">
            <text:p>0.880615234375</text:p>
          </table:table-cell>
          <table:table-cell office:value-type="float" office:value="0.881591796875" calcext:value-type="float">
            <text:p>0.881591796875</text:p>
          </table:table-cell>
          <table:table-cell office:value-type="float" office:value="0.88275146484375" calcext:value-type="float">
            <text:p>0.8827514648437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759765625" calcext:value-type="float">
            <text:p>0.8759765625</text:p>
          </table:table-cell>
          <table:table-cell office:value-type="float" office:value="0.87158203125" calcext:value-type="float">
            <text:p>0.87158203125</text:p>
          </table:table-cell>
          <table:table-cell office:value-type="float" office:value="0.87548828125" calcext:value-type="float">
            <text:p>0.87548828125</text:p>
          </table:table-cell>
          <table:table-cell office:value-type="float" office:value="0.8763427734375" calcext:value-type="float">
            <text:p>0.8763427734375</text:p>
          </table:table-cell>
          <table:table-cell office:value-type="float" office:value="0.87713623046875" calcext:value-type="float">
            <text:p>0.8771362304687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818359375" calcext:value-type="float">
            <text:p>0.888183593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8966064453125" calcext:value-type="float">
            <text:p>0.8966064453125</text:p>
          </table:table-cell>
          <table:table-cell office:value-type="float" office:value="0.89703369140625" calcext:value-type="float">
            <text:p>0.8970336914062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8720703125" calcext:value-type="float">
            <text:p>0.8872070312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8720703125" calcext:value-type="float">
            <text:p>0.88720703125</text:p>
          </table:table-cell>
          <table:table-cell office:value-type="float" office:value="0.88763427734375" calcext:value-type="float">
            <text:p>0.8876342773437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69873046875" calcext:value-type="float">
            <text:p>0.869873046875</text:p>
          </table:table-cell>
          <table:table-cell office:value-type="float" office:value="0.863037109375" calcext:value-type="float">
            <text:p>0.863037109375</text:p>
          </table:table-cell>
          <table:table-cell office:value-type="float" office:value="0.86328125" calcext:value-type="float">
            <text:p>0.86328125</text:p>
          </table:table-cell>
          <table:table-cell/>
        </table:table-row>
        <table:table-row table:style-name="ro1">
          <table:table-cell table:number-columns-repeated="2" office:value-type="float" office:value="0.875" calcext:value-type="float">
            <text:p>0.87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916015625" calcext:value-type="float">
            <text:p>0.891601562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8997802734375" calcext:value-type="float">
            <text:p>0.8997802734375</text:p>
          </table:table-cell>
          <table:table-cell office:value-type="float" office:value="0.9007568359375" calcext:value-type="float">
            <text:p>0.90075683593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96484375" calcext:value-type="float">
            <text:p>0.896484375</text:p>
          </table:table-cell>
          <table:table-cell table:number-columns-repeated="2" office:value-type="float" office:value="0.89404296875" calcext:value-type="float">
            <text:p>0.89404296875</text:p>
          </table:table-cell>
          <table:table-cell office:value-type="float" office:value="0.8951416015625" calcext:value-type="float">
            <text:p>0.8951416015625</text:p>
          </table:table-cell>
          <table:table-cell office:value-type="float" office:value="0.8936767578125" calcext:value-type="float">
            <text:p>0.893676757812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916015625" calcext:value-type="float">
            <text:p>0.8916015625</text:p>
          </table:table-cell>
          <table:table-cell office:value-type="float" office:value="0.88720703125" calcext:value-type="float">
            <text:p>0.88720703125</text:p>
          </table:table-cell>
          <table:table-cell office:value-type="float" office:value="0.886474609375" calcext:value-type="float">
            <text:p>0.886474609375</text:p>
          </table:table-cell>
          <table:table-cell office:value-type="float" office:value="0.88525390625" calcext:value-type="float">
            <text:p>0.88525390625</text:p>
          </table:table-cell>
          <table:table-cell office:value-type="float" office:value="0.88470458984375" calcext:value-type="float">
            <text:p>0.88470458984375</text:p>
          </table:table-cell>
          <table:table-cell/>
        </table:table-row>
        <table:table-row table:style-name="ro1">
          <table:table-cell table:number-columns-repeated="2" office:value-type="float" office:value="0.921875" calcext:value-type="float">
            <text:p>0.921875</text:p>
          </table:table-cell>
          <table:table-cell office:value-type="float" office:value="0.923828125" calcext:value-type="float">
            <text:p>0.923828125</text:p>
          </table:table-cell>
          <table:table-cell office:value-type="float" office:value="0.927734375" calcext:value-type="float">
            <text:p>0.927734375</text:p>
          </table:table-cell>
          <table:table-cell office:value-type="float" office:value="0.9208984375" calcext:value-type="float">
            <text:p>0.9208984375</text:p>
          </table:table-cell>
          <table:table-cell office:value-type="float" office:value="0.919921875" calcext:value-type="float">
            <text:p>0.919921875</text:p>
          </table:table-cell>
          <table:table-cell office:value-type="float" office:value="0.92041015625" calcext:value-type="float">
            <text:p>0.92041015625</text:p>
          </table:table-cell>
          <table:table-cell office:value-type="float" office:value="0.91961669921875" calcext:value-type="float">
            <text:p>0.9196166992187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9599609375" calcext:value-type="float">
            <text:p>0.89599609375</text:p>
          </table:table-cell>
          <table:table-cell office:value-type="float" office:value="0.90576171875" calcext:value-type="float">
            <text:p>0.90576171875</text:p>
          </table:table-cell>
          <table:table-cell office:value-type="float" office:value="0.908935546875" calcext:value-type="float">
            <text:p>0.908935546875</text:p>
          </table:table-cell>
          <table:table-cell office:value-type="float" office:value="0.9066162109375" calcext:value-type="float">
            <text:p>0.90661621093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8681640625" calcext:value-type="float">
            <text:p>0.8681640625</text:p>
          </table:table-cell>
          <table:table-cell office:value-type="float" office:value="0.8662109375" calcext:value-type="float">
            <text:p>0.866210937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5693359375" calcext:value-type="float">
            <text:p>0.85693359375</text:p>
          </table:table-cell>
          <table:table-cell office:value-type="float" office:value="0.85650634765625" calcext:value-type="float">
            <text:p>0.85650634765625</text:p>
          </table:table-cell>
          <table:table-cell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744140625" calcext:value-type="float">
            <text:p>0.877441406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5009765625" calcext:value-type="float">
            <text:p>0.885009765625</text:p>
          </table:table-cell>
          <table:table-cell office:value-type="float" office:value="0.88641357421875" calcext:value-type="float">
            <text:p>0.8864135742187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603515625" calcext:value-type="float">
            <text:p>0.8603515625</text:p>
          </table:table-cell>
          <table:table-cell office:value-type="float" office:value="0.85302734375" calcext:value-type="float">
            <text:p>0.85302734375</text:p>
          </table:table-cell>
          <table:table-cell office:value-type="float" office:value="0.8623046875" calcext:value-type="float">
            <text:p>0.8623046875</text:p>
          </table:table-cell>
          <table:table-cell office:value-type="float" office:value="0.8619384765625" calcext:value-type="float">
            <text:p>0.8619384765625</text:p>
          </table:table-cell>
          <table:table-cell office:value-type="float" office:value="0.8641357421875" calcext:value-type="float">
            <text:p>0.8641357421875</text:p>
          </table:table-cell>
          <table:table-cell/>
        </table:table-row>
        <table:table-row table:style-name="ro1">
          <table:table-cell office:value-type="float" office:value="0.9296875" calcext:value-type="float">
            <text:p>0.929687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9013671875" calcext:value-type="float">
            <text:p>0.89013671875</text:p>
          </table:table-cell>
          <table:table-cell office:value-type="float" office:value="0.891357421875" calcext:value-type="float">
            <text:p>0.891357421875</text:p>
          </table:table-cell>
          <table:table-cell office:value-type="float" office:value="0.8895263671875" calcext:value-type="float">
            <text:p>0.8895263671875</text:p>
          </table:table-cell>
          <table:table-cell office:value-type="float" office:value="0.89105224609375" calcext:value-type="float">
            <text:p>0.89105224609375</text:p>
          </table:table-cell>
          <table:table-cell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4765625" calcext:value-type="float">
            <text:p>0.884765625</text:p>
          </table:table-cell>
          <table:table-cell table:number-columns-repeated="2" office:value-type="float" office:value="0.892578125" calcext:value-type="float">
            <text:p>0.892578125</text:p>
          </table:table-cell>
          <table:table-cell office:value-type="float" office:value="0.895263671875" calcext:value-type="float">
            <text:p>0.895263671875</text:p>
          </table:table-cell>
          <table:table-cell office:value-type="float" office:value="0.89434814453125" calcext:value-type="float">
            <text:p>0.894348144531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134765625" calcext:value-type="float">
            <text:p>0.88134765625</text:p>
          </table:table-cell>
          <table:table-cell office:value-type="float" office:value="0.8818359375" calcext:value-type="float">
            <text:p>0.8818359375</text:p>
          </table:table-cell>
          <table:table-cell office:value-type="float" office:value="0.8792724609375" calcext:value-type="float">
            <text:p>0.8792724609375</text:p>
          </table:table-cell>
          <table:table-cell office:value-type="float" office:value="0.8809814453125" calcext:value-type="float">
            <text:p>0.880981445312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7255859375" calcext:value-type="float">
            <text:p>0.87255859375</text:p>
          </table:table-cell>
          <table:table-cell office:value-type="float" office:value="0.87451171875" calcext:value-type="float">
            <text:p>0.87451171875</text:p>
          </table:table-cell>
          <table:table-cell office:value-type="float" office:value="0.8770751953125" calcext:value-type="float">
            <text:p>0.8770751953125</text:p>
          </table:table-cell>
          <table:table-cell office:value-type="float" office:value="0.87701416015625" calcext:value-type="float">
            <text:p>0.8770141601562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8720703125" calcext:value-type="float">
            <text:p>0.8720703125</text:p>
          </table:table-cell>
          <table:table-cell office:value-type="float" office:value="0.87744140625" calcext:value-type="float">
            <text:p>0.87744140625</text:p>
          </table:table-cell>
          <table:table-cell office:value-type="float" office:value="0.880126953125" calcext:value-type="float">
            <text:p>0.880126953125</text:p>
          </table:table-cell>
          <table:table-cell table:number-columns-repeated="2" office:value-type="float" office:value="0.8798828125" calcext:value-type="float">
            <text:p>0.8798828125</text:p>
          </table:table-cell>
          <table:table-cell/>
        </table:table-row>
        <table:table-row table:style-name="ro1">
          <table:table-cell table:number-columns-repeated="2" office:value-type="float" office:value="0.8828125" calcext:value-type="float">
            <text:p>0.882812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798828125" calcext:value-type="float">
            <text:p>0.8798828125</text:p>
          </table:table-cell>
          <table:table-cell office:value-type="float" office:value="0.8837890625" calcext:value-type="float">
            <text:p>0.8837890625</text:p>
          </table:table-cell>
          <table:table-cell office:value-type="float" office:value="0.88720703125" calcext:value-type="float">
            <text:p>0.88720703125</text:p>
          </table:table-cell>
          <table:table-cell office:value-type="float" office:value="0.8863525390625" calcext:value-type="float">
            <text:p>0.8863525390625</text:p>
          </table:table-cell>
          <table:table-cell office:value-type="float" office:value="0.88861083984375" calcext:value-type="float">
            <text:p>0.88861083984375</text:p>
          </table:table-cell>
          <table:table-cell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18359375" calcext:value-type="float">
            <text:p>0.8818359375</text:p>
          </table:table-cell>
          <table:table-cell office:value-type="float" office:value="0.882568359375" calcext:value-type="float">
            <text:p>0.882568359375</text:p>
          </table:table-cell>
          <table:table-cell office:value-type="float" office:value="0.884521484375" calcext:value-type="float">
            <text:p>0.884521484375</text:p>
          </table:table-cell>
          <table:table-cell office:value-type="float" office:value="0.8841552734375" calcext:value-type="float">
            <text:p>0.884155273437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0478515625" calcext:value-type="float">
            <text:p>0.90478515625</text:p>
          </table:table-cell>
          <table:table-cell office:value-type="float" office:value="0.90185546875" calcext:value-type="float">
            <text:p>0.90185546875</text:p>
          </table:table-cell>
          <table:table-cell office:value-type="float" office:value="0.9012451171875" calcext:value-type="float">
            <text:p>0.9012451171875</text:p>
          </table:table-cell>
          <table:table-cell office:value-type="float" office:value="0.90020751953125" calcext:value-type="float">
            <text:p>0.9002075195312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681640625" calcext:value-type="float">
            <text:p>0.8681640625</text:p>
          </table:table-cell>
          <table:table-cell office:value-type="float" office:value="0.859375" calcext:value-type="float">
            <text:p>0.859375</text:p>
          </table:table-cell>
          <table:table-cell table:number-columns-repeated="2" office:value-type="float" office:value="0.85791015625" calcext:value-type="float">
            <text:p>0.85791015625</text:p>
          </table:table-cell>
          <table:table-cell office:value-type="float" office:value="0.85797119140625" calcext:value-type="float">
            <text:p>0.857971191406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974609375" calcext:value-type="float">
            <text:p>0.8974609375</text:p>
          </table:table-cell>
          <table:table-cell office:value-type="float" office:value="0.90185546875" calcext:value-type="float">
            <text:p>0.90185546875</text:p>
          </table:table-cell>
          <table:table-cell office:value-type="float" office:value="0.9033203125" calcext:value-type="float">
            <text:p>0.9033203125</text:p>
          </table:table-cell>
          <table:table-cell office:value-type="float" office:value="0.9002685546875" calcext:value-type="float">
            <text:p>0.9002685546875</text:p>
          </table:table-cell>
          <table:table-cell office:value-type="float" office:value="0.8992919921875" calcext:value-type="float">
            <text:p>0.8992919921875</text:p>
          </table:table-cell>
          <table:table-cell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92578125" calcext:value-type="float">
            <text:p>0.9257812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869140625" calcext:value-type="float">
            <text:p>0.90869140625</text:p>
          </table:table-cell>
          <table:table-cell office:value-type="float" office:value="0.91455078125" calcext:value-type="float">
            <text:p>0.91455078125</text:p>
          </table:table-cell>
          <table:table-cell office:value-type="float" office:value="0.909423828125" calcext:value-type="float">
            <text:p>0.909423828125</text:p>
          </table:table-cell>
          <table:table-cell office:value-type="float" office:value="0.9088134765625" calcext:value-type="float">
            <text:p>0.908813476562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90185546875" calcext:value-type="float">
            <text:p>0.90185546875</text:p>
          </table:table-cell>
          <table:table-cell office:value-type="float" office:value="0.91064453125" calcext:value-type="float">
            <text:p>0.91064453125</text:p>
          </table:table-cell>
          <table:table-cell office:value-type="float" office:value="0.915283203125" calcext:value-type="float">
            <text:p>0.915283203125</text:p>
          </table:table-cell>
          <table:table-cell office:value-type="float" office:value="0.91461181640625" calcext:value-type="float">
            <text:p>0.914611816406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8955078125" calcext:value-type="float">
            <text:p>0.8955078125</text:p>
          </table:table-cell>
          <table:table-cell office:value-type="float" office:value="0.89111328125" calcext:value-type="float">
            <text:p>0.89111328125</text:p>
          </table:table-cell>
          <table:table-cell office:value-type="float" office:value="0.8896484375" calcext:value-type="float">
            <text:p>0.8896484375</text:p>
          </table:table-cell>
          <table:table-cell office:value-type="float" office:value="0.888427734375" calcext:value-type="float">
            <text:p>0.88842773437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table:number-columns-repeated="2" office:value-type="float" office:value="0.91796875" calcext:value-type="float">
            <text:p>0.91796875</text:p>
          </table:table-cell>
          <table:table-cell office:value-type="float" office:value="0.9150390625" calcext:value-type="float">
            <text:p>0.915039062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0966796875" calcext:value-type="float">
            <text:p>0.909667968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0960693359375" calcext:value-type="float">
            <text:p>0.90960693359375</text:p>
          </table:table-cell>
          <table:table-cell/>
        </table:table-row>
        <table:table-row table:style-name="ro1">
          <table:table-cell office:value-type="float" office:value="0.84375" calcext:value-type="float">
            <text:p>0.843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20703125" calcext:value-type="float">
            <text:p>0.872070312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8670654296875" calcext:value-type="float">
            <text:p>0.8670654296875</text:p>
          </table:table-cell>
          <table:table-cell office:value-type="float" office:value="0.8663330078125" calcext:value-type="float">
            <text:p>0.866333007812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837890625" calcext:value-type="float">
            <text:p>0.8837890625</text:p>
          </table:table-cell>
          <table:table-cell office:value-type="float" office:value="0.88818359375" calcext:value-type="float">
            <text:p>0.88818359375</text:p>
          </table:table-cell>
          <table:table-cell office:value-type="float" office:value="0.89013671875" calcext:value-type="float">
            <text:p>0.89013671875</text:p>
          </table:table-cell>
          <table:table-cell office:value-type="float" office:value="0.88818359375" calcext:value-type="float">
            <text:p>0.88818359375</text:p>
          </table:table-cell>
          <table:table-cell office:value-type="float" office:value="0.888427734375" calcext:value-type="float">
            <text:p>0.8884277343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87158203125" calcext:value-type="float">
            <text:p>0.87158203125</text:p>
          </table:table-cell>
          <table:table-cell office:value-type="float" office:value="0.870361328125" calcext:value-type="float">
            <text:p>0.870361328125</text:p>
          </table:table-cell>
          <table:table-cell office:value-type="float" office:value="0.86767578125" calcext:value-type="float">
            <text:p>0.86767578125</text:p>
          </table:table-cell>
          <table:table-cell office:value-type="float" office:value="0.86676025390625" calcext:value-type="float">
            <text:p>0.8667602539062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9013671875" calcext:value-type="float">
            <text:p>0.9013671875</text:p>
          </table:table-cell>
          <table:table-cell office:value-type="float" office:value="0.8974609375" calcext:value-type="float">
            <text:p>0.8974609375</text:p>
          </table:table-cell>
          <table:table-cell office:value-type="float" office:value="0.894775390625" calcext:value-type="float">
            <text:p>0.894775390625</text:p>
          </table:table-cell>
          <table:table-cell office:value-type="float" office:value="0.890380859375" calcext:value-type="float">
            <text:p>0.890380859375</text:p>
          </table:table-cell>
          <table:table-cell office:value-type="float" office:value="0.89013671875" calcext:value-type="float">
            <text:p>0.890136718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57421875" calcext:value-type="float">
            <text:p>0.8857421875</text:p>
          </table:table-cell>
          <table:table-cell office:value-type="float" office:value="0.89404296875" calcext:value-type="float">
            <text:p>0.89404296875</text:p>
          </table:table-cell>
          <table:table-cell office:value-type="float" office:value="0.89501953125" calcext:value-type="float">
            <text:p>0.89501953125</text:p>
          </table:table-cell>
          <table:table-cell office:value-type="float" office:value="0.8968505859375" calcext:value-type="float">
            <text:p>0.8968505859375</text:p>
          </table:table-cell>
          <table:table-cell office:value-type="float" office:value="0.89794921875" calcext:value-type="float">
            <text:p>0.8979492187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9033203125" calcext:value-type="float">
            <text:p>0.9033203125</text:p>
          </table:table-cell>
          <table:table-cell office:value-type="float" office:value="0.90673828125" calcext:value-type="float">
            <text:p>0.9067382812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909912109375" calcext:value-type="float">
            <text:p>0.909912109375</text:p>
          </table:table-cell>
          <table:table-cell office:value-type="float" office:value="0.9110107421875" calcext:value-type="float">
            <text:p>0.9110107421875</text:p>
          </table:table-cell>
          <table:table-cell/>
        </table:table-row>
        <table:table-row table:style-name="ro1">
          <table:table-cell office:value-type="float" office:value="0.9296875" calcext:value-type="float">
            <text:p>0.929687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1796875" calcext:value-type="float">
            <text:p>0.91796875</text:p>
          </table:table-cell>
          <table:table-cell office:value-type="float" office:value="0.9267578125" calcext:value-type="float">
            <text:p>0.9267578125</text:p>
          </table:table-cell>
          <table:table-cell office:value-type="float" office:value="0.9287109375" calcext:value-type="float">
            <text:p>0.9287109375</text:p>
          </table:table-cell>
          <table:table-cell office:value-type="float" office:value="0.929931640625" calcext:value-type="float">
            <text:p>0.929931640625</text:p>
          </table:table-cell>
          <table:table-cell office:value-type="float" office:value="0.9334716796875" calcext:value-type="float">
            <text:p>0.9334716796875</text:p>
          </table:table-cell>
          <table:table-cell office:value-type="float" office:value="0.931640625" calcext:value-type="float">
            <text:p>0.93164062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8857421875" calcext:value-type="float">
            <text:p>0.8857421875</text:p>
          </table:table-cell>
          <table:table-cell table:number-columns-repeated="2" office:value-type="float" office:value="0.8828125" calcext:value-type="float">
            <text:p>0.8828125</text:p>
          </table:table-cell>
          <table:table-cell office:value-type="float" office:value="0.8804931640625" calcext:value-type="float">
            <text:p>0.8804931640625</text:p>
          </table:table-cell>
          <table:table-cell office:value-type="float" office:value="0.87774658203125" calcext:value-type="float">
            <text:p>0.87774658203125</text:p>
          </table:table-cell>
          <table:table-cell/>
        </table:table-row>
        <table:table-row table:style-name="ro1">
          <table:table-cell table:number-columns-repeated="2" office:value-type="float" office:value="0.8671875" calcext:value-type="float">
            <text:p>0.8671875</text:p>
          </table:table-cell>
          <table:table-cell office:value-type="float" office:value="0.857421875" calcext:value-type="float">
            <text:p>0.857421875</text:p>
          </table:table-cell>
          <table:table-cell office:value-type="float" office:value="0.861328125" calcext:value-type="float">
            <text:p>0.861328125</text:p>
          </table:table-cell>
          <table:table-cell office:value-type="float" office:value="0.8720703125" calcext:value-type="float">
            <text:p>0.8720703125</text:p>
          </table:table-cell>
          <table:table-cell office:value-type="float" office:value="0.872802734375" calcext:value-type="float">
            <text:p>0.872802734375</text:p>
          </table:table-cell>
          <table:table-cell office:value-type="float" office:value="0.8736572265625" calcext:value-type="float">
            <text:p>0.8736572265625</text:p>
          </table:table-cell>
          <table:table-cell office:value-type="float" office:value="0.874267578125" calcext:value-type="float">
            <text:p>0.874267578125</text:p>
          </table:table-cell>
          <table:table-cell/>
        </table:table-row>
        <table:table-row table:style-name="ro1">
          <table:table-cell table:number-columns-repeated="2" office:value-type="float" office:value="0.8828125" calcext:value-type="float">
            <text:p>0.882812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744140625" calcext:value-type="float">
            <text:p>0.87744140625</text:p>
          </table:table-cell>
          <table:table-cell office:value-type="float" office:value="0.878173828125" calcext:value-type="float">
            <text:p>0.878173828125</text:p>
          </table:table-cell>
          <table:table-cell office:value-type="float" office:value="0.8795166015625" calcext:value-type="float">
            <text:p>0.8795166015625</text:p>
          </table:table-cell>
          <table:table-cell office:value-type="float" office:value="0.8802490234375" calcext:value-type="float">
            <text:p>0.88024902343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61328125" calcext:value-type="float">
            <text:p>0.861328125</text:p>
          </table:table-cell>
          <table:table-cell table:number-columns-repeated="2" office:value-type="float" office:value="0.8779296875" calcext:value-type="float">
            <text:p>0.8779296875</text:p>
          </table:table-cell>
          <table:table-cell office:value-type="float" office:value="0.88134765625" calcext:value-type="float">
            <text:p>0.88134765625</text:p>
          </table:table-cell>
          <table:table-cell office:value-type="float" office:value="0.8824462890625" calcext:value-type="float">
            <text:p>0.8824462890625</text:p>
          </table:table-cell>
          <table:table-cell office:value-type="float" office:value="0.88525390625" calcext:value-type="float">
            <text:p>0.8852539062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876953125" calcext:value-type="float">
            <text:p>0.8876953125</text:p>
          </table:table-cell>
          <table:table-cell office:value-type="float" office:value="0.89404296875" calcext:value-type="float">
            <text:p>0.89404296875</text:p>
          </table:table-cell>
          <table:table-cell office:value-type="float" office:value="0.890869140625" calcext:value-type="float">
            <text:p>0.890869140625</text:p>
          </table:table-cell>
          <table:table-cell office:value-type="float" office:value="0.8873291015625" calcext:value-type="float">
            <text:p>0.8873291015625</text:p>
          </table:table-cell>
          <table:table-cell office:value-type="float" office:value="0.88616943359375" calcext:value-type="float">
            <text:p>0.886169433593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86474609375" calcext:value-type="float">
            <text:p>0.86474609375</text:p>
          </table:table-cell>
          <table:table-cell office:value-type="float" office:value="0.862548828125" calcext:value-type="float">
            <text:p>0.862548828125</text:p>
          </table:table-cell>
          <table:table-cell office:value-type="float" office:value="0.858154296875" calcext:value-type="float">
            <text:p>0.858154296875</text:p>
          </table:table-cell>
          <table:table-cell office:value-type="float" office:value="0.85491943359375" calcext:value-type="float">
            <text:p>0.85491943359375</text:p>
          </table:table-cell>
          <table:table-cell/>
        </table:table-row>
        <table:table-row table:style-name="ro1">
          <table:table-cell table:number-columns-repeated="2" office:value-type="float" office:value="0.890625" calcext:value-type="float">
            <text:p>0.89062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740234375" calcext:value-type="float">
            <text:p>0.8740234375</text:p>
          </table:table-cell>
          <table:table-cell office:value-type="float" office:value="0.87548828125" calcext:value-type="float">
            <text:p>0.87548828125</text:p>
          </table:table-cell>
          <table:table-cell office:value-type="float" office:value="0.874755859375" calcext:value-type="float">
            <text:p>0.874755859375</text:p>
          </table:table-cell>
          <table:table-cell office:value-type="float" office:value="0.8787841796875" calcext:value-type="float">
            <text:p>0.8787841796875</text:p>
          </table:table-cell>
          <table:table-cell office:value-type="float" office:value="0.8773193359375" calcext:value-type="float">
            <text:p>0.877319335937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779296875" calcext:value-type="float">
            <text:p>0.877929687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29345703125" calcext:value-type="float">
            <text:p>0.8829345703125</text:p>
          </table:table-cell>
          <table:table-cell office:value-type="float" office:value="0.8826904296875" calcext:value-type="float">
            <text:p>0.882690429687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87060546875" calcext:value-type="float">
            <text:p>0.87060546875</text:p>
          </table:table-cell>
          <table:table-cell office:value-type="float" office:value="0.87451171875" calcext:value-type="float">
            <text:p>0.87451171875</text:p>
          </table:table-cell>
          <table:table-cell office:value-type="float" office:value="0.8775634765625" calcext:value-type="float">
            <text:p>0.8775634765625</text:p>
          </table:table-cell>
          <table:table-cell office:value-type="float" office:value="0.877685546875" calcext:value-type="float">
            <text:p>0.87768554687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861328125" calcext:value-type="float">
            <text:p>0.861328125</text:p>
          </table:table-cell>
          <table:table-cell office:value-type="float" office:value="0.8701171875" calcext:value-type="float">
            <text:p>0.8701171875</text:p>
          </table:table-cell>
          <table:table-cell office:value-type="float" office:value="0.87255859375" calcext:value-type="float">
            <text:p>0.87255859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51220703125" calcext:value-type="float">
            <text:p>0.8751220703125</text:p>
          </table:table-cell>
          <table:table-cell office:value-type="float" office:value="0.8724365234375" calcext:value-type="float">
            <text:p>0.872436523437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9072265625" calcext:value-type="float">
            <text:p>0.9072265625</text:p>
          </table:table-cell>
          <table:table-cell office:value-type="float" office:value="0.90576171875" calcext:value-type="float">
            <text:p>0.90576171875</text:p>
          </table:table-cell>
          <table:table-cell office:value-type="float" office:value="0.906494140625" calcext:value-type="float">
            <text:p>0.906494140625</text:p>
          </table:table-cell>
          <table:table-cell office:value-type="float" office:value="0.9071044921875" calcext:value-type="float">
            <text:p>0.9071044921875</text:p>
          </table:table-cell>
          <table:table-cell office:value-type="float" office:value="0.90716552734375" calcext:value-type="float">
            <text:p>0.90716552734375</text:p>
          </table:table-cell>
          <table:table-cell/>
        </table:table-row>
        <table:table-row table:style-name="ro1">
          <table:table-cell table:number-columns-repeated="2" office:value-type="float" office:value="0.8515625" calcext:value-type="float">
            <text:p>0.8515625</text:p>
          </table:table-cell>
          <table:table-cell office:value-type="float" office:value="0.857421875" calcext:value-type="float">
            <text:p>0.857421875</text:p>
          </table:table-cell>
          <table:table-cell office:value-type="float" office:value="0.8623046875" calcext:value-type="float">
            <text:p>0.862304687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702392578125" calcext:value-type="float">
            <text:p>0.8702392578125</text:p>
          </table:table-cell>
          <table:table-cell office:value-type="float" office:value="0.86981201171875" calcext:value-type="float">
            <text:p>0.8698120117187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798828125" calcext:value-type="float">
            <text:p>0.8798828125</text:p>
          </table:table-cell>
          <table:table-cell office:value-type="float" office:value="0.87841796875" calcext:value-type="float">
            <text:p>0.87841796875</text:p>
          </table:table-cell>
          <table:table-cell office:value-type="float" office:value="0.884033203125" calcext:value-type="float">
            <text:p>0.884033203125</text:p>
          </table:table-cell>
          <table:table-cell office:value-type="float" office:value="0.8841552734375" calcext:value-type="float">
            <text:p>0.8841552734375</text:p>
          </table:table-cell>
          <table:table-cell office:value-type="float" office:value="0.8846435546875" calcext:value-type="float">
            <text:p>0.884643554687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table:number-columns-repeated="2" office:value-type="float" office:value="0.890625" calcext:value-type="float">
            <text:p>0.890625</text:p>
          </table:table-cell>
          <table:table-cell office:value-type="float" office:value="0.8935546875" calcext:value-type="float">
            <text:p>0.8935546875</text:p>
          </table:table-cell>
          <table:table-cell office:value-type="float" office:value="0.88720703125" calcext:value-type="float">
            <text:p>0.88720703125</text:p>
          </table:table-cell>
          <table:table-cell office:value-type="float" office:value="0.885498046875" calcext:value-type="float">
            <text:p>0.885498046875</text:p>
          </table:table-cell>
          <table:table-cell office:value-type="float" office:value="0.8837890625" calcext:value-type="float">
            <text:p>0.8837890625</text:p>
          </table:table-cell>
          <table:table-cell office:value-type="float" office:value="0.88604736328125" calcext:value-type="float">
            <text:p>0.886047363281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9091796875" calcext:value-type="float">
            <text:p>0.90917968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11865234375" calcext:value-type="float">
            <text:p>0.911865234375</text:p>
          </table:table-cell>
          <table:table-cell office:value-type="float" office:value="0.9154052734375" calcext:value-type="float">
            <text:p>0.9154052734375</text:p>
          </table:table-cell>
          <table:table-cell office:value-type="float" office:value="0.9156494140625" calcext:value-type="float">
            <text:p>0.9156494140625</text:p>
          </table:table-cell>
          <table:table-cell/>
        </table:table-row>
        <table:table-row table:style-name="ro1">
          <table:table-cell office:value-type="float" office:value="0.9296875" calcext:value-type="float">
            <text:p>0.929687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330078125" calcext:value-type="float">
            <text:p>0.88330078125</text:p>
          </table:table-cell>
          <table:table-cell table:number-columns-repeated="2" office:value-type="float" office:value="0.881591796875" calcext:value-type="float">
            <text:p>0.881591796875</text:p>
          </table:table-cell>
          <table:table-cell office:value-type="float" office:value="0.8818359375" calcext:value-type="float">
            <text:p>0.88183593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79296875" calcext:value-type="float">
            <text:p>0.8779296875</text:p>
          </table:table-cell>
          <table:table-cell office:value-type="float" office:value="0.88330078125" calcext:value-type="float">
            <text:p>0.88330078125</text:p>
          </table:table-cell>
          <table:table-cell office:value-type="float" office:value="0.879150390625" calcext:value-type="float">
            <text:p>0.879150390625</text:p>
          </table:table-cell>
          <table:table-cell office:value-type="float" office:value="0.878662109375" calcext:value-type="float">
            <text:p>0.878662109375</text:p>
          </table:table-cell>
          <table:table-cell office:value-type="float" office:value="0.87725830078125" calcext:value-type="float">
            <text:p>0.8772583007812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3046875" calcext:value-type="float">
            <text:p>0.873046875</text:p>
          </table:table-cell>
          <table:table-cell table:number-columns-repeated="2" office:value-type="float" office:value="0.880859375" calcext:value-type="float">
            <text:p>0.880859375</text:p>
          </table:table-cell>
          <table:table-cell office:value-type="float" office:value="0.880126953125" calcext:value-type="float">
            <text:p>0.880126953125</text:p>
          </table:table-cell>
          <table:table-cell office:value-type="float" office:value="0.8797607421875" calcext:value-type="float">
            <text:p>0.8797607421875</text:p>
          </table:table-cell>
          <table:table-cell office:value-type="float" office:value="0.8779296875" calcext:value-type="float">
            <text:p>0.87792968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0615234375" calcext:value-type="float">
            <text:p>0.880615234375</text:p>
          </table:table-cell>
          <table:table-cell office:value-type="float" office:value="0.88037109375" calcext:value-type="float">
            <text:p>0.88037109375</text:p>
          </table:table-cell>
          <table:table-cell office:value-type="float" office:value="0.880859375" calcext:value-type="float">
            <text:p>0.88085937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8818359375" calcext:value-type="float">
            <text:p>0.8818359375</text:p>
          </table:table-cell>
          <table:table-cell office:value-type="float" office:value="0.87353515625" calcext:value-type="float">
            <text:p>0.87353515625</text:p>
          </table:table-cell>
          <table:table-cell table:number-columns-repeated="2" office:value-type="float" office:value="0.87890625" calcext:value-type="float">
            <text:p>0.87890625</text:p>
          </table:table-cell>
          <table:table-cell office:value-type="float" office:value="0.8795166015625" calcext:value-type="float">
            <text:p>0.879516601562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9111328125" calcext:value-type="float">
            <text:p>0.89111328125</text:p>
          </table:table-cell>
          <table:table-cell office:value-type="float" office:value="0.888427734375" calcext:value-type="float">
            <text:p>0.888427734375</text:p>
          </table:table-cell>
          <table:table-cell office:value-type="float" office:value="0.8907470703125" calcext:value-type="float">
            <text:p>0.8907470703125</text:p>
          </table:table-cell>
          <table:table-cell office:value-type="float" office:value="0.89111328125" calcext:value-type="float">
            <text:p>0.8911132812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8876953125" calcext:value-type="float">
            <text:p>0.8876953125</text:p>
          </table:table-cell>
          <table:table-cell office:value-type="float" office:value="0.8896484375" calcext:value-type="float">
            <text:p>0.8896484375</text:p>
          </table:table-cell>
          <table:table-cell office:value-type="float" office:value="0.89208984375" calcext:value-type="float">
            <text:p>0.89208984375</text:p>
          </table:table-cell>
          <table:table-cell office:value-type="float" office:value="0.8895263671875" calcext:value-type="float">
            <text:p>0.8895263671875</text:p>
          </table:table-cell>
          <table:table-cell office:value-type="float" office:value="0.89031982421875" calcext:value-type="float">
            <text:p>0.89031982421875</text:p>
          </table:table-cell>
          <table:table-cell/>
        </table:table-row>
        <table:table-row table:style-name="ro1">
          <table:table-cell table:number-columns-repeated="2" office:value-type="float" office:value="0.859375" calcext:value-type="float">
            <text:p>0.85937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6865234375" calcext:value-type="float">
            <text:p>0.86865234375</text:p>
          </table:table-cell>
          <table:table-cell office:value-type="float" office:value="0.867919921875" calcext:value-type="float">
            <text:p>0.867919921875</text:p>
          </table:table-cell>
          <table:table-cell office:value-type="float" office:value="0.8692626953125" calcext:value-type="float">
            <text:p>0.8692626953125</text:p>
          </table:table-cell>
          <table:table-cell office:value-type="float" office:value="0.86871337890625" calcext:value-type="float">
            <text:p>0.8687133789062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662109375" calcext:value-type="float">
            <text:p>0.8662109375</text:p>
          </table:table-cell>
          <table:table-cell office:value-type="float" office:value="0.8740234375" calcext:value-type="float">
            <text:p>0.8740234375</text:p>
          </table:table-cell>
          <table:table-cell office:value-type="float" office:value="0.88037109375" calcext:value-type="float">
            <text:p>0.88037109375</text:p>
          </table:table-cell>
          <table:table-cell office:value-type="float" office:value="0.87841796875" calcext:value-type="float">
            <text:p>0.87841796875</text:p>
          </table:table-cell>
          <table:table-cell office:value-type="float" office:value="0.87811279296875" calcext:value-type="float">
            <text:p>0.878112792968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8916015625" calcext:value-type="float">
            <text:p>0.88916015625</text:p>
          </table:table-cell>
          <table:table-cell office:value-type="float" office:value="0.886962890625" calcext:value-type="float">
            <text:p>0.886962890625</text:p>
          </table:table-cell>
          <table:table-cell office:value-type="float" office:value="0.8883056640625" calcext:value-type="float">
            <text:p>0.8883056640625</text:p>
          </table:table-cell>
          <table:table-cell office:value-type="float" office:value="0.8880615234375" calcext:value-type="float">
            <text:p>0.888061523437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974609375" calcext:value-type="float">
            <text:p>0.8974609375</text:p>
          </table:table-cell>
          <table:table-cell office:value-type="float" office:value="0.90380859375" calcext:value-type="float">
            <text:p>0.90380859375</text:p>
          </table:table-cell>
          <table:table-cell office:value-type="float" office:value="0.897705078125" calcext:value-type="float">
            <text:p>0.89770507812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931884765625" calcext:value-type="float">
            <text:p>0.893188476562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table:number-columns-repeated="2" office:value-type="float" office:value="0.890625" calcext:value-type="float">
            <text:p>0.890625</text:p>
          </table:table-cell>
          <table:table-cell office:value-type="float" office:value="0.8779296875" calcext:value-type="float">
            <text:p>0.8779296875</text:p>
          </table:table-cell>
          <table:table-cell office:value-type="float" office:value="0.87158203125" calcext:value-type="float">
            <text:p>0.87158203125</text:p>
          </table:table-cell>
          <table:table-cell office:value-type="float" office:value="0.869384765625" calcext:value-type="float">
            <text:p>0.869384765625</text:p>
          </table:table-cell>
          <table:table-cell office:value-type="float" office:value="0.8680419921875" calcext:value-type="float">
            <text:p>0.8680419921875</text:p>
          </table:table-cell>
          <table:table-cell office:value-type="float" office:value="0.86749267578125" calcext:value-type="float">
            <text:p>0.86749267578125</text:p>
          </table:table-cell>
          <table:table-cell/>
        </table:table-row>
        <table:table-row table:style-name="ro1">
          <table:table-cell table:number-columns-repeated="2" office:value-type="float" office:value="0.9140625" calcext:value-type="float">
            <text:p>0.9140625</text:p>
          </table:table-cell>
          <table:table-cell office:value-type="float" office:value="0.919921875" calcext:value-type="float">
            <text:p>0.91992187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91064453125" calcext:value-type="float">
            <text:p>0.91064453125</text:p>
          </table:table-cell>
          <table:table-cell office:value-type="float" office:value="0.909423828125" calcext:value-type="float">
            <text:p>0.909423828125</text:p>
          </table:table-cell>
          <table:table-cell office:value-type="float" office:value="0.904052734375" calcext:value-type="float">
            <text:p>0.904052734375</text:p>
          </table:table-cell>
          <table:table-cell office:value-type="float" office:value="0.89990234375" calcext:value-type="float">
            <text:p>0.8999023437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900146484375" calcext:value-type="float">
            <text:p>0.900146484375</text:p>
          </table:table-cell>
          <table:table-cell office:value-type="float" office:value="0.89990234375" calcext:value-type="float">
            <text:p>0.89990234375</text:p>
          </table:table-cell>
          <table:table-cell office:value-type="float" office:value="0.900390625" calcext:value-type="float">
            <text:p>0.900390625</text:p>
          </table:table-cell>
          <table:table-cell/>
        </table:table-row>
        <table:table-row table:style-name="ro1">
          <table:table-cell table:number-columns-repeated="2" office:value-type="float" office:value="0.921875" calcext:value-type="float">
            <text:p>0.9218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091796875" calcext:value-type="float">
            <text:p>0.9091796875</text:p>
          </table:table-cell>
          <table:table-cell office:value-type="float" office:value="0.91552734375" calcext:value-type="float">
            <text:p>0.91552734375</text:p>
          </table:table-cell>
          <table:table-cell office:value-type="float" office:value="0.914794921875" calcext:value-type="float">
            <text:p>0.914794921875</text:p>
          </table:table-cell>
          <table:table-cell office:value-type="float" office:value="0.913330078125" calcext:value-type="float">
            <text:p>0.913330078125</text:p>
          </table:table-cell>
          <table:table-cell office:value-type="float" office:value="0.91357421875" calcext:value-type="float">
            <text:p>0.9135742187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8994140625" calcext:value-type="float">
            <text:p>0.8994140625</text:p>
          </table:table-cell>
          <table:table-cell office:value-type="float" office:value="0.89990234375" calcext:value-type="float">
            <text:p>0.89990234375</text:p>
          </table:table-cell>
          <table:table-cell office:value-type="float" office:value="0.90185546875" calcext:value-type="float">
            <text:p>0.90185546875</text:p>
          </table:table-cell>
          <table:table-cell office:value-type="float" office:value="0.9027099609375" calcext:value-type="float">
            <text:p>0.9027099609375</text:p>
          </table:table-cell>
          <table:table-cell office:value-type="float" office:value="0.8992919921875" calcext:value-type="float">
            <text:p>0.899291992187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642578125" calcext:value-type="float">
            <text:p>0.8642578125</text:p>
          </table:table-cell>
          <table:table-cell office:value-type="float" office:value="0.8623046875" calcext:value-type="float">
            <text:p>0.8623046875</text:p>
          </table:table-cell>
          <table:table-cell office:value-type="float" office:value="0.866943359375" calcext:value-type="float">
            <text:p>0.866943359375</text:p>
          </table:table-cell>
          <table:table-cell office:value-type="float" office:value="0.86181640625" calcext:value-type="float">
            <text:p>0.86181640625</text:p>
          </table:table-cell>
          <table:table-cell office:value-type="float" office:value="0.86322021484375" calcext:value-type="float">
            <text:p>0.8632202148437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720703125" calcext:value-type="float">
            <text:p>0.872070312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66455078125" calcext:value-type="float">
            <text:p>0.866455078125</text:p>
          </table:table-cell>
          <table:table-cell office:value-type="float" office:value="0.8690185546875" calcext:value-type="float">
            <text:p>0.8690185546875</text:p>
          </table:table-cell>
          <table:table-cell office:value-type="float" office:value="0.8670654296875" calcext:value-type="float">
            <text:p>0.867065429687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9990234375" calcext:value-type="float">
            <text:p>0.89990234375</text:p>
          </table:table-cell>
          <table:table-cell office:value-type="float" office:value="0.89892578125" calcext:value-type="float">
            <text:p>0.89892578125</text:p>
          </table:table-cell>
          <table:table-cell office:value-type="float" office:value="0.8974609375" calcext:value-type="float">
            <text:p>0.8974609375</text:p>
          </table:table-cell>
          <table:table-cell office:value-type="float" office:value="0.8953857421875" calcext:value-type="float">
            <text:p>0.895385742187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40234375" calcext:value-type="float">
            <text:p>0.8740234375</text:p>
          </table:table-cell>
          <table:table-cell office:value-type="float" office:value="0.8798828125" calcext:value-type="float">
            <text:p>0.8798828125</text:p>
          </table:table-cell>
          <table:table-cell office:value-type="float" office:value="0.882080078125" calcext:value-type="float">
            <text:p>0.882080078125</text:p>
          </table:table-cell>
          <table:table-cell office:value-type="float" office:value="0.8822021484375" calcext:value-type="float">
            <text:p>0.8822021484375</text:p>
          </table:table-cell>
          <table:table-cell office:value-type="float" office:value="0.88287353515625" calcext:value-type="float">
            <text:p>0.882873535156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828125" calcext:value-type="float">
            <text:p>0.8828125</text:p>
          </table:table-cell>
          <table:table-cell table:number-columns-repeated="2" office:value-type="float" office:value="0.884765625" calcext:value-type="float">
            <text:p>0.884765625</text:p>
          </table:table-cell>
          <table:table-cell office:value-type="float" office:value="0.88427734375" calcext:value-type="float">
            <text:p>0.88427734375</text:p>
          </table:table-cell>
          <table:table-cell office:value-type="float" office:value="0.887939453125" calcext:value-type="float">
            <text:p>0.887939453125</text:p>
          </table:table-cell>
          <table:table-cell office:value-type="float" office:value="0.8876953125" calcext:value-type="float">
            <text:p>0.8876953125</text:p>
          </table:table-cell>
          <table:table-cell office:value-type="float" office:value="0.88726806640625" calcext:value-type="float">
            <text:p>0.8872680664062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9501953125" calcext:value-type="float">
            <text:p>0.89501953125</text:p>
          </table:table-cell>
          <table:table-cell office:value-type="float" office:value="0.889892578125" calcext:value-type="float">
            <text:p>0.889892578125</text:p>
          </table:table-cell>
          <table:table-cell office:value-type="float" office:value="0.8883056640625" calcext:value-type="float">
            <text:p>0.8883056640625</text:p>
          </table:table-cell>
          <table:table-cell office:value-type="float" office:value="0.8857421875" calcext:value-type="float">
            <text:p>0.88574218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53515625" calcext:value-type="float">
            <text:p>0.853515625</text:p>
          </table:table-cell>
          <table:table-cell office:value-type="float" office:value="0.8603515625" calcext:value-type="float">
            <text:p>0.8603515625</text:p>
          </table:table-cell>
          <table:table-cell office:value-type="float" office:value="0.86181640625" calcext:value-type="float">
            <text:p>0.86181640625</text:p>
          </table:table-cell>
          <table:table-cell office:value-type="float" office:value="0.859619140625" calcext:value-type="float">
            <text:p>0.859619140625</text:p>
          </table:table-cell>
          <table:table-cell office:value-type="float" office:value="0.8570556640625" calcext:value-type="float">
            <text:p>0.8570556640625</text:p>
          </table:table-cell>
          <table:table-cell office:value-type="float" office:value="0.8582763671875" calcext:value-type="float">
            <text:p>0.858276367187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7841796875" calcext:value-type="float">
            <text:p>0.87841796875</text:p>
          </table:table-cell>
          <table:table-cell office:value-type="float" office:value="0.885009765625" calcext:value-type="float">
            <text:p>0.885009765625</text:p>
          </table:table-cell>
          <table:table-cell office:value-type="float" office:value="0.8826904296875" calcext:value-type="float">
            <text:p>0.8826904296875</text:p>
          </table:table-cell>
          <table:table-cell office:value-type="float" office:value="0.88580322265625" calcext:value-type="float">
            <text:p>0.8858032226562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935546875" calcext:value-type="float">
            <text:p>0.8935546875</text:p>
          </table:table-cell>
          <table:table-cell office:value-type="float" office:value="0.89599609375" calcext:value-type="float">
            <text:p>0.89599609375</text:p>
          </table:table-cell>
          <table:table-cell office:value-type="float" office:value="0.898681640625" calcext:value-type="float">
            <text:p>0.898681640625</text:p>
          </table:table-cell>
          <table:table-cell office:value-type="float" office:value="0.8997802734375" calcext:value-type="float">
            <text:p>0.8997802734375</text:p>
          </table:table-cell>
          <table:table-cell office:value-type="float" office:value="0.8995361328125" calcext:value-type="float">
            <text:p>0.899536132812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740234375" calcext:value-type="float">
            <text:p>0.8740234375</text:p>
          </table:table-cell>
          <table:table-cell office:value-type="float" office:value="0.8720703125" calcext:value-type="float">
            <text:p>0.87207031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158203125" calcext:value-type="float">
            <text:p>0.87158203125</text:p>
          </table:table-cell>
          <table:table-cell office:value-type="float" office:value="0.87115478515625" calcext:value-type="float">
            <text:p>0.8711547851562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896484375" calcext:value-type="float">
            <text:p>0.8896484375</text:p>
          </table:table-cell>
          <table:table-cell office:value-type="float" office:value="0.89599609375" calcext:value-type="float">
            <text:p>0.89599609375</text:p>
          </table:table-cell>
          <table:table-cell office:value-type="float" office:value="0.8974609375" calcext:value-type="float">
            <text:p>0.8974609375</text:p>
          </table:table-cell>
          <table:table-cell office:value-type="float" office:value="0.899658203125" calcext:value-type="float">
            <text:p>0.899658203125</text:p>
          </table:table-cell>
          <table:table-cell office:value-type="float" office:value="0.899169921875" calcext:value-type="float">
            <text:p>0.899169921875</text:p>
          </table:table-cell>
          <table:table-cell/>
        </table:table-row>
        <table:table-row table:style-name="ro1">
          <table:table-cell table:number-columns-repeated="2" office:value-type="float" office:value="0.8203125" calcext:value-type="float">
            <text:p>0.8203125</text:p>
          </table:table-cell>
          <table:table-cell office:value-type="float" office:value="0.82421875" calcext:value-type="float">
            <text:p>0.82421875</text:p>
          </table:table-cell>
          <table:table-cell office:value-type="float" office:value="0.8203125" calcext:value-type="float">
            <text:p>0.8203125</text:p>
          </table:table-cell>
          <table:table-cell office:value-type="float" office:value="0.828125" calcext:value-type="float">
            <text:p>0.828125</text:p>
          </table:table-cell>
          <table:table-cell office:value-type="float" office:value="0.82177734375" calcext:value-type="float">
            <text:p>0.82177734375</text:p>
          </table:table-cell>
          <table:table-cell office:value-type="float" office:value="0.8226318359375" calcext:value-type="float">
            <text:p>0.8226318359375</text:p>
          </table:table-cell>
          <table:table-cell office:value-type="float" office:value="0.82427978515625" calcext:value-type="float">
            <text:p>0.82427978515625</text:p>
          </table:table-cell>
          <table:table-cell/>
        </table:table-row>
        <table:table-row table:style-name="ro1">
          <table:table-cell table:number-columns-repeated="2" office:value-type="float" office:value="0.8671875" calcext:value-type="float">
            <text:p>0.867187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583984375" calcext:value-type="float">
            <text:p>0.8583984375</text:p>
          </table:table-cell>
          <table:table-cell office:value-type="float" office:value="0.8642578125" calcext:value-type="float">
            <text:p>0.8642578125</text:p>
          </table:table-cell>
          <table:table-cell office:value-type="float" office:value="0.86767578125" calcext:value-type="float">
            <text:p>0.86767578125</text:p>
          </table:table-cell>
          <table:table-cell office:value-type="float" office:value="0.8702392578125" calcext:value-type="float">
            <text:p>0.8702392578125</text:p>
          </table:table-cell>
          <table:table-cell office:value-type="float" office:value="0.8668212890625" calcext:value-type="float">
            <text:p>0.8668212890625</text:p>
          </table:table-cell>
          <table:table-cell/>
        </table:table-row>
        <table:table-row table:style-name="ro1">
          <table:table-cell office:value-type="float" office:value="0.9296875" calcext:value-type="float">
            <text:p>0.929687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935546875" calcext:value-type="float">
            <text:p>0.8935546875</text:p>
          </table:table-cell>
          <table:table-cell office:value-type="float" office:value="0.88720703125" calcext:value-type="float">
            <text:p>0.88720703125</text:p>
          </table:table-cell>
          <table:table-cell office:value-type="float" office:value="0.8837890625" calcext:value-type="float">
            <text:p>0.8837890625</text:p>
          </table:table-cell>
          <table:table-cell office:value-type="float" office:value="0.8814697265625" calcext:value-type="float">
            <text:p>0.8814697265625</text:p>
          </table:table-cell>
          <table:table-cell office:value-type="float" office:value="0.882568359375" calcext:value-type="float">
            <text:p>0.8825683593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935546875" calcext:value-type="float">
            <text:p>0.893554687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9892578125" calcext:value-type="float">
            <text:p>0.89892578125</text:p>
          </table:table-cell>
          <table:table-cell office:value-type="float" office:value="0.8974609375" calcext:value-type="float">
            <text:p>0.8974609375</text:p>
          </table:table-cell>
          <table:table-cell office:value-type="float" office:value="0.8985595703125" calcext:value-type="float">
            <text:p>0.8985595703125</text:p>
          </table:table-cell>
          <table:table-cell/>
        </table:table-row>
        <table:table-row table:style-name="ro1">
          <table:table-cell office:value-type="float" office:value="0.9375" calcext:value-type="float">
            <text:p>0.9375</text:p>
          </table:table-cell>
          <table:table-cell table:number-columns-repeated="2" office:value-type="float" office:value="0.9296875" calcext:value-type="float">
            <text:p>0.9296875</text:p>
          </table:table-cell>
          <table:table-cell office:value-type="float" office:value="0.92578125" calcext:value-type="float">
            <text:p>0.92578125</text:p>
          </table:table-cell>
          <table:table-cell office:value-type="float" office:value="0.91943359375" calcext:value-type="float">
            <text:p>0.91943359375</text:p>
          </table:table-cell>
          <table:table-cell office:value-type="float" office:value="0.911376953125" calcext:value-type="float">
            <text:p>0.911376953125</text:p>
          </table:table-cell>
          <table:table-cell table:number-columns-repeated="2" office:value-type="float" office:value="0.9066162109375" calcext:value-type="float">
            <text:p>0.9066162109375</text:p>
          </table:table-cell>
          <table:table-cell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330078125" calcext:value-type="float">
            <text:p>0.88330078125</text:p>
          </table:table-cell>
          <table:table-cell office:value-type="float" office:value="0.878662109375" calcext:value-type="float">
            <text:p>0.878662109375</text:p>
          </table:table-cell>
          <table:table-cell office:value-type="float" office:value="0.8768310546875" calcext:value-type="float">
            <text:p>0.8768310546875</text:p>
          </table:table-cell>
          <table:table-cell office:value-type="float" office:value="0.8778076171875" calcext:value-type="float">
            <text:p>0.877807617187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876953125" calcext:value-type="float">
            <text:p>0.8876953125</text:p>
          </table:table-cell>
          <table:table-cell office:value-type="float" office:value="0.8798828125" calcext:value-type="float">
            <text:p>0.8798828125</text:p>
          </table:table-cell>
          <table:table-cell office:value-type="float" office:value="0.883544921875" calcext:value-type="float">
            <text:p>0.883544921875</text:p>
          </table:table-cell>
          <table:table-cell office:value-type="float" office:value="0.8829345703125" calcext:value-type="float">
            <text:p>0.8829345703125</text:p>
          </table:table-cell>
          <table:table-cell office:value-type="float" office:value="0.88262939453125" calcext:value-type="float">
            <text:p>0.8826293945312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table:number-columns-repeated="2" office:value-type="float" office:value="0.90625" calcext:value-type="float">
            <text:p>0.9062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9052734375" calcext:value-type="float">
            <text:p>0.9052734375</text:p>
          </table:table-cell>
          <table:table-cell office:value-type="float" office:value="0.906982421875" calcext:value-type="float">
            <text:p>0.906982421875</text:p>
          </table:table-cell>
          <table:table-cell office:value-type="float" office:value="0.91064453125" calcext:value-type="float">
            <text:p>0.91064453125</text:p>
          </table:table-cell>
          <table:table-cell office:value-type="float" office:value="0.91033935546875" calcext:value-type="float">
            <text:p>0.910339355468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90283203125" calcext:value-type="float">
            <text:p>0.902832031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9002685546875" calcext:value-type="float">
            <text:p>0.9002685546875</text:p>
          </table:table-cell>
          <table:table-cell office:value-type="float" office:value="0.90032958984375" calcext:value-type="float">
            <text:p>0.90032958984375</text:p>
          </table:table-cell>
          <table:table-cell/>
        </table:table-row>
        <table:table-row table:style-name="ro1">
          <table:table-cell office:value-type="float" office:value="0.9453125" calcext:value-type="float">
            <text:p>0.94531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19921875" calcext:value-type="float">
            <text:p>0.919921875</text:p>
          </table:table-cell>
          <table:table-cell office:value-type="float" office:value="0.923828125" calcext:value-type="float">
            <text:p>0.923828125</text:p>
          </table:table-cell>
          <table:table-cell office:value-type="float" office:value="0.916015625" calcext:value-type="float">
            <text:p>0.916015625</text:p>
          </table:table-cell>
          <table:table-cell office:value-type="float" office:value="0.91796875" calcext:value-type="float">
            <text:p>0.91796875</text:p>
          </table:table-cell>
          <table:table-cell office:value-type="float" office:value="0.9185791015625" calcext:value-type="float">
            <text:p>0.9185791015625</text:p>
          </table:table-cell>
          <table:table-cell office:value-type="float" office:value="0.91766357421875" calcext:value-type="float">
            <text:p>0.91766357421875</text:p>
          </table:table-cell>
          <table:table-cell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849609375" calcext:value-type="float">
            <text:p>0.849609375</text:p>
          </table:table-cell>
          <table:table-cell office:value-type="float" office:value="0.8583984375" calcext:value-type="float">
            <text:p>0.8583984375</text:p>
          </table:table-cell>
          <table:table-cell office:value-type="float" office:value="0.86767578125" calcext:value-type="float">
            <text:p>0.86767578125</text:p>
          </table:table-cell>
          <table:table-cell office:value-type="float" office:value="0.870849609375" calcext:value-type="float">
            <text:p>0.870849609375</text:p>
          </table:table-cell>
          <table:table-cell office:value-type="float" office:value="0.8701171875" calcext:value-type="float">
            <text:p>0.8701171875</text:p>
          </table:table-cell>
          <table:table-cell office:value-type="float" office:value="0.87188720703125" calcext:value-type="float">
            <text:p>0.8718872070312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40234375" calcext:value-type="float">
            <text:p>0.8740234375</text:p>
          </table:table-cell>
          <table:table-cell office:value-type="float" office:value="0.87744140625" calcext:value-type="float">
            <text:p>0.87744140625</text:p>
          </table:table-cell>
          <table:table-cell office:value-type="float" office:value="0.87646484375" calcext:value-type="float">
            <text:p>0.87646484375</text:p>
          </table:table-cell>
          <table:table-cell office:value-type="float" office:value="0.8758544921875" calcext:value-type="float">
            <text:p>0.8758544921875</text:p>
          </table:table-cell>
          <table:table-cell office:value-type="float" office:value="0.8775634765625" calcext:value-type="float">
            <text:p>0.877563476562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8671875" calcext:value-type="float">
            <text:p>0.88671875</text:p>
          </table:table-cell>
          <table:table-cell table:number-columns-repeated="3" office:value-type="float" office:value="0.888671875" calcext:value-type="float">
            <text:p>0.8886718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8887939453125" calcext:value-type="float">
            <text:p>0.8887939453125</text:p>
          </table:table-cell>
          <table:table-cell office:value-type="float" office:value="0.88873291015625" calcext:value-type="float">
            <text:p>0.8887329101562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3359375" calcext:value-type="float">
            <text:p>0.93359375</text:p>
          </table:table-cell>
          <table:table-cell office:value-type="float" office:value="0.9287109375" calcext:value-type="float">
            <text:p>0.9287109375</text:p>
          </table:table-cell>
          <table:table-cell office:value-type="float" office:value="0.927734375" calcext:value-type="float">
            <text:p>0.927734375</text:p>
          </table:table-cell>
          <table:table-cell office:value-type="float" office:value="0.92578125" calcext:value-type="float">
            <text:p>0.92578125</text:p>
          </table:table-cell>
          <table:table-cell office:value-type="float" office:value="0.9246826171875" calcext:value-type="float">
            <text:p>0.9246826171875</text:p>
          </table:table-cell>
          <table:table-cell office:value-type="float" office:value="0.92413330078125" calcext:value-type="float">
            <text:p>0.92413330078125</text:p>
          </table:table-cell>
          <table:table-cell/>
        </table:table-row>
        <table:table-row table:style-name="ro1">
          <table:table-cell table:number-columns-repeated="2" office:value-type="float" office:value="0.859375" calcext:value-type="float">
            <text:p>0.859375</text:p>
          </table:table-cell>
          <table:table-cell office:value-type="float" office:value="0.857421875" calcext:value-type="float">
            <text:p>0.85742187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5400390625" calcext:value-type="float">
            <text:p>0.85400390625</text:p>
          </table:table-cell>
          <table:table-cell office:value-type="float" office:value="0.860595703125" calcext:value-type="float">
            <text:p>0.860595703125</text:p>
          </table:table-cell>
          <table:table-cell office:value-type="float" office:value="0.863037109375" calcext:value-type="float">
            <text:p>0.863037109375</text:p>
          </table:table-cell>
          <table:table-cell office:value-type="float" office:value="0.8643798828125" calcext:value-type="float">
            <text:p>0.864379882812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720703125" calcext:value-type="float">
            <text:p>0.87207031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7685546875" calcext:value-type="float">
            <text:p>0.877685546875</text:p>
          </table:table-cell>
          <table:table-cell office:value-type="float" office:value="0.8775634765625" calcext:value-type="float">
            <text:p>0.8775634765625</text:p>
          </table:table-cell>
          <table:table-cell office:value-type="float" office:value="0.876953125" calcext:value-type="float">
            <text:p>0.876953125</text:p>
          </table:table-cell>
          <table:table-cell/>
        </table:table-row>
        <table:table-row table:style-name="ro1">
          <table:table-cell office:value-type="float" office:value="0.8359375" calcext:value-type="float">
            <text:p>0.835937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57421875" calcext:value-type="float">
            <text:p>0.857421875</text:p>
          </table:table-cell>
          <table:table-cell office:value-type="float" office:value="0.8642578125" calcext:value-type="float">
            <text:p>0.8642578125</text:p>
          </table:table-cell>
          <table:table-cell office:value-type="float" office:value="0.86279296875" calcext:value-type="float">
            <text:p>0.86279296875</text:p>
          </table:table-cell>
          <table:table-cell office:value-type="float" office:value="0.861572265625" calcext:value-type="float">
            <text:p>0.861572265625</text:p>
          </table:table-cell>
          <table:table-cell office:value-type="float" office:value="0.8614501953125" calcext:value-type="float">
            <text:p>0.8614501953125</text:p>
          </table:table-cell>
          <table:table-cell office:value-type="float" office:value="0.863525390625" calcext:value-type="float">
            <text:p>0.86352539062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033203125" calcext:value-type="float">
            <text:p>0.90332031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6494140625" calcext:value-type="float">
            <text:p>0.906494140625</text:p>
          </table:table-cell>
          <table:table-cell office:value-type="float" office:value="0.9090576171875" calcext:value-type="float">
            <text:p>0.9090576171875</text:p>
          </table:table-cell>
          <table:table-cell office:value-type="float" office:value="0.90948486328125" calcext:value-type="float">
            <text:p>0.909484863281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table:number-columns-repeated="2" office:value-type="float" office:value="0.89453125" calcext:value-type="float">
            <text:p>0.89453125</text:p>
          </table:table-cell>
          <table:table-cell office:value-type="float" office:value="0.8994140625" calcext:value-type="float">
            <text:p>0.8994140625</text:p>
          </table:table-cell>
          <table:table-cell office:value-type="float" office:value="0.8974609375" calcext:value-type="float">
            <text:p>0.8974609375</text:p>
          </table:table-cell>
          <table:table-cell office:value-type="float" office:value="0.90283203125" calcext:value-type="float">
            <text:p>0.90283203125</text:p>
          </table:table-cell>
          <table:table-cell office:value-type="float" office:value="0.901611328125" calcext:value-type="float">
            <text:p>0.901611328125</text:p>
          </table:table-cell>
          <table:table-cell office:value-type="float" office:value="0.9017333984375" calcext:value-type="float">
            <text:p>0.90173339843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4521484375" calcext:value-type="float">
            <text:p>0.884521484375</text:p>
          </table:table-cell>
          <table:table-cell office:value-type="float" office:value="0.8804931640625" calcext:value-type="float">
            <text:p>0.8804931640625</text:p>
          </table:table-cell>
          <table:table-cell office:value-type="float" office:value="0.880859375" calcext:value-type="float">
            <text:p>0.8808593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861328125" calcext:value-type="float">
            <text:p>0.861328125</text:p>
          </table:table-cell>
          <table:table-cell office:value-type="float" office:value="0.8583984375" calcext:value-type="float">
            <text:p>0.8583984375</text:p>
          </table:table-cell>
          <table:table-cell office:value-type="float" office:value="0.862548828125" calcext:value-type="float">
            <text:p>0.862548828125</text:p>
          </table:table-cell>
          <table:table-cell office:value-type="float" office:value="0.8619384765625" calcext:value-type="float">
            <text:p>0.8619384765625</text:p>
          </table:table-cell>
          <table:table-cell office:value-type="float" office:value="0.86492919921875" calcext:value-type="float">
            <text:p>0.8649291992187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97705078125" calcext:value-type="float">
            <text:p>0.897705078125</text:p>
          </table:table-cell>
          <table:table-cell office:value-type="float" office:value="0.89990234375" calcext:value-type="float">
            <text:p>0.89990234375</text:p>
          </table:table-cell>
          <table:table-cell office:value-type="float" office:value="0.89739990234375" calcext:value-type="float">
            <text:p>0.8973999023437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87158203125" calcext:value-type="float">
            <text:p>0.87158203125</text:p>
          </table:table-cell>
          <table:table-cell office:value-type="float" office:value="0.869384765625" calcext:value-type="float">
            <text:p>0.869384765625</text:p>
          </table:table-cell>
          <table:table-cell office:value-type="float" office:value="0.8662109375" calcext:value-type="float">
            <text:p>0.8662109375</text:p>
          </table:table-cell>
          <table:table-cell office:value-type="float" office:value="0.865966796875" calcext:value-type="float">
            <text:p>0.8659667968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61328125" calcext:value-type="float">
            <text:p>0.861328125</text:p>
          </table:table-cell>
          <table:table-cell office:value-type="float" office:value="0.87109375" calcext:value-type="float">
            <text:p>0.87109375</text:p>
          </table:table-cell>
          <table:table-cell table:number-columns-repeated="2" office:value-type="float" office:value="0.86767578125" calcext:value-type="float">
            <text:p>0.86767578125</text:p>
          </table:table-cell>
          <table:table-cell office:value-type="float" office:value="0.863525390625" calcext:value-type="float">
            <text:p>0.863525390625</text:p>
          </table:table-cell>
          <table:table-cell office:value-type="float" office:value="0.864501953125" calcext:value-type="float">
            <text:p>0.86450195312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955078125" calcext:value-type="float">
            <text:p>0.8955078125</text:p>
          </table:table-cell>
          <table:table-cell office:value-type="float" office:value="0.89990234375" calcext:value-type="float">
            <text:p>0.89990234375</text:p>
          </table:table-cell>
          <table:table-cell office:value-type="float" office:value="0.896240234375" calcext:value-type="float">
            <text:p>0.896240234375</text:p>
          </table:table-cell>
          <table:table-cell office:value-type="float" office:value="0.8961181640625" calcext:value-type="float">
            <text:p>0.8961181640625</text:p>
          </table:table-cell>
          <table:table-cell office:value-type="float" office:value="0.89617919921875" calcext:value-type="float">
            <text:p>0.8961791992187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905517578125" calcext:value-type="float">
            <text:p>0.9055175781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24658203125" calcext:value-type="float">
            <text:p>0.902465820312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353515625" calcext:value-type="float">
            <text:p>0.87353515625</text:p>
          </table:table-cell>
          <table:table-cell office:value-type="float" office:value="0.87255859375" calcext:value-type="float">
            <text:p>0.87255859375</text:p>
          </table:table-cell>
          <table:table-cell office:value-type="float" office:value="0.876220703125" calcext:value-type="float">
            <text:p>0.876220703125</text:p>
          </table:table-cell>
          <table:table-cell office:value-type="float" office:value="0.87469482421875" calcext:value-type="float">
            <text:p>0.8746948242187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9072265625" calcext:value-type="float">
            <text:p>0.90722656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0576171875" calcext:value-type="float">
            <text:p>0.90576171875</text:p>
          </table:table-cell>
          <table:table-cell office:value-type="float" office:value="0.9078369140625" calcext:value-type="float">
            <text:p>0.9078369140625</text:p>
          </table:table-cell>
          <table:table-cell office:value-type="float" office:value="0.9093017578125" calcext:value-type="float">
            <text:p>0.909301757812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5009765625" calcext:value-type="float">
            <text:p>0.885009765625</text:p>
          </table:table-cell>
          <table:table-cell office:value-type="float" office:value="0.8873291015625" calcext:value-type="float">
            <text:p>0.8873291015625</text:p>
          </table:table-cell>
          <table:table-cell office:value-type="float" office:value="0.8851318359375" calcext:value-type="float">
            <text:p>0.885131835937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89892578125" calcext:value-type="float">
            <text:p>0.89892578125</text:p>
          </table:table-cell>
          <table:table-cell office:value-type="float" office:value="0.894775390625" calcext:value-type="float">
            <text:p>0.894775390625</text:p>
          </table:table-cell>
          <table:table-cell office:value-type="float" office:value="0.8931884765625" calcext:value-type="float">
            <text:p>0.8931884765625</text:p>
          </table:table-cell>
          <table:table-cell office:value-type="float" office:value="0.8963623046875" calcext:value-type="float">
            <text:p>0.8963623046875</text:p>
          </table:table-cell>
          <table:table-cell/>
        </table:table-row>
        <table:table-row table:style-name="ro1">
          <table:table-cell table:number-columns-repeated="2" office:value-type="float" office:value="0.8828125" calcext:value-type="float">
            <text:p>0.882812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642578125" calcext:value-type="float">
            <text:p>0.864257812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616943359375" calcext:value-type="float">
            <text:p>0.8616943359375</text:p>
          </table:table-cell>
          <table:table-cell office:value-type="float" office:value="0.86004638671875" calcext:value-type="float">
            <text:p>0.8600463867187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072265625" calcext:value-type="float">
            <text:p>0.9072265625</text:p>
          </table:table-cell>
          <table:table-cell office:value-type="float" office:value="0.9052734375" calcext:value-type="float">
            <text:p>0.9052734375</text:p>
          </table:table-cell>
          <table:table-cell office:value-type="float" office:value="0.905517578125" calcext:value-type="float">
            <text:p>0.905517578125</text:p>
          </table:table-cell>
          <table:table-cell office:value-type="float" office:value="0.908447265625" calcext:value-type="float">
            <text:p>0.908447265625</text:p>
          </table:table-cell>
          <table:table-cell office:value-type="float" office:value="0.907470703125" calcext:value-type="float">
            <text:p>0.90747070312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994140625" calcext:value-type="float">
            <text:p>0.8994140625</text:p>
          </table:table-cell>
          <table:table-cell office:value-type="float" office:value="0.899169921875" calcext:value-type="float">
            <text:p>0.899169921875</text:p>
          </table:table-cell>
          <table:table-cell office:value-type="float" office:value="0.9019775390625" calcext:value-type="float">
            <text:p>0.9019775390625</text:p>
          </table:table-cell>
          <table:table-cell office:value-type="float" office:value="0.902587890625" calcext:value-type="float">
            <text:p>0.902587890625</text:p>
          </table:table-cell>
          <table:table-cell/>
        </table:table-row>
        <table:table-row table:style-name="ro1">
          <table:table-cell office:value-type="float" office:value="0.9296875" calcext:value-type="float">
            <text:p>0.92968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18359375" calcext:value-type="float">
            <text:p>0.88183593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232421875" calcext:value-type="float">
            <text:p>0.88232421875</text:p>
          </table:table-cell>
          <table:table-cell office:value-type="float" office:value="0.8795166015625" calcext:value-type="float">
            <text:p>0.8795166015625</text:p>
          </table:table-cell>
          <table:table-cell office:value-type="float" office:value="0.87823486328125" calcext:value-type="float">
            <text:p>0.8782348632812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57421875" calcext:value-type="float">
            <text:p>0.85742187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603515625" calcext:value-type="float">
            <text:p>0.8603515625</text:p>
          </table:table-cell>
          <table:table-cell office:value-type="float" office:value="0.858642578125" calcext:value-type="float">
            <text:p>0.858642578125</text:p>
          </table:table-cell>
          <table:table-cell office:value-type="float" office:value="0.8634033203125" calcext:value-type="float">
            <text:p>0.8634033203125</text:p>
          </table:table-cell>
          <table:table-cell office:value-type="float" office:value="0.8646240234375" calcext:value-type="float">
            <text:p>0.8646240234375</text:p>
          </table:table-cell>
          <table:table-cell/>
        </table:table-row>
        <table:table-row table:style-name="ro1">
          <table:table-cell office:value-type="float" office:value="0.828125" calcext:value-type="float">
            <text:p>0.828125</text:p>
          </table:table-cell>
          <table:table-cell table:number-columns-repeated="2" office:value-type="float" office:value="0.84765625" calcext:value-type="float">
            <text:p>0.84765625</text:p>
          </table:table-cell>
          <table:table-cell office:value-type="float" office:value="0.8486328125" calcext:value-type="float">
            <text:p>0.8486328125</text:p>
          </table:table-cell>
          <table:table-cell office:value-type="float" office:value="0.84912109375" calcext:value-type="float">
            <text:p>0.84912109375</text:p>
          </table:table-cell>
          <table:table-cell office:value-type="float" office:value="0.848388671875" calcext:value-type="float">
            <text:p>0.848388671875</text:p>
          </table:table-cell>
          <table:table-cell office:value-type="float" office:value="0.8487548828125" calcext:value-type="float">
            <text:p>0.8487548828125</text:p>
          </table:table-cell>
          <table:table-cell office:value-type="float" office:value="0.85150146484375" calcext:value-type="float">
            <text:p>0.8515014648437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table:number-columns-repeated="2" office:value-type="float" office:value="0.9296875" calcext:value-type="float">
            <text:p>0.9296875</text:p>
          </table:table-cell>
          <table:table-cell office:value-type="float" office:value="0.9287109375" calcext:value-type="float">
            <text:p>0.9287109375</text:p>
          </table:table-cell>
          <table:table-cell office:value-type="float" office:value="0.931640625" calcext:value-type="float">
            <text:p>0.931640625</text:p>
          </table:table-cell>
          <table:table-cell office:value-type="float" office:value="0.932861328125" calcext:value-type="float">
            <text:p>0.932861328125</text:p>
          </table:table-cell>
          <table:table-cell office:value-type="float" office:value="0.9359130859375" calcext:value-type="float">
            <text:p>0.9359130859375</text:p>
          </table:table-cell>
          <table:table-cell office:value-type="float" office:value="0.9373779296875" calcext:value-type="float">
            <text:p>0.937377929687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93359375" calcext:value-type="float">
            <text:p>0.93359375</text:p>
          </table:table-cell>
          <table:table-cell office:value-type="float" office:value="0.9296875" calcext:value-type="float">
            <text:p>0.929687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16015625" calcext:value-type="float">
            <text:p>0.916015625</text:p>
          </table:table-cell>
          <table:table-cell office:value-type="float" office:value="0.913818359375" calcext:value-type="float">
            <text:p>0.913818359375</text:p>
          </table:table-cell>
          <table:table-cell office:value-type="float" office:value="0.9132080078125" calcext:value-type="float">
            <text:p>0.9132080078125</text:p>
          </table:table-cell>
          <table:table-cell office:value-type="float" office:value="0.91351318359375" calcext:value-type="float">
            <text:p>0.9135131835937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701171875" calcext:value-type="float">
            <text:p>0.870117187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72802734375" calcext:value-type="float">
            <text:p>0.872802734375</text:p>
          </table:table-cell>
          <table:table-cell office:value-type="float" office:value="0.873779296875" calcext:value-type="float">
            <text:p>0.873779296875</text:p>
          </table:table-cell>
          <table:table-cell office:value-type="float" office:value="0.8682861328125" calcext:value-type="float">
            <text:p>0.868286132812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837890625" calcext:value-type="float">
            <text:p>0.8837890625</text:p>
          </table:table-cell>
          <table:table-cell office:value-type="float" office:value="0.88525390625" calcext:value-type="float">
            <text:p>0.88525390625</text:p>
          </table:table-cell>
          <table:table-cell office:value-type="float" office:value="0.883056640625" calcext:value-type="float">
            <text:p>0.8830566406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65966796875" calcext:value-type="float">
            <text:p>0.8865966796875</text:p>
          </table:table-cell>
          <table:table-cell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857421875" calcext:value-type="float">
            <text:p>0.85742187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5888671875" calcext:value-type="float">
            <text:p>0.85888671875</text:p>
          </table:table-cell>
          <table:table-cell office:value-type="float" office:value="0.862548828125" calcext:value-type="float">
            <text:p>0.862548828125</text:p>
          </table:table-cell>
          <table:table-cell office:value-type="float" office:value="0.863525390625" calcext:value-type="float">
            <text:p>0.863525390625</text:p>
          </table:table-cell>
          <table:table-cell office:value-type="float" office:value="0.8624267578125" calcext:value-type="float">
            <text:p>0.862426757812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8916015625" calcext:value-type="float">
            <text:p>0.8916015625</text:p>
          </table:table-cell>
          <table:table-cell office:value-type="float" office:value="0.8935546875" calcext:value-type="float">
            <text:p>0.8935546875</text:p>
          </table:table-cell>
          <table:table-cell office:value-type="float" office:value="0.893798828125" calcext:value-type="float">
            <text:p>0.893798828125</text:p>
          </table:table-cell>
          <table:table-cell office:value-type="float" office:value="0.8946533203125" calcext:value-type="float">
            <text:p>0.8946533203125</text:p>
          </table:table-cell>
          <table:table-cell office:value-type="float" office:value="0.894775390625" calcext:value-type="float">
            <text:p>0.89477539062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0.8740234375" calcext:value-type="float">
            <text:p>0.8740234375</text:p>
          </table:table-cell>
          <table:table-cell office:value-type="float" office:value="0.8701171875" calcext:value-type="float">
            <text:p>0.8701171875</text:p>
          </table:table-cell>
          <table:table-cell office:value-type="float" office:value="0.8699951171875" calcext:value-type="float">
            <text:p>0.8699951171875</text:p>
          </table:table-cell>
          <table:table-cell office:value-type="float" office:value="0.87164306640625" calcext:value-type="float">
            <text:p>0.87164306640625</text:p>
          </table:table-cell>
          <table:table-cell/>
        </table:table-row>
        <table:table-row table:style-name="ro1">
          <table:table-cell office:value-type="float" office:value="0.9296875" calcext:value-type="float">
            <text:p>0.929687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35546875" calcext:value-type="float">
            <text:p>0.935546875</text:p>
          </table:table-cell>
          <table:table-cell office:value-type="float" office:value="0.92578125" calcext:value-type="float">
            <text:p>0.92578125</text:p>
          </table:table-cell>
          <table:table-cell office:value-type="float" office:value="0.92529296875" calcext:value-type="float">
            <text:p>0.92529296875</text:p>
          </table:table-cell>
          <table:table-cell office:value-type="float" office:value="0.92041015625" calcext:value-type="float">
            <text:p>0.92041015625</text:p>
          </table:table-cell>
          <table:table-cell office:value-type="float" office:value="0.9176025390625" calcext:value-type="float">
            <text:p>0.9176025390625</text:p>
          </table:table-cell>
          <table:table-cell office:value-type="float" office:value="0.91778564453125" calcext:value-type="float">
            <text:p>0.91778564453125</text:p>
          </table:table-cell>
          <table:table-cell/>
        </table:table-row>
        <table:table-row table:style-name="ro1">
          <table:table-cell table:number-columns-repeated="2" office:value-type="float" office:value="0.9140625" calcext:value-type="float">
            <text:p>0.914062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8232421875" calcext:value-type="float">
            <text:p>0.88232421875</text:p>
          </table:table-cell>
          <table:table-cell office:value-type="float" office:value="0.882568359375" calcext:value-type="float">
            <text:p>0.882568359375</text:p>
          </table:table-cell>
          <table:table-cell office:value-type="float" office:value="0.8836669921875" calcext:value-type="float">
            <text:p>0.8836669921875</text:p>
          </table:table-cell>
          <table:table-cell office:value-type="float" office:value="0.8824462890625" calcext:value-type="float">
            <text:p>0.882446289062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9501953125" calcext:value-type="float">
            <text:p>0.89501953125</text:p>
          </table:table-cell>
          <table:table-cell office:value-type="float" office:value="0.8935546875" calcext:value-type="float">
            <text:p>0.8935546875</text:p>
          </table:table-cell>
          <table:table-cell office:value-type="float" office:value="0.893798828125" calcext:value-type="float">
            <text:p>0.893798828125</text:p>
          </table:table-cell>
          <table:table-cell office:value-type="float" office:value="0.89422607421875" calcext:value-type="float">
            <text:p>0.8942260742187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16015625" calcext:value-type="float">
            <text:p>0.9160156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9794921875" calcext:value-type="float">
            <text:p>0.89794921875</text:p>
          </table:table-cell>
          <table:table-cell office:value-type="float" office:value="0.898681640625" calcext:value-type="float">
            <text:p>0.898681640625</text:p>
          </table:table-cell>
          <table:table-cell office:value-type="float" office:value="0.8951416015625" calcext:value-type="float">
            <text:p>0.8951416015625</text:p>
          </table:table-cell>
          <table:table-cell office:value-type="float" office:value="0.8956298828125" calcext:value-type="float">
            <text:p>0.895629882812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9033203125" calcext:value-type="float">
            <text:p>0.9033203125</text:p>
          </table:table-cell>
          <table:table-cell office:value-type="float" office:value="0.9091796875" calcext:value-type="float">
            <text:p>0.9091796875</text:p>
          </table:table-cell>
          <table:table-cell office:value-type="float" office:value="0.914794921875" calcext:value-type="float">
            <text:p>0.914794921875</text:p>
          </table:table-cell>
          <table:table-cell office:value-type="float" office:value="0.913818359375" calcext:value-type="float">
            <text:p>0.913818359375</text:p>
          </table:table-cell>
          <table:table-cell office:value-type="float" office:value="0.91259765625" calcext:value-type="float">
            <text:p>0.91259765625</text:p>
          </table:table-cell>
          <table:table-cell/>
        </table:table-row>
        <table:table-row table:style-name="ro1">
          <table:table-cell office:value-type="float" office:value="0.8359375" calcext:value-type="float">
            <text:p>0.8359375</text:p>
          </table:table-cell>
          <table:table-cell office:value-type="float" office:value="0.83203125" calcext:value-type="float">
            <text:p>0.83203125</text:p>
          </table:table-cell>
          <table:table-cell office:value-type="float" office:value="0.8359375" calcext:value-type="float">
            <text:p>0.8359375</text:p>
          </table:table-cell>
          <table:table-cell office:value-type="float" office:value="0.833984375" calcext:value-type="float">
            <text:p>0.833984375</text:p>
          </table:table-cell>
          <table:table-cell office:value-type="float" office:value="0.83837890625" calcext:value-type="float">
            <text:p>0.83837890625</text:p>
          </table:table-cell>
          <table:table-cell office:value-type="float" office:value="0.842529296875" calcext:value-type="float">
            <text:p>0.842529296875</text:p>
          </table:table-cell>
          <table:table-cell office:value-type="float" office:value="0.837890625" calcext:value-type="float">
            <text:p>0.837890625</text:p>
          </table:table-cell>
          <table:table-cell office:value-type="float" office:value="0.8367919921875" calcext:value-type="float">
            <text:p>0.8367919921875</text:p>
          </table:table-cell>
          <table:table-cell/>
        </table:table-row>
        <table:table-row table:style-name="ro1">
          <table:table-cell office:value-type="float" office:value="0.8046875" calcext:value-type="float">
            <text:p>0.8046875</text:p>
          </table:table-cell>
          <table:table-cell office:value-type="float" office:value="0.83203125" calcext:value-type="float">
            <text:p>0.83203125</text:p>
          </table:table-cell>
          <table:table-cell table:number-columns-repeated="2" office:value-type="float" office:value="0.84375" calcext:value-type="float">
            <text:p>0.84375</text:p>
          </table:table-cell>
          <table:table-cell office:value-type="float" office:value="0.84912109375" calcext:value-type="float">
            <text:p>0.84912109375</text:p>
          </table:table-cell>
          <table:table-cell office:value-type="float" office:value="0.846435546875" calcext:value-type="float">
            <text:p>0.846435546875</text:p>
          </table:table-cell>
          <table:table-cell office:value-type="float" office:value="0.8475341796875" calcext:value-type="float">
            <text:p>0.8475341796875</text:p>
          </table:table-cell>
          <table:table-cell office:value-type="float" office:value="0.845458984375" calcext:value-type="float">
            <text:p>0.845458984375</text:p>
          </table:table-cell>
          <table:table-cell/>
        </table:table-row>
        <table:table-row table:style-name="ro1">
          <table:table-cell office:value-type="float" office:value="0.84375" calcext:value-type="float">
            <text:p>0.8437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8603515625" calcext:value-type="float">
            <text:p>0.8603515625</text:p>
          </table:table-cell>
          <table:table-cell office:value-type="float" office:value="0.86474609375" calcext:value-type="float">
            <text:p>0.86474609375</text:p>
          </table:table-cell>
          <table:table-cell office:value-type="float" office:value="0.870849609375" calcext:value-type="float">
            <text:p>0.870849609375</text:p>
          </table:table-cell>
          <table:table-cell office:value-type="float" office:value="0.87255859375" calcext:value-type="float">
            <text:p>0.87255859375</text:p>
          </table:table-cell>
          <table:table-cell office:value-type="float" office:value="0.87396240234375" calcext:value-type="float">
            <text:p>0.8739624023437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table:number-columns-repeated="2" office:value-type="float" office:value="0.8984375" calcext:value-type="float">
            <text:p>0.898437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955078125" calcext:value-type="float">
            <text:p>0.8955078125</text:p>
          </table:table-cell>
          <table:table-cell office:value-type="float" office:value="0.89111328125" calcext:value-type="float">
            <text:p>0.89111328125</text:p>
          </table:table-cell>
          <table:table-cell office:value-type="float" office:value="0.894775390625" calcext:value-type="float">
            <text:p>0.894775390625</text:p>
          </table:table-cell>
          <table:table-cell office:value-type="float" office:value="0.89703369140625" calcext:value-type="float">
            <text:p>0.89703369140625</text:p>
          </table:table-cell>
          <table:table-cell/>
        </table:table-row>
        <table:table-row table:style-name="ro1">
          <table:table-cell table:number-columns-repeated="3" office:value-type="float" office:value="0.8984375" calcext:value-type="float">
            <text:p>0.89843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091796875" calcext:value-type="float">
            <text:p>0.9091796875</text:p>
          </table:table-cell>
          <table:table-cell office:value-type="float" office:value="0.90478515625" calcext:value-type="float">
            <text:p>0.90478515625</text:p>
          </table:table-cell>
          <table:table-cell office:value-type="float" office:value="0.9049072265625" calcext:value-type="float">
            <text:p>0.9049072265625</text:p>
          </table:table-cell>
          <table:table-cell office:value-type="float" office:value="0.90423583984375" calcext:value-type="float">
            <text:p>0.90423583984375</text:p>
          </table:table-cell>
          <table:table-cell/>
        </table:table-row>
        <table:table-row table:style-name="ro1">
          <table:table-cell office:value-type="float" office:value="0.84375" calcext:value-type="float">
            <text:p>0.8437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4765625" calcext:value-type="float">
            <text:p>0.84765625</text:p>
          </table:table-cell>
          <table:table-cell office:value-type="float" office:value="0.841796875" calcext:value-type="float">
            <text:p>0.841796875</text:p>
          </table:table-cell>
          <table:table-cell office:value-type="float" office:value="0.8447265625" calcext:value-type="float">
            <text:p>0.8447265625</text:p>
          </table:table-cell>
          <table:table-cell office:value-type="float" office:value="0.85107421875" calcext:value-type="float">
            <text:p>0.85107421875</text:p>
          </table:table-cell>
          <table:table-cell office:value-type="float" office:value="0.84912109375" calcext:value-type="float">
            <text:p>0.84912109375</text:p>
          </table:table-cell>
          <table:table-cell office:value-type="float" office:value="0.84820556640625" calcext:value-type="float">
            <text:p>0.84820556640625</text:p>
          </table:table-cell>
          <table:table-cell/>
        </table:table-row>
        <table:table-row table:style-name="ro1">
          <table:table-cell office:value-type="float" office:value="0.84375" calcext:value-type="float">
            <text:p>0.843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4912109375" calcext:value-type="float">
            <text:p>0.84912109375</text:p>
          </table:table-cell>
          <table:table-cell office:value-type="float" office:value="0.851318359375" calcext:value-type="float">
            <text:p>0.851318359375</text:p>
          </table:table-cell>
          <table:table-cell office:value-type="float" office:value="0.8521728515625" calcext:value-type="float">
            <text:p>0.8521728515625</text:p>
          </table:table-cell>
          <table:table-cell office:value-type="float" office:value="0.8529052734375" calcext:value-type="float">
            <text:p>0.852905273437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896484375" calcext:value-type="float">
            <text:p>0.889648437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8720703125" calcext:value-type="float">
            <text:p>0.88720703125</text:p>
          </table:table-cell>
          <table:table-cell office:value-type="float" office:value="0.8856201171875" calcext:value-type="float">
            <text:p>0.8856201171875</text:p>
          </table:table-cell>
          <table:table-cell office:value-type="float" office:value="0.88519287109375" calcext:value-type="float">
            <text:p>0.8851928710937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9033203125" calcext:value-type="float">
            <text:p>0.9033203125</text:p>
          </table:table-cell>
          <table:table-cell office:value-type="float" office:value="0.90380859375" calcext:value-type="float">
            <text:p>0.90380859375</text:p>
          </table:table-cell>
          <table:table-cell office:value-type="float" office:value="0.901123046875" calcext:value-type="float">
            <text:p>0.901123046875</text:p>
          </table:table-cell>
          <table:table-cell office:value-type="float" office:value="0.9002685546875" calcext:value-type="float">
            <text:p>0.9002685546875</text:p>
          </table:table-cell>
          <table:table-cell office:value-type="float" office:value="0.9000244140625" calcext:value-type="float">
            <text:p>0.900024414062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876953125" calcext:value-type="float">
            <text:p>0.8876953125</text:p>
          </table:table-cell>
          <table:table-cell office:value-type="float" office:value="0.88037109375" calcext:value-type="float">
            <text:p>0.88037109375</text:p>
          </table:table-cell>
          <table:table-cell office:value-type="float" office:value="0.88427734375" calcext:value-type="float">
            <text:p>0.88427734375</text:p>
          </table:table-cell>
          <table:table-cell office:value-type="float" office:value="0.8826904296875" calcext:value-type="float">
            <text:p>0.8826904296875</text:p>
          </table:table-cell>
          <table:table-cell office:value-type="float" office:value="0.88092041015625" calcext:value-type="float">
            <text:p>0.8809204101562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955078125" calcext:value-type="float">
            <text:p>0.8955078125</text:p>
          </table:table-cell>
          <table:table-cell office:value-type="float" office:value="0.89794921875" calcext:value-type="float">
            <text:p>0.89794921875</text:p>
          </table:table-cell>
          <table:table-cell table:number-columns-repeated="2" office:value-type="float" office:value="0.8935546875" calcext:value-type="float">
            <text:p>0.8935546875</text:p>
          </table:table-cell>
          <table:table-cell office:value-type="float" office:value="0.89263916015625" calcext:value-type="float">
            <text:p>0.8926391601562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857421875" calcext:value-type="float">
            <text:p>0.885742187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36669921875" calcext:value-type="float">
            <text:p>0.8836669921875</text:p>
          </table:table-cell>
          <table:table-cell office:value-type="float" office:value="0.8817138671875" calcext:value-type="float">
            <text:p>0.88171386718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720703125" calcext:value-type="float">
            <text:p>0.88720703125</text:p>
          </table:table-cell>
          <table:table-cell office:value-type="float" office:value="0.885498046875" calcext:value-type="float">
            <text:p>0.885498046875</text:p>
          </table:table-cell>
          <table:table-cell office:value-type="float" office:value="0.8873291015625" calcext:value-type="float">
            <text:p>0.8873291015625</text:p>
          </table:table-cell>
          <table:table-cell office:value-type="float" office:value="0.8853759765625" calcext:value-type="float">
            <text:p>0.885375976562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61328125" calcext:value-type="float">
            <text:p>0.861328125</text:p>
          </table:table-cell>
          <table:table-cell office:value-type="float" office:value="0.8564453125" calcext:value-type="float">
            <text:p>0.8564453125</text:p>
          </table:table-cell>
          <table:table-cell office:value-type="float" office:value="0.85009765625" calcext:value-type="float">
            <text:p>0.85009765625</text:p>
          </table:table-cell>
          <table:table-cell office:value-type="float" office:value="0.850341796875" calcext:value-type="float">
            <text:p>0.850341796875</text:p>
          </table:table-cell>
          <table:table-cell office:value-type="float" office:value="0.85205078125" calcext:value-type="float">
            <text:p>0.85205078125</text:p>
          </table:table-cell>
          <table:table-cell office:value-type="float" office:value="0.85479736328125" calcext:value-type="float">
            <text:p>0.8547973632812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9013671875" calcext:value-type="float">
            <text:p>0.901367187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3564453125" calcext:value-type="float">
            <text:p>0.903564453125</text:p>
          </table:table-cell>
          <table:table-cell office:value-type="float" office:value="0.9039306640625" calcext:value-type="float">
            <text:p>0.9039306640625</text:p>
          </table:table-cell>
          <table:table-cell office:value-type="float" office:value="0.90496826171875" calcext:value-type="float">
            <text:p>0.9049682617187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table:number-columns-repeated="2" office:value-type="float" office:value="0.89453125" calcext:value-type="float">
            <text:p>0.89453125</text:p>
          </table:table-cell>
          <table:table-cell office:value-type="float" office:value="0.8916015625" calcext:value-type="float">
            <text:p>0.891601562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9697265625" calcext:value-type="float">
            <text:p>0.89697265625</text:p>
          </table:table-cell>
          <table:table-cell office:value-type="float" office:value="0.894775390625" calcext:value-type="float">
            <text:p>0.894775390625</text:p>
          </table:table-cell>
          <table:table-cell office:value-type="float" office:value="0.8994140625" calcext:value-type="float">
            <text:p>0.8994140625</text:p>
          </table:table-cell>
          <table:table-cell/>
        </table:table-row>
        <table:table-row table:style-name="ro1">
          <table:table-cell table:number-columns-repeated="2" office:value-type="float" office:value="0.8984375" calcext:value-type="float">
            <text:p>0.898437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89697265625" calcext:value-type="float">
            <text:p>0.89697265625</text:p>
          </table:table-cell>
          <table:table-cell office:value-type="float" office:value="0.89306640625" calcext:value-type="float">
            <text:p>0.89306640625</text:p>
          </table:table-cell>
          <table:table-cell office:value-type="float" office:value="0.8931884765625" calcext:value-type="float">
            <text:p>0.8931884765625</text:p>
          </table:table-cell>
          <table:table-cell office:value-type="float" office:value="0.89080810546875" calcext:value-type="float">
            <text:p>0.8908081054687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935546875" calcext:value-type="float">
            <text:p>0.8935546875</text:p>
          </table:table-cell>
          <table:table-cell office:value-type="float" office:value="0.88623046875" calcext:value-type="float">
            <text:p>0.88623046875</text:p>
          </table:table-cell>
          <table:table-cell office:value-type="float" office:value="0.8857421875" calcext:value-type="float">
            <text:p>0.8857421875</text:p>
          </table:table-cell>
          <table:table-cell office:value-type="float" office:value="0.8858642578125" calcext:value-type="float">
            <text:p>0.8858642578125</text:p>
          </table:table-cell>
          <table:table-cell office:value-type="float" office:value="0.88238525390625" calcext:value-type="float">
            <text:p>0.8823852539062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837890625" calcext:value-type="float">
            <text:p>0.88378906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6962890625" calcext:value-type="float">
            <text:p>0.886962890625</text:p>
          </table:table-cell>
          <table:table-cell office:value-type="float" office:value="0.8846435546875" calcext:value-type="float">
            <text:p>0.8846435546875</text:p>
          </table:table-cell>
          <table:table-cell office:value-type="float" office:value="0.88330078125" calcext:value-type="float">
            <text:p>0.8833007812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130859375" calcext:value-type="float">
            <text:p>0.9130859375</text:p>
          </table:table-cell>
          <table:table-cell office:value-type="float" office:value="0.9033203125" calcext:value-type="float">
            <text:p>0.9033203125</text:p>
          </table:table-cell>
          <table:table-cell office:value-type="float" office:value="0.9072265625" calcext:value-type="float">
            <text:p>0.9072265625</text:p>
          </table:table-cell>
          <table:table-cell office:value-type="float" office:value="0.905517578125" calcext:value-type="float">
            <text:p>0.905517578125</text:p>
          </table:table-cell>
          <table:table-cell office:value-type="float" office:value="0.90496826171875" calcext:value-type="float">
            <text:p>0.9049682617187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893798828125" calcext:value-type="float">
            <text:p>0.893798828125</text:p>
          </table:table-cell>
          <table:table-cell office:value-type="float" office:value="0.8924560546875" calcext:value-type="float">
            <text:p>0.8924560546875</text:p>
          </table:table-cell>
          <table:table-cell office:value-type="float" office:value="0.893310546875" calcext:value-type="float">
            <text:p>0.8933105468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3984375" calcext:value-type="float">
            <text:p>0.83984375</text:p>
          </table:table-cell>
          <table:table-cell office:value-type="float" office:value="0.8564453125" calcext:value-type="float">
            <text:p>0.8564453125</text:p>
          </table:table-cell>
          <table:table-cell office:value-type="float" office:value="0.8544921875" calcext:value-type="float">
            <text:p>0.8544921875</text:p>
          </table:table-cell>
          <table:table-cell office:value-type="float" office:value="0.849853515625" calcext:value-type="float">
            <text:p>0.849853515625</text:p>
          </table:table-cell>
          <table:table-cell office:value-type="float" office:value="0.8525390625" calcext:value-type="float">
            <text:p>0.8525390625</text:p>
          </table:table-cell>
          <table:table-cell office:value-type="float" office:value="0.85308837890625" calcext:value-type="float">
            <text:p>0.8530883789062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00244140625" calcext:value-type="float">
            <text:p>0.9000244140625</text:p>
          </table:table-cell>
          <table:table-cell office:value-type="float" office:value="0.89794921875" calcext:value-type="float">
            <text:p>0.8979492187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9013671875" calcext:value-type="float">
            <text:p>0.89013671875</text:p>
          </table:table-cell>
          <table:table-cell office:value-type="float" office:value="0.892333984375" calcext:value-type="float">
            <text:p>0.892333984375</text:p>
          </table:table-cell>
          <table:table-cell office:value-type="float" office:value="0.8865966796875" calcext:value-type="float">
            <text:p>0.8865966796875</text:p>
          </table:table-cell>
          <table:table-cell office:value-type="float" office:value="0.8861083984375" calcext:value-type="float">
            <text:p>0.8861083984375</text:p>
          </table:table-cell>
          <table:table-cell/>
        </table:table-row>
        <table:table-row table:style-name="ro1">
          <table:table-cell table:number-columns-repeated="2" office:value-type="float" office:value="0.859375" calcext:value-type="float">
            <text:p>0.8593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935546875" calcext:value-type="float">
            <text:p>0.8935546875</text:p>
          </table:table-cell>
          <table:table-cell office:value-type="float" office:value="0.89111328125" calcext:value-type="float">
            <text:p>0.891113281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43994140625" calcext:value-type="float">
            <text:p>0.8843994140625</text:p>
          </table:table-cell>
          <table:table-cell office:value-type="float" office:value="0.884521484375" calcext:value-type="float">
            <text:p>0.88452148437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994140625" calcext:value-type="float">
            <text:p>0.899414062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897216796875" calcext:value-type="float">
            <text:p>0.89721679687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411376953125" calcext:value-type="float">
            <text:p>0.90411376953125</text:p>
          </table:table-cell>
          <table:table-cell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8779296875" calcext:value-type="float">
            <text:p>0.8779296875</text:p>
          </table:table-cell>
          <table:table-cell office:value-type="float" office:value="0.8857421875" calcext:value-type="float">
            <text:p>0.8857421875</text:p>
          </table:table-cell>
          <table:table-cell office:value-type="float" office:value="0.87939453125" calcext:value-type="float">
            <text:p>0.87939453125</text:p>
          </table:table-cell>
          <table:table-cell office:value-type="float" office:value="0.87841796875" calcext:value-type="float">
            <text:p>0.87841796875</text:p>
          </table:table-cell>
          <table:table-cell office:value-type="float" office:value="0.87847900390625" calcext:value-type="float">
            <text:p>0.87847900390625</text:p>
          </table:table-cell>
          <table:table-cell/>
        </table:table-row>
        <table:table-row table:style-name="ro1">
          <table:table-cell office:value-type="float" office:value="0.828125" calcext:value-type="float">
            <text:p>0.82812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8642578125" calcext:value-type="float">
            <text:p>0.864257812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871826171875" calcext:value-type="float">
            <text:p>0.871826171875</text:p>
          </table:table-cell>
          <table:table-cell office:value-type="float" office:value="0.869384765625" calcext:value-type="float">
            <text:p>0.869384765625</text:p>
          </table:table-cell>
          <table:table-cell office:value-type="float" office:value="0.8699951171875" calcext:value-type="float">
            <text:p>0.86999511718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701171875" calcext:value-type="float">
            <text:p>0.8701171875</text:p>
          </table:table-cell>
          <table:table-cell office:value-type="float" office:value="0.87646484375" calcext:value-type="float">
            <text:p>0.87646484375</text:p>
          </table:table-cell>
          <table:table-cell office:value-type="float" office:value="0.881591796875" calcext:value-type="float">
            <text:p>0.881591796875</text:p>
          </table:table-cell>
          <table:table-cell office:value-type="float" office:value="0.8824462890625" calcext:value-type="float">
            <text:p>0.8824462890625</text:p>
          </table:table-cell>
          <table:table-cell office:value-type="float" office:value="0.882568359375" calcext:value-type="float">
            <text:p>0.8825683593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number-columns-repeated="2" office:value-type="float" office:value="0.8828125" calcext:value-type="float">
            <text:p>0.882812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7646484375" calcext:value-type="float">
            <text:p>0.87646484375</text:p>
          </table:table-cell>
          <table:table-cell office:value-type="float" office:value="0.88037109375" calcext:value-type="float">
            <text:p>0.88037109375</text:p>
          </table:table-cell>
          <table:table-cell office:value-type="float" office:value="0.88623046875" calcext:value-type="float">
            <text:p>0.88623046875</text:p>
          </table:table-cell>
          <table:table-cell office:value-type="float" office:value="0.884765625" calcext:value-type="float">
            <text:p>0.884765625</text:p>
          </table:table-cell>
          <table:table-cell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9130859375" calcext:value-type="float">
            <text:p>0.9130859375</text:p>
          </table:table-cell>
          <table:table-cell office:value-type="float" office:value="0.914794921875" calcext:value-type="float">
            <text:p>0.914794921875</text:p>
          </table:table-cell>
          <table:table-cell office:value-type="float" office:value="0.918701171875" calcext:value-type="float">
            <text:p>0.918701171875</text:p>
          </table:table-cell>
          <table:table-cell office:value-type="float" office:value="0.9169921875" calcext:value-type="float">
            <text:p>0.916992187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96484375" calcext:value-type="float">
            <text:p>0.896484375</text:p>
          </table:table-cell>
          <table:table-cell table:number-columns-repeated="2" office:value-type="float" office:value="0.8955078125" calcext:value-type="float">
            <text:p>0.8955078125</text:p>
          </table:table-cell>
          <table:table-cell office:value-type="float" office:value="0.897705078125" calcext:value-type="float">
            <text:p>0.897705078125</text:p>
          </table:table-cell>
          <table:table-cell office:value-type="float" office:value="0.8912353515625" calcext:value-type="float">
            <text:p>0.8912353515625</text:p>
          </table:table-cell>
          <table:table-cell office:value-type="float" office:value="0.89007568359375" calcext:value-type="float">
            <text:p>0.89007568359375</text:p>
          </table:table-cell>
          <table:table-cell/>
        </table:table-row>
        <table:table-row table:style-name="ro1">
          <table:table-cell table:number-columns-repeated="2" office:value-type="float" office:value="0.859375" calcext:value-type="float">
            <text:p>0.85937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841796875" calcext:value-type="float">
            <text:p>0.87841796875</text:p>
          </table:table-cell>
          <table:table-cell office:value-type="float" office:value="0.8837890625" calcext:value-type="float">
            <text:p>0.8837890625</text:p>
          </table:table-cell>
          <table:table-cell office:value-type="float" office:value="0.8836669921875" calcext:value-type="float">
            <text:p>0.8836669921875</text:p>
          </table:table-cell>
          <table:table-cell office:value-type="float" office:value="0.88201904296875" calcext:value-type="float">
            <text:p>0.882019042968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61328125" calcext:value-type="float">
            <text:p>0.8613281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255859375" calcext:value-type="float">
            <text:p>0.87255859375</text:p>
          </table:table-cell>
          <table:table-cell office:value-type="float" office:value="0.870849609375" calcext:value-type="float">
            <text:p>0.870849609375</text:p>
          </table:table-cell>
          <table:table-cell office:value-type="float" office:value="0.87255859375" calcext:value-type="float">
            <text:p>0.87255859375</text:p>
          </table:table-cell>
          <table:table-cell office:value-type="float" office:value="0.875" calcext:value-type="float">
            <text:p>0.875</text:p>
          </table:table-cell>
          <table:table-cell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92578125" calcext:value-type="float">
            <text:p>0.92578125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8994140625" calcext:value-type="float">
            <text:p>0.8994140625</text:p>
          </table:table-cell>
          <table:table-cell office:value-type="float" office:value="0.890869140625" calcext:value-type="float">
            <text:p>0.890869140625</text:p>
          </table:table-cell>
          <table:table-cell office:value-type="float" office:value="0.894775390625" calcext:value-type="float">
            <text:p>0.894775390625</text:p>
          </table:table-cell>
          <table:table-cell office:value-type="float" office:value="0.89385986328125" calcext:value-type="float">
            <text:p>0.8938598632812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table:number-columns-repeated="2" office:value-type="float" office:value="0.890625" calcext:value-type="float">
            <text:p>0.8906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9111328125" calcext:value-type="float">
            <text:p>0.89111328125</text:p>
          </table:table-cell>
          <table:table-cell office:value-type="float" office:value="0.8896484375" calcext:value-type="float">
            <text:p>0.8896484375</text:p>
          </table:table-cell>
          <table:table-cell table:number-columns-repeated="2" office:value-type="float" office:value="0.888671875" calcext:value-type="float">
            <text:p>0.888671875</text:p>
          </table:table-cell>
          <table:table-cell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8544921875" calcext:value-type="float">
            <text:p>0.854492187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56201171875" calcext:value-type="float">
            <text:p>0.856201171875</text:p>
          </table:table-cell>
          <table:table-cell office:value-type="float" office:value="0.856689453125" calcext:value-type="float">
            <text:p>0.856689453125</text:p>
          </table:table-cell>
          <table:table-cell office:value-type="float" office:value="0.85565185546875" calcext:value-type="float">
            <text:p>0.8556518554687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8974609375" calcext:value-type="float">
            <text:p>0.89746093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955078125" calcext:value-type="float">
            <text:p>0.8955078125</text:p>
          </table:table-cell>
          <table:table-cell office:value-type="float" office:value="0.8968505859375" calcext:value-type="float">
            <text:p>0.8968505859375</text:p>
          </table:table-cell>
          <table:table-cell office:value-type="float" office:value="0.89501953125" calcext:value-type="float">
            <text:p>0.8950195312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90625" calcext:value-type="float">
            <text:p>0.890625</text:p>
          </table:table-cell>
          <table:table-cell table:number-columns-repeated="2" office:value-type="float" office:value="0.869140625" calcext:value-type="float">
            <text:p>0.869140625</text:p>
          </table:table-cell>
          <table:table-cell office:value-type="float" office:value="0.8623046875" calcext:value-type="float">
            <text:p>0.8623046875</text:p>
          </table:table-cell>
          <table:table-cell office:value-type="float" office:value="0.86181640625" calcext:value-type="float">
            <text:p>0.86181640625</text:p>
          </table:table-cell>
          <table:table-cell office:value-type="float" office:value="0.8580322265625" calcext:value-type="float">
            <text:p>0.8580322265625</text:p>
          </table:table-cell>
          <table:table-cell office:value-type="float" office:value="0.85699462890625" calcext:value-type="float">
            <text:p>0.8569946289062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9013671875" calcext:value-type="float">
            <text:p>0.9013671875</text:p>
          </table:table-cell>
          <table:table-cell office:value-type="float" office:value="0.89697265625" calcext:value-type="float">
            <text:p>0.89697265625</text:p>
          </table:table-cell>
          <table:table-cell office:value-type="float" office:value="0.896728515625" calcext:value-type="float">
            <text:p>0.896728515625</text:p>
          </table:table-cell>
          <table:table-cell office:value-type="float" office:value="0.896240234375" calcext:value-type="float">
            <text:p>0.896240234375</text:p>
          </table:table-cell>
          <table:table-cell office:value-type="float" office:value="0.89764404296875" calcext:value-type="float">
            <text:p>0.8976440429687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8974609375" calcext:value-type="float">
            <text:p>0.8974609375</text:p>
          </table:table-cell>
          <table:table-cell office:value-type="float" office:value="0.89599609375" calcext:value-type="float">
            <text:p>0.89599609375</text:p>
          </table:table-cell>
          <table:table-cell office:value-type="float" office:value="0.898193359375" calcext:value-type="float">
            <text:p>0.898193359375</text:p>
          </table:table-cell>
          <table:table-cell office:value-type="float" office:value="0.899169921875" calcext:value-type="float">
            <text:p>0.899169921875</text:p>
          </table:table-cell>
          <table:table-cell office:value-type="float" office:value="0.8994140625" calcext:value-type="float">
            <text:p>0.8994140625</text:p>
          </table:table-cell>
          <table:table-cell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544921875" calcext:value-type="float">
            <text:p>0.8544921875</text:p>
          </table:table-cell>
          <table:table-cell office:value-type="float" office:value="0.853515625" calcext:value-type="float">
            <text:p>0.853515625</text:p>
          </table:table-cell>
          <table:table-cell office:value-type="float" office:value="0.861328125" calcext:value-type="float">
            <text:p>0.861328125</text:p>
          </table:table-cell>
          <table:table-cell office:value-type="float" office:value="0.8695068359375" calcext:value-type="float">
            <text:p>0.8695068359375</text:p>
          </table:table-cell>
          <table:table-cell office:value-type="float" office:value="0.86846923828125" calcext:value-type="float">
            <text:p>0.8684692382812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89990234375" calcext:value-type="float">
            <text:p>0.89990234375</text:p>
          </table:table-cell>
          <table:table-cell office:value-type="float" office:value="0.902099609375" calcext:value-type="float">
            <text:p>0.902099609375</text:p>
          </table:table-cell>
          <table:table-cell table:number-columns-repeated="2" office:value-type="float" office:value="0.9033203125" calcext:value-type="float">
            <text:p>0.903320312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955078125" calcext:value-type="float">
            <text:p>0.8955078125</text:p>
          </table:table-cell>
          <table:table-cell office:value-type="float" office:value="0.897216796875" calcext:value-type="float">
            <text:p>0.897216796875</text:p>
          </table:table-cell>
          <table:table-cell office:value-type="float" office:value="0.895751953125" calcext:value-type="float">
            <text:p>0.895751953125</text:p>
          </table:table-cell>
          <table:table-cell office:value-type="float" office:value="0.89788818359375" calcext:value-type="float">
            <text:p>0.89788818359375</text:p>
          </table:table-cell>
          <table:table-cell/>
        </table:table-row>
        <table:table-row table:style-name="ro1">
          <table:table-cell office:value-type="float" office:value="0.84375" calcext:value-type="float">
            <text:p>0.84375</text:p>
          </table:table-cell>
          <table:table-cell table:number-columns-repeated="2" office:value-type="float" office:value="0.83984375" calcext:value-type="float">
            <text:p>0.8398437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854736328125" calcext:value-type="float">
            <text:p>0.854736328125</text:p>
          </table:table-cell>
          <table:table-cell office:value-type="float" office:value="0.858154296875" calcext:value-type="float">
            <text:p>0.858154296875</text:p>
          </table:table-cell>
          <table:table-cell office:value-type="float" office:value="0.85791015625" calcext:value-type="float">
            <text:p>0.8579101562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90087890625" calcext:value-type="float">
            <text:p>0.90087890625</text:p>
          </table:table-cell>
          <table:table-cell office:value-type="float" office:value="0.900146484375" calcext:value-type="float">
            <text:p>0.900146484375</text:p>
          </table:table-cell>
          <table:table-cell office:value-type="float" office:value="0.9005126953125" calcext:value-type="float">
            <text:p>0.9005126953125</text:p>
          </table:table-cell>
          <table:table-cell office:value-type="float" office:value="0.9017333984375" calcext:value-type="float">
            <text:p>0.901733398437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table:number-columns-repeated="2" office:value-type="float" office:value="0.91796875" calcext:value-type="float">
            <text:p>0.91796875</text:p>
          </table:table-cell>
          <table:table-cell table:number-columns-repeated="2" office:value-type="float" office:value="0.919921875" calcext:value-type="float">
            <text:p>0.919921875</text:p>
          </table:table-cell>
          <table:table-cell office:value-type="float" office:value="0.917724609375" calcext:value-type="float">
            <text:p>0.917724609375</text:p>
          </table:table-cell>
          <table:table-cell office:value-type="float" office:value="0.918212890625" calcext:value-type="float">
            <text:p>0.918212890625</text:p>
          </table:table-cell>
          <table:table-cell office:value-type="float" office:value="0.91778564453125" calcext:value-type="float">
            <text:p>0.91778564453125</text:p>
          </table:table-cell>
          <table:table-cell/>
        </table:table-row>
        <table:table-row table:style-name="ro1">
          <table:table-cell table:number-columns-repeated="2" office:value-type="float" office:value="0.8671875" calcext:value-type="float">
            <text:p>0.867187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98828125" calcext:value-type="float">
            <text:p>0.8798828125</text:p>
          </table:table-cell>
          <table:table-cell office:value-type="float" office:value="0.8818359375" calcext:value-type="float">
            <text:p>0.8818359375</text:p>
          </table:table-cell>
          <table:table-cell office:value-type="float" office:value="0.882080078125" calcext:value-type="float">
            <text:p>0.882080078125</text:p>
          </table:table-cell>
          <table:table-cell office:value-type="float" office:value="0.88232421875" calcext:value-type="float">
            <text:p>0.882324218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779296875" calcext:value-type="float">
            <text:p>0.8779296875</text:p>
          </table:table-cell>
          <table:table-cell office:value-type="float" office:value="0.87255859375" calcext:value-type="float">
            <text:p>0.87255859375</text:p>
          </table:table-cell>
          <table:table-cell office:value-type="float" office:value="0.8662109375" calcext:value-type="float">
            <text:p>0.8662109375</text:p>
          </table:table-cell>
          <table:table-cell office:value-type="float" office:value="0.8699951171875" calcext:value-type="float">
            <text:p>0.8699951171875</text:p>
          </table:table-cell>
          <table:table-cell office:value-type="float" office:value="0.871337890625" calcext:value-type="float">
            <text:p>0.87133789062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9111328125" calcext:value-type="float">
            <text:p>0.9111328125</text:p>
          </table:table-cell>
          <table:table-cell office:value-type="float" office:value="0.91552734375" calcext:value-type="float">
            <text:p>0.91552734375</text:p>
          </table:table-cell>
          <table:table-cell office:value-type="float" office:value="0.918701171875" calcext:value-type="float">
            <text:p>0.918701171875</text:p>
          </table:table-cell>
          <table:table-cell office:value-type="float" office:value="0.91943359375" calcext:value-type="float">
            <text:p>0.91943359375</text:p>
          </table:table-cell>
          <table:table-cell office:value-type="float" office:value="0.92327880859375" calcext:value-type="float">
            <text:p>0.92327880859375</text:p>
          </table:table-cell>
          <table:table-cell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office:value-type="float" office:value="0.84765625" calcext:value-type="float">
            <text:p>0.84765625</text:p>
          </table:table-cell>
          <table:table-cell office:value-type="float" office:value="0.861328125" calcext:value-type="float">
            <text:p>0.86132812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603515625" calcext:value-type="float">
            <text:p>0.8603515625</text:p>
          </table:table-cell>
          <table:table-cell office:value-type="float" office:value="0.864501953125" calcext:value-type="float">
            <text:p>0.864501953125</text:p>
          </table:table-cell>
          <table:table-cell office:value-type="float" office:value="0.8646240234375" calcext:value-type="float">
            <text:p>0.8646240234375</text:p>
          </table:table-cell>
          <table:table-cell office:value-type="float" office:value="0.8616943359375" calcext:value-type="float">
            <text:p>0.861694335937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916015625" calcext:value-type="float">
            <text:p>0.8916015625</text:p>
          </table:table-cell>
          <table:table-cell office:value-type="float" office:value="0.88916015625" calcext:value-type="float">
            <text:p>0.88916015625</text:p>
          </table:table-cell>
          <table:table-cell office:value-type="float" office:value="0.8896484375" calcext:value-type="float">
            <text:p>0.8896484375</text:p>
          </table:table-cell>
          <table:table-cell office:value-type="float" office:value="0.890869140625" calcext:value-type="float">
            <text:p>0.890869140625</text:p>
          </table:table-cell>
          <table:table-cell office:value-type="float" office:value="0.8919677734375" calcext:value-type="float">
            <text:p>0.891967773437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96484375" calcext:value-type="float">
            <text:p>0.896484375</text:p>
          </table:table-cell>
          <table:table-cell table:number-columns-repeated="2" office:value-type="float" office:value="0.9013671875" calcext:value-type="float">
            <text:p>0.9013671875</text:p>
          </table:table-cell>
          <table:table-cell office:value-type="float" office:value="0.8994140625" calcext:value-type="float">
            <text:p>0.8994140625</text:p>
          </table:table-cell>
          <table:table-cell office:value-type="float" office:value="0.902099609375" calcext:value-type="float">
            <text:p>0.902099609375</text:p>
          </table:table-cell>
          <table:table-cell office:value-type="float" office:value="0.90301513671875" calcext:value-type="float">
            <text:p>0.90301513671875</text:p>
          </table:table-cell>
          <table:table-cell/>
        </table:table-row>
        <table:table-row table:style-name="ro1">
          <table:table-cell office:value-type="float" office:value="0.9296875" calcext:value-type="float">
            <text:p>0.9296875</text:p>
          </table:table-cell>
          <table:table-cell office:value-type="float" office:value="0.92578125" calcext:value-type="float">
            <text:p>0.9257812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89794921875" calcext:value-type="float">
            <text:p>0.89794921875</text:p>
          </table:table-cell>
          <table:table-cell table:number-columns-repeated="2" office:value-type="float" office:value="0.89501953125" calcext:value-type="float">
            <text:p>0.89501953125</text:p>
          </table:table-cell>
          <table:table-cell office:value-type="float" office:value="0.89630126953125" calcext:value-type="float">
            <text:p>0.8963012695312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013671875" calcext:value-type="float">
            <text:p>0.9013671875</text:p>
          </table:table-cell>
          <table:table-cell office:value-type="float" office:value="0.903564453125" calcext:value-type="float">
            <text:p>0.903564453125</text:p>
          </table:table-cell>
          <table:table-cell office:value-type="float" office:value="0.90283203125" calcext:value-type="float">
            <text:p>0.90283203125</text:p>
          </table:table-cell>
          <table:table-cell office:value-type="float" office:value="0.90228271484375" calcext:value-type="float">
            <text:p>0.90228271484375</text:p>
          </table:table-cell>
          <table:table-cell/>
        </table:table-row>
        <table:table-row table:style-name="ro1">
          <table:table-cell office:value-type="float" office:value="0.9453125" calcext:value-type="float">
            <text:p>0.945312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19921875" calcext:value-type="float">
            <text:p>0.919921875</text:p>
          </table:table-cell>
          <table:table-cell office:value-type="float" office:value="0.9091796875" calcext:value-type="float">
            <text:p>0.9091796875</text:p>
          </table:table-cell>
          <table:table-cell office:value-type="float" office:value="0.90966796875" calcext:value-type="float">
            <text:p>0.90966796875</text:p>
          </table:table-cell>
          <table:table-cell office:value-type="float" office:value="0.910888671875" calcext:value-type="float">
            <text:p>0.910888671875</text:p>
          </table:table-cell>
          <table:table-cell office:value-type="float" office:value="0.9091796875" calcext:value-type="float">
            <text:p>0.9091796875</text:p>
          </table:table-cell>
          <table:table-cell office:value-type="float" office:value="0.90771484375" calcext:value-type="float">
            <text:p>0.9077148437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013671875" calcext:value-type="float">
            <text:p>0.9013671875</text:p>
          </table:table-cell>
          <table:table-cell office:value-type="float" office:value="0.89697265625" calcext:value-type="float">
            <text:p>0.89697265625</text:p>
          </table:table-cell>
          <table:table-cell office:value-type="float" office:value="0.89111328125" calcext:value-type="float">
            <text:p>0.89111328125</text:p>
          </table:table-cell>
          <table:table-cell office:value-type="float" office:value="0.8936767578125" calcext:value-type="float">
            <text:p>0.8936767578125</text:p>
          </table:table-cell>
          <table:table-cell office:value-type="float" office:value="0.8922119140625" calcext:value-type="float">
            <text:p>0.8922119140625</text:p>
          </table:table-cell>
          <table:table-cell/>
        </table:table-row>
        <table:table-row table:style-name="ro1">
          <table:table-cell office:value-type="float" office:value="0.9296875" calcext:value-type="float">
            <text:p>0.9296875</text:p>
          </table:table-cell>
          <table:table-cell table:number-columns-repeated="2" office:value-type="float" office:value="0.9140625" calcext:value-type="float">
            <text:p>0.91406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9892578125" calcext:value-type="float">
            <text:p>0.89892578125</text:p>
          </table:table-cell>
          <table:table-cell office:value-type="float" office:value="0.9013671875" calcext:value-type="float">
            <text:p>0.9013671875</text:p>
          </table:table-cell>
          <table:table-cell office:value-type="float" office:value="0.9017333984375" calcext:value-type="float">
            <text:p>0.9017333984375</text:p>
          </table:table-cell>
          <table:table-cell office:value-type="float" office:value="0.90203857421875" calcext:value-type="float">
            <text:p>0.9020385742187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130859375" calcext:value-type="float">
            <text:p>0.9130859375</text:p>
          </table:table-cell>
          <table:table-cell office:value-type="float" office:value="0.9091796875" calcext:value-type="float">
            <text:p>0.9091796875</text:p>
          </table:table-cell>
          <table:table-cell office:value-type="float" office:value="0.906982421875" calcext:value-type="float">
            <text:p>0.906982421875</text:p>
          </table:table-cell>
          <table:table-cell office:value-type="float" office:value="0.90673828125" calcext:value-type="float">
            <text:p>0.90673828125</text:p>
          </table:table-cell>
          <table:table-cell office:value-type="float" office:value="0.909423828125" calcext:value-type="float">
            <text:p>0.909423828125</text:p>
          </table:table-cell>
          <table:table-cell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8740234375" calcext:value-type="float">
            <text:p>0.874023437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76220703125" calcext:value-type="float">
            <text:p>0.876220703125</text:p>
          </table:table-cell>
          <table:table-cell office:value-type="float" office:value="0.8834228515625" calcext:value-type="float">
            <text:p>0.8834228515625</text:p>
          </table:table-cell>
          <table:table-cell office:value-type="float" office:value="0.884033203125" calcext:value-type="float">
            <text:p>0.88403320312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8955078125" calcext:value-type="float">
            <text:p>0.8955078125</text:p>
          </table:table-cell>
          <table:table-cell office:value-type="float" office:value="0.89990234375" calcext:value-type="float">
            <text:p>0.89990234375</text:p>
          </table:table-cell>
          <table:table-cell office:value-type="float" office:value="0.896240234375" calcext:value-type="float">
            <text:p>0.896240234375</text:p>
          </table:table-cell>
          <table:table-cell office:value-type="float" office:value="0.8941650390625" calcext:value-type="float">
            <text:p>0.8941650390625</text:p>
          </table:table-cell>
          <table:table-cell office:value-type="float" office:value="0.89300537109375" calcext:value-type="float">
            <text:p>0.8930053710937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759765625" calcext:value-type="float">
            <text:p>0.8759765625</text:p>
          </table:table-cell>
          <table:table-cell office:value-type="float" office:value="0.87841796875" calcext:value-type="float">
            <text:p>0.87841796875</text:p>
          </table:table-cell>
          <table:table-cell office:value-type="float" office:value="0.8785400390625" calcext:value-type="float">
            <text:p>0.8785400390625</text:p>
          </table:table-cell>
          <table:table-cell office:value-type="float" office:value="0.8758544921875" calcext:value-type="float">
            <text:p>0.875854492187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8994140625" calcext:value-type="float">
            <text:p>0.8994140625</text:p>
          </table:table-cell>
          <table:table-cell office:value-type="float" office:value="0.90087890625" calcext:value-type="float">
            <text:p>0.9008789062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9017333984375" calcext:value-type="float">
            <text:p>0.9017333984375</text:p>
          </table:table-cell>
          <table:table-cell office:value-type="float" office:value="0.901123046875" calcext:value-type="float">
            <text:p>0.901123046875</text:p>
          </table:table-cell>
          <table:table-cell/>
        </table:table-row>
        <table:table-row table:style-name="ro1">
          <table:table-cell office:value-type="float" office:value="0.9296875" calcext:value-type="float">
            <text:p>0.92968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8916015625" calcext:value-type="float">
            <text:p>0.88916015625</text:p>
          </table:table-cell>
          <table:table-cell office:value-type="float" office:value="0.887939453125" calcext:value-type="float">
            <text:p>0.887939453125</text:p>
          </table:table-cell>
          <table:table-cell office:value-type="float" office:value="0.889404296875" calcext:value-type="float">
            <text:p>0.889404296875</text:p>
          </table:table-cell>
          <table:table-cell office:value-type="float" office:value="0.88861083984375" calcext:value-type="float">
            <text:p>0.88861083984375</text:p>
          </table:table-cell>
          <table:table-cell/>
        </table:table-row>
        <table:table-row table:style-name="ro1">
          <table:table-cell office:value-type="float" office:value="0.8359375" calcext:value-type="float">
            <text:p>0.8359375</text:p>
          </table:table-cell>
          <table:table-cell office:value-type="float" office:value="0.8515625" calcext:value-type="float">
            <text:p>0.8515625</text:p>
          </table:table-cell>
          <table:table-cell table:number-columns-repeated="2" office:value-type="float" office:value="0.849609375" calcext:value-type="float">
            <text:p>0.849609375</text:p>
          </table:table-cell>
          <table:table-cell office:value-type="float" office:value="0.845703125" calcext:value-type="float">
            <text:p>0.845703125</text:p>
          </table:table-cell>
          <table:table-cell office:value-type="float" office:value="0.8447265625" calcext:value-type="float">
            <text:p>0.8447265625</text:p>
          </table:table-cell>
          <table:table-cell office:value-type="float" office:value="0.844482421875" calcext:value-type="float">
            <text:p>0.844482421875</text:p>
          </table:table-cell>
          <table:table-cell office:value-type="float" office:value="0.8428955078125" calcext:value-type="float">
            <text:p>0.842895507812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18359375" calcext:value-type="float">
            <text:p>0.8818359375</text:p>
          </table:table-cell>
          <table:table-cell office:value-type="float" office:value="0.87841796875" calcext:value-type="float">
            <text:p>0.87841796875</text:p>
          </table:table-cell>
          <table:table-cell office:value-type="float" office:value="0.87744140625" calcext:value-type="float">
            <text:p>0.87744140625</text:p>
          </table:table-cell>
          <table:table-cell table:number-columns-repeated="2" office:value-type="float" office:value="0.8779296875" calcext:value-type="float">
            <text:p>0.877929687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85009765625" calcext:value-type="float">
            <text:p>0.885009765625</text:p>
          </table:table-cell>
          <table:table-cell office:value-type="float" office:value="0.88427734375" calcext:value-type="float">
            <text:p>0.88427734375</text:p>
          </table:table-cell>
          <table:table-cell office:value-type="float" office:value="0.88348388671875" calcext:value-type="float">
            <text:p>0.8834838867187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76953125" calcext:value-type="float">
            <text:p>0.8876953125</text:p>
          </table:table-cell>
          <table:table-cell office:value-type="float" office:value="0.88037109375" calcext:value-type="float">
            <text:p>0.88037109375</text:p>
          </table:table-cell>
          <table:table-cell office:value-type="float" office:value="0.878173828125" calcext:value-type="float">
            <text:p>0.878173828125</text:p>
          </table:table-cell>
          <table:table-cell office:value-type="float" office:value="0.878662109375" calcext:value-type="float">
            <text:p>0.878662109375</text:p>
          </table:table-cell>
          <table:table-cell office:value-type="float" office:value="0.881591796875" calcext:value-type="float">
            <text:p>0.88159179687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89892578125" calcext:value-type="float">
            <text:p>0.89892578125</text:p>
          </table:table-cell>
          <table:table-cell office:value-type="float" office:value="0.8974609375" calcext:value-type="float">
            <text:p>0.8974609375</text:p>
          </table:table-cell>
          <table:table-cell office:value-type="float" office:value="0.8990478515625" calcext:value-type="float">
            <text:p>0.8990478515625</text:p>
          </table:table-cell>
          <table:table-cell office:value-type="float" office:value="0.89813232421875" calcext:value-type="float">
            <text:p>0.89813232421875</text:p>
          </table:table-cell>
          <table:table-cell/>
        </table:table-row>
        <table:table-row table:style-name="ro1">
          <table:table-cell office:value-type="float" office:value="0.9296875" calcext:value-type="float">
            <text:p>0.929687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19921875" calcext:value-type="float">
            <text:p>0.919921875</text:p>
          </table:table-cell>
          <table:table-cell office:value-type="float" office:value="0.916015625" calcext:value-type="float">
            <text:p>0.916015625</text:p>
          </table:table-cell>
          <table:table-cell office:value-type="float" office:value="0.9130859375" calcext:value-type="float">
            <text:p>0.9130859375</text:p>
          </table:table-cell>
          <table:table-cell office:value-type="float" office:value="0.9111328125" calcext:value-type="float">
            <text:p>0.9111328125</text:p>
          </table:table-cell>
          <table:table-cell office:value-type="float" office:value="0.9114990234375" calcext:value-type="float">
            <text:p>0.9114990234375</text:p>
          </table:table-cell>
          <table:table-cell office:value-type="float" office:value="0.908447265625" calcext:value-type="float">
            <text:p>0.908447265625</text:p>
          </table:table-cell>
          <table:table-cell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53515625" calcext:value-type="float">
            <text:p>0.853515625</text:p>
          </table:table-cell>
          <table:table-cell office:value-type="float" office:value="0.841796875" calcext:value-type="float">
            <text:p>0.841796875</text:p>
          </table:table-cell>
          <table:table-cell office:value-type="float" office:value="0.84619140625" calcext:value-type="float">
            <text:p>0.84619140625</text:p>
          </table:table-cell>
          <table:table-cell table:number-columns-repeated="2" office:value-type="float" office:value="0.845703125" calcext:value-type="float">
            <text:p>0.845703125</text:p>
          </table:table-cell>
          <table:table-cell office:value-type="float" office:value="0.8458251953125" calcext:value-type="float">
            <text:p>0.84582519531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89599609375" calcext:value-type="float">
            <text:p>0.89599609375</text:p>
          </table:table-cell>
          <table:table-cell office:value-type="float" office:value="0.893310546875" calcext:value-type="float">
            <text:p>0.893310546875</text:p>
          </table:table-cell>
          <table:table-cell office:value-type="float" office:value="0.8939208984375" calcext:value-type="float">
            <text:p>0.8939208984375</text:p>
          </table:table-cell>
          <table:table-cell office:value-type="float" office:value="0.8912353515625" calcext:value-type="float">
            <text:p>0.8912353515625</text:p>
          </table:table-cell>
          <table:table-cell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office:value-type="float" office:value="0.8359375" calcext:value-type="float">
            <text:p>0.8359375</text:p>
          </table:table-cell>
          <table:table-cell office:value-type="float" office:value="0.857421875" calcext:value-type="float">
            <text:p>0.857421875</text:p>
          </table:table-cell>
          <table:table-cell office:value-type="float" office:value="0.853515625" calcext:value-type="float">
            <text:p>0.853515625</text:p>
          </table:table-cell>
          <table:table-cell office:value-type="float" office:value="0.86279296875" calcext:value-type="float">
            <text:p>0.86279296875</text:p>
          </table:table-cell>
          <table:table-cell office:value-type="float" office:value="0.864501953125" calcext:value-type="float">
            <text:p>0.864501953125</text:p>
          </table:table-cell>
          <table:table-cell office:value-type="float" office:value="0.8656005859375" calcext:value-type="float">
            <text:p>0.8656005859375</text:p>
          </table:table-cell>
          <table:table-cell office:value-type="float" office:value="0.8653564453125" calcext:value-type="float">
            <text:p>0.865356445312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8671875" calcext:value-type="float">
            <text:p>0.88671875</text:p>
          </table:table-cell>
          <table:table-cell table:number-columns-repeated="2" office:value-type="float" office:value="0.890625" calcext:value-type="float">
            <text:p>0.890625</text:p>
          </table:table-cell>
          <table:table-cell office:value-type="float" office:value="0.88720703125" calcext:value-type="float">
            <text:p>0.8872070312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929443359375" calcext:value-type="float">
            <text:p>0.8929443359375</text:p>
          </table:table-cell>
          <table:table-cell office:value-type="float" office:value="0.8936767578125" calcext:value-type="float">
            <text:p>0.893676757812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916015625" calcext:value-type="float">
            <text:p>0.89160156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902587890625" calcext:value-type="float">
            <text:p>0.902587890625</text:p>
          </table:table-cell>
          <table:table-cell office:value-type="float" office:value="0.9014892578125" calcext:value-type="float">
            <text:p>0.9014892578125</text:p>
          </table:table-cell>
          <table:table-cell office:value-type="float" office:value="0.901611328125" calcext:value-type="float">
            <text:p>0.9016113281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8916015625" calcext:value-type="float">
            <text:p>0.8916015625</text:p>
          </table:table-cell>
          <table:table-cell office:value-type="float" office:value="0.892822265625" calcext:value-type="float">
            <text:p>0.892822265625</text:p>
          </table:table-cell>
          <table:table-cell office:value-type="float" office:value="0.8896484375" calcext:value-type="float">
            <text:p>0.8896484375</text:p>
          </table:table-cell>
          <table:table-cell office:value-type="float" office:value="0.89093017578125" calcext:value-type="float">
            <text:p>0.8909301757812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4765625" calcext:value-type="float">
            <text:p>0.84765625</text:p>
          </table:table-cell>
          <table:table-cell office:value-type="float" office:value="0.861328125" calcext:value-type="float">
            <text:p>0.861328125</text:p>
          </table:table-cell>
          <table:table-cell office:value-type="float" office:value="0.8447265625" calcext:value-type="float">
            <text:p>0.8447265625</text:p>
          </table:table-cell>
          <table:table-cell office:value-type="float" office:value="0.849609375" calcext:value-type="float">
            <text:p>0.849609375</text:p>
          </table:table-cell>
          <table:table-cell office:value-type="float" office:value="0.849365234375" calcext:value-type="float">
            <text:p>0.849365234375</text:p>
          </table:table-cell>
          <table:table-cell office:value-type="float" office:value="0.8438720703125" calcext:value-type="float">
            <text:p>0.8438720703125</text:p>
          </table:table-cell>
          <table:table-cell office:value-type="float" office:value="0.843505859375" calcext:value-type="float">
            <text:p>0.84350585937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9013671875" calcext:value-type="float">
            <text:p>0.901367187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899658203125" calcext:value-type="float">
            <text:p>0.899658203125</text:p>
          </table:table-cell>
          <table:table-cell office:value-type="float" office:value="0.904541015625" calcext:value-type="float">
            <text:p>0.904541015625</text:p>
          </table:table-cell>
          <table:table-cell office:value-type="float" office:value="0.9022216796875" calcext:value-type="float">
            <text:p>0.902221679687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759765625" calcext:value-type="float">
            <text:p>0.875976562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8753662109375" calcext:value-type="float">
            <text:p>0.8753662109375</text:p>
          </table:table-cell>
          <table:table-cell office:value-type="float" office:value="0.8751220703125" calcext:value-type="float">
            <text:p>0.8751220703125</text:p>
          </table:table-cell>
          <table:table-cell/>
        </table:table-row>
        <table:table-row table:style-name="ro1">
          <table:table-cell office:value-type="float" office:value="0.9296875" calcext:value-type="float">
            <text:p>0.929687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779296875" calcext:value-type="float">
            <text:p>0.8779296875</text:p>
          </table:table-cell>
          <table:table-cell office:value-type="float" office:value="0.876220703125" calcext:value-type="float">
            <text:p>0.876220703125</text:p>
          </table:table-cell>
          <table:table-cell office:value-type="float" office:value="0.87548828125" calcext:value-type="float">
            <text:p>0.87548828125</text:p>
          </table:table-cell>
          <table:table-cell office:value-type="float" office:value="0.875732421875" calcext:value-type="float">
            <text:p>0.875732421875</text:p>
          </table:table-cell>
          <table:table-cell/>
        </table:table-row>
        <table:table-row table:style-name="ro1">
          <table:table-cell office:value-type="float" office:value="0.8359375" calcext:value-type="float">
            <text:p>0.8359375</text:p>
          </table:table-cell>
          <table:table-cell office:value-type="float" office:value="0.83984375" calcext:value-type="float">
            <text:p>0.8398437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8408203125" calcext:value-type="float">
            <text:p>0.8408203125</text:p>
          </table:table-cell>
          <table:table-cell office:value-type="float" office:value="0.8388671875" calcext:value-type="float">
            <text:p>0.838867187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408203125" calcext:value-type="float">
            <text:p>0.8408203125</text:p>
          </table:table-cell>
          <table:table-cell office:value-type="float" office:value="0.839599609375" calcext:value-type="float">
            <text:p>0.83959960937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955078125" calcext:value-type="float">
            <text:p>0.8955078125</text:p>
          </table:table-cell>
          <table:table-cell office:value-type="float" office:value="0.89306640625" calcext:value-type="float">
            <text:p>0.89306640625</text:p>
          </table:table-cell>
          <table:table-cell office:value-type="float" office:value="0.896728515625" calcext:value-type="float">
            <text:p>0.896728515625</text:p>
          </table:table-cell>
          <table:table-cell table:number-columns-repeated="2" office:value-type="float" office:value="0.8948974609375" calcext:value-type="float">
            <text:p>0.89489746093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7548828125" calcext:value-type="float">
            <text:p>0.87548828125</text:p>
          </table:table-cell>
          <table:table-cell office:value-type="float" office:value="0.8759765625" calcext:value-type="float">
            <text:p>0.8759765625</text:p>
          </table:table-cell>
          <table:table-cell office:value-type="float" office:value="0.8778076171875" calcext:value-type="float">
            <text:p>0.8778076171875</text:p>
          </table:table-cell>
          <table:table-cell office:value-type="float" office:value="0.87860107421875" calcext:value-type="float">
            <text:p>0.878601074218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8671875" calcext:value-type="float">
            <text:p>0.88671875</text:p>
          </table:table-cell>
          <table:table-cell table:number-columns-repeated="2" office:value-type="float" office:value="0.8828125" calcext:value-type="float">
            <text:p>0.88281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134765625" calcext:value-type="float">
            <text:p>0.88134765625</text:p>
          </table:table-cell>
          <table:table-cell office:value-type="float" office:value="0.8795166015625" calcext:value-type="float">
            <text:p>0.8795166015625</text:p>
          </table:table-cell>
          <table:table-cell office:value-type="float" office:value="0.87518310546875" calcext:value-type="float">
            <text:p>0.87518310546875</text:p>
          </table:table-cell>
          <table:table-cell/>
        </table:table-row>
        <table:table-row table:style-name="ro1">
          <table:table-cell office:value-type="float" office:value="0.8359375" calcext:value-type="float">
            <text:p>0.835937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8662109375" calcext:value-type="float">
            <text:p>0.8662109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4521484375" calcext:value-type="float">
            <text:p>0.88452148437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48876953125" calcext:value-type="float">
            <text:p>0.884887695312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974609375" calcext:value-type="float">
            <text:p>0.8974609375</text:p>
          </table:table-cell>
          <table:table-cell office:value-type="float" office:value="0.89599609375" calcext:value-type="float">
            <text:p>0.89599609375</text:p>
          </table:table-cell>
          <table:table-cell office:value-type="float" office:value="0.892822265625" calcext:value-type="float">
            <text:p>0.892822265625</text:p>
          </table:table-cell>
          <table:table-cell office:value-type="float" office:value="0.8939208984375" calcext:value-type="float">
            <text:p>0.8939208984375</text:p>
          </table:table-cell>
          <table:table-cell office:value-type="float" office:value="0.89495849609375" calcext:value-type="float">
            <text:p>0.89495849609375</text:p>
          </table:table-cell>
          <table:table-cell/>
        </table:table-row>
        <table:table-row table:style-name="ro1">
          <table:table-cell office:value-type="float" office:value="0.84375" calcext:value-type="float">
            <text:p>0.84375</text:p>
          </table:table-cell>
          <table:table-cell office:value-type="float" office:value="0.8359375" calcext:value-type="float">
            <text:p>0.835937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86279296875" calcext:value-type="float">
            <text:p>0.86279296875</text:p>
          </table:table-cell>
          <table:table-cell office:value-type="float" office:value="0.860595703125" calcext:value-type="float">
            <text:p>0.860595703125</text:p>
          </table:table-cell>
          <table:table-cell office:value-type="float" office:value="0.861572265625" calcext:value-type="float">
            <text:p>0.861572265625</text:p>
          </table:table-cell>
          <table:table-cell office:value-type="float" office:value="0.86163330078125" calcext:value-type="float">
            <text:p>0.8616333007812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896484375" calcext:value-type="float">
            <text:p>0.8896484375</text:p>
          </table:table-cell>
          <table:table-cell office:value-type="float" office:value="0.88916015625" calcext:value-type="float">
            <text:p>0.88916015625</text:p>
          </table:table-cell>
          <table:table-cell table:number-columns-repeated="2" office:value-type="float" office:value="0.890625" calcext:value-type="float">
            <text:p>0.890625</text:p>
          </table:table-cell>
          <table:table-cell office:value-type="float" office:value="0.8902587890625" calcext:value-type="float">
            <text:p>0.890258789062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table:number-columns-repeated="2" office:value-type="float" office:value="0.9140625" calcext:value-type="float">
            <text:p>0.9140625</text:p>
          </table:table-cell>
          <table:table-cell office:value-type="float" office:value="0.9111328125" calcext:value-type="float">
            <text:p>0.9111328125</text:p>
          </table:table-cell>
          <table:table-cell office:value-type="float" office:value="0.90869140625" calcext:value-type="float">
            <text:p>0.90869140625</text:p>
          </table:table-cell>
          <table:table-cell office:value-type="float" office:value="0.90673828125" calcext:value-type="float">
            <text:p>0.90673828125</text:p>
          </table:table-cell>
          <table:table-cell office:value-type="float" office:value="0.907958984375" calcext:value-type="float">
            <text:p>0.907958984375</text:p>
          </table:table-cell>
          <table:table-cell office:value-type="float" office:value="0.90673828125" calcext:value-type="float">
            <text:p>0.90673828125</text:p>
          </table:table-cell>
          <table:table-cell/>
        </table:table-row>
        <table:table-row table:style-name="ro1">
          <table:table-cell office:value-type="float" office:value="0.84375" calcext:value-type="float">
            <text:p>0.843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861328125" calcext:value-type="float">
            <text:p>0.861328125</text:p>
          </table:table-cell>
          <table:table-cell office:value-type="float" office:value="0.8583984375" calcext:value-type="float">
            <text:p>0.8583984375</text:p>
          </table:table-cell>
          <table:table-cell office:value-type="float" office:value="0.861572265625" calcext:value-type="float">
            <text:p>0.861572265625</text:p>
          </table:table-cell>
          <table:table-cell office:value-type="float" office:value="0.85986328125" calcext:value-type="float">
            <text:p>0.85986328125</text:p>
          </table:table-cell>
          <table:table-cell office:value-type="float" office:value="0.86029052734375" calcext:value-type="float">
            <text:p>0.8602905273437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6669921875" calcext:value-type="float">
            <text:p>0.86669921875</text:p>
          </table:table-cell>
          <table:table-cell office:value-type="float" office:value="0.86767578125" calcext:value-type="float">
            <text:p>0.86767578125</text:p>
          </table:table-cell>
          <table:table-cell office:value-type="float" office:value="0.865966796875" calcext:value-type="float">
            <text:p>0.865966796875</text:p>
          </table:table-cell>
          <table:table-cell office:value-type="float" office:value="0.86444091796875" calcext:value-type="float">
            <text:p>0.8644409179687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0234375" calcext:value-type="float">
            <text:p>0.90234375</text:p>
          </table:table-cell>
          <table:table-cell table:number-columns-repeated="2" office:value-type="float" office:value="0.8994140625" calcext:value-type="float">
            <text:p>0.8994140625</text:p>
          </table:table-cell>
          <table:table-cell office:value-type="float" office:value="0.8935546875" calcext:value-type="float">
            <text:p>0.8935546875</text:p>
          </table:table-cell>
          <table:table-cell office:value-type="float" office:value="0.8936767578125" calcext:value-type="float">
            <text:p>0.8936767578125</text:p>
          </table:table-cell>
          <table:table-cell office:value-type="float" office:value="0.89288330078125" calcext:value-type="float">
            <text:p>0.89288330078125</text:p>
          </table:table-cell>
          <table:table-cell/>
        </table:table-row>
        <table:table-row table:style-name="ro1">
          <table:table-cell table:number-columns-repeated="2" office:value-type="float" office:value="0.9140625" calcext:value-type="float">
            <text:p>0.9140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916015625" calcext:value-type="float">
            <text:p>0.8916015625</text:p>
          </table:table-cell>
          <table:table-cell office:value-type="float" office:value="0.8896484375" calcext:value-type="float">
            <text:p>0.8896484375</text:p>
          </table:table-cell>
          <table:table-cell office:value-type="float" office:value="0.8935546875" calcext:value-type="float">
            <text:p>0.8935546875</text:p>
          </table:table-cell>
          <table:table-cell office:value-type="float" office:value="0.893798828125" calcext:value-type="float">
            <text:p>0.893798828125</text:p>
          </table:table-cell>
          <table:table-cell office:value-type="float" office:value="0.89227294921875" calcext:value-type="float">
            <text:p>0.892272949218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7109375" calcext:value-type="float">
            <text:p>0.87109375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0.88525390625" calcext:value-type="float">
            <text:p>0.88525390625</text:p>
          </table:table-cell>
          <table:table-cell office:value-type="float" office:value="0.888427734375" calcext:value-type="float">
            <text:p>0.88842773437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875732421875" calcext:value-type="float">
            <text:p>0.8875732421875</text:p>
          </table:table-cell>
          <table:table-cell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08203125" calcext:value-type="float">
            <text:p>0.908203125</text:p>
          </table:table-cell>
          <table:table-cell table:number-columns-repeated="2" office:value-type="float" office:value="0.90234375" calcext:value-type="float">
            <text:p>0.90234375</text:p>
          </table:table-cell>
          <table:table-cell office:value-type="float" office:value="0.904541015625" calcext:value-type="float">
            <text:p>0.904541015625</text:p>
          </table:table-cell>
          <table:table-cell office:value-type="float" office:value="0.90478515625" calcext:value-type="float">
            <text:p>0.90478515625</text:p>
          </table:table-cell>
          <table:table-cell office:value-type="float" office:value="0.9027099609375" calcext:value-type="float">
            <text:p>0.902709960937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4765625" calcext:value-type="float">
            <text:p>0.84765625</text:p>
          </table:table-cell>
          <table:table-cell office:value-type="float" office:value="0.833984375" calcext:value-type="float">
            <text:p>0.833984375</text:p>
          </table:table-cell>
          <table:table-cell office:value-type="float" office:value="0.8330078125" calcext:value-type="float">
            <text:p>0.8330078125</text:p>
          </table:table-cell>
          <table:table-cell office:value-type="float" office:value="0.82763671875" calcext:value-type="float">
            <text:p>0.82763671875</text:p>
          </table:table-cell>
          <table:table-cell office:value-type="float" office:value="0.835205078125" calcext:value-type="float">
            <text:p>0.835205078125</text:p>
          </table:table-cell>
          <table:table-cell office:value-type="float" office:value="0.841552734375" calcext:value-type="float">
            <text:p>0.841552734375</text:p>
          </table:table-cell>
          <table:table-cell office:value-type="float" office:value="0.83868408203125" calcext:value-type="float">
            <text:p>0.838684082031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76953125" calcext:value-type="float">
            <text:p>0.8876953125</text:p>
          </table:table-cell>
          <table:table-cell office:value-type="float" office:value="0.88720703125" calcext:value-type="float">
            <text:p>0.88720703125</text:p>
          </table:table-cell>
          <table:table-cell office:value-type="float" office:value="0.886962890625" calcext:value-type="float">
            <text:p>0.886962890625</text:p>
          </table:table-cell>
          <table:table-cell office:value-type="float" office:value="0.8857421875" calcext:value-type="float">
            <text:p>0.8857421875</text:p>
          </table:table-cell>
          <table:table-cell office:value-type="float" office:value="0.8856201171875" calcext:value-type="float">
            <text:p>0.88562011718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0.869140625" calcext:value-type="float">
            <text:p>0.86914062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6737060546875" calcext:value-type="float">
            <text:p>0.8673706054687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9794921875" calcext:value-type="float">
            <text:p>0.89794921875</text:p>
          </table:table-cell>
          <table:table-cell office:value-type="float" office:value="0.899169921875" calcext:value-type="float">
            <text:p>0.899169921875</text:p>
          </table:table-cell>
          <table:table-cell office:value-type="float" office:value="0.902587890625" calcext:value-type="float">
            <text:p>0.902587890625</text:p>
          </table:table-cell>
          <table:table-cell office:value-type="float" office:value="0.901123046875" calcext:value-type="float">
            <text:p>0.90112304687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91796875" calcext:value-type="float">
            <text:p>0.9179687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7939453125" calcext:value-type="float">
            <text:p>0.87939453125</text:p>
          </table:table-cell>
          <table:table-cell office:value-type="float" office:value="0.8780517578125" calcext:value-type="float">
            <text:p>0.8780517578125</text:p>
          </table:table-cell>
          <table:table-cell office:value-type="float" office:value="0.87689208984375" calcext:value-type="float">
            <text:p>0.8768920898437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8974609375" calcext:value-type="float">
            <text:p>0.8974609375</text:p>
          </table:table-cell>
          <table:table-cell office:value-type="float" office:value="0.901123046875" calcext:value-type="float">
            <text:p>0.90112304687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9024658203125" calcext:value-type="float">
            <text:p>0.90246582031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37890625" calcext:value-type="float">
            <text:p>0.8837890625</text:p>
          </table:table-cell>
          <table:table-cell office:value-type="float" office:value="0.88134765625" calcext:value-type="float">
            <text:p>0.88134765625</text:p>
          </table:table-cell>
          <table:table-cell office:value-type="float" office:value="0.879638671875" calcext:value-type="float">
            <text:p>0.879638671875</text:p>
          </table:table-cell>
          <table:table-cell office:value-type="float" office:value="0.8778076171875" calcext:value-type="float">
            <text:p>0.8778076171875</text:p>
          </table:table-cell>
          <table:table-cell office:value-type="float" office:value="0.87969970703125" calcext:value-type="float">
            <text:p>0.87969970703125</text:p>
          </table:table-cell>
          <table:table-cell/>
        </table:table-row>
        <table:table-row table:style-name="ro1">
          <table:table-cell table:number-columns-repeated="2" office:value-type="float" office:value="0.90625" calcext:value-type="float">
            <text:p>0.9062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9013671875" calcext:value-type="float">
            <text:p>0.9013671875</text:p>
          </table:table-cell>
          <table:table-cell office:value-type="float" office:value="0.8955078125" calcext:value-type="float">
            <text:p>0.895507812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93798828125" calcext:value-type="float">
            <text:p>0.893798828125</text:p>
          </table:table-cell>
          <table:table-cell office:value-type="float" office:value="0.89495849609375" calcext:value-type="float">
            <text:p>0.89495849609375</text:p>
          </table:table-cell>
          <table:table-cell/>
        </table:table-row>
        <table:table-row table:style-name="ro1">
          <table:table-cell table:number-columns-repeated="2" office:value-type="float" office:value="0.8203125" calcext:value-type="float">
            <text:p>0.820312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22265625" calcext:value-type="float">
            <text:p>0.822265625</text:p>
          </table:table-cell>
          <table:table-cell office:value-type="float" office:value="0.8310546875" calcext:value-type="float">
            <text:p>0.8310546875</text:p>
          </table:table-cell>
          <table:table-cell office:value-type="float" office:value="0.83447265625" calcext:value-type="float">
            <text:p>0.83447265625</text:p>
          </table:table-cell>
          <table:table-cell office:value-type="float" office:value="0.8369140625" calcext:value-type="float">
            <text:p>0.8369140625</text:p>
          </table:table-cell>
          <table:table-cell office:value-type="float" office:value="0.8370361328125" calcext:value-type="float">
            <text:p>0.837036132812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table:number-columns-repeated="2" office:value-type="float" office:value="0.90625" calcext:value-type="float">
            <text:p>0.90625</text:p>
          </table:table-cell>
          <table:table-cell table:number-columns-repeated="2" office:value-type="float" office:value="0.91015625" calcext:value-type="float">
            <text:p>0.91015625</text:p>
          </table:table-cell>
          <table:table-cell office:value-type="float" office:value="0.91552734375" calcext:value-type="float">
            <text:p>0.91552734375</text:p>
          </table:table-cell>
          <table:table-cell office:value-type="float" office:value="0.9168701171875" calcext:value-type="float">
            <text:p>0.9168701171875</text:p>
          </table:table-cell>
          <table:table-cell office:value-type="float" office:value="0.91766357421875" calcext:value-type="float">
            <text:p>0.9176635742187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662109375" calcext:value-type="float">
            <text:p>0.8662109375</text:p>
          </table:table-cell>
          <table:table-cell table:number-columns-repeated="2" office:value-type="float" office:value="0.86376953125" calcext:value-type="float">
            <text:p>0.86376953125</text:p>
          </table:table-cell>
          <table:table-cell office:value-type="float" office:value="0.865478515625" calcext:value-type="float">
            <text:p>0.865478515625</text:p>
          </table:table-cell>
          <table:table-cell office:value-type="float" office:value="0.8662109375" calcext:value-type="float">
            <text:p>0.86621093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8916015625" calcext:value-type="float">
            <text:p>0.8916015625</text:p>
          </table:table-cell>
          <table:table-cell office:value-type="float" office:value="0.89404296875" calcext:value-type="float">
            <text:p>0.894042968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891845703125" calcext:value-type="float">
            <text:p>0.891845703125</text:p>
          </table:table-cell>
          <table:table-cell office:value-type="float" office:value="0.89208984375" calcext:value-type="float">
            <text:p>0.8920898437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61328125" calcext:value-type="float">
            <text:p>0.861328125</text:p>
          </table:table-cell>
          <table:table-cell office:value-type="float" office:value="0.8603515625" calcext:value-type="float">
            <text:p>0.860351562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870361328125" calcext:value-type="float">
            <text:p>0.870361328125</text:p>
          </table:table-cell>
          <table:table-cell office:value-type="float" office:value="0.8695068359375" calcext:value-type="float">
            <text:p>0.8695068359375</text:p>
          </table:table-cell>
          <table:table-cell office:value-type="float" office:value="0.86883544921875" calcext:value-type="float">
            <text:p>0.8688354492187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61328125" calcext:value-type="float">
            <text:p>0.86132812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8583984375" calcext:value-type="float">
            <text:p>0.8583984375</text:p>
          </table:table-cell>
          <table:table-cell office:value-type="float" office:value="0.858642578125" calcext:value-type="float">
            <text:p>0.858642578125</text:p>
          </table:table-cell>
          <table:table-cell office:value-type="float" office:value="0.8619384765625" calcext:value-type="float">
            <text:p>0.8619384765625</text:p>
          </table:table-cell>
          <table:table-cell office:value-type="float" office:value="0.86029052734375" calcext:value-type="float">
            <text:p>0.8602905273437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9111328125" calcext:value-type="float">
            <text:p>0.89111328125</text:p>
          </table:table-cell>
          <table:table-cell office:value-type="float" office:value="0.88525390625" calcext:value-type="float">
            <text:p>0.88525390625</text:p>
          </table:table-cell>
          <table:table-cell office:value-type="float" office:value="0.88818359375" calcext:value-type="float">
            <text:p>0.88818359375</text:p>
          </table:table-cell>
          <table:table-cell office:value-type="float" office:value="0.88873291015625" calcext:value-type="float">
            <text:p>0.8887329101562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0673828125" calcext:value-type="float">
            <text:p>0.90673828125</text:p>
          </table:table-cell>
          <table:table-cell office:value-type="float" office:value="0.900634765625" calcext:value-type="float">
            <text:p>0.900634765625</text:p>
          </table:table-cell>
          <table:table-cell office:value-type="float" office:value="0.9034423828125" calcext:value-type="float">
            <text:p>0.9034423828125</text:p>
          </table:table-cell>
          <table:table-cell office:value-type="float" office:value="0.9039306640625" calcext:value-type="float">
            <text:p>0.903930664062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87060546875" calcext:value-type="float">
            <text:p>0.87060546875</text:p>
          </table:table-cell>
          <table:table-cell office:value-type="float" office:value="0.86865234375" calcext:value-type="float">
            <text:p>0.86865234375</text:p>
          </table:table-cell>
          <table:table-cell office:value-type="float" office:value="0.865478515625" calcext:value-type="float">
            <text:p>0.865478515625</text:p>
          </table:table-cell>
          <table:table-cell office:value-type="float" office:value="0.86492919921875" calcext:value-type="float">
            <text:p>0.86492919921875</text:p>
          </table:table-cell>
          <table:table-cell/>
        </table:table-row>
        <table:table-row table:style-name="ro1">
          <table:table-cell office:value-type="float" office:value="0.9453125" calcext:value-type="float">
            <text:p>0.9453125</text:p>
          </table:table-cell>
          <table:table-cell office:value-type="float" office:value="0.92578125" calcext:value-type="float">
            <text:p>0.92578125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9052734375" calcext:value-type="float">
            <text:p>0.9052734375</text:p>
          </table:table-cell>
          <table:table-cell office:value-type="float" office:value="0.9013671875" calcext:value-type="float">
            <text:p>0.901367187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9996337890625" calcext:value-type="float">
            <text:p>0.8999633789062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16015625" calcext:value-type="float">
            <text:p>0.916015625</text:p>
          </table:table-cell>
          <table:table-cell table:number-columns-repeated="2" office:value-type="float" office:value="0.9033203125" calcext:value-type="float">
            <text:p>0.90332031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05126953125" calcext:value-type="float">
            <text:p>0.9005126953125</text:p>
          </table:table-cell>
          <table:table-cell office:value-type="float" office:value="0.901611328125" calcext:value-type="float">
            <text:p>0.90161132812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841796875" calcext:value-type="float">
            <text:p>0.87841796875</text:p>
          </table:table-cell>
          <table:table-cell office:value-type="float" office:value="0.880126953125" calcext:value-type="float">
            <text:p>0.880126953125</text:p>
          </table:table-cell>
          <table:table-cell office:value-type="float" office:value="0.8797607421875" calcext:value-type="float">
            <text:p>0.8797607421875</text:p>
          </table:table-cell>
          <table:table-cell office:value-type="float" office:value="0.87823486328125" calcext:value-type="float">
            <text:p>0.8782348632812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table:number-columns-repeated="2" office:value-type="float" office:value="0.8828125" calcext:value-type="float">
            <text:p>0.882812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7158203125" calcext:value-type="float">
            <text:p>0.87158203125</text:p>
          </table:table-cell>
          <table:table-cell office:value-type="float" office:value="0.87353515625" calcext:value-type="float">
            <text:p>0.87353515625</text:p>
          </table:table-cell>
          <table:table-cell office:value-type="float" office:value="0.873779296875" calcext:value-type="float">
            <text:p>0.873779296875</text:p>
          </table:table-cell>
          <table:table-cell office:value-type="float" office:value="0.8726806640625" calcext:value-type="float">
            <text:p>0.872680664062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number-columns-repeated="3" office:value-type="float" office:value="0.890625" calcext:value-type="float">
            <text:p>0.890625</text:p>
          </table:table-cell>
          <table:table-cell office:value-type="float" office:value="0.89794921875" calcext:value-type="float">
            <text:p>0.89794921875</text:p>
          </table:table-cell>
          <table:table-cell office:value-type="float" office:value="0.8955078125" calcext:value-type="float">
            <text:p>0.8955078125</text:p>
          </table:table-cell>
          <table:table-cell office:value-type="float" office:value="0.89599609375" calcext:value-type="float">
            <text:p>0.89599609375</text:p>
          </table:table-cell>
          <table:table-cell office:value-type="float" office:value="0.89324951171875" calcext:value-type="float">
            <text:p>0.8932495117187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01171875" calcext:value-type="float">
            <text:p>0.8701171875</text:p>
          </table:table-cell>
          <table:table-cell office:value-type="float" office:value="0.86767578125" calcext:value-type="float">
            <text:p>0.8676757812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8642578125" calcext:value-type="float">
            <text:p>0.8642578125</text:p>
          </table:table-cell>
          <table:table-cell office:value-type="float" office:value="0.864990234375" calcext:value-type="float">
            <text:p>0.8649902343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9013671875" calcext:value-type="float">
            <text:p>0.9013671875</text:p>
          </table:table-cell>
          <table:table-cell office:value-type="float" office:value="0.89892578125" calcext:value-type="float">
            <text:p>0.89892578125</text:p>
          </table:table-cell>
          <table:table-cell office:value-type="float" office:value="0.8955078125" calcext:value-type="float">
            <text:p>0.8955078125</text:p>
          </table:table-cell>
          <table:table-cell office:value-type="float" office:value="0.897705078125" calcext:value-type="float">
            <text:p>0.897705078125</text:p>
          </table:table-cell>
          <table:table-cell office:value-type="float" office:value="0.90167236328125" calcext:value-type="float">
            <text:p>0.90167236328125</text:p>
          </table:table-cell>
          <table:table-cell/>
        </table:table-row>
        <table:table-row table:style-name="ro1">
          <table:table-cell table:number-columns-repeated="2" office:value-type="float" office:value="0.921875" calcext:value-type="float">
            <text:p>0.921875</text:p>
          </table:table-cell>
          <table:table-cell office:value-type="float" office:value="0.91796875" calcext:value-type="float">
            <text:p>0.91796875</text:p>
          </table:table-cell>
          <table:table-cell office:value-type="float" office:value="0.9150390625" calcext:value-type="float">
            <text:p>0.915039062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091796875" calcext:value-type="float">
            <text:p>0.9091796875</text:p>
          </table:table-cell>
          <table:table-cell office:value-type="float" office:value="0.9095458984375" calcext:value-type="float">
            <text:p>0.9095458984375</text:p>
          </table:table-cell>
          <table:table-cell office:value-type="float" office:value="0.9107666015625" calcext:value-type="float">
            <text:p>0.9107666015625</text:p>
          </table:table-cell>
          <table:table-cell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office:value-type="float" office:value="0.83984375" calcext:value-type="float">
            <text:p>0.839843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873779296875" calcext:value-type="float">
            <text:p>0.873779296875</text:p>
          </table:table-cell>
          <table:table-cell office:value-type="float" office:value="0.8792724609375" calcext:value-type="float">
            <text:p>0.8792724609375</text:p>
          </table:table-cell>
          <table:table-cell office:value-type="float" office:value="0.8800048828125" calcext:value-type="float">
            <text:p>0.880004882812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974609375" calcext:value-type="float">
            <text:p>0.897460937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92333984375" calcext:value-type="float">
            <text:p>0.892333984375</text:p>
          </table:table-cell>
          <table:table-cell office:value-type="float" office:value="0.8900146484375" calcext:value-type="float">
            <text:p>0.8900146484375</text:p>
          </table:table-cell>
          <table:table-cell office:value-type="float" office:value="0.8897705078125" calcext:value-type="float">
            <text:p>0.889770507812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8623046875" calcext:value-type="float">
            <text:p>0.88623046875</text:p>
          </table:table-cell>
          <table:table-cell office:value-type="float" office:value="0.8924560546875" calcext:value-type="float">
            <text:p>0.8924560546875</text:p>
          </table:table-cell>
          <table:table-cell office:value-type="float" office:value="0.89361572265625" calcext:value-type="float">
            <text:p>0.8936157226562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33203125" calcext:value-type="float">
            <text:p>0.90332031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92822265625" calcext:value-type="float">
            <text:p>0.892822265625</text:p>
          </table:table-cell>
          <table:table-cell office:value-type="float" office:value="0.89111328125" calcext:value-type="float">
            <text:p>0.89111328125</text:p>
          </table:table-cell>
          <table:table-cell office:value-type="float" office:value="0.8912353515625" calcext:value-type="float">
            <text:p>0.8912353515625</text:p>
          </table:table-cell>
          <table:table-cell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837890625" calcext:value-type="float">
            <text:p>0.8837890625</text:p>
          </table:table-cell>
          <table:table-cell office:value-type="float" office:value="0.88818359375" calcext:value-type="float">
            <text:p>0.88818359375</text:p>
          </table:table-cell>
          <table:table-cell office:value-type="float" office:value="0.8887939453125" calcext:value-type="float">
            <text:p>0.8887939453125</text:p>
          </table:table-cell>
          <table:table-cell office:value-type="float" office:value="0.8902587890625" calcext:value-type="float">
            <text:p>0.890258789062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818359375" calcext:value-type="float">
            <text:p>0.881835937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57421875" calcext:value-type="float">
            <text:p>0.8857421875</text:p>
          </table:table-cell>
          <table:table-cell office:value-type="float" office:value="0.885986328125" calcext:value-type="float">
            <text:p>0.885986328125</text:p>
          </table:table-cell>
          <table:table-cell office:value-type="float" office:value="0.88507080078125" calcext:value-type="float">
            <text:p>0.88507080078125</text:p>
          </table:table-cell>
          <table:table-cell/>
        </table:table-row>
        <table:table-row table:style-name="ro1">
          <table:table-cell table:number-columns-repeated="2" office:value-type="float" office:value="0.90625" calcext:value-type="float">
            <text:p>0.9062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8974609375" calcext:value-type="float">
            <text:p>0.8974609375</text:p>
          </table:table-cell>
          <table:table-cell table:number-columns-repeated="2" office:value-type="float" office:value="0.90234375" calcext:value-type="float">
            <text:p>0.90234375</text:p>
          </table:table-cell>
          <table:table-cell office:value-type="float" office:value="0.899658203125" calcext:value-type="float">
            <text:p>0.899658203125</text:p>
          </table:table-cell>
          <table:table-cell office:value-type="float" office:value="0.89935302734375" calcext:value-type="float">
            <text:p>0.89935302734375</text:p>
          </table:table-cell>
          <table:table-cell/>
        </table:table-row>
        <table:table-row table:style-name="ro1">
          <table:table-cell office:value-type="float" office:value="0.8359375" calcext:value-type="float">
            <text:p>0.835937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8779296875" calcext:value-type="float">
            <text:p>0.8779296875</text:p>
          </table:table-cell>
          <table:table-cell office:value-type="float" office:value="0.87646484375" calcext:value-type="float">
            <text:p>0.87646484375</text:p>
          </table:table-cell>
          <table:table-cell office:value-type="float" office:value="0.8779296875" calcext:value-type="float">
            <text:p>0.8779296875</text:p>
          </table:table-cell>
          <table:table-cell office:value-type="float" office:value="0.876220703125" calcext:value-type="float">
            <text:p>0.876220703125</text:p>
          </table:table-cell>
          <table:table-cell office:value-type="float" office:value="0.87664794921875" calcext:value-type="float">
            <text:p>0.8766479492187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896484375" calcext:value-type="float">
            <text:p>0.8896484375</text:p>
          </table:table-cell>
          <table:table-cell office:value-type="float" office:value="0.8837890625" calcext:value-type="float">
            <text:p>0.88378906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720703125" calcext:value-type="float">
            <text:p>0.88720703125</text:p>
          </table:table-cell>
          <table:table-cell office:value-type="float" office:value="0.88555908203125" calcext:value-type="float">
            <text:p>0.885559082031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876953125" calcext:value-type="float">
            <text:p>0.88769531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89404296875" calcext:value-type="float">
            <text:p>0.889404296875</text:p>
          </table:table-cell>
          <table:table-cell office:value-type="float" office:value="0.88653564453125" calcext:value-type="float">
            <text:p>0.8865356445312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4765625" calcext:value-type="float">
            <text:p>0.8476562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8544921875" calcext:value-type="float">
            <text:p>0.8544921875</text:p>
          </table:table-cell>
          <table:table-cell office:value-type="float" office:value="0.85595703125" calcext:value-type="float">
            <text:p>0.85595703125</text:p>
          </table:table-cell>
          <table:table-cell office:value-type="float" office:value="0.857421875" calcext:value-type="float">
            <text:p>0.857421875</text:p>
          </table:table-cell>
          <table:table-cell office:value-type="float" office:value="0.855712890625" calcext:value-type="float">
            <text:p>0.855712890625</text:p>
          </table:table-cell>
          <table:table-cell office:value-type="float" office:value="0.8555908203125" calcext:value-type="float">
            <text:p>0.855590820312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table:number-columns-repeated="2" office:value-type="float" office:value="0.93359375" calcext:value-type="float">
            <text:p>0.9335937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35546875" calcext:value-type="float">
            <text:p>0.935546875</text:p>
          </table:table-cell>
          <table:table-cell office:value-type="float" office:value="0.932861328125" calcext:value-type="float">
            <text:p>0.932861328125</text:p>
          </table:table-cell>
          <table:table-cell office:value-type="float" office:value="0.9268798828125" calcext:value-type="float">
            <text:p>0.9268798828125</text:p>
          </table:table-cell>
          <table:table-cell office:value-type="float" office:value="0.92791748046875" calcext:value-type="float">
            <text:p>0.9279174804687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427734375" calcext:value-type="float">
            <text:p>0.8842773437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902587890625" calcext:value-type="float">
            <text:p>0.8902587890625</text:p>
          </table:table-cell>
          <table:table-cell office:value-type="float" office:value="0.88934326171875" calcext:value-type="float">
            <text:p>0.8893432617187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4521484375" calcext:value-type="float">
            <text:p>0.884521484375</text:p>
          </table:table-cell>
          <table:table-cell office:value-type="float" office:value="0.8857421875" calcext:value-type="float">
            <text:p>0.8857421875</text:p>
          </table:table-cell>
          <table:table-cell office:value-type="float" office:value="0.88653564453125" calcext:value-type="float">
            <text:p>0.88653564453125</text:p>
          </table:table-cell>
          <table:table-cell/>
        </table:table-row>
        <table:table-row table:style-name="ro1">
          <table:table-cell office:value-type="float" office:value="0.828125" calcext:value-type="float">
            <text:p>0.828125</text:p>
          </table:table-cell>
          <table:table-cell office:value-type="float" office:value="0.84765625" calcext:value-type="float">
            <text:p>0.84765625</text:p>
          </table:table-cell>
          <table:table-cell office:value-type="float" office:value="0.853515625" calcext:value-type="float">
            <text:p>0.85351562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86865234375" calcext:value-type="float">
            <text:p>0.86865234375</text:p>
          </table:table-cell>
          <table:table-cell office:value-type="float" office:value="0.87158203125" calcext:value-type="float">
            <text:p>0.87158203125</text:p>
          </table:table-cell>
          <table:table-cell office:value-type="float" office:value="0.876708984375" calcext:value-type="float">
            <text:p>0.876708984375</text:p>
          </table:table-cell>
          <table:table-cell office:value-type="float" office:value="0.88037109375" calcext:value-type="float">
            <text:p>0.8803710937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96484375" calcext:value-type="float">
            <text:p>0.8896484375</text:p>
          </table:table-cell>
          <table:table-cell office:value-type="float" office:value="0.88232421875" calcext:value-type="float">
            <text:p>0.8823242187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46435546875" calcext:value-type="float">
            <text:p>0.8846435546875</text:p>
          </table:table-cell>
          <table:table-cell office:value-type="float" office:value="0.8853759765625" calcext:value-type="float">
            <text:p>0.885375976562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4765625" calcext:value-type="float">
            <text:p>0.8476562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447265625" calcext:value-type="float">
            <text:p>0.8447265625</text:p>
          </table:table-cell>
          <table:table-cell office:value-type="float" office:value="0.84912109375" calcext:value-type="float">
            <text:p>0.84912109375</text:p>
          </table:table-cell>
          <table:table-cell office:value-type="float" office:value="0.852294921875" calcext:value-type="float">
            <text:p>0.852294921875</text:p>
          </table:table-cell>
          <table:table-cell office:value-type="float" office:value="0.85009765625" calcext:value-type="float">
            <text:p>0.85009765625</text:p>
          </table:table-cell>
          <table:table-cell office:value-type="float" office:value="0.84912109375" calcext:value-type="float">
            <text:p>0.8491210937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9501953125" calcext:value-type="float">
            <text:p>0.89501953125</text:p>
          </table:table-cell>
          <table:table-cell office:value-type="float" office:value="0.89599609375" calcext:value-type="float">
            <text:p>0.89599609375</text:p>
          </table:table-cell>
          <table:table-cell office:value-type="float" office:value="0.898681640625" calcext:value-type="float">
            <text:p>0.898681640625</text:p>
          </table:table-cell>
          <table:table-cell office:value-type="float" office:value="0.90081787109375" calcext:value-type="float">
            <text:p>0.9008178710937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90087890625" calcext:value-type="float">
            <text:p>0.90087890625</text:p>
          </table:table-cell>
          <table:table-cell office:value-type="float" office:value="0.897705078125" calcext:value-type="float">
            <text:p>0.897705078125</text:p>
          </table:table-cell>
          <table:table-cell office:value-type="float" office:value="0.9005126953125" calcext:value-type="float">
            <text:p>0.9005126953125</text:p>
          </table:table-cell>
          <table:table-cell office:value-type="float" office:value="0.8990478515625" calcext:value-type="float">
            <text:p>0.899047851562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984375" calcext:value-type="float">
            <text:p>0.8984375</text:p>
          </table:table-cell>
          <table:table-cell table:number-columns-repeated="2" office:value-type="float" office:value="0.890625" calcext:value-type="float">
            <text:p>0.890625</text:p>
          </table:table-cell>
          <table:table-cell office:value-type="float" office:value="0.891845703125" calcext:value-type="float">
            <text:p>0.891845703125</text:p>
          </table:table-cell>
          <table:table-cell office:value-type="float" office:value="0.892333984375" calcext:value-type="float">
            <text:p>0.892333984375</text:p>
          </table:table-cell>
          <table:table-cell office:value-type="float" office:value="0.89288330078125" calcext:value-type="float">
            <text:p>0.892883300781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759765625" calcext:value-type="float">
            <text:p>0.8759765625</text:p>
          </table:table-cell>
          <table:table-cell office:value-type="float" office:value="0.87158203125" calcext:value-type="float">
            <text:p>0.8715820312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87646484375" calcext:value-type="float">
            <text:p>0.87646484375</text:p>
          </table:table-cell>
          <table:table-cell office:value-type="float" office:value="0.876708984375" calcext:value-type="float">
            <text:p>0.8767089843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number-columns-repeated="2" office:value-type="float" office:value="0.88671875" calcext:value-type="float">
            <text:p>0.88671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818359375" calcext:value-type="float">
            <text:p>0.8818359375</text:p>
          </table:table-cell>
          <table:table-cell office:value-type="float" office:value="0.8785400390625" calcext:value-type="float">
            <text:p>0.8785400390625</text:p>
          </table:table-cell>
          <table:table-cell office:value-type="float" office:value="0.87744140625" calcext:value-type="float">
            <text:p>0.87744140625</text:p>
          </table:table-cell>
          <table:table-cell/>
        </table:table-row>
        <table:table-row table:style-name="ro1">
          <table:table-cell table:number-columns-repeated="2" office:value-type="float" office:value="0.8984375" calcext:value-type="float">
            <text:p>0.898437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779296875" calcext:value-type="float">
            <text:p>0.8779296875</text:p>
          </table:table-cell>
          <table:table-cell office:value-type="float" office:value="0.87939453125" calcext:value-type="float">
            <text:p>0.87939453125</text:p>
          </table:table-cell>
          <table:table-cell office:value-type="float" office:value="0.881103515625" calcext:value-type="float">
            <text:p>0.881103515625</text:p>
          </table:table-cell>
          <table:table-cell office:value-type="float" office:value="0.878662109375" calcext:value-type="float">
            <text:p>0.878662109375</text:p>
          </table:table-cell>
          <table:table-cell office:value-type="float" office:value="0.87762451171875" calcext:value-type="float">
            <text:p>0.87762451171875</text:p>
          </table:table-cell>
          <table:table-cell/>
        </table:table-row>
        <table:table-row table:style-name="ro1">
          <table:table-cell office:value-type="float" office:value="0.9296875" calcext:value-type="float">
            <text:p>0.92968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90185546875" calcext:value-type="float">
            <text:p>0.90185546875</text:p>
          </table:table-cell>
          <table:table-cell office:value-type="float" office:value="0.899658203125" calcext:value-type="float">
            <text:p>0.899658203125</text:p>
          </table:table-cell>
          <table:table-cell office:value-type="float" office:value="0.8978271484375" calcext:value-type="float">
            <text:p>0.8978271484375</text:p>
          </table:table-cell>
          <table:table-cell office:value-type="float" office:value="0.9002685546875" calcext:value-type="float">
            <text:p>0.900268554687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table:number-columns-repeated="2" office:value-type="float" office:value="0.8671875" calcext:value-type="float">
            <text:p>0.8671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8671875" calcext:value-type="float">
            <text:p>0.888671875</text:p>
          </table:table-cell>
          <table:table-cell table:number-columns-repeated="2" office:value-type="float" office:value="0.886962890625" calcext:value-type="float">
            <text:p>0.886962890625</text:p>
          </table:table-cell>
          <table:table-cell office:value-type="float" office:value="0.8878173828125" calcext:value-type="float">
            <text:p>0.887817382812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table:number-columns-repeated="2" office:value-type="float" office:value="0.89453125" calcext:value-type="float">
            <text:p>0.89453125</text:p>
          </table:table-cell>
          <table:table-cell office:value-type="float" office:value="0.9013671875" calcext:value-type="float">
            <text:p>0.90136718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898193359375" calcext:value-type="float">
            <text:p>0.898193359375</text:p>
          </table:table-cell>
          <table:table-cell office:value-type="float" office:value="0.8955078125" calcext:value-type="float">
            <text:p>0.8955078125</text:p>
          </table:table-cell>
          <table:table-cell office:value-type="float" office:value="0.89569091796875" calcext:value-type="float">
            <text:p>0.8956909179687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8876953125" calcext:value-type="float">
            <text:p>0.8876953125</text:p>
          </table:table-cell>
          <table:table-cell office:value-type="float" office:value="0.89501953125" calcext:value-type="float">
            <text:p>0.89501953125</text:p>
          </table:table-cell>
          <table:table-cell office:value-type="float" office:value="0.8974609375" calcext:value-type="float">
            <text:p>0.8974609375</text:p>
          </table:table-cell>
          <table:table-cell office:value-type="float" office:value="0.8980712890625" calcext:value-type="float">
            <text:p>0.8980712890625</text:p>
          </table:table-cell>
          <table:table-cell office:value-type="float" office:value="0.89654541015625" calcext:value-type="float">
            <text:p>0.8965454101562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72265625" calcext:value-type="float">
            <text:p>0.9072265625</text:p>
          </table:table-cell>
          <table:table-cell office:value-type="float" office:value="0.9130859375" calcext:value-type="float">
            <text:p>0.9130859375</text:p>
          </table:table-cell>
          <table:table-cell office:value-type="float" office:value="0.91064453125" calcext:value-type="float">
            <text:p>0.91064453125</text:p>
          </table:table-cell>
          <table:table-cell office:value-type="float" office:value="0.9122314453125" calcext:value-type="float">
            <text:p>0.9122314453125</text:p>
          </table:table-cell>
          <table:table-cell office:value-type="float" office:value="0.91009521484375" calcext:value-type="float">
            <text:p>0.9100952148437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49609375" calcext:value-type="float">
            <text:p>0.849609375</text:p>
          </table:table-cell>
          <table:table-cell office:value-type="float" office:value="0.845703125" calcext:value-type="float">
            <text:p>0.845703125</text:p>
          </table:table-cell>
          <table:table-cell office:value-type="float" office:value="0.85107421875" calcext:value-type="float">
            <text:p>0.85107421875</text:p>
          </table:table-cell>
          <table:table-cell office:value-type="float" office:value="0.852294921875" calcext:value-type="float">
            <text:p>0.85229492187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855224609375" calcext:value-type="float">
            <text:p>0.855224609375</text:p>
          </table:table-cell>
          <table:table-cell/>
        </table:table-row>
        <table:table-row table:style-name="ro1">
          <table:table-cell table:number-columns-repeated="2" office:value-type="float" office:value="0.9140625" calcext:value-type="float">
            <text:p>0.9140625</text:p>
          </table:table-cell>
          <table:table-cell office:value-type="float" office:value="0.91796875" calcext:value-type="float">
            <text:p>0.9179687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1162109375" calcext:value-type="float">
            <text:p>0.91162109375</text:p>
          </table:table-cell>
          <table:table-cell office:value-type="float" office:value="0.911376953125" calcext:value-type="float">
            <text:p>0.911376953125</text:p>
          </table:table-cell>
          <table:table-cell office:value-type="float" office:value="0.9085693359375" calcext:value-type="float">
            <text:p>0.9085693359375</text:p>
          </table:table-cell>
          <table:table-cell office:value-type="float" office:value="0.9078369140625" calcext:value-type="float">
            <text:p>0.907836914062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818359375" calcext:value-type="float">
            <text:p>0.8818359375</text:p>
          </table:table-cell>
          <table:table-cell office:value-type="float" office:value="0.882568359375" calcext:value-type="float">
            <text:p>0.882568359375</text:p>
          </table:table-cell>
          <table:table-cell office:value-type="float" office:value="0.884033203125" calcext:value-type="float">
            <text:p>0.884033203125</text:p>
          </table:table-cell>
          <table:table-cell office:value-type="float" office:value="0.88580322265625" calcext:value-type="float">
            <text:p>0.8858032226562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876953125" calcext:value-type="float">
            <text:p>0.88769531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87939453125" calcext:value-type="float">
            <text:p>0.887939453125</text:p>
          </table:table-cell>
          <table:table-cell office:value-type="float" office:value="0.8851318359375" calcext:value-type="float">
            <text:p>0.8851318359375</text:p>
          </table:table-cell>
          <table:table-cell office:value-type="float" office:value="0.88604736328125" calcext:value-type="float">
            <text:p>0.8860473632812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table:number-columns-repeated="2" office:value-type="float" office:value="0.88671875" calcext:value-type="float">
            <text:p>0.88671875</text:p>
          </table:table-cell>
          <table:table-cell table:number-columns-repeated="2" office:value-type="float" office:value="0.8974609375" calcext:value-type="float">
            <text:p>0.8974609375</text:p>
          </table:table-cell>
          <table:table-cell office:value-type="float" office:value="0.89794921875" calcext:value-type="float">
            <text:p>0.89794921875</text:p>
          </table:table-cell>
          <table:table-cell office:value-type="float" office:value="0.8997802734375" calcext:value-type="float">
            <text:p>0.8997802734375</text:p>
          </table:table-cell>
          <table:table-cell office:value-type="float" office:value="0.900390625" calcext:value-type="float">
            <text:p>0.90039062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9111328125" calcext:value-type="float">
            <text:p>0.9111328125</text:p>
          </table:table-cell>
          <table:table-cell office:value-type="float" office:value="0.90673828125" calcext:value-type="float">
            <text:p>0.90673828125</text:p>
          </table:table-cell>
          <table:table-cell office:value-type="float" office:value="0.9085693359375" calcext:value-type="float">
            <text:p>0.9085693359375</text:p>
          </table:table-cell>
          <table:table-cell office:value-type="float" office:value="0.90966796875" calcext:value-type="float">
            <text:p>0.909667968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720703125" calcext:value-type="float">
            <text:p>0.872070312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87255859375" calcext:value-type="float">
            <text:p>0.87255859375</text:p>
          </table:table-cell>
          <table:table-cell office:value-type="float" office:value="0.8720703125" calcext:value-type="float">
            <text:p>0.8720703125</text:p>
          </table:table-cell>
          <table:table-cell office:value-type="float" office:value="0.873291015625" calcext:value-type="float">
            <text:p>0.873291015625</text:p>
          </table:table-cell>
          <table:table-cell/>
        </table:table-row>
        <table:table-row table:style-name="ro1">
          <table:table-cell table:number-columns-repeated="2" office:value-type="float" office:value="0.890625" calcext:value-type="float">
            <text:p>0.8906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955078125" calcext:value-type="float">
            <text:p>0.895507812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8994140625" calcext:value-type="float">
            <text:p>0.8994140625</text:p>
          </table:table-cell>
          <table:table-cell office:value-type="float" office:value="0.901123046875" calcext:value-type="float">
            <text:p>0.901123046875</text:p>
          </table:table-cell>
          <table:table-cell office:value-type="float" office:value="0.9005126953125" calcext:value-type="float">
            <text:p>0.9005126953125</text:p>
          </table:table-cell>
          <table:table-cell/>
        </table:table-row>
        <table:table-row table:style-name="ro1">
          <table:table-cell table:number-columns-repeated="2" office:value-type="float" office:value="0.8828125" calcext:value-type="float">
            <text:p>0.88281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7646484375" calcext:value-type="float">
            <text:p>0.87646484375</text:p>
          </table:table-cell>
          <table:table-cell office:value-type="float" office:value="0.876220703125" calcext:value-type="float">
            <text:p>0.876220703125</text:p>
          </table:table-cell>
          <table:table-cell office:value-type="float" office:value="0.872802734375" calcext:value-type="float">
            <text:p>0.872802734375</text:p>
          </table:table-cell>
          <table:table-cell office:value-type="float" office:value="0.87237548828125" calcext:value-type="float">
            <text:p>0.8723754882812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57421875" calcext:value-type="float">
            <text:p>0.857421875</text:p>
          </table:table-cell>
          <table:table-cell office:value-type="float" office:value="0.8564453125" calcext:value-type="float">
            <text:p>0.8564453125</text:p>
          </table:table-cell>
          <table:table-cell office:value-type="float" office:value="0.86083984375" calcext:value-type="float">
            <text:p>0.86083984375</text:p>
          </table:table-cell>
          <table:table-cell office:value-type="float" office:value="0.86181640625" calcext:value-type="float">
            <text:p>0.86181640625</text:p>
          </table:table-cell>
          <table:table-cell office:value-type="float" office:value="0.8604736328125" calcext:value-type="float">
            <text:p>0.8604736328125</text:p>
          </table:table-cell>
          <table:table-cell office:value-type="float" office:value="0.86273193359375" calcext:value-type="float">
            <text:p>0.862731933593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9072265625" calcext:value-type="float">
            <text:p>0.9072265625</text:p>
          </table:table-cell>
          <table:table-cell office:value-type="float" office:value="0.9013671875" calcext:value-type="float">
            <text:p>0.9013671875</text:p>
          </table:table-cell>
          <table:table-cell office:value-type="float" office:value="0.899658203125" calcext:value-type="float">
            <text:p>0.899658203125</text:p>
          </table:table-cell>
          <table:table-cell office:value-type="float" office:value="0.8992919921875" calcext:value-type="float">
            <text:p>0.8992919921875</text:p>
          </table:table-cell>
          <table:table-cell office:value-type="float" office:value="0.901123046875" calcext:value-type="float">
            <text:p>0.90112304687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8740234375" calcext:value-type="float">
            <text:p>0.8740234375</text:p>
          </table:table-cell>
          <table:table-cell office:value-type="float" office:value="0.88037109375" calcext:value-type="float">
            <text:p>0.8803710937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809814453125" calcext:value-type="float">
            <text:p>0.8809814453125</text:p>
          </table:table-cell>
          <table:table-cell office:value-type="float" office:value="0.8797607421875" calcext:value-type="float">
            <text:p>0.8797607421875</text:p>
          </table:table-cell>
          <table:table-cell/>
        </table:table-row>
        <table:table-row table:style-name="ro1">
          <table:table-cell table:number-columns-repeated="2" office:value-type="float" office:value="0.8671875" calcext:value-type="float">
            <text:p>0.86718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681640625" calcext:value-type="float">
            <text:p>0.8681640625</text:p>
          </table:table-cell>
          <table:table-cell office:value-type="float" office:value="0.86865234375" calcext:value-type="float">
            <text:p>0.86865234375</text:p>
          </table:table-cell>
          <table:table-cell office:value-type="float" office:value="0.875244140625" calcext:value-type="float">
            <text:p>0.875244140625</text:p>
          </table:table-cell>
          <table:table-cell office:value-type="float" office:value="0.8760986328125" calcext:value-type="float">
            <text:p>0.8760986328125</text:p>
          </table:table-cell>
          <table:table-cell office:value-type="float" office:value="0.8763427734375" calcext:value-type="float">
            <text:p>0.8763427734375</text:p>
          </table:table-cell>
          <table:table-cell/>
        </table:table-row>
        <table:table-row table:style-name="ro1">
          <table:table-cell table:number-columns-repeated="2" office:value-type="float" office:value="0.8828125" calcext:value-type="float">
            <text:p>0.88281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994140625" calcext:value-type="float">
            <text:p>0.8994140625</text:p>
          </table:table-cell>
          <table:table-cell office:value-type="float" office:value="0.90087890625" calcext:value-type="float">
            <text:p>0.90087890625</text:p>
          </table:table-cell>
          <table:table-cell office:value-type="float" office:value="0.901123046875" calcext:value-type="float">
            <text:p>0.901123046875</text:p>
          </table:table-cell>
          <table:table-cell office:value-type="float" office:value="0.9029541015625" calcext:value-type="float">
            <text:p>0.9029541015625</text:p>
          </table:table-cell>
          <table:table-cell office:value-type="float" office:value="0.90313720703125" calcext:value-type="float">
            <text:p>0.90313720703125</text:p>
          </table:table-cell>
          <table:table-cell/>
        </table:table-row>
        <table:table-row table:style-name="ro1">
          <table:table-cell table:number-columns-repeated="2" office:value-type="float" office:value="0.875" calcext:value-type="float">
            <text:p>0.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759765625" calcext:value-type="float">
            <text:p>0.8759765625</text:p>
          </table:table-cell>
          <table:table-cell office:value-type="float" office:value="0.8701171875" calcext:value-type="float">
            <text:p>0.8701171875</text:p>
          </table:table-cell>
          <table:table-cell office:value-type="float" office:value="0.87060546875" calcext:value-type="float">
            <text:p>0.87060546875</text:p>
          </table:table-cell>
          <table:table-cell office:value-type="float" office:value="0.870361328125" calcext:value-type="float">
            <text:p>0.870361328125</text:p>
          </table:table-cell>
          <table:table-cell/>
        </table:table-row>
        <table:table-row table:style-name="ro1">
          <table:table-cell table:number-columns-repeated="2" office:value-type="float" office:value="0.9375" calcext:value-type="float">
            <text:p>0.9375</text:p>
          </table:table-cell>
          <table:table-cell office:value-type="float" office:value="0.927734375" calcext:value-type="float">
            <text:p>0.927734375</text:p>
          </table:table-cell>
          <table:table-cell table:number-columns-repeated="2" office:value-type="float" office:value="0.921875" calcext:value-type="float">
            <text:p>0.921875</text:p>
          </table:table-cell>
          <table:table-cell office:value-type="float" office:value="0.921142578125" calcext:value-type="float">
            <text:p>0.921142578125</text:p>
          </table:table-cell>
          <table:table-cell office:value-type="float" office:value="0.91650390625" calcext:value-type="float">
            <text:p>0.91650390625</text:p>
          </table:table-cell>
          <table:table-cell office:value-type="float" office:value="0.9161376953125" calcext:value-type="float">
            <text:p>0.916137695312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92578125" calcext:value-type="float">
            <text:p>0.892578125</text:p>
          </table:table-cell>
          <table:table-cell table:number-columns-repeated="2" office:value-type="float" office:value="0.8857421875" calcext:value-type="float">
            <text:p>0.8857421875</text:p>
          </table:table-cell>
          <table:table-cell office:value-type="float" office:value="0.88720703125" calcext:value-type="float">
            <text:p>0.88720703125</text:p>
          </table:table-cell>
          <table:table-cell office:value-type="float" office:value="0.8839111328125" calcext:value-type="float">
            <text:p>0.8839111328125</text:p>
          </table:table-cell>
          <table:table-cell office:value-type="float" office:value="0.88214111328125" calcext:value-type="float">
            <text:p>0.88214111328125</text:p>
          </table:table-cell>
          <table:table-cell/>
        </table:table-row>
        <table:table-row table:style-name="ro1">
          <table:table-cell office:value-type="float" office:value="0.9296875" calcext:value-type="float">
            <text:p>0.92968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91064453125" calcext:value-type="float">
            <text:p>0.91064453125</text:p>
          </table:table-cell>
          <table:table-cell office:value-type="float" office:value="0.9052734375" calcext:value-type="float">
            <text:p>0.9052734375</text:p>
          </table:table-cell>
          <table:table-cell office:value-type="float" office:value="0.904541015625" calcext:value-type="float">
            <text:p>0.904541015625</text:p>
          </table:table-cell>
          <table:table-cell office:value-type="float" office:value="0.90386962890625" calcext:value-type="float">
            <text:p>0.90386962890625</text:p>
          </table:table-cell>
          <table:table-cell/>
        </table:table-row>
        <table:table-row table:style-name="ro1">
          <table:table-cell table:number-columns-repeated="2" office:value-type="float" office:value="0.9296875" calcext:value-type="float">
            <text:p>0.9296875</text:p>
          </table:table-cell>
          <table:table-cell office:value-type="float" office:value="0.92578125" calcext:value-type="float">
            <text:p>0.92578125</text:p>
          </table:table-cell>
          <table:table-cell office:value-type="float" office:value="0.923828125" calcext:value-type="float">
            <text:p>0.923828125</text:p>
          </table:table-cell>
          <table:table-cell office:value-type="float" office:value="0.92431640625" calcext:value-type="float">
            <text:p>0.92431640625</text:p>
          </table:table-cell>
          <table:table-cell office:value-type="float" office:value="0.926025390625" calcext:value-type="float">
            <text:p>0.926025390625</text:p>
          </table:table-cell>
          <table:table-cell office:value-type="float" office:value="0.925537109375" calcext:value-type="float">
            <text:p>0.925537109375</text:p>
          </table:table-cell>
          <table:table-cell office:value-type="float" office:value="0.92669677734375" calcext:value-type="float">
            <text:p>0.9266967773437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table:number-columns-repeated="2" office:value-type="float" office:value="0.89453125" calcext:value-type="float">
            <text:p>0.8945312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89892578125" calcext:value-type="float">
            <text:p>0.89892578125</text:p>
          </table:table-cell>
          <table:table-cell office:value-type="float" office:value="0.90478515625" calcext:value-type="float">
            <text:p>0.90478515625</text:p>
          </table:table-cell>
          <table:table-cell office:value-type="float" office:value="0.91064453125" calcext:value-type="float">
            <text:p>0.91064453125</text:p>
          </table:table-cell>
          <table:table-cell office:value-type="float" office:value="0.9105224609375" calcext:value-type="float">
            <text:p>0.9105224609375</text:p>
          </table:table-cell>
          <table:table-cell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office:value-type="float" office:value="0.85546875" calcext:value-type="float">
            <text:p>0.85546875</text:p>
          </table:table-cell>
          <table:table-cell table:number-columns-repeated="2" office:value-type="float" office:value="0.859375" calcext:value-type="float">
            <text:p>0.859375</text:p>
          </table:table-cell>
          <table:table-cell office:value-type="float" office:value="0.8623046875" calcext:value-type="float">
            <text:p>0.8623046875</text:p>
          </table:table-cell>
          <table:table-cell office:value-type="float" office:value="0.861328125" calcext:value-type="float">
            <text:p>0.861328125</text:p>
          </table:table-cell>
          <table:table-cell office:value-type="float" office:value="0.8624267578125" calcext:value-type="float">
            <text:p>0.8624267578125</text:p>
          </table:table-cell>
          <table:table-cell office:value-type="float" office:value="0.86083984375" calcext:value-type="float">
            <text:p>0.86083984375</text:p>
          </table:table-cell>
          <table:table-cell/>
        </table:table-row>
        <table:table-row table:style-name="ro1">
          <table:table-cell table:number-columns-repeated="2" office:value-type="float" office:value="0.90625" calcext:value-type="float">
            <text:p>0.90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837890625" calcext:value-type="float">
            <text:p>0.8837890625</text:p>
          </table:table-cell>
          <table:table-cell office:value-type="float" office:value="0.88525390625" calcext:value-type="float">
            <text:p>0.88525390625</text:p>
          </table:table-cell>
          <table:table-cell office:value-type="float" office:value="0.882568359375" calcext:value-type="float">
            <text:p>0.882568359375</text:p>
          </table:table-cell>
          <table:table-cell office:value-type="float" office:value="0.881103515625" calcext:value-type="float">
            <text:p>0.881103515625</text:p>
          </table:table-cell>
          <table:table-cell office:value-type="float" office:value="0.8814697265625" calcext:value-type="float">
            <text:p>0.881469726562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7548828125" calcext:value-type="float">
            <text:p>0.87548828125</text:p>
          </table:table-cell>
          <table:table-cell office:value-type="float" office:value="0.872802734375" calcext:value-type="float">
            <text:p>0.872802734375</text:p>
          </table:table-cell>
          <table:table-cell office:value-type="float" office:value="0.873291015625" calcext:value-type="float">
            <text:p>0.873291015625</text:p>
          </table:table-cell>
          <table:table-cell office:value-type="float" office:value="0.87322998046875" calcext:value-type="float">
            <text:p>0.87322998046875</text:p>
          </table:table-cell>
          <table:table-cell/>
        </table:table-row>
        <table:table-row table:style-name="ro1">
          <table:table-cell office:value-type="float" office:value="0.84375" calcext:value-type="float">
            <text:p>0.8437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53515625" calcext:value-type="float">
            <text:p>0.85351562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8544921875" calcext:value-type="float">
            <text:p>0.8544921875</text:p>
          </table:table-cell>
          <table:table-cell office:value-type="float" office:value="0.85693359375" calcext:value-type="float">
            <text:p>0.85693359375</text:p>
          </table:table-cell>
          <table:table-cell office:value-type="float" office:value="0.8565673828125" calcext:value-type="float">
            <text:p>0.8565673828125</text:p>
          </table:table-cell>
          <table:table-cell office:value-type="float" office:value="0.85455322265625" calcext:value-type="float">
            <text:p>0.85455322265625</text:p>
          </table:table-cell>
          <table:table-cell/>
        </table:table-row>
        <table:table-row table:style-name="ro1">
          <table:table-cell table:number-columns-repeated="2" office:value-type="float" office:value="0.890625" calcext:value-type="float">
            <text:p>0.89062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7744140625" calcext:value-type="float">
            <text:p>0.87744140625</text:p>
          </table:table-cell>
          <table:table-cell office:value-type="float" office:value="0.8701171875" calcext:value-type="float">
            <text:p>0.8701171875</text:p>
          </table:table-cell>
          <table:table-cell office:value-type="float" office:value="0.8673095703125" calcext:value-type="float">
            <text:p>0.8673095703125</text:p>
          </table:table-cell>
          <table:table-cell office:value-type="float" office:value="0.86883544921875" calcext:value-type="float">
            <text:p>0.86883544921875</text:p>
          </table:table-cell>
          <table:table-cell/>
        </table:table-row>
        <table:table-row table:style-name="ro1">
          <table:table-cell office:value-type="float" office:value="0.84375" calcext:value-type="float">
            <text:p>0.84375</text:p>
          </table:table-cell>
          <table:table-cell office:value-type="float" office:value="0.84765625" calcext:value-type="float">
            <text:p>0.84765625</text:p>
          </table:table-cell>
          <table:table-cell office:value-type="float" office:value="0.845703125" calcext:value-type="float">
            <text:p>0.845703125</text:p>
          </table:table-cell>
          <table:table-cell office:value-type="float" office:value="0.8447265625" calcext:value-type="float">
            <text:p>0.8447265625</text:p>
          </table:table-cell>
          <table:table-cell table:number-columns-repeated="2" office:value-type="float" office:value="0.84521484375" calcext:value-type="float">
            <text:p>0.84521484375</text:p>
          </table:table-cell>
          <table:table-cell office:value-type="float" office:value="0.8468017578125" calcext:value-type="float">
            <text:p>0.8468017578125</text:p>
          </table:table-cell>
          <table:table-cell office:value-type="float" office:value="0.84906005859375" calcext:value-type="float">
            <text:p>0.84906005859375</text:p>
          </table:table-cell>
          <table:table-cell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88037109375" calcext:value-type="float">
            <text:p>0.88037109375</text:p>
          </table:table-cell>
          <table:table-cell office:value-type="float" office:value="0.88427734375" calcext:value-type="float">
            <text:p>0.88427734375</text:p>
          </table:table-cell>
          <table:table-cell office:value-type="float" office:value="0.885986328125" calcext:value-type="float">
            <text:p>0.885986328125</text:p>
          </table:table-cell>
          <table:table-cell office:value-type="float" office:value="0.885498046875" calcext:value-type="float">
            <text:p>0.885498046875</text:p>
          </table:table-cell>
          <table:table-cell/>
        </table:table-row>
        <table:table-row table:style-name="ro1">
          <table:table-cell table:number-columns-repeated="2" office:value-type="float" office:value="0.890625" calcext:value-type="float">
            <text:p>0.8906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8330078125" calcext:value-type="float">
            <text:p>0.88330078125</text:p>
          </table:table-cell>
          <table:table-cell office:value-type="float" office:value="0.88232421875" calcext:value-type="float">
            <text:p>0.88232421875</text:p>
          </table:table-cell>
          <table:table-cell office:value-type="float" office:value="0.8839111328125" calcext:value-type="float">
            <text:p>0.8839111328125</text:p>
          </table:table-cell>
          <table:table-cell office:value-type="float" office:value="0.88250732421875" calcext:value-type="float">
            <text:p>0.88250732421875</text:p>
          </table:table-cell>
          <table:table-cell/>
        </table:table-row>
        <table:table-row table:style-name="ro1">
          <table:table-cell office:value-type="float" office:value="0.9453125" calcext:value-type="float">
            <text:p>0.9453125</text:p>
          </table:table-cell>
          <table:table-cell office:value-type="float" office:value="0.93359375" calcext:value-type="float">
            <text:p>0.93359375</text:p>
          </table:table-cell>
          <table:table-cell office:value-type="float" office:value="0.91796875" calcext:value-type="float">
            <text:p>0.9179687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0283203125" calcext:value-type="float">
            <text:p>0.90283203125</text:p>
          </table:table-cell>
          <table:table-cell office:value-type="float" office:value="0.901123046875" calcext:value-type="float">
            <text:p>0.901123046875</text:p>
          </table:table-cell>
          <table:table-cell office:value-type="float" office:value="0.90301513671875" calcext:value-type="float">
            <text:p>0.9030151367187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232421875" calcext:value-type="float">
            <text:p>0.88232421875</text:p>
          </table:table-cell>
          <table:table-cell office:value-type="float" office:value="0.8818359375" calcext:value-type="float">
            <text:p>0.8818359375</text:p>
          </table:table-cell>
          <table:table-cell office:value-type="float" office:value="0.88037109375" calcext:value-type="float">
            <text:p>0.88037109375</text:p>
          </table:table-cell>
          <table:table-cell office:value-type="float" office:value="0.88128662109375" calcext:value-type="float">
            <text:p>0.88128662109375</text:p>
          </table:table-cell>
          <table:table-cell/>
        </table:table-row>
        <table:table-row table:style-name="ro1">
          <table:table-cell office:value-type="float" office:value="0.953125" calcext:value-type="float">
            <text:p>0.9531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19921875" calcext:value-type="float">
            <text:p>0.919921875</text:p>
          </table:table-cell>
          <table:table-cell office:value-type="float" office:value="0.91943359375" calcext:value-type="float">
            <text:p>0.91943359375</text:p>
          </table:table-cell>
          <table:table-cell office:value-type="float" office:value="0.923095703125" calcext:value-type="float">
            <text:p>0.923095703125</text:p>
          </table:table-cell>
          <table:table-cell office:value-type="float" office:value="0.91845703125" calcext:value-type="float">
            <text:p>0.91845703125</text:p>
          </table:table-cell>
          <table:table-cell office:value-type="float" office:value="0.918701171875" calcext:value-type="float">
            <text:p>0.91870117187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8818359375" calcext:value-type="float">
            <text:p>0.88818359375</text:p>
          </table:table-cell>
          <table:table-cell office:value-type="float" office:value="0.8896484375" calcext:value-type="float">
            <text:p>0.8896484375</text:p>
          </table:table-cell>
          <table:table-cell office:value-type="float" office:value="0.88720703125" calcext:value-type="float">
            <text:p>0.88720703125</text:p>
          </table:table-cell>
          <table:table-cell office:value-type="float" office:value="0.88653564453125" calcext:value-type="float">
            <text:p>0.886535644531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876953125" calcext:value-type="float">
            <text:p>0.8876953125</text:p>
          </table:table-cell>
          <table:table-cell office:value-type="float" office:value="0.89404296875" calcext:value-type="float">
            <text:p>0.89404296875</text:p>
          </table:table-cell>
          <table:table-cell office:value-type="float" office:value="0.893310546875" calcext:value-type="float">
            <text:p>0.893310546875</text:p>
          </table:table-cell>
          <table:table-cell office:value-type="float" office:value="0.8922119140625" calcext:value-type="float">
            <text:p>0.8922119140625</text:p>
          </table:table-cell>
          <table:table-cell office:value-type="float" office:value="0.8914794921875" calcext:value-type="float">
            <text:p>0.8914794921875</text:p>
          </table:table-cell>
          <table:table-cell/>
        </table:table-row>
        <table:table-row table:style-name="ro1">
          <table:table-cell office:value-type="float" office:value="0.84375" calcext:value-type="float">
            <text:p>0.843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857421875" calcext:value-type="float">
            <text:p>0.8857421875</text:p>
          </table:table-cell>
          <table:table-cell office:value-type="float" office:value="0.88525390625" calcext:value-type="float">
            <text:p>0.88525390625</text:p>
          </table:table-cell>
          <table:table-cell office:value-type="float" office:value="0.885986328125" calcext:value-type="float">
            <text:p>0.885986328125</text:p>
          </table:table-cell>
          <table:table-cell office:value-type="float" office:value="0.887451171875" calcext:value-type="float">
            <text:p>0.887451171875</text:p>
          </table:table-cell>
          <table:table-cell office:value-type="float" office:value="0.886962890625" calcext:value-type="float">
            <text:p>0.88696289062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427734375" calcext:value-type="float">
            <text:p>0.88427734375</text:p>
          </table:table-cell>
          <table:table-cell office:value-type="float" office:value="0.882568359375" calcext:value-type="float">
            <text:p>0.882568359375</text:p>
          </table:table-cell>
          <table:table-cell office:value-type="float" office:value="0.879638671875" calcext:value-type="float">
            <text:p>0.879638671875</text:p>
          </table:table-cell>
          <table:table-cell office:value-type="float" office:value="0.87945556640625" calcext:value-type="float">
            <text:p>0.8794555664062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76953125" calcext:value-type="float">
            <text:p>0.876953125</text:p>
          </table:table-cell>
          <table:table-cell table:number-columns-repeated="2" office:value-type="float" office:value="0.8779296875" calcext:value-type="float">
            <text:p>0.8779296875</text:p>
          </table:table-cell>
          <table:table-cell office:value-type="float" office:value="0.8790283203125" calcext:value-type="float">
            <text:p>0.8790283203125</text:p>
          </table:table-cell>
          <table:table-cell office:value-type="float" office:value="0.880859375" calcext:value-type="float">
            <text:p>0.880859375</text:p>
          </table:table-cell>
          <table:table-cell/>
        </table:table-row>
        <table:table-row table:style-name="ro1">
          <table:table-cell office:value-type="float" office:value="0.828125" calcext:value-type="float">
            <text:p>0.82812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61328125" calcext:value-type="float">
            <text:p>0.8613281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59765625" calcext:value-type="float">
            <text:p>0.8759765625</text:p>
          </table:table-cell>
          <table:table-cell office:value-type="float" office:value="0.883056640625" calcext:value-type="float">
            <text:p>0.883056640625</text:p>
          </table:table-cell>
          <table:table-cell office:value-type="float" office:value="0.88134765625" calcext:value-type="float">
            <text:p>0.88134765625</text:p>
          </table:table-cell>
          <table:table-cell office:value-type="float" office:value="0.8839111328125" calcext:value-type="float">
            <text:p>0.8839111328125</text:p>
          </table:table-cell>
          <table:table-cell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92578125" calcext:value-type="float">
            <text:p>0.92578125</text:p>
          </table:table-cell>
          <table:table-cell office:value-type="float" office:value="0.919921875" calcext:value-type="float">
            <text:p>0.919921875</text:p>
          </table:table-cell>
          <table:table-cell table:number-columns-repeated="2" office:value-type="float" office:value="0.9189453125" calcext:value-type="float">
            <text:p>0.9189453125</text:p>
          </table:table-cell>
          <table:table-cell office:value-type="float" office:value="0.914306640625" calcext:value-type="float">
            <text:p>0.914306640625</text:p>
          </table:table-cell>
          <table:table-cell office:value-type="float" office:value="0.9119873046875" calcext:value-type="float">
            <text:p>0.9119873046875</text:p>
          </table:table-cell>
          <table:table-cell office:value-type="float" office:value="0.908935546875" calcext:value-type="float">
            <text:p>0.908935546875</text:p>
          </table:table-cell>
          <table:table-cell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662109375" calcext:value-type="float">
            <text:p>0.8662109375</text:p>
          </table:table-cell>
          <table:table-cell table:number-columns-repeated="2" office:value-type="float" office:value="0.8671875" calcext:value-type="float">
            <text:p>0.8671875</text:p>
          </table:table-cell>
          <table:table-cell office:value-type="float" office:value="0.8673095703125" calcext:value-type="float">
            <text:p>0.8673095703125</text:p>
          </table:table-cell>
          <table:table-cell office:value-type="float" office:value="0.86761474609375" calcext:value-type="float">
            <text:p>0.8676147460937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table:number-columns-repeated="2" office:value-type="float" office:value="0.8515625" calcext:value-type="float">
            <text:p>0.8515625</text:p>
          </table:table-cell>
          <table:table-cell office:value-type="float" office:value="0.8623046875" calcext:value-type="float">
            <text:p>0.8623046875</text:p>
          </table:table-cell>
          <table:table-cell office:value-type="float" office:value="0.85595703125" calcext:value-type="float">
            <text:p>0.85595703125</text:p>
          </table:table-cell>
          <table:table-cell office:value-type="float" office:value="0.859619140625" calcext:value-type="float">
            <text:p>0.859619140625</text:p>
          </table:table-cell>
          <table:table-cell office:value-type="float" office:value="0.8638916015625" calcext:value-type="float">
            <text:p>0.8638916015625</text:p>
          </table:table-cell>
          <table:table-cell office:value-type="float" office:value="0.86383056640625" calcext:value-type="float">
            <text:p>0.8638305664062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90771484375" calcext:value-type="float">
            <text:p>0.9077148437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903564453125" calcext:value-type="float">
            <text:p>0.903564453125</text:p>
          </table:table-cell>
          <table:table-cell office:value-type="float" office:value="0.90411376953125" calcext:value-type="float">
            <text:p>0.9041137695312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8623046875" calcext:value-type="float">
            <text:p>0.88623046875</text:p>
          </table:table-cell>
          <table:table-cell office:value-type="float" office:value="0.887451171875" calcext:value-type="float">
            <text:p>0.88745117187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93798828125" calcext:value-type="float">
            <text:p>0.89379882812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662109375" calcext:value-type="float">
            <text:p>0.8662109375</text:p>
          </table:table-cell>
          <table:table-cell office:value-type="float" office:value="0.8642578125" calcext:value-type="float">
            <text:p>0.8642578125</text:p>
          </table:table-cell>
          <table:table-cell office:value-type="float" office:value="0.86279296875" calcext:value-type="float">
            <text:p>0.86279296875</text:p>
          </table:table-cell>
          <table:table-cell office:value-type="float" office:value="0.86151123046875" calcext:value-type="float">
            <text:p>0.8615112304687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6572265625" calcext:value-type="float">
            <text:p>0.86572265625</text:p>
          </table:table-cell>
          <table:table-cell office:value-type="float" office:value="0.864013671875" calcext:value-type="float">
            <text:p>0.864013671875</text:p>
          </table:table-cell>
          <table:table-cell office:value-type="float" office:value="0.86279296875" calcext:value-type="float">
            <text:p>0.86279296875</text:p>
          </table:table-cell>
          <table:table-cell office:value-type="float" office:value="0.86187744140625" calcext:value-type="float">
            <text:p>0.8618774414062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8955078125" calcext:value-type="float">
            <text:p>0.8955078125</text:p>
          </table:table-cell>
          <table:table-cell office:value-type="float" office:value="0.89599609375" calcext:value-type="float">
            <text:p>0.89599609375</text:p>
          </table:table-cell>
          <table:table-cell office:value-type="float" office:value="0.890869140625" calcext:value-type="float">
            <text:p>0.890869140625</text:p>
          </table:table-cell>
          <table:table-cell office:value-type="float" office:value="0.8978271484375" calcext:value-type="float">
            <text:p>0.8978271484375</text:p>
          </table:table-cell>
          <table:table-cell office:value-type="float" office:value="0.89434814453125" calcext:value-type="float">
            <text:p>0.8943481445312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98828125" calcext:value-type="float">
            <text:p>0.8798828125</text:p>
          </table:table-cell>
          <table:table-cell office:value-type="float" office:value="0.886962890625" calcext:value-type="float">
            <text:p>0.886962890625</text:p>
          </table:table-cell>
          <table:table-cell office:value-type="float" office:value="0.8909912109375" calcext:value-type="float">
            <text:p>0.8909912109375</text:p>
          </table:table-cell>
          <table:table-cell office:value-type="float" office:value="0.892333984375" calcext:value-type="float">
            <text:p>0.8923339843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01171875" calcext:value-type="float">
            <text:p>0.8701171875</text:p>
          </table:table-cell>
          <table:table-cell office:value-type="float" office:value="0.87548828125" calcext:value-type="float">
            <text:p>0.87548828125</text:p>
          </table:table-cell>
          <table:table-cell office:value-type="float" office:value="0.87646484375" calcext:value-type="float">
            <text:p>0.87646484375</text:p>
          </table:table-cell>
          <table:table-cell office:value-type="float" office:value="0.8763427734375" calcext:value-type="float">
            <text:p>0.8763427734375</text:p>
          </table:table-cell>
          <table:table-cell office:value-type="float" office:value="0.87811279296875" calcext:value-type="float">
            <text:p>0.878112792968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number-columns-repeated="2" office:value-type="float" office:value="0.89453125" calcext:value-type="float">
            <text:p>0.894531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90283203125" calcext:value-type="float">
            <text:p>0.90283203125</text:p>
          </table:table-cell>
          <table:table-cell office:value-type="float" office:value="0.90478515625" calcext:value-type="float">
            <text:p>0.90478515625</text:p>
          </table:table-cell>
          <table:table-cell office:value-type="float" office:value="0.9036865234375" calcext:value-type="float">
            <text:p>0.9036865234375</text:p>
          </table:table-cell>
          <table:table-cell office:value-type="float" office:value="0.90325927734375" calcext:value-type="float">
            <text:p>0.9032592773437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57421875" calcext:value-type="float">
            <text:p>0.857421875</text:p>
          </table:table-cell>
          <table:table-cell office:value-type="float" office:value="0.8583984375" calcext:value-type="float">
            <text:p>0.8583984375</text:p>
          </table:table-cell>
          <table:table-cell office:value-type="float" office:value="0.86376953125" calcext:value-type="float">
            <text:p>0.86376953125</text:p>
          </table:table-cell>
          <table:table-cell office:value-type="float" office:value="0.870361328125" calcext:value-type="float">
            <text:p>0.870361328125</text:p>
          </table:table-cell>
          <table:table-cell office:value-type="float" office:value="0.871337890625" calcext:value-type="float">
            <text:p>0.871337890625</text:p>
          </table:table-cell>
          <table:table-cell office:value-type="float" office:value="0.87274169921875" calcext:value-type="float">
            <text:p>0.8727416992187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3076171875" calcext:value-type="float">
            <text:p>0.903076171875</text:p>
          </table:table-cell>
          <table:table-cell office:value-type="float" office:value="0.9024658203125" calcext:value-type="float">
            <text:p>0.9024658203125</text:p>
          </table:table-cell>
          <table:table-cell office:value-type="float" office:value="0.90411376953125" calcext:value-type="float">
            <text:p>0.90411376953125</text:p>
          </table:table-cell>
          <table:table-cell/>
        </table:table-row>
        <table:table-row table:style-name="ro1">
          <table:table-cell office:value-type="float" office:value="0.8359375" calcext:value-type="float">
            <text:p>0.835937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7255859375" calcext:value-type="float">
            <text:p>0.87255859375</text:p>
          </table:table-cell>
          <table:table-cell office:value-type="float" office:value="0.873291015625" calcext:value-type="float">
            <text:p>0.873291015625</text:p>
          </table:table-cell>
          <table:table-cell office:value-type="float" office:value="0.87255859375" calcext:value-type="float">
            <text:p>0.87255859375</text:p>
          </table:table-cell>
          <table:table-cell office:value-type="float" office:value="0.8740234375" calcext:value-type="float">
            <text:p>0.8740234375</text:p>
          </table:table-cell>
          <table:table-cell/>
        </table:table-row>
        <table:table-row table:style-name="ro1">
          <table:table-cell table:number-columns-repeated="2" office:value-type="float" office:value="0.8984375" calcext:value-type="float">
            <text:p>0.8984375</text:p>
          </table:table-cell>
          <table:table-cell office:value-type="float" office:value="0.904296875" calcext:value-type="float">
            <text:p>0.904296875</text:p>
          </table:table-cell>
          <table:table-cell table:number-columns-repeated="2" office:value-type="float" office:value="0.890625" calcext:value-type="float">
            <text:p>0.890625</text:p>
          </table:table-cell>
          <table:table-cell office:value-type="float" office:value="0.89111328125" calcext:value-type="float">
            <text:p>0.89111328125</text:p>
          </table:table-cell>
          <table:table-cell office:value-type="float" office:value="0.8963623046875" calcext:value-type="float">
            <text:p>0.8963623046875</text:p>
          </table:table-cell>
          <table:table-cell office:value-type="float" office:value="0.89532470703125" calcext:value-type="float">
            <text:p>0.8953247070312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9296875" calcext:value-type="float">
            <text:p>0.9296875</text:p>
          </table:table-cell>
          <table:table-cell office:value-type="float" office:value="0.92578125" calcext:value-type="float">
            <text:p>0.92578125</text:p>
          </table:table-cell>
          <table:table-cell office:value-type="float" office:value="0.923828125" calcext:value-type="float">
            <text:p>0.923828125</text:p>
          </table:table-cell>
          <table:table-cell office:value-type="float" office:value="0.916015625" calcext:value-type="float">
            <text:p>0.91601562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149169921875" calcext:value-type="float">
            <text:p>0.9149169921875</text:p>
          </table:table-cell>
          <table:table-cell office:value-type="float" office:value="0.91375732421875" calcext:value-type="float">
            <text:p>0.9137573242187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8623046875" calcext:value-type="float">
            <text:p>0.88623046875</text:p>
          </table:table-cell>
          <table:table-cell office:value-type="float" office:value="0.885986328125" calcext:value-type="float">
            <text:p>0.885986328125</text:p>
          </table:table-cell>
          <table:table-cell office:value-type="float" office:value="0.884033203125" calcext:value-type="float">
            <text:p>0.884033203125</text:p>
          </table:table-cell>
          <table:table-cell office:value-type="float" office:value="0.88421630859375" calcext:value-type="float">
            <text:p>0.88421630859375</text:p>
          </table:table-cell>
          <table:table-cell/>
        </table:table-row>
        <table:table-row table:style-name="ro1">
          <table:table-cell table:number-columns-repeated="3" office:value-type="float" office:value="0.8671875" calcext:value-type="float">
            <text:p>0.8671875</text:p>
          </table:table-cell>
          <table:table-cell office:value-type="float" office:value="0.8759765625" calcext:value-type="float">
            <text:p>0.8759765625</text:p>
          </table:table-cell>
          <table:table-cell table:number-columns-repeated="2" office:value-type="float" office:value="0.876953125" calcext:value-type="float">
            <text:p>0.876953125</text:p>
          </table:table-cell>
          <table:table-cell office:value-type="float" office:value="0.87451171875" calcext:value-type="float">
            <text:p>0.87451171875</text:p>
          </table:table-cell>
          <table:table-cell office:value-type="float" office:value="0.8748779296875" calcext:value-type="float">
            <text:p>0.874877929687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8876953125" calcext:value-type="float">
            <text:p>0.887695312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798828125" calcext:value-type="float">
            <text:p>0.8798828125</text:p>
          </table:table-cell>
          <table:table-cell office:value-type="float" office:value="0.8778076171875" calcext:value-type="float">
            <text:p>0.8778076171875</text:p>
          </table:table-cell>
          <table:table-cell office:value-type="float" office:value="0.876708984375" calcext:value-type="float">
            <text:p>0.876708984375</text:p>
          </table:table-cell>
          <table:table-cell/>
        </table:table-row>
        <table:table-row table:style-name="ro1">
          <table:table-cell office:value-type="float" office:value="0.8359375" calcext:value-type="float">
            <text:p>0.835937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845703125" calcext:value-type="float">
            <text:p>0.845703125</text:p>
          </table:table-cell>
          <table:table-cell office:value-type="float" office:value="0.8466796875" calcext:value-type="float">
            <text:p>0.8466796875</text:p>
          </table:table-cell>
          <table:table-cell office:value-type="float" office:value="0.8388671875" calcext:value-type="float">
            <text:p>0.8388671875</text:p>
          </table:table-cell>
          <table:table-cell office:value-type="float" office:value="0.837890625" calcext:value-type="float">
            <text:p>0.837890625</text:p>
          </table:table-cell>
          <table:table-cell office:value-type="float" office:value="0.8406982421875" calcext:value-type="float">
            <text:p>0.8406982421875</text:p>
          </table:table-cell>
          <table:table-cell office:value-type="float" office:value="0.8427734375" calcext:value-type="float">
            <text:p>0.842773437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1259765625" calcext:value-type="float">
            <text:p>0.91259765625</text:p>
          </table:table-cell>
          <table:table-cell office:value-type="float" office:value="0.902099609375" calcext:value-type="float">
            <text:p>0.902099609375</text:p>
          </table:table-cell>
          <table:table-cell office:value-type="float" office:value="0.9024658203125" calcext:value-type="float">
            <text:p>0.9024658203125</text:p>
          </table:table-cell>
          <table:table-cell office:value-type="float" office:value="0.9036865234375" calcext:value-type="float">
            <text:p>0.903686523437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89501953125" calcext:value-type="float">
            <text:p>0.89501953125</text:p>
          </table:table-cell>
          <table:table-cell office:value-type="float" office:value="0.89404296875" calcext:value-type="float">
            <text:p>0.89404296875</text:p>
          </table:table-cell>
          <table:table-cell office:value-type="float" office:value="0.8924560546875" calcext:value-type="float">
            <text:p>0.8924560546875</text:p>
          </table:table-cell>
          <table:table-cell office:value-type="float" office:value="0.8946533203125" calcext:value-type="float">
            <text:p>0.8946533203125</text:p>
          </table:table-cell>
          <table:table-cell/>
        </table:table-row>
        <table:table-row table:style-name="ro1">
          <table:table-cell table:number-columns-repeated="2" office:value-type="float" office:value="0.921875" calcext:value-type="float">
            <text:p>0.921875</text:p>
          </table:table-cell>
          <table:table-cell office:value-type="float" office:value="0.919921875" calcext:value-type="float">
            <text:p>0.919921875</text:p>
          </table:table-cell>
          <table:table-cell office:value-type="float" office:value="0.91796875" calcext:value-type="float">
            <text:p>0.91796875</text:p>
          </table:table-cell>
          <table:table-cell office:value-type="float" office:value="0.8994140625" calcext:value-type="float">
            <text:p>0.8994140625</text:p>
          </table:table-cell>
          <table:table-cell office:value-type="float" office:value="0.90087890625" calcext:value-type="float">
            <text:p>0.90087890625</text:p>
          </table:table-cell>
          <table:table-cell office:value-type="float" office:value="0.9000244140625" calcext:value-type="float">
            <text:p>0.9000244140625</text:p>
          </table:table-cell>
          <table:table-cell office:value-type="float" office:value="0.90179443359375" calcext:value-type="float">
            <text:p>0.90179443359375</text:p>
          </table:table-cell>
          <table:table-cell/>
        </table:table-row>
        <table:table-row table:style-name="ro1">
          <table:table-cell office:value-type="float" office:value="0.8359375" calcext:value-type="float">
            <text:p>0.83593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61328125" calcext:value-type="float">
            <text:p>0.86132812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6767578125" calcext:value-type="float">
            <text:p>0.86767578125</text:p>
          </table:table-cell>
          <table:table-cell office:value-type="float" office:value="0.868408203125" calcext:value-type="float">
            <text:p>0.868408203125</text:p>
          </table:table-cell>
          <table:table-cell office:value-type="float" office:value="0.8709716796875" calcext:value-type="float">
            <text:p>0.8709716796875</text:p>
          </table:table-cell>
          <table:table-cell office:value-type="float" office:value="0.87176513671875" calcext:value-type="float">
            <text:p>0.87176513671875</text:p>
          </table:table-cell>
          <table:table-cell/>
        </table:table-row>
        <table:table-row table:style-name="ro1">
          <table:table-cell office:value-type="float" office:value="0.84375" calcext:value-type="float">
            <text:p>0.8437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642578125" calcext:value-type="float">
            <text:p>0.8642578125</text:p>
          </table:table-cell>
          <table:table-cell office:value-type="float" office:value="0.86376953125" calcext:value-type="float">
            <text:p>0.86376953125</text:p>
          </table:table-cell>
          <table:table-cell office:value-type="float" office:value="0.86572265625" calcext:value-type="float">
            <text:p>0.86572265625</text:p>
          </table:table-cell>
          <table:table-cell office:value-type="float" office:value="0.865966796875" calcext:value-type="float">
            <text:p>0.865966796875</text:p>
          </table:table-cell>
          <table:table-cell office:value-type="float" office:value="0.8665771484375" calcext:value-type="float">
            <text:p>0.8665771484375</text:p>
          </table:table-cell>
          <table:table-cell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8798828125" calcext:value-type="float">
            <text:p>0.8798828125</text:p>
          </table:table-cell>
          <table:table-cell office:value-type="float" office:value="0.88818359375" calcext:value-type="float">
            <text:p>0.88818359375</text:p>
          </table:table-cell>
          <table:table-cell office:value-type="float" office:value="0.8916015625" calcext:value-type="float">
            <text:p>0.8916015625</text:p>
          </table:table-cell>
          <table:table-cell office:value-type="float" office:value="0.8887939453125" calcext:value-type="float">
            <text:p>0.8887939453125</text:p>
          </table:table-cell>
          <table:table-cell office:value-type="float" office:value="0.8863525390625" calcext:value-type="float">
            <text:p>0.886352539062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90234375" calcext:value-type="float">
            <text:p>0.90234375</text:p>
          </table:table-cell>
          <table:table-cell table:number-columns-repeated="2" office:value-type="float" office:value="0.91015625" calcext:value-type="float">
            <text:p>0.91015625</text:p>
          </table:table-cell>
          <table:table-cell office:value-type="float" office:value="0.9072265625" calcext:value-type="float">
            <text:p>0.9072265625</text:p>
          </table:table-cell>
          <table:table-cell office:value-type="float" office:value="0.909912109375" calcext:value-type="float">
            <text:p>0.909912109375</text:p>
          </table:table-cell>
          <table:table-cell office:value-type="float" office:value="0.9141845703125" calcext:value-type="float">
            <text:p>0.9141845703125</text:p>
          </table:table-cell>
          <table:table-cell office:value-type="float" office:value="0.91510009765625" calcext:value-type="float">
            <text:p>0.9151000976562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857421875" calcext:value-type="float">
            <text:p>0.8857421875</text:p>
          </table:table-cell>
          <table:table-cell office:value-type="float" office:value="0.8759765625" calcext:value-type="float">
            <text:p>0.8759765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53662109375" calcext:value-type="float">
            <text:p>0.8753662109375</text:p>
          </table:table-cell>
          <table:table-cell office:value-type="float" office:value="0.87646484375" calcext:value-type="float">
            <text:p>0.8764648437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9306640625" calcext:value-type="float">
            <text:p>0.89306640625</text:p>
          </table:table-cell>
          <table:table-cell office:value-type="float" office:value="0.88623046875" calcext:value-type="float">
            <text:p>0.88623046875</text:p>
          </table:table-cell>
          <table:table-cell office:value-type="float" office:value="0.8853759765625" calcext:value-type="float">
            <text:p>0.8853759765625</text:p>
          </table:table-cell>
          <table:table-cell office:value-type="float" office:value="0.88623046875" calcext:value-type="float">
            <text:p>0.88623046875</text:p>
          </table:table-cell>
          <table:table-cell/>
        </table:table-row>
        <table:table-row table:style-name="ro1">
          <table:table-cell office:value-type="float" office:value="0.9296875" calcext:value-type="float">
            <text:p>0.92968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37890625" calcext:value-type="float">
            <text:p>0.8837890625</text:p>
          </table:table-cell>
          <table:table-cell office:value-type="float" office:value="0.88720703125" calcext:value-type="float">
            <text:p>0.88720703125</text:p>
          </table:table-cell>
          <table:table-cell office:value-type="float" office:value="0.88427734375" calcext:value-type="float">
            <text:p>0.88427734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249755859375" calcext:value-type="float">
            <text:p>0.87249755859375</text:p>
          </table:table-cell>
          <table:table-cell/>
        </table:table-row>
        <table:table-row table:style-name="ro1">
          <table:table-cell table:number-columns-repeated="2" office:value-type="float" office:value="0.890625" calcext:value-type="float">
            <text:p>0.8906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8692626953125" calcext:value-type="float">
            <text:p>0.8692626953125</text:p>
          </table:table-cell>
          <table:table-cell office:value-type="float" office:value="0.86981201171875" calcext:value-type="float">
            <text:p>0.86981201171875</text:p>
          </table:table-cell>
          <table:table-cell/>
        </table:table-row>
        <table:table-row table:style-name="ro1">
          <table:table-cell office:value-type="float" office:value="0.8359375" calcext:value-type="float">
            <text:p>0.8359375</text:p>
          </table:table-cell>
          <table:table-cell office:value-type="float" office:value="0.83984375" calcext:value-type="float">
            <text:p>0.83984375</text:p>
          </table:table-cell>
          <table:table-cell office:value-type="float" office:value="0.833984375" calcext:value-type="float">
            <text:p>0.833984375</text:p>
          </table:table-cell>
          <table:table-cell office:value-type="float" office:value="0.8359375" calcext:value-type="float">
            <text:p>0.8359375</text:p>
          </table:table-cell>
          <table:table-cell office:value-type="float" office:value="0.83544921875" calcext:value-type="float">
            <text:p>0.83544921875</text:p>
          </table:table-cell>
          <table:table-cell office:value-type="float" office:value="0.84033203125" calcext:value-type="float">
            <text:p>0.84033203125</text:p>
          </table:table-cell>
          <table:table-cell office:value-type="float" office:value="0.8343505859375" calcext:value-type="float">
            <text:p>0.8343505859375</text:p>
          </table:table-cell>
          <table:table-cell office:value-type="float" office:value="0.83428955078125" calcext:value-type="float">
            <text:p>0.83428955078125</text:p>
          </table:table-cell>
          <table:table-cell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564453125" calcext:value-type="float">
            <text:p>0.8564453125</text:p>
          </table:table-cell>
          <table:table-cell office:value-type="float" office:value="0.86279296875" calcext:value-type="float">
            <text:p>0.86279296875</text:p>
          </table:table-cell>
          <table:table-cell office:value-type="float" office:value="0.858154296875" calcext:value-type="float">
            <text:p>0.858154296875</text:p>
          </table:table-cell>
          <table:table-cell office:value-type="float" office:value="0.85888671875" calcext:value-type="float">
            <text:p>0.85888671875</text:p>
          </table:table-cell>
          <table:table-cell office:value-type="float" office:value="0.8582763671875" calcext:value-type="float">
            <text:p>0.85827636718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91015625" calcext:value-type="float">
            <text:p>0.91015625</text:p>
          </table:table-cell>
          <table:table-cell table:number-columns-repeated="2" office:value-type="float" office:value="0.908203125" calcext:value-type="float">
            <text:p>0.908203125</text:p>
          </table:table-cell>
          <table:table-cell office:value-type="float" office:value="0.911865234375" calcext:value-type="float">
            <text:p>0.911865234375</text:p>
          </table:table-cell>
          <table:table-cell office:value-type="float" office:value="0.910400390625" calcext:value-type="float">
            <text:p>0.910400390625</text:p>
          </table:table-cell>
          <table:table-cell office:value-type="float" office:value="0.90869140625" calcext:value-type="float">
            <text:p>0.9086914062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89794921875" calcext:value-type="float">
            <text:p>0.89794921875</text:p>
          </table:table-cell>
          <table:table-cell office:value-type="float" office:value="0.89697265625" calcext:value-type="float">
            <text:p>0.89697265625</text:p>
          </table:table-cell>
          <table:table-cell office:value-type="float" office:value="0.8995361328125" calcext:value-type="float">
            <text:p>0.8995361328125</text:p>
          </table:table-cell>
          <table:table-cell office:value-type="float" office:value="0.90020751953125" calcext:value-type="float">
            <text:p>0.900207519531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9013671875" calcext:value-type="float">
            <text:p>0.89013671875</text:p>
          </table:table-cell>
          <table:table-cell office:value-type="float" office:value="0.88671875" calcext:value-type="float">
            <text:p>0.88671875</text:p>
          </table:table-cell>
          <table:table-cell table:number-columns-repeated="2" office:value-type="float" office:value="0.8878173828125" calcext:value-type="float">
            <text:p>0.887817382812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table:number-columns-repeated="2" office:value-type="float" office:value="0.88671875" calcext:value-type="float">
            <text:p>0.88671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9013671875" calcext:value-type="float">
            <text:p>0.89013671875</text:p>
          </table:table-cell>
          <table:table-cell office:value-type="float" office:value="0.89306640625" calcext:value-type="float">
            <text:p>0.89306640625</text:p>
          </table:table-cell>
          <table:table-cell office:value-type="float" office:value="0.8939208984375" calcext:value-type="float">
            <text:p>0.8939208984375</text:p>
          </table:table-cell>
          <table:table-cell office:value-type="float" office:value="0.8935546875" calcext:value-type="float">
            <text:p>0.8935546875</text:p>
          </table:table-cell>
          <table:table-cell/>
        </table:table-row>
        <table:table-row table:style-name="ro1">
          <table:table-cell table:number-columns-repeated="2" office:value-type="float" office:value="0.8984375" calcext:value-type="float">
            <text:p>0.89843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876953125" calcext:value-type="float">
            <text:p>0.8876953125</text:p>
          </table:table-cell>
          <table:table-cell office:value-type="float" office:value="0.8857421875" calcext:value-type="float">
            <text:p>0.8857421875</text:p>
          </table:table-cell>
          <table:table-cell office:value-type="float" office:value="0.8841552734375" calcext:value-type="float">
            <text:p>0.8841552734375</text:p>
          </table:table-cell>
          <table:table-cell office:value-type="float" office:value="0.88128662109375" calcext:value-type="float">
            <text:p>0.8812866210937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935546875" calcext:value-type="float">
            <text:p>0.8935546875</text:p>
          </table:table-cell>
          <table:table-cell office:value-type="float" office:value="0.89306640625" calcext:value-type="float">
            <text:p>0.89306640625</text:p>
          </table:table-cell>
          <table:table-cell office:value-type="float" office:value="0.888916015625" calcext:value-type="float">
            <text:p>0.888916015625</text:p>
          </table:table-cell>
          <table:table-cell office:value-type="float" office:value="0.8922119140625" calcext:value-type="float">
            <text:p>0.8922119140625</text:p>
          </table:table-cell>
          <table:table-cell office:value-type="float" office:value="0.89288330078125" calcext:value-type="float">
            <text:p>0.89288330078125</text:p>
          </table:table-cell>
          <table:table-cell/>
        </table:table-row>
        <table:table-row table:style-name="ro1">
          <table:table-cell table:number-columns-repeated="2" office:value-type="float" office:value="0.859375" calcext:value-type="float">
            <text:p>0.859375</text:p>
          </table:table-cell>
          <table:table-cell office:value-type="float" office:value="0.857421875" calcext:value-type="float">
            <text:p>0.857421875</text:p>
          </table:table-cell>
          <table:table-cell office:value-type="float" office:value="0.8798828125" calcext:value-type="float">
            <text:p>0.8798828125</text:p>
          </table:table-cell>
          <table:table-cell office:value-type="float" office:value="0.87255859375" calcext:value-type="float">
            <text:p>0.87255859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59765625" calcext:value-type="float">
            <text:p>0.8759765625</text:p>
          </table:table-cell>
          <table:table-cell office:value-type="float" office:value="0.87530517578125" calcext:value-type="float">
            <text:p>0.875305175781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37890625" calcext:value-type="float">
            <text:p>0.8837890625</text:p>
          </table:table-cell>
          <table:table-cell office:value-type="float" office:value="0.88623046875" calcext:value-type="float">
            <text:p>0.88623046875</text:p>
          </table:table-cell>
          <table:table-cell office:value-type="float" office:value="0.890380859375" calcext:value-type="float">
            <text:p>0.890380859375</text:p>
          </table:table-cell>
          <table:table-cell office:value-type="float" office:value="0.8896484375" calcext:value-type="float">
            <text:p>0.8896484375</text:p>
          </table:table-cell>
          <table:table-cell office:value-type="float" office:value="0.88641357421875" calcext:value-type="float">
            <text:p>0.886413574218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7109375" calcext:value-type="float">
            <text:p>0.87109375</text:p>
          </table:table-cell>
          <table:table-cell table:number-columns-repeated="2" office:value-type="float" office:value="0.869140625" calcext:value-type="float">
            <text:p>0.86914062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7841796875" calcext:value-type="float">
            <text:p>0.87841796875</text:p>
          </table:table-cell>
          <table:table-cell office:value-type="float" office:value="0.8782958984375" calcext:value-type="float">
            <text:p>0.8782958984375</text:p>
          </table:table-cell>
          <table:table-cell office:value-type="float" office:value="0.87542724609375" calcext:value-type="float">
            <text:p>0.87542724609375</text:p>
          </table:table-cell>
          <table:table-cell/>
        </table:table-row>
        <table:table-row table:style-name="ro1">
          <table:table-cell table:number-columns-repeated="2" office:value-type="float" office:value="0.859375" calcext:value-type="float">
            <text:p>0.8593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134765625" calcext:value-type="float">
            <text:p>0.88134765625</text:p>
          </table:table-cell>
          <table:table-cell office:value-type="float" office:value="0.8798828125" calcext:value-type="float">
            <text:p>0.8798828125</text:p>
          </table:table-cell>
          <table:table-cell office:value-type="float" office:value="0.8775634765625" calcext:value-type="float">
            <text:p>0.8775634765625</text:p>
          </table:table-cell>
          <table:table-cell office:value-type="float" office:value="0.87872314453125" calcext:value-type="float">
            <text:p>0.8787231445312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91796875" calcext:value-type="float">
            <text:p>0.9179687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0869140625" calcext:value-type="float">
            <text:p>0.90869140625</text:p>
          </table:table-cell>
          <table:table-cell office:value-type="float" office:value="0.898681640625" calcext:value-type="float">
            <text:p>0.898681640625</text:p>
          </table:table-cell>
          <table:table-cell office:value-type="float" office:value="0.8980712890625" calcext:value-type="float">
            <text:p>0.8980712890625</text:p>
          </table:table-cell>
          <table:table-cell office:value-type="float" office:value="0.8958740234375" calcext:value-type="float">
            <text:p>0.895874023437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0966796875" calcext:value-type="float">
            <text:p>0.9096679687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9085693359375" calcext:value-type="float">
            <text:p>0.9085693359375</text:p>
          </table:table-cell>
          <table:table-cell office:value-type="float" office:value="0.90936279296875" calcext:value-type="float">
            <text:p>0.90936279296875</text:p>
          </table:table-cell>
          <table:table-cell/>
        </table:table-row>
        <table:table-row table:style-name="ro1">
          <table:table-cell table:number-columns-repeated="2" office:value-type="float" office:value="0.875" calcext:value-type="float">
            <text:p>0.87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994140625" calcext:value-type="float">
            <text:p>0.8994140625</text:p>
          </table:table-cell>
          <table:table-cell office:value-type="float" office:value="0.89111328125" calcext:value-type="float">
            <text:p>0.89111328125</text:p>
          </table:table-cell>
          <table:table-cell office:value-type="float" office:value="0.88623046875" calcext:value-type="float">
            <text:p>0.88623046875</text:p>
          </table:table-cell>
          <table:table-cell office:value-type="float" office:value="0.8873291015625" calcext:value-type="float">
            <text:p>0.8873291015625</text:p>
          </table:table-cell>
          <table:table-cell office:value-type="float" office:value="0.88714599609375" calcext:value-type="float">
            <text:p>0.8871459960937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92578125" calcext:value-type="float">
            <text:p>0.9257812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90185546875" calcext:value-type="float">
            <text:p>0.90185546875</text:p>
          </table:table-cell>
          <table:table-cell office:value-type="float" office:value="0.901611328125" calcext:value-type="float">
            <text:p>0.901611328125</text:p>
          </table:table-cell>
          <table:table-cell office:value-type="float" office:value="0.8992919921875" calcext:value-type="float">
            <text:p>0.8992919921875</text:p>
          </table:table-cell>
          <table:table-cell office:value-type="float" office:value="0.89886474609375" calcext:value-type="float">
            <text:p>0.898864746093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96484375" calcext:value-type="float">
            <text:p>0.88964843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89599609375" calcext:value-type="float">
            <text:p>0.89599609375</text:p>
          </table:table-cell>
          <table:table-cell office:value-type="float" office:value="0.8953857421875" calcext:value-type="float">
            <text:p>0.8953857421875</text:p>
          </table:table-cell>
          <table:table-cell office:value-type="float" office:value="0.89642333984375" calcext:value-type="float">
            <text:p>0.8964233398437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134765625" calcext:value-type="float">
            <text:p>0.88134765625</text:p>
          </table:table-cell>
          <table:table-cell office:value-type="float" office:value="0.88232421875" calcext:value-type="float">
            <text:p>0.88232421875</text:p>
          </table:table-cell>
          <table:table-cell office:value-type="float" office:value="0.885009765625" calcext:value-type="float">
            <text:p>0.885009765625</text:p>
          </table:table-cell>
          <table:table-cell office:value-type="float" office:value="0.8846435546875" calcext:value-type="float">
            <text:p>0.884643554687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091796875" calcext:value-type="float">
            <text:p>0.9091796875</text:p>
          </table:table-cell>
          <table:table-cell office:value-type="float" office:value="0.90576171875" calcext:value-type="float">
            <text:p>0.90576171875</text:p>
          </table:table-cell>
          <table:table-cell office:value-type="float" office:value="0.906005859375" calcext:value-type="float">
            <text:p>0.906005859375</text:p>
          </table:table-cell>
          <table:table-cell office:value-type="float" office:value="0.906982421875" calcext:value-type="float">
            <text:p>0.906982421875</text:p>
          </table:table-cell>
          <table:table-cell office:value-type="float" office:value="0.9053955078125" calcext:value-type="float">
            <text:p>0.905395507812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623046875" calcext:value-type="float">
            <text:p>0.88623046875</text:p>
          </table:table-cell>
          <table:table-cell office:value-type="float" office:value="0.8818359375" calcext:value-type="float">
            <text:p>0.8818359375</text:p>
          </table:table-cell>
          <table:table-cell office:value-type="float" office:value="0.881103515625" calcext:value-type="float">
            <text:p>0.881103515625</text:p>
          </table:table-cell>
          <table:table-cell office:value-type="float" office:value="0.8814697265625" calcext:value-type="float">
            <text:p>0.8814697265625</text:p>
          </table:table-cell>
          <table:table-cell/>
        </table:table-row>
        <table:table-row table:style-name="ro1">
          <table:table-cell office:value-type="float" office:value="0.84375" calcext:value-type="float">
            <text:p>0.8437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861328125" calcext:value-type="float">
            <text:p>0.86132812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8681640625" calcext:value-type="float">
            <text:p>0.8681640625</text:p>
          </table:table-cell>
          <table:table-cell office:value-type="float" office:value="0.869384765625" calcext:value-type="float">
            <text:p>0.869384765625</text:p>
          </table:table-cell>
          <table:table-cell office:value-type="float" office:value="0.867919921875" calcext:value-type="float">
            <text:p>0.867919921875</text:p>
          </table:table-cell>
          <table:table-cell office:value-type="float" office:value="0.86444091796875" calcext:value-type="float">
            <text:p>0.8644409179687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7353515625" calcext:value-type="float">
            <text:p>0.87353515625</text:p>
          </table:table-cell>
          <table:table-cell office:value-type="float" office:value="0.876220703125" calcext:value-type="float">
            <text:p>0.876220703125</text:p>
          </table:table-cell>
          <table:table-cell office:value-type="float" office:value="0.8759765625" calcext:value-type="float">
            <text:p>0.8759765625</text:p>
          </table:table-cell>
          <table:table-cell office:value-type="float" office:value="0.8775634765625" calcext:value-type="float">
            <text:p>0.8775634765625</text:p>
          </table:table-cell>
          <table:table-cell/>
        </table:table-row>
        <table:table-row table:style-name="ro1">
          <table:table-cell office:value-type="float" office:value="0.9609375" calcext:value-type="float">
            <text:p>0.960937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35546875" calcext:value-type="float">
            <text:p>0.935546875</text:p>
          </table:table-cell>
          <table:table-cell office:value-type="float" office:value="0.9326171875" calcext:value-type="float">
            <text:p>0.9326171875</text:p>
          </table:table-cell>
          <table:table-cell office:value-type="float" office:value="0.93115234375" calcext:value-type="float">
            <text:p>0.93115234375</text:p>
          </table:table-cell>
          <table:table-cell table:number-columns-repeated="2" office:value-type="float" office:value="0.930419921875" calcext:value-type="float">
            <text:p>0.930419921875</text:p>
          </table:table-cell>
          <table:table-cell office:value-type="float" office:value="0.93109130859375" calcext:value-type="float">
            <text:p>0.93109130859375</text:p>
          </table:table-cell>
          <table:table-cell/>
        </table:table-row>
        <table:table-row table:style-name="ro1">
          <table:table-cell office:value-type="float" office:value="0.84375" calcext:value-type="float">
            <text:p>0.8437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20703125" calcext:value-type="float">
            <text:p>0.8720703125</text:p>
          </table:table-cell>
          <table:table-cell office:value-type="float" office:value="0.8740234375" calcext:value-type="float">
            <text:p>0.8740234375</text:p>
          </table:table-cell>
          <table:table-cell office:value-type="float" office:value="0.87158203125" calcext:value-type="float">
            <text:p>0.87158203125</text:p>
          </table:table-cell>
          <table:table-cell office:value-type="float" office:value="0.868408203125" calcext:value-type="float">
            <text:p>0.868408203125</text:p>
          </table:table-cell>
          <table:table-cell office:value-type="float" office:value="0.86834716796875" calcext:value-type="float">
            <text:p>0.8683471679687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9052734375" calcext:value-type="float">
            <text:p>0.9052734375</text:p>
          </table:table-cell>
          <table:table-cell office:value-type="float" office:value="0.90380859375" calcext:value-type="float">
            <text:p>0.90380859375</text:p>
          </table:table-cell>
          <table:table-cell office:value-type="float" office:value="0.906494140625" calcext:value-type="float">
            <text:p>0.906494140625</text:p>
          </table:table-cell>
          <table:table-cell office:value-type="float" office:value="0.9078369140625" calcext:value-type="float">
            <text:p>0.9078369140625</text:p>
          </table:table-cell>
          <table:table-cell office:value-type="float" office:value="0.9075927734375" calcext:value-type="float">
            <text:p>0.907592773437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8681640625" calcext:value-type="float">
            <text:p>0.86816406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68896484375" calcext:value-type="float">
            <text:p>0.868896484375</text:p>
          </table:table-cell>
          <table:table-cell office:value-type="float" office:value="0.8731689453125" calcext:value-type="float">
            <text:p>0.8731689453125</text:p>
          </table:table-cell>
          <table:table-cell office:value-type="float" office:value="0.8743896484375" calcext:value-type="float">
            <text:p>0.87438964843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6328125" calcext:value-type="float">
            <text:p>0.86328125</text:p>
          </table:table-cell>
          <table:table-cell table:number-columns-repeated="2" office:value-type="float" office:value="0.873046875" calcext:value-type="float">
            <text:p>0.873046875</text:p>
          </table:table-cell>
          <table:table-cell office:value-type="float" office:value="0.86572265625" calcext:value-type="float">
            <text:p>0.86572265625</text:p>
          </table:table-cell>
          <table:table-cell office:value-type="float" office:value="0.86865234375" calcext:value-type="float">
            <text:p>0.86865234375</text:p>
          </table:table-cell>
          <table:table-cell office:value-type="float" office:value="0.8721923828125" calcext:value-type="float">
            <text:p>0.8721923828125</text:p>
          </table:table-cell>
          <table:table-cell office:value-type="float" office:value="0.87274169921875" calcext:value-type="float">
            <text:p>0.87274169921875</text:p>
          </table:table-cell>
          <table:table-cell/>
        </table:table-row>
        <table:table-row table:style-name="ro1">
          <table:table-cell office:value-type="float" office:value="0.84375" calcext:value-type="float">
            <text:p>0.8437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7939453125" calcext:value-type="float">
            <text:p>0.87939453125</text:p>
          </table:table-cell>
          <table:table-cell office:value-type="float" office:value="0.88037109375" calcext:value-type="float">
            <text:p>0.88037109375</text:p>
          </table:table-cell>
          <table:table-cell office:value-type="float" office:value="0.878173828125" calcext:value-type="float">
            <text:p>0.878173828125</text:p>
          </table:table-cell>
          <table:table-cell office:value-type="float" office:value="0.87664794921875" calcext:value-type="float">
            <text:p>0.87664794921875</text:p>
          </table:table-cell>
          <table:table-cell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623046875" calcext:value-type="float">
            <text:p>0.8623046875</text:p>
          </table:table-cell>
          <table:table-cell office:value-type="float" office:value="0.8583984375" calcext:value-type="float">
            <text:p>0.8583984375</text:p>
          </table:table-cell>
          <table:table-cell office:value-type="float" office:value="0.860595703125" calcext:value-type="float">
            <text:p>0.86059570312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6407470703125" calcext:value-type="float">
            <text:p>0.8640747070312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73046875" calcext:value-type="float">
            <text:p>0.873046875</text:p>
          </table:table-cell>
          <table:table-cell table:number-columns-repeated="2" office:value-type="float" office:value="0.8759765625" calcext:value-type="float">
            <text:p>0.8759765625</text:p>
          </table:table-cell>
          <table:table-cell office:value-type="float" office:value="0.876953125" calcext:value-type="float">
            <text:p>0.876953125</text:p>
          </table:table-cell>
          <table:table-cell table:number-columns-repeated="2" office:value-type="float" office:value="0.8775634765625" calcext:value-type="float">
            <text:p>0.8775634765625</text:p>
          </table:table-cell>
          <table:table-cell/>
        </table:table-row>
        <table:table-row table:style-name="ro1">
          <table:table-cell table:number-columns-repeated="2" office:value-type="float" office:value="0.8984375" calcext:value-type="float">
            <text:p>0.898437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720703125" calcext:value-type="float">
            <text:p>0.88720703125</text:p>
          </table:table-cell>
          <table:table-cell office:value-type="float" office:value="0.886962890625" calcext:value-type="float">
            <text:p>0.886962890625</text:p>
          </table:table-cell>
          <table:table-cell office:value-type="float" office:value="0.8880615234375" calcext:value-type="float">
            <text:p>0.8880615234375</text:p>
          </table:table-cell>
          <table:table-cell office:value-type="float" office:value="0.8873291015625" calcext:value-type="float">
            <text:p>0.8873291015625</text:p>
          </table:table-cell>
          <table:table-cell/>
        </table:table-row>
        <table:table-row table:style-name="ro1">
          <table:table-cell table:number-columns-repeated="2" office:value-type="float" office:value="0.90625" calcext:value-type="float">
            <text:p>0.9062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04052734375" calcext:value-type="float">
            <text:p>0.904052734375</text:p>
          </table:table-cell>
          <table:table-cell office:value-type="float" office:value="0.9053955078125" calcext:value-type="float">
            <text:p>0.9053955078125</text:p>
          </table:table-cell>
          <table:table-cell office:value-type="float" office:value="0.90625" calcext:value-type="float">
            <text:p>0.9062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9990234375" calcext:value-type="float">
            <text:p>0.89990234375</text:p>
          </table:table-cell>
          <table:table-cell office:value-type="float" office:value="0.898193359375" calcext:value-type="float">
            <text:p>0.89819335937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9471435546875" calcext:value-type="float">
            <text:p>0.89471435546875</text:p>
          </table:table-cell>
          <table:table-cell/>
        </table:table-row>
        <table:table-row table:style-name="ro1">
          <table:table-cell table:number-columns-repeated="2" office:value-type="float" office:value="0.8984375" calcext:value-type="float">
            <text:p>0.89843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974609375" calcext:value-type="float">
            <text:p>0.8974609375</text:p>
          </table:table-cell>
          <table:table-cell office:value-type="float" office:value="0.90087890625" calcext:value-type="float">
            <text:p>0.90087890625</text:p>
          </table:table-cell>
          <table:table-cell office:value-type="float" office:value="0.8994140625" calcext:value-type="float">
            <text:p>0.8994140625</text:p>
          </table:table-cell>
          <table:table-cell office:value-type="float" office:value="0.897216796875" calcext:value-type="float">
            <text:p>0.897216796875</text:p>
          </table:table-cell>
          <table:table-cell office:value-type="float" office:value="0.89801025390625" calcext:value-type="float">
            <text:p>0.89801025390625</text:p>
          </table:table-cell>
          <table:table-cell/>
        </table:table-row>
        <table:table-row table:style-name="ro1">
          <table:table-cell table:number-columns-repeated="2" office:value-type="float" office:value="0.859375" calcext:value-type="float">
            <text:p>0.85937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9013671875" calcext:value-type="float">
            <text:p>0.89013671875</text:p>
          </table:table-cell>
          <table:table-cell office:value-type="float" office:value="0.884033203125" calcext:value-type="float">
            <text:p>0.884033203125</text:p>
          </table:table-cell>
          <table:table-cell office:value-type="float" office:value="0.8807373046875" calcext:value-type="float">
            <text:p>0.8807373046875</text:p>
          </table:table-cell>
          <table:table-cell office:value-type="float" office:value="0.8758544921875" calcext:value-type="float">
            <text:p>0.875854492187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013671875" calcext:value-type="float">
            <text:p>0.9013671875</text:p>
          </table:table-cell>
          <table:table-cell office:value-type="float" office:value="0.8994140625" calcext:value-type="float">
            <text:p>0.8994140625</text:p>
          </table:table-cell>
          <table:table-cell office:value-type="float" office:value="0.89990234375" calcext:value-type="float">
            <text:p>0.8999023437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8995361328125" calcext:value-type="float">
            <text:p>0.899536132812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table:number-columns-repeated="2" office:value-type="float" office:value="0.88671875" calcext:value-type="float">
            <text:p>0.88671875</text:p>
          </table:table-cell>
          <table:table-cell office:value-type="float" office:value="0.8935546875" calcext:value-type="float">
            <text:p>0.893554687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9990234375" calcext:value-type="float">
            <text:p>0.89990234375</text:p>
          </table:table-cell>
          <table:table-cell office:value-type="float" office:value="0.903076171875" calcext:value-type="float">
            <text:p>0.903076171875</text:p>
          </table:table-cell>
          <table:table-cell office:value-type="float" office:value="0.89892578125" calcext:value-type="float">
            <text:p>0.8989257812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837890625" calcext:value-type="float">
            <text:p>0.8837890625</text:p>
          </table:table-cell>
          <table:table-cell office:value-type="float" office:value="0.8779296875" calcext:value-type="float">
            <text:p>0.87792968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59765625" calcext:value-type="float">
            <text:p>0.8759765625</text:p>
          </table:table-cell>
          <table:table-cell office:value-type="float" office:value="0.876708984375" calcext:value-type="float">
            <text:p>0.87670898437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876953125" calcext:value-type="float">
            <text:p>0.8876953125</text:p>
          </table:table-cell>
          <table:table-cell office:value-type="float" office:value="0.89111328125" calcext:value-type="float">
            <text:p>0.89111328125</text:p>
          </table:table-cell>
          <table:table-cell office:value-type="float" office:value="0.890380859375" calcext:value-type="float">
            <text:p>0.890380859375</text:p>
          </table:table-cell>
          <table:table-cell office:value-type="float" office:value="0.890869140625" calcext:value-type="float">
            <text:p>0.890869140625</text:p>
          </table:table-cell>
          <table:table-cell office:value-type="float" office:value="0.8905029296875" calcext:value-type="float">
            <text:p>0.89050292968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86767578125" calcext:value-type="float">
            <text:p>0.86767578125</text:p>
          </table:table-cell>
          <table:table-cell office:value-type="float" office:value="0.87841796875" calcext:value-type="float">
            <text:p>0.87841796875</text:p>
          </table:table-cell>
          <table:table-cell office:value-type="float" office:value="0.8814697265625" calcext:value-type="float">
            <text:p>0.8814697265625</text:p>
          </table:table-cell>
          <table:table-cell office:value-type="float" office:value="0.88134765625" calcext:value-type="float">
            <text:p>0.88134765625</text:p>
          </table:table-cell>
          <table:table-cell/>
        </table:table-row>
        <table:table-row table:style-name="ro1">
          <table:table-cell office:value-type="float" office:value="0.9296875" calcext:value-type="float">
            <text:p>0.9296875</text:p>
          </table:table-cell>
          <table:table-cell table:number-columns-repeated="2" office:value-type="float" office:value="0.91015625" calcext:value-type="float">
            <text:p>0.91015625</text:p>
          </table:table-cell>
          <table:table-cell office:value-type="float" office:value="0.9052734375" calcext:value-type="float">
            <text:p>0.9052734375</text:p>
          </table:table-cell>
          <table:table-cell office:value-type="float" office:value="0.9013671875" calcext:value-type="float">
            <text:p>0.9013671875</text:p>
          </table:table-cell>
          <table:table-cell office:value-type="float" office:value="0.898681640625" calcext:value-type="float">
            <text:p>0.89868164062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89752197265625" calcext:value-type="float">
            <text:p>0.8975219726562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9013671875" calcext:value-type="float">
            <text:p>0.89013671875</text:p>
          </table:table-cell>
          <table:table-cell office:value-type="float" office:value="0.886962890625" calcext:value-type="float">
            <text:p>0.886962890625</text:p>
          </table:table-cell>
          <table:table-cell office:value-type="float" office:value="0.8883056640625" calcext:value-type="float">
            <text:p>0.8883056640625</text:p>
          </table:table-cell>
          <table:table-cell office:value-type="float" office:value="0.8922119140625" calcext:value-type="float">
            <text:p>0.892211914062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798828125" calcext:value-type="float">
            <text:p>0.8798828125</text:p>
          </table:table-cell>
          <table:table-cell office:value-type="float" office:value="0.877197265625" calcext:value-type="float">
            <text:p>0.877197265625</text:p>
          </table:table-cell>
          <table:table-cell office:value-type="float" office:value="0.8760986328125" calcext:value-type="float">
            <text:p>0.876098632812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779296875" calcext:value-type="float">
            <text:p>0.8779296875</text:p>
          </table:table-cell>
          <table:table-cell table:number-columns-repeated="2" office:value-type="float" office:value="0.8818359375" calcext:value-type="float">
            <text:p>0.88183593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323974609375" calcext:value-type="float">
            <text:p>0.8832397460937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8759765625" calcext:value-type="float">
            <text:p>0.8759765625</text:p>
          </table:table-cell>
          <table:table-cell office:value-type="float" office:value="0.8779296875" calcext:value-type="float">
            <text:p>0.8779296875</text:p>
          </table:table-cell>
          <table:table-cell office:value-type="float" office:value="0.88037109375" calcext:value-type="float">
            <text:p>0.88037109375</text:p>
          </table:table-cell>
          <table:table-cell office:value-type="float" office:value="0.8779296875" calcext:value-type="float">
            <text:p>0.8779296875</text:p>
          </table:table-cell>
          <table:table-cell office:value-type="float" office:value="0.873046875" calcext:value-type="float">
            <text:p>0.8730468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0.880859375" calcext:value-type="float">
            <text:p>0.880859375</text:p>
          </table:table-cell>
          <table:table-cell office:value-type="float" office:value="0.8857421875" calcext:value-type="float">
            <text:p>0.8857421875</text:p>
          </table:table-cell>
          <table:table-cell office:value-type="float" office:value="0.88818359375" calcext:value-type="float">
            <text:p>0.88818359375</text:p>
          </table:table-cell>
          <table:table-cell office:value-type="float" office:value="0.8870849609375" calcext:value-type="float">
            <text:p>0.8870849609375</text:p>
          </table:table-cell>
          <table:table-cell office:value-type="float" office:value="0.88671875" calcext:value-type="float">
            <text:p>0.8867187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18359375" calcext:value-type="float">
            <text:p>0.88183593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77197265625" calcext:value-type="float">
            <text:p>0.877197265625</text:p>
          </table:table-cell>
          <table:table-cell office:value-type="float" office:value="0.87713623046875" calcext:value-type="float">
            <text:p>0.87713623046875</text:p>
          </table:table-cell>
          <table:table-cell/>
        </table:table-row>
        <table:table-row table:style-name="ro1">
          <table:table-cell table:number-columns-repeated="2" office:value-type="float" office:value="0.8671875" calcext:value-type="float">
            <text:p>0.86718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8740234375" calcext:value-type="float">
            <text:p>0.8740234375</text:p>
          </table:table-cell>
          <table:table-cell office:value-type="float" office:value="0.8759765625" calcext:value-type="float">
            <text:p>0.8759765625</text:p>
          </table:table-cell>
          <table:table-cell office:value-type="float" office:value="0.874755859375" calcext:value-type="float">
            <text:p>0.874755859375</text:p>
          </table:table-cell>
          <table:table-cell office:value-type="float" office:value="0.87359619140625" calcext:value-type="float">
            <text:p>0.87359619140625</text:p>
          </table:table-cell>
          <table:table-cell/>
        </table:table-row>
        <table:table-row table:style-name="ro1">
          <table:table-cell office:value-type="float" office:value="0.84375" calcext:value-type="float">
            <text:p>0.843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61328125" calcext:value-type="float">
            <text:p>0.861328125</text:p>
          </table:table-cell>
          <table:table-cell office:value-type="float" office:value="0.8720703125" calcext:value-type="float">
            <text:p>0.87207031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255859375" calcext:value-type="float">
            <text:p>0.87255859375</text:p>
          </table:table-cell>
          <table:table-cell office:value-type="float" office:value="0.8714599609375" calcext:value-type="float">
            <text:p>0.8714599609375</text:p>
          </table:table-cell>
          <table:table-cell office:value-type="float" office:value="0.8717041015625" calcext:value-type="float">
            <text:p>0.8717041015625</text:p>
          </table:table-cell>
          <table:table-cell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93359375" calcext:value-type="float">
            <text:p>0.93359375</text:p>
          </table:table-cell>
          <table:table-cell office:value-type="float" office:value="0.92578125" calcext:value-type="float">
            <text:p>0.92578125</text:p>
          </table:table-cell>
          <table:table-cell office:value-type="float" office:value="0.9228515625" calcext:value-type="float">
            <text:p>0.9228515625</text:p>
          </table:table-cell>
          <table:table-cell office:value-type="float" office:value="0.92138671875" calcext:value-type="float">
            <text:p>0.92138671875</text:p>
          </table:table-cell>
          <table:table-cell office:value-type="float" office:value="0.9169921875" calcext:value-type="float">
            <text:p>0.9169921875</text:p>
          </table:table-cell>
          <table:table-cell office:value-type="float" office:value="0.917724609375" calcext:value-type="float">
            <text:p>0.917724609375</text:p>
          </table:table-cell>
          <table:table-cell office:value-type="float" office:value="0.9169921875" calcext:value-type="float">
            <text:p>0.916992187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table:number-columns-repeated="2" office:value-type="float" office:value="0.86328125" calcext:value-type="float">
            <text:p>0.86328125</text:p>
          </table:table-cell>
          <table:table-cell table:number-columns-repeated="2" office:value-type="float" office:value="0.8583984375" calcext:value-type="float">
            <text:p>0.8583984375</text:p>
          </table:table-cell>
          <table:table-cell office:value-type="float" office:value="0.863037109375" calcext:value-type="float">
            <text:p>0.863037109375</text:p>
          </table:table-cell>
          <table:table-cell office:value-type="float" office:value="0.86083984375" calcext:value-type="float">
            <text:p>0.86083984375</text:p>
          </table:table-cell>
          <table:table-cell office:value-type="float" office:value="0.8616943359375" calcext:value-type="float">
            <text:p>0.86169433593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57421875" calcext:value-type="float">
            <text:p>0.857421875</text:p>
          </table:table-cell>
          <table:table-cell office:value-type="float" office:value="0.8564453125" calcext:value-type="float">
            <text:p>0.8564453125</text:p>
          </table:table-cell>
          <table:table-cell office:value-type="float" office:value="0.853271484375" calcext:value-type="float">
            <text:p>0.853271484375</text:p>
          </table:table-cell>
          <table:table-cell office:value-type="float" office:value="0.8543701171875" calcext:value-type="float">
            <text:p>0.8543701171875</text:p>
          </table:table-cell>
          <table:table-cell office:value-type="float" office:value="0.8555908203125" calcext:value-type="float">
            <text:p>0.8555908203125</text:p>
          </table:table-cell>
          <table:table-cell/>
        </table:table-row>
        <table:table-row table:style-name="ro1">
          <table:table-cell office:value-type="float" office:value="0.8203125" calcext:value-type="float">
            <text:p>0.820312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8740234375" calcext:value-type="float">
            <text:p>0.8740234375</text:p>
          </table:table-cell>
          <table:table-cell office:value-type="float" office:value="0.8818359375" calcext:value-type="float">
            <text:p>0.8818359375</text:p>
          </table:table-cell>
          <table:table-cell office:value-type="float" office:value="0.883056640625" calcext:value-type="float">
            <text:p>0.8830566406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543701171875" calcext:value-type="float">
            <text:p>0.8854370117187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984375" calcext:value-type="float">
            <text:p>0.8984375</text:p>
          </table:table-cell>
          <table:table-cell table:number-columns-repeated="2" office:value-type="float" office:value="0.9013671875" calcext:value-type="float">
            <text:p>0.9013671875</text:p>
          </table:table-cell>
          <table:table-cell office:value-type="float" office:value="0.8955078125" calcext:value-type="float">
            <text:p>0.8955078125</text:p>
          </table:table-cell>
          <table:table-cell table:number-columns-repeated="2" office:value-type="float" office:value="0.8929443359375" calcext:value-type="float">
            <text:p>0.89294433593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79296875" calcext:value-type="float">
            <text:p>0.8779296875</text:p>
          </table:table-cell>
          <table:table-cell office:value-type="float" office:value="0.87353515625" calcext:value-type="float">
            <text:p>0.87353515625</text:p>
          </table:table-cell>
          <table:table-cell office:value-type="float" office:value="0.872314453125" calcext:value-type="float">
            <text:p>0.872314453125</text:p>
          </table:table-cell>
          <table:table-cell office:value-type="float" office:value="0.87060546875" calcext:value-type="float">
            <text:p>0.87060546875</text:p>
          </table:table-cell>
          <table:table-cell office:value-type="float" office:value="0.86810302734375" calcext:value-type="float">
            <text:p>0.8681030273437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57421875" calcext:value-type="float">
            <text:p>0.8857421875</text:p>
          </table:table-cell>
          <table:table-cell office:value-type="float" office:value="0.8875732421875" calcext:value-type="float">
            <text:p>0.8875732421875</text:p>
          </table:table-cell>
          <table:table-cell office:value-type="float" office:value="0.88836669921875" calcext:value-type="float">
            <text:p>0.88836669921875</text:p>
          </table:table-cell>
          <table:table-cell/>
        </table:table-row>
        <table:table-row table:style-name="ro1">
          <table:table-cell office:value-type="float" office:value="0.8203125" calcext:value-type="float">
            <text:p>0.8203125</text:p>
          </table:table-cell>
          <table:table-cell office:value-type="float" office:value="0.82421875" calcext:value-type="float">
            <text:p>0.82421875</text:p>
          </table:table-cell>
          <table:table-cell office:value-type="float" office:value="0.830078125" calcext:value-type="float">
            <text:p>0.830078125</text:p>
          </table:table-cell>
          <table:table-cell office:value-type="float" office:value="0.8388671875" calcext:value-type="float">
            <text:p>0.8388671875</text:p>
          </table:table-cell>
          <table:table-cell office:value-type="float" office:value="0.83984375" calcext:value-type="float">
            <text:p>0.83984375</text:p>
          </table:table-cell>
          <table:table-cell office:value-type="float" office:value="0.839599609375" calcext:value-type="float">
            <text:p>0.839599609375</text:p>
          </table:table-cell>
          <table:table-cell office:value-type="float" office:value="0.8426513671875" calcext:value-type="float">
            <text:p>0.8426513671875</text:p>
          </table:table-cell>
          <table:table-cell office:value-type="float" office:value="0.8453369140625" calcext:value-type="float">
            <text:p>0.8453369140625</text:p>
          </table:table-cell>
          <table:table-cell/>
        </table:table-row>
        <table:table-row table:style-name="ro1">
          <table:table-cell office:value-type="float" office:value="0.84375" calcext:value-type="float">
            <text:p>0.843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8837890625" calcext:value-type="float">
            <text:p>0.8837890625</text:p>
          </table:table-cell>
          <table:table-cell office:value-type="float" office:value="0.8935546875" calcext:value-type="float">
            <text:p>0.89355468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34228515625" calcext:value-type="float">
            <text:p>0.88342285156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904296875" calcext:value-type="float">
            <text:p>0.904296875</text:p>
          </table:table-cell>
          <table:table-cell table:number-columns-repeated="2" office:value-type="float" office:value="0.9013671875" calcext:value-type="float">
            <text:p>0.9013671875</text:p>
          </table:table-cell>
          <table:table-cell office:value-type="float" office:value="0.90478515625" calcext:value-type="float">
            <text:p>0.90478515625</text:p>
          </table:table-cell>
          <table:table-cell office:value-type="float" office:value="0.904541015625" calcext:value-type="float">
            <text:p>0.904541015625</text:p>
          </table:table-cell>
          <table:table-cell office:value-type="float" office:value="0.9058837890625" calcext:value-type="float">
            <text:p>0.905883789062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table:number-columns-repeated="2" office:value-type="float" office:value="0.91796875" calcext:value-type="float">
            <text:p>0.91796875</text:p>
          </table:table-cell>
          <table:table-cell office:value-type="float" office:value="0.9052734375" calcext:value-type="float">
            <text:p>0.9052734375</text:p>
          </table:table-cell>
          <table:table-cell office:value-type="float" office:value="0.90087890625" calcext:value-type="float">
            <text:p>0.90087890625</text:p>
          </table:table-cell>
          <table:table-cell office:value-type="float" office:value="0.902099609375" calcext:value-type="float">
            <text:p>0.902099609375</text:p>
          </table:table-cell>
          <table:table-cell office:value-type="float" office:value="0.9078369140625" calcext:value-type="float">
            <text:p>0.9078369140625</text:p>
          </table:table-cell>
          <table:table-cell office:value-type="float" office:value="0.9075927734375" calcext:value-type="float">
            <text:p>0.90759277343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720703125" calcext:value-type="float">
            <text:p>0.88720703125</text:p>
          </table:table-cell>
          <table:table-cell office:value-type="float" office:value="0.8824462890625" calcext:value-type="float">
            <text:p>0.8824462890625</text:p>
          </table:table-cell>
          <table:table-cell office:value-type="float" office:value="0.8817138671875" calcext:value-type="float">
            <text:p>0.881713867187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86474609375" calcext:value-type="float">
            <text:p>0.86474609375</text:p>
          </table:table-cell>
          <table:table-cell office:value-type="float" office:value="0.871826171875" calcext:value-type="float">
            <text:p>0.871826171875</text:p>
          </table:table-cell>
          <table:table-cell office:value-type="float" office:value="0.8726806640625" calcext:value-type="float">
            <text:p>0.8726806640625</text:p>
          </table:table-cell>
          <table:table-cell office:value-type="float" office:value="0.87750244140625" calcext:value-type="float">
            <text:p>0.8775024414062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984375" calcext:value-type="float">
            <text:p>0.8984375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0.8818359375" calcext:value-type="float">
            <text:p>0.8818359375</text:p>
          </table:table-cell>
          <table:table-cell office:value-type="float" office:value="0.8779296875" calcext:value-type="float">
            <text:p>0.8779296875</text:p>
          </table:table-cell>
          <table:table-cell office:value-type="float" office:value="0.87939453125" calcext:value-type="float">
            <text:p>0.87939453125</text:p>
          </table:table-cell>
          <table:table-cell office:value-type="float" office:value="0.878662109375" calcext:value-type="float">
            <text:p>0.878662109375</text:p>
          </table:table-cell>
          <table:table-cell/>
        </table:table-row>
        <table:table-row table:style-name="ro1">
          <table:table-cell office:value-type="float" office:value="0.9453125" calcext:value-type="float">
            <text:p>0.9453125</text:p>
          </table:table-cell>
          <table:table-cell table:number-columns-repeated="2" office:value-type="float" office:value="0.91796875" calcext:value-type="float">
            <text:p>0.91796875</text:p>
          </table:table-cell>
          <table:table-cell office:value-type="float" office:value="0.919921875" calcext:value-type="float">
            <text:p>0.919921875</text:p>
          </table:table-cell>
          <table:table-cell office:value-type="float" office:value="0.91552734375" calcext:value-type="float">
            <text:p>0.91552734375</text:p>
          </table:table-cell>
          <table:table-cell office:value-type="float" office:value="0.91162109375" calcext:value-type="float">
            <text:p>0.91162109375</text:p>
          </table:table-cell>
          <table:table-cell office:value-type="float" office:value="0.913818359375" calcext:value-type="float">
            <text:p>0.913818359375</text:p>
          </table:table-cell>
          <table:table-cell office:value-type="float" office:value="0.9140625" calcext:value-type="float">
            <text:p>0.9140625</text:p>
          </table:table-cell>
          <table:table-cell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8583984375" calcext:value-type="float">
            <text:p>0.8583984375</text:p>
          </table:table-cell>
          <table:table-cell office:value-type="float" office:value="0.861328125" calcext:value-type="float">
            <text:p>0.861328125</text:p>
          </table:table-cell>
          <table:table-cell office:value-type="float" office:value="0.85986328125" calcext:value-type="float">
            <text:p>0.85986328125</text:p>
          </table:table-cell>
          <table:table-cell office:value-type="float" office:value="0.8575439453125" calcext:value-type="float">
            <text:p>0.8575439453125</text:p>
          </table:table-cell>
          <table:table-cell office:value-type="float" office:value="0.85845947265625" calcext:value-type="float">
            <text:p>0.8584594726562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662109375" calcext:value-type="float">
            <text:p>0.86621093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68896484375" calcext:value-type="float">
            <text:p>0.868896484375</text:p>
          </table:table-cell>
          <table:table-cell office:value-type="float" office:value="0.8662109375" calcext:value-type="float">
            <text:p>0.8662109375</text:p>
          </table:table-cell>
          <table:table-cell office:value-type="float" office:value="0.8687744140625" calcext:value-type="float">
            <text:p>0.868774414062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87158203125" calcext:value-type="float">
            <text:p>0.87158203125</text:p>
          </table:table-cell>
          <table:table-cell office:value-type="float" office:value="0.870849609375" calcext:value-type="float">
            <text:p>0.870849609375</text:p>
          </table:table-cell>
          <table:table-cell office:value-type="float" office:value="0.8707275390625" calcext:value-type="float">
            <text:p>0.8707275390625</text:p>
          </table:table-cell>
          <table:table-cell office:value-type="float" office:value="0.869140625" calcext:value-type="float">
            <text:p>0.86914062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8681640625" calcext:value-type="float">
            <text:p>0.868164062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67431640625" calcext:value-type="float">
            <text:p>0.867431640625</text:p>
          </table:table-cell>
          <table:table-cell office:value-type="float" office:value="0.86431884765625" calcext:value-type="float">
            <text:p>0.864318847656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818359375" calcext:value-type="float">
            <text:p>0.8818359375</text:p>
          </table:table-cell>
          <table:table-cell office:value-type="float" office:value="0.88427734375" calcext:value-type="float">
            <text:p>0.884277343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0126953125" calcext:value-type="float">
            <text:p>0.880126953125</text:p>
          </table:table-cell>
          <table:table-cell office:value-type="float" office:value="0.8782958984375" calcext:value-type="float">
            <text:p>0.8782958984375</text:p>
          </table:table-cell>
          <table:table-cell/>
        </table:table-row>
        <table:table-row table:style-name="ro1">
          <table:table-cell table:number-columns-repeated="3" office:value-type="float" office:value="0.890625" calcext:value-type="float">
            <text:p>0.890625</text:p>
          </table:table-cell>
          <table:table-cell office:value-type="float" office:value="0.9072265625" calcext:value-type="float">
            <text:p>0.9072265625</text:p>
          </table:table-cell>
          <table:table-cell office:value-type="float" office:value="0.90576171875" calcext:value-type="float">
            <text:p>0.90576171875</text:p>
          </table:table-cell>
          <table:table-cell office:value-type="float" office:value="0.907470703125" calcext:value-type="float">
            <text:p>0.907470703125</text:p>
          </table:table-cell>
          <table:table-cell office:value-type="float" office:value="0.9068603515625" calcext:value-type="float">
            <text:p>0.9068603515625</text:p>
          </table:table-cell>
          <table:table-cell office:value-type="float" office:value="0.90570068359375" calcext:value-type="float">
            <text:p>0.9057006835937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92578125" calcext:value-type="float">
            <text:p>0.9257812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111328125" calcext:value-type="float">
            <text:p>0.9111328125</text:p>
          </table:table-cell>
          <table:table-cell office:value-type="float" office:value="0.91162109375" calcext:value-type="float">
            <text:p>0.91162109375</text:p>
          </table:table-cell>
          <table:table-cell office:value-type="float" office:value="0.907958984375" calcext:value-type="float">
            <text:p>0.907958984375</text:p>
          </table:table-cell>
          <table:table-cell office:value-type="float" office:value="0.91162109375" calcext:value-type="float">
            <text:p>0.91162109375</text:p>
          </table:table-cell>
          <table:table-cell office:value-type="float" office:value="0.9124755859375" calcext:value-type="float">
            <text:p>0.912475585937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9130859375" calcext:value-type="float">
            <text:p>0.9130859375</text:p>
          </table:table-cell>
          <table:table-cell office:value-type="float" office:value="0.9111328125" calcext:value-type="float">
            <text:p>0.9111328125</text:p>
          </table:table-cell>
          <table:table-cell office:value-type="float" office:value="0.907958984375" calcext:value-type="float">
            <text:p>0.907958984375</text:p>
          </table:table-cell>
          <table:table-cell office:value-type="float" office:value="0.9071044921875" calcext:value-type="float">
            <text:p>0.9071044921875</text:p>
          </table:table-cell>
          <table:table-cell office:value-type="float" office:value="0.90753173828125" calcext:value-type="float">
            <text:p>0.90753173828125</text:p>
          </table:table-cell>
          <table:table-cell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office:value-type="float" office:value="0.83203125" calcext:value-type="float">
            <text:p>0.8320312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849609375" calcext:value-type="float">
            <text:p>0.849609375</text:p>
          </table:table-cell>
          <table:table-cell office:value-type="float" office:value="0.8466796875" calcext:value-type="float">
            <text:p>0.8466796875</text:p>
          </table:table-cell>
          <table:table-cell office:value-type="float" office:value="0.846923828125" calcext:value-type="float">
            <text:p>0.846923828125</text:p>
          </table:table-cell>
          <table:table-cell office:value-type="float" office:value="0.845947265625" calcext:value-type="float">
            <text:p>0.845947265625</text:p>
          </table:table-cell>
          <table:table-cell office:value-type="float" office:value="0.84588623046875" calcext:value-type="float">
            <text:p>0.8458862304687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16015625" calcext:value-type="float">
            <text:p>0.916015625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0576171875" calcext:value-type="float">
            <text:p>0.9057617187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905517578125" calcext:value-type="float">
            <text:p>0.90551757812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91796875" calcext:value-type="float">
            <text:p>0.91796875</text:p>
          </table:table-cell>
          <table:table-cell office:value-type="float" office:value="0.93359375" calcext:value-type="float">
            <text:p>0.93359375</text:p>
          </table:table-cell>
          <table:table-cell office:value-type="float" office:value="0.923828125" calcext:value-type="float">
            <text:p>0.923828125</text:p>
          </table:table-cell>
          <table:table-cell office:value-type="float" office:value="0.92431640625" calcext:value-type="float">
            <text:p>0.92431640625</text:p>
          </table:table-cell>
          <table:table-cell office:value-type="float" office:value="0.9208984375" calcext:value-type="float">
            <text:p>0.9208984375</text:p>
          </table:table-cell>
          <table:table-cell office:value-type="float" office:value="0.9166259765625" calcext:value-type="float">
            <text:p>0.9166259765625</text:p>
          </table:table-cell>
          <table:table-cell office:value-type="float" office:value="0.91656494140625" calcext:value-type="float">
            <text:p>0.9165649414062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720703125" calcext:value-type="float">
            <text:p>0.8720703125</text:p>
          </table:table-cell>
          <table:table-cell office:value-type="float" office:value="0.87255859375" calcext:value-type="float">
            <text:p>0.87255859375</text:p>
          </table:table-cell>
          <table:table-cell office:value-type="float" office:value="0.8701171875" calcext:value-type="float">
            <text:p>0.8701171875</text:p>
          </table:table-cell>
          <table:table-cell office:value-type="float" office:value="0.8717041015625" calcext:value-type="float">
            <text:p>0.8717041015625</text:p>
          </table:table-cell>
          <table:table-cell office:value-type="float" office:value="0.87176513671875" calcext:value-type="float">
            <text:p>0.871765136718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8701171875" calcext:value-type="float">
            <text:p>0.8701171875</text:p>
          </table:table-cell>
          <table:table-cell office:value-type="float" office:value="0.87353515625" calcext:value-type="float">
            <text:p>0.87353515625</text:p>
          </table:table-cell>
          <table:table-cell office:value-type="float" office:value="0.864990234375" calcext:value-type="float">
            <text:p>0.864990234375</text:p>
          </table:table-cell>
          <table:table-cell office:value-type="float" office:value="0.8646240234375" calcext:value-type="float">
            <text:p>0.8646240234375</text:p>
          </table:table-cell>
          <table:table-cell office:value-type="float" office:value="0.86260986328125" calcext:value-type="float">
            <text:p>0.86260986328125</text:p>
          </table:table-cell>
          <table:table-cell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office:value-type="float" office:value="0.86328125" calcext:value-type="float">
            <text:p>0.86328125</text:p>
          </table:table-cell>
          <table:table-cell table:number-columns-repeated="2" office:value-type="float" office:value="0.876953125" calcext:value-type="float">
            <text:p>0.876953125</text:p>
          </table:table-cell>
          <table:table-cell office:value-type="float" office:value="0.87548828125" calcext:value-type="float">
            <text:p>0.87548828125</text:p>
          </table:table-cell>
          <table:table-cell office:value-type="float" office:value="0.874755859375" calcext:value-type="float">
            <text:p>0.874755859375</text:p>
          </table:table-cell>
          <table:table-cell office:value-type="float" office:value="0.8751220703125" calcext:value-type="float">
            <text:p>0.8751220703125</text:p>
          </table:table-cell>
          <table:table-cell office:value-type="float" office:value="0.8739013671875" calcext:value-type="float">
            <text:p>0.87390136718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8779296875" calcext:value-type="float">
            <text:p>0.8779296875</text:p>
          </table:table-cell>
          <table:table-cell office:value-type="float" office:value="0.88427734375" calcext:value-type="float">
            <text:p>0.8842773437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6474609375" calcext:value-type="float">
            <text:p>0.886474609375</text:p>
          </table:table-cell>
          <table:table-cell office:value-type="float" office:value="0.88671875" calcext:value-type="float">
            <text:p>0.8867187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9013671875" calcext:value-type="float">
            <text:p>0.90136718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9501953125" calcext:value-type="float">
            <text:p>0.89501953125</text:p>
          </table:table-cell>
          <table:table-cell office:value-type="float" office:value="0.89349365234375" calcext:value-type="float">
            <text:p>0.8934936523437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798828125" calcext:value-type="float">
            <text:p>0.8798828125</text:p>
          </table:table-cell>
          <table:table-cell office:value-type="float" office:value="0.87158203125" calcext:value-type="float">
            <text:p>0.871582031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04833984375" calcext:value-type="float">
            <text:p>0.8704833984375</text:p>
          </table:table-cell>
          <table:table-cell office:value-type="float" office:value="0.8724365234375" calcext:value-type="float">
            <text:p>0.87243652343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837890625" calcext:value-type="float">
            <text:p>0.8837890625</text:p>
          </table:table-cell>
          <table:table-cell office:value-type="float" office:value="0.88330078125" calcext:value-type="float">
            <text:p>0.8833007812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7841796875" calcext:value-type="float">
            <text:p>0.87841796875</text:p>
          </table:table-cell>
          <table:table-cell office:value-type="float" office:value="0.8775634765625" calcext:value-type="float">
            <text:p>0.8775634765625</text:p>
          </table:table-cell>
          <table:table-cell/>
        </table:table-row>
        <table:table-row table:style-name="ro1">
          <table:table-cell office:value-type="float" office:value="0.828125" calcext:value-type="float">
            <text:p>0.828125</text:p>
          </table:table-cell>
          <table:table-cell office:value-type="float" office:value="0.83203125" calcext:value-type="float">
            <text:p>0.8320312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330078125" calcext:value-type="float">
            <text:p>0.8330078125</text:p>
          </table:table-cell>
          <table:table-cell office:value-type="float" office:value="0.83984375" calcext:value-type="float">
            <text:p>0.83984375</text:p>
          </table:table-cell>
          <table:table-cell office:value-type="float" office:value="0.8359375" calcext:value-type="float">
            <text:p>0.8359375</text:p>
          </table:table-cell>
          <table:table-cell office:value-type="float" office:value="0.837158203125" calcext:value-type="float">
            <text:p>0.837158203125</text:p>
          </table:table-cell>
          <table:table-cell office:value-type="float" office:value="0.83642578125" calcext:value-type="float">
            <text:p>0.8364257812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857421875" calcext:value-type="float">
            <text:p>0.8857421875</text:p>
          </table:table-cell>
          <table:table-cell office:value-type="float" office:value="0.88720703125" calcext:value-type="float">
            <text:p>0.88720703125</text:p>
          </table:table-cell>
          <table:table-cell office:value-type="float" office:value="0.8878173828125" calcext:value-type="float">
            <text:p>0.8878173828125</text:p>
          </table:table-cell>
          <table:table-cell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53515625" calcext:value-type="float">
            <text:p>0.853515625</text:p>
          </table:table-cell>
          <table:table-cell office:value-type="float" office:value="0.85302734375" calcext:value-type="float">
            <text:p>0.8530273437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492431640625" calcext:value-type="float">
            <text:p>0.8492431640625</text:p>
          </table:table-cell>
          <table:table-cell office:value-type="float" office:value="0.85028076171875" calcext:value-type="float">
            <text:p>0.85028076171875</text:p>
          </table:table-cell>
          <table:table-cell/>
        </table:table-row>
        <table:table-row table:style-name="ro1">
          <table:table-cell table:number-columns-repeated="2" office:value-type="float" office:value="0.9296875" calcext:value-type="float">
            <text:p>0.9296875</text:p>
          </table:table-cell>
          <table:table-cell office:value-type="float" office:value="0.919921875" calcext:value-type="float">
            <text:p>0.919921875</text:p>
          </table:table-cell>
          <table:table-cell office:value-type="float" office:value="0.9208984375" calcext:value-type="float">
            <text:p>0.9208984375</text:p>
          </table:table-cell>
          <table:table-cell office:value-type="float" office:value="0.92041015625" calcext:value-type="float">
            <text:p>0.92041015625</text:p>
          </table:table-cell>
          <table:table-cell table:number-columns-repeated="2" office:value-type="float" office:value="0.91748046875" calcext:value-type="float">
            <text:p>0.91748046875</text:p>
          </table:table-cell>
          <table:table-cell office:value-type="float" office:value="0.92120361328125" calcext:value-type="float">
            <text:p>0.92120361328125</text:p>
          </table:table-cell>
          <table:table-cell/>
        </table:table-row>
        <table:table-row table:style-name="ro1">
          <table:table-cell office:value-type="float" office:value="0.8203125" calcext:value-type="float">
            <text:p>0.820312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41796875" calcext:value-type="float">
            <text:p>0.841796875</text:p>
          </table:table-cell>
          <table:table-cell office:value-type="float" office:value="0.8447265625" calcext:value-type="float">
            <text:p>0.8447265625</text:p>
          </table:table-cell>
          <table:table-cell office:value-type="float" office:value="0.8505859375" calcext:value-type="float">
            <text:p>0.8505859375</text:p>
          </table:table-cell>
          <table:table-cell office:value-type="float" office:value="0.85205078125" calcext:value-type="float">
            <text:p>0.85205078125</text:p>
          </table:table-cell>
          <table:table-cell office:value-type="float" office:value="0.8486328125" calcext:value-type="float">
            <text:p>0.8486328125</text:p>
          </table:table-cell>
          <table:table-cell office:value-type="float" office:value="0.854736328125" calcext:value-type="float">
            <text:p>0.8547363281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701171875" calcext:value-type="float">
            <text:p>0.8701171875</text:p>
          </table:table-cell>
          <table:table-cell office:value-type="float" office:value="0.8681640625" calcext:value-type="float">
            <text:p>0.8681640625</text:p>
          </table:table-cell>
          <table:table-cell office:value-type="float" office:value="0.866943359375" calcext:value-type="float">
            <text:p>0.86694335937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86822509765625" calcext:value-type="float">
            <text:p>0.86822509765625</text:p>
          </table:table-cell>
          <table:table-cell/>
        </table:table-row>
        <table:table-row table:style-name="ro1">
          <table:table-cell table:number-columns-repeated="2" office:value-type="float" office:value="0.890625" calcext:value-type="float">
            <text:p>0.89062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994140625" calcext:value-type="float">
            <text:p>0.8994140625</text:p>
          </table:table-cell>
          <table:table-cell office:value-type="float" office:value="0.89599609375" calcext:value-type="float">
            <text:p>0.89599609375</text:p>
          </table:table-cell>
          <table:table-cell office:value-type="float" office:value="0.893310546875" calcext:value-type="float">
            <text:p>0.893310546875</text:p>
          </table:table-cell>
          <table:table-cell office:value-type="float" office:value="0.892333984375" calcext:value-type="float">
            <text:p>0.892333984375</text:p>
          </table:table-cell>
          <table:table-cell office:value-type="float" office:value="0.89337158203125" calcext:value-type="float">
            <text:p>0.893371582031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8896484375" calcext:value-type="float">
            <text:p>0.8896484375</text:p>
          </table:table-cell>
          <table:table-cell office:value-type="float" office:value="0.88330078125" calcext:value-type="float">
            <text:p>0.88330078125</text:p>
          </table:table-cell>
          <table:table-cell office:value-type="float" office:value="0.88134765625" calcext:value-type="float">
            <text:p>0.88134765625</text:p>
          </table:table-cell>
          <table:table-cell office:value-type="float" office:value="0.883544921875" calcext:value-type="float">
            <text:p>0.883544921875</text:p>
          </table:table-cell>
          <table:table-cell office:value-type="float" office:value="0.8809814453125" calcext:value-type="float">
            <text:p>0.880981445312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5009765625" calcext:value-type="float">
            <text:p>0.885009765625</text:p>
          </table:table-cell>
          <table:table-cell office:value-type="float" office:value="0.8868408203125" calcext:value-type="float">
            <text:p>0.8868408203125</text:p>
          </table:table-cell>
          <table:table-cell office:value-type="float" office:value="0.887451171875" calcext:value-type="float">
            <text:p>0.88745117187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19921875" calcext:value-type="float">
            <text:p>0.919921875</text:p>
          </table:table-cell>
          <table:table-cell office:value-type="float" office:value="0.927734375" calcext:value-type="float">
            <text:p>0.927734375</text:p>
          </table:table-cell>
          <table:table-cell office:value-type="float" office:value="0.93017578125" calcext:value-type="float">
            <text:p>0.93017578125</text:p>
          </table:table-cell>
          <table:table-cell office:value-type="float" office:value="0.927978515625" calcext:value-type="float">
            <text:p>0.927978515625</text:p>
          </table:table-cell>
          <table:table-cell office:value-type="float" office:value="0.9290771484375" calcext:value-type="float">
            <text:p>0.9290771484375</text:p>
          </table:table-cell>
          <table:table-cell office:value-type="float" office:value="0.927490234375" calcext:value-type="float">
            <text:p>0.927490234375</text:p>
          </table:table-cell>
          <table:table-cell/>
        </table:table-row>
        <table:table-row table:style-name="ro1">
          <table:table-cell table:number-columns-repeated="2" office:value-type="float" office:value="0.890625" calcext:value-type="float">
            <text:p>0.89062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96484375" calcext:value-type="float">
            <text:p>0.8896484375</text:p>
          </table:table-cell>
          <table:table-cell office:value-type="float" office:value="0.88134765625" calcext:value-type="float">
            <text:p>0.88134765625</text:p>
          </table:table-cell>
          <table:table-cell office:value-type="float" office:value="0.885986328125" calcext:value-type="float">
            <text:p>0.885986328125</text:p>
          </table:table-cell>
          <table:table-cell office:value-type="float" office:value="0.8870849609375" calcext:value-type="float">
            <text:p>0.8870849609375</text:p>
          </table:table-cell>
          <table:table-cell office:value-type="float" office:value="0.8883056640625" calcext:value-type="float">
            <text:p>0.888305664062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087890625" calcext:value-type="float">
            <text:p>0.90087890625</text:p>
          </table:table-cell>
          <table:table-cell office:value-type="float" office:value="0.89599609375" calcext:value-type="float">
            <text:p>0.89599609375</text:p>
          </table:table-cell>
          <table:table-cell office:value-type="float" office:value="0.897705078125" calcext:value-type="float">
            <text:p>0.897705078125</text:p>
          </table:table-cell>
          <table:table-cell office:value-type="float" office:value="0.90045166015625" calcext:value-type="float">
            <text:p>0.9004516601562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033203125" calcext:value-type="float">
            <text:p>0.9033203125</text:p>
          </table:table-cell>
          <table:table-cell office:value-type="float" office:value="0.8994140625" calcext:value-type="float">
            <text:p>0.8994140625</text:p>
          </table:table-cell>
          <table:table-cell office:value-type="float" office:value="0.89306640625" calcext:value-type="float">
            <text:p>0.89306640625</text:p>
          </table:table-cell>
          <table:table-cell office:value-type="float" office:value="0.893310546875" calcext:value-type="float">
            <text:p>0.893310546875</text:p>
          </table:table-cell>
          <table:table-cell office:value-type="float" office:value="0.8896484375" calcext:value-type="float">
            <text:p>0.8896484375</text:p>
          </table:table-cell>
          <table:table-cell/>
        </table:table-row>
        <table:table-row table:style-name="ro1">
          <table:table-cell office:value-type="float" office:value="0.84375" calcext:value-type="float">
            <text:p>0.84375</text:p>
          </table:table-cell>
          <table:table-cell office:value-type="float" office:value="0.83984375" calcext:value-type="float">
            <text:p>0.83984375</text:p>
          </table:table-cell>
          <table:table-cell office:value-type="float" office:value="0.853515625" calcext:value-type="float">
            <text:p>0.853515625</text:p>
          </table:table-cell>
          <table:table-cell table:number-columns-repeated="2" office:value-type="float" office:value="0.8623046875" calcext:value-type="float">
            <text:p>0.862304687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8712158203125" calcext:value-type="float">
            <text:p>0.8712158203125</text:p>
          </table:table-cell>
          <table:table-cell office:value-type="float" office:value="0.87322998046875" calcext:value-type="float">
            <text:p>0.8732299804687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9013671875" calcext:value-type="float">
            <text:p>0.9013671875</text:p>
          </table:table-cell>
          <table:table-cell office:value-type="float" office:value="0.9091796875" calcext:value-type="float">
            <text:p>0.9091796875</text:p>
          </table:table-cell>
          <table:table-cell office:value-type="float" office:value="0.91064453125" calcext:value-type="float">
            <text:p>0.91064453125</text:p>
          </table:table-cell>
          <table:table-cell office:value-type="float" office:value="0.9083251953125" calcext:value-type="float">
            <text:p>0.9083251953125</text:p>
          </table:table-cell>
          <table:table-cell office:value-type="float" office:value="0.90850830078125" calcext:value-type="float">
            <text:p>0.908508300781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0.88671875" calcext:value-type="float">
            <text:p>0.88671875</text:p>
          </table:table-cell>
          <table:table-cell office:value-type="float" office:value="0.89013671875" calcext:value-type="float">
            <text:p>0.89013671875</text:p>
          </table:table-cell>
          <table:table-cell office:value-type="float" office:value="0.889404296875" calcext:value-type="float">
            <text:p>0.889404296875</text:p>
          </table:table-cell>
          <table:table-cell office:value-type="float" office:value="0.88623046875" calcext:value-type="float">
            <text:p>0.88623046875</text:p>
          </table:table-cell>
          <table:table-cell office:value-type="float" office:value="0.8857421875" calcext:value-type="float">
            <text:p>0.885742187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18359375" calcext:value-type="float">
            <text:p>0.88183593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4033203125" calcext:value-type="float">
            <text:p>0.884033203125</text:p>
          </table:table-cell>
          <table:table-cell office:value-type="float" office:value="0.8858642578125" calcext:value-type="float">
            <text:p>0.8858642578125</text:p>
          </table:table-cell>
          <table:table-cell office:value-type="float" office:value="0.887939453125" calcext:value-type="float">
            <text:p>0.88793945312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6962890625" calcext:value-type="float">
            <text:p>0.86962890625</text:p>
          </table:table-cell>
          <table:table-cell office:value-type="float" office:value="0.872802734375" calcext:value-type="float">
            <text:p>0.872802734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5244140625" calcext:value-type="float">
            <text:p>0.875244140625</text:p>
          </table:table-cell>
          <table:table-cell/>
        </table:table-row>
        <table:table-row table:style-name="ro1">
          <table:table-cell table:number-columns-repeated="2" office:value-type="float" office:value="0.8984375" calcext:value-type="float">
            <text:p>0.898437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9072265625" calcext:value-type="float">
            <text:p>0.90722656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0380859375" calcext:value-type="float">
            <text:p>0.90380859375</text:p>
          </table:table-cell>
          <table:table-cell office:value-type="float" office:value="0.9027099609375" calcext:value-type="float">
            <text:p>0.9027099609375</text:p>
          </table:table-cell>
          <table:table-cell office:value-type="float" office:value="0.90338134765625" calcext:value-type="float">
            <text:p>0.9033813476562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072265625" calcext:value-type="float">
            <text:p>0.9072265625</text:p>
          </table:table-cell>
          <table:table-cell office:value-type="float" office:value="0.907470703125" calcext:value-type="float">
            <text:p>0.907470703125</text:p>
          </table:table-cell>
          <table:table-cell office:value-type="float" office:value="0.9085693359375" calcext:value-type="float">
            <text:p>0.9085693359375</text:p>
          </table:table-cell>
          <table:table-cell office:value-type="float" office:value="0.909423828125" calcext:value-type="float">
            <text:p>0.90942382812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916015625" calcext:value-type="float">
            <text:p>0.8916015625</text:p>
          </table:table-cell>
          <table:table-cell office:value-type="float" office:value="0.89111328125" calcext:value-type="float">
            <text:p>0.891113281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88427734375" calcext:value-type="float">
            <text:p>0.888427734375</text:p>
          </table:table-cell>
          <table:table-cell office:value-type="float" office:value="0.88922119140625" calcext:value-type="float">
            <text:p>0.8892211914062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8642578125" calcext:value-type="float">
            <text:p>0.8642578125</text:p>
          </table:table-cell>
          <table:table-cell office:value-type="float" office:value="0.86962890625" calcext:value-type="float">
            <text:p>0.86962890625</text:p>
          </table:table-cell>
          <table:table-cell office:value-type="float" office:value="0.8701171875" calcext:value-type="float">
            <text:p>0.8701171875</text:p>
          </table:table-cell>
          <table:table-cell office:value-type="float" office:value="0.8636474609375" calcext:value-type="float">
            <text:p>0.8636474609375</text:p>
          </table:table-cell>
          <table:table-cell office:value-type="float" office:value="0.8623046875" calcext:value-type="float">
            <text:p>0.86230468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916015625" calcext:value-type="float">
            <text:p>0.8916015625</text:p>
          </table:table-cell>
          <table:table-cell office:value-type="float" office:value="0.8896484375" calcext:value-type="float">
            <text:p>0.8896484375</text:p>
          </table:table-cell>
          <table:table-cell office:value-type="float" office:value="0.888916015625" calcext:value-type="float">
            <text:p>0.888916015625</text:p>
          </table:table-cell>
          <table:table-cell office:value-type="float" office:value="0.8876953125" calcext:value-type="float">
            <text:p>0.8876953125</text:p>
          </table:table-cell>
          <table:table-cell office:value-type="float" office:value="0.8880615234375" calcext:value-type="float">
            <text:p>0.88806152343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935546875" calcext:value-type="float">
            <text:p>0.8935546875</text:p>
          </table:table-cell>
          <table:table-cell office:value-type="float" office:value="0.9013671875" calcext:value-type="float">
            <text:p>0.9013671875</text:p>
          </table:table-cell>
          <table:table-cell office:value-type="float" office:value="0.899658203125" calcext:value-type="float">
            <text:p>0.899658203125</text:p>
          </table:table-cell>
          <table:table-cell office:value-type="float" office:value="0.898681640625" calcext:value-type="float">
            <text:p>0.898681640625</text:p>
          </table:table-cell>
          <table:table-cell office:value-type="float" office:value="0.8992919921875" calcext:value-type="float">
            <text:p>0.8992919921875</text:p>
          </table:table-cell>
          <table:table-cell/>
        </table:table-row>
        <table:table-row table:style-name="ro1">
          <table:table-cell table:number-columns-repeated="2" office:value-type="float" office:value="0.8828125" calcext:value-type="float">
            <text:p>0.882812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857421875" calcext:value-type="float">
            <text:p>0.8857421875</text:p>
          </table:table-cell>
          <table:table-cell office:value-type="float" office:value="0.89208984375" calcext:value-type="float">
            <text:p>0.89208984375</text:p>
          </table:table-cell>
          <table:table-cell office:value-type="float" office:value="0.893310546875" calcext:value-type="float">
            <text:p>0.893310546875</text:p>
          </table:table-cell>
          <table:table-cell office:value-type="float" office:value="0.89404296875" calcext:value-type="float">
            <text:p>0.89404296875</text:p>
          </table:table-cell>
          <table:table-cell office:value-type="float" office:value="0.8912353515625" calcext:value-type="float">
            <text:p>0.891235351562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96484375" calcext:value-type="float">
            <text:p>0.8896484375</text:p>
          </table:table-cell>
          <table:table-cell office:value-type="float" office:value="0.8876953125" calcext:value-type="float">
            <text:p>0.8876953125</text:p>
          </table:table-cell>
          <table:table-cell office:value-type="float" office:value="0.885009765625" calcext:value-type="float">
            <text:p>0.885009765625</text:p>
          </table:table-cell>
          <table:table-cell office:value-type="float" office:value="0.88916015625" calcext:value-type="float">
            <text:p>0.88916015625</text:p>
          </table:table-cell>
          <table:table-cell office:value-type="float" office:value="0.8885498046875" calcext:value-type="float">
            <text:p>0.8885498046875</text:p>
          </table:table-cell>
          <table:table-cell/>
        </table:table-row>
        <table:table-row table:style-name="ro1">
          <table:table-cell office:value-type="float" office:value="0.9296875" calcext:value-type="float">
            <text:p>0.9296875</text:p>
          </table:table-cell>
          <table:table-cell office:value-type="float" office:value="0.91796875" calcext:value-type="float">
            <text:p>0.91796875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9072265625" calcext:value-type="float">
            <text:p>0.9072265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91796875" calcext:value-type="float">
            <text:p>0.9091796875</text:p>
          </table:table-cell>
          <table:table-cell office:value-type="float" office:value="0.9075927734375" calcext:value-type="float">
            <text:p>0.9075927734375</text:p>
          </table:table-cell>
          <table:table-cell office:value-type="float" office:value="0.90618896484375" calcext:value-type="float">
            <text:p>0.9061889648437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896484375" calcext:value-type="float">
            <text:p>0.8896484375</text:p>
          </table:table-cell>
          <table:table-cell office:value-type="float" office:value="0.89306640625" calcext:value-type="float">
            <text:p>0.89306640625</text:p>
          </table:table-cell>
          <table:table-cell office:value-type="float" office:value="0.895751953125" calcext:value-type="float">
            <text:p>0.895751953125</text:p>
          </table:table-cell>
          <table:table-cell office:value-type="float" office:value="0.898193359375" calcext:value-type="float">
            <text:p>0.898193359375</text:p>
          </table:table-cell>
          <table:table-cell office:value-type="float" office:value="0.8975830078125" calcext:value-type="float">
            <text:p>0.897583007812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8798828125" calcext:value-type="float">
            <text:p>0.8798828125</text:p>
          </table:table-cell>
          <table:table-cell office:value-type="float" office:value="0.879150390625" calcext:value-type="float">
            <text:p>0.879150390625</text:p>
          </table:table-cell>
          <table:table-cell office:value-type="float" office:value="0.8834228515625" calcext:value-type="float">
            <text:p>0.8834228515625</text:p>
          </table:table-cell>
          <table:table-cell office:value-type="float" office:value="0.884033203125" calcext:value-type="float">
            <text:p>0.88403320312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9091796875" calcext:value-type="float">
            <text:p>0.9091796875</text:p>
          </table:table-cell>
          <table:table-cell office:value-type="float" office:value="0.909912109375" calcext:value-type="float">
            <text:p>0.909912109375</text:p>
          </table:table-cell>
          <table:table-cell office:value-type="float" office:value="0.90771484375" calcext:value-type="float">
            <text:p>0.90771484375</text:p>
          </table:table-cell>
          <table:table-cell office:value-type="float" office:value="0.90740966796875" calcext:value-type="float">
            <text:p>0.9074096679687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935546875" calcext:value-type="float">
            <text:p>0.8935546875</text:p>
          </table:table-cell>
          <table:table-cell office:value-type="float" office:value="0.90185546875" calcext:value-type="float">
            <text:p>0.9018554687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2587890625" calcext:value-type="float">
            <text:p>0.902587890625</text:p>
          </table:table-cell>
          <table:table-cell office:value-type="float" office:value="0.90478515625" calcext:value-type="float">
            <text:p>0.90478515625</text:p>
          </table:table-cell>
          <table:table-cell/>
        </table:table-row>
        <table:table-row table:style-name="ro1">
          <table:table-cell table:number-columns-repeated="2" office:value-type="float" office:value="0.9140625" calcext:value-type="float">
            <text:p>0.914062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919921875" calcext:value-type="float">
            <text:p>0.919921875</text:p>
          </table:table-cell>
          <table:table-cell office:value-type="float" office:value="0.90966796875" calcext:value-type="float">
            <text:p>0.90966796875</text:p>
          </table:table-cell>
          <table:table-cell office:value-type="float" office:value="0.912353515625" calcext:value-type="float">
            <text:p>0.912353515625</text:p>
          </table:table-cell>
          <table:table-cell office:value-type="float" office:value="0.91455078125" calcext:value-type="float">
            <text:p>0.91455078125</text:p>
          </table:table-cell>
          <table:table-cell office:value-type="float" office:value="0.912109375" calcext:value-type="float">
            <text:p>0.91210937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91015625" calcext:value-type="float">
            <text:p>0.91015625</text:p>
          </table:table-cell>
          <table:table-cell table:number-columns-repeated="2" office:value-type="float" office:value="0.90283203125" calcext:value-type="float">
            <text:p>0.90283203125</text:p>
          </table:table-cell>
          <table:table-cell office:value-type="float" office:value="0.902587890625" calcext:value-type="float">
            <text:p>0.902587890625</text:p>
          </table:table-cell>
          <table:table-cell office:value-type="float" office:value="0.90338134765625" calcext:value-type="float">
            <text:p>0.9033813476562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902587890625" calcext:value-type="float">
            <text:p>0.902587890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36865234375" calcext:value-type="float">
            <text:p>0.90368652343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623046875" calcext:value-type="float">
            <text:p>0.8623046875</text:p>
          </table:table-cell>
          <table:table-cell office:value-type="float" office:value="0.8662109375" calcext:value-type="float">
            <text:p>0.866210937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86578369140625" calcext:value-type="float">
            <text:p>0.8657836914062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876953125" calcext:value-type="float">
            <text:p>0.88769531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0615234375" calcext:value-type="float">
            <text:p>0.880615234375</text:p>
          </table:table-cell>
          <table:table-cell office:value-type="float" office:value="0.8807373046875" calcext:value-type="float">
            <text:p>0.8807373046875</text:p>
          </table:table-cell>
          <table:table-cell office:value-type="float" office:value="0.881103515625" calcext:value-type="float">
            <text:p>0.88110351562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896484375" calcext:value-type="float">
            <text:p>0.8896484375</text:p>
          </table:table-cell>
          <table:table-cell office:value-type="float" office:value="0.88916015625" calcext:value-type="float">
            <text:p>0.88916015625</text:p>
          </table:table-cell>
          <table:table-cell office:value-type="float" office:value="0.888427734375" calcext:value-type="float">
            <text:p>0.888427734375</text:p>
          </table:table-cell>
          <table:table-cell office:value-type="float" office:value="0.8896484375" calcext:value-type="float">
            <text:p>0.8896484375</text:p>
          </table:table-cell>
          <table:table-cell office:value-type="float" office:value="0.88946533203125" calcext:value-type="float">
            <text:p>0.8894653320312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072265625" calcext:value-type="float">
            <text:p>0.9072265625</text:p>
          </table:table-cell>
          <table:table-cell office:value-type="float" office:value="0.9111328125" calcext:value-type="float">
            <text:p>0.9111328125</text:p>
          </table:table-cell>
          <table:table-cell office:value-type="float" office:value="0.91064453125" calcext:value-type="float">
            <text:p>0.91064453125</text:p>
          </table:table-cell>
          <table:table-cell office:value-type="float" office:value="0.9112548828125" calcext:value-type="float">
            <text:p>0.9112548828125</text:p>
          </table:table-cell>
          <table:table-cell office:value-type="float" office:value="0.91265869140625" calcext:value-type="float">
            <text:p>0.9126586914062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49609375" calcext:value-type="float">
            <text:p>0.849609375</text:p>
          </table:table-cell>
          <table:table-cell office:value-type="float" office:value="0.83984375" calcext:value-type="float">
            <text:p>0.83984375</text:p>
          </table:table-cell>
          <table:table-cell office:value-type="float" office:value="0.8544921875" calcext:value-type="float">
            <text:p>0.85449218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0361328125" calcext:value-type="float">
            <text:p>0.870361328125</text:p>
          </table:table-cell>
          <table:table-cell office:value-type="float" office:value="0.87249755859375" calcext:value-type="float">
            <text:p>0.872497558593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603515625" calcext:value-type="float">
            <text:p>0.8603515625</text:p>
          </table:table-cell>
          <table:table-cell office:value-type="float" office:value="0.86376953125" calcext:value-type="float">
            <text:p>0.86376953125</text:p>
          </table:table-cell>
          <table:table-cell office:value-type="float" office:value="0.863037109375" calcext:value-type="float">
            <text:p>0.863037109375</text:p>
          </table:table-cell>
          <table:table-cell office:value-type="float" office:value="0.8641357421875" calcext:value-type="float">
            <text:p>0.8641357421875</text:p>
          </table:table-cell>
          <table:table-cell office:value-type="float" office:value="0.8660888671875" calcext:value-type="float">
            <text:p>0.8660888671875</text:p>
          </table:table-cell>
          <table:table-cell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1796875" calcext:value-type="float">
            <text:p>0.91796875</text:p>
          </table:table-cell>
          <table:table-cell office:value-type="float" office:value="0.9150390625" calcext:value-type="float">
            <text:p>0.9150390625</text:p>
          </table:table-cell>
          <table:table-cell office:value-type="float" office:value="0.91552734375" calcext:value-type="float">
            <text:p>0.9155273437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171142578125" calcext:value-type="float">
            <text:p>0.9171142578125</text:p>
          </table:table-cell>
          <table:table-cell office:value-type="float" office:value="0.917236328125" calcext:value-type="float">
            <text:p>0.917236328125</text:p>
          </table:table-cell>
          <table:table-cell/>
        </table:table-row>
        <table:table-row table:style-name="ro1">
          <table:table-cell table:number-columns-repeated="2" office:value-type="float" office:value="0.859375" calcext:value-type="float">
            <text:p>0.85937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8740234375" calcext:value-type="float">
            <text:p>0.8740234375</text:p>
          </table:table-cell>
          <table:table-cell office:value-type="float" office:value="0.86474609375" calcext:value-type="float">
            <text:p>0.8647460937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8662109375" calcext:value-type="float">
            <text:p>0.8662109375</text:p>
          </table:table-cell>
          <table:table-cell office:value-type="float" office:value="0.865234375" calcext:value-type="float">
            <text:p>0.8652343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7255859375" calcext:value-type="float">
            <text:p>0.87255859375</text:p>
          </table:table-cell>
          <table:table-cell office:value-type="float" office:value="0.871826171875" calcext:value-type="float">
            <text:p>0.871826171875</text:p>
          </table:table-cell>
          <table:table-cell office:value-type="float" office:value="0.8707275390625" calcext:value-type="float">
            <text:p>0.8707275390625</text:p>
          </table:table-cell>
          <table:table-cell office:value-type="float" office:value="0.87127685546875" calcext:value-type="float">
            <text:p>0.8712768554687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7353515625" calcext:value-type="float">
            <text:p>0.873535156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09716796875" calcext:value-type="float">
            <text:p>0.8709716796875</text:p>
          </table:table-cell>
          <table:table-cell office:value-type="float" office:value="0.8717041015625" calcext:value-type="float">
            <text:p>0.8717041015625</text:p>
          </table:table-cell>
          <table:table-cell/>
        </table:table-row>
        <table:table-row table:style-name="ro1">
          <table:table-cell office:value-type="float" office:value="0.9453125" calcext:value-type="float">
            <text:p>0.9453125</text:p>
          </table:table-cell>
          <table:table-cell office:value-type="float" office:value="0.94140625" calcext:value-type="float">
            <text:p>0.94140625</text:p>
          </table:table-cell>
          <table:table-cell office:value-type="float" office:value="0.939453125" calcext:value-type="float">
            <text:p>0.939453125</text:p>
          </table:table-cell>
          <table:table-cell office:value-type="float" office:value="0.94140625" calcext:value-type="float">
            <text:p>0.94140625</text:p>
          </table:table-cell>
          <table:table-cell office:value-type="float" office:value="0.9345703125" calcext:value-type="float">
            <text:p>0.9345703125</text:p>
          </table:table-cell>
          <table:table-cell office:value-type="float" office:value="0.93310546875" calcext:value-type="float">
            <text:p>0.93310546875</text:p>
          </table:table-cell>
          <table:table-cell office:value-type="float" office:value="0.93359375" calcext:value-type="float">
            <text:p>0.93359375</text:p>
          </table:table-cell>
          <table:table-cell office:value-type="float" office:value="0.93243408203125" calcext:value-type="float">
            <text:p>0.9324340820312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table:number-columns-repeated="2" office:value-type="float" office:value="0.8828125" calcext:value-type="float">
            <text:p>0.8828125</text:p>
          </table:table-cell>
          <table:table-cell office:value-type="float" office:value="0.8896484375" calcext:value-type="float">
            <text:p>0.8896484375</text:p>
          </table:table-cell>
          <table:table-cell office:value-type="float" office:value="0.89208984375" calcext:value-type="float">
            <text:p>0.89208984375</text:p>
          </table:table-cell>
          <table:table-cell office:value-type="float" office:value="0.889892578125" calcext:value-type="float">
            <text:p>0.889892578125</text:p>
          </table:table-cell>
          <table:table-cell office:value-type="float" office:value="0.8876953125" calcext:value-type="float">
            <text:p>0.8876953125</text:p>
          </table:table-cell>
          <table:table-cell office:value-type="float" office:value="0.89044189453125" calcext:value-type="float">
            <text:p>0.8904418945312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79296875" calcext:value-type="float">
            <text:p>0.8779296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2568359375" calcext:value-type="float">
            <text:p>0.882568359375</text:p>
          </table:table-cell>
          <table:table-cell office:value-type="float" office:value="0.88232421875" calcext:value-type="float">
            <text:p>0.88232421875</text:p>
          </table:table-cell>
          <table:table-cell office:value-type="float" office:value="0.88037109375" calcext:value-type="float">
            <text:p>0.8803710937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902587890625" calcext:value-type="float">
            <text:p>0.902587890625</text:p>
          </table:table-cell>
          <table:table-cell office:value-type="float" office:value="0.900634765625" calcext:value-type="float">
            <text:p>0.900634765625</text:p>
          </table:table-cell>
          <table:table-cell office:value-type="float" office:value="0.90167236328125" calcext:value-type="float">
            <text:p>0.90167236328125</text:p>
          </table:table-cell>
          <table:table-cell/>
        </table:table-row>
        <table:table-row table:style-name="ro1">
          <table:table-cell office:value-type="float" office:value="0.9296875" calcext:value-type="float">
            <text:p>0.929687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900634765625" calcext:value-type="float">
            <text:p>0.900634765625</text:p>
          </table:table-cell>
          <table:table-cell office:value-type="float" office:value="0.90576171875" calcext:value-type="float">
            <text:p>0.90576171875</text:p>
          </table:table-cell>
          <table:table-cell office:value-type="float" office:value="0.9066162109375" calcext:value-type="float">
            <text:p>0.9066162109375</text:p>
          </table:table-cell>
          <table:table-cell/>
        </table:table-row>
        <table:table-row table:style-name="ro1">
          <table:table-cell table:number-columns-repeated="2" office:value-type="float" office:value="0.8984375" calcext:value-type="float">
            <text:p>0.898437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033203125" calcext:value-type="float">
            <text:p>0.9033203125</text:p>
          </table:table-cell>
          <table:table-cell office:value-type="float" office:value="0.89990234375" calcext:value-type="float">
            <text:p>0.89990234375</text:p>
          </table:table-cell>
          <table:table-cell office:value-type="float" office:value="0.896728515625" calcext:value-type="float">
            <text:p>0.896728515625</text:p>
          </table:table-cell>
          <table:table-cell office:value-type="float" office:value="0.8988037109375" calcext:value-type="float">
            <text:p>0.8988037109375</text:p>
          </table:table-cell>
          <table:table-cell office:value-type="float" office:value="0.89691162109375" calcext:value-type="float">
            <text:p>0.8969116210937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9990234375" calcext:value-type="float">
            <text:p>0.89990234375</text:p>
          </table:table-cell>
          <table:table-cell office:value-type="float" office:value="0.898193359375" calcext:value-type="float">
            <text:p>0.898193359375</text:p>
          </table:table-cell>
          <table:table-cell office:value-type="float" office:value="0.89599609375" calcext:value-type="float">
            <text:p>0.89599609375</text:p>
          </table:table-cell>
          <table:table-cell office:value-type="float" office:value="0.89581298828125" calcext:value-type="float">
            <text:p>0.8958129882812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642578125" calcext:value-type="float">
            <text:p>0.8642578125</text:p>
          </table:table-cell>
          <table:table-cell office:value-type="float" office:value="0.85986328125" calcext:value-type="float">
            <text:p>0.85986328125</text:p>
          </table:table-cell>
          <table:table-cell office:value-type="float" office:value="0.859130859375" calcext:value-type="float">
            <text:p>0.859130859375</text:p>
          </table:table-cell>
          <table:table-cell office:value-type="float" office:value="0.85888671875" calcext:value-type="float">
            <text:p>0.85888671875</text:p>
          </table:table-cell>
          <table:table-cell office:value-type="float" office:value="0.859619140625" calcext:value-type="float">
            <text:p>0.85961914062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037109375" calcext:value-type="float">
            <text:p>0.88037109375</text:p>
          </table:table-cell>
          <table:table-cell office:value-type="float" office:value="0.8790283203125" calcext:value-type="float">
            <text:p>0.8790283203125</text:p>
          </table:table-cell>
          <table:table-cell office:value-type="float" office:value="0.878173828125" calcext:value-type="float">
            <text:p>0.87817382812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818359375" calcext:value-type="float">
            <text:p>0.8818359375</text:p>
          </table:table-cell>
          <table:table-cell office:value-type="float" office:value="0.87548828125" calcext:value-type="float">
            <text:p>0.87548828125</text:p>
          </table:table-cell>
          <table:table-cell office:value-type="float" office:value="0.875244140625" calcext:value-type="float">
            <text:p>0.875244140625</text:p>
          </table:table-cell>
          <table:table-cell office:value-type="float" office:value="0.875732421875" calcext:value-type="float">
            <text:p>0.875732421875</text:p>
          </table:table-cell>
          <table:table-cell office:value-type="float" office:value="0.87823486328125" calcext:value-type="float">
            <text:p>0.878234863281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76953125" calcext:value-type="float">
            <text:p>0.887695312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89404296875" calcext:value-type="float">
            <text:p>0.88940429687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8787841796875" calcext:value-type="float">
            <text:p>0.887878417968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7939453125" calcext:value-type="float">
            <text:p>0.87939453125</text:p>
          </table:table-cell>
          <table:table-cell office:value-type="float" office:value="0.879150390625" calcext:value-type="float">
            <text:p>0.879150390625</text:p>
          </table:table-cell>
          <table:table-cell office:value-type="float" office:value="0.8800048828125" calcext:value-type="float">
            <text:p>0.8800048828125</text:p>
          </table:table-cell>
          <table:table-cell office:value-type="float" office:value="0.87994384765625" calcext:value-type="float">
            <text:p>0.87994384765625</text:p>
          </table:table-cell>
          <table:table-cell/>
        </table:table-row>
        <table:table-row table:style-name="ro1">
          <table:table-cell table:number-columns-repeated="2" office:value-type="float" office:value="0.9140625" calcext:value-type="float">
            <text:p>0.914062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9892578125" calcext:value-type="float">
            <text:p>0.89892578125</text:p>
          </table:table-cell>
          <table:table-cell office:value-type="float" office:value="0.898681640625" calcext:value-type="float">
            <text:p>0.898681640625</text:p>
          </table:table-cell>
          <table:table-cell table:number-columns-repeated="2" office:value-type="float" office:value="0.8970947265625" calcext:value-type="float">
            <text:p>0.89709472656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37890625" calcext:value-type="float">
            <text:p>0.8837890625</text:p>
          </table:table-cell>
          <table:table-cell office:value-type="float" office:value="0.87646484375" calcext:value-type="float">
            <text:p>0.87646484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63427734375" calcext:value-type="float">
            <text:p>0.8763427734375</text:p>
          </table:table-cell>
          <table:table-cell office:value-type="float" office:value="0.87579345703125" calcext:value-type="float">
            <text:p>0.8757934570312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5009765625" calcext:value-type="float">
            <text:p>0.885009765625</text:p>
          </table:table-cell>
          <table:table-cell office:value-type="float" office:value="0.886474609375" calcext:value-type="float">
            <text:p>0.886474609375</text:p>
          </table:table-cell>
          <table:table-cell office:value-type="float" office:value="0.88702392578125" calcext:value-type="float">
            <text:p>0.88702392578125</text:p>
          </table:table-cell>
          <table:table-cell/>
        </table:table-row>
        <table:table-row table:style-name="ro1">
          <table:table-cell office:value-type="float" office:value="0.9296875" calcext:value-type="float">
            <text:p>0.9296875</text:p>
          </table:table-cell>
          <table:table-cell office:value-type="float" office:value="0.92578125" calcext:value-type="float">
            <text:p>0.92578125</text:p>
          </table:table-cell>
          <table:table-cell office:value-type="float" office:value="0.91796875" calcext:value-type="float">
            <text:p>0.91796875</text:p>
          </table:table-cell>
          <table:table-cell office:value-type="float" office:value="0.9091796875" calcext:value-type="float">
            <text:p>0.9091796875</text:p>
          </table:table-cell>
          <table:table-cell office:value-type="float" office:value="0.8994140625" calcext:value-type="float">
            <text:p>0.8994140625</text:p>
          </table:table-cell>
          <table:table-cell office:value-type="float" office:value="0.89013671875" calcext:value-type="float">
            <text:p>0.89013671875</text:p>
          </table:table-cell>
          <table:table-cell office:value-type="float" office:value="0.8905029296875" calcext:value-type="float">
            <text:p>0.8905029296875</text:p>
          </table:table-cell>
          <table:table-cell office:value-type="float" office:value="0.892333984375" calcext:value-type="float">
            <text:p>0.89233398437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875" calcext:value-type="float">
            <text:p>0.875</text:p>
          </table:table-cell>
          <table:table-cell table:number-columns-repeated="3" office:value-type="float" office:value="0.876953125" calcext:value-type="float">
            <text:p>0.876953125</text:p>
          </table:table-cell>
          <table:table-cell office:value-type="float" office:value="0.87646484375" calcext:value-type="float">
            <text:p>0.87646484375</text:p>
          </table:table-cell>
          <table:table-cell office:value-type="float" office:value="0.8770751953125" calcext:value-type="float">
            <text:p>0.8770751953125</text:p>
          </table:table-cell>
          <table:table-cell office:value-type="float" office:value="0.87774658203125" calcext:value-type="float">
            <text:p>0.8777465820312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916015625" calcext:value-type="float">
            <text:p>0.891601562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89697265625" calcext:value-type="float">
            <text:p>0.89697265625</text:p>
          </table:table-cell>
          <table:table-cell office:value-type="float" office:value="0.902587890625" calcext:value-type="float">
            <text:p>0.902587890625</text:p>
          </table:table-cell>
          <table:table-cell office:value-type="float" office:value="0.90386962890625" calcext:value-type="float">
            <text:p>0.90386962890625</text:p>
          </table:table-cell>
          <table:table-cell/>
        </table:table-row>
        <table:table-row table:style-name="ro1">
          <table:table-cell office:value-type="float" office:value="0.9296875" calcext:value-type="float">
            <text:p>0.92968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111328125" calcext:value-type="float">
            <text:p>0.9111328125</text:p>
          </table:table-cell>
          <table:table-cell office:value-type="float" office:value="0.9072265625" calcext:value-type="float">
            <text:p>0.9072265625</text:p>
          </table:table-cell>
          <table:table-cell office:value-type="float" office:value="0.905517578125" calcext:value-type="float">
            <text:p>0.905517578125</text:p>
          </table:table-cell>
          <table:table-cell office:value-type="float" office:value="0.9036865234375" calcext:value-type="float">
            <text:p>0.9036865234375</text:p>
          </table:table-cell>
          <table:table-cell office:value-type="float" office:value="0.90216064453125" calcext:value-type="float">
            <text:p>0.90216064453125</text:p>
          </table:table-cell>
          <table:table-cell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8740234375" calcext:value-type="float">
            <text:p>0.8740234375</text:p>
          </table:table-cell>
          <table:table-cell office:value-type="float" office:value="0.876220703125" calcext:value-type="float">
            <text:p>0.876220703125</text:p>
          </table:table-cell>
          <table:table-cell office:value-type="float" office:value="0.8797607421875" calcext:value-type="float">
            <text:p>0.8797607421875</text:p>
          </table:table-cell>
          <table:table-cell office:value-type="float" office:value="0.87890625" calcext:value-type="float">
            <text:p>0.878906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681640625" calcext:value-type="float">
            <text:p>0.8681640625</text:p>
          </table:table-cell>
          <table:table-cell office:value-type="float" office:value="0.87353515625" calcext:value-type="float">
            <text:p>0.87353515625</text:p>
          </table:table-cell>
          <table:table-cell office:value-type="float" office:value="0.87548828125" calcext:value-type="float">
            <text:p>0.87548828125</text:p>
          </table:table-cell>
          <table:table-cell office:value-type="float" office:value="0.873291015625" calcext:value-type="float">
            <text:p>0.873291015625</text:p>
          </table:table-cell>
          <table:table-cell office:value-type="float" office:value="0.87628173828125" calcext:value-type="float">
            <text:p>0.8762817382812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4765625" calcext:value-type="float">
            <text:p>0.84765625</text:p>
          </table:table-cell>
          <table:table-cell office:value-type="float" office:value="0.8447265625" calcext:value-type="float">
            <text:p>0.844726562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861572265625" calcext:value-type="float">
            <text:p>0.861572265625</text:p>
          </table:table-cell>
          <table:table-cell table:number-columns-repeated="2" office:value-type="float" office:value="0.86474609375" calcext:value-type="float">
            <text:p>0.8647460937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9990234375" calcext:value-type="float">
            <text:p>0.89990234375</text:p>
          </table:table-cell>
          <table:table-cell office:value-type="float" office:value="0.9013671875" calcext:value-type="float">
            <text:p>0.9013671875</text:p>
          </table:table-cell>
          <table:table-cell office:value-type="float" office:value="0.903076171875" calcext:value-type="float">
            <text:p>0.903076171875</text:p>
          </table:table-cell>
          <table:table-cell office:value-type="float" office:value="0.9013671875" calcext:value-type="float">
            <text:p>0.901367187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974609375" calcext:value-type="float">
            <text:p>0.8974609375</text:p>
          </table:table-cell>
          <table:table-cell office:value-type="float" office:value="0.89404296875" calcext:value-type="float">
            <text:p>0.89404296875</text:p>
          </table:table-cell>
          <table:table-cell office:value-type="float" office:value="0.89697265625" calcext:value-type="float">
            <text:p>0.89697265625</text:p>
          </table:table-cell>
          <table:table-cell office:value-type="float" office:value="0.896240234375" calcext:value-type="float">
            <text:p>0.896240234375</text:p>
          </table:table-cell>
          <table:table-cell office:value-type="float" office:value="0.89801025390625" calcext:value-type="float">
            <text:p>0.8980102539062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896484375" calcext:value-type="float">
            <text:p>0.8896484375</text:p>
          </table:table-cell>
          <table:table-cell office:value-type="float" office:value="0.88818359375" calcext:value-type="float">
            <text:p>0.88818359375</text:p>
          </table:table-cell>
          <table:table-cell office:value-type="float" office:value="0.88623046875" calcext:value-type="float">
            <text:p>0.88623046875</text:p>
          </table:table-cell>
          <table:table-cell office:value-type="float" office:value="0.8892822265625" calcext:value-type="float">
            <text:p>0.8892822265625</text:p>
          </table:table-cell>
          <table:table-cell office:value-type="float" office:value="0.8900146484375" calcext:value-type="float">
            <text:p>0.890014648437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61328125" calcext:value-type="float">
            <text:p>0.861328125</text:p>
          </table:table-cell>
          <table:table-cell office:value-type="float" office:value="0.8720703125" calcext:value-type="float">
            <text:p>0.8720703125</text:p>
          </table:table-cell>
          <table:table-cell office:value-type="float" office:value="0.87255859375" calcext:value-type="float">
            <text:p>0.87255859375</text:p>
          </table:table-cell>
          <table:table-cell office:value-type="float" office:value="0.872314453125" calcext:value-type="float">
            <text:p>0.872314453125</text:p>
          </table:table-cell>
          <table:table-cell office:value-type="float" office:value="0.8743896484375" calcext:value-type="float">
            <text:p>0.8743896484375</text:p>
          </table:table-cell>
          <table:table-cell office:value-type="float" office:value="0.870849609375" calcext:value-type="float">
            <text:p>0.87084960937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90625" calcext:value-type="float">
            <text:p>0.890625</text:p>
          </table:table-cell>
          <table:table-cell table:number-columns-repeated="2" office:value-type="float" office:value="0.8896484375" calcext:value-type="float">
            <text:p>0.8896484375</text:p>
          </table:table-cell>
          <table:table-cell office:value-type="float" office:value="0.890869140625" calcext:value-type="float">
            <text:p>0.890869140625</text:p>
          </table:table-cell>
          <table:table-cell office:value-type="float" office:value="0.8924560546875" calcext:value-type="float">
            <text:p>0.8924560546875</text:p>
          </table:table-cell>
          <table:table-cell office:value-type="float" office:value="0.89312744140625" calcext:value-type="float">
            <text:p>0.8931274414062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89599609375" calcext:value-type="float">
            <text:p>0.89599609375</text:p>
          </table:table-cell>
          <table:table-cell office:value-type="float" office:value="0.8974609375" calcext:value-type="float">
            <text:p>0.8974609375</text:p>
          </table:table-cell>
          <table:table-cell office:value-type="float" office:value="0.8992919921875" calcext:value-type="float">
            <text:p>0.8992919921875</text:p>
          </table:table-cell>
          <table:table-cell office:value-type="float" office:value="0.90069580078125" calcext:value-type="float">
            <text:p>0.9006958007812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table:number-columns-repeated="2" office:value-type="float" office:value="0.8984375" calcext:value-type="float">
            <text:p>0.89843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525390625" calcext:value-type="float">
            <text:p>0.88525390625</text:p>
          </table:table-cell>
          <table:table-cell office:value-type="float" office:value="0.894287109375" calcext:value-type="float">
            <text:p>0.894287109375</text:p>
          </table:table-cell>
          <table:table-cell office:value-type="float" office:value="0.8944091796875" calcext:value-type="float">
            <text:p>0.8944091796875</text:p>
          </table:table-cell>
          <table:table-cell office:value-type="float" office:value="0.890625" calcext:value-type="float">
            <text:p>0.890625</text:p>
          </table:table-cell>
          <table:table-cell/>
        </table:table-row>
        <table:table-row table:style-name="ro1">
          <table:table-cell table:number-columns-repeated="2" office:value-type="float" office:value="0.921875" calcext:value-type="float">
            <text:p>0.92187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9169921875" calcext:value-type="float">
            <text:p>0.9169921875</text:p>
          </table:table-cell>
          <table:table-cell office:value-type="float" office:value="0.9130859375" calcext:value-type="float">
            <text:p>0.9130859375</text:p>
          </table:table-cell>
          <table:table-cell office:value-type="float" office:value="0.909423828125" calcext:value-type="float">
            <text:p>0.909423828125</text:p>
          </table:table-cell>
          <table:table-cell office:value-type="float" office:value="0.909912109375" calcext:value-type="float">
            <text:p>0.909912109375</text:p>
          </table:table-cell>
          <table:table-cell office:value-type="float" office:value="0.90899658203125" calcext:value-type="float">
            <text:p>0.9089965820312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896484375" calcext:value-type="float">
            <text:p>0.8896484375</text:p>
          </table:table-cell>
          <table:table-cell table:number-columns-repeated="2" office:value-type="float" office:value="0.88525390625" calcext:value-type="float">
            <text:p>0.88525390625</text:p>
          </table:table-cell>
          <table:table-cell office:value-type="float" office:value="0.8863525390625" calcext:value-type="float">
            <text:p>0.8863525390625</text:p>
          </table:table-cell>
          <table:table-cell office:value-type="float" office:value="0.88372802734375" calcext:value-type="float">
            <text:p>0.8837280273437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974609375" calcext:value-type="float">
            <text:p>0.8974609375</text:p>
          </table:table-cell>
          <table:table-cell office:value-type="float" office:value="0.89599609375" calcext:value-type="float">
            <text:p>0.89599609375</text:p>
          </table:table-cell>
          <table:table-cell office:value-type="float" office:value="0.89306640625" calcext:value-type="float">
            <text:p>0.89306640625</text:p>
          </table:table-cell>
          <table:table-cell office:value-type="float" office:value="0.8917236328125" calcext:value-type="float">
            <text:p>0.8917236328125</text:p>
          </table:table-cell>
          <table:table-cell office:value-type="float" office:value="0.89093017578125" calcext:value-type="float">
            <text:p>0.890930175781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89794921875" calcext:value-type="float">
            <text:p>0.89794921875</text:p>
          </table:table-cell>
          <table:table-cell office:value-type="float" office:value="0.898681640625" calcext:value-type="float">
            <text:p>0.89868164062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89453125" calcext:value-type="float">
            <text:p>0.8945312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857421875" calcext:value-type="float">
            <text:p>0.8857421875</text:p>
          </table:table-cell>
          <table:table-cell office:value-type="float" office:value="0.89111328125" calcext:value-type="float">
            <text:p>0.89111328125</text:p>
          </table:table-cell>
          <table:table-cell office:value-type="float" office:value="0.89208984375" calcext:value-type="float">
            <text:p>0.89208984375</text:p>
          </table:table-cell>
          <table:table-cell office:value-type="float" office:value="0.8922119140625" calcext:value-type="float">
            <text:p>0.8922119140625</text:p>
          </table:table-cell>
          <table:table-cell office:value-type="float" office:value="0.8878173828125" calcext:value-type="float">
            <text:p>0.887817382812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8671875" calcext:value-type="float">
            <text:p>0.88671875</text:p>
          </table:table-cell>
          <table:table-cell table:number-columns-repeated="2" office:value-type="float" office:value="0.884765625" calcext:value-type="float">
            <text:p>0.884765625</text:p>
          </table:table-cell>
          <table:table-cell office:value-type="float" office:value="0.887451171875" calcext:value-type="float">
            <text:p>0.8874511718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9056396484375" calcext:value-type="float">
            <text:p>0.890563964843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330078125" calcext:value-type="float">
            <text:p>0.88330078125</text:p>
          </table:table-cell>
          <table:table-cell office:value-type="float" office:value="0.88818359375" calcext:value-type="float">
            <text:p>0.88818359375</text:p>
          </table:table-cell>
          <table:table-cell office:value-type="float" office:value="0.8875732421875" calcext:value-type="float">
            <text:p>0.8875732421875</text:p>
          </table:table-cell>
          <table:table-cell office:value-type="float" office:value="0.88958740234375" calcext:value-type="float">
            <text:p>0.88958740234375</text:p>
          </table:table-cell>
          <table:table-cell/>
        </table:table-row>
        <table:table-row table:style-name="ro1">
          <table:table-cell office:value-type="float" office:value="0.8203125" calcext:value-type="float">
            <text:p>0.8203125</text:p>
          </table:table-cell>
          <table:table-cell office:value-type="float" office:value="0.81640625" calcext:value-type="float">
            <text:p>0.81640625</text:p>
          </table:table-cell>
          <table:table-cell office:value-type="float" office:value="0.822265625" calcext:value-type="float">
            <text:p>0.822265625</text:p>
          </table:table-cell>
          <table:table-cell office:value-type="float" office:value="0.8291015625" calcext:value-type="float">
            <text:p>0.8291015625</text:p>
          </table:table-cell>
          <table:table-cell office:value-type="float" office:value="0.8310546875" calcext:value-type="float">
            <text:p>0.8310546875</text:p>
          </table:table-cell>
          <table:table-cell office:value-type="float" office:value="0.828369140625" calcext:value-type="float">
            <text:p>0.828369140625</text:p>
          </table:table-cell>
          <table:table-cell office:value-type="float" office:value="0.828857421875" calcext:value-type="float">
            <text:p>0.828857421875</text:p>
          </table:table-cell>
          <table:table-cell office:value-type="float" office:value="0.82952880859375" calcext:value-type="float">
            <text:p>0.82952880859375</text:p>
          </table:table-cell>
          <table:table-cell/>
        </table:table-row>
        <table:table-row table:style-name="ro1">
          <table:table-cell table:number-columns-repeated="2" office:value-type="float" office:value="0.875" calcext:value-type="float">
            <text:p>0.87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885498046875" calcext:value-type="float">
            <text:p>0.8885498046875</text:p>
          </table:table-cell>
          <table:table-cell office:value-type="float" office:value="0.88873291015625" calcext:value-type="float">
            <text:p>0.88873291015625</text:p>
          </table:table-cell>
          <table:table-cell/>
        </table:table-row>
        <table:table-row table:style-name="ro1">
          <table:table-cell office:value-type="float" office:value="0.8046875" calcext:value-type="float">
            <text:p>0.8046875</text:p>
          </table:table-cell>
          <table:table-cell office:value-type="float" office:value="0.8359375" calcext:value-type="float">
            <text:p>0.8359375</text:p>
          </table:table-cell>
          <table:table-cell table:number-columns-repeated="2" office:value-type="float" office:value="0.845703125" calcext:value-type="float">
            <text:p>0.845703125</text:p>
          </table:table-cell>
          <table:table-cell office:value-type="float" office:value="0.853515625" calcext:value-type="float">
            <text:p>0.853515625</text:p>
          </table:table-cell>
          <table:table-cell office:value-type="float" office:value="0.850341796875" calcext:value-type="float">
            <text:p>0.850341796875</text:p>
          </table:table-cell>
          <table:table-cell office:value-type="float" office:value="0.848388671875" calcext:value-type="float">
            <text:p>0.848388671875</text:p>
          </table:table-cell>
          <table:table-cell office:value-type="float" office:value="0.8494873046875" calcext:value-type="float">
            <text:p>0.849487304687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72265625" calcext:value-type="float">
            <text:p>0.9072265625</text:p>
          </table:table-cell>
          <table:table-cell office:value-type="float" office:value="0.90478515625" calcext:value-type="float">
            <text:p>0.90478515625</text:p>
          </table:table-cell>
          <table:table-cell office:value-type="float" office:value="0.903076171875" calcext:value-type="float">
            <text:p>0.903076171875</text:p>
          </table:table-cell>
          <table:table-cell office:value-type="float" office:value="0.9039306640625" calcext:value-type="float">
            <text:p>0.9039306640625</text:p>
          </table:table-cell>
          <table:table-cell office:value-type="float" office:value="0.904541015625" calcext:value-type="float">
            <text:p>0.90454101562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939453125" calcext:value-type="float">
            <text:p>0.87939453125</text:p>
          </table:table-cell>
          <table:table-cell office:value-type="float" office:value="0.8798828125" calcext:value-type="float">
            <text:p>0.8798828125</text:p>
          </table:table-cell>
          <table:table-cell office:value-type="float" office:value="0.875732421875" calcext:value-type="float">
            <text:p>0.875732421875</text:p>
          </table:table-cell>
          <table:table-cell office:value-type="float" office:value="0.87567138671875" calcext:value-type="float">
            <text:p>0.87567138671875</text:p>
          </table:table-cell>
          <table:table-cell/>
        </table:table-row>
        <table:table-row table:style-name="ro1">
          <table:table-cell table:number-columns-repeated="2" office:value-type="float" office:value="0.8984375" calcext:value-type="float">
            <text:p>0.898437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18359375" calcext:value-type="float">
            <text:p>0.8818359375</text:p>
          </table:table-cell>
          <table:table-cell office:value-type="float" office:value="0.8759765625" calcext:value-type="float">
            <text:p>0.875976562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8736572265625" calcext:value-type="float">
            <text:p>0.8736572265625</text:p>
          </table:table-cell>
          <table:table-cell office:value-type="float" office:value="0.87640380859375" calcext:value-type="float">
            <text:p>0.8764038085937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779296875" calcext:value-type="float">
            <text:p>0.8779296875</text:p>
          </table:table-cell>
          <table:table-cell office:value-type="float" office:value="0.87353515625" calcext:value-type="float">
            <text:p>0.873535156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2314453125" calcext:value-type="float">
            <text:p>0.872314453125</text:p>
          </table:table-cell>
          <table:table-cell office:value-type="float" office:value="0.8765869140625" calcext:value-type="float">
            <text:p>0.876586914062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90625" calcext:value-type="float">
            <text:p>0.90625</text:p>
          </table:table-cell>
          <table:table-cell table:number-columns-repeated="2" office:value-type="float" office:value="0.916015625" calcext:value-type="float">
            <text:p>0.916015625</text:p>
          </table:table-cell>
          <table:table-cell office:value-type="float" office:value="0.91357421875" calcext:value-type="float">
            <text:p>0.91357421875</text:p>
          </table:table-cell>
          <table:table-cell office:value-type="float" office:value="0.914794921875" calcext:value-type="float">
            <text:p>0.914794921875</text:p>
          </table:table-cell>
          <table:table-cell office:value-type="float" office:value="0.913330078125" calcext:value-type="float">
            <text:p>0.913330078125</text:p>
          </table:table-cell>
          <table:table-cell office:value-type="float" office:value="0.915771484375" calcext:value-type="float">
            <text:p>0.91577148437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8701171875" calcext:value-type="float">
            <text:p>0.870117187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865478515625" calcext:value-type="float">
            <text:p>0.865478515625</text:p>
          </table:table-cell>
          <table:table-cell office:value-type="float" office:value="0.8709716796875" calcext:value-type="float">
            <text:p>0.8709716796875</text:p>
          </table:table-cell>
          <table:table-cell office:value-type="float" office:value="0.871337890625" calcext:value-type="float">
            <text:p>0.871337890625</text:p>
          </table:table-cell>
          <table:table-cell/>
        </table:table-row>
        <table:table-row table:style-name="ro1">
          <table:table-cell table:number-columns-repeated="2" office:value-type="float" office:value="0.8984375" calcext:value-type="float">
            <text:p>0.898437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9072265625" calcext:value-type="float">
            <text:p>0.9072265625</text:p>
          </table:table-cell>
          <table:table-cell table:number-columns-repeated="2" office:value-type="float" office:value="0.90380859375" calcext:value-type="float">
            <text:p>0.90380859375</text:p>
          </table:table-cell>
          <table:table-cell office:value-type="float" office:value="0.9051513671875" calcext:value-type="float">
            <text:p>0.9051513671875</text:p>
          </table:table-cell>
          <table:table-cell office:value-type="float" office:value="0.90350341796875" calcext:value-type="float">
            <text:p>0.9035034179687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9052734375" calcext:value-type="float">
            <text:p>0.9052734375</text:p>
          </table:table-cell>
          <table:table-cell office:value-type="float" office:value="0.9033203125" calcext:value-type="float">
            <text:p>0.9033203125</text:p>
          </table:table-cell>
          <table:table-cell office:value-type="float" office:value="0.90673828125" calcext:value-type="float">
            <text:p>0.90673828125</text:p>
          </table:table-cell>
          <table:table-cell office:value-type="float" office:value="0.9061279296875" calcext:value-type="float">
            <text:p>0.9061279296875</text:p>
          </table:table-cell>
          <table:table-cell office:value-type="float" office:value="0.8974609375" calcext:value-type="float">
            <text:p>0.8974609375</text:p>
          </table:table-cell>
          <table:table-cell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52734375" calcext:value-type="float">
            <text:p>0.905273437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02587890625" calcext:value-type="float">
            <text:p>0.902587890625</text:p>
          </table:table-cell>
          <table:table-cell office:value-type="float" office:value="0.9036865234375" calcext:value-type="float">
            <text:p>0.9036865234375</text:p>
          </table:table-cell>
          <table:table-cell office:value-type="float" office:value="0.9049072265625" calcext:value-type="float">
            <text:p>0.9049072265625</text:p>
          </table:table-cell>
          <table:table-cell/>
        </table:table-row>
        <table:table-row table:style-name="ro1">
          <table:table-cell office:value-type="float" office:value="0.9296875" calcext:value-type="float">
            <text:p>0.929687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3359375" calcext:value-type="float">
            <text:p>0.93359375</text:p>
          </table:table-cell>
          <table:table-cell office:value-type="float" office:value="0.9248046875" calcext:value-type="float">
            <text:p>0.9248046875</text:p>
          </table:table-cell>
          <table:table-cell office:value-type="float" office:value="0.9208984375" calcext:value-type="float">
            <text:p>0.9208984375</text:p>
          </table:table-cell>
          <table:table-cell office:value-type="float" office:value="0.918701171875" calcext:value-type="float">
            <text:p>0.918701171875</text:p>
          </table:table-cell>
          <table:table-cell office:value-type="float" office:value="0.9173583984375" calcext:value-type="float">
            <text:p>0.9173583984375</text:p>
          </table:table-cell>
          <table:table-cell office:value-type="float" office:value="0.919189453125" calcext:value-type="float">
            <text:p>0.9191894531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798828125" calcext:value-type="float">
            <text:p>0.87988281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232421875" calcext:value-type="float">
            <text:p>0.88232421875</text:p>
          </table:table-cell>
          <table:table-cell office:value-type="float" office:value="0.885009765625" calcext:value-type="float">
            <text:p>0.885009765625</text:p>
          </table:table-cell>
          <table:table-cell office:value-type="float" office:value="0.88616943359375" calcext:value-type="float">
            <text:p>0.8861694335937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876953125" calcext:value-type="float">
            <text:p>0.8876953125</text:p>
          </table:table-cell>
          <table:table-cell office:value-type="float" office:value="0.88232421875" calcext:value-type="float">
            <text:p>0.88232421875</text:p>
          </table:table-cell>
          <table:table-cell office:value-type="float" office:value="0.882568359375" calcext:value-type="float">
            <text:p>0.882568359375</text:p>
          </table:table-cell>
          <table:table-cell office:value-type="float" office:value="0.8826904296875" calcext:value-type="float">
            <text:p>0.8826904296875</text:p>
          </table:table-cell>
          <table:table-cell office:value-type="float" office:value="0.88275146484375" calcext:value-type="float">
            <text:p>0.88275146484375</text:p>
          </table:table-cell>
          <table:table-cell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0.873046875" calcext:value-type="float">
            <text:p>0.873046875</text:p>
          </table:table-cell>
          <table:table-cell office:value-type="float" office:value="0.86767578125" calcext:value-type="float">
            <text:p>0.86767578125</text:p>
          </table:table-cell>
          <table:table-cell office:value-type="float" office:value="0.863037109375" calcext:value-type="float">
            <text:p>0.863037109375</text:p>
          </table:table-cell>
          <table:table-cell office:value-type="float" office:value="0.8612060546875" calcext:value-type="float">
            <text:p>0.8612060546875</text:p>
          </table:table-cell>
          <table:table-cell office:value-type="float" office:value="0.86041259765625" calcext:value-type="float">
            <text:p>0.86041259765625</text:p>
          </table:table-cell>
          <table:table-cell/>
        </table:table-row>
        <table:table-row table:style-name="ro1">
          <table:table-cell table:number-columns-repeated="2" office:value-type="float" office:value="0.8828125" calcext:value-type="float">
            <text:p>0.882812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544921875" calcext:value-type="float">
            <text:p>0.8544921875</text:p>
          </table:table-cell>
          <table:table-cell office:value-type="float" office:value="0.853515625" calcext:value-type="float">
            <text:p>0.853515625</text:p>
          </table:table-cell>
          <table:table-cell office:value-type="float" office:value="0.85791015625" calcext:value-type="float">
            <text:p>0.85791015625</text:p>
          </table:table-cell>
          <table:table-cell office:value-type="float" office:value="0.8621826171875" calcext:value-type="float">
            <text:p>0.8621826171875</text:p>
          </table:table-cell>
          <table:table-cell office:value-type="float" office:value="0.86181640625" calcext:value-type="float">
            <text:p>0.8618164062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table:number-columns-repeated="2" office:value-type="float" office:value="0.8828125" calcext:value-type="float">
            <text:p>0.8828125</text:p>
          </table:table-cell>
          <table:table-cell office:value-type="float" office:value="0.8837890625" calcext:value-type="float">
            <text:p>0.8837890625</text:p>
          </table:table-cell>
          <table:table-cell office:value-type="float" office:value="0.88037109375" calcext:value-type="float">
            <text:p>0.88037109375</text:p>
          </table:table-cell>
          <table:table-cell office:value-type="float" office:value="0.876220703125" calcext:value-type="float">
            <text:p>0.876220703125</text:p>
          </table:table-cell>
          <table:table-cell office:value-type="float" office:value="0.8780517578125" calcext:value-type="float">
            <text:p>0.8780517578125</text:p>
          </table:table-cell>
          <table:table-cell office:value-type="float" office:value="0.87774658203125" calcext:value-type="float">
            <text:p>0.8777465820312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8642578125" calcext:value-type="float">
            <text:p>0.864257812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5986328125" calcext:value-type="float">
            <text:p>0.85986328125</text:p>
          </table:table-cell>
          <table:table-cell office:value-type="float" office:value="0.8616943359375" calcext:value-type="float">
            <text:p>0.8616943359375</text:p>
          </table:table-cell>
          <table:table-cell office:value-type="float" office:value="0.8623046875" calcext:value-type="float">
            <text:p>0.86230468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8740234375" calcext:value-type="float">
            <text:p>0.8740234375</text:p>
          </table:table-cell>
          <table:table-cell office:value-type="float" office:value="0.8720703125" calcext:value-type="float">
            <text:p>0.8720703125</text:p>
          </table:table-cell>
          <table:table-cell office:value-type="float" office:value="0.872314453125" calcext:value-type="float">
            <text:p>0.872314453125</text:p>
          </table:table-cell>
          <table:table-cell office:value-type="float" office:value="0.8787841796875" calcext:value-type="float">
            <text:p>0.8787841796875</text:p>
          </table:table-cell>
          <table:table-cell office:value-type="float" office:value="0.87921142578125" calcext:value-type="float">
            <text:p>0.87921142578125</text:p>
          </table:table-cell>
          <table:table-cell/>
        </table:table-row>
        <table:table-row table:style-name="ro1">
          <table:table-cell office:value-type="float" office:value="0.84375" calcext:value-type="float">
            <text:p>0.8437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20703125" calcext:value-type="float">
            <text:p>0.8720703125</text:p>
          </table:table-cell>
          <table:table-cell office:value-type="float" office:value="0.87353515625" calcext:value-type="float">
            <text:p>0.8735351562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8675537109375" calcext:value-type="float">
            <text:p>0.86755371093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759765625" calcext:value-type="float">
            <text:p>0.8759765625</text:p>
          </table:table-cell>
          <table:table-cell office:value-type="float" office:value="0.8798828125" calcext:value-type="float">
            <text:p>0.8798828125</text:p>
          </table:table-cell>
          <table:table-cell office:value-type="float" office:value="0.876708984375" calcext:value-type="float">
            <text:p>0.876708984375</text:p>
          </table:table-cell>
          <table:table-cell office:value-type="float" office:value="0.8792724609375" calcext:value-type="float">
            <text:p>0.8792724609375</text:p>
          </table:table-cell>
          <table:table-cell office:value-type="float" office:value="0.88427734375" calcext:value-type="float">
            <text:p>0.8842773437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table:number-columns-repeated="2" office:value-type="float" office:value="0.8828125" calcext:value-type="float">
            <text:p>0.8828125</text:p>
          </table:table-cell>
          <table:table-cell office:value-type="float" office:value="0.8837890625" calcext:value-type="float">
            <text:p>0.8837890625</text:p>
          </table:table-cell>
          <table:table-cell office:value-type="float" office:value="0.89013671875" calcext:value-type="float">
            <text:p>0.89013671875</text:p>
          </table:table-cell>
          <table:table-cell office:value-type="float" office:value="0.892822265625" calcext:value-type="float">
            <text:p>0.892822265625</text:p>
          </table:table-cell>
          <table:table-cell office:value-type="float" office:value="0.8909912109375" calcext:value-type="float">
            <text:p>0.8909912109375</text:p>
          </table:table-cell>
          <table:table-cell office:value-type="float" office:value="0.89337158203125" calcext:value-type="float">
            <text:p>0.8933715820312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59375" calcext:value-type="float">
            <text:p>0.859375</text:p>
          </table:table-cell>
          <table:table-cell table:number-columns-repeated="2" office:value-type="float" office:value="0.85546875" calcext:value-type="float">
            <text:p>0.8554687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5205078125" calcext:value-type="float">
            <text:p>0.85205078125</text:p>
          </table:table-cell>
          <table:table-cell office:value-type="float" office:value="0.8504638671875" calcext:value-type="float">
            <text:p>0.8504638671875</text:p>
          </table:table-cell>
          <table:table-cell office:value-type="float" office:value="0.85235595703125" calcext:value-type="float">
            <text:p>0.85235595703125</text:p>
          </table:table-cell>
          <table:table-cell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40234375" calcext:value-type="float">
            <text:p>0.8740234375</text:p>
          </table:table-cell>
          <table:table-cell office:value-type="float" office:value="0.8779296875" calcext:value-type="float">
            <text:p>0.8779296875</text:p>
          </table:table-cell>
          <table:table-cell office:value-type="float" office:value="0.88330078125" calcext:value-type="float">
            <text:p>0.88330078125</text:p>
          </table:table-cell>
          <table:table-cell office:value-type="float" office:value="0.883056640625" calcext:value-type="float">
            <text:p>0.883056640625</text:p>
          </table:table-cell>
          <table:table-cell office:value-type="float" office:value="0.88330078125" calcext:value-type="float">
            <text:p>0.88330078125</text:p>
          </table:table-cell>
          <table:table-cell/>
        </table:table-row>
        <table:table-row table:style-name="ro1">
          <table:table-cell office:value-type="float" office:value="0.9296875" calcext:value-type="float">
            <text:p>0.9296875</text:p>
          </table:table-cell>
          <table:table-cell office:value-type="float" office:value="0.91796875" calcext:value-type="float">
            <text:p>0.9179687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91064453125" calcext:value-type="float">
            <text:p>0.91064453125</text:p>
          </table:table-cell>
          <table:table-cell office:value-type="float" office:value="0.9072265625" calcext:value-type="float">
            <text:p>0.9072265625</text:p>
          </table:table-cell>
          <table:table-cell office:value-type="float" office:value="0.90673828125" calcext:value-type="float">
            <text:p>0.90673828125</text:p>
          </table:table-cell>
          <table:table-cell office:value-type="float" office:value="0.90679931640625" calcext:value-type="float">
            <text:p>0.9067993164062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9013671875" calcext:value-type="float">
            <text:p>0.9013671875</text:p>
          </table:table-cell>
          <table:table-cell office:value-type="float" office:value="0.89697265625" calcext:value-type="float">
            <text:p>0.89697265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978271484375" calcext:value-type="float">
            <text:p>0.8978271484375</text:p>
          </table:table-cell>
          <table:table-cell office:value-type="float" office:value="0.89776611328125" calcext:value-type="float">
            <text:p>0.8977661132812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984375" calcext:value-type="float">
            <text:p>0.8984375</text:p>
          </table:table-cell>
          <table:table-cell table:number-columns-repeated="2" office:value-type="float" office:value="0.892578125" calcext:value-type="float">
            <text:p>0.892578125</text:p>
          </table:table-cell>
          <table:table-cell office:value-type="float" office:value="0.8955078125" calcext:value-type="float">
            <text:p>0.895507812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8983154296875" calcext:value-type="float">
            <text:p>0.8983154296875</text:p>
          </table:table-cell>
          <table:table-cell office:value-type="float" office:value="0.896484375" calcext:value-type="float">
            <text:p>0.89648437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8916015625" calcext:value-type="float">
            <text:p>0.88916015625</text:p>
          </table:table-cell>
          <table:table-cell office:value-type="float" office:value="0.885986328125" calcext:value-type="float">
            <text:p>0.885986328125</text:p>
          </table:table-cell>
          <table:table-cell office:value-type="float" office:value="0.887939453125" calcext:value-type="float">
            <text:p>0.887939453125</text:p>
          </table:table-cell>
          <table:table-cell office:value-type="float" office:value="0.88873291015625" calcext:value-type="float">
            <text:p>0.88873291015625</text:p>
          </table:table-cell>
          <table:table-cell/>
        </table:table-row>
        <table:table-row table:style-name="ro1">
          <table:table-cell table:number-columns-repeated="2" office:value-type="float" office:value="0.84375" calcext:value-type="float">
            <text:p>0.84375</text:p>
          </table:table-cell>
          <table:table-cell office:value-type="float" office:value="0.845703125" calcext:value-type="float">
            <text:p>0.845703125</text:p>
          </table:table-cell>
          <table:table-cell office:value-type="float" office:value="0.849609375" calcext:value-type="float">
            <text:p>0.849609375</text:p>
          </table:table-cell>
          <table:table-cell office:value-type="float" office:value="0.857421875" calcext:value-type="float">
            <text:p>0.857421875</text:p>
          </table:table-cell>
          <table:table-cell office:value-type="float" office:value="0.862060546875" calcext:value-type="float">
            <text:p>0.862060546875</text:p>
          </table:table-cell>
          <table:table-cell office:value-type="float" office:value="0.8646240234375" calcext:value-type="float">
            <text:p>0.8646240234375</text:p>
          </table:table-cell>
          <table:table-cell office:value-type="float" office:value="0.86578369140625" calcext:value-type="float">
            <text:p>0.86578369140625</text:p>
          </table:table-cell>
          <table:table-cell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9296875" calcext:value-type="float">
            <text:p>0.929687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91162109375" calcext:value-type="float">
            <text:p>0.91162109375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91064453125" calcext:value-type="float">
            <text:p>0.91064453125</text:p>
          </table:table-cell>
          <table:table-cell office:value-type="float" office:value="0.9100341796875" calcext:value-type="float">
            <text:p>0.91003417968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8994140625" calcext:value-type="float">
            <text:p>0.89941406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974609375" calcext:value-type="float">
            <text:p>0.8974609375</text:p>
          </table:table-cell>
          <table:table-cell office:value-type="float" office:value="0.8973388671875" calcext:value-type="float">
            <text:p>0.8973388671875</text:p>
          </table:table-cell>
          <table:table-cell office:value-type="float" office:value="0.89892578125" calcext:value-type="float">
            <text:p>0.8989257812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451171875" calcext:value-type="float">
            <text:p>0.87451171875</text:p>
          </table:table-cell>
          <table:table-cell office:value-type="float" office:value="0.86669921875" calcext:value-type="float">
            <text:p>0.86669921875</text:p>
          </table:table-cell>
          <table:table-cell office:value-type="float" office:value="0.8641357421875" calcext:value-type="float">
            <text:p>0.8641357421875</text:p>
          </table:table-cell>
          <table:table-cell office:value-type="float" office:value="0.86187744140625" calcext:value-type="float">
            <text:p>0.8618774414062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9033203125" calcext:value-type="float">
            <text:p>0.90332031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96728515625" calcext:value-type="float">
            <text:p>0.896728515625</text:p>
          </table:table-cell>
          <table:table-cell office:value-type="float" office:value="0.8948974609375" calcext:value-type="float">
            <text:p>0.8948974609375</text:p>
          </table:table-cell>
          <table:table-cell office:value-type="float" office:value="0.8966064453125" calcext:value-type="float">
            <text:p>0.8966064453125</text:p>
          </table:table-cell>
          <table:table-cell/>
        </table:table-row>
        <table:table-row table:style-name="ro1">
          <table:table-cell office:value-type="float" office:value="0.8359375" calcext:value-type="float">
            <text:p>0.835937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5302734375" calcext:value-type="float">
            <text:p>0.85302734375</text:p>
          </table:table-cell>
          <table:table-cell office:value-type="float" office:value="0.858154296875" calcext:value-type="float">
            <text:p>0.858154296875</text:p>
          </table:table-cell>
          <table:table-cell office:value-type="float" office:value="0.8558349609375" calcext:value-type="float">
            <text:p>0.8558349609375</text:p>
          </table:table-cell>
          <table:table-cell office:value-type="float" office:value="0.85467529296875" calcext:value-type="float">
            <text:p>0.854675292968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857421875" calcext:value-type="float">
            <text:p>0.885742187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5986328125" calcext:value-type="float">
            <text:p>0.885986328125</text:p>
          </table:table-cell>
          <table:table-cell office:value-type="float" office:value="0.8890380859375" calcext:value-type="float">
            <text:p>0.8890380859375</text:p>
          </table:table-cell>
          <table:table-cell office:value-type="float" office:value="0.88848876953125" calcext:value-type="float">
            <text:p>0.888488769531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table:number-columns-repeated="2" office:value-type="float" office:value="0.87890625" calcext:value-type="float">
            <text:p>0.87890625</text:p>
          </table:table-cell>
          <table:table-cell office:value-type="float" office:value="0.8818359375" calcext:value-type="float">
            <text:p>0.8818359375</text:p>
          </table:table-cell>
          <table:table-cell office:value-type="float" office:value="0.88818359375" calcext:value-type="float">
            <text:p>0.88818359375</text:p>
          </table:table-cell>
          <table:table-cell office:value-type="float" office:value="0.88330078125" calcext:value-type="float">
            <text:p>0.88330078125</text:p>
          </table:table-cell>
          <table:table-cell office:value-type="float" office:value="0.8883056640625" calcext:value-type="float">
            <text:p>0.8883056640625</text:p>
          </table:table-cell>
          <table:table-cell office:value-type="float" office:value="0.888916015625" calcext:value-type="float">
            <text:p>0.88891601562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61328125" calcext:value-type="float">
            <text:p>0.86132812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7451171875" calcext:value-type="float">
            <text:p>0.87451171875</text:p>
          </table:table-cell>
          <table:table-cell office:value-type="float" office:value="0.8779296875" calcext:value-type="float">
            <text:p>0.8779296875</text:p>
          </table:table-cell>
          <table:table-cell office:value-type="float" office:value="0.876220703125" calcext:value-type="float">
            <text:p>0.876220703125</text:p>
          </table:table-cell>
          <table:table-cell office:value-type="float" office:value="0.8746337890625" calcext:value-type="float">
            <text:p>0.874633789062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916015625" calcext:value-type="float">
            <text:p>0.8916015625</text:p>
          </table:table-cell>
          <table:table-cell office:value-type="float" office:value="0.89013671875" calcext:value-type="float">
            <text:p>0.89013671875</text:p>
          </table:table-cell>
          <table:table-cell office:value-type="float" office:value="0.88720703125" calcext:value-type="float">
            <text:p>0.88720703125</text:p>
          </table:table-cell>
          <table:table-cell office:value-type="float" office:value="0.8848876953125" calcext:value-type="float">
            <text:p>0.8848876953125</text:p>
          </table:table-cell>
          <table:table-cell office:value-type="float" office:value="0.884521484375" calcext:value-type="float">
            <text:p>0.8845214843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0.8720703125" calcext:value-type="float">
            <text:p>0.8720703125</text:p>
          </table:table-cell>
          <table:table-cell office:value-type="float" office:value="0.871337890625" calcext:value-type="float">
            <text:p>0.8713378906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188720703125" calcext:value-type="float">
            <text:p>0.8718872070312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189453125" calcext:value-type="float">
            <text:p>0.9189453125</text:p>
          </table:table-cell>
          <table:table-cell office:value-type="float" office:value="0.91943359375" calcext:value-type="float">
            <text:p>0.91943359375</text:p>
          </table:table-cell>
          <table:table-cell office:value-type="float" office:value="0.92236328125" calcext:value-type="float">
            <text:p>0.92236328125</text:p>
          </table:table-cell>
          <table:table-cell office:value-type="float" office:value="0.926513671875" calcext:value-type="float">
            <text:p>0.926513671875</text:p>
          </table:table-cell>
          <table:table-cell office:value-type="float" office:value="0.92816162109375" calcext:value-type="float">
            <text:p>0.9281616210937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76953125" calcext:value-type="float">
            <text:p>0.8876953125</text:p>
          </table:table-cell>
          <table:table-cell office:value-type="float" office:value="0.88623046875" calcext:value-type="float">
            <text:p>0.88623046875</text:p>
          </table:table-cell>
          <table:table-cell office:value-type="float" office:value="0.883544921875" calcext:value-type="float">
            <text:p>0.883544921875</text:p>
          </table:table-cell>
          <table:table-cell office:value-type="float" office:value="0.88134765625" calcext:value-type="float">
            <text:p>0.88134765625</text:p>
          </table:table-cell>
          <table:table-cell office:value-type="float" office:value="0.88201904296875" calcext:value-type="float">
            <text:p>0.8820190429687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889892578125" calcext:value-type="float">
            <text:p>0.889892578125</text:p>
          </table:table-cell>
          <table:table-cell office:value-type="float" office:value="0.8924560546875" calcext:value-type="float">
            <text:p>0.8924560546875</text:p>
          </table:table-cell>
          <table:table-cell office:value-type="float" office:value="0.892333984375" calcext:value-type="float">
            <text:p>0.892333984375</text:p>
          </table:table-cell>
          <table:table-cell/>
        </table:table-row>
        <table:table-row table:style-name="ro1">
          <table:table-cell table:number-columns-repeated="2" office:value-type="float" office:value="0.890625" calcext:value-type="float">
            <text:p>0.890625</text:p>
          </table:table-cell>
          <table:table-cell table:number-columns-repeated="2" office:value-type="float" office:value="0.8828125" calcext:value-type="float">
            <text:p>0.8828125</text:p>
          </table:table-cell>
          <table:table-cell office:value-type="float" office:value="0.88525390625" calcext:value-type="float">
            <text:p>0.885253906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70849609375" calcext:value-type="float">
            <text:p>0.887084960937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9111328125" calcext:value-type="float">
            <text:p>0.9111328125</text:p>
          </table:table-cell>
          <table:table-cell office:value-type="float" office:value="0.9052734375" calcext:value-type="float">
            <text:p>0.9052734375</text:p>
          </table:table-cell>
          <table:table-cell table:number-columns-repeated="2" office:value-type="float" office:value="0.89892578125" calcext:value-type="float">
            <text:p>0.89892578125</text:p>
          </table:table-cell>
          <table:table-cell office:value-type="float" office:value="0.8997802734375" calcext:value-type="float">
            <text:p>0.899780273437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876953125" calcext:value-type="float">
            <text:p>0.8876953125</text:p>
          </table:table-cell>
          <table:table-cell office:value-type="float" office:value="0.88525390625" calcext:value-type="float">
            <text:p>0.88525390625</text:p>
          </table:table-cell>
          <table:table-cell office:value-type="float" office:value="0.8818359375" calcext:value-type="float">
            <text:p>0.8818359375</text:p>
          </table:table-cell>
          <table:table-cell office:value-type="float" office:value="0.8819580078125" calcext:value-type="float">
            <text:p>0.8819580078125</text:p>
          </table:table-cell>
          <table:table-cell office:value-type="float" office:value="0.88446044921875" calcext:value-type="float">
            <text:p>0.8844604492187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9033203125" calcext:value-type="float">
            <text:p>0.9033203125</text:p>
          </table:table-cell>
          <table:table-cell office:value-type="float" office:value="0.9013671875" calcext:value-type="float">
            <text:p>0.9013671875</text:p>
          </table:table-cell>
          <table:table-cell office:value-type="float" office:value="0.906005859375" calcext:value-type="float">
            <text:p>0.906005859375</text:p>
          </table:table-cell>
          <table:table-cell office:value-type="float" office:value="0.904541015625" calcext:value-type="float">
            <text:p>0.904541015625</text:p>
          </table:table-cell>
          <table:table-cell office:value-type="float" office:value="0.906005859375" calcext:value-type="float">
            <text:p>0.90600585937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6865234375" calcext:value-type="float">
            <text:p>0.86865234375</text:p>
          </table:table-cell>
          <table:table-cell office:value-type="float" office:value="0.868408203125" calcext:value-type="float">
            <text:p>0.868408203125</text:p>
          </table:table-cell>
          <table:table-cell office:value-type="float" office:value="0.8697509765625" calcext:value-type="float">
            <text:p>0.8697509765625</text:p>
          </table:table-cell>
          <table:table-cell office:value-type="float" office:value="0.86785888671875" calcext:value-type="float">
            <text:p>0.867858886718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57421875" calcext:value-type="float">
            <text:p>0.857421875</text:p>
          </table:table-cell>
          <table:table-cell office:value-type="float" office:value="0.8447265625" calcext:value-type="float">
            <text:p>0.8447265625</text:p>
          </table:table-cell>
          <table:table-cell table:number-columns-repeated="2" office:value-type="float" office:value="0.84521484375" calcext:value-type="float">
            <text:p>0.84521484375</text:p>
          </table:table-cell>
          <table:table-cell office:value-type="float" office:value="0.8487548828125" calcext:value-type="float">
            <text:p>0.8487548828125</text:p>
          </table:table-cell>
          <table:table-cell office:value-type="float" office:value="0.845458984375" calcext:value-type="float">
            <text:p>0.84545898437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779296875" calcext:value-type="float">
            <text:p>0.8779296875</text:p>
          </table:table-cell>
          <table:table-cell office:value-type="float" office:value="0.87744140625" calcext:value-type="float">
            <text:p>0.87744140625</text:p>
          </table:table-cell>
          <table:table-cell office:value-type="float" office:value="0.8798828125" calcext:value-type="float">
            <text:p>0.8798828125</text:p>
          </table:table-cell>
          <table:table-cell office:value-type="float" office:value="0.87841796875" calcext:value-type="float">
            <text:p>0.87841796875</text:p>
          </table:table-cell>
          <table:table-cell office:value-type="float" office:value="0.8790283203125" calcext:value-type="float">
            <text:p>0.8790283203125</text:p>
          </table:table-cell>
          <table:table-cell/>
        </table:table-row>
        <table:table-row table:style-name="ro1">
          <table:table-cell table:number-columns-repeated="3" office:value-type="float" office:value="0.84375" calcext:value-type="float">
            <text:p>0.84375</text:p>
          </table:table-cell>
          <table:table-cell office:value-type="float" office:value="0.8466796875" calcext:value-type="float">
            <text:p>0.8466796875</text:p>
          </table:table-cell>
          <table:table-cell office:value-type="float" office:value="0.8427734375" calcext:value-type="float">
            <text:p>0.8427734375</text:p>
          </table:table-cell>
          <table:table-cell office:value-type="float" office:value="0.845947265625" calcext:value-type="float">
            <text:p>0.845947265625</text:p>
          </table:table-cell>
          <table:table-cell office:value-type="float" office:value="0.84912109375" calcext:value-type="float">
            <text:p>0.84912109375</text:p>
          </table:table-cell>
          <table:table-cell office:value-type="float" office:value="0.84771728515625" calcext:value-type="float">
            <text:p>0.84771728515625</text:p>
          </table:table-cell>
          <table:table-cell/>
        </table:table-row>
        <table:table-row table:style-name="ro1">
          <table:table-cell table:number-columns-repeated="2" office:value-type="float" office:value="0.8515625" calcext:value-type="float">
            <text:p>0.8515625</text:p>
          </table:table-cell>
          <table:table-cell office:value-type="float" office:value="0.849609375" calcext:value-type="float">
            <text:p>0.849609375</text:p>
          </table:table-cell>
          <table:table-cell office:value-type="float" office:value="0.8505859375" calcext:value-type="float">
            <text:p>0.8505859375</text:p>
          </table:table-cell>
          <table:table-cell office:value-type="float" office:value="0.87158203125" calcext:value-type="float">
            <text:p>0.87158203125</text:p>
          </table:table-cell>
          <table:table-cell office:value-type="float" office:value="0.867919921875" calcext:value-type="float">
            <text:p>0.867919921875</text:p>
          </table:table-cell>
          <table:table-cell office:value-type="float" office:value="0.86572265625" calcext:value-type="float">
            <text:p>0.86572265625</text:p>
          </table:table-cell>
          <table:table-cell office:value-type="float" office:value="0.86627197265625" calcext:value-type="float">
            <text:p>0.8662719726562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037109375" calcext:value-type="float">
            <text:p>0.88037109375</text:p>
          </table:table-cell>
          <table:table-cell office:value-type="float" office:value="0.878662109375" calcext:value-type="float">
            <text:p>0.878662109375</text:p>
          </table:table-cell>
          <table:table-cell office:value-type="float" office:value="0.8760986328125" calcext:value-type="float">
            <text:p>0.8760986328125</text:p>
          </table:table-cell>
          <table:table-cell office:value-type="float" office:value="0.87628173828125" calcext:value-type="float">
            <text:p>0.876281738281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90625" calcext:value-type="float">
            <text:p>0.890625</text:p>
          </table:table-cell>
          <table:table-cell table:number-columns-repeated="2" office:value-type="float" office:value="0.8857421875" calcext:value-type="float">
            <text:p>0.8857421875</text:p>
          </table:table-cell>
          <table:table-cell office:value-type="float" office:value="0.88494873046875" calcext:value-type="float">
            <text:p>0.884948730468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896484375" calcext:value-type="float">
            <text:p>0.8896484375</text:p>
          </table:table-cell>
          <table:table-cell office:value-type="float" office:value="0.888916015625" calcext:value-type="float">
            <text:p>0.888916015625</text:p>
          </table:table-cell>
          <table:table-cell office:value-type="float" office:value="0.8883056640625" calcext:value-type="float">
            <text:p>0.88830566406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90234375" calcext:value-type="float">
            <text:p>0.90234375</text:p>
          </table:table-cell>
          <table:table-cell table:number-columns-repeated="2" office:value-type="float" office:value="0.90625" calcext:value-type="float">
            <text:p>0.90625</text:p>
          </table:table-cell>
          <table:table-cell office:value-type="float" office:value="0.9052734375" calcext:value-type="float">
            <text:p>0.9052734375</text:p>
          </table:table-cell>
          <table:table-cell office:value-type="float" office:value="0.906982421875" calcext:value-type="float">
            <text:p>0.906982421875</text:p>
          </table:table-cell>
          <table:table-cell table:number-columns-repeated="2" office:value-type="float" office:value="0.9052734375" calcext:value-type="float">
            <text:p>0.90527343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720703125" calcext:value-type="float">
            <text:p>0.88720703125</text:p>
          </table:table-cell>
          <table:table-cell office:value-type="float" office:value="0.8858642578125" calcext:value-type="float">
            <text:p>0.8858642578125</text:p>
          </table:table-cell>
          <table:table-cell office:value-type="float" office:value="0.8857421875" calcext:value-type="float">
            <text:p>0.8857421875</text:p>
          </table:table-cell>
          <table:table-cell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93359375" calcext:value-type="float">
            <text:p>0.93359375</text:p>
          </table:table-cell>
          <table:table-cell office:value-type="float" office:value="0.919921875" calcext:value-type="float">
            <text:p>0.919921875</text:p>
          </table:table-cell>
          <table:table-cell office:value-type="float" office:value="0.9150390625" calcext:value-type="float">
            <text:p>0.9150390625</text:p>
          </table:table-cell>
          <table:table-cell office:value-type="float" office:value="0.90771484375" calcext:value-type="float">
            <text:p>0.90771484375</text:p>
          </table:table-cell>
          <table:table-cell office:value-type="float" office:value="0.91259765625" calcext:value-type="float">
            <text:p>0.91259765625</text:p>
          </table:table-cell>
          <table:table-cell office:value-type="float" office:value="0.9129638671875" calcext:value-type="float">
            <text:p>0.9129638671875</text:p>
          </table:table-cell>
          <table:table-cell office:value-type="float" office:value="0.91046142578125" calcext:value-type="float">
            <text:p>0.91046142578125</text:p>
          </table:table-cell>
          <table:table-cell/>
        </table:table-row>
        <table:table-row table:style-name="ro1">
          <table:table-cell office:value-type="float" office:value="0.9453125" calcext:value-type="float">
            <text:p>0.9453125</text:p>
          </table:table-cell>
          <table:table-cell office:value-type="float" office:value="0.9296875" calcext:value-type="float">
            <text:p>0.929687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111328125" calcext:value-type="float">
            <text:p>0.9111328125</text:p>
          </table:table-cell>
          <table:table-cell office:value-type="float" office:value="0.91943359375" calcext:value-type="float">
            <text:p>0.91943359375</text:p>
          </table:table-cell>
          <table:table-cell office:value-type="float" office:value="0.916259765625" calcext:value-type="float">
            <text:p>0.916259765625</text:p>
          </table:table-cell>
          <table:table-cell office:value-type="float" office:value="0.9139404296875" calcext:value-type="float">
            <text:p>0.9139404296875</text:p>
          </table:table-cell>
          <table:table-cell office:value-type="float" office:value="0.9146728515625" calcext:value-type="float">
            <text:p>0.91467285156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548828125" calcext:value-type="float">
            <text:p>0.87548828125</text:p>
          </table:table-cell>
          <table:table-cell office:value-type="float" office:value="0.8798828125" calcext:value-type="float">
            <text:p>0.8798828125</text:p>
          </table:table-cell>
          <table:table-cell office:value-type="float" office:value="0.883544921875" calcext:value-type="float">
            <text:p>0.883544921875</text:p>
          </table:table-cell>
          <table:table-cell office:value-type="float" office:value="0.87994384765625" calcext:value-type="float">
            <text:p>0.8799438476562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9013671875" calcext:value-type="float">
            <text:p>0.9013671875</text:p>
          </table:table-cell>
          <table:table-cell office:value-type="float" office:value="0.91259765625" calcext:value-type="float">
            <text:p>0.91259765625</text:p>
          </table:table-cell>
          <table:table-cell office:value-type="float" office:value="0.90673828125" calcext:value-type="float">
            <text:p>0.90673828125</text:p>
          </table:table-cell>
          <table:table-cell office:value-type="float" office:value="0.9053955078125" calcext:value-type="float">
            <text:p>0.9053955078125</text:p>
          </table:table-cell>
          <table:table-cell office:value-type="float" office:value="0.90411376953125" calcext:value-type="float">
            <text:p>0.90411376953125</text:p>
          </table:table-cell>
          <table:table-cell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office:value-type="float" office:value="0.8359375" calcext:value-type="float">
            <text:p>0.8359375</text:p>
          </table:table-cell>
          <table:table-cell office:value-type="float" office:value="0.828125" calcext:value-type="float">
            <text:p>0.828125</text:p>
          </table:table-cell>
          <table:table-cell office:value-type="float" office:value="0.8251953125" calcext:value-type="float">
            <text:p>0.8251953125</text:p>
          </table:table-cell>
          <table:table-cell office:value-type="float" office:value="0.83203125" calcext:value-type="float">
            <text:p>0.83203125</text:p>
          </table:table-cell>
          <table:table-cell office:value-type="float" office:value="0.82958984375" calcext:value-type="float">
            <text:p>0.82958984375</text:p>
          </table:table-cell>
          <table:table-cell office:value-type="float" office:value="0.82666015625" calcext:value-type="float">
            <text:p>0.82666015625</text:p>
          </table:table-cell>
          <table:table-cell office:value-type="float" office:value="0.829833984375" calcext:value-type="float">
            <text:p>0.829833984375</text:p>
          </table:table-cell>
          <table:table-cell/>
        </table:table-row>
        <table:table-row table:style-name="ro1">
          <table:table-cell office:value-type="float" office:value="0.9296875" calcext:value-type="float">
            <text:p>0.929687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033203125" calcext:value-type="float">
            <text:p>0.9033203125</text:p>
          </table:table-cell>
          <table:table-cell office:value-type="float" office:value="0.906982421875" calcext:value-type="float">
            <text:p>0.906982421875</text:p>
          </table:table-cell>
          <table:table-cell office:value-type="float" office:value="0.90673828125" calcext:value-type="float">
            <text:p>0.90673828125</text:p>
          </table:table-cell>
          <table:table-cell office:value-type="float" office:value="0.90606689453125" calcext:value-type="float">
            <text:p>0.9060668945312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955078125" calcext:value-type="float">
            <text:p>0.8955078125</text:p>
          </table:table-cell>
          <table:table-cell office:value-type="float" office:value="0.8837890625" calcext:value-type="float">
            <text:p>0.8837890625</text:p>
          </table:table-cell>
          <table:table-cell office:value-type="float" office:value="0.886962890625" calcext:value-type="float">
            <text:p>0.886962890625</text:p>
          </table:table-cell>
          <table:table-cell office:value-type="float" office:value="0.8856201171875" calcext:value-type="float">
            <text:p>0.8856201171875</text:p>
          </table:table-cell>
          <table:table-cell office:value-type="float" office:value="0.88616943359375" calcext:value-type="float">
            <text:p>0.8861694335937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8671875" calcext:value-type="float">
            <text:p>0.88671875</text:p>
          </table:table-cell>
          <table:table-cell table:number-columns-repeated="3" office:value-type="float" office:value="0.8916015625" calcext:value-type="float">
            <text:p>0.891601562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887939453125" calcext:value-type="float">
            <text:p>0.8887939453125</text:p>
          </table:table-cell>
          <table:table-cell/>
        </table:table-row>
        <table:table-row table:style-name="ro1">
          <table:table-cell table:number-columns-repeated="2" office:value-type="float" office:value="0.8671875" calcext:value-type="float">
            <text:p>0.867187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86279296875" calcext:value-type="float">
            <text:p>0.86279296875</text:p>
          </table:table-cell>
          <table:table-cell office:value-type="float" office:value="0.864990234375" calcext:value-type="float">
            <text:p>0.864990234375</text:p>
          </table:table-cell>
          <table:table-cell office:value-type="float" office:value="0.8612060546875" calcext:value-type="float">
            <text:p>0.8612060546875</text:p>
          </table:table-cell>
          <table:table-cell office:value-type="float" office:value="0.861083984375" calcext:value-type="float">
            <text:p>0.86108398437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49609375" calcext:value-type="float">
            <text:p>0.849609375</text:p>
          </table:table-cell>
          <table:table-cell office:value-type="float" office:value="0.8681640625" calcext:value-type="float">
            <text:p>0.868164062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864990234375" calcext:value-type="float">
            <text:p>0.86499023437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86700439453125" calcext:value-type="float">
            <text:p>0.8670043945312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583984375" calcext:value-type="float">
            <text:p>0.8583984375</text:p>
          </table:table-cell>
          <table:table-cell office:value-type="float" office:value="0.853515625" calcext:value-type="float">
            <text:p>0.853515625</text:p>
          </table:table-cell>
          <table:table-cell office:value-type="float" office:value="0.85400390625" calcext:value-type="float">
            <text:p>0.85400390625</text:p>
          </table:table-cell>
          <table:table-cell office:value-type="float" office:value="0.858154296875" calcext:value-type="float">
            <text:p>0.8581542968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57421875" calcext:value-type="float">
            <text:p>0.8857421875</text:p>
          </table:table-cell>
          <table:table-cell office:value-type="float" office:value="0.88427734375" calcext:value-type="float">
            <text:p>0.88427734375</text:p>
          </table:table-cell>
          <table:table-cell office:value-type="float" office:value="0.88525390625" calcext:value-type="float">
            <text:p>0.88525390625</text:p>
          </table:table-cell>
          <table:table-cell office:value-type="float" office:value="0.8878173828125" calcext:value-type="float">
            <text:p>0.8878173828125</text:p>
          </table:table-cell>
          <table:table-cell office:value-type="float" office:value="0.8887939453125" calcext:value-type="float">
            <text:p>0.888793945312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83544921875" calcext:value-type="float">
            <text:p>0.883544921875</text:p>
          </table:table-cell>
          <table:table-cell office:value-type="float" office:value="0.8843994140625" calcext:value-type="float">
            <text:p>0.8843994140625</text:p>
          </table:table-cell>
          <table:table-cell office:value-type="float" office:value="0.88409423828125" calcext:value-type="float">
            <text:p>0.88409423828125</text:p>
          </table:table-cell>
          <table:table-cell/>
        </table:table-row>
        <table:table-row table:style-name="ro1">
          <table:table-cell office:value-type="float" office:value="0.8359375" calcext:value-type="float">
            <text:p>0.8359375</text:p>
          </table:table-cell>
          <table:table-cell table:number-columns-repeated="2" office:value-type="float" office:value="0.83984375" calcext:value-type="float">
            <text:p>0.83984375</text:p>
          </table:table-cell>
          <table:table-cell office:value-type="float" office:value="0.84765625" calcext:value-type="float">
            <text:p>0.84765625</text:p>
          </table:table-cell>
          <table:table-cell office:value-type="float" office:value="0.85498046875" calcext:value-type="float">
            <text:p>0.85498046875</text:p>
          </table:table-cell>
          <table:table-cell office:value-type="float" office:value="0.8603515625" calcext:value-type="float">
            <text:p>0.8603515625</text:p>
          </table:table-cell>
          <table:table-cell office:value-type="float" office:value="0.860595703125" calcext:value-type="float">
            <text:p>0.860595703125</text:p>
          </table:table-cell>
          <table:table-cell office:value-type="float" office:value="0.85870361328125" calcext:value-type="float">
            <text:p>0.8587036132812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9169921875" calcext:value-type="float">
            <text:p>0.9169921875</text:p>
          </table:table-cell>
          <table:table-cell office:value-type="float" office:value="0.91064453125" calcext:value-type="float">
            <text:p>0.91064453125</text:p>
          </table:table-cell>
          <table:table-cell office:value-type="float" office:value="0.919921875" calcext:value-type="float">
            <text:p>0.919921875</text:p>
          </table:table-cell>
          <table:table-cell table:number-columns-repeated="2" office:value-type="float" office:value="0.9149169921875" calcext:value-type="float">
            <text:p>0.914916992187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798828125" calcext:value-type="float">
            <text:p>0.8798828125</text:p>
          </table:table-cell>
          <table:table-cell office:value-type="float" office:value="0.8779296875" calcext:value-type="float">
            <text:p>0.8779296875</text:p>
          </table:table-cell>
          <table:table-cell office:value-type="float" office:value="0.8798828125" calcext:value-type="float">
            <text:p>0.8798828125</text:p>
          </table:table-cell>
          <table:table-cell office:value-type="float" office:value="0.8829345703125" calcext:value-type="float">
            <text:p>0.8829345703125</text:p>
          </table:table-cell>
          <table:table-cell office:value-type="float" office:value="0.8814697265625" calcext:value-type="float">
            <text:p>0.8814697265625</text:p>
          </table:table-cell>
          <table:table-cell/>
        </table:table-row>
        <table:table-row table:style-name="ro1">
          <table:table-cell table:number-columns-repeated="2" office:value-type="float" office:value="0.8984375" calcext:value-type="float">
            <text:p>0.89843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8876953125" calcext:value-type="float">
            <text:p>0.88769531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427734375" calcext:value-type="float">
            <text:p>0.88427734375</text:p>
          </table:table-cell>
          <table:table-cell office:value-type="float" office:value="0.882080078125" calcext:value-type="float">
            <text:p>0.882080078125</text:p>
          </table:table-cell>
          <table:table-cell office:value-type="float" office:value="0.8831787109375" calcext:value-type="float">
            <text:p>0.8831787109375</text:p>
          </table:table-cell>
          <table:table-cell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92578125" calcext:value-type="float">
            <text:p>0.92578125</text:p>
          </table:table-cell>
          <table:table-cell table:number-columns-repeated="2" office:value-type="float" office:value="0.91796875" calcext:value-type="float">
            <text:p>0.91796875</text:p>
          </table:table-cell>
          <table:table-cell office:value-type="float" office:value="0.919921875" calcext:value-type="float">
            <text:p>0.919921875</text:p>
          </table:table-cell>
          <table:table-cell office:value-type="float" office:value="0.9169921875" calcext:value-type="float">
            <text:p>0.9169921875</text:p>
          </table:table-cell>
          <table:table-cell office:value-type="float" office:value="0.916015625" calcext:value-type="float">
            <text:p>0.916015625</text:p>
          </table:table-cell>
          <table:table-cell office:value-type="float" office:value="0.91619873046875" calcext:value-type="float">
            <text:p>0.91619873046875</text:p>
          </table:table-cell>
          <table:table-cell/>
        </table:table-row>
        <table:table-row table:style-name="ro1">
          <table:table-cell table:number-columns-repeated="2" office:value-type="float" office:value="0.875" calcext:value-type="float">
            <text:p>0.87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7744140625" calcext:value-type="float">
            <text:p>0.87744140625</text:p>
          </table:table-cell>
          <table:table-cell office:value-type="float" office:value="0.87353515625" calcext:value-type="float">
            <text:p>0.87353515625</text:p>
          </table:table-cell>
          <table:table-cell office:value-type="float" office:value="0.8763427734375" calcext:value-type="float">
            <text:p>0.8763427734375</text:p>
          </table:table-cell>
          <table:table-cell office:value-type="float" office:value="0.8758544921875" calcext:value-type="float">
            <text:p>0.87585449218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779296875" calcext:value-type="float">
            <text:p>0.8779296875</text:p>
          </table:table-cell>
          <table:table-cell office:value-type="float" office:value="0.880126953125" calcext:value-type="float">
            <text:p>0.880126953125</text:p>
          </table:table-cell>
          <table:table-cell office:value-type="float" office:value="0.878662109375" calcext:value-type="float">
            <text:p>0.878662109375</text:p>
          </table:table-cell>
          <table:table-cell office:value-type="float" office:value="0.87774658203125" calcext:value-type="float">
            <text:p>0.8777465820312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91796875" calcext:value-type="float">
            <text:p>0.917968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90869140625" calcext:value-type="float">
            <text:p>0.90869140625</text:p>
          </table:table-cell>
          <table:table-cell office:value-type="float" office:value="0.90576171875" calcext:value-type="float">
            <text:p>0.90576171875</text:p>
          </table:table-cell>
          <table:table-cell office:value-type="float" office:value="0.9034423828125" calcext:value-type="float">
            <text:p>0.9034423828125</text:p>
          </table:table-cell>
          <table:table-cell office:value-type="float" office:value="0.9017333984375" calcext:value-type="float">
            <text:p>0.901733398437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994140625" calcext:value-type="float">
            <text:p>0.8994140625</text:p>
          </table:table-cell>
          <table:table-cell office:value-type="float" office:value="0.90576171875" calcext:value-type="float">
            <text:p>0.90576171875</text:p>
          </table:table-cell>
          <table:table-cell office:value-type="float" office:value="0.90478515625" calcext:value-type="float">
            <text:p>0.90478515625</text:p>
          </table:table-cell>
          <table:table-cell office:value-type="float" office:value="0.901611328125" calcext:value-type="float">
            <text:p>0.901611328125</text:p>
          </table:table-cell>
          <table:table-cell office:value-type="float" office:value="0.9036865234375" calcext:value-type="float">
            <text:p>0.9036865234375</text:p>
          </table:table-cell>
          <table:table-cell/>
        </table:table-row>
        <table:table-row table:style-name="ro1">
          <table:table-cell office:value-type="float" office:value="0.84375" calcext:value-type="float">
            <text:p>0.8437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85693359375" calcext:value-type="float">
            <text:p>0.85693359375</text:p>
          </table:table-cell>
          <table:table-cell office:value-type="float" office:value="0.859619140625" calcext:value-type="float">
            <text:p>0.859619140625</text:p>
          </table:table-cell>
          <table:table-cell office:value-type="float" office:value="0.8564453125" calcext:value-type="float">
            <text:p>0.8564453125</text:p>
          </table:table-cell>
          <table:table-cell office:value-type="float" office:value="0.85382080078125" calcext:value-type="float">
            <text:p>0.853820800781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837890625" calcext:value-type="float">
            <text:p>0.88378906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929443359375" calcext:value-type="float">
            <text:p>0.8929443359375</text:p>
          </table:table-cell>
          <table:table-cell office:value-type="float" office:value="0.8916015625" calcext:value-type="float">
            <text:p>0.891601562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92578125" calcext:value-type="float">
            <text:p>0.92578125</text:p>
          </table:table-cell>
          <table:table-cell office:value-type="float" office:value="0.916015625" calcext:value-type="float">
            <text:p>0.916015625</text:p>
          </table:table-cell>
          <table:table-cell office:value-type="float" office:value="0.9169921875" calcext:value-type="float">
            <text:p>0.9169921875</text:p>
          </table:table-cell>
          <table:table-cell office:value-type="float" office:value="0.9158935546875" calcext:value-type="float">
            <text:p>0.9158935546875</text:p>
          </table:table-cell>
          <table:table-cell office:value-type="float" office:value="0.9154052734375" calcext:value-type="float">
            <text:p>0.915405273437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9033203125" calcext:value-type="float">
            <text:p>0.9033203125</text:p>
          </table:table-cell>
          <table:table-cell office:value-type="float" office:value="0.90185546875" calcext:value-type="float">
            <text:p>0.90185546875</text:p>
          </table:table-cell>
          <table:table-cell office:value-type="float" office:value="0.897216796875" calcext:value-type="float">
            <text:p>0.897216796875</text:p>
          </table:table-cell>
          <table:table-cell office:value-type="float" office:value="0.8939208984375" calcext:value-type="float">
            <text:p>0.8939208984375</text:p>
          </table:table-cell>
          <table:table-cell office:value-type="float" office:value="0.895263671875" calcext:value-type="float">
            <text:p>0.89526367187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6953125" calcext:value-type="float">
            <text:p>0.876953125</text:p>
          </table:table-cell>
          <table:table-cell table:number-columns-repeated="2" office:value-type="float" office:value="0.8740234375" calcext:value-type="float">
            <text:p>0.87402343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6962890625" calcext:value-type="float">
            <text:p>0.86962890625</text:p>
          </table:table-cell>
          <table:table-cell office:value-type="float" office:value="0.86712646484375" calcext:value-type="float">
            <text:p>0.8671264648437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61328125" calcext:value-type="float">
            <text:p>0.861328125</text:p>
          </table:table-cell>
          <table:table-cell office:value-type="float" office:value="0.8720703125" calcext:value-type="float">
            <text:p>0.87207031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744140625" calcext:value-type="float">
            <text:p>0.87744140625</text:p>
          </table:table-cell>
          <table:table-cell office:value-type="float" office:value="0.8792724609375" calcext:value-type="float">
            <text:p>0.8792724609375</text:p>
          </table:table-cell>
          <table:table-cell office:value-type="float" office:value="0.87921142578125" calcext:value-type="float">
            <text:p>0.87921142578125</text:p>
          </table:table-cell>
          <table:table-cell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9013671875" calcext:value-type="float">
            <text:p>0.9013671875</text:p>
          </table:table-cell>
          <table:table-cell office:value-type="float" office:value="0.90380859375" calcext:value-type="float">
            <text:p>0.90380859375</text:p>
          </table:table-cell>
          <table:table-cell table:number-columns-repeated="2" office:value-type="float" office:value="0.89990234375" calcext:value-type="float">
            <text:p>0.89990234375</text:p>
          </table:table-cell>
          <table:table-cell office:value-type="float" office:value="0.89923095703125" calcext:value-type="float">
            <text:p>0.89923095703125</text:p>
          </table:table-cell>
          <table:table-cell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92578125" calcext:value-type="float">
            <text:p>0.92578125</text:p>
          </table:table-cell>
          <table:table-cell office:value-type="float" office:value="0.9296875" calcext:value-type="float">
            <text:p>0.9296875</text:p>
          </table:table-cell>
          <table:table-cell office:value-type="float" office:value="0.9345703125" calcext:value-type="float">
            <text:p>0.9345703125</text:p>
          </table:table-cell>
          <table:table-cell office:value-type="float" office:value="0.92626953125" calcext:value-type="float">
            <text:p>0.92626953125</text:p>
          </table:table-cell>
          <table:table-cell office:value-type="float" office:value="0.930908203125" calcext:value-type="float">
            <text:p>0.930908203125</text:p>
          </table:table-cell>
          <table:table-cell office:value-type="float" office:value="0.9259033203125" calcext:value-type="float">
            <text:p>0.9259033203125</text:p>
          </table:table-cell>
          <table:table-cell office:value-type="float" office:value="0.928466796875" calcext:value-type="float">
            <text:p>0.9284667968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18359375" calcext:value-type="float">
            <text:p>0.8818359375</text:p>
          </table:table-cell>
          <table:table-cell office:value-type="float" office:value="0.8837890625" calcext:value-type="float">
            <text:p>0.8837890625</text:p>
          </table:table-cell>
          <table:table-cell office:value-type="float" office:value="0.8829345703125" calcext:value-type="float">
            <text:p>0.8829345703125</text:p>
          </table:table-cell>
          <table:table-cell office:value-type="float" office:value="0.88525390625" calcext:value-type="float">
            <text:p>0.8852539062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91796875" calcext:value-type="float">
            <text:p>0.9179687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33203125" calcext:value-type="float">
            <text:p>0.903320312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08447265625" calcext:value-type="float">
            <text:p>0.908447265625</text:p>
          </table:table-cell>
          <table:table-cell office:value-type="float" office:value="0.9100341796875" calcext:value-type="float">
            <text:p>0.9100341796875</text:p>
          </table:table-cell>
          <table:table-cell office:value-type="float" office:value="0.90911865234375" calcext:value-type="float">
            <text:p>0.9091186523437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8759765625" calcext:value-type="float">
            <text:p>0.8759765625</text:p>
          </table:table-cell>
          <table:table-cell office:value-type="float" office:value="0.8740234375" calcext:value-type="float">
            <text:p>0.8740234375</text:p>
          </table:table-cell>
          <table:table-cell office:value-type="float" office:value="0.876708984375" calcext:value-type="float">
            <text:p>0.876708984375</text:p>
          </table:table-cell>
          <table:table-cell office:value-type="float" office:value="0.8758544921875" calcext:value-type="float">
            <text:p>0.8758544921875</text:p>
          </table:table-cell>
          <table:table-cell office:value-type="float" office:value="0.87713623046875" calcext:value-type="float">
            <text:p>0.87713623046875</text:p>
          </table:table-cell>
          <table:table-cell/>
        </table:table-row>
        <table:table-row table:style-name="ro1">
          <table:table-cell office:value-type="float" office:value="0.9453125" calcext:value-type="float">
            <text:p>0.9453125</text:p>
          </table:table-cell>
          <table:table-cell office:value-type="float" office:value="0.93359375" calcext:value-type="float">
            <text:p>0.93359375</text:p>
          </table:table-cell>
          <table:table-cell office:value-type="float" office:value="0.92578125" calcext:value-type="float">
            <text:p>0.92578125</text:p>
          </table:table-cell>
          <table:table-cell office:value-type="float" office:value="0.91796875" calcext:value-type="float">
            <text:p>0.91796875</text:p>
          </table:table-cell>
          <table:table-cell table:number-columns-repeated="2" office:value-type="float" office:value="0.92431640625" calcext:value-type="float">
            <text:p>0.92431640625</text:p>
          </table:table-cell>
          <table:table-cell office:value-type="float" office:value="0.9268798828125" calcext:value-type="float">
            <text:p>0.9268798828125</text:p>
          </table:table-cell>
          <table:table-cell office:value-type="float" office:value="0.92755126953125" calcext:value-type="float">
            <text:p>0.9275512695312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4765625" calcext:value-type="float">
            <text:p>0.8476562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4619140625" calcext:value-type="float">
            <text:p>0.84619140625</text:p>
          </table:table-cell>
          <table:table-cell office:value-type="float" office:value="0.8486328125" calcext:value-type="float">
            <text:p>0.8486328125</text:p>
          </table:table-cell>
          <table:table-cell office:value-type="float" office:value="0.8494873046875" calcext:value-type="float">
            <text:p>0.8494873046875</text:p>
          </table:table-cell>
          <table:table-cell office:value-type="float" office:value="0.8477783203125" calcext:value-type="float">
            <text:p>0.847778320312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92578125" calcext:value-type="float">
            <text:p>0.92578125</text:p>
          </table:table-cell>
          <table:table-cell office:value-type="float" office:value="0.919921875" calcext:value-type="float">
            <text:p>0.919921875</text:p>
          </table:table-cell>
          <table:table-cell office:value-type="float" office:value="0.9111328125" calcext:value-type="float">
            <text:p>0.9111328125</text:p>
          </table:table-cell>
          <table:table-cell office:value-type="float" office:value="0.90771484375" calcext:value-type="float">
            <text:p>0.90771484375</text:p>
          </table:table-cell>
          <table:table-cell office:value-type="float" office:value="0.9072265625" calcext:value-type="float">
            <text:p>0.9072265625</text:p>
          </table:table-cell>
          <table:table-cell office:value-type="float" office:value="0.906982421875" calcext:value-type="float">
            <text:p>0.906982421875</text:p>
          </table:table-cell>
          <table:table-cell office:value-type="float" office:value="0.90521240234375" calcext:value-type="float">
            <text:p>0.90521240234375</text:p>
          </table:table-cell>
          <table:table-cell/>
        </table:table-row>
        <table:table-row table:style-name="ro1">
          <table:table-cell office:value-type="float" office:value="0.828125" calcext:value-type="float">
            <text:p>0.828125</text:p>
          </table:table-cell>
          <table:table-cell office:value-type="float" office:value="0.83984375" calcext:value-type="float">
            <text:p>0.8398437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49609375" calcext:value-type="float">
            <text:p>0.84960937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5498046875" calcext:value-type="float">
            <text:p>0.85498046875</text:p>
          </table:table-cell>
          <table:table-cell office:value-type="float" office:value="0.8543701171875" calcext:value-type="float">
            <text:p>0.8543701171875</text:p>
          </table:table-cell>
          <table:table-cell office:value-type="float" office:value="0.85430908203125" calcext:value-type="float">
            <text:p>0.854309082031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974609375" calcext:value-type="float">
            <text:p>0.89746093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890869140625" calcext:value-type="float">
            <text:p>0.890869140625</text:p>
          </table:table-cell>
          <table:table-cell office:value-type="float" office:value="0.8873291015625" calcext:value-type="float">
            <text:p>0.8873291015625</text:p>
          </table:table-cell>
          <table:table-cell office:value-type="float" office:value="0.8857421875" calcext:value-type="float">
            <text:p>0.88574218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57421875" calcext:value-type="float">
            <text:p>0.8857421875</text:p>
          </table:table-cell>
          <table:table-cell office:value-type="float" office:value="0.8876953125" calcext:value-type="float">
            <text:p>0.8876953125</text:p>
          </table:table-cell>
          <table:table-cell office:value-type="float" office:value="0.883056640625" calcext:value-type="float">
            <text:p>0.883056640625</text:p>
          </table:table-cell>
          <table:table-cell office:value-type="float" office:value="0.88232421875" calcext:value-type="float">
            <text:p>0.88232421875</text:p>
          </table:table-cell>
          <table:table-cell office:value-type="float" office:value="0.87847900390625" calcext:value-type="float">
            <text:p>0.878479003906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76953125" calcext:value-type="float">
            <text:p>0.8876953125</text:p>
          </table:table-cell>
          <table:table-cell office:value-type="float" office:value="0.888916015625" calcext:value-type="float">
            <text:p>0.888916015625</text:p>
          </table:table-cell>
          <table:table-cell office:value-type="float" office:value="0.8861083984375" calcext:value-type="float">
            <text:p>0.8861083984375</text:p>
          </table:table-cell>
          <table:table-cell office:value-type="float" office:value="0.88238525390625" calcext:value-type="float">
            <text:p>0.8823852539062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111328125" calcext:value-type="float">
            <text:p>0.9111328125</text:p>
          </table:table-cell>
          <table:table-cell office:value-type="float" office:value="0.916015625" calcext:value-type="float">
            <text:p>0.916015625</text:p>
          </table:table-cell>
          <table:table-cell office:value-type="float" office:value="0.919921875" calcext:value-type="float">
            <text:p>0.919921875</text:p>
          </table:table-cell>
          <table:table-cell office:value-type="float" office:value="0.9205322265625" calcext:value-type="float">
            <text:p>0.9205322265625</text:p>
          </table:table-cell>
          <table:table-cell office:value-type="float" office:value="0.92095947265625" calcext:value-type="float">
            <text:p>0.92095947265625</text:p>
          </table:table-cell>
          <table:table-cell/>
        </table:table-row>
        <table:table-row table:style-name="ro1">
          <table:table-cell office:value-type="float" office:value="0.828125" calcext:value-type="float">
            <text:p>0.82812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37890625" calcext:value-type="float">
            <text:p>0.8837890625</text:p>
          </table:table-cell>
          <table:table-cell office:value-type="float" office:value="0.88525390625" calcext:value-type="float">
            <text:p>0.88525390625</text:p>
          </table:table-cell>
          <table:table-cell table:number-columns-repeated="2" office:value-type="float" office:value="0.88427734375" calcext:value-type="float">
            <text:p>0.88427734375</text:p>
          </table:table-cell>
          <table:table-cell office:value-type="float" office:value="0.8857421875" calcext:value-type="float">
            <text:p>0.8857421875</text:p>
          </table:table-cell>
          <table:table-cell/>
        </table:table-row>
        <table:table-row table:style-name="ro1">
          <table:table-cell office:value-type="float" office:value="0.8359375" calcext:value-type="float">
            <text:p>0.835937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20703125" calcext:value-type="float">
            <text:p>0.8720703125</text:p>
          </table:table-cell>
          <table:table-cell office:value-type="float" office:value="0.88232421875" calcext:value-type="float">
            <text:p>0.88232421875</text:p>
          </table:table-cell>
          <table:table-cell office:value-type="float" office:value="0.879150390625" calcext:value-type="float">
            <text:p>0.879150390625</text:p>
          </table:table-cell>
          <table:table-cell office:value-type="float" office:value="0.877197265625" calcext:value-type="float">
            <text:p>0.8771972656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896484375" calcext:value-type="float">
            <text:p>0.8896484375</text:p>
          </table:table-cell>
          <table:table-cell office:value-type="float" office:value="0.88720703125" calcext:value-type="float">
            <text:p>0.88720703125</text:p>
          </table:table-cell>
          <table:table-cell office:value-type="float" office:value="0.8924560546875" calcext:value-type="float">
            <text:p>0.8924560546875</text:p>
          </table:table-cell>
          <table:table-cell office:value-type="float" office:value="0.892822265625" calcext:value-type="float">
            <text:p>0.892822265625</text:p>
          </table:table-cell>
          <table:table-cell/>
        </table:table-row>
        <table:table-row table:style-name="ro1">
          <table:table-cell table:number-columns-repeated="2" office:value-type="float" office:value="0.8671875" calcext:value-type="float">
            <text:p>0.867187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544921875" calcext:value-type="float">
            <text:p>0.8544921875</text:p>
          </table:table-cell>
          <table:table-cell office:value-type="float" office:value="0.85400390625" calcext:value-type="float">
            <text:p>0.85400390625</text:p>
          </table:table-cell>
          <table:table-cell office:value-type="float" office:value="0.8580322265625" calcext:value-type="float">
            <text:p>0.8580322265625</text:p>
          </table:table-cell>
          <table:table-cell office:value-type="float" office:value="0.85919189453125" calcext:value-type="float">
            <text:p>0.8591918945312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9697265625" calcext:value-type="float">
            <text:p>0.89697265625</text:p>
          </table:table-cell>
          <table:table-cell office:value-type="float" office:value="0.89208984375" calcext:value-type="float">
            <text:p>0.89208984375</text:p>
          </table:table-cell>
          <table:table-cell office:value-type="float" office:value="0.8924560546875" calcext:value-type="float">
            <text:p>0.8924560546875</text:p>
          </table:table-cell>
          <table:table-cell office:value-type="float" office:value="0.89105224609375" calcext:value-type="float">
            <text:p>0.891052246093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818359375" calcext:value-type="float">
            <text:p>0.8818359375</text:p>
          </table:table-cell>
          <table:table-cell office:value-type="float" office:value="0.88623046875" calcext:value-type="float">
            <text:p>0.88623046875</text:p>
          </table:table-cell>
          <table:table-cell office:value-type="float" office:value="0.88330078125" calcext:value-type="float">
            <text:p>0.88330078125</text:p>
          </table:table-cell>
          <table:table-cell office:value-type="float" office:value="0.8851318359375" calcext:value-type="float">
            <text:p>0.8851318359375</text:p>
          </table:table-cell>
          <table:table-cell office:value-type="float" office:value="0.8831787109375" calcext:value-type="float">
            <text:p>0.8831787109375</text:p>
          </table:table-cell>
          <table:table-cell/>
        </table:table-row>
        <table:table-row table:style-name="ro1">
          <table:table-cell office:value-type="float" office:value="0.9453125" calcext:value-type="float">
            <text:p>0.9453125</text:p>
          </table:table-cell>
          <table:table-cell office:value-type="float" office:value="0.93359375" calcext:value-type="float">
            <text:p>0.93359375</text:p>
          </table:table-cell>
          <table:table-cell office:value-type="float" office:value="0.927734375" calcext:value-type="float">
            <text:p>0.927734375</text:p>
          </table:table-cell>
          <table:table-cell office:value-type="float" office:value="0.923828125" calcext:value-type="float">
            <text:p>0.923828125</text:p>
          </table:table-cell>
          <table:table-cell office:value-type="float" office:value="0.9189453125" calcext:value-type="float">
            <text:p>0.9189453125</text:p>
          </table:table-cell>
          <table:table-cell office:value-type="float" office:value="0.919677734375" calcext:value-type="float">
            <text:p>0.919677734375</text:p>
          </table:table-cell>
          <table:table-cell office:value-type="float" office:value="0.9210205078125" calcext:value-type="float">
            <text:p>0.9210205078125</text:p>
          </table:table-cell>
          <table:table-cell office:value-type="float" office:value="0.92181396484375" calcext:value-type="float">
            <text:p>0.9218139648437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779296875" calcext:value-type="float">
            <text:p>0.8779296875</text:p>
          </table:table-cell>
          <table:table-cell office:value-type="float" office:value="0.8818359375" calcext:value-type="float">
            <text:p>0.8818359375</text:p>
          </table:table-cell>
          <table:table-cell office:value-type="float" office:value="0.881591796875" calcext:value-type="float">
            <text:p>0.881591796875</text:p>
          </table:table-cell>
          <table:table-cell office:value-type="float" office:value="0.8843994140625" calcext:value-type="float">
            <text:p>0.8843994140625</text:p>
          </table:table-cell>
          <table:table-cell office:value-type="float" office:value="0.8857421875" calcext:value-type="float">
            <text:p>0.8857421875</text:p>
          </table:table-cell>
          <table:table-cell/>
        </table:table-row>
        <table:table-row table:style-name="ro1">
          <table:table-cell table:number-columns-repeated="2" office:value-type="float" office:value="0.8125" calcext:value-type="float">
            <text:p>0.8125</text:p>
          </table:table-cell>
          <table:table-cell office:value-type="float" office:value="0.830078125" calcext:value-type="float">
            <text:p>0.830078125</text:p>
          </table:table-cell>
          <table:table-cell office:value-type="float" office:value="0.8349609375" calcext:value-type="float">
            <text:p>0.8349609375</text:p>
          </table:table-cell>
          <table:table-cell office:value-type="float" office:value="0.83251953125" calcext:value-type="float">
            <text:p>0.83251953125</text:p>
          </table:table-cell>
          <table:table-cell office:value-type="float" office:value="0.829833984375" calcext:value-type="float">
            <text:p>0.829833984375</text:p>
          </table:table-cell>
          <table:table-cell office:value-type="float" office:value="0.8331298828125" calcext:value-type="float">
            <text:p>0.8331298828125</text:p>
          </table:table-cell>
          <table:table-cell office:value-type="float" office:value="0.83563232421875" calcext:value-type="float">
            <text:p>0.83563232421875</text:p>
          </table:table-cell>
          <table:table-cell/>
        </table:table-row>
        <table:table-row table:style-name="ro1">
          <table:table-cell table:number-columns-repeated="2" office:value-type="float" office:value="0.8046875" calcext:value-type="float">
            <text:p>0.8046875</text:p>
          </table:table-cell>
          <table:table-cell office:value-type="float" office:value="0.80859375" calcext:value-type="float">
            <text:p>0.80859375</text:p>
          </table:table-cell>
          <table:table-cell office:value-type="float" office:value="0.818359375" calcext:value-type="float">
            <text:p>0.818359375</text:p>
          </table:table-cell>
          <table:table-cell office:value-type="float" office:value="0.82568359375" calcext:value-type="float">
            <text:p>0.82568359375</text:p>
          </table:table-cell>
          <table:table-cell office:value-type="float" office:value="0.825927734375" calcext:value-type="float">
            <text:p>0.825927734375</text:p>
          </table:table-cell>
          <table:table-cell office:value-type="float" office:value="0.827392578125" calcext:value-type="float">
            <text:p>0.827392578125</text:p>
          </table:table-cell>
          <table:table-cell office:value-type="float" office:value="0.8294677734375" calcext:value-type="float">
            <text:p>0.829467773437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16015625" calcext:value-type="float">
            <text:p>0.91601562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1650390625" calcext:value-type="float">
            <text:p>0.91650390625</text:p>
          </table:table-cell>
          <table:table-cell office:value-type="float" office:value="0.913818359375" calcext:value-type="float">
            <text:p>0.913818359375</text:p>
          </table:table-cell>
          <table:table-cell office:value-type="float" office:value="0.9129638671875" calcext:value-type="float">
            <text:p>0.9129638671875</text:p>
          </table:table-cell>
          <table:table-cell office:value-type="float" office:value="0.9149169921875" calcext:value-type="float">
            <text:p>0.91491699218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57421875" calcext:value-type="float">
            <text:p>0.857421875</text:p>
          </table:table-cell>
          <table:table-cell office:value-type="float" office:value="0.853515625" calcext:value-type="float">
            <text:p>0.85351562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52783203125" calcext:value-type="float">
            <text:p>0.852783203125</text:p>
          </table:table-cell>
          <table:table-cell office:value-type="float" office:value="0.8555908203125" calcext:value-type="float">
            <text:p>0.8555908203125</text:p>
          </table:table-cell>
          <table:table-cell office:value-type="float" office:value="0.8580322265625" calcext:value-type="float">
            <text:p>0.858032226562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642578125" calcext:value-type="float">
            <text:p>0.8642578125</text:p>
          </table:table-cell>
          <table:table-cell office:value-type="float" office:value="0.86279296875" calcext:value-type="float">
            <text:p>0.86279296875</text:p>
          </table:table-cell>
          <table:table-cell office:value-type="float" office:value="0.86767578125" calcext:value-type="float">
            <text:p>0.86767578125</text:p>
          </table:table-cell>
          <table:table-cell office:value-type="float" office:value="0.8668212890625" calcext:value-type="float">
            <text:p>0.8668212890625</text:p>
          </table:table-cell>
          <table:table-cell office:value-type="float" office:value="0.86370849609375" calcext:value-type="float">
            <text:p>0.86370849609375</text:p>
          </table:table-cell>
          <table:table-cell/>
        </table:table-row>
        <table:table-row table:style-name="ro1">
          <table:table-cell table:number-columns-repeated="2" office:value-type="float" office:value="0.8671875" calcext:value-type="float">
            <text:p>0.867187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701171875" calcext:value-type="float">
            <text:p>0.8701171875</text:p>
          </table:table-cell>
          <table:table-cell office:value-type="float" office:value="0.86962890625" calcext:value-type="float">
            <text:p>0.86962890625</text:p>
          </table:table-cell>
          <table:table-cell office:value-type="float" office:value="0.867919921875" calcext:value-type="float">
            <text:p>0.867919921875</text:p>
          </table:table-cell>
          <table:table-cell office:value-type="float" office:value="0.86767578125" calcext:value-type="float">
            <text:p>0.86767578125</text:p>
          </table:table-cell>
          <table:table-cell office:value-type="float" office:value="0.86700439453125" calcext:value-type="float">
            <text:p>0.86700439453125</text:p>
          </table:table-cell>
          <table:table-cell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7939453125" calcext:value-type="float">
            <text:p>0.87939453125</text:p>
          </table:table-cell>
          <table:table-cell office:value-type="float" office:value="0.875244140625" calcext:value-type="float">
            <text:p>0.875244140625</text:p>
          </table:table-cell>
          <table:table-cell office:value-type="float" office:value="0.8741455078125" calcext:value-type="float">
            <text:p>0.8741455078125</text:p>
          </table:table-cell>
          <table:table-cell office:value-type="float" office:value="0.87481689453125" calcext:value-type="float">
            <text:p>0.8748168945312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57421875" calcext:value-type="float">
            <text:p>0.857421875</text:p>
          </table:table-cell>
          <table:table-cell office:value-type="float" office:value="0.8740234375" calcext:value-type="float">
            <text:p>0.8740234375</text:p>
          </table:table-cell>
          <table:table-cell office:value-type="float" office:value="0.87841796875" calcext:value-type="float">
            <text:p>0.87841796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775634765625" calcext:value-type="float">
            <text:p>0.8775634765625</text:p>
          </table:table-cell>
          <table:table-cell office:value-type="float" office:value="0.877197265625" calcext:value-type="float">
            <text:p>0.87719726562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720703125" calcext:value-type="float">
            <text:p>0.8720703125</text:p>
          </table:table-cell>
          <table:table-cell office:value-type="float" office:value="0.86962890625" calcext:value-type="float">
            <text:p>0.86962890625</text:p>
          </table:table-cell>
          <table:table-cell office:value-type="float" office:value="0.8662109375" calcext:value-type="float">
            <text:p>0.8662109375</text:p>
          </table:table-cell>
          <table:table-cell office:value-type="float" office:value="0.8690185546875" calcext:value-type="float">
            <text:p>0.8690185546875</text:p>
          </table:table-cell>
          <table:table-cell office:value-type="float" office:value="0.87005615234375" calcext:value-type="float">
            <text:p>0.870056152343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8818359375" calcext:value-type="float">
            <text:p>0.88818359375</text:p>
          </table:table-cell>
          <table:table-cell office:value-type="float" office:value="0.895263671875" calcext:value-type="float">
            <text:p>0.895263671875</text:p>
          </table:table-cell>
          <table:table-cell office:value-type="float" office:value="0.892822265625" calcext:value-type="float">
            <text:p>0.892822265625</text:p>
          </table:table-cell>
          <table:table-cell office:value-type="float" office:value="0.8935546875" calcext:value-type="float">
            <text:p>0.893554687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798828125" calcext:value-type="float">
            <text:p>0.8798828125</text:p>
          </table:table-cell>
          <table:table-cell office:value-type="float" office:value="0.88134765625" calcext:value-type="float">
            <text:p>0.88134765625</text:p>
          </table:table-cell>
          <table:table-cell office:value-type="float" office:value="0.8837890625" calcext:value-type="float">
            <text:p>0.8837890625</text:p>
          </table:table-cell>
          <table:table-cell office:value-type="float" office:value="0.884033203125" calcext:value-type="float">
            <text:p>0.884033203125</text:p>
          </table:table-cell>
          <table:table-cell office:value-type="float" office:value="0.8828125" calcext:value-type="float">
            <text:p>0.8828125</text:p>
          </table:table-cell>
          <table:table-cell/>
        </table:table-row>
        <table:table-row table:style-name="ro1">
          <table:table-cell table:number-columns-repeated="2" office:value-type="float" office:value="0.890625" calcext:value-type="float">
            <text:p>0.89062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7744140625" calcext:value-type="float">
            <text:p>0.87744140625</text:p>
          </table:table-cell>
          <table:table-cell office:value-type="float" office:value="0.880126953125" calcext:value-type="float">
            <text:p>0.880126953125</text:p>
          </table:table-cell>
          <table:table-cell office:value-type="float" office:value="0.87646484375" calcext:value-type="float">
            <text:p>0.87646484375</text:p>
          </table:table-cell>
          <table:table-cell office:value-type="float" office:value="0.8768310546875" calcext:value-type="float">
            <text:p>0.8768310546875</text:p>
          </table:table-cell>
          <table:table-cell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94140625" calcext:value-type="float">
            <text:p>0.94140625</text:p>
          </table:table-cell>
          <table:table-cell office:value-type="float" office:value="0.93359375" calcext:value-type="float">
            <text:p>0.93359375</text:p>
          </table:table-cell>
          <table:table-cell office:value-type="float" office:value="0.9345703125" calcext:value-type="float">
            <text:p>0.9345703125</text:p>
          </table:table-cell>
          <table:table-cell office:value-type="float" office:value="0.92138671875" calcext:value-type="float">
            <text:p>0.92138671875</text:p>
          </table:table-cell>
          <table:table-cell office:value-type="float" office:value="0.91796875" calcext:value-type="float">
            <text:p>0.9179687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139404296875" calcext:value-type="float">
            <text:p>0.913940429687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91796875" calcext:value-type="float">
            <text:p>0.91796875</text:p>
          </table:table-cell>
          <table:table-cell office:value-type="float" office:value="0.92578125" calcext:value-type="float">
            <text:p>0.92578125</text:p>
          </table:table-cell>
          <table:table-cell office:value-type="float" office:value="0.919921875" calcext:value-type="float">
            <text:p>0.919921875</text:p>
          </table:table-cell>
          <table:table-cell office:value-type="float" office:value="0.9228515625" calcext:value-type="float">
            <text:p>0.9228515625</text:p>
          </table:table-cell>
          <table:table-cell office:value-type="float" office:value="0.91943359375" calcext:value-type="float">
            <text:p>0.91943359375</text:p>
          </table:table-cell>
          <table:table-cell office:value-type="float" office:value="0.9180908203125" calcext:value-type="float">
            <text:p>0.9180908203125</text:p>
          </table:table-cell>
          <table:table-cell office:value-type="float" office:value="0.919189453125" calcext:value-type="float">
            <text:p>0.91918945312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798828125" calcext:value-type="float">
            <text:p>0.8798828125</text:p>
          </table:table-cell>
          <table:table-cell office:value-type="float" office:value="0.8818359375" calcext:value-type="float">
            <text:p>0.8818359375</text:p>
          </table:table-cell>
          <table:table-cell office:value-type="float" office:value="0.87939453125" calcext:value-type="float">
            <text:p>0.87939453125</text:p>
          </table:table-cell>
          <table:table-cell office:value-type="float" office:value="0.880126953125" calcext:value-type="float">
            <text:p>0.880126953125</text:p>
          </table:table-cell>
          <table:table-cell office:value-type="float" office:value="0.8819580078125" calcext:value-type="float">
            <text:p>0.8819580078125</text:p>
          </table:table-cell>
          <table:table-cell/>
        </table:table-row>
        <table:table-row table:style-name="ro1">
          <table:table-cell office:value-type="float" office:value="0.9453125" calcext:value-type="float">
            <text:p>0.945312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9072265625" calcext:value-type="float">
            <text:p>0.9072265625</text:p>
          </table:table-cell>
          <table:table-cell office:value-type="float" office:value="0.90673828125" calcext:value-type="float">
            <text:p>0.90673828125</text:p>
          </table:table-cell>
          <table:table-cell office:value-type="float" office:value="0.904052734375" calcext:value-type="float">
            <text:p>0.904052734375</text:p>
          </table:table-cell>
          <table:table-cell office:value-type="float" office:value="0.9031982421875" calcext:value-type="float">
            <text:p>0.9031982421875</text:p>
          </table:table-cell>
          <table:table-cell office:value-type="float" office:value="0.9052734375" calcext:value-type="float">
            <text:p>0.905273437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779296875" calcext:value-type="float">
            <text:p>0.8779296875</text:p>
          </table:table-cell>
          <table:table-cell office:value-type="float" office:value="0.87744140625" calcext:value-type="float">
            <text:p>0.87744140625</text:p>
          </table:table-cell>
          <table:table-cell office:value-type="float" office:value="0.869384765625" calcext:value-type="float">
            <text:p>0.869384765625</text:p>
          </table:table-cell>
          <table:table-cell office:value-type="float" office:value="0.8665771484375" calcext:value-type="float">
            <text:p>0.8665771484375</text:p>
          </table:table-cell>
          <table:table-cell office:value-type="float" office:value="0.86566162109375" calcext:value-type="float">
            <text:p>0.8656616210937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76953125" calcext:value-type="float">
            <text:p>0.8876953125</text:p>
          </table:table-cell>
          <table:table-cell office:value-type="float" office:value="0.88134765625" calcext:value-type="float">
            <text:p>0.88134765625</text:p>
          </table:table-cell>
          <table:table-cell office:value-type="float" office:value="0.882080078125" calcext:value-type="float">
            <text:p>0.882080078125</text:p>
          </table:table-cell>
          <table:table-cell office:value-type="float" office:value="0.8831787109375" calcext:value-type="float">
            <text:p>0.8831787109375</text:p>
          </table:table-cell>
          <table:table-cell office:value-type="float" office:value="0.88189697265625" calcext:value-type="float">
            <text:p>0.8818969726562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table:number-columns-repeated="2" office:value-type="float" office:value="0.87109375" calcext:value-type="float">
            <text:p>0.87109375</text:p>
          </table:table-cell>
          <table:table-cell office:value-type="float" office:value="0.8681640625" calcext:value-type="float">
            <text:p>0.8681640625</text:p>
          </table:table-cell>
          <table:table-cell office:value-type="float" office:value="0.87744140625" calcext:value-type="float">
            <text:p>0.87744140625</text:p>
          </table:table-cell>
          <table:table-cell office:value-type="float" office:value="0.88330078125" calcext:value-type="float">
            <text:p>0.88330078125</text:p>
          </table:table-cell>
          <table:table-cell office:value-type="float" office:value="0.8831787109375" calcext:value-type="float">
            <text:p>0.8831787109375</text:p>
          </table:table-cell>
          <table:table-cell office:value-type="float" office:value="0.88494873046875" calcext:value-type="float">
            <text:p>0.8849487304687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3203125" calcext:value-type="float">
            <text:p>0.83203125</text:p>
          </table:table-cell>
          <table:table-cell office:value-type="float" office:value="0.83984375" calcext:value-type="float">
            <text:p>0.83984375</text:p>
          </table:table-cell>
          <table:table-cell office:value-type="float" office:value="0.83447265625" calcext:value-type="float">
            <text:p>0.83447265625</text:p>
          </table:table-cell>
          <table:table-cell office:value-type="float" office:value="0.83935546875" calcext:value-type="float">
            <text:p>0.83935546875</text:p>
          </table:table-cell>
          <table:table-cell office:value-type="float" office:value="0.844970703125" calcext:value-type="float">
            <text:p>0.844970703125</text:p>
          </table:table-cell>
          <table:table-cell office:value-type="float" office:value="0.84661865234375" calcext:value-type="float">
            <text:p>0.84661865234375</text:p>
          </table:table-cell>
          <table:table-cell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98828125" calcext:value-type="float">
            <text:p>0.8798828125</text:p>
          </table:table-cell>
          <table:table-cell office:value-type="float" office:value="0.884765625" calcext:value-type="float">
            <text:p>0.884765625</text:p>
          </table:table-cell>
          <table:table-cell table:number-columns-repeated="2" office:value-type="float" office:value="0.885498046875" calcext:value-type="float">
            <text:p>0.885498046875</text:p>
          </table:table-cell>
          <table:table-cell office:value-type="float" office:value="0.88555908203125" calcext:value-type="float">
            <text:p>0.88555908203125</text:p>
          </table:table-cell>
          <table:table-cell/>
        </table:table-row>
        <table:table-row table:style-name="ro1">
          <table:table-cell table:number-columns-repeated="2" office:value-type="float" office:value="0.921875" calcext:value-type="float">
            <text:p>0.921875</text:p>
          </table:table-cell>
          <table:table-cell office:value-type="float" office:value="0.919921875" calcext:value-type="float">
            <text:p>0.919921875</text:p>
          </table:table-cell>
          <table:table-cell office:value-type="float" office:value="0.9296875" calcext:value-type="float">
            <text:p>0.9296875</text:p>
          </table:table-cell>
          <table:table-cell office:value-type="float" office:value="0.92529296875" calcext:value-type="float">
            <text:p>0.92529296875</text:p>
          </table:table-cell>
          <table:table-cell office:value-type="float" office:value="0.92578125" calcext:value-type="float">
            <text:p>0.92578125</text:p>
          </table:table-cell>
          <table:table-cell office:value-type="float" office:value="0.92626953125" calcext:value-type="float">
            <text:p>0.92626953125</text:p>
          </table:table-cell>
          <table:table-cell office:value-type="float" office:value="0.926513671875" calcext:value-type="float">
            <text:p>0.926513671875</text:p>
          </table:table-cell>
          <table:table-cell/>
        </table:table-row>
        <table:table-row table:style-name="ro1">
          <table:table-cell table:number-columns-repeated="2" office:value-type="float" office:value="0.859375" calcext:value-type="float">
            <text:p>0.859375</text:p>
          </table:table-cell>
          <table:table-cell office:value-type="float" office:value="0.841796875" calcext:value-type="float">
            <text:p>0.841796875</text:p>
          </table:table-cell>
          <table:table-cell office:value-type="float" office:value="0.837890625" calcext:value-type="float">
            <text:p>0.837890625</text:p>
          </table:table-cell>
          <table:table-cell office:value-type="float" office:value="0.84814453125" calcext:value-type="float">
            <text:p>0.84814453125</text:p>
          </table:table-cell>
          <table:table-cell office:value-type="float" office:value="0.84619140625" calcext:value-type="float">
            <text:p>0.84619140625</text:p>
          </table:table-cell>
          <table:table-cell office:value-type="float" office:value="0.8436279296875" calcext:value-type="float">
            <text:p>0.8436279296875</text:p>
          </table:table-cell>
          <table:table-cell office:value-type="float" office:value="0.84417724609375" calcext:value-type="float">
            <text:p>0.8441772460937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9892578125" calcext:value-type="float">
            <text:p>0.889892578125</text:p>
          </table:table-cell>
          <table:table-cell office:value-type="float" office:value="0.8885498046875" calcext:value-type="float">
            <text:p>0.8885498046875</text:p>
          </table:table-cell>
          <table:table-cell office:value-type="float" office:value="0.89044189453125" calcext:value-type="float">
            <text:p>0.89044189453125</text:p>
          </table:table-cell>
          <table:table-cell/>
        </table:table-row>
        <table:table-row table:style-name="ro1">
          <table:table-cell office:value-type="float" office:value="0.9453125" calcext:value-type="float">
            <text:p>0.9453125</text:p>
          </table:table-cell>
          <table:table-cell office:value-type="float" office:value="0.93359375" calcext:value-type="float">
            <text:p>0.93359375</text:p>
          </table:table-cell>
          <table:table-cell office:value-type="float" office:value="0.92578125" calcext:value-type="float">
            <text:p>0.92578125</text:p>
          </table:table-cell>
          <table:table-cell office:value-type="float" office:value="0.9267578125" calcext:value-type="float">
            <text:p>0.9267578125</text:p>
          </table:table-cell>
          <table:table-cell office:value-type="float" office:value="0.92822265625" calcext:value-type="float">
            <text:p>0.92822265625</text:p>
          </table:table-cell>
          <table:table-cell office:value-type="float" office:value="0.9287109375" calcext:value-type="float">
            <text:p>0.9287109375</text:p>
          </table:table-cell>
          <table:table-cell office:value-type="float" office:value="0.9268798828125" calcext:value-type="float">
            <text:p>0.9268798828125</text:p>
          </table:table-cell>
          <table:table-cell office:value-type="float" office:value="0.9278564453125" calcext:value-type="float">
            <text:p>0.927856445312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1015625" calcext:value-type="float">
            <text:p>0.91015625</text:p>
          </table:table-cell>
          <table:table-cell table:number-columns-repeated="2" office:value-type="float" office:value="0.8974609375" calcext:value-type="float">
            <text:p>0.8974609375</text:p>
          </table:table-cell>
          <table:table-cell office:value-type="float" office:value="0.898681640625" calcext:value-type="float">
            <text:p>0.898681640625</text:p>
          </table:table-cell>
          <table:table-cell office:value-type="float" office:value="0.899658203125" calcext:value-type="float">
            <text:p>0.899658203125</text:p>
          </table:table-cell>
          <table:table-cell office:value-type="float" office:value="0.89935302734375" calcext:value-type="float">
            <text:p>0.89935302734375</text:p>
          </table:table-cell>
          <table:table-cell/>
        </table:table-row>
        <table:table-row table:style-name="ro1">
          <table:table-cell office:value-type="float" office:value="0.828125" calcext:value-type="float">
            <text:p>0.82812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4267578125" calcext:value-type="float">
            <text:p>0.874267578125</text:p>
          </table:table-cell>
          <table:table-cell office:value-type="float" office:value="0.875" calcext:value-type="float">
            <text:p>0.87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169921875" calcext:value-type="float">
            <text:p>0.9169921875</text:p>
          </table:table-cell>
          <table:table-cell office:value-type="float" office:value="0.9130859375" calcext:value-type="float">
            <text:p>0.9130859375</text:p>
          </table:table-cell>
          <table:table-cell office:value-type="float" office:value="0.90576171875" calcext:value-type="float">
            <text:p>0.90576171875</text:p>
          </table:table-cell>
          <table:table-cell office:value-type="float" office:value="0.906005859375" calcext:value-type="float">
            <text:p>0.906005859375</text:p>
          </table:table-cell>
          <table:table-cell office:value-type="float" office:value="0.90576171875" calcext:value-type="float">
            <text:p>0.90576171875</text:p>
          </table:table-cell>
          <table:table-cell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9697265625" calcext:value-type="float">
            <text:p>0.896972656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97705078125" calcext:value-type="float">
            <text:p>0.897705078125</text:p>
          </table:table-cell>
          <table:table-cell office:value-type="float" office:value="0.89837646484375" calcext:value-type="float">
            <text:p>0.89837646484375</text:p>
          </table:table-cell>
          <table:table-cell/>
        </table:table-row>
        <table:table-row table:style-name="ro1">
          <table:table-cell office:value-type="float" office:value="0.8359375" calcext:value-type="float">
            <text:p>0.835937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61328125" calcext:value-type="float">
            <text:p>0.861328125</text:p>
          </table:table-cell>
          <table:table-cell office:value-type="float" office:value="0.8583984375" calcext:value-type="float">
            <text:p>0.8583984375</text:p>
          </table:table-cell>
          <table:table-cell office:value-type="float" office:value="0.8525390625" calcext:value-type="float">
            <text:p>0.8525390625</text:p>
          </table:table-cell>
          <table:table-cell office:value-type="float" office:value="0.858642578125" calcext:value-type="float">
            <text:p>0.858642578125</text:p>
          </table:table-cell>
          <table:table-cell office:value-type="float" office:value="0.8604736328125" calcext:value-type="float">
            <text:p>0.8604736328125</text:p>
          </table:table-cell>
          <table:table-cell office:value-type="float" office:value="0.85845947265625" calcext:value-type="float">
            <text:p>0.8584594726562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9013671875" calcext:value-type="float">
            <text:p>0.9013671875</text:p>
          </table:table-cell>
          <table:table-cell office:value-type="float" office:value="0.9072265625" calcext:value-type="float">
            <text:p>0.9072265625</text:p>
          </table:table-cell>
          <table:table-cell office:value-type="float" office:value="0.90478515625" calcext:value-type="float">
            <text:p>0.90478515625</text:p>
          </table:table-cell>
          <table:table-cell office:value-type="float" office:value="0.903564453125" calcext:value-type="float">
            <text:p>0.903564453125</text:p>
          </table:table-cell>
          <table:table-cell office:value-type="float" office:value="0.904296875" calcext:value-type="float">
            <text:p>0.90429687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857421875" calcext:value-type="float">
            <text:p>0.8857421875</text:p>
          </table:table-cell>
          <table:table-cell office:value-type="float" office:value="0.88916015625" calcext:value-type="float">
            <text:p>0.88916015625</text:p>
          </table:table-cell>
          <table:table-cell office:value-type="float" office:value="0.88623046875" calcext:value-type="float">
            <text:p>0.88623046875</text:p>
          </table:table-cell>
          <table:table-cell office:value-type="float" office:value="0.8876953125" calcext:value-type="float">
            <text:p>0.8876953125</text:p>
          </table:table-cell>
          <table:table-cell office:value-type="float" office:value="0.88665771484375" calcext:value-type="float">
            <text:p>0.886657714843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779296875" calcext:value-type="float">
            <text:p>0.877929687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7939453125" calcext:value-type="float">
            <text:p>0.87939453125</text:p>
          </table:table-cell>
          <table:table-cell office:value-type="float" office:value="0.8822021484375" calcext:value-type="float">
            <text:p>0.8822021484375</text:p>
          </table:table-cell>
          <table:table-cell office:value-type="float" office:value="0.88104248046875" calcext:value-type="float">
            <text:p>0.8810424804687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28125" calcext:value-type="float">
            <text:p>0.8828125</text:p>
          </table:table-cell>
          <table:table-cell table:number-columns-repeated="2" office:value-type="float" office:value="0.884033203125" calcext:value-type="float">
            <text:p>0.884033203125</text:p>
          </table:table-cell>
          <table:table-cell office:value-type="float" office:value="0.8841552734375" calcext:value-type="float">
            <text:p>0.8841552734375</text:p>
          </table:table-cell>
          <table:table-cell/>
        </table:table-row>
        <table:table-row table:style-name="ro1">
          <table:table-cell table:number-columns-repeated="2" office:value-type="float" office:value="0.8671875" calcext:value-type="float">
            <text:p>0.867187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0849609375" calcext:value-type="float">
            <text:p>0.870849609375</text:p>
          </table:table-cell>
          <table:table-cell office:value-type="float" office:value="0.876220703125" calcext:value-type="float">
            <text:p>0.876220703125</text:p>
          </table:table-cell>
          <table:table-cell office:value-type="float" office:value="0.876953125" calcext:value-type="float">
            <text:p>0.87695312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060546875" calcext:value-type="float">
            <text:p>0.87060546875</text:p>
          </table:table-cell>
          <table:table-cell office:value-type="float" office:value="0.872314453125" calcext:value-type="float">
            <text:p>0.872314453125</text:p>
          </table:table-cell>
          <table:table-cell office:value-type="float" office:value="0.8692626953125" calcext:value-type="float">
            <text:p>0.8692626953125</text:p>
          </table:table-cell>
          <table:table-cell office:value-type="float" office:value="0.86968994140625" calcext:value-type="float">
            <text:p>0.86968994140625</text:p>
          </table:table-cell>
          <table:table-cell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94140625" calcext:value-type="float">
            <text:p>0.94140625</text:p>
          </table:table-cell>
          <table:table-cell office:value-type="float" office:value="0.931640625" calcext:value-type="float">
            <text:p>0.931640625</text:p>
          </table:table-cell>
          <table:table-cell office:value-type="float" office:value="0.9365234375" calcext:value-type="float">
            <text:p>0.9365234375</text:p>
          </table:table-cell>
          <table:table-cell office:value-type="float" office:value="0.93701171875" calcext:value-type="float">
            <text:p>0.93701171875</text:p>
          </table:table-cell>
          <table:table-cell office:value-type="float" office:value="0.93505859375" calcext:value-type="float">
            <text:p>0.93505859375</text:p>
          </table:table-cell>
          <table:table-cell office:value-type="float" office:value="0.933837890625" calcext:value-type="float">
            <text:p>0.933837890625</text:p>
          </table:table-cell>
          <table:table-cell office:value-type="float" office:value="0.931884765625" calcext:value-type="float">
            <text:p>0.931884765625</text:p>
          </table:table-cell>
          <table:table-cell/>
        </table:table-row>
        <table:table-row table:style-name="ro1">
          <table:table-cell office:value-type="float" office:value="0.8359375" calcext:value-type="float">
            <text:p>0.8359375</text:p>
          </table:table-cell>
          <table:table-cell office:value-type="float" office:value="0.83203125" calcext:value-type="float">
            <text:p>0.8320312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939453125" calcext:value-type="float">
            <text:p>0.87939453125</text:p>
          </table:table-cell>
          <table:table-cell office:value-type="float" office:value="0.882080078125" calcext:value-type="float">
            <text:p>0.882080078125</text:p>
          </table:table-cell>
          <table:table-cell office:value-type="float" office:value="0.8790283203125" calcext:value-type="float">
            <text:p>0.8790283203125</text:p>
          </table:table-cell>
          <table:table-cell office:value-type="float" office:value="0.87884521484375" calcext:value-type="float">
            <text:p>0.8788452148437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0625" calcext:value-type="float">
            <text:p>0.90625</text:p>
          </table:table-cell>
          <table:table-cell table:number-columns-repeated="2" office:value-type="float" office:value="0.9140625" calcext:value-type="float">
            <text:p>0.9140625</text:p>
          </table:table-cell>
          <table:table-cell office:value-type="float" office:value="0.91748046875" calcext:value-type="float">
            <text:p>0.91748046875</text:p>
          </table:table-cell>
          <table:table-cell office:value-type="float" office:value="0.9189453125" calcext:value-type="float">
            <text:p>0.9189453125</text:p>
          </table:table-cell>
          <table:table-cell office:value-type="float" office:value="0.91888427734375" calcext:value-type="float">
            <text:p>0.91888427734375</text:p>
          </table:table-cell>
          <table:table-cell/>
        </table:table-row>
        <table:table-row table:style-name="ro1">
          <table:table-cell office:value-type="float" office:value="0.84375" calcext:value-type="float">
            <text:p>0.84375</text:p>
          </table:table-cell>
          <table:table-cell table:number-columns-repeated="2" office:value-type="float" office:value="0.8515625" calcext:value-type="float">
            <text:p>0.8515625</text:p>
          </table:table-cell>
          <table:table-cell office:value-type="float" office:value="0.8505859375" calcext:value-type="float">
            <text:p>0.8505859375</text:p>
          </table:table-cell>
          <table:table-cell office:value-type="float" office:value="0.85009765625" calcext:value-type="float">
            <text:p>0.85009765625</text:p>
          </table:table-cell>
          <table:table-cell office:value-type="float" office:value="0.8525390625" calcext:value-type="float">
            <text:p>0.8525390625</text:p>
          </table:table-cell>
          <table:table-cell office:value-type="float" office:value="0.85302734375" calcext:value-type="float">
            <text:p>0.85302734375</text:p>
          </table:table-cell>
          <table:table-cell office:value-type="float" office:value="0.84869384765625" calcext:value-type="float">
            <text:p>0.8486938476562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8173828125" calcext:value-type="float">
            <text:p>0.878173828125</text:p>
          </table:table-cell>
          <table:table-cell office:value-type="float" office:value="0.8778076171875" calcext:value-type="float">
            <text:p>0.8778076171875</text:p>
          </table:table-cell>
          <table:table-cell office:value-type="float" office:value="0.8826904296875" calcext:value-type="float">
            <text:p>0.882690429687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table:number-columns-repeated="2" office:value-type="float" office:value="0.92578125" calcext:value-type="float">
            <text:p>0.92578125</text:p>
          </table:table-cell>
          <table:table-cell office:value-type="float" office:value="0.9296875" calcext:value-type="float">
            <text:p>0.9296875</text:p>
          </table:table-cell>
          <table:table-cell office:value-type="float" office:value="0.92724609375" calcext:value-type="float">
            <text:p>0.92724609375</text:p>
          </table:table-cell>
          <table:table-cell office:value-type="float" office:value="0.9228515625" calcext:value-type="float">
            <text:p>0.9228515625</text:p>
          </table:table-cell>
          <table:table-cell office:value-type="float" office:value="0.921142578125" calcext:value-type="float">
            <text:p>0.921142578125</text:p>
          </table:table-cell>
          <table:table-cell office:value-type="float" office:value="0.9224853515625" calcext:value-type="float">
            <text:p>0.922485351562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7109375" calcext:value-type="float">
            <text:p>0.87109375</text:p>
          </table:table-cell>
          <table:table-cell table:number-columns-repeated="2" office:value-type="float" office:value="0.873046875" calcext:value-type="float">
            <text:p>0.873046875</text:p>
          </table:table-cell>
          <table:table-cell office:value-type="float" office:value="0.8798828125" calcext:value-type="float">
            <text:p>0.8798828125</text:p>
          </table:table-cell>
          <table:table-cell office:value-type="float" office:value="0.8818359375" calcext:value-type="float">
            <text:p>0.8818359375</text:p>
          </table:table-cell>
          <table:table-cell office:value-type="float" office:value="0.8785400390625" calcext:value-type="float">
            <text:p>0.8785400390625</text:p>
          </table:table-cell>
          <table:table-cell office:value-type="float" office:value="0.8802490234375" calcext:value-type="float">
            <text:p>0.880249023437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1259765625" calcext:value-type="float">
            <text:p>0.9125976562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132080078125" calcext:value-type="float">
            <text:p>0.9132080078125</text:p>
          </table:table-cell>
          <table:table-cell office:value-type="float" office:value="0.91461181640625" calcext:value-type="float">
            <text:p>0.9146118164062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033203125" calcext:value-type="float">
            <text:p>0.9033203125</text:p>
          </table:table-cell>
          <table:table-cell office:value-type="float" office:value="0.89990234375" calcext:value-type="float">
            <text:p>0.89990234375</text:p>
          </table:table-cell>
          <table:table-cell office:value-type="float" office:value="0.90380859375" calcext:value-type="float">
            <text:p>0.90380859375</text:p>
          </table:table-cell>
          <table:table-cell office:value-type="float" office:value="0.90185546875" calcext:value-type="float">
            <text:p>0.90185546875</text:p>
          </table:table-cell>
          <table:table-cell office:value-type="float" office:value="0.904541015625" calcext:value-type="float">
            <text:p>0.90454101562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052734375" calcext:value-type="float">
            <text:p>0.9052734375</text:p>
          </table:table-cell>
          <table:table-cell office:value-type="float" office:value="0.90869140625" calcext:value-type="float">
            <text:p>0.90869140625</text:p>
          </table:table-cell>
          <table:table-cell office:value-type="float" office:value="0.9124755859375" calcext:value-type="float">
            <text:p>0.9124755859375</text:p>
          </table:table-cell>
          <table:table-cell office:value-type="float" office:value="0.91278076171875" calcext:value-type="float">
            <text:p>0.9127807617187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8974609375" calcext:value-type="float">
            <text:p>0.8974609375</text:p>
          </table:table-cell>
          <table:table-cell office:value-type="float" office:value="0.89892578125" calcext:value-type="float">
            <text:p>0.89892578125</text:p>
          </table:table-cell>
          <table:table-cell office:value-type="float" office:value="0.896240234375" calcext:value-type="float">
            <text:p>0.896240234375</text:p>
          </table:table-cell>
          <table:table-cell office:value-type="float" office:value="0.89404296875" calcext:value-type="float">
            <text:p>0.89404296875</text:p>
          </table:table-cell>
          <table:table-cell office:value-type="float" office:value="0.89501953125" calcext:value-type="float">
            <text:p>0.8950195312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916015625" calcext:value-type="float">
            <text:p>0.8916015625</text:p>
          </table:table-cell>
          <table:table-cell table:number-columns-repeated="2" office:value-type="float" office:value="0.88330078125" calcext:value-type="float">
            <text:p>0.88330078125</text:p>
          </table:table-cell>
          <table:table-cell office:value-type="float" office:value="0.883056640625" calcext:value-type="float">
            <text:p>0.883056640625</text:p>
          </table:table-cell>
          <table:table-cell office:value-type="float" office:value="0.88446044921875" calcext:value-type="float">
            <text:p>0.884460449218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037109375" calcext:value-type="float">
            <text:p>0.88037109375</text:p>
          </table:table-cell>
          <table:table-cell office:value-type="float" office:value="0.8804931640625" calcext:value-type="float">
            <text:p>0.8804931640625</text:p>
          </table:table-cell>
          <table:table-cell office:value-type="float" office:value="0.87994384765625" calcext:value-type="float">
            <text:p>0.879943847656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9091796875" calcext:value-type="float">
            <text:p>0.909179687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033203125" calcext:value-type="float">
            <text:p>0.9033203125</text:p>
          </table:table-cell>
          <table:table-cell office:value-type="float" office:value="0.9002685546875" calcext:value-type="float">
            <text:p>0.9002685546875</text:p>
          </table:table-cell>
          <table:table-cell office:value-type="float" office:value="0.90435791015625" calcext:value-type="float">
            <text:p>0.90435791015625</text:p>
          </table:table-cell>
          <table:table-cell/>
        </table:table-row>
        <table:table-row table:style-name="ro1">
          <table:table-cell table:number-columns-repeated="2" office:value-type="float" office:value="0.9375" calcext:value-type="float">
            <text:p>0.9375</text:p>
          </table:table-cell>
          <table:table-cell office:value-type="float" office:value="0.93359375" calcext:value-type="float">
            <text:p>0.93359375</text:p>
          </table:table-cell>
          <table:table-cell office:value-type="float" office:value="0.927734375" calcext:value-type="float">
            <text:p>0.927734375</text:p>
          </table:table-cell>
          <table:table-cell office:value-type="float" office:value="0.92529296875" calcext:value-type="float">
            <text:p>0.92529296875</text:p>
          </table:table-cell>
          <table:table-cell office:value-type="float" office:value="0.91845703125" calcext:value-type="float">
            <text:p>0.91845703125</text:p>
          </table:table-cell>
          <table:table-cell office:value-type="float" office:value="0.9189453125" calcext:value-type="float">
            <text:p>0.9189453125</text:p>
          </table:table-cell>
          <table:table-cell office:value-type="float" office:value="0.9195556640625" calcext:value-type="float">
            <text:p>0.919555664062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837890625" calcext:value-type="float">
            <text:p>0.88378906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2080078125" calcext:value-type="float">
            <text:p>0.882080078125</text:p>
          </table:table-cell>
          <table:table-cell office:value-type="float" office:value="0.8790283203125" calcext:value-type="float">
            <text:p>0.8790283203125</text:p>
          </table:table-cell>
          <table:table-cell office:value-type="float" office:value="0.878173828125" calcext:value-type="float">
            <text:p>0.8781738281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861328125" calcext:value-type="float">
            <text:p>0.861328125</text:p>
          </table:table-cell>
          <table:table-cell office:value-type="float" office:value="0.862060546875" calcext:value-type="float">
            <text:p>0.862060546875</text:p>
          </table:table-cell>
          <table:table-cell office:value-type="float" office:value="0.859130859375" calcext:value-type="float">
            <text:p>0.859130859375</text:p>
          </table:table-cell>
          <table:table-cell office:value-type="float" office:value="0.860107421875" calcext:value-type="float">
            <text:p>0.86010742187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451171875" calcext:value-type="float">
            <text:p>0.8745117187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8697509765625" calcext:value-type="float">
            <text:p>0.8697509765625</text:p>
          </table:table-cell>
          <table:table-cell office:value-type="float" office:value="0.87078857421875" calcext:value-type="float">
            <text:p>0.87078857421875</text:p>
          </table:table-cell>
          <table:table-cell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9296875" calcext:value-type="float">
            <text:p>0.9296875</text:p>
          </table:table-cell>
          <table:table-cell office:value-type="float" office:value="0.931640625" calcext:value-type="float">
            <text:p>0.931640625</text:p>
          </table:table-cell>
          <table:table-cell office:value-type="float" office:value="0.92578125" calcext:value-type="float">
            <text:p>0.92578125</text:p>
          </table:table-cell>
          <table:table-cell office:value-type="float" office:value="0.9208984375" calcext:value-type="float">
            <text:p>0.9208984375</text:p>
          </table:table-cell>
          <table:table-cell office:value-type="float" office:value="0.92041015625" calcext:value-type="float">
            <text:p>0.92041015625</text:p>
          </table:table-cell>
          <table:table-cell office:value-type="float" office:value="0.918701171875" calcext:value-type="float">
            <text:p>0.918701171875</text:p>
          </table:table-cell>
          <table:table-cell office:value-type="float" office:value="0.9193115234375" calcext:value-type="float">
            <text:p>0.919311523437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8662109375" calcext:value-type="float">
            <text:p>0.8662109375</text:p>
          </table:table-cell>
          <table:table-cell office:value-type="float" office:value="0.8681640625" calcext:value-type="float">
            <text:p>0.8681640625</text:p>
          </table:table-cell>
          <table:table-cell table:number-columns-repeated="2" office:value-type="float" office:value="0.873779296875" calcext:value-type="float">
            <text:p>0.873779296875</text:p>
          </table:table-cell>
          <table:table-cell office:value-type="float" office:value="0.87139892578125" calcext:value-type="float">
            <text:p>0.8713989257812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23828125" calcext:value-type="float">
            <text:p>0.92382812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910888671875" calcext:value-type="float">
            <text:p>0.910888671875</text:p>
          </table:table-cell>
          <table:table-cell office:value-type="float" office:value="0.9093017578125" calcext:value-type="float">
            <text:p>0.9093017578125</text:p>
          </table:table-cell>
          <table:table-cell office:value-type="float" office:value="0.9091796875" calcext:value-type="float">
            <text:p>0.90917968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798828125" calcext:value-type="float">
            <text:p>0.8798828125</text:p>
          </table:table-cell>
          <table:table-cell office:value-type="float" office:value="0.8857421875" calcext:value-type="float">
            <text:p>0.8857421875</text:p>
          </table:table-cell>
          <table:table-cell office:value-type="float" office:value="0.88720703125" calcext:value-type="float">
            <text:p>0.88720703125</text:p>
          </table:table-cell>
          <table:table-cell office:value-type="float" office:value="0.8868408203125" calcext:value-type="float">
            <text:p>0.8868408203125</text:p>
          </table:table-cell>
          <table:table-cell office:value-type="float" office:value="0.88671875" calcext:value-type="float">
            <text:p>0.88671875</text:p>
          </table:table-cell>
          <table:table-cell/>
        </table:table-row>
        <table:table-row table:style-name="ro1">
          <table:table-cell table:number-columns-repeated="2" office:value-type="float" office:value="0.875" calcext:value-type="float">
            <text:p>0.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8837890625" calcext:value-type="float">
            <text:p>0.8837890625</text:p>
          </table:table-cell>
          <table:table-cell office:value-type="float" office:value="0.88818359375" calcext:value-type="float">
            <text:p>0.88818359375</text:p>
          </table:table-cell>
          <table:table-cell office:value-type="float" office:value="0.8890380859375" calcext:value-type="float">
            <text:p>0.8890380859375</text:p>
          </table:table-cell>
          <table:table-cell office:value-type="float" office:value="0.8885498046875" calcext:value-type="float">
            <text:p>0.888549804687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16015625" calcext:value-type="float">
            <text:p>0.91601562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0966796875" calcext:value-type="float">
            <text:p>0.90966796875</text:p>
          </table:table-cell>
          <table:table-cell office:value-type="float" office:value="0.909912109375" calcext:value-type="float">
            <text:p>0.909912109375</text:p>
          </table:table-cell>
          <table:table-cell office:value-type="float" office:value="0.9112548828125" calcext:value-type="float">
            <text:p>0.9112548828125</text:p>
          </table:table-cell>
          <table:table-cell office:value-type="float" office:value="0.9100341796875" calcext:value-type="float">
            <text:p>0.9100341796875</text:p>
          </table:table-cell>
          <table:table-cell/>
        </table:table-row>
        <table:table-row table:style-name="ro1">
          <table:table-cell office:value-type="float" office:value="0.9609375" calcext:value-type="float">
            <text:p>0.9609375</text:p>
          </table:table-cell>
          <table:table-cell office:value-type="float" office:value="0.95703125" calcext:value-type="float">
            <text:p>0.95703125</text:p>
          </table:table-cell>
          <table:table-cell office:value-type="float" office:value="0.93359375" calcext:value-type="float">
            <text:p>0.93359375</text:p>
          </table:table-cell>
          <table:table-cell office:value-type="float" office:value="0.927734375" calcext:value-type="float">
            <text:p>0.927734375</text:p>
          </table:table-cell>
          <table:table-cell office:value-type="float" office:value="0.9150390625" calcext:value-type="float">
            <text:p>0.9150390625</text:p>
          </table:table-cell>
          <table:table-cell office:value-type="float" office:value="0.9169921875" calcext:value-type="float">
            <text:p>0.9169921875</text:p>
          </table:table-cell>
          <table:table-cell office:value-type="float" office:value="0.922119140625" calcext:value-type="float">
            <text:p>0.922119140625</text:p>
          </table:table-cell>
          <table:table-cell office:value-type="float" office:value="0.92041015625" calcext:value-type="float">
            <text:p>0.9204101562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table:number-columns-repeated="2" office:value-type="float" office:value="0.9140625" calcext:value-type="float">
            <text:p>0.914062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9091796875" calcext:value-type="float">
            <text:p>0.9091796875</text:p>
          </table:table-cell>
          <table:table-cell office:value-type="float" office:value="0.90673828125" calcext:value-type="float">
            <text:p>0.90673828125</text:p>
          </table:table-cell>
          <table:table-cell office:value-type="float" office:value="0.9090576171875" calcext:value-type="float">
            <text:p>0.9090576171875</text:p>
          </table:table-cell>
          <table:table-cell office:value-type="float" office:value="0.90692138671875" calcext:value-type="float">
            <text:p>0.9069213867187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681640625" calcext:value-type="float">
            <text:p>0.868164062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872802734375" calcext:value-type="float">
            <text:p>0.872802734375</text:p>
          </table:table-cell>
          <table:table-cell office:value-type="float" office:value="0.8719482421875" calcext:value-type="float">
            <text:p>0.8719482421875</text:p>
          </table:table-cell>
          <table:table-cell office:value-type="float" office:value="0.87115478515625" calcext:value-type="float">
            <text:p>0.87115478515625</text:p>
          </table:table-cell>
          <table:table-cell/>
        </table:table-row>
        <table:table-row table:style-name="ro1">
          <table:table-cell office:value-type="float" office:value="0.84375" calcext:value-type="float">
            <text:p>0.8437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642578125" calcext:value-type="float">
            <text:p>0.8642578125</text:p>
          </table:table-cell>
          <table:table-cell office:value-type="float" office:value="0.86669921875" calcext:value-type="float">
            <text:p>0.86669921875</text:p>
          </table:table-cell>
          <table:table-cell office:value-type="float" office:value="0.86865234375" calcext:value-type="float">
            <text:p>0.86865234375</text:p>
          </table:table-cell>
          <table:table-cell office:value-type="float" office:value="0.864990234375" calcext:value-type="float">
            <text:p>0.864990234375</text:p>
          </table:table-cell>
          <table:table-cell office:value-type="float" office:value="0.8626708984375" calcext:value-type="float">
            <text:p>0.8626708984375</text:p>
          </table:table-cell>
          <table:table-cell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828125" calcext:value-type="float">
            <text:p>0.828125</text:p>
          </table:table-cell>
          <table:table-cell office:value-type="float" office:value="0.826171875" calcext:value-type="float">
            <text:p>0.826171875</text:p>
          </table:table-cell>
          <table:table-cell table:number-columns-repeated="2" office:value-type="float" office:value="0.8193359375" calcext:value-type="float">
            <text:p>0.8193359375</text:p>
          </table:table-cell>
          <table:table-cell office:value-type="float" office:value="0.820556640625" calcext:value-type="float">
            <text:p>0.820556640625</text:p>
          </table:table-cell>
          <table:table-cell office:value-type="float" office:value="0.8187255859375" calcext:value-type="float">
            <text:p>0.8187255859375</text:p>
          </table:table-cell>
          <table:table-cell office:value-type="float" office:value="0.81793212890625" calcext:value-type="float">
            <text:p>0.8179321289062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052734375" calcext:value-type="float">
            <text:p>0.9052734375</text:p>
          </table:table-cell>
          <table:table-cell office:value-type="float" office:value="0.8974609375" calcext:value-type="float">
            <text:p>0.8974609375</text:p>
          </table:table-cell>
          <table:table-cell office:value-type="float" office:value="0.89208984375" calcext:value-type="float">
            <text:p>0.89208984375</text:p>
          </table:table-cell>
          <table:table-cell office:value-type="float" office:value="0.890380859375" calcext:value-type="float">
            <text:p>0.890380859375</text:p>
          </table:table-cell>
          <table:table-cell office:value-type="float" office:value="0.8887939453125" calcext:value-type="float">
            <text:p>0.8887939453125</text:p>
          </table:table-cell>
          <table:table-cell/>
        </table:table-row>
        <table:table-row table:style-name="ro1">
          <table:table-cell table:number-columns-repeated="2" office:value-type="float" office:value="0.8984375" calcext:value-type="float">
            <text:p>0.898437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18359375" calcext:value-type="float">
            <text:p>0.8818359375</text:p>
          </table:table-cell>
          <table:table-cell office:value-type="float" office:value="0.878662109375" calcext:value-type="float">
            <text:p>0.878662109375</text:p>
          </table:table-cell>
          <table:table-cell office:value-type="float" office:value="0.8790283203125" calcext:value-type="float">
            <text:p>0.8790283203125</text:p>
          </table:table-cell>
          <table:table-cell office:value-type="float" office:value="0.882568359375" calcext:value-type="float">
            <text:p>0.88256835937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92578125" calcext:value-type="float">
            <text:p>0.892578125</text:p>
          </table:table-cell>
          <table:table-cell table:number-columns-repeated="3" office:value-type="float" office:value="0.9013671875" calcext:value-type="float">
            <text:p>0.9013671875</text:p>
          </table:table-cell>
          <table:table-cell office:value-type="float" office:value="0.8961181640625" calcext:value-type="float">
            <text:p>0.8961181640625</text:p>
          </table:table-cell>
          <table:table-cell office:value-type="float" office:value="0.89593505859375" calcext:value-type="float">
            <text:p>0.895935058593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779296875" calcext:value-type="float">
            <text:p>0.87792968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2802734375" calcext:value-type="float">
            <text:p>0.872802734375</text:p>
          </table:table-cell>
          <table:table-cell office:value-type="float" office:value="0.87158203125" calcext:value-type="float">
            <text:p>0.87158203125</text:p>
          </table:table-cell>
          <table:table-cell office:value-type="float" office:value="0.87054443359375" calcext:value-type="float">
            <text:p>0.8705444335937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87451171875" calcext:value-type="float">
            <text:p>0.87451171875</text:p>
          </table:table-cell>
          <table:table-cell office:value-type="float" office:value="0.8740234375" calcext:value-type="float">
            <text:p>0.8740234375</text:p>
          </table:table-cell>
          <table:table-cell office:value-type="float" office:value="0.8778076171875" calcext:value-type="float">
            <text:p>0.8778076171875</text:p>
          </table:table-cell>
          <table:table-cell office:value-type="float" office:value="0.87677001953125" calcext:value-type="float">
            <text:p>0.8767700195312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92578125" calcext:value-type="float">
            <text:p>0.92578125</text:p>
          </table:table-cell>
          <table:table-cell office:value-type="float" office:value="0.91796875" calcext:value-type="float">
            <text:p>0.91796875</text:p>
          </table:table-cell>
          <table:table-cell office:value-type="float" office:value="0.908203125" calcext:value-type="float">
            <text:p>0.908203125</text:p>
          </table:table-cell>
          <table:table-cell table:number-columns-repeated="2" office:value-type="float" office:value="0.90869140625" calcext:value-type="float">
            <text:p>0.90869140625</text:p>
          </table:table-cell>
          <table:table-cell office:value-type="float" office:value="0.90673828125" calcext:value-type="float">
            <text:p>0.90673828125</text:p>
          </table:table-cell>
          <table:table-cell office:value-type="float" office:value="0.90655517578125" calcext:value-type="float">
            <text:p>0.9065551757812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8681640625" calcext:value-type="float">
            <text:p>0.8681640625</text:p>
          </table:table-cell>
          <table:table-cell office:value-type="float" office:value="0.862548828125" calcext:value-type="float">
            <text:p>0.862548828125</text:p>
          </table:table-cell>
          <table:table-cell office:value-type="float" office:value="0.8634033203125" calcext:value-type="float">
            <text:p>0.8634033203125</text:p>
          </table:table-cell>
          <table:table-cell office:value-type="float" office:value="0.86334228515625" calcext:value-type="float">
            <text:p>0.8633422851562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330078125" calcext:value-type="float">
            <text:p>0.88330078125</text:p>
          </table:table-cell>
          <table:table-cell office:value-type="float" office:value="0.888916015625" calcext:value-type="float">
            <text:p>0.888916015625</text:p>
          </table:table-cell>
          <table:table-cell office:value-type="float" office:value="0.8917236328125" calcext:value-type="float">
            <text:p>0.8917236328125</text:p>
          </table:table-cell>
          <table:table-cell office:value-type="float" office:value="0.889404296875" calcext:value-type="float">
            <text:p>0.889404296875</text:p>
          </table:table-cell>
          <table:table-cell/>
        </table:table-row>
        <table:table-row table:style-name="ro1">
          <table:table-cell office:value-type="float" office:value="0.9296875" calcext:value-type="float">
            <text:p>0.9296875</text:p>
          </table:table-cell>
          <table:table-cell office:value-type="float" office:value="0.92578125" calcext:value-type="float">
            <text:p>0.92578125</text:p>
          </table:table-cell>
          <table:table-cell office:value-type="float" office:value="0.931640625" calcext:value-type="float">
            <text:p>0.931640625</text:p>
          </table:table-cell>
          <table:table-cell office:value-type="float" office:value="0.92578125" calcext:value-type="float">
            <text:p>0.92578125</text:p>
          </table:table-cell>
          <table:table-cell office:value-type="float" office:value="0.92919921875" calcext:value-type="float">
            <text:p>0.92919921875</text:p>
          </table:table-cell>
          <table:table-cell office:value-type="float" office:value="0.926025390625" calcext:value-type="float">
            <text:p>0.926025390625</text:p>
          </table:table-cell>
          <table:table-cell office:value-type="float" office:value="0.92919921875" calcext:value-type="float">
            <text:p>0.92919921875</text:p>
          </table:table-cell>
          <table:table-cell office:value-type="float" office:value="0.928466796875" calcext:value-type="float">
            <text:p>0.92846679687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0234375" calcext:value-type="float">
            <text:p>0.90234375</text:p>
          </table:table-cell>
          <table:table-cell table:number-columns-repeated="2" office:value-type="float" office:value="0.9013671875" calcext:value-type="float">
            <text:p>0.9013671875</text:p>
          </table:table-cell>
          <table:table-cell office:value-type="float" office:value="0.89599609375" calcext:value-type="float">
            <text:p>0.89599609375</text:p>
          </table:table-cell>
          <table:table-cell office:value-type="float" office:value="0.8919677734375" calcext:value-type="float">
            <text:p>0.8919677734375</text:p>
          </table:table-cell>
          <table:table-cell office:value-type="float" office:value="0.88922119140625" calcext:value-type="float">
            <text:p>0.889221191406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9453125" calcext:value-type="float">
            <text:p>0.89453125</text:p>
          </table:table-cell>
          <table:table-cell table:number-columns-repeated="2" office:value-type="float" office:value="0.890625" calcext:value-type="float">
            <text:p>0.890625</text:p>
          </table:table-cell>
          <table:table-cell office:value-type="float" office:value="0.8857421875" calcext:value-type="float">
            <text:p>0.8857421875</text:p>
          </table:table-cell>
          <table:table-cell office:value-type="float" office:value="0.882568359375" calcext:value-type="float">
            <text:p>0.882568359375</text:p>
          </table:table-cell>
          <table:table-cell office:value-type="float" office:value="0.882080078125" calcext:value-type="float">
            <text:p>0.882080078125</text:p>
          </table:table-cell>
          <table:table-cell office:value-type="float" office:value="0.8807373046875" calcext:value-type="float">
            <text:p>0.8807373046875</text:p>
          </table:table-cell>
          <table:table-cell/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955078125" calcext:value-type="float">
            <text:p>0.8955078125</text:p>
          </table:table-cell>
          <table:table-cell office:value-type="float" office:value="0.8916015625" calcext:value-type="float">
            <text:p>0.8916015625</text:p>
          </table:table-cell>
          <table:table-cell office:value-type="float" office:value="0.888916015625" calcext:value-type="float">
            <text:p>0.888916015625</text:p>
          </table:table-cell>
          <table:table-cell office:value-type="float" office:value="0.8848876953125" calcext:value-type="float">
            <text:p>0.8848876953125</text:p>
          </table:table-cell>
          <table:table-cell office:value-type="float" office:value="0.88409423828125" calcext:value-type="float">
            <text:p>0.884094238281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818359375" calcext:value-type="float">
            <text:p>0.8818359375</text:p>
          </table:table-cell>
          <table:table-cell office:value-type="float" office:value="0.87939453125" calcext:value-type="float">
            <text:p>0.87939453125</text:p>
          </table:table-cell>
          <table:table-cell office:value-type="float" office:value="0.880615234375" calcext:value-type="float">
            <text:p>0.880615234375</text:p>
          </table:table-cell>
          <table:table-cell office:value-type="float" office:value="0.8775634765625" calcext:value-type="float">
            <text:p>0.8775634765625</text:p>
          </table:table-cell>
          <table:table-cell office:value-type="float" office:value="0.8763427734375" calcext:value-type="float">
            <text:p>0.8763427734375</text:p>
          </table:table-cell>
          <table:table-cell/>
        </table:table-row>
        <table:table-row table:style-name="ro1">
          <table:table-cell table:number-columns-repeated="2" office:value-type="float" office:value="0.90625" calcext:value-type="float">
            <text:p>0.9062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8974609375" calcext:value-type="float">
            <text:p>0.897460937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902587890625" calcext:value-type="float">
            <text:p>0.902587890625</text:p>
          </table:table-cell>
          <table:table-cell office:value-type="float" office:value="0.898681640625" calcext:value-type="float">
            <text:p>0.898681640625</text:p>
          </table:table-cell>
          <table:table-cell office:value-type="float" office:value="0.89727783203125" calcext:value-type="float">
            <text:p>0.89727783203125</text:p>
          </table:table-cell>
          <table:table-cell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53515625" calcext:value-type="float">
            <text:p>0.853515625</text:p>
          </table:table-cell>
          <table:table-cell office:value-type="float" office:value="0.857421875" calcext:value-type="float">
            <text:p>0.857421875</text:p>
          </table:table-cell>
          <table:table-cell office:value-type="float" office:value="0.853515625" calcext:value-type="float">
            <text:p>0.853515625</text:p>
          </table:table-cell>
          <table:table-cell office:value-type="float" office:value="0.849609375" calcext:value-type="float">
            <text:p>0.849609375</text:p>
          </table:table-cell>
          <table:table-cell office:value-type="float" office:value="0.8526611328125" calcext:value-type="float">
            <text:p>0.8526611328125</text:p>
          </table:table-cell>
          <table:table-cell office:value-type="float" office:value="0.85205078125" calcext:value-type="float">
            <text:p>0.8520507812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818359375" calcext:value-type="float">
            <text:p>0.8818359375</text:p>
          </table:table-cell>
          <table:table-cell office:value-type="float" office:value="0.8876953125" calcext:value-type="float">
            <text:p>0.887695312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875732421875" calcext:value-type="float">
            <text:p>0.8875732421875</text:p>
          </table:table-cell>
          <table:table-cell office:value-type="float" office:value="0.88836669921875" calcext:value-type="float">
            <text:p>0.888366699218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994140625" calcext:value-type="float">
            <text:p>0.8994140625</text:p>
          </table:table-cell>
          <table:table-cell office:value-type="float" office:value="0.89990234375" calcext:value-type="float">
            <text:p>0.89990234375</text:p>
          </table:table-cell>
          <table:table-cell office:value-type="float" office:value="0.903564453125" calcext:value-type="float">
            <text:p>0.90356445312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102783203125" calcext:value-type="float">
            <text:p>0.910278320312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857421875" calcext:value-type="float">
            <text:p>0.8857421875</text:p>
          </table:table-cell>
          <table:table-cell office:value-type="float" office:value="0.8720703125" calcext:value-type="float">
            <text:p>0.8720703125</text:p>
          </table:table-cell>
          <table:table-cell office:value-type="float" office:value="0.87353515625" calcext:value-type="float">
            <text:p>0.87353515625</text:p>
          </table:table-cell>
          <table:table-cell office:value-type="float" office:value="0.8746337890625" calcext:value-type="float">
            <text:p>0.8746337890625</text:p>
          </table:table-cell>
          <table:table-cell office:value-type="float" office:value="0.87286376953125" calcext:value-type="float">
            <text:p>0.8728637695312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83984375" calcext:value-type="float">
            <text:p>0.83984375</text:p>
          </table:table-cell>
          <table:table-cell office:value-type="float" office:value="0.84765625" calcext:value-type="float">
            <text:p>0.84765625</text:p>
          </table:table-cell>
          <table:table-cell office:value-type="float" office:value="0.849609375" calcext:value-type="float">
            <text:p>0.849609375</text:p>
          </table:table-cell>
          <table:table-cell office:value-type="float" office:value="0.84326171875" calcext:value-type="float">
            <text:p>0.84326171875</text:p>
          </table:table-cell>
          <table:table-cell office:value-type="float" office:value="0.84130859375" calcext:value-type="float">
            <text:p>0.84130859375</text:p>
          </table:table-cell>
          <table:table-cell office:value-type="float" office:value="0.8421630859375" calcext:value-type="float">
            <text:p>0.8421630859375</text:p>
          </table:table-cell>
          <table:table-cell/>
        </table:table-row>
        <table:table-row table:style-name="ro1">
          <table:table-cell office:value-type="float" office:value="0.9296875" calcext:value-type="float">
            <text:p>0.929687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9091796875" calcext:value-type="float">
            <text:p>0.9091796875</text:p>
          </table:table-cell>
          <table:table-cell office:value-type="float" office:value="0.90087890625" calcext:value-type="float">
            <text:p>0.90087890625</text:p>
          </table:table-cell>
          <table:table-cell office:value-type="float" office:value="0.8992919921875" calcext:value-type="float">
            <text:p>0.8992919921875</text:p>
          </table:table-cell>
          <table:table-cell office:value-type="float" office:value="0.90130615234375" calcext:value-type="float">
            <text:p>0.90130615234375</text:p>
          </table:table-cell>
          <table:table-cell/>
        </table:table-row>
        <table:table-row table:style-name="ro1">
          <table:table-cell table:number-columns-repeated="2" office:value-type="float" office:value="0.8671875" calcext:value-type="float">
            <text:p>0.86718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28125" calcext:value-type="float">
            <text:p>0.8828125</text:p>
          </table:table-cell>
          <table:table-cell table:number-columns-repeated="2" office:value-type="float" office:value="0.88525390625" calcext:value-type="float">
            <text:p>0.88525390625</text:p>
          </table:table-cell>
          <table:table-cell office:value-type="float" office:value="0.8856201171875" calcext:value-type="float">
            <text:p>0.8856201171875</text:p>
          </table:table-cell>
          <table:table-cell office:value-type="float" office:value="0.88555908203125" calcext:value-type="float">
            <text:p>0.8855590820312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9111328125" calcext:value-type="float">
            <text:p>0.9111328125</text:p>
          </table:table-cell>
          <table:table-cell office:value-type="float" office:value="0.91357421875" calcext:value-type="float">
            <text:p>0.91357421875</text:p>
          </table:table-cell>
          <table:table-cell office:value-type="float" office:value="0.90966796875" calcext:value-type="float">
            <text:p>0.90966796875</text:p>
          </table:table-cell>
          <table:table-cell office:value-type="float" office:value="0.908935546875" calcext:value-type="float">
            <text:p>0.908935546875</text:p>
          </table:table-cell>
          <table:table-cell office:value-type="float" office:value="0.91131591796875" calcext:value-type="float">
            <text:p>0.9113159179687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9794921875" calcext:value-type="float">
            <text:p>0.89794921875</text:p>
          </table:table-cell>
          <table:table-cell office:value-type="float" office:value="0.8944091796875" calcext:value-type="float">
            <text:p>0.8944091796875</text:p>
          </table:table-cell>
          <table:table-cell office:value-type="float" office:value="0.896484375" calcext:value-type="float">
            <text:p>0.8964843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8720703125" calcext:value-type="float">
            <text:p>0.8720703125</text:p>
          </table:table-cell>
          <table:table-cell office:value-type="float" office:value="0.8740234375" calcext:value-type="float">
            <text:p>0.8740234375</text:p>
          </table:table-cell>
          <table:table-cell office:value-type="float" office:value="0.87451171875" calcext:value-type="float">
            <text:p>0.87451171875</text:p>
          </table:table-cell>
          <table:table-cell office:value-type="float" office:value="0.8759765625" calcext:value-type="float">
            <text:p>0.8759765625</text:p>
          </table:table-cell>
          <table:table-cell office:value-type="float" office:value="0.875732421875" calcext:value-type="float">
            <text:p>0.8757324218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8994140625" calcext:value-type="float">
            <text:p>0.8994140625</text:p>
          </table:table-cell>
          <table:table-cell office:value-type="float" office:value="0.89892578125" calcext:value-type="float">
            <text:p>0.89892578125</text:p>
          </table:table-cell>
          <table:table-cell office:value-type="float" office:value="0.901123046875" calcext:value-type="float">
            <text:p>0.901123046875</text:p>
          </table:table-cell>
          <table:table-cell office:value-type="float" office:value="0.90185546875" calcext:value-type="float">
            <text:p>0.90185546875</text:p>
          </table:table-cell>
          <table:table-cell office:value-type="float" office:value="0.90301513671875" calcext:value-type="float">
            <text:p>0.90301513671875</text:p>
          </table:table-cell>
          <table:table-cell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table:number-columns-repeated="2" office:value-type="float" office:value="0.87890625" calcext:value-type="float">
            <text:p>0.87890625</text:p>
          </table:table-cell>
          <table:table-cell office:value-type="float" office:value="0.8681640625" calcext:value-type="float">
            <text:p>0.8681640625</text:p>
          </table:table-cell>
          <table:table-cell office:value-type="float" office:value="0.87158203125" calcext:value-type="float">
            <text:p>0.87158203125</text:p>
          </table:table-cell>
          <table:table-cell office:value-type="float" office:value="0.871337890625" calcext:value-type="float">
            <text:p>0.871337890625</text:p>
          </table:table-cell>
          <table:table-cell office:value-type="float" office:value="0.8714599609375" calcext:value-type="float">
            <text:p>0.8714599609375</text:p>
          </table:table-cell>
          <table:table-cell office:value-type="float" office:value="0.871337890625" calcext:value-type="float">
            <text:p>0.87133789062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7451171875" calcext:value-type="float">
            <text:p>0.874511718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29248046875" calcext:value-type="float">
            <text:p>0.8729248046875</text:p>
          </table:table-cell>
          <table:table-cell office:value-type="float" office:value="0.87225341796875" calcext:value-type="float">
            <text:p>0.872253417968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916015625" calcext:value-type="float">
            <text:p>0.8916015625</text:p>
          </table:table-cell>
          <table:table-cell office:value-type="float" office:value="0.89111328125" calcext:value-type="float">
            <text:p>0.89111328125</text:p>
          </table:table-cell>
          <table:table-cell office:value-type="float" office:value="0.895751953125" calcext:value-type="float">
            <text:p>0.895751953125</text:p>
          </table:table-cell>
          <table:table-cell office:value-type="float" office:value="0.896728515625" calcext:value-type="float">
            <text:p>0.896728515625</text:p>
          </table:table-cell>
          <table:table-cell office:value-type="float" office:value="0.8956298828125" calcext:value-type="float">
            <text:p>0.8956298828125</text:p>
          </table:table-cell>
          <table:table-cell/>
        </table:table-row>
        <table:table-row table:style-name="ro1">
          <table:table-cell table:number-columns-repeated="2" office:value-type="float" office:value="0.8515625" calcext:value-type="float">
            <text:p>0.851562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8740234375" calcext:value-type="float">
            <text:p>0.8740234375</text:p>
          </table:table-cell>
          <table:table-cell office:value-type="float" office:value="0.879638671875" calcext:value-type="float">
            <text:p>0.879638671875</text:p>
          </table:table-cell>
          <table:table-cell office:value-type="float" office:value="0.8807373046875" calcext:value-type="float">
            <text:p>0.8807373046875</text:p>
          </table:table-cell>
          <table:table-cell office:value-type="float" office:value="0.87982177734375" calcext:value-type="float">
            <text:p>0.879821777343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896484375" calcext:value-type="float">
            <text:p>0.88964843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896240234375" calcext:value-type="float">
            <text:p>0.896240234375</text:p>
          </table:table-cell>
          <table:table-cell office:value-type="float" office:value="0.8931884765625" calcext:value-type="float">
            <text:p>0.8931884765625</text:p>
          </table:table-cell>
          <table:table-cell office:value-type="float" office:value="0.8922119140625" calcext:value-type="float">
            <text:p>0.892211914062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table:number-columns-repeated="3" office:value-type="float" office:value="0.87890625" calcext:value-type="float">
            <text:p>0.87890625</text:p>
          </table:table-cell>
          <table:table-cell office:value-type="float" office:value="0.88037109375" calcext:value-type="float">
            <text:p>0.88037109375</text:p>
          </table:table-cell>
          <table:table-cell office:value-type="float" office:value="0.881591796875" calcext:value-type="float">
            <text:p>0.881591796875</text:p>
          </table:table-cell>
          <table:table-cell office:value-type="float" office:value="0.88427734375" calcext:value-type="float">
            <text:p>0.88427734375</text:p>
          </table:table-cell>
          <table:table-cell office:value-type="float" office:value="0.8824462890625" calcext:value-type="float">
            <text:p>0.882446289062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office:value-type="float" office:value="0.92578125" calcext:value-type="float">
            <text:p>0.92578125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9072265625" calcext:value-type="float">
            <text:p>0.9072265625</text:p>
          </table:table-cell>
          <table:table-cell office:value-type="float" office:value="0.89501953125" calcext:value-type="float">
            <text:p>0.89501953125</text:p>
          </table:table-cell>
          <table:table-cell office:value-type="float" office:value="0.893798828125" calcext:value-type="float">
            <text:p>0.893798828125</text:p>
          </table:table-cell>
          <table:table-cell office:value-type="float" office:value="0.895751953125" calcext:value-type="float">
            <text:p>0.895751953125</text:p>
          </table:table-cell>
          <table:table-cell office:value-type="float" office:value="0.89263916015625" calcext:value-type="float">
            <text:p>0.89263916015625</text:p>
          </table:table-cell>
          <table:table-cell/>
        </table:table-row>
        <table:table-row table:style-name="ro1">
          <table:table-cell office:value-type="float" office:value="0.8671875" calcext:value-type="float">
            <text:p>0.867187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857421875" calcext:value-type="float">
            <text:p>0.857421875</text:p>
          </table:table-cell>
          <table:table-cell office:value-type="float" office:value="0.8759765625" calcext:value-type="float">
            <text:p>0.8759765625</text:p>
          </table:table-cell>
          <table:table-cell office:value-type="float" office:value="0.86767578125" calcext:value-type="float">
            <text:p>0.86767578125</text:p>
          </table:table-cell>
          <table:table-cell office:value-type="float" office:value="0.8681640625" calcext:value-type="float">
            <text:p>0.8681640625</text:p>
          </table:table-cell>
          <table:table-cell office:value-type="float" office:value="0.8660888671875" calcext:value-type="float">
            <text:p>0.8660888671875</text:p>
          </table:table-cell>
          <table:table-cell office:value-type="float" office:value="0.8648681640625" calcext:value-type="float">
            <text:p>0.8648681640625</text:p>
          </table:table-cell>
          <table:table-cell/>
        </table:table-row>
        <table:table-row table:style-name="ro1">
          <table:table-cell office:value-type="float" office:value="0.8515625" calcext:value-type="float">
            <text:p>0.851562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544921875" calcext:value-type="float">
            <text:p>0.854492187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858642578125" calcext:value-type="float">
            <text:p>0.858642578125</text:p>
          </table:table-cell>
          <table:table-cell office:value-type="float" office:value="0.8565673828125" calcext:value-type="float">
            <text:p>0.8565673828125</text:p>
          </table:table-cell>
          <table:table-cell office:value-type="float" office:value="0.85638427734375" calcext:value-type="float">
            <text:p>0.85638427734375</text:p>
          </table:table-cell>
          <table:table-cell/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740234375" calcext:value-type="float">
            <text:p>0.8740234375</text:p>
          </table:table-cell>
          <table:table-cell table:number-columns-repeated="2" office:value-type="float" office:value="0.8720703125" calcext:value-type="float">
            <text:p>0.8720703125</text:p>
          </table:table-cell>
          <table:table-cell office:value-type="float" office:value="0.8670654296875" calcext:value-type="float">
            <text:p>0.8670654296875</text:p>
          </table:table-cell>
          <table:table-cell office:value-type="float" office:value="0.86895751953125" calcext:value-type="float">
            <text:p>0.86895751953125</text:p>
          </table:table-cell>
          <table:table-cell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37890625" calcext:value-type="float">
            <text:p>0.837890625</text:p>
          </table:table-cell>
          <table:table-cell office:value-type="float" office:value="0.83984375" calcext:value-type="float">
            <text:p>0.8398437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43994140625" calcext:value-type="float">
            <text:p>0.843994140625</text:p>
          </table:table-cell>
          <table:table-cell table:number-columns-repeated="2" office:value-type="float" office:value="0.8470458984375" calcext:value-type="float">
            <text:p>0.8470458984375</text:p>
          </table:table-cell>
          <table:table-cell/>
        </table:table-row>
        <table:table-row table:style-name="ro1">
          <table:table-cell table:number-columns-repeated="2" office:value-type="float" office:value="0.921875" calcext:value-type="float">
            <text:p>0.921875</text:p>
          </table:table-cell>
          <table:table-cell office:value-type="float" office:value="0.927734375" calcext:value-type="float">
            <text:p>0.927734375</text:p>
          </table:table-cell>
          <table:table-cell office:value-type="float" office:value="0.9287109375" calcext:value-type="float">
            <text:p>0.9287109375</text:p>
          </table:table-cell>
          <table:table-cell office:value-type="float" office:value="0.919921875" calcext:value-type="float">
            <text:p>0.919921875</text:p>
          </table:table-cell>
          <table:table-cell office:value-type="float" office:value="0.921142578125" calcext:value-type="float">
            <text:p>0.921142578125</text:p>
          </table:table-cell>
          <table:table-cell office:value-type="float" office:value="0.9202880859375" calcext:value-type="float">
            <text:p>0.9202880859375</text:p>
          </table:table-cell>
          <table:table-cell office:value-type="float" office:value="0.91888427734375" calcext:value-type="float">
            <text:p>0.91888427734375</text:p>
          </table:table-cell>
          <table:table-cell/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033203125" calcext:value-type="float">
            <text:p>0.9033203125</text:p>
          </table:table-cell>
          <table:table-cell office:value-type="float" office:value="0.8994140625" calcext:value-type="float">
            <text:p>0.8994140625</text:p>
          </table:table-cell>
          <table:table-cell office:value-type="float" office:value="0.9039306640625" calcext:value-type="float">
            <text:p>0.9039306640625</text:p>
          </table:table-cell>
          <table:table-cell office:value-type="float" office:value="0.903076171875" calcext:value-type="float">
            <text:p>0.903076171875</text:p>
          </table:table-cell>
          <table:table-cell/>
        </table:table-row>
        <table:table-row table:style-name="ro1">
          <table:table-cell office:value-type="float" office:value="0.9140625" calcext:value-type="float">
            <text:p>0.9140625</text:p>
          </table:table-cell>
          <table:table-cell table:number-columns-repeated="2" office:value-type="float" office:value="0.8984375" calcext:value-type="float">
            <text:p>0.8984375</text:p>
          </table:table-cell>
          <table:table-cell office:value-type="float" office:value="0.8798828125" calcext:value-type="float">
            <text:p>0.8798828125</text:p>
          </table:table-cell>
          <table:table-cell office:value-type="float" office:value="0.87939453125" calcext:value-type="float">
            <text:p>0.87939453125</text:p>
          </table:table-cell>
          <table:table-cell office:value-type="float" office:value="0.877685546875" calcext:value-type="float">
            <text:p>0.87768554687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748779296875" calcext:value-type="float">
            <text:p>0.8748779296875</text:p>
          </table:table-cell>
          <table:table-cell/>
        </table:table-row>
        <table:table-row table:style-name="ro1">
          <table:table-cell office:value-type="float" office:value="0.84375" calcext:value-type="float">
            <text:p>0.8437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994140625" calcext:value-type="float">
            <text:p>0.8994140625</text:p>
          </table:table-cell>
          <table:table-cell table:number-columns-repeated="2" office:value-type="float" office:value="0.896484375" calcext:value-type="float">
            <text:p>0.896484375</text:p>
          </table:table-cell>
          <table:table-cell office:value-type="float" office:value="0.897216796875" calcext:value-type="float">
            <text:p>0.897216796875</text:p>
          </table:table-cell>
          <table:table-cell office:value-type="float" office:value="0.89739990234375" calcext:value-type="float">
            <text:p>0.897399902343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9501953125" calcext:value-type="float">
            <text:p>0.89501953125</text:p>
          </table:table-cell>
          <table:table-cell office:value-type="float" office:value="0.89599609375" calcext:value-type="float">
            <text:p>0.89599609375</text:p>
          </table:table-cell>
          <table:table-cell office:value-type="float" office:value="0.9000244140625" calcext:value-type="float">
            <text:p>0.9000244140625</text:p>
          </table:table-cell>
          <table:table-cell office:value-type="float" office:value="0.89813232421875" calcext:value-type="float">
            <text:p>0.89813232421875</text:p>
          </table:table-cell>
          <table:table-cell/>
        </table:table-row>
        <table:table-row table:style-name="ro1">
          <table:table-cell office:value-type="float" office:value="0.8828125" calcext:value-type="float">
            <text:p>0.8828125</text:p>
          </table:table-cell>
          <table:table-cell table:number-columns-repeated="2" office:value-type="float" office:value="0.90234375" calcext:value-type="float">
            <text:p>0.9023437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89892578125" calcext:value-type="float">
            <text:p>0.89892578125</text:p>
          </table:table-cell>
          <table:table-cell office:value-type="float" office:value="0.895751953125" calcext:value-type="float">
            <text:p>0.895751953125</text:p>
          </table:table-cell>
          <table:table-cell office:value-type="float" office:value="0.8944091796875" calcext:value-type="float">
            <text:p>0.8944091796875</text:p>
          </table:table-cell>
          <table:table-cell office:value-type="float" office:value="0.89422607421875" calcext:value-type="float">
            <text:p>0.89422607421875</text:p>
          </table:table-cell>
          <table:table-cell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9130859375" calcext:value-type="float">
            <text:p>0.913085937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13818359375" calcext:value-type="float">
            <text:p>0.913818359375</text:p>
          </table:table-cell>
          <table:table-cell office:value-type="float" office:value="0.9158935546875" calcext:value-type="float">
            <text:p>0.9158935546875</text:p>
          </table:table-cell>
          <table:table-cell office:value-type="float" office:value="0.91455078125" calcext:value-type="float">
            <text:p>0.91455078125</text:p>
          </table:table-cell>
          <table:table-cell/>
        </table:table-row>
        <table:table-row table:style-name="ro1">
          <table:table-cell table:number-columns-repeated="2" office:value-type="float" office:value="0.890625" calcext:value-type="float">
            <text:p>0.89062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9013671875" calcext:value-type="float">
            <text:p>0.9013671875</text:p>
          </table:table-cell>
          <table:table-cell office:value-type="float" office:value="0.9052734375" calcext:value-type="float">
            <text:p>0.9052734375</text:p>
          </table:table-cell>
          <table:table-cell office:value-type="float" office:value="0.907470703125" calcext:value-type="float">
            <text:p>0.907470703125</text:p>
          </table:table-cell>
          <table:table-cell office:value-type="float" office:value="0.9049072265625" calcext:value-type="float">
            <text:p>0.9049072265625</text:p>
          </table:table-cell>
          <table:table-cell office:value-type="float" office:value="0.904296875" calcext:value-type="float">
            <text:p>0.904296875</text:p>
          </table:table-cell>
          <table:table-cell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8837890625" calcext:value-type="float">
            <text:p>0.8837890625</text:p>
          </table:table-cell>
          <table:table-cell office:value-type="float" office:value="0.883056640625" calcext:value-type="float">
            <text:p>0.883056640625</text:p>
          </table:table-cell>
          <table:table-cell office:value-type="float" office:value="0.8846435546875" calcext:value-type="float">
            <text:p>0.8846435546875</text:p>
          </table:table-cell>
          <table:table-cell office:value-type="float" office:value="0.88446044921875" calcext:value-type="float">
            <text:p>0.88446044921875</text:p>
          </table:table-cell>
          <table:table-cell/>
        </table:table-row>
        <table:table-row table:style-name="ro1">
          <table:table-cell table:number-columns-repeated="2" office:value-type="float" office:value="0.90625" calcext:value-type="float">
            <text:p>0.9062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8916015625" calcext:value-type="float">
            <text:p>0.8916015625</text:p>
          </table:table-cell>
          <table:table-cell office:value-type="float" office:value="0.88037109375" calcext:value-type="float">
            <text:p>0.88037109375</text:p>
          </table:table-cell>
          <table:table-cell office:value-type="float" office:value="0.8798828125" calcext:value-type="float">
            <text:p>0.8798828125</text:p>
          </table:table-cell>
          <table:table-cell office:value-type="float" office:value="0.879150390625" calcext:value-type="float">
            <text:p>0.879150390625</text:p>
          </table:table-cell>
          <table:table-cell office:value-type="float" office:value="0.878173828125" calcext:value-type="float">
            <text:p>0.878173828125</text:p>
          </table:table-cell>
          <table:table-cell/>
        </table:table-row>
        <table:table-row table:style-name="ro1">
          <table:table-cell table:number-columns-repeated="2" office:value-type="float" office:value="0.859375" calcext:value-type="float">
            <text:p>0.85937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861328125" calcext:value-type="float">
            <text:p>0.861328125</text:p>
          </table:table-cell>
          <table:table-cell office:value-type="float" office:value="0.862060546875" calcext:value-type="float">
            <text:p>0.862060546875</text:p>
          </table:table-cell>
          <table:table-cell office:value-type="float" office:value="0.8607177734375" calcext:value-type="float">
            <text:p>0.8607177734375</text:p>
          </table:table-cell>
          <table:table-cell office:value-type="float" office:value="0.85955810546875" calcext:value-type="float">
            <text:p>0.85955810546875</text:p>
          </table:table-cell>
          <table:table-cell/>
        </table:table-row>
        <table:table-row table:style-name="ro1">
          <table:table-cell office:value-type="float" office:value="0.8984375" calcext:value-type="float">
            <text:p>0.898437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9033203125" calcext:value-type="float">
            <text:p>0.9033203125</text:p>
          </table:table-cell>
          <table:table-cell office:value-type="float" office:value="0.904541015625" calcext:value-type="float">
            <text:p>0.904541015625</text:p>
          </table:table-cell>
          <table:table-cell office:value-type="float" office:value="0.9053955078125" calcext:value-type="float">
            <text:p>0.9053955078125</text:p>
          </table:table-cell>
          <table:table-cell office:value-type="float" office:value="0.90789794921875" calcext:value-type="float">
            <text:p>0.90789794921875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A1:.A1000])" office:value-type="float" office:value="0.8863203125" calcext:value-type="float">
            <text:p>0.8863203125</text:p>
          </table:table-cell>
          <table:table-cell table:formula="of:=AVERAGE([.B1:.B1000])" office:value-type="float" office:value="0.88614453125" calcext:value-type="float">
            <text:p>0.88614453125</text:p>
          </table:table-cell>
          <table:table-cell table:formula="of:=AVERAGE([.C1:.C1000])" office:value-type="float" office:value="0.886162109375" calcext:value-type="float">
            <text:p>0.886162109375</text:p>
          </table:table-cell>
          <table:table-cell table:formula="of:=AVERAGE([.D1:.D1000])" office:value-type="float" office:value="0.8862890625" calcext:value-type="float">
            <text:p>0.8862890625</text:p>
          </table:table-cell>
          <table:table-cell table:formula="of:=AVERAGE([.E1:.E1000])" office:value-type="float" office:value="0.88615283203125" calcext:value-type="float">
            <text:p>0.88615283203125</text:p>
          </table:table-cell>
          <table:table-cell table:formula="of:=AVERAGE([.F1:.F1000])" office:value-type="float" office:value="0.8860419921875" calcext:value-type="float">
            <text:p>0.8860419921875</text:p>
          </table:table-cell>
          <table:table-cell table:formula="of:=AVERAGE([.G1:.G1000])" office:value-type="float" office:value="0.886092407226562" calcext:value-type="float">
            <text:p>0.886092407226562</text:p>
          </table:table-cell>
          <table:table-cell table:formula="of:=AVERAGE([.H1:.H1000])" office:value-type="float" office:value="0.886005065917969" calcext:value-type="float">
            <text:p>0.886005065917969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A1:.A1000])" office:value-type="float" office:value="0.8828125" calcext:value-type="float">
            <text:p>0.8828125</text:p>
          </table:table-cell>
          <table:table-cell table:formula="of:=MEDIAN([.B1:.B1000])" office:value-type="float" office:value="0.88671875" calcext:value-type="float">
            <text:p>0.88671875</text:p>
          </table:table-cell>
          <table:table-cell table:formula="of:=MEDIAN([.C1:.C1000])" office:value-type="float" office:value="0.88671875" calcext:value-type="float">
            <text:p>0.88671875</text:p>
          </table:table-cell>
          <table:table-cell table:formula="of:=MEDIAN([.D1:.D1000])" office:value-type="float" office:value="0.88671875" calcext:value-type="float">
            <text:p>0.88671875</text:p>
          </table:table-cell>
          <table:table-cell table:formula="of:=MEDIAN([.E1:.E1000])" office:value-type="float" office:value="0.88623046875" calcext:value-type="float">
            <text:p>0.88623046875</text:p>
          </table:table-cell>
          <table:table-cell table:formula="of:=MEDIAN([.F1:.F1000])" office:value-type="float" office:value="0.88623046875" calcext:value-type="float">
            <text:p>0.88623046875</text:p>
          </table:table-cell>
          <table:table-cell table:formula="of:=MEDIAN([.G1:.G1000])" office:value-type="float" office:value="0.88665771484375" calcext:value-type="float">
            <text:p>0.88665771484375</text:p>
          </table:table-cell>
          <table:table-cell table:formula="of:=MEDIAN([.H1:.H1000])" office:value-type="float" office:value="0.886505126953125" calcext:value-type="float">
            <text:p>0.886505126953125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 table:formula="of:=MODE([.A1:.A1000])" office:value-type="float" office:value="0.8828125" calcext:value-type="float">
            <text:p>0.8828125</text:p>
          </table:table-cell>
          <table:table-cell table:formula="of:=MODE([.B1:.B1000])" office:value-type="float" office:value="0.88671875" calcext:value-type="float">
            <text:p>0.88671875</text:p>
          </table:table-cell>
          <table:table-cell table:formula="of:=MODE([.C1:.C1000])" office:value-type="float" office:value="0.8828125" calcext:value-type="float">
            <text:p>0.8828125</text:p>
          </table:table-cell>
          <table:table-cell table:formula="of:=MODE([.D1:.D1000])" office:value-type="float" office:value="0.9013671875" calcext:value-type="float">
            <text:p>0.9013671875</text:p>
          </table:table-cell>
          <table:table-cell table:formula="of:=MODE([.E1:.E1000])" office:value-type="float" office:value="0.8828125" calcext:value-type="float">
            <text:p>0.8828125</text:p>
          </table:table-cell>
          <table:table-cell table:formula="of:=MODE([.F1:.F1000])" office:value-type="float" office:value="0.88720703125" calcext:value-type="float">
            <text:p>0.88720703125</text:p>
          </table:table-cell>
          <table:table-cell table:formula="of:=MODE([.G1:.G1000])" office:value-type="float" office:value="0.8790283203125" calcext:value-type="float">
            <text:p>0.8790283203125</text:p>
          </table:table-cell>
          <table:table-cell table:formula="of:=MODE([.H1:.H1000])" office:value-type="float" office:value="0.8857421875" calcext:value-type="float">
            <text:p>0.8857421875</text:p>
          </table:table-cell>
        </table:table-row>
      </table:table>
      <table:table table:name="variances" table:style-name="ta1">
        <table:shapes>
          <draw:frame draw:z-index="0" draw:style-name="gr1" draw:text-style-name="P1" svg:width="453.17pt" svg:height="255.23pt" svg:x="708.92pt" svg:y="2.27pt">
            <draw:object draw:notify-on-update-of-ranges="aucs.A1:aucs.A1 variances.B1002:variances.H1002 aucs.A1:aucs.A1 variances.B1003:variances.H1003 aucs.A1:aucs.A1 variances.B1004:variances.H100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an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0.0173611111111111" calcext:value-type="float">
            <text:p>0.017361111111111</text:p>
          </table:table-cell>
          <table:table-cell office:value-type="float" office:value="0.00742231096540179" calcext:value-type="float">
            <text:p>0.007422310965402</text:p>
          </table:table-cell>
          <table:table-cell office:value-type="float" office:value="0.00389034695095486" calcext:value-type="float">
            <text:p>0.003890346950955</text:p>
          </table:table-cell>
          <table:table-cell office:value-type="float" office:value="0.0018868610092306" calcext:value-type="float">
            <text:p>0.001886861009231</text:p>
          </table:table-cell>
          <table:table-cell office:value-type="float" office:value="0.000953589024247015" calcext:value-type="float">
            <text:p>0.000953589024247</text:p>
          </table:table-cell>
          <table:table-cell office:value-type="float" office:value="0.000477128311732083" calcext:value-type="float">
            <text:p>0.00047712831173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83203125" calcext:value-type="float">
            <text:p>0.0283203125</text:p>
          </table:table-cell>
          <table:table-cell office:value-type="float" office:value="0.0143771701388889" calcext:value-type="float">
            <text:p>0.014377170138889</text:p>
          </table:table-cell>
          <table:table-cell office:value-type="float" office:value="0.00681164799904337" calcext:value-type="float">
            <text:p>0.006811647999043</text:p>
          </table:table-cell>
          <table:table-cell office:value-type="float" office:value="0.0035134039984809" calcext:value-type="float">
            <text:p>0.003513403998481</text:p>
          </table:table-cell>
          <table:table-cell office:value-type="float" office:value="0.00175463917600253" calcext:value-type="float">
            <text:p>0.001754639176003</text:p>
          </table:table-cell>
          <table:table-cell office:value-type="float" office:value="0.000848812701330284" calcext:value-type="float">
            <text:p>0.00084881270133</text:p>
          </table:table-cell>
          <table:table-cell office:value-type="float" office:value="0.000426632037536543" calcext:value-type="float">
            <text:p>0.00042663203753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734375" calcext:value-type="float">
            <text:p>0.02734375</text:p>
          </table:table-cell>
          <table:table-cell office:value-type="float" office:value="0.0130343967013889" calcext:value-type="float">
            <text:p>0.013034396701389</text:p>
          </table:table-cell>
          <table:table-cell office:value-type="float" office:value="0.00621842364875638" calcext:value-type="float">
            <text:p>0.006218423648756</text:p>
          </table:table-cell>
          <table:table-cell office:value-type="float" office:value="0.00293000115288628" calcext:value-type="float">
            <text:p>0.002930001152886</text:p>
          </table:table-cell>
          <table:table-cell office:value-type="float" office:value="0.00160927975959262" calcext:value-type="float">
            <text:p>0.001609279759593</text:p>
          </table:table-cell>
          <table:table-cell office:value-type="float" office:value="0.000771760895499116" calcext:value-type="float">
            <text:p>0.000771760895499</text:p>
          </table:table-cell>
          <table:table-cell office:value-type="float" office:value="0.000393460944763333" calcext:value-type="float">
            <text:p>0.00039346094476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58984375" calcext:value-type="float">
            <text:p>0.0458984375</text:p>
          </table:table-cell>
          <table:table-cell office:value-type="float" office:value="0.0150553385416667" calcext:value-type="float">
            <text:p>0.015055338541667</text:p>
          </table:table-cell>
          <table:table-cell office:value-type="float" office:value="0.00664566974250638" calcext:value-type="float">
            <text:p>0.006645669742506</text:p>
          </table:table-cell>
          <table:table-cell office:value-type="float" office:value="0.00353145175509983" calcext:value-type="float">
            <text:p>0.0035314517551</text:p>
          </table:table-cell>
          <table:table-cell office:value-type="float" office:value="0.00164667847997564" calcext:value-type="float">
            <text:p>0.001646678479976</text:p>
          </table:table-cell>
          <table:table-cell office:value-type="float" office:value="0.000792756162322898" calcext:value-type="float">
            <text:p>0.000792756162323</text:p>
          </table:table-cell>
          <table:table-cell office:value-type="float" office:value="0.000375197610105139" calcext:value-type="float">
            <text:p>0.00037519761010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24609375" calcext:value-type="float">
            <text:p>0.0224609375</text:p>
          </table:table-cell>
          <table:table-cell office:value-type="float" office:value="0.00812445746527778" calcext:value-type="float">
            <text:p>0.008124457465278</text:p>
          </table:table-cell>
          <table:table-cell office:value-type="float" office:value="0.00404607033242985" calcext:value-type="float">
            <text:p>0.00404607033243</text:p>
          </table:table-cell>
          <table:table-cell office:value-type="float" office:value="0.00207205878363715" calcext:value-type="float">
            <text:p>0.002072058783637</text:p>
          </table:table-cell>
          <table:table-cell office:value-type="float" office:value="0.00105981251203555" calcext:value-type="float">
            <text:p>0.001059812512036</text:p>
          </table:table-cell>
          <table:table-cell office:value-type="float" office:value="0.000465789627265978" calcext:value-type="float">
            <text:p>0.000465789627266</text:p>
          </table:table-cell>
          <table:table-cell office:value-type="float" office:value="0.000229275624459288" calcext:value-type="float">
            <text:p>0.00022927562445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15288628472222" calcext:value-type="float">
            <text:p>0.011528862847222</text:p>
          </table:table-cell>
          <table:table-cell office:value-type="float" office:value="0.00565945372289541" calcext:value-type="float">
            <text:p>0.005659453722895</text:p>
          </table:table-cell>
          <table:table-cell office:value-type="float" office:value="0.00266211615668403" calcext:value-type="float">
            <text:p>0.002662116156684</text:p>
          </table:table-cell>
          <table:table-cell office:value-type="float" office:value="0.00128724150801548" calcext:value-type="float">
            <text:p>0.001287241508015</text:p>
          </table:table-cell>
          <table:table-cell office:value-type="float" office:value="0.000606696186392456" calcext:value-type="float">
            <text:p>0.000606696186392</text:p>
          </table:table-cell>
          <table:table-cell office:value-type="float" office:value="0.00030088288341935" calcext:value-type="float">
            <text:p>0.00030088288341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732421875" calcext:value-type="float">
            <text:p>0.0732421875</text:p>
          </table:table-cell>
          <table:table-cell office:value-type="float" office:value="0.0263671875" calcext:value-type="float">
            <text:p>0.0263671875</text:p>
          </table:table-cell>
          <table:table-cell office:value-type="float" office:value="0.011148569535236" calcext:value-type="float">
            <text:p>0.011148569535236</text:p>
          </table:table-cell>
          <table:table-cell office:value-type="float" office:value="0.00510989718967014" calcext:value-type="float">
            <text:p>0.00510989718967</text:p>
          </table:table-cell>
          <table:table-cell office:value-type="float" office:value="0.00234814737143303" calcext:value-type="float">
            <text:p>0.002348147371433</text:p>
          </table:table-cell>
          <table:table-cell office:value-type="float" office:value="0.00113829956093132" calcext:value-type="float">
            <text:p>0.001138299560931</text:p>
          </table:table-cell>
          <table:table-cell office:value-type="float" office:value="0.000563071926925104" calcext:value-type="float">
            <text:p>0.00056307192692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61328125" calcext:value-type="float">
            <text:p>0.0361328125</text:p>
          </table:table-cell>
          <table:table-cell office:value-type="float" office:value="0.0168050130208333" calcext:value-type="float">
            <text:p>0.016805013020833</text:p>
          </table:table-cell>
          <table:table-cell office:value-type="float" office:value="0.00639872648278061" calcext:value-type="float">
            <text:p>0.006398726482781</text:p>
          </table:table-cell>
          <table:table-cell office:value-type="float" office:value="0.0029775153266059" calcext:value-type="float">
            <text:p>0.002977515326606</text:p>
          </table:table-cell>
          <table:table-cell office:value-type="float" office:value="0.0014880683494036" calcext:value-type="float">
            <text:p>0.001488068349404</text:p>
          </table:table-cell>
          <table:table-cell office:value-type="float" office:value="0.000739503737269676" calcext:value-type="float">
            <text:p>0.00073950373727</text:p>
          </table:table-cell>
          <table:table-cell office:value-type="float" office:value="0.00036773384028525" calcext:value-type="float">
            <text:p>0.00036773384028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46875" calcext:value-type="float">
            <text:p>0.0546875</text:p>
          </table:table-cell>
          <table:table-cell office:value-type="float" office:value="0.0219048394097222" calcext:value-type="float">
            <text:p>0.021904839409722</text:p>
          </table:table-cell>
          <table:table-cell office:value-type="float" office:value="0.00867259745695153" calcext:value-type="float">
            <text:p>0.008672597456952</text:p>
          </table:table-cell>
          <table:table-cell office:value-type="float" office:value="0.00393956502278646" calcext:value-type="float">
            <text:p>0.003939565022786</text:p>
          </table:table-cell>
          <table:table-cell office:value-type="float" office:value="0.00196150785678383" calcext:value-type="float">
            <text:p>0.001961507856784</text:p>
          </table:table-cell>
          <table:table-cell office:value-type="float" office:value="0.000990929276794833" calcext:value-type="float">
            <text:p>0.000990929276795</text:p>
          </table:table-cell>
          <table:table-cell office:value-type="float" office:value="0.000489691096264517" calcext:value-type="float">
            <text:p>0.00048969109626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78515625" calcext:value-type="float">
            <text:p>0.0478515625</text:p>
          </table:table-cell>
          <table:table-cell office:value-type="float" office:value="0.0214572482638889" calcext:value-type="float">
            <text:p>0.021457248263889</text:p>
          </table:table-cell>
          <table:table-cell office:value-type="float" office:value="0.007720947265625" calcext:value-type="float">
            <text:p>0.007720947265625</text:p>
          </table:table-cell>
          <table:table-cell office:value-type="float" office:value="0.00349342346191406" calcext:value-type="float">
            <text:p>0.003493423461914</text:p>
          </table:table-cell>
          <table:table-cell office:value-type="float" office:value="0.00164983498318262" calcext:value-type="float">
            <text:p>0.001649834983183</text:p>
          </table:table-cell>
          <table:table-cell office:value-type="float" office:value="0.000757141576122054" calcext:value-type="float">
            <text:p>0.000757141576122</text:p>
          </table:table-cell>
          <table:table-cell office:value-type="float" office:value="0.000387822446624155" calcext:value-type="float">
            <text:p>0.00038782244662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00390625" calcext:value-type="float">
            <text:p>0.0400390625</text:p>
          </table:table-cell>
          <table:table-cell office:value-type="float" office:value="0.0175374348958333" calcext:value-type="float">
            <text:p>0.017537434895833</text:p>
          </table:table-cell>
          <table:table-cell office:value-type="float" office:value="0.00829019351881377" calcext:value-type="float">
            <text:p>0.008290193518814</text:p>
          </table:table-cell>
          <table:table-cell office:value-type="float" office:value="0.00439592997233073" calcext:value-type="float">
            <text:p>0.004395929972331</text:p>
          </table:table-cell>
          <table:table-cell office:value-type="float" office:value="0.00205099222935449" calcext:value-type="float">
            <text:p>0.002050992229355</text:p>
          </table:table-cell>
          <table:table-cell office:value-type="float" office:value="0.000961641200275378" calcext:value-type="float">
            <text:p>0.000961641200275</text:p>
          </table:table-cell>
          <table:table-cell office:value-type="float" office:value="0.000482091265927172" calcext:value-type="float">
            <text:p>0.00048209126592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0168592664930556" calcext:value-type="float">
            <text:p>0.016859266493056</text:p>
          </table:table-cell>
          <table:table-cell office:value-type="float" office:value="0.0069495999083227" calcext:value-type="float">
            <text:p>0.006949599908323</text:p>
          </table:table-cell>
          <table:table-cell office:value-type="float" office:value="0.00361174689398871" calcext:value-type="float">
            <text:p>0.003611746893989</text:p>
          </table:table-cell>
          <table:table-cell office:value-type="float" office:value="0.00181688131080334" calcext:value-type="float">
            <text:p>0.001816881310803</text:p>
          </table:table-cell>
          <table:table-cell office:value-type="float" office:value="0.000827949281062008" calcext:value-type="float">
            <text:p>0.000827949281062</text:p>
          </table:table-cell>
          <table:table-cell office:value-type="float" office:value="0.000400478710097709" calcext:value-type="float">
            <text:p>0.00040047871009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13427734375" calcext:value-type="float">
            <text:p>0.013427734375</text:p>
          </table:table-cell>
          <table:table-cell office:value-type="float" office:value="0.00621312978316327" calcext:value-type="float">
            <text:p>0.006213129783163</text:p>
          </table:table-cell>
          <table:table-cell office:value-type="float" office:value="0.00284893459743924" calcext:value-type="float">
            <text:p>0.002848934597439</text:p>
          </table:table-cell>
          <table:table-cell office:value-type="float" office:value="0.00158688106596408" calcext:value-type="float">
            <text:p>0.001586881065964</text:p>
          </table:table-cell>
          <table:table-cell office:value-type="float" office:value="0.000784800323859724" calcext:value-type="float">
            <text:p>0.00078480032386</text:p>
          </table:table-cell>
          <table:table-cell office:value-type="float" office:value="0.000388930464459409" calcext:value-type="float">
            <text:p>0.00038893046445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68728298611111" calcext:value-type="float">
            <text:p>0.016872829861111</text:p>
          </table:table-cell>
          <table:table-cell office:value-type="float" office:value="0.00721896424585459" calcext:value-type="float">
            <text:p>0.007218964245855</text:p>
          </table:table-cell>
          <table:table-cell office:value-type="float" office:value="0.00332330491807726" calcext:value-type="float">
            <text:p>0.003323304918077</text:p>
          </table:table-cell>
          <table:table-cell office:value-type="float" office:value="0.00166087294468398" calcext:value-type="float">
            <text:p>0.001660872944684</text:p>
          </table:table-cell>
          <table:table-cell office:value-type="float" office:value="0.000823015295969626" calcext:value-type="float">
            <text:p>0.00082301529597</text:p>
          </table:table-cell>
          <table:table-cell office:value-type="float" office:value="0.000406346131933549" calcext:value-type="float">
            <text:p>0.00040634613193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0139567057291667" calcext:value-type="float">
            <text:p>0.013956705729167</text:p>
          </table:table-cell>
          <table:table-cell office:value-type="float" office:value="0.00648778798628827" calcext:value-type="float">
            <text:p>0.006487787986288</text:p>
          </table:table-cell>
          <table:table-cell office:value-type="float" office:value="0.00270000881618924" calcext:value-type="float">
            <text:p>0.002700008816189</text:p>
          </table:table-cell>
          <table:table-cell office:value-type="float" office:value="0.00142025426572865" calcext:value-type="float">
            <text:p>0.001420254265729</text:p>
          </table:table-cell>
          <table:table-cell office:value-type="float" office:value="0.000682151574396492" calcext:value-type="float">
            <text:p>0.000682151574396</text:p>
          </table:table-cell>
          <table:table-cell office:value-type="float" office:value="0.000336070536645112" calcext:value-type="float">
            <text:p>0.00033607053664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8828125" calcext:value-type="float">
            <text:p>0.048828125</text:p>
          </table:table-cell>
          <table:table-cell office:value-type="float" office:value="0.0182427300347222" calcext:value-type="float">
            <text:p>0.018242730034722</text:p>
          </table:table-cell>
          <table:table-cell office:value-type="float" office:value="0.00829611019212373" calcext:value-type="float">
            <text:p>0.008296110192124</text:p>
          </table:table-cell>
          <table:table-cell office:value-type="float" office:value="0.0038285149468316" calcext:value-type="float">
            <text:p>0.003828514946832</text:p>
          </table:table-cell>
          <table:table-cell office:value-type="float" office:value="0.00195398514278225" calcext:value-type="float">
            <text:p>0.001953985142782</text:p>
          </table:table-cell>
          <table:table-cell office:value-type="float" office:value="0.000953214974690517" calcext:value-type="float">
            <text:p>0.000953214974691</text:p>
          </table:table-cell>
          <table:table-cell office:value-type="float" office:value="0.000480967303184251" calcext:value-type="float">
            <text:p>0.00048096730318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0.0188530815972222" calcext:value-type="float">
            <text:p>0.018853081597222</text:p>
          </table:table-cell>
          <table:table-cell office:value-type="float" office:value="0.00715730628188776" calcext:value-type="float">
            <text:p>0.007157306281888</text:p>
          </table:table-cell>
          <table:table-cell office:value-type="float" office:value="0.00331204732259115" calcext:value-type="float">
            <text:p>0.003312047322591</text:p>
          </table:table-cell>
          <table:table-cell office:value-type="float" office:value="0.00154396944313962" calcext:value-type="float">
            <text:p>0.00154396944314</text:p>
          </table:table-cell>
          <table:table-cell office:value-type="float" office:value="0.000784293271396586" calcext:value-type="float">
            <text:p>0.000784293271397</text:p>
          </table:table-cell>
          <table:table-cell office:value-type="float" office:value="0.000387447903780302" calcext:value-type="float">
            <text:p>0.0003874479037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44140625" calcext:value-type="float">
            <text:p>0.0244140625</text:p>
          </table:table-cell>
          <table:table-cell office:value-type="float" office:value="0.00986056857638889" calcext:value-type="float">
            <text:p>0.009860568576389</text:p>
          </table:table-cell>
          <table:table-cell office:value-type="float" office:value="0.00433474170918367" calcext:value-type="float">
            <text:p>0.004334741709184</text:p>
          </table:table-cell>
          <table:table-cell office:value-type="float" office:value="0.00200948079427083" calcext:value-type="float">
            <text:p>0.002009480794271</text:p>
          </table:table-cell>
          <table:table-cell office:value-type="float" office:value="0.000982380310280886" calcext:value-type="float">
            <text:p>0.000982380310281</text:p>
          </table:table-cell>
          <table:table-cell office:value-type="float" office:value="0.000482828956792865" calcext:value-type="float">
            <text:p>0.000482828956793</text:p>
          </table:table-cell>
          <table:table-cell office:value-type="float" office:value="0.000237275699117858" calcext:value-type="float">
            <text:p>0.00023727569911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4921875" calcext:value-type="float">
            <text:p>0.044921875</text:p>
          </table:table-cell>
          <table:table-cell office:value-type="float" office:value="0.0182562934027778" calcext:value-type="float">
            <text:p>0.018256293402778</text:p>
          </table:table-cell>
          <table:table-cell office:value-type="float" office:value="0.00938944913903061" calcext:value-type="float">
            <text:p>0.009389449139031</text:p>
          </table:table-cell>
          <table:table-cell office:value-type="float" office:value="0.00420042249891493" calcext:value-type="float">
            <text:p>0.004200422498915</text:p>
          </table:table-cell>
          <table:table-cell office:value-type="float" office:value="0.00200211245113059" calcext:value-type="float">
            <text:p>0.002002112451131</text:p>
          </table:table-cell>
          <table:table-cell office:value-type="float" office:value="0.000997505498250806" calcext:value-type="float">
            <text:p>0.000997505498251</text:p>
          </table:table-cell>
          <table:table-cell office:value-type="float" office:value="0.000492472876937548" calcext:value-type="float">
            <text:p>0.00049247287693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56792534722222" calcext:value-type="float">
            <text:p>0.015679253472222</text:p>
          </table:table-cell>
          <table:table-cell office:value-type="float" office:value="0.00813760562818877" calcext:value-type="float">
            <text:p>0.008137605628189</text:p>
          </table:table-cell>
          <table:table-cell office:value-type="float" office:value="0.00370914883083767" calcext:value-type="float">
            <text:p>0.003709148830838</text:p>
          </table:table-cell>
          <table:table-cell office:value-type="float" office:value="0.00180207802279311" calcext:value-type="float">
            <text:p>0.001802078022793</text:p>
          </table:table-cell>
          <table:table-cell office:value-type="float" office:value="0.000899295124787772" calcext:value-type="float">
            <text:p>0.000899295124788</text:p>
          </table:table-cell>
          <table:table-cell office:value-type="float" office:value="0.000434323064384683" calcext:value-type="float">
            <text:p>0.00043432306438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0157606336805556" calcext:value-type="float">
            <text:p>0.015760633680556</text:p>
          </table:table-cell>
          <table:table-cell office:value-type="float" office:value="0.006561279296875" calcext:value-type="float">
            <text:p>0.006561279296875</text:p>
          </table:table-cell>
          <table:table-cell office:value-type="float" office:value="0.00285263909233941" calcext:value-type="float">
            <text:p>0.002852639092339</text:p>
          </table:table-cell>
          <table:table-cell office:value-type="float" office:value="0.00145736767771837" calcext:value-type="float">
            <text:p>0.001457367677718</text:p>
          </table:table-cell>
          <table:table-cell office:value-type="float" office:value="0.000749894678517594" calcext:value-type="float">
            <text:p>0.000749894678518</text:p>
          </table:table-cell>
          <table:table-cell office:value-type="float" office:value="0.000397976581417211" calcext:value-type="float">
            <text:p>0.00039797658141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078125" calcext:value-type="float">
            <text:p>0.05078125</text:p>
          </table:table-cell>
          <table:table-cell office:value-type="float" office:value="0.0229627821180556" calcext:value-type="float">
            <text:p>0.022962782118056</text:p>
          </table:table-cell>
          <table:table-cell office:value-type="float" office:value="0.00945826939174107" calcext:value-type="float">
            <text:p>0.009458269391741</text:p>
          </table:table-cell>
          <table:table-cell office:value-type="float" office:value="0.00432662963867188" calcext:value-type="float">
            <text:p>0.004326629638672</text:p>
          </table:table-cell>
          <table:table-cell office:value-type="float" office:value="0.00207055967134442" calcext:value-type="float">
            <text:p>0.002070559671344</text:p>
          </table:table-cell>
          <table:table-cell office:value-type="float" office:value="0.00100633127318729" calcext:value-type="float">
            <text:p>0.001006331273187</text:p>
          </table:table-cell>
          <table:table-cell office:value-type="float" office:value="0.000496602923757079" calcext:value-type="float">
            <text:p>0.00049660292375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00390625" calcext:value-type="float">
            <text:p>0.0400390625</text:p>
          </table:table-cell>
          <table:table-cell office:value-type="float" office:value="0.0188937717013889" calcext:value-type="float">
            <text:p>0.018893771701389</text:p>
          </table:table-cell>
          <table:table-cell office:value-type="float" office:value="0.00825064522879464" calcext:value-type="float">
            <text:p>0.008250645228795</text:p>
          </table:table-cell>
          <table:table-cell office:value-type="float" office:value="0.00387233310275608" calcext:value-type="float">
            <text:p>0.003872333102756</text:p>
          </table:table-cell>
          <table:table-cell office:value-type="float" office:value="0.00185384735480556" calcext:value-type="float">
            <text:p>0.001853847354806</text:p>
          </table:table-cell>
          <table:table-cell office:value-type="float" office:value="0.000930269776978881" calcext:value-type="float">
            <text:p>0.000930269776979</text:p>
          </table:table-cell>
          <table:table-cell office:value-type="float" office:value="0.000442632968681922" calcext:value-type="float">
            <text:p>0.00044263296868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0154215494791667" calcext:value-type="float">
            <text:p>0.015421549479167</text:p>
          </table:table-cell>
          <table:table-cell office:value-type="float" office:value="0.00649744150589924" calcext:value-type="float">
            <text:p>0.006497441505899</text:p>
          </table:table-cell>
          <table:table-cell office:value-type="float" office:value="0.00309194776746962" calcext:value-type="float">
            <text:p>0.00309194776747</text:p>
          </table:table-cell>
          <table:table-cell office:value-type="float" office:value="0.00143891194608532" calcext:value-type="float">
            <text:p>0.001438911946085</text:p>
          </table:table-cell>
          <table:table-cell office:value-type="float" office:value="0.000649995679487717" calcext:value-type="float">
            <text:p>0.000649995679488</text:p>
          </table:table-cell>
          <table:table-cell office:value-type="float" office:value="0.00033356431451059" calcext:value-type="float">
            <text:p>0.00033356431451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8828125" calcext:value-type="float">
            <text:p>0.048828125</text:p>
          </table:table-cell>
          <table:table-cell office:value-type="float" office:value="0.0175374348958333" calcext:value-type="float">
            <text:p>0.017537434895833</text:p>
          </table:table-cell>
          <table:table-cell office:value-type="float" office:value="0.0073886793486926" calcext:value-type="float">
            <text:p>0.007388679348693</text:p>
          </table:table-cell>
          <table:table-cell office:value-type="float" office:value="0.00367597791883681" calcext:value-type="float">
            <text:p>0.003675977918837</text:p>
          </table:table-cell>
          <table:table-cell office:value-type="float" office:value="0.00163217563410827" calcext:value-type="float">
            <text:p>0.001632175634108</text:p>
          </table:table-cell>
          <table:table-cell office:value-type="float" office:value="0.000811971414296445" calcext:value-type="float">
            <text:p>0.000811971414296</text:p>
          </table:table-cell>
          <table:table-cell office:value-type="float" office:value="0.000422268765001807" calcext:value-type="float">
            <text:p>0.00042226876500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4921875" calcext:value-type="float">
            <text:p>0.044921875</text:p>
          </table:table-cell>
          <table:table-cell office:value-type="float" office:value="0.0190700954861111" calcext:value-type="float">
            <text:p>0.019070095486111</text:p>
          </table:table-cell>
          <table:table-cell office:value-type="float" office:value="0.00853153150908801" calcext:value-type="float">
            <text:p>0.008531531509088</text:p>
          </table:table-cell>
          <table:table-cell office:value-type="float" office:value="0.00423223707411024" calcext:value-type="float">
            <text:p>0.00423223707411</text:p>
          </table:table-cell>
          <table:table-cell office:value-type="float" office:value="0.00213877244248723" calcext:value-type="float">
            <text:p>0.002138772442487</text:p>
          </table:table-cell>
          <table:table-cell office:value-type="float" office:value="0.00103643782104584" calcext:value-type="float">
            <text:p>0.001036437821046</text:p>
          </table:table-cell>
          <table:table-cell office:value-type="float" office:value="0.000512936120817374" calcext:value-type="float">
            <text:p>0.00051293612081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98046875" calcext:value-type="float">
            <text:p>0.0498046875</text:p>
          </table:table-cell>
          <table:table-cell office:value-type="float" office:value="0.0227864583333333" calcext:value-type="float">
            <text:p>0.022786458333333</text:p>
          </table:table-cell>
          <table:table-cell office:value-type="float" office:value="0.0106690075932717" calcext:value-type="float">
            <text:p>0.010669007593272</text:p>
          </table:table-cell>
          <table:table-cell office:value-type="float" office:value="0.00481943766276042" calcext:value-type="float">
            <text:p>0.00481943766276</text:p>
          </table:table-cell>
          <table:table-cell office:value-type="float" office:value="0.00234932805199281" calcext:value-type="float">
            <text:p>0.002349328051993</text:p>
          </table:table-cell>
          <table:table-cell office:value-type="float" office:value="0.00119243313305683" calcext:value-type="float">
            <text:p>0.001192433133057</text:p>
          </table:table-cell>
          <table:table-cell office:value-type="float" office:value="0.000591556982598218" calcext:value-type="float">
            <text:p>0.00059155698259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0149061414930556" calcext:value-type="float">
            <text:p>0.014906141493056</text:p>
          </table:table-cell>
          <table:table-cell office:value-type="float" office:value="0.00661266093351403" calcext:value-type="float">
            <text:p>0.006612660933514</text:p>
          </table:table-cell>
          <table:table-cell office:value-type="float" office:value="0.00350635104709201" calcext:value-type="float">
            <text:p>0.003506351047092</text:p>
          </table:table-cell>
          <table:table-cell office:value-type="float" office:value="0.00169599961787927" calcext:value-type="float">
            <text:p>0.001695999617879</text:p>
          </table:table-cell>
          <table:table-cell office:value-type="float" office:value="0.000822454811073605" calcext:value-type="float">
            <text:p>0.000822454811074</text:p>
          </table:table-cell>
          <table:table-cell office:value-type="float" office:value="0.000411708250672311" calcext:value-type="float">
            <text:p>0.00041170825067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61328125" calcext:value-type="float">
            <text:p>0.0361328125</text:p>
          </table:table-cell>
          <table:table-cell office:value-type="float" office:value="0.0137803819444444" calcext:value-type="float">
            <text:p>0.013780381944445</text:p>
          </table:table-cell>
          <table:table-cell office:value-type="float" office:value="0.00700067014110332" calcext:value-type="float">
            <text:p>0.007000670141103</text:p>
          </table:table-cell>
          <table:table-cell office:value-type="float" office:value="0.00342107984754774" calcext:value-type="float">
            <text:p>0.003421079847548</text:p>
          </table:table-cell>
          <table:table-cell office:value-type="float" office:value="0.00166403416168181" calcext:value-type="float">
            <text:p>0.001664034161682</text:p>
          </table:table-cell>
          <table:table-cell office:value-type="float" office:value="0.000797684207975369" calcext:value-type="float">
            <text:p>0.000797684207975</text:p>
          </table:table-cell>
          <table:table-cell office:value-type="float" office:value="0.00039777843934921" calcext:value-type="float">
            <text:p>0.00039777843934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22265625" calcext:value-type="float">
            <text:p>0.0322265625</text:p>
          </table:table-cell>
          <table:table-cell office:value-type="float" office:value="0.0159369574652778" calcext:value-type="float">
            <text:p>0.015936957465278</text:p>
          </table:table-cell>
          <table:table-cell office:value-type="float" office:value="0.00678081901705995" calcext:value-type="float">
            <text:p>0.00678081901706</text:p>
          </table:table-cell>
          <table:table-cell office:value-type="float" office:value="0.00306057400173611" calcext:value-type="float">
            <text:p>0.003060574001736</text:p>
          </table:table-cell>
          <table:table-cell office:value-type="float" office:value="0.00146943870369775" calcext:value-type="float">
            <text:p>0.001469438703698</text:p>
          </table:table-cell>
          <table:table-cell office:value-type="float" office:value="0.000719663064526082" calcext:value-type="float">
            <text:p>0.000719663064526</text:p>
          </table:table-cell>
          <table:table-cell office:value-type="float" office:value="0.000359208539190203" calcext:value-type="float">
            <text:p>0.0003592085391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0.0104031032986111" calcext:value-type="float">
            <text:p>0.010403103298611</text:p>
          </table:table-cell>
          <table:table-cell office:value-type="float" office:value="0.00444061902104592" calcext:value-type="float">
            <text:p>0.004440619021046</text:p>
          </table:table-cell>
          <table:table-cell office:value-type="float" office:value="0.00185395982530382" calcext:value-type="float">
            <text:p>0.001853959825304</text:p>
          </table:table-cell>
          <table:table-cell office:value-type="float" office:value="0.000896762486675155" calcext:value-type="float">
            <text:p>0.000896762486675</text:p>
          </table:table-cell>
          <table:table-cell office:value-type="float" office:value="0.000477454229216937" calcext:value-type="float">
            <text:p>0.000477454229217</text:p>
          </table:table-cell>
          <table:table-cell office:value-type="float" office:value="0.000233987624724021" calcext:value-type="float">
            <text:p>0.00023398762472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0151774088541667" calcext:value-type="float">
            <text:p>0.015177408854167</text:p>
          </table:table-cell>
          <table:table-cell office:value-type="float" office:value="0.00739303900271046" calcext:value-type="float">
            <text:p>0.00739303900271</text:p>
          </table:table-cell>
          <table:table-cell office:value-type="float" office:value="0.00357655843098958" calcext:value-type="float">
            <text:p>0.00357655843099</text:p>
          </table:table-cell>
          <table:table-cell office:value-type="float" office:value="0.00178226918509302" calcext:value-type="float">
            <text:p>0.001782269185093</text:p>
          </table:table-cell>
          <table:table-cell office:value-type="float" office:value="0.000870345648904686" calcext:value-type="float">
            <text:p>0.000870345648905</text:p>
          </table:table-cell>
          <table:table-cell office:value-type="float" office:value="0.000436602046120683" calcext:value-type="float">
            <text:p>0.00043660204612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0.0182427300347222" calcext:value-type="float">
            <text:p>0.018242730034722</text:p>
          </table:table-cell>
          <table:table-cell office:value-type="float" office:value="0.00764527612802934" calcext:value-type="float">
            <text:p>0.007645276128029</text:p>
          </table:table-cell>
          <table:table-cell office:value-type="float" office:value="0.00366334703233507" calcext:value-type="float">
            <text:p>0.003663347032335</text:p>
          </table:table-cell>
          <table:table-cell office:value-type="float" office:value="0.00181995371005786" calcext:value-type="float">
            <text:p>0.001819953710058</text:p>
          </table:table-cell>
          <table:table-cell office:value-type="float" office:value="0.000897449010203605" calcext:value-type="float">
            <text:p>0.000897449010204</text:p>
          </table:table-cell>
          <table:table-cell office:value-type="float" office:value="0.000438733204808443" calcext:value-type="float">
            <text:p>0.00043873320480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0161946614583333" calcext:value-type="float">
            <text:p>0.016194661458333</text:p>
          </table:table-cell>
          <table:table-cell office:value-type="float" office:value="0.00732484155771684" calcext:value-type="float">
            <text:p>0.007324841557717</text:p>
          </table:table-cell>
          <table:table-cell office:value-type="float" office:value="0.00369659423828125" calcext:value-type="float">
            <text:p>0.003696594238281</text:p>
          </table:table-cell>
          <table:table-cell office:value-type="float" office:value="0.00177843265553295" calcext:value-type="float">
            <text:p>0.001778432655533</text:p>
          </table:table-cell>
          <table:table-cell office:value-type="float" office:value="0.000866114905511861" calcext:value-type="float">
            <text:p>0.000866114905512</text:p>
          </table:table-cell>
          <table:table-cell office:value-type="float" office:value="0.000438425035833004" calcext:value-type="float">
            <text:p>0.00043842503583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22265625" calcext:value-type="float">
            <text:p>0.0322265625</text:p>
          </table:table-cell>
          <table:table-cell office:value-type="float" office:value="0.0144856770833333" calcext:value-type="float">
            <text:p>0.014485677083333</text:p>
          </table:table-cell>
          <table:table-cell office:value-type="float" office:value="0.00633084044164541" calcext:value-type="float">
            <text:p>0.006330840441645</text:p>
          </table:table-cell>
          <table:table-cell office:value-type="float" office:value="0.00315133836534288" calcext:value-type="float">
            <text:p>0.003151338365343</text:p>
          </table:table-cell>
          <table:table-cell office:value-type="float" office:value="0.00155274552931771" calcext:value-type="float">
            <text:p>0.001552745529318</text:p>
          </table:table-cell>
          <table:table-cell office:value-type="float" office:value="0.000776981497988289" calcext:value-type="float">
            <text:p>0.000776981497988</text:p>
          </table:table-cell>
          <table:table-cell office:value-type="float" office:value="0.000387956127473563" calcext:value-type="float">
            <text:p>0.00038795612747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83203125" calcext:value-type="float">
            <text:p>0.0283203125</text:p>
          </table:table-cell>
          <table:table-cell office:value-type="float" office:value="0.0156521267361111" calcext:value-type="float">
            <text:p>0.015652126736111</text:p>
          </table:table-cell>
          <table:table-cell office:value-type="float" office:value="0.00802394321986607" calcext:value-type="float">
            <text:p>0.008023943219866</text:p>
          </table:table-cell>
          <table:table-cell office:value-type="float" office:value="0.00352691650390625" calcext:value-type="float">
            <text:p>0.003526916503906</text:p>
          </table:table-cell>
          <table:table-cell office:value-type="float" office:value="0.00181787343972928" calcext:value-type="float">
            <text:p>0.001817873439729</text:p>
          </table:table-cell>
          <table:table-cell office:value-type="float" office:value="0.000913678480954698" calcext:value-type="float">
            <text:p>0.000913678480955</text:p>
          </table:table-cell>
          <table:table-cell office:value-type="float" office:value="0.00045413388264653" calcext:value-type="float">
            <text:p>0.00045413388264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61328125" calcext:value-type="float">
            <text:p>0.0361328125</text:p>
          </table:table-cell>
          <table:table-cell office:value-type="float" office:value="0.0154486762152778" calcext:value-type="float">
            <text:p>0.015448676215278</text:p>
          </table:table-cell>
          <table:table-cell office:value-type="float" office:value="0.00653698979591837" calcext:value-type="float">
            <text:p>0.006536989795918</text:p>
          </table:table-cell>
          <table:table-cell office:value-type="float" office:value="0.00322813245985243" calcext:value-type="float">
            <text:p>0.003228132459852</text:p>
          </table:table-cell>
          <table:table-cell office:value-type="float" office:value="0.00160637507205451" calcext:value-type="float">
            <text:p>0.001606375072055</text:p>
          </table:table-cell>
          <table:table-cell office:value-type="float" office:value="0.000802172690021748" calcext:value-type="float">
            <text:p>0.000802172690022</text:p>
          </table:table-cell>
          <table:table-cell office:value-type="float" office:value="0.000396664672247039" calcext:value-type="float">
            <text:p>0.00039666467224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734375" calcext:value-type="float">
            <text:p>0.02734375</text:p>
          </table:table-cell>
          <table:table-cell office:value-type="float" office:value="0.0137668185763889" calcext:value-type="float">
            <text:p>0.013766818576389</text:p>
          </table:table-cell>
          <table:table-cell office:value-type="float" office:value="0.00590452855947066" calcext:value-type="float">
            <text:p>0.005904528559471</text:p>
          </table:table-cell>
          <table:table-cell office:value-type="float" office:value="0.00242140875922309" calcext:value-type="float">
            <text:p>0.002421408759223</text:p>
          </table:table-cell>
          <table:table-cell office:value-type="float" office:value="0.00111236210048013" calcext:value-type="float">
            <text:p>0.00111236210048</text:p>
          </table:table-cell>
          <table:table-cell office:value-type="float" office:value="0.000613987258111959" calcext:value-type="float">
            <text:p>0.000613987258112</text:p>
          </table:table-cell>
          <table:table-cell office:value-type="float" office:value="0.000310422590139728" calcext:value-type="float">
            <text:p>0.0003104225901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8828125" calcext:value-type="float">
            <text:p>0.048828125</text:p>
          </table:table-cell>
          <table:table-cell office:value-type="float" office:value="0.0146891276041667" calcext:value-type="float">
            <text:p>0.014689127604167</text:p>
          </table:table-cell>
          <table:table-cell office:value-type="float" office:value="0.00675248126594388" calcext:value-type="float">
            <text:p>0.006752481265944</text:p>
          </table:table-cell>
          <table:table-cell office:value-type="float" office:value="0.0033278571234809" calcext:value-type="float">
            <text:p>0.003327857123481</text:p>
          </table:table-cell>
          <table:table-cell office:value-type="float" office:value="0.00158404758147717" calcext:value-type="float">
            <text:p>0.001584047581477</text:p>
          </table:table-cell>
          <table:table-cell office:value-type="float" office:value="0.000797900340514449" calcext:value-type="float">
            <text:p>0.000797900340514</text:p>
          </table:table-cell>
          <table:table-cell office:value-type="float" office:value="0.000389886441069429" calcext:value-type="float">
            <text:p>0.00038988644106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8310546875" calcext:value-type="float">
            <text:p>0.018310546875</text:p>
          </table:table-cell>
          <table:table-cell office:value-type="float" office:value="0.00793861856265944" calcext:value-type="float">
            <text:p>0.007938618562659</text:p>
          </table:table-cell>
          <table:table-cell office:value-type="float" office:value="0.00366006639268663" calcext:value-type="float">
            <text:p>0.003660066392687</text:p>
          </table:table-cell>
          <table:table-cell office:value-type="float" office:value="0.00183419704933444" calcext:value-type="float">
            <text:p>0.001834197049334</text:p>
          </table:table-cell>
          <table:table-cell office:value-type="float" office:value="0.000939971532951407" calcext:value-type="float">
            <text:p>0.000939971532951</text:p>
          </table:table-cell>
          <table:table-cell office:value-type="float" office:value="0.000470103858705935" calcext:value-type="float">
            <text:p>0.00047010385870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0168321397569444" calcext:value-type="float">
            <text:p>0.016832139756945</text:p>
          </table:table-cell>
          <table:table-cell office:value-type="float" office:value="0.00685586734693878" calcext:value-type="float">
            <text:p>0.006855867346939</text:p>
          </table:table-cell>
          <table:table-cell office:value-type="float" office:value="0.00337859259711372" calcext:value-type="float">
            <text:p>0.003378592597114</text:p>
          </table:table-cell>
          <table:table-cell office:value-type="float" office:value="0.00163358332091142" calcext:value-type="float">
            <text:p>0.001633583320911</text:p>
          </table:table-cell>
          <table:table-cell office:value-type="float" office:value="0.000806333173820071" calcext:value-type="float">
            <text:p>0.00080633317382</text:p>
          </table:table-cell>
          <table:table-cell office:value-type="float" office:value="0.000386350959496915" calcext:value-type="float">
            <text:p>0.00038635095949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185953776041667" calcext:value-type="float">
            <text:p>0.018595377604167</text:p>
          </table:table-cell>
          <table:table-cell office:value-type="float" office:value="0.00826808384486607" calcext:value-type="float">
            <text:p>0.008268083844866</text:p>
          </table:table-cell>
          <table:table-cell office:value-type="float" office:value="0.00403496636284722" calcext:value-type="float">
            <text:p>0.004034966362847</text:p>
          </table:table-cell>
          <table:table-cell office:value-type="float" office:value="0.00190166454533509" calcext:value-type="float">
            <text:p>0.001901664545335</text:p>
          </table:table-cell>
          <table:table-cell office:value-type="float" office:value="0.0009368554820159" calcext:value-type="float">
            <text:p>0.000936855482016</text:p>
          </table:table-cell>
          <table:table-cell office:value-type="float" office:value="0.000465261392210826" calcext:value-type="float">
            <text:p>0.00046526139221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52452256944444" calcext:value-type="float">
            <text:p>0.015245225694445</text:p>
          </table:table-cell>
          <table:table-cell office:value-type="float" office:value="0.00705174037388393" calcext:value-type="float">
            <text:p>0.007051740373884</text:p>
          </table:table-cell>
          <table:table-cell office:value-type="float" office:value="0.00316958957248264" calcext:value-type="float">
            <text:p>0.003169589572483</text:p>
          </table:table-cell>
          <table:table-cell office:value-type="float" office:value="0.00135210624718641" calcext:value-type="float">
            <text:p>0.001352106247186</text:p>
          </table:table-cell>
          <table:table-cell office:value-type="float" office:value="0.000735379648496955" calcext:value-type="float">
            <text:p>0.000735379648497</text:p>
          </table:table-cell>
          <table:table-cell office:value-type="float" office:value="0.0003588605833568" calcext:value-type="float">
            <text:p>0.00035886058335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98046875" calcext:value-type="float">
            <text:p>0.0498046875</text:p>
          </table:table-cell>
          <table:table-cell office:value-type="float" office:value="0.0240207248263889" calcext:value-type="float">
            <text:p>0.024020724826389</text:p>
          </table:table-cell>
          <table:table-cell office:value-type="float" office:value="0.0106303935148278" calcext:value-type="float">
            <text:p>0.010630393514828</text:p>
          </table:table-cell>
          <table:table-cell office:value-type="float" office:value="0.00527767605251736" calcext:value-type="float">
            <text:p>0.005277676052517</text:p>
          </table:table-cell>
          <table:table-cell office:value-type="float" office:value="0.00263712433448815" calcext:value-type="float">
            <text:p>0.002637124334488</text:p>
          </table:table-cell>
          <table:table-cell office:value-type="float" office:value="0.00132995566813584" calcext:value-type="float">
            <text:p>0.001329955668136</text:p>
          </table:table-cell>
          <table:table-cell office:value-type="float" office:value="0.000663504157148607" calcext:value-type="float">
            <text:p>0.00066350415714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9921875" calcext:value-type="float">
            <text:p>0.0419921875</text:p>
          </table:table-cell>
          <table:table-cell office:value-type="float" office:value="0.0175103081597222" calcext:value-type="float">
            <text:p>0.017510308159722</text:p>
          </table:table-cell>
          <table:table-cell office:value-type="float" office:value="0.00799062300701531" calcext:value-type="float">
            <text:p>0.007990623007015</text:p>
          </table:table-cell>
          <table:table-cell office:value-type="float" office:value="0.00348118252224392" calcext:value-type="float">
            <text:p>0.003481182522244</text:p>
          </table:table-cell>
          <table:table-cell office:value-type="float" office:value="0.00171413257888651" calcext:value-type="float">
            <text:p>0.001714132578887</text:p>
          </table:table-cell>
          <table:table-cell office:value-type="float" office:value="0.00080309316054133" calcext:value-type="float">
            <text:p>0.000803093160541</text:p>
          </table:table-cell>
          <table:table-cell office:value-type="float" office:value="0.000395079866680832" calcext:value-type="float">
            <text:p>0.00039507986668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9921875" calcext:value-type="float">
            <text:p>0.0419921875</text:p>
          </table:table-cell>
          <table:table-cell office:value-type="float" office:value="0.0135904947916667" calcext:value-type="float">
            <text:p>0.013590494791667</text:p>
          </table:table-cell>
          <table:table-cell office:value-type="float" office:value="0.00702807368064413" calcext:value-type="float">
            <text:p>0.007028073680644</text:p>
          </table:table-cell>
          <table:table-cell office:value-type="float" office:value="0.00368420918782552" calcext:value-type="float">
            <text:p>0.003684209187826</text:p>
          </table:table-cell>
          <table:table-cell office:value-type="float" office:value="0.00177985572417991" calcext:value-type="float">
            <text:p>0.00177985572418</text:p>
          </table:table-cell>
          <table:table-cell office:value-type="float" office:value="0.000874991980389523" calcext:value-type="float">
            <text:p>0.00087499198039</text:p>
          </table:table-cell>
          <table:table-cell office:value-type="float" office:value="0.000424868959195113" calcext:value-type="float">
            <text:p>0.00042486895919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76052517361111" calcext:value-type="float">
            <text:p>0.017605251736111</text:p>
          </table:table-cell>
          <table:table-cell office:value-type="float" office:value="0.00700316137197067" calcext:value-type="float">
            <text:p>0.007003161371971</text:p>
          </table:table-cell>
          <table:table-cell office:value-type="float" office:value="0.00361097547743056" calcext:value-type="float">
            <text:p>0.003610975477431</text:p>
          </table:table-cell>
          <table:table-cell office:value-type="float" office:value="0.00171431294340993" calcext:value-type="float">
            <text:p>0.00171431294341</text:p>
          </table:table-cell>
          <table:table-cell office:value-type="float" office:value="0.000837321018926381" calcext:value-type="float">
            <text:p>0.000837321018926</text:p>
          </table:table-cell>
          <table:table-cell office:value-type="float" office:value="0.000409818078470996" calcext:value-type="float">
            <text:p>0.00040981807847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37109375" calcext:value-type="float">
            <text:p>0.0537109375</text:p>
          </table:table-cell>
          <table:table-cell office:value-type="float" office:value="0.0216742621527778" calcext:value-type="float">
            <text:p>0.021674262152778</text:p>
          </table:table-cell>
          <table:table-cell office:value-type="float" office:value="0.00981233557876276" calcext:value-type="float">
            <text:p>0.009812335578763</text:p>
          </table:table-cell>
          <table:table-cell office:value-type="float" office:value="0.0042995368109809" calcext:value-type="float">
            <text:p>0.004299536810981</text:p>
          </table:table-cell>
          <table:table-cell office:value-type="float" office:value="0.00198090411373778" calcext:value-type="float">
            <text:p>0.001980904113738</text:p>
          </table:table-cell>
          <table:table-cell office:value-type="float" office:value="0.000990696151901114" calcext:value-type="float">
            <text:p>0.000990696151901</text:p>
          </table:table-cell>
          <table:table-cell office:value-type="float" office:value="0.000487417276442639" calcext:value-type="float">
            <text:p>0.00048741727644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17578125" calcext:value-type="float">
            <text:p>0.0517578125</text:p>
          </table:table-cell>
          <table:table-cell office:value-type="float" office:value="0.0196804470486111" calcext:value-type="float">
            <text:p>0.019680447048611</text:p>
          </table:table-cell>
          <table:table-cell office:value-type="float" office:value="0.00782682457748725" calcext:value-type="float">
            <text:p>0.007826824577487</text:p>
          </table:table-cell>
          <table:table-cell office:value-type="float" office:value="0.0037572987874349" calcext:value-type="float">
            <text:p>0.003757298787435</text:p>
          </table:table-cell>
          <table:table-cell office:value-type="float" office:value="0.00184880434288319" calcext:value-type="float">
            <text:p>0.001848804342883</text:p>
          </table:table-cell>
          <table:table-cell office:value-type="float" office:value="0.0009306361150249" calcext:value-type="float">
            <text:p>0.000930636115025</text:p>
          </table:table-cell>
          <table:table-cell office:value-type="float" office:value="0.000459133817432788" calcext:value-type="float">
            <text:p>0.00045913381743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4921875" calcext:value-type="float">
            <text:p>0.044921875</text:p>
          </table:table-cell>
          <table:table-cell office:value-type="float" office:value="0.0162624782986111" calcext:value-type="float">
            <text:p>0.016262478298611</text:p>
          </table:table-cell>
          <table:table-cell office:value-type="float" office:value="0.00733324946189414" calcext:value-type="float">
            <text:p>0.007333249461894</text:p>
          </table:table-cell>
          <table:table-cell office:value-type="float" office:value="0.00345115661621094" calcext:value-type="float">
            <text:p>0.003451156616211</text:p>
          </table:table-cell>
          <table:table-cell office:value-type="float" office:value="0.00172667994583559" calcext:value-type="float">
            <text:p>0.001726679945836</text:p>
          </table:table-cell>
          <table:table-cell office:value-type="float" office:value="0.000850626926153005" calcext:value-type="float">
            <text:p>0.000850626926153</text:p>
          </table:table-cell>
          <table:table-cell office:value-type="float" office:value="0.000428494988488016" calcext:value-type="float">
            <text:p>0.00042849498848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0196261935763889" calcext:value-type="float">
            <text:p>0.019626193576389</text:p>
          </table:table-cell>
          <table:table-cell office:value-type="float" office:value="0.00957348881935587" calcext:value-type="float">
            <text:p>0.009573488819356</text:p>
          </table:table-cell>
          <table:table-cell office:value-type="float" office:value="0.00479664272732205" calcext:value-type="float">
            <text:p>0.004796642727322</text:p>
          </table:table-cell>
          <table:table-cell office:value-type="float" office:value="0.00227632532506778" calcext:value-type="float">
            <text:p>0.002276325325068</text:p>
          </table:table-cell>
          <table:table-cell office:value-type="float" office:value="0.00108166311933941" calcext:value-type="float">
            <text:p>0.001081663119339</text:p>
          </table:table-cell>
          <table:table-cell office:value-type="float" office:value="0.000530506370169814" calcext:value-type="float">
            <text:p>0.0005305063701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63671875" calcext:value-type="float">
            <text:p>0.0263671875</text:p>
          </table:table-cell>
          <table:table-cell office:value-type="float" office:value="0.0157063802083333" calcext:value-type="float">
            <text:p>0.015706380208333</text:p>
          </table:table-cell>
          <table:table-cell office:value-type="float" office:value="0.00824503995934311" calcext:value-type="float">
            <text:p>0.008245039959343</text:p>
          </table:table-cell>
          <table:table-cell office:value-type="float" office:value="0.00401402791341146" calcext:value-type="float">
            <text:p>0.004014027913411</text:p>
          </table:table-cell>
          <table:table-cell office:value-type="float" office:value="0.00180402779554353" calcext:value-type="float">
            <text:p>0.001804027795544</text:p>
          </table:table-cell>
          <table:table-cell office:value-type="float" office:value="0.000850570835614271" calcext:value-type="float">
            <text:p>0.000850570835614</text:p>
          </table:table-cell>
          <table:table-cell office:value-type="float" office:value="0.000421728823564716" calcext:value-type="float">
            <text:p>0.00042172882356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0148383246527778" calcext:value-type="float">
            <text:p>0.014838324652778</text:p>
          </table:table-cell>
          <table:table-cell office:value-type="float" office:value="0.00781717105787627" calcext:value-type="float">
            <text:p>0.007817171057876</text:p>
          </table:table-cell>
          <table:table-cell office:value-type="float" office:value="0.0040077887641059" calcext:value-type="float">
            <text:p>0.004007788764106</text:p>
          </table:table-cell>
          <table:table-cell office:value-type="float" office:value="0.00214117945294971" calcext:value-type="float">
            <text:p>0.00214117945295</text:p>
          </table:table-cell>
          <table:table-cell office:value-type="float" office:value="0.00104763112731351" calcext:value-type="float">
            <text:p>0.001047631127314</text:p>
          </table:table-cell>
          <table:table-cell office:value-type="float" office:value="0.000518911241629539" calcext:value-type="float">
            <text:p>0.0005189112416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0.0155978732638889" calcext:value-type="float">
            <text:p>0.015597873263889</text:p>
          </table:table-cell>
          <table:table-cell office:value-type="float" office:value="0.00681102519132653" calcext:value-type="float">
            <text:p>0.006811025191327</text:p>
          </table:table-cell>
          <table:table-cell office:value-type="float" office:value="0.00336212158203125" calcext:value-type="float">
            <text:p>0.003362121582031</text:p>
          </table:table-cell>
          <table:table-cell office:value-type="float" office:value="0.00162524388062222" calcext:value-type="float">
            <text:p>0.001625243880622</text:p>
          </table:table-cell>
          <table:table-cell office:value-type="float" office:value="0.000805792459524918" calcext:value-type="float">
            <text:p>0.000805792459525</text:p>
          </table:table-cell>
          <table:table-cell office:value-type="float" office:value="0.00040368438395263" calcext:value-type="float">
            <text:p>0.00040368438395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8828125" calcext:value-type="float">
            <text:p>0.048828125</text:p>
          </table:table-cell>
          <table:table-cell office:value-type="float" office:value="0.0207383897569444" calcext:value-type="float">
            <text:p>0.020738389756945</text:p>
          </table:table-cell>
          <table:table-cell office:value-type="float" office:value="0.00874982561383929" calcext:value-type="float">
            <text:p>0.008749825613839</text:p>
          </table:table-cell>
          <table:table-cell office:value-type="float" office:value="0.00394671969943576" calcext:value-type="float">
            <text:p>0.003946719699436</text:p>
          </table:table-cell>
          <table:table-cell office:value-type="float" office:value="0.00187434564644042" calcext:value-type="float">
            <text:p>0.00187434564644</text:p>
          </table:table-cell>
          <table:table-cell office:value-type="float" office:value="0.000926944554137415" calcext:value-type="float">
            <text:p>0.000926944554137</text:p>
          </table:table-cell>
          <table:table-cell office:value-type="float" office:value="0.000462938637563171" calcext:value-type="float">
            <text:p>0.00046293863756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0.0159640842013889" calcext:value-type="float">
            <text:p>0.015964084201389</text:p>
          </table:table-cell>
          <table:table-cell office:value-type="float" office:value="0.00642799844547194" calcext:value-type="float">
            <text:p>0.006427998445472</text:p>
          </table:table-cell>
          <table:table-cell office:value-type="float" office:value="0.00294766743977865" calcext:value-type="float">
            <text:p>0.002947667439779</text:p>
          </table:table-cell>
          <table:table-cell office:value-type="float" office:value="0.00132012292820259" calcext:value-type="float">
            <text:p>0.001320122928203</text:p>
          </table:table-cell>
          <table:table-cell office:value-type="float" office:value="0.000649563436935878" calcext:value-type="float">
            <text:p>0.000649563436936</text:p>
          </table:table-cell>
          <table:table-cell office:value-type="float" office:value="0.000343086595353534" calcext:value-type="float">
            <text:p>0.00034308659535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63671875" calcext:value-type="float">
            <text:p>0.0263671875</text:p>
          </table:table-cell>
          <table:table-cell office:value-type="float" office:value="0.0155436197916667" calcext:value-type="float">
            <text:p>0.015543619791667</text:p>
          </table:table-cell>
          <table:table-cell office:value-type="float" office:value="0.00603936643016582" calcext:value-type="float">
            <text:p>0.006039366430166</text:p>
          </table:table-cell>
          <table:table-cell office:value-type="float" office:value="0.00294122483995226" calcext:value-type="float">
            <text:p>0.002941224839952</text:p>
          </table:table-cell>
          <table:table-cell office:value-type="float" office:value="0.00141339024197423" calcext:value-type="float">
            <text:p>0.001413390241974</text:p>
          </table:table-cell>
          <table:table-cell office:value-type="float" office:value="0.000719686289162803" calcext:value-type="float">
            <text:p>0.000719686289163</text:p>
          </table:table-cell>
          <table:table-cell office:value-type="float" office:value="0.000370941460742356" calcext:value-type="float">
            <text:p>0.00037094146074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9921875" calcext:value-type="float">
            <text:p>0.0419921875</text:p>
          </table:table-cell>
          <table:table-cell office:value-type="float" office:value="0.016845703125" calcext:value-type="float">
            <text:p>0.016845703125</text:p>
          </table:table-cell>
          <table:table-cell office:value-type="float" office:value="0.00808809241470025" calcext:value-type="float">
            <text:p>0.0080880924147</text:p>
          </table:table-cell>
          <table:table-cell office:value-type="float" office:value="0.003521728515625" calcext:value-type="float">
            <text:p>0.003521728515625</text:p>
          </table:table-cell>
          <table:table-cell office:value-type="float" office:value="0.00168716721430529" calcext:value-type="float">
            <text:p>0.001687167214305</text:p>
          </table:table-cell>
          <table:table-cell office:value-type="float" office:value="0.000819259167138021" calcext:value-type="float">
            <text:p>0.000819259167138</text:p>
          </table:table-cell>
          <table:table-cell office:value-type="float" office:value="0.000418912687257068" calcext:value-type="float">
            <text:p>0.00041891268725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4921875" calcext:value-type="float">
            <text:p>0.044921875</text:p>
          </table:table-cell>
          <table:table-cell office:value-type="float" office:value="0.0157063802083333" calcext:value-type="float">
            <text:p>0.015706380208333</text:p>
          </table:table-cell>
          <table:table-cell office:value-type="float" office:value="0.00661577497209821" calcext:value-type="float">
            <text:p>0.006615774972098</text:p>
          </table:table-cell>
          <table:table-cell office:value-type="float" office:value="0.00328916761610243" calcext:value-type="float">
            <text:p>0.003289167616102</text:p>
          </table:table-cell>
          <table:table-cell office:value-type="float" office:value="0.00158705622050814" calcext:value-type="float">
            <text:p>0.001587056220508</text:p>
          </table:table-cell>
          <table:table-cell office:value-type="float" office:value="0.000779492889912731" calcext:value-type="float">
            <text:p>0.000779492889913</text:p>
          </table:table-cell>
          <table:table-cell office:value-type="float" office:value="0.000391340890115278" calcext:value-type="float">
            <text:p>0.00039134089011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44721137152778" calcext:value-type="float">
            <text:p>0.014472113715278</text:p>
          </table:table-cell>
          <table:table-cell office:value-type="float" office:value="0.00791962292729592" calcext:value-type="float">
            <text:p>0.007919622927296</text:p>
          </table:table-cell>
          <table:table-cell office:value-type="float" office:value="0.0036606936984592" calcext:value-type="float">
            <text:p>0.003660693698459</text:p>
          </table:table-cell>
          <table:table-cell office:value-type="float" office:value="0.00171759597468699" calcext:value-type="float">
            <text:p>0.001717595974687</text:p>
          </table:table-cell>
          <table:table-cell office:value-type="float" office:value="0.000845590506371277" calcext:value-type="float">
            <text:p>0.000845590506371</text:p>
          </table:table-cell>
          <table:table-cell office:value-type="float" office:value="0.000420520588745445" calcext:value-type="float">
            <text:p>0.00042052058874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61328125" calcext:value-type="float">
            <text:p>0.0361328125</text:p>
          </table:table-cell>
          <table:table-cell office:value-type="float" office:value="0.0149468315972222" calcext:value-type="float">
            <text:p>0.014946831597222</text:p>
          </table:table-cell>
          <table:table-cell office:value-type="float" office:value="0.00633706851881378" calcext:value-type="float">
            <text:p>0.006337068518814</text:p>
          </table:table-cell>
          <table:table-cell office:value-type="float" office:value="0.00297728644476996" calcext:value-type="float">
            <text:p>0.00297728644477</text:p>
          </table:table-cell>
          <table:table-cell office:value-type="float" office:value="0.00143157480658651" calcext:value-type="float">
            <text:p>0.001431574806587</text:p>
          </table:table-cell>
          <table:table-cell office:value-type="float" office:value="0.000687309778977113" calcext:value-type="float">
            <text:p>0.000687309778977</text:p>
          </table:table-cell>
          <table:table-cell office:value-type="float" office:value="0.000338029270910036" calcext:value-type="float">
            <text:p>0.0003380292709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5390625" calcext:value-type="float">
            <text:p>0.025390625</text:p>
          </table:table-cell>
          <table:table-cell office:value-type="float" office:value="0.0119086371527778" calcext:value-type="float">
            <text:p>0.011908637152778</text:p>
          </table:table-cell>
          <table:table-cell office:value-type="float" office:value="0.00563454141422194" calcext:value-type="float">
            <text:p>0.005634541414222</text:p>
          </table:table-cell>
          <table:table-cell office:value-type="float" office:value="0.00290143330891927" calcext:value-type="float">
            <text:p>0.002901433308919</text:p>
          </table:table-cell>
          <table:table-cell office:value-type="float" office:value="0.00140246144194509" calcext:value-type="float">
            <text:p>0.001402461441945</text:p>
          </table:table-cell>
          <table:table-cell office:value-type="float" office:value="0.000680807060905835" calcext:value-type="float">
            <text:p>0.000680807060906</text:p>
          </table:table-cell>
          <table:table-cell office:value-type="float" office:value="0.000336302706141548" calcext:value-type="float">
            <text:p>0.00033630270614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0.0158962673611111" calcext:value-type="float">
            <text:p>0.015896267361111</text:p>
          </table:table-cell>
          <table:table-cell office:value-type="float" office:value="0.0070461351044324" calcext:value-type="float">
            <text:p>0.007046135104432</text:p>
          </table:table-cell>
          <table:table-cell office:value-type="float" office:value="0.00344921535915799" calcext:value-type="float">
            <text:p>0.003449215359158</text:p>
          </table:table-cell>
          <table:table-cell office:value-type="float" office:value="0.00160540899302535" calcext:value-type="float">
            <text:p>0.001605408993025</text:p>
          </table:table-cell>
          <table:table-cell office:value-type="float" office:value="0.000806094725205875" calcext:value-type="float">
            <text:p>0.000806094725206</text:p>
          </table:table-cell>
          <table:table-cell office:value-type="float" office:value="0.000401962133674984" calcext:value-type="float">
            <text:p>0.00040196213367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17578125" calcext:value-type="float">
            <text:p>0.0517578125</text:p>
          </table:table-cell>
          <table:table-cell office:value-type="float" office:value="0.0163438585069444" calcext:value-type="float">
            <text:p>0.016343858506945</text:p>
          </table:table-cell>
          <table:table-cell office:value-type="float" office:value="0.00711464395328444" calcext:value-type="float">
            <text:p>0.007114643953284</text:p>
          </table:table-cell>
          <table:table-cell office:value-type="float" office:value="0.00326715257432726" calcext:value-type="float">
            <text:p>0.003267152574327</text:p>
          </table:table-cell>
          <table:table-cell office:value-type="float" office:value="0.00161060756004564" calcext:value-type="float">
            <text:p>0.001610607560046</text:p>
          </table:table-cell>
          <table:table-cell office:value-type="float" office:value="0.000832821641649519" calcext:value-type="float">
            <text:p>0.00083282164165</text:p>
          </table:table-cell>
          <table:table-cell office:value-type="float" office:value="0.000412967559085302" calcext:value-type="float">
            <text:p>0.00041296755908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00390625" calcext:value-type="float">
            <text:p>0.0400390625</text:p>
          </table:table-cell>
          <table:table-cell office:value-type="float" office:value="0.0173204210069444" calcext:value-type="float">
            <text:p>0.017320421006945</text:p>
          </table:table-cell>
          <table:table-cell office:value-type="float" office:value="0.00792211415816327" calcext:value-type="float">
            <text:p>0.007922114158163</text:p>
          </table:table-cell>
          <table:table-cell office:value-type="float" office:value="0.00403907775878906" calcext:value-type="float">
            <text:p>0.004039077758789</text:p>
          </table:table-cell>
          <table:table-cell office:value-type="float" office:value="0.00209232249939727" calcext:value-type="float">
            <text:p>0.002092322499397</text:p>
          </table:table-cell>
          <table:table-cell office:value-type="float" office:value="0.00104640697946354" calcext:value-type="float">
            <text:p>0.001046406979464</text:p>
          </table:table-cell>
          <table:table-cell office:value-type="float" office:value="0.000532252145970967" calcext:value-type="float">
            <text:p>0.00053225214597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201551649305556" calcext:value-type="float">
            <text:p>0.020155164930556</text:p>
          </table:table-cell>
          <table:table-cell office:value-type="float" office:value="0.00800121073820153" calcext:value-type="float">
            <text:p>0.008001210738202</text:p>
          </table:table-cell>
          <table:table-cell office:value-type="float" office:value="0.00333266364203559" calcext:value-type="float">
            <text:p>0.003332663642036</text:p>
          </table:table-cell>
          <table:table-cell office:value-type="float" office:value="0.00147940514611156" calcext:value-type="float">
            <text:p>0.001479405146112</text:p>
          </table:table-cell>
          <table:table-cell office:value-type="float" office:value="0.000720877263251045" calcext:value-type="float">
            <text:p>0.000720877263251</text:p>
          </table:table-cell>
          <table:table-cell office:value-type="float" office:value="0.00035858253913572" calcext:value-type="float">
            <text:p>0.00035858253913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734375" calcext:value-type="float">
            <text:p>0.02734375</text:p>
          </table:table-cell>
          <table:table-cell office:value-type="float" office:value="0.0153672960069444" calcext:value-type="float">
            <text:p>0.015367296006945</text:p>
          </table:table-cell>
          <table:table-cell office:value-type="float" office:value="0.00779879823022959" calcext:value-type="float">
            <text:p>0.00779879823023</text:p>
          </table:table-cell>
          <table:table-cell office:value-type="float" office:value="0.00385939704047309" calcext:value-type="float">
            <text:p>0.003859397040473</text:p>
          </table:table-cell>
          <table:table-cell office:value-type="float" office:value="0.00185204073244029" calcext:value-type="float">
            <text:p>0.00185204073244</text:p>
          </table:table-cell>
          <table:table-cell office:value-type="float" office:value="0.000904099260658423" calcext:value-type="float">
            <text:p>0.000904099260658</text:p>
          </table:table-cell>
          <table:table-cell office:value-type="float" office:value="0.000459581096402266" calcext:value-type="float">
            <text:p>0.00045958109640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179443359375" calcext:value-type="float">
            <text:p>0.0179443359375</text:p>
          </table:table-cell>
          <table:table-cell office:value-type="float" office:value="0.00811051349250638" calcext:value-type="float">
            <text:p>0.008110513492506</text:p>
          </table:table-cell>
          <table:table-cell office:value-type="float" office:value="0.00400907728407118" calcext:value-type="float">
            <text:p>0.004009077284071</text:p>
          </table:table-cell>
          <table:table-cell office:value-type="float" office:value="0.00178116839088337" calcext:value-type="float">
            <text:p>0.001781168390883</text:p>
          </table:table-cell>
          <table:table-cell office:value-type="float" office:value="0.000882929429866169" calcext:value-type="float">
            <text:p>0.000882929429866</text:p>
          </table:table-cell>
          <table:table-cell office:value-type="float" office:value="0.00043494174874415" calcext:value-type="float">
            <text:p>0.00043494174874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63671875" calcext:value-type="float">
            <text:p>0.0263671875</text:p>
          </table:table-cell>
          <table:table-cell office:value-type="float" office:value="0.0123562282986111" calcext:value-type="float">
            <text:p>0.012356228298611</text:p>
          </table:table-cell>
          <table:table-cell office:value-type="float" office:value="0.0051727294921875" calcext:value-type="float">
            <text:p>0.005172729492188</text:p>
          </table:table-cell>
          <table:table-cell office:value-type="float" office:value="0.00255907694498698" calcext:value-type="float">
            <text:p>0.002559076944987</text:p>
          </table:table-cell>
          <table:table-cell office:value-type="float" office:value="0.00137753020216101" calcext:value-type="float">
            <text:p>0.001377530202161</text:p>
          </table:table-cell>
          <table:table-cell office:value-type="float" office:value="0.000695685019989283" calcext:value-type="float">
            <text:p>0.000695685019989</text:p>
          </table:table-cell>
          <table:table-cell office:value-type="float" office:value="0.000340826642647052" calcext:value-type="float">
            <text:p>0.00034082664264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0199517144097222" calcext:value-type="float">
            <text:p>0.019951714409722</text:p>
          </table:table-cell>
          <table:table-cell office:value-type="float" office:value="0.00957130899234694" calcext:value-type="float">
            <text:p>0.009571308992347</text:p>
          </table:table-cell>
          <table:table-cell office:value-type="float" office:value="0.00456230163574219" calcext:value-type="float">
            <text:p>0.004562301635742</text:p>
          </table:table-cell>
          <table:table-cell office:value-type="float" office:value="0.00224933316630702" calcext:value-type="float">
            <text:p>0.002249333166307</text:p>
          </table:table-cell>
          <table:table-cell office:value-type="float" office:value="0.00113572053748314" calcext:value-type="float">
            <text:p>0.001135720537483</text:p>
          </table:table-cell>
          <table:table-cell office:value-type="float" office:value="0.000560719367414408" calcext:value-type="float">
            <text:p>0.00056071936741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224880642361111" calcext:value-type="float">
            <text:p>0.022488064236111</text:p>
          </table:table-cell>
          <table:table-cell office:value-type="float" office:value="0.00905780402981505" calcext:value-type="float">
            <text:p>0.009057804029815</text:p>
          </table:table-cell>
          <table:table-cell office:value-type="float" office:value="0.00447275797526042" calcext:value-type="float">
            <text:p>0.00447275797526</text:p>
          </table:table-cell>
          <table:table-cell office:value-type="float" office:value="0.00214654746834619" calcext:value-type="float">
            <text:p>0.002146547468346</text:p>
          </table:table-cell>
          <table:table-cell office:value-type="float" office:value="0.00103203987979144" calcext:value-type="float">
            <text:p>0.001032039879791</text:p>
          </table:table-cell>
          <table:table-cell office:value-type="float" office:value="0.000517813794758783" calcext:value-type="float">
            <text:p>0.00051781379475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17578125" calcext:value-type="float">
            <text:p>0.0517578125</text:p>
          </table:table-cell>
          <table:table-cell office:value-type="float" office:value="0.0176866319444444" calcext:value-type="float">
            <text:p>0.017686631944445</text:p>
          </table:table-cell>
          <table:table-cell office:value-type="float" office:value="0.00683469188456633" calcext:value-type="float">
            <text:p>0.006834691884566</text:p>
          </table:table-cell>
          <table:table-cell office:value-type="float" office:value="0.00305857340494792" calcext:value-type="float">
            <text:p>0.003058573404948</text:p>
          </table:table-cell>
          <table:table-cell office:value-type="float" office:value="0.00156054337984813" calcext:value-type="float">
            <text:p>0.001560543379848</text:p>
          </table:table-cell>
          <table:table-cell office:value-type="float" office:value="0.000778772287928629" calcext:value-type="float">
            <text:p>0.000778772287929</text:p>
          </table:table-cell>
          <table:table-cell office:value-type="float" office:value="0.000396631635442331" calcext:value-type="float">
            <text:p>0.00039663163544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37109375" calcext:value-type="float">
            <text:p>0.0537109375</text:p>
          </table:table-cell>
          <table:table-cell office:value-type="float" office:value="0.0228542751736111" calcext:value-type="float">
            <text:p>0.022854275173611</text:p>
          </table:table-cell>
          <table:table-cell office:value-type="float" office:value="0.00979396275111608" calcext:value-type="float">
            <text:p>0.009793962751116</text:p>
          </table:table-cell>
          <table:table-cell office:value-type="float" office:value="0.0048345692952474" calcext:value-type="float">
            <text:p>0.004834569295247</text:p>
          </table:table-cell>
          <table:table-cell office:value-type="float" office:value="0.00231223324707222" calcext:value-type="float">
            <text:p>0.002312233247072</text:p>
          </table:table-cell>
          <table:table-cell office:value-type="float" office:value="0.00114439753357966" calcext:value-type="float">
            <text:p>0.00114439753358</text:p>
          </table:table-cell>
          <table:table-cell office:value-type="float" office:value="0.000571278236324592" calcext:value-type="float">
            <text:p>0.00057127823632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29258897569444" calcext:value-type="float">
            <text:p>0.012925889756945</text:p>
          </table:table-cell>
          <table:table-cell office:value-type="float" office:value="0.0063255465760523" calcext:value-type="float">
            <text:p>0.006325546576052</text:p>
          </table:table-cell>
          <table:table-cell office:value-type="float" office:value="0.00305772569444444" calcext:value-type="float">
            <text:p>0.003057725694444</text:p>
          </table:table-cell>
          <table:table-cell office:value-type="float" office:value="0.00133723423706753" calcext:value-type="float">
            <text:p>0.001337234237068</text:p>
          </table:table-cell>
          <table:table-cell office:value-type="float" office:value="0.000686968572796307" calcext:value-type="float">
            <text:p>0.000686968572796</text:p>
          </table:table-cell>
          <table:table-cell office:value-type="float" office:value="0.000339390602942342" calcext:value-type="float">
            <text:p>0.00033939060294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22265625" calcext:value-type="float">
            <text:p>0.0322265625</text:p>
          </table:table-cell>
          <table:table-cell office:value-type="float" office:value="0.0132785373263889" calcext:value-type="float">
            <text:p>0.013278537326389</text:p>
          </table:table-cell>
          <table:table-cell office:value-type="float" office:value="0.00584785305723852" calcext:value-type="float">
            <text:p>0.005847853057239</text:p>
          </table:table-cell>
          <table:table-cell office:value-type="float" office:value="0.00265213012695312" calcext:value-type="float">
            <text:p>0.002652130126953</text:p>
          </table:table-cell>
          <table:table-cell office:value-type="float" office:value="0.00128709190717969" calcext:value-type="float">
            <text:p>0.00128709190718</text:p>
          </table:table-cell>
          <table:table-cell office:value-type="float" office:value="0.000674403240891541" calcext:value-type="float">
            <text:p>0.000674403240892</text:p>
          </table:table-cell>
          <table:table-cell office:value-type="float" office:value="0.000323181003341377" calcext:value-type="float">
            <text:p>0.00032318100334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0174289279513889" calcext:value-type="float">
            <text:p>0.017428927951389</text:p>
          </table:table-cell>
          <table:table-cell office:value-type="float" office:value="0.0080448072783801" calcext:value-type="float">
            <text:p>0.00804480727838</text:p>
          </table:table-cell>
          <table:table-cell office:value-type="float" office:value="0.00374335394965278" calcext:value-type="float">
            <text:p>0.003743353949653</text:p>
          </table:table-cell>
          <table:table-cell office:value-type="float" office:value="0.00186680159633291" calcext:value-type="float">
            <text:p>0.001866801596333</text:p>
          </table:table-cell>
          <table:table-cell office:value-type="float" office:value="0.000969508705526012" calcext:value-type="float">
            <text:p>0.000969508705526</text:p>
          </table:table-cell>
          <table:table-cell office:value-type="float" office:value="0.000483744733797298" calcext:value-type="float">
            <text:p>0.00048374473379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47976345486111" calcext:value-type="float">
            <text:p>0.014797634548611</text:p>
          </table:table-cell>
          <table:table-cell office:value-type="float" office:value="0.00652951610331633" calcext:value-type="float">
            <text:p>0.006529516103316</text:p>
          </table:table-cell>
          <table:table-cell office:value-type="float" office:value="0.00345316569010417" calcext:value-type="float">
            <text:p>0.003453165690104</text:p>
          </table:table-cell>
          <table:table-cell office:value-type="float" office:value="0.00159000879023747" calcext:value-type="float">
            <text:p>0.001590008790237</text:p>
          </table:table-cell>
          <table:table-cell office:value-type="float" office:value="0.000790361494283948" calcext:value-type="float">
            <text:p>0.000790361494284</text:p>
          </table:table-cell>
          <table:table-cell office:value-type="float" office:value="0.000396045574223059" calcext:value-type="float">
            <text:p>0.00039604557422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1484375" calcext:value-type="float">
            <text:p>0.021484375</text:p>
          </table:table-cell>
          <table:table-cell office:value-type="float" office:value="0.0117730034722222" calcext:value-type="float">
            <text:p>0.011773003472222</text:p>
          </table:table-cell>
          <table:table-cell office:value-type="float" office:value="0.00458075075733419" calcext:value-type="float">
            <text:p>0.004580750757334</text:p>
          </table:table-cell>
          <table:table-cell office:value-type="float" office:value="0.00213355170355903" calcext:value-type="float">
            <text:p>0.002133551703559</text:p>
          </table:table-cell>
          <table:table-cell office:value-type="float" office:value="0.00100165624152113" calcext:value-type="float">
            <text:p>0.001001656241521</text:p>
          </table:table-cell>
          <table:table-cell office:value-type="float" office:value="0.000488084249816033" calcext:value-type="float">
            <text:p>0.000488084249816</text:p>
          </table:table-cell>
          <table:table-cell office:value-type="float" office:value="0.000237580678187889" calcext:value-type="float">
            <text:p>0.00023758067818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20713975694444" calcext:value-type="float">
            <text:p>0.012071397569445</text:p>
          </table:table-cell>
          <table:table-cell office:value-type="float" office:value="0.00541998415577169" calcext:value-type="float">
            <text:p>0.005419984155772</text:p>
          </table:table-cell>
          <table:table-cell office:value-type="float" office:value="0.00277752346462674" calcext:value-type="float">
            <text:p>0.002777523464627</text:p>
          </table:table-cell>
          <table:table-cell office:value-type="float" office:value="0.00138245561740649" calcext:value-type="float">
            <text:p>0.001382455617406</text:p>
          </table:table-cell>
          <table:table-cell office:value-type="float" office:value="0.000691746105082121" calcext:value-type="float">
            <text:p>0.000691746105082</text:p>
          </table:table-cell>
          <table:table-cell office:value-type="float" office:value="0.000345643955752946" calcext:value-type="float">
            <text:p>0.00034564395575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58984375" calcext:value-type="float">
            <text:p>0.0458984375</text:p>
          </table:table-cell>
          <table:table-cell office:value-type="float" office:value="0.0182020399305556" calcext:value-type="float">
            <text:p>0.018202039930556</text:p>
          </table:table-cell>
          <table:table-cell office:value-type="float" office:value="0.00750265316087373" calcext:value-type="float">
            <text:p>0.007502653160874</text:p>
          </table:table-cell>
          <table:table-cell office:value-type="float" office:value="0.00412221272786458" calcext:value-type="float">
            <text:p>0.004122212727865</text:p>
          </table:table-cell>
          <table:table-cell office:value-type="float" office:value="0.0020070564734452" calcext:value-type="float">
            <text:p>0.002007056473445</text:p>
          </table:table-cell>
          <table:table-cell office:value-type="float" office:value="0.00100024084685641" calcext:value-type="float">
            <text:p>0.001000240846856</text:p>
          </table:table-cell>
          <table:table-cell office:value-type="float" office:value="0.000511315167532266" calcext:value-type="float">
            <text:p>0.00051131516753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0.0229763454861111" calcext:value-type="float">
            <text:p>0.022976345486111</text:p>
          </table:table-cell>
          <table:table-cell office:value-type="float" office:value="0.0106412926498725" calcext:value-type="float">
            <text:p>0.010641292649873</text:p>
          </table:table-cell>
          <table:table-cell office:value-type="float" office:value="0.00482204013400608" calcext:value-type="float">
            <text:p>0.004822040134006</text:p>
          </table:table-cell>
          <table:table-cell office:value-type="float" office:value="0.00221124375151794" calcext:value-type="float">
            <text:p>0.002211243751518</text:p>
          </table:table-cell>
          <table:table-cell office:value-type="float" office:value="0.00112352449457241" calcext:value-type="float">
            <text:p>0.001123524494572</text:p>
          </table:table-cell>
          <table:table-cell office:value-type="float" office:value="0.000557548355227314" calcext:value-type="float">
            <text:p>0.00055754835522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78515625" calcext:value-type="float">
            <text:p>0.0478515625</text:p>
          </table:table-cell>
          <table:table-cell office:value-type="float" office:value="0.0197482638888889" calcext:value-type="float">
            <text:p>0.019748263888889</text:p>
          </table:table-cell>
          <table:table-cell office:value-type="float" office:value="0.00907430843431122" calcext:value-type="float">
            <text:p>0.009074308434311</text:p>
          </table:table-cell>
          <table:table-cell office:value-type="float" office:value="0.00407009548611111" calcext:value-type="float">
            <text:p>0.004070095486111</text:p>
          </table:table-cell>
          <table:table-cell office:value-type="float" office:value="0.00203607953177779" calcext:value-type="float">
            <text:p>0.002036079531778</text:p>
          </table:table-cell>
          <table:table-cell office:value-type="float" office:value="0.000933161315583978" calcext:value-type="float">
            <text:p>0.000933161315584</text:p>
          </table:table-cell>
          <table:table-cell office:value-type="float" office:value="0.000431299786322972" calcext:value-type="float">
            <text:p>0.00043129978632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9296875" calcext:value-type="float">
            <text:p>0.029296875</text:p>
          </table:table-cell>
          <table:table-cell office:value-type="float" office:value="0.0112169053819444" calcext:value-type="float">
            <text:p>0.011216905381945</text:p>
          </table:table-cell>
          <table:table-cell office:value-type="float" office:value="0.00521881726323342" calcext:value-type="float">
            <text:p>0.005218817263233</text:p>
          </table:table-cell>
          <table:table-cell office:value-type="float" office:value="0.00252332899305556" calcext:value-type="float">
            <text:p>0.002523328993056</text:p>
          </table:table-cell>
          <table:table-cell office:value-type="float" office:value="0.00118504379343912" calcext:value-type="float">
            <text:p>0.001185043793439</text:p>
          </table:table-cell>
          <table:table-cell office:value-type="float" office:value="0.000588514434507374" calcext:value-type="float">
            <text:p>0.000588514434507</text:p>
          </table:table-cell>
          <table:table-cell office:value-type="float" office:value="0.000292633736530472" calcext:value-type="float">
            <text:p>0.0002926337365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02734375" calcext:value-type="float">
            <text:p>0.0302734375</text:p>
          </table:table-cell>
          <table:table-cell office:value-type="float" office:value="0.0112575954861111" calcext:value-type="float">
            <text:p>0.011257595486111</text:p>
          </table:table-cell>
          <table:table-cell office:value-type="float" office:value="0.0056831204161352" calcext:value-type="float">
            <text:p>0.005683120416135</text:p>
          </table:table-cell>
          <table:table-cell office:value-type="float" office:value="0.00259455362955729" calcext:value-type="float">
            <text:p>0.002594553629557</text:p>
          </table:table-cell>
          <table:table-cell office:value-type="float" office:value="0.00128807138329862" calcext:value-type="float">
            <text:p>0.001288071383299</text:p>
          </table:table-cell>
          <table:table-cell office:value-type="float" office:value="0.000662510642539227" calcext:value-type="float">
            <text:p>0.000662510642539</text:p>
          </table:table-cell>
          <table:table-cell office:value-type="float" office:value="0.000330992038860909" calcext:value-type="float">
            <text:p>0.00033099203886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17578125" calcext:value-type="float">
            <text:p>0.0517578125</text:p>
          </table:table-cell>
          <table:table-cell office:value-type="float" office:value="0.0196940104166667" calcext:value-type="float">
            <text:p>0.019694010416667</text:p>
          </table:table-cell>
          <table:table-cell office:value-type="float" office:value="0.00857481664540816" calcext:value-type="float">
            <text:p>0.008574816645408</text:p>
          </table:table-cell>
          <table:table-cell office:value-type="float" office:value="0.00410426669650608" calcext:value-type="float">
            <text:p>0.004104266696506</text:p>
          </table:table-cell>
          <table:table-cell office:value-type="float" office:value="0.00199648765818013" calcext:value-type="float">
            <text:p>0.00199648765818</text:p>
          </table:table-cell>
          <table:table-cell office:value-type="float" office:value="0.000977706364042725" calcext:value-type="float">
            <text:p>0.000977706364043</text:p>
          </table:table-cell>
          <table:table-cell office:value-type="float" office:value="0.00048295639963911" calcext:value-type="float">
            <text:p>0.00048295639963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78515625" calcext:value-type="float">
            <text:p>0.0478515625</text:p>
          </table:table-cell>
          <table:table-cell office:value-type="float" office:value="0.0207383897569444" calcext:value-type="float">
            <text:p>0.020738389756945</text:p>
          </table:table-cell>
          <table:table-cell office:value-type="float" office:value="0.00913222955197704" calcext:value-type="float">
            <text:p>0.009132229551977</text:p>
          </table:table-cell>
          <table:table-cell office:value-type="float" office:value="0.00441968282063802" calcext:value-type="float">
            <text:p>0.004419682820638</text:p>
          </table:table-cell>
          <table:table-cell office:value-type="float" office:value="0.00223101165366595" calcext:value-type="float">
            <text:p>0.002231011653666</text:p>
          </table:table-cell>
          <table:table-cell office:value-type="float" office:value="0.00105105244743941" calcext:value-type="float">
            <text:p>0.001051052447439</text:p>
          </table:table-cell>
          <table:table-cell office:value-type="float" office:value="0.000507329193064148" calcext:value-type="float">
            <text:p>0.00050732919306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02734375" calcext:value-type="float">
            <text:p>0.0302734375</text:p>
          </table:table-cell>
          <table:table-cell office:value-type="float" office:value="0.0134141710069444" calcext:value-type="float">
            <text:p>0.013414171006945</text:p>
          </table:table-cell>
          <table:table-cell office:value-type="float" office:value="0.00569121691645408" calcext:value-type="float">
            <text:p>0.005691216916454</text:p>
          </table:table-cell>
          <table:table-cell office:value-type="float" office:value="0.00263719346788194" calcext:value-type="float">
            <text:p>0.002637193467882</text:p>
          </table:table-cell>
          <table:table-cell office:value-type="float" office:value="0.00138832403891541" calcext:value-type="float">
            <text:p>0.001388324038915</text:p>
          </table:table-cell>
          <table:table-cell office:value-type="float" office:value="0.000706495896909122" calcext:value-type="float">
            <text:p>0.000706495896909</text:p>
          </table:table-cell>
          <table:table-cell office:value-type="float" office:value="0.000345170692138762" calcext:value-type="float">
            <text:p>0.00034517069213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44140625" calcext:value-type="float">
            <text:p>0.0244140625</text:p>
          </table:table-cell>
          <table:table-cell office:value-type="float" office:value="0.0120307074652778" calcext:value-type="float">
            <text:p>0.012030707465278</text:p>
          </table:table-cell>
          <table:table-cell office:value-type="float" office:value="0.00578993193957271" calcext:value-type="float">
            <text:p>0.005789931939573</text:p>
          </table:table-cell>
          <table:table-cell office:value-type="float" office:value="0.00310953776041667" calcext:value-type="float">
            <text:p>0.003109537760417</text:p>
          </table:table-cell>
          <table:table-cell office:value-type="float" office:value="0.001578252843962" calcext:value-type="float">
            <text:p>0.001578252843962</text:p>
          </table:table-cell>
          <table:table-cell office:value-type="float" office:value="0.000746804119868433" calcext:value-type="float">
            <text:p>0.000746804119868</text:p>
          </table:table-cell>
          <table:table-cell office:value-type="float" office:value="0.000356956349333677" calcext:value-type="float">
            <text:p>0.00035695634933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0167643229166667" calcext:value-type="float">
            <text:p>0.016764322916667</text:p>
          </table:table-cell>
          <table:table-cell office:value-type="float" office:value="0.00828085140306123" calcext:value-type="float">
            <text:p>0.008280851403061</text:p>
          </table:table-cell>
          <table:table-cell office:value-type="float" office:value="0.00359942966037326" calcext:value-type="float">
            <text:p>0.003599429660373</text:p>
          </table:table-cell>
          <table:table-cell office:value-type="float" office:value="0.0017770763242406" calcext:value-type="float">
            <text:p>0.001777076324241</text:p>
          </table:table-cell>
          <table:table-cell office:value-type="float" office:value="0.000883153551740351" calcext:value-type="float">
            <text:p>0.00088315355174</text:p>
          </table:table-cell>
          <table:table-cell office:value-type="float" office:value="0.000428944389133772" calcext:value-type="float">
            <text:p>0.00042894438913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0.0162217881944444" calcext:value-type="float">
            <text:p>0.016221788194445</text:p>
          </table:table-cell>
          <table:table-cell office:value-type="float" office:value="0.00747088996731505" calcext:value-type="float">
            <text:p>0.007470889967315</text:p>
          </table:table-cell>
          <table:table-cell office:value-type="float" office:value="0.00361223856608073" calcext:value-type="float">
            <text:p>0.003612238566081</text:p>
          </table:table-cell>
          <table:table-cell office:value-type="float" office:value="0.00170888389682671" calcext:value-type="float">
            <text:p>0.001708883896827</text:p>
          </table:table-cell>
          <table:table-cell office:value-type="float" office:value="0.000804499170887708" calcext:value-type="float">
            <text:p>0.000804499170888</text:p>
          </table:table-cell>
          <table:table-cell office:value-type="float" office:value="0.000398629718649017" calcext:value-type="float">
            <text:p>0.00039862971864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6640625" calcext:value-type="float">
            <text:p>0.056640625</text:p>
          </table:table-cell>
          <table:table-cell office:value-type="float" office:value="0.0227593315972222" calcext:value-type="float">
            <text:p>0.022759331597222</text:p>
          </table:table-cell>
          <table:table-cell office:value-type="float" office:value="0.00972296267139669" calcext:value-type="float">
            <text:p>0.009722962671397</text:p>
          </table:table-cell>
          <table:table-cell office:value-type="float" office:value="0.00464958190917969" calcext:value-type="float">
            <text:p>0.00464958190918</text:p>
          </table:table-cell>
          <table:table-cell office:value-type="float" office:value="0.00226393276893385" calcext:value-type="float">
            <text:p>0.002263932768934</text:p>
          </table:table-cell>
          <table:table-cell office:value-type="float" office:value="0.0011315400127681" calcext:value-type="float">
            <text:p>0.001131540012768</text:p>
          </table:table-cell>
          <table:table-cell office:value-type="float" office:value="0.00056133194820134" calcext:value-type="float">
            <text:p>0.00056133194820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58984375" calcext:value-type="float">
            <text:p>0.0458984375</text:p>
          </table:table-cell>
          <table:table-cell office:value-type="float" office:value="0.0165608723958333" calcext:value-type="float">
            <text:p>0.016560872395833</text:p>
          </table:table-cell>
          <table:table-cell office:value-type="float" office:value="0.00738494250239158" calcext:value-type="float">
            <text:p>0.007384942502392</text:p>
          </table:table-cell>
          <table:table-cell office:value-type="float" office:value="0.00410230000813802" calcext:value-type="float">
            <text:p>0.004102300008138</text:p>
          </table:table-cell>
          <table:table-cell office:value-type="float" office:value="0.0020339374859797" calcext:value-type="float">
            <text:p>0.00203393748598</text:p>
          </table:table-cell>
          <table:table-cell office:value-type="float" office:value="0.00101320394102468" calcext:value-type="float">
            <text:p>0.001013203941025</text:p>
          </table:table-cell>
          <table:table-cell office:value-type="float" office:value="0.00050771204730805" calcext:value-type="float">
            <text:p>0.00050771204730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42822265625" calcext:value-type="float">
            <text:p>0.0142822265625</text:p>
          </table:table-cell>
          <table:table-cell office:value-type="float" office:value="0.00675684091996174" calcext:value-type="float">
            <text:p>0.006756840919962</text:p>
          </table:table-cell>
          <table:table-cell office:value-type="float" office:value="0.00305341084798177" calcext:value-type="float">
            <text:p>0.003053410847982</text:p>
          </table:table-cell>
          <table:table-cell office:value-type="float" office:value="0.00147277730808794" calcext:value-type="float">
            <text:p>0.001472777308088</text:p>
          </table:table-cell>
          <table:table-cell office:value-type="float" office:value="0.000768796424176117" calcext:value-type="float">
            <text:p>0.000768796424176</text:p>
          </table:table-cell>
          <table:table-cell office:value-type="float" office:value="0.000386018216170191" calcext:value-type="float">
            <text:p>0.0003860182161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1953125" calcext:value-type="float">
            <text:p>0.01953125</text:p>
          </table:table-cell>
          <table:table-cell office:value-type="float" office:value="0.00752766927083333" calcext:value-type="float">
            <text:p>0.007527669270833</text:p>
          </table:table-cell>
          <table:table-cell office:value-type="float" office:value="0.00434626365194515" calcext:value-type="float">
            <text:p>0.004346263651945</text:p>
          </table:table-cell>
          <table:table-cell office:value-type="float" office:value="0.00213795132107205" calcext:value-type="float">
            <text:p>0.002137951321072</text:p>
          </table:table-cell>
          <table:table-cell office:value-type="float" office:value="0.00103276006637081" calcext:value-type="float">
            <text:p>0.001032760066371</text:p>
          </table:table-cell>
          <table:table-cell office:value-type="float" office:value="0.000533053161035289" calcext:value-type="float">
            <text:p>0.000533053161035</text:p>
          </table:table-cell>
          <table:table-cell office:value-type="float" office:value="0.000273230204818209" calcext:value-type="float">
            <text:p>0.00027323020481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00390625" calcext:value-type="float">
            <text:p>0.0400390625</text:p>
          </table:table-cell>
          <table:table-cell office:value-type="float" office:value="0.0182834201388889" calcext:value-type="float">
            <text:p>0.018283420138889</text:p>
          </table:table-cell>
          <table:table-cell office:value-type="float" office:value="0.00785049127072704" calcext:value-type="float">
            <text:p>0.007850491270727</text:p>
          </table:table-cell>
          <table:table-cell office:value-type="float" office:value="0.00354736328125" calcext:value-type="float">
            <text:p>0.00354736328125</text:p>
          </table:table-cell>
          <table:table-cell office:value-type="float" office:value="0.00177882662920997" calcext:value-type="float">
            <text:p>0.00177882662921</text:p>
          </table:table-cell>
          <table:table-cell office:value-type="float" office:value="0.000932686543338513" calcext:value-type="float">
            <text:p>0.000932686543339</text:p>
          </table:table-cell>
          <table:table-cell office:value-type="float" office:value="0.000465814316847016" calcext:value-type="float">
            <text:p>0.00046581431684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56640625" calcext:value-type="float">
            <text:p>0.0556640625</text:p>
          </table:table-cell>
          <table:table-cell office:value-type="float" office:value="0.0237494574652778" calcext:value-type="float">
            <text:p>0.023749457465278</text:p>
          </table:table-cell>
          <table:table-cell office:value-type="float" office:value="0.0105749636280293" calcext:value-type="float">
            <text:p>0.010574963628029</text:p>
          </table:table-cell>
          <table:table-cell office:value-type="float" office:value="0.00439834594726563" calcext:value-type="float">
            <text:p>0.004398345947266</text:p>
          </table:table-cell>
          <table:table-cell office:value-type="float" office:value="0.00210241274084435" calcext:value-type="float">
            <text:p>0.002102412740844</text:p>
          </table:table-cell>
          <table:table-cell office:value-type="float" office:value="0.00106758891439882" calcext:value-type="float">
            <text:p>0.001067588914399</text:p>
          </table:table-cell>
          <table:table-cell office:value-type="float" office:value="0.000529437778650757" calcext:value-type="float">
            <text:p>0.00052943777865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78515625" calcext:value-type="float">
            <text:p>0.0478515625</text:p>
          </table:table-cell>
          <table:table-cell office:value-type="float" office:value="0.0182834201388889" calcext:value-type="float">
            <text:p>0.018283420138889</text:p>
          </table:table-cell>
          <table:table-cell office:value-type="float" office:value="0.00862900091677296" calcext:value-type="float">
            <text:p>0.008629000916773</text:p>
          </table:table-cell>
          <table:table-cell office:value-type="float" office:value="0.00377484639485677" calcext:value-type="float">
            <text:p>0.003774846394857</text:p>
          </table:table-cell>
          <table:table-cell office:value-type="float" office:value="0.00182422043505618" calcext:value-type="float">
            <text:p>0.001824220435056</text:p>
          </table:table-cell>
          <table:table-cell office:value-type="float" office:value="0.000860167934300468" calcext:value-type="float">
            <text:p>0.0008601679343</text:p>
          </table:table-cell>
          <table:table-cell office:value-type="float" office:value="0.00043327358065539" calcext:value-type="float">
            <text:p>0.00043327358065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58984375" calcext:value-type="float">
            <text:p>0.0458984375</text:p>
          </table:table-cell>
          <table:table-cell office:value-type="float" office:value="0.0171169704861111" calcext:value-type="float">
            <text:p>0.017116970486111</text:p>
          </table:table-cell>
          <table:table-cell office:value-type="float" office:value="0.00724138532366071" calcext:value-type="float">
            <text:p>0.007241385323661</text:p>
          </table:table-cell>
          <table:table-cell office:value-type="float" office:value="0.00352647569444444" calcext:value-type="float">
            <text:p>0.003526475694444</text:p>
          </table:table-cell>
          <table:table-cell office:value-type="float" office:value="0.00172167985421934" calcext:value-type="float">
            <text:p>0.001721679854219</text:p>
          </table:table-cell>
          <table:table-cell office:value-type="float" office:value="0.000873255861829708" calcext:value-type="float">
            <text:p>0.00087325586183</text:p>
          </table:table-cell>
          <table:table-cell office:value-type="float" office:value="0.000439128353965431" calcext:value-type="float">
            <text:p>0.00043912835396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615234375" calcext:value-type="float">
            <text:p>0.0615234375</text:p>
          </table:table-cell>
          <table:table-cell office:value-type="float" office:value="0.0250515407986111" calcext:value-type="float">
            <text:p>0.025051540798611</text:p>
          </table:table-cell>
          <table:table-cell office:value-type="float" office:value="0.00935239207987883" calcext:value-type="float">
            <text:p>0.009352392079879</text:p>
          </table:table-cell>
          <table:table-cell office:value-type="float" office:value="0.00449053446451823" calcext:value-type="float">
            <text:p>0.004490534464518</text:p>
          </table:table-cell>
          <table:table-cell office:value-type="float" office:value="0.00225777581380632" calcext:value-type="float">
            <text:p>0.002257775813806</text:p>
          </table:table-cell>
          <table:table-cell office:value-type="float" office:value="0.00113301838516558" calcext:value-type="float">
            <text:p>0.001133018385166</text:p>
          </table:table-cell>
          <table:table-cell office:value-type="float" office:value="0.00056486697707567" calcext:value-type="float">
            <text:p>0.00056486697707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39838324652778" calcext:value-type="float">
            <text:p>0.013983832465278</text:p>
          </table:table-cell>
          <table:table-cell office:value-type="float" office:value="0.00712772291533801" calcext:value-type="float">
            <text:p>0.007127722915338</text:p>
          </table:table-cell>
          <table:table-cell office:value-type="float" office:value="0.00327581617567274" calcext:value-type="float">
            <text:p>0.003275816175673</text:p>
          </table:table-cell>
          <table:table-cell office:value-type="float" office:value="0.00157941392507563" calcext:value-type="float">
            <text:p>0.001579413925076</text:p>
          </table:table-cell>
          <table:table-cell office:value-type="float" office:value="0.000766555393153638" calcext:value-type="float">
            <text:p>0.000766555393154</text:p>
          </table:table-cell>
          <table:table-cell office:value-type="float" office:value="0.00038711036831996" calcext:value-type="float">
            <text:p>0.0003871103683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173882378472222" calcext:value-type="float">
            <text:p>0.017388237847222</text:p>
          </table:table-cell>
          <table:table-cell office:value-type="float" office:value="0.00800775021922832" calcext:value-type="float">
            <text:p>0.008007750219228</text:p>
          </table:table-cell>
          <table:table-cell office:value-type="float" office:value="0.00397692362467448" calcext:value-type="float">
            <text:p>0.003976923624674</text:p>
          </table:table-cell>
          <table:table-cell office:value-type="float" office:value="0.00197538748988252" calcext:value-type="float">
            <text:p>0.001975387489883</text:p>
          </table:table-cell>
          <table:table-cell office:value-type="float" office:value="0.000931885514880464" calcext:value-type="float">
            <text:p>0.00093188551488</text:p>
          </table:table-cell>
          <table:table-cell office:value-type="float" office:value="0.000463917366414292" calcext:value-type="float">
            <text:p>0.00046391736641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0185546875" calcext:value-type="float">
            <text:p>0.0185546875</text:p>
          </table:table-cell>
          <table:table-cell office:value-type="float" office:value="0.00793052206234056" calcext:value-type="float">
            <text:p>0.007930522062341</text:p>
          </table:table-cell>
          <table:table-cell office:value-type="float" office:value="0.00347291734483507" calcext:value-type="float">
            <text:p>0.003472917344835</text:p>
          </table:table-cell>
          <table:table-cell office:value-type="float" office:value="0.00174824132135334" calcext:value-type="float">
            <text:p>0.001748241321353</text:p>
          </table:table-cell>
          <table:table-cell office:value-type="float" office:value="0.000810661508743275" calcext:value-type="float">
            <text:p>0.000810661508743</text:p>
          </table:table-cell>
          <table:table-cell office:value-type="float" office:value="0.000408615361026308" calcext:value-type="float">
            <text:p>0.00040861536102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34375" calcext:value-type="float">
            <text:p>0.0234375</text:p>
          </table:table-cell>
          <table:table-cell office:value-type="float" office:value="0.0130208333333333" calcext:value-type="float">
            <text:p>0.013020833333333</text:p>
          </table:table-cell>
          <table:table-cell office:value-type="float" office:value="0.00527673838089924" calcext:value-type="float">
            <text:p>0.005276738380899</text:p>
          </table:table-cell>
          <table:table-cell office:value-type="float" office:value="0.00249532063802083" calcext:value-type="float">
            <text:p>0.002495320638021</text:p>
          </table:table-cell>
          <table:table-cell office:value-type="float" office:value="0.00126418362795128" calcext:value-type="float">
            <text:p>0.001264183627951</text:p>
          </table:table-cell>
          <table:table-cell office:value-type="float" office:value="0.000644895352533945" calcext:value-type="float">
            <text:p>0.000644895352534</text:p>
          </table:table-cell>
          <table:table-cell office:value-type="float" office:value="0.000328348745490947" calcext:value-type="float">
            <text:p>0.00032834874549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56640625" calcext:value-type="float">
            <text:p>0.0556640625</text:p>
          </table:table-cell>
          <table:table-cell office:value-type="float" office:value="0.0176866319444444" calcext:value-type="float">
            <text:p>0.017686631944445</text:p>
          </table:table-cell>
          <table:table-cell office:value-type="float" office:value="0.00723546865035077" calcext:value-type="float">
            <text:p>0.007235468650351</text:p>
          </table:table-cell>
          <table:table-cell office:value-type="float" office:value="0.00348091973198785" calcext:value-type="float">
            <text:p>0.003480919731988</text:p>
          </table:table-cell>
          <table:table-cell office:value-type="float" office:value="0.00178105253086626" calcext:value-type="float">
            <text:p>0.001781052530866</text:p>
          </table:table-cell>
          <table:table-cell office:value-type="float" office:value="0.000855624870978846" calcext:value-type="float">
            <text:p>0.000855624870979</text:p>
          </table:table-cell>
          <table:table-cell office:value-type="float" office:value="0.000431226563777769" calcext:value-type="float">
            <text:p>0.00043122656377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58984375" calcext:value-type="float">
            <text:p>0.0458984375</text:p>
          </table:table-cell>
          <table:table-cell office:value-type="float" office:value="0.0156928168402778" calcext:value-type="float">
            <text:p>0.015692816840278</text:p>
          </table:table-cell>
          <table:table-cell office:value-type="float" office:value="0.00664909518494898" calcext:value-type="float">
            <text:p>0.006649095184949</text:p>
          </table:table-cell>
          <table:table-cell office:value-type="float" office:value="0.00332099914550781" calcext:value-type="float">
            <text:p>0.003320999145508</text:p>
          </table:table-cell>
          <table:table-cell office:value-type="float" office:value="0.00182413831585776" calcext:value-type="float">
            <text:p>0.001824138315858</text:p>
          </table:table-cell>
          <table:table-cell office:value-type="float" office:value="0.000895548389431931" calcext:value-type="float">
            <text:p>0.000895548389432</text:p>
          </table:table-cell>
          <table:table-cell office:value-type="float" office:value="0.000444848937602546" calcext:value-type="float">
            <text:p>0.00044484893760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0184190538194444" calcext:value-type="float">
            <text:p>0.018419053819445</text:p>
          </table:table-cell>
          <table:table-cell office:value-type="float" office:value="0.00828116280691964" calcext:value-type="float">
            <text:p>0.00828116280692</text:p>
          </table:table-cell>
          <table:table-cell office:value-type="float" office:value="0.00384849548339844" calcext:value-type="float">
            <text:p>0.003848495483398</text:p>
          </table:table-cell>
          <table:table-cell office:value-type="float" office:value="0.00189877920914887" calcext:value-type="float">
            <text:p>0.001898779209149</text:p>
          </table:table-cell>
          <table:table-cell office:value-type="float" office:value="0.000953771509971628" calcext:value-type="float">
            <text:p>0.000953771509972</text:p>
          </table:table-cell>
          <table:table-cell office:value-type="float" office:value="0.000459055301321441" calcext:value-type="float">
            <text:p>0.00045905530132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63671875" calcext:value-type="float">
            <text:p>0.0263671875</text:p>
          </table:table-cell>
          <table:table-cell office:value-type="float" office:value="0.0115559895833333" calcext:value-type="float">
            <text:p>0.011555989583333</text:p>
          </table:table-cell>
          <table:table-cell office:value-type="float" office:value="0.00541904994419643" calcext:value-type="float">
            <text:p>0.005419049944196</text:p>
          </table:table-cell>
          <table:table-cell office:value-type="float" office:value="0.00250157674153646" calcext:value-type="float">
            <text:p>0.002501576741536</text:p>
          </table:table-cell>
          <table:table-cell office:value-type="float" office:value="0.00124361438135947" calcext:value-type="float">
            <text:p>0.001243614381359</text:p>
          </table:table-cell>
          <table:table-cell office:value-type="float" office:value="0.000645444341497597" calcext:value-type="float">
            <text:p>0.000645444341498</text:p>
          </table:table-cell>
          <table:table-cell office:value-type="float" office:value="0.0003070252845248" calcext:value-type="float">
            <text:p>0.00030702528452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4921875" calcext:value-type="float">
            <text:p>0.044921875</text:p>
          </table:table-cell>
          <table:table-cell office:value-type="float" office:value="0.0167643229166667" calcext:value-type="float">
            <text:p>0.016764322916667</text:p>
          </table:table-cell>
          <table:table-cell office:value-type="float" office:value="0.00767049984056122" calcext:value-type="float">
            <text:p>0.007670499840561</text:p>
          </table:table-cell>
          <table:table-cell office:value-type="float" office:value="0.00344280666775174" calcext:value-type="float">
            <text:p>0.003442806667752</text:p>
          </table:table-cell>
          <table:table-cell office:value-type="float" office:value="0.00173620874998349" calcext:value-type="float">
            <text:p>0.001736208749983</text:p>
          </table:table-cell>
          <table:table-cell office:value-type="float" office:value="0.000828738685938536" calcext:value-type="float">
            <text:p>0.000828738685939</text:p>
          </table:table-cell>
          <table:table-cell office:value-type="float" office:value="0.000409596018233105" calcext:value-type="float">
            <text:p>0.00040959601823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61328125" calcext:value-type="float">
            <text:p>0.0361328125</text:p>
          </table:table-cell>
          <table:table-cell office:value-type="float" office:value="0.0160319010416667" calcext:value-type="float">
            <text:p>0.016031901041667</text:p>
          </table:table-cell>
          <table:table-cell office:value-type="float" office:value="0.00778758769132653" calcext:value-type="float">
            <text:p>0.007787587691327</text:p>
          </table:table-cell>
          <table:table-cell office:value-type="float" office:value="0.00395508660210503" calcext:value-type="float">
            <text:p>0.003955086602105</text:p>
          </table:table-cell>
          <table:table-cell office:value-type="float" office:value="0.00189100740851522" calcext:value-type="float">
            <text:p>0.001891007408515</text:p>
          </table:table-cell>
          <table:table-cell office:value-type="float" office:value="0.000954045287365576" calcext:value-type="float">
            <text:p>0.000954045287366</text:p>
          </table:table-cell>
          <table:table-cell office:value-type="float" office:value="0.000488377776569956" calcext:value-type="float">
            <text:p>0.0004883777765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4351128472222" calcext:value-type="float">
            <text:p>0.015435112847222</text:p>
          </table:table-cell>
          <table:table-cell office:value-type="float" office:value="0.00608856823979592" calcext:value-type="float">
            <text:p>0.006088568239796</text:p>
          </table:table-cell>
          <table:table-cell office:value-type="float" office:value="0.00272587246365017" calcext:value-type="float">
            <text:p>0.00272587246365</text:p>
          </table:table-cell>
          <table:table-cell office:value-type="float" office:value="0.00133251573243077" calcext:value-type="float">
            <text:p>0.001332515732431</text:p>
          </table:table-cell>
          <table:table-cell office:value-type="float" office:value="0.000703387580010416" calcext:value-type="float">
            <text:p>0.00070338758001</text:p>
          </table:table-cell>
          <table:table-cell office:value-type="float" office:value="0.000352642688131338" calcext:value-type="float">
            <text:p>0.00035264268813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0164523654513889" calcext:value-type="float">
            <text:p>0.016452365451389</text:p>
          </table:table-cell>
          <table:table-cell office:value-type="float" office:value="0.00728342484454719" calcext:value-type="float">
            <text:p>0.007283424844547</text:p>
          </table:table-cell>
          <table:table-cell office:value-type="float" office:value="0.00339639451768663" calcext:value-type="float">
            <text:p>0.003396394517687</text:p>
          </table:table-cell>
          <table:table-cell office:value-type="float" office:value="0.00164066343476199" calcext:value-type="float">
            <text:p>0.001640663434762</text:p>
          </table:table-cell>
          <table:table-cell office:value-type="float" office:value="0.000829018958421641" calcext:value-type="float">
            <text:p>0.000829018958422</text:p>
          </table:table-cell>
          <table:table-cell office:value-type="float" office:value="0.000412214903780041" calcext:value-type="float">
            <text:p>0.0004122149037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58984375" calcext:value-type="float">
            <text:p>0.0458984375</text:p>
          </table:table-cell>
          <table:table-cell office:value-type="float" office:value="0.0158827039930556" calcext:value-type="float">
            <text:p>0.015882703993056</text:p>
          </table:table-cell>
          <table:table-cell office:value-type="float" office:value="0.00729868363360969" calcext:value-type="float">
            <text:p>0.00729868363361</text:p>
          </table:table-cell>
          <table:table-cell office:value-type="float" office:value="0.0038604990641276" calcext:value-type="float">
            <text:p>0.003860499064128</text:p>
          </table:table-cell>
          <table:table-cell office:value-type="float" office:value="0.00191111296694435" calcext:value-type="float">
            <text:p>0.001911112966944</text:p>
          </table:table-cell>
          <table:table-cell office:value-type="float" office:value="0.000944181694795816" calcext:value-type="float">
            <text:p>0.000944181694796</text:p>
          </table:table-cell>
          <table:table-cell office:value-type="float" office:value="0.000472168071878342" calcext:value-type="float">
            <text:p>0.00047216807187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2045355902778" calcext:value-type="float">
            <text:p>0.015204535590278</text:p>
          </table:table-cell>
          <table:table-cell office:value-type="float" office:value="0.00683033223054847" calcext:value-type="float">
            <text:p>0.006830332230548</text:p>
          </table:table-cell>
          <table:table-cell office:value-type="float" office:value="0.00307080586751302" calcext:value-type="float">
            <text:p>0.003070805867513</text:p>
          </table:table-cell>
          <table:table-cell office:value-type="float" office:value="0.00162591596795915" calcext:value-type="float">
            <text:p>0.001625915967959</text:p>
          </table:table-cell>
          <table:table-cell office:value-type="float" office:value="0.000785316214149381" calcext:value-type="float">
            <text:p>0.000785316214149</text:p>
          </table:table-cell>
          <table:table-cell office:value-type="float" office:value="0.000382300346657394" calcext:value-type="float">
            <text:p>0.00038230034665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05078125" calcext:value-type="float">
            <text:p>0.0205078125</text:p>
          </table:table-cell>
          <table:table-cell office:value-type="float" office:value="0.0111490885416667" calcext:value-type="float">
            <text:p>0.011149088541667</text:p>
          </table:table-cell>
          <table:table-cell office:value-type="float" office:value="0.00494322484853316" calcext:value-type="float">
            <text:p>0.004943224848533</text:p>
          </table:table-cell>
          <table:table-cell office:value-type="float" office:value="0.00232712639702691" calcext:value-type="float">
            <text:p>0.002327126397027</text:p>
          </table:table-cell>
          <table:table-cell office:value-type="float" office:value="0.00124972543904982" calcext:value-type="float">
            <text:p>0.00124972543905</text:p>
          </table:table-cell>
          <table:table-cell office:value-type="float" office:value="0.000642246077000029" calcext:value-type="float">
            <text:p>0.000642246077</text:p>
          </table:table-cell>
          <table:table-cell office:value-type="float" office:value="0.000324404241871838" calcext:value-type="float">
            <text:p>0.00032440424187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0170220269097222" calcext:value-type="float">
            <text:p>0.017022026909722</text:p>
          </table:table-cell>
          <table:table-cell office:value-type="float" office:value="0.00717910455197704" calcext:value-type="float">
            <text:p>0.007179104551977</text:p>
          </table:table-cell>
          <table:table-cell office:value-type="float" office:value="0.00307999504937066" calcext:value-type="float">
            <text:p>0.003079995049371</text:p>
          </table:table-cell>
          <table:table-cell office:value-type="float" office:value="0.00156223414219629" calcext:value-type="float">
            <text:p>0.001562234142196</text:p>
          </table:table-cell>
          <table:table-cell office:value-type="float" office:value="0.000785426465472036" calcext:value-type="float">
            <text:p>0.000785426465472</text:p>
          </table:table-cell>
          <table:table-cell office:value-type="float" office:value="0.000390883518978921" calcext:value-type="float">
            <text:p>0.00039088351897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74289279513889" calcext:value-type="float">
            <text:p>0.017428927951389</text:p>
          </table:table-cell>
          <table:table-cell office:value-type="float" office:value="0.00870031240035077" calcext:value-type="float">
            <text:p>0.008700312400351</text:p>
          </table:table-cell>
          <table:table-cell office:value-type="float" office:value="0.00411811828613281" calcext:value-type="float">
            <text:p>0.004118118286133</text:p>
          </table:table-cell>
          <table:table-cell office:value-type="float" office:value="0.00198377902996528" calcext:value-type="float">
            <text:p>0.001983779029965</text:p>
          </table:table-cell>
          <table:table-cell office:value-type="float" office:value="0.000972356280261727" calcext:value-type="float">
            <text:p>0.000972356280262</text:p>
          </table:table-cell>
          <table:table-cell office:value-type="float" office:value="0.000484558714924303" calcext:value-type="float">
            <text:p>0.00048455871492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22341579861111" calcext:value-type="float">
            <text:p>0.012234157986111</text:p>
          </table:table-cell>
          <table:table-cell office:value-type="float" office:value="0.00526615064971301" calcext:value-type="float">
            <text:p>0.005266150649713</text:p>
          </table:table-cell>
          <table:table-cell office:value-type="float" office:value="0.00273816426595052" calcext:value-type="float">
            <text:p>0.002738164265951</text:p>
          </table:table-cell>
          <table:table-cell office:value-type="float" office:value="0.00141648546590021" calcext:value-type="float">
            <text:p>0.0014164854659</text:p>
          </table:table-cell>
          <table:table-cell office:value-type="float" office:value="0.000727174120785518" calcext:value-type="float">
            <text:p>0.000727174120786</text:p>
          </table:table-cell>
          <table:table-cell office:value-type="float" office:value="0.00034016800952073" calcext:value-type="float">
            <text:p>0.00034016800952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58984375" calcext:value-type="float">
            <text:p>0.0458984375</text:p>
          </table:table-cell>
          <table:table-cell office:value-type="float" office:value="0.0141194661458333" calcext:value-type="float">
            <text:p>0.014119466145833</text:p>
          </table:table-cell>
          <table:table-cell office:value-type="float" office:value="0.00730273188376913" calcext:value-type="float">
            <text:p>0.007302731883769</text:p>
          </table:table-cell>
          <table:table-cell office:value-type="float" office:value="0.00340736389160156" calcext:value-type="float">
            <text:p>0.003407363891602</text:p>
          </table:table-cell>
          <table:table-cell office:value-type="float" office:value="0.00159337319643019" calcext:value-type="float">
            <text:p>0.00159337319643</text:p>
          </table:table-cell>
          <table:table-cell office:value-type="float" office:value="0.00077814700982528" calcext:value-type="float">
            <text:p>0.000778147009825</text:p>
          </table:table-cell>
          <table:table-cell office:value-type="float" office:value="0.000386473427289506" calcext:value-type="float">
            <text:p>0.0003864734272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0155164930555556" calcext:value-type="float">
            <text:p>0.015516493055556</text:p>
          </table:table-cell>
          <table:table-cell office:value-type="float" office:value="0.0067512356505102" calcext:value-type="float">
            <text:p>0.00675123565051</text:p>
          </table:table-cell>
          <table:table-cell office:value-type="float" office:value="0.00281005859375" calcext:value-type="float">
            <text:p>0.00281005859375</text:p>
          </table:table-cell>
          <table:table-cell office:value-type="float" office:value="0.00136837825318653" calcext:value-type="float">
            <text:p>0.001368378253187</text:p>
          </table:table-cell>
          <table:table-cell office:value-type="float" office:value="0.000635065887340162" calcext:value-type="float">
            <text:p>0.00063506588734</text:p>
          </table:table-cell>
          <table:table-cell office:value-type="float" office:value="0.000316095777893918" calcext:value-type="float">
            <text:p>0.00031609577789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24609375" calcext:value-type="float">
            <text:p>0.0224609375</text:p>
          </table:table-cell>
          <table:table-cell office:value-type="float" office:value="0.00949435763888889" calcext:value-type="float">
            <text:p>0.009494357638889</text:p>
          </table:table-cell>
          <table:table-cell office:value-type="float" office:value="0.00479935626594388" calcext:value-type="float">
            <text:p>0.004799356265944</text:p>
          </table:table-cell>
          <table:table-cell office:value-type="float" office:value="0.0024882083468967" calcext:value-type="float">
            <text:p>0.002488208346897</text:p>
          </table:table-cell>
          <table:table-cell office:value-type="float" office:value="0.00117452236417677" calcext:value-type="float">
            <text:p>0.001174522364177</text:p>
          </table:table-cell>
          <table:table-cell office:value-type="float" office:value="0.000588578521889984" calcext:value-type="float">
            <text:p>0.00058857852189</text:p>
          </table:table-cell>
          <table:table-cell office:value-type="float" office:value="0.000297285806484901" calcext:value-type="float">
            <text:p>0.00029728580648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34375" calcext:value-type="float">
            <text:p>0.0234375</text:p>
          </table:table-cell>
          <table:table-cell office:value-type="float" office:value="0.0143907335069444" calcext:value-type="float">
            <text:p>0.014390733506945</text:p>
          </table:table-cell>
          <table:table-cell office:value-type="float" office:value="0.00888092663823342" calcext:value-type="float">
            <text:p>0.008880926638233</text:p>
          </table:table-cell>
          <table:table-cell office:value-type="float" office:value="0.00406726413302951" calcext:value-type="float">
            <text:p>0.00406726413303</text:p>
          </table:table-cell>
          <table:table-cell office:value-type="float" office:value="0.00190706952677557" calcext:value-type="float">
            <text:p>0.001907069526776</text:p>
          </table:table-cell>
          <table:table-cell office:value-type="float" office:value="0.000918478179140156" calcext:value-type="float">
            <text:p>0.00091847817914</text:p>
          </table:table-cell>
          <table:table-cell office:value-type="float" office:value="0.000465049001929469" calcext:value-type="float">
            <text:p>0.00046504900192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46875" calcext:value-type="float">
            <text:p>0.0546875</text:p>
          </table:table-cell>
          <table:table-cell office:value-type="float" office:value="0.0188802083333333" calcext:value-type="float">
            <text:p>0.018880208333333</text:p>
          </table:table-cell>
          <table:table-cell office:value-type="float" office:value="0.00696112185108419" calcext:value-type="float">
            <text:p>0.006961121851084</text:p>
          </table:table-cell>
          <table:table-cell office:value-type="float" office:value="0.00349700927734375" calcext:value-type="float">
            <text:p>0.003497009277344</text:p>
          </table:table-cell>
          <table:table-cell office:value-type="float" office:value="0.00173281581295144" calcext:value-type="float">
            <text:p>0.001732815812951</text:p>
          </table:table-cell>
          <table:table-cell office:value-type="float" office:value="0.000841476126442811" calcext:value-type="float">
            <text:p>0.000841476126443</text:p>
          </table:table-cell>
          <table:table-cell office:value-type="float" office:value="0.000415068957024997" calcext:value-type="float">
            <text:p>0.00041506895702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0.0149875217013889" calcext:value-type="float">
            <text:p>0.014987521701389</text:p>
          </table:table-cell>
          <table:table-cell office:value-type="float" office:value="0.00708910883689413" calcext:value-type="float">
            <text:p>0.007089108836894</text:p>
          </table:table-cell>
          <table:table-cell office:value-type="float" office:value="0.0036181386311849" calcext:value-type="float">
            <text:p>0.003618138631185</text:p>
          </table:table-cell>
          <table:table-cell office:value-type="float" office:value="0.00185787888645009" calcext:value-type="float">
            <text:p>0.00185787888645</text:p>
          </table:table-cell>
          <table:table-cell office:value-type="float" office:value="0.000904622960072616" calcext:value-type="float">
            <text:p>0.000904622960073</text:p>
          </table:table-cell>
          <table:table-cell office:value-type="float" office:value="0.000425885442843683" calcext:value-type="float">
            <text:p>0.00042588544284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0149468315972222" calcext:value-type="float">
            <text:p>0.014946831597222</text:p>
          </table:table-cell>
          <table:table-cell office:value-type="float" office:value="0.00696548150510204" calcext:value-type="float">
            <text:p>0.006965481505102</text:p>
          </table:table-cell>
          <table:table-cell office:value-type="float" office:value="0.00375908745659722" calcext:value-type="float">
            <text:p>0.003759087456597</text:p>
          </table:table-cell>
          <table:table-cell office:value-type="float" office:value="0.00175828616155174" calcext:value-type="float">
            <text:p>0.001758286161552</text:p>
          </table:table-cell>
          <table:table-cell office:value-type="float" office:value="0.000879723604033593" calcext:value-type="float">
            <text:p>0.000879723604034</text:p>
          </table:table-cell>
          <table:table-cell office:value-type="float" office:value="0.000419408508174972" calcext:value-type="float">
            <text:p>0.00041940850817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210367838541667" calcext:value-type="float">
            <text:p>0.021036783854167</text:p>
          </table:table-cell>
          <table:table-cell office:value-type="float" office:value="0.00976033113440689" calcext:value-type="float">
            <text:p>0.009760331134407</text:p>
          </table:table-cell>
          <table:table-cell office:value-type="float" office:value="0.00440106709798177" calcext:value-type="float">
            <text:p>0.004401067097982</text:p>
          </table:table-cell>
          <table:table-cell office:value-type="float" office:value="0.00215968753247058" calcext:value-type="float">
            <text:p>0.002159687532471</text:p>
          </table:table-cell>
          <table:table-cell office:value-type="float" office:value="0.00107124580727863" calcext:value-type="float">
            <text:p>0.001071245807279</text:p>
          </table:table-cell>
          <table:table-cell office:value-type="float" office:value="0.000540508374352842" calcext:value-type="float">
            <text:p>0.00054050837435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5390625" calcext:value-type="float">
            <text:p>0.025390625</text:p>
          </table:table-cell>
          <table:table-cell office:value-type="float" office:value="0.0108100043402778" calcext:value-type="float">
            <text:p>0.010810004340278</text:p>
          </table:table-cell>
          <table:table-cell office:value-type="float" office:value="0.00493045729033801" calcext:value-type="float">
            <text:p>0.004930457290338</text:p>
          </table:table-cell>
          <table:table-cell office:value-type="float" office:value="0.00258738199869792" calcext:value-type="float">
            <text:p>0.002587381998698</text:p>
          </table:table-cell>
          <table:table-cell office:value-type="float" office:value="0.00129271322681058" calcext:value-type="float">
            <text:p>0.001292713226811</text:p>
          </table:table-cell>
          <table:table-cell office:value-type="float" office:value="0.000657211483260732" calcext:value-type="float">
            <text:p>0.000657211483261</text:p>
          </table:table-cell>
          <table:table-cell office:value-type="float" office:value="0.000327625206300778" calcext:value-type="float">
            <text:p>0.00032762520630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78515625" calcext:value-type="float">
            <text:p>0.0478515625</text:p>
          </table:table-cell>
          <table:table-cell office:value-type="float" office:value="0.0187038845486111" calcext:value-type="float">
            <text:p>0.018703884548611</text:p>
          </table:table-cell>
          <table:table-cell office:value-type="float" office:value="0.00820206622688138" calcext:value-type="float">
            <text:p>0.008202066226881</text:p>
          </table:table-cell>
          <table:table-cell office:value-type="float" office:value="0.00393647935655382" calcext:value-type="float">
            <text:p>0.003936479356554</text:p>
          </table:table-cell>
          <table:table-cell office:value-type="float" office:value="0.0019767304240851" calcext:value-type="float">
            <text:p>0.001976730424085</text:p>
          </table:table-cell>
          <table:table-cell office:value-type="float" office:value="0.000986454655944505" calcext:value-type="float">
            <text:p>0.000986454655945</text:p>
          </table:table-cell>
          <table:table-cell office:value-type="float" office:value="0.000480931602851258" calcext:value-type="float">
            <text:p>0.00048093160285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078125" calcext:value-type="float">
            <text:p>0.05078125</text:p>
          </table:table-cell>
          <table:table-cell office:value-type="float" office:value="0.0194905598958333" calcext:value-type="float">
            <text:p>0.019490559895833</text:p>
          </table:table-cell>
          <table:table-cell office:value-type="float" office:value="0.00979645398198342" calcext:value-type="float">
            <text:p>0.009796453981983</text:p>
          </table:table-cell>
          <table:table-cell office:value-type="float" office:value="0.00462831285264757" calcext:value-type="float">
            <text:p>0.004628312852648</text:p>
          </table:table-cell>
          <table:table-cell office:value-type="float" office:value="0.0021313946155306" calcext:value-type="float">
            <text:p>0.002131394615531</text:p>
          </table:table-cell>
          <table:table-cell office:value-type="float" office:value="0.00101930058462009" calcext:value-type="float">
            <text:p>0.00101930058462</text:p>
          </table:table-cell>
          <table:table-cell office:value-type="float" office:value="0.000511439116987531" calcext:value-type="float">
            <text:p>0.00051143911698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05078125" calcext:value-type="float">
            <text:p>0.0205078125</text:p>
          </table:table-cell>
          <table:table-cell office:value-type="float" office:value="0.0124376085069444" calcext:value-type="float">
            <text:p>0.012437608506945</text:p>
          </table:table-cell>
          <table:table-cell office:value-type="float" office:value="0.00628880092075893" calcext:value-type="float">
            <text:p>0.006288800920759</text:p>
          </table:table-cell>
          <table:table-cell office:value-type="float" office:value="0.00306705898708767" calcext:value-type="float">
            <text:p>0.003067058987088</text:p>
          </table:table-cell>
          <table:table-cell office:value-type="float" office:value="0.00144073643123694" calcext:value-type="float">
            <text:p>0.001440736431237</text:p>
          </table:table-cell>
          <table:table-cell office:value-type="float" office:value="0.000743069150760811" calcext:value-type="float">
            <text:p>0.000743069150761</text:p>
          </table:table-cell>
          <table:table-cell office:value-type="float" office:value="0.000363996436152975" calcext:value-type="float">
            <text:p>0.00036399643615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63671875" calcext:value-type="float">
            <text:p>0.0263671875</text:p>
          </table:table-cell>
          <table:table-cell office:value-type="float" office:value="0.0117458767361111" calcext:value-type="float">
            <text:p>0.011745876736111</text:p>
          </table:table-cell>
          <table:table-cell office:value-type="float" office:value="0.00608607700892857" calcext:value-type="float">
            <text:p>0.006086077008929</text:p>
          </table:table-cell>
          <table:table-cell office:value-type="float" office:value="0.00302628411187066" calcext:value-type="float">
            <text:p>0.003026284111871</text:p>
          </table:table-cell>
          <table:table-cell office:value-type="float" office:value="0.00147014229900507" calcext:value-type="float">
            <text:p>0.001470142299005</text:p>
          </table:table-cell>
          <table:table-cell office:value-type="float" office:value="0.000703187103264276" calcext:value-type="float">
            <text:p>0.000703187103264</text:p>
          </table:table-cell>
          <table:table-cell office:value-type="float" office:value="0.000349049707422535" calcext:value-type="float">
            <text:p>0.00034904970742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0169542100694444" calcext:value-type="float">
            <text:p>0.016954210069445</text:p>
          </table:table-cell>
          <table:table-cell office:value-type="float" office:value="0.00727065728635204" calcext:value-type="float">
            <text:p>0.007270657286352</text:p>
          </table:table-cell>
          <table:table-cell office:value-type="float" office:value="0.0033172861735026" calcext:value-type="float">
            <text:p>0.003317286173503</text:p>
          </table:table-cell>
          <table:table-cell office:value-type="float" office:value="0.00153408462373573" calcext:value-type="float">
            <text:p>0.001534084623736</text:p>
          </table:table-cell>
          <table:table-cell office:value-type="float" office:value="0.00078212095316125" calcext:value-type="float">
            <text:p>0.000782120953161</text:p>
          </table:table-cell>
          <table:table-cell office:value-type="float" office:value="0.000401304182829494" calcext:value-type="float">
            <text:p>0.00040130418282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61328125" calcext:value-type="float">
            <text:p>0.0361328125</text:p>
          </table:table-cell>
          <table:table-cell office:value-type="float" office:value="0.0172932942708333" calcext:value-type="float">
            <text:p>0.017293294270833</text:p>
          </table:table-cell>
          <table:table-cell office:value-type="float" office:value="0.00767735072544643" calcext:value-type="float">
            <text:p>0.007677350725446</text:p>
          </table:table-cell>
          <table:table-cell office:value-type="float" office:value="0.0034149424235026" calcext:value-type="float">
            <text:p>0.003414942423503</text:p>
          </table:table-cell>
          <table:table-cell office:value-type="float" office:value="0.00164332226089335" calcext:value-type="float">
            <text:p>0.001643322260893</text:p>
          </table:table-cell>
          <table:table-cell office:value-type="float" office:value="0.000802979027182727" calcext:value-type="float">
            <text:p>0.000802979027183</text:p>
          </table:table-cell>
          <table:table-cell office:value-type="float" office:value="0.000402601966199595" calcext:value-type="float">
            <text:p>0.000402601966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00390625" calcext:value-type="float">
            <text:p>0.0400390625</text:p>
          </table:table-cell>
          <table:table-cell office:value-type="float" office:value="0.0179443359375" calcext:value-type="float">
            <text:p>0.0179443359375</text:p>
          </table:table-cell>
          <table:table-cell office:value-type="float" office:value="0.00809120645328444" calcext:value-type="float">
            <text:p>0.008091206453284</text:p>
          </table:table-cell>
          <table:table-cell office:value-type="float" office:value="0.00386687384711371" calcext:value-type="float">
            <text:p>0.003866873847114</text:p>
          </table:table-cell>
          <table:table-cell office:value-type="float" office:value="0.00201497043208699" calcext:value-type="float">
            <text:p>0.002014970432087</text:p>
          </table:table-cell>
          <table:table-cell office:value-type="float" office:value="0.00100813780902585" calcext:value-type="float">
            <text:p>0.001008137809026</text:p>
          </table:table-cell>
          <table:table-cell office:value-type="float" office:value="0.000509348905312312" calcext:value-type="float">
            <text:p>0.00050934890531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0197482638888889" calcext:value-type="float">
            <text:p>0.019748263888889</text:p>
          </table:table-cell>
          <table:table-cell office:value-type="float" office:value="0.00981326979033801" calcext:value-type="float">
            <text:p>0.009813269790338</text:p>
          </table:table-cell>
          <table:table-cell office:value-type="float" office:value="0.00473714192708333" calcext:value-type="float">
            <text:p>0.004737141927083</text:p>
          </table:table-cell>
          <table:table-cell office:value-type="float" office:value="0.00226785811623723" calcext:value-type="float">
            <text:p>0.002267858116237</text:p>
          </table:table-cell>
          <table:table-cell office:value-type="float" office:value="0.00109960585945227" calcext:value-type="float">
            <text:p>0.001099605859452</text:p>
          </table:table-cell>
          <table:table-cell office:value-type="float" office:value="0.000550347296325322" calcext:value-type="float">
            <text:p>0.00055034729632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0.0130343967013889" calcext:value-type="float">
            <text:p>0.013034396701389</text:p>
          </table:table-cell>
          <table:table-cell office:value-type="float" office:value="0.00633426588408801" calcext:value-type="float">
            <text:p>0.006334265884088</text:p>
          </table:table-cell>
          <table:table-cell office:value-type="float" office:value="0.00299849616156684" calcext:value-type="float">
            <text:p>0.002998496161567</text:p>
          </table:table-cell>
          <table:table-cell office:value-type="float" office:value="0.00153271117393978" calcext:value-type="float">
            <text:p>0.00153271117394</text:p>
          </table:table-cell>
          <table:table-cell office:value-type="float" office:value="0.000728994705539472" calcext:value-type="float">
            <text:p>0.000728994705539</text:p>
          </table:table-cell>
          <table:table-cell office:value-type="float" office:value="0.00035177353233463" calcext:value-type="float">
            <text:p>0.00035177353233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58984375" calcext:value-type="float">
            <text:p>0.0458984375</text:p>
          </table:table-cell>
          <table:table-cell office:value-type="float" office:value="0.0171983506944444" calcext:value-type="float">
            <text:p>0.017198350694445</text:p>
          </table:table-cell>
          <table:table-cell office:value-type="float" office:value="0.0075615084901148" calcext:value-type="float">
            <text:p>0.007561508490115</text:p>
          </table:table-cell>
          <table:table-cell office:value-type="float" office:value="0.00384062872992622" calcext:value-type="float">
            <text:p>0.003840628729926</text:p>
          </table:table-cell>
          <table:table-cell office:value-type="float" office:value="0.0019310649550296" calcext:value-type="float">
            <text:p>0.00193106495503</text:p>
          </table:table-cell>
          <table:table-cell office:value-type="float" office:value="0.000954640042304272" calcext:value-type="float">
            <text:p>0.000954640042304</text:p>
          </table:table-cell>
          <table:table-cell office:value-type="float" office:value="0.00047366053833278" calcext:value-type="float">
            <text:p>0.00047366053833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1484375" calcext:value-type="float">
            <text:p>0.021484375</text:p>
          </table:table-cell>
          <table:table-cell office:value-type="float" office:value="0.0153401692708333" calcext:value-type="float">
            <text:p>0.015340169270833</text:p>
          </table:table-cell>
          <table:table-cell office:value-type="float" office:value="0.00656626175860969" calcext:value-type="float">
            <text:p>0.00656626175861</text:p>
          </table:table-cell>
          <table:table-cell office:value-type="float" office:value="0.00291429307725694" calcext:value-type="float">
            <text:p>0.002914293077257</text:p>
          </table:table-cell>
          <table:table-cell office:value-type="float" office:value="0.0013747503060332" calcext:value-type="float">
            <text:p>0.001374750306033</text:p>
          </table:table-cell>
          <table:table-cell office:value-type="float" office:value="0.000697236723069671" calcext:value-type="float">
            <text:p>0.00069723672307</text:p>
          </table:table-cell>
          <table:table-cell office:value-type="float" office:value="0.000341484738540735" calcext:value-type="float">
            <text:p>0.00034148473854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34375" calcext:value-type="float">
            <text:p>0.0234375</text:p>
          </table:table-cell>
          <table:table-cell office:value-type="float" office:value="0.0115288628472222" calcext:value-type="float">
            <text:p>0.011528862847222</text:p>
          </table:table-cell>
          <table:table-cell office:value-type="float" office:value="0.00516151895328444" calcext:value-type="float">
            <text:p>0.005161518953284</text:p>
          </table:table-cell>
          <table:table-cell office:value-type="float" office:value="0.00268191867404514" calcext:value-type="float">
            <text:p>0.002681918674045</text:p>
          </table:table-cell>
          <table:table-cell office:value-type="float" office:value="0.00138936181718427" calcext:value-type="float">
            <text:p>0.001389361817184</text:p>
          </table:table-cell>
          <table:table-cell office:value-type="float" office:value="0.000690668798808518" calcext:value-type="float">
            <text:p>0.000690668798809</text:p>
          </table:table-cell>
          <table:table-cell office:value-type="float" office:value="0.000345551286356279" calcext:value-type="float">
            <text:p>0.00034555128635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904296875" calcext:value-type="float">
            <text:p>0.01904296875</text:p>
          </table:table-cell>
          <table:table-cell office:value-type="float" office:value="0.00864083426339286" calcext:value-type="float">
            <text:p>0.008640834263393</text:p>
          </table:table-cell>
          <table:table-cell office:value-type="float" office:value="0.00398851182725694" calcext:value-type="float">
            <text:p>0.003988511827257</text:p>
          </table:table-cell>
          <table:table-cell office:value-type="float" office:value="0.00194776765265648" calcext:value-type="float">
            <text:p>0.001947767652656</text:p>
          </table:table-cell>
          <table:table-cell office:value-type="float" office:value="0.000991059546507885" calcext:value-type="float">
            <text:p>0.000991059546508</text:p>
          </table:table-cell>
          <table:table-cell office:value-type="float" office:value="0.000488593897222918" calcext:value-type="float">
            <text:p>0.00048859389722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83203125" calcext:value-type="float">
            <text:p>0.0283203125</text:p>
          </table:table-cell>
          <table:table-cell office:value-type="float" office:value="0.0126139322916667" calcext:value-type="float">
            <text:p>0.012613932291667</text:p>
          </table:table-cell>
          <table:table-cell office:value-type="float" office:value="0.00528857172751913" calcext:value-type="float">
            <text:p>0.005288571727519</text:p>
          </table:table-cell>
          <table:table-cell office:value-type="float" office:value="0.00277835422092014" calcext:value-type="float">
            <text:p>0.00277835422092</text:p>
          </table:table-cell>
          <table:table-cell office:value-type="float" office:value="0.00141134842625518" calcext:value-type="float">
            <text:p>0.001411348426255</text:p>
          </table:table-cell>
          <table:table-cell office:value-type="float" office:value="0.000706726889311141" calcext:value-type="float">
            <text:p>0.000706726889311</text:p>
          </table:table-cell>
          <table:table-cell office:value-type="float" office:value="0.000364763301330828" calcext:value-type="float">
            <text:p>0.00036476330133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38481987847222" calcext:value-type="float">
            <text:p>0.013848198784722</text:p>
          </table:table-cell>
          <table:table-cell office:value-type="float" office:value="0.00546980877311862" calcext:value-type="float">
            <text:p>0.005469808773119</text:p>
          </table:table-cell>
          <table:table-cell office:value-type="float" office:value="0.00285051133897569" calcext:value-type="float">
            <text:p>0.002850511338976</text:p>
          </table:table-cell>
          <table:table-cell office:value-type="float" office:value="0.00142670297970013" calcext:value-type="float">
            <text:p>0.0014267029797</text:p>
          </table:table-cell>
          <table:table-cell office:value-type="float" office:value="0.000671319695436915" calcext:value-type="float">
            <text:p>0.000671319695437</text:p>
          </table:table-cell>
          <table:table-cell office:value-type="float" office:value="0.000341500468416765" calcext:value-type="float">
            <text:p>0.00034150046841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9296875" calcext:value-type="float">
            <text:p>0.029296875</text:p>
          </table:table-cell>
          <table:table-cell office:value-type="float" office:value="0.0145128038194444" calcext:value-type="float">
            <text:p>0.014512803819445</text:p>
          </table:table-cell>
          <table:table-cell office:value-type="float" office:value="0.00633800273038903" calcext:value-type="float">
            <text:p>0.006338002730389</text:p>
          </table:table-cell>
          <table:table-cell office:value-type="float" office:value="0.00286712646484375" calcext:value-type="float">
            <text:p>0.002867126464844</text:p>
          </table:table-cell>
          <table:table-cell office:value-type="float" office:value="0.00138891623990221" calcext:value-type="float">
            <text:p>0.001388916239902</text:p>
          </table:table-cell>
          <table:table-cell office:value-type="float" office:value="0.000695981511423347" calcext:value-type="float">
            <text:p>0.000695981511423</text:p>
          </table:table-cell>
          <table:table-cell office:value-type="float" office:value="0.000366653687408937" calcext:value-type="float">
            <text:p>0.00036665368740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0.0120713975694444" calcext:value-type="float">
            <text:p>0.012071397569445</text:p>
          </table:table-cell>
          <table:table-cell office:value-type="float" office:value="0.00634952467315051" calcext:value-type="float">
            <text:p>0.006349524673151</text:p>
          </table:table-cell>
          <table:table-cell office:value-type="float" office:value="0.00311715867784288" calcext:value-type="float">
            <text:p>0.003117158677843</text:p>
          </table:table-cell>
          <table:table-cell office:value-type="float" office:value="0.00160425535473938" calcext:value-type="float">
            <text:p>0.001604255354739</text:p>
          </table:table-cell>
          <table:table-cell office:value-type="float" office:value="0.000827613496215736" calcext:value-type="float">
            <text:p>0.000827613496216</text:p>
          </table:table-cell>
          <table:table-cell office:value-type="float" office:value="0.000421175511825387" calcext:value-type="float">
            <text:p>0.00042117551182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58984375" calcext:value-type="float">
            <text:p>0.0458984375</text:p>
          </table:table-cell>
          <table:table-cell office:value-type="float" office:value="0.0195990668402778" calcext:value-type="float">
            <text:p>0.019599066840278</text:p>
          </table:table-cell>
          <table:table-cell office:value-type="float" office:value="0.00930225605867347" calcext:value-type="float">
            <text:p>0.009302256058673</text:p>
          </table:table-cell>
          <table:table-cell office:value-type="float" office:value="0.00442556593153212" calcext:value-type="float">
            <text:p>0.004425565931532</text:p>
          </table:table-cell>
          <table:table-cell office:value-type="float" office:value="0.00217109044062111" calcext:value-type="float">
            <text:p>0.002171090440621</text:p>
          </table:table-cell>
          <table:table-cell office:value-type="float" office:value="0.00105691176122789" calcext:value-type="float">
            <text:p>0.001056911761228</text:p>
          </table:table-cell>
          <table:table-cell office:value-type="float" office:value="0.00053018855548953" calcext:value-type="float">
            <text:p>0.0005301885554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61328125" calcext:value-type="float">
            <text:p>0.0361328125</text:p>
          </table:table-cell>
          <table:table-cell office:value-type="float" office:value="0.0138075086805556" calcext:value-type="float">
            <text:p>0.013807508680556</text:p>
          </table:table-cell>
          <table:table-cell office:value-type="float" office:value="0.00722394670758929" calcext:value-type="float">
            <text:p>0.007223946707589</text:p>
          </table:table-cell>
          <table:table-cell office:value-type="float" office:value="0.00354176839192708" calcext:value-type="float">
            <text:p>0.003541768391927</text:p>
          </table:table-cell>
          <table:table-cell office:value-type="float" office:value="0.00174873527701514" calcext:value-type="float">
            <text:p>0.001748735277015</text:p>
          </table:table-cell>
          <table:table-cell office:value-type="float" office:value="0.000823225924577663" calcext:value-type="float">
            <text:p>0.000823225924578</text:p>
          </table:table-cell>
          <table:table-cell office:value-type="float" office:value="0.000399000547058089" calcext:value-type="float">
            <text:p>0.00039900054705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85682508680556" calcext:value-type="float">
            <text:p>0.018568250868056</text:p>
          </table:table-cell>
          <table:table-cell office:value-type="float" office:value="0.00819303551498725" calcext:value-type="float">
            <text:p>0.008193035514987</text:p>
          </table:table-cell>
          <table:table-cell office:value-type="float" office:value="0.00376070658365885" calcext:value-type="float">
            <text:p>0.003760706583659</text:p>
          </table:table-cell>
          <table:table-cell office:value-type="float" office:value="0.00197326082592824" calcext:value-type="float">
            <text:p>0.001973260825928</text:p>
          </table:table-cell>
          <table:table-cell office:value-type="float" office:value="0.000956282151018711" calcext:value-type="float">
            <text:p>0.000956282151019</text:p>
          </table:table-cell>
          <table:table-cell office:value-type="float" office:value="0.000482775152452053" calcext:value-type="float">
            <text:p>0.00048277515245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02734375" calcext:value-type="float">
            <text:p>0.0302734375</text:p>
          </table:table-cell>
          <table:table-cell office:value-type="float" office:value="0.0149603949652778" calcext:value-type="float">
            <text:p>0.014960394965278</text:p>
          </table:table-cell>
          <table:table-cell office:value-type="float" office:value="0.00661764339524873" calcext:value-type="float">
            <text:p>0.006617643395249</text:p>
          </table:table-cell>
          <table:table-cell office:value-type="float" office:value="0.00338970608181424" calcext:value-type="float">
            <text:p>0.003389706081814</text:p>
          </table:table-cell>
          <table:table-cell office:value-type="float" office:value="0.00167140529009356" calcext:value-type="float">
            <text:p>0.001671405290094</text:p>
          </table:table-cell>
          <table:table-cell office:value-type="float" office:value="0.000867960501990651" calcext:value-type="float">
            <text:p>0.000867960501991</text:p>
          </table:table-cell>
          <table:table-cell office:value-type="float" office:value="0.000434711116342818" calcext:value-type="float">
            <text:p>0.00043471111634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05078125" calcext:value-type="float">
            <text:p>0.0205078125</text:p>
          </table:table-cell>
          <table:table-cell office:value-type="float" office:value="0.012451171875" calcext:value-type="float">
            <text:p>0.012451171875</text:p>
          </table:table-cell>
          <table:table-cell office:value-type="float" office:value="0.00503135214046556" calcext:value-type="float">
            <text:p>0.005031352140466</text:p>
          </table:table-cell>
          <table:table-cell office:value-type="float" office:value="0.00214953104654948" calcext:value-type="float">
            <text:p>0.002149531046549</text:p>
          </table:table-cell>
          <table:table-cell office:value-type="float" office:value="0.0010686655074327" calcext:value-type="float">
            <text:p>0.001068665507433</text:p>
          </table:table-cell>
          <table:table-cell office:value-type="float" office:value="0.000547230183612673" calcext:value-type="float">
            <text:p>0.000547230183613</text:p>
          </table:table-cell>
          <table:table-cell office:value-type="float" office:value="0.000273236790883858" calcext:value-type="float">
            <text:p>0.00027323679088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05078125" calcext:value-type="float">
            <text:p>0.0205078125</text:p>
          </table:table-cell>
          <table:table-cell office:value-type="float" office:value="0.00922309027777778" calcext:value-type="float">
            <text:p>0.009223090277778</text:p>
          </table:table-cell>
          <table:table-cell office:value-type="float" office:value="0.0048828125" calcext:value-type="float">
            <text:p>0.0048828125</text:p>
          </table:table-cell>
          <table:table-cell office:value-type="float" office:value="0.00214593675401476" calcext:value-type="float">
            <text:p>0.002145936754015</text:p>
          </table:table-cell>
          <table:table-cell office:value-type="float" office:value="0.00106359867846184" calcext:value-type="float">
            <text:p>0.001063598678462</text:p>
          </table:table-cell>
          <table:table-cell office:value-type="float" office:value="0.000511193499213113" calcext:value-type="float">
            <text:p>0.000511193499213</text:p>
          </table:table-cell>
          <table:table-cell office:value-type="float" office:value="0.000258842429000776" calcext:value-type="float">
            <text:p>0.00025884242900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61328125" calcext:value-type="float">
            <text:p>0.0361328125</text:p>
          </table:table-cell>
          <table:table-cell office:value-type="float" office:value="0.0163845486111111" calcext:value-type="float">
            <text:p>0.016384548611111</text:p>
          </table:table-cell>
          <table:table-cell office:value-type="float" office:value="0.00757396464445153" calcext:value-type="float">
            <text:p>0.007573964644452</text:p>
          </table:table-cell>
          <table:table-cell office:value-type="float" office:value="0.0031089358859592" calcext:value-type="float">
            <text:p>0.003108935885959</text:p>
          </table:table-cell>
          <table:table-cell office:value-type="float" office:value="0.00154667466289667" calcext:value-type="float">
            <text:p>0.001546674662897</text:p>
          </table:table-cell>
          <table:table-cell office:value-type="float" office:value="0.000751088603553858" calcext:value-type="float">
            <text:p>0.000751088603554</text:p>
          </table:table-cell>
          <table:table-cell office:value-type="float" office:value="0.000369037089985904" calcext:value-type="float">
            <text:p>0.00036903708998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48518880208333" calcext:value-type="float">
            <text:p>0.014851888020833</text:p>
          </table:table-cell>
          <table:table-cell office:value-type="float" office:value="0.00774399115114796" calcext:value-type="float">
            <text:p>0.007743991151148</text:p>
          </table:table-cell>
          <table:table-cell office:value-type="float" office:value="0.00351937188042535" calcext:value-type="float">
            <text:p>0.003519371880425</text:p>
          </table:table-cell>
          <table:table-cell office:value-type="float" office:value="0.00169981332276788" calcext:value-type="float">
            <text:p>0.001699813322768</text:p>
          </table:table-cell>
          <table:table-cell office:value-type="float" office:value="0.000839580401391519" calcext:value-type="float">
            <text:p>0.000839580401392</text:p>
          </table:table-cell>
          <table:table-cell office:value-type="float" office:value="0.000415940835246949" calcext:value-type="float">
            <text:p>0.00041594083524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211724175347222" calcext:value-type="float">
            <text:p>0.021172417534722</text:p>
          </table:table-cell>
          <table:table-cell office:value-type="float" office:value="0.00969119947783801" calcext:value-type="float">
            <text:p>0.009691199477838</text:p>
          </table:table-cell>
          <table:table-cell office:value-type="float" office:value="0.00407350328233507" calcext:value-type="float">
            <text:p>0.004073503282335</text:p>
          </table:table-cell>
          <table:table-cell office:value-type="float" office:value="0.00206948467893729" calcext:value-type="float">
            <text:p>0.002069484678937</text:p>
          </table:table-cell>
          <table:table-cell office:value-type="float" office:value="0.00104947495172173" calcext:value-type="float">
            <text:p>0.001049474951722</text:p>
          </table:table-cell>
          <table:table-cell office:value-type="float" office:value="0.000526229144704047" calcext:value-type="float">
            <text:p>0.00052622914470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0.0171169704861111" calcext:value-type="float">
            <text:p>0.017116970486111</text:p>
          </table:table-cell>
          <table:table-cell office:value-type="float" office:value="0.00804947833625638" calcext:value-type="float">
            <text:p>0.008049478336256</text:p>
          </table:table-cell>
          <table:table-cell office:value-type="float" office:value="0.00357228597005208" calcext:value-type="float">
            <text:p>0.003572285970052</text:p>
          </table:table-cell>
          <table:table-cell office:value-type="float" office:value="0.00170927365290139" calcext:value-type="float">
            <text:p>0.001709273652901</text:p>
          </table:table-cell>
          <table:table-cell office:value-type="float" office:value="0.000794463837648345" calcext:value-type="float">
            <text:p>0.000794463837648</text:p>
          </table:table-cell>
          <table:table-cell office:value-type="float" office:value="0.000388805484653842" calcext:value-type="float">
            <text:p>0.00038880548465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0.0160861545138889" calcext:value-type="float">
            <text:p>0.016086154513889</text:p>
          </table:table-cell>
          <table:table-cell office:value-type="float" office:value="0.00756057427853954" calcext:value-type="float">
            <text:p>0.00756057427854</text:p>
          </table:table-cell>
          <table:table-cell office:value-type="float" office:value="0.00374851650661892" calcext:value-type="float">
            <text:p>0.003748516506619</text:p>
          </table:table-cell>
          <table:table-cell office:value-type="float" office:value="0.00180975157810175" calcext:value-type="float">
            <text:p>0.001809751578102</text:p>
          </table:table-cell>
          <table:table-cell office:value-type="float" office:value="0.000878731987884225" calcext:value-type="float">
            <text:p>0.000878731987884</text:p>
          </table:table-cell>
          <table:table-cell office:value-type="float" office:value="0.000437197250688399" calcext:value-type="float">
            <text:p>0.00043719725068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202229817708333" calcext:value-type="float">
            <text:p>0.020222981770833</text:p>
          </table:table-cell>
          <table:table-cell office:value-type="float" office:value="0.00868131676498725" calcext:value-type="float">
            <text:p>0.008681316764987</text:p>
          </table:table-cell>
          <table:table-cell office:value-type="float" office:value="0.00401524013943142" calcext:value-type="float">
            <text:p>0.004015240139431</text:p>
          </table:table-cell>
          <table:table-cell office:value-type="float" office:value="0.00194826905114594" calcext:value-type="float">
            <text:p>0.001948269051146</text:p>
          </table:table-cell>
          <table:table-cell office:value-type="float" office:value="0.000956426387050645" calcext:value-type="float">
            <text:p>0.000956426387051</text:p>
          </table:table-cell>
          <table:table-cell office:value-type="float" office:value="0.000459867954379797" calcext:value-type="float">
            <text:p>0.0004598679543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58984375" calcext:value-type="float">
            <text:p>0.0458984375</text:p>
          </table:table-cell>
          <table:table-cell office:value-type="float" office:value="0.0149061414930556" calcext:value-type="float">
            <text:p>0.014906141493056</text:p>
          </table:table-cell>
          <table:table-cell office:value-type="float" office:value="0.00639094138632015" calcext:value-type="float">
            <text:p>0.00639094138632</text:p>
          </table:table-cell>
          <table:table-cell office:value-type="float" office:value="0.00329368591308594" calcext:value-type="float">
            <text:p>0.003293685913086</text:p>
          </table:table-cell>
          <table:table-cell office:value-type="float" office:value="0.00164103855327563" calcext:value-type="float">
            <text:p>0.001641038553276</text:p>
          </table:table-cell>
          <table:table-cell office:value-type="float" office:value="0.000741681289120206" calcext:value-type="float">
            <text:p>0.00074168128912</text:p>
          </table:table-cell>
          <table:table-cell office:value-type="float" office:value="0.000383637971855953" calcext:value-type="float">
            <text:p>0.00038363797185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37125651041667" calcext:value-type="float">
            <text:p>0.013712565104167</text:p>
          </table:table-cell>
          <table:table-cell office:value-type="float" office:value="0.00798906598772322" calcext:value-type="float">
            <text:p>0.007989065987723</text:p>
          </table:table-cell>
          <table:table-cell office:value-type="float" office:value="0.00406700134277344" calcext:value-type="float">
            <text:p>0.004067001342773</text:p>
          </table:table-cell>
          <table:table-cell office:value-type="float" office:value="0.00188751151236734" calcext:value-type="float">
            <text:p>0.001887511512367</text:p>
          </table:table-cell>
          <table:table-cell office:value-type="float" office:value="0.000943512069875631" calcext:value-type="float">
            <text:p>0.000943512069876</text:p>
          </table:table-cell>
          <table:table-cell office:value-type="float" office:value="0.000468554718827453" calcext:value-type="float">
            <text:p>0.00046855471882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0179850260416667" calcext:value-type="float">
            <text:p>0.017985026041667</text:p>
          </table:table-cell>
          <table:table-cell office:value-type="float" office:value="0.00893760214046556" calcext:value-type="float">
            <text:p>0.008937602140466</text:p>
          </table:table-cell>
          <table:table-cell office:value-type="float" office:value="0.00424732632107205" calcext:value-type="float">
            <text:p>0.004247326321072</text:p>
          </table:table-cell>
          <table:table-cell office:value-type="float" office:value="0.00202785644769421" calcext:value-type="float">
            <text:p>0.002027856447694</text:p>
          </table:table-cell>
          <table:table-cell office:value-type="float" office:value="0.00100685784846176" calcext:value-type="float">
            <text:p>0.001006857848462</text:p>
          </table:table-cell>
          <table:table-cell office:value-type="float" office:value="0.000507593377560822" calcext:value-type="float">
            <text:p>0.00050759337756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9296875" calcext:value-type="float">
            <text:p>0.029296875</text:p>
          </table:table-cell>
          <table:table-cell office:value-type="float" office:value="0.0101047092013889" calcext:value-type="float">
            <text:p>0.010104709201389</text:p>
          </table:table-cell>
          <table:table-cell office:value-type="float" office:value="0.00478814572704082" calcext:value-type="float">
            <text:p>0.004788145727041</text:p>
          </table:table-cell>
          <table:table-cell office:value-type="float" office:value="0.00225168016221788" calcext:value-type="float">
            <text:p>0.002251680162218</text:p>
          </table:table-cell>
          <table:table-cell office:value-type="float" office:value="0.00112324252212953" calcext:value-type="float">
            <text:p>0.00112324252213</text:p>
          </table:table-cell>
          <table:table-cell office:value-type="float" office:value="0.000543891024487419" calcext:value-type="float">
            <text:p>0.000543891024487</text:p>
          </table:table-cell>
          <table:table-cell office:value-type="float" office:value="0.000272457075775708" calcext:value-type="float">
            <text:p>0.00027245707577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46875" calcext:value-type="float">
            <text:p>0.0546875</text:p>
          </table:table-cell>
          <table:table-cell office:value-type="float" office:value="0.0231255425347222" calcext:value-type="float">
            <text:p>0.023125542534722</text:p>
          </table:table-cell>
          <table:table-cell office:value-type="float" office:value="0.00990108567841199" calcext:value-type="float">
            <text:p>0.009901085678412</text:p>
          </table:table-cell>
          <table:table-cell office:value-type="float" office:value="0.00414172702365451" calcext:value-type="float">
            <text:p>0.004141727023655</text:p>
          </table:table-cell>
          <table:table-cell office:value-type="float" office:value="0.00198879351104832" calcext:value-type="float">
            <text:p>0.001988793511048</text:p>
          </table:table-cell>
          <table:table-cell office:value-type="float" office:value="0.000977349614700583" calcext:value-type="float">
            <text:p>0.000977349614701</text:p>
          </table:table-cell>
          <table:table-cell office:value-type="float" office:value="0.000487337906671861" calcext:value-type="float">
            <text:p>0.00048733790667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4921875" calcext:value-type="float">
            <text:p>0.044921875</text:p>
          </table:table-cell>
          <table:table-cell office:value-type="float" office:value="0.0202365451388889" calcext:value-type="float">
            <text:p>0.020236545138889</text:p>
          </table:table-cell>
          <table:table-cell office:value-type="float" office:value="0.00917302345742985" calcext:value-type="float">
            <text:p>0.00917302345743</text:p>
          </table:table-cell>
          <table:table-cell office:value-type="float" office:value="0.00466385735405816" calcext:value-type="float">
            <text:p>0.004663857354058</text:p>
          </table:table-cell>
          <table:table-cell office:value-type="float" office:value="0.00218692555263809" calcext:value-type="float">
            <text:p>0.002186925552638</text:p>
          </table:table-cell>
          <table:table-cell office:value-type="float" office:value="0.00105318503675367" calcext:value-type="float">
            <text:p>0.001053185036754</text:p>
          </table:table-cell>
          <table:table-cell office:value-type="float" office:value="0.000519983252867621" calcext:value-type="float">
            <text:p>0.00051998325286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220675998263889" calcext:value-type="float">
            <text:p>0.022067599826389</text:p>
          </table:table-cell>
          <table:table-cell office:value-type="float" office:value="0.00946356325733419" calcext:value-type="float">
            <text:p>0.009463563257334</text:p>
          </table:table-cell>
          <table:table-cell office:value-type="float" office:value="0.00438736809624566" calcext:value-type="float">
            <text:p>0.004387368096246</text:p>
          </table:table-cell>
          <table:table-cell office:value-type="float" office:value="0.00192542428404682" calcext:value-type="float">
            <text:p>0.001925424284047</text:p>
          </table:table-cell>
          <table:table-cell office:value-type="float" office:value="0.000971060378571306" calcext:value-type="float">
            <text:p>0.000971060378571</text:p>
          </table:table-cell>
          <table:table-cell office:value-type="float" office:value="0.000475119140884453" calcext:value-type="float">
            <text:p>0.00047511914088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678206463249362" calcext:value-type="float">
            <text:p>0.006782064632494</text:p>
          </table:table-cell>
          <table:table-cell office:value-type="float" office:value="0.00314974466959635" calcext:value-type="float">
            <text:p>0.003149744669596</text:p>
          </table:table-cell>
          <table:table-cell office:value-type="float" office:value="0.00154735890685209" calcext:value-type="float">
            <text:p>0.001547358906852</text:p>
          </table:table-cell>
          <table:table-cell office:value-type="float" office:value="0.000783005013637682" calcext:value-type="float">
            <text:p>0.000783005013638</text:p>
          </table:table-cell>
          <table:table-cell office:value-type="float" office:value="0.000411134917431988" calcext:value-type="float">
            <text:p>0.00041113491743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9296875" calcext:value-type="float">
            <text:p>0.029296875</text:p>
          </table:table-cell>
          <table:table-cell office:value-type="float" office:value="0.0159912109375" calcext:value-type="float">
            <text:p>0.0159912109375</text:p>
          </table:table-cell>
          <table:table-cell office:value-type="float" office:value="0.0067714769013074" calcext:value-type="float">
            <text:p>0.006771476901307</text:p>
          </table:table-cell>
          <table:table-cell office:value-type="float" office:value="0.00306226942274306" calcext:value-type="float">
            <text:p>0.003062269422743</text:p>
          </table:table-cell>
          <table:table-cell office:value-type="float" office:value="0.00157160590268075" calcext:value-type="float">
            <text:p>0.001571605902681</text:p>
          </table:table-cell>
          <table:table-cell office:value-type="float" office:value="0.000738039759191166" calcext:value-type="float">
            <text:p>0.000738039759191</text:p>
          </table:table-cell>
          <table:table-cell office:value-type="float" office:value="0.000362530218802129" calcext:value-type="float">
            <text:p>0.00036253021880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146213107638889" calcext:value-type="float">
            <text:p>0.014621310763889</text:p>
          </table:table-cell>
          <table:table-cell office:value-type="float" office:value="0.00673784528459821" calcext:value-type="float">
            <text:p>0.006737845284598</text:p>
          </table:table-cell>
          <table:table-cell office:value-type="float" office:value="0.0028385501437717" calcext:value-type="float">
            <text:p>0.002838550143772</text:p>
          </table:table-cell>
          <table:table-cell office:value-type="float" office:value="0.00142551907391503" calcext:value-type="float">
            <text:p>0.001425519073915</text:p>
          </table:table-cell>
          <table:table-cell office:value-type="float" office:value="0.000712333089850597" calcext:value-type="float">
            <text:p>0.000712333089851</text:p>
          </table:table-cell>
          <table:table-cell office:value-type="float" office:value="0.000353965932309676" calcext:value-type="float">
            <text:p>0.0003539659323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0122477213541667" calcext:value-type="float">
            <text:p>0.012247721354167</text:p>
          </table:table-cell>
          <table:table-cell office:value-type="float" office:value="0.00618603764748087" calcext:value-type="float">
            <text:p>0.006186037647481</text:p>
          </table:table-cell>
          <table:table-cell office:value-type="float" office:value="0.00287914699978299" calcext:value-type="float">
            <text:p>0.002879146999783</text:p>
          </table:table-cell>
          <table:table-cell office:value-type="float" office:value="0.00142937073722466" calcext:value-type="float">
            <text:p>0.001429370737225</text:p>
          </table:table-cell>
          <table:table-cell office:value-type="float" office:value="0.000688402020201391" calcext:value-type="float">
            <text:p>0.000688402020201</text:p>
          </table:table-cell>
          <table:table-cell office:value-type="float" office:value="0.000351528738102146" calcext:value-type="float">
            <text:p>0.00035152873810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9296875" calcext:value-type="float">
            <text:p>0.029296875</text:p>
          </table:table-cell>
          <table:table-cell office:value-type="float" office:value="0.0128038194444444" calcext:value-type="float">
            <text:p>0.012803819444445</text:p>
          </table:table-cell>
          <table:table-cell office:value-type="float" office:value="0.00666622239716199" calcext:value-type="float">
            <text:p>0.006666222397162</text:p>
          </table:table-cell>
          <table:table-cell office:value-type="float" office:value="0.00318313598632812" calcext:value-type="float">
            <text:p>0.003183135986328</text:p>
          </table:table-cell>
          <table:table-cell office:value-type="float" office:value="0.0015590843375342" calcext:value-type="float">
            <text:p>0.001559084337534</text:p>
          </table:table-cell>
          <table:table-cell office:value-type="float" office:value="0.000746519574893155" calcext:value-type="float">
            <text:p>0.000746519574893</text:p>
          </table:table-cell>
          <table:table-cell office:value-type="float" office:value="0.000367731353216868" calcext:value-type="float">
            <text:p>0.00036773135321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17578125" calcext:value-type="float">
            <text:p>0.0517578125</text:p>
          </table:table-cell>
          <table:table-cell office:value-type="float" office:value="0.0155707465277778" calcext:value-type="float">
            <text:p>0.015570746527778</text:p>
          </table:table-cell>
          <table:table-cell office:value-type="float" office:value="0.00727096869021046" calcext:value-type="float">
            <text:p>0.00727096869021</text:p>
          </table:table-cell>
          <table:table-cell office:value-type="float" office:value="0.00323882208930122" calcext:value-type="float">
            <text:p>0.003238822089301</text:p>
          </table:table-cell>
          <table:table-cell office:value-type="float" office:value="0.00156785595801569" calcext:value-type="float">
            <text:p>0.001567855958016</text:p>
          </table:table-cell>
          <table:table-cell office:value-type="float" office:value="0.00077894342038757" calcext:value-type="float">
            <text:p>0.000778943420388</text:p>
          </table:table-cell>
          <table:table-cell office:value-type="float" office:value="0.000385800261627653" calcext:value-type="float">
            <text:p>0.00038580026162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078125" calcext:value-type="float">
            <text:p>0.05078125</text:p>
          </table:table-cell>
          <table:table-cell office:value-type="float" office:value="0.0217556423611111" calcext:value-type="float">
            <text:p>0.021755642361111</text:p>
          </table:table-cell>
          <table:table-cell office:value-type="float" office:value="0.0100119454520089" calcext:value-type="float">
            <text:p>0.010011945452009</text:p>
          </table:table-cell>
          <table:table-cell office:value-type="float" office:value="0.00457845899793837" calcext:value-type="float">
            <text:p>0.004578458997938</text:p>
          </table:table-cell>
          <table:table-cell office:value-type="float" office:value="0.00219445124377073" calcext:value-type="float">
            <text:p>0.002194451243771</text:p>
          </table:table-cell>
          <table:table-cell office:value-type="float" office:value="0.0011060584639686" calcext:value-type="float">
            <text:p>0.001106058463969</text:p>
          </table:table-cell>
          <table:table-cell office:value-type="float" office:value="0.000532010139065864" calcext:value-type="float">
            <text:p>0.00053201013906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63671875" calcext:value-type="float">
            <text:p>0.0263671875</text:p>
          </table:table-cell>
          <table:table-cell office:value-type="float" office:value="0.0107828776041667" calcext:value-type="float">
            <text:p>0.010782877604167</text:p>
          </table:table-cell>
          <table:table-cell office:value-type="float" office:value="0.00567066426179847" calcext:value-type="float">
            <text:p>0.005670664261798</text:p>
          </table:table-cell>
          <table:table-cell office:value-type="float" office:value="0.0031121826171875" calcext:value-type="float">
            <text:p>0.003112182617188</text:p>
          </table:table-cell>
          <table:table-cell office:value-type="float" office:value="0.00148840178808238" calcext:value-type="float">
            <text:p>0.001488401788082</text:p>
          </table:table-cell>
          <table:table-cell office:value-type="float" office:value="0.000700814961546102" calcext:value-type="float">
            <text:p>0.000700814961546</text:p>
          </table:table-cell>
          <table:table-cell office:value-type="float" office:value="0.000360662620765232" calcext:value-type="float">
            <text:p>0.00036066262076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58984375" calcext:value-type="float">
            <text:p>0.0458984375</text:p>
          </table:table-cell>
          <table:table-cell office:value-type="float" office:value="0.0177680121527778" calcext:value-type="float">
            <text:p>0.017768012152778</text:p>
          </table:table-cell>
          <table:table-cell office:value-type="float" office:value="0.00761942960778061" calcext:value-type="float">
            <text:p>0.007619429607781</text:p>
          </table:table-cell>
          <table:table-cell office:value-type="float" office:value="0.00389959547254774" calcext:value-type="float">
            <text:p>0.003899595472548</text:p>
          </table:table-cell>
          <table:table-cell office:value-type="float" office:value="0.00193229550253464" calcext:value-type="float">
            <text:p>0.001932295502535</text:p>
          </table:table-cell>
          <table:table-cell office:value-type="float" office:value="0.000917442058489706" calcext:value-type="float">
            <text:p>0.00091744205849</text:p>
          </table:table-cell>
          <table:table-cell office:value-type="float" office:value="0.0004485298043512" calcext:value-type="float">
            <text:p>0.00044852980435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0175509982638889" calcext:value-type="float">
            <text:p>0.017550998263889</text:p>
          </table:table-cell>
          <table:table-cell office:value-type="float" office:value="0.00759389449139031" calcext:value-type="float">
            <text:p>0.00759389449139</text:p>
          </table:table-cell>
          <table:table-cell office:value-type="float" office:value="0.00340940687391493" calcext:value-type="float">
            <text:p>0.003409406873915</text:p>
          </table:table-cell>
          <table:table-cell office:value-type="float" office:value="0.00154146369116363" calcext:value-type="float">
            <text:p>0.001541463691164</text:p>
          </table:table-cell>
          <table:table-cell office:value-type="float" office:value="0.000781126160800652" calcext:value-type="float">
            <text:p>0.000781126160801</text:p>
          </table:table-cell>
          <table:table-cell office:value-type="float" office:value="0.000393458164826944" calcext:value-type="float">
            <text:p>0.00039345816482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0168050130208333" calcext:value-type="float">
            <text:p>0.016805013020833</text:p>
          </table:table-cell>
          <table:table-cell office:value-type="float" office:value="0.00738120565609056" calcext:value-type="float">
            <text:p>0.007381205656091</text:p>
          </table:table-cell>
          <table:table-cell office:value-type="float" office:value="0.00323024325900608" calcext:value-type="float">
            <text:p>0.003230243259006</text:p>
          </table:table-cell>
          <table:table-cell office:value-type="float" office:value="0.00162940814269321" calcext:value-type="float">
            <text:p>0.001629408142693</text:p>
          </table:table-cell>
          <table:table-cell office:value-type="float" office:value="0.000787266955984783" calcext:value-type="float">
            <text:p>0.000787266955985</text:p>
          </table:table-cell>
          <table:table-cell office:value-type="float" office:value="0.000392662086989182" calcext:value-type="float">
            <text:p>0.00039266208698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0136040581597222" calcext:value-type="float">
            <text:p>0.013604058159722</text:p>
          </table:table-cell>
          <table:table-cell office:value-type="float" office:value="0.00646007304288903" calcext:value-type="float">
            <text:p>0.006460073042889</text:p>
          </table:table-cell>
          <table:table-cell office:value-type="float" office:value="0.00288764105902778" calcext:value-type="float">
            <text:p>0.002887641059028</text:p>
          </table:table-cell>
          <table:table-cell office:value-type="float" office:value="0.00140778802560098" calcext:value-type="float">
            <text:p>0.001407788025601</text:p>
          </table:table-cell>
          <table:table-cell office:value-type="float" office:value="0.000685407175889211" calcext:value-type="float">
            <text:p>0.000685407175889</text:p>
          </table:table-cell>
          <table:table-cell office:value-type="float" office:value="0.000317937467043764" calcext:value-type="float">
            <text:p>0.00031793746704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0154622395833333" calcext:value-type="float">
            <text:p>0.015462239583333</text:p>
          </table:table-cell>
          <table:table-cell office:value-type="float" office:value="0.00638813875159439" calcext:value-type="float">
            <text:p>0.006388138751594</text:p>
          </table:table-cell>
          <table:table-cell office:value-type="float" office:value="0.00314581129286024" calcext:value-type="float">
            <text:p>0.00314581129286</text:p>
          </table:table-cell>
          <table:table-cell office:value-type="float" office:value="0.00148707795713744" calcext:value-type="float">
            <text:p>0.001487077957137</text:p>
          </table:table-cell>
          <table:table-cell office:value-type="float" office:value="0.000755921220202745" calcext:value-type="float">
            <text:p>0.000755921220203</text:p>
          </table:table-cell>
          <table:table-cell office:value-type="float" office:value="0.000379199583758512" calcext:value-type="float">
            <text:p>0.00037919958375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37109375" calcext:value-type="float">
            <text:p>0.0537109375</text:p>
          </table:table-cell>
          <table:table-cell office:value-type="float" office:value="0.0199245876736111" calcext:value-type="float">
            <text:p>0.019924587673611</text:p>
          </table:table-cell>
          <table:table-cell office:value-type="float" office:value="0.00994094537228954" calcext:value-type="float">
            <text:p>0.00994094537229</text:p>
          </table:table-cell>
          <table:table-cell office:value-type="float" office:value="0.00440865410698785" calcext:value-type="float">
            <text:p>0.004408654106988</text:p>
          </table:table-cell>
          <table:table-cell office:value-type="float" office:value="0.0022029762585627" calcext:value-type="float">
            <text:p>0.002202976258563</text:p>
          </table:table-cell>
          <table:table-cell office:value-type="float" office:value="0.00109747724978802" calcext:value-type="float">
            <text:p>0.001097477249788</text:p>
          </table:table-cell>
          <table:table-cell office:value-type="float" office:value="0.000530651908709013" calcext:value-type="float">
            <text:p>0.00053065190870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123046875" calcext:value-type="float">
            <text:p>0.01123046875</text:p>
          </table:table-cell>
          <table:table-cell office:value-type="float" office:value="0.00484482122927296" calcext:value-type="float">
            <text:p>0.004844821229273</text:p>
          </table:table-cell>
          <table:table-cell office:value-type="float" office:value="0.00239373101128472" calcext:value-type="float">
            <text:p>0.002393731011285</text:p>
          </table:table-cell>
          <table:table-cell office:value-type="float" office:value="0.00125545964156676" calcext:value-type="float">
            <text:p>0.001255459641567</text:p>
          </table:table-cell>
          <table:table-cell office:value-type="float" office:value="0.000660330274898599" calcext:value-type="float">
            <text:p>0.000660330274899</text:p>
          </table:table-cell>
          <table:table-cell office:value-type="float" office:value="0.000306718373403597" calcext:value-type="float">
            <text:p>0.00030671837340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0.0182562934027778" calcext:value-type="float">
            <text:p>0.018256293402778</text:p>
          </table:table-cell>
          <table:table-cell office:value-type="float" office:value="0.00891798369738521" calcext:value-type="float">
            <text:p>0.008917983697385</text:p>
          </table:table-cell>
          <table:table-cell office:value-type="float" office:value="0.00391641404893663" calcext:value-type="float">
            <text:p>0.003916414048937</text:p>
          </table:table-cell>
          <table:table-cell office:value-type="float" office:value="0.00202731585031245" calcext:value-type="float">
            <text:p>0.002027315850312</text:p>
          </table:table-cell>
          <table:table-cell office:value-type="float" office:value="0.000996516202312478" calcext:value-type="float">
            <text:p>0.000996516202312</text:p>
          </table:table-cell>
          <table:table-cell office:value-type="float" office:value="0.000504039551780275" calcext:value-type="float">
            <text:p>0.0005040395517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0126817491319444" calcext:value-type="float">
            <text:p>0.012681749131945</text:p>
          </table:table-cell>
          <table:table-cell office:value-type="float" office:value="0.00622776576450893" calcext:value-type="float">
            <text:p>0.006227765764509</text:p>
          </table:table-cell>
          <table:table-cell office:value-type="float" office:value="0.00308553059895833" calcext:value-type="float">
            <text:p>0.003085530598958</text:p>
          </table:table-cell>
          <table:table-cell office:value-type="float" office:value="0.00163163379625525" calcext:value-type="float">
            <text:p>0.001631633796255</text:p>
          </table:table-cell>
          <table:table-cell office:value-type="float" office:value="0.00077134282951182" calcext:value-type="float">
            <text:p>0.000771342829512</text:p>
          </table:table-cell>
          <table:table-cell office:value-type="float" office:value="0.000380045190934868" calcext:value-type="float">
            <text:p>0.00038004519093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37109375" calcext:value-type="float">
            <text:p>0.0537109375</text:p>
          </table:table-cell>
          <table:table-cell office:value-type="float" office:value="0.0243462456597222" calcext:value-type="float">
            <text:p>0.024346245659722</text:p>
          </table:table-cell>
          <table:table-cell office:value-type="float" office:value="0.0105808803013393" calcext:value-type="float">
            <text:p>0.010580880301339</text:p>
          </table:table-cell>
          <table:table-cell office:value-type="float" office:value="0.00492496066623264" calcext:value-type="float">
            <text:p>0.004924960666233</text:p>
          </table:table-cell>
          <table:table-cell office:value-type="float" office:value="0.0024494387976957" calcext:value-type="float">
            <text:p>0.002449438797696</text:p>
          </table:table-cell>
          <table:table-cell office:value-type="float" office:value="0.0011983420948563" calcext:value-type="float">
            <text:p>0.001198342094856</text:p>
          </table:table-cell>
          <table:table-cell office:value-type="float" office:value="0.000595150157320528" calcext:value-type="float">
            <text:p>0.00059515015732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22265625" calcext:value-type="float">
            <text:p>0.0322265625</text:p>
          </table:table-cell>
          <table:table-cell office:value-type="float" office:value="0.0126953125" calcext:value-type="float">
            <text:p>0.0126953125</text:p>
          </table:table-cell>
          <table:table-cell office:value-type="float" office:value="0.00710000797193878" calcext:value-type="float">
            <text:p>0.007100007971939</text:p>
          </table:table-cell>
          <table:table-cell office:value-type="float" office:value="0.00324211968315972" calcext:value-type="float">
            <text:p>0.00324211968316</text:p>
          </table:table-cell>
          <table:table-cell office:value-type="float" office:value="0.00161863613823326" calcext:value-type="float">
            <text:p>0.001618636138233</text:p>
          </table:table-cell>
          <table:table-cell office:value-type="float" office:value="0.000782816513385422" calcext:value-type="float">
            <text:p>0.000782816513385</text:p>
          </table:table-cell>
          <table:table-cell office:value-type="float" office:value="0.000371375415372319" calcext:value-type="float">
            <text:p>0.00037137541537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56640625" calcext:value-type="float">
            <text:p>0.0556640625</text:p>
          </table:table-cell>
          <table:table-cell office:value-type="float" office:value="0.0206705729166667" calcext:value-type="float">
            <text:p>0.020670572916667</text:p>
          </table:table-cell>
          <table:table-cell office:value-type="float" office:value="0.00922035684390944" calcext:value-type="float">
            <text:p>0.009220356843909</text:p>
          </table:table-cell>
          <table:table-cell office:value-type="float" office:value="0.00442632039388021" calcext:value-type="float">
            <text:p>0.00442632039388</text:p>
          </table:table-cell>
          <table:table-cell office:value-type="float" office:value="0.00233010694958293" calcext:value-type="float">
            <text:p>0.002330106949583</text:p>
          </table:table-cell>
          <table:table-cell office:value-type="float" office:value="0.00115239949093024" calcext:value-type="float">
            <text:p>0.00115239949093</text:p>
          </table:table-cell>
          <table:table-cell office:value-type="float" office:value="0.000571235091647151" calcext:value-type="float">
            <text:p>0.00057123509164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83203125" calcext:value-type="float">
            <text:p>0.0283203125</text:p>
          </table:table-cell>
          <table:table-cell office:value-type="float" office:value="0.0131564670138889" calcext:value-type="float">
            <text:p>0.013156467013889</text:p>
          </table:table-cell>
          <table:table-cell office:value-type="float" office:value="0.00645041952327806" calcext:value-type="float">
            <text:p>0.006450419523278</text:p>
          </table:table-cell>
          <table:table-cell office:value-type="float" office:value="0.00306809319390191" calcext:value-type="float">
            <text:p>0.003068093193902</text:p>
          </table:table-cell>
          <table:table-cell office:value-type="float" office:value="0.00149114124484663" calcext:value-type="float">
            <text:p>0.001491141244847</text:p>
          </table:table-cell>
          <table:table-cell office:value-type="float" office:value="0.000735141402619646" calcext:value-type="float">
            <text:p>0.00073514140262</text:p>
          </table:table-cell>
          <table:table-cell office:value-type="float" office:value="0.000363927125058649" calcext:value-type="float">
            <text:p>0.00036392712505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63671875" calcext:value-type="float">
            <text:p>0.0263671875</text:p>
          </table:table-cell>
          <table:table-cell office:value-type="float" office:value="0.011474609375" calcext:value-type="float">
            <text:p>0.011474609375</text:p>
          </table:table-cell>
          <table:table-cell office:value-type="float" office:value="0.00569401955117985" calcext:value-type="float">
            <text:p>0.00569401955118</text:p>
          </table:table-cell>
          <table:table-cell office:value-type="float" office:value="0.00257744683159722" calcext:value-type="float">
            <text:p>0.002577446831597</text:p>
          </table:table-cell>
          <table:table-cell office:value-type="float" office:value="0.0012580147642995" calcext:value-type="float">
            <text:p>0.0012580147643</text:p>
          </table:table-cell>
          <table:table-cell office:value-type="float" office:value="0.000604853938826688" calcext:value-type="float">
            <text:p>0.000604853938827</text:p>
          </table:table-cell>
          <table:table-cell office:value-type="float" office:value="0.000303627490642547" calcext:value-type="float">
            <text:p>0.00030362749064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0150282118055556" calcext:value-type="float">
            <text:p>0.015028211805556</text:p>
          </table:table-cell>
          <table:table-cell office:value-type="float" office:value="0.0065883714325574" calcext:value-type="float">
            <text:p>0.006588371432557</text:p>
          </table:table-cell>
          <table:table-cell office:value-type="float" office:value="0.00328712463378906" calcext:value-type="float">
            <text:p>0.003287124633789</text:p>
          </table:table-cell>
          <table:table-cell office:value-type="float" office:value="0.00165728053987088" calcext:value-type="float">
            <text:p>0.001657280539871</text:p>
          </table:table-cell>
          <table:table-cell office:value-type="float" office:value="0.000864178940942889" calcext:value-type="float">
            <text:p>0.000864178940943</text:p>
          </table:table-cell>
          <table:table-cell office:value-type="float" office:value="0.000446103135145444" calcext:value-type="float">
            <text:p>0.00044610313514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9921875" calcext:value-type="float">
            <text:p>0.0419921875</text:p>
          </table:table-cell>
          <table:table-cell office:value-type="float" office:value="0.0174424913194444" calcext:value-type="float">
            <text:p>0.017442491319445</text:p>
          </table:table-cell>
          <table:table-cell office:value-type="float" office:value="0.00727034588249362" calcext:value-type="float">
            <text:p>0.007270345882494</text:p>
          </table:table-cell>
          <table:table-cell office:value-type="float" office:value="0.00386619567871094" calcext:value-type="float">
            <text:p>0.003866195678711</text:p>
          </table:table-cell>
          <table:table-cell office:value-type="float" office:value="0.00183747114921832" calcext:value-type="float">
            <text:p>0.001837471149218</text:p>
          </table:table-cell>
          <table:table-cell office:value-type="float" office:value="0.000923261771006258" calcext:value-type="float">
            <text:p>0.000923261771006</text:p>
          </table:table-cell>
          <table:table-cell office:value-type="float" office:value="0.000455039473024968" calcext:value-type="float">
            <text:p>0.00045503947302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61328125" calcext:value-type="float">
            <text:p>0.0361328125</text:p>
          </table:table-cell>
          <table:table-cell office:value-type="float" office:value="0.0184868706597222" calcext:value-type="float">
            <text:p>0.018486870659722</text:p>
          </table:table-cell>
          <table:table-cell office:value-type="float" office:value="0.00746217065927934" calcext:value-type="float">
            <text:p>0.007462170659279</text:p>
          </table:table-cell>
          <table:table-cell office:value-type="float" office:value="0.00359185960557726" calcext:value-type="float">
            <text:p>0.003591859605577</text:p>
          </table:table-cell>
          <table:table-cell office:value-type="float" office:value="0.00173941611251275" calcext:value-type="float">
            <text:p>0.001739416112513</text:p>
          </table:table-cell>
          <table:table-cell office:value-type="float" office:value="0.00085832752638423" calcext:value-type="float">
            <text:p>0.000858327526384</text:p>
          </table:table-cell>
          <table:table-cell office:value-type="float" office:value="0.000423143880477701" calcext:value-type="float">
            <text:p>0.00042314388047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68359375" calcext:value-type="float">
            <text:p>0.068359375</text:p>
          </table:table-cell>
          <table:table-cell office:value-type="float" office:value="0.0215115017361111" calcext:value-type="float">
            <text:p>0.021511501736111</text:p>
          </table:table-cell>
          <table:table-cell office:value-type="float" office:value="0.00978898028938138" calcext:value-type="float">
            <text:p>0.009788980289381</text:p>
          </table:table-cell>
          <table:table-cell office:value-type="float" office:value="0.00445993211534288" calcext:value-type="float">
            <text:p>0.004459932115343</text:p>
          </table:table-cell>
          <table:table-cell office:value-type="float" office:value="0.00220446581647002" calcext:value-type="float">
            <text:p>0.00220446581647</text:p>
          </table:table-cell>
          <table:table-cell office:value-type="float" office:value="0.00107143909812845" calcext:value-type="float">
            <text:p>0.001071439098128</text:p>
          </table:table-cell>
          <table:table-cell office:value-type="float" office:value="0.00052734448377756" calcext:value-type="float">
            <text:p>0.00052734448377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83203125" calcext:value-type="float">
            <text:p>0.0283203125</text:p>
          </table:table-cell>
          <table:table-cell office:value-type="float" office:value="0.0146484375" calcext:value-type="float">
            <text:p>0.0146484375</text:p>
          </table:table-cell>
          <table:table-cell office:value-type="float" office:value="0.00710031937579719" calcext:value-type="float">
            <text:p>0.007100319375797</text:p>
          </table:table-cell>
          <table:table-cell office:value-type="float" office:value="0.0032621341281467" calcext:value-type="float">
            <text:p>0.003262134128147</text:p>
          </table:table-cell>
          <table:table-cell office:value-type="float" office:value="0.00168851610276999" calcext:value-type="float">
            <text:p>0.00168851610277</text:p>
          </table:table-cell>
          <table:table-cell office:value-type="float" office:value="0.000849126695715591" calcext:value-type="float">
            <text:p>0.000849126695716</text:p>
          </table:table-cell>
          <table:table-cell office:value-type="float" office:value="0.000410580769586832" calcext:value-type="float">
            <text:p>0.00041058076958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143771701388889" calcext:value-type="float">
            <text:p>0.014377170138889</text:p>
          </table:table-cell>
          <table:table-cell office:value-type="float" office:value="0.00639218700175383" calcext:value-type="float">
            <text:p>0.006392187001754</text:p>
          </table:table-cell>
          <table:table-cell office:value-type="float" office:value="0.00299869113498264" calcext:value-type="float">
            <text:p>0.002998691134983</text:p>
          </table:table-cell>
          <table:table-cell office:value-type="float" office:value="0.00137010598157869" calcext:value-type="float">
            <text:p>0.001370105981579</text:p>
          </table:table-cell>
          <table:table-cell office:value-type="float" office:value="0.000655233394471906" calcext:value-type="float">
            <text:p>0.000655233394472</text:p>
          </table:table-cell>
          <table:table-cell office:value-type="float" office:value="0.000323722468246433" calcext:value-type="float">
            <text:p>0.00032372246824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175645616319444" calcext:value-type="float">
            <text:p>0.017564561631945</text:p>
          </table:table-cell>
          <table:table-cell office:value-type="float" office:value="0.00811113630022322" calcext:value-type="float">
            <text:p>0.008111136300223</text:p>
          </table:table-cell>
          <table:table-cell office:value-type="float" office:value="0.00383119371202257" calcext:value-type="float">
            <text:p>0.003831193712023</text:p>
          </table:table-cell>
          <table:table-cell office:value-type="float" office:value="0.00191593319022569" calcext:value-type="float">
            <text:p>0.001915933190226</text:p>
          </table:table-cell>
          <table:table-cell office:value-type="float" office:value="0.000918545457751543" calcext:value-type="float">
            <text:p>0.000918545457752</text:p>
          </table:table-cell>
          <table:table-cell office:value-type="float" office:value="0.000461559242180479" calcext:value-type="float">
            <text:p>0.0004615592421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41194661458333" calcext:value-type="float">
            <text:p>0.014119466145833</text:p>
          </table:table-cell>
          <table:table-cell office:value-type="float" office:value="0.00663290218431122" calcext:value-type="float">
            <text:p>0.006632902184311</text:p>
          </table:table-cell>
          <table:table-cell office:value-type="float" office:value="0.0030975596110026" calcext:value-type="float">
            <text:p>0.003097559611003</text:p>
          </table:table-cell>
          <table:table-cell office:value-type="float" office:value="0.00158277758698558" calcext:value-type="float">
            <text:p>0.001582777586986</text:p>
          </table:table-cell>
          <table:table-cell office:value-type="float" office:value="0.000782270160001301" calcext:value-type="float">
            <text:p>0.000782270160001</text:p>
          </table:table-cell>
          <table:table-cell office:value-type="float" office:value="0.00039817800185154" calcext:value-type="float">
            <text:p>0.00039817800185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02734375" calcext:value-type="float">
            <text:p>0.0302734375</text:p>
          </table:table-cell>
          <table:table-cell office:value-type="float" office:value="0.0147162543402778" calcext:value-type="float">
            <text:p>0.014716254340278</text:p>
          </table:table-cell>
          <table:table-cell office:value-type="float" office:value="0.00670826191804847" calcext:value-type="float">
            <text:p>0.006708261918048</text:p>
          </table:table-cell>
          <table:table-cell office:value-type="float" office:value="0.00332914564344618" calcext:value-type="float">
            <text:p>0.003329145643446</text:p>
          </table:table-cell>
          <table:table-cell office:value-type="float" office:value="0.00155268623479075" calcext:value-type="float">
            <text:p>0.001552686234791</text:p>
          </table:table-cell>
          <table:table-cell office:value-type="float" office:value="0.000774550577590435" calcext:value-type="float">
            <text:p>0.00077455057759</text:p>
          </table:table-cell>
          <table:table-cell office:value-type="float" office:value="0.000384250247071611" calcext:value-type="float">
            <text:p>0.00038425024707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078125" calcext:value-type="float">
            <text:p>0.05078125</text:p>
          </table:table-cell>
          <table:table-cell office:value-type="float" office:value="0.0147433810763889" calcext:value-type="float">
            <text:p>0.014743381076389</text:p>
          </table:table-cell>
          <table:table-cell office:value-type="float" office:value="0.00699755610251913" calcext:value-type="float">
            <text:p>0.006997556102519</text:p>
          </table:table-cell>
          <table:table-cell office:value-type="float" office:value="0.00323394775390625" calcext:value-type="float">
            <text:p>0.003233947753906</text:p>
          </table:table-cell>
          <table:table-cell office:value-type="float" office:value="0.00160557223904517" calcext:value-type="float">
            <text:p>0.001605572239045</text:p>
          </table:table-cell>
          <table:table-cell office:value-type="float" office:value="0.000796207044490431" calcext:value-type="float">
            <text:p>0.00079620704449</text:p>
          </table:table-cell>
          <table:table-cell office:value-type="float" office:value="0.000396389957436315" calcext:value-type="float">
            <text:p>0.00039638995743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51638454861111" calcext:value-type="float">
            <text:p>0.015163845486111</text:p>
          </table:table-cell>
          <table:table-cell office:value-type="float" office:value="0.00700222716039541" calcext:value-type="float">
            <text:p>0.007002227160395</text:p>
          </table:table-cell>
          <table:table-cell office:value-type="float" office:value="0.00311034308539497" calcext:value-type="float">
            <text:p>0.003110343085395</text:p>
          </table:table-cell>
          <table:table-cell office:value-type="float" office:value="0.00142570266366377" calcext:value-type="float">
            <text:p>0.001425702663664</text:p>
          </table:table-cell>
          <table:table-cell office:value-type="float" office:value="0.000708499583107123" calcext:value-type="float">
            <text:p>0.000708499583107</text:p>
          </table:table-cell>
          <table:table-cell office:value-type="float" office:value="0.000354077033451422" calcext:value-type="float">
            <text:p>0.00035407703345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22265625" calcext:value-type="float">
            <text:p>0.0322265625</text:p>
          </table:table-cell>
          <table:table-cell office:value-type="float" office:value="0.0115424262152778" calcext:value-type="float">
            <text:p>0.011542426215278</text:p>
          </table:table-cell>
          <table:table-cell office:value-type="float" office:value="0.00499834333147321" calcext:value-type="float">
            <text:p>0.004998343331473</text:p>
          </table:table-cell>
          <table:table-cell office:value-type="float" office:value="0.0024367438422309" calcext:value-type="float">
            <text:p>0.002436743842231</text:p>
          </table:table-cell>
          <table:table-cell office:value-type="float" office:value="0.00110600691804281" calcext:value-type="float">
            <text:p>0.001106006918043</text:p>
          </table:table-cell>
          <table:table-cell office:value-type="float" office:value="0.000530996996018652" calcext:value-type="float">
            <text:p>0.000530996996019</text:p>
          </table:table-cell>
          <table:table-cell office:value-type="float" office:value="0.000260332261490891" calcext:value-type="float">
            <text:p>0.00026033226149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17578125" calcext:value-type="float">
            <text:p>0.017578125</text:p>
          </table:table-cell>
          <table:table-cell office:value-type="float" office:value="0.00736490885416667" calcext:value-type="float">
            <text:p>0.007364908854167</text:p>
          </table:table-cell>
          <table:table-cell office:value-type="float" office:value="0.00359297771843112" calcext:value-type="float">
            <text:p>0.003592977718431</text:p>
          </table:table-cell>
          <table:table-cell office:value-type="float" office:value="0.00171980116102431" calcext:value-type="float">
            <text:p>0.001719801161024</text:p>
          </table:table-cell>
          <table:table-cell office:value-type="float" office:value="0.00079461091763023" calcext:value-type="float">
            <text:p>0.00079461091763</text:p>
          </table:table-cell>
          <table:table-cell office:value-type="float" office:value="0.000402315343528588" calcext:value-type="float">
            <text:p>0.000402315343529</text:p>
          </table:table-cell>
          <table:table-cell office:value-type="float" office:value="0.000180239861769747" calcext:value-type="float">
            <text:p>0.0001802398617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25189887152778" calcext:value-type="float">
            <text:p>0.012518988715278</text:p>
          </table:table-cell>
          <table:table-cell office:value-type="float" office:value="0.00497997050382653" calcext:value-type="float">
            <text:p>0.004979970503827</text:p>
          </table:table-cell>
          <table:table-cell office:value-type="float" office:value="0.00198694864908854" calcext:value-type="float">
            <text:p>0.001986948649089</text:p>
          </table:table-cell>
          <table:table-cell office:value-type="float" office:value="0.000921915274628988" calcext:value-type="float">
            <text:p>0.000921915274629</text:p>
          </table:table-cell>
          <table:table-cell office:value-type="float" office:value="0.000465668428151426" calcext:value-type="float">
            <text:p>0.000465668428151</text:p>
          </table:table-cell>
          <table:table-cell office:value-type="float" office:value="0.000230568696534732" calcext:value-type="float">
            <text:p>0.00023056869653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0154758029513889" calcext:value-type="float">
            <text:p>0.015475802951389</text:p>
          </table:table-cell>
          <table:table-cell office:value-type="float" office:value="0.00589207240513393" calcext:value-type="float">
            <text:p>0.005892072405134</text:p>
          </table:table-cell>
          <table:table-cell office:value-type="float" office:value="0.00270128038194444" calcext:value-type="float">
            <text:p>0.002701280381944</text:p>
          </table:table-cell>
          <table:table-cell office:value-type="float" office:value="0.00139027802926817" calcext:value-type="float">
            <text:p>0.001390278029268</text:p>
          </table:table-cell>
          <table:table-cell office:value-type="float" office:value="0.000654752660260209" calcext:value-type="float">
            <text:p>0.00065475266026</text:p>
          </table:table-cell>
          <table:table-cell office:value-type="float" office:value="0.000300465220380712" calcext:value-type="float">
            <text:p>0.00030046522038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34006076388889" calcext:value-type="float">
            <text:p>0.013400607638889</text:p>
          </table:table-cell>
          <table:table-cell office:value-type="float" office:value="0.00675746372767857" calcext:value-type="float">
            <text:p>0.006757463727679</text:p>
          </table:table-cell>
          <table:table-cell office:value-type="float" office:value="0.00326206631130642" calcext:value-type="float">
            <text:p>0.003262066311306</text:p>
          </table:table-cell>
          <table:table-cell office:value-type="float" office:value="0.00152961346907124" calcext:value-type="float">
            <text:p>0.001529613469071</text:p>
          </table:table-cell>
          <table:table-cell office:value-type="float" office:value="0.000766040974583605" calcext:value-type="float">
            <text:p>0.000766040974584</text:p>
          </table:table-cell>
          <table:table-cell office:value-type="float" office:value="0.000379354048997738" calcext:value-type="float">
            <text:p>0.00037935404899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0171847873263889" calcext:value-type="float">
            <text:p>0.017184787326389</text:p>
          </table:table-cell>
          <table:table-cell office:value-type="float" office:value="0.00659895916374362" calcext:value-type="float">
            <text:p>0.006598959163744</text:p>
          </table:table-cell>
          <table:table-cell office:value-type="float" office:value="0.00299401177300347" calcext:value-type="float">
            <text:p>0.002994011773003</text:p>
          </table:table-cell>
          <table:table-cell office:value-type="float" office:value="0.00149295382147401" calcext:value-type="float">
            <text:p>0.001492953821474</text:p>
          </table:table-cell>
          <table:table-cell office:value-type="float" office:value="0.000705916482394875" calcext:value-type="float">
            <text:p>0.000705916482395</text:p>
          </table:table-cell>
          <table:table-cell office:value-type="float" office:value="0.000351676050017184" calcext:value-type="float">
            <text:p>0.00035167605001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0.0145128038194444" calcext:value-type="float">
            <text:p>0.014512803819445</text:p>
          </table:table-cell>
          <table:table-cell office:value-type="float" office:value="0.00605898487324617" calcext:value-type="float">
            <text:p>0.006058984873246</text:p>
          </table:table-cell>
          <table:table-cell office:value-type="float" office:value="0.00314487881130642" calcext:value-type="float">
            <text:p>0.003144878811306</text:p>
          </table:table-cell>
          <table:table-cell office:value-type="float" office:value="0.00156106710682054" calcext:value-type="float">
            <text:p>0.001561067106821</text:p>
          </table:table-cell>
          <table:table-cell office:value-type="float" office:value="0.000781661123375233" calcext:value-type="float">
            <text:p>0.000781661123375</text:p>
          </table:table-cell>
          <table:table-cell office:value-type="float" office:value="0.000393845807508967" calcext:value-type="float">
            <text:p>0.00039384580750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184054904513889" calcext:value-type="float">
            <text:p>0.018405490451389</text:p>
          </table:table-cell>
          <table:table-cell office:value-type="float" office:value="0.00774149992028061" calcext:value-type="float">
            <text:p>0.007741499920281</text:p>
          </table:table-cell>
          <table:table-cell office:value-type="float" office:value="0.00361913045247396" calcext:value-type="float">
            <text:p>0.003619130452474</text:p>
          </table:table-cell>
          <table:table-cell office:value-type="float" office:value="0.00178364164251195" calcext:value-type="float">
            <text:p>0.001783641642512</text:p>
          </table:table-cell>
          <table:table-cell office:value-type="float" office:value="0.000895586203615741" calcext:value-type="float">
            <text:p>0.000895586203616</text:p>
          </table:table-cell>
          <table:table-cell office:value-type="float" office:value="0.000432863516710069" calcext:value-type="float">
            <text:p>0.0004328635167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078125" calcext:value-type="float">
            <text:p>0.05078125</text:p>
          </table:table-cell>
          <table:table-cell office:value-type="float" office:value="0.0211452907986111" calcext:value-type="float">
            <text:p>0.021145290798611</text:p>
          </table:table-cell>
          <table:table-cell office:value-type="float" office:value="0.0104759372010523" calcext:value-type="float">
            <text:p>0.010475937201052</text:p>
          </table:table-cell>
          <table:table-cell office:value-type="float" office:value="0.00467286851671007" calcext:value-type="float">
            <text:p>0.00467286851671</text:p>
          </table:table-cell>
          <table:table-cell office:value-type="float" office:value="0.00231010559074092" calcext:value-type="float">
            <text:p>0.002310105590741</text:p>
          </table:table-cell>
          <table:table-cell office:value-type="float" office:value="0.00113250820905263" calcext:value-type="float">
            <text:p>0.001132508209053</text:p>
          </table:table-cell>
          <table:table-cell office:value-type="float" office:value="0.000555456921036034" calcext:value-type="float">
            <text:p>0.00055545692103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44140625" calcext:value-type="float">
            <text:p>0.0244140625</text:p>
          </table:table-cell>
          <table:table-cell office:value-type="float" office:value="0.0139702690972222" calcext:value-type="float">
            <text:p>0.013970269097222</text:p>
          </table:table-cell>
          <table:table-cell office:value-type="float" office:value="0.0049896240234375" calcext:value-type="float">
            <text:p>0.004989624023438</text:p>
          </table:table-cell>
          <table:table-cell office:value-type="float" office:value="0.00255367702907986" calcext:value-type="float">
            <text:p>0.00255367702908</text:p>
          </table:table-cell>
          <table:table-cell office:value-type="float" office:value="0.00126715207571294" calcext:value-type="float">
            <text:p>0.001267152075713</text:p>
          </table:table-cell>
          <table:table-cell office:value-type="float" office:value="0.000618372389398615" calcext:value-type="float">
            <text:p>0.000618372389399</text:p>
          </table:table-cell>
          <table:table-cell office:value-type="float" office:value="0.000305208048698766" calcext:value-type="float">
            <text:p>0.00030520804869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9921875" calcext:value-type="float">
            <text:p>0.0419921875</text:p>
          </table:table-cell>
          <table:table-cell office:value-type="float" office:value="0.0166286892361111" calcext:value-type="float">
            <text:p>0.016628689236111</text:p>
          </table:table-cell>
          <table:table-cell office:value-type="float" office:value="0.00800432477678571" calcext:value-type="float">
            <text:p>0.008004324776786</text:p>
          </table:table-cell>
          <table:table-cell office:value-type="float" office:value="0.00403636508517795" calcext:value-type="float">
            <text:p>0.004036365085178</text:p>
          </table:table-cell>
          <table:table-cell office:value-type="float" office:value="0.00203818411534336" calcext:value-type="float">
            <text:p>0.002038184115343</text:p>
          </table:table-cell>
          <table:table-cell office:value-type="float" office:value="0.000932506069965223" calcext:value-type="float">
            <text:p>0.000932506069965</text:p>
          </table:table-cell>
          <table:table-cell office:value-type="float" office:value="0.000468788670707498" calcext:value-type="float">
            <text:p>0.00046878867070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13525390625" calcext:value-type="float">
            <text:p>0.0113525390625</text:p>
          </table:table-cell>
          <table:table-cell office:value-type="float" office:value="0.0053524095184949" calcext:value-type="float">
            <text:p>0.005352409518495</text:p>
          </table:table-cell>
          <table:table-cell office:value-type="float" office:value="0.00260104709201389" calcext:value-type="float">
            <text:p>0.002601047092014</text:p>
          </table:table-cell>
          <table:table-cell office:value-type="float" office:value="0.00135656698189218" calcext:value-type="float">
            <text:p>0.001356566981892</text:p>
          </table:table-cell>
          <table:table-cell office:value-type="float" office:value="0.000654216233474777" calcext:value-type="float">
            <text:p>0.000654216233475</text:p>
          </table:table-cell>
          <table:table-cell office:value-type="float" office:value="0.000323885102609137" calcext:value-type="float">
            <text:p>0.00032388510260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186631944444444" calcext:value-type="float">
            <text:p>0.018663194444445</text:p>
          </table:table-cell>
          <table:table-cell office:value-type="float" office:value="0.00769977180325255" calcext:value-type="float">
            <text:p>0.007699771803253</text:p>
          </table:table-cell>
          <table:table-cell office:value-type="float" office:value="0.00323032803005642" calcext:value-type="float">
            <text:p>0.003230328030056</text:p>
          </table:table-cell>
          <table:table-cell office:value-type="float" office:value="0.00146436071048542" calcext:value-type="float">
            <text:p>0.001464360710485</text:p>
          </table:table-cell>
          <table:table-cell office:value-type="float" office:value="0.000687363924743487" calcext:value-type="float">
            <text:p>0.000687363924743</text:p>
          </table:table-cell>
          <table:table-cell office:value-type="float" office:value="0.000360460577639934" calcext:value-type="float">
            <text:p>0.0003604605776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39295789930556" calcext:value-type="float">
            <text:p>0.013929578993056</text:p>
          </table:table-cell>
          <table:table-cell office:value-type="float" office:value="0.00682036730707908" calcext:value-type="float">
            <text:p>0.006820367307079</text:p>
          </table:table-cell>
          <table:table-cell office:value-type="float" office:value="0.00325826856825087" calcext:value-type="float">
            <text:p>0.003258268568251</text:p>
          </table:table-cell>
          <table:table-cell office:value-type="float" office:value="0.0016520918966208" calcext:value-type="float">
            <text:p>0.001652091896621</text:p>
          </table:table-cell>
          <table:table-cell office:value-type="float" office:value="0.000810864418332058" calcext:value-type="float">
            <text:p>0.000810864418332</text:p>
          </table:table-cell>
          <table:table-cell office:value-type="float" office:value="0.000406224120534636" calcext:value-type="float">
            <text:p>0.00040622412053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9296875" calcext:value-type="float">
            <text:p>0.029296875</text:p>
          </table:table-cell>
          <table:table-cell office:value-type="float" office:value="0.0142822265625" calcext:value-type="float">
            <text:p>0.0142822265625</text:p>
          </table:table-cell>
          <table:table-cell office:value-type="float" office:value="0.00834749182876275" calcext:value-type="float">
            <text:p>0.008347491828763</text:p>
          </table:table-cell>
          <table:table-cell office:value-type="float" office:value="0.00370570712619358" calcext:value-type="float">
            <text:p>0.003705707126194</text:p>
          </table:table-cell>
          <table:table-cell office:value-type="float" office:value="0.00176845926648" calcext:value-type="float">
            <text:p>0.00176845926648</text:p>
          </table:table-cell>
          <table:table-cell office:value-type="float" office:value="0.000846428823398985" calcext:value-type="float">
            <text:p>0.000846428823399</text:p>
          </table:table-cell>
          <table:table-cell office:value-type="float" office:value="0.000426059603456437" calcext:value-type="float">
            <text:p>0.00042605960345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200602213541667" calcext:value-type="float">
            <text:p>0.020060221354167</text:p>
          </table:table-cell>
          <table:table-cell office:value-type="float" office:value="0.00857512804926658" calcext:value-type="float">
            <text:p>0.008575128049267</text:p>
          </table:table-cell>
          <table:table-cell office:value-type="float" office:value="0.00404389275444878" calcext:value-type="float">
            <text:p>0.004043892754449</text:p>
          </table:table-cell>
          <table:table-cell office:value-type="float" office:value="0.00191346390810519" calcext:value-type="float">
            <text:p>0.001913463908105</text:p>
          </table:table-cell>
          <table:table-cell office:value-type="float" office:value="0.000907046469310934" calcext:value-type="float">
            <text:p>0.000907046469311</text:p>
          </table:table-cell>
          <table:table-cell office:value-type="float" office:value="0.000446433710140262" calcext:value-type="float">
            <text:p>0.0004464337101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9921875" calcext:value-type="float">
            <text:p>0.0419921875</text:p>
          </table:table-cell>
          <table:table-cell office:value-type="float" office:value="0.0200059678819444" calcext:value-type="float">
            <text:p>0.020005967881945</text:p>
          </table:table-cell>
          <table:table-cell office:value-type="float" office:value="0.00925336565290179" calcext:value-type="float">
            <text:p>0.009253365652902</text:p>
          </table:table-cell>
          <table:table-cell office:value-type="float" office:value="0.00444344414605035" calcext:value-type="float">
            <text:p>0.00444344414605</text:p>
          </table:table-cell>
          <table:table-cell office:value-type="float" office:value="0.00213587395730549" calcext:value-type="float">
            <text:p>0.002135873957306</text:p>
          </table:table-cell>
          <table:table-cell office:value-type="float" office:value="0.00106908501501076" calcext:value-type="float">
            <text:p>0.001069085015011</text:p>
          </table:table-cell>
          <table:table-cell office:value-type="float" office:value="0.000530815856820319" calcext:value-type="float">
            <text:p>0.0005308158568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13118489583333" calcext:value-type="float">
            <text:p>0.011311848958333</text:p>
          </table:table-cell>
          <table:table-cell office:value-type="float" office:value="0.0054355543486926" calcext:value-type="float">
            <text:p>0.005435554348693</text:p>
          </table:table-cell>
          <table:table-cell office:value-type="float" office:value="0.00276902940538194" calcext:value-type="float">
            <text:p>0.002769029405382</text:p>
          </table:table-cell>
          <table:table-cell office:value-type="float" office:value="0.00136225355031215" calcext:value-type="float">
            <text:p>0.001362253550312</text:p>
          </table:table-cell>
          <table:table-cell office:value-type="float" office:value="0.000646041559314031" calcext:value-type="float">
            <text:p>0.000646041559314</text:p>
          </table:table-cell>
          <table:table-cell office:value-type="float" office:value="0.000333497937870555" calcext:value-type="float">
            <text:p>0.00033349793787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0172526041666667" calcext:value-type="float">
            <text:p>0.017252604166667</text:p>
          </table:table-cell>
          <table:table-cell office:value-type="float" office:value="0.00769541214923469" calcext:value-type="float">
            <text:p>0.007695412149235</text:p>
          </table:table-cell>
          <table:table-cell office:value-type="float" office:value="0.00391067504882812" calcext:value-type="float">
            <text:p>0.003910675048828</text:p>
          </table:table-cell>
          <table:table-cell office:value-type="float" office:value="0.00180803923155341" calcext:value-type="float">
            <text:p>0.001808039231553</text:p>
          </table:table-cell>
          <table:table-cell office:value-type="float" office:value="0.000878422603885903" calcext:value-type="float">
            <text:p>0.000878422603886</text:p>
          </table:table-cell>
          <table:table-cell office:value-type="float" office:value="0.000447041293924552" calcext:value-type="float">
            <text:p>0.00044704129392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34375" calcext:value-type="float">
            <text:p>0.0234375</text:p>
          </table:table-cell>
          <table:table-cell office:value-type="float" office:value="0.0113661024305556" calcext:value-type="float">
            <text:p>0.011366102430556</text:p>
          </table:table-cell>
          <table:table-cell office:value-type="float" office:value="0.0047573167450574" calcext:value-type="float">
            <text:p>0.004757316745057</text:p>
          </table:table-cell>
          <table:table-cell office:value-type="float" office:value="0.00247056749131944" calcext:value-type="float">
            <text:p>0.002470567491319</text:p>
          </table:table-cell>
          <table:table-cell office:value-type="float" office:value="0.00126055376090567" calcext:value-type="float">
            <text:p>0.001260553760906</text:p>
          </table:table-cell>
          <table:table-cell office:value-type="float" office:value="0.000617012280185206" calcext:value-type="float">
            <text:p>0.000617012280185</text:p>
          </table:table-cell>
          <table:table-cell office:value-type="float" office:value="0.000302553964020396" calcext:value-type="float">
            <text:p>0.0003025539640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44140625" calcext:value-type="float">
            <text:p>0.0244140625</text:p>
          </table:table-cell>
          <table:table-cell office:value-type="float" office:value="0.0135769314236111" calcext:value-type="float">
            <text:p>0.013576931423611</text:p>
          </table:table-cell>
          <table:table-cell office:value-type="float" office:value="0.00589269521285076" calcext:value-type="float">
            <text:p>0.005892695212851</text:p>
          </table:table-cell>
          <table:table-cell office:value-type="float" office:value="0.00268864101833767" calcext:value-type="float">
            <text:p>0.002688641018338</text:p>
          </table:table-cell>
          <table:table-cell office:value-type="float" office:value="0.00134180413324553" calcext:value-type="float">
            <text:p>0.001341804133246</text:p>
          </table:table-cell>
          <table:table-cell office:value-type="float" office:value="0.000662886434131199" calcext:value-type="float">
            <text:p>0.000662886434131</text:p>
          </table:table-cell>
          <table:table-cell office:value-type="float" office:value="0.00032576093582649" calcext:value-type="float">
            <text:p>0.00032576093582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46875" calcext:value-type="float">
            <text:p>0.0546875</text:p>
          </table:table-cell>
          <table:table-cell office:value-type="float" office:value="0.025390625" calcext:value-type="float">
            <text:p>0.025390625</text:p>
          </table:table-cell>
          <table:table-cell office:value-type="float" office:value="0.0115060611647003" calcext:value-type="float">
            <text:p>0.0115060611647</text:p>
          </table:table-cell>
          <table:table-cell office:value-type="float" office:value="0.00540904574924045" calcext:value-type="float">
            <text:p>0.00540904574924</text:p>
          </table:table-cell>
          <table:table-cell office:value-type="float" office:value="0.00264136897909778" calcext:value-type="float">
            <text:p>0.002641368979098</text:p>
          </table:table-cell>
          <table:table-cell office:value-type="float" office:value="0.00134333774436178" calcext:value-type="float">
            <text:p>0.001343337744362</text:p>
          </table:table-cell>
          <table:table-cell office:value-type="float" office:value="0.000672871605974409" calcext:value-type="float">
            <text:p>0.00067287160597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89073350694444" calcext:value-type="float">
            <text:p>0.018907335069445</text:p>
          </table:table-cell>
          <table:table-cell office:value-type="float" office:value="0.00881086077008929" calcext:value-type="float">
            <text:p>0.008810860770089</text:p>
          </table:table-cell>
          <table:table-cell office:value-type="float" office:value="0.00405230204264323" calcext:value-type="float">
            <text:p>0.004052302042643</text:p>
          </table:table-cell>
          <table:table-cell office:value-type="float" office:value="0.00187895771864178" calcext:value-type="float">
            <text:p>0.001878957718642</text:p>
          </table:table-cell>
          <table:table-cell office:value-type="float" office:value="0.000880507640137003" calcext:value-type="float">
            <text:p>0.000880507640137</text:p>
          </table:table-cell>
          <table:table-cell office:value-type="float" office:value="0.000450200859083778" calcext:value-type="float">
            <text:p>0.00045020085908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40109592013889" calcext:value-type="float">
            <text:p>0.014010959201389</text:p>
          </table:table-cell>
          <table:table-cell office:value-type="float" office:value="0.00644979671556123" calcext:value-type="float">
            <text:p>0.006449796715561</text:p>
          </table:table-cell>
          <table:table-cell office:value-type="float" office:value="0.00339670817057292" calcext:value-type="float">
            <text:p>0.003396708170573</text:p>
          </table:table-cell>
          <table:table-cell office:value-type="float" office:value="0.00173964510351016" calcext:value-type="float">
            <text:p>0.00173964510351</text:p>
          </table:table-cell>
          <table:table-cell office:value-type="float" office:value="0.000815444409802207" calcext:value-type="float">
            <text:p>0.000815444409802</text:p>
          </table:table-cell>
          <table:table-cell office:value-type="float" office:value="0.000411780210051004" calcext:value-type="float">
            <text:p>0.00041178021005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54893663194444" calcext:value-type="float">
            <text:p>0.015489366319445</text:p>
          </table:table-cell>
          <table:table-cell office:value-type="float" office:value="0.00693745515784439" calcext:value-type="float">
            <text:p>0.006937455157844</text:p>
          </table:table-cell>
          <table:table-cell office:value-type="float" office:value="0.00324824863009983" calcext:value-type="float">
            <text:p>0.0032482486301</text:p>
          </table:table-cell>
          <table:table-cell office:value-type="float" office:value="0.0016488659270224" calcext:value-type="float">
            <text:p>0.001648865927022</text:p>
          </table:table-cell>
          <table:table-cell office:value-type="float" office:value="0.000830973754994783" calcext:value-type="float">
            <text:p>0.000830973754995</text:p>
          </table:table-cell>
          <table:table-cell office:value-type="float" office:value="0.000410090429319526" calcext:value-type="float">
            <text:p>0.0004100904293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17578125" calcext:value-type="float">
            <text:p>0.0517578125</text:p>
          </table:table-cell>
          <table:table-cell office:value-type="float" office:value="0.0178629557291667" calcext:value-type="float">
            <text:p>0.017862955729167</text:p>
          </table:table-cell>
          <table:table-cell office:value-type="float" office:value="0.00822199607382015" calcext:value-type="float">
            <text:p>0.00822199607382</text:p>
          </table:table-cell>
          <table:table-cell office:value-type="float" office:value="0.00374250623914931" calcext:value-type="float">
            <text:p>0.003742506239149</text:p>
          </table:table-cell>
          <table:table-cell office:value-type="float" office:value="0.00184230650624921" calcext:value-type="float">
            <text:p>0.001842306506249</text:p>
          </table:table-cell>
          <table:table-cell office:value-type="float" office:value="0.000900042908532279" calcext:value-type="float">
            <text:p>0.000900042908532</text:p>
          </table:table-cell>
          <table:table-cell office:value-type="float" office:value="0.000450798110263022" calcext:value-type="float">
            <text:p>0.00045079811026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49739583333333" calcext:value-type="float">
            <text:p>0.014973958333333</text:p>
          </table:table-cell>
          <table:table-cell office:value-type="float" office:value="0.00724325374681122" calcext:value-type="float">
            <text:p>0.007243253746811</text:p>
          </table:table-cell>
          <table:table-cell office:value-type="float" office:value="0.00316207885742187" calcext:value-type="float">
            <text:p>0.003162078857422</text:p>
          </table:table-cell>
          <table:table-cell office:value-type="float" office:value="0.00159752455759991" calcext:value-type="float">
            <text:p>0.0015975245576</text:p>
          </table:table-cell>
          <table:table-cell office:value-type="float" office:value="0.000797945333085813" calcext:value-type="float">
            <text:p>0.000797945333086</text:p>
          </table:table-cell>
          <table:table-cell office:value-type="float" office:value="0.000406120539725961" calcext:value-type="float">
            <text:p>0.00040612053972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170491536458333" calcext:value-type="float">
            <text:p>0.017049153645833</text:p>
          </table:table-cell>
          <table:table-cell office:value-type="float" office:value="0.00760012256855867" calcext:value-type="float">
            <text:p>0.007600122568559</text:p>
          </table:table-cell>
          <table:table-cell office:value-type="float" office:value="0.00326868693033854" calcext:value-type="float">
            <text:p>0.003268686930339</text:p>
          </table:table-cell>
          <table:table-cell office:value-type="float" office:value="0.00152612848907058" calcext:value-type="float">
            <text:p>0.001526128489071</text:p>
          </table:table-cell>
          <table:table-cell office:value-type="float" office:value="0.000765747163781714" calcext:value-type="float">
            <text:p>0.000765747163782</text:p>
          </table:table-cell>
          <table:table-cell office:value-type="float" office:value="0.000387903503619536" calcext:value-type="float">
            <text:p>0.0003879035036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9921875" calcext:value-type="float">
            <text:p>0.0419921875</text:p>
          </table:table-cell>
          <table:table-cell office:value-type="float" office:value="0.0176866319444444" calcext:value-type="float">
            <text:p>0.017686631944445</text:p>
          </table:table-cell>
          <table:table-cell office:value-type="float" office:value="0.00794360102439413" calcext:value-type="float">
            <text:p>0.007943601024394</text:p>
          </table:table-cell>
          <table:table-cell office:value-type="float" office:value="0.00412559509277344" calcext:value-type="float">
            <text:p>0.004125595092773</text:p>
          </table:table-cell>
          <table:table-cell office:value-type="float" office:value="0.00189045589498625" calcext:value-type="float">
            <text:p>0.001890455894986</text:p>
          </table:table-cell>
          <table:table-cell office:value-type="float" office:value="0.000941700886106215" calcext:value-type="float">
            <text:p>0.000941700886106</text:p>
          </table:table-cell>
          <table:table-cell office:value-type="float" office:value="0.00047436454752284" calcext:value-type="float">
            <text:p>0.00047436454752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734375" calcext:value-type="float">
            <text:p>0.02734375</text:p>
          </table:table-cell>
          <table:table-cell office:value-type="float" office:value="0.0115559895833333" calcext:value-type="float">
            <text:p>0.011555989583333</text:p>
          </table:table-cell>
          <table:table-cell office:value-type="float" office:value="0.00444653569435587" calcext:value-type="float">
            <text:p>0.004446535694356</text:p>
          </table:table-cell>
          <table:table-cell office:value-type="float" office:value="0.00220526801215278" calcext:value-type="float">
            <text:p>0.002205268012153</text:p>
          </table:table-cell>
          <table:table-cell office:value-type="float" office:value="0.00108714877752806" calcext:value-type="float">
            <text:p>0.001087148777528</text:p>
          </table:table-cell>
          <table:table-cell office:value-type="float" office:value="0.000560166824371576" calcext:value-type="float">
            <text:p>0.000560166824372</text:p>
          </table:table-cell>
          <table:table-cell office:value-type="float" office:value="0.000276739456457512" calcext:value-type="float">
            <text:p>0.00027673945645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0159640842013889" calcext:value-type="float">
            <text:p>0.015964084201389</text:p>
          </table:table-cell>
          <table:table-cell office:value-type="float" office:value="0.00584941007653061" calcext:value-type="float">
            <text:p>0.005849410076531</text:p>
          </table:table-cell>
          <table:table-cell office:value-type="float" office:value="0.00306206597222222" calcext:value-type="float">
            <text:p>0.003062065972222</text:p>
          </table:table-cell>
          <table:table-cell office:value-type="float" office:value="0.00143382849479937" calcext:value-type="float">
            <text:p>0.001433828494799</text:p>
          </table:table-cell>
          <table:table-cell office:value-type="float" office:value="0.000645739819247226" calcext:value-type="float">
            <text:p>0.000645739819247</text:p>
          </table:table-cell>
          <table:table-cell office:value-type="float" office:value="0.000325839398584124" calcext:value-type="float">
            <text:p>0.00032583939858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61328125" calcext:value-type="float">
            <text:p>0.0361328125</text:p>
          </table:table-cell>
          <table:table-cell office:value-type="float" office:value="0.0139838324652778" calcext:value-type="float">
            <text:p>0.013983832465278</text:p>
          </table:table-cell>
          <table:table-cell office:value-type="float" office:value="0.00714765276227679" calcext:value-type="float">
            <text:p>0.007147652762277</text:p>
          </table:table-cell>
          <table:table-cell office:value-type="float" office:value="0.00359317355685764" calcext:value-type="float">
            <text:p>0.003593173556858</text:p>
          </table:table-cell>
          <table:table-cell office:value-type="float" office:value="0.00170554975813311" calcext:value-type="float">
            <text:p>0.001705549758133</text:p>
          </table:table-cell>
          <table:table-cell office:value-type="float" office:value="0.000859473162497523" calcext:value-type="float">
            <text:p>0.000859473162498</text:p>
          </table:table-cell>
          <table:table-cell office:value-type="float" office:value="0.000423355323095465" calcext:value-type="float">
            <text:p>0.00042335532309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34375" calcext:value-type="float">
            <text:p>0.0234375</text:p>
          </table:table-cell>
          <table:table-cell office:value-type="float" office:value="0.00998263888888889" calcext:value-type="float">
            <text:p>0.009982638888889</text:p>
          </table:table-cell>
          <table:table-cell office:value-type="float" office:value="0.00421235999282526" calcext:value-type="float">
            <text:p>0.004212359992825</text:p>
          </table:table-cell>
          <table:table-cell office:value-type="float" office:value="0.00198282029893663" calcext:value-type="float">
            <text:p>0.001982820298937</text:p>
          </table:table-cell>
          <table:table-cell office:value-type="float" office:value="0.0010172253964967" calcext:value-type="float">
            <text:p>0.001017225396497</text:p>
          </table:table-cell>
          <table:table-cell office:value-type="float" office:value="0.00050929975647805" calcext:value-type="float">
            <text:p>0.000509299756478</text:p>
          </table:table-cell>
          <table:table-cell office:value-type="float" office:value="0.00024033922505058" calcext:value-type="float">
            <text:p>0.00024033922505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5390625" calcext:value-type="float">
            <text:p>0.025390625</text:p>
          </table:table-cell>
          <table:table-cell office:value-type="float" office:value="0.012939453125" calcext:value-type="float">
            <text:p>0.012939453125</text:p>
          </table:table-cell>
          <table:table-cell office:value-type="float" office:value="0.00660051618303571" calcext:value-type="float">
            <text:p>0.006600516183036</text:p>
          </table:table-cell>
          <table:table-cell office:value-type="float" office:value="0.00319101969401042" calcext:value-type="float">
            <text:p>0.00319101969401</text:p>
          </table:table-cell>
          <table:table-cell office:value-type="float" office:value="0.00148847001400252" calcext:value-type="float">
            <text:p>0.001488470014003</text:p>
          </table:table-cell>
          <table:table-cell office:value-type="float" office:value="0.000722586853313759" calcext:value-type="float">
            <text:p>0.000722586853314</text:p>
          </table:table-cell>
          <table:table-cell office:value-type="float" office:value="0.000375657238034323" calcext:value-type="float">
            <text:p>0.00037565723803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58984375" calcext:value-type="float">
            <text:p>0.0458984375</text:p>
          </table:table-cell>
          <table:table-cell office:value-type="float" office:value="0.0186360677083333" calcext:value-type="float">
            <text:p>0.018636067708333</text:p>
          </table:table-cell>
          <table:table-cell office:value-type="float" office:value="0.00827213209502551" calcext:value-type="float">
            <text:p>0.008272132095026</text:p>
          </table:table-cell>
          <table:table-cell office:value-type="float" office:value="0.00423633999294705" calcext:value-type="float">
            <text:p>0.004236339992947</text:p>
          </table:table-cell>
          <table:table-cell office:value-type="float" office:value="0.0020154135284265" calcext:value-type="float">
            <text:p>0.002015413528427</text:p>
          </table:table-cell>
          <table:table-cell office:value-type="float" office:value="0.00097602745482891" calcext:value-type="float">
            <text:p>0.000976027454829</text:p>
          </table:table-cell>
          <table:table-cell office:value-type="float" office:value="0.000478202969868722" calcext:value-type="float">
            <text:p>0.00047820296986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0110134548611111" calcext:value-type="float">
            <text:p>0.011013454861111</text:p>
          </table:table-cell>
          <table:table-cell office:value-type="float" office:value="0.0050014573700574" calcext:value-type="float">
            <text:p>0.005001457370057</text:p>
          </table:table-cell>
          <table:table-cell office:value-type="float" office:value="0.00231764051649306" calcext:value-type="float">
            <text:p>0.002317640516493</text:p>
          </table:table-cell>
          <table:table-cell office:value-type="float" office:value="0.00129056324199633" calcext:value-type="float">
            <text:p>0.001290563241996</text:p>
          </table:table-cell>
          <table:table-cell office:value-type="float" office:value="0.000634779104750353" calcext:value-type="float">
            <text:p>0.00063477910475</text:p>
          </table:table-cell>
          <table:table-cell office:value-type="float" office:value="0.000306306567956084" calcext:value-type="float">
            <text:p>0.00030630656795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4404296875" calcext:value-type="float">
            <text:p>0.014404296875</text:p>
          </table:table-cell>
          <table:table-cell office:value-type="float" office:value="0.00558596241230867" calcext:value-type="float">
            <text:p>0.005585962412309</text:p>
          </table:table-cell>
          <table:table-cell office:value-type="float" office:value="0.00273301866319444" calcext:value-type="float">
            <text:p>0.002733018663194</text:p>
          </table:table-cell>
          <table:table-cell office:value-type="float" office:value="0.00134357180481275" calcext:value-type="float">
            <text:p>0.001343571804813</text:p>
          </table:table-cell>
          <table:table-cell office:value-type="float" office:value="0.000692106503688229" calcext:value-type="float">
            <text:p>0.000692106503688</text:p>
          </table:table-cell>
          <table:table-cell office:value-type="float" office:value="0.000345990429461738" calcext:value-type="float">
            <text:p>0.00034599042946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0160590277777778" calcext:value-type="float">
            <text:p>0.016059027777778</text:p>
          </table:table-cell>
          <table:table-cell office:value-type="float" office:value="0.00704177545041454" calcext:value-type="float">
            <text:p>0.007041775450415</text:p>
          </table:table-cell>
          <table:table-cell office:value-type="float" office:value="0.00351978725857205" calcext:value-type="float">
            <text:p>0.003519787258572</text:p>
          </table:table-cell>
          <table:table-cell office:value-type="float" office:value="0.00166097764045961" calcext:value-type="float">
            <text:p>0.00166097764046</text:p>
          </table:table-cell>
          <table:table-cell office:value-type="float" office:value="0.000859563710798272" calcext:value-type="float">
            <text:p>0.000859563710798</text:p>
          </table:table-cell>
          <table:table-cell office:value-type="float" office:value="0.00042770120509094" calcext:value-type="float">
            <text:p>0.00042770120509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36040581597222" calcext:value-type="float">
            <text:p>0.013604058159722</text:p>
          </table:table-cell>
          <table:table-cell office:value-type="float" office:value="0.00711838079958546" calcext:value-type="float">
            <text:p>0.007118380799585</text:p>
          </table:table-cell>
          <table:table-cell office:value-type="float" office:value="0.00298723008897569" calcext:value-type="float">
            <text:p>0.002987230088976</text:p>
          </table:table-cell>
          <table:table-cell office:value-type="float" office:value="0.00133161390981367" calcext:value-type="float">
            <text:p>0.001331613909814</text:p>
          </table:table-cell>
          <table:table-cell office:value-type="float" office:value="0.000646743261715002" calcext:value-type="float">
            <text:p>0.000646743261715</text:p>
          </table:table-cell>
          <table:table-cell office:value-type="float" office:value="0.000312871892637828" calcext:value-type="float">
            <text:p>0.00031287189263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02734375" calcext:value-type="float">
            <text:p>0.0302734375</text:p>
          </table:table-cell>
          <table:table-cell office:value-type="float" office:value="0.0154893663194444" calcext:value-type="float">
            <text:p>0.015489366319445</text:p>
          </table:table-cell>
          <table:table-cell office:value-type="float" office:value="0.00754438127790179" calcext:value-type="float">
            <text:p>0.007544381277902</text:p>
          </table:table-cell>
          <table:table-cell office:value-type="float" office:value="0.003515625" calcext:value-type="float">
            <text:p>0.003515625</text:p>
          </table:table-cell>
          <table:table-cell office:value-type="float" office:value="0.0018934806601438" calcext:value-type="float">
            <text:p>0.001893480660144</text:p>
          </table:table-cell>
          <table:table-cell office:value-type="float" office:value="0.000952869743807065" calcext:value-type="float">
            <text:p>0.000952869743807</text:p>
          </table:table-cell>
          <table:table-cell office:value-type="float" office:value="0.000473804222888147" calcext:value-type="float">
            <text:p>0.00047380422288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94227430555556" calcext:value-type="float">
            <text:p>0.019422743055556</text:p>
          </table:table-cell>
          <table:table-cell office:value-type="float" office:value="0.00834344357860332" calcext:value-type="float">
            <text:p>0.008343443578603</text:p>
          </table:table-cell>
          <table:table-cell office:value-type="float" office:value="0.00372516208224826" calcext:value-type="float">
            <text:p>0.003725162082248</text:p>
          </table:table-cell>
          <table:table-cell office:value-type="float" office:value="0.00185367914690063" calcext:value-type="float">
            <text:p>0.001853679146901</text:p>
          </table:table-cell>
          <table:table-cell office:value-type="float" office:value="0.000897506685093567" calcext:value-type="float">
            <text:p>0.000897506685094</text:p>
          </table:table-cell>
          <table:table-cell office:value-type="float" office:value="0.000455658969007605" calcext:value-type="float">
            <text:p>0.00045565896900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0147840711805556" calcext:value-type="float">
            <text:p>0.014784071180556</text:p>
          </table:table-cell>
          <table:table-cell office:value-type="float" office:value="0.00659553372130102" calcext:value-type="float">
            <text:p>0.006595533721301</text:p>
          </table:table-cell>
          <table:table-cell office:value-type="float" office:value="0.0031756846110026" calcext:value-type="float">
            <text:p>0.003175684611003</text:p>
          </table:table-cell>
          <table:table-cell office:value-type="float" office:value="0.0014943833405716" calcext:value-type="float">
            <text:p>0.001494383340572</text:p>
          </table:table-cell>
          <table:table-cell office:value-type="float" office:value="0.000736137313787509" calcext:value-type="float">
            <text:p>0.000736137313788</text:p>
          </table:table-cell>
          <table:table-cell office:value-type="float" office:value="0.000365163312604877" calcext:value-type="float">
            <text:p>0.00036516331260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00390625" calcext:value-type="float">
            <text:p>0.0400390625</text:p>
          </table:table-cell>
          <table:table-cell office:value-type="float" office:value="0.0201551649305556" calcext:value-type="float">
            <text:p>0.020155164930556</text:p>
          </table:table-cell>
          <table:table-cell office:value-type="float" office:value="0.00916772959183674" calcext:value-type="float">
            <text:p>0.009167729591837</text:p>
          </table:table-cell>
          <table:table-cell office:value-type="float" office:value="0.00457041422526042" calcext:value-type="float">
            <text:p>0.00457041422526</text:p>
          </table:table-cell>
          <table:table-cell office:value-type="float" office:value="0.00218697814862016" calcext:value-type="float">
            <text:p>0.00218697814862</text:p>
          </table:table-cell>
          <table:table-cell office:value-type="float" office:value="0.00106158942682493" calcext:value-type="float">
            <text:p>0.001061589426825</text:p>
          </table:table-cell>
          <table:table-cell office:value-type="float" office:value="0.000527975749220036" calcext:value-type="float">
            <text:p>0.0005279757492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0151502821180556" calcext:value-type="float">
            <text:p>0.015150282118056</text:p>
          </table:table-cell>
          <table:table-cell office:value-type="float" office:value="0.00731799067283163" calcext:value-type="float">
            <text:p>0.007317990672832</text:p>
          </table:table-cell>
          <table:table-cell office:value-type="float" office:value="0.00371766832139757" calcext:value-type="float">
            <text:p>0.003717668321398</text:p>
          </table:table-cell>
          <table:table-cell office:value-type="float" office:value="0.00166931335933499" calcext:value-type="float">
            <text:p>0.001669313359335</text:p>
          </table:table-cell>
          <table:table-cell office:value-type="float" office:value="0.000832256343629625" calcext:value-type="float">
            <text:p>0.00083225634363</text:p>
          </table:table-cell>
          <table:table-cell office:value-type="float" office:value="0.00040617957526445" calcext:value-type="float">
            <text:p>0.00040617957526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182291666666667" calcext:value-type="float">
            <text:p>0.018229166666667</text:p>
          </table:table-cell>
          <table:table-cell office:value-type="float" office:value="0.00727221430564413" calcext:value-type="float">
            <text:p>0.007272214305644</text:p>
          </table:table-cell>
          <table:table-cell office:value-type="float" office:value="0.00304840087890625" calcext:value-type="float">
            <text:p>0.003048400878906</text:p>
          </table:table-cell>
          <table:table-cell office:value-type="float" office:value="0.00137137622416454" calcext:value-type="float">
            <text:p>0.001371376224165</text:p>
          </table:table-cell>
          <table:table-cell office:value-type="float" office:value="0.000674844734252445" calcext:value-type="float">
            <text:p>0.000674844734252</text:p>
          </table:table-cell>
          <table:table-cell office:value-type="float" office:value="0.000338080623513656" calcext:value-type="float">
            <text:p>0.00033808062351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157470703125" calcext:value-type="float">
            <text:p>0.0157470703125</text:p>
          </table:table-cell>
          <table:table-cell office:value-type="float" office:value="0.00779132453762755" calcext:value-type="float">
            <text:p>0.007791324537628</text:p>
          </table:table-cell>
          <table:table-cell office:value-type="float" office:value="0.00377340528700087" calcext:value-type="float">
            <text:p>0.003773405287001</text:p>
          </table:table-cell>
          <table:table-cell office:value-type="float" office:value="0.00171800632258484" calcext:value-type="float">
            <text:p>0.001718006322585</text:p>
          </table:table-cell>
          <table:table-cell office:value-type="float" office:value="0.000896561022638584" calcext:value-type="float">
            <text:p>0.000896561022639</text:p>
          </table:table-cell>
          <table:table-cell office:value-type="float" office:value="0.000436575520547844" calcext:value-type="float">
            <text:p>0.00043657552054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22265625" calcext:value-type="float">
            <text:p>0.0322265625</text:p>
          </table:table-cell>
          <table:table-cell office:value-type="float" office:value="0.0155029296875" calcext:value-type="float">
            <text:p>0.0155029296875</text:p>
          </table:table-cell>
          <table:table-cell office:value-type="float" office:value="0.00729463538345026" calcext:value-type="float">
            <text:p>0.00729463538345</text:p>
          </table:table-cell>
          <table:table-cell office:value-type="float" office:value="0.00342782762315538" calcext:value-type="float">
            <text:p>0.003427827623155</text:p>
          </table:table-cell>
          <table:table-cell office:value-type="float" office:value="0.00171191139102106" calcext:value-type="float">
            <text:p>0.001711911391021</text:p>
          </table:table-cell>
          <table:table-cell office:value-type="float" office:value="0.000836289748943672" calcext:value-type="float">
            <text:p>0.000836289748944</text:p>
          </table:table-cell>
          <table:table-cell office:value-type="float" office:value="0.000427590506758188" calcext:value-type="float">
            <text:p>0.00042759050675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44856770833333" calcext:value-type="float">
            <text:p>0.014485677083333</text:p>
          </table:table-cell>
          <table:table-cell office:value-type="float" office:value="0.00687143753985969" calcext:value-type="float">
            <text:p>0.00687143753986</text:p>
          </table:table-cell>
          <table:table-cell office:value-type="float" office:value="0.00353186713324653" calcext:value-type="float">
            <text:p>0.003531867133247</text:p>
          </table:table-cell>
          <table:table-cell office:value-type="float" office:value="0.00161689674941112" calcext:value-type="float">
            <text:p>0.001616896749411</text:p>
          </table:table-cell>
          <table:table-cell office:value-type="float" office:value="0.00074679416323465" calcext:value-type="float">
            <text:p>0.000746794163235</text:p>
          </table:table-cell>
          <table:table-cell office:value-type="float" office:value="0.000397112436943189" calcext:value-type="float">
            <text:p>0.00039711243694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02734375" calcext:value-type="float">
            <text:p>0.0302734375</text:p>
          </table:table-cell>
          <table:table-cell office:value-type="float" office:value="0.0148654513888889" calcext:value-type="float">
            <text:p>0.014865451388889</text:p>
          </table:table-cell>
          <table:table-cell office:value-type="float" office:value="0.00615801130022322" calcext:value-type="float">
            <text:p>0.006158011300223</text:p>
          </table:table-cell>
          <table:table-cell office:value-type="float" office:value="0.00337682935926649" calcext:value-type="float">
            <text:p>0.003376829359267</text:p>
          </table:table-cell>
          <table:table-cell office:value-type="float" office:value="0.00170053750989837" calcext:value-type="float">
            <text:p>0.001700537509898</text:p>
          </table:table-cell>
          <table:table-cell office:value-type="float" office:value="0.000840820490367829" calcext:value-type="float">
            <text:p>0.000840820490368</text:p>
          </table:table-cell>
          <table:table-cell office:value-type="float" office:value="0.000404264225884168" calcext:value-type="float">
            <text:p>0.00040426422588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63671875" calcext:value-type="float">
            <text:p>0.0263671875</text:p>
          </table:table-cell>
          <table:table-cell office:value-type="float" office:value="0.0128038194444444" calcext:value-type="float">
            <text:p>0.012803819444445</text:p>
          </table:table-cell>
          <table:table-cell office:value-type="float" office:value="0.00588553292410714" calcext:value-type="float">
            <text:p>0.005885532924107</text:p>
          </table:table-cell>
          <table:table-cell office:value-type="float" office:value="0.00277086046006944" calcext:value-type="float">
            <text:p>0.002770860460069</text:p>
          </table:table-cell>
          <table:table-cell office:value-type="float" office:value="0.0011855146763352" calcext:value-type="float">
            <text:p>0.001185514676335</text:p>
          </table:table-cell>
          <table:table-cell office:value-type="float" office:value="0.000530169153730105" calcext:value-type="float">
            <text:p>0.00053016915373</text:p>
          </table:table-cell>
          <table:table-cell office:value-type="float" office:value="0.000269166963316176" calcext:value-type="float">
            <text:p>0.00026916696331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0156521267361111" calcext:value-type="float">
            <text:p>0.015652126736111</text:p>
          </table:table-cell>
          <table:table-cell office:value-type="float" office:value="0.00766115772480867" calcext:value-type="float">
            <text:p>0.007661157724809</text:p>
          </table:table-cell>
          <table:table-cell office:value-type="float" office:value="0.00329733106825087" calcext:value-type="float">
            <text:p>0.003297331068251</text:p>
          </table:table-cell>
          <table:table-cell office:value-type="float" office:value="0.00157345916676596" calcext:value-type="float">
            <text:p>0.001573459166766</text:p>
          </table:table-cell>
          <table:table-cell office:value-type="float" office:value="0.000792324475420305" calcext:value-type="float">
            <text:p>0.00079232447542</text:p>
          </table:table-cell>
          <table:table-cell office:value-type="float" office:value="0.000390599093099279" calcext:value-type="float">
            <text:p>0.00039059909309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83203125" calcext:value-type="float">
            <text:p>0.0283203125</text:p>
          </table:table-cell>
          <table:table-cell office:value-type="float" office:value="0.0108235677083333" calcext:value-type="float">
            <text:p>0.010823567708333</text:p>
          </table:table-cell>
          <table:table-cell office:value-type="float" office:value="0.00497218540736607" calcext:value-type="float">
            <text:p>0.004972185407366</text:p>
          </table:table-cell>
          <table:table-cell office:value-type="float" office:value="0.00198731316460503" calcext:value-type="float">
            <text:p>0.001987313164605</text:p>
          </table:table-cell>
          <table:table-cell office:value-type="float" office:value="0.000909942742068859" calcext:value-type="float">
            <text:p>0.000909942742069</text:p>
          </table:table-cell>
          <table:table-cell office:value-type="float" office:value="0.000481247811811221" calcext:value-type="float">
            <text:p>0.000481247811811</text:p>
          </table:table-cell>
          <table:table-cell office:value-type="float" office:value="0.00024666055950105" calcext:value-type="float">
            <text:p>0.00024666055950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05078125" calcext:value-type="float">
            <text:p>0.0205078125</text:p>
          </table:table-cell>
          <table:table-cell office:value-type="float" office:value="0.0117865668402778" calcext:value-type="float">
            <text:p>0.011786566840278</text:p>
          </table:table-cell>
          <table:table-cell office:value-type="float" office:value="0.00612469108737245" calcext:value-type="float">
            <text:p>0.006124691087372</text:p>
          </table:table-cell>
          <table:table-cell office:value-type="float" office:value="0.0027064938015408" calcext:value-type="float">
            <text:p>0.002706493801541</text:p>
          </table:table-cell>
          <table:table-cell office:value-type="float" office:value="0.00127404388602393" calcext:value-type="float">
            <text:p>0.001274043886024</text:p>
          </table:table-cell>
          <table:table-cell office:value-type="float" office:value="0.000645135881078426" calcext:value-type="float">
            <text:p>0.000645135881078</text:p>
          </table:table-cell>
          <table:table-cell office:value-type="float" office:value="0.000321067735239594" calcext:value-type="float">
            <text:p>0.0003210677352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58962673611111" calcext:value-type="float">
            <text:p>0.015896267361111</text:p>
          </table:table-cell>
          <table:table-cell office:value-type="float" office:value="0.00687112613600128" calcext:value-type="float">
            <text:p>0.006871126136001</text:p>
          </table:table-cell>
          <table:table-cell office:value-type="float" office:value="0.00295442369249132" calcext:value-type="float">
            <text:p>0.002954423692491</text:p>
          </table:table-cell>
          <table:table-cell office:value-type="float" office:value="0.00156462874794602" calcext:value-type="float">
            <text:p>0.001564628747946</text:p>
          </table:table-cell>
          <table:table-cell office:value-type="float" office:value="0.00075890576998633" calcext:value-type="float">
            <text:p>0.000758905769986</text:p>
          </table:table-cell>
          <table:table-cell office:value-type="float" office:value="0.000378321475855245" calcext:value-type="float">
            <text:p>0.00037832147585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84733072916667" calcext:value-type="float">
            <text:p>0.018473307291667</text:p>
          </table:table-cell>
          <table:table-cell office:value-type="float" office:value="0.00869719836176658" calcext:value-type="float">
            <text:p>0.008697198361767</text:p>
          </table:table-cell>
          <table:table-cell office:value-type="float" office:value="0.00413822597927517" calcext:value-type="float">
            <text:p>0.004138225979275</text:p>
          </table:table-cell>
          <table:table-cell office:value-type="float" office:value="0.00202599772553538" calcext:value-type="float">
            <text:p>0.002025997725535</text:p>
          </table:table-cell>
          <table:table-cell office:value-type="float" office:value="0.00103744447726872" calcext:value-type="float">
            <text:p>0.001037444477269</text:p>
          </table:table-cell>
          <table:table-cell office:value-type="float" office:value="0.000527895138686689" calcext:value-type="float">
            <text:p>0.00052789513868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160047743055556" calcext:value-type="float">
            <text:p>0.016004774305556</text:p>
          </table:table-cell>
          <table:table-cell office:value-type="float" office:value="0.00776641222895408" calcext:value-type="float">
            <text:p>0.007766412228954</text:p>
          </table:table-cell>
          <table:table-cell office:value-type="float" office:value="0.00346282111273872" calcext:value-type="float">
            <text:p>0.003462821112739</text:p>
          </table:table-cell>
          <table:table-cell office:value-type="float" office:value="0.00173243796540101" calcext:value-type="float">
            <text:p>0.001732437965401</text:p>
          </table:table-cell>
          <table:table-cell office:value-type="float" office:value="0.000844351889114591" calcext:value-type="float">
            <text:p>0.000844351889115</text:p>
          </table:table-cell>
          <table:table-cell office:value-type="float" office:value="0.000432997694603604" calcext:value-type="float">
            <text:p>0.00043299769460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185546875" calcext:value-type="float">
            <text:p>0.0185546875</text:p>
          </table:table-cell>
          <table:table-cell office:value-type="float" office:value="0.0115695529513889" calcext:value-type="float">
            <text:p>0.011569552951389</text:p>
          </table:table-cell>
          <table:table-cell office:value-type="float" office:value="0.00539413763552296" calcext:value-type="float">
            <text:p>0.005394137635523</text:p>
          </table:table-cell>
          <table:table-cell office:value-type="float" office:value="0.00258931477864583" calcext:value-type="float">
            <text:p>0.002589314778646</text:p>
          </table:table-cell>
          <table:table-cell office:value-type="float" office:value="0.00131292521767512" calcext:value-type="float">
            <text:p>0.001312925217675</text:p>
          </table:table-cell>
          <table:table-cell office:value-type="float" office:value="0.000658107309985383" calcext:value-type="float">
            <text:p>0.000658107309985</text:p>
          </table:table-cell>
          <table:table-cell office:value-type="float" office:value="0.000327874770262938" calcext:value-type="float">
            <text:p>0.00032787477026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9921875" calcext:value-type="float">
            <text:p>0.0419921875</text:p>
          </table:table-cell>
          <table:table-cell office:value-type="float" office:value="0.0164116753472222" calcext:value-type="float">
            <text:p>0.016411675347222</text:p>
          </table:table-cell>
          <table:table-cell office:value-type="float" office:value="0.00605555943080357" calcext:value-type="float">
            <text:p>0.006055559430804</text:p>
          </table:table-cell>
          <table:table-cell office:value-type="float" office:value="0.00270983378092448" calcext:value-type="float">
            <text:p>0.002709833780924</text:p>
          </table:table-cell>
          <table:table-cell office:value-type="float" office:value="0.00129565115897886" calcext:value-type="float">
            <text:p>0.001295651158979</text:p>
          </table:table-cell>
          <table:table-cell office:value-type="float" office:value="0.000623709588124128" calcext:value-type="float">
            <text:p>0.000623709588124</text:p>
          </table:table-cell>
          <table:table-cell office:value-type="float" office:value="0.00030675192850153" calcext:value-type="float">
            <text:p>0.00030675192850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8828125" calcext:value-type="float">
            <text:p>0.048828125</text:p>
          </table:table-cell>
          <table:table-cell office:value-type="float" office:value="0.0158148871527778" calcext:value-type="float">
            <text:p>0.015814887152778</text:p>
          </table:table-cell>
          <table:table-cell office:value-type="float" office:value="0.00746684171715561" calcext:value-type="float">
            <text:p>0.007466841717156</text:p>
          </table:table-cell>
          <table:table-cell office:value-type="float" office:value="0.00379012213812934" calcext:value-type="float">
            <text:p>0.003790122138129</text:p>
          </table:table-cell>
          <table:table-cell office:value-type="float" office:value="0.00189729858263474" calcext:value-type="float">
            <text:p>0.001897298582635</text:p>
          </table:table-cell>
          <table:table-cell office:value-type="float" office:value="0.000922073139655377" calcext:value-type="float">
            <text:p>0.000922073139655</text:p>
          </table:table-cell>
          <table:table-cell office:value-type="float" office:value="0.00046991609428183" calcext:value-type="float">
            <text:p>0.00046991609428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634765625" calcext:value-type="float">
            <text:p>0.0634765625</text:p>
          </table:table-cell>
          <table:table-cell office:value-type="float" office:value="0.0236002604166667" calcext:value-type="float">
            <text:p>0.023600260416667</text:p>
          </table:table-cell>
          <table:table-cell office:value-type="float" office:value="0.00932218590561225" calcext:value-type="float">
            <text:p>0.009322185905612</text:p>
          </table:table-cell>
          <table:table-cell office:value-type="float" office:value="0.00464382595486111" calcext:value-type="float">
            <text:p>0.004643825954861</text:p>
          </table:table-cell>
          <table:table-cell office:value-type="float" office:value="0.00219330355974688" calcext:value-type="float">
            <text:p>0.002193303559747</text:p>
          </table:table-cell>
          <table:table-cell office:value-type="float" office:value="0.0010826980911475" calcext:value-type="float">
            <text:p>0.001082698091148</text:p>
          </table:table-cell>
          <table:table-cell office:value-type="float" office:value="0.000543803245455564" calcext:value-type="float">
            <text:p>0.00054380324545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0167507595486111" calcext:value-type="float">
            <text:p>0.016750759548611</text:p>
          </table:table-cell>
          <table:table-cell office:value-type="float" office:value="0.00734072315449617" calcext:value-type="float">
            <text:p>0.007340723154496</text:p>
          </table:table-cell>
          <table:table-cell office:value-type="float" office:value="0.0035355716281467" calcext:value-type="float">
            <text:p>0.003535571628147</text:p>
          </table:table-cell>
          <table:table-cell office:value-type="float" office:value="0.0017984508847843" calcext:value-type="float">
            <text:p>0.001798450884784</text:p>
          </table:table-cell>
          <table:table-cell office:value-type="float" office:value="0.000873774695558613" calcext:value-type="float">
            <text:p>0.000873774695559</text:p>
          </table:table-cell>
          <table:table-cell office:value-type="float" office:value="0.000430816258470407" calcext:value-type="float">
            <text:p>0.0004308162584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22265625" calcext:value-type="float">
            <text:p>0.0322265625</text:p>
          </table:table-cell>
          <table:table-cell office:value-type="float" office:value="0.0143636067708333" calcext:value-type="float">
            <text:p>0.014363606770833</text:p>
          </table:table-cell>
          <table:table-cell office:value-type="float" office:value="0.00603376116071429" calcext:value-type="float">
            <text:p>0.006033761160714</text:p>
          </table:table-cell>
          <table:table-cell office:value-type="float" office:value="0.00276806301540799" calcext:value-type="float">
            <text:p>0.002768063015408</text:p>
          </table:table-cell>
          <table:table-cell office:value-type="float" office:value="0.00134329691637815" calcext:value-type="float">
            <text:p>0.001343296916378</text:p>
          </table:table-cell>
          <table:table-cell office:value-type="float" office:value="0.000655983198076509" calcext:value-type="float">
            <text:p>0.000655983198077</text:p>
          </table:table-cell>
          <table:table-cell office:value-type="float" office:value="0.000323181594851604" calcext:value-type="float">
            <text:p>0.00032318159485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78515625" calcext:value-type="float">
            <text:p>0.0478515625</text:p>
          </table:table-cell>
          <table:table-cell office:value-type="float" office:value="0.0170084635416667" calcext:value-type="float">
            <text:p>0.017008463541667</text:p>
          </table:table-cell>
          <table:table-cell office:value-type="float" office:value="0.00743165308115434" calcext:value-type="float">
            <text:p>0.007431653081154</text:p>
          </table:table-cell>
          <table:table-cell office:value-type="float" office:value="0.00316487630208333" calcext:value-type="float">
            <text:p>0.003164876302083</text:p>
          </table:table-cell>
          <table:table-cell office:value-type="float" office:value="0.00150904968055304" calcext:value-type="float">
            <text:p>0.001509049680553</text:p>
          </table:table-cell>
          <table:table-cell office:value-type="float" office:value="0.000747132613695548" calcext:value-type="float">
            <text:p>0.000747132613696</text:p>
          </table:table-cell>
          <table:table-cell office:value-type="float" office:value="0.000382508452935748" calcext:value-type="float">
            <text:p>0.00038250845293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0142415364583333" calcext:value-type="float">
            <text:p>0.014241536458333</text:p>
          </table:table-cell>
          <table:table-cell office:value-type="float" office:value="0.00663663903061224" calcext:value-type="float">
            <text:p>0.006636639030612</text:p>
          </table:table-cell>
          <table:table-cell office:value-type="float" office:value="0.00294091118706597" calcext:value-type="float">
            <text:p>0.002940911187066</text:p>
          </table:table-cell>
          <table:table-cell office:value-type="float" office:value="0.00154671857557981" calcext:value-type="float">
            <text:p>0.00154671857558</text:p>
          </table:table-cell>
          <table:table-cell office:value-type="float" office:value="0.000760446788081897" calcext:value-type="float">
            <text:p>0.000760446788082</text:p>
          </table:table-cell>
          <table:table-cell office:value-type="float" office:value="0.000392797632908908" calcext:value-type="float">
            <text:p>0.00039279763290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0.0201280381944444" calcext:value-type="float">
            <text:p>0.020128038194445</text:p>
          </table:table-cell>
          <table:table-cell office:value-type="float" office:value="0.00928481744260204" calcext:value-type="float">
            <text:p>0.009284817442602</text:p>
          </table:table-cell>
          <table:table-cell office:value-type="float" office:value="0.00438652886284722" calcext:value-type="float">
            <text:p>0.004386528862847</text:p>
          </table:table-cell>
          <table:table-cell office:value-type="float" office:value="0.00213263831203115" calcext:value-type="float">
            <text:p>0.002132638312031</text:p>
          </table:table-cell>
          <table:table-cell office:value-type="float" office:value="0.00105502096944085" calcext:value-type="float">
            <text:p>0.001055020969441</text:p>
          </table:table-cell>
          <table:table-cell office:value-type="float" office:value="0.000529713991984852" calcext:value-type="float">
            <text:p>0.00052971399198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00390625" calcext:value-type="float">
            <text:p>0.0400390625</text:p>
          </table:table-cell>
          <table:table-cell office:value-type="float" office:value="0.0181884765625" calcext:value-type="float">
            <text:p>0.0181884765625</text:p>
          </table:table-cell>
          <table:table-cell office:value-type="float" office:value="0.0078040920958227" calcext:value-type="float">
            <text:p>0.007804092095823</text:p>
          </table:table-cell>
          <table:table-cell office:value-type="float" office:value="0.00379231770833333" calcext:value-type="float">
            <text:p>0.003792317708333</text:p>
          </table:table-cell>
          <table:table-cell office:value-type="float" office:value="0.00173964684016995" calcext:value-type="float">
            <text:p>0.00173964684017</text:p>
          </table:table-cell>
          <table:table-cell office:value-type="float" office:value="0.000838411735869619" calcext:value-type="float">
            <text:p>0.00083841173587</text:p>
          </table:table-cell>
          <table:table-cell office:value-type="float" office:value="0.000419960092963122" calcext:value-type="float">
            <text:p>0.00041996009296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20713975694444" calcext:value-type="float">
            <text:p>0.012071397569445</text:p>
          </table:table-cell>
          <table:table-cell office:value-type="float" office:value="0.00484264140226403" calcext:value-type="float">
            <text:p>0.004842641402264</text:p>
          </table:table-cell>
          <table:table-cell office:value-type="float" office:value="0.00223173353407118" calcext:value-type="float">
            <text:p>0.002231733534071</text:p>
          </table:table-cell>
          <table:table-cell office:value-type="float" office:value="0.00102998091452576" calcext:value-type="float">
            <text:p>0.001029980914526</text:p>
          </table:table-cell>
          <table:table-cell office:value-type="float" office:value="0.000526938736664014" calcext:value-type="float">
            <text:p>0.000526938736664</text:p>
          </table:table-cell>
          <table:table-cell office:value-type="float" office:value="0.000265521061265969" calcext:value-type="float">
            <text:p>0.00026552106126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0166965060763889" calcext:value-type="float">
            <text:p>0.016696506076389</text:p>
          </table:table-cell>
          <table:table-cell office:value-type="float" office:value="0.00811518455038266" calcext:value-type="float">
            <text:p>0.008115184550383</text:p>
          </table:table-cell>
          <table:table-cell office:value-type="float" office:value="0.00400660196940104" calcext:value-type="float">
            <text:p>0.004006601969401</text:p>
          </table:table-cell>
          <table:table-cell office:value-type="float" office:value="0.00189035070302211" calcext:value-type="float">
            <text:p>0.001890350703022</text:p>
          </table:table-cell>
          <table:table-cell office:value-type="float" office:value="0.000832038461546298" calcext:value-type="float">
            <text:p>0.000832038461546</text:p>
          </table:table-cell>
          <table:table-cell office:value-type="float" office:value="0.000421176191103629" calcext:value-type="float">
            <text:p>0.00042117619110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150960286458333" calcext:value-type="float">
            <text:p>0.015096028645833</text:p>
          </table:table-cell>
          <table:table-cell office:value-type="float" office:value="0.0069495999083227" calcext:value-type="float">
            <text:p>0.006949599908323</text:p>
          </table:table-cell>
          <table:table-cell office:value-type="float" office:value="0.00306756761338976" calcext:value-type="float">
            <text:p>0.00306756761339</text:p>
          </table:table-cell>
          <table:table-cell office:value-type="float" office:value="0.00143771737224726" calcext:value-type="float">
            <text:p>0.001437717372247</text:p>
          </table:table-cell>
          <table:table-cell office:value-type="float" office:value="0.000741537075614593" calcext:value-type="float">
            <text:p>0.000741537075615</text:p>
          </table:table-cell>
          <table:table-cell office:value-type="float" office:value="0.000367709151373608" calcext:value-type="float">
            <text:p>0.00036770915137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02734375" calcext:value-type="float">
            <text:p>0.0302734375</text:p>
          </table:table-cell>
          <table:table-cell office:value-type="float" office:value="0.0158555772569444" calcext:value-type="float">
            <text:p>0.015855577256945</text:p>
          </table:table-cell>
          <table:table-cell office:value-type="float" office:value="0.00642986686862245" calcext:value-type="float">
            <text:p>0.006429866868622</text:p>
          </table:table-cell>
          <table:table-cell office:value-type="float" office:value="0.00319842020670573" calcext:value-type="float">
            <text:p>0.003198420206706</text:p>
          </table:table-cell>
          <table:table-cell office:value-type="float" office:value="0.00154284582425851" calcext:value-type="float">
            <text:p>0.001542845824259</text:p>
          </table:table-cell>
          <table:table-cell office:value-type="float" office:value="0.000743957528782059" calcext:value-type="float">
            <text:p>0.000743957528782</text:p>
          </table:table-cell>
          <table:table-cell office:value-type="float" office:value="0.000368558909515135" calcext:value-type="float">
            <text:p>0.00036855890951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45128038194444" calcext:value-type="float">
            <text:p>0.014512803819445</text:p>
          </table:table-cell>
          <table:table-cell office:value-type="float" office:value="0.00606054189253827" calcext:value-type="float">
            <text:p>0.006060541892538</text:p>
          </table:table-cell>
          <table:table-cell office:value-type="float" office:value="0.00276124742296007" calcext:value-type="float">
            <text:p>0.00276124742296</text:p>
          </table:table-cell>
          <table:table-cell office:value-type="float" office:value="0.00134522907443647" calcext:value-type="float">
            <text:p>0.001345229074436</text:p>
          </table:table-cell>
          <table:table-cell office:value-type="float" office:value="0.000683301528054601" calcext:value-type="float">
            <text:p>0.000683301528055</text:p>
          </table:table-cell>
          <table:table-cell office:value-type="float" office:value="0.000337504398086272" calcext:value-type="float">
            <text:p>0.00033750439808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02734375" calcext:value-type="float">
            <text:p>0.0302734375</text:p>
          </table:table-cell>
          <table:table-cell office:value-type="float" office:value="0.0121663411458333" calcext:value-type="float">
            <text:p>0.012166341145833</text:p>
          </table:table-cell>
          <table:table-cell office:value-type="float" office:value="0.00539600605867347" calcext:value-type="float">
            <text:p>0.005396006058673</text:p>
          </table:table-cell>
          <table:table-cell office:value-type="float" office:value="0.00282780965169271" calcext:value-type="float">
            <text:p>0.002827809651693</text:p>
          </table:table-cell>
          <table:table-cell office:value-type="float" office:value="0.00149080929473337" calcext:value-type="float">
            <text:p>0.001490809294733</text:p>
          </table:table-cell>
          <table:table-cell office:value-type="float" office:value="0.000716155889082928" calcext:value-type="float">
            <text:p>0.000716155889083</text:p>
          </table:table-cell>
          <table:table-cell office:value-type="float" office:value="0.000342942424840526" calcext:value-type="float">
            <text:p>0.00034294242484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22265625" calcext:value-type="float">
            <text:p>0.0322265625</text:p>
          </table:table-cell>
          <table:table-cell office:value-type="float" office:value="0.0107693142361111" calcext:value-type="float">
            <text:p>0.010769314236111</text:p>
          </table:table-cell>
          <table:table-cell office:value-type="float" office:value="0.00486879932637117" calcext:value-type="float">
            <text:p>0.004868799326371</text:p>
          </table:table-cell>
          <table:table-cell office:value-type="float" office:value="0.00251604715983073" calcext:value-type="float">
            <text:p>0.002516047159831</text:p>
          </table:table-cell>
          <table:table-cell office:value-type="float" office:value="0.0012475129344833" calcext:value-type="float">
            <text:p>0.001247512934483</text:p>
          </table:table-cell>
          <table:table-cell office:value-type="float" office:value="0.0005877936823478" calcext:value-type="float">
            <text:p>0.000587793682348</text:p>
          </table:table-cell>
          <table:table-cell office:value-type="float" office:value="0.000299169626591616" calcext:value-type="float">
            <text:p>0.00029916962659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02734375" calcext:value-type="float">
            <text:p>0.0302734375</text:p>
          </table:table-cell>
          <table:table-cell office:value-type="float" office:value="0.0145670572916667" calcext:value-type="float">
            <text:p>0.014567057291667</text:p>
          </table:table-cell>
          <table:table-cell office:value-type="float" office:value="0.00648405113998725" calcext:value-type="float">
            <text:p>0.006484051139987</text:p>
          </table:table-cell>
          <table:table-cell office:value-type="float" office:value="0.0032344479031033" calcext:value-type="float">
            <text:p>0.003234447903103</text:p>
          </table:table-cell>
          <table:table-cell office:value-type="float" office:value="0.00161163144503622" calcext:value-type="float">
            <text:p>0.001611631445036</text:p>
          </table:table-cell>
          <table:table-cell office:value-type="float" office:value="0.000835640870764923" calcext:value-type="float">
            <text:p>0.000835640870765</text:p>
          </table:table-cell>
          <table:table-cell office:value-type="float" office:value="0.000406376390649615" calcext:value-type="float">
            <text:p>0.0004063763906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22265625" calcext:value-type="float">
            <text:p>0.0322265625</text:p>
          </table:table-cell>
          <table:table-cell office:value-type="float" office:value="0.0156928168402778" calcext:value-type="float">
            <text:p>0.015692816840278</text:p>
          </table:table-cell>
          <table:table-cell office:value-type="float" office:value="0.00633115184550383" calcext:value-type="float">
            <text:p>0.006331151845504</text:p>
          </table:table-cell>
          <table:table-cell office:value-type="float" office:value="0.00327390882703993" calcext:value-type="float">
            <text:p>0.00327390882704</text:p>
          </table:table-cell>
          <table:table-cell office:value-type="float" office:value="0.00164026896489647" calcext:value-type="float">
            <text:p>0.001640268964896</text:p>
          </table:table-cell>
          <table:table-cell office:value-type="float" office:value="0.00082718966349032" calcext:value-type="float">
            <text:p>0.00082718966349</text:p>
          </table:table-cell>
          <table:table-cell office:value-type="float" office:value="0.000407896801747113" calcext:value-type="float">
            <text:p>0.00040789680174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58984375" calcext:value-type="float">
            <text:p>0.0458984375</text:p>
          </table:table-cell>
          <table:table-cell office:value-type="float" office:value="0.0142279730902778" calcext:value-type="float">
            <text:p>0.014227973090278</text:p>
          </table:table-cell>
          <table:table-cell office:value-type="float" office:value="0.00592694963727679" calcext:value-type="float">
            <text:p>0.005926949637277</text:p>
          </table:table-cell>
          <table:table-cell office:value-type="float" office:value="0.00254335191514757" calcext:value-type="float">
            <text:p>0.002543351915148</text:p>
          </table:table-cell>
          <table:table-cell office:value-type="float" office:value="0.00122017269948271" calcext:value-type="float">
            <text:p>0.001220172699483</text:p>
          </table:table-cell>
          <table:table-cell office:value-type="float" office:value="0.000618823411393208" calcext:value-type="float">
            <text:p>0.000618823411393</text:p>
          </table:table-cell>
          <table:table-cell office:value-type="float" office:value="0.000320592765461394" calcext:value-type="float">
            <text:p>0.00032059276546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0.0168999565972222" calcext:value-type="float">
            <text:p>0.016899956597222</text:p>
          </table:table-cell>
          <table:table-cell office:value-type="float" office:value="0.00615645428093112" calcext:value-type="float">
            <text:p>0.006156454280931</text:p>
          </table:table-cell>
          <table:table-cell office:value-type="float" office:value="0.00297159830729167" calcext:value-type="float">
            <text:p>0.002971598307292</text:p>
          </table:table-cell>
          <table:table-cell office:value-type="float" office:value="0.00155441470746567" calcext:value-type="float">
            <text:p>0.001554414707466</text:p>
          </table:table-cell>
          <table:table-cell office:value-type="float" office:value="0.000709008955781302" calcext:value-type="float">
            <text:p>0.000709008955781</text:p>
          </table:table-cell>
          <table:table-cell office:value-type="float" office:value="0.000365816554465395" calcext:value-type="float">
            <text:p>0.00036581655446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0.0124647352430556" calcext:value-type="float">
            <text:p>0.012464735243056</text:p>
          </table:table-cell>
          <table:table-cell office:value-type="float" office:value="0.00547603685028699" calcext:value-type="float">
            <text:p>0.005476036850287</text:p>
          </table:table-cell>
          <table:table-cell office:value-type="float" office:value="0.00247069464789496" calcext:value-type="float">
            <text:p>0.002470694647895</text:p>
          </table:table-cell>
          <table:table-cell office:value-type="float" office:value="0.00109455513532402" calcext:value-type="float">
            <text:p>0.001094555135324</text:p>
          </table:table-cell>
          <table:table-cell office:value-type="float" office:value="0.000517789626427879" calcext:value-type="float">
            <text:p>0.000517789626428</text:p>
          </table:table-cell>
          <table:table-cell office:value-type="float" office:value="0.000257595809071127" calcext:value-type="float">
            <text:p>0.00025759580907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23155381944444" calcext:value-type="float">
            <text:p>0.012315538194445</text:p>
          </table:table-cell>
          <table:table-cell office:value-type="float" office:value="0.00573823889907525" calcext:value-type="float">
            <text:p>0.005738238899075</text:p>
          </table:table-cell>
          <table:table-cell office:value-type="float" office:value="0.00282401190863715" calcext:value-type="float">
            <text:p>0.002824011908637</text:p>
          </table:table-cell>
          <table:table-cell office:value-type="float" office:value="0.00138614006518821" calcext:value-type="float">
            <text:p>0.001386140065188</text:p>
          </table:table-cell>
          <table:table-cell office:value-type="float" office:value="0.000691562763357319" calcext:value-type="float">
            <text:p>0.000691562763357</text:p>
          </table:table-cell>
          <table:table-cell office:value-type="float" office:value="0.000344338092182225" calcext:value-type="float">
            <text:p>0.00034433809218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9296875" calcext:value-type="float">
            <text:p>0.029296875</text:p>
          </table:table-cell>
          <table:table-cell office:value-type="float" office:value="0.0166965060763889" calcext:value-type="float">
            <text:p>0.016696506076389</text:p>
          </table:table-cell>
          <table:table-cell office:value-type="float" office:value="0.00797629842952806" calcext:value-type="float">
            <text:p>0.007976298429528</text:p>
          </table:table-cell>
          <table:table-cell office:value-type="float" office:value="0.00361284044053819" calcext:value-type="float">
            <text:p>0.003612840440538</text:p>
          </table:table-cell>
          <table:table-cell office:value-type="float" office:value="0.00166098260234472" calcext:value-type="float">
            <text:p>0.001660982602345</text:p>
          </table:table-cell>
          <table:table-cell office:value-type="float" office:value="0.000804686559841476" calcext:value-type="float">
            <text:p>0.000804686559841</text:p>
          </table:table-cell>
          <table:table-cell office:value-type="float" office:value="0.000403629324998125" calcext:value-type="float">
            <text:p>0.00040362932499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22265625" calcext:value-type="float">
            <text:p>0.0322265625</text:p>
          </table:table-cell>
          <table:table-cell office:value-type="float" office:value="0.0128716362847222" calcext:value-type="float">
            <text:p>0.012871636284722</text:p>
          </table:table-cell>
          <table:table-cell office:value-type="float" office:value="0.00565447126116071" calcext:value-type="float">
            <text:p>0.005654471261161</text:p>
          </table:table-cell>
          <table:table-cell office:value-type="float" office:value="0.00274537828233507" calcext:value-type="float">
            <text:p>0.002745378282335</text:p>
          </table:table-cell>
          <table:table-cell office:value-type="float" office:value="0.00131322789266628" calcext:value-type="float">
            <text:p>0.001313227892666</text:p>
          </table:table-cell>
          <table:table-cell office:value-type="float" office:value="0.000660264250252402" calcext:value-type="float">
            <text:p>0.000660264250252</text:p>
          </table:table-cell>
          <table:table-cell office:value-type="float" office:value="0.000321789978465733" calcext:value-type="float">
            <text:p>0.00032178997846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46875" calcext:value-type="float">
            <text:p>0.0546875</text:p>
          </table:table-cell>
          <table:table-cell office:value-type="float" office:value="0.0196804470486111" calcext:value-type="float">
            <text:p>0.019680447048611</text:p>
          </table:table-cell>
          <table:table-cell office:value-type="float" office:value="0.00974040128746812" calcext:value-type="float">
            <text:p>0.009740401287468</text:p>
          </table:table-cell>
          <table:table-cell office:value-type="float" office:value="0.00432141621907552" calcext:value-type="float">
            <text:p>0.004321416219076</text:p>
          </table:table-cell>
          <table:table-cell office:value-type="float" office:value="0.00213155587679638" calcext:value-type="float">
            <text:p>0.002131555876796</text:p>
          </table:table-cell>
          <table:table-cell office:value-type="float" office:value="0.00105287014131553" calcext:value-type="float">
            <text:p>0.001052870141316</text:p>
          </table:table-cell>
          <table:table-cell office:value-type="float" office:value="0.000503587101426968" calcext:value-type="float">
            <text:p>0.00050358710142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0199381510416667" calcext:value-type="float">
            <text:p>0.019938151041667</text:p>
          </table:table-cell>
          <table:table-cell office:value-type="float" office:value="0.0084449612364477" calcext:value-type="float">
            <text:p>0.008444961236448</text:p>
          </table:table-cell>
          <table:table-cell office:value-type="float" office:value="0.00387733459472656" calcext:value-type="float">
            <text:p>0.003877334594727</text:p>
          </table:table-cell>
          <table:table-cell office:value-type="float" office:value="0.00188156767020489" calcext:value-type="float">
            <text:p>0.001881567670205</text:p>
          </table:table-cell>
          <table:table-cell office:value-type="float" office:value="0.000912400089724294" calcext:value-type="float">
            <text:p>0.000912400089724</text:p>
          </table:table-cell>
          <table:table-cell office:value-type="float" office:value="0.000451928871100639" calcext:value-type="float">
            <text:p>0.00045192887110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78515625" calcext:value-type="float">
            <text:p>0.0478515625</text:p>
          </table:table-cell>
          <table:table-cell office:value-type="float" office:value="0.0212131076388889" calcext:value-type="float">
            <text:p>0.021213107638889</text:p>
          </table:table-cell>
          <table:table-cell office:value-type="float" office:value="0.00957691426179847" calcext:value-type="float">
            <text:p>0.009576914261798</text:p>
          </table:table-cell>
          <table:table-cell office:value-type="float" office:value="0.00453495449490017" calcext:value-type="float">
            <text:p>0.0045349544949</text:p>
          </table:table-cell>
          <table:table-cell office:value-type="float" office:value="0.00220893771541726" calcext:value-type="float">
            <text:p>0.002208937715417</text:p>
          </table:table-cell>
          <table:table-cell office:value-type="float" office:value="0.00113066503790771" calcext:value-type="float">
            <text:p>0.001130665037908</text:p>
          </table:table-cell>
          <table:table-cell office:value-type="float" office:value="0.000570134565735848" calcext:value-type="float">
            <text:p>0.00057013456573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00390625" calcext:value-type="float">
            <text:p>0.0400390625</text:p>
          </table:table-cell>
          <table:table-cell office:value-type="float" office:value="0.0170084635416667" calcext:value-type="float">
            <text:p>0.017008463541667</text:p>
          </table:table-cell>
          <table:table-cell office:value-type="float" office:value="0.00767953055245536" calcext:value-type="float">
            <text:p>0.007679530552455</text:p>
          </table:table-cell>
          <table:table-cell office:value-type="float" office:value="0.00360718621148003" calcext:value-type="float">
            <text:p>0.00360718621148</text:p>
          </table:table-cell>
          <table:table-cell office:value-type="float" office:value="0.00177817265275366" calcext:value-type="float">
            <text:p>0.001778172652754</text:p>
          </table:table-cell>
          <table:table-cell office:value-type="float" office:value="0.000875080779146025" calcext:value-type="float">
            <text:p>0.000875080779146</text:p>
          </table:table-cell>
          <table:table-cell office:value-type="float" office:value="0.00042592624041963" calcext:value-type="float">
            <text:p>0.0004259262404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0164388020833333" calcext:value-type="float">
            <text:p>0.016438802083333</text:p>
          </table:table-cell>
          <table:table-cell office:value-type="float" office:value="0.00851845254703444" calcext:value-type="float">
            <text:p>0.008518452547034</text:p>
          </table:table-cell>
          <table:table-cell office:value-type="float" office:value="0.00407432556152344" calcext:value-type="float">
            <text:p>0.004074325561523</text:p>
          </table:table-cell>
          <table:table-cell office:value-type="float" office:value="0.00188934344034661" calcext:value-type="float">
            <text:p>0.001889343440347</text:p>
          </table:table-cell>
          <table:table-cell office:value-type="float" office:value="0.000929054917481841" calcext:value-type="float">
            <text:p>0.000929054917482</text:p>
          </table:table-cell>
          <table:table-cell office:value-type="float" office:value="0.00044725757279091" calcext:value-type="float">
            <text:p>0.00044725757279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61328125" calcext:value-type="float">
            <text:p>0.0361328125</text:p>
          </table:table-cell>
          <table:table-cell office:value-type="float" office:value="0.0147569444444444" calcext:value-type="float">
            <text:p>0.014756944444445</text:p>
          </table:table-cell>
          <table:table-cell office:value-type="float" office:value="0.00737653459821429" calcext:value-type="float">
            <text:p>0.007376534598214</text:p>
          </table:table-cell>
          <table:table-cell office:value-type="float" office:value="0.00325723436143663" calcext:value-type="float">
            <text:p>0.003257234361437</text:p>
          </table:table-cell>
          <table:table-cell office:value-type="float" office:value="0.0013935573391314" calcext:value-type="float">
            <text:p>0.001393557339131</text:p>
          </table:table-cell>
          <table:table-cell office:value-type="float" office:value="0.000681526694258144" calcext:value-type="float">
            <text:p>0.000681526694258</text:p>
          </table:table-cell>
          <table:table-cell office:value-type="float" office:value="0.000331859745099559" calcext:value-type="float">
            <text:p>0.000331859745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9296875" calcext:value-type="float">
            <text:p>0.029296875</text:p>
          </table:table-cell>
          <table:table-cell office:value-type="float" office:value="0.0107964409722222" calcext:value-type="float">
            <text:p>0.010796440972222</text:p>
          </table:table-cell>
          <table:table-cell office:value-type="float" office:value="0.00580643634406888" calcext:value-type="float">
            <text:p>0.005806436344069</text:p>
          </table:table-cell>
          <table:table-cell office:value-type="float" office:value="0.00304386562771267" calcext:value-type="float">
            <text:p>0.003043865627713</text:p>
          </table:table-cell>
          <table:table-cell office:value-type="float" office:value="0.00148919916301811" calcext:value-type="float">
            <text:p>0.001489199163018</text:p>
          </table:table-cell>
          <table:table-cell office:value-type="float" office:value="0.000758969369298657" calcext:value-type="float">
            <text:p>0.000758969369299</text:p>
          </table:table-cell>
          <table:table-cell office:value-type="float" office:value="0.000372698357674879" calcext:value-type="float">
            <text:p>0.00037269835767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00390625" calcext:value-type="float">
            <text:p>0.0400390625</text:p>
          </table:table-cell>
          <table:table-cell office:value-type="float" office:value="0.0155436197916667" calcext:value-type="float">
            <text:p>0.015543619791667</text:p>
          </table:table-cell>
          <table:table-cell office:value-type="float" office:value="0.00767112264827806" calcext:value-type="float">
            <text:p>0.007671122648278</text:p>
          </table:table-cell>
          <table:table-cell office:value-type="float" office:value="0.00367557101779514" calcext:value-type="float">
            <text:p>0.003675571017795</text:p>
          </table:table-cell>
          <table:table-cell office:value-type="float" office:value="0.00180253650097644" calcext:value-type="float">
            <text:p>0.001802536500976</text:p>
          </table:table-cell>
          <table:table-cell office:value-type="float" office:value="0.000967585686082713" calcext:value-type="float">
            <text:p>0.000967585686083</text:p>
          </table:table-cell>
          <table:table-cell office:value-type="float" office:value="0.000483128133004313" calcext:value-type="float">
            <text:p>0.00048312813300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65066189236111" calcext:value-type="float">
            <text:p>0.016506618923611</text:p>
          </table:table-cell>
          <table:table-cell office:value-type="float" office:value="0.0070869290098852" calcext:value-type="float">
            <text:p>0.007086929009885</text:p>
          </table:table-cell>
          <table:table-cell office:value-type="float" office:value="0.00337317572699653" calcext:value-type="float">
            <text:p>0.003373175726997</text:p>
          </table:table-cell>
          <table:table-cell office:value-type="float" office:value="0.00149510331009975" calcext:value-type="float">
            <text:p>0.0014951033101</text:p>
          </table:table-cell>
          <table:table-cell office:value-type="float" office:value="0.000722934096548533" calcext:value-type="float">
            <text:p>0.000722934096549</text:p>
          </table:table-cell>
          <table:table-cell office:value-type="float" office:value="0.000353241796989909" calcext:value-type="float">
            <text:p>0.0003532417969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4921875" calcext:value-type="float">
            <text:p>0.044921875</text:p>
          </table:table-cell>
          <table:table-cell office:value-type="float" office:value="0.0145128038194444" calcext:value-type="float">
            <text:p>0.014512803819445</text:p>
          </table:table-cell>
          <table:table-cell office:value-type="float" office:value="0.00662729691485969" calcext:value-type="float">
            <text:p>0.00662729691486</text:p>
          </table:table-cell>
          <table:table-cell office:value-type="float" office:value="0.00301268683539497" calcext:value-type="float">
            <text:p>0.003012686835395</text:p>
          </table:table-cell>
          <table:table-cell office:value-type="float" office:value="0.00148017101307689" calcext:value-type="float">
            <text:p>0.001480171013077</text:p>
          </table:table-cell>
          <table:table-cell office:value-type="float" office:value="0.000713362092183681" calcext:value-type="float">
            <text:p>0.000713362092184</text:p>
          </table:table-cell>
          <table:table-cell office:value-type="float" office:value="0.00035889289676829" calcext:value-type="float">
            <text:p>0.00035889289676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078125" calcext:value-type="float">
            <text:p>0.05078125</text:p>
          </table:table-cell>
          <table:table-cell office:value-type="float" office:value="0.0142144097222222" calcext:value-type="float">
            <text:p>0.014214409722222</text:p>
          </table:table-cell>
          <table:table-cell office:value-type="float" office:value="0.00682752959582271" calcext:value-type="float">
            <text:p>0.006827529595823</text:p>
          </table:table-cell>
          <table:table-cell office:value-type="float" office:value="0.00353114657931858" calcext:value-type="float">
            <text:p>0.003531146579319</text:p>
          </table:table-cell>
          <table:table-cell office:value-type="float" office:value="0.00175568886279564" calcext:value-type="float">
            <text:p>0.001755688862796</text:p>
          </table:table-cell>
          <table:table-cell office:value-type="float" office:value="0.000869943321306839" calcext:value-type="float">
            <text:p>0.000869943321307</text:p>
          </table:table-cell>
          <table:table-cell office:value-type="float" office:value="0.000435952666283792" calcext:value-type="float">
            <text:p>0.00043595266628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5390625" calcext:value-type="float">
            <text:p>0.025390625</text:p>
          </table:table-cell>
          <table:table-cell office:value-type="float" office:value="0.0108100043402778" calcext:value-type="float">
            <text:p>0.010810004340278</text:p>
          </table:table-cell>
          <table:table-cell office:value-type="float" office:value="0.00431543466996174" calcext:value-type="float">
            <text:p>0.004315434669962</text:p>
          </table:table-cell>
          <table:table-cell office:value-type="float" office:value="0.00233713785807292" calcext:value-type="float">
            <text:p>0.002337137858073</text:p>
          </table:table-cell>
          <table:table-cell office:value-type="float" office:value="0.00121062702492546" calcext:value-type="float">
            <text:p>0.001210627024925</text:p>
          </table:table-cell>
          <table:table-cell office:value-type="float" office:value="0.000603602196233763" calcext:value-type="float">
            <text:p>0.000603602196234</text:p>
          </table:table-cell>
          <table:table-cell office:value-type="float" office:value="0.000299455884513087" calcext:value-type="float">
            <text:p>0.00029945588451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0143771701388889" calcext:value-type="float">
            <text:p>0.014377170138889</text:p>
          </table:table-cell>
          <table:table-cell office:value-type="float" office:value="0.00675248126594388" calcext:value-type="float">
            <text:p>0.006752481265944</text:p>
          </table:table-cell>
          <table:table-cell office:value-type="float" office:value="0.00313282436794705" calcext:value-type="float">
            <text:p>0.003132824367947</text:p>
          </table:table-cell>
          <table:table-cell office:value-type="float" office:value="0.00134395982422764" calcext:value-type="float">
            <text:p>0.001343959824228</text:p>
          </table:table-cell>
          <table:table-cell office:value-type="float" office:value="0.00062189179663395" calcext:value-type="float">
            <text:p>0.000621891796634</text:p>
          </table:table-cell>
          <table:table-cell office:value-type="float" office:value="0.000317032830796037" calcext:value-type="float">
            <text:p>0.00031703283079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163438585069444" calcext:value-type="float">
            <text:p>0.016343858506945</text:p>
          </table:table-cell>
          <table:table-cell office:value-type="float" office:value="0.00816469776387117" calcext:value-type="float">
            <text:p>0.008164697763871</text:p>
          </table:table-cell>
          <table:table-cell office:value-type="float" office:value="0.00398625691731771" calcext:value-type="float">
            <text:p>0.003986256917318</text:p>
          </table:table-cell>
          <table:table-cell office:value-type="float" office:value="0.00207081892984095" calcext:value-type="float">
            <text:p>0.002070818929841</text:p>
          </table:table-cell>
          <table:table-cell office:value-type="float" office:value="0.00101547032166681" calcext:value-type="float">
            <text:p>0.001015470321667</text:p>
          </table:table-cell>
          <table:table-cell office:value-type="float" office:value="0.000502206445880356" calcext:value-type="float">
            <text:p>0.0005022064458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0.0169406467013889" calcext:value-type="float">
            <text:p>0.016940646701389</text:p>
          </table:table-cell>
          <table:table-cell office:value-type="float" office:value="0.00848139548788266" calcext:value-type="float">
            <text:p>0.008481395487883</text:p>
          </table:table-cell>
          <table:table-cell office:value-type="float" office:value="0.0036891598171658" calcext:value-type="float">
            <text:p>0.003689159817166</text:p>
          </table:table-cell>
          <table:table-cell office:value-type="float" office:value="0.00177962971031356" calcext:value-type="float">
            <text:p>0.001779629710314</text:p>
          </table:table-cell>
          <table:table-cell office:value-type="float" office:value="0.000866925530182561" calcext:value-type="float">
            <text:p>0.000866925530183</text:p>
          </table:table-cell>
          <table:table-cell office:value-type="float" office:value="0.000422587735448267" calcext:value-type="float">
            <text:p>0.00042258773544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78515625" calcext:value-type="float">
            <text:p>0.0478515625</text:p>
          </table:table-cell>
          <table:table-cell office:value-type="float" office:value="0.0200737847222222" calcext:value-type="float">
            <text:p>0.020073784722222</text:p>
          </table:table-cell>
          <table:table-cell office:value-type="float" office:value="0.00917551468829719" calcext:value-type="float">
            <text:p>0.009175514688297</text:p>
          </table:table-cell>
          <table:table-cell office:value-type="float" office:value="0.00446751064724392" calcext:value-type="float">
            <text:p>0.004467510647244</text:p>
          </table:table-cell>
          <table:table-cell office:value-type="float" office:value="0.00203588180065651" calcext:value-type="float">
            <text:p>0.002035881800657</text:p>
          </table:table-cell>
          <table:table-cell office:value-type="float" office:value="0.00102714755337495" calcext:value-type="float">
            <text:p>0.001027147553375</text:p>
          </table:table-cell>
          <table:table-cell office:value-type="float" office:value="0.000500895351335943" calcext:value-type="float">
            <text:p>0.00050089535133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4079861111111" calcext:value-type="float">
            <text:p>0.015407986111111</text:p>
          </table:table-cell>
          <table:table-cell office:value-type="float" office:value="0.00695177973533163" calcext:value-type="float">
            <text:p>0.006951779735332</text:p>
          </table:table-cell>
          <table:table-cell office:value-type="float" office:value="0.00334036085340712" calcext:value-type="float">
            <text:p>0.003340360853407</text:p>
          </table:table-cell>
          <table:table-cell office:value-type="float" office:value="0.00156246462175923" calcext:value-type="float">
            <text:p>0.001562464621759</text:p>
          </table:table-cell>
          <table:table-cell office:value-type="float" office:value="0.000770384529790881" calcext:value-type="float">
            <text:p>0.000770384529791</text:p>
          </table:table-cell>
          <table:table-cell office:value-type="float" office:value="0.000373653321719168" calcext:value-type="float">
            <text:p>0.00037365332171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0161675347222222" calcext:value-type="float">
            <text:p>0.016167534722222</text:p>
          </table:table-cell>
          <table:table-cell office:value-type="float" office:value="0.00727314851721939" calcext:value-type="float">
            <text:p>0.007273148517219</text:p>
          </table:table-cell>
          <table:table-cell office:value-type="float" office:value="0.00306198120117187" calcext:value-type="float">
            <text:p>0.003061981201172</text:p>
          </table:table-cell>
          <table:table-cell office:value-type="float" office:value="0.00150093997554402" calcext:value-type="float">
            <text:p>0.001500939975544</text:p>
          </table:table-cell>
          <table:table-cell office:value-type="float" office:value="0.000717002127866776" calcext:value-type="float">
            <text:p>0.000717002127867</text:p>
          </table:table-cell>
          <table:table-cell office:value-type="float" office:value="0.000361525140145167" calcext:value-type="float">
            <text:p>0.00036152514014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62353515625" calcext:value-type="float">
            <text:p>0.0162353515625</text:p>
          </table:table-cell>
          <table:table-cell office:value-type="float" office:value="0.00717412209024235" calcext:value-type="float">
            <text:p>0.007174122090242</text:p>
          </table:table-cell>
          <table:table-cell office:value-type="float" office:value="0.00345519171820747" calcext:value-type="float">
            <text:p>0.003455191718207</text:p>
          </table:table-cell>
          <table:table-cell office:value-type="float" office:value="0.00168486217058164" calcext:value-type="float">
            <text:p>0.001684862170582</text:p>
          </table:table-cell>
          <table:table-cell office:value-type="float" office:value="0.000861582789982137" calcext:value-type="float">
            <text:p>0.000861582789982</text:p>
          </table:table-cell>
          <table:table-cell office:value-type="float" office:value="0.000419590772547129" calcext:value-type="float">
            <text:p>0.00041959077254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17578125" calcext:value-type="float">
            <text:p>0.0517578125</text:p>
          </table:table-cell>
          <table:table-cell office:value-type="float" office:value="0.0195855034722222" calcext:value-type="float">
            <text:p>0.019585503472222</text:p>
          </table:table-cell>
          <table:table-cell office:value-type="float" office:value="0.00860969387755102" calcext:value-type="float">
            <text:p>0.008609693877551</text:p>
          </table:table-cell>
          <table:table-cell office:value-type="float" office:value="0.00405008104112413" calcext:value-type="float">
            <text:p>0.004050081041124</text:p>
          </table:table-cell>
          <table:table-cell office:value-type="float" office:value="0.00191640010361369" calcext:value-type="float">
            <text:p>0.001916400103614</text:p>
          </table:table-cell>
          <table:table-cell office:value-type="float" office:value="0.000920119236626292" calcext:value-type="float">
            <text:p>0.000920119236626</text:p>
          </table:table-cell>
          <table:table-cell office:value-type="float" office:value="0.000457704263322447" calcext:value-type="float">
            <text:p>0.00045770426332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177273220486111" calcext:value-type="float">
            <text:p>0.017727322048611</text:p>
          </table:table-cell>
          <table:table-cell office:value-type="float" office:value="0.00863803162866709" calcext:value-type="float">
            <text:p>0.008638031628667</text:p>
          </table:table-cell>
          <table:table-cell office:value-type="float" office:value="0.00410959031846788" calcext:value-type="float">
            <text:p>0.004109590318468</text:p>
          </table:table-cell>
          <table:table-cell office:value-type="float" office:value="0.00191311707233663" calcext:value-type="float">
            <text:p>0.001913117072337</text:p>
          </table:table-cell>
          <table:table-cell office:value-type="float" office:value="0.000935197221929464" calcext:value-type="float">
            <text:p>0.000935197221929</text:p>
          </table:table-cell>
          <table:table-cell office:value-type="float" office:value="0.000474561265208346" calcext:value-type="float">
            <text:p>0.00047456126520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0170220269097222" calcext:value-type="float">
            <text:p>0.017022026909722</text:p>
          </table:table-cell>
          <table:table-cell office:value-type="float" office:value="0.00710903868383291" calcext:value-type="float">
            <text:p>0.007109038683833</text:p>
          </table:table-cell>
          <table:table-cell office:value-type="float" office:value="0.0033329094780816" calcext:value-type="float">
            <text:p>0.003332909478082</text:p>
          </table:table-cell>
          <table:table-cell office:value-type="float" office:value="0.00160946235696433" calcext:value-type="float">
            <text:p>0.001609462356964</text:p>
          </table:table-cell>
          <table:table-cell office:value-type="float" office:value="0.000813145824030143" calcext:value-type="float">
            <text:p>0.00081314582403</text:p>
          </table:table-cell>
          <table:table-cell office:value-type="float" office:value="0.000389919890845744" calcext:value-type="float">
            <text:p>0.00038991989084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17578125" calcext:value-type="float">
            <text:p>0.0517578125</text:p>
          </table:table-cell>
          <table:table-cell office:value-type="float" office:value="0.0202907986111111" calcext:value-type="float">
            <text:p>0.020290798611111</text:p>
          </table:table-cell>
          <table:table-cell office:value-type="float" office:value="0.00814507932079082" calcext:value-type="float">
            <text:p>0.008145079320791</text:p>
          </table:table-cell>
          <table:table-cell office:value-type="float" office:value="0.003447265625" calcext:value-type="float">
            <text:p>0.003447265625</text:p>
          </table:table-cell>
          <table:table-cell office:value-type="float" office:value="0.00164653681815601" calcext:value-type="float">
            <text:p>0.001646536818156</text:p>
          </table:table-cell>
          <table:table-cell office:value-type="float" office:value="0.000794507688886124" calcext:value-type="float">
            <text:p>0.000794507688886</text:p>
          </table:table-cell>
          <table:table-cell office:value-type="float" office:value="0.000397250017464083" calcext:value-type="float">
            <text:p>0.00039725001746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0127088758680556" calcext:value-type="float">
            <text:p>0.012708875868056</text:p>
          </table:table-cell>
          <table:table-cell office:value-type="float" office:value="0.00588491011639031" calcext:value-type="float">
            <text:p>0.00588491011639</text:p>
          </table:table-cell>
          <table:table-cell office:value-type="float" office:value="0.00286582946777344" calcext:value-type="float">
            <text:p>0.002865829467773</text:p>
          </table:table-cell>
          <table:table-cell office:value-type="float" office:value="0.00138719272911238" calcext:value-type="float">
            <text:p>0.001387192729112</text:p>
          </table:table-cell>
          <table:table-cell office:value-type="float" office:value="0.000686776918859138" calcext:value-type="float">
            <text:p>0.000686776918859</text:p>
          </table:table-cell>
          <table:table-cell office:value-type="float" office:value="0.000350169843710971" calcext:value-type="float">
            <text:p>0.00035016984371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6640625" calcext:value-type="float">
            <text:p>0.056640625</text:p>
          </table:table-cell>
          <table:table-cell office:value-type="float" office:value="0.0203721788194444" calcext:value-type="float">
            <text:p>0.020372178819445</text:p>
          </table:table-cell>
          <table:table-cell office:value-type="float" office:value="0.00856454031808036" calcext:value-type="float">
            <text:p>0.00856454031808</text:p>
          </table:table-cell>
          <table:table-cell office:value-type="float" office:value="0.00439276801215278" calcext:value-type="float">
            <text:p>0.004392768012153</text:p>
          </table:table-cell>
          <table:table-cell office:value-type="float" office:value="0.0021868967737045" calcext:value-type="float">
            <text:p>0.002186896773705</text:p>
          </table:table-cell>
          <table:table-cell office:value-type="float" office:value="0.00108302845465924" calcext:value-type="float">
            <text:p>0.001083028454659</text:p>
          </table:table-cell>
          <table:table-cell office:value-type="float" office:value="0.000537381970490324" calcext:value-type="float">
            <text:p>0.0005373819704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64252387152778" calcext:value-type="float">
            <text:p>0.016425238715278</text:p>
          </table:table-cell>
          <table:table-cell office:value-type="float" office:value="0.00656657316246811" calcext:value-type="float">
            <text:p>0.006566573162468</text:p>
          </table:table-cell>
          <table:table-cell office:value-type="float" office:value="0.00300509134928385" calcext:value-type="float">
            <text:p>0.003005091349284</text:p>
          </table:table-cell>
          <table:table-cell office:value-type="float" office:value="0.00140887914413468" calcext:value-type="float">
            <text:p>0.001408879144135</text:p>
          </table:table-cell>
          <table:table-cell office:value-type="float" office:value="0.000704317263795195" calcext:value-type="float">
            <text:p>0.000704317263795</text:p>
          </table:table-cell>
          <table:table-cell office:value-type="float" office:value="0.000352894782583951" calcext:value-type="float">
            <text:p>0.00035289478258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63671875" calcext:value-type="float">
            <text:p>0.0263671875</text:p>
          </table:table-cell>
          <table:table-cell office:value-type="float" office:value="0.0107150607638889" calcext:value-type="float">
            <text:p>0.010715060763889</text:p>
          </table:table-cell>
          <table:table-cell office:value-type="float" office:value="0.00591667330994898" calcext:value-type="float">
            <text:p>0.005916673309949</text:p>
          </table:table-cell>
          <table:table-cell office:value-type="float" office:value="0.00251353793674045" calcext:value-type="float">
            <text:p>0.00251353793674</text:p>
          </table:table-cell>
          <table:table-cell office:value-type="float" office:value="0.00112623776407073" calcext:value-type="float">
            <text:p>0.001126237764071</text:p>
          </table:table-cell>
          <table:table-cell office:value-type="float" office:value="0.000598466945974014" calcext:value-type="float">
            <text:p>0.000598466945974</text:p>
          </table:table-cell>
          <table:table-cell office:value-type="float" office:value="0.000298559773773171" calcext:value-type="float">
            <text:p>0.00029855977377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47433810763889" calcext:value-type="float">
            <text:p>0.014743381076389</text:p>
          </table:table-cell>
          <table:table-cell office:value-type="float" office:value="0.00696610431281888" calcext:value-type="float">
            <text:p>0.006966104312819</text:p>
          </table:table-cell>
          <table:table-cell office:value-type="float" office:value="0.00313738505045573" calcext:value-type="float">
            <text:p>0.003137385050456</text:p>
          </table:table-cell>
          <table:table-cell office:value-type="float" office:value="0.00133521995981079" calcext:value-type="float">
            <text:p>0.001335219959811</text:p>
          </table:table-cell>
          <table:table-cell office:value-type="float" office:value="0.000596065084529962" calcext:value-type="float">
            <text:p>0.00059606508453</text:p>
          </table:table-cell>
          <table:table-cell office:value-type="float" office:value="0.000297804912719112" calcext:value-type="float">
            <text:p>0.00029780491271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0.0137803819444444" calcext:value-type="float">
            <text:p>0.013780381944445</text:p>
          </table:table-cell>
          <table:table-cell office:value-type="float" office:value="0.00655505121970663" calcext:value-type="float">
            <text:p>0.006555051219707</text:p>
          </table:table-cell>
          <table:table-cell office:value-type="float" office:value="0.00329905192057292" calcext:value-type="float">
            <text:p>0.003299051920573</text:p>
          </table:table-cell>
          <table:table-cell office:value-type="float" office:value="0.00167988887314494" calcext:value-type="float">
            <text:p>0.001679888873145</text:p>
          </table:table-cell>
          <table:table-cell office:value-type="float" office:value="0.000849764663646311" calcext:value-type="float">
            <text:p>0.000849764663646</text:p>
          </table:table-cell>
          <table:table-cell office:value-type="float" office:value="0.000422912079606927" calcext:value-type="float">
            <text:p>0.00042291207960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63671875" calcext:value-type="float">
            <text:p>0.0263671875</text:p>
          </table:table-cell>
          <table:table-cell office:value-type="float" office:value="0.010498046875" calcext:value-type="float">
            <text:p>0.010498046875</text:p>
          </table:table-cell>
          <table:table-cell office:value-type="float" office:value="0.00467572893415179" calcext:value-type="float">
            <text:p>0.004675728934152</text:p>
          </table:table-cell>
          <table:table-cell office:value-type="float" office:value="0.00241290622287326" calcext:value-type="float">
            <text:p>0.002412906222873</text:p>
          </table:table-cell>
          <table:table-cell office:value-type="float" office:value="0.00118752051838727" calcext:value-type="float">
            <text:p>0.001187520518387</text:p>
          </table:table-cell>
          <table:table-cell office:value-type="float" office:value="0.000580304949672254" calcext:value-type="float">
            <text:p>0.000580304949672</text:p>
          </table:table-cell>
          <table:table-cell office:value-type="float" office:value="0.000292001536358636" calcext:value-type="float">
            <text:p>0.00029200153635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0.0168592664930556" calcext:value-type="float">
            <text:p>0.016859266493056</text:p>
          </table:table-cell>
          <table:table-cell office:value-type="float" office:value="0.0077091139190051" calcext:value-type="float">
            <text:p>0.007709113919005</text:p>
          </table:table-cell>
          <table:table-cell office:value-type="float" office:value="0.00351116604275174" calcext:value-type="float">
            <text:p>0.003511166042752</text:p>
          </table:table-cell>
          <table:table-cell office:value-type="float" office:value="0.00187338750642743" calcext:value-type="float">
            <text:p>0.001873387506427</text:p>
          </table:table-cell>
          <table:table-cell office:value-type="float" office:value="0.00092022384885998" calcext:value-type="float">
            <text:p>0.00092022384886</text:p>
          </table:table-cell>
          <table:table-cell office:value-type="float" office:value="0.000462032871648703" calcext:value-type="float">
            <text:p>0.00046203287164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0161810980902778" calcext:value-type="float">
            <text:p>0.016181098090278</text:p>
          </table:table-cell>
          <table:table-cell office:value-type="float" office:value="0.00742978465800383" calcext:value-type="float">
            <text:p>0.007429784658004</text:p>
          </table:table-cell>
          <table:table-cell office:value-type="float" office:value="0.00334426032172309" calcext:value-type="float">
            <text:p>0.003344260321723</text:p>
          </table:table-cell>
          <table:table-cell office:value-type="float" office:value="0.0015877005212885" calcext:value-type="float">
            <text:p>0.001587700521289</text:p>
          </table:table-cell>
          <table:table-cell office:value-type="float" office:value="0.000775949034110579" calcext:value-type="float">
            <text:p>0.000775949034111</text:p>
          </table:table-cell>
          <table:table-cell office:value-type="float" office:value="0.000384381484967613" calcext:value-type="float">
            <text:p>0.00038438148496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0201280381944444" calcext:value-type="float">
            <text:p>0.020128038194445</text:p>
          </table:table-cell>
          <table:table-cell office:value-type="float" office:value="0.00893417669802296" calcext:value-type="float">
            <text:p>0.008934176698023</text:p>
          </table:table-cell>
          <table:table-cell office:value-type="float" office:value="0.00389979892306858" calcext:value-type="float">
            <text:p>0.003899798923069</text:p>
          </table:table-cell>
          <table:table-cell office:value-type="float" office:value="0.00193885536273238" calcext:value-type="float">
            <text:p>0.001938855362732</text:p>
          </table:table-cell>
          <table:table-cell office:value-type="float" office:value="0.000981350874954881" calcext:value-type="float">
            <text:p>0.000981350874955</text:p>
          </table:table-cell>
          <table:table-cell office:value-type="float" office:value="0.000492864266851874" calcext:value-type="float">
            <text:p>0.00049286426685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40109592013889" calcext:value-type="float">
            <text:p>0.014010959201389</text:p>
          </table:table-cell>
          <table:table-cell office:value-type="float" office:value="0.00549783512037628" calcext:value-type="float">
            <text:p>0.005497835120376</text:p>
          </table:table-cell>
          <table:table-cell office:value-type="float" office:value="0.00278798421223958" calcext:value-type="float">
            <text:p>0.00278798421224</text:p>
          </table:table-cell>
          <table:table-cell office:value-type="float" office:value="0.00141283451084292" calcext:value-type="float">
            <text:p>0.001412834510843</text:p>
          </table:table-cell>
          <table:table-cell office:value-type="float" office:value="0.000733209785630583" calcext:value-type="float">
            <text:p>0.000733209785631</text:p>
          </table:table-cell>
          <table:table-cell office:value-type="float" office:value="0.000366894944128481" calcext:value-type="float">
            <text:p>0.00036689494412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9921875" calcext:value-type="float">
            <text:p>0.0419921875</text:p>
          </table:table-cell>
          <table:table-cell office:value-type="float" office:value="0.0163845486111111" calcext:value-type="float">
            <text:p>0.016384548611111</text:p>
          </table:table-cell>
          <table:table-cell office:value-type="float" office:value="0.00704675791214924" calcext:value-type="float">
            <text:p>0.007046757912149</text:p>
          </table:table-cell>
          <table:table-cell office:value-type="float" office:value="0.00296692742241754" calcext:value-type="float">
            <text:p>0.002966927422418</text:p>
          </table:table-cell>
          <table:table-cell office:value-type="float" office:value="0.00144098055598391" calcext:value-type="float">
            <text:p>0.001440980555984</text:p>
          </table:table-cell>
          <table:table-cell office:value-type="float" office:value="0.000688431732418496" calcext:value-type="float">
            <text:p>0.000688431732418</text:p>
          </table:table-cell>
          <table:table-cell office:value-type="float" office:value="0.000339016363591046" calcext:value-type="float">
            <text:p>0.00033901636359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4921875" calcext:value-type="float">
            <text:p>0.044921875</text:p>
          </table:table-cell>
          <table:table-cell office:value-type="float" office:value="0.0138481987847222" calcext:value-type="float">
            <text:p>0.013848198784722</text:p>
          </table:table-cell>
          <table:table-cell office:value-type="float" office:value="0.00655411700813138" calcext:value-type="float">
            <text:p>0.006554117008131</text:p>
          </table:table-cell>
          <table:table-cell office:value-type="float" office:value="0.00290924919976128" calcext:value-type="float">
            <text:p>0.002909249199761</text:p>
          </table:table-cell>
          <table:table-cell office:value-type="float" office:value="0.00136611216026092" calcext:value-type="float">
            <text:p>0.001366112160261</text:p>
          </table:table-cell>
          <table:table-cell office:value-type="float" office:value="0.00064603206822421" calcext:value-type="float">
            <text:p>0.000646032068224</text:p>
          </table:table-cell>
          <table:table-cell office:value-type="float" office:value="0.000315270796432048" calcext:value-type="float">
            <text:p>0.00031527079643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9296875" calcext:value-type="float">
            <text:p>0.029296875</text:p>
          </table:table-cell>
          <table:table-cell office:value-type="float" office:value="0.0116644965277778" calcext:value-type="float">
            <text:p>0.011664496527778</text:p>
          </table:table-cell>
          <table:table-cell office:value-type="float" office:value="0.00427090391820791" calcext:value-type="float">
            <text:p>0.004270903918208</text:p>
          </table:table-cell>
          <table:table-cell office:value-type="float" office:value="0.00198486328125" calcext:value-type="float">
            <text:p>0.00198486328125</text:p>
          </table:table-cell>
          <table:table-cell office:value-type="float" office:value="0.000993192506010153" calcext:value-type="float">
            <text:p>0.00099319250601</text:p>
          </table:table-cell>
          <table:table-cell office:value-type="float" office:value="0.000463770758327773" calcext:value-type="float">
            <text:p>0.000463770758328</text:p>
          </table:table-cell>
          <table:table-cell office:value-type="float" office:value="0.000235931067260084" calcext:value-type="float">
            <text:p>0.0002359310672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0168050130208333" calcext:value-type="float">
            <text:p>0.016805013020833</text:p>
          </table:table-cell>
          <table:table-cell office:value-type="float" office:value="0.00675652951610332" calcext:value-type="float">
            <text:p>0.006756529516103</text:p>
          </table:table-cell>
          <table:table-cell office:value-type="float" office:value="0.00328726874457465" calcext:value-type="float">
            <text:p>0.003287268744575</text:p>
          </table:table-cell>
          <table:table-cell office:value-type="float" office:value="0.00164527228173803" calcext:value-type="float">
            <text:p>0.001645272281738</text:p>
          </table:table-cell>
          <table:table-cell office:value-type="float" office:value="0.00083372373820012" calcext:value-type="float">
            <text:p>0.0008337237382</text:p>
          </table:table-cell>
          <table:table-cell office:value-type="float" office:value="0.000429627229140559" calcext:value-type="float">
            <text:p>0.00042962722914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0216878255208333" calcext:value-type="float">
            <text:p>0.021687825520833</text:p>
          </table:table-cell>
          <table:table-cell office:value-type="float" office:value="0.00918205416932398" calcext:value-type="float">
            <text:p>0.009182054169324</text:p>
          </table:table-cell>
          <table:table-cell office:value-type="float" office:value="0.00386415269639757" calcext:value-type="float">
            <text:p>0.003864152696398</text:p>
          </table:table-cell>
          <table:table-cell office:value-type="float" office:value="0.00187118963942195" calcext:value-type="float">
            <text:p>0.001871189639422</text:p>
          </table:table-cell>
          <table:table-cell office:value-type="float" office:value="0.000954735824220215" calcext:value-type="float">
            <text:p>0.00095473582422</text:p>
          </table:table-cell>
          <table:table-cell office:value-type="float" office:value="0.000473631748345154" calcext:value-type="float">
            <text:p>0.00047363174834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0175103081597222" calcext:value-type="float">
            <text:p>0.017510308159722</text:p>
          </table:table-cell>
          <table:table-cell office:value-type="float" office:value="0.00764247349330357" calcext:value-type="float">
            <text:p>0.007642473493304</text:p>
          </table:table-cell>
          <table:table-cell office:value-type="float" office:value="0.00359057108561198" calcext:value-type="float">
            <text:p>0.003590571085612</text:p>
          </table:table-cell>
          <table:table-cell office:value-type="float" office:value="0.00183840447980581" calcext:value-type="float">
            <text:p>0.001838404479806</text:p>
          </table:table-cell>
          <table:table-cell office:value-type="float" office:value="0.00089976628531314" calcext:value-type="float">
            <text:p>0.000899766285313</text:p>
          </table:table-cell>
          <table:table-cell office:value-type="float" office:value="0.00044321683570082" calcext:value-type="float">
            <text:p>0.00044321683570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0202501085069444" calcext:value-type="float">
            <text:p>0.020250108506945</text:p>
          </table:table-cell>
          <table:table-cell office:value-type="float" office:value="0.00740923200334821" calcext:value-type="float">
            <text:p>0.007409232003348</text:p>
          </table:table-cell>
          <table:table-cell office:value-type="float" office:value="0.00351769341362847" calcext:value-type="float">
            <text:p>0.003517693413628</text:p>
          </table:table-cell>
          <table:table-cell office:value-type="float" office:value="0.00164565186594825" calcext:value-type="float">
            <text:p>0.001645651865948</text:p>
          </table:table-cell>
          <table:table-cell office:value-type="float" office:value="0.000805041424481446" calcext:value-type="float">
            <text:p>0.000805041424481</text:p>
          </table:table-cell>
          <table:table-cell office:value-type="float" office:value="0.000389569675909829" calcext:value-type="float">
            <text:p>0.0003895696759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58984375" calcext:value-type="float">
            <text:p>0.0458984375</text:p>
          </table:table-cell>
          <table:table-cell office:value-type="float" office:value="0.0194905598958333" calcext:value-type="float">
            <text:p>0.019490559895833</text:p>
          </table:table-cell>
          <table:table-cell office:value-type="float" office:value="0.00729338976801658" calcext:value-type="float">
            <text:p>0.007293389768017</text:p>
          </table:table-cell>
          <table:table-cell office:value-type="float" office:value="0.00326879713270399" calcext:value-type="float">
            <text:p>0.003268797132704</text:p>
          </table:table-cell>
          <table:table-cell office:value-type="float" office:value="0.00165857187046841" calcext:value-type="float">
            <text:p>0.001658571870468</text:p>
          </table:table-cell>
          <table:table-cell office:value-type="float" office:value="0.00082652393562363" calcext:value-type="float">
            <text:p>0.000826523935624</text:p>
          </table:table-cell>
          <table:table-cell office:value-type="float" office:value="0.000411099074129518" calcext:value-type="float">
            <text:p>0.0004110990741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181342230902778" calcext:value-type="float">
            <text:p>0.018134223090278</text:p>
          </table:table-cell>
          <table:table-cell office:value-type="float" office:value="0.00854928152901786" calcext:value-type="float">
            <text:p>0.008549281529018</text:p>
          </table:table-cell>
          <table:table-cell office:value-type="float" office:value="0.00417045593261719" calcext:value-type="float">
            <text:p>0.004170455932617</text:p>
          </table:table-cell>
          <table:table-cell office:value-type="float" office:value="0.00203772787000833" calcext:value-type="float">
            <text:p>0.002037727870008</text:p>
          </table:table-cell>
          <table:table-cell office:value-type="float" office:value="0.0010507866218367" calcext:value-type="float">
            <text:p>0.001050786621837</text:p>
          </table:table-cell>
          <table:table-cell office:value-type="float" office:value="0.000538885637991219" calcext:value-type="float">
            <text:p>0.00053888563799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17333984375" calcext:value-type="float">
            <text:p>0.017333984375</text:p>
          </table:table-cell>
          <table:table-cell office:value-type="float" office:value="0.0078514254823023" calcext:value-type="float">
            <text:p>0.007851425482302</text:p>
          </table:table-cell>
          <table:table-cell office:value-type="float" office:value="0.00368200514051649" calcext:value-type="float">
            <text:p>0.003682005140517</text:p>
          </table:table-cell>
          <table:table-cell office:value-type="float" office:value="0.00180095266725221" calcext:value-type="float">
            <text:p>0.001800952667252</text:p>
          </table:table-cell>
          <table:table-cell office:value-type="float" office:value="0.000851495113082063" calcext:value-type="float">
            <text:p>0.000851495113082</text:p>
          </table:table-cell>
          <table:table-cell office:value-type="float" office:value="0.000432048324384458" calcext:value-type="float">
            <text:p>0.00043204832438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00390625" calcext:value-type="float">
            <text:p>0.0400390625</text:p>
          </table:table-cell>
          <table:table-cell office:value-type="float" office:value="0.0184326171875" calcext:value-type="float">
            <text:p>0.0184326171875</text:p>
          </table:table-cell>
          <table:table-cell office:value-type="float" office:value="0.00807314502949617" calcext:value-type="float">
            <text:p>0.008073145029496</text:p>
          </table:table-cell>
          <table:table-cell office:value-type="float" office:value="0.00361621432834201" calcext:value-type="float">
            <text:p>0.003616214328342</text:p>
          </table:table-cell>
          <table:table-cell office:value-type="float" office:value="0.00168047239083281" calcext:value-type="float">
            <text:p>0.001680472390833</text:p>
          </table:table-cell>
          <table:table-cell office:value-type="float" office:value="0.000815978674060844" calcext:value-type="float">
            <text:p>0.000815978674061</text:p>
          </table:table-cell>
          <table:table-cell office:value-type="float" office:value="0.000402544457593598" calcext:value-type="float">
            <text:p>0.00040254445759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020751953125" calcext:value-type="float">
            <text:p>0.020751953125</text:p>
          </table:table-cell>
          <table:table-cell office:value-type="float" office:value="0.00857107979910714" calcext:value-type="float">
            <text:p>0.008571079799107</text:p>
          </table:table-cell>
          <table:table-cell office:value-type="float" office:value="0.00382436964246962" calcext:value-type="float">
            <text:p>0.00382436964247</text:p>
          </table:table-cell>
          <table:table-cell office:value-type="float" office:value="0.00186936986806117" calcext:value-type="float">
            <text:p>0.001869369868061</text:p>
          </table:table-cell>
          <table:table-cell office:value-type="float" office:value="0.000876258537792745" calcext:value-type="float">
            <text:p>0.000876258537793</text:p>
          </table:table-cell>
          <table:table-cell office:value-type="float" office:value="0.000437273691086193" calcext:value-type="float">
            <text:p>0.00043727369108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58984375" calcext:value-type="float">
            <text:p>0.0458984375</text:p>
          </table:table-cell>
          <table:table-cell office:value-type="float" office:value="0.0206027560763889" calcext:value-type="float">
            <text:p>0.020602756076389</text:p>
          </table:table-cell>
          <table:table-cell office:value-type="float" office:value="0.00889525121572066" calcext:value-type="float">
            <text:p>0.008895251215721</text:p>
          </table:table-cell>
          <table:table-cell office:value-type="float" office:value="0.00414383782280816" calcext:value-type="float">
            <text:p>0.004143837822808</text:p>
          </table:table-cell>
          <table:table-cell office:value-type="float" office:value="0.00195747309991398" calcext:value-type="float">
            <text:p>0.001957473099914</text:p>
          </table:table-cell>
          <table:table-cell office:value-type="float" office:value="0.000960576118285183" calcext:value-type="float">
            <text:p>0.000960576118285</text:p>
          </table:table-cell>
          <table:table-cell office:value-type="float" office:value="0.000486574752464261" calcext:value-type="float">
            <text:p>0.00048657475246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83203125" calcext:value-type="float">
            <text:p>0.0283203125</text:p>
          </table:table-cell>
          <table:table-cell office:value-type="float" office:value="0.0113254123263889" calcext:value-type="float">
            <text:p>0.011325412326389</text:p>
          </table:table-cell>
          <table:table-cell office:value-type="float" office:value="0.00589456363600128" calcext:value-type="float">
            <text:p>0.005894563636001</text:p>
          </table:table-cell>
          <table:table-cell office:value-type="float" office:value="0.00273882548014323" calcext:value-type="float">
            <text:p>0.002738825480143</text:p>
          </table:table-cell>
          <table:table-cell office:value-type="float" office:value="0.00133642296885353" calcext:value-type="float">
            <text:p>0.001336422968854</text:p>
          </table:table-cell>
          <table:table-cell office:value-type="float" office:value="0.000657903882291221" calcext:value-type="float">
            <text:p>0.000657903882291</text:p>
          </table:table-cell>
          <table:table-cell office:value-type="float" office:value="0.000326487134156546" calcext:value-type="float">
            <text:p>0.00032648713415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6640625" calcext:value-type="float">
            <text:p>0.056640625</text:p>
          </table:table-cell>
          <table:table-cell office:value-type="float" office:value="0.0218505859375" calcext:value-type="float">
            <text:p>0.0218505859375</text:p>
          </table:table-cell>
          <table:table-cell office:value-type="float" office:value="0.0087432861328125" calcext:value-type="float">
            <text:p>0.008743286132813</text:p>
          </table:table-cell>
          <table:table-cell office:value-type="float" office:value="0.00412814670138889" calcext:value-type="float">
            <text:p>0.004128146701389</text:p>
          </table:table-cell>
          <table:table-cell office:value-type="float" office:value="0.0019786841663436" calcext:value-type="float">
            <text:p>0.001978684166344</text:p>
          </table:table-cell>
          <table:table-cell office:value-type="float" office:value="0.000952448201257596" calcext:value-type="float">
            <text:p>0.000952448201258</text:p>
          </table:table-cell>
          <table:table-cell office:value-type="float" office:value="0.000471365177468407" calcext:value-type="float">
            <text:p>0.00047136517746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0188259548611111" calcext:value-type="float">
            <text:p>0.018825954861111</text:p>
          </table:table-cell>
          <table:table-cell office:value-type="float" office:value="0.00792117994658801" calcext:value-type="float">
            <text:p>0.007921179946588</text:p>
          </table:table-cell>
          <table:table-cell office:value-type="float" office:value="0.00361808776855469" calcext:value-type="float">
            <text:p>0.003618087768555</text:p>
          </table:table-cell>
          <table:table-cell office:value-type="float" office:value="0.00164303769678281" calcext:value-type="float">
            <text:p>0.001643037696783</text:p>
          </table:table-cell>
          <table:table-cell office:value-type="float" office:value="0.000810744187849299" calcext:value-type="float">
            <text:p>0.000810744187849</text:p>
          </table:table-cell>
          <table:table-cell office:value-type="float" office:value="0.000398353677155457" calcext:value-type="float">
            <text:p>0.00039835367715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0177408854166667" calcext:value-type="float">
            <text:p>0.017740885416667</text:p>
          </table:table-cell>
          <table:table-cell office:value-type="float" office:value="0.00708724041374362" calcext:value-type="float">
            <text:p>0.007087240413744</text:p>
          </table:table-cell>
          <table:table-cell office:value-type="float" office:value="0.00372101677788628" calcext:value-type="float">
            <text:p>0.003721016777886</text:p>
          </table:table-cell>
          <table:table-cell office:value-type="float" office:value="0.00178051962440642" calcext:value-type="float">
            <text:p>0.001780519624406</text:p>
          </table:table-cell>
          <table:table-cell office:value-type="float" office:value="0.000890428397000121" calcext:value-type="float">
            <text:p>0.000890428397</text:p>
          </table:table-cell>
          <table:table-cell office:value-type="float" office:value="0.000434325774337629" calcext:value-type="float">
            <text:p>0.00043432577433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00390625" calcext:value-type="float">
            <text:p>0.0400390625</text:p>
          </table:table-cell>
          <table:table-cell office:value-type="float" office:value="0.0142822265625" calcext:value-type="float">
            <text:p>0.0142822265625</text:p>
          </table:table-cell>
          <table:table-cell office:value-type="float" office:value="0.00658214335538903" calcext:value-type="float">
            <text:p>0.006582143355389</text:p>
          </table:table-cell>
          <table:table-cell office:value-type="float" office:value="0.0030381605360243" calcext:value-type="float">
            <text:p>0.003038160536024</text:p>
          </table:table-cell>
          <table:table-cell office:value-type="float" office:value="0.00140765231804347" calcext:value-type="float">
            <text:p>0.001407652318043</text:p>
          </table:table-cell>
          <table:table-cell office:value-type="float" office:value="0.000649300870140904" calcext:value-type="float">
            <text:p>0.000649300870141</text:p>
          </table:table-cell>
          <table:table-cell office:value-type="float" office:value="0.000320240668594464" calcext:value-type="float">
            <text:p>0.00032024066859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0168050130208333" calcext:value-type="float">
            <text:p>0.016805013020833</text:p>
          </table:table-cell>
          <table:table-cell office:value-type="float" office:value="0.00720526247608418" calcext:value-type="float">
            <text:p>0.007205262476084</text:p>
          </table:table-cell>
          <table:table-cell office:value-type="float" office:value="0.0034728749593099" calcext:value-type="float">
            <text:p>0.00347287495931</text:p>
          </table:table-cell>
          <table:table-cell office:value-type="float" office:value="0.00171368253590785" calcext:value-type="float">
            <text:p>0.001713682535908</text:p>
          </table:table-cell>
          <table:table-cell office:value-type="float" office:value="0.00084842120889273" calcext:value-type="float">
            <text:p>0.000848421208893</text:p>
          </table:table-cell>
          <table:table-cell office:value-type="float" office:value="0.000423014485479044" calcext:value-type="float">
            <text:p>0.00042301448547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00390625" calcext:value-type="float">
            <text:p>0.0400390625</text:p>
          </table:table-cell>
          <table:table-cell office:value-type="float" office:value="0.017333984375" calcext:value-type="float">
            <text:p>0.017333984375</text:p>
          </table:table-cell>
          <table:table-cell office:value-type="float" office:value="0.00745718819754464" calcext:value-type="float">
            <text:p>0.007457188197545</text:p>
          </table:table-cell>
          <table:table-cell office:value-type="float" office:value="0.00333722432454427" calcext:value-type="float">
            <text:p>0.003337224324544</text:p>
          </table:table-cell>
          <table:table-cell office:value-type="float" office:value="0.0016941113725041" calcext:value-type="float">
            <text:p>0.001694111372504</text:p>
          </table:table-cell>
          <table:table-cell office:value-type="float" office:value="0.00082839969484594" calcext:value-type="float">
            <text:p>0.000828399694846</text:p>
          </table:table-cell>
          <table:table-cell office:value-type="float" office:value="0.000416655829758925" calcext:value-type="float">
            <text:p>0.00041665582975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02734375" calcext:value-type="float">
            <text:p>0.0302734375</text:p>
          </table:table-cell>
          <table:table-cell office:value-type="float" office:value="0.0138210720486111" calcext:value-type="float">
            <text:p>0.013821072048611</text:p>
          </table:table-cell>
          <table:table-cell office:value-type="float" office:value="0.00742822763871174" calcext:value-type="float">
            <text:p>0.007428227638712</text:p>
          </table:table-cell>
          <table:table-cell office:value-type="float" office:value="0.00363571166992187" calcext:value-type="float">
            <text:p>0.003635711669922</text:p>
          </table:table-cell>
          <table:table-cell office:value-type="float" office:value="0.00176147888651996" calcext:value-type="float">
            <text:p>0.00176147888652</text:p>
          </table:table-cell>
          <table:table-cell office:value-type="float" office:value="0.000893402719834074" calcext:value-type="float">
            <text:p>0.000893402719834</text:p>
          </table:table-cell>
          <table:table-cell office:value-type="float" office:value="0.000448358606601857" calcext:value-type="float">
            <text:p>0.00044835860660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61328125" calcext:value-type="float">
            <text:p>0.0361328125</text:p>
          </table:table-cell>
          <table:table-cell office:value-type="float" office:value="0.0169813368055556" calcext:value-type="float">
            <text:p>0.016981336805556</text:p>
          </table:table-cell>
          <table:table-cell office:value-type="float" office:value="0.0080005879304847" calcext:value-type="float">
            <text:p>0.008000587930485</text:p>
          </table:table-cell>
          <table:table-cell office:value-type="float" office:value="0.00370519002278646" calcext:value-type="float">
            <text:p>0.003705190022786</text:p>
          </table:table-cell>
          <table:table-cell office:value-type="float" office:value="0.00177602018699686" calcext:value-type="float">
            <text:p>0.001776020186997</text:p>
          </table:table-cell>
          <table:table-cell office:value-type="float" office:value="0.000867741463556191" calcext:value-type="float">
            <text:p>0.000867741463556</text:p>
          </table:table-cell>
          <table:table-cell office:value-type="float" office:value="0.000430816710937621" calcext:value-type="float">
            <text:p>0.00043081671093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84597439236111" calcext:value-type="float">
            <text:p>0.018459743923611</text:p>
          </table:table-cell>
          <table:table-cell office:value-type="float" office:value="0.00713083695392219" calcext:value-type="float">
            <text:p>0.007130836953922</text:p>
          </table:table-cell>
          <table:table-cell office:value-type="float" office:value="0.00371537102593316" calcext:value-type="float">
            <text:p>0.003715371025933</text:p>
          </table:table-cell>
          <table:table-cell office:value-type="float" office:value="0.00168830869597277" calcext:value-type="float">
            <text:p>0.001688308695973</text:p>
          </table:table-cell>
          <table:table-cell office:value-type="float" office:value="0.000840413657505826" calcext:value-type="float">
            <text:p>0.000840413657506</text:p>
          </table:table-cell>
          <table:table-cell office:value-type="float" office:value="0.000418017489304508" calcext:value-type="float">
            <text:p>0.00041801748930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22265625" calcext:value-type="float">
            <text:p>0.0322265625</text:p>
          </table:table-cell>
          <table:table-cell office:value-type="float" office:value="0.0155978732638889" calcext:value-type="float">
            <text:p>0.015597873263889</text:p>
          </table:table-cell>
          <table:table-cell office:value-type="float" office:value="0.00679919184470663" calcext:value-type="float">
            <text:p>0.006799191844707</text:p>
          </table:table-cell>
          <table:table-cell office:value-type="float" office:value="0.00303888108995226" calcext:value-type="float">
            <text:p>0.003038881089952</text:p>
          </table:table-cell>
          <table:table-cell office:value-type="float" office:value="0.00151219625998982" calcext:value-type="float">
            <text:p>0.00151219625999</text:p>
          </table:table-cell>
          <table:table-cell office:value-type="float" office:value="0.000733718107076459" calcext:value-type="float">
            <text:p>0.000733718107076</text:p>
          </table:table-cell>
          <table:table-cell office:value-type="float" office:value="0.000360774021242104" calcext:value-type="float">
            <text:p>0.00036077402124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61328125" calcext:value-type="float">
            <text:p>0.0361328125</text:p>
          </table:table-cell>
          <table:table-cell office:value-type="float" office:value="0.0148790147569444" calcext:value-type="float">
            <text:p>0.014879014756945</text:p>
          </table:table-cell>
          <table:table-cell office:value-type="float" office:value="0.00779163594148597" calcext:value-type="float">
            <text:p>0.007791635941486</text:p>
          </table:table-cell>
          <table:table-cell office:value-type="float" office:value="0.00329483032226562" calcext:value-type="float">
            <text:p>0.003294830322266</text:p>
          </table:table-cell>
          <table:table-cell office:value-type="float" office:value="0.00155730500553699" calcext:value-type="float">
            <text:p>0.001557305005537</text:p>
          </table:table-cell>
          <table:table-cell office:value-type="float" office:value="0.000796272017908325" calcext:value-type="float">
            <text:p>0.000796272017908</text:p>
          </table:table-cell>
          <table:table-cell office:value-type="float" office:value="0.000394462561895979" calcext:value-type="float">
            <text:p>0.00039446256189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190158420138889" calcext:value-type="float">
            <text:p>0.019015842013889</text:p>
          </table:table-cell>
          <table:table-cell office:value-type="float" office:value="0.00816812320631378" calcext:value-type="float">
            <text:p>0.008168123206314</text:p>
          </table:table-cell>
          <table:table-cell office:value-type="float" office:value="0.00411074320475261" calcext:value-type="float">
            <text:p>0.004110743204753</text:p>
          </table:table-cell>
          <table:table-cell office:value-type="float" office:value="0.00203112508950447" calcext:value-type="float">
            <text:p>0.002031125089504</text:p>
          </table:table-cell>
          <table:table-cell office:value-type="float" office:value="0.00100515486611981" calcext:value-type="float">
            <text:p>0.00100515486612</text:p>
          </table:table-cell>
          <table:table-cell office:value-type="float" office:value="0.000498784760851523" calcext:value-type="float">
            <text:p>0.00049878476085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98046875" calcext:value-type="float">
            <text:p>0.0498046875</text:p>
          </table:table-cell>
          <table:table-cell office:value-type="float" office:value="0.01806640625" calcext:value-type="float">
            <text:p>0.01806640625</text:p>
          </table:table-cell>
          <table:table-cell office:value-type="float" office:value="0.00864612812898597" calcext:value-type="float">
            <text:p>0.008646128128986</text:p>
          </table:table-cell>
          <table:table-cell office:value-type="float" office:value="0.00391933865017361" calcext:value-type="float">
            <text:p>0.003919338650174</text:p>
          </table:table-cell>
          <table:table-cell office:value-type="float" office:value="0.00177018773915492" calcext:value-type="float">
            <text:p>0.001770187739155</text:p>
          </table:table-cell>
          <table:table-cell office:value-type="float" office:value="0.000871597594234498" calcext:value-type="float">
            <text:p>0.000871597594234</text:p>
          </table:table-cell>
          <table:table-cell office:value-type="float" office:value="0.000432554431020811" calcext:value-type="float">
            <text:p>0.00043255443102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61328125" calcext:value-type="float">
            <text:p>0.0361328125</text:p>
          </table:table-cell>
          <table:table-cell office:value-type="float" office:value="0.0159098307291667" calcext:value-type="float">
            <text:p>0.015909830729167</text:p>
          </table:table-cell>
          <table:table-cell office:value-type="float" office:value="0.00654508629623725" calcext:value-type="float">
            <text:p>0.006545086296237</text:p>
          </table:table-cell>
          <table:table-cell office:value-type="float" office:value="0.00320025126139323" calcext:value-type="float">
            <text:p>0.003200251261393</text:p>
          </table:table-cell>
          <table:table-cell office:value-type="float" office:value="0.00156124895990949" calcext:value-type="float">
            <text:p>0.00156124895991</text:p>
          </table:table-cell>
          <table:table-cell office:value-type="float" office:value="0.000766212294761886" calcext:value-type="float">
            <text:p>0.000766212294762</text:p>
          </table:table-cell>
          <table:table-cell office:value-type="float" office:value="0.000379053457404581" calcext:value-type="float">
            <text:p>0.00037905345740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145806206597222" calcext:value-type="float">
            <text:p>0.014580620659722</text:p>
          </table:table-cell>
          <table:table-cell office:value-type="float" office:value="0.00651425731425383" calcext:value-type="float">
            <text:p>0.006514257314254</text:p>
          </table:table-cell>
          <table:table-cell office:value-type="float" office:value="0.00283281962076823" calcext:value-type="float">
            <text:p>0.002832819620768</text:p>
          </table:table-cell>
          <table:table-cell office:value-type="float" office:value="0.00144377285682448" calcext:value-type="float">
            <text:p>0.001443772856824</text:p>
          </table:table-cell>
          <table:table-cell office:value-type="float" office:value="0.000771926929500788" calcext:value-type="float">
            <text:p>0.000771926929501</text:p>
          </table:table-cell>
          <table:table-cell office:value-type="float" office:value="0.000379097448581431" calcext:value-type="float">
            <text:p>0.00037909744858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0178493923611111" calcext:value-type="float">
            <text:p>0.017849392361111</text:p>
          </table:table-cell>
          <table:table-cell office:value-type="float" office:value="0.00822573292012117" calcext:value-type="float">
            <text:p>0.008225732920121</text:p>
          </table:table-cell>
          <table:table-cell office:value-type="float" office:value="0.00418391757541233" calcext:value-type="float">
            <text:p>0.004183917575412</text:p>
          </table:table-cell>
          <table:table-cell office:value-type="float" office:value="0.00204892436373866" calcext:value-type="float">
            <text:p>0.002048924363739</text:p>
          </table:table-cell>
          <table:table-cell office:value-type="float" office:value="0.00104448702359986" calcext:value-type="float">
            <text:p>0.0010444870236</text:p>
          </table:table-cell>
          <table:table-cell office:value-type="float" office:value="0.000524966231335325" calcext:value-type="float">
            <text:p>0.00052496623133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07557508680556" calcext:value-type="float">
            <text:p>0.010755750868056</text:p>
          </table:table-cell>
          <table:table-cell office:value-type="float" office:value="0.00539413763552296" calcext:value-type="float">
            <text:p>0.005394137635523</text:p>
          </table:table-cell>
          <table:table-cell office:value-type="float" office:value="0.00251128302680122" calcext:value-type="float">
            <text:p>0.002511283026801</text:p>
          </table:table-cell>
          <table:table-cell office:value-type="float" office:value="0.00126880934533666" calcext:value-type="float">
            <text:p>0.001268809345337</text:p>
          </table:table-cell>
          <table:table-cell office:value-type="float" office:value="0.000677839728740097" calcext:value-type="float">
            <text:p>0.00067783972874</text:p>
          </table:table-cell>
          <table:table-cell office:value-type="float" office:value="0.000348202596410533" calcext:value-type="float">
            <text:p>0.00034820259641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98046875" calcext:value-type="float">
            <text:p>0.0498046875</text:p>
          </table:table-cell>
          <table:table-cell office:value-type="float" office:value="0.01416015625" calcext:value-type="float">
            <text:p>0.01416015625</text:p>
          </table:table-cell>
          <table:table-cell office:value-type="float" office:value="0.0059577786192602" calcext:value-type="float">
            <text:p>0.00595777861926</text:p>
          </table:table-cell>
          <table:table-cell office:value-type="float" office:value="0.00296768188476563" calcext:value-type="float">
            <text:p>0.002967681884766</text:p>
          </table:table-cell>
          <table:table-cell office:value-type="float" office:value="0.00138521715455943" calcext:value-type="float">
            <text:p>0.001385217154559</text:p>
          </table:table-cell>
          <table:table-cell office:value-type="float" office:value="0.000690366615724071" calcext:value-type="float">
            <text:p>0.000690366615724</text:p>
          </table:table-cell>
          <table:table-cell office:value-type="float" office:value="0.000341956425795176" calcext:value-type="float">
            <text:p>0.00034195642579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1953125" calcext:value-type="float">
            <text:p>0.01953125</text:p>
          </table:table-cell>
          <table:table-cell office:value-type="float" office:value="0.0128851996527778" calcext:value-type="float">
            <text:p>0.012885199652778</text:p>
          </table:table-cell>
          <table:table-cell office:value-type="float" office:value="0.0059661865234375" calcext:value-type="float">
            <text:p>0.005966186523438</text:p>
          </table:table-cell>
          <table:table-cell office:value-type="float" office:value="0.00234282599555122" calcext:value-type="float">
            <text:p>0.002342825995551</text:p>
          </table:table-cell>
          <table:table-cell office:value-type="float" office:value="0.00115242336840833" calcext:value-type="float">
            <text:p>0.001152423368408</text:p>
          </table:table-cell>
          <table:table-cell office:value-type="float" office:value="0.000582879693119494" calcext:value-type="float">
            <text:p>0.000582879693119</text:p>
          </table:table-cell>
          <table:table-cell office:value-type="float" office:value="0.000288640316794031" calcext:value-type="float">
            <text:p>0.00028864031679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156656901041667" calcext:value-type="float">
            <text:p>0.015665690104167</text:p>
          </table:table-cell>
          <table:table-cell office:value-type="float" office:value="0.00643702915736607" calcext:value-type="float">
            <text:p>0.006437029157366</text:p>
          </table:table-cell>
          <table:table-cell office:value-type="float" office:value="0.00300816006130642" calcext:value-type="float">
            <text:p>0.003008160061306</text:p>
          </table:table-cell>
          <table:table-cell office:value-type="float" office:value="0.00147123316944452" calcext:value-type="float">
            <text:p>0.001471233169445</text:p>
          </table:table-cell>
          <table:table-cell office:value-type="float" office:value="0.000709736616012581" calcext:value-type="float">
            <text:p>0.000709736616013</text:p>
          </table:table-cell>
          <table:table-cell office:value-type="float" office:value="0.000371051313037637" calcext:value-type="float">
            <text:p>0.00037105131303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46875" calcext:value-type="float">
            <text:p>0.0546875</text:p>
          </table:table-cell>
          <table:table-cell office:value-type="float" office:value="0.0184461805555556" calcext:value-type="float">
            <text:p>0.018446180555556</text:p>
          </table:table-cell>
          <table:table-cell office:value-type="float" office:value="0.00926519899952169" calcext:value-type="float">
            <text:p>0.009265198999522</text:p>
          </table:table-cell>
          <table:table-cell office:value-type="float" office:value="0.00437918768988715" calcext:value-type="float">
            <text:p>0.004379187689887</text:p>
          </table:table-cell>
          <table:table-cell office:value-type="float" office:value="0.00195106805053139" calcext:value-type="float">
            <text:p>0.001951068050531</text:p>
          </table:table-cell>
          <table:table-cell office:value-type="float" office:value="0.00101347354354051" calcext:value-type="float">
            <text:p>0.001013473543541</text:p>
          </table:table-cell>
          <table:table-cell office:value-type="float" office:value="0.000500229851055355" calcext:value-type="float">
            <text:p>0.00050022985105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160997178819444" calcext:value-type="float">
            <text:p>0.016099717881945</text:p>
          </table:table-cell>
          <table:table-cell office:value-type="float" office:value="0.00768949547592474" calcext:value-type="float">
            <text:p>0.007689495475925</text:p>
          </table:table-cell>
          <table:table-cell office:value-type="float" office:value="0.00380379570855035" calcext:value-type="float">
            <text:p>0.00380379570855</text:p>
          </table:table-cell>
          <table:table-cell office:value-type="float" office:value="0.00187465452378796" calcext:value-type="float">
            <text:p>0.001874654523788</text:p>
          </table:table-cell>
          <table:table-cell office:value-type="float" office:value="0.000906537096636756" calcext:value-type="float">
            <text:p>0.000906537096637</text:p>
          </table:table-cell>
          <table:table-cell office:value-type="float" office:value="0.000462622450979565" calcext:value-type="float">
            <text:p>0.0004626224509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156114366319444" calcext:value-type="float">
            <text:p>0.015611436631945</text:p>
          </table:table-cell>
          <table:table-cell office:value-type="float" office:value="0.00572671695631378" calcext:value-type="float">
            <text:p>0.005726716956314</text:p>
          </table:table-cell>
          <table:table-cell office:value-type="float" office:value="0.00275642395019531" calcext:value-type="float">
            <text:p>0.002756423950195</text:p>
          </table:table-cell>
          <table:table-cell office:value-type="float" office:value="0.00140515773030895" calcext:value-type="float">
            <text:p>0.001405157730309</text:p>
          </table:table-cell>
          <table:table-cell office:value-type="float" office:value="0.000714805225906699" calcext:value-type="float">
            <text:p>0.000714805225907</text:p>
          </table:table-cell>
          <table:table-cell office:value-type="float" office:value="0.000364440870052957" calcext:value-type="float">
            <text:p>0.00036444087005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4921875" calcext:value-type="float">
            <text:p>0.044921875</text:p>
          </table:table-cell>
          <table:table-cell office:value-type="float" office:value="0.0171440972222222" calcext:value-type="float">
            <text:p>0.017144097222222</text:p>
          </table:table-cell>
          <table:table-cell office:value-type="float" office:value="0.00739926707987883" calcext:value-type="float">
            <text:p>0.007399267079879</text:p>
          </table:table-cell>
          <table:table-cell office:value-type="float" office:value="0.00363723754882812" calcext:value-type="float">
            <text:p>0.003637237548828</text:p>
          </table:table-cell>
          <table:table-cell office:value-type="float" office:value="0.00171584294068081" calcext:value-type="float">
            <text:p>0.001715842940681</text:p>
          </table:table-cell>
          <table:table-cell office:value-type="float" office:value="0.000839466868734804" calcext:value-type="float">
            <text:p>0.000839466868735</text:p>
          </table:table-cell>
          <table:table-cell office:value-type="float" office:value="0.000415805549859646" calcext:value-type="float">
            <text:p>0.0004158055498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156114366319444" calcext:value-type="float">
            <text:p>0.015611436631945</text:p>
          </table:table-cell>
          <table:table-cell office:value-type="float" office:value="0.0073310696348852" calcext:value-type="float">
            <text:p>0.007331069634885</text:p>
          </table:table-cell>
          <table:table-cell office:value-type="float" office:value="0.00355079650878906" calcext:value-type="float">
            <text:p>0.003550796508789</text:p>
          </table:table-cell>
          <table:table-cell office:value-type="float" office:value="0.00165735323148761" calcext:value-type="float">
            <text:p>0.001657353231488</text:p>
          </table:table-cell>
          <table:table-cell office:value-type="float" office:value="0.000822691405020724" calcext:value-type="float">
            <text:p>0.000822691405021</text:p>
          </table:table-cell>
          <table:table-cell office:value-type="float" office:value="0.00041093227425063" calcext:value-type="float">
            <text:p>0.00041093227425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43636067708333" calcext:value-type="float">
            <text:p>0.014363606770833</text:p>
          </table:table-cell>
          <table:table-cell office:value-type="float" office:value="0.00704769212372449" calcext:value-type="float">
            <text:p>0.007047692123724</text:p>
          </table:table-cell>
          <table:table-cell office:value-type="float" office:value="0.0031402333577474" calcext:value-type="float">
            <text:p>0.003140233357747</text:p>
          </table:table-cell>
          <table:table-cell office:value-type="float" office:value="0.00164286800031235" calcext:value-type="float">
            <text:p>0.001642868000312</text:p>
          </table:table-cell>
          <table:table-cell office:value-type="float" office:value="0.000818997981957387" calcext:value-type="float">
            <text:p>0.000818997981957</text:p>
          </table:table-cell>
          <table:table-cell office:value-type="float" office:value="0.000403227443341483" calcext:value-type="float">
            <text:p>0.00040322744334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0.0212537977430556" calcext:value-type="float">
            <text:p>0.021253797743056</text:p>
          </table:table-cell>
          <table:table-cell office:value-type="float" office:value="0.00889462840800383" calcext:value-type="float">
            <text:p>0.008894628408004</text:p>
          </table:table-cell>
          <table:table-cell office:value-type="float" office:value="0.0040203603108724" calcext:value-type="float">
            <text:p>0.004020360310872</text:p>
          </table:table-cell>
          <table:table-cell office:value-type="float" office:value="0.00207199663326966" calcext:value-type="float">
            <text:p>0.00207199663327</text:p>
          </table:table-cell>
          <table:table-cell office:value-type="float" office:value="0.00103401042226281" calcext:value-type="float">
            <text:p>0.001034010422263</text:p>
          </table:table-cell>
          <table:table-cell office:value-type="float" office:value="0.000509836055443243" calcext:value-type="float">
            <text:p>0.00050983605544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9921875" calcext:value-type="float">
            <text:p>0.0419921875</text:p>
          </table:table-cell>
          <table:table-cell office:value-type="float" office:value="0.0125461154513889" calcext:value-type="float">
            <text:p>0.012546115451389</text:p>
          </table:table-cell>
          <table:table-cell office:value-type="float" office:value="0.0072258151307398" calcext:value-type="float">
            <text:p>0.00722581513074</text:p>
          </table:table-cell>
          <table:table-cell office:value-type="float" office:value="0.00368231031629774" calcext:value-type="float">
            <text:p>0.003682310316298</text:p>
          </table:table-cell>
          <table:table-cell office:value-type="float" office:value="0.00174179409594739" calcext:value-type="float">
            <text:p>0.001741794095947</text:p>
          </table:table-cell>
          <table:table-cell office:value-type="float" office:value="0.000896944398091884" calcext:value-type="float">
            <text:p>0.000896944398092</text:p>
          </table:table-cell>
          <table:table-cell office:value-type="float" office:value="0.000424400939488856" calcext:value-type="float">
            <text:p>0.00042440093948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189615885416667" calcext:value-type="float">
            <text:p>0.018961588541667</text:p>
          </table:table-cell>
          <table:table-cell office:value-type="float" office:value="0.00683811732700893" calcext:value-type="float">
            <text:p>0.006838117327009</text:p>
          </table:table-cell>
          <table:table-cell office:value-type="float" office:value="0.00328013949924045" calcext:value-type="float">
            <text:p>0.00328013949924</text:p>
          </table:table-cell>
          <table:table-cell office:value-type="float" office:value="0.00147740104071928" calcext:value-type="float">
            <text:p>0.001477401040719</text:p>
          </table:table-cell>
          <table:table-cell office:value-type="float" office:value="0.000721797328296853" calcext:value-type="float">
            <text:p>0.000721797328297</text:p>
          </table:table-cell>
          <table:table-cell office:value-type="float" office:value="0.000359400539575873" calcext:value-type="float">
            <text:p>0.00035940053957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22265625" calcext:value-type="float">
            <text:p>0.0322265625</text:p>
          </table:table-cell>
          <table:table-cell office:value-type="float" office:value="0.0171169704861111" calcext:value-type="float">
            <text:p>0.017116970486111</text:p>
          </table:table-cell>
          <table:table-cell office:value-type="float" office:value="0.0081092678770727" calcext:value-type="float">
            <text:p>0.008109267877073</text:p>
          </table:table-cell>
          <table:table-cell office:value-type="float" office:value="0.00384967380099826" calcext:value-type="float">
            <text:p>0.003849673800998</text:p>
          </table:table-cell>
          <table:table-cell office:value-type="float" office:value="0.00183148885244634" calcext:value-type="float">
            <text:p>0.001831488852446</text:p>
          </table:table-cell>
          <table:table-cell office:value-type="float" office:value="0.000903270742580253" calcext:value-type="float">
            <text:p>0.00090327074258</text:p>
          </table:table-cell>
          <table:table-cell office:value-type="float" office:value="0.000447355176366797" calcext:value-type="float">
            <text:p>0.00044735517636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61328125" calcext:value-type="float">
            <text:p>0.0361328125</text:p>
          </table:table-cell>
          <table:table-cell office:value-type="float" office:value="0.0150282118055556" calcext:value-type="float">
            <text:p>0.015028211805556</text:p>
          </table:table-cell>
          <table:table-cell office:value-type="float" office:value="0.00774866220902424" calcext:value-type="float">
            <text:p>0.007748662209024</text:p>
          </table:table-cell>
          <table:table-cell office:value-type="float" office:value="0.00333207024468316" calcext:value-type="float">
            <text:p>0.003332070244683</text:p>
          </table:table-cell>
          <table:table-cell office:value-type="float" office:value="0.00152458732755822" calcext:value-type="float">
            <text:p>0.001524587327558</text:p>
          </table:table-cell>
          <table:table-cell office:value-type="float" office:value="0.000735767093705542" calcext:value-type="float">
            <text:p>0.000735767093706</text:p>
          </table:table-cell>
          <table:table-cell office:value-type="float" office:value="0.000368876221146111" calcext:value-type="float">
            <text:p>0.00036887622114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64453125" calcext:value-type="float">
            <text:p>0.064453125</text:p>
          </table:table-cell>
          <table:table-cell office:value-type="float" office:value="0.0246853298611111" calcext:value-type="float">
            <text:p>0.024685329861111</text:p>
          </table:table-cell>
          <table:table-cell office:value-type="float" office:value="0.0117779167330995" calcext:value-type="float">
            <text:p>0.0117779167331</text:p>
          </table:table-cell>
          <table:table-cell office:value-type="float" office:value="0.00532270643446181" calcext:value-type="float">
            <text:p>0.005322706434462</text:p>
          </table:table-cell>
          <table:table-cell office:value-type="float" office:value="0.00266540509480964" calcext:value-type="float">
            <text:p>0.00266540509481</text:p>
          </table:table-cell>
          <table:table-cell office:value-type="float" office:value="0.00130777805480467" calcext:value-type="float">
            <text:p>0.001307778054805</text:p>
          </table:table-cell>
          <table:table-cell office:value-type="float" office:value="0.000643701161557547" calcext:value-type="float">
            <text:p>0.00064370116155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021240234375" calcext:value-type="float">
            <text:p>0.021240234375</text:p>
          </table:table-cell>
          <table:table-cell office:value-type="float" office:value="0.00873581244021046" calcext:value-type="float">
            <text:p>0.00873581244021</text:p>
          </table:table-cell>
          <table:table-cell office:value-type="float" office:value="0.00390655517578125" calcext:value-type="float">
            <text:p>0.003906555175781</text:p>
          </table:table-cell>
          <table:table-cell office:value-type="float" office:value="0.00202454935127441" calcext:value-type="float">
            <text:p>0.002024549351274</text:p>
          </table:table-cell>
          <table:table-cell office:value-type="float" office:value="0.00100018769224815" calcext:value-type="float">
            <text:p>0.001000187692248</text:p>
          </table:table-cell>
          <table:table-cell office:value-type="float" office:value="0.000512871025359389" calcext:value-type="float">
            <text:p>0.00051287102535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22265625" calcext:value-type="float">
            <text:p>0.0322265625</text:p>
          </table:table-cell>
          <table:table-cell office:value-type="float" office:value="0.0152587890625" calcext:value-type="float">
            <text:p>0.0152587890625</text:p>
          </table:table-cell>
          <table:table-cell office:value-type="float" office:value="0.00667245047433036" calcext:value-type="float">
            <text:p>0.00667245047433</text:p>
          </table:table-cell>
          <table:table-cell office:value-type="float" office:value="0.00332628885904948" calcext:value-type="float">
            <text:p>0.003326288859049</text:p>
          </table:table-cell>
          <table:table-cell office:value-type="float" office:value="0.00170154700542216" calcext:value-type="float">
            <text:p>0.001701547005422</text:p>
          </table:table-cell>
          <table:table-cell office:value-type="float" office:value="0.000856864006340909" calcext:value-type="float">
            <text:p>0.000856864006341</text:p>
          </table:table-cell>
          <table:table-cell office:value-type="float" office:value="0.000422654695745602" calcext:value-type="float">
            <text:p>0.00042265469574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0155571831597222" calcext:value-type="float">
            <text:p>0.015557183159722</text:p>
          </table:table-cell>
          <table:table-cell office:value-type="float" office:value="0.00694773148517219" calcext:value-type="float">
            <text:p>0.006947731485172</text:p>
          </table:table-cell>
          <table:table-cell office:value-type="float" office:value="0.00311942206488715" calcext:value-type="float">
            <text:p>0.003119422064887</text:p>
          </table:table-cell>
          <table:table-cell office:value-type="float" office:value="0.00145799535618364" calcext:value-type="float">
            <text:p>0.001457995356184</text:p>
          </table:table-cell>
          <table:table-cell office:value-type="float" office:value="0.000753616454710015" calcext:value-type="float">
            <text:p>0.00075361645471</text:p>
          </table:table-cell>
          <table:table-cell office:value-type="float" office:value="0.000367227110957928" calcext:value-type="float">
            <text:p>0.00036722711095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734375" calcext:value-type="float">
            <text:p>0.02734375</text:p>
          </table:table-cell>
          <table:table-cell office:value-type="float" office:value="0.00897894965277778" calcext:value-type="float">
            <text:p>0.008978949652778</text:p>
          </table:table-cell>
          <table:table-cell office:value-type="float" office:value="0.00483859315210459" calcext:value-type="float">
            <text:p>0.004838593152105</text:p>
          </table:table-cell>
          <table:table-cell office:value-type="float" office:value="0.00242383321126302" calcext:value-type="float">
            <text:p>0.002423833211263</text:p>
          </table:table-cell>
          <table:table-cell office:value-type="float" office:value="0.00123666774221811" calcext:value-type="float">
            <text:p>0.001236667742218</text:p>
          </table:table-cell>
          <table:table-cell office:value-type="float" office:value="0.000645514495969269" calcext:value-type="float">
            <text:p>0.000645514495969</text:p>
          </table:table-cell>
          <table:table-cell office:value-type="float" office:value="0.000322118778467932" calcext:value-type="float">
            <text:p>0.00032211877846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158013237847222" calcext:value-type="float">
            <text:p>0.015801323784722</text:p>
          </table:table-cell>
          <table:table-cell office:value-type="float" office:value="0.00723702566964286" calcext:value-type="float">
            <text:p>0.007237025669643</text:p>
          </table:table-cell>
          <table:table-cell office:value-type="float" office:value="0.00354944017198351" calcext:value-type="float">
            <text:p>0.003549440171984</text:p>
          </table:table-cell>
          <table:table-cell office:value-type="float" office:value="0.00181289989419832" calcext:value-type="float">
            <text:p>0.001812899894198</text:p>
          </table:table-cell>
          <table:table-cell office:value-type="float" office:value="0.000896588332048139" calcext:value-type="float">
            <text:p>0.000896588332048</text:p>
          </table:table-cell>
          <table:table-cell office:value-type="float" office:value="0.000438623504952346" calcext:value-type="float">
            <text:p>0.00043862350495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83203125" calcext:value-type="float">
            <text:p>0.0283203125</text:p>
          </table:table-cell>
          <table:table-cell office:value-type="float" office:value="0.012451171875" calcext:value-type="float">
            <text:p>0.012451171875</text:p>
          </table:table-cell>
          <table:table-cell office:value-type="float" office:value="0.00697700344786352" calcext:value-type="float">
            <text:p>0.006977003447864</text:p>
          </table:table-cell>
          <table:table-cell office:value-type="float" office:value="0.00373045179578993" calcext:value-type="float">
            <text:p>0.00373045179579</text:p>
          </table:table-cell>
          <table:table-cell office:value-type="float" office:value="0.00178411947204717" calcext:value-type="float">
            <text:p>0.001784119472047</text:p>
          </table:table-cell>
          <table:table-cell office:value-type="float" office:value="0.000882165449697024" calcext:value-type="float">
            <text:p>0.000882165449697</text:p>
          </table:table-cell>
          <table:table-cell office:value-type="float" office:value="0.000444053800037386" calcext:value-type="float">
            <text:p>0.00044405380003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0142144097222222" calcext:value-type="float">
            <text:p>0.014214409722222</text:p>
          </table:table-cell>
          <table:table-cell office:value-type="float" office:value="0.00604248046875" calcext:value-type="float">
            <text:p>0.00604248046875</text:p>
          </table:table-cell>
          <table:table-cell office:value-type="float" office:value="0.00290713840060764" calcext:value-type="float">
            <text:p>0.002907138400608</text:p>
          </table:table-cell>
          <table:table-cell office:value-type="float" office:value="0.00139414011253651" calcext:value-type="float">
            <text:p>0.001394140112537</text:p>
          </table:table-cell>
          <table:table-cell office:value-type="float" office:value="0.000646035777558365" calcext:value-type="float">
            <text:p>0.000646035777558</text:p>
          </table:table-cell>
          <table:table-cell office:value-type="float" office:value="0.000315391462901616" calcext:value-type="float">
            <text:p>0.00031539146290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36990017361111" calcext:value-type="float">
            <text:p>0.013699001736111</text:p>
          </table:table-cell>
          <table:table-cell office:value-type="float" office:value="0.00538043586575255" calcext:value-type="float">
            <text:p>0.005380435865753</text:p>
          </table:table-cell>
          <table:table-cell office:value-type="float" office:value="0.0026072269015842" calcext:value-type="float">
            <text:p>0.002607226901584</text:p>
          </table:table-cell>
          <table:table-cell office:value-type="float" office:value="0.00141819905291983" calcext:value-type="float">
            <text:p>0.00141819905292</text:p>
          </table:table-cell>
          <table:table-cell office:value-type="float" office:value="0.000693119730087995" calcext:value-type="float">
            <text:p>0.000693119730088</text:p>
          </table:table-cell>
          <table:table-cell office:value-type="float" office:value="0.000340420740753388" calcext:value-type="float">
            <text:p>0.00034042074075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1484375" calcext:value-type="float">
            <text:p>0.021484375</text:p>
          </table:table-cell>
          <table:table-cell office:value-type="float" office:value="0.0105658637152778" calcext:value-type="float">
            <text:p>0.010565863715278</text:p>
          </table:table-cell>
          <table:table-cell office:value-type="float" office:value="0.00425066266741071" calcext:value-type="float">
            <text:p>0.004250662667411</text:p>
          </table:table-cell>
          <table:table-cell office:value-type="float" office:value="0.00223129272460937" calcext:value-type="float">
            <text:p>0.002231292724609</text:p>
          </table:table-cell>
          <table:table-cell office:value-type="float" office:value="0.00106460370828904" calcext:value-type="float">
            <text:p>0.001064603708289</text:p>
          </table:table-cell>
          <table:table-cell office:value-type="float" office:value="0.000514230377639863" calcext:value-type="float">
            <text:p>0.00051423037764</text:p>
          </table:table-cell>
          <table:table-cell office:value-type="float" office:value="0.000260789842577579" calcext:value-type="float">
            <text:p>0.00026078984257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37109375" calcext:value-type="float">
            <text:p>0.0537109375</text:p>
          </table:table-cell>
          <table:table-cell office:value-type="float" office:value="0.0232340494791667" calcext:value-type="float">
            <text:p>0.023234049479167</text:p>
          </table:table-cell>
          <table:table-cell office:value-type="float" office:value="0.00954421685666454" calcext:value-type="float">
            <text:p>0.009544216856665</text:p>
          </table:table-cell>
          <table:table-cell office:value-type="float" office:value="0.00419073316786024" calcext:value-type="float">
            <text:p>0.00419073316786</text:p>
          </table:table-cell>
          <table:table-cell office:value-type="float" office:value="0.00198216021495109" calcext:value-type="float">
            <text:p>0.001982160214951</text:p>
          </table:table-cell>
          <table:table-cell office:value-type="float" office:value="0.000928429714466228" calcext:value-type="float">
            <text:p>0.000928429714466</text:p>
          </table:table-cell>
          <table:table-cell office:value-type="float" office:value="0.000460986921967824" calcext:value-type="float">
            <text:p>0.00046098692196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9921875" calcext:value-type="float">
            <text:p>0.0419921875</text:p>
          </table:table-cell>
          <table:table-cell office:value-type="float" office:value="0.0191514756944444" calcext:value-type="float">
            <text:p>0.019151475694445</text:p>
          </table:table-cell>
          <table:table-cell office:value-type="float" office:value="0.00790311852279975" calcext:value-type="float">
            <text:p>0.0079031185228</text:p>
          </table:table-cell>
          <table:table-cell office:value-type="float" office:value="0.00374088711208767" calcext:value-type="float">
            <text:p>0.003740887112088</text:p>
          </table:table-cell>
          <table:table-cell office:value-type="float" office:value="0.00185957808400292" calcext:value-type="float">
            <text:p>0.001859578084003</text:p>
          </table:table-cell>
          <table:table-cell office:value-type="float" office:value="0.000915554743264838" calcext:value-type="float">
            <text:p>0.000915554743265</text:p>
          </table:table-cell>
          <table:table-cell office:value-type="float" office:value="0.000449016693949707" calcext:value-type="float">
            <text:p>0.0004490166939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22265625" calcext:value-type="float">
            <text:p>0.0322265625</text:p>
          </table:table-cell>
          <table:table-cell office:value-type="float" office:value="0.0146620008680556" calcext:value-type="float">
            <text:p>0.014662000868056</text:p>
          </table:table-cell>
          <table:table-cell office:value-type="float" office:value="0.0067020338408801" calcext:value-type="float">
            <text:p>0.00670203384088</text:p>
          </table:table-cell>
          <table:table-cell office:value-type="float" office:value="0.00315760294596354" calcext:value-type="float">
            <text:p>0.003157602945964</text:p>
          </table:table-cell>
          <table:table-cell office:value-type="float" office:value="0.00137802763114239" calcext:value-type="float">
            <text:p>0.001378027631142</text:p>
          </table:table-cell>
          <table:table-cell office:value-type="float" office:value="0.000753483812224507" calcext:value-type="float">
            <text:p>0.000753483812225</text:p>
          </table:table-cell>
          <table:table-cell office:value-type="float" office:value="0.000376673550304295" calcext:value-type="float">
            <text:p>0.00037667355030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9296875" calcext:value-type="float">
            <text:p>0.029296875</text:p>
          </table:table-cell>
          <table:table-cell office:value-type="float" office:value="0.00949435763888889" calcext:value-type="float">
            <text:p>0.009494357638889</text:p>
          </table:table-cell>
          <table:table-cell office:value-type="float" office:value="0.00459102708466199" calcext:value-type="float">
            <text:p>0.004591027084662</text:p>
          </table:table-cell>
          <table:table-cell office:value-type="float" office:value="0.00206085205078125" calcext:value-type="float">
            <text:p>0.002060852050781</text:p>
          </table:table-cell>
          <table:table-cell office:value-type="float" office:value="0.00102419957410036" calcext:value-type="float">
            <text:p>0.0010241995741</text:p>
          </table:table-cell>
          <table:table-cell office:value-type="float" office:value="0.000524622850677594" calcext:value-type="float">
            <text:p>0.000524622850678</text:p>
          </table:table-cell>
          <table:table-cell office:value-type="float" office:value="0.00026444623960366" calcext:value-type="float">
            <text:p>0.00026444623960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2734375" calcext:value-type="float">
            <text:p>0.052734375</text:p>
          </table:table-cell>
          <table:table-cell office:value-type="float" office:value="0.0211995442708333" calcext:value-type="float">
            <text:p>0.021199544270833</text:p>
          </table:table-cell>
          <table:table-cell office:value-type="float" office:value="0.00961490553252551" calcext:value-type="float">
            <text:p>0.009614905532526</text:p>
          </table:table-cell>
          <table:table-cell office:value-type="float" office:value="0.00452880011664497" calcext:value-type="float">
            <text:p>0.004528800116645</text:p>
          </table:table-cell>
          <table:table-cell office:value-type="float" office:value="0.00206940156736185" calcext:value-type="float">
            <text:p>0.002069401567362</text:p>
          </table:table-cell>
          <table:table-cell office:value-type="float" office:value="0.00100136442970166" calcext:value-type="float">
            <text:p>0.001001364429702</text:p>
          </table:table-cell>
          <table:table-cell office:value-type="float" office:value="0.000493474234923581" calcext:value-type="float">
            <text:p>0.00049347423492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00390625" calcext:value-type="float">
            <text:p>0.0400390625</text:p>
          </table:table-cell>
          <table:table-cell office:value-type="float" office:value="0.0149197048611111" calcext:value-type="float">
            <text:p>0.014919704861111</text:p>
          </table:table-cell>
          <table:table-cell office:value-type="float" office:value="0.00741421446508291" calcext:value-type="float">
            <text:p>0.007414214465083</text:p>
          </table:table-cell>
          <table:table-cell office:value-type="float" office:value="0.00391508314344618" calcext:value-type="float">
            <text:p>0.003915083143446</text:p>
          </table:table-cell>
          <table:table-cell office:value-type="float" office:value="0.00181756902807833" calcext:value-type="float">
            <text:p>0.001817569028078</text:p>
          </table:table-cell>
          <table:table-cell office:value-type="float" office:value="0.00087830903368532" calcext:value-type="float">
            <text:p>0.000878309033685</text:p>
          </table:table-cell>
          <table:table-cell office:value-type="float" office:value="0.00043958656490311" calcext:value-type="float">
            <text:p>0.00043958656490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46875" calcext:value-type="float">
            <text:p>0.0546875</text:p>
          </table:table-cell>
          <table:table-cell office:value-type="float" office:value="0.0230170355902778" calcext:value-type="float">
            <text:p>0.023017035590278</text:p>
          </table:table-cell>
          <table:table-cell office:value-type="float" office:value="0.00909766372369261" calcext:value-type="float">
            <text:p>0.009097663723693</text:p>
          </table:table-cell>
          <table:table-cell office:value-type="float" office:value="0.0042787594265408" calcext:value-type="float">
            <text:p>0.004278759426541</text:p>
          </table:table-cell>
          <table:table-cell office:value-type="float" office:value="0.00212344145799651" calcext:value-type="float">
            <text:p>0.002123441457997</text:p>
          </table:table-cell>
          <table:table-cell office:value-type="float" office:value="0.00105708854779335" calcext:value-type="float">
            <text:p>0.001057088547793</text:p>
          </table:table-cell>
          <table:table-cell office:value-type="float" office:value="0.000520942219133393" calcext:value-type="float">
            <text:p>0.00052094221913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9296875" calcext:value-type="float">
            <text:p>0.029296875</text:p>
          </table:table-cell>
          <table:table-cell office:value-type="float" office:value="0.0125325520833333" calcext:value-type="float">
            <text:p>0.012532552083333</text:p>
          </table:table-cell>
          <table:table-cell office:value-type="float" office:value="0.00574508978396046" calcext:value-type="float">
            <text:p>0.00574508978396</text:p>
          </table:table-cell>
          <table:table-cell office:value-type="float" office:value="0.0027410888671875" calcext:value-type="float">
            <text:p>0.002741088867188</text:p>
          </table:table-cell>
          <table:table-cell office:value-type="float" office:value="0.0012375663396099" calcext:value-type="float">
            <text:p>0.00123756633961</text:p>
          </table:table-cell>
          <table:table-cell office:value-type="float" office:value="0.000591590388591898" calcext:value-type="float">
            <text:p>0.000591590388592</text:p>
          </table:table-cell>
          <table:table-cell office:value-type="float" office:value="0.000294225642529089" calcext:value-type="float">
            <text:p>0.00029422564252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00390625" calcext:value-type="float">
            <text:p>0.0400390625</text:p>
          </table:table-cell>
          <table:table-cell office:value-type="float" office:value="0.0152994791666667" calcext:value-type="float">
            <text:p>0.015299479166667</text:p>
          </table:table-cell>
          <table:table-cell office:value-type="float" office:value="0.00637910803970026" calcext:value-type="float">
            <text:p>0.0063791080397</text:p>
          </table:table-cell>
          <table:table-cell office:value-type="float" office:value="0.00325041029188368" calcext:value-type="float">
            <text:p>0.003250410291884</text:p>
          </table:table-cell>
          <table:table-cell office:value-type="float" office:value="0.00147770842950128" calcext:value-type="float">
            <text:p>0.001477708429501</text:p>
          </table:table-cell>
          <table:table-cell office:value-type="float" office:value="0.000739963476950409" calcext:value-type="float">
            <text:p>0.00073996347695</text:p>
          </table:table-cell>
          <table:table-cell office:value-type="float" office:value="0.000363814210121582" calcext:value-type="float">
            <text:p>0.00036381421012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734375" calcext:value-type="float">
            <text:p>0.02734375</text:p>
          </table:table-cell>
          <table:table-cell office:value-type="float" office:value="0.0137803819444444" calcext:value-type="float">
            <text:p>0.013780381944445</text:p>
          </table:table-cell>
          <table:table-cell office:value-type="float" office:value="0.00688077965561225" calcext:value-type="float">
            <text:p>0.006880779655612</text:p>
          </table:table-cell>
          <table:table-cell office:value-type="float" office:value="0.00341532389322917" calcext:value-type="float">
            <text:p>0.003415323893229</text:p>
          </table:table-cell>
          <table:table-cell office:value-type="float" office:value="0.00163906074587438" calcext:value-type="float">
            <text:p>0.001639060745874</text:p>
          </table:table-cell>
          <table:table-cell office:value-type="float" office:value="0.00083063901386804" calcext:value-type="float">
            <text:p>0.000830639013868</text:p>
          </table:table-cell>
          <table:table-cell office:value-type="float" office:value="0.000413182398325246" calcext:value-type="float">
            <text:p>0.00041318239832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94634331597222" calcext:value-type="float">
            <text:p>0.019463433159722</text:p>
          </table:table-cell>
          <table:table-cell office:value-type="float" office:value="0.00883639588647959" calcext:value-type="float">
            <text:p>0.00883639588648</text:p>
          </table:table-cell>
          <table:table-cell office:value-type="float" office:value="0.00436208089192708" calcext:value-type="float">
            <text:p>0.004362080891927</text:p>
          </table:table-cell>
          <table:table-cell office:value-type="float" office:value="0.00205257134928788" calcext:value-type="float">
            <text:p>0.002052571349288</text:p>
          </table:table-cell>
          <table:table-cell office:value-type="float" office:value="0.00100598749900591" calcext:value-type="float">
            <text:p>0.001005987499006</text:p>
          </table:table-cell>
          <table:table-cell office:value-type="float" office:value="0.000483068611739152" calcext:value-type="float">
            <text:p>0.00048306861173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22265625" calcext:value-type="float">
            <text:p>0.0322265625</text:p>
          </table:table-cell>
          <table:table-cell office:value-type="float" office:value="0.0151095920138889" calcext:value-type="float">
            <text:p>0.015109592013889</text:p>
          </table:table-cell>
          <table:table-cell office:value-type="float" office:value="0.00758579799107143" calcext:value-type="float">
            <text:p>0.007585797991071</text:p>
          </table:table-cell>
          <table:table-cell office:value-type="float" office:value="0.00326626247829861" calcext:value-type="float">
            <text:p>0.003266262478299</text:p>
          </table:table-cell>
          <table:table-cell office:value-type="float" office:value="0.00150219706913435" calcext:value-type="float">
            <text:p>0.001502197069134</text:p>
          </table:table-cell>
          <table:table-cell office:value-type="float" office:value="0.000729641466244068" calcext:value-type="float">
            <text:p>0.000729641466244</text:p>
          </table:table-cell>
          <table:table-cell office:value-type="float" office:value="0.00036674433814126" calcext:value-type="float">
            <text:p>0.00036674433814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63671875" calcext:value-type="float">
            <text:p>0.0263671875</text:p>
          </table:table-cell>
          <table:table-cell office:value-type="float" office:value="0.0177408854166667" calcext:value-type="float">
            <text:p>0.017740885416667</text:p>
          </table:table-cell>
          <table:table-cell office:value-type="float" office:value="0.00798065808354592" calcext:value-type="float">
            <text:p>0.007980658083546</text:p>
          </table:table-cell>
          <table:table-cell office:value-type="float" office:value="0.00385860019259983" calcext:value-type="float">
            <text:p>0.0038586001926</text:p>
          </table:table-cell>
          <table:table-cell office:value-type="float" office:value="0.00194967425700653" calcext:value-type="float">
            <text:p>0.001949674257007</text:p>
          </table:table-cell>
          <table:table-cell office:value-type="float" office:value="0.000996111982503686" calcext:value-type="float">
            <text:p>0.000996111982504</text:p>
          </table:table-cell>
          <table:table-cell office:value-type="float" office:value="0.000500973742955291" calcext:value-type="float">
            <text:p>0.00050097374295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6640625" calcext:value-type="float">
            <text:p>0.056640625</text:p>
          </table:table-cell>
          <table:table-cell office:value-type="float" office:value="0.0186767578125" calcext:value-type="float">
            <text:p>0.0186767578125</text:p>
          </table:table-cell>
          <table:table-cell office:value-type="float" office:value="0.00826777244100765" calcext:value-type="float">
            <text:p>0.008267772441008</text:p>
          </table:table-cell>
          <table:table-cell office:value-type="float" office:value="0.00401466369628906" calcext:value-type="float">
            <text:p>0.004014663696289</text:p>
          </table:table-cell>
          <table:table-cell office:value-type="float" office:value="0.00205096593136346" calcext:value-type="float">
            <text:p>0.002050965931363</text:p>
          </table:table-cell>
          <table:table-cell office:value-type="float" office:value="0.00102510380786983" calcext:value-type="float">
            <text:p>0.00102510380787</text:p>
          </table:table-cell>
          <table:table-cell office:value-type="float" office:value="0.000499651051253511" calcext:value-type="float">
            <text:p>0.00049965105125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22265625" calcext:value-type="float">
            <text:p>0.0322265625</text:p>
          </table:table-cell>
          <table:table-cell office:value-type="float" office:value="0.0138617621527778" calcext:value-type="float">
            <text:p>0.013861762152778</text:p>
          </table:table-cell>
          <table:table-cell office:value-type="float" office:value="0.00700067014110332" calcext:value-type="float">
            <text:p>0.007000670141103</text:p>
          </table:table-cell>
          <table:table-cell office:value-type="float" office:value="0.00316222296820747" calcext:value-type="float">
            <text:p>0.003162222968207</text:p>
          </table:table-cell>
          <table:table-cell office:value-type="float" office:value="0.00159972143222837" calcext:value-type="float">
            <text:p>0.001599721432228</text:p>
          </table:table-cell>
          <table:table-cell office:value-type="float" office:value="0.000778265408167283" calcext:value-type="float">
            <text:p>0.000778265408167</text:p>
          </table:table-cell>
          <table:table-cell office:value-type="float" office:value="0.000388485452907307" calcext:value-type="float">
            <text:p>0.00038848545290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28716362847222" calcext:value-type="float">
            <text:p>0.012871636284722</text:p>
          </table:table-cell>
          <table:table-cell office:value-type="float" office:value="0.00686209542410714" calcext:value-type="float">
            <text:p>0.006862095424107</text:p>
          </table:table-cell>
          <table:table-cell office:value-type="float" office:value="0.00285456339518229" calcext:value-type="float">
            <text:p>0.002854563395182</text:p>
          </table:table-cell>
          <table:table-cell office:value-type="float" office:value="0.00145963004923016" calcext:value-type="float">
            <text:p>0.00145963004923</text:p>
          </table:table-cell>
          <table:table-cell office:value-type="float" office:value="0.000707730864901842" calcext:value-type="float">
            <text:p>0.000707730864902</text:p>
          </table:table-cell>
          <table:table-cell office:value-type="float" office:value="0.000347909840191428" calcext:value-type="float">
            <text:p>0.00034790984019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9921875" calcext:value-type="float">
            <text:p>0.0419921875</text:p>
          </table:table-cell>
          <table:table-cell office:value-type="float" office:value="0.0150417751736111" calcext:value-type="float">
            <text:p>0.015041775173611</text:p>
          </table:table-cell>
          <table:table-cell office:value-type="float" office:value="0.00821732501594388" calcext:value-type="float">
            <text:p>0.008217325015944</text:p>
          </table:table-cell>
          <table:table-cell office:value-type="float" office:value="0.00389367845323351" calcext:value-type="float">
            <text:p>0.003893678453234</text:p>
          </table:table-cell>
          <table:table-cell office:value-type="float" office:value="0.00191334556714553" calcext:value-type="float">
            <text:p>0.001913345567146</text:p>
          </table:table-cell>
          <table:table-cell office:value-type="float" office:value="0.00090071639296209" calcext:value-type="float">
            <text:p>0.000900716392962</text:p>
          </table:table-cell>
          <table:table-cell office:value-type="float" office:value="0.000451695201233084" calcext:value-type="float">
            <text:p>0.00045169520123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00390625" calcext:value-type="float">
            <text:p>0.0400390625</text:p>
          </table:table-cell>
          <table:table-cell office:value-type="float" office:value="0.0124376085069444" calcext:value-type="float">
            <text:p>0.012437608506945</text:p>
          </table:table-cell>
          <table:table-cell office:value-type="float" office:value="0.00559686154735332" calcext:value-type="float">
            <text:p>0.005596861547353</text:p>
          </table:table-cell>
          <table:table-cell office:value-type="float" office:value="0.00267528957790799" calcext:value-type="float">
            <text:p>0.002675289577908</text:p>
          </table:table-cell>
          <table:table-cell office:value-type="float" office:value="0.00129891086939594" calcext:value-type="float">
            <text:p>0.001298910869396</text:p>
          </table:table-cell>
          <table:table-cell office:value-type="float" office:value="0.000626282154027026" calcext:value-type="float">
            <text:p>0.000626282154027</text:p>
          </table:table-cell>
          <table:table-cell office:value-type="float" office:value="0.000306275901580686" calcext:value-type="float">
            <text:p>0.00030627590158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83203125" calcext:value-type="float">
            <text:p>0.0283203125</text:p>
          </table:table-cell>
          <table:table-cell office:value-type="float" office:value="0.0178087022569444" calcext:value-type="float">
            <text:p>0.017808702256945</text:p>
          </table:table-cell>
          <table:table-cell office:value-type="float" office:value="0.00741016621492347" calcext:value-type="float">
            <text:p>0.007410166214923</text:p>
          </table:table-cell>
          <table:table-cell office:value-type="float" office:value="0.00322185940212674" calcext:value-type="float">
            <text:p>0.003221859402127</text:p>
          </table:table-cell>
          <table:table-cell office:value-type="float" office:value="0.00161650600095941" calcext:value-type="float">
            <text:p>0.001616506000959</text:p>
          </table:table-cell>
          <table:table-cell office:value-type="float" office:value="0.00078653830459539" calcext:value-type="float">
            <text:p>0.000786538304595</text:p>
          </table:table-cell>
          <table:table-cell office:value-type="float" office:value="0.000396339196111953" calcext:value-type="float">
            <text:p>0.00039633919611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00390625" calcext:value-type="float">
            <text:p>0.0400390625</text:p>
          </table:table-cell>
          <table:table-cell office:value-type="float" office:value="0.0153672960069444" calcext:value-type="float">
            <text:p>0.015367296006945</text:p>
          </table:table-cell>
          <table:table-cell office:value-type="float" office:value="0.0072258151307398" calcext:value-type="float">
            <text:p>0.00722581513074</text:p>
          </table:table-cell>
          <table:table-cell office:value-type="float" office:value="0.00319623311360677" calcext:value-type="float">
            <text:p>0.003196233113607</text:p>
          </table:table-cell>
          <table:table-cell office:value-type="float" office:value="0.00158758317270587" calcext:value-type="float">
            <text:p>0.001587583172706</text:p>
          </table:table-cell>
          <table:table-cell office:value-type="float" office:value="0.000811997822653169" calcext:value-type="float">
            <text:p>0.000811997822653</text:p>
          </table:table-cell>
          <table:table-cell office:value-type="float" office:value="0.000379947212959106" calcext:value-type="float">
            <text:p>0.00037994721295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0161539713541667" calcext:value-type="float">
            <text:p>0.016153971354167</text:p>
          </table:table-cell>
          <table:table-cell office:value-type="float" office:value="0.00813013193558674" calcext:value-type="float">
            <text:p>0.008130131935587</text:p>
          </table:table-cell>
          <table:table-cell office:value-type="float" office:value="0.00408871120876736" calcext:value-type="float">
            <text:p>0.004088711208767</text:p>
          </table:table-cell>
          <table:table-cell office:value-type="float" office:value="0.00201025217554448" calcext:value-type="float">
            <text:p>0.002010252175544</text:p>
          </table:table-cell>
          <table:table-cell office:value-type="float" office:value="0.00101652245853133" calcext:value-type="float">
            <text:p>0.001016522458531</text:p>
          </table:table-cell>
          <table:table-cell office:value-type="float" office:value="0.000513862442924821" calcext:value-type="float">
            <text:p>0.00051386244292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83203125" calcext:value-type="float">
            <text:p>0.0283203125</text:p>
          </table:table-cell>
          <table:table-cell office:value-type="float" office:value="0.013671875" calcext:value-type="float">
            <text:p>0.013671875</text:p>
          </table:table-cell>
          <table:table-cell office:value-type="float" office:value="0.00606708137356505" calcext:value-type="float">
            <text:p>0.006067081373565</text:p>
          </table:table-cell>
          <table:table-cell office:value-type="float" office:value="0.00300760904947917" calcext:value-type="float">
            <text:p>0.003007609049479</text:p>
          </table:table-cell>
          <table:table-cell office:value-type="float" office:value="0.001419423894257" calcext:value-type="float">
            <text:p>0.001419423894257</text:p>
          </table:table-cell>
          <table:table-cell office:value-type="float" office:value="0.000679109131968511" calcext:value-type="float">
            <text:p>0.000679109131969</text:p>
          </table:table-cell>
          <table:table-cell office:value-type="float" office:value="0.00034360429522079" calcext:value-type="float">
            <text:p>0.00034360429522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50282118055556" calcext:value-type="float">
            <text:p>0.015028211805556</text:p>
          </table:table-cell>
          <table:table-cell office:value-type="float" office:value="0.00650273537149235" calcext:value-type="float">
            <text:p>0.006502735371492</text:p>
          </table:table-cell>
          <table:table-cell office:value-type="float" office:value="0.00274264865451389" calcext:value-type="float">
            <text:p>0.002742648654514</text:p>
          </table:table-cell>
          <table:table-cell office:value-type="float" office:value="0.00135459587303582" calcext:value-type="float">
            <text:p>0.001354595873036</text:p>
          </table:table-cell>
          <table:table-cell office:value-type="float" office:value="0.000667891962818368" calcext:value-type="float">
            <text:p>0.000667891962818</text:p>
          </table:table-cell>
          <table:table-cell office:value-type="float" office:value="0.000325527971798551" calcext:value-type="float">
            <text:p>0.00032552797179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02734375" calcext:value-type="float">
            <text:p>0.0302734375</text:p>
          </table:table-cell>
          <table:table-cell office:value-type="float" office:value="0.0161946614583333" calcext:value-type="float">
            <text:p>0.016194661458333</text:p>
          </table:table-cell>
          <table:table-cell office:value-type="float" office:value="0.00729152134486607" calcext:value-type="float">
            <text:p>0.007291521344866</text:p>
          </table:table-cell>
          <table:table-cell office:value-type="float" office:value="0.00348666720920139" calcext:value-type="float">
            <text:p>0.003486667209201</text:p>
          </table:table-cell>
          <table:table-cell office:value-type="float" office:value="0.00180247720644948" calcext:value-type="float">
            <text:p>0.001802477206449</text:p>
          </table:table-cell>
          <table:table-cell office:value-type="float" office:value="0.000913316858418494" calcext:value-type="float">
            <text:p>0.000913316858418</text:p>
          </table:table-cell>
          <table:table-cell office:value-type="float" office:value="0.000452944626043716" calcext:value-type="float">
            <text:p>0.00045294462604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0192464192708333" calcext:value-type="float">
            <text:p>0.019246419270833</text:p>
          </table:table-cell>
          <table:table-cell office:value-type="float" office:value="0.00860969387755102" calcext:value-type="float">
            <text:p>0.008609693877551</text:p>
          </table:table-cell>
          <table:table-cell office:value-type="float" office:value="0.00427078247070313" calcext:value-type="float">
            <text:p>0.004270782470703</text:p>
          </table:table-cell>
          <table:table-cell office:value-type="float" office:value="0.00211743013419668" calcext:value-type="float">
            <text:p>0.002117430134197</text:p>
          </table:table-cell>
          <table:table-cell office:value-type="float" office:value="0.000980591415067439" calcext:value-type="float">
            <text:p>0.000980591415067</text:p>
          </table:table-cell>
          <table:table-cell office:value-type="float" office:value="0.000488934784497558" calcext:value-type="float">
            <text:p>0.00048893478449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58984375" calcext:value-type="float">
            <text:p>0.0458984375</text:p>
          </table:table-cell>
          <table:table-cell office:value-type="float" office:value="0.0207790798611111" calcext:value-type="float">
            <text:p>0.020779079861111</text:p>
          </table:table-cell>
          <table:table-cell office:value-type="float" office:value="0.00986994529257015" calcext:value-type="float">
            <text:p>0.00986994529257</text:p>
          </table:table-cell>
          <table:table-cell office:value-type="float" office:value="0.00467840406629774" calcext:value-type="float">
            <text:p>0.004678404066298</text:p>
          </table:table-cell>
          <table:table-cell office:value-type="float" office:value="0.00226778319177221" calcext:value-type="float">
            <text:p>0.002267783191772</text:p>
          </table:table-cell>
          <table:table-cell office:value-type="float" office:value="0.0010996130453486" calcext:value-type="float">
            <text:p>0.001099613045349</text:p>
          </table:table-cell>
          <table:table-cell office:value-type="float" office:value="0.000531588553489862" calcext:value-type="float">
            <text:p>0.0005315885534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5390625" calcext:value-type="float">
            <text:p>0.025390625</text:p>
          </table:table-cell>
          <table:table-cell office:value-type="float" office:value="0.00813802083333333" calcext:value-type="float">
            <text:p>0.008138020833333</text:p>
          </table:table-cell>
          <table:table-cell office:value-type="float" office:value="0.0045555270448023" calcext:value-type="float">
            <text:p>0.004555527044802</text:p>
          </table:table-cell>
          <table:table-cell office:value-type="float" office:value="0.00192684597439236" calcext:value-type="float">
            <text:p>0.001926845974392</text:p>
          </table:table-cell>
          <table:table-cell office:value-type="float" office:value="0.000910011464177508" calcext:value-type="float">
            <text:p>0.000910011464178</text:p>
          </table:table-cell>
          <table:table-cell office:value-type="float" office:value="0.000431068787859501" calcext:value-type="float">
            <text:p>0.00043106878786</text:p>
          </table:table-cell>
          <table:table-cell office:value-type="float" office:value="0.000209175445214704" calcext:value-type="float">
            <text:p>0.00020917544521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185546875" calcext:value-type="float">
            <text:p>0.0185546875</text:p>
          </table:table-cell>
          <table:table-cell office:value-type="float" office:value="0.00914171006944444" calcext:value-type="float">
            <text:p>0.009141710069444</text:p>
          </table:table-cell>
          <table:table-cell office:value-type="float" office:value="0.00442255759725765" calcext:value-type="float">
            <text:p>0.004422557597258</text:p>
          </table:table-cell>
          <table:table-cell office:value-type="float" office:value="0.0023565673828125" calcext:value-type="float">
            <text:p>0.002356567382813</text:p>
          </table:table-cell>
          <table:table-cell office:value-type="float" office:value="0.00118053095893979" calcext:value-type="float">
            <text:p>0.00118053095894</text:p>
          </table:table-cell>
          <table:table-cell office:value-type="float" office:value="0.000586547856668466" calcext:value-type="float">
            <text:p>0.000586547856668</text:p>
          </table:table-cell>
          <table:table-cell office:value-type="float" office:value="0.000291421343586007" calcext:value-type="float">
            <text:p>0.00029142134358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58984375" calcext:value-type="float">
            <text:p>0.0458984375</text:p>
          </table:table-cell>
          <table:table-cell office:value-type="float" office:value="0.0182698567708333" calcext:value-type="float">
            <text:p>0.018269856770833</text:p>
          </table:table-cell>
          <table:table-cell office:value-type="float" office:value="0.00881553182796556" calcext:value-type="float">
            <text:p>0.008815531827966</text:p>
          </table:table-cell>
          <table:table-cell office:value-type="float" office:value="0.00381866455078125" calcext:value-type="float">
            <text:p>0.003818664550781</text:p>
          </table:table-cell>
          <table:table-cell office:value-type="float" office:value="0.00191952236981347" calcext:value-type="float">
            <text:p>0.001919522369813</text:p>
          </table:table-cell>
          <table:table-cell office:value-type="float" office:value="0.000941184312518161" calcext:value-type="float">
            <text:p>0.000941184312518</text:p>
          </table:table-cell>
          <table:table-cell office:value-type="float" office:value="0.000471885032733336" calcext:value-type="float">
            <text:p>0.00047188503273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4921875" calcext:value-type="float">
            <text:p>0.044921875</text:p>
          </table:table-cell>
          <table:table-cell office:value-type="float" office:value="0.0203179253472222" calcext:value-type="float">
            <text:p>0.020317925347222</text:p>
          </table:table-cell>
          <table:table-cell office:value-type="float" office:value="0.00735255650111607" calcext:value-type="float">
            <text:p>0.007352556501116</text:p>
          </table:table-cell>
          <table:table-cell office:value-type="float" office:value="0.00323739793565538" calcext:value-type="float">
            <text:p>0.003237397935655</text:p>
          </table:table-cell>
          <table:table-cell office:value-type="float" office:value="0.00165298230690217" calcext:value-type="float">
            <text:p>0.001652982306902</text:p>
          </table:table-cell>
          <table:table-cell office:value-type="float" office:value="0.000789162027772772" calcext:value-type="float">
            <text:p>0.000789162027773</text:p>
          </table:table-cell>
          <table:table-cell office:value-type="float" office:value="0.000387064234448703" calcext:value-type="float">
            <text:p>0.00038706423444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0.0184868706597222" calcext:value-type="float">
            <text:p>0.018486870659722</text:p>
          </table:table-cell>
          <table:table-cell office:value-type="float" office:value="0.00930723852040816" calcext:value-type="float">
            <text:p>0.009307238520408</text:p>
          </table:table-cell>
          <table:table-cell office:value-type="float" office:value="0.00448010762532552" calcext:value-type="float">
            <text:p>0.004480107625326</text:p>
          </table:table-cell>
          <table:table-cell office:value-type="float" office:value="0.00205093243863903" calcext:value-type="float">
            <text:p>0.002050932438639</text:p>
          </table:table-cell>
          <table:table-cell office:value-type="float" office:value="0.00100306307948125" calcext:value-type="float">
            <text:p>0.001003063079481</text:p>
          </table:table-cell>
          <table:table-cell office:value-type="float" office:value="0.000503542981600686" calcext:value-type="float">
            <text:p>0.00050354298160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27902560763889" calcext:value-type="float">
            <text:p>0.012790256076389</text:p>
          </table:table-cell>
          <table:table-cell office:value-type="float" office:value="0.00659023985570791" calcext:value-type="float">
            <text:p>0.006590239855708</text:p>
          </table:table-cell>
          <table:table-cell office:value-type="float" office:value="0.00315234714084201" calcext:value-type="float">
            <text:p>0.003152347140842</text:p>
          </table:table-cell>
          <table:table-cell office:value-type="float" office:value="0.00155934210746519" calcext:value-type="float">
            <text:p>0.001559342107465</text:p>
          </table:table-cell>
          <table:table-cell office:value-type="float" office:value="0.000760692955715346" calcext:value-type="float">
            <text:p>0.000760692955715</text:p>
          </table:table-cell>
          <table:table-cell office:value-type="float" office:value="0.00037828687400825" calcext:value-type="float">
            <text:p>0.00037828687400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9921875" calcext:value-type="float">
            <text:p>0.0419921875</text:p>
          </table:table-cell>
          <table:table-cell office:value-type="float" office:value="0.0152452256944444" calcext:value-type="float">
            <text:p>0.015245225694445</text:p>
          </table:table-cell>
          <table:table-cell office:value-type="float" office:value="0.00711277553013393" calcext:value-type="float">
            <text:p>0.007112775530134</text:p>
          </table:table-cell>
          <table:table-cell office:value-type="float" office:value="0.00369720458984375" calcext:value-type="float">
            <text:p>0.003697204589844</text:p>
          </table:table-cell>
          <table:table-cell office:value-type="float" office:value="0.00186419958378596" calcext:value-type="float">
            <text:p>0.001864199583786</text:p>
          </table:table-cell>
          <table:table-cell office:value-type="float" office:value="0.000937900943580699" calcext:value-type="float">
            <text:p>0.000937900943581</text:p>
          </table:table-cell>
          <table:table-cell office:value-type="float" office:value="0.000459580721309487" calcext:value-type="float">
            <text:p>0.00045958072130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1953125" calcext:value-type="float">
            <text:p>0.01953125</text:p>
          </table:table-cell>
          <table:table-cell office:value-type="float" office:value="0.0074462890625" calcext:value-type="float">
            <text:p>0.0074462890625</text:p>
          </table:table-cell>
          <table:table-cell office:value-type="float" office:value="0.00433287328603316" calcext:value-type="float">
            <text:p>0.004332873286033</text:p>
          </table:table-cell>
          <table:table-cell office:value-type="float" office:value="0.00204943339029948" calcext:value-type="float">
            <text:p>0.002049433390299</text:p>
          </table:table-cell>
          <table:table-cell office:value-type="float" office:value="0.00108534339563407" calcext:value-type="float">
            <text:p>0.001085343395634</text:p>
          </table:table-cell>
          <table:table-cell office:value-type="float" office:value="0.000554406371096214" calcext:value-type="float">
            <text:p>0.000554406371096</text:p>
          </table:table-cell>
          <table:table-cell office:value-type="float" office:value="0.000284425576842646" calcext:value-type="float">
            <text:p>0.00028442557684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40923394097222" calcext:value-type="float">
            <text:p>0.014092339409722</text:p>
          </table:table-cell>
          <table:table-cell office:value-type="float" office:value="0.00724013970822704" calcext:value-type="float">
            <text:p>0.007240139708227</text:p>
          </table:table-cell>
          <table:table-cell office:value-type="float" office:value="0.00376516554090712" calcext:value-type="float">
            <text:p>0.003765165540907</text:p>
          </table:table-cell>
          <table:table-cell office:value-type="float" office:value="0.00182911285376574" calcext:value-type="float">
            <text:p>0.001829112853766</text:p>
          </table:table-cell>
          <table:table-cell office:value-type="float" office:value="0.000891667081835769" calcext:value-type="float">
            <text:p>0.000891667081836</text:p>
          </table:table-cell>
          <table:table-cell office:value-type="float" office:value="0.000435877241916256" calcext:value-type="float">
            <text:p>0.00043587724191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00390625" calcext:value-type="float">
            <text:p>0.0400390625</text:p>
          </table:table-cell>
          <table:table-cell office:value-type="float" office:value="0.0193956163194444" calcext:value-type="float">
            <text:p>0.019395616319445</text:p>
          </table:table-cell>
          <table:table-cell office:value-type="float" office:value="0.00784800003985969" calcext:value-type="float">
            <text:p>0.00784800003986</text:p>
          </table:table-cell>
          <table:table-cell office:value-type="float" office:value="0.00325643751356337" calcext:value-type="float">
            <text:p>0.003256437513563</text:p>
          </table:table-cell>
          <table:table-cell office:value-type="float" office:value="0.0015871447901572" calcext:value-type="float">
            <text:p>0.001587144790157</text:p>
          </table:table-cell>
          <table:table-cell office:value-type="float" office:value="0.000779265944739678" calcext:value-type="float">
            <text:p>0.00077926594474</text:p>
          </table:table-cell>
          <table:table-cell office:value-type="float" office:value="0.000385479699577532" calcext:value-type="float">
            <text:p>0.00038547969957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61328125" calcext:value-type="float">
            <text:p>0.0361328125</text:p>
          </table:table-cell>
          <table:table-cell office:value-type="float" office:value="0.0117051866319444" calcext:value-type="float">
            <text:p>0.011705186631945</text:p>
          </table:table-cell>
          <table:table-cell office:value-type="float" office:value="0.00649650729432398" calcext:value-type="float">
            <text:p>0.006496507294324</text:p>
          </table:table-cell>
          <table:table-cell office:value-type="float" office:value="0.00317366706000434" calcext:value-type="float">
            <text:p>0.003173667060004</text:p>
          </table:table-cell>
          <table:table-cell office:value-type="float" office:value="0.00145266207398287" calcext:value-type="float">
            <text:p>0.001452662073983</text:p>
          </table:table-cell>
          <table:table-cell office:value-type="float" office:value="0.000768205273448745" calcext:value-type="float">
            <text:p>0.000768205273449</text:p>
          </table:table-cell>
          <table:table-cell office:value-type="float" office:value="0.000377258533131826" calcext:value-type="float">
            <text:p>0.00037725853313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63671875" calcext:value-type="float">
            <text:p>0.0263671875</text:p>
          </table:table-cell>
          <table:table-cell office:value-type="float" office:value="0.0163845486111111" calcext:value-type="float">
            <text:p>0.016384548611111</text:p>
          </table:table-cell>
          <table:table-cell office:value-type="float" office:value="0.00640962561782526" calcext:value-type="float">
            <text:p>0.006409625617825</text:p>
          </table:table-cell>
          <table:table-cell office:value-type="float" office:value="0.00260033501519097" calcext:value-type="float">
            <text:p>0.002600335015191</text:p>
          </table:table-cell>
          <table:table-cell office:value-type="float" office:value="0.00117295316801359" calcext:value-type="float">
            <text:p>0.001172953168014</text:p>
          </table:table-cell>
          <table:table-cell office:value-type="float" office:value="0.000574619967080268" calcext:value-type="float">
            <text:p>0.00057461996708</text:p>
          </table:table-cell>
          <table:table-cell office:value-type="float" office:value="0.000288832482553118" calcext:value-type="float">
            <text:p>0.00028883248255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95703125" calcext:value-type="float">
            <text:p>0.0595703125</text:p>
          </table:table-cell>
          <table:table-cell office:value-type="float" office:value="0.0207790798611111" calcext:value-type="float">
            <text:p>0.020779079861111</text:p>
          </table:table-cell>
          <table:table-cell office:value-type="float" office:value="0.0103915467554209" calcext:value-type="float">
            <text:p>0.010391546755421</text:p>
          </table:table-cell>
          <table:table-cell office:value-type="float" office:value="0.00495843675401476" calcext:value-type="float">
            <text:p>0.004958436754015</text:p>
          </table:table-cell>
          <table:table-cell office:value-type="float" office:value="0.00232856281093951" calcext:value-type="float">
            <text:p>0.00232856281094</text:p>
          </table:table-cell>
          <table:table-cell office:value-type="float" office:value="0.00119079994476541" calcext:value-type="float">
            <text:p>0.001190799944765</text:p>
          </table:table-cell>
          <table:table-cell office:value-type="float" office:value="0.000603832753942316" calcext:value-type="float">
            <text:p>0.00060383275394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654296875" calcext:value-type="float">
            <text:p>0.0654296875</text:p>
          </table:table-cell>
          <table:table-cell office:value-type="float" office:value="0.0234646267361111" calcext:value-type="float">
            <text:p>0.023464626736111</text:p>
          </table:table-cell>
          <table:table-cell office:value-type="float" office:value="0.0101579938616071" calcext:value-type="float">
            <text:p>0.010157993861607</text:p>
          </table:table-cell>
          <table:table-cell office:value-type="float" office:value="0.00480322096082899" calcext:value-type="float">
            <text:p>0.004803220960829</text:p>
          </table:table-cell>
          <table:table-cell office:value-type="float" office:value="0.00230541015886988" calcext:value-type="float">
            <text:p>0.00230541015887</text:p>
          </table:table-cell>
          <table:table-cell office:value-type="float" office:value="0.00110697365582034" calcext:value-type="float">
            <text:p>0.00110697365582</text:p>
          </table:table-cell>
          <table:table-cell office:value-type="float" office:value="0.00055393329578144" calcext:value-type="float">
            <text:p>0.00055393329578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8828125" calcext:value-type="float">
            <text:p>0.048828125</text:p>
          </table:table-cell>
          <table:table-cell office:value-type="float" office:value="0.0181070963541667" calcext:value-type="float">
            <text:p>0.018107096354167</text:p>
          </table:table-cell>
          <table:table-cell office:value-type="float" office:value="0.0084873121611926" calcext:value-type="float">
            <text:p>0.008487312161193</text:p>
          </table:table-cell>
          <table:table-cell office:value-type="float" office:value="0.00391229417588976" calcext:value-type="float">
            <text:p>0.00391229417589</text:p>
          </table:table-cell>
          <table:table-cell office:value-type="float" office:value="0.00185285100827728" calcext:value-type="float">
            <text:p>0.001852851008277</text:p>
          </table:table-cell>
          <table:table-cell office:value-type="float" office:value="0.000910459417154279" calcext:value-type="float">
            <text:p>0.000910459417154</text:p>
          </table:table-cell>
          <table:table-cell office:value-type="float" office:value="0.000451940761356982" calcext:value-type="float">
            <text:p>0.00045194076135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9296875" calcext:value-type="float">
            <text:p>0.029296875</text:p>
          </table:table-cell>
          <table:table-cell office:value-type="float" office:value="0.0122612847222222" calcext:value-type="float">
            <text:p>0.012261284722222</text:p>
          </table:table-cell>
          <table:table-cell office:value-type="float" office:value="0.00703212193080357" calcext:value-type="float">
            <text:p>0.007032121930804</text:p>
          </table:table-cell>
          <table:table-cell office:value-type="float" office:value="0.00319034152560764" calcext:value-type="float">
            <text:p>0.003190341525608</text:p>
          </table:table-cell>
          <table:table-cell office:value-type="float" office:value="0.00162205264421953" calcext:value-type="float">
            <text:p>0.00162205264422</text:p>
          </table:table-cell>
          <table:table-cell office:value-type="float" office:value="0.00074511461577508" calcext:value-type="float">
            <text:p>0.000745114615775</text:p>
          </table:table-cell>
          <table:table-cell office:value-type="float" office:value="0.000354163744785684" calcext:value-type="float">
            <text:p>0.00035416374478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41872829861111" calcext:value-type="float">
            <text:p>0.014187282986111</text:p>
          </table:table-cell>
          <table:table-cell office:value-type="float" office:value="0.00563952387595663" calcext:value-type="float">
            <text:p>0.005639523875957</text:p>
          </table:table-cell>
          <table:table-cell office:value-type="float" office:value="0.00246888902452257" calcext:value-type="float">
            <text:p>0.002468889024523</text:p>
          </table:table-cell>
          <table:table-cell office:value-type="float" office:value="0.00127325296153883" calcext:value-type="float">
            <text:p>0.001273252961539</text:p>
          </table:table-cell>
          <table:table-cell office:value-type="float" office:value="0.000641519918523468" calcext:value-type="float">
            <text:p>0.000641519918523</text:p>
          </table:table-cell>
          <table:table-cell office:value-type="float" office:value="0.000320430742010268" calcext:value-type="float">
            <text:p>0.0003204307420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078125" calcext:value-type="float">
            <text:p>0.05078125</text:p>
          </table:table-cell>
          <table:table-cell office:value-type="float" office:value="0.0208333333333333" calcext:value-type="float">
            <text:p>0.020833333333333</text:p>
          </table:table-cell>
          <table:table-cell office:value-type="float" office:value="0.0103846958705357" calcext:value-type="float">
            <text:p>0.010384695870536</text:p>
          </table:table-cell>
          <table:table-cell office:value-type="float" office:value="0.00490325927734375" calcext:value-type="float">
            <text:p>0.004903259277344</text:p>
          </table:table-cell>
          <table:table-cell office:value-type="float" office:value="0.00224430181481464" calcext:value-type="float">
            <text:p>0.002244301814815</text:p>
          </table:table-cell>
          <table:table-cell office:value-type="float" office:value="0.00112590030808087" calcext:value-type="float">
            <text:p>0.001125900308081</text:p>
          </table:table-cell>
          <table:table-cell office:value-type="float" office:value="0.000564363269970653" calcext:value-type="float">
            <text:p>0.00056436326997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56640625" calcext:value-type="float">
            <text:p>0.0556640625</text:p>
          </table:table-cell>
          <table:table-cell office:value-type="float" office:value="0.020751953125" calcext:value-type="float">
            <text:p>0.020751953125</text:p>
          </table:table-cell>
          <table:table-cell office:value-type="float" office:value="0.00967843191964286" calcext:value-type="float">
            <text:p>0.009678431919643</text:p>
          </table:table-cell>
          <table:table-cell office:value-type="float" office:value="0.00464356316460503" calcext:value-type="float">
            <text:p>0.004643563164605</text:p>
          </table:table-cell>
          <table:table-cell office:value-type="float" office:value="0.00219283689445313" calcext:value-type="float">
            <text:p>0.002192836894453</text:p>
          </table:table-cell>
          <table:table-cell office:value-type="float" office:value="0.00111148766018816" calcext:value-type="float">
            <text:p>0.001111487660188</text:p>
          </table:table-cell>
          <table:table-cell office:value-type="float" office:value="0.000551495855130563" calcext:value-type="float">
            <text:p>0.00055149585513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0153944227430556" calcext:value-type="float">
            <text:p>0.015394422743056</text:p>
          </table:table-cell>
          <table:table-cell office:value-type="float" office:value="0.00716135453204719" calcext:value-type="float">
            <text:p>0.007161354532047</text:p>
          </table:table-cell>
          <table:table-cell office:value-type="float" office:value="0.00343953450520833" calcext:value-type="float">
            <text:p>0.003439534505208</text:p>
          </table:table-cell>
          <table:table-cell office:value-type="float" office:value="0.00179424792000952" calcext:value-type="float">
            <text:p>0.00179424792001</text:p>
          </table:table-cell>
          <table:table-cell office:value-type="float" office:value="0.000883761154190663" calcext:value-type="float">
            <text:p>0.000883761154191</text:p>
          </table:table-cell>
          <table:table-cell office:value-type="float" office:value="0.000439696775892411" calcext:value-type="float">
            <text:p>0.00043969677589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63671875" calcext:value-type="float">
            <text:p>0.0263671875</text:p>
          </table:table-cell>
          <table:table-cell office:value-type="float" office:value="0.0121934678819444" calcext:value-type="float">
            <text:p>0.012193467881945</text:p>
          </table:table-cell>
          <table:table-cell office:value-type="float" office:value="0.0061306077606824" calcext:value-type="float">
            <text:p>0.006130607760682</text:p>
          </table:table-cell>
          <table:table-cell office:value-type="float" office:value="0.00276098463270399" calcext:value-type="float">
            <text:p>0.002760984632704</text:p>
          </table:table-cell>
          <table:table-cell office:value-type="float" office:value="0.00135293513009253" calcext:value-type="float">
            <text:p>0.001352935130093</text:p>
          </table:table-cell>
          <table:table-cell office:value-type="float" office:value="0.000671268718372998" calcext:value-type="float">
            <text:p>0.000671268718373</text:p>
          </table:table-cell>
          <table:table-cell office:value-type="float" office:value="0.000333784984318349" calcext:value-type="float">
            <text:p>0.00033378498431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0.0159640842013889" calcext:value-type="float">
            <text:p>0.015964084201389</text:p>
          </table:table-cell>
          <table:table-cell office:value-type="float" office:value="0.00723048618861607" calcext:value-type="float">
            <text:p>0.007230486188616</text:p>
          </table:table-cell>
          <table:table-cell office:value-type="float" office:value="0.00363502502441406" calcext:value-type="float">
            <text:p>0.003635025024414</text:p>
          </table:table-cell>
          <table:table-cell office:value-type="float" office:value="0.00172119408566795" calcext:value-type="float">
            <text:p>0.001721194085668</text:p>
          </table:table-cell>
          <table:table-cell office:value-type="float" office:value="0.000863346270512922" calcext:value-type="float">
            <text:p>0.000863346270513</text:p>
          </table:table-cell>
          <table:table-cell office:value-type="float" office:value="0.000432321856867632" calcext:value-type="float">
            <text:p>0.00043232185686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62896050347222" calcext:value-type="float">
            <text:p>0.016289605034722</text:p>
          </table:table-cell>
          <table:table-cell office:value-type="float" office:value="0.00695084552375638" calcext:value-type="float">
            <text:p>0.006950845523756</text:p>
          </table:table-cell>
          <table:table-cell office:value-type="float" office:value="0.00319994608561198" calcext:value-type="float">
            <text:p>0.003199946085612</text:p>
          </table:table-cell>
          <table:table-cell office:value-type="float" office:value="0.00154760948204969" calcext:value-type="float">
            <text:p>0.00154760948205</text:p>
          </table:table-cell>
          <table:table-cell office:value-type="float" office:value="0.000770302916930706" calcext:value-type="float">
            <text:p>0.000770302916931</text:p>
          </table:table-cell>
          <table:table-cell office:value-type="float" office:value="0.00038529395843714" calcext:value-type="float">
            <text:p>0.00038529395843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02734375" calcext:value-type="float">
            <text:p>0.0302734375</text:p>
          </table:table-cell>
          <table:table-cell office:value-type="float" office:value="0.0162896050347222" calcext:value-type="float">
            <text:p>0.016289605034722</text:p>
          </table:table-cell>
          <table:table-cell office:value-type="float" office:value="0.00722830636160714" calcext:value-type="float">
            <text:p>0.007228306361607</text:p>
          </table:table-cell>
          <table:table-cell office:value-type="float" office:value="0.00337200588650174" calcext:value-type="float">
            <text:p>0.003372005886502</text:p>
          </table:table-cell>
          <table:table-cell office:value-type="float" office:value="0.00166707282011764" calcext:value-type="float">
            <text:p>0.001667072820118</text:p>
          </table:table-cell>
          <table:table-cell office:value-type="float" office:value="0.000819085293976718" calcext:value-type="float">
            <text:p>0.000819085293977</text:p>
          </table:table-cell>
          <table:table-cell office:value-type="float" office:value="0.000420544964232886" calcext:value-type="float">
            <text:p>0.00042054496423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61328125" calcext:value-type="float">
            <text:p>0.0361328125</text:p>
          </table:table-cell>
          <table:table-cell office:value-type="float" office:value="0.0156928168402778" calcext:value-type="float">
            <text:p>0.015692816840278</text:p>
          </table:table-cell>
          <table:table-cell office:value-type="float" office:value="0.0071529466278699" calcext:value-type="float">
            <text:p>0.00715294662787</text:p>
          </table:table-cell>
          <table:table-cell office:value-type="float" office:value="0.00352850172254774" calcext:value-type="float">
            <text:p>0.003528501722548</text:p>
          </table:table-cell>
          <table:table-cell office:value-type="float" office:value="0.00182093963662742" calcext:value-type="float">
            <text:p>0.001820939636627</text:p>
          </table:table-cell>
          <table:table-cell office:value-type="float" office:value="0.000878107438131915" calcext:value-type="float">
            <text:p>0.000878107438132</text:p>
          </table:table-cell>
          <table:table-cell office:value-type="float" office:value="0.000439252190015181" calcext:value-type="float">
            <text:p>0.00043925219001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0206841362847222" calcext:value-type="float">
            <text:p>0.020684136284722</text:p>
          </table:table-cell>
          <table:table-cell office:value-type="float" office:value="0.00967251524633291" calcext:value-type="float">
            <text:p>0.009672515246333</text:p>
          </table:table-cell>
          <table:table-cell office:value-type="float" office:value="0.00467406378851997" calcext:value-type="float">
            <text:p>0.00467406378852</text:p>
          </table:table-cell>
          <table:table-cell office:value-type="float" office:value="0.00220713456637157" calcext:value-type="float">
            <text:p>0.002207134566372</text:p>
          </table:table-cell>
          <table:table-cell office:value-type="float" office:value="0.00107870352121047" calcext:value-type="float">
            <text:p>0.00107870352121</text:p>
          </table:table-cell>
          <table:table-cell office:value-type="float" office:value="0.000528138378039497" calcext:value-type="float">
            <text:p>0.00052813837803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61328125" calcext:value-type="float">
            <text:p>0.0361328125</text:p>
          </table:table-cell>
          <table:table-cell office:value-type="float" office:value="0.0164794921875" calcext:value-type="float">
            <text:p>0.0164794921875</text:p>
          </table:table-cell>
          <table:table-cell office:value-type="float" office:value="0.00649121342873087" calcext:value-type="float">
            <text:p>0.006491213428731</text:p>
          </table:table-cell>
          <table:table-cell office:value-type="float" office:value="0.00311528523763021" calcext:value-type="float">
            <text:p>0.00311528523763</text:p>
          </table:table-cell>
          <table:table-cell office:value-type="float" office:value="0.0013954763481942" calcext:value-type="float">
            <text:p>0.001395476348194</text:p>
          </table:table-cell>
          <table:table-cell office:value-type="float" office:value="0.000688971463064308" calcext:value-type="float">
            <text:p>0.000688971463064</text:p>
          </table:table-cell>
          <table:table-cell office:value-type="float" office:value="0.000334265107926776" calcext:value-type="float">
            <text:p>0.00033426510792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43771701388889" calcext:value-type="float">
            <text:p>0.014377170138889</text:p>
          </table:table-cell>
          <table:table-cell office:value-type="float" office:value="0.0070343017578125" calcext:value-type="float">
            <text:p>0.007034301757813</text:p>
          </table:table-cell>
          <table:table-cell office:value-type="float" office:value="0.0033266364203559" calcext:value-type="float">
            <text:p>0.003326636420356</text:p>
          </table:table-cell>
          <table:table-cell office:value-type="float" office:value="0.00155416859796467" calcext:value-type="float">
            <text:p>0.001554168597965</text:p>
          </table:table-cell>
          <table:table-cell office:value-type="float" office:value="0.000821156146154502" calcext:value-type="float">
            <text:p>0.000821156146155</text:p>
          </table:table-cell>
          <table:table-cell office:value-type="float" office:value="0.000372786968031822" calcext:value-type="float">
            <text:p>0.00037278696803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0150282118055556" calcext:value-type="float">
            <text:p>0.015028211805556</text:p>
          </table:table-cell>
          <table:table-cell office:value-type="float" office:value="0.00675684091996174" calcext:value-type="float">
            <text:p>0.006756840919962</text:p>
          </table:table-cell>
          <table:table-cell office:value-type="float" office:value="0.00308257208930122" calcext:value-type="float">
            <text:p>0.003082572089301</text:p>
          </table:table-cell>
          <table:table-cell office:value-type="float" office:value="0.00151849413265423" calcext:value-type="float">
            <text:p>0.001518494132654</text:p>
          </table:table-cell>
          <table:table-cell office:value-type="float" office:value="0.000742601526867805" calcext:value-type="float">
            <text:p>0.000742601526868</text:p>
          </table:table-cell>
          <table:table-cell office:value-type="float" office:value="0.000378805483429303" calcext:value-type="float">
            <text:p>0.00037880548342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0147298177083333" calcext:value-type="float">
            <text:p>0.014729817708333</text:p>
          </table:table-cell>
          <table:table-cell office:value-type="float" office:value="0.00689167879065689" calcext:value-type="float">
            <text:p>0.006891678790657</text:p>
          </table:table-cell>
          <table:table-cell office:value-type="float" office:value="0.00350785149468316" calcext:value-type="float">
            <text:p>0.003507851494683</text:p>
          </table:table-cell>
          <table:table-cell office:value-type="float" office:value="0.00171027496131476" calcext:value-type="float">
            <text:p>0.001710274961315</text:p>
          </table:table-cell>
          <table:table-cell office:value-type="float" office:value="0.000824804636716662" calcext:value-type="float">
            <text:p>0.000824804636717</text:p>
          </table:table-cell>
          <table:table-cell office:value-type="float" office:value="0.000426912623565531" calcext:value-type="float">
            <text:p>0.00042691262356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9921875" calcext:value-type="float">
            <text:p>0.0419921875</text:p>
          </table:table-cell>
          <table:table-cell office:value-type="float" office:value="0.0183512369791667" calcext:value-type="float">
            <text:p>0.018351236979167</text:p>
          </table:table-cell>
          <table:table-cell office:value-type="float" office:value="0.00704177545041454" calcext:value-type="float">
            <text:p>0.007041775450415</text:p>
          </table:table-cell>
          <table:table-cell office:value-type="float" office:value="0.00345304701063368" calcext:value-type="float">
            <text:p>0.003453047010634</text:p>
          </table:table-cell>
          <table:table-cell office:value-type="float" office:value="0.00169711529774423" calcext:value-type="float">
            <text:p>0.001697115297744</text:p>
          </table:table-cell>
          <table:table-cell office:value-type="float" office:value="0.000856511154052262" calcext:value-type="float">
            <text:p>0.000856511154052</text:p>
          </table:table-cell>
          <table:table-cell office:value-type="float" office:value="0.00043528041109961" calcext:value-type="float">
            <text:p>0.000435280411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0.0121256510416667" calcext:value-type="float">
            <text:p>0.012125651041667</text:p>
          </table:table-cell>
          <table:table-cell office:value-type="float" office:value="0.00505626444913903" calcext:value-type="float">
            <text:p>0.005056264449139</text:p>
          </table:table-cell>
          <table:table-cell office:value-type="float" office:value="0.002783203125" calcext:value-type="float">
            <text:p>0.002783203125</text:p>
          </table:table-cell>
          <table:table-cell office:value-type="float" office:value="0.00127928165193651" calcext:value-type="float">
            <text:p>0.001279281651937</text:p>
          </table:table-cell>
          <table:table-cell office:value-type="float" office:value="0.000649789113126194" calcext:value-type="float">
            <text:p>0.000649789113126</text:p>
          </table:table-cell>
          <table:table-cell office:value-type="float" office:value="0.000322064888213837" calcext:value-type="float">
            <text:p>0.00032206488821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22265625" calcext:value-type="float">
            <text:p>0.0322265625</text:p>
          </table:table-cell>
          <table:table-cell office:value-type="float" office:value="0.0131293402777778" calcext:value-type="float">
            <text:p>0.013129340277778</text:p>
          </table:table-cell>
          <table:table-cell office:value-type="float" office:value="0.00562146245216837" calcext:value-type="float">
            <text:p>0.005621462452168</text:p>
          </table:table-cell>
          <table:table-cell office:value-type="float" office:value="0.00297298855251736" calcext:value-type="float">
            <text:p>0.002972988552517</text:p>
          </table:table-cell>
          <table:table-cell office:value-type="float" office:value="0.00150381762080833" calcext:value-type="float">
            <text:p>0.001503817620808</text:p>
          </table:table-cell>
          <table:table-cell office:value-type="float" office:value="0.000758770289184405" calcext:value-type="float">
            <text:p>0.000758770289184</text:p>
          </table:table-cell>
          <table:table-cell office:value-type="float" office:value="0.000373734821943025" calcext:value-type="float">
            <text:p>0.00037373482194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8828125" calcext:value-type="float">
            <text:p>0.048828125</text:p>
          </table:table-cell>
          <table:table-cell office:value-type="float" office:value="0.0201009114583333" calcext:value-type="float">
            <text:p>0.020100911458333</text:p>
          </table:table-cell>
          <table:table-cell office:value-type="float" office:value="0.00894881267936862" calcext:value-type="float">
            <text:p>0.008948812679369</text:p>
          </table:table-cell>
          <table:table-cell office:value-type="float" office:value="0.00443990071614584" calcext:value-type="float">
            <text:p>0.004439900716146</text:p>
          </table:table-cell>
          <table:table-cell office:value-type="float" office:value="0.00226430739125898" calcext:value-type="float">
            <text:p>0.002264307391259</text:p>
          </table:table-cell>
          <table:table-cell office:value-type="float" office:value="0.00109489994584898" calcext:value-type="float">
            <text:p>0.001094899945849</text:p>
          </table:table-cell>
          <table:table-cell office:value-type="float" office:value="0.000541285795713212" calcext:value-type="float">
            <text:p>0.00054128579571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61328125" calcext:value-type="float">
            <text:p>0.0361328125</text:p>
          </table:table-cell>
          <table:table-cell office:value-type="float" office:value="0.0148518880208333" calcext:value-type="float">
            <text:p>0.014851888020833</text:p>
          </table:table-cell>
          <table:table-cell office:value-type="float" office:value="0.0061832350127551" calcext:value-type="float">
            <text:p>0.006183235012755</text:p>
          </table:table-cell>
          <table:table-cell office:value-type="float" office:value="0.00289388020833333" calcext:value-type="float">
            <text:p>0.002893880208333</text:p>
          </table:table-cell>
          <table:table-cell office:value-type="float" office:value="0.00151180501534961" calcext:value-type="float">
            <text:p>0.00151180501535</text:p>
          </table:table-cell>
          <table:table-cell office:value-type="float" office:value="0.000758621615467278" calcext:value-type="float">
            <text:p>0.000758621615467</text:p>
          </table:table-cell>
          <table:table-cell office:value-type="float" office:value="0.00038762803308001" calcext:value-type="float">
            <text:p>0.0003876280330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5390625" calcext:value-type="float">
            <text:p>0.025390625</text:p>
          </table:table-cell>
          <table:table-cell office:value-type="float" office:value="0.0134955512152778" calcext:value-type="float">
            <text:p>0.013495551215278</text:p>
          </table:table-cell>
          <table:table-cell office:value-type="float" office:value="0.00666030572385204" calcext:value-type="float">
            <text:p>0.006660305723852</text:p>
          </table:table-cell>
          <table:table-cell office:value-type="float" office:value="0.00319797939724392" calcext:value-type="float">
            <text:p>0.003197979397244</text:p>
          </table:table-cell>
          <table:table-cell office:value-type="float" office:value="0.00153405782955618" calcext:value-type="float">
            <text:p>0.001534057829556</text:p>
          </table:table-cell>
          <table:table-cell office:value-type="float" office:value="0.000803902133281839" calcext:value-type="float">
            <text:p>0.000803902133282</text:p>
          </table:table-cell>
          <table:table-cell office:value-type="float" office:value="0.00039890994529108" calcext:value-type="float">
            <text:p>0.00039890994529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0161675347222222" calcext:value-type="float">
            <text:p>0.016167534722222</text:p>
          </table:table-cell>
          <table:table-cell office:value-type="float" office:value="0.00707789829799107" calcext:value-type="float">
            <text:p>0.007077898297991</text:p>
          </table:table-cell>
          <table:table-cell office:value-type="float" office:value="0.00336329989963108" calcext:value-type="float">
            <text:p>0.003363299899631</text:p>
          </table:table-cell>
          <table:table-cell office:value-type="float" office:value="0.00170334965827934" calcext:value-type="float">
            <text:p>0.001703349658279</text:p>
          </table:table-cell>
          <table:table-cell office:value-type="float" office:value="0.000856350586437764" calcext:value-type="float">
            <text:p>0.000856350586438</text:p>
          </table:table-cell>
          <table:table-cell office:value-type="float" office:value="0.000426577183220094" calcext:value-type="float">
            <text:p>0.0004265771832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63671875" calcext:value-type="float">
            <text:p>0.0263671875</text:p>
          </table:table-cell>
          <table:table-cell office:value-type="float" office:value="0.0160183376736111" calcext:value-type="float">
            <text:p>0.016018337673611</text:p>
          </table:table-cell>
          <table:table-cell office:value-type="float" office:value="0.00635855538504465" calcext:value-type="float">
            <text:p>0.006358555385045</text:p>
          </table:table-cell>
          <table:table-cell office:value-type="float" office:value="0.00317535400390625" calcext:value-type="float">
            <text:p>0.003175354003906</text:p>
          </table:table-cell>
          <table:table-cell office:value-type="float" office:value="0.00149107698843457" calcext:value-type="float">
            <text:p>0.001491076988435</text:p>
          </table:table-cell>
          <table:table-cell office:value-type="float" office:value="0.000686534257822957" calcext:value-type="float">
            <text:p>0.000686534257823</text:p>
          </table:table-cell>
          <table:table-cell office:value-type="float" office:value="0.000332230815332609" calcext:value-type="float">
            <text:p>0.00033223081533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0168050130208333" calcext:value-type="float">
            <text:p>0.016805013020833</text:p>
          </table:table-cell>
          <table:table-cell office:value-type="float" office:value="0.00765710947464924" calcext:value-type="float">
            <text:p>0.007657109474649</text:p>
          </table:table-cell>
          <table:table-cell office:value-type="float" office:value="0.00338640001085069" calcext:value-type="float">
            <text:p>0.003386400010851</text:p>
          </table:table-cell>
          <table:table-cell office:value-type="float" office:value="0.00175345973591403" calcext:value-type="float">
            <text:p>0.001753459735914</text:p>
          </table:table-cell>
          <table:table-cell office:value-type="float" office:value="0.000869875637221679" calcext:value-type="float">
            <text:p>0.000869875637222</text:p>
          </table:table-cell>
          <table:table-cell office:value-type="float" office:value="0.000433237153464651" calcext:value-type="float">
            <text:p>0.00043323715346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58984375" calcext:value-type="float">
            <text:p>0.0458984375</text:p>
          </table:table-cell>
          <table:table-cell office:value-type="float" office:value="0.0190836588541667" calcext:value-type="float">
            <text:p>0.019083658854167</text:p>
          </table:table-cell>
          <table:table-cell office:value-type="float" office:value="0.00870031240035077" calcext:value-type="float">
            <text:p>0.008700312400351</text:p>
          </table:table-cell>
          <table:table-cell office:value-type="float" office:value="0.00407786051432292" calcext:value-type="float">
            <text:p>0.004077860514323</text:p>
          </table:table-cell>
          <table:table-cell office:value-type="float" office:value="0.00195752892112137" calcext:value-type="float">
            <text:p>0.001957528921121</text:p>
          </table:table-cell>
          <table:table-cell office:value-type="float" office:value="0.00101038516994447" calcext:value-type="float">
            <text:p>0.001010385169944</text:p>
          </table:table-cell>
          <table:table-cell office:value-type="float" office:value="0.000500079770290413" calcext:value-type="float">
            <text:p>0.0005000797702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72254774305556" calcext:value-type="float">
            <text:p>0.017225477430556</text:p>
          </table:table-cell>
          <table:table-cell office:value-type="float" office:value="0.00843063665896046" calcext:value-type="float">
            <text:p>0.00843063665896</text:p>
          </table:table-cell>
          <table:table-cell office:value-type="float" office:value="0.00371599833170573" calcext:value-type="float">
            <text:p>0.003715998331706</text:p>
          </table:table-cell>
          <table:table-cell office:value-type="float" office:value="0.00171777013685403" calcext:value-type="float">
            <text:p>0.001717770136854</text:p>
          </table:table-cell>
          <table:table-cell office:value-type="float" office:value="0.000834098666283129" calcext:value-type="float">
            <text:p>0.000834098666283</text:p>
          </table:table-cell>
          <table:table-cell office:value-type="float" office:value="0.00040533825486272" calcext:value-type="float">
            <text:p>0.00040533825486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9296875" calcext:value-type="float">
            <text:p>0.029296875</text:p>
          </table:table-cell>
          <table:table-cell office:value-type="float" office:value="0.0135904947916667" calcext:value-type="float">
            <text:p>0.013590494791667</text:p>
          </table:table-cell>
          <table:table-cell office:value-type="float" office:value="0.00742822763871174" calcext:value-type="float">
            <text:p>0.007428227638712</text:p>
          </table:table-cell>
          <table:table-cell office:value-type="float" office:value="0.00370309617784288" calcext:value-type="float">
            <text:p>0.003703096177843</text:p>
          </table:table-cell>
          <table:table-cell office:value-type="float" office:value="0.00171306751024959" calcext:value-type="float">
            <text:p>0.00171306751025</text:p>
          </table:table-cell>
          <table:table-cell office:value-type="float" office:value="0.000807944353896083" calcext:value-type="float">
            <text:p>0.000807944353896</text:p>
          </table:table-cell>
          <table:table-cell office:value-type="float" office:value="0.000415895660587708" calcext:value-type="float">
            <text:p>0.00041589566058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734375" calcext:value-type="float">
            <text:p>0.02734375</text:p>
          </table:table-cell>
          <table:table-cell office:value-type="float" office:value="0.0144721137152778" calcext:value-type="float">
            <text:p>0.014472113715278</text:p>
          </table:table-cell>
          <table:table-cell office:value-type="float" office:value="0.00620378766741071" calcext:value-type="float">
            <text:p>0.006203787667411</text:p>
          </table:table-cell>
          <table:table-cell office:value-type="float" office:value="0.00268269856770833" calcext:value-type="float">
            <text:p>0.002682698567708</text:p>
          </table:table-cell>
          <table:table-cell office:value-type="float" office:value="0.0012484467612593" calcext:value-type="float">
            <text:p>0.001248446761259</text:p>
          </table:table-cell>
          <table:table-cell office:value-type="float" office:value="0.000566630752118477" calcext:value-type="float">
            <text:p>0.000566630752118</text:p>
          </table:table-cell>
          <table:table-cell office:value-type="float" office:value="0.000292505908421851" calcext:value-type="float">
            <text:p>0.00029250590842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78515625" calcext:value-type="float">
            <text:p>0.0478515625</text:p>
          </table:table-cell>
          <table:table-cell office:value-type="float" office:value="0.0160454644097222" calcext:value-type="float">
            <text:p>0.016045464409722</text:p>
          </table:table-cell>
          <table:table-cell office:value-type="float" office:value="0.00731892488440689" calcext:value-type="float">
            <text:p>0.007318924884407</text:p>
          </table:table-cell>
          <table:table-cell office:value-type="float" office:value="0.00348202175564236" calcext:value-type="float">
            <text:p>0.003482021755642</text:p>
          </table:table-cell>
          <table:table-cell office:value-type="float" office:value="0.00159937459645981" calcext:value-type="float">
            <text:p>0.00159937459646</text:p>
          </table:table-cell>
          <table:table-cell office:value-type="float" office:value="0.00082765740001493" calcext:value-type="float">
            <text:p>0.000827657400015</text:p>
          </table:table-cell>
          <table:table-cell office:value-type="float" office:value="0.000417432591473371" calcext:value-type="float">
            <text:p>0.00041743259147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859375" calcext:value-type="float">
            <text:p>0.05859375</text:p>
          </table:table-cell>
          <table:table-cell office:value-type="float" office:value="0.0193142361111111" calcext:value-type="float">
            <text:p>0.019314236111111</text:p>
          </table:table-cell>
          <table:table-cell office:value-type="float" office:value="0.00844838667889031" calcext:value-type="float">
            <text:p>0.00844838667889</text:p>
          </table:table-cell>
          <table:table-cell office:value-type="float" office:value="0.00383330451117621" calcext:value-type="float">
            <text:p>0.003833304511176</text:p>
          </table:table-cell>
          <table:table-cell office:value-type="float" office:value="0.00176073683660311" calcext:value-type="float">
            <text:p>0.001760736836603</text:p>
          </table:table-cell>
          <table:table-cell office:value-type="float" office:value="0.000870826931256856" calcext:value-type="float">
            <text:p>0.000870826931257</text:p>
          </table:table-cell>
          <table:table-cell office:value-type="float" office:value="0.000437203866779948" calcext:value-type="float">
            <text:p>0.0004372038667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17578125" calcext:value-type="float">
            <text:p>0.0517578125</text:p>
          </table:table-cell>
          <table:table-cell office:value-type="float" office:value="0.0211181640625" calcext:value-type="float">
            <text:p>0.0211181640625</text:p>
          </table:table-cell>
          <table:table-cell office:value-type="float" office:value="0.00831136898118622" calcext:value-type="float">
            <text:p>0.008311368981186</text:p>
          </table:table-cell>
          <table:table-cell office:value-type="float" office:value="0.00393494500054254" calcext:value-type="float">
            <text:p>0.003934945000543</text:p>
          </table:table-cell>
          <table:table-cell office:value-type="float" office:value="0.00196325989841298" calcext:value-type="float">
            <text:p>0.001963259898413</text:p>
          </table:table-cell>
          <table:table-cell office:value-type="float" office:value="0.000960595963973788" calcext:value-type="float">
            <text:p>0.000960595963974</text:p>
          </table:table-cell>
          <table:table-cell office:value-type="float" office:value="0.000460346379677134" calcext:value-type="float">
            <text:p>0.00046034637967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63671875" calcext:value-type="float">
            <text:p>0.0263671875</text:p>
          </table:table-cell>
          <table:table-cell office:value-type="float" office:value="0.0114610460069444" calcext:value-type="float">
            <text:p>0.011461046006945</text:p>
          </table:table-cell>
          <table:table-cell office:value-type="float" office:value="0.00607237523915816" calcext:value-type="float">
            <text:p>0.006072375239158</text:p>
          </table:table-cell>
          <table:table-cell office:value-type="float" office:value="0.00309687296549479" calcext:value-type="float">
            <text:p>0.003096872965495</text:p>
          </table:table-cell>
          <table:table-cell office:value-type="float" office:value="0.00161508690182054" calcext:value-type="float">
            <text:p>0.001615086901821</text:p>
          </table:table-cell>
          <table:table-cell office:value-type="float" office:value="0.000768128706484425" calcext:value-type="float">
            <text:p>0.000768128706484</text:p>
          </table:table-cell>
          <table:table-cell office:value-type="float" office:value="0.000385448561333569" calcext:value-type="float">
            <text:p>0.00038544856133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0143771701388889" calcext:value-type="float">
            <text:p>0.014377170138889</text:p>
          </table:table-cell>
          <table:table-cell office:value-type="float" office:value="0.00603189273756378" calcext:value-type="float">
            <text:p>0.006031892737564</text:p>
          </table:table-cell>
          <table:table-cell office:value-type="float" office:value="0.00304410298665365" calcext:value-type="float">
            <text:p>0.003044102986654</text:p>
          </table:table-cell>
          <table:table-cell office:value-type="float" office:value="0.00156196719277786" calcext:value-type="float">
            <text:p>0.001561967192778</text:p>
          </table:table-cell>
          <table:table-cell office:value-type="float" office:value="0.00076725599176489" calcext:value-type="float">
            <text:p>0.000767255991765</text:p>
          </table:table-cell>
          <table:table-cell office:value-type="float" office:value="0.000379315814478797" calcext:value-type="float">
            <text:p>0.00037931581447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0.0188937717013889" calcext:value-type="float">
            <text:p>0.018893771701389</text:p>
          </table:table-cell>
          <table:table-cell office:value-type="float" office:value="0.00935612892617985" calcext:value-type="float">
            <text:p>0.00935612892618</text:p>
          </table:table-cell>
          <table:table-cell office:value-type="float" office:value="0.00446597629123264" calcext:value-type="float">
            <text:p>0.004465976291233</text:p>
          </table:table-cell>
          <table:table-cell office:value-type="float" office:value="0.002123637452458" calcext:value-type="float">
            <text:p>0.002123637452458</text:p>
          </table:table-cell>
          <table:table-cell office:value-type="float" office:value="0.00104281476715945" calcext:value-type="float">
            <text:p>0.001042814767159</text:p>
          </table:table-cell>
          <table:table-cell office:value-type="float" office:value="0.000529544946399623" calcext:value-type="float">
            <text:p>0.000529544946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0165879991319444" calcext:value-type="float">
            <text:p>0.016587999131945</text:p>
          </table:table-cell>
          <table:table-cell office:value-type="float" office:value="0.00744535485092475" calcext:value-type="float">
            <text:p>0.007445354850925</text:p>
          </table:table-cell>
          <table:table-cell office:value-type="float" office:value="0.0034603034125434" calcext:value-type="float">
            <text:p>0.003460303412543</text:p>
          </table:table-cell>
          <table:table-cell office:value-type="float" office:value="0.00164131914787809" calcext:value-type="float">
            <text:p>0.001641319147878</text:p>
          </table:table-cell>
          <table:table-cell office:value-type="float" office:value="0.000766847026411188" calcext:value-type="float">
            <text:p>0.000766847026411</text:p>
          </table:table-cell>
          <table:table-cell office:value-type="float" office:value="0.000389845330300249" calcext:value-type="float">
            <text:p>0.000389845330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0176730685763889" calcext:value-type="float">
            <text:p>0.017673068576389</text:p>
          </table:table-cell>
          <table:table-cell office:value-type="float" office:value="0.00819428113042092" calcext:value-type="float">
            <text:p>0.008194281130421</text:p>
          </table:table-cell>
          <table:table-cell office:value-type="float" office:value="0.00407302856445313" calcext:value-type="float">
            <text:p>0.004073028564453</text:p>
          </table:table-cell>
          <table:table-cell office:value-type="float" office:value="0.00198760265862408" calcext:value-type="float">
            <text:p>0.001987602658624</text:p>
          </table:table-cell>
          <table:table-cell office:value-type="float" office:value="0.00100472118939222" calcext:value-type="float">
            <text:p>0.001004721189392</text:p>
          </table:table-cell>
          <table:table-cell office:value-type="float" office:value="0.000508664002526205" calcext:value-type="float">
            <text:p>0.00050866400252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02734375" calcext:value-type="float">
            <text:p>0.0302734375</text:p>
          </table:table-cell>
          <table:table-cell office:value-type="float" office:value="0.0125189887152778" calcext:value-type="float">
            <text:p>0.012518988715278</text:p>
          </table:table-cell>
          <table:table-cell office:value-type="float" office:value="0.00590951102120536" calcext:value-type="float">
            <text:p>0.005909511021205</text:p>
          </table:table-cell>
          <table:table-cell office:value-type="float" office:value="0.00298435635036892" calcext:value-type="float">
            <text:p>0.002984356350369</text:p>
          </table:table-cell>
          <table:table-cell office:value-type="float" office:value="0.00147132124290506" calcext:value-type="float">
            <text:p>0.001471321242905</text:p>
          </table:table-cell>
          <table:table-cell office:value-type="float" office:value="0.000744873058528617" calcext:value-type="float">
            <text:p>0.000744873058529</text:p>
          </table:table-cell>
          <table:table-cell office:value-type="float" office:value="0.000356334247795837" calcext:value-type="float">
            <text:p>0.00035633424779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38481987847222" calcext:value-type="float">
            <text:p>0.013848198784722</text:p>
          </table:table-cell>
          <table:table-cell office:value-type="float" office:value="0.00635980100047832" calcext:value-type="float">
            <text:p>0.006359801000478</text:p>
          </table:table-cell>
          <table:table-cell office:value-type="float" office:value="0.00309271070692274" calcext:value-type="float">
            <text:p>0.003092710706923</text:p>
          </table:table-cell>
          <table:table-cell office:value-type="float" office:value="0.00145101373575232" calcext:value-type="float">
            <text:p>0.001451013735752</text:p>
          </table:table-cell>
          <table:table-cell office:value-type="float" office:value="0.000710166981371021" calcext:value-type="float">
            <text:p>0.000710166981371</text:p>
          </table:table-cell>
          <table:table-cell office:value-type="float" office:value="0.000351307921167478" calcext:value-type="float">
            <text:p>0.00035130792116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78515625" calcext:value-type="float">
            <text:p>0.0478515625</text:p>
          </table:table-cell>
          <table:table-cell office:value-type="float" office:value="0.0211859809027778" calcext:value-type="float">
            <text:p>0.021185980902778</text:p>
          </table:table-cell>
          <table:table-cell office:value-type="float" office:value="0.00926333057637117" calcext:value-type="float">
            <text:p>0.009263330576371</text:p>
          </table:table-cell>
          <table:table-cell office:value-type="float" office:value="0.00436316596137153" calcext:value-type="float">
            <text:p>0.004363165961372</text:p>
          </table:table-cell>
          <table:table-cell office:value-type="float" office:value="0.00203596019844111" calcext:value-type="float">
            <text:p>0.002035960198441</text:p>
          </table:table-cell>
          <table:table-cell office:value-type="float" office:value="0.000946647943973421" calcext:value-type="float">
            <text:p>0.000946647943973</text:p>
          </table:table-cell>
          <table:table-cell office:value-type="float" office:value="0.000480007344677973" calcext:value-type="float">
            <text:p>0.00048000734467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54622395833333" calcext:value-type="float">
            <text:p>0.015462239583333</text:p>
          </table:table-cell>
          <table:table-cell office:value-type="float" office:value="0.00633084044164541" calcext:value-type="float">
            <text:p>0.006330840441645</text:p>
          </table:table-cell>
          <table:table-cell office:value-type="float" office:value="0.00296012878417969" calcext:value-type="float">
            <text:p>0.00296012878418</text:p>
          </table:table-cell>
          <table:table-cell office:value-type="float" office:value="0.00139098088029272" calcext:value-type="float">
            <text:p>0.001390980880293</text:p>
          </table:table-cell>
          <table:table-cell office:value-type="float" office:value="0.000693813803574996" calcext:value-type="float">
            <text:p>0.000693813803575</text:p>
          </table:table-cell>
          <table:table-cell office:value-type="float" office:value="0.00034856580447719" calcext:value-type="float">
            <text:p>0.00034856580447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9296875" calcext:value-type="float">
            <text:p>0.029296875</text:p>
          </table:table-cell>
          <table:table-cell office:value-type="float" office:value="0.0139431423611111" calcext:value-type="float">
            <text:p>0.013943142361111</text:p>
          </table:table-cell>
          <table:table-cell office:value-type="float" office:value="0.00697295519770408" calcext:value-type="float">
            <text:p>0.006972955197704</text:p>
          </table:table-cell>
          <table:table-cell office:value-type="float" office:value="0.00314732869466146" calcext:value-type="float">
            <text:p>0.003147328694661</text:p>
          </table:table-cell>
          <table:table-cell office:value-type="float" office:value="0.00154760824157842" calcext:value-type="float">
            <text:p>0.001547608241578</text:p>
          </table:table-cell>
          <table:table-cell office:value-type="float" office:value="0.000770106337238061" calcext:value-type="float">
            <text:p>0.000770106337238</text:p>
          </table:table-cell>
          <table:table-cell office:value-type="float" office:value="0.000369142045749824" calcext:value-type="float">
            <text:p>0.0003691420457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95703125" calcext:value-type="float">
            <text:p>0.0595703125</text:p>
          </table:table-cell>
          <table:table-cell office:value-type="float" office:value="0.0233289930555556" calcext:value-type="float">
            <text:p>0.023328993055556</text:p>
          </table:table-cell>
          <table:table-cell office:value-type="float" office:value="0.00917831732302296" calcext:value-type="float">
            <text:p>0.009178317323023</text:p>
          </table:table-cell>
          <table:table-cell office:value-type="float" office:value="0.00436618381076389" calcext:value-type="float">
            <text:p>0.004366183810764</text:p>
          </table:table-cell>
          <table:table-cell office:value-type="float" office:value="0.00213624709106509" calcext:value-type="float">
            <text:p>0.002136247091065</text:p>
          </table:table-cell>
          <table:table-cell office:value-type="float" office:value="0.00102091395725799" calcext:value-type="float">
            <text:p>0.001020913957258</text:p>
          </table:table-cell>
          <table:table-cell office:value-type="float" office:value="0.000508094441462778" calcext:value-type="float">
            <text:p>0.00050809444146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22265625" calcext:value-type="float">
            <text:p>0.0322265625</text:p>
          </table:table-cell>
          <table:table-cell office:value-type="float" office:value="0.0131429036458333" calcext:value-type="float">
            <text:p>0.013142903645833</text:p>
          </table:table-cell>
          <table:table-cell office:value-type="float" office:value="0.00656999860491071" calcext:value-type="float">
            <text:p>0.006569998604911</text:p>
          </table:table-cell>
          <table:table-cell office:value-type="float" office:value="0.00310417175292969" calcext:value-type="float">
            <text:p>0.00310417175293</text:p>
          </table:table-cell>
          <table:table-cell office:value-type="float" office:value="0.0014738542852491" calcext:value-type="float">
            <text:p>0.001473854285249</text:p>
          </table:table-cell>
          <table:table-cell office:value-type="float" office:value="0.000713154850032534" calcext:value-type="float">
            <text:p>0.000713154850033</text:p>
          </table:table-cell>
          <table:table-cell office:value-type="float" office:value="0.000350206272749458" calcext:value-type="float">
            <text:p>0.00035020627274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02734375" calcext:value-type="float">
            <text:p>0.0302734375</text:p>
          </table:table-cell>
          <table:table-cell office:value-type="float" office:value="0.0123155381944444" calcext:value-type="float">
            <text:p>0.012315538194445</text:p>
          </table:table-cell>
          <table:table-cell office:value-type="float" office:value="0.00532376036352041" calcext:value-type="float">
            <text:p>0.00532376036352</text:p>
          </table:table-cell>
          <table:table-cell office:value-type="float" office:value="0.00241268581814236" calcext:value-type="float">
            <text:p>0.002412685818142</text:p>
          </table:table-cell>
          <table:table-cell office:value-type="float" office:value="0.0011812097448216" calcext:value-type="float">
            <text:p>0.001181209744822</text:p>
          </table:table-cell>
          <table:table-cell office:value-type="float" office:value="0.000572361327983715" calcext:value-type="float">
            <text:p>0.000572361327984</text:p>
          </table:table-cell>
          <table:table-cell office:value-type="float" office:value="0.000284418008468135" calcext:value-type="float">
            <text:p>0.00028441800846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153401692708333" calcext:value-type="float">
            <text:p>0.015340169270833</text:p>
          </table:table-cell>
          <table:table-cell office:value-type="float" office:value="0.00784364038584183" calcext:value-type="float">
            <text:p>0.007843640385842</text:p>
          </table:table-cell>
          <table:table-cell office:value-type="float" office:value="0.00358557807074653" calcext:value-type="float">
            <text:p>0.003585578070747</text:p>
          </table:table-cell>
          <table:table-cell office:value-type="float" office:value="0.00166716709593456" calcext:value-type="float">
            <text:p>0.001667167095935</text:p>
          </table:table-cell>
          <table:table-cell office:value-type="float" office:value="0.00081913939469045" calcext:value-type="float">
            <text:p>0.00081913939469</text:p>
          </table:table-cell>
          <table:table-cell office:value-type="float" office:value="0.000402531108540458" calcext:value-type="float">
            <text:p>0.0004025311085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0148383246527778" calcext:value-type="float">
            <text:p>0.014838324652778</text:p>
          </table:table-cell>
          <table:table-cell office:value-type="float" office:value="0.00737248634805485" calcext:value-type="float">
            <text:p>0.007372486348055</text:p>
          </table:table-cell>
          <table:table-cell office:value-type="float" office:value="0.00389739142523871" calcext:value-type="float">
            <text:p>0.003897391425239</text:p>
          </table:table-cell>
          <table:table-cell office:value-type="float" office:value="0.00195578208947157" calcext:value-type="float">
            <text:p>0.001955782089472</text:p>
          </table:table-cell>
          <table:table-cell office:value-type="float" office:value="0.000953729077892058" calcext:value-type="float">
            <text:p>0.000953729077892</text:p>
          </table:table-cell>
          <table:table-cell office:value-type="float" office:value="0.000469000701370963" calcext:value-type="float">
            <text:p>0.00046900070137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24609375" calcext:value-type="float">
            <text:p>0.0224609375</text:p>
          </table:table-cell>
          <table:table-cell office:value-type="float" office:value="0.0141737196180556" calcext:value-type="float">
            <text:p>0.014173719618056</text:p>
          </table:table-cell>
          <table:table-cell office:value-type="float" office:value="0.00571145816725128" calcext:value-type="float">
            <text:p>0.005711458167251</text:p>
          </table:table-cell>
          <table:table-cell office:value-type="float" office:value="0.00253369649251302" calcext:value-type="float">
            <text:p>0.002533696492513</text:p>
          </table:table-cell>
          <table:table-cell office:value-type="float" office:value="0.00116537438471037" calcext:value-type="float">
            <text:p>0.00116537438471</text:p>
          </table:table-cell>
          <table:table-cell office:value-type="float" office:value="0.000550974944161059" calcext:value-type="float">
            <text:p>0.000550974944161</text:p>
          </table:table-cell>
          <table:table-cell office:value-type="float" office:value="0.000255263005678664" calcext:value-type="float">
            <text:p>0.00025526300567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56640625" calcext:value-type="float">
            <text:p>0.0556640625</text:p>
          </table:table-cell>
          <table:table-cell office:value-type="float" office:value="0.0197075737847222" calcext:value-type="float">
            <text:p>0.019707573784722</text:p>
          </table:table-cell>
          <table:table-cell office:value-type="float" office:value="0.00917831732302296" calcext:value-type="float">
            <text:p>0.009178317323023</text:p>
          </table:table-cell>
          <table:table-cell office:value-type="float" office:value="0.00424424913194444" calcext:value-type="float">
            <text:p>0.004244249131944</text:p>
          </table:table-cell>
          <table:table-cell office:value-type="float" office:value="0.00195248516491623" calcext:value-type="float">
            <text:p>0.001952485164916</text:p>
          </table:table-cell>
          <table:table-cell office:value-type="float" office:value="0.000962108448729704" calcext:value-type="float">
            <text:p>0.00096210844873</text:p>
          </table:table-cell>
          <table:table-cell office:value-type="float" office:value="0.000491289066340063" calcext:value-type="float">
            <text:p>0.0004912890663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46348741319444" calcext:value-type="float">
            <text:p>0.014634874131945</text:p>
          </table:table-cell>
          <table:table-cell office:value-type="float" office:value="0.0067054592833227" calcext:value-type="float">
            <text:p>0.006705459283323</text:p>
          </table:table-cell>
          <table:table-cell office:value-type="float" office:value="0.00329014248318142" calcext:value-type="float">
            <text:p>0.003290142483181</text:p>
          </table:table-cell>
          <table:table-cell office:value-type="float" office:value="0.00157762392502546" calcext:value-type="float">
            <text:p>0.001577623925025</text:p>
          </table:table-cell>
          <table:table-cell office:value-type="float" office:value="0.000763697568941969" calcext:value-type="float">
            <text:p>0.000763697568942</text:p>
          </table:table-cell>
          <table:table-cell office:value-type="float" office:value="0.000375677666732712" calcext:value-type="float">
            <text:p>0.00037567766673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98046875" calcext:value-type="float">
            <text:p>0.0498046875</text:p>
          </table:table-cell>
          <table:table-cell office:value-type="float" office:value="0.0153672960069444" calcext:value-type="float">
            <text:p>0.015367296006945</text:p>
          </table:table-cell>
          <table:table-cell office:value-type="float" office:value="0.00633613430723852" calcext:value-type="float">
            <text:p>0.006336134307239</text:p>
          </table:table-cell>
          <table:table-cell office:value-type="float" office:value="0.00288884480794271" calcext:value-type="float">
            <text:p>0.002888844807943</text:p>
          </table:table-cell>
          <table:table-cell office:value-type="float" office:value="0.001410614811543" calcext:value-type="float">
            <text:p>0.001410614811543</text:p>
          </table:table-cell>
          <table:table-cell office:value-type="float" office:value="0.000682827461633853" calcext:value-type="float">
            <text:p>0.000682827461634</text:p>
          </table:table-cell>
          <table:table-cell office:value-type="float" office:value="0.000333270413611795" calcext:value-type="float">
            <text:p>0.00033327041361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44140625" calcext:value-type="float">
            <text:p>0.0244140625</text:p>
          </table:table-cell>
          <table:table-cell office:value-type="float" office:value="0.0152859157986111" calcext:value-type="float">
            <text:p>0.015285915798611</text:p>
          </table:table-cell>
          <table:table-cell office:value-type="float" office:value="0.00668584084024235" calcext:value-type="float">
            <text:p>0.006685840840242</text:p>
          </table:table-cell>
          <table:table-cell office:value-type="float" office:value="0.00309622022840712" calcext:value-type="float">
            <text:p>0.003096220228407</text:p>
          </table:table-cell>
          <table:table-cell office:value-type="float" office:value="0.0015608830208833" calcext:value-type="float">
            <text:p>0.001560883020883</text:p>
          </table:table-cell>
          <table:table-cell office:value-type="float" office:value="0.000767576466221808" calcext:value-type="float">
            <text:p>0.000767576466222</text:p>
          </table:table-cell>
          <table:table-cell office:value-type="float" office:value="0.00037429412615906" calcext:value-type="float">
            <text:p>0.00037429412615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5390625" calcext:value-type="float">
            <text:p>0.025390625</text:p>
          </table:table-cell>
          <table:table-cell office:value-type="float" office:value="0.0123969184027778" calcext:value-type="float">
            <text:p>0.012396918402778</text:p>
          </table:table-cell>
          <table:table-cell office:value-type="float" office:value="0.00571301518654337" calcext:value-type="float">
            <text:p>0.005713015186543</text:p>
          </table:table-cell>
          <table:table-cell office:value-type="float" office:value="0.00293106079101562" calcext:value-type="float">
            <text:p>0.002931060791016</text:p>
          </table:table-cell>
          <table:table-cell office:value-type="float" office:value="0.00134087328360058" calcext:value-type="float">
            <text:p>0.001340873283601</text:p>
          </table:table-cell>
          <table:table-cell office:value-type="float" office:value="0.000666100602211235" calcext:value-type="float">
            <text:p>0.000666100602211</text:p>
          </table:table-cell>
          <table:table-cell office:value-type="float" office:value="0.000334807593712427" calcext:value-type="float">
            <text:p>0.00033480759371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1484375" calcext:value-type="float">
            <text:p>0.021484375</text:p>
          </table:table-cell>
          <table:table-cell office:value-type="float" office:value="0.0109456380208333" calcext:value-type="float">
            <text:p>0.010945638020833</text:p>
          </table:table-cell>
          <table:table-cell office:value-type="float" office:value="0.00591885313695791" calcext:value-type="float">
            <text:p>0.005918853136958</text:p>
          </table:table-cell>
          <table:table-cell office:value-type="float" office:value="0.00276174757215712" calcext:value-type="float">
            <text:p>0.002761747572157</text:p>
          </table:table-cell>
          <table:table-cell office:value-type="float" office:value="0.00135538282801284" calcext:value-type="float">
            <text:p>0.001355382828013</text:p>
          </table:table-cell>
          <table:table-cell office:value-type="float" office:value="0.000682091046172565" calcext:value-type="float">
            <text:p>0.000682091046173</text:p>
          </table:table-cell>
          <table:table-cell office:value-type="float" office:value="0.000346194612047885" calcext:value-type="float">
            <text:p>0.00034619461204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22265625" calcext:value-type="float">
            <text:p>0.0322265625</text:p>
          </table:table-cell>
          <table:table-cell office:value-type="float" office:value="0.0125596788194444" calcext:value-type="float">
            <text:p>0.012559678819445</text:p>
          </table:table-cell>
          <table:table-cell office:value-type="float" office:value="0.00557257204639669" calcext:value-type="float">
            <text:p>0.005572572046397</text:p>
          </table:table-cell>
          <table:table-cell office:value-type="float" office:value="0.00292208353678385" calcext:value-type="float">
            <text:p>0.002922083536784</text:p>
          </table:table-cell>
          <table:table-cell office:value-type="float" office:value="0.0015271957905558" calcext:value-type="float">
            <text:p>0.001527195790556</text:p>
          </table:table-cell>
          <table:table-cell office:value-type="float" office:value="0.0007446689925887" calcext:value-type="float">
            <text:p>0.000744668992589</text:p>
          </table:table-cell>
          <table:table-cell office:value-type="float" office:value="0.000376374474557144" calcext:value-type="float">
            <text:p>0.00037637447455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37532552083333" calcext:value-type="float">
            <text:p>0.013753255208333</text:p>
          </table:table-cell>
          <table:table-cell office:value-type="float" office:value="0.00585003288424745" calcext:value-type="float">
            <text:p>0.005850032884247</text:p>
          </table:table-cell>
          <table:table-cell office:value-type="float" office:value="0.00293074713812934" calcext:value-type="float">
            <text:p>0.002930747138129</text:p>
          </table:table-cell>
          <table:table-cell office:value-type="float" office:value="0.00140226296654105" calcext:value-type="float">
            <text:p>0.001402262966541</text:p>
          </table:table-cell>
          <table:table-cell office:value-type="float" office:value="0.000693762360967116" calcext:value-type="float">
            <text:p>0.000693762360967</text:p>
          </table:table-cell>
          <table:table-cell office:value-type="float" office:value="0.000347728351873299" calcext:value-type="float">
            <text:p>0.00034772835187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22265625" calcext:value-type="float">
            <text:p>0.0322265625</text:p>
          </table:table-cell>
          <table:table-cell office:value-type="float" office:value="0.0100368923611111" calcext:value-type="float">
            <text:p>0.010036892361111</text:p>
          </table:table-cell>
          <table:table-cell office:value-type="float" office:value="0.00510422064333546" calcext:value-type="float">
            <text:p>0.005104220643335</text:p>
          </table:table-cell>
          <table:table-cell office:value-type="float" office:value="0.00264053344726562" calcext:value-type="float">
            <text:p>0.002640533447266</text:p>
          </table:table-cell>
          <table:table-cell office:value-type="float" office:value="0.00132980927220244" calcext:value-type="float">
            <text:p>0.001329809272202</text:p>
          </table:table-cell>
          <table:table-cell office:value-type="float" office:value="0.000680573432924286" calcext:value-type="float">
            <text:p>0.000680573432924</text:p>
          </table:table-cell>
          <table:table-cell office:value-type="float" office:value="0.000322814502588348" calcext:value-type="float">
            <text:p>0.00032281450258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98046875" calcext:value-type="float">
            <text:p>0.0498046875</text:p>
          </table:table-cell>
          <table:table-cell office:value-type="float" office:value="0.0198974609375" calcext:value-type="float">
            <text:p>0.0198974609375</text:p>
          </table:table-cell>
          <table:table-cell office:value-type="float" office:value="0.00793239048549107" calcext:value-type="float">
            <text:p>0.007932390485491</text:p>
          </table:table-cell>
          <table:table-cell office:value-type="float" office:value="0.0036895751953125" calcext:value-type="float">
            <text:p>0.003689575195313</text:p>
          </table:table-cell>
          <table:table-cell office:value-type="float" office:value="0.00177431081757957" calcext:value-type="float">
            <text:p>0.00177431081758</text:p>
          </table:table-cell>
          <table:table-cell office:value-type="float" office:value="0.000814273191297285" calcext:value-type="float">
            <text:p>0.000814273191297</text:p>
          </table:table-cell>
          <table:table-cell office:value-type="float" office:value="0.000400980378906063" calcext:value-type="float">
            <text:p>0.00040098037890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0123833550347222" calcext:value-type="float">
            <text:p>0.012383355034722</text:p>
          </table:table-cell>
          <table:table-cell office:value-type="float" office:value="0.00646567831234056" calcext:value-type="float">
            <text:p>0.006465678312341</text:p>
          </table:table-cell>
          <table:table-cell office:value-type="float" office:value="0.00278631422254774" calcext:value-type="float">
            <text:p>0.002786314222548</text:p>
          </table:table-cell>
          <table:table-cell office:value-type="float" office:value="0.001480409431656" calcext:value-type="float">
            <text:p>0.001480409431656</text:p>
          </table:table-cell>
          <table:table-cell office:value-type="float" office:value="0.000763302014257902" calcext:value-type="float">
            <text:p>0.000763302014258</text:p>
          </table:table-cell>
          <table:table-cell office:value-type="float" office:value="0.00038294762560517" calcext:value-type="float">
            <text:p>0.00038294762560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00390625" calcext:value-type="float">
            <text:p>0.0400390625</text:p>
          </table:table-cell>
          <table:table-cell office:value-type="float" office:value="0.017578125" calcext:value-type="float">
            <text:p>0.017578125</text:p>
          </table:table-cell>
          <table:table-cell office:value-type="float" office:value="0.00845523756377551" calcext:value-type="float">
            <text:p>0.008455237563776</text:p>
          </table:table-cell>
          <table:table-cell office:value-type="float" office:value="0.00380711873372396" calcext:value-type="float">
            <text:p>0.003807118733724</text:p>
          </table:table-cell>
          <table:table-cell office:value-type="float" office:value="0.00179507060055926" calcext:value-type="float">
            <text:p>0.001795070600559</text:p>
          </table:table-cell>
          <table:table-cell office:value-type="float" office:value="0.000884924143079727" calcext:value-type="float">
            <text:p>0.00088492414308</text:p>
          </table:table-cell>
          <table:table-cell office:value-type="float" office:value="0.000447258576810807" calcext:value-type="float">
            <text:p>0.00044725857681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734375" calcext:value-type="float">
            <text:p>0.02734375</text:p>
          </table:table-cell>
          <table:table-cell office:value-type="float" office:value="0.0130208333333333" calcext:value-type="float">
            <text:p>0.013020833333333</text:p>
          </table:table-cell>
          <table:table-cell office:value-type="float" office:value="0.00628817811304209" calcext:value-type="float">
            <text:p>0.006288178113042</text:p>
          </table:table-cell>
          <table:table-cell office:value-type="float" office:value="0.00296697828504774" calcext:value-type="float">
            <text:p>0.002966978285048</text:p>
          </table:table-cell>
          <table:table-cell office:value-type="float" office:value="0.00141086389817507" calcext:value-type="float">
            <text:p>0.001410863898175</text:p>
          </table:table-cell>
          <table:table-cell office:value-type="float" office:value="0.000744822772271869" calcext:value-type="float">
            <text:p>0.000744822772272</text:p>
          </table:table-cell>
          <table:table-cell office:value-type="float" office:value="0.000378236822218998" calcext:value-type="float">
            <text:p>0.00037823682221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0.0144314236111111" calcext:value-type="float">
            <text:p>0.014431423611111</text:p>
          </table:table-cell>
          <table:table-cell office:value-type="float" office:value="0.00675310407366071" calcext:value-type="float">
            <text:p>0.006753104073661</text:p>
          </table:table-cell>
          <table:table-cell office:value-type="float" office:value="0.00310952928331163" calcext:value-type="float">
            <text:p>0.003109529283312</text:p>
          </table:table-cell>
          <table:table-cell office:value-type="float" office:value="0.00154471744731859" calcext:value-type="float">
            <text:p>0.001544717447319</text:p>
          </table:table-cell>
          <table:table-cell office:value-type="float" office:value="0.000760205493642509" calcext:value-type="float">
            <text:p>0.000760205493643</text:p>
          </table:table-cell>
          <table:table-cell office:value-type="float" office:value="0.00038297969141847" calcext:value-type="float">
            <text:p>0.00038297969141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859375" calcext:value-type="float">
            <text:p>0.05859375</text:p>
          </table:table-cell>
          <table:table-cell office:value-type="float" office:value="0.0239935980902778" calcext:value-type="float">
            <text:p>0.023993598090278</text:p>
          </table:table-cell>
          <table:table-cell office:value-type="float" office:value="0.0101449148995536" calcext:value-type="float">
            <text:p>0.010144914899554</text:p>
          </table:table-cell>
          <table:table-cell office:value-type="float" office:value="0.00479134453667535" calcext:value-type="float">
            <text:p>0.004791344536675</text:p>
          </table:table-cell>
          <table:table-cell office:value-type="float" office:value="0.00242532229944521" calcext:value-type="float">
            <text:p>0.002425322299445</text:p>
          </table:table-cell>
          <table:table-cell office:value-type="float" office:value="0.0011940937433894" calcext:value-type="float">
            <text:p>0.001194093743389</text:p>
          </table:table-cell>
          <table:table-cell office:value-type="float" office:value="0.000599942491187425" calcext:value-type="float">
            <text:p>0.00059994249118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98046875" calcext:value-type="float">
            <text:p>0.0498046875</text:p>
          </table:table-cell>
          <table:table-cell office:value-type="float" office:value="0.0171034071180556" calcext:value-type="float">
            <text:p>0.017103407118056</text:p>
          </table:table-cell>
          <table:table-cell office:value-type="float" office:value="0.00830482950015944" calcext:value-type="float">
            <text:p>0.008304829500159</text:p>
          </table:table-cell>
          <table:table-cell office:value-type="float" office:value="0.00419346279568142" calcext:value-type="float">
            <text:p>0.004193462795681</text:p>
          </table:table-cell>
          <table:table-cell office:value-type="float" office:value="0.00201281796633019" calcext:value-type="float">
            <text:p>0.00201281796633</text:p>
          </table:table-cell>
          <table:table-cell office:value-type="float" office:value="0.000959898203678953" calcext:value-type="float">
            <text:p>0.000959898203679</text:p>
          </table:table-cell>
          <table:table-cell office:value-type="float" office:value="0.000480713407639584" calcext:value-type="float">
            <text:p>0.0004807134076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63671875" calcext:value-type="float">
            <text:p>0.0263671875</text:p>
          </table:table-cell>
          <table:table-cell office:value-type="float" office:value="0.0171847873263889" calcext:value-type="float">
            <text:p>0.017184787326389</text:p>
          </table:table-cell>
          <table:table-cell office:value-type="float" office:value="0.00716727120535714" calcext:value-type="float">
            <text:p>0.007167271205357</text:p>
          </table:table-cell>
          <table:table-cell office:value-type="float" office:value="0.00350904676649306" calcext:value-type="float">
            <text:p>0.003509046766493</text:p>
          </table:table-cell>
          <table:table-cell office:value-type="float" office:value="0.00171589454428586" calcext:value-type="float">
            <text:p>0.001715894544286</text:p>
          </table:table-cell>
          <table:table-cell office:value-type="float" office:value="0.00086286465026594" calcext:value-type="float">
            <text:p>0.000862864650266</text:p>
          </table:table-cell>
          <table:table-cell office:value-type="float" office:value="0.000433227147910945" calcext:value-type="float">
            <text:p>0.00043322714791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9921875" calcext:value-type="float">
            <text:p>0.0419921875</text:p>
          </table:table-cell>
          <table:table-cell office:value-type="float" office:value="0.01611328125" calcext:value-type="float">
            <text:p>0.01611328125</text:p>
          </table:table-cell>
          <table:table-cell office:value-type="float" office:value="0.00701312629544005" calcext:value-type="float">
            <text:p>0.00701312629544</text:p>
          </table:table-cell>
          <table:table-cell office:value-type="float" office:value="0.00365440368652344" calcext:value-type="float">
            <text:p>0.003654403686523</text:p>
          </table:table-cell>
          <table:table-cell office:value-type="float" office:value="0.00183405886083438" calcext:value-type="float">
            <text:p>0.001834058860834</text:p>
          </table:table-cell>
          <table:table-cell office:value-type="float" office:value="0.000914512427876175" calcext:value-type="float">
            <text:p>0.000914512427876</text:p>
          </table:table-cell>
          <table:table-cell office:value-type="float" office:value="0.000438570129988885" calcext:value-type="float">
            <text:p>0.00043857012998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02734375" calcext:value-type="float">
            <text:p>0.0302734375</text:p>
          </table:table-cell>
          <table:table-cell office:value-type="float" office:value="0.0148111979166667" calcext:value-type="float">
            <text:p>0.014811197916667</text:p>
          </table:table-cell>
          <table:table-cell office:value-type="float" office:value="0.00607237523915816" calcext:value-type="float">
            <text:p>0.006072375239158</text:p>
          </table:table-cell>
          <table:table-cell office:value-type="float" office:value="0.00301178826226129" calcext:value-type="float">
            <text:p>0.003011788262261</text:p>
          </table:table-cell>
          <table:table-cell office:value-type="float" office:value="0.00150021950982736" calcext:value-type="float">
            <text:p>0.001500219509827</text:p>
          </table:table-cell>
          <table:table-cell office:value-type="float" office:value="0.00072912408921724" calcext:value-type="float">
            <text:p>0.000729124089217</text:p>
          </table:table-cell>
          <table:table-cell office:value-type="float" office:value="0.000362716719366818" calcext:value-type="float">
            <text:p>0.00036271671936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5390625" calcext:value-type="float">
            <text:p>0.025390625</text:p>
          </table:table-cell>
          <table:table-cell office:value-type="float" office:value="0.0107014973958333" calcext:value-type="float">
            <text:p>0.010701497395833</text:p>
          </table:table-cell>
          <table:table-cell office:value-type="float" office:value="0.00511823381696429" calcext:value-type="float">
            <text:p>0.005118233816964</text:p>
          </table:table-cell>
          <table:table-cell office:value-type="float" office:value="0.00241929796006944" calcext:value-type="float">
            <text:p>0.002419297960069</text:p>
          </table:table-cell>
          <table:table-cell office:value-type="float" office:value="0.00118715978934043" calcext:value-type="float">
            <text:p>0.00118715978934</text:p>
          </table:table-cell>
          <table:table-cell office:value-type="float" office:value="0.000586820545290243" calcext:value-type="float">
            <text:p>0.00058682054529</text:p>
          </table:table-cell>
          <table:table-cell office:value-type="float" office:value="0.000303374807451328" calcext:value-type="float">
            <text:p>0.00030337480745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46875" calcext:value-type="float">
            <text:p>0.0546875</text:p>
          </table:table-cell>
          <table:table-cell office:value-type="float" office:value="0.0208468967013889" calcext:value-type="float">
            <text:p>0.020846896701389</text:p>
          </table:table-cell>
          <table:table-cell office:value-type="float" office:value="0.00958438795440051" calcext:value-type="float">
            <text:p>0.009584387954401</text:p>
          </table:table-cell>
          <table:table-cell office:value-type="float" office:value="0.0045241207546658" calcext:value-type="float">
            <text:p>0.004524120754666</text:p>
          </table:table-cell>
          <table:table-cell office:value-type="float" office:value="0.00223101140557169" calcext:value-type="float">
            <text:p>0.002231011405572</text:p>
          </table:table-cell>
          <table:table-cell office:value-type="float" office:value="0.0011044539892274" calcext:value-type="float">
            <text:p>0.001104453989227</text:p>
          </table:table-cell>
          <table:table-cell office:value-type="float" office:value="0.000552231679995081" calcext:value-type="float">
            <text:p>0.00055223167999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151638454861111" calcext:value-type="float">
            <text:p>0.015163845486111</text:p>
          </table:table-cell>
          <table:table-cell office:value-type="float" office:value="0.00644294583067602" calcext:value-type="float">
            <text:p>0.006442945830676</text:p>
          </table:table-cell>
          <table:table-cell office:value-type="float" office:value="0.00300693935818142" calcext:value-type="float">
            <text:p>0.003006939358181</text:p>
          </table:table-cell>
          <table:table-cell office:value-type="float" office:value="0.0015344959640106" calcext:value-type="float">
            <text:p>0.001534495964011</text:p>
          </table:table-cell>
          <table:table-cell office:value-type="float" office:value="0.000735344567506732" calcext:value-type="float">
            <text:p>0.000735344567507</text:p>
          </table:table-cell>
          <table:table-cell office:value-type="float" office:value="0.000382597437461597" calcext:value-type="float">
            <text:p>0.00038259743746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8828125" calcext:value-type="float">
            <text:p>0.048828125</text:p>
          </table:table-cell>
          <table:table-cell office:value-type="float" office:value="0.0217692057291667" calcext:value-type="float">
            <text:p>0.021769205729167</text:p>
          </table:table-cell>
          <table:table-cell office:value-type="float" office:value="0.00977496711575255" calcext:value-type="float">
            <text:p>0.009774967115753</text:p>
          </table:table-cell>
          <table:table-cell office:value-type="float" office:value="0.00427518208821615" calcext:value-type="float">
            <text:p>0.004275182088216</text:p>
          </table:table-cell>
          <table:table-cell office:value-type="float" office:value="0.0020076365178135" calcext:value-type="float">
            <text:p>0.002007636517814</text:p>
          </table:table-cell>
          <table:table-cell office:value-type="float" office:value="0.000995917873197552" calcext:value-type="float">
            <text:p>0.000995917873198</text:p>
          </table:table-cell>
          <table:table-cell office:value-type="float" office:value="0.000489261207603331" calcext:value-type="float">
            <text:p>0.00048926120760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61328125" calcext:value-type="float">
            <text:p>0.0361328125</text:p>
          </table:table-cell>
          <table:table-cell office:value-type="float" office:value="0.0165744357638889" calcext:value-type="float">
            <text:p>0.016574435763889</text:p>
          </table:table-cell>
          <table:table-cell office:value-type="float" office:value="0.00692686742665816" calcext:value-type="float">
            <text:p>0.006926867426658</text:p>
          </table:table-cell>
          <table:table-cell office:value-type="float" office:value="0.00325915018717448" calcext:value-type="float">
            <text:p>0.003259150187174</text:p>
          </table:table-cell>
          <table:table-cell office:value-type="float" office:value="0.00148135442267347" calcext:value-type="float">
            <text:p>0.001481354422673</text:p>
          </table:table-cell>
          <table:table-cell office:value-type="float" office:value="0.000721631744821596" calcext:value-type="float">
            <text:p>0.000721631744822</text:p>
          </table:table-cell>
          <table:table-cell office:value-type="float" office:value="0.000357303538120822" calcext:value-type="float">
            <text:p>0.00035730353812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58984375" calcext:value-type="float">
            <text:p>0.0458984375</text:p>
          </table:table-cell>
          <table:table-cell office:value-type="float" office:value="0.0169813368055556" calcext:value-type="float">
            <text:p>0.016981336805556</text:p>
          </table:table-cell>
          <table:table-cell office:value-type="float" office:value="0.00753067950813138" calcext:value-type="float">
            <text:p>0.007530679508131</text:p>
          </table:table-cell>
          <table:table-cell office:value-type="float" office:value="0.00316697862413194" calcext:value-type="float">
            <text:p>0.003166978624132</text:p>
          </table:table-cell>
          <table:table-cell office:value-type="float" office:value="0.00145210584666305" calcext:value-type="float">
            <text:p>0.001452105846663</text:p>
          </table:table-cell>
          <table:table-cell office:value-type="float" office:value="0.000720563847041304" calcext:value-type="float">
            <text:p>0.000720563847041</text:p>
          </table:table-cell>
          <table:table-cell office:value-type="float" office:value="0.000360059183095776" calcext:value-type="float">
            <text:p>0.00036005918309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9296875" calcext:value-type="float">
            <text:p>0.029296875</text:p>
          </table:table-cell>
          <table:table-cell office:value-type="float" office:value="0.0134412977430556" calcext:value-type="float">
            <text:p>0.013441297743056</text:p>
          </table:table-cell>
          <table:table-cell office:value-type="float" office:value="0.00607237523915816" calcext:value-type="float">
            <text:p>0.006072375239158</text:p>
          </table:table-cell>
          <table:table-cell office:value-type="float" office:value="0.00319783528645833" calcext:value-type="float">
            <text:p>0.003197835286458</text:p>
          </table:table-cell>
          <table:table-cell office:value-type="float" office:value="0.00157933999298763" calcext:value-type="float">
            <text:p>0.001579339992988</text:p>
          </table:table-cell>
          <table:table-cell office:value-type="float" office:value="0.000803033901300139" calcext:value-type="float">
            <text:p>0.0008030339013</text:p>
          </table:table-cell>
          <table:table-cell office:value-type="float" office:value="0.000391328545313004" calcext:value-type="float">
            <text:p>0.00039132854531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58984375" calcext:value-type="float">
            <text:p>0.0458984375</text:p>
          </table:table-cell>
          <table:table-cell office:value-type="float" office:value="0.0214708116319444" calcext:value-type="float">
            <text:p>0.021470811631945</text:p>
          </table:table-cell>
          <table:table-cell office:value-type="float" office:value="0.0102772615393814" calcext:value-type="float">
            <text:p>0.010277261539381</text:p>
          </table:table-cell>
          <table:table-cell office:value-type="float" office:value="0.00467091878255208" calcext:value-type="float">
            <text:p>0.004670918782552</text:p>
          </table:table-cell>
          <table:table-cell office:value-type="float" office:value="0.00227344222172986" calcext:value-type="float">
            <text:p>0.00227344222173</text:p>
          </table:table-cell>
          <table:table-cell office:value-type="float" office:value="0.00116971877006296" calcext:value-type="float">
            <text:p>0.001169718770063</text:p>
          </table:table-cell>
          <table:table-cell office:value-type="float" office:value="0.000578257874078424" calcext:value-type="float">
            <text:p>0.00057825787407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0.0128716362847222" calcext:value-type="float">
            <text:p>0.012871636284722</text:p>
          </table:table-cell>
          <table:table-cell office:value-type="float" office:value="0.00605151118064413" calcext:value-type="float">
            <text:p>0.006051511180644</text:p>
          </table:table-cell>
          <table:table-cell office:value-type="float" office:value="0.00308354695638021" calcext:value-type="float">
            <text:p>0.00308354695638</text:p>
          </table:table-cell>
          <table:table-cell office:value-type="float" office:value="0.00149005583248079" calcext:value-type="float">
            <text:p>0.001490055832481</text:p>
          </table:table-cell>
          <table:table-cell office:value-type="float" office:value="0.00068155410879053" calcext:value-type="float">
            <text:p>0.000681554108791</text:p>
          </table:table-cell>
          <table:table-cell office:value-type="float" office:value="0.000344734079292787" calcext:value-type="float">
            <text:p>0.00034473407929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8828125" calcext:value-type="float">
            <text:p>0.048828125</text:p>
          </table:table-cell>
          <table:table-cell office:value-type="float" office:value="0.0168321397569444" calcext:value-type="float">
            <text:p>0.016832139756945</text:p>
          </table:table-cell>
          <table:table-cell office:value-type="float" office:value="0.00736532405931122" calcext:value-type="float">
            <text:p>0.007365324059311</text:p>
          </table:table-cell>
          <table:table-cell office:value-type="float" office:value="0.0035628424750434" calcext:value-type="float">
            <text:p>0.003562842475043</text:p>
          </table:table-cell>
          <table:table-cell office:value-type="float" office:value="0.00175651724951324" calcext:value-type="float">
            <text:p>0.001756517249513</text:p>
          </table:table-cell>
          <table:table-cell office:value-type="float" office:value="0.000853075349502102" calcext:value-type="float">
            <text:p>0.000853075349502</text:p>
          </table:table-cell>
          <table:table-cell office:value-type="float" office:value="0.000422419127317302" calcext:value-type="float">
            <text:p>0.00042241912731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0162489149305556" calcext:value-type="float">
            <text:p>0.016248914930556</text:p>
          </table:table-cell>
          <table:table-cell office:value-type="float" office:value="0.00709502551020408" calcext:value-type="float">
            <text:p>0.007095025510204</text:p>
          </table:table-cell>
          <table:table-cell office:value-type="float" office:value="0.00360577053493924" calcext:value-type="float">
            <text:p>0.003605770534939</text:p>
          </table:table-cell>
          <table:table-cell office:value-type="float" office:value="0.00177765711289167" calcext:value-type="float">
            <text:p>0.001777657112892</text:p>
          </table:table-cell>
          <table:table-cell office:value-type="float" office:value="0.000887417814298492" calcext:value-type="float">
            <text:p>0.000887417814298</text:p>
          </table:table-cell>
          <table:table-cell office:value-type="float" office:value="0.000440255216748341" calcext:value-type="float">
            <text:p>0.00044025521674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98046875" calcext:value-type="float">
            <text:p>0.0498046875</text:p>
          </table:table-cell>
          <table:table-cell office:value-type="float" office:value="0.0224880642361111" calcext:value-type="float">
            <text:p>0.022488064236111</text:p>
          </table:table-cell>
          <table:table-cell office:value-type="float" office:value="0.0107487269810268" calcext:value-type="float">
            <text:p>0.010748726981027</text:p>
          </table:table-cell>
          <table:table-cell office:value-type="float" office:value="0.00509982638888889" calcext:value-type="float">
            <text:p>0.005099826388889</text:p>
          </table:table-cell>
          <table:table-cell office:value-type="float" office:value="0.00234868002979862" calcext:value-type="float">
            <text:p>0.002348680029799</text:p>
          </table:table-cell>
          <table:table-cell office:value-type="float" office:value="0.0011985622295717" calcext:value-type="float">
            <text:p>0.001198562229572</text:p>
          </table:table-cell>
          <table:table-cell office:value-type="float" office:value="0.000601614942124347" calcext:value-type="float">
            <text:p>0.00060161494212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01513671875" calcext:value-type="float">
            <text:p>0.01513671875</text:p>
          </table:table-cell>
          <table:table-cell office:value-type="float" office:value="0.00655598543128189" calcext:value-type="float">
            <text:p>0.006555985431282</text:p>
          </table:table-cell>
          <table:table-cell office:value-type="float" office:value="0.00319245232476129" calcext:value-type="float">
            <text:p>0.003192452324761</text:p>
          </table:table-cell>
          <table:table-cell office:value-type="float" office:value="0.00146196213522761" calcext:value-type="float">
            <text:p>0.001461962135228</text:p>
          </table:table-cell>
          <table:table-cell office:value-type="float" office:value="0.0007296160940981" calcext:value-type="float">
            <text:p>0.000729616094098</text:p>
          </table:table-cell>
          <table:table-cell office:value-type="float" office:value="0.000356305540032984" calcext:value-type="float">
            <text:p>0.00035630554003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4921875" calcext:value-type="float">
            <text:p>0.044921875</text:p>
          </table:table-cell>
          <table:table-cell office:value-type="float" office:value="0.0162489149305556" calcext:value-type="float">
            <text:p>0.016248914930556</text:p>
          </table:table-cell>
          <table:table-cell office:value-type="float" office:value="0.00746435048628827" calcext:value-type="float">
            <text:p>0.007464350486288</text:p>
          </table:table-cell>
          <table:table-cell office:value-type="float" office:value="0.00380483839246962" calcext:value-type="float">
            <text:p>0.00380483839247</text:p>
          </table:table-cell>
          <table:table-cell office:value-type="float" office:value="0.00183683081794604" calcext:value-type="float">
            <text:p>0.001836830817946</text:p>
          </table:table-cell>
          <table:table-cell office:value-type="float" office:value="0.000881357655833968" calcext:value-type="float">
            <text:p>0.000881357655834</text:p>
          </table:table-cell>
          <table:table-cell office:value-type="float" office:value="0.000441849544220298" calcext:value-type="float">
            <text:p>0.0004418495442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22265625" calcext:value-type="float">
            <text:p>0.0322265625</text:p>
          </table:table-cell>
          <table:table-cell office:value-type="float" office:value="0.0145941840277778" calcext:value-type="float">
            <text:p>0.014594184027778</text:p>
          </table:table-cell>
          <table:table-cell office:value-type="float" office:value="0.00699911312181122" calcext:value-type="float">
            <text:p>0.006999113121811</text:p>
          </table:table-cell>
          <table:table-cell office:value-type="float" office:value="0.00332116021050347" calcext:value-type="float">
            <text:p>0.003321160210503</text:p>
          </table:table-cell>
          <table:table-cell office:value-type="float" office:value="0.00168788147766558" calcext:value-type="float">
            <text:p>0.001687881477666</text:p>
          </table:table-cell>
          <table:table-cell office:value-type="float" office:value="0.000858531855131223" calcext:value-type="float">
            <text:p>0.000858531855131</text:p>
          </table:table-cell>
          <table:table-cell office:value-type="float" office:value="0.00044385530759023" calcext:value-type="float">
            <text:p>0.0004438553075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214301215277778" calcext:value-type="float">
            <text:p>0.021430121527778</text:p>
          </table:table-cell>
          <table:table-cell office:value-type="float" office:value="0.00930817273198342" calcext:value-type="float">
            <text:p>0.009308172731983</text:p>
          </table:table-cell>
          <table:table-cell office:value-type="float" office:value="0.00395323011610243" calcext:value-type="float">
            <text:p>0.003953230116102</text:p>
          </table:table-cell>
          <table:table-cell office:value-type="float" office:value="0.00173915437307368" calcext:value-type="float">
            <text:p>0.001739154373074</text:p>
          </table:table-cell>
          <table:table-cell office:value-type="float" office:value="0.00085534380256574" calcext:value-type="float">
            <text:p>0.000855343802566</text:p>
          </table:table-cell>
          <table:table-cell office:value-type="float" office:value="0.00041176134824265" calcext:value-type="float">
            <text:p>0.00041176134824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00390625" calcext:value-type="float">
            <text:p>0.0400390625</text:p>
          </table:table-cell>
          <table:table-cell office:value-type="float" office:value="0.0135091145833333" calcext:value-type="float">
            <text:p>0.013509114583333</text:p>
          </table:table-cell>
          <table:table-cell office:value-type="float" office:value="0.00574758101482781" calcext:value-type="float">
            <text:p>0.005747581014828</text:p>
          </table:table-cell>
          <table:table-cell office:value-type="float" office:value="0.00284085591634115" calcext:value-type="float">
            <text:p>0.002840855916341</text:p>
          </table:table-cell>
          <table:table-cell office:value-type="float" office:value="0.00150844656341902" calcext:value-type="float">
            <text:p>0.001508446563419</text:p>
          </table:table-cell>
          <table:table-cell office:value-type="float" office:value="0.000739305535681934" calcext:value-type="float">
            <text:p>0.000739305535682</text:p>
          </table:table-cell>
          <table:table-cell office:value-type="float" office:value="0.000367463544363112" calcext:value-type="float">
            <text:p>0.00036746354436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46875" calcext:value-type="float">
            <text:p>0.0546875</text:p>
          </table:table-cell>
          <table:table-cell office:value-type="float" office:value="0.0242241753472222" calcext:value-type="float">
            <text:p>0.024224175347222</text:p>
          </table:table-cell>
          <table:table-cell office:value-type="float" office:value="0.00961241430165816" calcext:value-type="float">
            <text:p>0.009612414301658</text:p>
          </table:table-cell>
          <table:table-cell office:value-type="float" office:value="0.00421941969129774" calcext:value-type="float">
            <text:p>0.004219419691298</text:p>
          </table:table-cell>
          <table:table-cell office:value-type="float" office:value="0.0020730798127872" calcext:value-type="float">
            <text:p>0.002073079812787</text:p>
          </table:table-cell>
          <table:table-cell office:value-type="float" office:value="0.00102475826912666" calcext:value-type="float">
            <text:p>0.001024758269127</text:p>
          </table:table-cell>
          <table:table-cell office:value-type="float" office:value="0.000511422639928531" calcext:value-type="float">
            <text:p>0.00051142263992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0152180989583333" calcext:value-type="float">
            <text:p>0.015218098958333</text:p>
          </table:table-cell>
          <table:table-cell office:value-type="float" office:value="0.00725913534359056" calcext:value-type="float">
            <text:p>0.007259135343591</text:p>
          </table:table-cell>
          <table:table-cell office:value-type="float" office:value="0.00349864535861545" calcext:value-type="float">
            <text:p>0.003498645358615</text:p>
          </table:table-cell>
          <table:table-cell office:value-type="float" office:value="0.00164487830806101" calcext:value-type="float">
            <text:p>0.001644878308061</text:p>
          </table:table-cell>
          <table:table-cell office:value-type="float" office:value="0.000827826805455945" calcext:value-type="float">
            <text:p>0.000827826805456</text:p>
          </table:table-cell>
          <table:table-cell office:value-type="float" office:value="0.000406901365330469" calcext:value-type="float">
            <text:p>0.0004069013653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0117458767361111" calcext:value-type="float">
            <text:p>0.011745876736111</text:p>
          </table:table-cell>
          <table:table-cell office:value-type="float" office:value="0.00565602828045281" calcext:value-type="float">
            <text:p>0.005656028280453</text:p>
          </table:table-cell>
          <table:table-cell office:value-type="float" office:value="0.00254068162706163" calcext:value-type="float">
            <text:p>0.002540681627062</text:p>
          </table:table-cell>
          <table:table-cell office:value-type="float" office:value="0.00126168978449953" calcext:value-type="float">
            <text:p>0.0012616897845</text:p>
          </table:table-cell>
          <table:table-cell office:value-type="float" office:value="0.00061106310890315" calcext:value-type="float">
            <text:p>0.000611063108903</text:p>
          </table:table-cell>
          <table:table-cell office:value-type="float" office:value="0.000307364948359505" calcext:value-type="float">
            <text:p>0.0003073649483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61328125" calcext:value-type="float">
            <text:p>0.0361328125</text:p>
          </table:table-cell>
          <table:table-cell office:value-type="float" office:value="0.0190565321180556" calcext:value-type="float">
            <text:p>0.019056532118056</text:p>
          </table:table-cell>
          <table:table-cell office:value-type="float" office:value="0.00915901028380102" calcext:value-type="float">
            <text:p>0.009159010283801</text:p>
          </table:table-cell>
          <table:table-cell office:value-type="float" office:value="0.00430089314778646" calcext:value-type="float">
            <text:p>0.004300893147786</text:p>
          </table:table-cell>
          <table:table-cell office:value-type="float" office:value="0.00203370278881442" calcext:value-type="float">
            <text:p>0.002033702788814</text:p>
          </table:table-cell>
          <table:table-cell office:value-type="float" office:value="0.0010146201482856" calcext:value-type="float">
            <text:p>0.001014620148286</text:p>
          </table:table-cell>
          <table:table-cell office:value-type="float" office:value="0.0005023935414198" calcext:value-type="float">
            <text:p>0.0005023935414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0.0178629557291667" calcext:value-type="float">
            <text:p>0.017862955729167</text:p>
          </table:table-cell>
          <table:table-cell office:value-type="float" office:value="0.0081973951690051" calcext:value-type="float">
            <text:p>0.008197395169005</text:p>
          </table:table-cell>
          <table:table-cell office:value-type="float" office:value="0.00404960632324219" calcext:value-type="float">
            <text:p>0.004049606323242</text:p>
          </table:table-cell>
          <table:table-cell office:value-type="float" office:value="0.00196139844721736" calcext:value-type="float">
            <text:p>0.001961398447217</text:p>
          </table:table-cell>
          <table:table-cell office:value-type="float" office:value="0.000964693967267049" calcext:value-type="float">
            <text:p>0.000964693967267</text:p>
          </table:table-cell>
          <table:table-cell office:value-type="float" office:value="0.000483545097825295" calcext:value-type="float">
            <text:p>0.00048354509782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38888888888889" calcext:value-type="float">
            <text:p>0.013888888888889</text:p>
          </table:table-cell>
          <table:table-cell office:value-type="float" office:value="0.00614555514588648" calcext:value-type="float">
            <text:p>0.006145555145886</text:p>
          </table:table-cell>
          <table:table-cell office:value-type="float" office:value="0.00297551472981771" calcext:value-type="float">
            <text:p>0.002975514729818</text:p>
          </table:table-cell>
          <table:table-cell office:value-type="float" office:value="0.0014883685434522" calcext:value-type="float">
            <text:p>0.001488368543452</text:p>
          </table:table-cell>
          <table:table-cell office:value-type="float" office:value="0.000732020012946116" calcext:value-type="float">
            <text:p>0.000732020012946</text:p>
          </table:table-cell>
          <table:table-cell office:value-type="float" office:value="0.000361857605385865" calcext:value-type="float">
            <text:p>0.00036185760538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42144097222222" calcext:value-type="float">
            <text:p>0.014214409722222</text:p>
          </table:table-cell>
          <table:table-cell office:value-type="float" office:value="0.00705485441246811" calcext:value-type="float">
            <text:p>0.007054854412468</text:p>
          </table:table-cell>
          <table:table-cell office:value-type="float" office:value="0.00323326958550347" calcext:value-type="float">
            <text:p>0.003233269585503</text:p>
          </table:table-cell>
          <table:table-cell office:value-type="float" office:value="0.00145820028203831" calcext:value-type="float">
            <text:p>0.001458200282038</text:p>
          </table:table-cell>
          <table:table-cell office:value-type="float" office:value="0.000709478096446573" calcext:value-type="float">
            <text:p>0.000709478096447</text:p>
          </table:table-cell>
          <table:table-cell office:value-type="float" office:value="0.000362138196958095" calcext:value-type="float">
            <text:p>0.00036213819695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98046875" calcext:value-type="float">
            <text:p>0.0498046875</text:p>
          </table:table-cell>
          <table:table-cell office:value-type="float" office:value="0.0176323784722222" calcext:value-type="float">
            <text:p>0.017632378472222</text:p>
          </table:table-cell>
          <table:table-cell office:value-type="float" office:value="0.00801304408482143" calcext:value-type="float">
            <text:p>0.008013044084821</text:p>
          </table:table-cell>
          <table:table-cell office:value-type="float" office:value="0.00353730095757378" calcext:value-type="float">
            <text:p>0.003537300957574</text:p>
          </table:table-cell>
          <table:table-cell office:value-type="float" office:value="0.00164165035370857" calcext:value-type="float">
            <text:p>0.001641650353709</text:p>
          </table:table-cell>
          <table:table-cell office:value-type="float" office:value="0.000809198679507124" calcext:value-type="float">
            <text:p>0.000809198679507</text:p>
          </table:table-cell>
          <table:table-cell office:value-type="float" office:value="0.000407594913727988" calcext:value-type="float">
            <text:p>0.00040759491372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22265625" calcext:value-type="float">
            <text:p>0.0322265625</text:p>
          </table:table-cell>
          <table:table-cell office:value-type="float" office:value="0.0147433810763889" calcext:value-type="float">
            <text:p>0.014743381076389</text:p>
          </table:table-cell>
          <table:table-cell office:value-type="float" office:value="0.00594656808035714" calcext:value-type="float">
            <text:p>0.005946568080357</text:p>
          </table:table-cell>
          <table:table-cell office:value-type="float" office:value="0.002926025390625" calcext:value-type="float">
            <text:p>0.002926025390625</text:p>
          </table:table-cell>
          <table:table-cell office:value-type="float" office:value="0.00139663594074229" calcext:value-type="float">
            <text:p>0.001396635940742</text:p>
          </table:table-cell>
          <table:table-cell office:value-type="float" office:value="0.000684151708944585" calcext:value-type="float">
            <text:p>0.000684151708945</text:p>
          </table:table-cell>
          <table:table-cell office:value-type="float" office:value="0.000341638384996769" calcext:value-type="float">
            <text:p>0.00034163838499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56640625" calcext:value-type="float">
            <text:p>0.0556640625</text:p>
          </table:table-cell>
          <table:table-cell office:value-type="float" office:value="0.0264892578125" calcext:value-type="float">
            <text:p>0.0264892578125</text:p>
          </table:table-cell>
          <table:table-cell office:value-type="float" office:value="0.0120136494539222" calcext:value-type="float">
            <text:p>0.012013649453922</text:p>
          </table:table-cell>
          <table:table-cell office:value-type="float" office:value="0.00542532179090712" calcext:value-type="float">
            <text:p>0.005425321790907</text:p>
          </table:table-cell>
          <table:table-cell office:value-type="float" office:value="0.00249323834985898" calcext:value-type="float">
            <text:p>0.002493238349859</text:p>
          </table:table-cell>
          <table:table-cell office:value-type="float" office:value="0.00118123396243698" calcext:value-type="float">
            <text:p>0.001181233962437</text:p>
          </table:table-cell>
          <table:table-cell office:value-type="float" office:value="0.000602895643990987" calcext:value-type="float">
            <text:p>0.00060289564399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734375" calcext:value-type="float">
            <text:p>0.02734375</text:p>
          </table:table-cell>
          <table:table-cell office:value-type="float" office:value="0.0159098307291667" calcext:value-type="float">
            <text:p>0.015909830729167</text:p>
          </table:table-cell>
          <table:table-cell office:value-type="float" office:value="0.00757116200972576" calcext:value-type="float">
            <text:p>0.007571162009726</text:p>
          </table:table-cell>
          <table:table-cell office:value-type="float" office:value="0.00354850769042969" calcext:value-type="float">
            <text:p>0.00354850769043</text:p>
          </table:table-cell>
          <table:table-cell office:value-type="float" office:value="0.00171986405236664" calcext:value-type="float">
            <text:p>0.001719864052367</text:p>
          </table:table-cell>
          <table:table-cell office:value-type="float" office:value="0.000858371775587009" calcext:value-type="float">
            <text:p>0.000858371775587</text:p>
          </table:table-cell>
          <table:table-cell office:value-type="float" office:value="0.000424900977659879" calcext:value-type="float">
            <text:p>0.0004249009776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58984375" calcext:value-type="float">
            <text:p>0.0458984375</text:p>
          </table:table-cell>
          <table:table-cell office:value-type="float" office:value="0.0204264322916667" calcext:value-type="float">
            <text:p>0.020426432291667</text:p>
          </table:table-cell>
          <table:table-cell office:value-type="float" office:value="0.00885134327168367" calcext:value-type="float">
            <text:p>0.008851343271684</text:p>
          </table:table-cell>
          <table:table-cell office:value-type="float" office:value="0.00438693576388889" calcext:value-type="float">
            <text:p>0.004386935763889</text:p>
          </table:table-cell>
          <table:table-cell office:value-type="float" office:value="0.0021249079431381" calcext:value-type="float">
            <text:p>0.002124907943138</text:p>
          </table:table-cell>
          <table:table-cell office:value-type="float" office:value="0.0010241318571985" calcext:value-type="float">
            <text:p>0.001024131857199</text:p>
          </table:table-cell>
          <table:table-cell office:value-type="float" office:value="0.000507365144921795" calcext:value-type="float">
            <text:p>0.00050736514492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0.0138481987847222" calcext:value-type="float">
            <text:p>0.013848198784722</text:p>
          </table:table-cell>
          <table:table-cell office:value-type="float" office:value="0.00637755102040816" calcext:value-type="float">
            <text:p>0.006377551020408</text:p>
          </table:table-cell>
          <table:table-cell office:value-type="float" office:value="0.00324114481608073" calcext:value-type="float">
            <text:p>0.003241144816081</text:p>
          </table:table-cell>
          <table:table-cell office:value-type="float" office:value="0.00155447648293518" calcext:value-type="float">
            <text:p>0.001554476482935</text:p>
          </table:table-cell>
          <table:table-cell office:value-type="float" office:value="0.000747869554770987" calcext:value-type="float">
            <text:p>0.000747869554771</text:p>
          </table:table-cell>
          <table:table-cell office:value-type="float" office:value="0.000370562490464085" calcext:value-type="float">
            <text:p>0.00037056249046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63671875" calcext:value-type="float">
            <text:p>0.0263671875</text:p>
          </table:table-cell>
          <table:table-cell office:value-type="float" office:value="0.0145670572916667" calcext:value-type="float">
            <text:p>0.014567057291667</text:p>
          </table:table-cell>
          <table:table-cell office:value-type="float" office:value="0.00686084980867347" calcext:value-type="float">
            <text:p>0.006860849808673</text:p>
          </table:table-cell>
          <table:table-cell office:value-type="float" office:value="0.0035040283203125" calcext:value-type="float">
            <text:p>0.003504028320313</text:p>
          </table:table-cell>
          <table:table-cell office:value-type="float" office:value="0.00168164339571664" calcext:value-type="float">
            <text:p>0.001681643395717</text:p>
          </table:table-cell>
          <table:table-cell office:value-type="float" office:value="0.000835980034559312" calcext:value-type="float">
            <text:p>0.000835980034559</text:p>
          </table:table-cell>
          <table:table-cell office:value-type="float" office:value="0.00042221044939201" calcext:value-type="float">
            <text:p>0.00042221044939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22265625" calcext:value-type="float">
            <text:p>0.0322265625</text:p>
          </table:table-cell>
          <table:table-cell office:value-type="float" office:value="0.0129801432291667" calcext:value-type="float">
            <text:p>0.012980143229167</text:p>
          </table:table-cell>
          <table:table-cell office:value-type="float" office:value="0.00616019112723214" calcext:value-type="float">
            <text:p>0.006160191127232</text:p>
          </table:table-cell>
          <table:table-cell office:value-type="float" office:value="0.00291144476996528" calcext:value-type="float">
            <text:p>0.002911444769965</text:p>
          </table:table-cell>
          <table:table-cell office:value-type="float" office:value="0.00140726380244006" calcext:value-type="float">
            <text:p>0.00140726380244</text:p>
          </table:table-cell>
          <table:table-cell office:value-type="float" office:value="0.000684390292716705" calcext:value-type="float">
            <text:p>0.000684390292717</text:p>
          </table:table-cell>
          <table:table-cell office:value-type="float" office:value="0.000331433488879351" calcext:value-type="float">
            <text:p>0.00033143348887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00390625" calcext:value-type="float">
            <text:p>0.0400390625</text:p>
          </table:table-cell>
          <table:table-cell office:value-type="float" office:value="0.0151909722222222" calcext:value-type="float">
            <text:p>0.015190972222222</text:p>
          </table:table-cell>
          <table:table-cell office:value-type="float" office:value="0.00719685457190689" calcext:value-type="float">
            <text:p>0.007196854571907</text:p>
          </table:table-cell>
          <table:table-cell office:value-type="float" office:value="0.00334890577528212" calcext:value-type="float">
            <text:p>0.003348905775282</text:p>
          </table:table-cell>
          <table:table-cell office:value-type="float" office:value="0.00166723383328917" calcext:value-type="float">
            <text:p>0.001667233833289</text:p>
          </table:table-cell>
          <table:table-cell office:value-type="float" office:value="0.00084465227760215" calcext:value-type="float">
            <text:p>0.000844652277602</text:p>
          </table:table-cell>
          <table:table-cell office:value-type="float" office:value="0.000409114051727332" calcext:value-type="float">
            <text:p>0.00040911405172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0149061414930556" calcext:value-type="float">
            <text:p>0.014906141493056</text:p>
          </table:table-cell>
          <table:table-cell office:value-type="float" office:value="0.0060814059510523" calcext:value-type="float">
            <text:p>0.006081405951052</text:p>
          </table:table-cell>
          <table:table-cell office:value-type="float" office:value="0.00296432495117188" calcext:value-type="float">
            <text:p>0.002964324951172</text:p>
          </table:table-cell>
          <table:table-cell office:value-type="float" office:value="0.0015069344289345" calcext:value-type="float">
            <text:p>0.001506934428935</text:p>
          </table:table-cell>
          <table:table-cell office:value-type="float" office:value="0.000732122274933669" calcext:value-type="float">
            <text:p>0.000732122274934</text:p>
          </table:table-cell>
          <table:table-cell office:value-type="float" office:value="0.000360629302179003" calcext:value-type="float">
            <text:p>0.00036062930217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703125" calcext:value-type="float">
            <text:p>0.0703125</text:p>
          </table:table-cell>
          <table:table-cell office:value-type="float" office:value="0.0272081163194444" calcext:value-type="float">
            <text:p>0.027208116319445</text:p>
          </table:table-cell>
          <table:table-cell office:value-type="float" office:value="0.011474609375" calcext:value-type="float">
            <text:p>0.011474609375</text:p>
          </table:table-cell>
          <table:table-cell office:value-type="float" office:value="0.00509236653645833" calcext:value-type="float">
            <text:p>0.005092366536458</text:p>
          </table:table-cell>
          <table:table-cell office:value-type="float" office:value="0.00246404782790423" calcext:value-type="float">
            <text:p>0.002464047827904</text:p>
          </table:table-cell>
          <table:table-cell office:value-type="float" office:value="0.00119100136010825" calcext:value-type="float">
            <text:p>0.001191001360108</text:p>
          </table:table-cell>
          <table:table-cell office:value-type="float" office:value="0.000590182037515822" calcext:value-type="float">
            <text:p>0.00059018203751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0139431423611111" calcext:value-type="float">
            <text:p>0.013943142361111</text:p>
          </table:table-cell>
          <table:table-cell office:value-type="float" office:value="0.00591293646364796" calcext:value-type="float">
            <text:p>0.005912936463648</text:p>
          </table:table-cell>
          <table:table-cell office:value-type="float" office:value="0.00279924180772569" calcext:value-type="float">
            <text:p>0.002799241807726</text:p>
          </table:table-cell>
          <table:table-cell office:value-type="float" office:value="0.00123983714632636" calcext:value-type="float">
            <text:p>0.001239837146326</text:p>
          </table:table-cell>
          <table:table-cell office:value-type="float" office:value="0.000595636296013976" calcext:value-type="float">
            <text:p>0.000595636296014</text:p>
          </table:table-cell>
          <table:table-cell office:value-type="float" office:value="0.000295074579115802" calcext:value-type="float">
            <text:p>0.00029507457911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4921875" calcext:value-type="float">
            <text:p>0.044921875</text:p>
          </table:table-cell>
          <table:table-cell office:value-type="float" office:value="0.0226236979166667" calcext:value-type="float">
            <text:p>0.022623697916667</text:p>
          </table:table-cell>
          <table:table-cell office:value-type="float" office:value="0.00863803162866709" calcext:value-type="float">
            <text:p>0.008638031628667</text:p>
          </table:table-cell>
          <table:table-cell office:value-type="float" office:value="0.00428625318739149" calcext:value-type="float">
            <text:p>0.004286253187392</text:p>
          </table:table-cell>
          <table:table-cell office:value-type="float" office:value="0.00204064917986152" calcext:value-type="float">
            <text:p>0.002040649179862</text:p>
          </table:table-cell>
          <table:table-cell office:value-type="float" office:value="0.00100118144088922" calcext:value-type="float">
            <text:p>0.001001181440889</text:p>
          </table:table-cell>
          <table:table-cell office:value-type="float" office:value="0.000495597089140345" calcext:value-type="float">
            <text:p>0.0004955970891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0.0136854383680556" calcext:value-type="float">
            <text:p>0.013685438368056</text:p>
          </table:table-cell>
          <table:table-cell office:value-type="float" office:value="0.00725788972815689" calcext:value-type="float">
            <text:p>0.007257889728157</text:p>
          </table:table-cell>
          <table:table-cell office:value-type="float" office:value="0.00323931376139323" calcext:value-type="float">
            <text:p>0.003239313761393</text:p>
          </table:table-cell>
          <table:table-cell office:value-type="float" office:value="0.0015267685722486" calcext:value-type="float">
            <text:p>0.001526768572249</text:p>
          </table:table-cell>
          <table:table-cell office:value-type="float" office:value="0.000790041470353445" calcext:value-type="float">
            <text:p>0.000790041470353</text:p>
          </table:table-cell>
          <table:table-cell office:value-type="float" office:value="0.000394144994813885" calcext:value-type="float">
            <text:p>0.00039414499481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0.0180257161458333" calcext:value-type="float">
            <text:p>0.018025716145833</text:p>
          </table:table-cell>
          <table:table-cell office:value-type="float" office:value="0.00906465491470026" calcext:value-type="float">
            <text:p>0.0090646549147</text:p>
          </table:table-cell>
          <table:table-cell office:value-type="float" office:value="0.00411794026692708" calcext:value-type="float">
            <text:p>0.004117940266927</text:p>
          </table:table-cell>
          <table:table-cell office:value-type="float" office:value="0.00188074672631493" calcext:value-type="float">
            <text:p>0.001880746726315</text:p>
          </table:table-cell>
          <table:table-cell office:value-type="float" office:value="0.000938373335544935" calcext:value-type="float">
            <text:p>0.000938373335545</text:p>
          </table:table-cell>
          <table:table-cell office:value-type="float" office:value="0.000467594922230066" calcext:value-type="float">
            <text:p>0.0004675949222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212537977430556" calcext:value-type="float">
            <text:p>0.021253797743056</text:p>
          </table:table-cell>
          <table:table-cell office:value-type="float" office:value="0.00924744897959184" calcext:value-type="float">
            <text:p>0.009247448979592</text:p>
          </table:table-cell>
          <table:table-cell office:value-type="float" office:value="0.00444615681966146" calcext:value-type="float">
            <text:p>0.004446156819661</text:p>
          </table:table-cell>
          <table:table-cell office:value-type="float" office:value="0.00211666501151411" calcext:value-type="float">
            <text:p>0.002116665011514</text:p>
          </table:table-cell>
          <table:table-cell office:value-type="float" office:value="0.00101274347299291" calcext:value-type="float">
            <text:p>0.001012743472993</text:p>
          </table:table-cell>
          <table:table-cell office:value-type="float" office:value="0.000515388440456472" calcext:value-type="float">
            <text:p>0.00051538844045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98046875" calcext:value-type="float">
            <text:p>0.0498046875</text:p>
          </table:table-cell>
          <table:table-cell office:value-type="float" office:value="0.0170762803819444" calcext:value-type="float">
            <text:p>0.017076280381945</text:p>
          </table:table-cell>
          <table:table-cell office:value-type="float" office:value="0.00723515724649235" calcext:value-type="float">
            <text:p>0.007235157246492</text:p>
          </table:table-cell>
          <table:table-cell office:value-type="float" office:value="0.00337026807996962" calcext:value-type="float">
            <text:p>0.00337026807997</text:p>
          </table:table-cell>
          <table:table-cell office:value-type="float" office:value="0.00173276420934639" calcext:value-type="float">
            <text:p>0.001732764209346</text:p>
          </table:table-cell>
          <table:table-cell office:value-type="float" office:value="0.000819377512918608" calcext:value-type="float">
            <text:p>0.000819377512919</text:p>
          </table:table-cell>
          <table:table-cell office:value-type="float" office:value="0.000402913104736529" calcext:value-type="float">
            <text:p>0.00040291310473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0.0126003689236111" calcext:value-type="float">
            <text:p>0.012600368923611</text:p>
          </table:table-cell>
          <table:table-cell office:value-type="float" office:value="0.00560277822066327" calcext:value-type="float">
            <text:p>0.005602778220663</text:p>
          </table:table-cell>
          <table:table-cell office:value-type="float" office:value="0.00281786600748698" calcext:value-type="float">
            <text:p>0.002817866007487</text:p>
          </table:table-cell>
          <table:table-cell office:value-type="float" office:value="0.00144770862408657" calcext:value-type="float">
            <text:p>0.001447708624087</text:p>
          </table:table-cell>
          <table:table-cell office:value-type="float" office:value="0.000696045118244447" calcext:value-type="float">
            <text:p>0.000696045118244</text:p>
          </table:table-cell>
          <table:table-cell office:value-type="float" office:value="0.000345824198689136" calcext:value-type="float">
            <text:p>0.00034582419868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00390625" calcext:value-type="float">
            <text:p>0.0400390625</text:p>
          </table:table-cell>
          <table:table-cell office:value-type="float" office:value="0.0191921657986111" calcext:value-type="float">
            <text:p>0.019192165798611</text:p>
          </table:table-cell>
          <table:table-cell office:value-type="float" office:value="0.0083805006377551" calcext:value-type="float">
            <text:p>0.008380500637755</text:p>
          </table:table-cell>
          <table:table-cell office:value-type="float" office:value="0.00398558722601996" calcext:value-type="float">
            <text:p>0.00398558722602</text:p>
          </table:table-cell>
          <table:table-cell office:value-type="float" office:value="0.00196115283390486" calcext:value-type="float">
            <text:p>0.001961152833905</text:p>
          </table:table-cell>
          <table:table-cell office:value-type="float" office:value="0.00101323345801367" calcext:value-type="float">
            <text:p>0.001013233458014</text:p>
          </table:table-cell>
          <table:table-cell office:value-type="float" office:value="0.000506364068486315" calcext:value-type="float">
            <text:p>0.00050636406848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24609375" calcext:value-type="float">
            <text:p>0.0224609375</text:p>
          </table:table-cell>
          <table:table-cell office:value-type="float" office:value="0.0114610460069444" calcext:value-type="float">
            <text:p>0.011461046006945</text:p>
          </table:table-cell>
          <table:table-cell office:value-type="float" office:value="0.00578276965082908" calcext:value-type="float">
            <text:p>0.005782769650829</text:p>
          </table:table-cell>
          <table:table-cell office:value-type="float" office:value="0.00277384440104167" calcext:value-type="float">
            <text:p>0.002773844401042</text:p>
          </table:table-cell>
          <table:table-cell office:value-type="float" office:value="0.0013740869019952" calcext:value-type="float">
            <text:p>0.001374086901995</text:p>
          </table:table-cell>
          <table:table-cell office:value-type="float" office:value="0.000718671343253884" calcext:value-type="float">
            <text:p>0.000718671343254</text:p>
          </table:table-cell>
          <table:table-cell office:value-type="float" office:value="0.000342783769833427" calcext:value-type="float">
            <text:p>0.00034278376983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02734375" calcext:value-type="float">
            <text:p>0.0302734375</text:p>
          </table:table-cell>
          <table:table-cell office:value-type="float" office:value="0.0117594401041667" calcext:value-type="float">
            <text:p>0.011759440104167</text:p>
          </table:table-cell>
          <table:table-cell office:value-type="float" office:value="0.00596120406170281" calcext:value-type="float">
            <text:p>0.005961204061703</text:p>
          </table:table-cell>
          <table:table-cell office:value-type="float" office:value="0.00262371487087674" calcext:value-type="float">
            <text:p>0.002623714870877</text:p>
          </table:table-cell>
          <table:table-cell office:value-type="float" office:value="0.00129953606691867" calcext:value-type="float">
            <text:p>0.001299536066919</text:p>
          </table:table-cell>
          <table:table-cell office:value-type="float" office:value="0.000674549782116968" calcext:value-type="float">
            <text:p>0.000674549782117</text:p>
          </table:table-cell>
          <table:table-cell office:value-type="float" office:value="0.000329392129574169" calcext:value-type="float">
            <text:p>0.00032939212957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5390625" calcext:value-type="float">
            <text:p>0.025390625</text:p>
          </table:table-cell>
          <table:table-cell office:value-type="float" office:value="0.0137668185763889" calcext:value-type="float">
            <text:p>0.013766818576389</text:p>
          </table:table-cell>
          <table:table-cell office:value-type="float" office:value="0.00728996432557398" calcext:value-type="float">
            <text:p>0.007289964325574</text:p>
          </table:table-cell>
          <table:table-cell office:value-type="float" office:value="0.00362783643934462" calcext:value-type="float">
            <text:p>0.003627836439345</text:p>
          </table:table-cell>
          <table:table-cell office:value-type="float" office:value="0.00186134525938163" calcext:value-type="float">
            <text:p>0.001861345259382</text:p>
          </table:table-cell>
          <table:table-cell office:value-type="float" office:value="0.000932656786068767" calcext:value-type="float">
            <text:p>0.000932656786069</text:p>
          </table:table-cell>
          <table:table-cell office:value-type="float" office:value="0.000468747392024248" calcext:value-type="float">
            <text:p>0.00046874739202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179036458333333" calcext:value-type="float">
            <text:p>0.017903645833333</text:p>
          </table:table-cell>
          <table:table-cell office:value-type="float" office:value="0.00868941326530612" calcext:value-type="float">
            <text:p>0.008689413265306</text:p>
          </table:table-cell>
          <table:table-cell office:value-type="float" office:value="0.00443467034233941" calcext:value-type="float">
            <text:p>0.004434670342339</text:p>
          </table:table-cell>
          <table:table-cell office:value-type="float" office:value="0.0020196296421968" calcext:value-type="float">
            <text:p>0.002019629642197</text:p>
          </table:table-cell>
          <table:table-cell office:value-type="float" office:value="0.000990578992506754" calcext:value-type="float">
            <text:p>0.000990578992507</text:p>
          </table:table-cell>
          <table:table-cell office:value-type="float" office:value="0.000492197980816584" calcext:value-type="float">
            <text:p>0.00049219798081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147840711805556" calcext:value-type="float">
            <text:p>0.014784071180556</text:p>
          </table:table-cell>
          <table:table-cell office:value-type="float" office:value="0.00661982322225765" calcext:value-type="float">
            <text:p>0.006619823222258</text:p>
          </table:table-cell>
          <table:table-cell office:value-type="float" office:value="0.00295075310601128" calcext:value-type="float">
            <text:p>0.002950753106011</text:p>
          </table:table-cell>
          <table:table-cell office:value-type="float" office:value="0.00150155028741144" calcext:value-type="float">
            <text:p>0.001501550287411</text:p>
          </table:table-cell>
          <table:table-cell office:value-type="float" office:value="0.000716926604621985" calcext:value-type="float">
            <text:p>0.000716926604622</text:p>
          </table:table-cell>
          <table:table-cell office:value-type="float" office:value="0.000369884686955546" calcext:value-type="float">
            <text:p>0.00036988468695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196126302083333" calcext:value-type="float">
            <text:p>0.019612630208333</text:p>
          </table:table-cell>
          <table:table-cell office:value-type="float" office:value="0.00855768943319516" calcext:value-type="float">
            <text:p>0.008557689433195</text:p>
          </table:table-cell>
          <table:table-cell office:value-type="float" office:value="0.00398733350965712" calcext:value-type="float">
            <text:p>0.003987333509657</text:p>
          </table:table-cell>
          <table:table-cell office:value-type="float" office:value="0.00199566869904422" calcext:value-type="float">
            <text:p>0.001995668699044</text:p>
          </table:table-cell>
          <table:table-cell office:value-type="float" office:value="0.00102156540343731" calcext:value-type="float">
            <text:p>0.001021565403437</text:p>
          </table:table-cell>
          <table:table-cell office:value-type="float" office:value="0.000511010560552424" calcext:value-type="float">
            <text:p>0.00051101056055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159776475694444" calcext:value-type="float">
            <text:p>0.015977647569445</text:p>
          </table:table-cell>
          <table:table-cell office:value-type="float" office:value="0.0064308010801977" calcext:value-type="float">
            <text:p>0.006430801080198</text:p>
          </table:table-cell>
          <table:table-cell office:value-type="float" office:value="0.00315125359429253" calcext:value-type="float">
            <text:p>0.003151253594293</text:p>
          </table:table-cell>
          <table:table-cell office:value-type="float" office:value="0.00162833935264246" calcext:value-type="float">
            <text:p>0.001628339352642</text:p>
          </table:table-cell>
          <table:table-cell office:value-type="float" office:value="0.000762978048221264" calcext:value-type="float">
            <text:p>0.000762978048221</text:p>
          </table:table-cell>
          <table:table-cell office:value-type="float" office:value="0.00035773252346436" calcext:value-type="float">
            <text:p>0.00035773252346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34375" calcext:value-type="float">
            <text:p>0.0234375</text:p>
          </table:table-cell>
          <table:table-cell office:value-type="float" office:value="0.0117458767361111" calcext:value-type="float">
            <text:p>0.011745876736111</text:p>
          </table:table-cell>
          <table:table-cell office:value-type="float" office:value="0.00567533531967475" calcext:value-type="float">
            <text:p>0.005675335319675</text:p>
          </table:table-cell>
          <table:table-cell office:value-type="float" office:value="0.00273479885525174" calcext:value-type="float">
            <text:p>0.002734798855252</text:p>
          </table:table-cell>
          <table:table-cell office:value-type="float" office:value="0.00127495488812847" calcext:value-type="float">
            <text:p>0.001274954888128</text:p>
          </table:table-cell>
          <table:table-cell office:value-type="float" office:value="0.000637715313049551" calcext:value-type="float">
            <text:p>0.00063771531305</text:p>
          </table:table-cell>
          <table:table-cell office:value-type="float" office:value="0.000314688837212633" calcext:value-type="float">
            <text:p>0.00031468883721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17578125" calcext:value-type="float">
            <text:p>0.0517578125</text:p>
          </table:table-cell>
          <table:table-cell office:value-type="float" office:value="0.0188530815972222" calcext:value-type="float">
            <text:p>0.018853081597222</text:p>
          </table:table-cell>
          <table:table-cell office:value-type="float" office:value="0.00764185068558674" calcext:value-type="float">
            <text:p>0.007641850685587</text:p>
          </table:table-cell>
          <table:table-cell office:value-type="float" office:value="0.00364398532443576" calcext:value-type="float">
            <text:p>0.003643985324436</text:p>
          </table:table-cell>
          <table:table-cell office:value-type="float" office:value="0.0017784108232385" calcext:value-type="float">
            <text:p>0.001778410823239</text:p>
          </table:table-cell>
          <table:table-cell office:value-type="float" office:value="0.000871510650145073" calcext:value-type="float">
            <text:p>0.000871510650145</text:p>
          </table:table-cell>
          <table:table-cell office:value-type="float" office:value="0.000423226711310858" calcext:value-type="float">
            <text:p>0.00042322671131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0131564670138889" calcext:value-type="float">
            <text:p>0.013156467013889</text:p>
          </table:table-cell>
          <table:table-cell office:value-type="float" office:value="0.00677085409359056" calcext:value-type="float">
            <text:p>0.006770854093591</text:p>
          </table:table-cell>
          <table:table-cell office:value-type="float" office:value="0.00326098971896701" calcext:value-type="float">
            <text:p>0.003260989718967</text:p>
          </table:table-cell>
          <table:table-cell office:value-type="float" office:value="0.00163534082061418" calcext:value-type="float">
            <text:p>0.001635340820614</text:p>
          </table:table-cell>
          <table:table-cell office:value-type="float" office:value="0.000843178785907498" calcext:value-type="float">
            <text:p>0.000843178785907</text:p>
          </table:table-cell>
          <table:table-cell office:value-type="float" office:value="0.000419878326432631" calcext:value-type="float">
            <text:p>0.00041987832643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0.0150282118055556" calcext:value-type="float">
            <text:p>0.015028211805556</text:p>
          </table:table-cell>
          <table:table-cell office:value-type="float" office:value="0.00636820890465561" calcext:value-type="float">
            <text:p>0.006368208904656</text:p>
          </table:table-cell>
          <table:table-cell office:value-type="float" office:value="0.00329086303710937" calcext:value-type="float">
            <text:p>0.003290863037109</text:p>
          </table:table-cell>
          <table:table-cell office:value-type="float" office:value="0.00171914383474423" calcext:value-type="float">
            <text:p>0.001719143834744</text:p>
          </table:table-cell>
          <table:table-cell office:value-type="float" office:value="0.000787805034700405" calcext:value-type="float">
            <text:p>0.0007878050347</text:p>
          </table:table-cell>
          <table:table-cell office:value-type="float" office:value="0.000382251774914037" calcext:value-type="float">
            <text:p>0.00038225177491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41872829861111" calcext:value-type="float">
            <text:p>0.014187282986111</text:p>
          </table:table-cell>
          <table:table-cell office:value-type="float" office:value="0.00568218620455995" calcext:value-type="float">
            <text:p>0.00568218620456</text:p>
          </table:table-cell>
          <table:table-cell office:value-type="float" office:value="0.00296207004123264" calcext:value-type="float">
            <text:p>0.002962070041233</text:p>
          </table:table-cell>
          <table:table-cell office:value-type="float" office:value="0.00156995458731914" calcext:value-type="float">
            <text:p>0.001569954587319</text:p>
          </table:table-cell>
          <table:table-cell office:value-type="float" office:value="0.000789839424273625" calcext:value-type="float">
            <text:p>0.000789839424274</text:p>
          </table:table-cell>
          <table:table-cell office:value-type="float" office:value="0.000390476115328327" calcext:value-type="float">
            <text:p>0.00039047611532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078125" calcext:value-type="float">
            <text:p>0.05078125</text:p>
          </table:table-cell>
          <table:table-cell office:value-type="float" office:value="0.0196126302083333" calcext:value-type="float">
            <text:p>0.019612630208333</text:p>
          </table:table-cell>
          <table:table-cell office:value-type="float" office:value="0.00859786053093112" calcext:value-type="float">
            <text:p>0.008597860530931</text:p>
          </table:table-cell>
          <table:table-cell office:value-type="float" office:value="0.00392318725585937" calcext:value-type="float">
            <text:p>0.003923187255859</text:p>
          </table:table-cell>
          <table:table-cell office:value-type="float" office:value="0.00179546953612138" calcext:value-type="float">
            <text:p>0.001795469536121</text:p>
          </table:table-cell>
          <table:table-cell office:value-type="float" office:value="0.000911024009349455" calcext:value-type="float">
            <text:p>0.000911024009349</text:p>
          </table:table-cell>
          <table:table-cell office:value-type="float" office:value="0.000442919259631883" calcext:value-type="float">
            <text:p>0.00044291925963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0.0183783637152778" calcext:value-type="float">
            <text:p>0.018378363715278</text:p>
          </table:table-cell>
          <table:table-cell office:value-type="float" office:value="0.00767143405213648" calcext:value-type="float">
            <text:p>0.007671434052136</text:p>
          </table:table-cell>
          <table:table-cell office:value-type="float" office:value="0.00361241658528646" calcext:value-type="float">
            <text:p>0.003612416585286</text:p>
          </table:table-cell>
          <table:table-cell office:value-type="float" office:value="0.00171331163499656" calcext:value-type="float">
            <text:p>0.001713311634997</text:p>
          </table:table-cell>
          <table:table-cell office:value-type="float" office:value="0.000838827519189744" calcext:value-type="float">
            <text:p>0.00083882751919</text:p>
          </table:table-cell>
          <table:table-cell office:value-type="float" office:value="0.000421550971614028" calcext:value-type="float">
            <text:p>0.00042155097161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114203559027778" calcext:value-type="float">
            <text:p>0.011420355902778</text:p>
          </table:table-cell>
          <table:table-cell office:value-type="float" office:value="0.00656906439333546" calcext:value-type="float">
            <text:p>0.006569064393335</text:p>
          </table:table-cell>
          <table:table-cell office:value-type="float" office:value="0.00281741672092014" calcext:value-type="float">
            <text:p>0.00281741672092</text:p>
          </table:table-cell>
          <table:table-cell office:value-type="float" office:value="0.00138030761734628" calcext:value-type="float">
            <text:p>0.001380307617346</text:p>
          </table:table-cell>
          <table:table-cell office:value-type="float" office:value="0.000726046160325262" calcext:value-type="float">
            <text:p>0.000726046160325</text:p>
          </table:table-cell>
          <table:table-cell office:value-type="float" office:value="0.000354265965883032" calcext:value-type="float">
            <text:p>0.00035426596588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98046875" calcext:value-type="float">
            <text:p>0.0498046875</text:p>
          </table:table-cell>
          <table:table-cell office:value-type="float" office:value="0.0189208984375" calcext:value-type="float">
            <text:p>0.0189208984375</text:p>
          </table:table-cell>
          <table:table-cell office:value-type="float" office:value="0.00752196020009566" calcext:value-type="float">
            <text:p>0.007521960200096</text:p>
          </table:table-cell>
          <table:table-cell office:value-type="float" office:value="0.0037034183078342" calcext:value-type="float">
            <text:p>0.003703418307834</text:p>
          </table:table-cell>
          <table:table-cell office:value-type="float" office:value="0.00177488217864895" calcext:value-type="float">
            <text:p>0.001774882178649</text:p>
          </table:table-cell>
          <table:table-cell office:value-type="float" office:value="0.00089011466542189" calcext:value-type="float">
            <text:p>0.000890114665422</text:p>
          </table:table-cell>
          <table:table-cell office:value-type="float" office:value="0.000440982329713499" calcext:value-type="float">
            <text:p>0.00044098232971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0.0179714626736111" calcext:value-type="float">
            <text:p>0.017971462673611</text:p>
          </table:table-cell>
          <table:table-cell office:value-type="float" office:value="0.00717007384008291" calcext:value-type="float">
            <text:p>0.007170073840083</text:p>
          </table:table-cell>
          <table:table-cell office:value-type="float" office:value="0.00345180935329861" calcext:value-type="float">
            <text:p>0.003451809353299</text:p>
          </table:table-cell>
          <table:table-cell office:value-type="float" office:value="0.0016758523796153" calcext:value-type="float">
            <text:p>0.001675852379615</text:p>
          </table:table-cell>
          <table:table-cell office:value-type="float" office:value="0.000806311165604672" calcext:value-type="float">
            <text:p>0.000806311165605</text:p>
          </table:table-cell>
          <table:table-cell office:value-type="float" office:value="0.000411121430028741" calcext:value-type="float">
            <text:p>0.00041112143002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0.0180935329861111" calcext:value-type="float">
            <text:p>0.018093532986111</text:p>
          </table:table-cell>
          <table:table-cell office:value-type="float" office:value="0.00798564054528061" calcext:value-type="float">
            <text:p>0.007985640545281</text:p>
          </table:table-cell>
          <table:table-cell office:value-type="float" office:value="0.00374467637803819" calcext:value-type="float">
            <text:p>0.003744676378038</text:p>
          </table:table-cell>
          <table:table-cell office:value-type="float" office:value="0.00175611682538559" calcext:value-type="float">
            <text:p>0.001756116825386</text:p>
          </table:table-cell>
          <table:table-cell office:value-type="float" office:value="0.000870648214936587" calcext:value-type="float">
            <text:p>0.000870648214937</text:p>
          </table:table-cell>
          <table:table-cell office:value-type="float" office:value="0.000449795269459473" calcext:value-type="float">
            <text:p>0.00044979526945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37109375" calcext:value-type="float">
            <text:p>0.0537109375</text:p>
          </table:table-cell>
          <table:table-cell office:value-type="float" office:value="0.0187445746527778" calcext:value-type="float">
            <text:p>0.018744574652778</text:p>
          </table:table-cell>
          <table:table-cell office:value-type="float" office:value="0.00863118074378189" calcext:value-type="float">
            <text:p>0.008631180743782</text:p>
          </table:table-cell>
          <table:table-cell office:value-type="float" office:value="0.0041100819905599" calcext:value-type="float">
            <text:p>0.00411008199056</text:p>
          </table:table-cell>
          <table:table-cell office:value-type="float" office:value="0.00202658719748538" calcext:value-type="float">
            <text:p>0.002026587197485</text:p>
          </table:table-cell>
          <table:table-cell office:value-type="float" office:value="0.00101494934793743" calcext:value-type="float">
            <text:p>0.001014949347937</text:p>
          </table:table-cell>
          <table:table-cell office:value-type="float" office:value="0.000509123076131084" calcext:value-type="float">
            <text:p>0.00050912307613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24609375" calcext:value-type="float">
            <text:p>0.0224609375</text:p>
          </table:table-cell>
          <table:table-cell office:value-type="float" office:value="0.00965711805555556" calcext:value-type="float">
            <text:p>0.009657118055556</text:p>
          </table:table-cell>
          <table:table-cell office:value-type="float" office:value="0.00398970623405612" calcext:value-type="float">
            <text:p>0.003989706234056</text:p>
          </table:table-cell>
          <table:table-cell office:value-type="float" office:value="0.0020035637749566" calcext:value-type="float">
            <text:p>0.002003563774957</text:p>
          </table:table-cell>
          <table:table-cell office:value-type="float" office:value="0.000947069303054095" calcext:value-type="float">
            <text:p>0.000947069303054</text:p>
          </table:table-cell>
          <table:table-cell office:value-type="float" office:value="0.000516132109710028" calcext:value-type="float">
            <text:p>0.00051613210971</text:p>
          </table:table-cell>
          <table:table-cell office:value-type="float" office:value="0.000253150732589009" calcext:value-type="float">
            <text:p>0.00025315073258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00390625" calcext:value-type="float">
            <text:p>0.0400390625</text:p>
          </table:table-cell>
          <table:table-cell office:value-type="float" office:value="0.0152994791666667" calcext:value-type="float">
            <text:p>0.015299479166667</text:p>
          </table:table-cell>
          <table:table-cell office:value-type="float" office:value="0.00732733278858418" calcext:value-type="float">
            <text:p>0.007327332788584</text:p>
          </table:table-cell>
          <table:table-cell office:value-type="float" office:value="0.0035345204671224" calcext:value-type="float">
            <text:p>0.003534520467122</text:p>
          </table:table-cell>
          <table:table-cell office:value-type="float" office:value="0.00168062174357435" calcext:value-type="float">
            <text:p>0.001680621743574</text:p>
          </table:table-cell>
          <table:table-cell office:value-type="float" office:value="0.000772952109868114" calcext:value-type="float">
            <text:p>0.000772952109868</text:p>
          </table:table-cell>
          <table:table-cell office:value-type="float" office:value="0.000390841190774987" calcext:value-type="float">
            <text:p>0.00039084119077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0.0185139973958333" calcext:value-type="float">
            <text:p>0.018513997395833</text:p>
          </table:table-cell>
          <table:table-cell office:value-type="float" office:value="0.0074954908721301" calcext:value-type="float">
            <text:p>0.00749549087213</text:p>
          </table:table-cell>
          <table:table-cell office:value-type="float" office:value="0.00346269395616319" calcext:value-type="float">
            <text:p>0.003462693956163</text:p>
          </table:table-cell>
          <table:table-cell office:value-type="float" office:value="0.00166494293093805" calcext:value-type="float">
            <text:p>0.001664942930938</text:p>
          </table:table-cell>
          <table:table-cell office:value-type="float" office:value="0.00080247170440374" calcext:value-type="float">
            <text:p>0.000802471704404</text:p>
          </table:table-cell>
          <table:table-cell office:value-type="float" office:value="0.000402931894482723" calcext:value-type="float">
            <text:p>0.00040293189448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98046875" calcext:value-type="float">
            <text:p>0.0498046875</text:p>
          </table:table-cell>
          <table:table-cell office:value-type="float" office:value="0.0198160807291667" calcext:value-type="float">
            <text:p>0.019816080729167</text:p>
          </table:table-cell>
          <table:table-cell office:value-type="float" office:value="0.00849322883450255" calcext:value-type="float">
            <text:p>0.008493228834503</text:p>
          </table:table-cell>
          <table:table-cell office:value-type="float" office:value="0.00388621860080295" calcext:value-type="float">
            <text:p>0.003886218600803</text:p>
          </table:table-cell>
          <table:table-cell office:value-type="float" office:value="0.00186494485892813" calcext:value-type="float">
            <text:p>0.001864944858928</text:p>
          </table:table-cell>
          <table:table-cell office:value-type="float" office:value="0.000854255781272221" calcext:value-type="float">
            <text:p>0.000854255781272</text:p>
          </table:table-cell>
          <table:table-cell office:value-type="float" office:value="0.00040739603602544" calcext:value-type="float">
            <text:p>0.00040739603602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71034071180556" calcext:value-type="float">
            <text:p>0.017103407118056</text:p>
          </table:table-cell>
          <table:table-cell office:value-type="float" office:value="0.00658899424027424" calcext:value-type="float">
            <text:p>0.006588994240274</text:p>
          </table:table-cell>
          <table:table-cell office:value-type="float" office:value="0.00342291090223524" calcext:value-type="float">
            <text:p>0.003422910902235</text:p>
          </table:table-cell>
          <table:table-cell office:value-type="float" office:value="0.00166637220194139" calcext:value-type="float">
            <text:p>0.001666372201941</text:p>
          </table:table-cell>
          <table:table-cell office:value-type="float" office:value="0.000818835582202134" calcext:value-type="float">
            <text:p>0.000818835582202</text:p>
          </table:table-cell>
          <table:table-cell office:value-type="float" office:value="0.000404899338106353" calcext:value-type="float">
            <text:p>0.00040489933810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654296875" calcext:value-type="float">
            <text:p>0.0654296875</text:p>
          </table:table-cell>
          <table:table-cell office:value-type="float" office:value="0.0222710503472222" calcext:value-type="float">
            <text:p>0.022271050347222</text:p>
          </table:table-cell>
          <table:table-cell office:value-type="float" office:value="0.0101209368024554" calcext:value-type="float">
            <text:p>0.010120936802455</text:p>
          </table:table-cell>
          <table:table-cell office:value-type="float" office:value="0.00463272942437066" calcext:value-type="float">
            <text:p>0.004632729424371</text:p>
          </table:table-cell>
          <table:table-cell office:value-type="float" office:value="0.00223387515755772" calcext:value-type="float">
            <text:p>0.002233875157558</text:p>
          </table:table-cell>
          <table:table-cell office:value-type="float" office:value="0.00113101454879211" calcext:value-type="float">
            <text:p>0.001131014548792</text:p>
          </table:table-cell>
          <table:table-cell office:value-type="float" office:value="0.000564260058249578" calcext:value-type="float">
            <text:p>0.0005642600582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83203125" calcext:value-type="float">
            <text:p>0.0283203125</text:p>
          </table:table-cell>
          <table:table-cell office:value-type="float" office:value="0.0116509331597222" calcext:value-type="float">
            <text:p>0.011650933159722</text:p>
          </table:table-cell>
          <table:table-cell office:value-type="float" office:value="0.00590795400191327" calcext:value-type="float">
            <text:p>0.005907954001913</text:p>
          </table:table-cell>
          <table:table-cell office:value-type="float" office:value="0.00292917039659288" calcext:value-type="float">
            <text:p>0.002929170396593</text:p>
          </table:table-cell>
          <table:table-cell office:value-type="float" office:value="0.00137945913499401" calcext:value-type="float">
            <text:p>0.001379459134994</text:p>
          </table:table-cell>
          <table:table-cell office:value-type="float" office:value="0.00065485999817871" calcext:value-type="float">
            <text:p>0.000654859998179</text:p>
          </table:table-cell>
          <table:table-cell office:value-type="float" office:value="0.000318100314590357" calcext:value-type="float">
            <text:p>0.0003181003145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47026909722222" calcext:value-type="float">
            <text:p>0.014702690972222</text:p>
          </table:table-cell>
          <table:table-cell office:value-type="float" office:value="0.0060001295440051" calcext:value-type="float">
            <text:p>0.006000129544005</text:p>
          </table:table-cell>
          <table:table-cell office:value-type="float" office:value="0.00282964918348524" calcext:value-type="float">
            <text:p>0.002829649183485</text:p>
          </table:table-cell>
          <table:table-cell office:value-type="float" office:value="0.00146457208679072" calcext:value-type="float">
            <text:p>0.001464572086791</text:p>
          </table:table-cell>
          <table:table-cell office:value-type="float" office:value="0.000683024153958102" calcext:value-type="float">
            <text:p>0.000683024153958</text:p>
          </table:table-cell>
          <table:table-cell office:value-type="float" office:value="0.000345388115453841" calcext:value-type="float">
            <text:p>0.00034538811545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61328125" calcext:value-type="float">
            <text:p>0.0361328125</text:p>
          </table:table-cell>
          <table:table-cell office:value-type="float" office:value="0.0156521267361111" calcext:value-type="float">
            <text:p>0.015652126736111</text:p>
          </table:table-cell>
          <table:table-cell office:value-type="float" office:value="0.00711495535714286" calcext:value-type="float">
            <text:p>0.007114955357143</text:p>
          </table:table-cell>
          <table:table-cell office:value-type="float" office:value="0.00324947781032986" calcext:value-type="float">
            <text:p>0.00324947781033</text:p>
          </table:table-cell>
          <table:table-cell office:value-type="float" office:value="0.00150947317744641" calcext:value-type="float">
            <text:p>0.001509473177446</text:p>
          </table:table-cell>
          <table:table-cell office:value-type="float" office:value="0.000763882585123283" calcext:value-type="float">
            <text:p>0.000763882585123</text:p>
          </table:table-cell>
          <table:table-cell office:value-type="float" office:value="0.000372559286945478" calcext:value-type="float">
            <text:p>0.00037255928694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9921875" calcext:value-type="float">
            <text:p>0.0419921875</text:p>
          </table:table-cell>
          <table:table-cell office:value-type="float" office:value="0.0172254774305556" calcext:value-type="float">
            <text:p>0.017225477430556</text:p>
          </table:table-cell>
          <table:table-cell office:value-type="float" office:value="0.00811611876195791" calcext:value-type="float">
            <text:p>0.008116118761958</text:p>
          </table:table-cell>
          <table:table-cell office:value-type="float" office:value="0.00387894524468316" calcext:value-type="float">
            <text:p>0.003878945244683</text:p>
          </table:table-cell>
          <table:table-cell office:value-type="float" office:value="0.0018208381660771" calcext:value-type="float">
            <text:p>0.001820838166077</text:p>
          </table:table-cell>
          <table:table-cell office:value-type="float" office:value="0.00087367632311578" calcext:value-type="float">
            <text:p>0.000873676323116</text:p>
          </table:table-cell>
          <table:table-cell office:value-type="float" office:value="0.000434200664958756" calcext:value-type="float">
            <text:p>0.00043420066495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22265625" calcext:value-type="float">
            <text:p>0.0322265625</text:p>
          </table:table-cell>
          <table:table-cell office:value-type="float" office:value="0.013671875" calcext:value-type="float">
            <text:p>0.013671875</text:p>
          </table:table-cell>
          <table:table-cell office:value-type="float" office:value="0.00788100884885204" calcext:value-type="float">
            <text:p>0.007881008848852</text:p>
          </table:table-cell>
          <table:table-cell office:value-type="float" office:value="0.0037033928765191" calcext:value-type="float">
            <text:p>0.003703392876519</text:p>
          </table:table-cell>
          <table:table-cell office:value-type="float" office:value="0.00182159733449755" calcext:value-type="float">
            <text:p>0.001821597334498</text:p>
          </table:table-cell>
          <table:table-cell office:value-type="float" office:value="0.000895757321057136" calcext:value-type="float">
            <text:p>0.000895757321057</text:p>
          </table:table-cell>
          <table:table-cell office:value-type="float" office:value="0.000451813406964674" calcext:value-type="float">
            <text:p>0.00045181340696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0170762803819444" calcext:value-type="float">
            <text:p>0.017076280381945</text:p>
          </table:table-cell>
          <table:table-cell office:value-type="float" office:value="0.00784768863600127" calcext:value-type="float">
            <text:p>0.007847688636001</text:p>
          </table:table-cell>
          <table:table-cell office:value-type="float" office:value="0.00385565016004774" calcext:value-type="float">
            <text:p>0.003855650160048</text:p>
          </table:table-cell>
          <table:table-cell office:value-type="float" office:value="0.00181031028636412" calcext:value-type="float">
            <text:p>0.001810310286364</text:p>
          </table:table-cell>
          <table:table-cell office:value-type="float" office:value="0.000886460655911139" calcext:value-type="float">
            <text:p>0.000886460655911</text:p>
          </table:table-cell>
          <table:table-cell office:value-type="float" office:value="0.000444473501141719" calcext:value-type="float">
            <text:p>0.00044447350114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61328125" calcext:value-type="float">
            <text:p>0.0361328125</text:p>
          </table:table-cell>
          <table:table-cell office:value-type="float" office:value="0.0158420138888889" calcext:value-type="float">
            <text:p>0.015842013888889</text:p>
          </table:table-cell>
          <table:table-cell office:value-type="float" office:value="0.00631527024872449" calcext:value-type="float">
            <text:p>0.006315270248724</text:p>
          </table:table-cell>
          <table:table-cell office:value-type="float" office:value="0.00290667215983073" calcext:value-type="float">
            <text:p>0.002906672159831</text:p>
          </table:table-cell>
          <table:table-cell office:value-type="float" office:value="0.00147799894787394" calcext:value-type="float">
            <text:p>0.001477998947874</text:p>
          </table:table-cell>
          <table:table-cell office:value-type="float" office:value="0.000743306300357176" calcext:value-type="float">
            <text:p>0.000743306300357</text:p>
          </table:table-cell>
          <table:table-cell office:value-type="float" office:value="0.000355573203716092" calcext:value-type="float">
            <text:p>0.00035557320371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0189344618055556" calcext:value-type="float">
            <text:p>0.018934461805556</text:p>
          </table:table-cell>
          <table:table-cell office:value-type="float" office:value="0.00735660475127551" calcext:value-type="float">
            <text:p>0.007356604751276</text:p>
          </table:table-cell>
          <table:table-cell office:value-type="float" office:value="0.00315365261501736" calcext:value-type="float">
            <text:p>0.003153652615017</text:p>
          </table:table-cell>
          <table:table-cell office:value-type="float" office:value="0.00156720570297321" calcext:value-type="float">
            <text:p>0.001567205702973</text:p>
          </table:table-cell>
          <table:table-cell office:value-type="float" office:value="0.000782206155215201" calcext:value-type="float">
            <text:p>0.000782206155215</text:p>
          </table:table-cell>
          <table:table-cell office:value-type="float" office:value="0.000384280920376063" calcext:value-type="float">
            <text:p>0.00038428092037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05078125" calcext:value-type="float">
            <text:p>0.0205078125</text:p>
          </table:table-cell>
          <table:table-cell office:value-type="float" office:value="0.0138617621527778" calcext:value-type="float">
            <text:p>0.013861762152778</text:p>
          </table:table-cell>
          <table:table-cell office:value-type="float" office:value="0.00578619509327168" calcext:value-type="float">
            <text:p>0.005786195093272</text:p>
          </table:table-cell>
          <table:table-cell office:value-type="float" office:value="0.0030381096733941" calcext:value-type="float">
            <text:p>0.003038109673394</text:p>
          </table:table-cell>
          <table:table-cell office:value-type="float" office:value="0.00157805486474648" calcext:value-type="float">
            <text:p>0.001578054864746</text:p>
          </table:table-cell>
          <table:table-cell office:value-type="float" office:value="0.000780121269139573" calcext:value-type="float">
            <text:p>0.00078012126914</text:p>
          </table:table-cell>
          <table:table-cell office:value-type="float" office:value="0.00038618245345401" calcext:value-type="float">
            <text:p>0.00038618245345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61328125" calcext:value-type="float">
            <text:p>0.0361328125</text:p>
          </table:table-cell>
          <table:table-cell office:value-type="float" office:value="0.0133327907986111" calcext:value-type="float">
            <text:p>0.013332790798611</text:p>
          </table:table-cell>
          <table:table-cell office:value-type="float" office:value="0.00682815240353954" calcext:value-type="float">
            <text:p>0.00682815240354</text:p>
          </table:table-cell>
          <table:table-cell office:value-type="float" office:value="0.00317334493001302" calcext:value-type="float">
            <text:p>0.003173344930013</text:p>
          </table:table-cell>
          <table:table-cell office:value-type="float" office:value="0.00144763345152729" calcext:value-type="float">
            <text:p>0.001447633451527</text:p>
          </table:table-cell>
          <table:table-cell office:value-type="float" office:value="0.000719004184660908" calcext:value-type="float">
            <text:p>0.000719004184661</text:p>
          </table:table-cell>
          <table:table-cell office:value-type="float" office:value="0.000363181089771401" calcext:value-type="float">
            <text:p>0.00036318108977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61328125" calcext:value-type="float">
            <text:p>0.0361328125</text:p>
          </table:table-cell>
          <table:table-cell office:value-type="float" office:value="0.0150282118055556" calcext:value-type="float">
            <text:p>0.015028211805556</text:p>
          </table:table-cell>
          <table:table-cell office:value-type="float" office:value="0.00631122199856505" calcext:value-type="float">
            <text:p>0.006311221998565</text:p>
          </table:table-cell>
          <table:table-cell office:value-type="float" office:value="0.00262471516927083" calcext:value-type="float">
            <text:p>0.002624715169271</text:p>
          </table:table-cell>
          <table:table-cell office:value-type="float" office:value="0.00135970636659557" calcext:value-type="float">
            <text:p>0.001359706366596</text:p>
          </table:table-cell>
          <table:table-cell office:value-type="float" office:value="0.000664086246045959" calcext:value-type="float">
            <text:p>0.000664086246046</text:p>
          </table:table-cell>
          <table:table-cell office:value-type="float" office:value="0.000335420572919953" calcext:value-type="float">
            <text:p>0.0003354205729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8828125" calcext:value-type="float">
            <text:p>0.048828125</text:p>
          </table:table-cell>
          <table:table-cell office:value-type="float" office:value="0.0210096571180556" calcext:value-type="float">
            <text:p>0.021009657118056</text:p>
          </table:table-cell>
          <table:table-cell office:value-type="float" office:value="0.00971268634406888" calcext:value-type="float">
            <text:p>0.009712686344069</text:p>
          </table:table-cell>
          <table:table-cell office:value-type="float" office:value="0.00449497646755642" calcext:value-type="float">
            <text:p>0.004494976467556</text:p>
          </table:table-cell>
          <table:table-cell office:value-type="float" office:value="0.00218668862262452" calcext:value-type="float">
            <text:p>0.002186688622625</text:p>
          </table:table-cell>
          <table:table-cell office:value-type="float" office:value="0.00104850449529635" calcext:value-type="float">
            <text:p>0.001048504495296</text:p>
          </table:table-cell>
          <table:table-cell office:value-type="float" office:value="0.000515168495427742" calcext:value-type="float">
            <text:p>0.00051516849542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06879340277778" calcext:value-type="float">
            <text:p>0.010687934027778</text:p>
          </table:table-cell>
          <table:table-cell office:value-type="float" office:value="0.00539787448182398" calcext:value-type="float">
            <text:p>0.005397874481824</text:p>
          </table:table-cell>
          <table:table-cell office:value-type="float" office:value="0.00231675042046441" calcext:value-type="float">
            <text:p>0.002316750420464</text:p>
          </table:table-cell>
          <table:table-cell office:value-type="float" office:value="0.00113793119059393" calcext:value-type="float">
            <text:p>0.001137931190594</text:p>
          </table:table-cell>
          <table:table-cell office:value-type="float" office:value="0.000598479898608461" calcext:value-type="float">
            <text:p>0.000598479898608</text:p>
          </table:table-cell>
          <table:table-cell office:value-type="float" office:value="0.000302040974754891" calcext:value-type="float">
            <text:p>0.00030204097475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0.0178493923611111" calcext:value-type="float">
            <text:p>0.017849392361111</text:p>
          </table:table-cell>
          <table:table-cell office:value-type="float" office:value="0.00827337771045918" calcext:value-type="float">
            <text:p>0.008273377710459</text:p>
          </table:table-cell>
          <table:table-cell office:value-type="float" office:value="0.00384836832682292" calcext:value-type="float">
            <text:p>0.003848368326823</text:p>
          </table:table-cell>
          <table:table-cell office:value-type="float" office:value="0.0018912619532209" calcext:value-type="float">
            <text:p>0.001891261953221</text:p>
          </table:table-cell>
          <table:table-cell office:value-type="float" office:value="0.00091918492743698" calcext:value-type="float">
            <text:p>0.000919184927437</text:p>
          </table:table-cell>
          <table:table-cell office:value-type="float" office:value="0.000442088230722813" calcext:value-type="float">
            <text:p>0.00044208823072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9921875" calcext:value-type="float">
            <text:p>0.0419921875</text:p>
          </table:table-cell>
          <table:table-cell office:value-type="float" office:value="0.0142822265625" calcext:value-type="float">
            <text:p>0.0142822265625</text:p>
          </table:table-cell>
          <table:table-cell office:value-type="float" office:value="0.00643266950334821" calcext:value-type="float">
            <text:p>0.006432669503348</text:p>
          </table:table-cell>
          <table:table-cell office:value-type="float" office:value="0.00311737060546875" calcext:value-type="float">
            <text:p>0.003117370605469</text:p>
          </table:table-cell>
          <table:table-cell office:value-type="float" office:value="0.00158015820784078" calcext:value-type="float">
            <text:p>0.001580158207841</text:p>
          </table:table-cell>
          <table:table-cell office:value-type="float" office:value="0.000793454906267073" calcext:value-type="float">
            <text:p>0.000793454906267</text:p>
          </table:table-cell>
          <table:table-cell office:value-type="float" office:value="0.000382020738086932" calcext:value-type="float">
            <text:p>0.00038202073808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57063802083333" calcext:value-type="float">
            <text:p>0.015706380208333</text:p>
          </table:table-cell>
          <table:table-cell office:value-type="float" office:value="0.00609012525908801" calcext:value-type="float">
            <text:p>0.006090125259088</text:p>
          </table:table-cell>
          <table:table-cell office:value-type="float" office:value="0.00301812065972222" calcext:value-type="float">
            <text:p>0.003018120659722</text:p>
          </table:table-cell>
          <table:table-cell office:value-type="float" office:value="0.00148205206371867" calcext:value-type="float">
            <text:p>0.001482052063719</text:p>
          </table:table-cell>
          <table:table-cell office:value-type="float" office:value="0.000716555934013603" calcext:value-type="float">
            <text:p>0.000716555934014</text:p>
          </table:table-cell>
          <table:table-cell office:value-type="float" office:value="0.000349259907199014" calcext:value-type="float">
            <text:p>0.00034925990719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0.0144992404513889" calcext:value-type="float">
            <text:p>0.014499240451389</text:p>
          </table:table-cell>
          <table:table-cell office:value-type="float" office:value="0.00560028698979592" calcext:value-type="float">
            <text:p>0.005600286989796</text:p>
          </table:table-cell>
          <table:table-cell office:value-type="float" office:value="0.00252512613932292" calcext:value-type="float">
            <text:p>0.002525126139323</text:p>
          </table:table-cell>
          <table:table-cell office:value-type="float" office:value="0.00125127925336919" calcext:value-type="float">
            <text:p>0.001251279253369</text:p>
          </table:table-cell>
          <table:table-cell office:value-type="float" office:value="0.000603856901342787" calcext:value-type="float">
            <text:p>0.000603856901343</text:p>
          </table:table-cell>
          <table:table-cell office:value-type="float" office:value="0.000297386756100874" calcext:value-type="float">
            <text:p>0.00029738675610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0.0167507595486111" calcext:value-type="float">
            <text:p>0.016750759548611</text:p>
          </table:table-cell>
          <table:table-cell office:value-type="float" office:value="0.00823009257413903" calcext:value-type="float">
            <text:p>0.008230092574139</text:p>
          </table:table-cell>
          <table:table-cell office:value-type="float" office:value="0.00384616427951389" calcext:value-type="float">
            <text:p>0.003846164279514</text:p>
          </table:table-cell>
          <table:table-cell office:value-type="float" office:value="0.00184964141289972" calcext:value-type="float">
            <text:p>0.0018496414129</text:p>
          </table:table-cell>
          <table:table-cell office:value-type="float" office:value="0.000929231276047203" calcext:value-type="float">
            <text:p>0.000929231276047</text:p>
          </table:table-cell>
          <table:table-cell office:value-type="float" office:value="0.000459274689716181" calcext:value-type="float">
            <text:p>0.00045927468971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1416015625" calcext:value-type="float">
            <text:p>0.01416015625</text:p>
          </table:table-cell>
          <table:table-cell office:value-type="float" office:value="0.00717318787866709" calcext:value-type="float">
            <text:p>0.007173187878667</text:p>
          </table:table-cell>
          <table:table-cell office:value-type="float" office:value="0.00303602430555556" calcext:value-type="float">
            <text:p>0.003036024305556</text:p>
          </table:table-cell>
          <table:table-cell office:value-type="float" office:value="0.0014920095747393" calcext:value-type="float">
            <text:p>0.001492009574739</text:p>
          </table:table-cell>
          <table:table-cell office:value-type="float" office:value="0.000715680208275858" calcext:value-type="float">
            <text:p>0.000715680208276</text:p>
          </table:table-cell>
          <table:table-cell office:value-type="float" office:value="0.000358014773159168" calcext:value-type="float">
            <text:p>0.00035801477315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5390625" calcext:value-type="float">
            <text:p>0.025390625</text:p>
          </table:table-cell>
          <table:table-cell office:value-type="float" office:value="0.0141872829861111" calcext:value-type="float">
            <text:p>0.014187282986111</text:p>
          </table:table-cell>
          <table:table-cell office:value-type="float" office:value="0.00719965720663265" calcext:value-type="float">
            <text:p>0.007199657206633</text:p>
          </table:table-cell>
          <table:table-cell office:value-type="float" office:value="0.00373807271321615" calcext:value-type="float">
            <text:p>0.003738072713216</text:p>
          </table:table-cell>
          <table:table-cell office:value-type="float" office:value="0.00177366279538539" calcext:value-type="float">
            <text:p>0.001773662795385</text:p>
          </table:table-cell>
          <table:table-cell office:value-type="float" office:value="0.000906308281779079" calcext:value-type="float">
            <text:p>0.000906308281779</text:p>
          </table:table-cell>
          <table:table-cell office:value-type="float" office:value="0.000456096632298138" calcext:value-type="float">
            <text:p>0.00045609663229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22265625" calcext:value-type="float">
            <text:p>0.0322265625</text:p>
          </table:table-cell>
          <table:table-cell office:value-type="float" office:value="0.0191379123263889" calcext:value-type="float">
            <text:p>0.019137912326389</text:p>
          </table:table-cell>
          <table:table-cell office:value-type="float" office:value="0.00897123375717475" calcext:value-type="float">
            <text:p>0.008971233757175</text:p>
          </table:table-cell>
          <table:table-cell office:value-type="float" office:value="0.00417930603027344" calcext:value-type="float">
            <text:p>0.004179306030273</text:p>
          </table:table-cell>
          <table:table-cell office:value-type="float" office:value="0.00206987517929474" calcext:value-type="float">
            <text:p>0.002069875179295</text:p>
          </table:table-cell>
          <table:table-cell office:value-type="float" office:value="0.00105208163749184" calcext:value-type="float">
            <text:p>0.001052081637492</text:p>
          </table:table-cell>
          <table:table-cell office:value-type="float" office:value="0.000510473427922781" calcext:value-type="float">
            <text:p>0.00051047342792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0158013237847222" calcext:value-type="float">
            <text:p>0.015801323784722</text:p>
          </table:table-cell>
          <table:table-cell office:value-type="float" office:value="0.00603843221859056" calcext:value-type="float">
            <text:p>0.006038432218591</text:p>
          </table:table-cell>
          <table:table-cell office:value-type="float" office:value="0.0029738532172309" calcext:value-type="float">
            <text:p>0.002973853217231</text:p>
          </table:table-cell>
          <table:table-cell office:value-type="float" office:value="0.00142885544545693" calcext:value-type="float">
            <text:p>0.001428855445457</text:p>
          </table:table-cell>
          <table:table-cell office:value-type="float" office:value="0.000710732009075066" calcext:value-type="float">
            <text:p>0.000710732009075</text:p>
          </table:table-cell>
          <table:table-cell office:value-type="float" office:value="0.000343437436213976" calcext:value-type="float">
            <text:p>0.00034343743621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4921875" calcext:value-type="float">
            <text:p>0.044921875</text:p>
          </table:table-cell>
          <table:table-cell office:value-type="float" office:value="0.0183512369791667" calcext:value-type="float">
            <text:p>0.018351236979167</text:p>
          </table:table-cell>
          <table:table-cell office:value-type="float" office:value="0.00839700504225127" calcext:value-type="float">
            <text:p>0.008397005042251</text:p>
          </table:table-cell>
          <table:table-cell office:value-type="float" office:value="0.00361963060167101" calcext:value-type="float">
            <text:p>0.003619630601671</text:p>
          </table:table-cell>
          <table:table-cell office:value-type="float" office:value="0.00174147827196072" calcext:value-type="float">
            <text:p>0.001741478271961</text:p>
          </table:table-cell>
          <table:table-cell office:value-type="float" office:value="0.000868132122519876" calcext:value-type="float">
            <text:p>0.00086813212252</text:p>
          </table:table-cell>
          <table:table-cell office:value-type="float" office:value="0.000435748439120732" calcext:value-type="float">
            <text:p>0.00043574843912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20263671875" calcext:value-type="float">
            <text:p>0.020263671875</text:p>
          </table:table-cell>
          <table:table-cell office:value-type="float" office:value="0.00806753976004464" calcext:value-type="float">
            <text:p>0.008067539760045</text:p>
          </table:table-cell>
          <table:table-cell office:value-type="float" office:value="0.00388389587402344" calcext:value-type="float">
            <text:p>0.003883895874023</text:p>
          </table:table-cell>
          <table:table-cell office:value-type="float" office:value="0.00176607309593494" calcext:value-type="float">
            <text:p>0.001766073095935</text:p>
          </table:table-cell>
          <table:table-cell office:value-type="float" office:value="0.00086634155033397" calcext:value-type="float">
            <text:p>0.000866341550334</text:p>
          </table:table-cell>
          <table:table-cell office:value-type="float" office:value="0.00042892614816864" calcext:value-type="float">
            <text:p>0.00042892614816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0154079861111111" calcext:value-type="float">
            <text:p>0.015407986111111</text:p>
          </table:table-cell>
          <table:table-cell office:value-type="float" office:value="0.00626887107382015" calcext:value-type="float">
            <text:p>0.00626887107382</text:p>
          </table:table-cell>
          <table:table-cell office:value-type="float" office:value="0.0029134029812283" calcext:value-type="float">
            <text:p>0.002913402981228</text:p>
          </table:table-cell>
          <table:table-cell office:value-type="float" office:value="0.00140344960136295" calcext:value-type="float">
            <text:p>0.001403449601363</text:p>
          </table:table-cell>
          <table:table-cell office:value-type="float" office:value="0.000689296382715192" calcext:value-type="float">
            <text:p>0.000689296382715</text:p>
          </table:table-cell>
          <table:table-cell office:value-type="float" office:value="0.000347222190959358" calcext:value-type="float">
            <text:p>0.00034722219095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0149739583333333" calcext:value-type="float">
            <text:p>0.014973958333333</text:p>
          </table:table-cell>
          <table:table-cell office:value-type="float" office:value="0.00668210399394133" calcext:value-type="float">
            <text:p>0.006682103993941</text:p>
          </table:table-cell>
          <table:table-cell office:value-type="float" office:value="0.00339343600802951" calcext:value-type="float">
            <text:p>0.00339343600803</text:p>
          </table:table-cell>
          <table:table-cell office:value-type="float" office:value="0.00181905436838331" calcext:value-type="float">
            <text:p>0.001819054368383</text:p>
          </table:table-cell>
          <table:table-cell office:value-type="float" office:value="0.000908785366116978" calcext:value-type="float">
            <text:p>0.000908785366117</text:p>
          </table:table-cell>
          <table:table-cell office:value-type="float" office:value="0.000453319531969989" calcext:value-type="float">
            <text:p>0.0004533195319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1484375" calcext:value-type="float">
            <text:p>0.021484375</text:p>
          </table:table-cell>
          <table:table-cell office:value-type="float" office:value="0.00991482204861111" calcext:value-type="float">
            <text:p>0.009914822048611</text:p>
          </table:table-cell>
          <table:table-cell office:value-type="float" office:value="0.0049980319276148" calcext:value-type="float">
            <text:p>0.004998031927615</text:p>
          </table:table-cell>
          <table:table-cell office:value-type="float" office:value="0.00234281751844618" calcext:value-type="float">
            <text:p>0.002342817518446</text:p>
          </table:table-cell>
          <table:table-cell office:value-type="float" office:value="0.00106614263695311" calcext:value-type="float">
            <text:p>0.001066142636953</text:p>
          </table:table-cell>
          <table:table-cell office:value-type="float" office:value="0.000553170824927928" calcext:value-type="float">
            <text:p>0.000553170824928</text:p>
          </table:table-cell>
          <table:table-cell office:value-type="float" office:value="0.000276409011497937" calcext:value-type="float">
            <text:p>0.00027640901149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78515625" calcext:value-type="float">
            <text:p>0.0478515625</text:p>
          </table:table-cell>
          <table:table-cell office:value-type="float" office:value="0.0144178602430556" calcext:value-type="float">
            <text:p>0.014417860243056</text:p>
          </table:table-cell>
          <table:table-cell office:value-type="float" office:value="0.00736065300143495" calcext:value-type="float">
            <text:p>0.007360653001435</text:p>
          </table:table-cell>
          <table:table-cell office:value-type="float" office:value="0.00354734632703993" calcext:value-type="float">
            <text:p>0.00354734632704</text:p>
          </table:table-cell>
          <table:table-cell office:value-type="float" office:value="0.00167708292712034" calcext:value-type="float">
            <text:p>0.00167708292712</text:p>
          </table:table-cell>
          <table:table-cell office:value-type="float" office:value="0.000867871417900752" calcext:value-type="float">
            <text:p>0.000867871417901</text:p>
          </table:table-cell>
          <table:table-cell office:value-type="float" office:value="0.000444281350164613" calcext:value-type="float">
            <text:p>0.00044428135016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185546875" calcext:value-type="float">
            <text:p>0.0185546875</text:p>
          </table:table-cell>
          <table:table-cell office:value-type="float" office:value="0.0118679470486111" calcext:value-type="float">
            <text:p>0.011867947048611</text:p>
          </table:table-cell>
          <table:table-cell office:value-type="float" office:value="0.00568934849330357" calcext:value-type="float">
            <text:p>0.005689348493304</text:p>
          </table:table-cell>
          <table:table-cell office:value-type="float" office:value="0.00292423672146267" calcext:value-type="float">
            <text:p>0.002924236721463</text:p>
          </table:table-cell>
          <table:table-cell office:value-type="float" office:value="0.00142073110288686" calcext:value-type="float">
            <text:p>0.001420731102887</text:p>
          </table:table-cell>
          <table:table-cell office:value-type="float" office:value="0.000673564052846096" calcext:value-type="float">
            <text:p>0.000673564052846</text:p>
          </table:table-cell>
          <table:table-cell office:value-type="float" office:value="0.000334183997346712" calcext:value-type="float">
            <text:p>0.00033418399734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34375" calcext:value-type="float">
            <text:p>0.0234375</text:p>
          </table:table-cell>
          <table:table-cell office:value-type="float" office:value="0.0112847222222222" calcext:value-type="float">
            <text:p>0.011284722222222</text:p>
          </table:table-cell>
          <table:table-cell office:value-type="float" office:value="0.00503353196747449" calcext:value-type="float">
            <text:p>0.005033531967474</text:p>
          </table:table-cell>
          <table:table-cell office:value-type="float" office:value="0.00226156446668837" calcext:value-type="float">
            <text:p>0.002261564466688</text:p>
          </table:table-cell>
          <table:table-cell office:value-type="float" office:value="0.00101326878931718" calcext:value-type="float">
            <text:p>0.001013268789317</text:p>
          </table:table-cell>
          <table:table-cell office:value-type="float" office:value="0.000517297629055793" calcext:value-type="float">
            <text:p>0.000517297629056</text:p>
          </table:table-cell>
          <table:table-cell office:value-type="float" office:value="0.000250836825881136" calcext:value-type="float">
            <text:p>0.00025083682588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0.0146484375" calcext:value-type="float">
            <text:p>0.0146484375</text:p>
          </table:table-cell>
          <table:table-cell office:value-type="float" office:value="0.00617015605070153" calcext:value-type="float">
            <text:p>0.006170156050702</text:p>
          </table:table-cell>
          <table:table-cell office:value-type="float" office:value="0.00307462056477865" calcext:value-type="float">
            <text:p>0.003074620564779</text:p>
          </table:table-cell>
          <table:table-cell office:value-type="float" office:value="0.00134708878897231" calcext:value-type="float">
            <text:p>0.001347088788972</text:p>
          </table:table-cell>
          <table:table-cell office:value-type="float" office:value="0.000605499453074868" calcext:value-type="float">
            <text:p>0.000605499453075</text:p>
          </table:table-cell>
          <table:table-cell office:value-type="float" office:value="0.000299785628714352" calcext:value-type="float">
            <text:p>0.00029978562871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76171875" calcext:value-type="float">
            <text:p>0.0576171875</text:p>
          </table:table-cell>
          <table:table-cell office:value-type="float" office:value="0.0204264322916667" calcext:value-type="float">
            <text:p>0.020426432291667</text:p>
          </table:table-cell>
          <table:table-cell office:value-type="float" office:value="0.00933277363679847" calcext:value-type="float">
            <text:p>0.009332773636798</text:p>
          </table:table-cell>
          <table:table-cell office:value-type="float" office:value="0.00422819349500868" calcext:value-type="float">
            <text:p>0.004228193495009</text:p>
          </table:table-cell>
          <table:table-cell office:value-type="float" office:value="0.00207155180027036" calcext:value-type="float">
            <text:p>0.00207155180027</text:p>
          </table:table-cell>
          <table:table-cell office:value-type="float" office:value="0.00100350161438536" calcext:value-type="float">
            <text:p>0.001003501614385</text:p>
          </table:table-cell>
          <table:table-cell office:value-type="float" office:value="0.000499566775481665" calcext:value-type="float">
            <text:p>0.00049956677548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0153537326388889" calcext:value-type="float">
            <text:p>0.015353732638889</text:p>
          </table:table-cell>
          <table:table-cell office:value-type="float" office:value="0.00781903948102679" calcext:value-type="float">
            <text:p>0.007819039481027</text:p>
          </table:table-cell>
          <table:table-cell office:value-type="float" office:value="0.00352378845214844" calcext:value-type="float">
            <text:p>0.003523788452148</text:p>
          </table:table-cell>
          <table:table-cell office:value-type="float" office:value="0.00176252832521881" calcext:value-type="float">
            <text:p>0.001762528325219</text:p>
          </table:table-cell>
          <table:table-cell office:value-type="float" office:value="0.000903174765436197" calcext:value-type="float">
            <text:p>0.000903174765436</text:p>
          </table:table-cell>
          <table:table-cell office:value-type="float" office:value="0.00044722517692368" calcext:value-type="float">
            <text:p>0.00044722517692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0.0162760416666667" calcext:value-type="float">
            <text:p>0.016276041666667</text:p>
          </table:table-cell>
          <table:table-cell office:value-type="float" office:value="0.00796944754464286" calcext:value-type="float">
            <text:p>0.007969447544643</text:p>
          </table:table-cell>
          <table:table-cell office:value-type="float" office:value="0.00395595126681858" calcext:value-type="float">
            <text:p>0.003955951266819</text:p>
          </table:table-cell>
          <table:table-cell office:value-type="float" office:value="0.0020015577123763" calcext:value-type="float">
            <text:p>0.002001557712376</text:p>
          </table:table-cell>
          <table:table-cell office:value-type="float" office:value="0.000976930625134134" calcext:value-type="float">
            <text:p>0.000976930625134</text:p>
          </table:table-cell>
          <table:table-cell office:value-type="float" office:value="0.00048823266370563" calcext:value-type="float">
            <text:p>0.00048823266370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206570095486111" calcext:value-type="float">
            <text:p>0.020657009548611</text:p>
          </table:table-cell>
          <table:table-cell office:value-type="float" office:value="0.0088874661192602" calcext:value-type="float">
            <text:p>0.00888746611926</text:p>
          </table:table-cell>
          <table:table-cell office:value-type="float" office:value="0.00459679497612847" calcext:value-type="float">
            <text:p>0.004596794976128</text:p>
          </table:table-cell>
          <table:table-cell office:value-type="float" office:value="0.00216941109060869" calcext:value-type="float">
            <text:p>0.002169411090609</text:p>
          </table:table-cell>
          <table:table-cell office:value-type="float" office:value="0.00106285747847409" calcext:value-type="float">
            <text:p>0.001062857478474</text:p>
          </table:table-cell>
          <table:table-cell office:value-type="float" office:value="0.000545120060626805" calcext:value-type="float">
            <text:p>0.00054512006062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0151774088541667" calcext:value-type="float">
            <text:p>0.015177408854167</text:p>
          </table:table-cell>
          <table:table-cell office:value-type="float" office:value="0.00746559610172194" calcext:value-type="float">
            <text:p>0.007465596101722</text:p>
          </table:table-cell>
          <table:table-cell office:value-type="float" office:value="0.00379307217068142" calcext:value-type="float">
            <text:p>0.003793072170681</text:p>
          </table:table-cell>
          <table:table-cell office:value-type="float" office:value="0.0019675923683889" calcext:value-type="float">
            <text:p>0.001967592368389</text:p>
          </table:table-cell>
          <table:table-cell office:value-type="float" office:value="0.000976598129130695" calcext:value-type="float">
            <text:p>0.000976598129131</text:p>
          </table:table-cell>
          <table:table-cell office:value-type="float" office:value="0.000476427215285277" calcext:value-type="float">
            <text:p>0.00047642721528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56640625" calcext:value-type="float">
            <text:p>0.0556640625</text:p>
          </table:table-cell>
          <table:table-cell office:value-type="float" office:value="0.0244547526041667" calcext:value-type="float">
            <text:p>0.024454752604167</text:p>
          </table:table-cell>
          <table:table-cell office:value-type="float" office:value="0.011026499222736" calcext:value-type="float">
            <text:p>0.011026499222736</text:p>
          </table:table-cell>
          <table:table-cell office:value-type="float" office:value="0.00498485141330295" calcext:value-type="float">
            <text:p>0.004984851413303</text:p>
          </table:table-cell>
          <table:table-cell office:value-type="float" office:value="0.00240246388716206" calcext:value-type="float">
            <text:p>0.002402463887162</text:p>
          </table:table-cell>
          <table:table-cell office:value-type="float" office:value="0.00118569344559975" calcext:value-type="float">
            <text:p>0.0011856934456</text:p>
          </table:table-cell>
          <table:table-cell office:value-type="float" office:value="0.000577035611389708" calcext:value-type="float">
            <text:p>0.0005770356113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0181884765625" calcext:value-type="float">
            <text:p>0.0181884765625</text:p>
          </table:table-cell>
          <table:table-cell office:value-type="float" office:value="0.0081245266661352" calcext:value-type="float">
            <text:p>0.008124526666135</text:p>
          </table:table-cell>
          <table:table-cell office:value-type="float" office:value="0.00371259053548177" calcext:value-type="float">
            <text:p>0.003712590535482</text:p>
          </table:table-cell>
          <table:table-cell office:value-type="float" office:value="0.00176173665645095" calcext:value-type="float">
            <text:p>0.001761736656451</text:p>
          </table:table-cell>
          <table:table-cell office:value-type="float" office:value="0.000861382628604488" calcext:value-type="float">
            <text:p>0.000861382628604</text:p>
          </table:table-cell>
          <table:table-cell office:value-type="float" office:value="0.000427062771311326" calcext:value-type="float">
            <text:p>0.00042706277131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169949001736111" calcext:value-type="float">
            <text:p>0.016994900173611</text:p>
          </table:table-cell>
          <table:table-cell office:value-type="float" office:value="0.00696112185108419" calcext:value-type="float">
            <text:p>0.006961121851084</text:p>
          </table:table-cell>
          <table:table-cell office:value-type="float" office:value="0.00332757737901476" calcext:value-type="float">
            <text:p>0.003327577379015</text:p>
          </table:table-cell>
          <table:table-cell office:value-type="float" office:value="0.00167462480924132" calcext:value-type="float">
            <text:p>0.001674624809241</text:p>
          </table:table-cell>
          <table:table-cell office:value-type="float" office:value="0.000812114569064982" calcext:value-type="float">
            <text:p>0.000812114569065</text:p>
          </table:table-cell>
          <table:table-cell office:value-type="float" office:value="0.00041015588208572" calcext:value-type="float">
            <text:p>0.00041015588208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185546875" calcext:value-type="float">
            <text:p>0.0185546875</text:p>
          </table:table-cell>
          <table:table-cell office:value-type="float" office:value="0.00973849826388889" calcext:value-type="float">
            <text:p>0.009738498263889</text:p>
          </table:table-cell>
          <table:table-cell office:value-type="float" office:value="0.00534244459502551" calcext:value-type="float">
            <text:p>0.005342444595026</text:p>
          </table:table-cell>
          <table:table-cell office:value-type="float" office:value="0.00257083468967014" calcext:value-type="float">
            <text:p>0.00257083468967</text:p>
          </table:table-cell>
          <table:table-cell office:value-type="float" office:value="0.00132457969340028" calcext:value-type="float">
            <text:p>0.0013245796934</text:p>
          </table:table-cell>
          <table:table-cell office:value-type="float" office:value="0.000669893569086084" calcext:value-type="float">
            <text:p>0.000669893569086</text:p>
          </table:table-cell>
          <table:table-cell office:value-type="float" office:value="0.000326277235562939" calcext:value-type="float">
            <text:p>0.00032627723556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00390625" calcext:value-type="float">
            <text:p>0.0400390625</text:p>
          </table:table-cell>
          <table:table-cell office:value-type="float" office:value="0.0170220269097222" calcext:value-type="float">
            <text:p>0.017022026909722</text:p>
          </table:table-cell>
          <table:table-cell office:value-type="float" office:value="0.00765555245535714" calcext:value-type="float">
            <text:p>0.007655552455357</text:p>
          </table:table-cell>
          <table:table-cell office:value-type="float" office:value="0.00343939039442274" calcext:value-type="float">
            <text:p>0.003439390394423</text:p>
          </table:table-cell>
          <table:table-cell office:value-type="float" office:value="0.00167494385845331" calcext:value-type="float">
            <text:p>0.001674943858453</text:p>
          </table:table-cell>
          <table:table-cell office:value-type="float" office:value="0.000841859727159319" calcext:value-type="float">
            <text:p>0.000841859727159</text:p>
          </table:table-cell>
          <table:table-cell office:value-type="float" office:value="0.000412938580858381" calcext:value-type="float">
            <text:p>0.00041293858085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17578125" calcext:value-type="float">
            <text:p>0.017578125</text:p>
          </table:table-cell>
          <table:table-cell office:value-type="float" office:value="0.0104166666666667" calcext:value-type="float">
            <text:p>0.010416666666667</text:p>
          </table:table-cell>
          <table:table-cell office:value-type="float" office:value="0.00451411033163265" calcext:value-type="float">
            <text:p>0.004514110331633</text:p>
          </table:table-cell>
          <table:table-cell office:value-type="float" office:value="0.00215546502007378" calcext:value-type="float">
            <text:p>0.002155465020074</text:p>
          </table:table-cell>
          <table:table-cell office:value-type="float" office:value="0.00097587254987671" calcext:value-type="float">
            <text:p>0.000975872549877</text:p>
          </table:table-cell>
          <table:table-cell office:value-type="float" office:value="0.000523873152195822" calcext:value-type="float">
            <text:p>0.000523873152196</text:p>
          </table:table-cell>
          <table:table-cell office:value-type="float" office:value="0.000259088316176014" calcext:value-type="float">
            <text:p>0.00025908831617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22265625" calcext:value-type="float">
            <text:p>0.0322265625</text:p>
          </table:table-cell>
          <table:table-cell office:value-type="float" office:value="0.0172797309027778" calcext:value-type="float">
            <text:p>0.017279730902778</text:p>
          </table:table-cell>
          <table:table-cell office:value-type="float" office:value="0.00751230668048469" calcext:value-type="float">
            <text:p>0.007512306680485</text:p>
          </table:table-cell>
          <table:table-cell office:value-type="float" office:value="0.00358728196885851" calcext:value-type="float">
            <text:p>0.003587281968859</text:p>
          </table:table-cell>
          <table:table-cell office:value-type="float" office:value="0.00174773719382708" calcext:value-type="float">
            <text:p>0.001747737193827</text:p>
          </table:table-cell>
          <table:table-cell office:value-type="float" office:value="0.000873113900956173" calcext:value-type="float">
            <text:p>0.000873113900956</text:p>
          </table:table-cell>
          <table:table-cell office:value-type="float" office:value="0.000428679504571693" calcext:value-type="float">
            <text:p>0.00042867950457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61328125" calcext:value-type="float">
            <text:p>0.0361328125</text:p>
          </table:table-cell>
          <table:table-cell office:value-type="float" office:value="0.0143500434027778" calcext:value-type="float">
            <text:p>0.014350043402778</text:p>
          </table:table-cell>
          <table:table-cell office:value-type="float" office:value="0.00719498614875638" calcext:value-type="float">
            <text:p>0.007194986148756</text:p>
          </table:table-cell>
          <table:table-cell office:value-type="float" office:value="0.00311602274576823" calcext:value-type="float">
            <text:p>0.003116022745768</text:p>
          </table:table-cell>
          <table:table-cell office:value-type="float" office:value="0.00157334405103161" calcext:value-type="float">
            <text:p>0.001573344051032</text:p>
          </table:table-cell>
          <table:table-cell office:value-type="float" office:value="0.000774703185904924" calcext:value-type="float">
            <text:p>0.000774703185905</text:p>
          </table:table-cell>
          <table:table-cell office:value-type="float" office:value="0.000387477642124426" calcext:value-type="float">
            <text:p>0.00038747764212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0135769314236111" calcext:value-type="float">
            <text:p>0.013576931423611</text:p>
          </table:table-cell>
          <table:table-cell office:value-type="float" office:value="0.00637723961654975" calcext:value-type="float">
            <text:p>0.00637723961655</text:p>
          </table:table-cell>
          <table:table-cell office:value-type="float" office:value="0.0031770748562283" calcext:value-type="float">
            <text:p>0.003177074856228</text:p>
          </table:table-cell>
          <table:table-cell office:value-type="float" office:value="0.00155441148224036" calcext:value-type="float">
            <text:p>0.00155441148224</text:p>
          </table:table-cell>
          <table:table-cell office:value-type="float" office:value="0.000751100054433587" calcext:value-type="float">
            <text:p>0.000751100054434</text:p>
          </table:table-cell>
          <table:table-cell office:value-type="float" office:value="0.000377007582204061" calcext:value-type="float">
            <text:p>0.00037700758220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22265625" calcext:value-type="float">
            <text:p>0.0322265625</text:p>
          </table:table-cell>
          <table:table-cell office:value-type="float" office:value="0.0160997178819444" calcext:value-type="float">
            <text:p>0.016099717881945</text:p>
          </table:table-cell>
          <table:table-cell office:value-type="float" office:value="0.00786606146364796" calcext:value-type="float">
            <text:p>0.007866061463648</text:p>
          </table:table-cell>
          <table:table-cell office:value-type="float" office:value="0.00355964660644531" calcext:value-type="float">
            <text:p>0.003559646606445</text:p>
          </table:table-cell>
          <table:table-cell office:value-type="float" office:value="0.00176160094889344" calcext:value-type="float">
            <text:p>0.001761600948893</text:p>
          </table:table-cell>
          <table:table-cell office:value-type="float" office:value="0.000884495234423363" calcext:value-type="float">
            <text:p>0.000884495234423</text:p>
          </table:table-cell>
          <table:table-cell office:value-type="float" office:value="0.000439509924255661" calcext:value-type="float">
            <text:p>0.00043950992425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0.0149061414930556" calcext:value-type="float">
            <text:p>0.014906141493056</text:p>
          </table:table-cell>
          <table:table-cell office:value-type="float" office:value="0.0072818678252551" calcext:value-type="float">
            <text:p>0.007281867825255</text:p>
          </table:table-cell>
          <table:table-cell office:value-type="float" office:value="0.00372528076171875" calcext:value-type="float">
            <text:p>0.003725280761719</text:p>
          </table:table-cell>
          <table:table-cell office:value-type="float" office:value="0.00171554646804603" calcext:value-type="float">
            <text:p>0.001715546468046</text:p>
          </table:table-cell>
          <table:table-cell office:value-type="float" office:value="0.000849162737828834" calcext:value-type="float">
            <text:p>0.000849162737829</text:p>
          </table:table-cell>
          <table:table-cell office:value-type="float" office:value="0.000420092324254473" calcext:value-type="float">
            <text:p>0.00042009232425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60546875" calcext:value-type="float">
            <text:p>0.060546875</text:p>
          </table:table-cell>
          <table:table-cell office:value-type="float" office:value="0.0192464192708333" calcext:value-type="float">
            <text:p>0.019246419270833</text:p>
          </table:table-cell>
          <table:table-cell office:value-type="float" office:value="0.00858166753029337" calcext:value-type="float">
            <text:p>0.008581667530293</text:p>
          </table:table-cell>
          <table:table-cell office:value-type="float" office:value="0.00395177205403646" calcext:value-type="float">
            <text:p>0.003951772054036</text:p>
          </table:table-cell>
          <table:table-cell office:value-type="float" office:value="0.00176952954509628" calcext:value-type="float">
            <text:p>0.001769529545096</text:p>
          </table:table-cell>
          <table:table-cell office:value-type="float" office:value="0.000874306339255266" calcext:value-type="float">
            <text:p>0.000874306339255</text:p>
          </table:table-cell>
          <table:table-cell office:value-type="float" office:value="0.000417795988703197" calcext:value-type="float">
            <text:p>0.00041779598870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83203125" calcext:value-type="float">
            <text:p>0.0283203125</text:p>
          </table:table-cell>
          <table:table-cell office:value-type="float" office:value="0.0115152994791667" calcext:value-type="float">
            <text:p>0.011515299479167</text:p>
          </table:table-cell>
          <table:table-cell office:value-type="float" office:value="0.00541624730947066" calcext:value-type="float">
            <text:p>0.005416247309471</text:p>
          </table:table-cell>
          <table:table-cell office:value-type="float" office:value="0.00230538262261285" calcext:value-type="float">
            <text:p>0.002305382622613</text:p>
          </table:table-cell>
          <table:table-cell office:value-type="float" office:value="0.00120064743351614" calcext:value-type="float">
            <text:p>0.001200647433516</text:p>
          </table:table-cell>
          <table:table-cell office:value-type="float" office:value="0.000636587224940144" calcext:value-type="float">
            <text:p>0.00063658722494</text:p>
          </table:table-cell>
          <table:table-cell office:value-type="float" office:value="0.000324742368611439" calcext:value-type="float">
            <text:p>0.00032474236861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0.0216742621527778" calcext:value-type="float">
            <text:p>0.021674262152778</text:p>
          </table:table-cell>
          <table:table-cell office:value-type="float" office:value="0.00945266412228954" calcext:value-type="float">
            <text:p>0.00945266412229</text:p>
          </table:table-cell>
          <table:table-cell office:value-type="float" office:value="0.00416425916883681" calcext:value-type="float">
            <text:p>0.004164259168837</text:p>
          </table:table-cell>
          <table:table-cell office:value-type="float" office:value="0.00200554384277217" calcext:value-type="float">
            <text:p>0.002005543842772</text:p>
          </table:table-cell>
          <table:table-cell office:value-type="float" office:value="0.000992687809043821" calcext:value-type="float">
            <text:p>0.000992687809044</text:p>
          </table:table-cell>
          <table:table-cell office:value-type="float" office:value="0.000488263759451396" calcext:value-type="float">
            <text:p>0.00048826375945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0201280381944444" calcext:value-type="float">
            <text:p>0.020128038194445</text:p>
          </table:table-cell>
          <table:table-cell office:value-type="float" office:value="0.00862059301259566" calcext:value-type="float">
            <text:p>0.008620593012596</text:p>
          </table:table-cell>
          <table:table-cell office:value-type="float" office:value="0.00456348843044705" calcext:value-type="float">
            <text:p>0.004563488430447</text:p>
          </table:table-cell>
          <table:table-cell office:value-type="float" office:value="0.00210775644300383" calcext:value-type="float">
            <text:p>0.002107756443004</text:p>
          </table:table-cell>
          <table:table-cell office:value-type="float" office:value="0.000997531208291586" calcext:value-type="float">
            <text:p>0.000997531208292</text:p>
          </table:table-cell>
          <table:table-cell office:value-type="float" office:value="0.000491639823589923" calcext:value-type="float">
            <text:p>0.0004916398235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63671875" calcext:value-type="float">
            <text:p>0.0263671875</text:p>
          </table:table-cell>
          <table:table-cell office:value-type="float" office:value="0.0114881727430556" calcext:value-type="float">
            <text:p>0.011488172743056</text:p>
          </table:table-cell>
          <table:table-cell office:value-type="float" office:value="0.00587494519292092" calcext:value-type="float">
            <text:p>0.005874945192921</text:p>
          </table:table-cell>
          <table:table-cell office:value-type="float" office:value="0.00280638800726996" calcext:value-type="float">
            <text:p>0.00280638800727</text:p>
          </table:table-cell>
          <table:table-cell office:value-type="float" office:value="0.0013358392030714" calcext:value-type="float">
            <text:p>0.001335839203071</text:p>
          </table:table-cell>
          <table:table-cell office:value-type="float" office:value="0.000652725824513223" calcext:value-type="float">
            <text:p>0.000652725824513</text:p>
          </table:table-cell>
          <table:table-cell office:value-type="float" office:value="0.000322422201965383" calcext:value-type="float">
            <text:p>0.00032242220196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9921875" calcext:value-type="float">
            <text:p>0.0419921875</text:p>
          </table:table-cell>
          <table:table-cell office:value-type="float" office:value="0.0151774088541667" calcext:value-type="float">
            <text:p>0.015177408854167</text:p>
          </table:table-cell>
          <table:table-cell office:value-type="float" office:value="0.006500244140625" calcext:value-type="float">
            <text:p>0.006500244140625</text:p>
          </table:table-cell>
          <table:table-cell office:value-type="float" office:value="0.00324919806586372" calcext:value-type="float">
            <text:p>0.003249198065864</text:p>
          </table:table-cell>
          <table:table-cell office:value-type="float" office:value="0.00154776503714761" calcext:value-type="float">
            <text:p>0.001547765037148</text:p>
          </table:table-cell>
          <table:table-cell office:value-type="float" office:value="0.000716031423651863" calcext:value-type="float">
            <text:p>0.000716031423652</text:p>
          </table:table-cell>
          <table:table-cell office:value-type="float" office:value="0.000351439514062004" calcext:value-type="float">
            <text:p>0.00035143951406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0.0221625434027778" calcext:value-type="float">
            <text:p>0.022162543402778</text:p>
          </table:table-cell>
          <table:table-cell office:value-type="float" office:value="0.00857107979910714" calcext:value-type="float">
            <text:p>0.008571079799107</text:p>
          </table:table-cell>
          <table:table-cell office:value-type="float" office:value="0.00413987901475695" calcext:value-type="float">
            <text:p>0.004139879014757</text:p>
          </table:table-cell>
          <table:table-cell office:value-type="float" office:value="0.00208659226638842" calcext:value-type="float">
            <text:p>0.002086592266388</text:p>
          </table:table-cell>
          <table:table-cell office:value-type="float" office:value="0.00100635510603467" calcext:value-type="float">
            <text:p>0.001006355106035</text:p>
          </table:table-cell>
          <table:table-cell office:value-type="float" office:value="0.000503584845327046" calcext:value-type="float">
            <text:p>0.00050358484532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58984375" calcext:value-type="float">
            <text:p>0.0458984375</text:p>
          </table:table-cell>
          <table:table-cell office:value-type="float" office:value="0.0189344618055556" calcext:value-type="float">
            <text:p>0.018934461805556</text:p>
          </table:table-cell>
          <table:table-cell office:value-type="float" office:value="0.00800307916135204" calcext:value-type="float">
            <text:p>0.008003079161352</text:p>
          </table:table-cell>
          <table:table-cell office:value-type="float" office:value="0.00397417704264323" calcext:value-type="float">
            <text:p>0.003974177042643</text:p>
          </table:table-cell>
          <table:table-cell office:value-type="float" office:value="0.00200773277838446" calcext:value-type="float">
            <text:p>0.002007732778384</text:p>
          </table:table-cell>
          <table:table-cell office:value-type="float" office:value="0.00101028890746701" calcext:value-type="float">
            <text:p>0.001010288907467</text:p>
          </table:table-cell>
          <table:table-cell office:value-type="float" office:value="0.000503763516984801" calcext:value-type="float">
            <text:p>0.00050376351698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0147162543402778" calcext:value-type="float">
            <text:p>0.014716254340278</text:p>
          </table:table-cell>
          <table:table-cell office:value-type="float" office:value="0.00709969656808036" calcext:value-type="float">
            <text:p>0.00709969656808</text:p>
          </table:table-cell>
          <table:table-cell office:value-type="float" office:value="0.00334139506022135" calcext:value-type="float">
            <text:p>0.003341395060221</text:p>
          </table:table-cell>
          <table:table-cell office:value-type="float" office:value="0.00168250651562995" calcext:value-type="float">
            <text:p>0.00168250651563</text:p>
          </table:table-cell>
          <table:table-cell office:value-type="float" office:value="0.000748235930360874" calcext:value-type="float">
            <text:p>0.000748235930361</text:p>
          </table:table-cell>
          <table:table-cell office:value-type="float" office:value="0.000386917036632084" calcext:value-type="float">
            <text:p>0.00038691703663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90022786458333" calcext:value-type="float">
            <text:p>0.019002278645833</text:p>
          </table:table-cell>
          <table:table-cell office:value-type="float" office:value="0.00845274633290816" calcext:value-type="float">
            <text:p>0.008452746332908</text:p>
          </table:table-cell>
          <table:table-cell office:value-type="float" office:value="0.00370829264322917" calcext:value-type="float">
            <text:p>0.003708292643229</text:p>
          </table:table-cell>
          <table:table-cell office:value-type="float" office:value="0.00173190009705606" calcext:value-type="float">
            <text:p>0.001731900097056</text:p>
          </table:table-cell>
          <table:table-cell office:value-type="float" office:value="0.000801721555395552" calcext:value-type="float">
            <text:p>0.000801721555396</text:p>
          </table:table-cell>
          <table:table-cell office:value-type="float" office:value="0.000397043257269917" calcext:value-type="float">
            <text:p>0.0003970432572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0824652777778" calcext:value-type="float">
            <text:p>0.015082465277778</text:p>
          </table:table-cell>
          <table:table-cell office:value-type="float" office:value="0.00836586465640944" calcext:value-type="float">
            <text:p>0.008365864656409</text:p>
          </table:table-cell>
          <table:table-cell office:value-type="float" office:value="0.00375068664550781" calcext:value-type="float">
            <text:p>0.003750686645508</text:p>
          </table:table-cell>
          <table:table-cell office:value-type="float" office:value="0.00184856766096387" calcext:value-type="float">
            <text:p>0.001848567660964</text:p>
          </table:table-cell>
          <table:table-cell office:value-type="float" office:value="0.000927389201183228" calcext:value-type="float">
            <text:p>0.000927389201183</text:p>
          </table:table-cell>
          <table:table-cell office:value-type="float" office:value="0.000454510285479395" calcext:value-type="float">
            <text:p>0.00045451028547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0.0147026909722222" calcext:value-type="float">
            <text:p>0.014702690972222</text:p>
          </table:table-cell>
          <table:table-cell office:value-type="float" office:value="0.00660487583705357" calcext:value-type="float">
            <text:p>0.006604875837054</text:p>
          </table:table-cell>
          <table:table-cell office:value-type="float" office:value="0.00285028245713976" calcext:value-type="float">
            <text:p>0.00285028245714</text:p>
          </table:table-cell>
          <table:table-cell office:value-type="float" office:value="0.0013538845868066" calcext:value-type="float">
            <text:p>0.001353884586807</text:p>
          </table:table-cell>
          <table:table-cell office:value-type="float" office:value="0.000666333291596086" calcext:value-type="float">
            <text:p>0.000666333291596</text:p>
          </table:table-cell>
          <table:table-cell office:value-type="float" office:value="0.000335191267432427" calcext:value-type="float">
            <text:p>0.00033519126743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0209554036458333" calcext:value-type="float">
            <text:p>0.020955403645833</text:p>
          </table:table-cell>
          <table:table-cell office:value-type="float" office:value="0.00915309361049107" calcext:value-type="float">
            <text:p>0.009153093610491</text:p>
          </table:table-cell>
          <table:table-cell office:value-type="float" office:value="0.00415612962510851" calcext:value-type="float">
            <text:p>0.004156129625109</text:p>
          </table:table-cell>
          <table:table-cell office:value-type="float" office:value="0.00190524404924692" calcext:value-type="float">
            <text:p>0.001905244049247</text:p>
          </table:table-cell>
          <table:table-cell office:value-type="float" office:value="0.000928353124975587" calcext:value-type="float">
            <text:p>0.000928353124976</text:p>
          </table:table-cell>
          <table:table-cell office:value-type="float" office:value="0.000454696372148603" calcext:value-type="float">
            <text:p>0.00045469637214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27224392361111" calcext:value-type="float">
            <text:p>0.012722439236111</text:p>
          </table:table-cell>
          <table:table-cell office:value-type="float" office:value="0.00539164640465561" calcext:value-type="float">
            <text:p>0.005391646404656</text:p>
          </table:table-cell>
          <table:table-cell office:value-type="float" office:value="0.00281338161892361" calcext:value-type="float">
            <text:p>0.002813381618924</text:p>
          </table:table-cell>
          <table:table-cell office:value-type="float" office:value="0.00140811774286594" calcext:value-type="float">
            <text:p>0.001408117742866</text:p>
          </table:table-cell>
          <table:table-cell office:value-type="float" office:value="0.000686745862571561" calcext:value-type="float">
            <text:p>0.000686745862572</text:p>
          </table:table-cell>
          <table:table-cell office:value-type="float" office:value="0.000332041605969816" calcext:value-type="float">
            <text:p>0.0003320416059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98046875" calcext:value-type="float">
            <text:p>0.0498046875</text:p>
          </table:table-cell>
          <table:table-cell office:value-type="float" office:value="0.0189480251736111" calcext:value-type="float">
            <text:p>0.018948025173611</text:p>
          </table:table-cell>
          <table:table-cell office:value-type="float" office:value="0.00810646524234694" calcext:value-type="float">
            <text:p>0.008106465242347</text:p>
          </table:table-cell>
          <table:table-cell office:value-type="float" office:value="0.00376391092936198" calcext:value-type="float">
            <text:p>0.003763910929362</text:p>
          </table:table-cell>
          <table:table-cell office:value-type="float" office:value="0.00184495019863101" calcext:value-type="float">
            <text:p>0.001844950198631</text:p>
          </table:table-cell>
          <table:table-cell office:value-type="float" office:value="0.000907819212218861" calcext:value-type="float">
            <text:p>0.000907819212219</text:p>
          </table:table-cell>
          <table:table-cell office:value-type="float" office:value="0.000444975070171698" calcext:value-type="float">
            <text:p>0.00044497507017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34141710069444" calcext:value-type="float">
            <text:p>0.013414171006945</text:p>
          </table:table-cell>
          <table:table-cell office:value-type="float" office:value="0.00665470045440051" calcext:value-type="float">
            <text:p>0.006654700454401</text:p>
          </table:table-cell>
          <table:table-cell office:value-type="float" office:value="0.00322358873155382" calcext:value-type="float">
            <text:p>0.003223588731554</text:p>
          </table:table-cell>
          <table:table-cell office:value-type="float" office:value="0.00158320207625597" calcext:value-type="float">
            <text:p>0.001583202076256</text:p>
          </table:table-cell>
          <table:table-cell office:value-type="float" office:value="0.000747012120405713" calcext:value-type="float">
            <text:p>0.000747012120406</text:p>
          </table:table-cell>
          <table:table-cell office:value-type="float" office:value="0.000380174124920477" calcext:value-type="float">
            <text:p>0.0003801741249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1484375" calcext:value-type="float">
            <text:p>0.021484375</text:p>
          </table:table-cell>
          <table:table-cell office:value-type="float" office:value="0.0101453993055556" calcext:value-type="float">
            <text:p>0.010145399305556</text:p>
          </table:table-cell>
          <table:table-cell office:value-type="float" office:value="0.00446490852200255" calcext:value-type="float">
            <text:p>0.004464908522003</text:p>
          </table:table-cell>
          <table:table-cell office:value-type="float" office:value="0.00225953843858507" calcext:value-type="float">
            <text:p>0.002259538438585</text:p>
          </table:table-cell>
          <table:table-cell office:value-type="float" office:value="0.00111424439159318" calcext:value-type="float">
            <text:p>0.001114244391593</text:p>
          </table:table-cell>
          <table:table-cell office:value-type="float" office:value="0.000545989035899287" calcext:value-type="float">
            <text:p>0.000545989035899</text:p>
          </table:table-cell>
          <table:table-cell office:value-type="float" office:value="0.000274642953894336" calcext:value-type="float">
            <text:p>0.00027464295389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078125" calcext:value-type="float">
            <text:p>0.05078125</text:p>
          </table:table-cell>
          <table:table-cell office:value-type="float" office:value="0.0180799696180556" calcext:value-type="float">
            <text:p>0.018079969618056</text:p>
          </table:table-cell>
          <table:table-cell office:value-type="float" office:value="0.00744130660076531" calcext:value-type="float">
            <text:p>0.007441306600765</text:p>
          </table:table-cell>
          <table:table-cell office:value-type="float" office:value="0.00346475389268663" calcext:value-type="float">
            <text:p>0.003464753892687</text:p>
          </table:table-cell>
          <table:table-cell office:value-type="float" office:value="0.00169090202522079" calcext:value-type="float">
            <text:p>0.001690902025221</text:p>
          </table:table-cell>
          <table:table-cell office:value-type="float" office:value="0.000847262575092349" calcext:value-type="float">
            <text:p>0.000847262575092</text:p>
          </table:table-cell>
          <table:table-cell office:value-type="float" office:value="0.000424920241584322" calcext:value-type="float">
            <text:p>0.00042492024158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0182020399305556" calcext:value-type="float">
            <text:p>0.018202039930556</text:p>
          </table:table-cell>
          <table:table-cell office:value-type="float" office:value="0.00811985560825893" calcext:value-type="float">
            <text:p>0.008119855608259</text:p>
          </table:table-cell>
          <table:table-cell office:value-type="float" office:value="0.0040373060438368" calcext:value-type="float">
            <text:p>0.004037306043837</text:p>
          </table:table-cell>
          <table:table-cell office:value-type="float" office:value="0.00194115048268583" calcext:value-type="float">
            <text:p>0.001941150482686</text:p>
          </table:table-cell>
          <table:table-cell office:value-type="float" office:value="0.000976081653156699" calcext:value-type="float">
            <text:p>0.000976081653157</text:p>
          </table:table-cell>
          <table:table-cell office:value-type="float" office:value="0.000478890553736718" calcext:value-type="float">
            <text:p>0.00047889055373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44140625" calcext:value-type="float">
            <text:p>0.0244140625</text:p>
          </table:table-cell>
          <table:table-cell office:value-type="float" office:value="0.0132514105902778" calcext:value-type="float">
            <text:p>0.013251410590278</text:p>
          </table:table-cell>
          <table:table-cell office:value-type="float" office:value="0.00767890774473852" calcext:value-type="float">
            <text:p>0.007678907744739</text:p>
          </table:table-cell>
          <table:table-cell office:value-type="float" office:value="0.00380762736002604" calcext:value-type="float">
            <text:p>0.003807627360026</text:p>
          </table:table-cell>
          <table:table-cell office:value-type="float" office:value="0.00181536967250733" calcext:value-type="float">
            <text:p>0.001815369672507</text:p>
          </table:table-cell>
          <table:table-cell office:value-type="float" office:value="0.000919259121628846" calcext:value-type="float">
            <text:p>0.000919259121629</text:p>
          </table:table-cell>
          <table:table-cell office:value-type="float" office:value="0.000466146773772849" calcext:value-type="float">
            <text:p>0.00046614677377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76171875" calcext:value-type="float">
            <text:p>0.0576171875</text:p>
          </table:table-cell>
          <table:table-cell office:value-type="float" office:value="0.0240478515625" calcext:value-type="float">
            <text:p>0.0240478515625</text:p>
          </table:table-cell>
          <table:table-cell office:value-type="float" office:value="0.0100412174147003" calcext:value-type="float">
            <text:p>0.0100412174147</text:p>
          </table:table-cell>
          <table:table-cell office:value-type="float" office:value="0.00511328803168403" calcext:value-type="float">
            <text:p>0.005113288031684</text:p>
          </table:table-cell>
          <table:table-cell office:value-type="float" office:value="0.00244612202559996" calcext:value-type="float">
            <text:p>0.0024461220256</text:p>
          </table:table-cell>
          <table:table-cell office:value-type="float" office:value="0.00118497773933603" calcext:value-type="float">
            <text:p>0.001184977739336</text:p>
          </table:table-cell>
          <table:table-cell office:value-type="float" office:value="0.000580180296636838" calcext:value-type="float">
            <text:p>0.00058018029663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63671875" calcext:value-type="float">
            <text:p>0.0263671875</text:p>
          </table:table-cell>
          <table:table-cell office:value-type="float" office:value="0.0124918619791667" calcext:value-type="float">
            <text:p>0.012491861979167</text:p>
          </table:table-cell>
          <table:table-cell office:value-type="float" office:value="0.00571301518654337" calcext:value-type="float">
            <text:p>0.005713015186543</text:p>
          </table:table-cell>
          <table:table-cell office:value-type="float" office:value="0.00232003953721788" calcext:value-type="float">
            <text:p>0.002320039537218</text:p>
          </table:table-cell>
          <table:table-cell office:value-type="float" office:value="0.00133635499102764" calcext:value-type="float">
            <text:p>0.001336354991028</text:p>
          </table:table-cell>
          <table:table-cell office:value-type="float" office:value="0.000645167470488929" calcext:value-type="float">
            <text:p>0.000645167470489</text:p>
          </table:table-cell>
          <table:table-cell office:value-type="float" office:value="0.000316087183095568" calcext:value-type="float">
            <text:p>0.00031608718309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02734375" calcext:value-type="float">
            <text:p>0.0302734375</text:p>
          </table:table-cell>
          <table:table-cell office:value-type="float" office:value="0.0147976345486111" calcext:value-type="float">
            <text:p>0.014797634548611</text:p>
          </table:table-cell>
          <table:table-cell office:value-type="float" office:value="0.00587992765465561" calcext:value-type="float">
            <text:p>0.005879927654656</text:p>
          </table:table-cell>
          <table:table-cell office:value-type="float" office:value="0.00293561299641927" calcext:value-type="float">
            <text:p>0.002935612996419</text:p>
          </table:table-cell>
          <table:table-cell office:value-type="float" office:value="0.00143562568958294" calcext:value-type="float">
            <text:p>0.001435625689583</text:p>
          </table:table-cell>
          <table:table-cell office:value-type="float" office:value="0.00071562640791307" calcext:value-type="float">
            <text:p>0.000715626407913</text:p>
          </table:table-cell>
          <table:table-cell office:value-type="float" office:value="0.000348674127761263" calcext:value-type="float">
            <text:p>0.00034867412776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1484375" calcext:value-type="float">
            <text:p>0.021484375</text:p>
          </table:table-cell>
          <table:table-cell office:value-type="float" office:value="0.00958930121527778" calcext:value-type="float">
            <text:p>0.009589301215278</text:p>
          </table:table-cell>
          <table:table-cell office:value-type="float" office:value="0.0045097506776148" calcext:value-type="float">
            <text:p>0.004509750677615</text:p>
          </table:table-cell>
          <table:table-cell office:value-type="float" office:value="0.00278301662868924" calcext:value-type="float">
            <text:p>0.002783016628689</text:p>
          </table:table-cell>
          <table:table-cell office:value-type="float" office:value="0.00136243341864706" calcext:value-type="float">
            <text:p>0.001362433418647</text:p>
          </table:table-cell>
          <table:table-cell office:value-type="float" office:value="0.000657906435274243" calcext:value-type="float">
            <text:p>0.000657906435274</text:p>
          </table:table-cell>
          <table:table-cell office:value-type="float" office:value="0.000319634203852365" calcext:value-type="float">
            <text:p>0.00031963420385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98046875" calcext:value-type="float">
            <text:p>0.0498046875</text:p>
          </table:table-cell>
          <table:table-cell office:value-type="float" office:value="0.0206298828125" calcext:value-type="float">
            <text:p>0.0206298828125</text:p>
          </table:table-cell>
          <table:table-cell office:value-type="float" office:value="0.00875231684470663" calcext:value-type="float">
            <text:p>0.008752316844707</text:p>
          </table:table-cell>
          <table:table-cell office:value-type="float" office:value="0.0038161129421658" calcext:value-type="float">
            <text:p>0.003816112942166</text:p>
          </table:table-cell>
          <table:table-cell office:value-type="float" office:value="0.0018390872351957" calcext:value-type="float">
            <text:p>0.001839087235196</text:p>
          </table:table-cell>
          <table:table-cell office:value-type="float" office:value="0.000894150443508391" calcext:value-type="float">
            <text:p>0.000894150443508</text:p>
          </table:table-cell>
          <table:table-cell office:value-type="float" office:value="0.00044089766591464" calcext:value-type="float">
            <text:p>0.00044089766591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2734375" calcext:value-type="float">
            <text:p>0.052734375</text:p>
          </table:table-cell>
          <table:table-cell office:value-type="float" office:value="0.0209418402777778" calcext:value-type="float">
            <text:p>0.020941840277778</text:p>
          </table:table-cell>
          <table:table-cell office:value-type="float" office:value="0.0094333570830676" calcext:value-type="float">
            <text:p>0.009433357083068</text:p>
          </table:table-cell>
          <table:table-cell office:value-type="float" office:value="0.00440974765353733" calcext:value-type="float">
            <text:p>0.004409747653537</text:p>
          </table:table-cell>
          <table:table-cell office:value-type="float" office:value="0.00211575227274979" calcext:value-type="float">
            <text:p>0.00211575227275</text:p>
          </table:table-cell>
          <table:table-cell office:value-type="float" office:value="0.0010508252619856" calcext:value-type="float">
            <text:p>0.001050825261986</text:p>
          </table:table-cell>
          <table:table-cell office:value-type="float" office:value="0.000517033882634536" calcext:value-type="float">
            <text:p>0.00051703388263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0191650390625" calcext:value-type="float">
            <text:p>0.0191650390625</text:p>
          </table:table-cell>
          <table:table-cell office:value-type="float" office:value="0.00788941675302934" calcext:value-type="float">
            <text:p>0.007889416753029</text:p>
          </table:table-cell>
          <table:table-cell office:value-type="float" office:value="0.00342574225531684" calcext:value-type="float">
            <text:p>0.003425742255317</text:p>
          </table:table-cell>
          <table:table-cell office:value-type="float" office:value="0.00162750029787189" calcext:value-type="float">
            <text:p>0.001627500297872</text:p>
          </table:table-cell>
          <table:table-cell office:value-type="float" office:value="0.000797708506366713" calcext:value-type="float">
            <text:p>0.000797708506367</text:p>
          </table:table-cell>
          <table:table-cell office:value-type="float" office:value="0.000401173229255667" calcext:value-type="float">
            <text:p>0.00040117322925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0.0126410590277778" calcext:value-type="float">
            <text:p>0.012641059027778</text:p>
          </table:table-cell>
          <table:table-cell office:value-type="float" office:value="0.0057304538026148" calcext:value-type="float">
            <text:p>0.005730453802615</text:p>
          </table:table-cell>
          <table:table-cell office:value-type="float" office:value="0.00263587103949653" calcext:value-type="float">
            <text:p>0.002635871039497</text:p>
          </table:table-cell>
          <table:table-cell office:value-type="float" office:value="0.00124847802113544" calcext:value-type="float">
            <text:p>0.001248478021135</text:p>
          </table:table-cell>
          <table:table-cell office:value-type="float" office:value="0.000577544236429454" calcext:value-type="float">
            <text:p>0.000577544236429</text:p>
          </table:table-cell>
          <table:table-cell office:value-type="float" office:value="0.000286268392887612" calcext:value-type="float">
            <text:p>0.00028626839288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0.0164388020833333" calcext:value-type="float">
            <text:p>0.016438802083333</text:p>
          </table:table-cell>
          <table:table-cell office:value-type="float" office:value="0.00756742516342475" calcext:value-type="float">
            <text:p>0.007567425163425</text:p>
          </table:table-cell>
          <table:table-cell office:value-type="float" office:value="0.00368253919813368" calcext:value-type="float">
            <text:p>0.003682539198134</text:p>
          </table:table-cell>
          <table:table-cell office:value-type="float" office:value="0.00180773531609098" calcext:value-type="float">
            <text:p>0.001807735316091</text:p>
          </table:table-cell>
          <table:table-cell office:value-type="float" office:value="0.000899495609042686" calcext:value-type="float">
            <text:p>0.000899495609043</text:p>
          </table:table-cell>
          <table:table-cell office:value-type="float" office:value="0.000442617595421195" calcext:value-type="float">
            <text:p>0.00044261759542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61328125" calcext:value-type="float">
            <text:p>0.0361328125</text:p>
          </table:table-cell>
          <table:table-cell office:value-type="float" office:value="0.0138617621527778" calcext:value-type="float">
            <text:p>0.013861762152778</text:p>
          </table:table-cell>
          <table:table-cell office:value-type="float" office:value="0.00594283123405612" calcext:value-type="float">
            <text:p>0.005942831234056</text:p>
          </table:table-cell>
          <table:table-cell office:value-type="float" office:value="0.00309915330674913" calcext:value-type="float">
            <text:p>0.003099153306749</text:p>
          </table:table-cell>
          <table:table-cell office:value-type="float" office:value="0.00159990775101391" calcext:value-type="float">
            <text:p>0.001599907751014</text:p>
          </table:table-cell>
          <table:table-cell office:value-type="float" office:value="0.000799311209037341" calcext:value-type="float">
            <text:p>0.000799311209037</text:p>
          </table:table-cell>
          <table:table-cell office:value-type="float" office:value="0.000394649356021582" calcext:value-type="float">
            <text:p>0.00039464935602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0.0160319010416667" calcext:value-type="float">
            <text:p>0.016031901041667</text:p>
          </table:table-cell>
          <table:table-cell office:value-type="float" office:value="0.00731269680723852" calcext:value-type="float">
            <text:p>0.007312696807239</text:p>
          </table:table-cell>
          <table:table-cell office:value-type="float" office:value="0.00340987311469184" calcext:value-type="float">
            <text:p>0.003409873114692</text:p>
          </table:table-cell>
          <table:table-cell office:value-type="float" office:value="0.00165535086275512" calcext:value-type="float">
            <text:p>0.001655350862755</text:p>
          </table:table-cell>
          <table:table-cell office:value-type="float" office:value="0.000915620572682922" calcext:value-type="float">
            <text:p>0.000915620572683</text:p>
          </table:table-cell>
          <table:table-cell office:value-type="float" office:value="0.000465232094554524" calcext:value-type="float">
            <text:p>0.00046523209455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46484375" calcext:value-type="float">
            <text:p>0.0146484375</text:p>
          </table:table-cell>
          <table:table-cell office:value-type="float" office:value="0.00768544722576531" calcext:value-type="float">
            <text:p>0.007685447225765</text:p>
          </table:table-cell>
          <table:table-cell office:value-type="float" office:value="0.00379014756944444" calcext:value-type="float">
            <text:p>0.003790147569444</text:p>
          </table:table-cell>
          <table:table-cell office:value-type="float" office:value="0.00186802222006775" calcext:value-type="float">
            <text:p>0.001868022220068</text:p>
          </table:table-cell>
          <table:table-cell office:value-type="float" office:value="0.000912205469821556" calcext:value-type="float">
            <text:p>0.000912205469822</text:p>
          </table:table-cell>
          <table:table-cell office:value-type="float" office:value="0.000454290924569901" calcext:value-type="float">
            <text:p>0.0004542909245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37109375" calcext:value-type="float">
            <text:p>0.0537109375</text:p>
          </table:table-cell>
          <table:table-cell office:value-type="float" office:value="0.0220675998263889" calcext:value-type="float">
            <text:p>0.022067599826389</text:p>
          </table:table-cell>
          <table:table-cell office:value-type="float" office:value="0.00985468650350765" calcext:value-type="float">
            <text:p>0.009854686503508</text:p>
          </table:table-cell>
          <table:table-cell office:value-type="float" office:value="0.00486244201660156" calcext:value-type="float">
            <text:p>0.004862442016602</text:p>
          </table:table-cell>
          <table:table-cell office:value-type="float" office:value="0.00239638756266742" calcext:value-type="float">
            <text:p>0.002396387562667</text:p>
          </table:table-cell>
          <table:table-cell office:value-type="float" office:value="0.00122039458198432" calcext:value-type="float">
            <text:p>0.001220394581984</text:p>
          </table:table-cell>
          <table:table-cell office:value-type="float" office:value="0.00061178771168376" calcext:value-type="float">
            <text:p>0.00061178771168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220540364583333" calcext:value-type="float">
            <text:p>0.022054036458333</text:p>
          </table:table-cell>
          <table:table-cell office:value-type="float" office:value="0.00972047144052934" calcext:value-type="float">
            <text:p>0.009720471440529</text:p>
          </table:table-cell>
          <table:table-cell office:value-type="float" office:value="0.00418849521213108" calcext:value-type="float">
            <text:p>0.004188495212131</text:p>
          </table:table-cell>
          <table:table-cell office:value-type="float" office:value="0.0020641404805893" calcext:value-type="float">
            <text:p>0.002064140480589</text:p>
          </table:table-cell>
          <table:table-cell office:value-type="float" office:value="0.00102235814971809" calcext:value-type="float">
            <text:p>0.001022358149718</text:p>
          </table:table-cell>
          <table:table-cell office:value-type="float" office:value="0.00050973766657459" calcext:value-type="float">
            <text:p>0.00050973766657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83203125" calcext:value-type="float">
            <text:p>0.0283203125</text:p>
          </table:table-cell>
          <table:table-cell office:value-type="float" office:value="0.0116102430555556" calcext:value-type="float">
            <text:p>0.011610243055556</text:p>
          </table:table-cell>
          <table:table-cell office:value-type="float" office:value="0.00562769052933674" calcext:value-type="float">
            <text:p>0.005627690529337</text:p>
          </table:table-cell>
          <table:table-cell office:value-type="float" office:value="0.00268017239040799" calcext:value-type="float">
            <text:p>0.002680172390408</text:p>
          </table:table-cell>
          <table:table-cell office:value-type="float" office:value="0.00124643967873596" calcext:value-type="float">
            <text:p>0.001246439678736</text:p>
          </table:table-cell>
          <table:table-cell office:value-type="float" office:value="0.000635812206873818" calcext:value-type="float">
            <text:p>0.000635812206874</text:p>
          </table:table-cell>
          <table:table-cell office:value-type="float" office:value="0.00031528182286635" calcext:value-type="float">
            <text:p>0.00031528182286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0.0150689019097222" calcext:value-type="float">
            <text:p>0.015068901909722</text:p>
          </table:table-cell>
          <table:table-cell office:value-type="float" office:value="0.0065986477598852" calcext:value-type="float">
            <text:p>0.006598647759885</text:p>
          </table:table-cell>
          <table:table-cell office:value-type="float" office:value="0.00307119581434462" calcext:value-type="float">
            <text:p>0.003071195814345</text:p>
          </table:table-cell>
          <table:table-cell office:value-type="float" office:value="0.00151492752964365" calcext:value-type="float">
            <text:p>0.001514927529644</text:p>
          </table:table-cell>
          <table:table-cell office:value-type="float" office:value="0.000732744789808335" calcext:value-type="float">
            <text:p>0.000732744789808</text:p>
          </table:table-cell>
          <table:table-cell office:value-type="float" office:value="0.000362990670133874" calcext:value-type="float">
            <text:p>0.00036299067013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015380859375" calcext:value-type="float">
            <text:p>0.015380859375</text:p>
          </table:table-cell>
          <table:table-cell office:value-type="float" office:value="0.00706077108577806" calcext:value-type="float">
            <text:p>0.007060771085778</text:p>
          </table:table-cell>
          <table:table-cell office:value-type="float" office:value="0.00335272047254774" calcext:value-type="float">
            <text:p>0.003352720472548</text:p>
          </table:table-cell>
          <table:table-cell office:value-type="float" office:value="0.00167666116688676" calcext:value-type="float">
            <text:p>0.001676661166887</text:p>
          </table:table-cell>
          <table:table-cell office:value-type="float" office:value="0.000827840223634354" calcext:value-type="float">
            <text:p>0.000827840223634</text:p>
          </table:table-cell>
          <table:table-cell office:value-type="float" office:value="0.000411072966147655" calcext:value-type="float">
            <text:p>0.00041107296614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64659288194444" calcext:value-type="float">
            <text:p>0.016465928819445</text:p>
          </table:table-cell>
          <table:table-cell office:value-type="float" office:value="0.00749237683354592" calcext:value-type="float">
            <text:p>0.007492376833546</text:p>
          </table:table-cell>
          <table:table-cell office:value-type="float" office:value="0.00330528259277344" calcext:value-type="float">
            <text:p>0.003305282592773</text:p>
          </table:table-cell>
          <table:table-cell office:value-type="float" office:value="0.00158436315736959" calcext:value-type="float">
            <text:p>0.00158436315737</text:p>
          </table:table-cell>
          <table:table-cell office:value-type="float" office:value="0.000768565544405702" calcext:value-type="float">
            <text:p>0.000768565544406</text:p>
          </table:table-cell>
          <table:table-cell office:value-type="float" office:value="0.000383526018440587" calcext:value-type="float">
            <text:p>0.00038352601844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80121527777778" calcext:value-type="float">
            <text:p>0.018012152777778</text:p>
          </table:table-cell>
          <table:table-cell office:value-type="float" office:value="0.00693870077327806" calcext:value-type="float">
            <text:p>0.006938700773278</text:p>
          </table:table-cell>
          <table:table-cell office:value-type="float" office:value="0.00345799763997396" calcext:value-type="float">
            <text:p>0.003457997639974</text:p>
          </table:table-cell>
          <table:table-cell office:value-type="float" office:value="0.00174998988966292" calcext:value-type="float">
            <text:p>0.001749989889663</text:p>
          </table:table-cell>
          <table:table-cell office:value-type="float" office:value="0.00085716387672309" calcext:value-type="float">
            <text:p>0.000857163876723</text:p>
          </table:table-cell>
          <table:table-cell office:value-type="float" office:value="0.000437573639894125" calcext:value-type="float">
            <text:p>0.00043757363989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157741970486111" calcext:value-type="float">
            <text:p>0.015774197048611</text:p>
          </table:table-cell>
          <table:table-cell office:value-type="float" office:value="0.00662387147241709" calcext:value-type="float">
            <text:p>0.006623871472417</text:p>
          </table:table-cell>
          <table:table-cell office:value-type="float" office:value="0.00343204922146267" calcext:value-type="float">
            <text:p>0.003432049221463</text:p>
          </table:table-cell>
          <table:table-cell office:value-type="float" office:value="0.00172182201222748" calcext:value-type="float">
            <text:p>0.001721822012227</text:p>
          </table:table-cell>
          <table:table-cell office:value-type="float" office:value="0.000814591292981748" calcext:value-type="float">
            <text:p>0.000814591292982</text:p>
          </table:table-cell>
          <table:table-cell office:value-type="float" office:value="0.00040320363534355" calcext:value-type="float">
            <text:p>0.00040320363534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46875" calcext:value-type="float">
            <text:p>0.0546875</text:p>
          </table:table-cell>
          <table:table-cell office:value-type="float" office:value="0.0198974609375" calcext:value-type="float">
            <text:p>0.0198974609375</text:p>
          </table:table-cell>
          <table:table-cell office:value-type="float" office:value="0.00743476711973852" calcext:value-type="float">
            <text:p>0.007434767119739</text:p>
          </table:table-cell>
          <table:table-cell office:value-type="float" office:value="0.0040559811062283" calcext:value-type="float">
            <text:p>0.004055981106228</text:p>
          </table:table-cell>
          <table:table-cell office:value-type="float" office:value="0.00192003170731909" calcext:value-type="float">
            <text:p>0.001920031707319</text:p>
          </table:table-cell>
          <table:table-cell office:value-type="float" office:value="0.000957756446152137" calcext:value-type="float">
            <text:p>0.000957756446152</text:p>
          </table:table-cell>
          <table:table-cell office:value-type="float" office:value="0.000481997080684499" calcext:value-type="float">
            <text:p>0.00048199708068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02734375" calcext:value-type="float">
            <text:p>0.0302734375</text:p>
          </table:table-cell>
          <table:table-cell office:value-type="float" office:value="0.0164659288194444" calcext:value-type="float">
            <text:p>0.016465928819445</text:p>
          </table:table-cell>
          <table:table-cell office:value-type="float" office:value="0.00705547722018495" calcext:value-type="float">
            <text:p>0.007055477220185</text:p>
          </table:table-cell>
          <table:table-cell office:value-type="float" office:value="0.00332857767740885" calcext:value-type="float">
            <text:p>0.003328577677409</text:p>
          </table:table-cell>
          <table:table-cell office:value-type="float" office:value="0.00158122550932599" calcext:value-type="float">
            <text:p>0.001581225509326</text:p>
          </table:table-cell>
          <table:table-cell office:value-type="float" office:value="0.00078286623648415" calcext:value-type="float">
            <text:p>0.000782866236484</text:p>
          </table:table-cell>
          <table:table-cell office:value-type="float" office:value="0.00040524858944185" calcext:value-type="float">
            <text:p>0.00040524858944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78515625" calcext:value-type="float">
            <text:p>0.0478515625</text:p>
          </table:table-cell>
          <table:table-cell office:value-type="float" office:value="0.0190022786458333" calcext:value-type="float">
            <text:p>0.019002278645833</text:p>
          </table:table-cell>
          <table:table-cell office:value-type="float" office:value="0.00794453523596939" calcext:value-type="float">
            <text:p>0.007944535235969</text:p>
          </table:table-cell>
          <table:table-cell office:value-type="float" office:value="0.00375537448459201" calcext:value-type="float">
            <text:p>0.003755374484592</text:p>
          </table:table-cell>
          <table:table-cell office:value-type="float" office:value="0.00179986923964041" calcext:value-type="float">
            <text:p>0.00179986923964</text:p>
          </table:table-cell>
          <table:table-cell office:value-type="float" office:value="0.000893358868596295" calcext:value-type="float">
            <text:p>0.000893358868596</text:p>
          </table:table-cell>
          <table:table-cell office:value-type="float" office:value="0.000454134588486145" calcext:value-type="float">
            <text:p>0.00045413458848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4921875" calcext:value-type="float">
            <text:p>0.044921875</text:p>
          </table:table-cell>
          <table:table-cell office:value-type="float" office:value="0.0186360677083333" calcext:value-type="float">
            <text:p>0.018636067708333</text:p>
          </table:table-cell>
          <table:table-cell office:value-type="float" office:value="0.00719965720663265" calcext:value-type="float">
            <text:p>0.007199657206633</text:p>
          </table:table-cell>
          <table:table-cell office:value-type="float" office:value="0.00358924865722656" calcext:value-type="float">
            <text:p>0.003589248657227</text:p>
          </table:table-cell>
          <table:table-cell office:value-type="float" office:value="0.00174455662547736" calcext:value-type="float">
            <text:p>0.001744556625477</text:p>
          </table:table-cell>
          <table:table-cell office:value-type="float" office:value="0.000884760121429378" calcext:value-type="float">
            <text:p>0.000884760121429</text:p>
          </table:table-cell>
          <table:table-cell office:value-type="float" office:value="0.000435544197637627" calcext:value-type="float">
            <text:p>0.00043554419763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24609375" calcext:value-type="float">
            <text:p>0.0224609375</text:p>
          </table:table-cell>
          <table:table-cell office:value-type="float" office:value="0.0139838324652778" calcext:value-type="float">
            <text:p>0.013983832465278</text:p>
          </table:table-cell>
          <table:table-cell office:value-type="float" office:value="0.00615334024234694" calcext:value-type="float">
            <text:p>0.006153340242347</text:p>
          </table:table-cell>
          <table:table-cell office:value-type="float" office:value="0.00293300204806858" calcext:value-type="float">
            <text:p>0.002933002048069</text:p>
          </table:table-cell>
          <table:table-cell office:value-type="float" office:value="0.00154471843969561" calcext:value-type="float">
            <text:p>0.001544718439696</text:p>
          </table:table-cell>
          <table:table-cell office:value-type="float" office:value="0.000761307744061986" calcext:value-type="float">
            <text:p>0.000761307744062</text:p>
          </table:table-cell>
          <table:table-cell office:value-type="float" office:value="0.000410940320036949" calcext:value-type="float">
            <text:p>0.00041094032003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83203125" calcext:value-type="float">
            <text:p>0.0283203125</text:p>
          </table:table-cell>
          <table:table-cell office:value-type="float" office:value="0.0116916232638889" calcext:value-type="float">
            <text:p>0.011691623263889</text:p>
          </table:table-cell>
          <table:table-cell office:value-type="float" office:value="0.00548755879304847" calcext:value-type="float">
            <text:p>0.005487558793048</text:p>
          </table:table-cell>
          <table:table-cell office:value-type="float" office:value="0.00269213358561198" calcext:value-type="float">
            <text:p>0.002692133585612</text:p>
          </table:table-cell>
          <table:table-cell office:value-type="float" office:value="0.00129029604448364" calcext:value-type="float">
            <text:p>0.001290296044484</text:p>
          </table:table-cell>
          <table:table-cell office:value-type="float" office:value="0.000635570146539524" calcext:value-type="float">
            <text:p>0.00063557014654</text:p>
          </table:table-cell>
          <table:table-cell office:value-type="float" office:value="0.00031028426613136" calcext:value-type="float">
            <text:p>0.00031028426613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0161539713541667" calcext:value-type="float">
            <text:p>0.016153971354167</text:p>
          </table:table-cell>
          <table:table-cell office:value-type="float" office:value="0.00634796765385842" calcext:value-type="float">
            <text:p>0.006347967653858</text:p>
          </table:table-cell>
          <table:table-cell office:value-type="float" office:value="0.00318773905436198" calcext:value-type="float">
            <text:p>0.003187739054362</text:p>
          </table:table-cell>
          <table:table-cell office:value-type="float" office:value="0.0016382531990742" calcext:value-type="float">
            <text:p>0.001638253199074</text:p>
          </table:table-cell>
          <table:table-cell office:value-type="float" office:value="0.000789236747578789" calcext:value-type="float">
            <text:p>0.000789236747579</text:p>
          </table:table-cell>
          <table:table-cell office:value-type="float" office:value="0.000394845509451139" calcext:value-type="float">
            <text:p>0.00039484550945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22265625" calcext:value-type="float">
            <text:p>0.0322265625</text:p>
          </table:table-cell>
          <table:table-cell office:value-type="float" office:value="0.0120442708333333" calcext:value-type="float">
            <text:p>0.012044270833333</text:p>
          </table:table-cell>
          <table:table-cell office:value-type="float" office:value="0.00643484933035714" calcext:value-type="float">
            <text:p>0.006434849330357</text:p>
          </table:table-cell>
          <table:table-cell office:value-type="float" office:value="0.00287588331434462" calcext:value-type="float">
            <text:p>0.002875883314345</text:p>
          </table:table-cell>
          <table:table-cell office:value-type="float" office:value="0.0014013834724069" calcext:value-type="float">
            <text:p>0.001401383472407</text:p>
          </table:table-cell>
          <table:table-cell office:value-type="float" office:value="0.000715928651067705" calcext:value-type="float">
            <text:p>0.000715928651068</text:p>
          </table:table-cell>
          <table:table-cell office:value-type="float" office:value="0.0003560686174366" calcext:value-type="float">
            <text:p>0.00035606861743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00390625" calcext:value-type="float">
            <text:p>0.0400390625</text:p>
          </table:table-cell>
          <table:table-cell office:value-type="float" office:value="0.0176052517361111" calcext:value-type="float">
            <text:p>0.017605251736111</text:p>
          </table:table-cell>
          <table:table-cell office:value-type="float" office:value="0.00734134596221301" calcext:value-type="float">
            <text:p>0.007341345962213</text:p>
          </table:table-cell>
          <table:table-cell office:value-type="float" office:value="0.00309071858723958" calcext:value-type="float">
            <text:p>0.00309071858724</text:p>
          </table:table-cell>
          <table:table-cell office:value-type="float" office:value="0.00149296523380974" calcext:value-type="float">
            <text:p>0.00149296523381</text:p>
          </table:table-cell>
          <table:table-cell office:value-type="float" office:value="0.00074488416400476" calcext:value-type="float">
            <text:p>0.000744884164005</text:p>
          </table:table-cell>
          <table:table-cell office:value-type="float" office:value="0.000366293258585765" calcext:value-type="float">
            <text:p>0.00036629325858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58984375" calcext:value-type="float">
            <text:p>0.0458984375</text:p>
          </table:table-cell>
          <table:table-cell office:value-type="float" office:value="0.0186089409722222" calcext:value-type="float">
            <text:p>0.018608940972222</text:p>
          </table:table-cell>
          <table:table-cell office:value-type="float" office:value="0.00795885981345663" calcext:value-type="float">
            <text:p>0.007958859813457</text:p>
          </table:table-cell>
          <table:table-cell office:value-type="float" office:value="0.00359023200141059" calcext:value-type="float">
            <text:p>0.003590232001411</text:p>
          </table:table-cell>
          <table:table-cell office:value-type="float" office:value="0.00171577769189174" calcext:value-type="float">
            <text:p>0.001715777691892</text:p>
          </table:table-cell>
          <table:table-cell office:value-type="float" office:value="0.000794418304445282" calcext:value-type="float">
            <text:p>0.000794418304445</text:p>
          </table:table-cell>
          <table:table-cell office:value-type="float" office:value="0.000395765293072439" calcext:value-type="float">
            <text:p>0.00039576529307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0.0123155381944444" calcext:value-type="float">
            <text:p>0.012315538194445</text:p>
          </table:table-cell>
          <table:table-cell office:value-type="float" office:value="0.0061187744140625" calcext:value-type="float">
            <text:p>0.006118774414063</text:p>
          </table:table-cell>
          <table:table-cell office:value-type="float" office:value="0.00292883131239149" calcext:value-type="float">
            <text:p>0.002928831312392</text:p>
          </table:table-cell>
          <table:table-cell office:value-type="float" office:value="0.00139695250901174" calcext:value-type="float">
            <text:p>0.001396952509012</text:p>
          </table:table-cell>
          <table:table-cell office:value-type="float" office:value="0.000692175479282447" calcext:value-type="float">
            <text:p>0.000692175479282</text:p>
          </table:table-cell>
          <table:table-cell office:value-type="float" office:value="0.000355507645628281" calcext:value-type="float">
            <text:p>0.00035550764562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0.0177273220486111" calcext:value-type="float">
            <text:p>0.017727322048611</text:p>
          </table:table-cell>
          <table:table-cell office:value-type="float" office:value="0.00834250936702806" calcext:value-type="float">
            <text:p>0.008342509367028</text:p>
          </table:table-cell>
          <table:table-cell office:value-type="float" office:value="0.00346950107150608" calcext:value-type="float">
            <text:p>0.003469501071506</text:p>
          </table:table-cell>
          <table:table-cell office:value-type="float" office:value="0.0017229704405341" calcext:value-type="float">
            <text:p>0.001722970440534</text:p>
          </table:table-cell>
          <table:table-cell office:value-type="float" office:value="0.000858359536286054" calcext:value-type="float">
            <text:p>0.000858359536286</text:p>
          </table:table-cell>
          <table:table-cell office:value-type="float" office:value="0.000426495399135999" calcext:value-type="float">
            <text:p>0.00042649539913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9921875" calcext:value-type="float">
            <text:p>0.0419921875</text:p>
          </table:table-cell>
          <table:table-cell office:value-type="float" office:value="0.0187581380208333" calcext:value-type="float">
            <text:p>0.018758138020833</text:p>
          </table:table-cell>
          <table:table-cell office:value-type="float" office:value="0.00820237763073979" calcext:value-type="float">
            <text:p>0.00820237763074</text:p>
          </table:table-cell>
          <table:table-cell office:value-type="float" office:value="0.00376074896918403" calcext:value-type="float">
            <text:p>0.003760748969184</text:p>
          </table:table-cell>
          <table:table-cell office:value-type="float" office:value="0.00183304911721633" calcext:value-type="float">
            <text:p>0.001833049117216</text:p>
          </table:table-cell>
          <table:table-cell office:value-type="float" office:value="0.000911622496148626" calcext:value-type="float">
            <text:p>0.000911622496149</text:p>
          </table:table-cell>
          <table:table-cell office:value-type="float" office:value="0.000467689353223181" calcext:value-type="float">
            <text:p>0.00046768935322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56640625" calcext:value-type="float">
            <text:p>0.0556640625</text:p>
          </table:table-cell>
          <table:table-cell office:value-type="float" office:value="0.01953125" calcext:value-type="float">
            <text:p>0.01953125</text:p>
          </table:table-cell>
          <table:table-cell office:value-type="float" office:value="0.00757956991390306" calcext:value-type="float">
            <text:p>0.007579569913903</text:p>
          </table:table-cell>
          <table:table-cell office:value-type="float" office:value="0.00371804979112413" calcext:value-type="float">
            <text:p>0.003718049791124</text:p>
          </table:table-cell>
          <table:table-cell office:value-type="float" office:value="0.0017510281641203" calcext:value-type="float">
            <text:p>0.00175102816412</text:p>
          </table:table-cell>
          <table:table-cell office:value-type="float" office:value="0.00083930289964587" calcext:value-type="float">
            <text:p>0.000839302899646</text:p>
          </table:table-cell>
          <table:table-cell office:value-type="float" office:value="0.000415178491507677" calcext:value-type="float">
            <text:p>0.00041517849150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5390625" calcext:value-type="float">
            <text:p>0.025390625</text:p>
          </table:table-cell>
          <table:table-cell office:value-type="float" office:value="0.00820583767361111" calcext:value-type="float">
            <text:p>0.008205837673611</text:p>
          </table:table-cell>
          <table:table-cell office:value-type="float" office:value="0.0037502366669324" calcext:value-type="float">
            <text:p>0.003750236666932</text:p>
          </table:table-cell>
          <table:table-cell office:value-type="float" office:value="0.0018705325656467" calcext:value-type="float">
            <text:p>0.001870532565647</text:p>
          </table:table-cell>
          <table:table-cell office:value-type="float" office:value="0.000929617856965477" calcext:value-type="float">
            <text:p>0.000929617856965</text:p>
          </table:table-cell>
          <table:table-cell office:value-type="float" office:value="0.00046130940487055" calcext:value-type="float">
            <text:p>0.000461309404871</text:p>
          </table:table-cell>
          <table:table-cell office:value-type="float" office:value="0.00022387453233348" calcext:value-type="float">
            <text:p>0.00022387453233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78515625" calcext:value-type="float">
            <text:p>0.0478515625</text:p>
          </table:table-cell>
          <table:table-cell office:value-type="float" office:value="0.0198567708333333" calcext:value-type="float">
            <text:p>0.019856770833333</text:p>
          </table:table-cell>
          <table:table-cell office:value-type="float" office:value="0.00856080347177934" calcext:value-type="float">
            <text:p>0.008560803471779</text:p>
          </table:table-cell>
          <table:table-cell office:value-type="float" office:value="0.00402960883246528" calcext:value-type="float">
            <text:p>0.004029608832465</text:p>
          </table:table-cell>
          <table:table-cell office:value-type="float" office:value="0.00205871044162905" calcext:value-type="float">
            <text:p>0.002058710441629</text:p>
          </table:table-cell>
          <table:table-cell office:value-type="float" office:value="0.00103331672421448" calcext:value-type="float">
            <text:p>0.001033316724214</text:p>
          </table:table-cell>
          <table:table-cell office:value-type="float" office:value="0.000512482393439449" calcext:value-type="float">
            <text:p>0.00051248239343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9921875" calcext:value-type="float">
            <text:p>0.0419921875</text:p>
          </table:table-cell>
          <table:table-cell office:value-type="float" office:value="0.0143500434027778" calcext:value-type="float">
            <text:p>0.014350043402778</text:p>
          </table:table-cell>
          <table:table-cell office:value-type="float" office:value="0.00557942293128189" calcext:value-type="float">
            <text:p>0.005579422931282</text:p>
          </table:table-cell>
          <table:table-cell office:value-type="float" office:value="0.00265244377983941" calcext:value-type="float">
            <text:p>0.002652443779839</text:p>
          </table:table-cell>
          <table:table-cell office:value-type="float" office:value="0.00127140490743298" calcext:value-type="float">
            <text:p>0.001271404907433</text:p>
          </table:table-cell>
          <table:table-cell office:value-type="float" office:value="0.000615827958870367" calcext:value-type="float">
            <text:p>0.00061582795887</text:p>
          </table:table-cell>
          <table:table-cell office:value-type="float" office:value="0.000308185504465673" calcext:value-type="float">
            <text:p>0.00030818550446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192735460069444" calcext:value-type="float">
            <text:p>0.019273546006945</text:p>
          </table:table-cell>
          <table:table-cell office:value-type="float" office:value="0.00895504075653699" calcext:value-type="float">
            <text:p>0.008955040756537</text:p>
          </table:table-cell>
          <table:table-cell office:value-type="float" office:value="0.00400232950846354" calcext:value-type="float">
            <text:p>0.004002329508464</text:p>
          </table:table-cell>
          <table:table-cell office:value-type="float" office:value="0.00199651842186776" calcext:value-type="float">
            <text:p>0.001996518421868</text:p>
          </table:table-cell>
          <table:table-cell office:value-type="float" office:value="0.000944532091715499" calcext:value-type="float">
            <text:p>0.000944532091715</text:p>
          </table:table-cell>
          <table:table-cell office:value-type="float" office:value="0.000472451781293819" calcext:value-type="float">
            <text:p>0.00047245178129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37109375" calcext:value-type="float">
            <text:p>0.0537109375</text:p>
          </table:table-cell>
          <table:table-cell office:value-type="float" office:value="0.0197075737847222" calcext:value-type="float">
            <text:p>0.019707573784722</text:p>
          </table:table-cell>
          <table:table-cell office:value-type="float" office:value="0.00841537786989796" calcext:value-type="float">
            <text:p>0.008415377869898</text:p>
          </table:table-cell>
          <table:table-cell office:value-type="float" office:value="0.00391654968261719" calcext:value-type="float">
            <text:p>0.003916549682617</text:p>
          </table:table-cell>
          <table:table-cell office:value-type="float" office:value="0.00186460199266765" calcext:value-type="float">
            <text:p>0.001864601992668</text:p>
          </table:table-cell>
          <table:table-cell office:value-type="float" office:value="0.000889393094805994" calcext:value-type="float">
            <text:p>0.000889393094806</text:p>
          </table:table-cell>
          <table:table-cell office:value-type="float" office:value="0.000441209528768666" calcext:value-type="float">
            <text:p>0.00044120952876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95703125" calcext:value-type="float">
            <text:p>0.0595703125</text:p>
          </table:table-cell>
          <table:table-cell office:value-type="float" office:value="0.0190565321180556" calcext:value-type="float">
            <text:p>0.019056532118056</text:p>
          </table:table-cell>
          <table:table-cell office:value-type="float" office:value="0.00714734135841837" calcext:value-type="float">
            <text:p>0.007147341358418</text:p>
          </table:table-cell>
          <table:table-cell office:value-type="float" office:value="0.00356688605414496" calcext:value-type="float">
            <text:p>0.003566886054145</text:p>
          </table:table-cell>
          <table:table-cell office:value-type="float" office:value="0.00178433060025821" calcext:value-type="float">
            <text:p>0.001784330600258</text:p>
          </table:table-cell>
          <table:table-cell office:value-type="float" office:value="0.000897605898519042" calcext:value-type="float">
            <text:p>0.000897605898519</text:p>
          </table:table-cell>
          <table:table-cell office:value-type="float" office:value="0.00045132829767106" calcext:value-type="float">
            <text:p>0.00045132829767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56640625" calcext:value-type="float">
            <text:p>0.0556640625</text:p>
          </table:table-cell>
          <table:table-cell office:value-type="float" office:value="0.0181477864583333" calcext:value-type="float">
            <text:p>0.018147786458333</text:p>
          </table:table-cell>
          <table:table-cell office:value-type="float" office:value="0.00931066396285077" calcext:value-type="float">
            <text:p>0.009310663962851</text:p>
          </table:table-cell>
          <table:table-cell office:value-type="float" office:value="0.00484117296006944" calcext:value-type="float">
            <text:p>0.004841172960069</text:p>
          </table:table-cell>
          <table:table-cell office:value-type="float" office:value="0.00225735678260954" calcext:value-type="float">
            <text:p>0.00225735678261</text:p>
          </table:table-cell>
          <table:table-cell office:value-type="float" office:value="0.00105358367003491" calcext:value-type="float">
            <text:p>0.001053583670035</text:p>
          </table:table-cell>
          <table:table-cell office:value-type="float" office:value="0.000523061961050153" calcext:value-type="float">
            <text:p>0.0005230619610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0.0197618272569444" calcext:value-type="float">
            <text:p>0.019761827256945</text:p>
          </table:table-cell>
          <table:table-cell office:value-type="float" office:value="0.00805072395169005" calcext:value-type="float">
            <text:p>0.00805072395169</text:p>
          </table:table-cell>
          <table:table-cell office:value-type="float" office:value="0.00375501844618056" calcext:value-type="float">
            <text:p>0.003755018446181</text:p>
          </table:table-cell>
          <table:table-cell office:value-type="float" office:value="0.00174697802540663" calcext:value-type="float">
            <text:p>0.001746978025407</text:p>
          </table:table-cell>
          <table:table-cell office:value-type="float" office:value="0.000876487405211837" calcext:value-type="float">
            <text:p>0.000876487405212</text:p>
          </table:table-cell>
          <table:table-cell office:value-type="float" office:value="0.000436907294730908" calcext:value-type="float">
            <text:p>0.00043690729473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34375" calcext:value-type="float">
            <text:p>0.0234375</text:p>
          </table:table-cell>
          <table:table-cell office:value-type="float" office:value="0.0154215494791667" calcext:value-type="float">
            <text:p>0.015421549479167</text:p>
          </table:table-cell>
          <table:table-cell office:value-type="float" office:value="0.00752974529655612" calcext:value-type="float">
            <text:p>0.007529745296556</text:p>
          </table:table-cell>
          <table:table-cell office:value-type="float" office:value="0.00372235616048177" calcext:value-type="float">
            <text:p>0.003722356160482</text:p>
          </table:table-cell>
          <table:table-cell office:value-type="float" office:value="0.0018537659798899" calcext:value-type="float">
            <text:p>0.00185376597989</text:p>
          </table:table-cell>
          <table:table-cell office:value-type="float" office:value="0.000900306466485367" calcext:value-type="float">
            <text:p>0.000900306466485</text:p>
          </table:table-cell>
          <table:table-cell office:value-type="float" office:value="0.000446407053377337" calcext:value-type="float">
            <text:p>0.00044640705337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0137668185763889" calcext:value-type="float">
            <text:p>0.013766818576389</text:p>
          </table:table-cell>
          <table:table-cell office:value-type="float" office:value="0.00633270886479592" calcext:value-type="float">
            <text:p>0.006332708864796</text:p>
          </table:table-cell>
          <table:table-cell office:value-type="float" office:value="0.0026371595594618" calcext:value-type="float">
            <text:p>0.002637159559462</text:p>
          </table:table-cell>
          <table:table-cell office:value-type="float" office:value="0.00137606793462176" calcext:value-type="float">
            <text:p>0.001376067934622</text:p>
          </table:table-cell>
          <table:table-cell office:value-type="float" office:value="0.000651591166226922" calcext:value-type="float">
            <text:p>0.000651591166227</text:p>
          </table:table-cell>
          <table:table-cell office:value-type="float" office:value="0.000319203763407527" calcext:value-type="float">
            <text:p>0.00031920376340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46620008680556" calcext:value-type="float">
            <text:p>0.014662000868056</text:p>
          </table:table-cell>
          <table:table-cell office:value-type="float" office:value="0.00632834921077806" calcext:value-type="float">
            <text:p>0.006328349210778</text:p>
          </table:table-cell>
          <table:table-cell office:value-type="float" office:value="0.00275839063856337" calcext:value-type="float">
            <text:p>0.002758390638563</text:p>
          </table:table-cell>
          <table:table-cell office:value-type="float" office:value="0.00136726257332158" calcext:value-type="float">
            <text:p>0.001367262573322</text:p>
          </table:table-cell>
          <table:table-cell office:value-type="float" office:value="0.000675431019294529" calcext:value-type="float">
            <text:p>0.000675431019295</text:p>
          </table:table-cell>
          <table:table-cell office:value-type="float" office:value="0.000352461006492607" calcext:value-type="float">
            <text:p>0.00035246100649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0157335069444444" calcext:value-type="float">
            <text:p>0.015733506944445</text:p>
          </table:table-cell>
          <table:table-cell office:value-type="float" office:value="0.00647564323580995" calcext:value-type="float">
            <text:p>0.00647564323581</text:p>
          </table:table-cell>
          <table:table-cell office:value-type="float" office:value="0.0028545888264974" calcext:value-type="float">
            <text:p>0.002854588826497</text:p>
          </table:table-cell>
          <table:table-cell office:value-type="float" office:value="0.00136814405220976" calcext:value-type="float">
            <text:p>0.00136814405221</text:p>
          </table:table-cell>
          <table:table-cell office:value-type="float" office:value="0.000698765299127396" calcext:value-type="float">
            <text:p>0.000698765299127</text:p>
          </table:table-cell>
          <table:table-cell office:value-type="float" office:value="0.000340700441711235" calcext:value-type="float">
            <text:p>0.00034070044171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194905598958333" calcext:value-type="float">
            <text:p>0.019490559895833</text:p>
          </table:table-cell>
          <table:table-cell office:value-type="float" office:value="0.00711121851084184" calcext:value-type="float">
            <text:p>0.007111218510842</text:p>
          </table:table-cell>
          <table:table-cell office:value-type="float" office:value="0.00309564378526476" calcext:value-type="float">
            <text:p>0.003095643785265</text:p>
          </table:table-cell>
          <table:table-cell office:value-type="float" office:value="0.00160889695015708" calcext:value-type="float">
            <text:p>0.001608896950157</text:p>
          </table:table-cell>
          <table:table-cell office:value-type="float" office:value="0.000815742387973442" calcext:value-type="float">
            <text:p>0.000815742387973</text:p>
          </table:table-cell>
          <table:table-cell office:value-type="float" office:value="0.000422290509296547" calcext:value-type="float">
            <text:p>0.00042229050929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26139322916667" calcext:value-type="float">
            <text:p>0.012613932291667</text:p>
          </table:table-cell>
          <table:table-cell office:value-type="float" office:value="0.00627198511240434" calcext:value-type="float">
            <text:p>0.006271985112404</text:p>
          </table:table-cell>
          <table:table-cell office:value-type="float" office:value="0.00322991265190972" calcext:value-type="float">
            <text:p>0.00322991265191</text:p>
          </table:table-cell>
          <table:table-cell office:value-type="float" office:value="0.00146798611183444" calcext:value-type="float">
            <text:p>0.001467986111834</text:p>
          </table:table-cell>
          <table:table-cell office:value-type="float" office:value="0.000728805063953625" calcext:value-type="float">
            <text:p>0.000728805063954</text:p>
          </table:table-cell>
          <table:table-cell office:value-type="float" office:value="0.000368391768495831" calcext:value-type="float">
            <text:p>0.00036839176849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61328125" calcext:value-type="float">
            <text:p>0.0361328125</text:p>
          </table:table-cell>
          <table:table-cell office:value-type="float" office:value="0.0157606336805556" calcext:value-type="float">
            <text:p>0.015760633680556</text:p>
          </table:table-cell>
          <table:table-cell office:value-type="float" office:value="0.00662760831871811" calcext:value-type="float">
            <text:p>0.006627608318718</text:p>
          </table:table-cell>
          <table:table-cell office:value-type="float" office:value="0.00302658081054688" calcext:value-type="float">
            <text:p>0.003026580810547</text:p>
          </table:table-cell>
          <table:table-cell office:value-type="float" office:value="0.00149520750968687" calcext:value-type="float">
            <text:p>0.001495207509687</text:p>
          </table:table-cell>
          <table:table-cell office:value-type="float" office:value="0.000687949646627552" calcext:value-type="float">
            <text:p>0.000687949646628</text:p>
          </table:table-cell>
          <table:table-cell office:value-type="float" office:value="0.000355397164174913" calcext:value-type="float">
            <text:p>0.00035539716417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78515625" calcext:value-type="float">
            <text:p>0.0478515625</text:p>
          </table:table-cell>
          <table:table-cell office:value-type="float" office:value="0.0170491536458333" calcext:value-type="float">
            <text:p>0.017049153645833</text:p>
          </table:table-cell>
          <table:table-cell office:value-type="float" office:value="0.00781094298070791" calcext:value-type="float">
            <text:p>0.007810942980708</text:p>
          </table:table-cell>
          <table:table-cell office:value-type="float" office:value="0.00387230767144097" calcext:value-type="float">
            <text:p>0.003872307671441</text:p>
          </table:table-cell>
          <table:table-cell office:value-type="float" office:value="0.00189176136695632" calcext:value-type="float">
            <text:p>0.001891761366956</text:p>
          </table:table-cell>
          <table:table-cell office:value-type="float" office:value="0.000884216493730072" calcext:value-type="float">
            <text:p>0.00088421649373</text:p>
          </table:table-cell>
          <table:table-cell office:value-type="float" office:value="0.000435457015127707" calcext:value-type="float">
            <text:p>0.00043545701512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5390625" calcext:value-type="float">
            <text:p>0.025390625</text:p>
          </table:table-cell>
          <table:table-cell office:value-type="float" office:value="0.0156385633680556" calcext:value-type="float">
            <text:p>0.015638563368056</text:p>
          </table:table-cell>
          <table:table-cell office:value-type="float" office:value="0.00676774005500638" calcext:value-type="float">
            <text:p>0.006767740055006</text:p>
          </table:table-cell>
          <table:table-cell office:value-type="float" office:value="0.0030222659640842" calcext:value-type="float">
            <text:p>0.003022265964084</text:p>
          </table:table-cell>
          <table:table-cell office:value-type="float" office:value="0.00152928747322011" calcext:value-type="float">
            <text:p>0.00152928747322</text:p>
          </table:table-cell>
          <table:table-cell office:value-type="float" office:value="0.000756302688427553" calcext:value-type="float">
            <text:p>0.000756302688428</text:p>
          </table:table-cell>
          <table:table-cell office:value-type="float" office:value="0.00037454513783153" calcext:value-type="float">
            <text:p>0.00037454513783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8828125" calcext:value-type="float">
            <text:p>0.048828125</text:p>
          </table:table-cell>
          <table:table-cell office:value-type="float" office:value="0.0199110243055556" calcext:value-type="float">
            <text:p>0.019911024305556</text:p>
          </table:table-cell>
          <table:table-cell office:value-type="float" office:value="0.00894476442920918" calcext:value-type="float">
            <text:p>0.008944764429209</text:p>
          </table:table-cell>
          <table:table-cell office:value-type="float" office:value="0.00417272779676649" calcext:value-type="float">
            <text:p>0.004172727796767</text:p>
          </table:table-cell>
          <table:table-cell office:value-type="float" office:value="0.00193616825385595" calcext:value-type="float">
            <text:p>0.001936168253856</text:p>
          </table:table-cell>
          <table:table-cell office:value-type="float" office:value="0.000939293010134516" calcext:value-type="float">
            <text:p>0.000939293010135</text:p>
          </table:table-cell>
          <table:table-cell office:value-type="float" office:value="0.000470509420614026" calcext:value-type="float">
            <text:p>0.00047050942061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44140625" calcext:value-type="float">
            <text:p>0.0244140625</text:p>
          </table:table-cell>
          <table:table-cell office:value-type="float" office:value="0.0126953125" calcext:value-type="float">
            <text:p>0.0126953125</text:p>
          </table:table-cell>
          <table:table-cell office:value-type="float" office:value="0.00625018684231505" calcext:value-type="float">
            <text:p>0.006250186842315</text:p>
          </table:table-cell>
          <table:table-cell office:value-type="float" office:value="0.00291792127821181" calcext:value-type="float">
            <text:p>0.002917921278212</text:p>
          </table:table-cell>
          <table:table-cell office:value-type="float" office:value="0.00144261078333383" calcext:value-type="float">
            <text:p>0.001442610783334</text:p>
          </table:table-cell>
          <table:table-cell office:value-type="float" office:value="0.000717094906273282" calcext:value-type="float">
            <text:p>0.000717094906273</text:p>
          </table:table-cell>
          <table:table-cell office:value-type="float" office:value="0.000350754594877136" calcext:value-type="float">
            <text:p>0.00035075459487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61328125" calcext:value-type="float">
            <text:p>0.0361328125</text:p>
          </table:table-cell>
          <table:table-cell office:value-type="float" office:value="0.0167914496527778" calcext:value-type="float">
            <text:p>0.016791449652778</text:p>
          </table:table-cell>
          <table:table-cell office:value-type="float" office:value="0.00695177973533163" calcext:value-type="float">
            <text:p>0.006951779735332</text:p>
          </table:table-cell>
          <table:table-cell office:value-type="float" office:value="0.00320662604437934" calcext:value-type="float">
            <text:p>0.003206626044379</text:p>
          </table:table-cell>
          <table:table-cell office:value-type="float" office:value="0.00173468619554025" calcext:value-type="float">
            <text:p>0.00173468619554</text:p>
          </table:table-cell>
          <table:table-cell office:value-type="float" office:value="0.000866808596051409" calcext:value-type="float">
            <text:p>0.000866808596051</text:p>
          </table:table-cell>
          <table:table-cell office:value-type="float" office:value="0.000424645567193079" calcext:value-type="float">
            <text:p>0.00042464556719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0.0170084635416667" calcext:value-type="float">
            <text:p>0.017008463541667</text:p>
          </table:table-cell>
          <table:table-cell office:value-type="float" office:value="0.00720588528380102" calcext:value-type="float">
            <text:p>0.007205885283801</text:p>
          </table:table-cell>
          <table:table-cell office:value-type="float" office:value="0.00341901991102431" calcext:value-type="float">
            <text:p>0.003419019911024</text:p>
          </table:table-cell>
          <table:table-cell office:value-type="float" office:value="0.00177235409819001" calcext:value-type="float">
            <text:p>0.00177235409819</text:p>
          </table:table-cell>
          <table:table-cell office:value-type="float" office:value="0.000895159480012493" calcext:value-type="float">
            <text:p>0.000895159480012</text:p>
          </table:table-cell>
          <table:table-cell office:value-type="float" office:value="0.0004540739276226" calcext:value-type="float">
            <text:p>0.00045407392762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9921875" calcext:value-type="float">
            <text:p>0.0419921875</text:p>
          </table:table-cell>
          <table:table-cell office:value-type="float" office:value="0.0175238715277778" calcext:value-type="float">
            <text:p>0.017523871527778</text:p>
          </table:table-cell>
          <table:table-cell office:value-type="float" office:value="0.00830669792330995" calcext:value-type="float">
            <text:p>0.00830669792331</text:p>
          </table:table-cell>
          <table:table-cell office:value-type="float" office:value="0.00395350138346354" calcext:value-type="float">
            <text:p>0.003953501383464</text:p>
          </table:table-cell>
          <table:table-cell office:value-type="float" office:value="0.00192549126949568" calcext:value-type="float">
            <text:p>0.001925491269496</text:p>
          </table:table-cell>
          <table:table-cell office:value-type="float" office:value="0.000946809990816316" calcext:value-type="float">
            <text:p>0.000946809990816</text:p>
          </table:table-cell>
          <table:table-cell office:value-type="float" office:value="0.000469669091066991" calcext:value-type="float">
            <text:p>0.00046966909106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078125" calcext:value-type="float">
            <text:p>0.05078125</text:p>
          </table:table-cell>
          <table:table-cell office:value-type="float" office:value="0.0212266710069444" calcext:value-type="float">
            <text:p>0.021226671006945</text:p>
          </table:table-cell>
          <table:table-cell office:value-type="float" office:value="0.00851471570073342" calcext:value-type="float">
            <text:p>0.008514715700733</text:p>
          </table:table-cell>
          <table:table-cell office:value-type="float" office:value="0.00405571831597222" calcext:value-type="float">
            <text:p>0.004055718315972</text:p>
          </table:table-cell>
          <table:table-cell office:value-type="float" office:value="0.00194303153332761" calcext:value-type="float">
            <text:p>0.001943031533328</text:p>
          </table:table-cell>
          <table:table-cell office:value-type="float" office:value="0.000962964186112146" calcext:value-type="float">
            <text:p>0.000962964186112</text:p>
          </table:table-cell>
          <table:table-cell office:value-type="float" office:value="0.000487501943936993" calcext:value-type="float">
            <text:p>0.00048750194393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82156032986111" calcext:value-type="float">
            <text:p>0.018215603298611</text:p>
          </table:table-cell>
          <table:table-cell office:value-type="float" office:value="0.00776018415178571" calcext:value-type="float">
            <text:p>0.007760184151786</text:p>
          </table:table-cell>
          <table:table-cell office:value-type="float" office:value="0.00333694458007813" calcext:value-type="float">
            <text:p>0.003336944580078</text:p>
          </table:table-cell>
          <table:table-cell office:value-type="float" office:value="0.0015844226999908" calcext:value-type="float">
            <text:p>0.001584422699991</text:p>
          </table:table-cell>
          <table:table-cell office:value-type="float" office:value="0.000791747381117098" calcext:value-type="float">
            <text:p>0.000791747381117</text:p>
          </table:table-cell>
          <table:table-cell office:value-type="float" office:value="0.000399656530514233" calcext:value-type="float">
            <text:p>0.00039965653051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22265625" calcext:value-type="float">
            <text:p>0.0322265625</text:p>
          </table:table-cell>
          <table:table-cell office:value-type="float" office:value="0.0185411241319444" calcext:value-type="float">
            <text:p>0.018541124131945</text:p>
          </table:table-cell>
          <table:table-cell office:value-type="float" office:value="0.00858415876116071" calcext:value-type="float">
            <text:p>0.008584158761161</text:p>
          </table:table-cell>
          <table:table-cell office:value-type="float" office:value="0.00389177110460069" calcext:value-type="float">
            <text:p>0.003891771104601</text:p>
          </table:table-cell>
          <table:table-cell office:value-type="float" office:value="0.00194902003245597" calcext:value-type="float">
            <text:p>0.001949020032456</text:p>
          </table:table-cell>
          <table:table-cell office:value-type="float" office:value="0.000965025449586053" calcext:value-type="float">
            <text:p>0.000965025449586</text:p>
          </table:table-cell>
          <table:table-cell office:value-type="float" office:value="0.000477932194687028" calcext:value-type="float">
            <text:p>0.00047793219468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179850260416667" calcext:value-type="float">
            <text:p>0.017985026041667</text:p>
          </table:table-cell>
          <table:table-cell office:value-type="float" office:value="0.00842534279336735" calcext:value-type="float">
            <text:p>0.008425342793367</text:p>
          </table:table-cell>
          <table:table-cell office:value-type="float" office:value="0.00390065511067708" calcext:value-type="float">
            <text:p>0.003900655110677</text:p>
          </table:table-cell>
          <table:table-cell office:value-type="float" office:value="0.00185151849403342" calcext:value-type="float">
            <text:p>0.001851518494033</text:p>
          </table:table-cell>
          <table:table-cell office:value-type="float" office:value="0.000918770187836386" calcext:value-type="float">
            <text:p>0.000918770187836</text:p>
          </table:table-cell>
          <table:table-cell office:value-type="float" office:value="0.000463156201769011" calcext:value-type="float">
            <text:p>0.00046315620176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0.0196804470486111" calcext:value-type="float">
            <text:p>0.019680447048611</text:p>
          </table:table-cell>
          <table:table-cell office:value-type="float" office:value="0.00782215351961097" calcext:value-type="float">
            <text:p>0.007822153519611</text:p>
          </table:table-cell>
          <table:table-cell office:value-type="float" office:value="0.0038230217827691" calcext:value-type="float">
            <text:p>0.003823021782769</text:p>
          </table:table-cell>
          <table:table-cell office:value-type="float" office:value="0.00186626174323393" calcext:value-type="float">
            <text:p>0.001866261743234</text:p>
          </table:table-cell>
          <table:table-cell office:value-type="float" office:value="0.000914792843025978" calcext:value-type="float">
            <text:p>0.000914792843026</text:p>
          </table:table-cell>
          <table:table-cell office:value-type="float" office:value="0.000456713996903822" calcext:value-type="float">
            <text:p>0.00045671399690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44140625" calcext:value-type="float">
            <text:p>0.0244140625</text:p>
          </table:table-cell>
          <table:table-cell office:value-type="float" office:value="0.0120442708333333" calcext:value-type="float">
            <text:p>0.012044270833333</text:p>
          </table:table-cell>
          <table:table-cell office:value-type="float" office:value="0.00480340451610332" calcext:value-type="float">
            <text:p>0.004803404516103</text:p>
          </table:table-cell>
          <table:table-cell office:value-type="float" office:value="0.00240979512532552" calcext:value-type="float">
            <text:p>0.002409795125326</text:p>
          </table:table-cell>
          <table:table-cell office:value-type="float" office:value="0.00120606506776363" calcext:value-type="float">
            <text:p>0.001206065067764</text:p>
          </table:table-cell>
          <table:table-cell office:value-type="float" office:value="0.000582002352995427" calcext:value-type="float">
            <text:p>0.000582002352995</text:p>
          </table:table-cell>
          <table:table-cell office:value-type="float" office:value="0.00029657012553466" calcext:value-type="float">
            <text:p>0.00029657012553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98046875" calcext:value-type="float">
            <text:p>0.0498046875</text:p>
          </table:table-cell>
          <table:table-cell office:value-type="float" office:value="0.0191514756944444" calcext:value-type="float">
            <text:p>0.019151475694445</text:p>
          </table:table-cell>
          <table:table-cell office:value-type="float" office:value="0.00905157595264669" calcext:value-type="float">
            <text:p>0.009051575952647</text:p>
          </table:table-cell>
          <table:table-cell office:value-type="float" office:value="0.00431415134006076" calcext:value-type="float">
            <text:p>0.004314151340061</text:p>
          </table:table-cell>
          <table:table-cell office:value-type="float" office:value="0.0020308119945546" calcext:value-type="float">
            <text:p>0.002030811994555</text:p>
          </table:table-cell>
          <table:table-cell office:value-type="float" office:value="0.000981740505216584" calcext:value-type="float">
            <text:p>0.000981740505217</text:p>
          </table:table-cell>
          <table:table-cell office:value-type="float" office:value="0.000482070786184753" calcext:value-type="float">
            <text:p>0.00048207078618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17578125" calcext:value-type="float">
            <text:p>0.0517578125</text:p>
          </table:table-cell>
          <table:table-cell office:value-type="float" office:value="0.0205078125" calcext:value-type="float">
            <text:p>0.0205078125</text:p>
          </table:table-cell>
          <table:table-cell office:value-type="float" office:value="0.00990264269770408" calcext:value-type="float">
            <text:p>0.009902642697704</text:p>
          </table:table-cell>
          <table:table-cell office:value-type="float" office:value="0.00445283677842882" calcext:value-type="float">
            <text:p>0.004452836778429</text:p>
          </table:table-cell>
          <table:table-cell office:value-type="float" office:value="0.00226387372250115" calcext:value-type="float">
            <text:p>0.002263873722501</text:p>
          </table:table-cell>
          <table:table-cell office:value-type="float" office:value="0.00110721372632964" calcext:value-type="float">
            <text:p>0.00110721372633</text:p>
          </table:table-cell>
          <table:table-cell office:value-type="float" office:value="0.000547676375893933" calcext:value-type="float">
            <text:p>0.00054767637589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8828125" calcext:value-type="float">
            <text:p>0.048828125</text:p>
          </table:table-cell>
          <table:table-cell office:value-type="float" office:value="0.0198974609375" calcext:value-type="float">
            <text:p>0.0198974609375</text:p>
          </table:table-cell>
          <table:table-cell office:value-type="float" office:value="0.00786824129065689" calcext:value-type="float">
            <text:p>0.007868241290657</text:p>
          </table:table-cell>
          <table:table-cell office:value-type="float" office:value="0.00362336900499132" calcext:value-type="float">
            <text:p>0.003623369004991</text:p>
          </table:table-cell>
          <table:table-cell office:value-type="float" office:value="0.00173474127246488" calcext:value-type="float">
            <text:p>0.001734741272465</text:p>
          </table:table-cell>
          <table:table-cell office:value-type="float" office:value="0.000842847836711419" calcext:value-type="float">
            <text:p>0.000842847836711</text:p>
          </table:table-cell>
          <table:table-cell office:value-type="float" office:value="0.000412579129262765" calcext:value-type="float">
            <text:p>0.00041257912926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587587940449617" calcext:value-type="float">
            <text:p>0.005875879404496</text:p>
          </table:table-cell>
          <table:table-cell office:value-type="float" office:value="0.00277698092990451" calcext:value-type="float">
            <text:p>0.002776980929905</text:p>
          </table:table-cell>
          <table:table-cell office:value-type="float" office:value="0.00144458189219019" calcext:value-type="float">
            <text:p>0.00144458189219</text:p>
          </table:table-cell>
          <table:table-cell office:value-type="float" office:value="0.000745218154254143" calcext:value-type="float">
            <text:p>0.000745218154254</text:p>
          </table:table-cell>
          <table:table-cell office:value-type="float" office:value="0.000372807582428853" calcext:value-type="float">
            <text:p>0.00037280758242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188259548611111" calcext:value-type="float">
            <text:p>0.018825954861111</text:p>
          </table:table-cell>
          <table:table-cell office:value-type="float" office:value="0.00788754832987883" calcext:value-type="float">
            <text:p>0.007887548329879</text:p>
          </table:table-cell>
          <table:table-cell office:value-type="float" office:value="0.00362710740831163" calcext:value-type="float">
            <text:p>0.003627107408312</text:p>
          </table:table-cell>
          <table:table-cell office:value-type="float" office:value="0.00183907979236805" calcext:value-type="float">
            <text:p>0.001839079792368</text:p>
          </table:table-cell>
          <table:table-cell office:value-type="float" office:value="0.000918745739269569" calcext:value-type="float">
            <text:p>0.00091874573927</text:p>
          </table:table-cell>
          <table:table-cell office:value-type="float" office:value="0.000469430373152765" calcext:value-type="float">
            <text:p>0.00046943037315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0161675347222222" calcext:value-type="float">
            <text:p>0.016167534722222</text:p>
          </table:table-cell>
          <table:table-cell office:value-type="float" office:value="0.00692624461894133" calcext:value-type="float">
            <text:p>0.006926244618941</text:p>
          </table:table-cell>
          <table:table-cell office:value-type="float" office:value="0.00346196492513021" calcext:value-type="float">
            <text:p>0.00346196492513</text:p>
          </table:table-cell>
          <table:table-cell office:value-type="float" office:value="0.00158658657808334" calcext:value-type="float">
            <text:p>0.001586586578083</text:p>
          </table:table-cell>
          <table:table-cell office:value-type="float" office:value="0.000795850114937722" calcext:value-type="float">
            <text:p>0.000795850114938</text:p>
          </table:table-cell>
          <table:table-cell office:value-type="float" office:value="0.00039173825749336" calcext:value-type="float">
            <text:p>0.00039173825749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634765625" calcext:value-type="float">
            <text:p>0.0634765625</text:p>
          </table:table-cell>
          <table:table-cell office:value-type="float" office:value="0.0228542751736111" calcext:value-type="float">
            <text:p>0.022854275173611</text:p>
          </table:table-cell>
          <table:table-cell office:value-type="float" office:value="0.0107829814054528" calcext:value-type="float">
            <text:p>0.010782981405453</text:p>
          </table:table-cell>
          <table:table-cell office:value-type="float" office:value="0.00492979261610243" calcext:value-type="float">
            <text:p>0.004929792616102</text:p>
          </table:table-cell>
          <table:table-cell office:value-type="float" office:value="0.00247000184193114" calcext:value-type="float">
            <text:p>0.002470001841931</text:p>
          </table:table-cell>
          <table:table-cell office:value-type="float" office:value="0.00122117231071791" calcext:value-type="float">
            <text:p>0.001221172310718</text:p>
          </table:table-cell>
          <table:table-cell office:value-type="float" office:value="0.000599117649230505" calcext:value-type="float">
            <text:p>0.00059911764923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71847873263889" calcext:value-type="float">
            <text:p>0.017184787326389</text:p>
          </table:table-cell>
          <table:table-cell office:value-type="float" office:value="0.00763406558912627" calcext:value-type="float">
            <text:p>0.007634065589126</text:p>
          </table:table-cell>
          <table:table-cell office:value-type="float" office:value="0.00327046712239583" calcext:value-type="float">
            <text:p>0.003270467122396</text:p>
          </table:table-cell>
          <table:table-cell office:value-type="float" office:value="0.00172525588481161" calcext:value-type="float">
            <text:p>0.001725255884812</text:p>
          </table:table-cell>
          <table:table-cell office:value-type="float" office:value="0.000882348911562204" calcext:value-type="float">
            <text:p>0.000882348911562</text:p>
          </table:table-cell>
          <table:table-cell office:value-type="float" office:value="0.000448377373251205" calcext:value-type="float">
            <text:p>0.00044837737325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130343967013889" calcext:value-type="float">
            <text:p>0.013034396701389</text:p>
          </table:table-cell>
          <table:table-cell office:value-type="float" office:value="0.00670234524473852" calcext:value-type="float">
            <text:p>0.006702345244739</text:p>
          </table:table-cell>
          <table:table-cell office:value-type="float" office:value="0.00297505696614583" calcext:value-type="float">
            <text:p>0.002975056966146</text:p>
          </table:table-cell>
          <table:table-cell office:value-type="float" office:value="0.00133399238943682" calcext:value-type="float">
            <text:p>0.001333992389437</text:p>
          </table:table-cell>
          <table:table-cell office:value-type="float" office:value="0.000645369854463561" calcext:value-type="float">
            <text:p>0.000645369854464</text:p>
          </table:table-cell>
          <table:table-cell office:value-type="float" office:value="0.000310782299496146" calcext:value-type="float">
            <text:p>0.00031078229949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83203125" calcext:value-type="float">
            <text:p>0.0283203125</text:p>
          </table:table-cell>
          <table:table-cell office:value-type="float" office:value="0.0113932291666667" calcext:value-type="float">
            <text:p>0.011393229166667</text:p>
          </table:table-cell>
          <table:table-cell office:value-type="float" office:value="0.00568530024314413" calcext:value-type="float">
            <text:p>0.005685300243144</text:p>
          </table:table-cell>
          <table:table-cell office:value-type="float" office:value="0.00287452697753906" calcext:value-type="float">
            <text:p>0.002874526977539</text:p>
          </table:table-cell>
          <table:table-cell office:value-type="float" office:value="0.00142068024356457" calcext:value-type="float">
            <text:p>0.001420680243565</text:p>
          </table:table-cell>
          <table:table-cell office:value-type="float" office:value="0.000651712477973079" calcext:value-type="float">
            <text:p>0.000651712477973</text:p>
          </table:table-cell>
          <table:table-cell office:value-type="float" office:value="0.000323852039704993" calcext:value-type="float">
            <text:p>0.00032385203970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37109375" calcext:value-type="float">
            <text:p>0.0537109375</text:p>
          </table:table-cell>
          <table:table-cell office:value-type="float" office:value="0.0192328559027778" calcext:value-type="float">
            <text:p>0.019232855902778</text:p>
          </table:table-cell>
          <table:table-cell office:value-type="float" office:value="0.00818867586096939" calcext:value-type="float">
            <text:p>0.008188675860969</text:p>
          </table:table-cell>
          <table:table-cell office:value-type="float" office:value="0.00342486911349826" calcext:value-type="float">
            <text:p>0.003424869113498</text:p>
          </table:table-cell>
          <table:table-cell office:value-type="float" office:value="0.00160500162225856" calcext:value-type="float">
            <text:p>0.001605001622259</text:p>
          </table:table-cell>
          <table:table-cell office:value-type="float" office:value="0.000839224365382868" calcext:value-type="float">
            <text:p>0.000839224365383</text:p>
          </table:table-cell>
          <table:table-cell office:value-type="float" office:value="0.000424374561735831" calcext:value-type="float">
            <text:p>0.00042437456173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177408854166667" calcext:value-type="float">
            <text:p>0.017740885416667</text:p>
          </table:table-cell>
          <table:table-cell office:value-type="float" office:value="0.00821919343909439" calcext:value-type="float">
            <text:p>0.008219193439094</text:p>
          </table:table-cell>
          <table:table-cell office:value-type="float" office:value="0.00405952453613281" calcext:value-type="float">
            <text:p>0.004059524536133</text:p>
          </table:table-cell>
          <table:table-cell office:value-type="float" office:value="0.00195301013235991" calcext:value-type="float">
            <text:p>0.00195301013236</text:p>
          </table:table-cell>
          <table:table-cell office:value-type="float" office:value="0.000953058694585741" calcext:value-type="float">
            <text:p>0.000953058694586</text:p>
          </table:table-cell>
          <table:table-cell office:value-type="float" office:value="0.000454748003762124" calcext:value-type="float">
            <text:p>0.00045474800376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0173068576388889" calcext:value-type="float">
            <text:p>0.017306857638889</text:p>
          </table:table-cell>
          <table:table-cell office:value-type="float" office:value="0.00797318439094388" calcext:value-type="float">
            <text:p>0.007973184390944</text:p>
          </table:table-cell>
          <table:table-cell office:value-type="float" office:value="0.00345303005642361" calcext:value-type="float">
            <text:p>0.003453030056424</text:p>
          </table:table-cell>
          <table:table-cell office:value-type="float" office:value="0.00174088979238774" calcext:value-type="float">
            <text:p>0.001740889792388</text:p>
          </table:table-cell>
          <table:table-cell office:value-type="float" office:value="0.000862106999992934" calcext:value-type="float">
            <text:p>0.000862106999993</text:p>
          </table:table-cell>
          <table:table-cell office:value-type="float" office:value="0.00044194376249146" calcext:value-type="float">
            <text:p>0.00044194376249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63671875" calcext:value-type="float">
            <text:p>0.0263671875</text:p>
          </table:table-cell>
          <table:table-cell office:value-type="float" office:value="0.0103352864583333" calcext:value-type="float">
            <text:p>0.010335286458333</text:p>
          </table:table-cell>
          <table:table-cell office:value-type="float" office:value="0.00483672472895408" calcext:value-type="float">
            <text:p>0.004836724728954</text:p>
          </table:table-cell>
          <table:table-cell office:value-type="float" office:value="0.00229121738009983" calcext:value-type="float">
            <text:p>0.0022912173801</text:p>
          </table:table-cell>
          <table:table-cell office:value-type="float" office:value="0.00118845632991731" calcext:value-type="float">
            <text:p>0.001188456329917</text:p>
          </table:table-cell>
          <table:table-cell office:value-type="float" office:value="0.000567594112752817" calcext:value-type="float">
            <text:p>0.000567594112753</text:p>
          </table:table-cell>
          <table:table-cell office:value-type="float" office:value="0.000283113969548252" calcext:value-type="float">
            <text:p>0.00028311396954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8828125" calcext:value-type="float">
            <text:p>0.048828125</text:p>
          </table:table-cell>
          <table:table-cell office:value-type="float" office:value="0.0199517144097222" calcext:value-type="float">
            <text:p>0.019951714409722</text:p>
          </table:table-cell>
          <table:table-cell office:value-type="float" office:value="0.00852904027822066" calcext:value-type="float">
            <text:p>0.008529040278221</text:p>
          </table:table-cell>
          <table:table-cell office:value-type="float" office:value="0.00395572238498264" calcext:value-type="float">
            <text:p>0.003955722384983</text:p>
          </table:table-cell>
          <table:table-cell office:value-type="float" office:value="0.00198983153741144" calcext:value-type="float">
            <text:p>0.001989831537411</text:p>
          </table:table-cell>
          <table:table-cell office:value-type="float" office:value="0.001007503460324" calcext:value-type="float">
            <text:p>0.001007503460324</text:p>
          </table:table-cell>
          <table:table-cell office:value-type="float" office:value="0.000497786056924069" calcext:value-type="float">
            <text:p>0.00049778605692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186631944444444" calcext:value-type="float">
            <text:p>0.018663194444445</text:p>
          </table:table-cell>
          <table:table-cell office:value-type="float" office:value="0.00842378577407526" calcext:value-type="float">
            <text:p>0.008423785774075</text:p>
          </table:table-cell>
          <table:table-cell office:value-type="float" office:value="0.00383199055989583" calcext:value-type="float">
            <text:p>0.003831990559896</text:p>
          </table:table-cell>
          <table:table-cell office:value-type="float" office:value="0.00194705735880428" calcext:value-type="float">
            <text:p>0.001947057358804</text:p>
          </table:table-cell>
          <table:table-cell office:value-type="float" office:value="0.000980586241522434" calcext:value-type="float">
            <text:p>0.000980586241522</text:p>
          </table:table-cell>
          <table:table-cell office:value-type="float" office:value="0.000471091853780721" calcext:value-type="float">
            <text:p>0.00047109185378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9921875" calcext:value-type="float">
            <text:p>0.0419921875</text:p>
          </table:table-cell>
          <table:table-cell office:value-type="float" office:value="0.0217149522569444" calcext:value-type="float">
            <text:p>0.021714952256945</text:p>
          </table:table-cell>
          <table:table-cell office:value-type="float" office:value="0.0101162657445791" calcext:value-type="float">
            <text:p>0.010116265744579</text:p>
          </table:table-cell>
          <table:table-cell office:value-type="float" office:value="0.00454641554090712" calcext:value-type="float">
            <text:p>0.004546415540907</text:p>
          </table:table-cell>
          <table:table-cell office:value-type="float" office:value="0.00213615331143668" calcext:value-type="float">
            <text:p>0.002136153311437</text:p>
          </table:table-cell>
          <table:table-cell office:value-type="float" office:value="0.00103851520585665" calcext:value-type="float">
            <text:p>0.001038515205857</text:p>
          </table:table-cell>
          <table:table-cell office:value-type="float" office:value="0.000532195087522499" calcext:value-type="float">
            <text:p>0.00053219508752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98046875" calcext:value-type="float">
            <text:p>0.0498046875</text:p>
          </table:table-cell>
          <table:table-cell office:value-type="float" office:value="0.0170084635416667" calcext:value-type="float">
            <text:p>0.017008463541667</text:p>
          </table:table-cell>
          <table:table-cell office:value-type="float" office:value="0.00748926279496174" calcext:value-type="float">
            <text:p>0.007489262794962</text:p>
          </table:table-cell>
          <table:table-cell office:value-type="float" office:value="0.00383451673719618" calcext:value-type="float">
            <text:p>0.003834516737196</text:p>
          </table:table-cell>
          <table:table-cell office:value-type="float" office:value="0.00192108313077198" calcext:value-type="float">
            <text:p>0.001921083130772</text:p>
          </table:table-cell>
          <table:table-cell office:value-type="float" office:value="0.000962916505399835" calcext:value-type="float">
            <text:p>0.0009629165054</text:p>
          </table:table-cell>
          <table:table-cell office:value-type="float" office:value="0.000487350731888532" calcext:value-type="float">
            <text:p>0.00048735073188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00390625" calcext:value-type="float">
            <text:p>0.0400390625</text:p>
          </table:table-cell>
          <table:table-cell office:value-type="float" office:value="0.0154215494791667" calcext:value-type="float">
            <text:p>0.015421549479167</text:p>
          </table:table-cell>
          <table:table-cell office:value-type="float" office:value="0.00794546944754464" calcext:value-type="float">
            <text:p>0.007945469447545</text:p>
          </table:table-cell>
          <table:table-cell office:value-type="float" office:value="0.0036340077718099" calcext:value-type="float">
            <text:p>0.00363400777181</text:p>
          </table:table-cell>
          <table:table-cell office:value-type="float" office:value="0.00177245432826905" calcext:value-type="float">
            <text:p>0.001772454328269</text:p>
          </table:table-cell>
          <table:table-cell office:value-type="float" office:value="0.000910158405438512" calcext:value-type="float">
            <text:p>0.000910158405439</text:p>
          </table:table-cell>
          <table:table-cell office:value-type="float" office:value="0.000456823738334242" calcext:value-type="float">
            <text:p>0.00045682373833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0143771701388889" calcext:value-type="float">
            <text:p>0.014377170138889</text:p>
          </table:table-cell>
          <table:table-cell office:value-type="float" office:value="0.00577436174665179" calcext:value-type="float">
            <text:p>0.005774361746652</text:p>
          </table:table-cell>
          <table:table-cell office:value-type="float" office:value="0.00277636210123698" calcext:value-type="float">
            <text:p>0.002776362101237</text:p>
          </table:table-cell>
          <table:table-cell office:value-type="float" office:value="0.00132289091580616" calcext:value-type="float">
            <text:p>0.001322890915806</text:p>
          </table:table-cell>
          <table:table-cell office:value-type="float" office:value="0.000669562154346042" calcext:value-type="float">
            <text:p>0.000669562154346</text:p>
          </table:table-cell>
          <table:table-cell office:value-type="float" office:value="0.000334875697996547" calcext:value-type="float">
            <text:p>0.00033487569799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83203125" calcext:value-type="float">
            <text:p>0.0283203125</text:p>
          </table:table-cell>
          <table:table-cell office:value-type="float" office:value="0.0118815104166667" calcext:value-type="float">
            <text:p>0.011881510416667</text:p>
          </table:table-cell>
          <table:table-cell office:value-type="float" office:value="0.00599545848612883" calcext:value-type="float">
            <text:p>0.005995458486129</text:p>
          </table:table-cell>
          <table:table-cell office:value-type="float" office:value="0.00264491611056858" calcext:value-type="float">
            <text:p>0.002644916110569</text:p>
          </table:table-cell>
          <table:table-cell office:value-type="float" office:value="0.00135603134639553" calcext:value-type="float">
            <text:p>0.001356031346396</text:p>
          </table:table-cell>
          <table:table-cell office:value-type="float" office:value="0.0006322070944967" calcext:value-type="float">
            <text:p>0.000632207094497</text:p>
          </table:table-cell>
          <table:table-cell office:value-type="float" office:value="0.000312274717909145" calcext:value-type="float">
            <text:p>0.00031227471790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0131157769097222" calcext:value-type="float">
            <text:p>0.013115776909722</text:p>
          </table:table-cell>
          <table:table-cell office:value-type="float" office:value="0.00527300153459821" calcext:value-type="float">
            <text:p>0.005273001534598</text:p>
          </table:table-cell>
          <table:table-cell office:value-type="float" office:value="0.00256539238823785" calcext:value-type="float">
            <text:p>0.002565392388238</text:p>
          </table:table-cell>
          <table:table-cell office:value-type="float" office:value="0.00128056504351788" calcext:value-type="float">
            <text:p>0.001280565043518</text:p>
          </table:table-cell>
          <table:table-cell office:value-type="float" office:value="0.000645879242155287" calcext:value-type="float">
            <text:p>0.000645879242155</text:p>
          </table:table-cell>
          <table:table-cell office:value-type="float" office:value="0.00032482024955952" calcext:value-type="float">
            <text:p>0.0003248202495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58984375" calcext:value-type="float">
            <text:p>0.0458984375</text:p>
          </table:table-cell>
          <table:table-cell office:value-type="float" office:value="0.0189344618055556" calcext:value-type="float">
            <text:p>0.018934461805556</text:p>
          </table:table-cell>
          <table:table-cell office:value-type="float" office:value="0.00933401925223214" calcext:value-type="float">
            <text:p>0.009334019252232</text:p>
          </table:table-cell>
          <table:table-cell office:value-type="float" office:value="0.00457792494032118" calcext:value-type="float">
            <text:p>0.004577924940321</text:p>
          </table:table-cell>
          <table:table-cell office:value-type="float" office:value="0.00222606018852369" calcext:value-type="float">
            <text:p>0.002226060188524</text:p>
          </table:table-cell>
          <table:table-cell office:value-type="float" office:value="0.00110205010041448" calcext:value-type="float">
            <text:p>0.001102050100414</text:p>
          </table:table-cell>
          <table:table-cell office:value-type="float" office:value="0.000546410137734223" calcext:value-type="float">
            <text:p>0.00054641013773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61328125" calcext:value-type="float">
            <text:p>0.0361328125</text:p>
          </table:table-cell>
          <table:table-cell office:value-type="float" office:value="0.0122205946180556" calcext:value-type="float">
            <text:p>0.012220594618056</text:p>
          </table:table-cell>
          <table:table-cell office:value-type="float" office:value="0.00582262934470663" calcext:value-type="float">
            <text:p>0.005822629344707</text:p>
          </table:table-cell>
          <table:table-cell office:value-type="float" office:value="0.00277252197265625" calcext:value-type="float">
            <text:p>0.002772521972656</text:p>
          </table:table-cell>
          <table:table-cell office:value-type="float" office:value="0.00139931858392213" calcext:value-type="float">
            <text:p>0.001399318583922</text:p>
          </table:table-cell>
          <table:table-cell office:value-type="float" office:value="0.000707103972412171" calcext:value-type="float">
            <text:p>0.000707103972412</text:p>
          </table:table-cell>
          <table:table-cell office:value-type="float" office:value="0.000345791496326759" calcext:value-type="float">
            <text:p>0.00034579149632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44140625" calcext:value-type="float">
            <text:p>0.0244140625</text:p>
          </table:table-cell>
          <table:table-cell office:value-type="float" office:value="0.00900607638888889" calcext:value-type="float">
            <text:p>0.009006076388889</text:p>
          </table:table-cell>
          <table:table-cell office:value-type="float" office:value="0.00505283900669643" calcext:value-type="float">
            <text:p>0.005052839006696</text:p>
          </table:table-cell>
          <table:table-cell office:value-type="float" office:value="0.00235559251573351" calcext:value-type="float">
            <text:p>0.002355592515734</text:p>
          </table:table-cell>
          <table:table-cell office:value-type="float" office:value="0.00126161486003451" calcext:value-type="float">
            <text:p>0.001261614860035</text:p>
          </table:table-cell>
          <table:table-cell office:value-type="float" office:value="0.00067436900088396" calcext:value-type="float">
            <text:p>0.000674369000884</text:p>
          </table:table-cell>
          <table:table-cell office:value-type="float" office:value="0.000336636719794805" calcext:value-type="float">
            <text:p>0.00033663671979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182562934027778" calcext:value-type="float">
            <text:p>0.018256293402778</text:p>
          </table:table-cell>
          <table:table-cell office:value-type="float" office:value="0.00805757483657525" calcext:value-type="float">
            <text:p>0.008057574836575</text:p>
          </table:table-cell>
          <table:table-cell office:value-type="float" office:value="0.00376041836208767" calcext:value-type="float">
            <text:p>0.003760418362088</text:p>
          </table:table-cell>
          <table:table-cell office:value-type="float" office:value="0.00188576145549222" calcext:value-type="float">
            <text:p>0.001885761455492</text:p>
          </table:table-cell>
          <table:table-cell office:value-type="float" office:value="0.000917103082414657" calcext:value-type="float">
            <text:p>0.000917103082415</text:p>
          </table:table-cell>
          <table:table-cell office:value-type="float" office:value="0.000452204817435193" calcext:value-type="float">
            <text:p>0.00045220481743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9921875" calcext:value-type="float">
            <text:p>0.0419921875</text:p>
          </table:table-cell>
          <table:table-cell office:value-type="float" office:value="0.0197618272569444" calcext:value-type="float">
            <text:p>0.019761827256945</text:p>
          </table:table-cell>
          <table:table-cell office:value-type="float" office:value="0.00888030383051658" calcext:value-type="float">
            <text:p>0.008880303830517</text:p>
          </table:table-cell>
          <table:table-cell office:value-type="float" office:value="0.00399886237250434" calcext:value-type="float">
            <text:p>0.003998862372504</text:p>
          </table:table-cell>
          <table:table-cell office:value-type="float" office:value="0.00211267515970442" calcext:value-type="float">
            <text:p>0.002112675159704</text:p>
          </table:table-cell>
          <table:table-cell office:value-type="float" office:value="0.00102887042645815" calcext:value-type="float">
            <text:p>0.001028870426458</text:p>
          </table:table-cell>
          <table:table-cell office:value-type="float" office:value="0.000527237091065414" calcext:value-type="float">
            <text:p>0.00052723709106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58984375" calcext:value-type="float">
            <text:p>0.0458984375</text:p>
          </table:table-cell>
          <table:table-cell office:value-type="float" office:value="0.0169406467013889" calcext:value-type="float">
            <text:p>0.016940646701389</text:p>
          </table:table-cell>
          <table:table-cell office:value-type="float" office:value="0.00788350007971939" calcext:value-type="float">
            <text:p>0.007883500079719</text:p>
          </table:table-cell>
          <table:table-cell office:value-type="float" office:value="0.00382069057888455" calcext:value-type="float">
            <text:p>0.003820690578885</text:p>
          </table:table-cell>
          <table:table-cell office:value-type="float" office:value="0.00191486365589217" calcext:value-type="float">
            <text:p>0.001914863655892</text:p>
          </table:table-cell>
          <table:table-cell office:value-type="float" office:value="0.000956570367784277" calcext:value-type="float">
            <text:p>0.000956570367784</text:p>
          </table:table-cell>
          <table:table-cell office:value-type="float" office:value="0.00048230774873868" calcext:value-type="float">
            <text:p>0.00048230774873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4921875" calcext:value-type="float">
            <text:p>0.044921875</text:p>
          </table:table-cell>
          <table:table-cell office:value-type="float" office:value="0.0184597439236111" calcext:value-type="float">
            <text:p>0.018459743923611</text:p>
          </table:table-cell>
          <table:table-cell office:value-type="float" office:value="0.00752071458466199" calcext:value-type="float">
            <text:p>0.007520714584662</text:p>
          </table:table-cell>
          <table:table-cell office:value-type="float" office:value="0.00363541497124566" calcext:value-type="float">
            <text:p>0.003635414971246</text:p>
          </table:table-cell>
          <table:table-cell office:value-type="float" office:value="0.00180469368052408" calcext:value-type="float">
            <text:p>0.001804693680524</text:p>
          </table:table-cell>
          <table:table-cell office:value-type="float" office:value="0.000877753917562418" calcext:value-type="float">
            <text:p>0.000877753917562</text:p>
          </table:table-cell>
          <table:table-cell office:value-type="float" office:value="0.000434788924997772" calcext:value-type="float">
            <text:p>0.00043478892499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0134548611111111" calcext:value-type="float">
            <text:p>0.013454861111111</text:p>
          </table:table-cell>
          <table:table-cell office:value-type="float" office:value="0.0057457125916773" calcext:value-type="float">
            <text:p>0.005745712591677</text:p>
          </table:table-cell>
          <table:table-cell office:value-type="float" office:value="0.0029388427734375" calcext:value-type="float">
            <text:p>0.002938842773438</text:p>
          </table:table-cell>
          <table:table-cell office:value-type="float" office:value="0.00147455167820005" calcext:value-type="float">
            <text:p>0.0014745516782</text:p>
          </table:table-cell>
          <table:table-cell office:value-type="float" office:value="0.000723622027858735" calcext:value-type="float">
            <text:p>0.000723622027859</text:p>
          </table:table-cell>
          <table:table-cell office:value-type="float" office:value="0.000368058899753232" calcext:value-type="float">
            <text:p>0.00036805889975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0.017578125" calcext:value-type="float">
            <text:p>0.017578125</text:p>
          </table:table-cell>
          <table:table-cell office:value-type="float" office:value="0.00835776815609056" calcext:value-type="float">
            <text:p>0.008357768156091</text:p>
          </table:table-cell>
          <table:table-cell office:value-type="float" office:value="0.00428784688313802" calcext:value-type="float">
            <text:p>0.004287846883138</text:p>
          </table:table-cell>
          <table:table-cell office:value-type="float" office:value="0.0021374198326087" calcext:value-type="float">
            <text:p>0.002137419832609</text:p>
          </table:table-cell>
          <table:table-cell office:value-type="float" office:value="0.00107042497067585" calcext:value-type="float">
            <text:p>0.001070424970676</text:p>
          </table:table-cell>
          <table:table-cell office:value-type="float" office:value="0.000520541617272991" calcext:value-type="float">
            <text:p>0.00052054161727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00390625" calcext:value-type="float">
            <text:p>0.0400390625</text:p>
          </table:table-cell>
          <table:table-cell office:value-type="float" office:value="0.0180257161458333" calcext:value-type="float">
            <text:p>0.018025716145833</text:p>
          </table:table-cell>
          <table:table-cell office:value-type="float" office:value="0.00685244190449617" calcext:value-type="float">
            <text:p>0.006852441904496</text:p>
          </table:table-cell>
          <table:table-cell office:value-type="float" office:value="0.00338807000054254" calcext:value-type="float">
            <text:p>0.003388070000543</text:p>
          </table:table-cell>
          <table:table-cell office:value-type="float" office:value="0.0017360226792922" calcext:value-type="float">
            <text:p>0.001736022679292</text:p>
          </table:table-cell>
          <table:table-cell office:value-type="float" office:value="0.000873185369463224" calcext:value-type="float">
            <text:p>0.000873185369463</text:p>
          </table:table-cell>
          <table:table-cell office:value-type="float" office:value="0.000430557428515551" calcext:value-type="float">
            <text:p>0.00043055742851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634765625" calcext:value-type="float">
            <text:p>0.0634765625</text:p>
          </table:table-cell>
          <table:table-cell office:value-type="float" office:value="0.0234375" calcext:value-type="float">
            <text:p>0.0234375</text:p>
          </table:table-cell>
          <table:table-cell office:value-type="float" office:value="0.0109193762954401" calcext:value-type="float">
            <text:p>0.01091937629544</text:p>
          </table:table-cell>
          <table:table-cell office:value-type="float" office:value="0.00489556206597222" calcext:value-type="float">
            <text:p>0.004895562065972</text:p>
          </table:table-cell>
          <table:table-cell office:value-type="float" office:value="0.00250941384719388" calcext:value-type="float">
            <text:p>0.002509413847194</text:p>
          </table:table-cell>
          <table:table-cell office:value-type="float" office:value="0.00123758658740466" calcext:value-type="float">
            <text:p>0.001237586587405</text:p>
          </table:table-cell>
          <table:table-cell office:value-type="float" office:value="0.000612574314271401" calcext:value-type="float">
            <text:p>0.00061257431427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9921875" calcext:value-type="float">
            <text:p>0.0419921875</text:p>
          </table:table-cell>
          <table:table-cell office:value-type="float" office:value="0.0165066189236111" calcext:value-type="float">
            <text:p>0.016506618923611</text:p>
          </table:table-cell>
          <table:table-cell office:value-type="float" office:value="0.00816500916772959" calcext:value-type="float">
            <text:p>0.00816500916773</text:p>
          </table:table-cell>
          <table:table-cell office:value-type="float" office:value="0.00344529893663194" calcext:value-type="float">
            <text:p>0.003445298936632</text:p>
          </table:table-cell>
          <table:table-cell office:value-type="float" office:value="0.00166499577501438" calcext:value-type="float">
            <text:p>0.001664995775014</text:p>
          </table:table-cell>
          <table:table-cell office:value-type="float" office:value="0.000812279739557691" calcext:value-type="float">
            <text:p>0.000812279739558</text:p>
          </table:table-cell>
          <table:table-cell office:value-type="float" office:value="0.000400356147839018" calcext:value-type="float">
            <text:p>0.00040035614783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078125" calcext:value-type="float">
            <text:p>0.05078125</text:p>
          </table:table-cell>
          <table:table-cell office:value-type="float" office:value="0.0230577256944444" calcext:value-type="float">
            <text:p>0.023057725694445</text:p>
          </table:table-cell>
          <table:table-cell office:value-type="float" office:value="0.00982043207908163" calcext:value-type="float">
            <text:p>0.009820432079082</text:p>
          </table:table-cell>
          <table:table-cell office:value-type="float" office:value="0.00472423129611545" calcext:value-type="float">
            <text:p>0.004724231296115</text:p>
          </table:table-cell>
          <table:table-cell office:value-type="float" office:value="0.00227671781017927" calcext:value-type="float">
            <text:p>0.002276717810179</text:p>
          </table:table-cell>
          <table:table-cell office:value-type="float" office:value="0.0011641483413209" calcext:value-type="float">
            <text:p>0.001164148341321</text:p>
          </table:table-cell>
          <table:table-cell office:value-type="float" office:value="0.000573566880857104" calcext:value-type="float">
            <text:p>0.00057356688085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5390625" calcext:value-type="float">
            <text:p>0.025390625</text:p>
          </table:table-cell>
          <table:table-cell office:value-type="float" office:value="0.0107014973958333" calcext:value-type="float">
            <text:p>0.010701497395833</text:p>
          </table:table-cell>
          <table:table-cell office:value-type="float" office:value="0.00464334293287628" calcext:value-type="float">
            <text:p>0.004643342932876</text:p>
          </table:table-cell>
          <table:table-cell office:value-type="float" office:value="0.00229823642306858" calcext:value-type="float">
            <text:p>0.002298236423069</text:p>
          </table:table-cell>
          <table:table-cell office:value-type="float" office:value="0.0011298971543327" calcext:value-type="float">
            <text:p>0.001129897154333</text:p>
          </table:table-cell>
          <table:table-cell office:value-type="float" office:value="0.000561870309801359" calcext:value-type="float">
            <text:p>0.000561870309801</text:p>
          </table:table-cell>
          <table:table-cell office:value-type="float" office:value="0.000266515901783985" calcext:value-type="float">
            <text:p>0.00026651590178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0237494574652778" calcext:value-type="float">
            <text:p>0.023749457465278</text:p>
          </table:table-cell>
          <table:table-cell office:value-type="float" office:value="0.00977714694276148" calcext:value-type="float">
            <text:p>0.009777146942761</text:p>
          </table:table-cell>
          <table:table-cell office:value-type="float" office:value="0.004461669921875" calcext:value-type="float">
            <text:p>0.004461669921875</text:p>
          </table:table-cell>
          <table:table-cell office:value-type="float" office:value="0.00208804312159194" calcext:value-type="float">
            <text:p>0.002088043121592</text:p>
          </table:table-cell>
          <table:table-cell office:value-type="float" office:value="0.0010653573068872" calcext:value-type="float">
            <text:p>0.001065357306887</text:p>
          </table:table-cell>
          <table:table-cell office:value-type="float" office:value="0.000532213686950682" calcext:value-type="float">
            <text:p>0.00053221368695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0173882378472222" calcext:value-type="float">
            <text:p>0.017388237847222</text:p>
          </table:table-cell>
          <table:table-cell office:value-type="float" office:value="0.00838330327248087" calcext:value-type="float">
            <text:p>0.008383303272481</text:p>
          </table:table-cell>
          <table:table-cell office:value-type="float" office:value="0.00416722615559896" calcext:value-type="float">
            <text:p>0.004167226155599</text:p>
          </table:table-cell>
          <table:table-cell office:value-type="float" office:value="0.00207534789046686" calcext:value-type="float">
            <text:p>0.002075347890467</text:p>
          </table:table-cell>
          <table:table-cell office:value-type="float" office:value="0.00099816291390513" calcext:value-type="float">
            <text:p>0.000998162913905</text:p>
          </table:table-cell>
          <table:table-cell office:value-type="float" office:value="0.000495845788818527" calcext:value-type="float">
            <text:p>0.00049584578881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61810980902778" calcext:value-type="float">
            <text:p>0.016181098090278</text:p>
          </table:table-cell>
          <table:table-cell office:value-type="float" office:value="0.00686738928970026" calcext:value-type="float">
            <text:p>0.0068673892897</text:p>
          </table:table-cell>
          <table:table-cell office:value-type="float" office:value="0.00360167609320746" calcext:value-type="float">
            <text:p>0.003601676093207</text:p>
          </table:table-cell>
          <table:table-cell office:value-type="float" office:value="0.00178569983245183" calcext:value-type="float">
            <text:p>0.001785699832452</text:p>
          </table:table-cell>
          <table:table-cell office:value-type="float" office:value="0.00088324972411252" calcext:value-type="float">
            <text:p>0.000883249724113</text:p>
          </table:table-cell>
          <table:table-cell office:value-type="float" office:value="0.000431002426440514" calcext:value-type="float">
            <text:p>0.00043100242644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62082248263889" calcext:value-type="float">
            <text:p>0.016208224826389</text:p>
          </table:table-cell>
          <table:table-cell office:value-type="float" office:value="0.00756804797114158" calcext:value-type="float">
            <text:p>0.007568047971142</text:p>
          </table:table-cell>
          <table:table-cell office:value-type="float" office:value="0.00373274909125434" calcext:value-type="float">
            <text:p>0.003732749091254</text:p>
          </table:table-cell>
          <table:table-cell office:value-type="float" office:value="0.00185700286563552" calcext:value-type="float">
            <text:p>0.001857002865636</text:p>
          </table:table-cell>
          <table:table-cell office:value-type="float" office:value="0.000914742376558665" calcext:value-type="float">
            <text:p>0.000914742376559</text:p>
          </table:table-cell>
          <table:table-cell office:value-type="float" office:value="0.000441887203858741" calcext:value-type="float">
            <text:p>0.00044188720385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0.01904296875" calcext:value-type="float">
            <text:p>0.01904296875</text:p>
          </table:table-cell>
          <table:table-cell office:value-type="float" office:value="0.00750109614158163" calcext:value-type="float">
            <text:p>0.007501096141582</text:p>
          </table:table-cell>
          <table:table-cell office:value-type="float" office:value="0.00358001708984375" calcext:value-type="float">
            <text:p>0.003580017089844</text:p>
          </table:table-cell>
          <table:table-cell office:value-type="float" office:value="0.00173449119345579" calcext:value-type="float">
            <text:p>0.001734491193456</text:p>
          </table:table-cell>
          <table:table-cell office:value-type="float" office:value="0.00083170249648946" calcext:value-type="float">
            <text:p>0.000831702496489</text:p>
          </table:table-cell>
          <table:table-cell office:value-type="float" office:value="0.000419799910792563" calcext:value-type="float">
            <text:p>0.00041979991079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28445095486111" calcext:value-type="float">
            <text:p>0.012844509548611</text:p>
          </table:table-cell>
          <table:table-cell office:value-type="float" office:value="0.00446490852200255" calcext:value-type="float">
            <text:p>0.004464908522003</text:p>
          </table:table-cell>
          <table:table-cell office:value-type="float" office:value="0.00205379062228733" calcext:value-type="float">
            <text:p>0.002053790622287</text:p>
          </table:table-cell>
          <table:table-cell office:value-type="float" office:value="0.00108762611087478" calcext:value-type="float">
            <text:p>0.001087626110875</text:p>
          </table:table-cell>
          <table:table-cell office:value-type="float" office:value="0.000536495032674511" calcext:value-type="float">
            <text:p>0.000536495032675</text:p>
          </table:table-cell>
          <table:table-cell office:value-type="float" office:value="0.000273316298542807" calcext:value-type="float">
            <text:p>0.00027331629854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0173882378472222" calcext:value-type="float">
            <text:p>0.017388237847222</text:p>
          </table:table-cell>
          <table:table-cell office:value-type="float" office:value="0.00734446000079719" calcext:value-type="float">
            <text:p>0.007344460000797</text:p>
          </table:table-cell>
          <table:table-cell office:value-type="float" office:value="0.00366689893934462" calcext:value-type="float">
            <text:p>0.003666898939345</text:p>
          </table:table-cell>
          <table:table-cell office:value-type="float" office:value="0.00162364813837375" calcext:value-type="float">
            <text:p>0.001623648138374</text:p>
          </table:table-cell>
          <table:table-cell office:value-type="float" office:value="0.000800827891197695" calcext:value-type="float">
            <text:p>0.000800827891198</text:p>
          </table:table-cell>
          <table:table-cell office:value-type="float" office:value="0.000395151789104571" calcext:value-type="float">
            <text:p>0.00039515178910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22265625" calcext:value-type="float">
            <text:p>0.0322265625</text:p>
          </table:table-cell>
          <table:table-cell office:value-type="float" office:value="0.0148247612847222" calcext:value-type="float">
            <text:p>0.014824761284722</text:p>
          </table:table-cell>
          <table:table-cell office:value-type="float" office:value="0.00691005161830357" calcext:value-type="float">
            <text:p>0.006910051618304</text:p>
          </table:table-cell>
          <table:table-cell office:value-type="float" office:value="0.00302267286512587" calcext:value-type="float">
            <text:p>0.003022672865126</text:p>
          </table:table-cell>
          <table:table-cell office:value-type="float" office:value="0.00153025429653203" calcext:value-type="float">
            <text:p>0.001530254296532</text:p>
          </table:table-cell>
          <table:table-cell office:value-type="float" office:value="0.000736049288434687" calcext:value-type="float">
            <text:p>0.000736049288435</text:p>
          </table:table-cell>
          <table:table-cell office:value-type="float" office:value="0.000360823570674954" calcext:value-type="float">
            <text:p>0.00036082357067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63671875" calcext:value-type="float">
            <text:p>0.0263671875</text:p>
          </table:table-cell>
          <table:table-cell office:value-type="float" office:value="0.0130750868055556" calcext:value-type="float">
            <text:p>0.013075086805556</text:p>
          </table:table-cell>
          <table:table-cell office:value-type="float" office:value="0.00577809859295281" calcext:value-type="float">
            <text:p>0.005778098592953</text:p>
          </table:table-cell>
          <table:table-cell office:value-type="float" office:value="0.00285246107313368" calcext:value-type="float">
            <text:p>0.002852461073134</text:p>
          </table:table-cell>
          <table:table-cell office:value-type="float" office:value="0.00151460302235805" calcext:value-type="float">
            <text:p>0.001514603022358</text:p>
          </table:table-cell>
          <table:table-cell office:value-type="float" office:value="0.000745597865425931" calcext:value-type="float">
            <text:p>0.000745597865426</text:p>
          </table:table-cell>
          <table:table-cell office:value-type="float" office:value="0.000381724272283383" calcext:value-type="float">
            <text:p>0.00038172427228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78515625" calcext:value-type="float">
            <text:p>0.0478515625</text:p>
          </table:table-cell>
          <table:table-cell office:value-type="float" office:value="0.0204399956597222" calcext:value-type="float">
            <text:p>0.020439995659722</text:p>
          </table:table-cell>
          <table:table-cell office:value-type="float" office:value="0.00898306710379464" calcext:value-type="float">
            <text:p>0.008983067103795</text:p>
          </table:table-cell>
          <table:table-cell office:value-type="float" office:value="0.00446840074327257" calcext:value-type="float">
            <text:p>0.004468400743273</text:p>
          </table:table-cell>
          <table:table-cell office:value-type="float" office:value="0.00203631596560285" calcext:value-type="float">
            <text:p>0.002036315965603</text:p>
          </table:table-cell>
          <table:table-cell office:value-type="float" office:value="0.000975776939615551" calcext:value-type="float">
            <text:p>0.000975776939616</text:p>
          </table:table-cell>
          <table:table-cell office:value-type="float" office:value="0.000469046834318346" calcext:value-type="float">
            <text:p>0.00046904683431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0.0164523654513889" calcext:value-type="float">
            <text:p>0.016452365451389</text:p>
          </table:table-cell>
          <table:table-cell office:value-type="float" office:value="0.00617731833944515" calcext:value-type="float">
            <text:p>0.006177318339445</text:p>
          </table:table-cell>
          <table:table-cell office:value-type="float" office:value="0.00246107313368056" calcext:value-type="float">
            <text:p>0.002461073133681</text:p>
          </table:table-cell>
          <table:table-cell office:value-type="float" office:value="0.00116856413254753" calcext:value-type="float">
            <text:p>0.001168564132548</text:p>
          </table:table-cell>
          <table:table-cell office:value-type="float" office:value="0.000598113740773007" calcext:value-type="float">
            <text:p>0.000598113740773</text:p>
          </table:table-cell>
          <table:table-cell office:value-type="float" office:value="0.000295888460233463" calcext:value-type="float">
            <text:p>0.00029588846023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176323784722222" calcext:value-type="float">
            <text:p>0.017632378472222</text:p>
          </table:table-cell>
          <table:table-cell office:value-type="float" office:value="0.00679234095982143" calcext:value-type="float">
            <text:p>0.006792340959821</text:p>
          </table:table-cell>
          <table:table-cell office:value-type="float" office:value="0.00313406202528212" calcext:value-type="float">
            <text:p>0.003134062025282</text:p>
          </table:table-cell>
          <table:table-cell office:value-type="float" office:value="0.00148215700758856" calcext:value-type="float">
            <text:p>0.001482157007589</text:p>
          </table:table-cell>
          <table:table-cell office:value-type="float" office:value="0.000759166684851114" calcext:value-type="float">
            <text:p>0.000759166684851</text:p>
          </table:table-cell>
          <table:table-cell office:value-type="float" office:value="0.000381415387998623" calcext:value-type="float">
            <text:p>0.00038141538799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8828125" calcext:value-type="float">
            <text:p>0.048828125</text:p>
          </table:table-cell>
          <table:table-cell office:value-type="float" office:value="0.015869140625" calcext:value-type="float">
            <text:p>0.015869140625</text:p>
          </table:table-cell>
          <table:table-cell office:value-type="float" office:value="0.0076870042450574" calcext:value-type="float">
            <text:p>0.007687004245057</text:p>
          </table:table-cell>
          <table:table-cell office:value-type="float" office:value="0.00367923312717014" calcext:value-type="float">
            <text:p>0.00367923312717</text:p>
          </table:table-cell>
          <table:table-cell office:value-type="float" office:value="0.00179135538908991" calcext:value-type="float">
            <text:p>0.00179135538909</text:p>
          </table:table-cell>
          <table:table-cell office:value-type="float" office:value="0.000867919353911366" calcext:value-type="float">
            <text:p>0.000867919353911</text:p>
          </table:table-cell>
          <table:table-cell office:value-type="float" office:value="0.000412799933032231" calcext:value-type="float">
            <text:p>0.00041279993303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90836588541667" calcext:value-type="float">
            <text:p>0.019083658854167</text:p>
          </table:table-cell>
          <table:table-cell office:value-type="float" office:value="0.00830140405771684" calcext:value-type="float">
            <text:p>0.008301404057717</text:p>
          </table:table-cell>
          <table:table-cell office:value-type="float" office:value="0.00391476949055989" calcext:value-type="float">
            <text:p>0.00391476949056</text:p>
          </table:table-cell>
          <table:table-cell office:value-type="float" office:value="0.00184312571347938" calcext:value-type="float">
            <text:p>0.001843125713479</text:p>
          </table:table-cell>
          <table:table-cell office:value-type="float" office:value="0.000879566940981364" calcext:value-type="float">
            <text:p>0.000879566940981</text:p>
          </table:table-cell>
          <table:table-cell office:value-type="float" office:value="0.000435736867600864" calcext:value-type="float">
            <text:p>0.00043573686760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53130425347222" calcext:value-type="float">
            <text:p>0.015313042534722</text:p>
          </table:table-cell>
          <table:table-cell office:value-type="float" office:value="0.00612313406808036" calcext:value-type="float">
            <text:p>0.00612313406808</text:p>
          </table:table-cell>
          <table:table-cell office:value-type="float" office:value="0.00282335069444444" calcext:value-type="float">
            <text:p>0.002823350694444</text:p>
          </table:table-cell>
          <table:table-cell office:value-type="float" office:value="0.00139641786589211" calcext:value-type="float">
            <text:p>0.001396417865892</text:p>
          </table:table-cell>
          <table:table-cell office:value-type="float" office:value="0.000681323987406247" calcext:value-type="float">
            <text:p>0.000681323987406</text:p>
          </table:table-cell>
          <table:table-cell office:value-type="float" office:value="0.000332491678502823" calcext:value-type="float">
            <text:p>0.00033249167850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149197048611111" calcext:value-type="float">
            <text:p>0.014919704861111</text:p>
          </table:table-cell>
          <table:table-cell office:value-type="float" office:value="0.00631153340242347" calcext:value-type="float">
            <text:p>0.006311533402423</text:p>
          </table:table-cell>
          <table:table-cell office:value-type="float" office:value="0.0031144036187066" calcext:value-type="float">
            <text:p>0.003114403618707</text:p>
          </table:table-cell>
          <table:table-cell office:value-type="float" office:value="0.00139583310773296" calcext:value-type="float">
            <text:p>0.001395833107733</text:p>
          </table:table-cell>
          <table:table-cell office:value-type="float" office:value="0.00063541014959182" calcext:value-type="float">
            <text:p>0.000635410149592</text:p>
          </table:table-cell>
          <table:table-cell office:value-type="float" office:value="0.000308025898792391" calcext:value-type="float">
            <text:p>0.00030802589879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34955512152778" calcext:value-type="float">
            <text:p>0.013495551215278</text:p>
          </table:table-cell>
          <table:table-cell office:value-type="float" office:value="0.00672414351482781" calcext:value-type="float">
            <text:p>0.006724143514828</text:p>
          </table:table-cell>
          <table:table-cell office:value-type="float" office:value="0.00311295403374566" calcext:value-type="float">
            <text:p>0.003112954033746</text:p>
          </table:table-cell>
          <table:table-cell office:value-type="float" office:value="0.00154772459778404" calcext:value-type="float">
            <text:p>0.001547724597784</text:p>
          </table:table-cell>
          <table:table-cell office:value-type="float" office:value="0.000757732343901973" calcext:value-type="float">
            <text:p>0.000757732343902</text:p>
          </table:table-cell>
          <table:table-cell office:value-type="float" office:value="0.000375534410161902" calcext:value-type="float">
            <text:p>0.00037553441016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190294053819444" calcext:value-type="float">
            <text:p>0.019029405381945</text:p>
          </table:table-cell>
          <table:table-cell office:value-type="float" office:value="0.00936484823421556" calcext:value-type="float">
            <text:p>0.009364848234216</text:p>
          </table:table-cell>
          <table:table-cell office:value-type="float" office:value="0.00408904181586372" calcext:value-type="float">
            <text:p>0.004089041815864</text:p>
          </table:table-cell>
          <table:table-cell office:value-type="float" office:value="0.00205824799393764" calcext:value-type="float">
            <text:p>0.002058247993938</text:p>
          </table:table-cell>
          <table:table-cell office:value-type="float" office:value="0.00101943258885984" calcext:value-type="float">
            <text:p>0.00101943258886</text:p>
          </table:table-cell>
          <table:table-cell office:value-type="float" office:value="0.000518678266284145" calcext:value-type="float">
            <text:p>0.00051867826628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9921875" calcext:value-type="float">
            <text:p>0.0419921875</text:p>
          </table:table-cell>
          <table:table-cell office:value-type="float" office:value="0.0152859157986111" calcext:value-type="float">
            <text:p>0.015285915798611</text:p>
          </table:table-cell>
          <table:table-cell office:value-type="float" office:value="0.00673473124601403" calcext:value-type="float">
            <text:p>0.006734731246014</text:p>
          </table:table-cell>
          <table:table-cell office:value-type="float" office:value="0.00327297634548611" calcext:value-type="float">
            <text:p>0.003272976345486</text:p>
          </table:table-cell>
          <table:table-cell office:value-type="float" office:value="0.00157738550644635" calcext:value-type="float">
            <text:p>0.001577385506446</text:p>
          </table:table-cell>
          <table:table-cell office:value-type="float" office:value="0.000795254151086478" calcext:value-type="float">
            <text:p>0.000795254151086</text:p>
          </table:table-cell>
          <table:table-cell office:value-type="float" office:value="0.000395673607832382" calcext:value-type="float">
            <text:p>0.00039567360783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69270833333333" calcext:value-type="float">
            <text:p>0.016927083333333</text:p>
          </table:table-cell>
          <table:table-cell office:value-type="float" office:value="0.00689603844467475" calcext:value-type="float">
            <text:p>0.006896038444675</text:p>
          </table:table-cell>
          <table:table-cell office:value-type="float" office:value="0.00276779174804687" calcext:value-type="float">
            <text:p>0.002767791748047</text:p>
          </table:table-cell>
          <table:table-cell office:value-type="float" office:value="0.00141933358794817" calcext:value-type="float">
            <text:p>0.001419333587948</text:p>
          </table:table-cell>
          <table:table-cell office:value-type="float" office:value="0.000734472220717104" calcext:value-type="float">
            <text:p>0.000734472220717</text:p>
          </table:table-cell>
          <table:table-cell office:value-type="float" office:value="0.00035816993961864" calcext:value-type="float">
            <text:p>0.00035816993961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4921875" calcext:value-type="float">
            <text:p>0.044921875</text:p>
          </table:table-cell>
          <table:table-cell office:value-type="float" office:value="0.0152045355902778" calcext:value-type="float">
            <text:p>0.015204535590278</text:p>
          </table:table-cell>
          <table:table-cell office:value-type="float" office:value="0.00728591607541454" calcext:value-type="float">
            <text:p>0.007285916075415</text:p>
          </table:table-cell>
          <table:table-cell office:value-type="float" office:value="0.00313979254828559" calcext:value-type="float">
            <text:p>0.003139792548286</text:p>
          </table:table-cell>
          <table:table-cell office:value-type="float" office:value="0.00149835408912365" calcext:value-type="float">
            <text:p>0.001498354089124</text:p>
          </table:table-cell>
          <table:table-cell office:value-type="float" office:value="0.000729176598070971" calcext:value-type="float">
            <text:p>0.000729176598071</text:p>
          </table:table-cell>
          <table:table-cell office:value-type="float" office:value="0.000373961922143691" calcext:value-type="float">
            <text:p>0.00037396192214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9296875" calcext:value-type="float">
            <text:p>0.029296875</text:p>
          </table:table-cell>
          <table:table-cell office:value-type="float" office:value="0.0149875217013889" calcext:value-type="float">
            <text:p>0.014987521701389</text:p>
          </table:table-cell>
          <table:table-cell office:value-type="float" office:value="0.00681881028778699" calcext:value-type="float">
            <text:p>0.006818810287787</text:p>
          </table:table-cell>
          <table:table-cell office:value-type="float" office:value="0.00328626844618056" calcext:value-type="float">
            <text:p>0.003286268446181</text:p>
          </table:table-cell>
          <table:table-cell office:value-type="float" office:value="0.00164928471012493" calcext:value-type="float">
            <text:p>0.001649284710125</text:p>
          </table:table-cell>
          <table:table-cell office:value-type="float" office:value="0.000773239628317735" calcext:value-type="float">
            <text:p>0.000773239628318</text:p>
          </table:table-cell>
          <table:table-cell office:value-type="float" office:value="0.000391358547885047" calcext:value-type="float">
            <text:p>0.00039135854788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02734375" calcext:value-type="float">
            <text:p>0.0302734375</text:p>
          </table:table-cell>
          <table:table-cell office:value-type="float" office:value="0.0124104817708333" calcext:value-type="float">
            <text:p>0.012410481770833</text:p>
          </table:table-cell>
          <table:table-cell office:value-type="float" office:value="0.00595123913823342" calcext:value-type="float">
            <text:p>0.005951239138233</text:p>
          </table:table-cell>
          <table:table-cell office:value-type="float" office:value="0.00299686008029514" calcext:value-type="float">
            <text:p>0.002996860080295</text:p>
          </table:table-cell>
          <table:table-cell office:value-type="float" office:value="0.0012790454662057" calcext:value-type="float">
            <text:p>0.001279045466206</text:p>
          </table:table-cell>
          <table:table-cell office:value-type="float" office:value="0.000629620734976713" calcext:value-type="float">
            <text:p>0.000629620734977</text:p>
          </table:table-cell>
          <table:table-cell office:value-type="float" office:value="0.000315560241718273" calcext:value-type="float">
            <text:p>0.00031556024171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23562282986111" calcext:value-type="float">
            <text:p>0.012356228298611</text:p>
          </table:table-cell>
          <table:table-cell office:value-type="float" office:value="0.00676026636240434" calcext:value-type="float">
            <text:p>0.006760266362404</text:p>
          </table:table-cell>
          <table:table-cell office:value-type="float" office:value="0.00321534050835503" calcext:value-type="float">
            <text:p>0.003215340508355</text:p>
          </table:table-cell>
          <table:table-cell office:value-type="float" office:value="0.00152384627001839" calcext:value-type="float">
            <text:p>0.001523846270018</text:p>
          </table:table-cell>
          <table:table-cell office:value-type="float" office:value="0.000722881557659708" calcext:value-type="float">
            <text:p>0.00072288155766</text:p>
          </table:table-cell>
          <table:table-cell office:value-type="float" office:value="0.000359568906344796" calcext:value-type="float">
            <text:p>0.00035956890634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0188395182291667" calcext:value-type="float">
            <text:p>0.018839518229167</text:p>
          </table:table-cell>
          <table:table-cell office:value-type="float" office:value="0.00910171197385204" calcext:value-type="float">
            <text:p>0.009101711973852</text:p>
          </table:table-cell>
          <table:table-cell office:value-type="float" office:value="0.0036710951063368" calcext:value-type="float">
            <text:p>0.003671095106337</text:p>
          </table:table-cell>
          <table:table-cell office:value-type="float" office:value="0.00181389425597255" calcext:value-type="float">
            <text:p>0.001813894255973</text:p>
          </table:table-cell>
          <table:table-cell office:value-type="float" office:value="0.000853177498858051" calcext:value-type="float">
            <text:p>0.000853177498858</text:p>
          </table:table-cell>
          <table:table-cell office:value-type="float" office:value="0.000419984567305065" calcext:value-type="float">
            <text:p>0.00041998456730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44140625" calcext:value-type="float">
            <text:p>0.0244140625</text:p>
          </table:table-cell>
          <table:table-cell office:value-type="float" office:value="0.0145941840277778" calcext:value-type="float">
            <text:p>0.014594184027778</text:p>
          </table:table-cell>
          <table:table-cell office:value-type="float" office:value="0.00588553292410714" calcext:value-type="float">
            <text:p>0.005885532924107</text:p>
          </table:table-cell>
          <table:table-cell office:value-type="float" office:value="0.00283013237847222" calcext:value-type="float">
            <text:p>0.002830132378472</text:p>
          </table:table-cell>
          <table:table-cell office:value-type="float" office:value="0.00133922941106663" calcext:value-type="float">
            <text:p>0.001339229411067</text:p>
          </table:table-cell>
          <table:table-cell office:value-type="float" office:value="0.000679603179235788" calcext:value-type="float">
            <text:p>0.000679603179236</text:p>
          </table:table-cell>
          <table:table-cell office:value-type="float" office:value="0.000334150617784809" calcext:value-type="float">
            <text:p>0.00033415061778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61328125" calcext:value-type="float">
            <text:p>0.0361328125</text:p>
          </table:table-cell>
          <table:table-cell office:value-type="float" office:value="0.0167778862847222" calcext:value-type="float">
            <text:p>0.016777886284722</text:p>
          </table:table-cell>
          <table:table-cell office:value-type="float" office:value="0.00713955626195791" calcext:value-type="float">
            <text:p>0.007139556261958</text:p>
          </table:table-cell>
          <table:table-cell office:value-type="float" office:value="0.00302435133192274" calcext:value-type="float">
            <text:p>0.003024351331923</text:p>
          </table:table-cell>
          <table:table-cell office:value-type="float" office:value="0.00140337790212324" calcext:value-type="float">
            <text:p>0.001403377902123</text:p>
          </table:table-cell>
          <table:table-cell office:value-type="float" office:value="0.00069726761416423" calcext:value-type="float">
            <text:p>0.000697267614164</text:p>
          </table:table-cell>
          <table:table-cell office:value-type="float" office:value="0.000341702781775162" calcext:value-type="float">
            <text:p>0.00034170278177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35498046875" calcext:value-type="float">
            <text:p>0.0135498046875</text:p>
          </table:table-cell>
          <table:table-cell office:value-type="float" office:value="0.00483174226721939" calcext:value-type="float">
            <text:p>0.004831742267219</text:p>
          </table:table-cell>
          <table:table-cell office:value-type="float" office:value="0.00256304423014323" calcext:value-type="float">
            <text:p>0.002563044230143</text:p>
          </table:table-cell>
          <table:table-cell office:value-type="float" office:value="0.00122043443892178" calcext:value-type="float">
            <text:p>0.001220434438922</text:p>
          </table:table-cell>
          <table:table-cell office:value-type="float" office:value="0.000581462186840747" calcext:value-type="float">
            <text:p>0.000581462186841</text:p>
          </table:table-cell>
          <table:table-cell office:value-type="float" office:value="0.000300882857319914" calcext:value-type="float">
            <text:p>0.0003008828573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22265625" calcext:value-type="float">
            <text:p>0.0322265625</text:p>
          </table:table-cell>
          <table:table-cell office:value-type="float" office:value="0.0133870442708333" calcext:value-type="float">
            <text:p>0.013387044270833</text:p>
          </table:table-cell>
          <table:table-cell office:value-type="float" office:value="0.00548506756218112" calcext:value-type="float">
            <text:p>0.005485067562181</text:p>
          </table:table-cell>
          <table:table-cell office:value-type="float" office:value="0.00293713887532552" calcext:value-type="float">
            <text:p>0.002937138875326</text:p>
          </table:table-cell>
          <table:table-cell office:value-type="float" office:value="0.00143182290084156" calcext:value-type="float">
            <text:p>0.001431822900842</text:p>
          </table:table-cell>
          <table:table-cell office:value-type="float" office:value="0.000697701936646354" calcext:value-type="float">
            <text:p>0.000697701936646</text:p>
          </table:table-cell>
          <table:table-cell office:value-type="float" office:value="0.000343617189035094" calcext:value-type="float">
            <text:p>0.00034361718903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1953125" calcext:value-type="float">
            <text:p>0.01953125</text:p>
          </table:table-cell>
          <table:table-cell office:value-type="float" office:value="0.0103895399305556" calcext:value-type="float">
            <text:p>0.010389539930556</text:p>
          </table:table-cell>
          <table:table-cell office:value-type="float" office:value="0.00484170719068878" calcext:value-type="float">
            <text:p>0.004841707190689</text:p>
          </table:table-cell>
          <table:table-cell office:value-type="float" office:value="0.00294921875" calcext:value-type="float">
            <text:p>0.00294921875</text:p>
          </table:table-cell>
          <table:table-cell office:value-type="float" office:value="0.00142529578908549" calcext:value-type="float">
            <text:p>0.001425295789086</text:p>
          </table:table-cell>
          <table:table-cell office:value-type="float" office:value="0.000704223486721801" calcext:value-type="float">
            <text:p>0.000704223486722</text:p>
          </table:table-cell>
          <table:table-cell office:value-type="float" office:value="0.000342637040882783" calcext:value-type="float">
            <text:p>0.00034263704088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00390625" calcext:value-type="float">
            <text:p>0.0400390625</text:p>
          </table:table-cell>
          <table:table-cell office:value-type="float" office:value="0.0183648003472222" calcext:value-type="float">
            <text:p>0.018364800347222</text:p>
          </table:table-cell>
          <table:table-cell office:value-type="float" office:value="0.00907711106903699" calcext:value-type="float">
            <text:p>0.009077111069037</text:p>
          </table:table-cell>
          <table:table-cell office:value-type="float" office:value="0.00410858154296875" calcext:value-type="float">
            <text:p>0.004108581542969</text:p>
          </table:table-cell>
          <table:table-cell office:value-type="float" office:value="0.00194252095535072" calcext:value-type="float">
            <text:p>0.001942520955351</text:p>
          </table:table-cell>
          <table:table-cell office:value-type="float" office:value="0.000960525741923153" calcext:value-type="float">
            <text:p>0.000960525741923</text:p>
          </table:table-cell>
          <table:table-cell office:value-type="float" office:value="0.000472485583297037" calcext:value-type="float">
            <text:p>0.00047248558329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2734375" calcext:value-type="float">
            <text:p>0.052734375</text:p>
          </table:table-cell>
          <table:table-cell office:value-type="float" office:value="0.0172932942708333" calcext:value-type="float">
            <text:p>0.017293294270833</text:p>
          </table:table-cell>
          <table:table-cell office:value-type="float" office:value="0.00679514359454719" calcext:value-type="float">
            <text:p>0.006795143594547</text:p>
          </table:table-cell>
          <table:table-cell office:value-type="float" office:value="0.00352679782443576" calcext:value-type="float">
            <text:p>0.003526797824436</text:p>
          </table:table-cell>
          <table:table-cell office:value-type="float" office:value="0.0017732211876114" calcext:value-type="float">
            <text:p>0.001773221187611</text:p>
          </table:table-cell>
          <table:table-cell office:value-type="float" office:value="0.000874185605684676" calcext:value-type="float">
            <text:p>0.000874185605685</text:p>
          </table:table-cell>
          <table:table-cell office:value-type="float" office:value="0.000432666413538203" calcext:value-type="float">
            <text:p>0.00043266641353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00390625" calcext:value-type="float">
            <text:p>0.0400390625</text:p>
          </table:table-cell>
          <table:table-cell office:value-type="float" office:value="0.0136176215277778" calcext:value-type="float">
            <text:p>0.013617621527778</text:p>
          </table:table-cell>
          <table:table-cell office:value-type="float" office:value="0.00666435397401148" calcext:value-type="float">
            <text:p>0.006664353974011</text:p>
          </table:table-cell>
          <table:table-cell office:value-type="float" office:value="0.00320211622450087" calcext:value-type="float">
            <text:p>0.003202116224501</text:p>
          </table:table-cell>
          <table:table-cell office:value-type="float" office:value="0.00159948574268607" calcext:value-type="float">
            <text:p>0.001599485742686</text:p>
          </table:table-cell>
          <table:table-cell office:value-type="float" office:value="0.000787863595625651" calcext:value-type="float">
            <text:p>0.000787863595626</text:p>
          </table:table-cell>
          <table:table-cell office:value-type="float" office:value="0.000390223640239692" calcext:value-type="float">
            <text:p>0.0003902236402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0128851996527778" calcext:value-type="float">
            <text:p>0.012885199652778</text:p>
          </table:table-cell>
          <table:table-cell office:value-type="float" office:value="0.0058067477479273" calcext:value-type="float">
            <text:p>0.005806747747927</text:p>
          </table:table-cell>
          <table:table-cell office:value-type="float" office:value="0.00245264689127604" calcext:value-type="float">
            <text:p>0.002452646891276</text:p>
          </table:table-cell>
          <table:table-cell office:value-type="float" office:value="0.00118045132068392" calcext:value-type="float">
            <text:p>0.001180451320684</text:p>
          </table:table-cell>
          <table:table-cell office:value-type="float" office:value="0.000576472133735951" calcext:value-type="float">
            <text:p>0.000576472133736</text:p>
          </table:table-cell>
          <table:table-cell office:value-type="float" office:value="0.000283154535231864" calcext:value-type="float">
            <text:p>0.00028315453523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0204128689236111" calcext:value-type="float">
            <text:p>0.020412868923611</text:p>
          </table:table-cell>
          <table:table-cell office:value-type="float" office:value="0.00942557198660714" calcext:value-type="float">
            <text:p>0.009425571986607</text:p>
          </table:table-cell>
          <table:table-cell office:value-type="float" office:value="0.00439124213324653" calcext:value-type="float">
            <text:p>0.004391242133247</text:p>
          </table:table-cell>
          <table:table-cell office:value-type="float" office:value="0.00182365552443743" calcext:value-type="float">
            <text:p>0.001823655524437</text:p>
          </table:table-cell>
          <table:table-cell office:value-type="float" office:value="0.00091306029113362" calcext:value-type="float">
            <text:p>0.000913060291134</text:p>
          </table:table-cell>
          <table:table-cell office:value-type="float" office:value="0.000444736936376708" calcext:value-type="float">
            <text:p>0.00044473693637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56640625" calcext:value-type="float">
            <text:p>0.0556640625</text:p>
          </table:table-cell>
          <table:table-cell office:value-type="float" office:value="0.0205078125" calcext:value-type="float">
            <text:p>0.0205078125</text:p>
          </table:table-cell>
          <table:table-cell office:value-type="float" office:value="0.0100169279137436" calcext:value-type="float">
            <text:p>0.010016927913744</text:p>
          </table:table-cell>
          <table:table-cell office:value-type="float" office:value="0.00458534240722656" calcext:value-type="float">
            <text:p>0.004585342407227</text:p>
          </table:table-cell>
          <table:table-cell office:value-type="float" office:value="0.00221188408279022" calcext:value-type="float">
            <text:p>0.00221188408279</text:p>
          </table:table-cell>
          <table:table-cell office:value-type="float" office:value="0.00105822351393936" calcext:value-type="float">
            <text:p>0.001058223513939</text:p>
          </table:table-cell>
          <table:table-cell office:value-type="float" office:value="0.000517028731113994" calcext:value-type="float">
            <text:p>0.00051702873111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34375" calcext:value-type="float">
            <text:p>0.0234375</text:p>
          </table:table-cell>
          <table:table-cell office:value-type="float" office:value="0.0112847222222222" calcext:value-type="float">
            <text:p>0.011284722222222</text:p>
          </table:table-cell>
          <table:table-cell office:value-type="float" office:value="0.00539071219308036" calcext:value-type="float">
            <text:p>0.00539071219308</text:p>
          </table:table-cell>
          <table:table-cell office:value-type="float" office:value="0.00240621778700087" calcext:value-type="float">
            <text:p>0.002406217787001</text:p>
          </table:table-cell>
          <table:table-cell office:value-type="float" office:value="0.0012051396761923" calcext:value-type="float">
            <text:p>0.001205139676192</text:p>
          </table:table-cell>
          <table:table-cell office:value-type="float" office:value="0.000558937885924051" calcext:value-type="float">
            <text:p>0.000558937885924</text:p>
          </table:table-cell>
          <table:table-cell office:value-type="float" office:value="0.000279159408869469" calcext:value-type="float">
            <text:p>0.00027915940886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0194905598958333" calcext:value-type="float">
            <text:p>0.019490559895833</text:p>
          </table:table-cell>
          <table:table-cell office:value-type="float" office:value="0.00824192592075893" calcext:value-type="float">
            <text:p>0.008241925920759</text:p>
          </table:table-cell>
          <table:table-cell office:value-type="float" office:value="0.0043414052327474" calcext:value-type="float">
            <text:p>0.004341405232747</text:p>
          </table:table-cell>
          <table:table-cell office:value-type="float" office:value="0.00205474093354828" calcext:value-type="float">
            <text:p>0.002054740933548</text:p>
          </table:table-cell>
          <table:table-cell office:value-type="float" office:value="0.000998023716260276" calcext:value-type="float">
            <text:p>0.00099802371626</text:p>
          </table:table-cell>
          <table:table-cell office:value-type="float" office:value="0.000508176851009464" calcext:value-type="float">
            <text:p>0.00050817685100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65066189236111" calcext:value-type="float">
            <text:p>0.016506618923611</text:p>
          </table:table-cell>
          <table:table-cell office:value-type="float" office:value="0.00734601702008929" calcext:value-type="float">
            <text:p>0.007346017020089</text:p>
          </table:table-cell>
          <table:table-cell office:value-type="float" office:value="0.00375716315375434" calcext:value-type="float">
            <text:p>0.003757163153754</text:p>
          </table:table-cell>
          <table:table-cell office:value-type="float" office:value="0.00187549258618151" calcext:value-type="float">
            <text:p>0.001875492586182</text:p>
          </table:table-cell>
          <table:table-cell office:value-type="float" office:value="0.000957110398781032" calcext:value-type="float">
            <text:p>0.000957110398781</text:p>
          </table:table-cell>
          <table:table-cell office:value-type="float" office:value="0.000480608191574209" calcext:value-type="float">
            <text:p>0.00048060819157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177001953125" calcext:value-type="float">
            <text:p>0.0177001953125</text:p>
          </table:table-cell>
          <table:table-cell office:value-type="float" office:value="0.0084110182158801" calcext:value-type="float">
            <text:p>0.00841101821588</text:p>
          </table:table-cell>
          <table:table-cell office:value-type="float" office:value="0.00375836690266927" calcext:value-type="float">
            <text:p>0.003758366902669</text:p>
          </table:table-cell>
          <table:table-cell office:value-type="float" office:value="0.0018580929917922" calcext:value-type="float">
            <text:p>0.001858092991792</text:p>
          </table:table-cell>
          <table:table-cell office:value-type="float" office:value="0.000917428963188562" calcext:value-type="float">
            <text:p>0.000917428963189</text:p>
          </table:table-cell>
          <table:table-cell office:value-type="float" office:value="0.000453179566006835" calcext:value-type="float">
            <text:p>0.00045317956600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05078125" calcext:value-type="float">
            <text:p>0.0205078125</text:p>
          </table:table-cell>
          <table:table-cell office:value-type="float" office:value="0.00790744357638889" calcext:value-type="float">
            <text:p>0.007907443576389</text:p>
          </table:table-cell>
          <table:table-cell office:value-type="float" office:value="0.00290290676817602" calcext:value-type="float">
            <text:p>0.002902906768176</text:p>
          </table:table-cell>
          <table:table-cell office:value-type="float" office:value="0.00164352416992188" calcext:value-type="float">
            <text:p>0.001643524169922</text:p>
          </table:table-cell>
          <table:table-cell office:value-type="float" office:value="0.000814412560596922" calcext:value-type="float">
            <text:p>0.000814412560597</text:p>
          </table:table-cell>
          <table:table-cell office:value-type="float" office:value="0.000404026863346114" calcext:value-type="float">
            <text:p>0.000404026863346</text:p>
          </table:table-cell>
          <table:table-cell office:value-type="float" office:value="0.000202621108395529" calcext:value-type="float">
            <text:p>0.00020262110839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0152723524305556" calcext:value-type="float">
            <text:p>0.015272352430556</text:p>
          </table:table-cell>
          <table:table-cell office:value-type="float" office:value="0.00673410843829719" calcext:value-type="float">
            <text:p>0.006734108438297</text:p>
          </table:table-cell>
          <table:table-cell office:value-type="float" office:value="0.00311727735731337" calcext:value-type="float">
            <text:p>0.003117277357313</text:p>
          </table:table-cell>
          <table:table-cell office:value-type="float" office:value="0.00154271979237694" calcext:value-type="float">
            <text:p>0.001542719792377</text:p>
          </table:table-cell>
          <table:table-cell office:value-type="float" office:value="0.000781596592974981" calcext:value-type="float">
            <text:p>0.000781596592975</text:p>
          </table:table-cell>
          <table:table-cell office:value-type="float" office:value="0.000367586550774152" calcext:value-type="float">
            <text:p>0.00036758655077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86360677083333" calcext:value-type="float">
            <text:p>0.018636067708333</text:p>
          </table:table-cell>
          <table:table-cell office:value-type="float" office:value="0.00789439921476403" calcext:value-type="float">
            <text:p>0.007894399214764</text:p>
          </table:table-cell>
          <table:table-cell office:value-type="float" office:value="0.00344775729709201" calcext:value-type="float">
            <text:p>0.003447757297092</text:p>
          </table:table-cell>
          <table:table-cell office:value-type="float" office:value="0.00167690256259692" calcext:value-type="float">
            <text:p>0.001676902562597</text:p>
          </table:table-cell>
          <table:table-cell office:value-type="float" office:value="0.000855600557569954" calcext:value-type="float">
            <text:p>0.00085560055757</text:p>
          </table:table-cell>
          <table:table-cell office:value-type="float" office:value="0.00042989681344887" calcext:value-type="float">
            <text:p>0.00042989681344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9921875" calcext:value-type="float">
            <text:p>0.0419921875</text:p>
          </table:table-cell>
          <table:table-cell office:value-type="float" office:value="0.0144721137152778" calcext:value-type="float">
            <text:p>0.014472113715278</text:p>
          </table:table-cell>
          <table:table-cell office:value-type="float" office:value="0.00663165656887755" calcext:value-type="float">
            <text:p>0.006631656568878</text:p>
          </table:table-cell>
          <table:table-cell office:value-type="float" office:value="0.00318874782986111" calcext:value-type="float">
            <text:p>0.003188747829861</text:p>
          </table:table-cell>
          <table:table-cell office:value-type="float" office:value="0.00149036743886513" calcext:value-type="float">
            <text:p>0.001490367438865</text:p>
          </table:table-cell>
          <table:table-cell office:value-type="float" office:value="0.000769035405913238" calcext:value-type="float">
            <text:p>0.000769035405913</text:p>
          </table:table-cell>
          <table:table-cell office:value-type="float" office:value="0.000377107562214437" calcext:value-type="float">
            <text:p>0.00037710756221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734375" calcext:value-type="float">
            <text:p>0.02734375</text:p>
          </table:table-cell>
          <table:table-cell office:value-type="float" office:value="0.0130615234375" calcext:value-type="float">
            <text:p>0.0130615234375</text:p>
          </table:table-cell>
          <table:table-cell office:value-type="float" office:value="0.00697793765943878" calcext:value-type="float">
            <text:p>0.006977937659439</text:p>
          </table:table-cell>
          <table:table-cell office:value-type="float" office:value="0.00320612589518229" calcext:value-type="float">
            <text:p>0.003206125895182</text:p>
          </table:table-cell>
          <table:table-cell office:value-type="float" office:value="0.00154004732106156" calcext:value-type="float">
            <text:p>0.001540047321062</text:p>
          </table:table-cell>
          <table:table-cell office:value-type="float" office:value="0.00070727727490668" calcext:value-type="float">
            <text:p>0.000707277274907</text:p>
          </table:table-cell>
          <table:table-cell office:value-type="float" office:value="0.000345845632562265" calcext:value-type="float">
            <text:p>0.00034584563256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0130208333333333" calcext:value-type="float">
            <text:p>0.013020833333333</text:p>
          </table:table-cell>
          <table:table-cell office:value-type="float" office:value="0.00622278330277424" calcext:value-type="float">
            <text:p>0.006222783302774</text:p>
          </table:table-cell>
          <table:table-cell office:value-type="float" office:value="0.00294673495822483" calcext:value-type="float">
            <text:p>0.002946734958225</text:p>
          </table:table-cell>
          <table:table-cell office:value-type="float" office:value="0.00151282443464361" calcext:value-type="float">
            <text:p>0.001512824434644</text:p>
          </table:table-cell>
          <table:table-cell office:value-type="float" office:value="0.000728694467227385" calcext:value-type="float">
            <text:p>0.000728694467227</text:p>
          </table:table-cell>
          <table:table-cell office:value-type="float" office:value="0.00036781297562304" calcext:value-type="float">
            <text:p>0.00036781297562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0.0137125651041667" calcext:value-type="float">
            <text:p>0.013712565104167</text:p>
          </table:table-cell>
          <table:table-cell office:value-type="float" office:value="0.00555295360331633" calcext:value-type="float">
            <text:p>0.005552953603316</text:p>
          </table:table-cell>
          <table:table-cell office:value-type="float" office:value="0.00291779412163629" calcext:value-type="float">
            <text:p>0.002917794121636</text:p>
          </table:table-cell>
          <table:table-cell office:value-type="float" office:value="0.00143781561757226" calcext:value-type="float">
            <text:p>0.001437815617572</text:p>
          </table:table-cell>
          <table:table-cell office:value-type="float" office:value="0.000708384308414935" calcext:value-type="float">
            <text:p>0.000708384308415</text:p>
          </table:table-cell>
          <table:table-cell office:value-type="float" office:value="0.000358324527040182" calcext:value-type="float">
            <text:p>0.0003583245270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2734375" calcext:value-type="float">
            <text:p>0.052734375</text:p>
          </table:table-cell>
          <table:table-cell office:value-type="float" office:value="0.0198567708333333" calcext:value-type="float">
            <text:p>0.019856770833333</text:p>
          </table:table-cell>
          <table:table-cell office:value-type="float" office:value="0.0087482685945472" calcext:value-type="float">
            <text:p>0.008748268594547</text:p>
          </table:table-cell>
          <table:table-cell office:value-type="float" office:value="0.00457523769802517" calcext:value-type="float">
            <text:p>0.004575237698025</text:p>
          </table:table-cell>
          <table:table-cell office:value-type="float" office:value="0.00221466075369272" calcext:value-type="float">
            <text:p>0.002214660753693</text:p>
          </table:table-cell>
          <table:table-cell office:value-type="float" office:value="0.00110465719165836" calcext:value-type="float">
            <text:p>0.001104657191658</text:p>
          </table:table-cell>
          <table:table-cell office:value-type="float" office:value="0.000549867482214632" calcext:value-type="float">
            <text:p>0.00054986748221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83203125" calcext:value-type="float">
            <text:p>0.0283203125</text:p>
          </table:table-cell>
          <table:table-cell office:value-type="float" office:value="0.0181884765625" calcext:value-type="float">
            <text:p>0.0181884765625</text:p>
          </table:table-cell>
          <table:table-cell office:value-type="float" office:value="0.00786232461734694" calcext:value-type="float">
            <text:p>0.007862324617347</text:p>
          </table:table-cell>
          <table:table-cell office:value-type="float" office:value="0.00354307386610243" calcext:value-type="float">
            <text:p>0.003543073866102</text:p>
          </table:table-cell>
          <table:table-cell office:value-type="float" office:value="0.00179770039966278" calcext:value-type="float">
            <text:p>0.001797700399663</text:p>
          </table:table-cell>
          <table:table-cell office:value-type="float" office:value="0.000865440347327427" calcext:value-type="float">
            <text:p>0.000865440347327</text:p>
          </table:table-cell>
          <table:table-cell office:value-type="float" office:value="0.000432808527508039" calcext:value-type="float">
            <text:p>0.00043280852750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61328125" calcext:value-type="float">
            <text:p>0.0361328125</text:p>
          </table:table-cell>
          <table:table-cell office:value-type="float" office:value="0.0165879991319444" calcext:value-type="float">
            <text:p>0.016587999131945</text:p>
          </table:table-cell>
          <table:table-cell office:value-type="float" office:value="0.00761226731903699" calcext:value-type="float">
            <text:p>0.007612267319037</text:p>
          </table:table-cell>
          <table:table-cell office:value-type="float" office:value="0.00395898607042101" calcext:value-type="float">
            <text:p>0.003958986070421</text:p>
          </table:table-cell>
          <table:table-cell office:value-type="float" office:value="0.00182668103387775" calcext:value-type="float">
            <text:p>0.001826681033878</text:p>
          </table:table-cell>
          <table:table-cell office:value-type="float" office:value="0.000891081209776233" calcext:value-type="float">
            <text:p>0.000891081209776</text:p>
          </table:table-cell>
          <table:table-cell office:value-type="float" office:value="0.000432790044718929" calcext:value-type="float">
            <text:p>0.00043279004471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163845486111111" calcext:value-type="float">
            <text:p>0.016384548611111</text:p>
          </table:table-cell>
          <table:table-cell office:value-type="float" office:value="0.00755808304767219" calcext:value-type="float">
            <text:p>0.007558083047672</text:p>
          </table:table-cell>
          <table:table-cell office:value-type="float" office:value="0.00346767849392361" calcext:value-type="float">
            <text:p>0.003467678493924</text:p>
          </table:table-cell>
          <table:table-cell office:value-type="float" office:value="0.00162346157149395" calcext:value-type="float">
            <text:p>0.001623461571494</text:p>
          </table:table-cell>
          <table:table-cell office:value-type="float" office:value="0.000798863588517185" calcext:value-type="float">
            <text:p>0.000798863588517</text:p>
          </table:table-cell>
          <table:table-cell office:value-type="float" office:value="0.000398025836134306" calcext:value-type="float">
            <text:p>0.00039802583613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98046875" calcext:value-type="float">
            <text:p>0.0498046875</text:p>
          </table:table-cell>
          <table:table-cell office:value-type="float" office:value="0.0191786024305556" calcext:value-type="float">
            <text:p>0.019178602430556</text:p>
          </table:table-cell>
          <table:table-cell office:value-type="float" office:value="0.00866450095663266" calcext:value-type="float">
            <text:p>0.008664500956633</text:p>
          </table:table-cell>
          <table:table-cell office:value-type="float" office:value="0.0037858157687717" calcext:value-type="float">
            <text:p>0.003785815768772</text:p>
          </table:table-cell>
          <table:table-cell office:value-type="float" office:value="0.00184777648838452" calcext:value-type="float">
            <text:p>0.001847776488385</text:p>
          </table:table-cell>
          <table:table-cell office:value-type="float" office:value="0.000895759213268081" calcext:value-type="float">
            <text:p>0.000895759213268</text:p>
          </table:table-cell>
          <table:table-cell office:value-type="float" office:value="0.000445257443203664" calcext:value-type="float">
            <text:p>0.00044525744320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5390625" calcext:value-type="float">
            <text:p>0.025390625</text:p>
          </table:table-cell>
          <table:table-cell office:value-type="float" office:value="0.0147162543402778" calcext:value-type="float">
            <text:p>0.014716254340278</text:p>
          </table:table-cell>
          <table:table-cell office:value-type="float" office:value="0.00653885821906888" calcext:value-type="float">
            <text:p>0.006538858219069</text:p>
          </table:table-cell>
          <table:table-cell office:value-type="float" office:value="0.00297767639160156" calcext:value-type="float">
            <text:p>0.002977676391602</text:p>
          </table:table-cell>
          <table:table-cell office:value-type="float" office:value="0.00152700500607367" calcext:value-type="float">
            <text:p>0.001527005006074</text:p>
          </table:table-cell>
          <table:table-cell office:value-type="float" office:value="0.00076995088309838" calcext:value-type="float">
            <text:p>0.000769950883098</text:p>
          </table:table-cell>
          <table:table-cell office:value-type="float" office:value="0.00038828007459744" calcext:value-type="float">
            <text:p>0.00038828007459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22265625" calcext:value-type="float">
            <text:p>0.0322265625</text:p>
          </table:table-cell>
          <table:table-cell office:value-type="float" office:value="0.0162760416666667" calcext:value-type="float">
            <text:p>0.016276041666667</text:p>
          </table:table-cell>
          <table:table-cell office:value-type="float" office:value="0.0074852145448023" calcext:value-type="float">
            <text:p>0.007485214544802</text:p>
          </table:table-cell>
          <table:table-cell office:value-type="float" office:value="0.00380407545301649" calcext:value-type="float">
            <text:p>0.003804075453017</text:p>
          </table:table-cell>
          <table:table-cell office:value-type="float" office:value="0.00196120146037885" calcext:value-type="float">
            <text:p>0.001961201460379</text:p>
          </table:table-cell>
          <table:table-cell office:value-type="float" office:value="0.000950462491063574" calcext:value-type="float">
            <text:p>0.000950462491064</text:p>
          </table:table-cell>
          <table:table-cell office:value-type="float" office:value="0.000474548887377582" calcext:value-type="float">
            <text:p>0.00047454888737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0.0178087022569444" calcext:value-type="float">
            <text:p>0.017808702256945</text:p>
          </table:table-cell>
          <table:table-cell office:value-type="float" office:value="0.0081363600127551" calcext:value-type="float">
            <text:p>0.008136360012755</text:p>
          </table:table-cell>
          <table:table-cell office:value-type="float" office:value="0.00365368313259549" calcext:value-type="float">
            <text:p>0.003653683132595</text:p>
          </table:table-cell>
          <table:table-cell office:value-type="float" office:value="0.00174691476137159" calcext:value-type="float">
            <text:p>0.001746914761372</text:p>
          </table:table-cell>
          <table:table-cell office:value-type="float" office:value="0.000845372842042384" calcext:value-type="float">
            <text:p>0.000845372842042</text:p>
          </table:table-cell>
          <table:table-cell office:value-type="float" office:value="0.000415714646216859" calcext:value-type="float">
            <text:p>0.00041571464621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44140625" calcext:value-type="float">
            <text:p>0.0244140625</text:p>
          </table:table-cell>
          <table:table-cell office:value-type="float" office:value="0.0103352864583333" calcext:value-type="float">
            <text:p>0.010335286458333</text:p>
          </table:table-cell>
          <table:table-cell office:value-type="float" office:value="0.00564108089524873" calcext:value-type="float">
            <text:p>0.005641080895249</text:p>
          </table:table-cell>
          <table:table-cell office:value-type="float" office:value="0.0028763665093316" calcext:value-type="float">
            <text:p>0.002876366509332</text:p>
          </table:table-cell>
          <table:table-cell office:value-type="float" office:value="0.00163101083158082" calcext:value-type="float">
            <text:p>0.001631010831581</text:p>
          </table:table-cell>
          <table:table-cell office:value-type="float" office:value="0.000801850135634546" calcext:value-type="float">
            <text:p>0.000801850135635</text:p>
          </table:table-cell>
          <table:table-cell office:value-type="float" office:value="0.00039082205342126" calcext:value-type="float">
            <text:p>0.00039082205342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4921875" calcext:value-type="float">
            <text:p>0.044921875</text:p>
          </table:table-cell>
          <table:table-cell office:value-type="float" office:value="0.0175374348958333" calcext:value-type="float">
            <text:p>0.017537434895833</text:p>
          </table:table-cell>
          <table:table-cell office:value-type="float" office:value="0.00778758769132653" calcext:value-type="float">
            <text:p>0.007787587691327</text:p>
          </table:table-cell>
          <table:table-cell office:value-type="float" office:value="0.0035429212782118" calcext:value-type="float">
            <text:p>0.003542921278212</text:p>
          </table:table-cell>
          <table:table-cell office:value-type="float" office:value="0.00176436595936596" calcext:value-type="float">
            <text:p>0.001764365959366</text:p>
          </table:table-cell>
          <table:table-cell office:value-type="float" office:value="0.000868887985704767" calcext:value-type="float">
            <text:p>0.000868887985705</text:p>
          </table:table-cell>
          <table:table-cell office:value-type="float" office:value="0.000426123071741619" calcext:value-type="float">
            <text:p>0.00042612307174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00390625" calcext:value-type="float">
            <text:p>0.0400390625</text:p>
          </table:table-cell>
          <table:table-cell office:value-type="float" office:value="0.0172390407986111" calcext:value-type="float">
            <text:p>0.017239040798611</text:p>
          </table:table-cell>
          <table:table-cell office:value-type="float" office:value="0.00747524962133291" calcext:value-type="float">
            <text:p>0.007475249621333</text:p>
          </table:table-cell>
          <table:table-cell office:value-type="float" office:value="0.00328489515516493" calcext:value-type="float">
            <text:p>0.003284895155165</text:p>
          </table:table-cell>
          <table:table-cell office:value-type="float" office:value="0.00160728508178203" calcext:value-type="float">
            <text:p>0.001607285081782</text:p>
          </table:table-cell>
          <table:table-cell office:value-type="float" office:value="0.00071814634482186" calcext:value-type="float">
            <text:p>0.000718146344822</text:p>
          </table:table-cell>
          <table:table-cell office:value-type="float" office:value="0.00034607391370467" calcext:value-type="float">
            <text:p>0.00034607391370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44140625" calcext:value-type="float">
            <text:p>0.0244140625</text:p>
          </table:table-cell>
          <table:table-cell office:value-type="float" office:value="0.0106065538194444" calcext:value-type="float">
            <text:p>0.010606553819445</text:p>
          </table:table-cell>
          <table:table-cell office:value-type="float" office:value="0.00545984384964924" calcext:value-type="float">
            <text:p>0.005459843849649</text:p>
          </table:table-cell>
          <table:table-cell office:value-type="float" office:value="0.00274763319227431" calcext:value-type="float">
            <text:p>0.002747633192274</text:p>
          </table:table-cell>
          <table:table-cell office:value-type="float" office:value="0.00140150454240337" calcext:value-type="float">
            <text:p>0.001401504542403</text:p>
          </table:table-cell>
          <table:table-cell office:value-type="float" office:value="0.000685606871722897" calcext:value-type="float">
            <text:p>0.000685606871723</text:p>
          </table:table-cell>
          <table:table-cell office:value-type="float" office:value="0.000341968283023029" calcext:value-type="float">
            <text:p>0.00034196828302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58984375" calcext:value-type="float">
            <text:p>0.0458984375</text:p>
          </table:table-cell>
          <table:table-cell office:value-type="float" office:value="0.0206434461805556" calcext:value-type="float">
            <text:p>0.020643446180556</text:p>
          </table:table-cell>
          <table:table-cell office:value-type="float" office:value="0.00964666872608419" calcext:value-type="float">
            <text:p>0.009646668726084</text:p>
          </table:table-cell>
          <table:table-cell office:value-type="float" office:value="0.00459175957573785" calcext:value-type="float">
            <text:p>0.004591759575738</text:p>
          </table:table-cell>
          <table:table-cell office:value-type="float" office:value="0.00212127857228099" calcext:value-type="float">
            <text:p>0.002121278572281</text:p>
          </table:table-cell>
          <table:table-cell office:value-type="float" office:value="0.00101562630142064" calcext:value-type="float">
            <text:p>0.001015626301421</text:p>
          </table:table-cell>
          <table:table-cell office:value-type="float" office:value="0.000515770532273486" calcext:value-type="float">
            <text:p>0.00051577053227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0223253038194444" calcext:value-type="float">
            <text:p>0.022325303819445</text:p>
          </table:table-cell>
          <table:table-cell office:value-type="float" office:value="0.00863865443638393" calcext:value-type="float">
            <text:p>0.008638654436384</text:p>
          </table:table-cell>
          <table:table-cell office:value-type="float" office:value="0.00379644605848524" calcext:value-type="float">
            <text:p>0.003796446058485</text:p>
          </table:table-cell>
          <table:table-cell office:value-type="float" office:value="0.00182331365055398" calcext:value-type="float">
            <text:p>0.001823313650554</text:p>
          </table:table-cell>
          <table:table-cell office:value-type="float" office:value="0.000922565662641614" calcext:value-type="float">
            <text:p>0.000922565662642</text:p>
          </table:table-cell>
          <table:table-cell office:value-type="float" office:value="0.00044257162184205" calcext:value-type="float">
            <text:p>0.00044257162184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859375" calcext:value-type="float">
            <text:p>0.05859375</text:p>
          </table:table-cell>
          <table:table-cell office:value-type="float" office:value="0.0241427951388889" calcext:value-type="float">
            <text:p>0.024142795138889</text:p>
          </table:table-cell>
          <table:table-cell office:value-type="float" office:value="0.0106559286312181" calcext:value-type="float">
            <text:p>0.010655928631218</text:p>
          </table:table-cell>
          <table:table-cell office:value-type="float" office:value="0.00470896402994792" calcext:value-type="float">
            <text:p>0.004708964029948</text:p>
          </table:table-cell>
          <table:table-cell office:value-type="float" office:value="0.00210992478679296" calcext:value-type="float">
            <text:p>0.002109924786793</text:p>
          </table:table-cell>
          <table:table-cell office:value-type="float" office:value="0.00101174837277259" calcext:value-type="float">
            <text:p>0.001011748372773</text:p>
          </table:table-cell>
          <table:table-cell office:value-type="float" office:value="0.000503715900296028" calcext:value-type="float">
            <text:p>0.00050371590029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0133056640625" calcext:value-type="float">
            <text:p>0.0133056640625</text:p>
          </table:table-cell>
          <table:table-cell office:value-type="float" office:value="0.00640869140625" calcext:value-type="float">
            <text:p>0.00640869140625</text:p>
          </table:table-cell>
          <table:table-cell office:value-type="float" office:value="0.00288832770453559" calcext:value-type="float">
            <text:p>0.002888327704536</text:p>
          </table:table-cell>
          <table:table-cell office:value-type="float" office:value="0.001367516869933" calcext:value-type="float">
            <text:p>0.001367516869933</text:p>
          </table:table-cell>
          <table:table-cell office:value-type="float" office:value="0.000659225058513554" calcext:value-type="float">
            <text:p>0.000659225058514</text:p>
          </table:table-cell>
          <table:table-cell office:value-type="float" office:value="0.000329426331383791" calcext:value-type="float">
            <text:p>0.00032942633138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34006076388889" calcext:value-type="float">
            <text:p>0.013400607638889</text:p>
          </table:table-cell>
          <table:table-cell office:value-type="float" office:value="0.00647128358179209" calcext:value-type="float">
            <text:p>0.006471283581792</text:p>
          </table:table-cell>
          <table:table-cell office:value-type="float" office:value="0.00346470303005642" calcext:value-type="float">
            <text:p>0.003464703030056</text:p>
          </table:table-cell>
          <table:table-cell office:value-type="float" office:value="0.00158420933893146" calcext:value-type="float">
            <text:p>0.001584209338931</text:p>
          </table:table-cell>
          <table:table-cell office:value-type="float" office:value="0.000756579236558956" calcext:value-type="float">
            <text:p>0.000756579236559</text:p>
          </table:table-cell>
          <table:table-cell office:value-type="float" office:value="0.000369013730759688" calcext:value-type="float">
            <text:p>0.0003690137307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22265625" calcext:value-type="float">
            <text:p>0.0322265625</text:p>
          </table:table-cell>
          <table:table-cell office:value-type="float" office:value="0.0155843098958333" calcext:value-type="float">
            <text:p>0.015584309895833</text:p>
          </table:table-cell>
          <table:table-cell office:value-type="float" office:value="0.0067478102080676" calcext:value-type="float">
            <text:p>0.006747810208068</text:p>
          </table:table-cell>
          <table:table-cell office:value-type="float" office:value="0.00341019524468316" calcext:value-type="float">
            <text:p>0.003410195244683</text:p>
          </table:table-cell>
          <table:table-cell office:value-type="float" office:value="0.00172990467496271" calcext:value-type="float">
            <text:p>0.001729904674963</text:p>
          </table:table-cell>
          <table:table-cell office:value-type="float" office:value="0.000811017296962397" calcext:value-type="float">
            <text:p>0.000811017296962</text:p>
          </table:table-cell>
          <table:table-cell office:value-type="float" office:value="0.000400937027973785" calcext:value-type="float">
            <text:p>0.00040093702797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0194905598958333" calcext:value-type="float">
            <text:p>0.019490559895833</text:p>
          </table:table-cell>
          <table:table-cell office:value-type="float" office:value="0.00830109265385842" calcext:value-type="float">
            <text:p>0.008301092653858</text:p>
          </table:table-cell>
          <table:table-cell office:value-type="float" office:value="0.00372951083713108" calcext:value-type="float">
            <text:p>0.003729510837131</text:p>
          </table:table-cell>
          <table:table-cell office:value-type="float" office:value="0.00185057747252402" calcext:value-type="float">
            <text:p>0.001850577472524</text:p>
          </table:table-cell>
          <table:table-cell office:value-type="float" office:value="0.000899560815232561" calcext:value-type="float">
            <text:p>0.000899560815233</text:p>
          </table:table-cell>
          <table:table-cell office:value-type="float" office:value="0.000462454293930004" calcext:value-type="float">
            <text:p>0.0004624542939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01708984375" calcext:value-type="float">
            <text:p>0.01708984375</text:p>
          </table:table-cell>
          <table:table-cell office:value-type="float" office:value="0.00771689901546556" calcext:value-type="float">
            <text:p>0.007716899015466</text:p>
          </table:table-cell>
          <table:table-cell office:value-type="float" office:value="0.00343707614474826" calcext:value-type="float">
            <text:p>0.003437076144748</text:p>
          </table:table-cell>
          <table:table-cell office:value-type="float" office:value="0.00167314145369039" calcext:value-type="float">
            <text:p>0.00167314145369</text:p>
          </table:table-cell>
          <table:table-cell office:value-type="float" office:value="0.000781457267680977" calcext:value-type="float">
            <text:p>0.000781457267681</text:p>
          </table:table-cell>
          <table:table-cell office:value-type="float" office:value="0.000386993195248357" calcext:value-type="float">
            <text:p>0.00038699319524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0130072699652778" calcext:value-type="float">
            <text:p>0.013007269965278</text:p>
          </table:table-cell>
          <table:table-cell office:value-type="float" office:value="0.0066596829161352" calcext:value-type="float">
            <text:p>0.006659682916135</text:p>
          </table:table-cell>
          <table:table-cell office:value-type="float" office:value="0.00338654412163628" calcext:value-type="float">
            <text:p>0.003386544121636</text:p>
          </table:table-cell>
          <table:table-cell office:value-type="float" office:value="0.00154080971470733" calcext:value-type="float">
            <text:p>0.001540809714707</text:p>
          </table:table-cell>
          <table:table-cell office:value-type="float" office:value="0.000757811178515918" calcext:value-type="float">
            <text:p>0.000757811178516</text:p>
          </table:table-cell>
          <table:table-cell office:value-type="float" office:value="0.000368251285394294" calcext:value-type="float">
            <text:p>0.00036825128539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149468315972222" calcext:value-type="float">
            <text:p>0.014946831597222</text:p>
          </table:table-cell>
          <table:table-cell office:value-type="float" office:value="0.00725010463169643" calcext:value-type="float">
            <text:p>0.007250104631696</text:p>
          </table:table-cell>
          <table:table-cell office:value-type="float" office:value="0.00353519863552517" calcext:value-type="float">
            <text:p>0.003535198635525</text:p>
          </table:table-cell>
          <table:table-cell office:value-type="float" office:value="0.0015366335441121" calcext:value-type="float">
            <text:p>0.001536633544112</text:p>
          </table:table-cell>
          <table:table-cell office:value-type="float" office:value="0.000756727752591837" calcext:value-type="float">
            <text:p>0.000756727752592</text:p>
          </table:table-cell>
          <table:table-cell office:value-type="float" office:value="0.000386282266705158" calcext:value-type="float">
            <text:p>0.00038628226670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9296875" calcext:value-type="float">
            <text:p>0.029296875</text:p>
          </table:table-cell>
          <table:table-cell office:value-type="float" office:value="0.0114610460069444" calcext:value-type="float">
            <text:p>0.011461046006945</text:p>
          </table:table-cell>
          <table:table-cell office:value-type="float" office:value="0.00511979083625638" calcext:value-type="float">
            <text:p>0.005119790836256</text:p>
          </table:table-cell>
          <table:table-cell office:value-type="float" office:value="0.00244559393988715" calcext:value-type="float">
            <text:p>0.002445593939887</text:p>
          </table:table-cell>
          <table:table-cell office:value-type="float" office:value="0.00130002555688388" calcext:value-type="float">
            <text:p>0.001300025556884</text:p>
          </table:table-cell>
          <table:table-cell office:value-type="float" office:value="0.000626893240548285" calcext:value-type="float">
            <text:p>0.000626893240548</text:p>
          </table:table-cell>
          <table:table-cell office:value-type="float" office:value="0.000311185242683832" calcext:value-type="float">
            <text:p>0.00031118524268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734375" calcext:value-type="float">
            <text:p>0.02734375</text:p>
          </table:table-cell>
          <table:table-cell office:value-type="float" office:value="0.0134684244791667" calcext:value-type="float">
            <text:p>0.013468424479167</text:p>
          </table:table-cell>
          <table:table-cell office:value-type="float" office:value="0.00683811732700893" calcext:value-type="float">
            <text:p>0.006838117327009</text:p>
          </table:table-cell>
          <table:table-cell office:value-type="float" office:value="0.00325226677788628" calcext:value-type="float">
            <text:p>0.003252266777886</text:p>
          </table:table-cell>
          <table:table-cell office:value-type="float" office:value="0.00162037651943243" calcext:value-type="float">
            <text:p>0.001620376519432</text:p>
          </table:table-cell>
          <table:table-cell office:value-type="float" office:value="0.000814813372469513" calcext:value-type="float">
            <text:p>0.00081481337247</text:p>
          </table:table-cell>
          <table:table-cell office:value-type="float" office:value="0.000411677881091384" calcext:value-type="float">
            <text:p>0.00041167788109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9921875" calcext:value-type="float">
            <text:p>0.0419921875</text:p>
          </table:table-cell>
          <table:table-cell office:value-type="float" office:value="0.0161810980902778" calcext:value-type="float">
            <text:p>0.016181098090278</text:p>
          </table:table-cell>
          <table:table-cell office:value-type="float" office:value="0.00678766990194515" calcext:value-type="float">
            <text:p>0.006787669901945</text:p>
          </table:table-cell>
          <table:table-cell office:value-type="float" office:value="0.0033668941921658" calcext:value-type="float">
            <text:p>0.003366894192166</text:p>
          </table:table-cell>
          <table:table-cell office:value-type="float" office:value="0.00162478763528719" calcext:value-type="float">
            <text:p>0.001624787635287</text:p>
          </table:table-cell>
          <table:table-cell office:value-type="float" office:value="0.000798122059581081" calcext:value-type="float">
            <text:p>0.000798122059581</text:p>
          </table:table-cell>
          <table:table-cell office:value-type="float" office:value="0.00039961591540337" calcext:value-type="float">
            <text:p>0.00039961591540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0.0124918619791667" calcext:value-type="float">
            <text:p>0.012491861979167</text:p>
          </table:table-cell>
          <table:table-cell office:value-type="float" office:value="0.00648654237085459" calcext:value-type="float">
            <text:p>0.006486542370855</text:p>
          </table:table-cell>
          <table:table-cell office:value-type="float" office:value="0.00302706400553385" calcext:value-type="float">
            <text:p>0.003027064005534</text:p>
          </table:table-cell>
          <table:table-cell office:value-type="float" office:value="0.00144319926290681" calcext:value-type="float">
            <text:p>0.001443199262907</text:p>
          </table:table-cell>
          <table:table-cell office:value-type="float" office:value="0.000747006211000896" calcext:value-type="float">
            <text:p>0.000747006211001</text:p>
          </table:table-cell>
          <table:table-cell office:value-type="float" office:value="0.000385912362400897" calcext:value-type="float">
            <text:p>0.00038591236240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734375" calcext:value-type="float">
            <text:p>0.02734375</text:p>
          </table:table-cell>
          <table:table-cell office:value-type="float" office:value="0.0146620008680556" calcext:value-type="float">
            <text:p>0.014662000868056</text:p>
          </table:table-cell>
          <table:table-cell office:value-type="float" office:value="0.00653543277662628" calcext:value-type="float">
            <text:p>0.006535432776626</text:p>
          </table:table-cell>
          <table:table-cell office:value-type="float" office:value="0.00308842129177517" calcext:value-type="float">
            <text:p>0.003088421291775</text:p>
          </table:table-cell>
          <table:table-cell office:value-type="float" office:value="0.00147091610498657" calcext:value-type="float">
            <text:p>0.001470916104987</text:p>
          </table:table-cell>
          <table:table-cell office:value-type="float" office:value="0.000737078763820507" calcext:value-type="float">
            <text:p>0.000737078763821</text:p>
          </table:table-cell>
          <table:table-cell office:value-type="float" office:value="0.000387421795798439" calcext:value-type="float">
            <text:p>0.00038742179579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59505208333333" calcext:value-type="float">
            <text:p>0.015950520833333</text:p>
          </table:table-cell>
          <table:table-cell office:value-type="float" office:value="0.00752725406568877" calcext:value-type="float">
            <text:p>0.007527254065689</text:p>
          </table:table-cell>
          <table:table-cell office:value-type="float" office:value="0.00359013875325521" calcext:value-type="float">
            <text:p>0.003590138753255</text:p>
          </table:table-cell>
          <table:table-cell office:value-type="float" office:value="0.00168303297163917" calcext:value-type="float">
            <text:p>0.001683032971639</text:p>
          </table:table-cell>
          <table:table-cell office:value-type="float" office:value="0.000813339843230994" calcext:value-type="float">
            <text:p>0.000813339843231</text:p>
          </table:table-cell>
          <table:table-cell office:value-type="float" office:value="0.000401612778172711" calcext:value-type="float">
            <text:p>0.00040161277817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00390625" calcext:value-type="float">
            <text:p>0.0400390625</text:p>
          </table:table-cell>
          <table:table-cell office:value-type="float" office:value="0.0176866319444444" calcext:value-type="float">
            <text:p>0.017686631944445</text:p>
          </table:table-cell>
          <table:table-cell office:value-type="float" office:value="0.00778135961415816" calcext:value-type="float">
            <text:p>0.007781359614158</text:p>
          </table:table-cell>
          <table:table-cell office:value-type="float" office:value="0.00363668653700087" calcext:value-type="float">
            <text:p>0.003636686537001</text:p>
          </table:table-cell>
          <table:table-cell office:value-type="float" office:value="0.00167834126118195" calcext:value-type="float">
            <text:p>0.001678341261182</text:p>
          </table:table-cell>
          <table:table-cell office:value-type="float" office:value="0.000826100410757932" calcext:value-type="float">
            <text:p>0.000826100410758</text:p>
          </table:table-cell>
          <table:table-cell office:value-type="float" office:value="0.000399187180660612" calcext:value-type="float">
            <text:p>0.00039918718066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732421875" calcext:value-type="float">
            <text:p>0.0732421875</text:p>
          </table:table-cell>
          <table:table-cell office:value-type="float" office:value="0.0274929470486111" calcext:value-type="float">
            <text:p>0.027492947048611</text:p>
          </table:table-cell>
          <table:table-cell office:value-type="float" office:value="0.0113310521962691" calcext:value-type="float">
            <text:p>0.011331052196269</text:p>
          </table:table-cell>
          <table:table-cell office:value-type="float" office:value="0.00516216701931424" calcext:value-type="float">
            <text:p>0.005162167019314</text:p>
          </table:table-cell>
          <table:table-cell office:value-type="float" office:value="0.00256451037126079" calcext:value-type="float">
            <text:p>0.002564510371261</text:p>
          </table:table-cell>
          <table:table-cell office:value-type="float" office:value="0.00126119286505213" calcext:value-type="float">
            <text:p>0.001261192865052</text:p>
          </table:table-cell>
          <table:table-cell office:value-type="float" office:value="0.000624151965197305" calcext:value-type="float">
            <text:p>0.00062415196519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0188666449652778" calcext:value-type="float">
            <text:p>0.018866644965278</text:p>
          </table:table-cell>
          <table:table-cell office:value-type="float" office:value="0.0077327806122449" calcext:value-type="float">
            <text:p>0.007732780612245</text:p>
          </table:table-cell>
          <table:table-cell office:value-type="float" office:value="0.00345932006835937" calcext:value-type="float">
            <text:p>0.003459320068359</text:p>
          </table:table-cell>
          <table:table-cell office:value-type="float" office:value="0.00160671595356095" calcext:value-type="float">
            <text:p>0.001606715953561</text:p>
          </table:table-cell>
          <table:table-cell office:value-type="float" office:value="0.000795386883677269" calcext:value-type="float">
            <text:p>0.000795386883677</text:p>
          </table:table-cell>
          <table:table-cell office:value-type="float" office:value="0.000388412099172018" calcext:value-type="float">
            <text:p>0.00038841209917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4921875" calcext:value-type="float">
            <text:p>0.044921875</text:p>
          </table:table-cell>
          <table:table-cell office:value-type="float" office:value="0.0204942491319444" calcext:value-type="float">
            <text:p>0.020494249131945</text:p>
          </table:table-cell>
          <table:table-cell office:value-type="float" office:value="0.00936391402264031" calcext:value-type="float">
            <text:p>0.00936391402264</text:p>
          </table:table-cell>
          <table:table-cell office:value-type="float" office:value="0.00452826605902778" calcext:value-type="float">
            <text:p>0.004528266059028</text:p>
          </table:table-cell>
          <table:table-cell office:value-type="float" office:value="0.00224464492916937" calcext:value-type="float">
            <text:p>0.002244644929169</text:p>
          </table:table-cell>
          <table:table-cell office:value-type="float" office:value="0.00111628098342484" calcext:value-type="float">
            <text:p>0.001116280983425</text:p>
          </table:table-cell>
          <table:table-cell office:value-type="float" office:value="0.000553017726641637" calcext:value-type="float">
            <text:p>0.00055301772664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734375" calcext:value-type="float">
            <text:p>0.02734375</text:p>
          </table:table-cell>
          <table:table-cell office:value-type="float" office:value="0.0132378472222222" calcext:value-type="float">
            <text:p>0.013237847222222</text:p>
          </table:table-cell>
          <table:table-cell office:value-type="float" office:value="0.00554765973772321" calcext:value-type="float">
            <text:p>0.005547659737723</text:p>
          </table:table-cell>
          <table:table-cell office:value-type="float" office:value="0.00269342210557726" calcext:value-type="float">
            <text:p>0.002693422105577</text:p>
          </table:table-cell>
          <table:table-cell office:value-type="float" office:value="0.00134304708546332" calcext:value-type="float">
            <text:p>0.001343047085463</text:p>
          </table:table-cell>
          <table:table-cell office:value-type="float" office:value="0.000659624682952908" calcext:value-type="float">
            <text:p>0.000659624682953</text:p>
          </table:table-cell>
          <table:table-cell office:value-type="float" office:value="0.000323256809037841" calcext:value-type="float">
            <text:p>0.00032325680903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0199517144097222" calcext:value-type="float">
            <text:p>0.019951714409722</text:p>
          </table:table-cell>
          <table:table-cell office:value-type="float" office:value="0.00893729073660714" calcext:value-type="float">
            <text:p>0.008937290736607</text:p>
          </table:table-cell>
          <table:table-cell office:value-type="float" office:value="0.00386022779676649" calcext:value-type="float">
            <text:p>0.003860227796767</text:p>
          </table:table-cell>
          <table:table-cell office:value-type="float" office:value="0.00185194571234061" calcext:value-type="float">
            <text:p>0.001851945712341</text:p>
          </table:table-cell>
          <table:table-cell office:value-type="float" office:value="0.000929773619746225" calcext:value-type="float">
            <text:p>0.000929773619746</text:p>
          </table:table-cell>
          <table:table-cell office:value-type="float" office:value="0.000462572869673067" calcext:value-type="float">
            <text:p>0.00046257286967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64252387152778" calcext:value-type="float">
            <text:p>0.016425238715278</text:p>
          </table:table-cell>
          <table:table-cell office:value-type="float" office:value="0.0079311448700574" calcext:value-type="float">
            <text:p>0.007931144870057</text:p>
          </table:table-cell>
          <table:table-cell office:value-type="float" office:value="0.00378275553385417" calcext:value-type="float">
            <text:p>0.003782755533854</text:p>
          </table:table-cell>
          <table:table-cell office:value-type="float" office:value="0.0018660146413559" calcext:value-type="float">
            <text:p>0.001866014641356</text:p>
          </table:table-cell>
          <table:table-cell office:value-type="float" office:value="0.000901343998785252" calcext:value-type="float">
            <text:p>0.000901343998785</text:p>
          </table:table-cell>
          <table:table-cell office:value-type="float" office:value="0.000432400219846891" calcext:value-type="float">
            <text:p>0.00043240021984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172390407986111" calcext:value-type="float">
            <text:p>0.017239040798611</text:p>
          </table:table-cell>
          <table:table-cell office:value-type="float" office:value="0.00761911820392219" calcext:value-type="float">
            <text:p>0.007619118203922</text:p>
          </table:table-cell>
          <table:table-cell office:value-type="float" office:value="0.00365387810601128" calcext:value-type="float">
            <text:p>0.003653878106011</text:p>
          </table:table-cell>
          <table:table-cell office:value-type="float" office:value="0.00182681277192718" calcext:value-type="float">
            <text:p>0.001826812771927</text:p>
          </table:table-cell>
          <table:table-cell office:value-type="float" office:value="0.000898855854023851" calcext:value-type="float">
            <text:p>0.000898855854024</text:p>
          </table:table-cell>
          <table:table-cell office:value-type="float" office:value="0.000433391533476516" calcext:value-type="float">
            <text:p>0.00043339153347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34375" calcext:value-type="float">
            <text:p>0.0234375</text:p>
          </table:table-cell>
          <table:table-cell office:value-type="float" office:value="0.0119493272569444" calcext:value-type="float">
            <text:p>0.011949327256945</text:p>
          </table:table-cell>
          <table:table-cell office:value-type="float" office:value="0.00489651426977041" calcext:value-type="float">
            <text:p>0.00489651426977</text:p>
          </table:table-cell>
          <table:table-cell office:value-type="float" office:value="0.00232446458604601" calcext:value-type="float">
            <text:p>0.002324464586046</text:p>
          </table:table-cell>
          <table:table-cell office:value-type="float" office:value="0.00113869085520289" calcext:value-type="float">
            <text:p>0.001138690855203</text:p>
          </table:table-cell>
          <table:table-cell office:value-type="float" office:value="0.000584139950661672" calcext:value-type="float">
            <text:p>0.000584139950662</text:p>
          </table:table-cell>
          <table:table-cell office:value-type="float" office:value="0.000278425306105793" calcext:value-type="float">
            <text:p>0.00027842530610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22265625" calcext:value-type="float">
            <text:p>0.0322265625</text:p>
          </table:table-cell>
          <table:table-cell office:value-type="float" office:value="0.0191650390625" calcext:value-type="float">
            <text:p>0.0191650390625</text:p>
          </table:table-cell>
          <table:table-cell office:value-type="float" office:value="0.00811923280054209" calcext:value-type="float">
            <text:p>0.008119232800542</text:p>
          </table:table-cell>
          <table:table-cell office:value-type="float" office:value="0.00395450168185764" calcext:value-type="float">
            <text:p>0.003954501681858</text:p>
          </table:table-cell>
          <table:table-cell office:value-type="float" office:value="0.00197461219533549" calcext:value-type="float">
            <text:p>0.001974612195336</text:p>
          </table:table-cell>
          <table:table-cell office:value-type="float" office:value="0.000961042383090168" calcext:value-type="float">
            <text:p>0.00096104238309</text:p>
          </table:table-cell>
          <table:table-cell office:value-type="float" office:value="0.000475274883841203" calcext:value-type="float">
            <text:p>0.00047527488384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0132242838541667" calcext:value-type="float">
            <text:p>0.013224283854167</text:p>
          </table:table-cell>
          <table:table-cell office:value-type="float" office:value="0.00589518644371811" calcext:value-type="float">
            <text:p>0.005895186443718</text:p>
          </table:table-cell>
          <table:table-cell office:value-type="float" office:value="0.00293917338053385" calcext:value-type="float">
            <text:p>0.002939173380534</text:p>
          </table:table-cell>
          <table:table-cell office:value-type="float" office:value="0.00142397022148077" calcext:value-type="float">
            <text:p>0.001423970221481</text:p>
          </table:table-cell>
          <table:table-cell office:value-type="float" office:value="0.000658336928281834" calcext:value-type="float">
            <text:p>0.000658336928282</text:p>
          </table:table-cell>
          <table:table-cell office:value-type="float" office:value="0.000334029908124139" calcext:value-type="float">
            <text:p>0.00033402990812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0.0137939453125" calcext:value-type="float">
            <text:p>0.0137939453125</text:p>
          </table:table-cell>
          <table:table-cell office:value-type="float" office:value="0.00620160784040179" calcext:value-type="float">
            <text:p>0.006201607840402</text:p>
          </table:table-cell>
          <table:table-cell office:value-type="float" office:value="0.00309607611762153" calcext:value-type="float">
            <text:p>0.003096076117622</text:p>
          </table:table-cell>
          <table:table-cell office:value-type="float" office:value="0.00144766520759194" calcext:value-type="float">
            <text:p>0.001447665207592</text:p>
          </table:table-cell>
          <table:table-cell office:value-type="float" office:value="0.000727356253597772" calcext:value-type="float">
            <text:p>0.000727356253598</text:p>
          </table:table-cell>
          <table:table-cell office:value-type="float" office:value="0.000371895791933063" calcext:value-type="float">
            <text:p>0.00037189579193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1953125" calcext:value-type="float">
            <text:p>0.01953125</text:p>
          </table:table-cell>
          <table:table-cell office:value-type="float" office:value="0.0139973958333333" calcext:value-type="float">
            <text:p>0.013997395833333</text:p>
          </table:table-cell>
          <table:table-cell office:value-type="float" office:value="0.00580550213249362" calcext:value-type="float">
            <text:p>0.005805502132494</text:p>
          </table:table-cell>
          <table:table-cell office:value-type="float" office:value="0.00269363403320312" calcext:value-type="float">
            <text:p>0.002693634033203</text:p>
          </table:table-cell>
          <table:table-cell office:value-type="float" office:value="0.00135219382445844" calcext:value-type="float">
            <text:p>0.001352193824458</text:p>
          </table:table-cell>
          <table:table-cell office:value-type="float" office:value="0.000664901278366758" calcext:value-type="float">
            <text:p>0.000664901278367</text:p>
          </table:table-cell>
          <table:table-cell office:value-type="float" office:value="0.000324299519848" calcext:value-type="float">
            <text:p>0.00032429951984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5390625" calcext:value-type="float">
            <text:p>0.025390625</text:p>
          </table:table-cell>
          <table:table-cell office:value-type="float" office:value="0.00830078125" calcext:value-type="float">
            <text:p>0.00830078125</text:p>
          </table:table-cell>
          <table:table-cell office:value-type="float" office:value="0.00416315818319515" calcext:value-type="float">
            <text:p>0.004163158183195</text:p>
          </table:table-cell>
          <table:table-cell office:value-type="float" office:value="0.00213631523980035" calcext:value-type="float">
            <text:p>0.0021363152398</text:p>
          </table:table-cell>
          <table:table-cell office:value-type="float" office:value="0.00109265646999014" calcext:value-type="float">
            <text:p>0.00109265646999</text:p>
          </table:table-cell>
          <table:table-cell office:value-type="float" office:value="0.000544482325390263" calcext:value-type="float">
            <text:p>0.00054448232539</text:p>
          </table:table-cell>
          <table:table-cell office:value-type="float" office:value="0.000266394458336516" calcext:value-type="float">
            <text:p>0.00026639445833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00390625" calcext:value-type="float">
            <text:p>0.0400390625</text:p>
          </table:table-cell>
          <table:table-cell office:value-type="float" office:value="0.0193820529513889" calcext:value-type="float">
            <text:p>0.019382052951389</text:p>
          </table:table-cell>
          <table:table-cell office:value-type="float" office:value="0.00838268046476403" calcext:value-type="float">
            <text:p>0.008382680464764</text:p>
          </table:table-cell>
          <table:table-cell office:value-type="float" office:value="0.00392440795898438" calcext:value-type="float">
            <text:p>0.003924407958984</text:p>
          </table:table-cell>
          <table:table-cell office:value-type="float" office:value="0.00185843387329864" calcext:value-type="float">
            <text:p>0.001858433873299</text:p>
          </table:table-cell>
          <table:table-cell office:value-type="float" office:value="0.000899027054061755" calcext:value-type="float">
            <text:p>0.000899027054062</text:p>
          </table:table-cell>
          <table:table-cell office:value-type="float" office:value="0.000446920190693626" calcext:value-type="float">
            <text:p>0.00044692019069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61328125" calcext:value-type="float">
            <text:p>0.0361328125</text:p>
          </table:table-cell>
          <table:table-cell office:value-type="float" office:value="0.0141194661458333" calcext:value-type="float">
            <text:p>0.014119466145833</text:p>
          </table:table-cell>
          <table:table-cell office:value-type="float" office:value="0.00692967006138393" calcext:value-type="float">
            <text:p>0.006929670061384</text:p>
          </table:table-cell>
          <table:table-cell office:value-type="float" office:value="0.00349115159776476" calcext:value-type="float">
            <text:p>0.003491151597765</text:p>
          </table:table-cell>
          <table:table-cell office:value-type="float" office:value="0.00170319261461589" calcext:value-type="float">
            <text:p>0.001703192614616</text:p>
          </table:table-cell>
          <table:table-cell office:value-type="float" office:value="0.000842918712025357" calcext:value-type="float">
            <text:p>0.000842918712025</text:p>
          </table:table-cell>
          <table:table-cell office:value-type="float" office:value="0.000420053181798513" calcext:value-type="float">
            <text:p>0.00042005318179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181070963541667" calcext:value-type="float">
            <text:p>0.018107096354167</text:p>
          </table:table-cell>
          <table:table-cell office:value-type="float" office:value="0.00844402702487245" calcext:value-type="float">
            <text:p>0.008444027024872</text:p>
          </table:table-cell>
          <table:table-cell office:value-type="float" office:value="0.00404645284016927" calcext:value-type="float">
            <text:p>0.004046452840169</text:p>
          </table:table-cell>
          <table:table-cell office:value-type="float" office:value="0.00200950417136551" calcext:value-type="float">
            <text:p>0.002009504171366</text:p>
          </table:table-cell>
          <table:table-cell office:value-type="float" office:value="0.00100706488787602" calcext:value-type="float">
            <text:p>0.001007064887876</text:p>
          </table:table-cell>
          <table:table-cell office:value-type="float" office:value="0.00050384077131545" calcext:value-type="float">
            <text:p>0.00050384077131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0204535590277778" calcext:value-type="float">
            <text:p>0.020453559027778</text:p>
          </table:table-cell>
          <table:table-cell office:value-type="float" office:value="0.00939536581234056" calcext:value-type="float">
            <text:p>0.009395365812341</text:p>
          </table:table-cell>
          <table:table-cell office:value-type="float" office:value="0.00444507175021701" calcext:value-type="float">
            <text:p>0.004445071750217</text:p>
          </table:table-cell>
          <table:table-cell office:value-type="float" office:value="0.00211459367257871" calcext:value-type="float">
            <text:p>0.002114593672579</text:p>
          </table:table-cell>
          <table:table-cell office:value-type="float" office:value="0.00102452080416181" calcext:value-type="float">
            <text:p>0.001024520804162</text:p>
          </table:table-cell>
          <table:table-cell office:value-type="float" office:value="0.000510713335555547" calcext:value-type="float">
            <text:p>0.00051071333555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0169270833333333" calcext:value-type="float">
            <text:p>0.016927083333333</text:p>
          </table:table-cell>
          <table:table-cell office:value-type="float" office:value="0.00724605638153699" calcext:value-type="float">
            <text:p>0.007246056381537</text:p>
          </table:table-cell>
          <table:table-cell office:value-type="float" office:value="0.00368193732367622" calcext:value-type="float">
            <text:p>0.003681937323676</text:p>
          </table:table-cell>
          <table:table-cell office:value-type="float" office:value="0.00183985086931274" calcext:value-type="float">
            <text:p>0.001839850869313</text:p>
          </table:table-cell>
          <table:table-cell office:value-type="float" office:value="0.000904810228886007" calcext:value-type="float">
            <text:p>0.000904810228886</text:p>
          </table:table-cell>
          <table:table-cell office:value-type="float" office:value="0.000452809160270046" calcext:value-type="float">
            <text:p>0.0004528091602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78515625" calcext:value-type="float">
            <text:p>0.0478515625</text:p>
          </table:table-cell>
          <table:table-cell office:value-type="float" office:value="0.0207655164930556" calcext:value-type="float">
            <text:p>0.020765516493056</text:p>
          </table:table-cell>
          <table:table-cell office:value-type="float" office:value="0.00876882124920281" calcext:value-type="float">
            <text:p>0.008768821249203</text:p>
          </table:table-cell>
          <table:table-cell office:value-type="float" office:value="0.00416229248046875" calcext:value-type="float">
            <text:p>0.004162292480469</text:p>
          </table:table-cell>
          <table:table-cell office:value-type="float" office:value="0.00207259478851858" calcext:value-type="float">
            <text:p>0.002072594788519</text:p>
          </table:table-cell>
          <table:table-cell office:value-type="float" office:value="0.000999214765436255" calcext:value-type="float">
            <text:p>0.000999214765436</text:p>
          </table:table-cell>
          <table:table-cell office:value-type="float" office:value="0.000490031968757175" calcext:value-type="float">
            <text:p>0.00049003196875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0188123914930556" calcext:value-type="float">
            <text:p>0.018812391493056</text:p>
          </table:table-cell>
          <table:table-cell office:value-type="float" office:value="0.00792740802375638" calcext:value-type="float">
            <text:p>0.007927408023756</text:p>
          </table:table-cell>
          <table:table-cell office:value-type="float" office:value="0.00376430935329861" calcext:value-type="float">
            <text:p>0.003764309353299</text:p>
          </table:table-cell>
          <table:table-cell office:value-type="float" office:value="0.00184551932685209" calcext:value-type="float">
            <text:p>0.001845519326852</text:p>
          </table:table-cell>
          <table:table-cell office:value-type="float" office:value="0.00087875271209934" calcext:value-type="float">
            <text:p>0.000878752712099</text:p>
          </table:table-cell>
          <table:table-cell office:value-type="float" office:value="0.000434673128729161" calcext:value-type="float">
            <text:p>0.00043467312872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9921875" calcext:value-type="float">
            <text:p>0.0419921875</text:p>
          </table:table-cell>
          <table:table-cell office:value-type="float" office:value="0.0158148871527778" calcext:value-type="float">
            <text:p>0.015814887152778</text:p>
          </table:table-cell>
          <table:table-cell office:value-type="float" office:value="0.00805041254783163" calcext:value-type="float">
            <text:p>0.008050412547832</text:p>
          </table:table-cell>
          <table:table-cell office:value-type="float" office:value="0.00378421359592014" calcext:value-type="float">
            <text:p>0.00378421359592</text:p>
          </table:table-cell>
          <table:table-cell office:value-type="float" office:value="0.00181470279514976" calcext:value-type="float">
            <text:p>0.00181470279515</text:p>
          </table:table-cell>
          <table:table-cell office:value-type="float" office:value="0.000942178579264607" calcext:value-type="float">
            <text:p>0.000942178579265</text:p>
          </table:table-cell>
          <table:table-cell office:value-type="float" office:value="0.000472761715099264" calcext:value-type="float">
            <text:p>0.00047276171509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64252387152778" calcext:value-type="float">
            <text:p>0.016425238715278</text:p>
          </table:table-cell>
          <table:table-cell office:value-type="float" office:value="0.00750576719945791" calcext:value-type="float">
            <text:p>0.007505767199458</text:p>
          </table:table-cell>
          <table:table-cell office:value-type="float" office:value="0.0034979248046875" calcext:value-type="float">
            <text:p>0.003497924804688</text:p>
          </table:table-cell>
          <table:table-cell office:value-type="float" office:value="0.00176903682990575" calcext:value-type="float">
            <text:p>0.001769036829906</text:p>
          </table:table-cell>
          <table:table-cell office:value-type="float" office:value="0.000831784462261993" calcext:value-type="float">
            <text:p>0.000831784462262</text:p>
          </table:table-cell>
          <table:table-cell office:value-type="float" office:value="0.000390226941933834" calcext:value-type="float">
            <text:p>0.00039022694193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165473090277778" calcext:value-type="float">
            <text:p>0.016547309027778</text:p>
          </table:table-cell>
          <table:table-cell office:value-type="float" office:value="0.00701063506457271" calcext:value-type="float">
            <text:p>0.007010635064573</text:p>
          </table:table-cell>
          <table:table-cell office:value-type="float" office:value="0.00315047370062934" calcext:value-type="float">
            <text:p>0.003150473700629</text:p>
          </table:table-cell>
          <table:table-cell office:value-type="float" office:value="0.00148171986551116" calcext:value-type="float">
            <text:p>0.001481719865511</text:p>
          </table:table-cell>
          <table:table-cell office:value-type="float" office:value="0.000759216490546352" calcext:value-type="float">
            <text:p>0.000759216490546</text:p>
          </table:table-cell>
          <table:table-cell office:value-type="float" office:value="0.00036555869203742" calcext:value-type="float">
            <text:p>0.00036555869203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212944878472222" calcext:value-type="float">
            <text:p>0.021294487847222</text:p>
          </table:table-cell>
          <table:table-cell office:value-type="float" office:value="0.00930599290497449" calcext:value-type="float">
            <text:p>0.009305992904974</text:p>
          </table:table-cell>
          <table:table-cell office:value-type="float" office:value="0.00462661743164063" calcext:value-type="float">
            <text:p>0.004626617431641</text:p>
          </table:table-cell>
          <table:table-cell office:value-type="float" office:value="0.00224900965139844" calcext:value-type="float">
            <text:p>0.002249009651398</text:p>
          </table:table-cell>
          <table:table-cell office:value-type="float" office:value="0.00113297674901601" calcext:value-type="float">
            <text:p>0.001132976749016</text:p>
          </table:table-cell>
          <table:table-cell office:value-type="float" office:value="0.000553496080107783" calcext:value-type="float">
            <text:p>0.00055349608010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078125" calcext:value-type="float">
            <text:p>0.05078125</text:p>
          </table:table-cell>
          <table:table-cell office:value-type="float" office:value="0.0196126302083333" calcext:value-type="float">
            <text:p>0.019612630208333</text:p>
          </table:table-cell>
          <table:table-cell office:value-type="float" office:value="0.00821639080436862" calcext:value-type="float">
            <text:p>0.008216390804369</text:p>
          </table:table-cell>
          <table:table-cell office:value-type="float" office:value="0.00383197360568576" calcext:value-type="float">
            <text:p>0.003831973605686</text:p>
          </table:table-cell>
          <table:table-cell office:value-type="float" office:value="0.00173747899256933" calcext:value-type="float">
            <text:p>0.001737478992569</text:p>
          </table:table-cell>
          <table:table-cell office:value-type="float" office:value="0.000841567080217334" calcext:value-type="float">
            <text:p>0.000841567080217</text:p>
          </table:table-cell>
          <table:table-cell office:value-type="float" office:value="0.000407663412506238" calcext:value-type="float">
            <text:p>0.00040766341250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61328125" calcext:value-type="float">
            <text:p>0.0361328125</text:p>
          </table:table-cell>
          <table:table-cell office:value-type="float" office:value="0.0154758029513889" calcext:value-type="float">
            <text:p>0.015475802951389</text:p>
          </table:table-cell>
          <table:table-cell office:value-type="float" office:value="0.00682285853794643" calcext:value-type="float">
            <text:p>0.006822858537946</text:p>
          </table:table-cell>
          <table:table-cell office:value-type="float" office:value="0.00285180833604601" calcext:value-type="float">
            <text:p>0.002851808336046</text:p>
          </table:table-cell>
          <table:table-cell office:value-type="float" office:value="0.00138655611925393" calcext:value-type="float">
            <text:p>0.001386556119254</text:p>
          </table:table-cell>
          <table:table-cell office:value-type="float" office:value="0.000702969521531893" calcext:value-type="float">
            <text:p>0.000702969521532</text:p>
          </table:table-cell>
          <table:table-cell office:value-type="float" office:value="0.000349000649952506" calcext:value-type="float">
            <text:p>0.00034900064995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0.0177137586805556" calcext:value-type="float">
            <text:p>0.017713758680556</text:p>
          </table:table-cell>
          <table:table-cell office:value-type="float" office:value="0.00620845872528699" calcext:value-type="float">
            <text:p>0.006208458725287</text:p>
          </table:table-cell>
          <table:table-cell office:value-type="float" office:value="0.00292647467719184" calcext:value-type="float">
            <text:p>0.002926474677192</text:p>
          </table:table-cell>
          <table:table-cell office:value-type="float" office:value="0.00149383058657135" calcext:value-type="float">
            <text:p>0.001493830586571</text:p>
          </table:table-cell>
          <table:table-cell office:value-type="float" office:value="0.000713741585601034" calcext:value-type="float">
            <text:p>0.000713741585601</text:p>
          </table:table-cell>
          <table:table-cell office:value-type="float" office:value="0.000356691251125773" calcext:value-type="float">
            <text:p>0.00035669125112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0168863932291667" calcext:value-type="float">
            <text:p>0.016886393229167</text:p>
          </table:table-cell>
          <table:table-cell office:value-type="float" office:value="0.0068546217315051" calcext:value-type="float">
            <text:p>0.006854621731505</text:p>
          </table:table-cell>
          <table:table-cell office:value-type="float" office:value="0.00296734280056424" calcext:value-type="float">
            <text:p>0.002967342800564</text:p>
          </table:table-cell>
          <table:table-cell office:value-type="float" office:value="0.00136428668273227" calcext:value-type="float">
            <text:p>0.001364286682732</text:p>
          </table:table-cell>
          <table:table-cell office:value-type="float" office:value="0.000701352860051158" calcext:value-type="float">
            <text:p>0.000701352860051</text:p>
          </table:table-cell>
          <table:table-cell office:value-type="float" office:value="0.000350504904806196" calcext:value-type="float">
            <text:p>0.00035050490480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47026909722222" calcext:value-type="float">
            <text:p>0.014702690972222</text:p>
          </table:table-cell>
          <table:table-cell office:value-type="float" office:value="0.00602691027582908" calcext:value-type="float">
            <text:p>0.006026910275829</text:p>
          </table:table-cell>
          <table:table-cell office:value-type="float" office:value="0.00324706183539497" calcext:value-type="float">
            <text:p>0.003247061835395</text:p>
          </table:table-cell>
          <table:table-cell office:value-type="float" office:value="0.00167249442387322" calcext:value-type="float">
            <text:p>0.001672494423873</text:p>
          </table:table-cell>
          <table:table-cell office:value-type="float" office:value="0.000816627739958933" calcext:value-type="float">
            <text:p>0.000816627739959</text:p>
          </table:table-cell>
          <table:table-cell office:value-type="float" office:value="0.000404063497662315" calcext:value-type="float">
            <text:p>0.00040406349766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6640625" calcext:value-type="float">
            <text:p>0.056640625</text:p>
          </table:table-cell>
          <table:table-cell office:value-type="float" office:value="0.0231797960069444" calcext:value-type="float">
            <text:p>0.023179796006945</text:p>
          </table:table-cell>
          <table:table-cell office:value-type="float" office:value="0.0109732491629464" calcext:value-type="float">
            <text:p>0.010973249162947</text:p>
          </table:table-cell>
          <table:table-cell office:value-type="float" office:value="0.00477206759982639" calcext:value-type="float">
            <text:p>0.004772067599826</text:p>
          </table:table-cell>
          <table:table-cell office:value-type="float" office:value="0.00218504524627908" calcext:value-type="float">
            <text:p>0.002185045246279</text:p>
          </table:table-cell>
          <table:table-cell office:value-type="float" office:value="0.00106247630309146" calcext:value-type="float">
            <text:p>0.001062476303091</text:p>
          </table:table-cell>
          <table:table-cell office:value-type="float" office:value="0.000526864354163953" calcext:value-type="float">
            <text:p>0.00052686435416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1484375" calcext:value-type="float">
            <text:p>0.021484375</text:p>
          </table:table-cell>
          <table:table-cell office:value-type="float" office:value="0.0103895399305556" calcext:value-type="float">
            <text:p>0.010389539930556</text:p>
          </table:table-cell>
          <table:table-cell office:value-type="float" office:value="0.00614462093431123" calcext:value-type="float">
            <text:p>0.006144620934311</text:p>
          </table:table-cell>
          <table:table-cell office:value-type="float" office:value="0.00260186937120226" calcext:value-type="float">
            <text:p>0.002601869371202</text:p>
          </table:table-cell>
          <table:table-cell office:value-type="float" office:value="0.00127594825752568" calcext:value-type="float">
            <text:p>0.001275948257526</text:p>
          </table:table-cell>
          <table:table-cell office:value-type="float" office:value="0.000649039962784894" calcext:value-type="float">
            <text:p>0.000649039962785</text:p>
          </table:table-cell>
          <table:table-cell office:value-type="float" office:value="0.00032571463588891" calcext:value-type="float">
            <text:p>0.00032571463588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61328125" calcext:value-type="float">
            <text:p>0.0361328125</text:p>
          </table:table-cell>
          <table:table-cell office:value-type="float" office:value="0.0147976345486111" calcext:value-type="float">
            <text:p>0.014797634548611</text:p>
          </table:table-cell>
          <table:table-cell office:value-type="float" office:value="0.00662885393415179" calcext:value-type="float">
            <text:p>0.006628853934152</text:p>
          </table:table-cell>
          <table:table-cell office:value-type="float" office:value="0.00292080349392361" calcext:value-type="float">
            <text:p>0.002920803493924</text:p>
          </table:table-cell>
          <table:table-cell office:value-type="float" office:value="0.00144683657278007" calcext:value-type="float">
            <text:p>0.00144683657278</text:p>
          </table:table-cell>
          <table:table-cell office:value-type="float" office:value="0.000698459489305303" calcext:value-type="float">
            <text:p>0.000698459489305</text:p>
          </table:table-cell>
          <table:table-cell office:value-type="float" office:value="0.000341410808077201" calcext:value-type="float">
            <text:p>0.00034141080807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22265625" calcext:value-type="float">
            <text:p>0.0322265625</text:p>
          </table:table-cell>
          <table:table-cell office:value-type="float" office:value="0.0154893663194444" calcext:value-type="float">
            <text:p>0.015489366319445</text:p>
          </table:table-cell>
          <table:table-cell office:value-type="float" office:value="0.00763250856983418" calcext:value-type="float">
            <text:p>0.007632508569834</text:p>
          </table:table-cell>
          <table:table-cell office:value-type="float" office:value="0.00381175571017795" calcext:value-type="float">
            <text:p>0.003811755710178</text:p>
          </table:table-cell>
          <table:table-cell office:value-type="float" office:value="0.00199904476566692" calcext:value-type="float">
            <text:p>0.001999044765667</text:p>
          </table:table-cell>
          <table:table-cell office:value-type="float" office:value="0.00101345218107964" calcext:value-type="float">
            <text:p>0.00101345218108</text:p>
          </table:table-cell>
          <table:table-cell office:value-type="float" office:value="0.000524455452899923" calcext:value-type="float">
            <text:p>0.000524455452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734375" calcext:value-type="float">
            <text:p>0.02734375</text:p>
          </table:table-cell>
          <table:table-cell office:value-type="float" office:value="0.0148111979166667" calcext:value-type="float">
            <text:p>0.014811197916667</text:p>
          </table:table-cell>
          <table:table-cell office:value-type="float" office:value="0.00610382702885842" calcext:value-type="float">
            <text:p>0.006103827028858</text:p>
          </table:table-cell>
          <table:table-cell office:value-type="float" office:value="0.00298141479492187" calcext:value-type="float">
            <text:p>0.002981414794922</text:p>
          </table:table-cell>
          <table:table-cell office:value-type="float" office:value="0.00158586387951838" calcext:value-type="float">
            <text:p>0.001585863879518</text:p>
          </table:table-cell>
          <table:table-cell office:value-type="float" office:value="0.000793268358295947" calcext:value-type="float">
            <text:p>0.000793268358296</text:p>
          </table:table-cell>
          <table:table-cell office:value-type="float" office:value="0.000381942130050136" calcext:value-type="float">
            <text:p>0.0003819421300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2734375" calcext:value-type="float">
            <text:p>0.052734375</text:p>
          </table:table-cell>
          <table:table-cell office:value-type="float" office:value="0.0199245876736111" calcext:value-type="float">
            <text:p>0.019924587673611</text:p>
          </table:table-cell>
          <table:table-cell office:value-type="float" office:value="0.00912288743622449" calcext:value-type="float">
            <text:p>0.009122887436224</text:p>
          </table:table-cell>
          <table:table-cell office:value-type="float" office:value="0.00444318135579427" calcext:value-type="float">
            <text:p>0.004443181355794</text:p>
          </table:table-cell>
          <table:table-cell office:value-type="float" office:value="0.00210838412146911" calcext:value-type="float">
            <text:p>0.002108384121469</text:p>
          </table:table-cell>
          <table:table-cell office:value-type="float" office:value="0.00105714825756095" calcext:value-type="float">
            <text:p>0.001057148257561</text:p>
          </table:table-cell>
          <table:table-cell office:value-type="float" office:value="0.000535751523477618" calcext:value-type="float">
            <text:p>0.00053575152347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98046875" calcext:value-type="float">
            <text:p>0.0498046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14391591597577" calcext:value-type="float">
            <text:p>0.007143915915976</text:p>
          </table:table-cell>
          <table:table-cell office:value-type="float" office:value="0.00346157497829861" calcext:value-type="float">
            <text:p>0.003461574978299</text:p>
          </table:table-cell>
          <table:table-cell office:value-type="float" office:value="0.00166746059143829" calcext:value-type="float">
            <text:p>0.001667460591438</text:p>
          </table:table-cell>
          <table:table-cell office:value-type="float" office:value="0.000786028789254513" calcext:value-type="float">
            <text:p>0.000786028789255</text:p>
          </table:table-cell>
          <table:table-cell office:value-type="float" office:value="0.000394870821746655" calcext:value-type="float">
            <text:p>0.00039487082174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0.0163845486111111" calcext:value-type="float">
            <text:p>0.016384548611111</text:p>
          </table:table-cell>
          <table:table-cell office:value-type="float" office:value="0.00726100376674107" calcext:value-type="float">
            <text:p>0.007261003766741</text:p>
          </table:table-cell>
          <table:table-cell office:value-type="float" office:value="0.00308667500813802" calcext:value-type="float">
            <text:p>0.003086675008138</text:p>
          </table:table-cell>
          <table:table-cell office:value-type="float" office:value="0.00160261644409053" calcext:value-type="float">
            <text:p>0.001602616444091</text:p>
          </table:table-cell>
          <table:table-cell office:value-type="float" office:value="0.000764203397475012" calcext:value-type="float">
            <text:p>0.000764203397475</text:p>
          </table:table-cell>
          <table:table-cell office:value-type="float" office:value="0.000379319070210215" calcext:value-type="float">
            <text:p>0.0003793190702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223931206597222" calcext:value-type="float">
            <text:p>0.022393120659722</text:p>
          </table:table-cell>
          <table:table-cell office:value-type="float" office:value="0.00799000019929847" calcext:value-type="float">
            <text:p>0.007990000199298</text:p>
          </table:table-cell>
          <table:table-cell office:value-type="float" office:value="0.00383249070909288" calcext:value-type="float">
            <text:p>0.003832490709093</text:p>
          </table:table-cell>
          <table:table-cell office:value-type="float" office:value="0.00184516678491567" calcext:value-type="float">
            <text:p>0.001845166784916</text:p>
          </table:table-cell>
          <table:table-cell office:value-type="float" office:value="0.000909821531820069" calcext:value-type="float">
            <text:p>0.00090982153182</text:p>
          </table:table-cell>
          <table:table-cell office:value-type="float" office:value="0.000460009358814523" calcext:value-type="float">
            <text:p>0.00046000935881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61328125" calcext:value-type="float">
            <text:p>0.0361328125</text:p>
          </table:table-cell>
          <table:table-cell office:value-type="float" office:value="0.0175103081597222" calcext:value-type="float">
            <text:p>0.017510308159722</text:p>
          </table:table-cell>
          <table:table-cell office:value-type="float" office:value="0.00662324866470026" calcext:value-type="float">
            <text:p>0.0066232486647</text:p>
          </table:table-cell>
          <table:table-cell office:value-type="float" office:value="0.00318229675292969" calcext:value-type="float">
            <text:p>0.00318229675293</text:p>
          </table:table-cell>
          <table:table-cell office:value-type="float" office:value="0.00157604406080931" calcext:value-type="float">
            <text:p>0.001576044060809</text:p>
          </table:table-cell>
          <table:table-cell office:value-type="float" office:value="0.000800356640567044" calcext:value-type="float">
            <text:p>0.000800356640567</text:p>
          </table:table-cell>
          <table:table-cell office:value-type="float" office:value="0.000399209940985609" calcext:value-type="float">
            <text:p>0.00039920994098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00390625" calcext:value-type="float">
            <text:p>0.0400390625</text:p>
          </table:table-cell>
          <table:table-cell office:value-type="float" office:value="0.0180935329861111" calcext:value-type="float">
            <text:p>0.018093532986111</text:p>
          </table:table-cell>
          <table:table-cell office:value-type="float" office:value="0.00873269840162628" calcext:value-type="float">
            <text:p>0.008732698401626</text:p>
          </table:table-cell>
          <table:table-cell office:value-type="float" office:value="0.00401604546440972" calcext:value-type="float">
            <text:p>0.00401604546441</text:p>
          </table:table-cell>
          <table:table-cell office:value-type="float" office:value="0.00200595840827235" calcext:value-type="float">
            <text:p>0.002005958408272</text:p>
          </table:table-cell>
          <table:table-cell office:value-type="float" office:value="0.000957574553620638" calcext:value-type="float">
            <text:p>0.000957574553621</text:p>
          </table:table-cell>
          <table:table-cell office:value-type="float" office:value="0.000471908086388278" calcext:value-type="float">
            <text:p>0.00047190808638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61328125" calcext:value-type="float">
            <text:p>0.0361328125</text:p>
          </table:table-cell>
          <table:table-cell office:value-type="float" office:value="0.0119357638888889" calcext:value-type="float">
            <text:p>0.011935763888889</text:p>
          </table:table-cell>
          <table:table-cell office:value-type="float" office:value="0.00458542181521046" calcext:value-type="float">
            <text:p>0.00458542181521</text:p>
          </table:table-cell>
          <table:table-cell office:value-type="float" office:value="0.00219442579481337" calcext:value-type="float">
            <text:p>0.002194425794813</text:p>
          </table:table-cell>
          <table:table-cell office:value-type="float" office:value="0.00102980253475638" calcext:value-type="float">
            <text:p>0.001029802534756</text:p>
          </table:table-cell>
          <table:table-cell office:value-type="float" office:value="0.000476434342534994" calcext:value-type="float">
            <text:p>0.000476434342535</text:p>
          </table:table-cell>
          <table:table-cell office:value-type="float" office:value="0.000228904685416323" calcext:value-type="float">
            <text:p>0.00022890468541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0.0156792534722222" calcext:value-type="float">
            <text:p>0.015679253472222</text:p>
          </table:table-cell>
          <table:table-cell office:value-type="float" office:value="0.00708910883689413" calcext:value-type="float">
            <text:p>0.007089108836894</text:p>
          </table:table-cell>
          <table:table-cell office:value-type="float" office:value="0.00332205030653212" calcext:value-type="float">
            <text:p>0.003322050306532</text:p>
          </table:table-cell>
          <table:table-cell office:value-type="float" office:value="0.00173342438815908" calcext:value-type="float">
            <text:p>0.001733424388159</text:p>
          </table:table-cell>
          <table:table-cell office:value-type="float" office:value="0.000836400323143592" calcext:value-type="float">
            <text:p>0.000836400323144</text:p>
          </table:table-cell>
          <table:table-cell office:value-type="float" office:value="0.000406302193648477" calcext:value-type="float">
            <text:p>0.00040630219364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0.0148111979166667" calcext:value-type="float">
            <text:p>0.014811197916667</text:p>
          </table:table-cell>
          <table:table-cell office:value-type="float" office:value="0.00614026128029337" calcext:value-type="float">
            <text:p>0.006140261280293</text:p>
          </table:table-cell>
          <table:table-cell office:value-type="float" office:value="0.00306425306532118" calcext:value-type="float">
            <text:p>0.003064253065321</text:p>
          </table:table-cell>
          <table:table-cell office:value-type="float" office:value="0.00157112856933403" calcext:value-type="float">
            <text:p>0.001571128569334</text:p>
          </table:table-cell>
          <table:table-cell office:value-type="float" office:value="0.000760206627467322" calcext:value-type="float">
            <text:p>0.000760206627467</text:p>
          </table:table-cell>
          <table:table-cell office:value-type="float" office:value="0.000381808119377767" calcext:value-type="float">
            <text:p>0.00038180811937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167914496527778" calcext:value-type="float">
            <text:p>0.016791449652778</text:p>
          </table:table-cell>
          <table:table-cell office:value-type="float" office:value="0.00723515724649235" calcext:value-type="float">
            <text:p>0.007235157246492</text:p>
          </table:table-cell>
          <table:table-cell office:value-type="float" office:value="0.00343789842393663" calcext:value-type="float">
            <text:p>0.003437898423937</text:p>
          </table:table-cell>
          <table:table-cell office:value-type="float" office:value="0.00169848304137231" calcext:value-type="float">
            <text:p>0.001698483041372</text:p>
          </table:table-cell>
          <table:table-cell office:value-type="float" office:value="0.000828408269865382" calcext:value-type="float">
            <text:p>0.000828408269865</text:p>
          </table:table-cell>
          <table:table-cell office:value-type="float" office:value="0.000403774030203118" calcext:value-type="float">
            <text:p>0.00040377403020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32785373263889" calcext:value-type="float">
            <text:p>0.013278537326389</text:p>
          </table:table-cell>
          <table:table-cell office:value-type="float" office:value="0.0053489840760523" calcext:value-type="float">
            <text:p>0.005348984076052</text:p>
          </table:table-cell>
          <table:table-cell office:value-type="float" office:value="0.00275231255425347" calcext:value-type="float">
            <text:p>0.002752312554253</text:p>
          </table:table-cell>
          <table:table-cell office:value-type="float" office:value="0.00148584095918177" calcext:value-type="float">
            <text:p>0.001485840959182</text:p>
          </table:table-cell>
          <table:table-cell office:value-type="float" office:value="0.000734299624047312" calcext:value-type="float">
            <text:p>0.000734299624047</text:p>
          </table:table-cell>
          <table:table-cell office:value-type="float" office:value="0.000359236673920306" calcext:value-type="float">
            <text:p>0.0003592366739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0.0183512369791667" calcext:value-type="float">
            <text:p>0.018351236979167</text:p>
          </table:table-cell>
          <table:table-cell office:value-type="float" office:value="0.00725103884327169" calcext:value-type="float">
            <text:p>0.007251038843272</text:p>
          </table:table-cell>
          <table:table-cell office:value-type="float" office:value="0.00356683519151476" calcext:value-type="float">
            <text:p>0.003566835191515</text:p>
          </table:table-cell>
          <table:table-cell office:value-type="float" office:value="0.00185182265759011" calcext:value-type="float">
            <text:p>0.00185182265759</text:p>
          </table:table-cell>
          <table:table-cell office:value-type="float" office:value="0.000905623399030955" calcext:value-type="float">
            <text:p>0.000905623399031</text:p>
          </table:table-cell>
          <table:table-cell office:value-type="float" office:value="0.000427924695947475" calcext:value-type="float">
            <text:p>0.00042792469594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37125651041667" calcext:value-type="float">
            <text:p>0.013712565104167</text:p>
          </table:table-cell>
          <table:table-cell office:value-type="float" office:value="0.00581920390226403" calcext:value-type="float">
            <text:p>0.005819203902264</text:p>
          </table:table-cell>
          <table:table-cell office:value-type="float" office:value="0.00275012546115451" calcext:value-type="float">
            <text:p>0.002750125461155</text:p>
          </table:table-cell>
          <table:table-cell office:value-type="float" office:value="0.00125863797706818" calcext:value-type="float">
            <text:p>0.001258637977068</text:p>
          </table:table-cell>
          <table:table-cell office:value-type="float" office:value="0.0006437307943112" calcext:value-type="float">
            <text:p>0.000643730794311</text:p>
          </table:table-cell>
          <table:table-cell office:value-type="float" office:value="0.000313824544918797" calcext:value-type="float">
            <text:p>0.00031382454491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175916883680556" calcext:value-type="float">
            <text:p>0.017591688368056</text:p>
          </table:table-cell>
          <table:table-cell office:value-type="float" office:value="0.00826901805644133" calcext:value-type="float">
            <text:p>0.008269018056441</text:p>
          </table:table-cell>
          <table:table-cell office:value-type="float" office:value="0.00394381205240886" calcext:value-type="float">
            <text:p>0.003943812052409</text:p>
          </table:table-cell>
          <table:table-cell office:value-type="float" office:value="0.0019755316326447" calcext:value-type="float">
            <text:p>0.001975531632645</text:p>
          </table:table-cell>
          <table:table-cell office:value-type="float" office:value="0.000972077577112303" calcext:value-type="float">
            <text:p>0.000972077577112</text:p>
          </table:table-cell>
          <table:table-cell office:value-type="float" office:value="0.000478499863425859" calcext:value-type="float">
            <text:p>0.00047849986342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4921875" calcext:value-type="float">
            <text:p>0.044921875</text:p>
          </table:table-cell>
          <table:table-cell office:value-type="float" office:value="0.0195448133680556" calcext:value-type="float">
            <text:p>0.019544813368056</text:p>
          </table:table-cell>
          <table:table-cell office:value-type="float" office:value="0.0100698665696747" calcext:value-type="float">
            <text:p>0.010069866569675</text:p>
          </table:table-cell>
          <table:table-cell office:value-type="float" office:value="0.00469173007541233" calcext:value-type="float">
            <text:p>0.004691730075412</text:p>
          </table:table-cell>
          <table:table-cell office:value-type="float" office:value="0.00229288363183822" calcext:value-type="float">
            <text:p>0.002292883631838</text:p>
          </table:table-cell>
          <table:table-cell office:value-type="float" office:value="0.00111189517634856" calcext:value-type="float">
            <text:p>0.001111895176349</text:p>
          </table:table-cell>
          <table:table-cell office:value-type="float" office:value="0.000568229955234134" calcext:value-type="float">
            <text:p>0.00056822995523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49468315972222" calcext:value-type="float">
            <text:p>0.014946831597222</text:p>
          </table:table-cell>
          <table:table-cell office:value-type="float" office:value="0.00717817034040179" calcext:value-type="float">
            <text:p>0.007178170340402</text:p>
          </table:table-cell>
          <table:table-cell office:value-type="float" office:value="0.00353936937120226" calcext:value-type="float">
            <text:p>0.003539369371202</text:p>
          </table:table-cell>
          <table:table-cell office:value-type="float" office:value="0.00167550008577313" calcext:value-type="float">
            <text:p>0.001675500085773</text:p>
          </table:table-cell>
          <table:table-cell office:value-type="float" office:value="0.000849333960393058" calcext:value-type="float">
            <text:p>0.000849333960393</text:p>
          </table:table-cell>
          <table:table-cell office:value-type="float" office:value="0.000419952842401212" calcext:value-type="float">
            <text:p>0.00041995284240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8828125" calcext:value-type="float">
            <text:p>0.048828125</text:p>
          </table:table-cell>
          <table:table-cell office:value-type="float" office:value="0.0231119791666667" calcext:value-type="float">
            <text:p>0.023111979166667</text:p>
          </table:table-cell>
          <table:table-cell office:value-type="float" office:value="0.0102031474210778" calcext:value-type="float">
            <text:p>0.010203147421078</text:p>
          </table:table-cell>
          <table:table-cell office:value-type="float" office:value="0.00487659030490451" calcext:value-type="float">
            <text:p>0.004876590304905</text:p>
          </table:table-cell>
          <table:table-cell office:value-type="float" office:value="0.00229481206848272" calcext:value-type="float">
            <text:p>0.002294812068483</text:p>
          </table:table-cell>
          <table:table-cell office:value-type="float" office:value="0.00109541455213836" calcext:value-type="float">
            <text:p>0.001095414552138</text:p>
          </table:table-cell>
          <table:table-cell office:value-type="float" office:value="0.000552721908935589" calcext:value-type="float">
            <text:p>0.00055272190893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8828125" calcext:value-type="float">
            <text:p>0.048828125</text:p>
          </table:table-cell>
          <table:table-cell office:value-type="float" office:value="0.0235866970486111" calcext:value-type="float">
            <text:p>0.023586697048611</text:p>
          </table:table-cell>
          <table:table-cell office:value-type="float" office:value="0.0106129548987564" calcext:value-type="float">
            <text:p>0.010612954898756</text:p>
          </table:table-cell>
          <table:table-cell office:value-type="float" office:value="0.00432406107584635" calcext:value-type="float">
            <text:p>0.004324061075846</text:p>
          </table:table-cell>
          <table:table-cell office:value-type="float" office:value="0.0021169691750708" calcext:value-type="float">
            <text:p>0.002116969175071</text:p>
          </table:table-cell>
          <table:table-cell office:value-type="float" office:value="0.00106242015999131" calcext:value-type="float">
            <text:p>0.001062420159991</text:p>
          </table:table-cell>
          <table:table-cell office:value-type="float" office:value="0.000519979428260885" calcext:value-type="float">
            <text:p>0.00051997942826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9921875" calcext:value-type="float">
            <text:p>0.0419921875</text:p>
          </table:table-cell>
          <table:table-cell office:value-type="float" office:value="0.0159640842013889" calcext:value-type="float">
            <text:p>0.015964084201389</text:p>
          </table:table-cell>
          <table:table-cell office:value-type="float" office:value="0.00747120137117347" calcext:value-type="float">
            <text:p>0.007471201371173</text:p>
          </table:table-cell>
          <table:table-cell office:value-type="float" office:value="0.00356405470106337" calcext:value-type="float">
            <text:p>0.003564054701063</text:p>
          </table:table-cell>
          <table:table-cell office:value-type="float" office:value="0.00176590538421853" calcext:value-type="float">
            <text:p>0.001765905384219</text:p>
          </table:table-cell>
          <table:table-cell office:value-type="float" office:value="0.000885257142170997" calcext:value-type="float">
            <text:p>0.000885257142171</text:p>
          </table:table-cell>
          <table:table-cell office:value-type="float" office:value="0.0004382879218684" calcext:value-type="float">
            <text:p>0.00043828792186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57470703125" calcext:value-type="float">
            <text:p>0.0157470703125</text:p>
          </table:table-cell>
          <table:table-cell office:value-type="float" office:value="0.00692562181122449" calcext:value-type="float">
            <text:p>0.006925621811224</text:p>
          </table:table-cell>
          <table:table-cell office:value-type="float" office:value="0.00318147447374132" calcext:value-type="float">
            <text:p>0.003181474473741</text:p>
          </table:table-cell>
          <table:table-cell office:value-type="float" office:value="0.00164065475146307" calcext:value-type="float">
            <text:p>0.001640654751463</text:p>
          </table:table-cell>
          <table:table-cell office:value-type="float" office:value="0.000812116648995267" calcext:value-type="float">
            <text:p>0.000812116648995</text:p>
          </table:table-cell>
          <table:table-cell office:value-type="float" office:value="0.000410670335691265" calcext:value-type="float">
            <text:p>0.00041067033569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61946614583333" calcext:value-type="float">
            <text:p>0.016194661458333</text:p>
          </table:table-cell>
          <table:table-cell office:value-type="float" office:value="0.00636820890465561" calcext:value-type="float">
            <text:p>0.006368208904656</text:p>
          </table:table-cell>
          <table:table-cell office:value-type="float" office:value="0.00321865505642361" calcext:value-type="float">
            <text:p>0.003218655056424</text:p>
          </table:table-cell>
          <table:table-cell office:value-type="float" office:value="0.00169835949043329" calcext:value-type="float">
            <text:p>0.001698359490433</text:p>
          </table:table-cell>
          <table:table-cell office:value-type="float" office:value="0.000828014044234241" calcext:value-type="float">
            <text:p>0.000828014044234</text:p>
          </table:table-cell>
          <table:table-cell office:value-type="float" office:value="0.000406375688505495" calcext:value-type="float">
            <text:p>0.00040637568850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61328125" calcext:value-type="float">
            <text:p>0.0361328125</text:p>
          </table:table-cell>
          <table:table-cell office:value-type="float" office:value="0.0142415364583333" calcext:value-type="float">
            <text:p>0.014241536458333</text:p>
          </table:table-cell>
          <table:table-cell office:value-type="float" office:value="0.00633270886479592" calcext:value-type="float">
            <text:p>0.006332708864796</text:p>
          </table:table-cell>
          <table:table-cell office:value-type="float" office:value="0.00297315809461806" calcext:value-type="float">
            <text:p>0.002973158094618</text:p>
          </table:table-cell>
          <table:table-cell office:value-type="float" office:value="0.00140785128963601" calcext:value-type="float">
            <text:p>0.001407851289636</text:p>
          </table:table-cell>
          <table:table-cell office:value-type="float" office:value="0.000699809784551627" calcext:value-type="float">
            <text:p>0.000699809784552</text:p>
          </table:table-cell>
          <table:table-cell office:value-type="float" office:value="0.000345144426174472" calcext:value-type="float">
            <text:p>0.00034514442617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46875" calcext:value-type="float">
            <text:p>0.0546875</text:p>
          </table:table-cell>
          <table:table-cell office:value-type="float" office:value="0.0186903211805556" calcext:value-type="float">
            <text:p>0.018690321180556</text:p>
          </table:table-cell>
          <table:table-cell office:value-type="float" office:value="0.00758642079878827" calcext:value-type="float">
            <text:p>0.007586420798788</text:p>
          </table:table-cell>
          <table:table-cell office:value-type="float" office:value="0.00339406331380208" calcext:value-type="float">
            <text:p>0.003394063313802</text:p>
          </table:table-cell>
          <table:table-cell office:value-type="float" office:value="0.00157815583910828" calcext:value-type="float">
            <text:p>0.001578155839108</text:p>
          </table:table-cell>
          <table:table-cell office:value-type="float" office:value="0.000777437130369867" calcext:value-type="float">
            <text:p>0.00077743713037</text:p>
          </table:table-cell>
          <table:table-cell office:value-type="float" office:value="0.000386296989558701" calcext:value-type="float">
            <text:p>0.00038629698955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0.00969780815972222" calcext:value-type="float">
            <text:p>0.009697808159722</text:p>
          </table:table-cell>
          <table:table-cell office:value-type="float" office:value="0.00495038713727679" calcext:value-type="float">
            <text:p>0.004950387137277</text:p>
          </table:table-cell>
          <table:table-cell office:value-type="float" office:value="0.00265624152289497" calcext:value-type="float">
            <text:p>0.002656241522895</text:p>
          </table:table-cell>
          <table:table-cell office:value-type="float" office:value="0.00122786560614325" calcext:value-type="float">
            <text:p>0.001227865606143</text:p>
          </table:table-cell>
          <table:table-cell office:value-type="float" office:value="0.000598817523104263" calcext:value-type="float">
            <text:p>0.000598817523104</text:p>
          </table:table-cell>
          <table:table-cell office:value-type="float" office:value="0.000302954321285199" calcext:value-type="float">
            <text:p>0.00030295432128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5390625" calcext:value-type="float">
            <text:p>0.025390625</text:p>
          </table:table-cell>
          <table:table-cell office:value-type="float" office:value="0.0114474826388889" calcext:value-type="float">
            <text:p>0.011447482638889</text:p>
          </table:table-cell>
          <table:table-cell office:value-type="float" office:value="0.00545486138791454" calcext:value-type="float">
            <text:p>0.005454861387915</text:p>
          </table:table-cell>
          <table:table-cell office:value-type="float" office:value="0.00214018927680122" calcext:value-type="float">
            <text:p>0.002140189276801</text:p>
          </table:table-cell>
          <table:table-cell office:value-type="float" office:value="0.00112740802467179" calcext:value-type="float">
            <text:p>0.001127408024672</text:p>
          </table:table-cell>
          <table:table-cell office:value-type="float" office:value="0.000582194720266087" calcext:value-type="float">
            <text:p>0.000582194720266</text:p>
          </table:table-cell>
          <table:table-cell office:value-type="float" office:value="0.000289701198354909" calcext:value-type="float">
            <text:p>0.00028970119835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02734375" calcext:value-type="float">
            <text:p>0.0302734375</text:p>
          </table:table-cell>
          <table:table-cell office:value-type="float" office:value="0.015869140625" calcext:value-type="float">
            <text:p>0.015869140625</text:p>
          </table:table-cell>
          <table:table-cell office:value-type="float" office:value="0.00811643016581633" calcext:value-type="float">
            <text:p>0.008116430165816</text:p>
          </table:table-cell>
          <table:table-cell office:value-type="float" office:value="0.00399908277723524" calcext:value-type="float">
            <text:p>0.003999082777235</text:p>
          </table:table-cell>
          <table:table-cell office:value-type="float" office:value="0.00182169954933063" calcext:value-type="float">
            <text:p>0.001821699549331</text:p>
          </table:table-cell>
          <table:table-cell office:value-type="float" office:value="0.00087593967772215" calcext:value-type="float">
            <text:p>0.000875939677722</text:p>
          </table:table-cell>
          <table:table-cell office:value-type="float" office:value="0.000449314091941961" calcext:value-type="float">
            <text:p>0.00044931409194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9296875" calcext:value-type="float">
            <text:p>0.029296875</text:p>
          </table:table-cell>
          <table:table-cell office:value-type="float" office:value="0.0124376085069444" calcext:value-type="float">
            <text:p>0.012437608506945</text:p>
          </table:table-cell>
          <table:table-cell office:value-type="float" office:value="0.00603780941087373" calcext:value-type="float">
            <text:p>0.006037809410874</text:p>
          </table:table-cell>
          <table:table-cell office:value-type="float" office:value="0.00234426710340712" calcext:value-type="float">
            <text:p>0.002344267103407</text:p>
          </table:table-cell>
          <table:table-cell office:value-type="float" office:value="0.00124669199059335" calcext:value-type="float">
            <text:p>0.001246691990593</text:p>
          </table:table-cell>
          <table:table-cell office:value-type="float" office:value="0.000635680615616614" calcext:value-type="float">
            <text:p>0.000635680615617</text:p>
          </table:table-cell>
          <table:table-cell office:value-type="float" office:value="0.000321355061159226" calcext:value-type="float">
            <text:p>0.00032135506115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6640625" calcext:value-type="float">
            <text:p>0.056640625</text:p>
          </table:table-cell>
          <table:table-cell office:value-type="float" office:value="0.0250108506944444" calcext:value-type="float">
            <text:p>0.025010850694445</text:p>
          </table:table-cell>
          <table:table-cell office:value-type="float" office:value="0.0121382109972895" calcext:value-type="float">
            <text:p>0.01213821099729</text:p>
          </table:table-cell>
          <table:table-cell office:value-type="float" office:value="0.00574573092990452" calcext:value-type="float">
            <text:p>0.005745730929905</text:p>
          </table:table-cell>
          <table:table-cell office:value-type="float" office:value="0.00280384764338879" calcext:value-type="float">
            <text:p>0.002803847643389</text:p>
          </table:table-cell>
          <table:table-cell office:value-type="float" office:value="0.00141758785406388" calcext:value-type="float">
            <text:p>0.001417587854064</text:p>
          </table:table-cell>
          <table:table-cell office:value-type="float" office:value="0.000675387258782139" calcext:value-type="float">
            <text:p>0.00067538725878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734375" calcext:value-type="float">
            <text:p>0.02734375</text:p>
          </table:table-cell>
          <table:table-cell office:value-type="float" office:value="0.0131971571180556" calcext:value-type="float">
            <text:p>0.013197157118056</text:p>
          </table:table-cell>
          <table:table-cell office:value-type="float" office:value="0.00575910295758929" calcext:value-type="float">
            <text:p>0.005759102957589</text:p>
          </table:table-cell>
          <table:table-cell office:value-type="float" office:value="0.00287918090820312" calcext:value-type="float">
            <text:p>0.002879180908203</text:p>
          </table:table-cell>
          <table:table-cell office:value-type="float" office:value="0.00131183881293226" calcext:value-type="float">
            <text:p>0.001311838812932</text:p>
          </table:table-cell>
          <table:table-cell office:value-type="float" office:value="0.000633109949433434" calcext:value-type="float">
            <text:p>0.000633109949433</text:p>
          </table:table-cell>
          <table:table-cell office:value-type="float" office:value="0.000315424958871623" calcext:value-type="float">
            <text:p>0.00031542495887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57199435763889" calcext:value-type="float">
            <text:p>0.015719943576389</text:p>
          </table:table-cell>
          <table:table-cell office:value-type="float" office:value="0.00719996861049107" calcext:value-type="float">
            <text:p>0.007199968610491</text:p>
          </table:table-cell>
          <table:table-cell office:value-type="float" office:value="0.00358247545030382" calcext:value-type="float">
            <text:p>0.003582475450304</text:p>
          </table:table-cell>
          <table:table-cell office:value-type="float" office:value="0.00168671865989217" calcext:value-type="float">
            <text:p>0.001686718659892</text:p>
          </table:table-cell>
          <table:table-cell office:value-type="float" office:value="0.00082563994272616" calcext:value-type="float">
            <text:p>0.000825639942726</text:p>
          </table:table-cell>
          <table:table-cell office:value-type="float" office:value="0.000407155951008896" calcext:value-type="float">
            <text:p>0.00040715595100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55707465277778" calcext:value-type="float">
            <text:p>0.015570746527778</text:p>
          </table:table-cell>
          <table:table-cell office:value-type="float" office:value="0.00702682806521046" calcext:value-type="float">
            <text:p>0.00702682806521</text:p>
          </table:table-cell>
          <table:table-cell office:value-type="float" office:value="0.00346345689561632" calcext:value-type="float">
            <text:p>0.003463456895616</text:p>
          </table:table-cell>
          <table:table-cell office:value-type="float" office:value="0.00166625510145301" calcext:value-type="float">
            <text:p>0.001666255101453</text:p>
          </table:table-cell>
          <table:table-cell office:value-type="float" office:value="0.000858693316289777" calcext:value-type="float">
            <text:p>0.00085869331629</text:p>
          </table:table-cell>
          <table:table-cell office:value-type="float" office:value="0.00042786501623795" calcext:value-type="float">
            <text:p>0.00042786501623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8828125" calcext:value-type="float">
            <text:p>0.048828125</text:p>
          </table:table-cell>
          <table:table-cell office:value-type="float" office:value="0.0183783637152778" calcext:value-type="float">
            <text:p>0.018378363715278</text:p>
          </table:table-cell>
          <table:table-cell office:value-type="float" office:value="0.00898151008450255" calcext:value-type="float">
            <text:p>0.008981510084503</text:p>
          </table:table-cell>
          <table:table-cell office:value-type="float" office:value="0.00438933478461372" calcext:value-type="float">
            <text:p>0.004389334784614</text:p>
          </table:table-cell>
          <table:table-cell office:value-type="float" office:value="0.00204801832351923" calcext:value-type="float">
            <text:p>0.002048018323519</text:p>
          </table:table-cell>
          <table:table-cell office:value-type="float" office:value="0.00103593666296998" calcext:value-type="float">
            <text:p>0.00103593666297</text:p>
          </table:table-cell>
          <table:table-cell office:value-type="float" office:value="0.00050963134255351" calcext:value-type="float">
            <text:p>0.00050963134255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8828125" calcext:value-type="float">
            <text:p>0.048828125</text:p>
          </table:table-cell>
          <table:table-cell office:value-type="float" office:value="0.0233154296875" calcext:value-type="float">
            <text:p>0.0233154296875</text:p>
          </table:table-cell>
          <table:table-cell office:value-type="float" office:value="0.00937294473453444" calcext:value-type="float">
            <text:p>0.009372944734534</text:p>
          </table:table-cell>
          <table:table-cell office:value-type="float" office:value="0.0041597663031684" calcext:value-type="float">
            <text:p>0.004159766303168</text:p>
          </table:table-cell>
          <table:table-cell office:value-type="float" office:value="0.00209511604070912" calcext:value-type="float">
            <text:p>0.002095116040709</text:p>
          </table:table-cell>
          <table:table-cell office:value-type="float" office:value="0.00104053137914514" calcext:value-type="float">
            <text:p>0.001040531379145</text:p>
          </table:table-cell>
          <table:table-cell office:value-type="float" office:value="0.000507106282862323" calcext:value-type="float">
            <text:p>0.00050710628286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78515625" calcext:value-type="float">
            <text:p>0.0478515625</text:p>
          </table:table-cell>
          <table:table-cell office:value-type="float" office:value="0.0175374348958333" calcext:value-type="float">
            <text:p>0.017537434895833</text:p>
          </table:table-cell>
          <table:table-cell office:value-type="float" office:value="0.00892172054368622" calcext:value-type="float">
            <text:p>0.008921720543686</text:p>
          </table:table-cell>
          <table:table-cell office:value-type="float" office:value="0.0042551506890191" calcext:value-type="float">
            <text:p>0.004255150689019</text:p>
          </table:table-cell>
          <table:table-cell office:value-type="float" office:value="0.00212998345540788" calcext:value-type="float">
            <text:p>0.002129983455408</text:p>
          </table:table-cell>
          <table:table-cell office:value-type="float" office:value="0.00106213628329688" calcext:value-type="float">
            <text:p>0.001062136283297</text:p>
          </table:table-cell>
          <table:table-cell office:value-type="float" office:value="0.000506609580337805" calcext:value-type="float">
            <text:p>0.00050660958033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66829427083333" calcext:value-type="float">
            <text:p>0.016682942708333</text:p>
          </table:table-cell>
          <table:table-cell office:value-type="float" office:value="0.00712087203045281" calcext:value-type="float">
            <text:p>0.007120872030453</text:p>
          </table:table-cell>
          <table:table-cell office:value-type="float" office:value="0.00330648634168837" calcext:value-type="float">
            <text:p>0.003306486341688</text:p>
          </table:table-cell>
          <table:table-cell office:value-type="float" office:value="0.00160877860919742" calcext:value-type="float">
            <text:p>0.001608778609197</text:p>
          </table:table-cell>
          <table:table-cell office:value-type="float" office:value="0.000766250829787962" calcext:value-type="float">
            <text:p>0.000766250829788</text:p>
          </table:table-cell>
          <table:table-cell office:value-type="float" office:value="0.000373804117100527" calcext:value-type="float">
            <text:p>0.00037380411710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61328125" calcext:value-type="float">
            <text:p>0.0361328125</text:p>
          </table:table-cell>
          <table:table-cell office:value-type="float" office:value="0.0144585503472222" calcext:value-type="float">
            <text:p>0.014458550347222</text:p>
          </table:table-cell>
          <table:table-cell office:value-type="float" office:value="0.00676556022799745" calcext:value-type="float">
            <text:p>0.006765560227997</text:p>
          </table:table-cell>
          <table:table-cell office:value-type="float" office:value="0.00341952853732639" calcext:value-type="float">
            <text:p>0.003419528537326</text:p>
          </table:table-cell>
          <table:table-cell office:value-type="float" office:value="0.0016273412694544" calcext:value-type="float">
            <text:p>0.001627341269454</text:p>
          </table:table-cell>
          <table:table-cell office:value-type="float" office:value="0.000794431377220106" calcext:value-type="float">
            <text:p>0.00079443137722</text:p>
          </table:table-cell>
          <table:table-cell office:value-type="float" office:value="0.00039744643050219" calcext:value-type="float">
            <text:p>0.00039744643050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0.0238172743055556" calcext:value-type="float">
            <text:p>0.023817274305556</text:p>
          </table:table-cell>
          <table:table-cell office:value-type="float" office:value="0.00995682696906888" calcext:value-type="float">
            <text:p>0.009956826969069</text:p>
          </table:table-cell>
          <table:table-cell office:value-type="float" office:value="0.00466543409559462" calcext:value-type="float">
            <text:p>0.004665434095595</text:p>
          </table:table-cell>
          <table:table-cell office:value-type="float" office:value="0.00219973515521475" calcext:value-type="float">
            <text:p>0.002199735155215</text:p>
          </table:table-cell>
          <table:table-cell office:value-type="float" office:value="0.00106117636168084" calcext:value-type="float">
            <text:p>0.001061176361681</text:p>
          </table:table-cell>
          <table:table-cell office:value-type="float" office:value="0.000535470861690975" calcext:value-type="float">
            <text:p>0.00053547086169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0.0134141710069444" calcext:value-type="float">
            <text:p>0.013414171006945</text:p>
          </table:table-cell>
          <table:table-cell office:value-type="float" office:value="0.00527300153459821" calcext:value-type="float">
            <text:p>0.005273001534598</text:p>
          </table:table-cell>
          <table:table-cell office:value-type="float" office:value="0.00271529303656684" calcext:value-type="float">
            <text:p>0.002715293036567</text:p>
          </table:table-cell>
          <table:table-cell office:value-type="float" office:value="0.00112730506555595" calcext:value-type="float">
            <text:p>0.001127305065556</text:p>
          </table:table-cell>
          <table:table-cell office:value-type="float" office:value="0.00062550748887306" calcext:value-type="float">
            <text:p>0.000625507488873</text:p>
          </table:table-cell>
          <table:table-cell office:value-type="float" office:value="0.000316575808883992" calcext:value-type="float">
            <text:p>0.00031657580888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0.0173611111111111" calcext:value-type="float">
            <text:p>0.017361111111111</text:p>
          </table:table-cell>
          <table:table-cell office:value-type="float" office:value="0.00871712820870536" calcext:value-type="float">
            <text:p>0.008717128208705</text:p>
          </table:table-cell>
          <table:table-cell office:value-type="float" office:value="0.00426264444986979" calcext:value-type="float">
            <text:p>0.00426264444987</text:p>
          </table:table-cell>
          <table:table-cell office:value-type="float" office:value="0.00190853551572865" calcext:value-type="float">
            <text:p>0.001908535515729</text:p>
          </table:table-cell>
          <table:table-cell office:value-type="float" office:value="0.00091371191001473" calcext:value-type="float">
            <text:p>0.000913711910015</text:p>
          </table:table-cell>
          <table:table-cell office:value-type="float" office:value="0.000448390706598489" calcext:value-type="float">
            <text:p>0.00044839070659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50960286458333" calcext:value-type="float">
            <text:p>0.015096028645833</text:p>
          </table:table-cell>
          <table:table-cell office:value-type="float" office:value="0.00673846809231505" calcext:value-type="float">
            <text:p>0.006738468092315</text:p>
          </table:table-cell>
          <table:table-cell office:value-type="float" office:value="0.00337715996636285" calcext:value-type="float">
            <text:p>0.003377159966363</text:p>
          </table:table-cell>
          <table:table-cell office:value-type="float" office:value="0.0016766829991812" calcext:value-type="float">
            <text:p>0.001676682999181</text:p>
          </table:table-cell>
          <table:table-cell office:value-type="float" office:value="0.000855086356754356" calcext:value-type="float">
            <text:p>0.000855086356754</text:p>
          </table:table-cell>
          <table:table-cell office:value-type="float" office:value="0.000422326776888079" calcext:value-type="float">
            <text:p>0.00042232677688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22265625" calcext:value-type="float">
            <text:p>0.0322265625</text:p>
          </table:table-cell>
          <table:table-cell office:value-type="float" office:value="0.0126410590277778" calcext:value-type="float">
            <text:p>0.012641059027778</text:p>
          </table:table-cell>
          <table:table-cell office:value-type="float" office:value="0.00523594447544643" calcext:value-type="float">
            <text:p>0.005235944475446</text:p>
          </table:table-cell>
          <table:table-cell office:value-type="float" office:value="0.00235283745659722" calcext:value-type="float">
            <text:p>0.002352837456597</text:p>
          </table:table-cell>
          <table:table-cell office:value-type="float" office:value="0.00116922455945447" calcext:value-type="float">
            <text:p>0.001169224559454</text:p>
          </table:table-cell>
          <table:table-cell office:value-type="float" office:value="0.000583679437577259" calcext:value-type="float">
            <text:p>0.000583679437577</text:p>
          </table:table-cell>
          <table:table-cell office:value-type="float" office:value="0.000290704740840641" calcext:value-type="float">
            <text:p>0.00029070474084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8828125" calcext:value-type="float">
            <text:p>0.048828125</text:p>
          </table:table-cell>
          <table:table-cell office:value-type="float" office:value="0.0207112630208333" calcext:value-type="float">
            <text:p>0.020711263020833</text:p>
          </table:table-cell>
          <table:table-cell office:value-type="float" office:value="0.00804169323979592" calcext:value-type="float">
            <text:p>0.008041693239796</text:p>
          </table:table-cell>
          <table:table-cell office:value-type="float" office:value="0.00392499287923177" calcext:value-type="float">
            <text:p>0.003924992879232</text:p>
          </table:table-cell>
          <table:table-cell office:value-type="float" office:value="0.00202595207619245" calcext:value-type="float">
            <text:p>0.002025952076192</text:p>
          </table:table-cell>
          <table:table-cell office:value-type="float" office:value="0.000939101596478102" calcext:value-type="float">
            <text:p>0.000939101596478</text:p>
          </table:table-cell>
          <table:table-cell office:value-type="float" office:value="0.000467117991529637" calcext:value-type="float">
            <text:p>0.0004671179915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0168999565972222" calcext:value-type="float">
            <text:p>0.016899956597222</text:p>
          </table:table-cell>
          <table:table-cell office:value-type="float" office:value="0.0070613938934949" calcext:value-type="float">
            <text:p>0.007061393893495</text:p>
          </table:table-cell>
          <table:table-cell office:value-type="float" office:value="0.00353230794270833" calcext:value-type="float">
            <text:p>0.003532307942708</text:p>
          </table:table-cell>
          <table:table-cell office:value-type="float" office:value="0.00167146483271477" calcext:value-type="float">
            <text:p>0.001671464832715</text:p>
          </table:table-cell>
          <table:table-cell office:value-type="float" office:value="0.000839677347167369" calcext:value-type="float">
            <text:p>0.000839677347167</text:p>
          </table:table-cell>
          <table:table-cell office:value-type="float" office:value="0.000424064473874423" calcext:value-type="float">
            <text:p>0.00042406447387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24609375" calcext:value-type="float">
            <text:p>0.0224609375</text:p>
          </table:table-cell>
          <table:table-cell office:value-type="float" office:value="0.012451171875" calcext:value-type="float">
            <text:p>0.012451171875</text:p>
          </table:table-cell>
          <table:table-cell office:value-type="float" office:value="0.00584193638392857" calcext:value-type="float">
            <text:p>0.005841936383929</text:p>
          </table:table-cell>
          <table:table-cell office:value-type="float" office:value="0.00283707512749566" calcext:value-type="float">
            <text:p>0.002837075127496</text:p>
          </table:table-cell>
          <table:table-cell office:value-type="float" office:value="0.00144678149585545" calcext:value-type="float">
            <text:p>0.001446781495855</text:p>
          </table:table-cell>
          <table:table-cell office:value-type="float" office:value="0.000730734781222969" calcext:value-type="float">
            <text:p>0.000730734781223</text:p>
          </table:table-cell>
          <table:table-cell office:value-type="float" office:value="0.000360658197950183" calcext:value-type="float">
            <text:p>0.0003606581979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42957899305556" calcext:value-type="float">
            <text:p>0.014295789930556</text:p>
          </table:table-cell>
          <table:table-cell office:value-type="float" office:value="0.0065273362763074" calcext:value-type="float">
            <text:p>0.006527336276307</text:p>
          </table:table-cell>
          <table:table-cell office:value-type="float" office:value="0.00276827494303385" calcext:value-type="float">
            <text:p>0.002768274943034</text:p>
          </table:table-cell>
          <table:table-cell office:value-type="float" office:value="0.00136144550732346" calcext:value-type="float">
            <text:p>0.001361445507323</text:p>
          </table:table-cell>
          <table:table-cell office:value-type="float" office:value="0.000693706908674137" calcext:value-type="float">
            <text:p>0.000693706908674</text:p>
          </table:table-cell>
          <table:table-cell office:value-type="float" office:value="0.000341047682235316" calcext:value-type="float">
            <text:p>0.00034104768223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4921875" calcext:value-type="float">
            <text:p>0.044921875</text:p>
          </table:table-cell>
          <table:table-cell office:value-type="float" office:value="0.0203721788194444" calcext:value-type="float">
            <text:p>0.020372178819445</text:p>
          </table:table-cell>
          <table:table-cell office:value-type="float" office:value="0.00958251953125" calcext:value-type="float">
            <text:p>0.00958251953125</text:p>
          </table:table-cell>
          <table:table-cell office:value-type="float" office:value="0.00437768724229601" calcext:value-type="float">
            <text:p>0.004377687242296</text:p>
          </table:table-cell>
          <table:table-cell office:value-type="float" office:value="0.00206421540505432" calcext:value-type="float">
            <text:p>0.002064215405054</text:p>
          </table:table-cell>
          <table:table-cell office:value-type="float" office:value="0.00102792024372146" calcext:value-type="float">
            <text:p>0.001027920243721</text:p>
          </table:table-cell>
          <table:table-cell office:value-type="float" office:value="0.000514285081947971" calcext:value-type="float">
            <text:p>0.00051428508194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83203125" calcext:value-type="float">
            <text:p>0.02832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750016193000638" calcext:value-type="float">
            <text:p>0.007500161930006</text:p>
          </table:table-cell>
          <table:table-cell office:value-type="float" office:value="0.00347166273328993" calcext:value-type="float">
            <text:p>0.00347166273329</text:p>
          </table:table-cell>
          <table:table-cell office:value-type="float" office:value="0.00161846817842259" calcext:value-type="float">
            <text:p>0.001618468178423</text:p>
          </table:table-cell>
          <table:table-cell office:value-type="float" office:value="0.000816358137443102" calcext:value-type="float">
            <text:p>0.000816358137443</text:p>
          </table:table-cell>
          <table:table-cell office:value-type="float" office:value="0.000416360938236403" calcext:value-type="float">
            <text:p>0.00041636093823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0119493272569444" calcext:value-type="float">
            <text:p>0.011949327256945</text:p>
          </table:table-cell>
          <table:table-cell office:value-type="float" office:value="0.00398721500318878" calcext:value-type="float">
            <text:p>0.003987215003189</text:p>
          </table:table-cell>
          <table:table-cell office:value-type="float" office:value="0.00223883734809028" calcext:value-type="float">
            <text:p>0.00223883734809</text:p>
          </table:table-cell>
          <table:table-cell office:value-type="float" office:value="0.00111221200345582" calcext:value-type="float">
            <text:p>0.001112212003456</text:p>
          </table:table-cell>
          <table:table-cell office:value-type="float" office:value="0.000553049896129225" calcext:value-type="float">
            <text:p>0.000553049896129</text:p>
          </table:table-cell>
          <table:table-cell office:value-type="float" office:value="0.000283184680080479" calcext:value-type="float">
            <text:p>0.0002831846800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46875" calcext:value-type="float">
            <text:p>0.0546875</text:p>
          </table:table-cell>
          <table:table-cell office:value-type="float" office:value="0.0172797309027778" calcext:value-type="float">
            <text:p>0.017279730902778</text:p>
          </table:table-cell>
          <table:table-cell office:value-type="float" office:value="0.00599608129384566" calcext:value-type="float">
            <text:p>0.005996081293846</text:p>
          </table:table-cell>
          <table:table-cell office:value-type="float" office:value="0.00294895595974392" calcext:value-type="float">
            <text:p>0.002948955959744</text:p>
          </table:table-cell>
          <table:table-cell office:value-type="float" office:value="0.00148595235350229" calcext:value-type="float">
            <text:p>0.001485952353502</text:p>
          </table:table-cell>
          <table:table-cell office:value-type="float" office:value="0.000750335683808215" calcext:value-type="float">
            <text:p>0.000750335683808</text:p>
          </table:table-cell>
          <table:table-cell office:value-type="float" office:value="0.000364922336742981" calcext:value-type="float">
            <text:p>0.00036492233674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78515625" calcext:value-type="float">
            <text:p>0.0478515625</text:p>
          </table:table-cell>
          <table:table-cell office:value-type="float" office:value="0.0185953776041667" calcext:value-type="float">
            <text:p>0.018595377604167</text:p>
          </table:table-cell>
          <table:table-cell office:value-type="float" office:value="0.00826621542171556" calcext:value-type="float">
            <text:p>0.008266215421716</text:p>
          </table:table-cell>
          <table:table-cell office:value-type="float" office:value="0.00389044867621528" calcext:value-type="float">
            <text:p>0.003890448676215</text:p>
          </table:table-cell>
          <table:table-cell office:value-type="float" office:value="0.00197622852940713" calcext:value-type="float">
            <text:p>0.001976228529407</text:p>
          </table:table-cell>
          <table:table-cell office:value-type="float" office:value="0.000969146670007261" calcext:value-type="float">
            <text:p>0.000969146670007</text:p>
          </table:table-cell>
          <table:table-cell office:value-type="float" office:value="0.000490181858280231" calcext:value-type="float">
            <text:p>0.0004901818582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0172661675347222" calcext:value-type="float">
            <text:p>0.017266167534722</text:p>
          </table:table-cell>
          <table:table-cell office:value-type="float" office:value="0.00811923280054209" calcext:value-type="float">
            <text:p>0.008119232800542</text:p>
          </table:table-cell>
          <table:table-cell office:value-type="float" office:value="0.0037314690483941" calcext:value-type="float">
            <text:p>0.003731469048394</text:p>
          </table:table-cell>
          <table:table-cell office:value-type="float" office:value="0.00183831442159123" calcext:value-type="float">
            <text:p>0.001838314421591</text:p>
          </table:table-cell>
          <table:table-cell office:value-type="float" office:value="0.000891400520373244" calcext:value-type="float">
            <text:p>0.000891400520373</text:p>
          </table:table-cell>
          <table:table-cell office:value-type="float" office:value="0.000444126028494336" calcext:value-type="float">
            <text:p>0.00044412602849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61328125" calcext:value-type="float">
            <text:p>0.0361328125</text:p>
          </table:table-cell>
          <table:table-cell office:value-type="float" office:value="0.0151502821180556" calcext:value-type="float">
            <text:p>0.015150282118056</text:p>
          </table:table-cell>
          <table:table-cell office:value-type="float" office:value="0.00634173957669005" calcext:value-type="float">
            <text:p>0.00634173957669</text:p>
          </table:table-cell>
          <table:table-cell office:value-type="float" office:value="0.00288749694824219" calcext:value-type="float">
            <text:p>0.002887496948242</text:p>
          </table:table-cell>
          <table:table-cell office:value-type="float" office:value="0.00153416178104905" calcext:value-type="float">
            <text:p>0.001534161781049</text:p>
          </table:table-cell>
          <table:table-cell office:value-type="float" office:value="0.00074481729837592" calcext:value-type="float">
            <text:p>0.000744817298376</text:p>
          </table:table-cell>
          <table:table-cell office:value-type="float" office:value="0.000373623135065262" calcext:value-type="float">
            <text:p>0.00037362313506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44140625" calcext:value-type="float">
            <text:p>0.0244140625</text:p>
          </table:table-cell>
          <table:table-cell office:value-type="float" office:value="0.0100368923611111" calcext:value-type="float">
            <text:p>0.010036892361111</text:p>
          </table:table-cell>
          <table:table-cell office:value-type="float" office:value="0.00405852648676658" calcext:value-type="float">
            <text:p>0.004058526486767</text:p>
          </table:table-cell>
          <table:table-cell office:value-type="float" office:value="0.00223545498318142" calcext:value-type="float">
            <text:p>0.002235454983181</text:p>
          </table:table-cell>
          <table:table-cell office:value-type="float" office:value="0.000957475368487847" calcext:value-type="float">
            <text:p>0.000957475368488</text:p>
          </table:table-cell>
          <table:table-cell office:value-type="float" office:value="0.000521517312025117" calcext:value-type="float">
            <text:p>0.000521517312025</text:p>
          </table:table-cell>
          <table:table-cell office:value-type="float" office:value="0.00024556948458818" calcext:value-type="float">
            <text:p>0.00024556948458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0174153645833333" calcext:value-type="float">
            <text:p>0.017415364583333</text:p>
          </table:table-cell>
          <table:table-cell office:value-type="float" office:value="0.00725321867028061" calcext:value-type="float">
            <text:p>0.007253218670281</text:p>
          </table:table-cell>
          <table:table-cell office:value-type="float" office:value="0.00334733751085069" calcext:value-type="float">
            <text:p>0.003347337510851</text:p>
          </table:table-cell>
          <table:table-cell office:value-type="float" office:value="0.00161784893516199" calcext:value-type="float">
            <text:p>0.001617848935162</text:p>
          </table:table-cell>
          <table:table-cell office:value-type="float" office:value="0.000812610989104713" calcext:value-type="float">
            <text:p>0.000812610989105</text:p>
          </table:table-cell>
          <table:table-cell office:value-type="float" office:value="0.000397637563139354" calcext:value-type="float">
            <text:p>0.00039763756313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44140625" calcext:value-type="float">
            <text:p>0.0244140625</text:p>
          </table:table-cell>
          <table:table-cell office:value-type="float" office:value="0.0141330295138889" calcext:value-type="float">
            <text:p>0.014133029513889</text:p>
          </table:table-cell>
          <table:table-cell office:value-type="float" office:value="0.00599047602439413" calcext:value-type="float">
            <text:p>0.005990476024394</text:p>
          </table:table-cell>
          <table:table-cell office:value-type="float" office:value="0.00262736002604167" calcext:value-type="float">
            <text:p>0.002627360026042</text:p>
          </table:table-cell>
          <table:table-cell office:value-type="float" office:value="0.00133187440878147" calcext:value-type="float">
            <text:p>0.001331874408781</text:p>
          </table:table-cell>
          <table:table-cell office:value-type="float" office:value="0.000619984455509911" calcext:value-type="float">
            <text:p>0.00061998445551</text:p>
          </table:table-cell>
          <table:table-cell office:value-type="float" office:value="0.000317318506676987" calcext:value-type="float">
            <text:p>0.00031731850667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45263671875" calcext:value-type="float">
            <text:p>0.0145263671875</text:p>
          </table:table-cell>
          <table:table-cell office:value-type="float" office:value="0.00803577656648597" calcext:value-type="float">
            <text:p>0.008035776566486</text:p>
          </table:table-cell>
          <table:table-cell office:value-type="float" office:value="0.0038985358344184" calcext:value-type="float">
            <text:p>0.003898535834418</text:p>
          </table:table-cell>
          <table:table-cell office:value-type="float" office:value="0.00183968018046527" calcext:value-type="float">
            <text:p>0.001839680180465</text:p>
          </table:table-cell>
          <table:table-cell office:value-type="float" office:value="0.00092146153502874" calcext:value-type="float">
            <text:p>0.000921461535029</text:p>
          </table:table-cell>
          <table:table-cell office:value-type="float" office:value="0.000456082297471609" calcext:value-type="float">
            <text:p>0.00045608229747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24609375" calcext:value-type="float">
            <text:p>0.0224609375</text:p>
          </table:table-cell>
          <table:table-cell office:value-type="float" office:value="0.0108235677083333" calcext:value-type="float">
            <text:p>0.010823567708333</text:p>
          </table:table-cell>
          <table:table-cell office:value-type="float" office:value="0.00552305883290816" calcext:value-type="float">
            <text:p>0.005523058832908</text:p>
          </table:table-cell>
          <table:table-cell office:value-type="float" office:value="0.0023185306125217" calcext:value-type="float">
            <text:p>0.002318530612522</text:p>
          </table:table-cell>
          <table:table-cell office:value-type="float" office:value="0.00109654038555292" calcext:value-type="float">
            <text:p>0.001096540385553</text:p>
          </table:table-cell>
          <table:table-cell office:value-type="float" office:value="0.000502803105495834" calcext:value-type="float">
            <text:p>0.000502803105496</text:p>
          </table:table-cell>
          <table:table-cell office:value-type="float" office:value="0.000244851507349506" calcext:value-type="float">
            <text:p>0.0002448515073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206163194444444" calcext:value-type="float">
            <text:p>0.020616319444445</text:p>
          </table:table-cell>
          <table:table-cell office:value-type="float" office:value="0.00986651985012755" calcext:value-type="float">
            <text:p>0.009866519850128</text:p>
          </table:table-cell>
          <table:table-cell office:value-type="float" office:value="0.00461596171061198" calcext:value-type="float">
            <text:p>0.004615961710612</text:p>
          </table:table-cell>
          <table:table-cell office:value-type="float" office:value="0.00220224189956776" calcext:value-type="float">
            <text:p>0.002202241899568</text:p>
          </table:table-cell>
          <table:table-cell office:value-type="float" office:value="0.00108023494309339" calcext:value-type="float">
            <text:p>0.001080234943093</text:p>
          </table:table-cell>
          <table:table-cell office:value-type="float" office:value="0.000542060523750364" calcext:value-type="float">
            <text:p>0.0005420605237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83203125" calcext:value-type="float">
            <text:p>0.0283203125</text:p>
          </table:table-cell>
          <table:table-cell office:value-type="float" office:value="0.0106743706597222" calcext:value-type="float">
            <text:p>0.010674370659722</text:p>
          </table:table-cell>
          <table:table-cell office:value-type="float" office:value="0.0053745191924426" calcext:value-type="float">
            <text:p>0.005374519192443</text:p>
          </table:table-cell>
          <table:table-cell office:value-type="float" office:value="0.00261834886338976" calcext:value-type="float">
            <text:p>0.00261834886339</text:p>
          </table:table-cell>
          <table:table-cell office:value-type="float" office:value="0.00131472836672081" calcext:value-type="float">
            <text:p>0.001314728366721</text:p>
          </table:table-cell>
          <table:table-cell office:value-type="float" office:value="0.000647348266129651" calcext:value-type="float">
            <text:p>0.00064734826613</text:p>
          </table:table-cell>
          <table:table-cell office:value-type="float" office:value="0.000327452116688775" calcext:value-type="float">
            <text:p>0.00032745211668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56640625" calcext:value-type="float">
            <text:p>0.0556640625</text:p>
          </table:table-cell>
          <table:table-cell office:value-type="float" office:value="0.0214029947916667" calcext:value-type="float">
            <text:p>0.021402994791667</text:p>
          </table:table-cell>
          <table:table-cell office:value-type="float" office:value="0.0100739148198342" calcext:value-type="float">
            <text:p>0.010073914819834</text:p>
          </table:table-cell>
          <table:table-cell office:value-type="float" office:value="0.00437533908420139" calcext:value-type="float">
            <text:p>0.004375339084201</text:p>
          </table:table-cell>
          <table:table-cell office:value-type="float" office:value="0.00214111742938594" calcext:value-type="float">
            <text:p>0.002141117429386</text:p>
          </table:table-cell>
          <table:table-cell office:value-type="float" office:value="0.00105945339098359" calcext:value-type="float">
            <text:p>0.001059453390984</text:p>
          </table:table-cell>
          <table:table-cell office:value-type="float" office:value="0.000527588070737901" calcext:value-type="float">
            <text:p>0.00052758807073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734375" calcext:value-type="float">
            <text:p>0.02734375</text:p>
          </table:table-cell>
          <table:table-cell office:value-type="float" office:value="0.0133734809027778" calcext:value-type="float">
            <text:p>0.013373480902778</text:p>
          </table:table-cell>
          <table:table-cell office:value-type="float" office:value="0.00617544991629464" calcext:value-type="float">
            <text:p>0.006175449916295</text:p>
          </table:table-cell>
          <table:table-cell office:value-type="float" office:value="0.00286773681640625" calcext:value-type="float">
            <text:p>0.002867736816406</text:p>
          </table:table-cell>
          <table:table-cell office:value-type="float" office:value="0.00154112454631698" calcext:value-type="float">
            <text:p>0.001541124546317</text:p>
          </table:table-cell>
          <table:table-cell office:value-type="float" office:value="0.000783069791827462" calcext:value-type="float">
            <text:p>0.000783069791827</text:p>
          </table:table-cell>
          <table:table-cell office:value-type="float" office:value="0.00039953407657975" calcext:value-type="float">
            <text:p>0.0003995340765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51095920138889" calcext:value-type="float">
            <text:p>0.015109592013889</text:p>
          </table:table-cell>
          <table:table-cell office:value-type="float" office:value="0.00701312629544005" calcext:value-type="float">
            <text:p>0.00701312629544</text:p>
          </table:table-cell>
          <table:table-cell office:value-type="float" office:value="0.00325469970703125" calcext:value-type="float">
            <text:p>0.003254699707031</text:p>
          </table:table-cell>
          <table:table-cell office:value-type="float" office:value="0.00176994882438731" calcext:value-type="float">
            <text:p>0.001769948824387</text:p>
          </table:table-cell>
          <table:table-cell office:value-type="float" office:value="0.000877443925353435" calcext:value-type="float">
            <text:p>0.000877443925353</text:p>
          </table:table-cell>
          <table:table-cell office:value-type="float" office:value="0.000453747448391491" calcext:value-type="float">
            <text:p>0.00045374744839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0.0157335069444444" calcext:value-type="float">
            <text:p>0.015733506944445</text:p>
          </table:table-cell>
          <table:table-cell office:value-type="float" office:value="0.00774149992028061" calcext:value-type="float">
            <text:p>0.007741499920281</text:p>
          </table:table-cell>
          <table:table-cell office:value-type="float" office:value="0.00352411905924479" calcext:value-type="float">
            <text:p>0.003524119059245</text:p>
          </table:table-cell>
          <table:table-cell office:value-type="float" office:value="0.00169978677668259" calcext:value-type="float">
            <text:p>0.001699786776683</text:p>
          </table:table-cell>
          <table:table-cell office:value-type="float" office:value="0.000876157049208872" calcext:value-type="float">
            <text:p>0.000876157049209</text:p>
          </table:table-cell>
          <table:table-cell office:value-type="float" office:value="0.000441262261639807" calcext:value-type="float">
            <text:p>0.0004412622616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734375" calcext:value-type="float">
            <text:p>0.02734375</text:p>
          </table:table-cell>
          <table:table-cell office:value-type="float" office:value="0.0128851996527778" calcext:value-type="float">
            <text:p>0.012885199652778</text:p>
          </table:table-cell>
          <table:table-cell office:value-type="float" office:value="0.00523563307158801" calcext:value-type="float">
            <text:p>0.005235633071588</text:p>
          </table:table-cell>
          <table:table-cell office:value-type="float" office:value="0.00240190294053819" calcext:value-type="float">
            <text:p>0.002401902940538</text:p>
          </table:table-cell>
          <table:table-cell office:value-type="float" office:value="0.00108642310183205" calcext:value-type="float">
            <text:p>0.001086423101832</text:p>
          </table:table-cell>
          <table:table-cell office:value-type="float" office:value="0.000524550195784315" calcext:value-type="float">
            <text:p>0.000524550195784</text:p>
          </table:table-cell>
          <table:table-cell office:value-type="float" office:value="0.000258663737248765" calcext:value-type="float">
            <text:p>0.00025866373724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8828125" calcext:value-type="float">
            <text:p>0.048828125</text:p>
          </table:table-cell>
          <table:table-cell office:value-type="float" office:value="0.0157063802083333" calcext:value-type="float">
            <text:p>0.015706380208333</text:p>
          </table:table-cell>
          <table:table-cell office:value-type="float" office:value="0.00693153848453444" calcext:value-type="float">
            <text:p>0.006931538484534</text:p>
          </table:table-cell>
          <table:table-cell office:value-type="float" office:value="0.00350113762749566" calcext:value-type="float">
            <text:p>0.003501137627496</text:p>
          </table:table-cell>
          <table:table-cell office:value-type="float" office:value="0.00173018005958581" calcext:value-type="float">
            <text:p>0.001730180059586</text:p>
          </table:table-cell>
          <table:table-cell office:value-type="float" office:value="0.000848473349816555" calcext:value-type="float">
            <text:p>0.000848473349817</text:p>
          </table:table-cell>
          <table:table-cell office:value-type="float" office:value="0.000413906419777561" calcext:value-type="float">
            <text:p>0.00041390641977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8828125" calcext:value-type="float">
            <text:p>0.048828125</text:p>
          </table:table-cell>
          <table:table-cell office:value-type="float" office:value="0.0201280381944444" calcext:value-type="float">
            <text:p>0.020128038194445</text:p>
          </table:table-cell>
          <table:table-cell office:value-type="float" office:value="0.00782121930803572" calcext:value-type="float">
            <text:p>0.007821219308036</text:p>
          </table:table-cell>
          <table:table-cell office:value-type="float" office:value="0.00398278130425347" calcext:value-type="float">
            <text:p>0.003982781304253</text:p>
          </table:table-cell>
          <table:table-cell office:value-type="float" office:value="0.00173346333895712" calcext:value-type="float">
            <text:p>0.001733463338957</text:p>
          </table:table-cell>
          <table:table-cell office:value-type="float" office:value="0.00087759004608754" calcext:value-type="float">
            <text:p>0.000877590046088</text:p>
          </table:table-cell>
          <table:table-cell office:value-type="float" office:value="0.000443593135983689" calcext:value-type="float">
            <text:p>0.00044359313598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22265625" calcext:value-type="float">
            <text:p>0.0322265625</text:p>
          </table:table-cell>
          <table:table-cell office:value-type="float" office:value="0.0149739583333333" calcext:value-type="float">
            <text:p>0.014973958333333</text:p>
          </table:table-cell>
          <table:table-cell office:value-type="float" office:value="0.00638876155931122" calcext:value-type="float">
            <text:p>0.006388761559311</text:p>
          </table:table-cell>
          <table:table-cell office:value-type="float" office:value="0.00314273410373264" calcext:value-type="float">
            <text:p>0.003142734103733</text:p>
          </table:table-cell>
          <table:table-cell office:value-type="float" office:value="0.00156465157261748" calcext:value-type="float">
            <text:p>0.001564651572617</text:p>
          </table:table-cell>
          <table:table-cell office:value-type="float" office:value="0.000731383659401719" calcext:value-type="float">
            <text:p>0.000731383659402</text:p>
          </table:table-cell>
          <table:table-cell office:value-type="float" office:value="0.00035981548734929" calcext:value-type="float">
            <text:p>0.00035981548734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8828125" calcext:value-type="float">
            <text:p>0.048828125</text:p>
          </table:table-cell>
          <table:table-cell office:value-type="float" office:value="0.0188259548611111" calcext:value-type="float">
            <text:p>0.018825954861111</text:p>
          </table:table-cell>
          <table:table-cell office:value-type="float" office:value="0.00861965880102041" calcext:value-type="float">
            <text:p>0.00861965880102</text:p>
          </table:table-cell>
          <table:table-cell office:value-type="float" office:value="0.00452774047851563" calcext:value-type="float">
            <text:p>0.004527740478516</text:p>
          </table:table-cell>
          <table:table-cell office:value-type="float" office:value="0.00221602254305868" calcext:value-type="float">
            <text:p>0.002216022543059</text:p>
          </table:table-cell>
          <table:table-cell office:value-type="float" office:value="0.00105533636045804" calcext:value-type="float">
            <text:p>0.001055336360458</text:p>
          </table:table-cell>
          <table:table-cell office:value-type="float" office:value="0.0005287179536644" calcext:value-type="float">
            <text:p>0.00052871795366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47840711805556" calcext:value-type="float">
            <text:p>0.014784071180556</text:p>
          </table:table-cell>
          <table:table-cell office:value-type="float" office:value="0.00789346500318877" calcext:value-type="float">
            <text:p>0.007893465003189</text:p>
          </table:table-cell>
          <table:table-cell office:value-type="float" office:value="0.0036175282796224" calcext:value-type="float">
            <text:p>0.003617528279622</text:p>
          </table:table-cell>
          <table:table-cell office:value-type="float" office:value="0.00183561813322736" calcext:value-type="float">
            <text:p>0.001835618133227</text:p>
          </table:table-cell>
          <table:table-cell office:value-type="float" office:value="0.000889738738671993" calcext:value-type="float">
            <text:p>0.000889738738672</text:p>
          </table:table-cell>
          <table:table-cell office:value-type="float" office:value="0.000447475246706768" calcext:value-type="float">
            <text:p>0.00044747524670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0194227430555556" calcext:value-type="float">
            <text:p>0.019422743055556</text:p>
          </table:table-cell>
          <table:table-cell office:value-type="float" office:value="0.00813231176259566" calcext:value-type="float">
            <text:p>0.008132311762596</text:p>
          </table:table-cell>
          <table:table-cell office:value-type="float" office:value="0.00355115254720052" calcext:value-type="float">
            <text:p>0.003551152547201</text:p>
          </table:table-cell>
          <table:table-cell office:value-type="float" office:value="0.00177578424936031" calcext:value-type="float">
            <text:p>0.00177578424936</text:p>
          </table:table-cell>
          <table:table-cell office:value-type="float" office:value="0.000859485889868761" calcext:value-type="float">
            <text:p>0.000859485889869</text:p>
          </table:table-cell>
          <table:table-cell office:value-type="float" office:value="0.000437826807888142" calcext:value-type="float">
            <text:p>0.00043782680788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24609375" calcext:value-type="float">
            <text:p>0.0224609375</text:p>
          </table:table-cell>
          <table:table-cell office:value-type="float" office:value="0.00877549913194444" calcext:value-type="float">
            <text:p>0.008775499131944</text:p>
          </table:table-cell>
          <table:table-cell office:value-type="float" office:value="0.00439453125" calcext:value-type="float">
            <text:p>0.00439453125</text:p>
          </table:table-cell>
          <table:table-cell office:value-type="float" office:value="0.00225218031141493" calcext:value-type="float">
            <text:p>0.002252180311415</text:p>
          </table:table-cell>
          <table:table-cell office:value-type="float" office:value="0.00108634346357617" calcext:value-type="float">
            <text:p>0.001086343463576</text:p>
          </table:table-cell>
          <table:table-cell office:value-type="float" office:value="0.000512198443435607" calcext:value-type="float">
            <text:p>0.000512198443436</text:p>
          </table:table-cell>
          <table:table-cell office:value-type="float" office:value="0.00025086565813599" calcext:value-type="float">
            <text:p>0.00025086565813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0.0190294053819444" calcext:value-type="float">
            <text:p>0.019029405381945</text:p>
          </table:table-cell>
          <table:table-cell office:value-type="float" office:value="0.00860004035794005" calcext:value-type="float">
            <text:p>0.00860004035794</text:p>
          </table:table-cell>
          <table:table-cell office:value-type="float" office:value="0.00372504340277778" calcext:value-type="float">
            <text:p>0.003725043402778</text:p>
          </table:table-cell>
          <table:table-cell office:value-type="float" office:value="0.00181466483672873" calcext:value-type="float">
            <text:p>0.001814664836729</text:p>
          </table:table-cell>
          <table:table-cell office:value-type="float" office:value="0.000855725616194133" calcext:value-type="float">
            <text:p>0.000855725616194</text:p>
          </table:table-cell>
          <table:table-cell office:value-type="float" office:value="0.000418137141129629" calcext:value-type="float">
            <text:p>0.0004181371411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6640625" calcext:value-type="float">
            <text:p>0.056640625</text:p>
          </table:table-cell>
          <table:table-cell office:value-type="float" office:value="0.0215521918402778" calcext:value-type="float">
            <text:p>0.021552191840278</text:p>
          </table:table-cell>
          <table:table-cell office:value-type="float" office:value="0.0109287184111926" calcext:value-type="float">
            <text:p>0.010928718411193</text:p>
          </table:table-cell>
          <table:table-cell office:value-type="float" office:value="0.00531054178873698" calcext:value-type="float">
            <text:p>0.005310541788737</text:p>
          </table:table-cell>
          <table:table-cell office:value-type="float" office:value="0.00263454539470692" calcext:value-type="float">
            <text:p>0.002634545394707</text:p>
          </table:table-cell>
          <table:table-cell office:value-type="float" office:value="0.00123487735431361" calcext:value-type="float">
            <text:p>0.001234877354314</text:p>
          </table:table-cell>
          <table:table-cell office:value-type="float" office:value="0.000602795492371044" calcext:value-type="float">
            <text:p>0.00060279549237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4921875" calcext:value-type="float">
            <text:p>0.044921875</text:p>
          </table:table-cell>
          <table:table-cell office:value-type="float" office:value="0.0224609375" calcext:value-type="float">
            <text:p>0.0224609375</text:p>
          </table:table-cell>
          <table:table-cell office:value-type="float" office:value="0.010593336455676" calcext:value-type="float">
            <text:p>0.010593336455676</text:p>
          </table:table-cell>
          <table:table-cell office:value-type="float" office:value="0.00521995544433594" calcext:value-type="float">
            <text:p>0.005219955444336</text:p>
          </table:table-cell>
          <table:table-cell office:value-type="float" office:value="0.00260772045147407" calcext:value-type="float">
            <text:p>0.002607720451474</text:p>
          </table:table-cell>
          <table:table-cell office:value-type="float" office:value="0.00128317343314669" calcext:value-type="float">
            <text:p>0.001283173433147</text:p>
          </table:table-cell>
          <table:table-cell office:value-type="float" office:value="0.000626044225815439" calcext:value-type="float">
            <text:p>0.00062604422581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15152994791667" calcext:value-type="float">
            <text:p>0.011515299479167</text:p>
          </table:table-cell>
          <table:table-cell office:value-type="float" office:value="0.00516619001116072" calcext:value-type="float">
            <text:p>0.005166190011161</text:p>
          </table:table-cell>
          <table:table-cell office:value-type="float" office:value="0.00244661966959635" calcext:value-type="float">
            <text:p>0.002446619669596</text:p>
          </table:table-cell>
          <table:table-cell office:value-type="float" office:value="0.0012345390935098" calcext:value-type="float">
            <text:p>0.00123453909351</text:p>
          </table:table-cell>
          <table:table-cell office:value-type="float" office:value="0.000623395961668726" calcext:value-type="float">
            <text:p>0.000623395961669</text:p>
          </table:table-cell>
          <table:table-cell office:value-type="float" office:value="0.000295051351772578" calcext:value-type="float">
            <text:p>0.00029505135177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0202501085069444" calcext:value-type="float">
            <text:p>0.020250108506945</text:p>
          </table:table-cell>
          <table:table-cell office:value-type="float" office:value="0.00929540517378826" calcext:value-type="float">
            <text:p>0.009295405173788</text:p>
          </table:table-cell>
          <table:table-cell office:value-type="float" office:value="0.00454276190863715" calcext:value-type="float">
            <text:p>0.004542761908637</text:p>
          </table:table-cell>
          <table:table-cell office:value-type="float" office:value="0.00220539840277474" calcext:value-type="float">
            <text:p>0.002205398402775</text:p>
          </table:table-cell>
          <table:table-cell office:value-type="float" office:value="0.00108604775504701" calcext:value-type="float">
            <text:p>0.001086047755047</text:p>
          </table:table-cell>
          <table:table-cell office:value-type="float" office:value="0.000523703719620755" calcext:value-type="float">
            <text:p>0.00052370371962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0.0169949001736111" calcext:value-type="float">
            <text:p>0.016994900173611</text:p>
          </table:table-cell>
          <table:table-cell office:value-type="float" office:value="0.00899988291214924" calcext:value-type="float">
            <text:p>0.008999882912149</text:p>
          </table:table-cell>
          <table:table-cell office:value-type="float" office:value="0.00415026346842448" calcext:value-type="float">
            <text:p>0.004150263468424</text:p>
          </table:table-cell>
          <table:table-cell office:value-type="float" office:value="0.00196461226019725" calcext:value-type="float">
            <text:p>0.001964612260197</text:p>
          </table:table-cell>
          <table:table-cell office:value-type="float" office:value="0.000975422435396713" calcext:value-type="float">
            <text:p>0.000975422435397</text:p>
          </table:table-cell>
          <table:table-cell office:value-type="float" office:value="0.000504002933347652" calcext:value-type="float">
            <text:p>0.00050400293334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078125" calcext:value-type="float">
            <text:p>0.05078125</text:p>
          </table:table-cell>
          <table:table-cell office:value-type="float" office:value="0.0184597439236111" calcext:value-type="float">
            <text:p>0.018459743923611</text:p>
          </table:table-cell>
          <table:table-cell office:value-type="float" office:value="0.00853713677853954" calcext:value-type="float">
            <text:p>0.00853713677854</text:p>
          </table:table-cell>
          <table:table-cell office:value-type="float" office:value="0.00388677808973524" calcext:value-type="float">
            <text:p>0.003886778089735</text:p>
          </table:table-cell>
          <table:table-cell office:value-type="float" office:value="0.00184754278359626" calcext:value-type="float">
            <text:p>0.001847542783596</text:p>
          </table:table-cell>
          <table:table-cell office:value-type="float" office:value="0.000912048378769232" calcext:value-type="float">
            <text:p>0.000912048378769</text:p>
          </table:table-cell>
          <table:table-cell office:value-type="float" office:value="0.000458827621851876" calcext:value-type="float">
            <text:p>0.00045882762185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9921875" calcext:value-type="float">
            <text:p>0.0419921875</text:p>
          </table:table-cell>
          <table:table-cell office:value-type="float" office:value="0.0152859157986111" calcext:value-type="float">
            <text:p>0.015285915798611</text:p>
          </table:table-cell>
          <table:table-cell office:value-type="float" office:value="0.00676057776626276" calcext:value-type="float">
            <text:p>0.006760577766263</text:p>
          </table:table-cell>
          <table:table-cell office:value-type="float" office:value="0.00343954298231337" calcext:value-type="float">
            <text:p>0.003439542982313</text:p>
          </table:table-cell>
          <table:table-cell office:value-type="float" office:value="0.00177512506292464" calcext:value-type="float">
            <text:p>0.001775125062925</text:p>
          </table:table-cell>
          <table:table-cell office:value-type="float" office:value="0.000883574906570481" calcext:value-type="float">
            <text:p>0.00088357490657</text:p>
          </table:table-cell>
          <table:table-cell office:value-type="float" office:value="0.000432402464860326" calcext:value-type="float">
            <text:p>0.0004324024648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0166693793402778" calcext:value-type="float">
            <text:p>0.016669379340278</text:p>
          </table:table-cell>
          <table:table-cell office:value-type="float" office:value="0.00830109265385842" calcext:value-type="float">
            <text:p>0.008301092653858</text:p>
          </table:table-cell>
          <table:table-cell office:value-type="float" office:value="0.00380882263183594" calcext:value-type="float">
            <text:p>0.003808822631836</text:p>
          </table:table-cell>
          <table:table-cell office:value-type="float" office:value="0.0017310493818555" calcext:value-type="float">
            <text:p>0.001731049381856</text:p>
          </table:table-cell>
          <table:table-cell office:value-type="float" office:value="0.000857314743002106" calcext:value-type="float">
            <text:p>0.000857314743002</text:p>
          </table:table-cell>
          <table:table-cell office:value-type="float" office:value="0.000437818466231224" calcext:value-type="float">
            <text:p>0.00043781846623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37109375" calcext:value-type="float">
            <text:p>0.0537109375</text:p>
          </table:table-cell>
          <table:table-cell office:value-type="float" office:value="0.0195719401041667" calcext:value-type="float">
            <text:p>0.019571940104167</text:p>
          </table:table-cell>
          <table:table-cell office:value-type="float" office:value="0.00846426827566964" calcext:value-type="float">
            <text:p>0.00846426827567</text:p>
          </table:table-cell>
          <table:table-cell office:value-type="float" office:value="0.00405099656846788" calcext:value-type="float">
            <text:p>0.004050996568468</text:p>
          </table:table-cell>
          <table:table-cell office:value-type="float" office:value="0.00203441804455173" calcext:value-type="float">
            <text:p>0.002034418044552</text:p>
          </table:table-cell>
          <table:table-cell office:value-type="float" office:value="0.000953521445284685" calcext:value-type="float">
            <text:p>0.000953521445285</text:p>
          </table:table-cell>
          <table:table-cell office:value-type="float" office:value="0.000477296264605525" calcext:value-type="float">
            <text:p>0.00047729626460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0.0179172092013889" calcext:value-type="float">
            <text:p>0.017917209201389</text:p>
          </table:table-cell>
          <table:table-cell office:value-type="float" office:value="0.00694928850446429" calcext:value-type="float">
            <text:p>0.006949288504464</text:p>
          </table:table-cell>
          <table:table-cell office:value-type="float" office:value="0.00327671474880642" calcext:value-type="float">
            <text:p>0.003276714748806</text:p>
          </table:table-cell>
          <table:table-cell office:value-type="float" office:value="0.00144926268650019" calcext:value-type="float">
            <text:p>0.0014492626865</text:p>
          </table:table-cell>
          <table:table-cell office:value-type="float" office:value="0.000740914988740021" calcext:value-type="float">
            <text:p>0.00074091498874</text:p>
          </table:table-cell>
          <table:table-cell office:value-type="float" office:value="0.000368729846270117" calcext:value-type="float">
            <text:p>0.0003687298462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0.00780658332669005" calcext:value-type="float">
            <text:p>0.00780658332669</text:p>
          </table:table-cell>
          <table:table-cell office:value-type="float" office:value="0.00360823737250434" calcext:value-type="float">
            <text:p>0.003608237372504</text:p>
          </table:table-cell>
          <table:table-cell office:value-type="float" office:value="0.0016743092333489" calcext:value-type="float">
            <text:p>0.001674309233349</text:p>
          </table:table-cell>
          <table:table-cell office:value-type="float" office:value="0.000821657131528578" calcext:value-type="float">
            <text:p>0.000821657131529</text:p>
          </table:table-cell>
          <table:table-cell office:value-type="float" office:value="0.000415272925272413" calcext:value-type="float">
            <text:p>0.00041527292527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0160454644097222" calcext:value-type="float">
            <text:p>0.016045464409722</text:p>
          </table:table-cell>
          <table:table-cell office:value-type="float" office:value="0.00700970085299745" calcext:value-type="float">
            <text:p>0.007009700852997</text:p>
          </table:table-cell>
          <table:table-cell office:value-type="float" office:value="0.00368192036946615" calcext:value-type="float">
            <text:p>0.003681920369466</text:p>
          </table:table-cell>
          <table:table-cell office:value-type="float" office:value="0.00173847211387229" calcext:value-type="float">
            <text:p>0.001738472113872</text:p>
          </table:table-cell>
          <table:table-cell office:value-type="float" office:value="0.000886426040464878" calcext:value-type="float">
            <text:p>0.000886426040465</text:p>
          </table:table-cell>
          <table:table-cell office:value-type="float" office:value="0.000432806928282419" calcext:value-type="float">
            <text:p>0.00043280692828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24609375" calcext:value-type="float">
            <text:p>0.0224609375</text:p>
          </table:table-cell>
          <table:table-cell office:value-type="float" office:value="0.00938585069444444" calcext:value-type="float">
            <text:p>0.009385850694444</text:p>
          </table:table-cell>
          <table:table-cell office:value-type="float" office:value="0.00372781558912628" calcext:value-type="float">
            <text:p>0.003727815589126</text:p>
          </table:table-cell>
          <table:table-cell office:value-type="float" office:value="0.00225005255805122" calcext:value-type="float">
            <text:p>0.002250052558051</text:p>
          </table:table-cell>
          <table:table-cell office:value-type="float" office:value="0.00113341513086928" calcext:value-type="float">
            <text:p>0.001133415130869</text:p>
          </table:table-cell>
          <table:table-cell office:value-type="float" office:value="0.000599340832062229" calcext:value-type="float">
            <text:p>0.000599340832062</text:p>
          </table:table-cell>
          <table:table-cell office:value-type="float" office:value="0.000285847217973532" calcext:value-type="float">
            <text:p>0.00028584721797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02734375" calcext:value-type="float">
            <text:p>0.0302734375</text:p>
          </table:table-cell>
          <table:table-cell office:value-type="float" office:value="0.00965711805555556" calcext:value-type="float">
            <text:p>0.009657118055556</text:p>
          </table:table-cell>
          <table:table-cell office:value-type="float" office:value="0.00475077726403061" calcext:value-type="float">
            <text:p>0.004750777264031</text:p>
          </table:table-cell>
          <table:table-cell office:value-type="float" office:value="0.00233244154188368" calcext:value-type="float">
            <text:p>0.002332441541884</text:p>
          </table:table-cell>
          <table:table-cell office:value-type="float" office:value="0.00117886153269757" calcext:value-type="float">
            <text:p>0.001178861532698</text:p>
          </table:table-cell>
          <table:table-cell office:value-type="float" office:value="0.000577080885028623" calcext:value-type="float">
            <text:p>0.000577080885029</text:p>
          </table:table-cell>
          <table:table-cell office:value-type="float" office:value="0.000275680853862432" calcext:value-type="float">
            <text:p>0.00027568085386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47840711805556" calcext:value-type="float">
            <text:p>0.014784071180556</text:p>
          </table:table-cell>
          <table:table-cell office:value-type="float" office:value="0.0077175218231824" calcext:value-type="float">
            <text:p>0.007717521823182</text:p>
          </table:table-cell>
          <table:table-cell office:value-type="float" office:value="0.00348020765516493" calcext:value-type="float">
            <text:p>0.003480207655165</text:p>
          </table:table-cell>
          <table:table-cell office:value-type="float" office:value="0.00174110613057814" calcext:value-type="float">
            <text:p>0.001741106130578</text:p>
          </table:table-cell>
          <table:table-cell office:value-type="float" office:value="0.000857270944325742" calcext:value-type="float">
            <text:p>0.000857270944326</text:p>
          </table:table-cell>
          <table:table-cell office:value-type="float" office:value="0.000415538691441105" calcext:value-type="float">
            <text:p>0.00041553869144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34375" calcext:value-type="float">
            <text:p>0.0234375</text:p>
          </table:table-cell>
          <table:table-cell office:value-type="float" office:value="0.0122748480902778" calcext:value-type="float">
            <text:p>0.012274848090278</text:p>
          </table:table-cell>
          <table:table-cell office:value-type="float" office:value="0.00605151118064413" calcext:value-type="float">
            <text:p>0.006051511180644</text:p>
          </table:table-cell>
          <table:table-cell office:value-type="float" office:value="0.00291448805067274" calcext:value-type="float">
            <text:p>0.002914488050673</text:p>
          </table:table-cell>
          <table:table-cell office:value-type="float" office:value="0.00147831998183998" calcext:value-type="float">
            <text:p>0.00147831998184</text:p>
          </table:table-cell>
          <table:table-cell office:value-type="float" office:value="0.000740510273352171" calcext:value-type="float">
            <text:p>0.000740510273352</text:p>
          </table:table-cell>
          <table:table-cell office:value-type="float" office:value="0.000357185710022665" calcext:value-type="float">
            <text:p>0.00035718571002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17578125" calcext:value-type="float">
            <text:p>0.0517578125</text:p>
          </table:table-cell>
          <table:table-cell office:value-type="float" office:value="0.0182562934027778" calcext:value-type="float">
            <text:p>0.018256293402778</text:p>
          </table:table-cell>
          <table:table-cell office:value-type="float" office:value="0.00810428541533801" calcext:value-type="float">
            <text:p>0.008104285415338</text:p>
          </table:table-cell>
          <table:table-cell office:value-type="float" office:value="0.00390695359971788" calcext:value-type="float">
            <text:p>0.003906953599718</text:p>
          </table:table-cell>
          <table:table-cell office:value-type="float" office:value="0.00203824986032095" calcext:value-type="float">
            <text:p>0.002038249860321</text:p>
          </table:table-cell>
          <table:table-cell office:value-type="float" office:value="0.00103204060063371" calcext:value-type="float">
            <text:p>0.001032040600634</text:p>
          </table:table-cell>
          <table:table-cell office:value-type="float" office:value="0.000515281097402545" calcext:value-type="float">
            <text:p>0.00051528109740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78515625" calcext:value-type="float">
            <text:p>0.0478515625</text:p>
          </table:table-cell>
          <table:table-cell office:value-type="float" office:value="0.0149197048611111" calcext:value-type="float">
            <text:p>0.014919704861111</text:p>
          </table:table-cell>
          <table:table-cell office:value-type="float" office:value="0.00691036302216199" calcext:value-type="float">
            <text:p>0.006910363022162</text:p>
          </table:table-cell>
          <table:table-cell office:value-type="float" office:value="0.00371077643500434" calcext:value-type="float">
            <text:p>0.003710776435004</text:p>
          </table:table-cell>
          <table:table-cell office:value-type="float" office:value="0.0017503156374198" calcext:value-type="float">
            <text:p>0.00175031563742</text:p>
          </table:table-cell>
          <table:table-cell office:value-type="float" office:value="0.000832525728391021" calcext:value-type="float">
            <text:p>0.000832525728391</text:p>
          </table:table-cell>
          <table:table-cell office:value-type="float" office:value="0.000421815837005724" calcext:value-type="float">
            <text:p>0.00042181583700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78515625" calcext:value-type="float">
            <text:p>0.0478515625</text:p>
          </table:table-cell>
          <table:table-cell office:value-type="float" office:value="0.0201822916666667" calcext:value-type="float">
            <text:p>0.020182291666667</text:p>
          </table:table-cell>
          <table:table-cell office:value-type="float" office:value="0.00890397052375638" calcext:value-type="float">
            <text:p>0.008903970523756</text:p>
          </table:table-cell>
          <table:table-cell office:value-type="float" office:value="0.00393648783365885" calcext:value-type="float">
            <text:p>0.003936487833659</text:p>
          </table:table-cell>
          <table:table-cell office:value-type="float" office:value="0.00180507574567686" calcext:value-type="float">
            <text:p>0.001805075745677</text:p>
          </table:table-cell>
          <table:table-cell office:value-type="float" office:value="0.000888758152911032" calcext:value-type="float">
            <text:p>0.000888758152911</text:p>
          </table:table-cell>
          <table:table-cell office:value-type="float" office:value="0.000430416224792418" calcext:value-type="float">
            <text:p>0.00043041622479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37109375" calcext:value-type="float">
            <text:p>0.0537109375</text:p>
          </table:table-cell>
          <table:table-cell office:value-type="float" office:value="0.0239529079861111" calcext:value-type="float">
            <text:p>0.023952907986111</text:p>
          </table:table-cell>
          <table:table-cell office:value-type="float" office:value="0.0109072315449617" calcext:value-type="float">
            <text:p>0.010907231544962</text:p>
          </table:table-cell>
          <table:table-cell office:value-type="float" office:value="0.0050048573811849" calcext:value-type="float">
            <text:p>0.005004857381185</text:p>
          </table:table-cell>
          <table:table-cell office:value-type="float" office:value="0.00240468085742518" calcext:value-type="float">
            <text:p>0.002404680857425</text:p>
          </table:table-cell>
          <table:table-cell office:value-type="float" office:value="0.00112503381062587" calcext:value-type="float">
            <text:p>0.001125033810626</text:p>
          </table:table-cell>
          <table:table-cell office:value-type="float" office:value="0.00055421667029265" calcext:value-type="float">
            <text:p>0.00055421667029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9921875" calcext:value-type="float">
            <text:p>0.0419921875</text:p>
          </table:table-cell>
          <table:table-cell office:value-type="float" office:value="0.0185546875" calcext:value-type="float">
            <text:p>0.0185546875</text:p>
          </table:table-cell>
          <table:table-cell office:value-type="float" office:value="0.00798283791055485" calcext:value-type="float">
            <text:p>0.007982837910555</text:p>
          </table:table-cell>
          <table:table-cell office:value-type="float" office:value="0.00343451605902778" calcext:value-type="float">
            <text:p>0.003434516059028</text:p>
          </table:table-cell>
          <table:table-cell office:value-type="float" office:value="0.00164098149159696" calcext:value-type="float">
            <text:p>0.001640981491597</text:p>
          </table:table-cell>
          <table:table-cell office:value-type="float" office:value="0.000824153333204043" calcext:value-type="float">
            <text:p>0.000824153333204</text:p>
          </table:table-cell>
          <table:table-cell office:value-type="float" office:value="0.000411348481264093" calcext:value-type="float">
            <text:p>0.00041134848126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5390625" calcext:value-type="float">
            <text:p>0.025390625</text:p>
          </table:table-cell>
          <table:table-cell office:value-type="float" office:value="0.0123291015625" calcext:value-type="float">
            <text:p>0.0123291015625</text:p>
          </table:table-cell>
          <table:table-cell office:value-type="float" office:value="0.00463493502869898" calcext:value-type="float">
            <text:p>0.004634935028699</text:p>
          </table:table-cell>
          <table:table-cell office:value-type="float" office:value="0.00228680928548177" calcext:value-type="float">
            <text:p>0.002286809285482</text:p>
          </table:table-cell>
          <table:table-cell office:value-type="float" office:value="0.00111411240544949" calcext:value-type="float">
            <text:p>0.00111411240545</text:p>
          </table:table-cell>
          <table:table-cell office:value-type="float" office:value="0.000549489603621679" calcext:value-type="float">
            <text:p>0.000549489603622</text:p>
          </table:table-cell>
          <table:table-cell office:value-type="float" office:value="0.000273362980040284" calcext:value-type="float">
            <text:p>0.0002733629800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078125" calcext:value-type="float">
            <text:p>0.05078125</text:p>
          </table:table-cell>
          <table:table-cell office:value-type="float" office:value="0.0219590928819444" calcext:value-type="float">
            <text:p>0.021959092881945</text:p>
          </table:table-cell>
          <table:table-cell office:value-type="float" office:value="0.00999170420121174" calcext:value-type="float">
            <text:p>0.009991704201212</text:p>
          </table:table-cell>
          <table:table-cell office:value-type="float" office:value="0.00445786370171441" calcext:value-type="float">
            <text:p>0.004457863701714</text:p>
          </table:table-cell>
          <table:table-cell office:value-type="float" office:value="0.00226358717363657" calcext:value-type="float">
            <text:p>0.002263587173637</text:p>
          </table:table-cell>
          <table:table-cell office:value-type="float" office:value="0.00114268958793836" calcext:value-type="float">
            <text:p>0.001142689587938</text:p>
          </table:table-cell>
          <table:table-cell office:value-type="float" office:value="0.000566621683272346" calcext:value-type="float">
            <text:p>0.00056662168327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89208984375" calcext:value-type="float">
            <text:p>0.0189208984375</text:p>
          </table:table-cell>
          <table:table-cell office:value-type="float" office:value="0.00834001813616071" calcext:value-type="float">
            <text:p>0.008340018136161</text:p>
          </table:table-cell>
          <table:table-cell office:value-type="float" office:value="0.00337470160590278" calcext:value-type="float">
            <text:p>0.003374701605903</text:p>
          </table:table-cell>
          <table:table-cell office:value-type="float" office:value="0.00157146945084047" calcext:value-type="float">
            <text:p>0.00157146945084</text:p>
          </table:table-cell>
          <table:table-cell office:value-type="float" office:value="0.000785266288313766" calcext:value-type="float">
            <text:p>0.000785266288314</text:p>
          </table:table-cell>
          <table:table-cell office:value-type="float" office:value="0.000386946452775206" calcext:value-type="float">
            <text:p>0.00038694645277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44140625" calcext:value-type="float">
            <text:p>0.0244140625</text:p>
          </table:table-cell>
          <table:table-cell office:value-type="float" office:value="0.0103895399305556" calcext:value-type="float">
            <text:p>0.010389539930556</text:p>
          </table:table-cell>
          <table:table-cell office:value-type="float" office:value="0.00423166703204719" calcext:value-type="float">
            <text:p>0.004231667032047</text:p>
          </table:table-cell>
          <table:table-cell office:value-type="float" office:value="0.00193456861707899" calcext:value-type="float">
            <text:p>0.001934568617079</text:p>
          </table:table-cell>
          <table:table-cell office:value-type="float" office:value="0.000962630022824989" calcext:value-type="float">
            <text:p>0.000962630022825</text:p>
          </table:table-cell>
          <table:table-cell office:value-type="float" office:value="0.000492370355396554" calcext:value-type="float">
            <text:p>0.000492370355397</text:p>
          </table:table-cell>
          <table:table-cell office:value-type="float" office:value="0.000237220145659879" calcext:value-type="float">
            <text:p>0.0002372201456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734375" calcext:value-type="float">
            <text:p>0.02734375</text:p>
          </table:table-cell>
          <table:table-cell office:value-type="float" office:value="0.0128309461805556" calcext:value-type="float">
            <text:p>0.012830946180556</text:p>
          </table:table-cell>
          <table:table-cell office:value-type="float" office:value="0.00644948531170281" calcext:value-type="float">
            <text:p>0.006449485311703</text:p>
          </table:table-cell>
          <table:table-cell office:value-type="float" office:value="0.00283601548936632" calcext:value-type="float">
            <text:p>0.002836015489366</text:p>
          </table:table-cell>
          <table:table-cell office:value-type="float" office:value="0.00141150125231629" calcext:value-type="float">
            <text:p>0.001411501252316</text:p>
          </table:table-cell>
          <table:table-cell office:value-type="float" office:value="0.000681760555011675" calcext:value-type="float">
            <text:p>0.000681760555012</text:p>
          </table:table-cell>
          <table:table-cell office:value-type="float" office:value="0.000339742255194986" calcext:value-type="float">
            <text:p>0.00033974225519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8828125" calcext:value-type="float">
            <text:p>0.048828125</text:p>
          </table:table-cell>
          <table:table-cell office:value-type="float" office:value="0.0177408854166667" calcext:value-type="float">
            <text:p>0.017740885416667</text:p>
          </table:table-cell>
          <table:table-cell office:value-type="float" office:value="0.00868941326530612" calcext:value-type="float">
            <text:p>0.008689413265306</text:p>
          </table:table-cell>
          <table:table-cell office:value-type="float" office:value="0.00410798814561632" calcext:value-type="float">
            <text:p>0.004107988145616</text:p>
          </table:table-cell>
          <table:table-cell office:value-type="float" office:value="0.00192269326248725" calcext:value-type="float">
            <text:p>0.001922693262487</text:p>
          </table:table-cell>
          <table:table-cell office:value-type="float" office:value="0.000921372608623087" calcext:value-type="float">
            <text:p>0.000921372608623</text:p>
          </table:table-cell>
          <table:table-cell office:value-type="float" office:value="0.000447949382226889" calcext:value-type="float">
            <text:p>0.00044794938222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22265625" calcext:value-type="float">
            <text:p>0.0322265625</text:p>
          </table:table-cell>
          <table:table-cell office:value-type="float" office:value="0.0121256510416667" calcext:value-type="float">
            <text:p>0.012125651041667</text:p>
          </table:table-cell>
          <table:table-cell office:value-type="float" office:value="0.00491426428970026" calcext:value-type="float">
            <text:p>0.0049142642897</text:p>
          </table:table-cell>
          <table:table-cell office:value-type="float" office:value="0.00248952229817708" calcext:value-type="float">
            <text:p>0.002489522298177</text:p>
          </table:table-cell>
          <table:table-cell office:value-type="float" office:value="0.00130988358210823" calcext:value-type="float">
            <text:p>0.001309883582108</text:p>
          </table:table-cell>
          <table:table-cell office:value-type="float" office:value="0.000644062381753035" calcext:value-type="float">
            <text:p>0.000644062381753</text:p>
          </table:table-cell>
          <table:table-cell office:value-type="float" office:value="0.000319485700140071" calcext:value-type="float">
            <text:p>0.0003194857001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0157199435763889" calcext:value-type="float">
            <text:p>0.015719943576389</text:p>
          </table:table-cell>
          <table:table-cell office:value-type="float" office:value="0.00685150769292092" calcext:value-type="float">
            <text:p>0.006851507692921</text:p>
          </table:table-cell>
          <table:table-cell office:value-type="float" office:value="0.00298344082302517" calcext:value-type="float">
            <text:p>0.002983440823025</text:p>
          </table:table-cell>
          <table:table-cell office:value-type="float" office:value="0.00138826648104823" calcext:value-type="float">
            <text:p>0.001388266481048</text:p>
          </table:table-cell>
          <table:table-cell office:value-type="float" office:value="0.000691647822744572" calcext:value-type="float">
            <text:p>0.000691647822745</text:p>
          </table:table-cell>
          <table:table-cell office:value-type="float" office:value="0.000339934250961286" calcext:value-type="float">
            <text:p>0.00033993425096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8828125" calcext:value-type="float">
            <text:p>0.048828125</text:p>
          </table:table-cell>
          <table:table-cell office:value-type="float" office:value="0.0207655164930556" calcext:value-type="float">
            <text:p>0.020765516493056</text:p>
          </table:table-cell>
          <table:table-cell office:value-type="float" office:value="0.00942775181361607" calcext:value-type="float">
            <text:p>0.009427751813616</text:p>
          </table:table-cell>
          <table:table-cell office:value-type="float" office:value="0.00461073133680556" calcext:value-type="float">
            <text:p>0.004610731336806</text:p>
          </table:table-cell>
          <table:table-cell office:value-type="float" office:value="0.00208520219427738" calcext:value-type="float">
            <text:p>0.002085202194277</text:p>
          </table:table-cell>
          <table:table-cell office:value-type="float" office:value="0.00103516367978129" calcext:value-type="float">
            <text:p>0.001035163679781</text:p>
          </table:table-cell>
          <table:table-cell office:value-type="float" office:value="0.000515942587377755" calcext:value-type="float">
            <text:p>0.00051594258737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34955512152778" calcext:value-type="float">
            <text:p>0.013495551215278</text:p>
          </table:table-cell>
          <table:table-cell office:value-type="float" office:value="0.00592258998325893" calcext:value-type="float">
            <text:p>0.005922589983259</text:p>
          </table:table-cell>
          <table:table-cell office:value-type="float" office:value="0.00272352430555556" calcext:value-type="float">
            <text:p>0.002723524305556</text:p>
          </table:table-cell>
          <table:table-cell office:value-type="float" office:value="0.00138035822857431" calcext:value-type="float">
            <text:p>0.001380358228574</text:p>
          </table:table-cell>
          <table:table-cell office:value-type="float" office:value="0.000698807032891021" calcext:value-type="float">
            <text:p>0.000698807032891</text:p>
          </table:table-cell>
          <table:table-cell office:value-type="float" office:value="0.00033694426977477" calcext:value-type="float">
            <text:p>0.00033694426977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22265625" calcext:value-type="float">
            <text:p>0.0322265625</text:p>
          </table:table-cell>
          <table:table-cell office:value-type="float" office:value="0.0128038194444444" calcext:value-type="float">
            <text:p>0.012803819444445</text:p>
          </table:table-cell>
          <table:table-cell office:value-type="float" office:value="0.00700191575653699" calcext:value-type="float">
            <text:p>0.007001915756537</text:p>
          </table:table-cell>
          <table:table-cell office:value-type="float" office:value="0.00324333190917969" calcext:value-type="float">
            <text:p>0.00324333190918</text:p>
          </table:table-cell>
          <table:table-cell office:value-type="float" office:value="0.0016590112453941" calcext:value-type="float">
            <text:p>0.001659011245394</text:p>
          </table:table-cell>
          <table:table-cell office:value-type="float" office:value="0.000802985845149149" calcext:value-type="float">
            <text:p>0.000802985845149</text:p>
          </table:table-cell>
          <table:table-cell office:value-type="float" office:value="0.000403498279036913" calcext:value-type="float">
            <text:p>0.00040349827903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61328125" calcext:value-type="float">
            <text:p>0.0361328125</text:p>
          </table:table-cell>
          <table:table-cell office:value-type="float" office:value="0.0198296440972222" calcext:value-type="float">
            <text:p>0.019829644097222</text:p>
          </table:table-cell>
          <table:table-cell office:value-type="float" office:value="0.00785391671316964" calcext:value-type="float">
            <text:p>0.00785391671317</text:p>
          </table:table-cell>
          <table:table-cell office:value-type="float" office:value="0.00386457655164931" calcext:value-type="float">
            <text:p>0.003864576551649</text:p>
          </table:table-cell>
          <table:table-cell office:value-type="float" office:value="0.00178916794204315" calcext:value-type="float">
            <text:p>0.001789167942043</text:p>
          </table:table-cell>
          <table:table-cell office:value-type="float" office:value="0.000844208358907375" calcext:value-type="float">
            <text:p>0.000844208358907</text:p>
          </table:table-cell>
          <table:table-cell office:value-type="float" office:value="0.000421958477583649" calcext:value-type="float">
            <text:p>0.00042195847758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02734375" calcext:value-type="float">
            <text:p>0.0302734375</text:p>
          </table:table-cell>
          <table:table-cell office:value-type="float" office:value="0.0174696180555556" calcext:value-type="float">
            <text:p>0.017469618055556</text:p>
          </table:table-cell>
          <table:table-cell office:value-type="float" office:value="0.00826029874840561" calcext:value-type="float">
            <text:p>0.008260298748406</text:p>
          </table:table-cell>
          <table:table-cell office:value-type="float" office:value="0.00387786865234375" calcext:value-type="float">
            <text:p>0.003877868652344</text:p>
          </table:table-cell>
          <table:table-cell office:value-type="float" office:value="0.00182653168113621" calcext:value-type="float">
            <text:p>0.001826531681136</text:p>
          </table:table-cell>
          <table:table-cell office:value-type="float" office:value="0.000898438231054197" calcext:value-type="float">
            <text:p>0.000898438231054</text:p>
          </table:table-cell>
          <table:table-cell office:value-type="float" office:value="0.000450281617667909" calcext:value-type="float">
            <text:p>0.00045028161766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161268446180556" calcext:value-type="float">
            <text:p>0.016126844618056</text:p>
          </table:table-cell>
          <table:table-cell office:value-type="float" office:value="0.00774585957429847" calcext:value-type="float">
            <text:p>0.007745859574298</text:p>
          </table:table-cell>
          <table:table-cell office:value-type="float" office:value="0.00394573635525174" calcext:value-type="float">
            <text:p>0.003945736355252</text:p>
          </table:table-cell>
          <table:table-cell office:value-type="float" office:value="0.00188662854491362" calcext:value-type="float">
            <text:p>0.001886628544914</text:p>
          </table:table-cell>
          <table:table-cell office:value-type="float" office:value="0.000887296427464599" calcext:value-type="float">
            <text:p>0.000887296427465</text:p>
          </table:table-cell>
          <table:table-cell office:value-type="float" office:value="0.000438769180455841" calcext:value-type="float">
            <text:p>0.00043876918045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17578125" calcext:value-type="float">
            <text:p>0.0517578125</text:p>
          </table:table-cell>
          <table:table-cell office:value-type="float" office:value="0.0191650390625" calcext:value-type="float">
            <text:p>0.0191650390625</text:p>
          </table:table-cell>
          <table:table-cell office:value-type="float" office:value="0.00889369419642857" calcext:value-type="float">
            <text:p>0.008893694196429</text:p>
          </table:table-cell>
          <table:table-cell office:value-type="float" office:value="0.0042052968343099" calcext:value-type="float">
            <text:p>0.00420529683431</text:p>
          </table:table-cell>
          <table:table-cell office:value-type="float" office:value="0.00196423788596638" calcext:value-type="float">
            <text:p>0.001964237885966</text:p>
          </table:table-cell>
          <table:table-cell office:value-type="float" office:value="0.00097483107442368" calcext:value-type="float">
            <text:p>0.000974831074424</text:p>
          </table:table-cell>
          <table:table-cell office:value-type="float" office:value="0.000480307764430596" calcext:value-type="float">
            <text:p>0.00048030776443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185546875" calcext:value-type="float">
            <text:p>0.0185546875</text:p>
          </table:table-cell>
          <table:table-cell office:value-type="float" office:value="0.00986056857638889" calcext:value-type="float">
            <text:p>0.009860568576389</text:p>
          </table:table-cell>
          <table:table-cell office:value-type="float" office:value="0.00383929817044005" calcext:value-type="float">
            <text:p>0.00383929817044</text:p>
          </table:table-cell>
          <table:table-cell office:value-type="float" office:value="0.00172187805175781" calcext:value-type="float">
            <text:p>0.001721878051758</text:p>
          </table:table-cell>
          <table:table-cell office:value-type="float" office:value="0.000864087480908254" calcext:value-type="float">
            <text:p>0.000864087480908</text:p>
          </table:table-cell>
          <table:table-cell office:value-type="float" office:value="0.000428324969357284" calcext:value-type="float">
            <text:p>0.000428324969357</text:p>
          </table:table-cell>
          <table:table-cell office:value-type="float" office:value="0.000218604046173966" calcext:value-type="float">
            <text:p>0.00021860404617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98046875" calcext:value-type="float">
            <text:p>0.0498046875</text:p>
          </table:table-cell>
          <table:table-cell office:value-type="float" office:value="0.0190294053819445" calcext:value-type="float">
            <text:p>0.019029405381945</text:p>
          </table:table-cell>
          <table:table-cell office:value-type="float" office:value="0.00811144770408163" calcext:value-type="float">
            <text:p>0.008111447704082</text:p>
          </table:table-cell>
          <table:table-cell office:value-type="float" office:value="0.00367615593804253" calcext:value-type="float">
            <text:p>0.003676155938043</text:p>
          </table:table-cell>
          <table:table-cell office:value-type="float" office:value="0.0017403496911945" calcext:value-type="float">
            <text:p>0.001740349691195</text:p>
          </table:table-cell>
          <table:table-cell office:value-type="float" office:value="0.000896060855720829" calcext:value-type="float">
            <text:p>0.000896060855721</text:p>
          </table:table-cell>
          <table:table-cell office:value-type="float" office:value="0.000442263552414018" calcext:value-type="float">
            <text:p>0.00044226355241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31293402777778" calcext:value-type="float">
            <text:p>0.013129340277778</text:p>
          </table:table-cell>
          <table:table-cell office:value-type="float" office:value="0.00533559371014031" calcext:value-type="float">
            <text:p>0.00533559371014</text:p>
          </table:table-cell>
          <table:table-cell office:value-type="float" office:value="0.00258282131618924" calcext:value-type="float">
            <text:p>0.002582821316189</text:p>
          </table:table-cell>
          <table:table-cell office:value-type="float" office:value="0.00120517292082248" calcext:value-type="float">
            <text:p>0.001205172920822</text:p>
          </table:table-cell>
          <table:table-cell office:value-type="float" office:value="0.000594722020232608" calcext:value-type="float">
            <text:p>0.000594722020233</text:p>
          </table:table-cell>
          <table:table-cell office:value-type="float" office:value="0.00028896540975244" calcext:value-type="float">
            <text:p>0.00028896540975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46875" calcext:value-type="float">
            <text:p>0.0546875</text:p>
          </table:table-cell>
          <table:table-cell office:value-type="float" office:value="0.0208875868055556" calcext:value-type="float">
            <text:p>0.020887586805556</text:p>
          </table:table-cell>
          <table:table-cell office:value-type="float" office:value="0.00956290108816964" calcext:value-type="float">
            <text:p>0.00956290108817</text:p>
          </table:table-cell>
          <table:table-cell office:value-type="float" office:value="0.00474279615614149" calcext:value-type="float">
            <text:p>0.004742796156142</text:p>
          </table:table-cell>
          <table:table-cell office:value-type="float" office:value="0.00226803996932618" calcext:value-type="float">
            <text:p>0.002268039969326</text:p>
          </table:table-cell>
          <table:table-cell office:value-type="float" office:value="0.00111343566882998" calcext:value-type="float">
            <text:p>0.00111343566883</text:p>
          </table:table-cell>
          <table:table-cell office:value-type="float" office:value="0.00058041702291003" calcext:value-type="float">
            <text:p>0.0005804170229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0.0185818142361111" calcext:value-type="float">
            <text:p>0.018581814236111</text:p>
          </table:table-cell>
          <table:table-cell office:value-type="float" office:value="0.00841350944674745" calcext:value-type="float">
            <text:p>0.008413509446747</text:p>
          </table:table-cell>
          <table:table-cell office:value-type="float" office:value="0.00400427924262153" calcext:value-type="float">
            <text:p>0.004004279242622</text:p>
          </table:table-cell>
          <table:table-cell office:value-type="float" office:value="0.00184402927275627" calcext:value-type="float">
            <text:p>0.001844029272756</text:p>
          </table:table-cell>
          <table:table-cell office:value-type="float" office:value="0.000893632698551658" calcext:value-type="float">
            <text:p>0.000893632698552</text:p>
          </table:table-cell>
          <table:table-cell office:value-type="float" office:value="0.000415940480479394" calcext:value-type="float">
            <text:p>0.00041594048047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44140625" calcext:value-type="float">
            <text:p>0.0244140625</text:p>
          </table:table-cell>
          <table:table-cell office:value-type="float" office:value="0.0107421875" calcext:value-type="float">
            <text:p>0.0107421875</text:p>
          </table:table-cell>
          <table:table-cell office:value-type="float" office:value="0.0043758470184949" calcext:value-type="float">
            <text:p>0.004375847018495</text:p>
          </table:table-cell>
          <table:table-cell office:value-type="float" office:value="0.00208420647515191" calcext:value-type="float">
            <text:p>0.002084206475152</text:p>
          </table:table-cell>
          <table:table-cell office:value-type="float" office:value="0.0010858653859467" calcext:value-type="float">
            <text:p>0.001085865385947</text:p>
          </table:table-cell>
          <table:table-cell office:value-type="float" office:value="0.000548378545410779" calcext:value-type="float">
            <text:p>0.000548378545411</text:p>
          </table:table-cell>
          <table:table-cell office:value-type="float" office:value="0.00026177827187307" calcext:value-type="float">
            <text:p>0.00026177827187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98046875" calcext:value-type="float">
            <text:p>0.0498046875</text:p>
          </table:table-cell>
          <table:table-cell office:value-type="float" office:value="0.0157741970486111" calcext:value-type="float">
            <text:p>0.015774197048611</text:p>
          </table:table-cell>
          <table:table-cell office:value-type="float" office:value="0.00820611447704082" calcext:value-type="float">
            <text:p>0.008206114477041</text:p>
          </table:table-cell>
          <table:table-cell office:value-type="float" office:value="0.00370325724283854" calcext:value-type="float">
            <text:p>0.003703257242839</text:p>
          </table:table-cell>
          <table:table-cell office:value-type="float" office:value="0.00173061273596661" calcext:value-type="float">
            <text:p>0.001730612735967</text:p>
          </table:table-cell>
          <table:table-cell office:value-type="float" office:value="0.000874953422837126" calcext:value-type="float">
            <text:p>0.000874953422837</text:p>
          </table:table-cell>
          <table:table-cell office:value-type="float" office:value="0.000432780047249118" calcext:value-type="float">
            <text:p>0.00043278004724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17578125" calcext:value-type="float">
            <text:p>0.017578125</text:p>
          </table:table-cell>
          <table:table-cell office:value-type="float" office:value="0.01220703125" calcext:value-type="float">
            <text:p>0.01220703125</text:p>
          </table:table-cell>
          <table:table-cell office:value-type="float" office:value="0.00576719945790816" calcext:value-type="float">
            <text:p>0.005767199457908</text:p>
          </table:table-cell>
          <table:table-cell office:value-type="float" office:value="0.00252237108018663" calcext:value-type="float">
            <text:p>0.002522371080187</text:p>
          </table:table-cell>
          <table:table-cell office:value-type="float" office:value="0.00121429584276912" calcext:value-type="float">
            <text:p>0.001214295842769</text:p>
          </table:table-cell>
          <table:table-cell office:value-type="float" office:value="0.000604566540517444" calcext:value-type="float">
            <text:p>0.000604566540517</text:p>
          </table:table-cell>
          <table:table-cell office:value-type="float" office:value="0.000292930879533546" calcext:value-type="float">
            <text:p>0.00029293087953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0136447482638889" calcext:value-type="float">
            <text:p>0.013644748263889</text:p>
          </table:table-cell>
          <table:table-cell office:value-type="float" office:value="0.00670981893734056" calcext:value-type="float">
            <text:p>0.006709818937341</text:p>
          </table:table-cell>
          <table:table-cell office:value-type="float" office:value="0.00314611646864149" calcext:value-type="float">
            <text:p>0.003146116468642</text:p>
          </table:table-cell>
          <table:table-cell office:value-type="float" office:value="0.00141584066893134" calcext:value-type="float">
            <text:p>0.001415840668931</text:p>
          </table:table-cell>
          <table:table-cell office:value-type="float" office:value="0.000711503332824784" calcext:value-type="float">
            <text:p>0.000711503332825</text:p>
          </table:table-cell>
          <table:table-cell office:value-type="float" office:value="0.000335729490233204" calcext:value-type="float">
            <text:p>0.00033572949023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09320746527778" calcext:value-type="float">
            <text:p>0.010932074652778</text:p>
          </table:table-cell>
          <table:table-cell office:value-type="float" office:value="0.00552243602519133" calcext:value-type="float">
            <text:p>0.005522436025191</text:p>
          </table:table-cell>
          <table:table-cell office:value-type="float" office:value="0.00271701388888889" calcext:value-type="float">
            <text:p>0.002717013888889</text:p>
          </table:table-cell>
          <table:table-cell office:value-type="float" office:value="0.00124521136407922" calcext:value-type="float">
            <text:p>0.001245211364079</text:p>
          </table:table-cell>
          <table:table-cell office:value-type="float" office:value="0.0005700050072515" calcext:value-type="float">
            <text:p>0.000570005007252</text:p>
          </table:table-cell>
          <table:table-cell office:value-type="float" office:value="0.000284482882889303" calcext:value-type="float">
            <text:p>0.00028448288288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0167371961805556" calcext:value-type="float">
            <text:p>0.016737196180556</text:p>
          </table:table-cell>
          <table:table-cell office:value-type="float" office:value="0.00712959133848852" calcext:value-type="float">
            <text:p>0.007129591338489</text:p>
          </table:table-cell>
          <table:table-cell office:value-type="float" office:value="0.00321101718478733" calcext:value-type="float">
            <text:p>0.003211017184787</text:p>
          </table:table-cell>
          <table:table-cell office:value-type="float" office:value="0.00159620246331476" calcext:value-type="float">
            <text:p>0.001596202463315</text:p>
          </table:table-cell>
          <table:table-cell office:value-type="float" office:value="0.00077160885785142" calcext:value-type="float">
            <text:p>0.000771608857851</text:p>
          </table:table-cell>
          <table:table-cell office:value-type="float" office:value="0.000379802097323158" calcext:value-type="float">
            <text:p>0.00037980209732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43636067708333" calcext:value-type="float">
            <text:p>0.014363606770833</text:p>
          </table:table-cell>
          <table:table-cell office:value-type="float" office:value="0.00635855538504464" calcext:value-type="float">
            <text:p>0.006358555385045</text:p>
          </table:table-cell>
          <table:table-cell office:value-type="float" office:value="0.00314598083496094" calcext:value-type="float">
            <text:p>0.003145980834961</text:p>
          </table:table-cell>
          <table:table-cell office:value-type="float" office:value="0.00160664896811208" calcext:value-type="float">
            <text:p>0.001606648968112</text:p>
          </table:table-cell>
          <table:table-cell office:value-type="float" office:value="0.000807597148205177" calcext:value-type="float">
            <text:p>0.000807597148205</text:p>
          </table:table-cell>
          <table:table-cell office:value-type="float" office:value="0.000397409009916103" calcext:value-type="float">
            <text:p>0.00039740900991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76171875" calcext:value-type="float">
            <text:p>0.0576171875</text:p>
          </table:table-cell>
          <table:table-cell office:value-type="float" office:value="0.0193277994791667" calcext:value-type="float">
            <text:p>0.019327799479167</text:p>
          </table:table-cell>
          <table:table-cell office:value-type="float" office:value="0.00866512376434949" calcext:value-type="float">
            <text:p>0.008665123764349</text:p>
          </table:table-cell>
          <table:table-cell office:value-type="float" office:value="0.00386747572157118" calcext:value-type="float">
            <text:p>0.003867475721571</text:p>
          </table:table-cell>
          <table:table-cell office:value-type="float" office:value="0.00189748192428922" calcext:value-type="float">
            <text:p>0.001897481924289</text:p>
          </table:table-cell>
          <table:table-cell office:value-type="float" office:value="0.000899266951869254" calcext:value-type="float">
            <text:p>0.000899266951869</text:p>
          </table:table-cell>
          <table:table-cell office:value-type="float" office:value="0.000446006712280327" calcext:value-type="float">
            <text:p>0.0004460067122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27360026041667" calcext:value-type="float">
            <text:p>0.012736002604167</text:p>
          </table:table-cell>
          <table:table-cell office:value-type="float" office:value="0.00544115961814413" calcext:value-type="float">
            <text:p>0.005441159618144</text:p>
          </table:table-cell>
          <table:table-cell office:value-type="float" office:value="0.00260525173611111" calcext:value-type="float">
            <text:p>0.002605251736111</text:p>
          </table:table-cell>
          <table:table-cell office:value-type="float" office:value="0.00130140669760173" calcext:value-type="float">
            <text:p>0.001301406697602</text:p>
          </table:table-cell>
          <table:table-cell office:value-type="float" office:value="0.000668863748296679" calcext:value-type="float">
            <text:p>0.000668863748297</text:p>
          </table:table-cell>
          <table:table-cell office:value-type="float" office:value="0.000314624350125573" calcext:value-type="float">
            <text:p>0.00031462435012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1953125" calcext:value-type="float">
            <text:p>0.01953125</text:p>
          </table:table-cell>
          <table:table-cell office:value-type="float" office:value="0.00824652777777778" calcext:value-type="float">
            <text:p>0.008246527777778</text:p>
          </table:table-cell>
          <table:table-cell office:value-type="float" office:value="0.00418900470344388" calcext:value-type="float">
            <text:p>0.004189004703444</text:p>
          </table:table-cell>
          <table:table-cell office:value-type="float" office:value="0.00214200337727865" calcext:value-type="float">
            <text:p>0.002142003377279</text:p>
          </table:table-cell>
          <table:table-cell office:value-type="float" office:value="0.00120943716487825" calcext:value-type="float">
            <text:p>0.001209437164878</text:p>
          </table:table-cell>
          <table:table-cell office:value-type="float" office:value="0.00058384408996459" calcext:value-type="float">
            <text:p>0.000583844089965</text:p>
          </table:table-cell>
          <table:table-cell office:value-type="float" office:value="0.000290835464138913" calcext:value-type="float">
            <text:p>0.00029083546413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0165066189236111" calcext:value-type="float">
            <text:p>0.016506618923611</text:p>
          </table:table-cell>
          <table:table-cell office:value-type="float" office:value="0.00746777592873087" calcext:value-type="float">
            <text:p>0.007467775928731</text:p>
          </table:table-cell>
          <table:table-cell office:value-type="float" office:value="0.00334123399522569" calcext:value-type="float">
            <text:p>0.003341233995226</text:p>
          </table:table-cell>
          <table:table-cell office:value-type="float" office:value="0.00168855455737953" calcext:value-type="float">
            <text:p>0.00168855455738</text:p>
          </table:table-cell>
          <table:table-cell office:value-type="float" office:value="0.000832100972086454" calcext:value-type="float">
            <text:p>0.000832100972086</text:p>
          </table:table-cell>
          <table:table-cell office:value-type="float" office:value="0.000416574364180337" calcext:value-type="float">
            <text:p>0.0004165743641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00390625" calcext:value-type="float">
            <text:p>0.0400390625</text:p>
          </table:table-cell>
          <table:table-cell office:value-type="float" office:value="0.0174696180555556" calcext:value-type="float">
            <text:p>0.017469618055556</text:p>
          </table:table-cell>
          <table:table-cell office:value-type="float" office:value="0.00850007971938776" calcext:value-type="float">
            <text:p>0.008500079719388</text:p>
          </table:table-cell>
          <table:table-cell office:value-type="float" office:value="0.004388427734375" calcext:value-type="float">
            <text:p>0.004388427734375</text:p>
          </table:table-cell>
          <table:table-cell office:value-type="float" office:value="0.002136955152069" calcext:value-type="float">
            <text:p>0.002136955152069</text:p>
          </table:table-cell>
          <table:table-cell office:value-type="float" office:value="0.0010458471253045" calcext:value-type="float">
            <text:p>0.001045847125305</text:p>
          </table:table-cell>
          <table:table-cell office:value-type="float" office:value="0.000519509815565156" calcext:value-type="float">
            <text:p>0.00051950981556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179172092013889" calcext:value-type="float">
            <text:p>0.017917209201389</text:p>
          </table:table-cell>
          <table:table-cell office:value-type="float" office:value="0.00784426319355867" calcext:value-type="float">
            <text:p>0.007844263193559</text:p>
          </table:table-cell>
          <table:table-cell office:value-type="float" office:value="0.00367729187011719" calcext:value-type="float">
            <text:p>0.003677291870117</text:p>
          </table:table-cell>
          <table:table-cell office:value-type="float" office:value="0.00188686150541911" calcext:value-type="float">
            <text:p>0.001886861505419</text:p>
          </table:table-cell>
          <table:table-cell office:value-type="float" office:value="0.000936492688111017" calcext:value-type="float">
            <text:p>0.000936492688111</text:p>
          </table:table-cell>
          <table:table-cell office:value-type="float" office:value="0.000462299587790673" calcext:value-type="float">
            <text:p>0.00046229958779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1484375" calcext:value-type="float">
            <text:p>0.021484375</text:p>
          </table:table-cell>
          <table:table-cell office:value-type="float" office:value="0.00782606336805556" calcext:value-type="float">
            <text:p>0.007826063368056</text:p>
          </table:table-cell>
          <table:table-cell office:value-type="float" office:value="0.00401275011957908" calcext:value-type="float">
            <text:p>0.004012750119579</text:p>
          </table:table-cell>
          <table:table-cell office:value-type="float" office:value="0.00216361151801215" calcext:value-type="float">
            <text:p>0.002163611518012</text:p>
          </table:table-cell>
          <table:table-cell office:value-type="float" office:value="0.00106909421430542" calcext:value-type="float">
            <text:p>0.001069094214305</text:p>
          </table:table-cell>
          <table:table-cell office:value-type="float" office:value="0.000540486118540592" calcext:value-type="float">
            <text:p>0.000540486118541</text:p>
          </table:table-cell>
          <table:table-cell office:value-type="float" office:value="0.000266289880436998" calcext:value-type="float">
            <text:p>0.00026628988043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00390625" calcext:value-type="float">
            <text:p>0.0400390625</text:p>
          </table:table-cell>
          <table:table-cell office:value-type="float" office:value="0.0190565321180556" calcext:value-type="float">
            <text:p>0.019056532118056</text:p>
          </table:table-cell>
          <table:table-cell office:value-type="float" office:value="0.00853464554767219" calcext:value-type="float">
            <text:p>0.008534645547672</text:p>
          </table:table-cell>
          <table:table-cell office:value-type="float" office:value="0.00401891072591146" calcext:value-type="float">
            <text:p>0.004018910725911</text:p>
          </table:table-cell>
          <table:table-cell office:value-type="float" office:value="0.00189550188403968" calcext:value-type="float">
            <text:p>0.00189550188404</text:p>
          </table:table-cell>
          <table:table-cell office:value-type="float" office:value="0.00094222833239843" calcext:value-type="float">
            <text:p>0.000942228332398</text:p>
          </table:table-cell>
          <table:table-cell office:value-type="float" office:value="0.000473922423307462" calcext:value-type="float">
            <text:p>0.00047392242330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44140625" calcext:value-type="float">
            <text:p>0.0244140625</text:p>
          </table:table-cell>
          <table:table-cell office:value-type="float" office:value="0.0101589626736111" calcext:value-type="float">
            <text:p>0.010158962673611</text:p>
          </table:table-cell>
          <table:table-cell office:value-type="float" office:value="0.00534929547991071" calcext:value-type="float">
            <text:p>0.005349295479911</text:p>
          </table:table-cell>
          <table:table-cell office:value-type="float" office:value="0.00278871324327257" calcext:value-type="float">
            <text:p>0.002788713243273</text:p>
          </table:table-cell>
          <table:table-cell office:value-type="float" office:value="0.00131625588304915" calcext:value-type="float">
            <text:p>0.001316255883049</text:p>
          </table:table-cell>
          <table:table-cell office:value-type="float" office:value="0.000653507225037102" calcext:value-type="float">
            <text:p>0.000653507225037</text:p>
          </table:table-cell>
          <table:table-cell office:value-type="float" office:value="0.000325028159745651" calcext:value-type="float">
            <text:p>0.00032502815974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17578125" calcext:value-type="float">
            <text:p>0.0517578125</text:p>
          </table:table-cell>
          <table:table-cell office:value-type="float" office:value="0.0180257161458333" calcext:value-type="float">
            <text:p>0.018025716145833</text:p>
          </table:table-cell>
          <table:table-cell office:value-type="float" office:value="0.00814289949378189" calcext:value-type="float">
            <text:p>0.008142899493782</text:p>
          </table:table-cell>
          <table:table-cell office:value-type="float" office:value="0.00357377794053819" calcext:value-type="float">
            <text:p>0.003573777940538</text:p>
          </table:table-cell>
          <table:table-cell office:value-type="float" office:value="0.00172072369896038" calcext:value-type="float">
            <text:p>0.00172072369896</text:p>
          </table:table-cell>
          <table:table-cell office:value-type="float" office:value="0.000849893852095966" calcext:value-type="float">
            <text:p>0.000849893852096</text:p>
          </table:table-cell>
          <table:table-cell office:value-type="float" office:value="0.000425441982475762" calcext:value-type="float">
            <text:p>0.00042544198247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188802083333333" calcext:value-type="float">
            <text:p>0.018880208333333</text:p>
          </table:table-cell>
          <table:table-cell office:value-type="float" office:value="0.00848513233418367" calcext:value-type="float">
            <text:p>0.008485132334184</text:p>
          </table:table-cell>
          <table:table-cell office:value-type="float" office:value="0.0036907958984375" calcext:value-type="float">
            <text:p>0.003690795898438</text:p>
          </table:table-cell>
          <table:table-cell office:value-type="float" office:value="0.0016900790965768" calcext:value-type="float">
            <text:p>0.001690079096577</text:p>
          </table:table-cell>
          <table:table-cell office:value-type="float" office:value="0.000819179333857188" calcext:value-type="float">
            <text:p>0.000819179333857</text:p>
          </table:table-cell>
          <table:table-cell office:value-type="float" office:value="0.000409583193709339" calcext:value-type="float">
            <text:p>0.00040958319370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734375" calcext:value-type="float">
            <text:p>0.02734375</text:p>
          </table:table-cell>
          <table:table-cell office:value-type="float" office:value="0.0111897786458333" calcext:value-type="float">
            <text:p>0.011189778645833</text:p>
          </table:table-cell>
          <table:table-cell office:value-type="float" office:value="0.00598642777423469" calcext:value-type="float">
            <text:p>0.005986427774235</text:p>
          </table:table-cell>
          <table:table-cell office:value-type="float" office:value="0.00281189812554254" calcext:value-type="float">
            <text:p>0.002811898125543</text:p>
          </table:table-cell>
          <table:table-cell office:value-type="float" office:value="0.00134302426079185" calcext:value-type="float">
            <text:p>0.001343024260792</text:p>
          </table:table-cell>
          <table:table-cell office:value-type="float" office:value="0.000643641327273849" calcext:value-type="float">
            <text:p>0.000643641327274</text:p>
          </table:table-cell>
          <table:table-cell office:value-type="float" office:value="0.000326600135706785" calcext:value-type="float">
            <text:p>0.00032660013570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05078125" calcext:value-type="float">
            <text:p>0.0205078125</text:p>
          </table:table-cell>
          <table:table-cell office:value-type="float" office:value="0.00783962673611111" calcext:value-type="float">
            <text:p>0.007839626736111</text:p>
          </table:table-cell>
          <table:table-cell office:value-type="float" office:value="0.00445868044483419" calcext:value-type="float">
            <text:p>0.004458680444834</text:p>
          </table:table-cell>
          <table:table-cell office:value-type="float" office:value="0.00251915825737847" calcext:value-type="float">
            <text:p>0.002519158257378</text:p>
          </table:table-cell>
          <table:table-cell office:value-type="float" office:value="0.00119248935012738" calcext:value-type="float">
            <text:p>0.001192489350127</text:p>
          </table:table-cell>
          <table:table-cell office:value-type="float" office:value="0.000522757603738313" calcext:value-type="float">
            <text:p>0.000522757603738</text:p>
          </table:table-cell>
          <table:table-cell office:value-type="float" office:value="0.000270065278881016" calcext:value-type="float">
            <text:p>0.00027006527888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06879340277778" calcext:value-type="float">
            <text:p>0.010687934027778</text:p>
          </table:table-cell>
          <table:table-cell office:value-type="float" office:value="0.00541842713647959" calcext:value-type="float">
            <text:p>0.00541842713648</text:p>
          </table:table-cell>
          <table:table-cell office:value-type="float" office:value="0.00255445692274306" calcext:value-type="float">
            <text:p>0.002554456922743</text:p>
          </table:table-cell>
          <table:table-cell office:value-type="float" office:value="0.00125927731596344" calcext:value-type="float">
            <text:p>0.001259277315963</text:p>
          </table:table-cell>
          <table:table-cell office:value-type="float" office:value="0.000609590060226141" calcext:value-type="float">
            <text:p>0.000609590060226</text:p>
          </table:table-cell>
          <table:table-cell office:value-type="float" office:value="0.00030456294824551" calcext:value-type="float">
            <text:p>0.00030456294824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0182834201388889" calcext:value-type="float">
            <text:p>0.018283420138889</text:p>
          </table:table-cell>
          <table:table-cell office:value-type="float" office:value="0.00823943468989158" calcext:value-type="float">
            <text:p>0.008239434689892</text:p>
          </table:table-cell>
          <table:table-cell office:value-type="float" office:value="0.00399968465169271" calcext:value-type="float">
            <text:p>0.003999684651693</text:p>
          </table:table-cell>
          <table:table-cell office:value-type="float" office:value="0.00185261730348903" calcext:value-type="float">
            <text:p>0.001852617303489</text:p>
          </table:table-cell>
          <table:table-cell office:value-type="float" office:value="0.000937597889478515" calcext:value-type="float">
            <text:p>0.000937597889479</text:p>
          </table:table-cell>
          <table:table-cell office:value-type="float" office:value="0.00046844066775653" calcext:value-type="float">
            <text:p>0.00046844066775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61328125" calcext:value-type="float">
            <text:p>0.0361328125</text:p>
          </table:table-cell>
          <table:table-cell office:value-type="float" office:value="0.0182562934027778" calcext:value-type="float">
            <text:p>0.018256293402778</text:p>
          </table:table-cell>
          <table:table-cell office:value-type="float" office:value="0.00888590909996811" calcext:value-type="float">
            <text:p>0.008885909099968</text:p>
          </table:table-cell>
          <table:table-cell office:value-type="float" office:value="0.00430161370171441" calcext:value-type="float">
            <text:p>0.004301613701714</text:p>
          </table:table-cell>
          <table:table-cell office:value-type="float" office:value="0.00200379080876599" calcext:value-type="float">
            <text:p>0.002003790808766</text:p>
          </table:table-cell>
          <table:table-cell office:value-type="float" office:value="0.00102493825442967" calcext:value-type="float">
            <text:p>0.00102493825443</text:p>
          </table:table-cell>
          <table:table-cell office:value-type="float" office:value="0.000519846775452094" calcext:value-type="float">
            <text:p>0.00051984677545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68359375" calcext:value-type="float">
            <text:p>0.068359375</text:p>
          </table:table-cell>
          <table:table-cell office:value-type="float" office:value="0.0243462456597222" calcext:value-type="float">
            <text:p>0.024346245659722</text:p>
          </table:table-cell>
          <table:table-cell office:value-type="float" office:value="0.012033579300861" calcext:value-type="float">
            <text:p>0.012033579300861</text:p>
          </table:table-cell>
          <table:table-cell office:value-type="float" office:value="0.00550404866536459" calcext:value-type="float">
            <text:p>0.005504048665365</text:p>
          </table:table-cell>
          <table:table-cell office:value-type="float" office:value="0.00262386146370752" calcext:value-type="float">
            <text:p>0.002623861463708</text:p>
          </table:table-cell>
          <table:table-cell office:value-type="float" office:value="0.00129792489192143" calcext:value-type="float">
            <text:p>0.001297924891921</text:p>
          </table:table-cell>
          <table:table-cell office:value-type="float" office:value="0.000653280680080483" calcext:value-type="float">
            <text:p>0.0006532806800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80859375" calcext:value-type="float">
            <text:p>0.0380859375</text:p>
          </table:table-cell>
          <table:table-cell office:value-type="float" office:value="0.0125596788194444" calcext:value-type="float">
            <text:p>0.012559678819445</text:p>
          </table:table-cell>
          <table:table-cell office:value-type="float" office:value="0.00581795828683036" calcext:value-type="float">
            <text:p>0.00581795828683</text:p>
          </table:table-cell>
          <table:table-cell office:value-type="float" office:value="0.00294153849283854" calcext:value-type="float">
            <text:p>0.002941538492839</text:p>
          </table:table-cell>
          <table:table-cell office:value-type="float" office:value="0.00155140978984853" calcext:value-type="float">
            <text:p>0.001551409789849</text:p>
          </table:table-cell>
          <table:table-cell office:value-type="float" office:value="0.000780099253415401" calcext:value-type="float">
            <text:p>0.000780099253415</text:p>
          </table:table-cell>
          <table:table-cell office:value-type="float" office:value="0.00039575997155911" calcext:value-type="float">
            <text:p>0.00039575997155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0155843098958333" calcext:value-type="float">
            <text:p>0.015584309895833</text:p>
          </table:table-cell>
          <table:table-cell office:value-type="float" office:value="0.00713052555006378" calcext:value-type="float">
            <text:p>0.007130525550064</text:p>
          </table:table-cell>
          <table:table-cell office:value-type="float" office:value="0.0033101569281684" calcext:value-type="float">
            <text:p>0.003310156928168</text:p>
          </table:table-cell>
          <table:table-cell office:value-type="float" office:value="0.00167118845571464" calcext:value-type="float">
            <text:p>0.001671188455715</text:p>
          </table:table-cell>
          <table:table-cell office:value-type="float" office:value="0.000820893136341886" calcext:value-type="float">
            <text:p>0.000820893136342</text:p>
          </table:table-cell>
          <table:table-cell office:value-type="float" office:value="0.000391639496996455" calcext:value-type="float">
            <text:p>0.00039163949699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34375" calcext:value-type="float">
            <text:p>0.0234375</text:p>
          </table:table-cell>
          <table:table-cell office:value-type="float" office:value="0.0135498046875" calcext:value-type="float">
            <text:p>0.0135498046875</text:p>
          </table:table-cell>
          <table:table-cell office:value-type="float" office:value="0.00582854601801658" calcext:value-type="float">
            <text:p>0.005828546018017</text:p>
          </table:table-cell>
          <table:table-cell office:value-type="float" office:value="0.00273200141059028" calcext:value-type="float">
            <text:p>0.00273200141059</text:p>
          </table:table-cell>
          <table:table-cell office:value-type="float" office:value="0.00134397570225996" calcext:value-type="float">
            <text:p>0.00134397570226</text:p>
          </table:table-cell>
          <table:table-cell office:value-type="float" office:value="0.000724513131564797" calcext:value-type="float">
            <text:p>0.000724513131565</text:p>
          </table:table-cell>
          <table:table-cell office:value-type="float" office:value="0.000364796276235988" calcext:value-type="float">
            <text:p>0.00036479627623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2734375" calcext:value-type="float">
            <text:p>0.052734375</text:p>
          </table:table-cell>
          <table:table-cell office:value-type="float" office:value="0.0161675347222222" calcext:value-type="float">
            <text:p>0.016167534722222</text:p>
          </table:table-cell>
          <table:table-cell office:value-type="float" office:value="0.00757303043287627" calcext:value-type="float">
            <text:p>0.007573030432876</text:p>
          </table:table-cell>
          <table:table-cell office:value-type="float" office:value="0.00372973971896701" calcext:value-type="float">
            <text:p>0.003729739718967</text:p>
          </table:table-cell>
          <table:table-cell office:value-type="float" office:value="0.0018511813339408" calcext:value-type="float">
            <text:p>0.001851181333941</text:p>
          </table:table-cell>
          <table:table-cell office:value-type="float" office:value="0.0009421228791821" calcext:value-type="float">
            <text:p>0.000942122879182</text:p>
          </table:table-cell>
          <table:table-cell office:value-type="float" office:value="0.000473402997412901" calcext:value-type="float">
            <text:p>0.00047340299741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0182834201388889" calcext:value-type="float">
            <text:p>0.018283420138889</text:p>
          </table:table-cell>
          <table:table-cell office:value-type="float" office:value="0.00805414939413265" calcext:value-type="float">
            <text:p>0.008054149394133</text:p>
          </table:table-cell>
          <table:table-cell office:value-type="float" office:value="0.00375938415527344" calcext:value-type="float">
            <text:p>0.003759384155273</text:p>
          </table:table-cell>
          <table:table-cell office:value-type="float" office:value="0.00182446083838932" calcext:value-type="float">
            <text:p>0.001824460838389</text:p>
          </table:table-cell>
          <table:table-cell office:value-type="float" office:value="0.000864852800811379" calcext:value-type="float">
            <text:p>0.000864852800811</text:p>
          </table:table-cell>
          <table:table-cell office:value-type="float" office:value="0.000437280474398908" calcext:value-type="float">
            <text:p>0.00043728047439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24609375" calcext:value-type="float">
            <text:p>0.0224609375</text:p>
          </table:table-cell>
          <table:table-cell office:value-type="float" office:value="0.0105794270833333" calcext:value-type="float">
            <text:p>0.010579427083333</text:p>
          </table:table-cell>
          <table:table-cell office:value-type="float" office:value="0.00534867267219388" calcext:value-type="float">
            <text:p>0.005348672672194</text:p>
          </table:table-cell>
          <table:table-cell office:value-type="float" office:value="0.00252203199598524" calcext:value-type="float">
            <text:p>0.002522031995985</text:p>
          </table:table-cell>
          <table:table-cell office:value-type="float" office:value="0.00124414654353655" calcext:value-type="float">
            <text:p>0.001244146543537</text:p>
          </table:table-cell>
          <table:table-cell office:value-type="float" office:value="0.000643322001659291" calcext:value-type="float">
            <text:p>0.000643322001659</text:p>
          </table:table-cell>
          <table:table-cell office:value-type="float" office:value="0.000324697167390825" calcext:value-type="float">
            <text:p>0.00032469716739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98046875" calcext:value-type="float">
            <text:p>0.0498046875</text:p>
          </table:table-cell>
          <table:table-cell office:value-type="float" office:value="0.0185411241319444" calcext:value-type="float">
            <text:p>0.018541124131945</text:p>
          </table:table-cell>
          <table:table-cell office:value-type="float" office:value="0.00840229890784439" calcext:value-type="float">
            <text:p>0.008402298907844</text:p>
          </table:table-cell>
          <table:table-cell office:value-type="float" office:value="0.00401523166232639" calcext:value-type="float">
            <text:p>0.004015231662326</text:p>
          </table:table-cell>
          <table:table-cell office:value-type="float" office:value="0.00210885897387327" calcext:value-type="float">
            <text:p>0.002108858973873</text:p>
          </table:table-cell>
          <table:table-cell office:value-type="float" office:value="0.00103943887511379" calcext:value-type="float">
            <text:p>0.001039438875114</text:p>
          </table:table-cell>
          <table:table-cell office:value-type="float" office:value="0.000513374048104858" calcext:value-type="float">
            <text:p>0.00051337404810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61328125" calcext:value-type="float">
            <text:p>0.0361328125</text:p>
          </table:table-cell>
          <table:table-cell office:value-type="float" office:value="0.015380859375" calcext:value-type="float">
            <text:p>0.015380859375</text:p>
          </table:table-cell>
          <table:table-cell office:value-type="float" office:value="0.00731799067283163" calcext:value-type="float">
            <text:p>0.007317990672832</text:p>
          </table:table-cell>
          <table:table-cell office:value-type="float" office:value="0.00353260464138455" calcext:value-type="float">
            <text:p>0.003532604641385</text:p>
          </table:table-cell>
          <table:table-cell office:value-type="float" office:value="0.00160241573583819" calcext:value-type="float">
            <text:p>0.001602415735838</text:p>
          </table:table-cell>
          <table:table-cell office:value-type="float" office:value="0.000766799631032273" calcext:value-type="float">
            <text:p>0.000766799631032</text:p>
          </table:table-cell>
          <table:table-cell office:value-type="float" office:value="0.000380394636745809" calcext:value-type="float">
            <text:p>0.00038039463674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63671875" calcext:value-type="float">
            <text:p>0.0263671875</text:p>
          </table:table-cell>
          <table:table-cell office:value-type="float" office:value="0.00958930121527778" calcext:value-type="float">
            <text:p>0.009589301215278</text:p>
          </table:table-cell>
          <table:table-cell office:value-type="float" office:value="0.0045539700255102" calcext:value-type="float">
            <text:p>0.00455397002551</text:p>
          </table:table-cell>
          <table:table-cell office:value-type="float" office:value="0.0020483652750651" calcext:value-type="float">
            <text:p>0.002048365275065</text:p>
          </table:table-cell>
          <table:table-cell office:value-type="float" office:value="0.0010756019747096" calcext:value-type="float">
            <text:p>0.00107560197471</text:p>
          </table:table-cell>
          <table:table-cell office:value-type="float" office:value="0.000483291895211148" calcext:value-type="float">
            <text:p>0.000483291895211</text:p>
          </table:table-cell>
          <table:table-cell office:value-type="float" office:value="0.000244116356681924" calcext:value-type="float">
            <text:p>0.00024411635668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24609375" calcext:value-type="float">
            <text:p>0.0224609375</text:p>
          </table:table-cell>
          <table:table-cell office:value-type="float" office:value="0.0138888888888889" calcext:value-type="float">
            <text:p>0.013888888888889</text:p>
          </table:table-cell>
          <table:table-cell office:value-type="float" office:value="0.00688233667490434" calcext:value-type="float">
            <text:p>0.006882336674904</text:p>
          </table:table-cell>
          <table:table-cell office:value-type="float" office:value="0.00313705444335937" calcext:value-type="float">
            <text:p>0.003137054443359</text:p>
          </table:table-cell>
          <table:table-cell office:value-type="float" office:value="0.00163313352602702" calcext:value-type="float">
            <text:p>0.001633133526027</text:p>
          </table:table-cell>
          <table:table-cell office:value-type="float" office:value="0.000833034522889633" calcext:value-type="float">
            <text:p>0.00083303452289</text:p>
          </table:table-cell>
          <table:table-cell office:value-type="float" office:value="0.000423676840431138" calcext:value-type="float">
            <text:p>0.00042367684043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0.0172254774305556" calcext:value-type="float">
            <text:p>0.017225477430556</text:p>
          </table:table-cell>
          <table:table-cell office:value-type="float" office:value="0.00745749960140306" calcext:value-type="float">
            <text:p>0.007457499601403</text:p>
          </table:table-cell>
          <table:table-cell office:value-type="float" office:value="0.00343202379014757" calcext:value-type="float">
            <text:p>0.003432023790148</text:p>
          </table:table-cell>
          <table:table-cell office:value-type="float" office:value="0.00165580363477058" calcext:value-type="float">
            <text:p>0.001655803634771</text:p>
          </table:table-cell>
          <table:table-cell office:value-type="float" office:value="0.000809596884788269" calcext:value-type="float">
            <text:p>0.000809596884788</text:p>
          </table:table-cell>
          <table:table-cell office:value-type="float" office:value="0.000410792359793443" calcext:value-type="float">
            <text:p>0.00041079235979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60861545138889" calcext:value-type="float">
            <text:p>0.016086154513889</text:p>
          </table:table-cell>
          <table:table-cell office:value-type="float" office:value="0.0076701884367028" calcext:value-type="float">
            <text:p>0.007670188436703</text:p>
          </table:table-cell>
          <table:table-cell office:value-type="float" office:value="0.00345489501953125" calcext:value-type="float">
            <text:p>0.003454895019531</text:p>
          </table:table-cell>
          <table:table-cell office:value-type="float" office:value="0.0017285260151874" calcext:value-type="float">
            <text:p>0.001728526015187</text:p>
          </table:table-cell>
          <table:table-cell office:value-type="float" office:value="0.000884927567080485" calcext:value-type="float">
            <text:p>0.00088492756708</text:p>
          </table:table-cell>
          <table:table-cell office:value-type="float" office:value="0.000443537831278741" calcext:value-type="float">
            <text:p>0.00044353783127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63671875" calcext:value-type="float">
            <text:p>0.0263671875</text:p>
          </table:table-cell>
          <table:table-cell office:value-type="float" office:value="0.0153672960069444" calcext:value-type="float">
            <text:p>0.015367296006945</text:p>
          </table:table-cell>
          <table:table-cell office:value-type="float" office:value="0.00745096012037627" calcext:value-type="float">
            <text:p>0.007450960120376</text:p>
          </table:table-cell>
          <table:table-cell office:value-type="float" office:value="0.00356539408365885" calcext:value-type="float">
            <text:p>0.003565394083659</text:p>
          </table:table-cell>
          <table:table-cell office:value-type="float" office:value="0.00172960770613941" calcext:value-type="float">
            <text:p>0.001729607706139</text:p>
          </table:table-cell>
          <table:table-cell office:value-type="float" office:value="0.000882972072191399" calcext:value-type="float">
            <text:p>0.000882972072191</text:p>
          </table:table-cell>
          <table:table-cell office:value-type="float" office:value="0.000444509431288331" calcext:value-type="float">
            <text:p>0.00044450943128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9296875" calcext:value-type="float">
            <text:p>0.029296875</text:p>
          </table:table-cell>
          <table:table-cell office:value-type="float" office:value="0.0146348741319444" calcext:value-type="float">
            <text:p>0.014634874131945</text:p>
          </table:table-cell>
          <table:table-cell office:value-type="float" office:value="0.00663321358816964" calcext:value-type="float">
            <text:p>0.00663321358817</text:p>
          </table:table-cell>
          <table:table-cell office:value-type="float" office:value="0.00295586480034722" calcext:value-type="float">
            <text:p>0.002955864800347</text:p>
          </table:table-cell>
          <table:table-cell office:value-type="float" office:value="0.00139771415837473" calcext:value-type="float">
            <text:p>0.001397714158375</text:p>
          </table:table-cell>
          <table:table-cell office:value-type="float" office:value="0.000715008803776332" calcext:value-type="float">
            <text:p>0.000715008803776</text:p>
          </table:table-cell>
          <table:table-cell office:value-type="float" office:value="0.000362344409295073" calcext:value-type="float">
            <text:p>0.00036234440929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78515625" calcext:value-type="float">
            <text:p>0.0478515625</text:p>
          </table:table-cell>
          <table:table-cell office:value-type="float" office:value="0.0198974609375" calcext:value-type="float">
            <text:p>0.0198974609375</text:p>
          </table:table-cell>
          <table:table-cell office:value-type="float" office:value="0.00905188735650511" calcext:value-type="float">
            <text:p>0.009051887356505</text:p>
          </table:table-cell>
          <table:table-cell office:value-type="float" office:value="0.00456514146592882" calcext:value-type="float">
            <text:p>0.004565141465929</text:p>
          </table:table-cell>
          <table:table-cell office:value-type="float" office:value="0.00228083022055095" calcext:value-type="float">
            <text:p>0.002280830220551</text:p>
          </table:table-cell>
          <table:table-cell office:value-type="float" office:value="0.00110783112772949" calcext:value-type="float">
            <text:p>0.001107831127729</text:p>
          </table:table-cell>
          <table:table-cell office:value-type="float" office:value="0.000563229458501611" calcext:value-type="float">
            <text:p>0.00056322945850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166558159722222" calcext:value-type="float">
            <text:p>0.016655815972222</text:p>
          </table:table-cell>
          <table:table-cell office:value-type="float" office:value="0.00734819684709821" calcext:value-type="float">
            <text:p>0.007348196847098</text:p>
          </table:table-cell>
          <table:table-cell office:value-type="float" office:value="0.00321445041232639" calcext:value-type="float">
            <text:p>0.003214450412326</text:p>
          </table:table-cell>
          <table:table-cell office:value-type="float" office:value="0.00157141859151818" calcext:value-type="float">
            <text:p>0.001571418591518</text:p>
          </table:table-cell>
          <table:table-cell office:value-type="float" office:value="0.000801942914041051" calcext:value-type="float">
            <text:p>0.000801942914041</text:p>
          </table:table-cell>
          <table:table-cell office:value-type="float" office:value="0.00039342600500948" calcext:value-type="float">
            <text:p>0.00039342600500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0151909722222222" calcext:value-type="float">
            <text:p>0.015190972222222</text:p>
          </table:table-cell>
          <table:table-cell office:value-type="float" office:value="0.00621966926419005" calcext:value-type="float">
            <text:p>0.00621966926419</text:p>
          </table:table-cell>
          <table:table-cell office:value-type="float" office:value="0.0030656009250217" calcext:value-type="float">
            <text:p>0.003065600925022</text:p>
          </table:table-cell>
          <table:table-cell office:value-type="float" office:value="0.0013666150473159" calcext:value-type="float">
            <text:p>0.001366615047316</text:p>
          </table:table-cell>
          <table:table-cell office:value-type="float" office:value="0.000607955738109916" calcext:value-type="float">
            <text:p>0.00060795573811</text:p>
          </table:table-cell>
          <table:table-cell office:value-type="float" office:value="0.000299071237722964" calcext:value-type="float">
            <text:p>0.00029907123772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9921875" calcext:value-type="float">
            <text:p>0.0419921875</text:p>
          </table:table-cell>
          <table:table-cell office:value-type="float" office:value="0.0160454644097222" calcext:value-type="float">
            <text:p>0.016045464409722</text:p>
          </table:table-cell>
          <table:table-cell office:value-type="float" office:value="0.00733760911591199" calcext:value-type="float">
            <text:p>0.007337609115912</text:p>
          </table:table-cell>
          <table:table-cell office:value-type="float" office:value="0.00368387858072917" calcext:value-type="float">
            <text:p>0.003683878580729</text:p>
          </table:table-cell>
          <table:table-cell office:value-type="float" office:value="0.00178524755662487" calcext:value-type="float">
            <text:p>0.001785247556625</text:p>
          </table:table-cell>
          <table:table-cell office:value-type="float" office:value="0.000873235865965632" calcext:value-type="float">
            <text:p>0.000873235865966</text:p>
          </table:table-cell>
          <table:table-cell office:value-type="float" office:value="0.000433087683611287" calcext:value-type="float">
            <text:p>0.00043308768361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217013888888889" calcext:value-type="float">
            <text:p>0.021701388888889</text:p>
          </table:table-cell>
          <table:table-cell office:value-type="float" office:value="0.00991198481345663" calcext:value-type="float">
            <text:p>0.009911984813457</text:p>
          </table:table-cell>
          <table:table-cell office:value-type="float" office:value="0.00478263007269965" calcext:value-type="float">
            <text:p>0.0047826300727</text:p>
          </table:table-cell>
          <table:table-cell office:value-type="float" office:value="0.00245291732724574" calcext:value-type="float">
            <text:p>0.002452917327246</text:p>
          </table:table-cell>
          <table:table-cell office:value-type="float" office:value="0.00119055329657045" calcext:value-type="float">
            <text:p>0.00119055329657</text:p>
          </table:table-cell>
          <table:table-cell office:value-type="float" office:value="0.000586706461078051" calcext:value-type="float">
            <text:p>0.00058670646107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47162543402778" calcext:value-type="float">
            <text:p>0.014716254340278</text:p>
          </table:table-cell>
          <table:table-cell office:value-type="float" office:value="0.00592788384885204" calcext:value-type="float">
            <text:p>0.005927883848852</text:p>
          </table:table-cell>
          <table:table-cell office:value-type="float" office:value="0.00291753133138021" calcext:value-type="float">
            <text:p>0.00291753133138</text:p>
          </table:table-cell>
          <table:table-cell office:value-type="float" office:value="0.00154720012652886" calcext:value-type="float">
            <text:p>0.001547200126529</text:p>
          </table:table-cell>
          <table:table-cell office:value-type="float" office:value="0.000754451753210739" calcext:value-type="float">
            <text:p>0.000754451753211</text:p>
          </table:table-cell>
          <table:table-cell office:value-type="float" office:value="0.00035463159819465" calcext:value-type="float">
            <text:p>0.00035463159819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172797309027778" calcext:value-type="float">
            <text:p>0.017279730902778</text:p>
          </table:table-cell>
          <table:table-cell office:value-type="float" office:value="0.00763188576211735" calcext:value-type="float">
            <text:p>0.007631885762117</text:p>
          </table:table-cell>
          <table:table-cell office:value-type="float" office:value="0.00358428107367622" calcext:value-type="float">
            <text:p>0.003584281073676</text:p>
          </table:table-cell>
          <table:table-cell office:value-type="float" office:value="0.00175179800059371" calcext:value-type="float">
            <text:p>0.001751798000594</text:p>
          </table:table-cell>
          <table:table-cell office:value-type="float" office:value="0.000848204648353556" calcext:value-type="float">
            <text:p>0.000848204648354</text:p>
          </table:table-cell>
          <table:table-cell office:value-type="float" office:value="0.000424494747791001" calcext:value-type="float">
            <text:p>0.00042449474779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145670572916667" calcext:value-type="float">
            <text:p>0.014567057291667</text:p>
          </table:table-cell>
          <table:table-cell office:value-type="float" office:value="0.00546295788823342" calcext:value-type="float">
            <text:p>0.005462957888233</text:p>
          </table:table-cell>
          <table:table-cell office:value-type="float" office:value="0.00248256259494358" calcext:value-type="float">
            <text:p>0.002482562594944</text:p>
          </table:table-cell>
          <table:table-cell office:value-type="float" office:value="0.00128913496337001" calcext:value-type="float">
            <text:p>0.00128913496337</text:p>
          </table:table-cell>
          <table:table-cell office:value-type="float" office:value="0.000659909378103658" calcext:value-type="float">
            <text:p>0.000659909378104</text:p>
          </table:table-cell>
          <table:table-cell office:value-type="float" office:value="0.000319355953376449" calcext:value-type="float">
            <text:p>0.00031935595337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00390625" calcext:value-type="float">
            <text:p>0.0400390625</text:p>
          </table:table-cell>
          <table:table-cell office:value-type="float" office:value="0.0160454644097222" calcext:value-type="float">
            <text:p>0.016045464409722</text:p>
          </table:table-cell>
          <table:table-cell office:value-type="float" office:value="0.00669705137914541" calcext:value-type="float">
            <text:p>0.006697051379145</text:p>
          </table:table-cell>
          <table:table-cell office:value-type="float" office:value="0.00343292236328125" calcext:value-type="float">
            <text:p>0.003432922363281</text:p>
          </table:table-cell>
          <table:table-cell office:value-type="float" office:value="0.00153653951638943" calcext:value-type="float">
            <text:p>0.001536539516389</text:p>
          </table:table-cell>
          <table:table-cell office:value-type="float" office:value="0.00077473553370156" calcext:value-type="float">
            <text:p>0.000774735533702</text:p>
          </table:table-cell>
          <table:table-cell office:value-type="float" office:value="0.000372400212268686" calcext:value-type="float">
            <text:p>0.000372400212269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22265625" calcext:value-type="float">
            <text:p>0.0322265625</text:p>
          </table:table-cell>
          <table:table-cell office:value-type="float" office:value="0.0165608723958333" calcext:value-type="float">
            <text:p>0.016560872395833</text:p>
          </table:table-cell>
          <table:table-cell office:value-type="float" office:value="0.00737124073262117" calcext:value-type="float">
            <text:p>0.007371240732621</text:p>
          </table:table-cell>
          <table:table-cell office:value-type="float" office:value="0.00354093763563368" calcext:value-type="float">
            <text:p>0.003540937635634</text:p>
          </table:table-cell>
          <table:table-cell office:value-type="float" office:value="0.00173514641038337" calcext:value-type="float">
            <text:p>0.001735146410383</text:p>
          </table:table-cell>
          <table:table-cell office:value-type="float" office:value="0.000846273279154021" calcext:value-type="float">
            <text:p>0.000846273279154</text:p>
          </table:table-cell>
          <table:table-cell office:value-type="float" office:value="0.000426897035735104" calcext:value-type="float">
            <text:p>0.00042689703573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0162896050347222" calcext:value-type="float">
            <text:p>0.016289605034722</text:p>
          </table:table-cell>
          <table:table-cell office:value-type="float" office:value="0.00651052046795281" calcext:value-type="float">
            <text:p>0.006510520467953</text:p>
          </table:table-cell>
          <table:table-cell office:value-type="float" office:value="0.00301733228895399" calcext:value-type="float">
            <text:p>0.003017332288954</text:p>
          </table:table-cell>
          <table:table-cell office:value-type="float" office:value="0.00139147458786027" calcext:value-type="float">
            <text:p>0.00139147458786</text:p>
          </table:table-cell>
          <table:table-cell office:value-type="float" office:value="0.000677610305671759" calcext:value-type="float">
            <text:p>0.000677610305672</text:p>
          </table:table-cell>
          <table:table-cell office:value-type="float" office:value="0.00032956947847555" calcext:value-type="float">
            <text:p>0.00032956947847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78515625" calcext:value-type="float">
            <text:p>0.0478515625</text:p>
          </table:table-cell>
          <table:table-cell office:value-type="float" office:value="0.0204806857638889" calcext:value-type="float">
            <text:p>0.020480685763889</text:p>
          </table:table-cell>
          <table:table-cell office:value-type="float" office:value="0.00897870744977679" calcext:value-type="float">
            <text:p>0.008978707449777</text:p>
          </table:table-cell>
          <table:table-cell office:value-type="float" office:value="0.00410577562120226" calcext:value-type="float">
            <text:p>0.004105775621202</text:p>
          </table:table-cell>
          <table:table-cell office:value-type="float" office:value="0.00201306630867949" calcext:value-type="float">
            <text:p>0.00201306630868</text:p>
          </table:table-cell>
          <table:table-cell office:value-type="float" office:value="0.000979768303306255" calcext:value-type="float">
            <text:p>0.000979768303306</text:p>
          </table:table-cell>
          <table:table-cell office:value-type="float" office:value="0.000494793721707004" calcext:value-type="float">
            <text:p>0.00049479372170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39453125" calcext:value-type="float">
            <text:p>0.0439453125</text:p>
          </table:table-cell>
          <table:table-cell office:value-type="float" office:value="0.0195583767361111" calcext:value-type="float">
            <text:p>0.019558376736111</text:p>
          </table:table-cell>
          <table:table-cell office:value-type="float" office:value="0.00880650111607143" calcext:value-type="float">
            <text:p>0.008806501116071</text:p>
          </table:table-cell>
          <table:table-cell office:value-type="float" office:value="0.00419027540418837" calcext:value-type="float">
            <text:p>0.004190275404188</text:p>
          </table:table-cell>
          <table:table-cell office:value-type="float" office:value="0.00207874653366676" calcext:value-type="float">
            <text:p>0.002078746533667</text:p>
          </table:table-cell>
          <table:table-cell office:value-type="float" office:value="0.00101226891850188" calcext:value-type="float">
            <text:p>0.001012268918502</text:p>
          </table:table-cell>
          <table:table-cell office:value-type="float" office:value="0.000512676894751609" calcext:value-type="float">
            <text:p>0.00051267689475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4921875" calcext:value-type="float">
            <text:p>0.044921875</text:p>
          </table:table-cell>
          <table:table-cell office:value-type="float" office:value="0.0147976345486111" calcext:value-type="float">
            <text:p>0.014797634548611</text:p>
          </table:table-cell>
          <table:table-cell office:value-type="float" office:value="0.00658463458625638" calcext:value-type="float">
            <text:p>0.006584634586256</text:p>
          </table:table-cell>
          <table:table-cell office:value-type="float" office:value="0.00319077385796441" calcext:value-type="float">
            <text:p>0.003190773857964</text:p>
          </table:table-cell>
          <table:table-cell office:value-type="float" office:value="0.00144101553727387" calcext:value-type="float">
            <text:p>0.001441015537274</text:p>
          </table:table-cell>
          <table:table-cell office:value-type="float" office:value="0.000702762249345652" calcext:value-type="float">
            <text:p>0.000702762249346</text:p>
          </table:table-cell>
          <table:table-cell office:value-type="float" office:value="0.00035832246010343" calcext:value-type="float">
            <text:p>0.00035832246010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8828125" calcext:value-type="float">
            <text:p>0.048828125</text:p>
          </table:table-cell>
          <table:table-cell office:value-type="float" office:value="0.0195855034722222" calcext:value-type="float">
            <text:p>0.019585503472222</text:p>
          </table:table-cell>
          <table:table-cell office:value-type="float" office:value="0.00882767657844388" calcext:value-type="float">
            <text:p>0.008827676578444</text:p>
          </table:table-cell>
          <table:table-cell office:value-type="float" office:value="0.00417217678493924" calcext:value-type="float">
            <text:p>0.004172176784939</text:p>
          </table:table-cell>
          <table:table-cell office:value-type="float" office:value="0.00192931663481428" calcext:value-type="float">
            <text:p>0.001929316634814</text:p>
          </table:table-cell>
          <table:table-cell office:value-type="float" office:value="0.000934420717125967" calcext:value-type="float">
            <text:p>0.000934420717126</text:p>
          </table:table-cell>
          <table:table-cell office:value-type="float" office:value="0.000455934453636206" calcext:value-type="float">
            <text:p>0.00045593445363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61328125" calcext:value-type="float">
            <text:p>0.0361328125</text:p>
          </table:table-cell>
          <table:table-cell office:value-type="float" office:value="0.0162896050347222" calcext:value-type="float">
            <text:p>0.016289605034722</text:p>
          </table:table-cell>
          <table:table-cell office:value-type="float" office:value="0.00710903868383291" calcext:value-type="float">
            <text:p>0.007109038683833</text:p>
          </table:table-cell>
          <table:table-cell office:value-type="float" office:value="0.00301845974392361" calcext:value-type="float">
            <text:p>0.003018459743924</text:p>
          </table:table-cell>
          <table:table-cell office:value-type="float" office:value="0.00145326792015369" calcext:value-type="float">
            <text:p>0.001453267920154</text:p>
          </table:table-cell>
          <table:table-cell office:value-type="float" office:value="0.00075899567253255" calcext:value-type="float">
            <text:p>0.000758995672533</text:p>
          </table:table-cell>
          <table:table-cell office:value-type="float" office:value="0.000382209691305703" calcext:value-type="float">
            <text:p>0.00038220969130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0.016845703125" calcext:value-type="float">
            <text:p>0.016845703125</text:p>
          </table:table-cell>
          <table:table-cell office:value-type="float" office:value="0.00787478077168367" calcext:value-type="float">
            <text:p>0.007874780771684</text:p>
          </table:table-cell>
          <table:table-cell office:value-type="float" office:value="0.00361313713921441" calcext:value-type="float">
            <text:p>0.003613137139214</text:p>
          </table:table-cell>
          <table:table-cell office:value-type="float" office:value="0.0017696585541089" calcext:value-type="float">
            <text:p>0.001769658554109</text:p>
          </table:table-cell>
          <table:table-cell office:value-type="float" office:value="0.000809940125846719" calcext:value-type="float">
            <text:p>0.000809940125847</text:p>
          </table:table-cell>
          <table:table-cell office:value-type="float" office:value="0.000404809064545526" calcext:value-type="float">
            <text:p>0.00040480906454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63671875" calcext:value-type="float">
            <text:p>0.0263671875</text:p>
          </table:table-cell>
          <table:table-cell office:value-type="float" office:value="0.0116780598958333" calcext:value-type="float">
            <text:p>0.011678059895833</text:p>
          </table:table-cell>
          <table:table-cell office:value-type="float" office:value="0.00550468600526148" calcext:value-type="float">
            <text:p>0.005504686005261</text:p>
          </table:table-cell>
          <table:table-cell office:value-type="float" office:value="0.00294400533040365" calcext:value-type="float">
            <text:p>0.002944005330404</text:p>
          </table:table-cell>
          <table:table-cell office:value-type="float" office:value="0.00146932954222553" calcext:value-type="float">
            <text:p>0.001469329542226</text:p>
          </table:table-cell>
          <table:table-cell office:value-type="float" office:value="0.000710624040419583" calcext:value-type="float">
            <text:p>0.00071062404042</text:p>
          </table:table-cell>
          <table:table-cell office:value-type="float" office:value="0.000366085423926321" calcext:value-type="float">
            <text:p>0.00036608542392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95703125" calcext:value-type="float">
            <text:p>0.0595703125</text:p>
          </table:table-cell>
          <table:table-cell office:value-type="float" office:value="0.0203586154513889" calcext:value-type="float">
            <text:p>0.020358615451389</text:p>
          </table:table-cell>
          <table:table-cell office:value-type="float" office:value="0.00814975037866709" calcext:value-type="float">
            <text:p>0.008149750378667</text:p>
          </table:table-cell>
          <table:table-cell office:value-type="float" office:value="0.00399113125271267" calcext:value-type="float">
            <text:p>0.003991131252713</text:p>
          </table:table-cell>
          <table:table-cell office:value-type="float" office:value="0.00194534922985827" calcext:value-type="float">
            <text:p>0.001945349229858</text:p>
          </table:table-cell>
          <table:table-cell office:value-type="float" office:value="0.000977598177632807" calcext:value-type="float">
            <text:p>0.000977598177633</text:p>
          </table:table-cell>
          <table:table-cell office:value-type="float" office:value="0.000495685464140427" calcext:value-type="float">
            <text:p>0.0004956854641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205620659722222" calcext:value-type="float">
            <text:p>0.020562065972222</text:p>
          </table:table-cell>
          <table:table-cell office:value-type="float" office:value="0.00975098901865434" calcext:value-type="float">
            <text:p>0.009750989018654</text:p>
          </table:table-cell>
          <table:table-cell office:value-type="float" office:value="0.00443122016059028" calcext:value-type="float">
            <text:p>0.00443122016059</text:p>
          </table:table-cell>
          <table:table-cell office:value-type="float" office:value="0.00210444091137937" calcext:value-type="float">
            <text:p>0.002104440911379</text:p>
          </table:table-cell>
          <table:table-cell office:value-type="float" office:value="0.00105228500511581" calcext:value-type="float">
            <text:p>0.001052285005116</text:p>
          </table:table-cell>
          <table:table-cell office:value-type="float" office:value="0.000522684856073169" calcext:value-type="float">
            <text:p>0.00052268485607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615234375" calcext:value-type="float">
            <text:p>0.0615234375</text:p>
          </table:table-cell>
          <table:table-cell office:value-type="float" office:value="0.0172526041666667" calcext:value-type="float">
            <text:p>0.017252604166667</text:p>
          </table:table-cell>
          <table:table-cell office:value-type="float" office:value="0.0077430569395727" calcext:value-type="float">
            <text:p>0.007743056939573</text:p>
          </table:table-cell>
          <table:table-cell office:value-type="float" office:value="0.00383487277560764" calcext:value-type="float">
            <text:p>0.003834872775608</text:p>
          </table:table-cell>
          <table:table-cell office:value-type="float" office:value="0.00182056575858506" calcext:value-type="float">
            <text:p>0.001820565758585</text:p>
          </table:table-cell>
          <table:table-cell office:value-type="float" office:value="0.000964165221957002" calcext:value-type="float">
            <text:p>0.000964165221957</text:p>
          </table:table-cell>
          <table:table-cell office:value-type="float" office:value="0.000474670313964353" calcext:value-type="float">
            <text:p>0.00047467031396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546875" calcext:value-type="float">
            <text:p>0.0546875</text:p>
          </table:table-cell>
          <table:table-cell office:value-type="float" office:value="0.0242919921875" calcext:value-type="float">
            <text:p>0.0242919921875</text:p>
          </table:table-cell>
          <table:table-cell office:value-type="float" office:value="0.010291897520727" calcext:value-type="float">
            <text:p>0.010291897520727</text:p>
          </table:table-cell>
          <table:table-cell office:value-type="float" office:value="0.00491422865125868" calcext:value-type="float">
            <text:p>0.004914228651259</text:p>
          </table:table-cell>
          <table:table-cell office:value-type="float" office:value="0.00242430585728228" calcext:value-type="float">
            <text:p>0.002424305857282</text:p>
          </table:table-cell>
          <table:table-cell office:value-type="float" office:value="0.00114474281702453" calcext:value-type="float">
            <text:p>0.001144742817025</text:p>
          </table:table-cell>
          <table:table-cell office:value-type="float" office:value="0.000562647115874552" calcext:value-type="float">
            <text:p>0.00056264711587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34375" calcext:value-type="float">
            <text:p>0.0234375</text:p>
          </table:table-cell>
          <table:table-cell office:value-type="float" office:value="0.0091552734375" calcext:value-type="float">
            <text:p>0.0091552734375</text:p>
          </table:table-cell>
          <table:table-cell office:value-type="float" office:value="0.00423166703204719" calcext:value-type="float">
            <text:p>0.004231667032047</text:p>
          </table:table-cell>
          <table:table-cell office:value-type="float" office:value="0.00219160291883681" calcext:value-type="float">
            <text:p>0.002191602918837</text:p>
          </table:table-cell>
          <table:table-cell office:value-type="float" office:value="0.00105250043005651" calcext:value-type="float">
            <text:p>0.001052500430057</text:p>
          </table:table-cell>
          <table:table-cell office:value-type="float" office:value="0.000545447202796869" calcext:value-type="float">
            <text:p>0.000545447202797</text:p>
          </table:table-cell>
          <table:table-cell office:value-type="float" office:value="0.000275251515137151" calcext:value-type="float">
            <text:p>0.00027525151513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22265625" calcext:value-type="float">
            <text:p>0.0322265625</text:p>
          </table:table-cell>
          <table:table-cell office:value-type="float" office:value="0.0124918619791667" calcext:value-type="float">
            <text:p>0.012491861979167</text:p>
          </table:table-cell>
          <table:table-cell office:value-type="float" office:value="0.00601383131377551" calcext:value-type="float">
            <text:p>0.006013831313776</text:p>
          </table:table-cell>
          <table:table-cell office:value-type="float" office:value="0.00299326578776042" calcext:value-type="float">
            <text:p>0.00299326578776</text:p>
          </table:table-cell>
          <table:table-cell office:value-type="float" office:value="0.00150465146559954" calcext:value-type="float">
            <text:p>0.0015046514656</text:p>
          </table:table-cell>
          <table:table-cell office:value-type="float" office:value="0.000681860894753189" calcext:value-type="float">
            <text:p>0.000681860894753</text:p>
          </table:table-cell>
          <table:table-cell office:value-type="float" office:value="0.000347349280661811" calcext:value-type="float">
            <text:p>0.00034734928066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0164659288194444" calcext:value-type="float">
            <text:p>0.016465928819445</text:p>
          </table:table-cell>
          <table:table-cell office:value-type="float" office:value="0.00835029446348852" calcext:value-type="float">
            <text:p>0.008350294463489</text:p>
          </table:table-cell>
          <table:table-cell office:value-type="float" office:value="0.00381528218587239" calcext:value-type="float">
            <text:p>0.003815282185872</text:p>
          </table:table-cell>
          <table:table-cell office:value-type="float" office:value="0.00187618725009565" calcext:value-type="float">
            <text:p>0.001876187250096</text:p>
          </table:table-cell>
          <table:table-cell office:value-type="float" office:value="0.000935128546686189" calcext:value-type="float">
            <text:p>0.000935128546686</text:p>
          </table:table-cell>
          <table:table-cell office:value-type="float" office:value="0.000473176430980347" calcext:value-type="float">
            <text:p>0.00047317643098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58984375" calcext:value-type="float">
            <text:p>0.0458984375</text:p>
          </table:table-cell>
          <table:table-cell office:value-type="float" office:value="0.0174967447916667" calcext:value-type="float">
            <text:p>0.017496744791667</text:p>
          </table:table-cell>
          <table:table-cell office:value-type="float" office:value="0.00719498614875638" calcext:value-type="float">
            <text:p>0.007194986148756</text:p>
          </table:table-cell>
          <table:table-cell office:value-type="float" office:value="0.00332109239366319" calcext:value-type="float">
            <text:p>0.003321092393663</text:p>
          </table:table-cell>
          <table:table-cell office:value-type="float" office:value="0.00161103924404942" calcext:value-type="float">
            <text:p>0.001611039244049</text:p>
          </table:table-cell>
          <table:table-cell office:value-type="float" office:value="0.000783909024925549" calcext:value-type="float">
            <text:p>0.000783909024926</text:p>
          </table:table-cell>
          <table:table-cell office:value-type="float" office:value="0.00039612476799587" calcext:value-type="float">
            <text:p>0.00039612476799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61328125" calcext:value-type="float">
            <text:p>0.0361328125</text:p>
          </table:table-cell>
          <table:table-cell office:value-type="float" office:value="0.0148111979166667" calcext:value-type="float">
            <text:p>0.014811197916667</text:p>
          </table:table-cell>
          <table:table-cell office:value-type="float" office:value="0.00689323580994898" calcext:value-type="float">
            <text:p>0.006893235809949</text:p>
          </table:table-cell>
          <table:table-cell office:value-type="float" office:value="0.00306085374620226" calcext:value-type="float">
            <text:p>0.003060853746202</text:p>
          </table:table-cell>
          <table:table-cell office:value-type="float" office:value="0.00149354577436656" calcext:value-type="float">
            <text:p>0.001493545774367</text:p>
          </table:table-cell>
          <table:table-cell office:value-type="float" office:value="0.000692862329329252" calcext:value-type="float">
            <text:p>0.000692862329329</text:p>
          </table:table-cell>
          <table:table-cell office:value-type="float" office:value="0.000352635644517169" calcext:value-type="float">
            <text:p>0.00035263564451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22265625" calcext:value-type="float">
            <text:p>0.0322265625</text:p>
          </table:table-cell>
          <table:table-cell office:value-type="float" office:value="0.012939453125" calcext:value-type="float">
            <text:p>0.012939453125</text:p>
          </table:table-cell>
          <table:table-cell office:value-type="float" office:value="0.00687766561702806" calcext:value-type="float">
            <text:p>0.006877665617028</text:p>
          </table:table-cell>
          <table:table-cell office:value-type="float" office:value="0.00294661627875434" calcext:value-type="float">
            <text:p>0.002946616278754</text:p>
          </table:table-cell>
          <table:table-cell office:value-type="float" office:value="0.00154915486116439" calcext:value-type="float">
            <text:p>0.001549154861164</text:p>
          </table:table-cell>
          <table:table-cell office:value-type="float" office:value="0.000771301771537817" calcext:value-type="float">
            <text:p>0.000771301771538</text:p>
          </table:table-cell>
          <table:table-cell office:value-type="float" office:value="0.000380923538121459" calcext:value-type="float">
            <text:p>0.00038092353812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50960286458333" calcext:value-type="float">
            <text:p>0.015096028645833</text:p>
          </table:table-cell>
          <table:table-cell office:value-type="float" office:value="0.00600542340959821" calcext:value-type="float">
            <text:p>0.006005423409598</text:p>
          </table:table-cell>
          <table:table-cell office:value-type="float" office:value="0.00273361206054687" calcext:value-type="float">
            <text:p>0.002733612060547</text:p>
          </table:table-cell>
          <table:table-cell office:value-type="float" office:value="0.00140705887658539" calcext:value-type="float">
            <text:p>0.001407058876585</text:p>
          </table:table-cell>
          <table:table-cell office:value-type="float" office:value="0.000660080405439769" calcext:value-type="float">
            <text:p>0.00066008040544</text:p>
          </table:table-cell>
          <table:table-cell office:value-type="float" office:value="0.000332935174670856" calcext:value-type="float">
            <text:p>0.000332935174671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0130615234375" calcext:value-type="float">
            <text:p>0.0130615234375</text:p>
          </table:table-cell>
          <table:table-cell office:value-type="float" office:value="0.00598860760124362" calcext:value-type="float">
            <text:p>0.005988607601244</text:p>
          </table:table-cell>
          <table:table-cell office:value-type="float" office:value="0.00263329399956597" calcext:value-type="float">
            <text:p>0.002633293999566</text:p>
          </table:table-cell>
          <table:table-cell office:value-type="float" office:value="0.00128831947755367" calcext:value-type="float">
            <text:p>0.001288319477554</text:p>
          </table:table-cell>
          <table:table-cell office:value-type="float" office:value="0.000670304922229789" calcext:value-type="float">
            <text:p>0.00067030492223</text:p>
          </table:table-cell>
          <table:table-cell office:value-type="float" office:value="0.000336187432323595" calcext:value-type="float">
            <text:p>0.00033618743232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1416015625" calcext:value-type="float">
            <text:p>0.01416015625</text:p>
          </table:table-cell>
          <table:table-cell office:value-type="float" office:value="0.00692250777264031" calcext:value-type="float">
            <text:p>0.00692250777264</text:p>
          </table:table-cell>
          <table:table-cell office:value-type="float" office:value="0.00344202677408854" calcext:value-type="float">
            <text:p>0.003442026774089</text:p>
          </table:table-cell>
          <table:table-cell office:value-type="float" office:value="0.00168916387686992" calcext:value-type="float">
            <text:p>0.00168916387687</text:p>
          </table:table-cell>
          <table:table-cell office:value-type="float" office:value="0.000822791744762237" calcext:value-type="float">
            <text:p>0.000822791744762</text:p>
          </table:table-cell>
          <table:table-cell office:value-type="float" office:value="0.000412704694804348" calcext:value-type="float">
            <text:p>0.00041270469480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0150689019097222" calcext:value-type="float">
            <text:p>0.015068901909722</text:p>
          </table:table-cell>
          <table:table-cell office:value-type="float" office:value="0.0067970120176977" calcext:value-type="float">
            <text:p>0.006797012017698</text:p>
          </table:table-cell>
          <table:table-cell office:value-type="float" office:value="0.00358089023166233" calcext:value-type="float">
            <text:p>0.003580890231662</text:p>
          </table:table-cell>
          <table:table-cell office:value-type="float" office:value="0.00176101916786535" calcext:value-type="float">
            <text:p>0.001761019167865</text:p>
          </table:table-cell>
          <table:table-cell office:value-type="float" office:value="0.000850757338532755" calcext:value-type="float">
            <text:p>0.000850757338533</text:p>
          </table:table-cell>
          <table:table-cell office:value-type="float" office:value="0.000429599536715057" calcext:value-type="float">
            <text:p>0.000429599536715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44921875" calcext:value-type="float">
            <text:p>0.044921875</text:p>
          </table:table-cell>
          <table:table-cell office:value-type="float" office:value="0.0182427300347222" calcext:value-type="float">
            <text:p>0.018242730034722</text:p>
          </table:table-cell>
          <table:table-cell office:value-type="float" office:value="0.00818182497608418" calcext:value-type="float">
            <text:p>0.008181824976084</text:p>
          </table:table-cell>
          <table:table-cell office:value-type="float" office:value="0.00400822957356771" calcext:value-type="float">
            <text:p>0.004008229573568</text:p>
          </table:table-cell>
          <table:table-cell office:value-type="float" office:value="0.00202690996811119" calcext:value-type="float">
            <text:p>0.002026909968111</text:p>
          </table:table-cell>
          <table:table-cell office:value-type="float" office:value="0.00101259206608219" calcext:value-type="float">
            <text:p>0.001012592066082</text:p>
          </table:table-cell>
          <table:table-cell office:value-type="float" office:value="0.000509412212843445" calcext:value-type="float">
            <text:p>0.000509412212843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0.02734375" calcext:value-type="float">
            <text:p>0.02734375</text:p>
          </table:table-cell>
          <table:table-cell office:value-type="float" office:value="0.0117051866319444" calcext:value-type="float">
            <text:p>0.011705186631945</text:p>
          </table:table-cell>
          <table:table-cell office:value-type="float" office:value="0.00600199796715561" calcext:value-type="float">
            <text:p>0.006001997967156</text:p>
          </table:table-cell>
          <table:table-cell office:value-type="float" office:value="0.00284152560763889" calcext:value-type="float">
            <text:p>0.002841525607639</text:p>
          </table:table-cell>
          <table:table-cell office:value-type="float" office:value="0.001394803020386" calcext:value-type="float">
            <text:p>0.001394803020386</text:p>
          </table:table-cell>
          <table:table-cell office:value-type="float" office:value="0.000683600136962818" calcext:value-type="float">
            <text:p>0.000683600136963</text:p>
          </table:table-cell>
          <table:table-cell office:value-type="float" office:value="0.000326479209166731" calcext:value-type="float">
            <text:p>0.00032647920916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AVERAGE([.A1:.A1000])" office:value-type="string" office:string-value="" calcext:value-type="error">
            <text:p>#DIV/0!</text:p>
          </table:table-cell>
          <table:table-cell table:formula="of:=AVERAGE([.B1:.B1000])" office:value-type="float" office:value="0.0385263671875" calcext:value-type="float">
            <text:p>0.0385263671875</text:p>
          </table:table-cell>
          <table:table-cell table:formula="of:=AVERAGE([.C1:.C1000])" office:value-type="float" office:value="0.0161681722005208" calcext:value-type="float">
            <text:p>0.016168172200521</text:p>
          </table:table-cell>
          <table:table-cell table:formula="of:=AVERAGE([.D1:.D1000])" office:value-type="float" office:value="0.00727157219088807" calcext:value-type="float">
            <text:p>0.007271572190888</text:p>
          </table:table-cell>
          <table:table-cell table:formula="of:=AVERAGE([.E1:.E1000])" office:value-type="float" office:value="0.00343914237976074" calcext:value-type="float">
            <text:p>0.003439142379761</text:p>
          </table:table-cell>
          <table:table-cell table:formula="of:=AVERAGE([.F1:.F1000])" office:value-type="float" office:value="0.00167380823379501" calcext:value-type="float">
            <text:p>0.001673808233795</text:p>
          </table:table-cell>
          <table:table-cell table:formula="of:=AVERAGE([.G1:.G1000])" office:value-type="float" office:value="0.000824496351139285" calcext:value-type="float">
            <text:p>0.000824496351139</text:p>
          </table:table-cell>
          <table:table-cell table:formula="of:=AVERAGE([.H1:.H1000])" office:value-type="float" office:value="0.000409692219192733" calcext:value-type="float">
            <text:p>0.000409692219193</text:p>
          </table:table-cell>
        </table:table-row>
        <table:table-row table:style-name="ro1">
          <table:table-cell table:formula="of:=MEDIAN([.A1:.A1000])" office:value-type="string" office:string-value="" calcext:value-type="error">
            <text:p>#VALUE!</text:p>
          </table:table-cell>
          <table:table-cell table:formula="of:=MEDIAN([.B1:.B1000])" office:value-type="float" office:value="0.0380859375" calcext:value-type="float">
            <text:p>0.0380859375</text:p>
          </table:table-cell>
          <table:table-cell table:formula="of:=MEDIAN([.C1:.C1000])" office:value-type="float" office:value="0.0159640842013889" calcext:value-type="float">
            <text:p>0.015964084201389</text:p>
          </table:table-cell>
          <table:table-cell table:formula="of:=MEDIAN([.D1:.D1000])" office:value-type="float" office:value="0.0072055738799426" calcext:value-type="float">
            <text:p>0.007205573879943</text:p>
          </table:table-cell>
          <table:table-cell table:formula="of:=MEDIAN([.E1:.E1000])" office:value-type="float" office:value="0.00343203650580512" calcext:value-type="float">
            <text:p>0.003432036505805</text:p>
          </table:table-cell>
          <table:table-cell table:formula="of:=MEDIAN([.F1:.F1000])" office:value-type="float" office:value="0.00166734721236373" calcext:value-type="float">
            <text:p>0.001667347212364</text:p>
          </table:table-cell>
          <table:table-cell table:formula="of:=MEDIAN([.G1:.G1000])" office:value-type="float" office:value="0.000819219250497604" calcext:value-type="float">
            <text:p>0.000819219250498</text:p>
          </table:table-cell>
          <table:table-cell table:formula="of:=MEDIAN([.H1:.H1000])" office:value-type="float" office:value="0.000407028658169683" calcext:value-type="float">
            <text:p>0.00040702865817</text:p>
          </table:table-cell>
        </table:table-row>
        <table:table-row table:style-name="ro1">
          <table:table-cell table:formula="of:=MODE([.A1:.A1000])" office:value-type="string" office:string-value="" calcext:value-type="error">
            <text:p>#VALUE!</text:p>
          </table:table-cell>
          <table:table-cell table:formula="of:=MODE([.B1:.B1000])" office:value-type="float" office:value="0.0380859375" calcext:value-type="float">
            <text:p>0.0380859375</text:p>
          </table:table-cell>
          <table:table-cell table:formula="of:=MODE([.C1:.C1000])" office:value-type="float" office:value="0.0143771701388889" calcext:value-type="float">
            <text:p>0.014377170138889</text:p>
          </table:table-cell>
          <table:table-cell table:formula="of:=MODE([.D1:.D1000])" office:value-type="float" office:value="0.00423166703204719" calcext:value-type="float">
            <text:p>0.004231667032047</text:p>
          </table:table-cell>
          <table:table-cell table:formula="of:=MODE([.E1:.E1000])" office:value-type="string" office:string-value="" calcext:value-type="error">
            <text:p>#VALUE!</text:p>
          </table:table-cell>
          <table:table-cell table:formula="of:=MODE([.F1:.F1000])" office:value-type="string" office:string-value="" calcext:value-type="error">
            <text:p>#VALUE!</text:p>
          </table:table-cell>
          <table:table-cell table:formula="of:=MODE([.G1:.G1000])" office:value-type="string" office:string-value="" calcext:value-type="error">
            <text:p>#VALUE!</text:p>
          </table:table-cell>
          <table:table-cell table:formula="of:=MODE([.H1:.H1000])" office:value-type="string" office:string-value="" calcext:value-type="error">
            <text:p>#VALUE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1T12:46:57.463022974</dc:date>
    <meta:editing-duration>PT8M51S</meta:editing-duration>
    <meta:editing-cycles>1</meta:editing-cycles>
    <meta:generator>LibreOffice/6.0.7.3$Linux_X86_64 LibreOffice_project/00m0$Build-3</meta:generator>
    <meta:document-statistic meta:table-count="3" meta:cell-count="1605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5.852cm" svg:y="0.316cm" chart:style-name="ch2">
          <text:p>Mean, Median, Mode</text:p>
        </chart:title>
        <chart:legend chart:legend-position="end" svg:x="13.543cm" svg:y="3.706cm" style:legend-expansion="high" chart:style-name="ch3"/>
        <chart:plot-area chart:style-name="ch4" table:cell-range-address="aucs.A1003:aucs.I1005" chart:data-source-has-labels="column" svg:x="0.319cm" svg:y="1.275cm" svg:width="12.905cm" svg:height="7.551cm">
          <chartooo:coordinate-region svg:x="1.417cm" svg:y="1.474cm" svg:width="11.713cm" svg:height="6.7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aucs.B1003:aucs.I1003" chart:label-cell-address="aucs.A1003:aucs.A1003" chart:class="chart:line">
            <chart:data-point chart:repeated="8"/>
          </chart:series>
          <chart:series chart:style-name="ch8" chart:values-cell-range-address="aucs.B1004:aucs.I1004" chart:label-cell-address="aucs.A1004:aucs.A1004" chart:class="chart:line">
            <chart:data-point chart:repeated="8"/>
          </chart:series>
          <chart:series chart:style-name="ch9" chart:values-cell-range-address="aucs.B1005:aucs.I1005" chart:label-cell-address="aucs.A1005:aucs.A1005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Mean</text:p>
                <draw:g>
                  <svg:desc>aucs.A1003:aucs.A1003</svg:desc>
                </draw:g>
              </table:table-cell>
              <table:table-cell office:value-type="float" office:value="0.8863203125">
                <text:p>0.8863203125</text:p>
                <draw:g>
                  <svg:desc>aucs.B1003:aucs.I1003</svg:desc>
                </draw:g>
              </table:table-cell>
              <table:table-cell office:value-type="float" office:value="0.88614453125">
                <text:p>0.88614453125</text:p>
              </table:table-cell>
              <table:table-cell office:value-type="float" office:value="0.886162109375">
                <text:p>0.886162109375</text:p>
              </table:table-cell>
              <table:table-cell office:value-type="float" office:value="0.8862890625">
                <text:p>0.8862890625</text:p>
              </table:table-cell>
              <table:table-cell office:value-type="float" office:value="0.88615283203125">
                <text:p>0.88615283203125</text:p>
              </table:table-cell>
              <table:table-cell office:value-type="float" office:value="0.8860419921875">
                <text:p>0.8860419921875</text:p>
              </table:table-cell>
              <table:table-cell office:value-type="float" office:value="0.886092407226562">
                <text:p>0.886092407226562</text:p>
              </table:table-cell>
              <table:table-cell office:value-type="float" office:value="0.886005065917969">
                <text:p>0.886005065917969</text:p>
              </table:table-cell>
            </table:table-row>
            <table:table-row>
              <table:table-cell office:value-type="string">
                <text:p>Median</text:p>
                <draw:g>
                  <svg:desc>aucs.A1004:aucs.A1004</svg:desc>
                </draw:g>
              </table:table-cell>
              <table:table-cell office:value-type="float" office:value="0.8828125">
                <text:p>0.8828125</text:p>
                <draw:g>
                  <svg:desc>aucs.B1004:aucs.I1004</svg:desc>
                </draw:g>
              </table:table-cell>
              <table:table-cell office:value-type="float" office:value="0.88671875">
                <text:p>0.88671875</text:p>
              </table:table-cell>
              <table:table-cell office:value-type="float" office:value="0.88671875">
                <text:p>0.88671875</text:p>
              </table:table-cell>
              <table:table-cell office:value-type="float" office:value="0.88671875">
                <text:p>0.88671875</text:p>
              </table:table-cell>
              <table:table-cell office:value-type="float" office:value="0.88623046875">
                <text:p>0.88623046875</text:p>
              </table:table-cell>
              <table:table-cell office:value-type="float" office:value="0.88623046875">
                <text:p>0.88623046875</text:p>
              </table:table-cell>
              <table:table-cell office:value-type="float" office:value="0.88665771484375">
                <text:p>0.88665771484375</text:p>
              </table:table-cell>
              <table:table-cell office:value-type="float" office:value="0.886505126953125">
                <text:p>0.886505126953125</text:p>
              </table:table-cell>
            </table:table-row>
            <table:table-row>
              <table:table-cell office:value-type="string">
                <text:p>Mode</text:p>
                <draw:g>
                  <svg:desc>aucs.A1005:aucs.A1005</svg:desc>
                </draw:g>
              </table:table-cell>
              <table:table-cell office:value-type="float" office:value="0.8828125">
                <text:p>0.8828125</text:p>
                <draw:g>
                  <svg:desc>aucs.B1005:aucs.I1005</svg:desc>
                </draw:g>
              </table:table-cell>
              <table:table-cell office:value-type="float" office:value="0.88671875">
                <text:p>0.88671875</text:p>
              </table:table-cell>
              <table:table-cell office:value-type="float" office:value="0.8828125">
                <text:p>0.8828125</text:p>
              </table:table-cell>
              <table:table-cell office:value-type="float" office:value="0.9013671875">
                <text:p>0.9013671875</text:p>
              </table:table-cell>
              <table:table-cell office:value-type="float" office:value="0.8828125">
                <text:p>0.8828125</text:p>
              </table:table-cell>
              <table:table-cell office:value-type="float" office:value="0.88720703125">
                <text:p>0.88720703125</text:p>
              </table:table-cell>
              <table:table-cell office:value-type="float" office:value="0.8790283203125">
                <text:p>0.8790283203125</text:p>
              </table:table-cell>
              <table:table-cell office:value-type="float" office:value="0.8857421875">
                <text:p>0.8857421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5.27cm" svg:y="0.316cm" chart:style-name="ch2">
          <text:p>Mean, Median, Mode (auc)</text:p>
        </chart:title>
        <chart:legend chart:legend-position="end" svg:x="13.543cm" svg:y="3.705cm" style:legend-expansion="high" chart:style-name="ch3"/>
        <chart:plot-area chart:style-name="ch4" table:cell-range-address="aucs.A1003:aucs.I1005" chart:data-source-has-labels="column" svg:x="0.319cm" svg:y="1.275cm" svg:width="12.905cm" svg:height="7.55cm">
          <chartooo:coordinate-region svg:x="1.417cm" svg:y="1.475cm" svg:width="11.713cm" svg:height="6.7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aucs.B1003:aucs.I1003" chart:label-cell-address="aucs.A1003:aucs.A1003" chart:class="chart:line">
            <chart:data-point chart:repeated="8"/>
          </chart:series>
          <chart:series chart:style-name="ch8" chart:values-cell-range-address="aucs.B1004:aucs.I1004" chart:label-cell-address="aucs.A1004:aucs.A1004" chart:class="chart:line">
            <chart:data-point chart:repeated="8"/>
          </chart:series>
          <chart:series chart:style-name="ch9" chart:values-cell-range-address="aucs.B1005:aucs.I1005" chart:label-cell-address="aucs.A1005:aucs.A1005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Mean</text:p>
                <draw:g>
                  <svg:desc>aucs.A1003:aucs.A1003</svg:desc>
                </draw:g>
              </table:table-cell>
              <table:table-cell office:value-type="float" office:value="0.8863203125">
                <text:p>0.8863203125</text:p>
                <draw:g>
                  <svg:desc>aucs.B1003:aucs.I1003</svg:desc>
                </draw:g>
              </table:table-cell>
              <table:table-cell office:value-type="float" office:value="0.88614453125">
                <text:p>0.88614453125</text:p>
              </table:table-cell>
              <table:table-cell office:value-type="float" office:value="0.886162109375">
                <text:p>0.886162109375</text:p>
              </table:table-cell>
              <table:table-cell office:value-type="float" office:value="0.8862890625">
                <text:p>0.8862890625</text:p>
              </table:table-cell>
              <table:table-cell office:value-type="float" office:value="0.88615283203125">
                <text:p>0.88615283203125</text:p>
              </table:table-cell>
              <table:table-cell office:value-type="float" office:value="0.8860419921875">
                <text:p>0.8860419921875</text:p>
              </table:table-cell>
              <table:table-cell office:value-type="float" office:value="0.886092407226562">
                <text:p>0.886092407226562</text:p>
              </table:table-cell>
              <table:table-cell office:value-type="float" office:value="0.886005065917969">
                <text:p>0.886005065917969</text:p>
              </table:table-cell>
            </table:table-row>
            <table:table-row>
              <table:table-cell office:value-type="string">
                <text:p>Median</text:p>
                <draw:g>
                  <svg:desc>aucs.A1004:aucs.A1004</svg:desc>
                </draw:g>
              </table:table-cell>
              <table:table-cell office:value-type="float" office:value="0.8828125">
                <text:p>0.8828125</text:p>
                <draw:g>
                  <svg:desc>aucs.B1004:aucs.I1004</svg:desc>
                </draw:g>
              </table:table-cell>
              <table:table-cell office:value-type="float" office:value="0.88671875">
                <text:p>0.88671875</text:p>
              </table:table-cell>
              <table:table-cell office:value-type="float" office:value="0.88671875">
                <text:p>0.88671875</text:p>
              </table:table-cell>
              <table:table-cell office:value-type="float" office:value="0.88671875">
                <text:p>0.88671875</text:p>
              </table:table-cell>
              <table:table-cell office:value-type="float" office:value="0.88623046875">
                <text:p>0.88623046875</text:p>
              </table:table-cell>
              <table:table-cell office:value-type="float" office:value="0.88623046875">
                <text:p>0.88623046875</text:p>
              </table:table-cell>
              <table:table-cell office:value-type="float" office:value="0.88665771484375">
                <text:p>0.88665771484375</text:p>
              </table:table-cell>
              <table:table-cell office:value-type="float" office:value="0.886505126953125">
                <text:p>0.886505126953125</text:p>
              </table:table-cell>
            </table:table-row>
            <table:table-row>
              <table:table-cell office:value-type="string">
                <text:p>Mode</text:p>
                <draw:g>
                  <svg:desc>aucs.A1005:aucs.A1005</svg:desc>
                </draw:g>
              </table:table-cell>
              <table:table-cell office:value-type="float" office:value="0.8828125">
                <text:p>0.8828125</text:p>
                <draw:g>
                  <svg:desc>aucs.B1005:aucs.I1005</svg:desc>
                </draw:g>
              </table:table-cell>
              <table:table-cell office:value-type="float" office:value="0.88671875">
                <text:p>0.88671875</text:p>
              </table:table-cell>
              <table:table-cell office:value-type="float" office:value="0.8828125">
                <text:p>0.8828125</text:p>
              </table:table-cell>
              <table:table-cell office:value-type="float" office:value="0.9013671875">
                <text:p>0.9013671875</text:p>
              </table:table-cell>
              <table:table-cell office:value-type="float" office:value="0.8828125">
                <text:p>0.8828125</text:p>
              </table:table-cell>
              <table:table-cell office:value-type="float" office:value="0.88720703125">
                <text:p>0.88720703125</text:p>
              </table:table-cell>
              <table:table-cell office:value-type="float" office:value="0.8790283203125">
                <text:p>0.8790283203125</text:p>
              </table:table-cell>
              <table:table-cell office:value-type="float" office:value="0.8857421875">
                <text:p>0.8857421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line" chart:style-name="ch1">
        <chart:title svg:x="4.775cm" svg:y="0.316cm" chart:style-name="ch2">
          <text:p>Mean, Median, Mode (variance)</text:p>
        </chart:title>
        <chart:legend chart:legend-position="end" svg:x="13.056cm" svg:y="3.705cm" style:legend-expansion="high" chart:style-name="ch3"/>
        <chart:plot-area chart:style-name="ch4" table:cell-range-address="aucs.A1:aucs.A1 variances.B1002:variances.H1004" chart:data-source-has-labels="column" svg:x="0.319cm" svg:y="1.275cm" svg:width="12.418cm" svg:height="7.55cm">
          <chartooo:coordinate-region svg:x="1.417cm" svg:y="1.474cm" svg:width="11.226cm" svg:height="6.7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variances.B1002:variances.H1002" chart:label-cell-address="aucs.A1:aucs.A1" chart:class="chart:line">
            <chart:data-point chart:repeated="7"/>
          </chart:series>
          <chart:series chart:style-name="ch8" chart:values-cell-range-address="variances.B1003:variances.H1003" chart:label-cell-address="aucs.A1:aucs.A1" chart:class="chart:line">
            <chart:data-point chart:repeated="7"/>
          </chart:series>
          <chart:series chart:style-name="ch9" chart:values-cell-range-address="variances.B1004:variances.H1004" chart:label-cell-address="aucs.A1:aucs.A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0.8828125</text:p>
                <draw:g>
                  <svg:desc>aucs.A1:aucs.A1</svg:desc>
                </draw:g>
              </table:table-cell>
              <table:table-cell office:value-type="float" office:value="0.0385263671875">
                <text:p>0.0385263671875</text:p>
                <draw:g>
                  <svg:desc>variances.B1002:variances.H1002</svg:desc>
                </draw:g>
              </table:table-cell>
              <table:table-cell office:value-type="float" office:value="0.0161681722005208">
                <text:p>0.0161681722005208</text:p>
              </table:table-cell>
              <table:table-cell office:value-type="float" office:value="0.00727157219088807">
                <text:p>0.00727157219088807</text:p>
              </table:table-cell>
              <table:table-cell office:value-type="float" office:value="0.00343914237976074">
                <text:p>0.00343914237976074</text:p>
              </table:table-cell>
              <table:table-cell office:value-type="float" office:value="0.00167380823379501">
                <text:p>0.00167380823379501</text:p>
              </table:table-cell>
              <table:table-cell office:value-type="float" office:value="0.000824496351139285">
                <text:p>0.000824496351139285</text:p>
              </table:table-cell>
              <table:table-cell office:value-type="float" office:value="0.000409692219192733">
                <text:p>0.000409692219192733</text:p>
              </table:table-cell>
            </table:table-row>
            <table:table-row>
              <table:table-cell office:value-type="string">
                <text:p>0.8828125</text:p>
                <draw:g>
                  <svg:desc>aucs.A1:aucs.A1</svg:desc>
                </draw:g>
              </table:table-cell>
              <table:table-cell office:value-type="float" office:value="0.0380859375">
                <text:p>0.0380859375</text:p>
                <draw:g>
                  <svg:desc>variances.B1003:variances.H1003</svg:desc>
                </draw:g>
              </table:table-cell>
              <table:table-cell office:value-type="float" office:value="0.0159640842013889">
                <text:p>0.0159640842013889</text:p>
              </table:table-cell>
              <table:table-cell office:value-type="float" office:value="0.0072055738799426">
                <text:p>0.0072055738799426</text:p>
              </table:table-cell>
              <table:table-cell office:value-type="float" office:value="0.00343203650580512">
                <text:p>0.00343203650580512</text:p>
              </table:table-cell>
              <table:table-cell office:value-type="float" office:value="0.00166734721236373">
                <text:p>0.00166734721236373</text:p>
              </table:table-cell>
              <table:table-cell office:value-type="float" office:value="0.000819219250497604">
                <text:p>0.000819219250497604</text:p>
              </table:table-cell>
              <table:table-cell office:value-type="float" office:value="0.000407028658169683">
                <text:p>0.000407028658169683</text:p>
              </table:table-cell>
            </table:table-row>
            <table:table-row>
              <table:table-cell office:value-type="string">
                <text:p>0.8828125</text:p>
                <draw:g>
                  <svg:desc>aucs.A1:aucs.A1</svg:desc>
                </draw:g>
              </table:table-cell>
              <table:table-cell office:value-type="float" office:value="0.0380859375">
                <text:p>0.0380859375</text:p>
                <draw:g>
                  <svg:desc>variances.B1004:variances.H1004</svg:desc>
                </draw:g>
              </table:table-cell>
              <table:table-cell office:value-type="float" office:value="0.0143771701388889">
                <text:p>0.0143771701388889</text:p>
              </table:table-cell>
              <table:table-cell office:value-type="float" office:value="0.00423166703204719">
                <text:p>0.00423166703204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line" chart:style-name="ch1">
        <chart:title svg:x="5.847cm" svg:y="0.316cm" chart:style-name="ch2">
          <text:p>Mean, Median, Mode</text:p>
        </chart:title>
        <chart:legend chart:legend-position="end" svg:x="13.056cm" svg:y="3.705cm" style:legend-expansion="high" chart:style-name="ch3"/>
        <chart:plot-area chart:style-name="ch4" table:cell-range-address="aucs.A1:aucs.A1 variances.B1002:variances.H1004" chart:data-source-has-labels="column" svg:x="0.319cm" svg:y="1.275cm" svg:width="12.418cm" svg:height="7.55cm">
          <chartooo:coordinate-region svg:x="1.417cm" svg:y="1.474cm" svg:width="11.226cm" svg:height="6.7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variances.B1002:variances.H1002" chart:label-cell-address="aucs.A1:aucs.A1" chart:class="chart:line">
            <chart:data-point chart:repeated="7"/>
          </chart:series>
          <chart:series chart:style-name="ch8" chart:values-cell-range-address="variances.B1003:variances.H1003" chart:label-cell-address="aucs.A1:aucs.A1" chart:class="chart:line">
            <chart:data-point chart:repeated="7"/>
          </chart:series>
          <chart:series chart:style-name="ch9" chart:values-cell-range-address="variances.B1004:variances.H1004" chart:label-cell-address="aucs.A1:aucs.A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0.8828125</text:p>
                <draw:g>
                  <svg:desc>aucs.A1:aucs.A1</svg:desc>
                </draw:g>
              </table:table-cell>
              <table:table-cell office:value-type="float" office:value="0.0385263671875">
                <text:p>0.0385263671875</text:p>
                <draw:g>
                  <svg:desc>variances.B1002:variances.H1002</svg:desc>
                </draw:g>
              </table:table-cell>
              <table:table-cell office:value-type="float" office:value="0.0161681722005208">
                <text:p>0.0161681722005208</text:p>
              </table:table-cell>
              <table:table-cell office:value-type="float" office:value="0.00727157219088807">
                <text:p>0.00727157219088807</text:p>
              </table:table-cell>
              <table:table-cell office:value-type="float" office:value="0.00343914237976074">
                <text:p>0.00343914237976074</text:p>
              </table:table-cell>
              <table:table-cell office:value-type="float" office:value="0.00167380823379501">
                <text:p>0.00167380823379501</text:p>
              </table:table-cell>
              <table:table-cell office:value-type="float" office:value="0.000824496351139285">
                <text:p>0.000824496351139285</text:p>
              </table:table-cell>
              <table:table-cell office:value-type="float" office:value="0.000409692219192733">
                <text:p>0.000409692219192733</text:p>
              </table:table-cell>
            </table:table-row>
            <table:table-row>
              <table:table-cell office:value-type="string">
                <text:p>0.8828125</text:p>
                <draw:g>
                  <svg:desc>aucs.A1:aucs.A1</svg:desc>
                </draw:g>
              </table:table-cell>
              <table:table-cell office:value-type="float" office:value="0.0380859375">
                <text:p>0.0380859375</text:p>
                <draw:g>
                  <svg:desc>variances.B1003:variances.H1003</svg:desc>
                </draw:g>
              </table:table-cell>
              <table:table-cell office:value-type="float" office:value="0.0159640842013889">
                <text:p>0.0159640842013889</text:p>
              </table:table-cell>
              <table:table-cell office:value-type="float" office:value="0.0072055738799426">
                <text:p>0.0072055738799426</text:p>
              </table:table-cell>
              <table:table-cell office:value-type="float" office:value="0.00343203650580512">
                <text:p>0.00343203650580512</text:p>
              </table:table-cell>
              <table:table-cell office:value-type="float" office:value="0.00166734721236373">
                <text:p>0.00166734721236373</text:p>
              </table:table-cell>
              <table:table-cell office:value-type="float" office:value="0.000819219250497604">
                <text:p>0.000819219250497604</text:p>
              </table:table-cell>
              <table:table-cell office:value-type="float" office:value="0.000407028658169683">
                <text:p>0.000407028658169683</text:p>
              </table:table-cell>
            </table:table-row>
            <table:table-row>
              <table:table-cell office:value-type="string">
                <text:p>0.8828125</text:p>
                <draw:g>
                  <svg:desc>aucs.A1:aucs.A1</svg:desc>
                </draw:g>
              </table:table-cell>
              <table:table-cell office:value-type="float" office:value="0.0380859375">
                <text:p>0.0380859375</text:p>
                <draw:g>
                  <svg:desc>variances.B1004:variances.H1004</svg:desc>
                </draw:g>
              </table:table-cell>
              <table:table-cell office:value-type="float" office:value="0.0143771701388889">
                <text:p>0.0143771701388889</text:p>
              </table:table-cell>
              <table:table-cell office:value-type="float" office:value="0.00423166703204719">
                <text:p>0.00423166703204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